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sheet2">
        <table:table-row>
          <table:table-cell office:value-type="string">
            <text:p>American </text:p>
          </table:table-cell>
          <table:table-cell office:value-type="string">
            <text:p>1995</text:p>
          </table:table-cell>
          <table:table-cell office:value-type="string">
            <text:p>10.51 </text:p>
          </table:table-cell>
          <table:table-cell office:value-type="string">
            <text:p>9.10 </text:p>
          </table:table-cell>
          <table:table-cell office:value-type="string">
            <text:p>$15.61 </text:p>
          </table:table-cell>
          <table:table-cell office:value-type="string">
            <text:p>12.97 </text:p>
          </table:table-cell>
          <table:table-cell office:value-type="string">
            <text:p>14.97 </text:p>
          </table:table-cell>
          <table:table-cell office:value-type="string">
            <text:p>9.91 </text:p>
          </table:table-cell>
          <table:table-cell office:value-type="string">
            <text:p>8.59 </text:p>
          </table:table-cell>
          <table:table-cell office:value-type="string">
            <text:p>$13.33 </text:p>
          </table:table-cell>
          <table:table-cell office:value-type="string">
            <text:p>$13.33 </text:p>
          </table:table-cell>
          <table:table-cell office:value-type="string">
            <text:p>36,329 </text:p>
          </table:table-cell>
          <table:table-cell office:value-type="string">
            <text:p>79 </text:p>
          </table:table-cell>
          <table:table-cell office:value-type="string">
            <text:p>$204 </text:p>
          </table:table-cell>
          <table:table-cell office:value-type="string">
            <text:p>$1,411 </text:p>
          </table:table-cell>
          <table:table-cell office:value-type="string">
            <text:p>$1,103 </text:p>
          </table:table-cell>
          <table:table-cell office:value-type="string">
            <text:p>$0.90 </text:p>
          </table:table-cell>
          <table:table-cell office:value-type="string">
            <text:p>$0.58 </text:p>
          </table:table-cell>
          <table:table-cell office:value-type="string">
            <text:p>$14.64 </text:p>
          </table:table-cell>
          <table:table-cell office:value-type="string">
            <text:p>$14,564 </text:p>
          </table:table-cell>
          <table:table-cell office:value-type="string">
            <text:p>$13,085 </text:p>
          </table:table-cell>
          <table:table-cell office:value-type="string">
            <text:p>10.83 </text:p>
          </table:table-cell>
          <table:table-cell office:value-type="string">
            <text:p>9.73 </text:p>
          </table:table-cell>
          <table:table-cell office:value-type="string">
            <text:p>9.39 </text:p>
          </table:table-cell>
          <table:table-cell office:value-type="string">
            <text:p>8.43 </text:p>
          </table:table-cell>
          <table:table-cell office:value-type="string">
            <text:p>$7,343 </text:p>
          </table:table-cell>
          <table:table-cell office:value-type="string">
            <text:p>5.46 </text:p>
          </table:table-cell>
          <table:table-cell office:value-type="string">
            <text:p>4.73 </text:p>
          </table:table-cell>
          <table:table-cell office:value-type="string">
            <text:p>$5.74 </text:p>
          </table:table-cell>
          <table:table-cell office:value-type="string">
            <text:p>4.27 </text:p>
          </table:table-cell>
          <table:table-cell office:value-type="string">
            <text:p>3.70 </text:p>
          </table:table-cell>
          <table:table-cell office:value-type="string">
            <text:p>$0.54 </text:p>
          </table:table-cell>
          <table:table-cell office:value-type="string">
            <text:p>2,749 </text:p>
          </table:table-cell>
          <table:table-cell office:value-type="string">
            <text:p>$1,478 </text:p>
          </table:table-cell>
          <table:table-cell office:value-type="string">
            <text:p>$18.6 </text:p>
          </table:table-cell>
          <table:table-cell office:value-type="string">
            <text:p>$0.010 </text:p>
          </table:table-cell>
          <table:table-cell office:value-type="string">
            <text:p>$48,609 </text:p>
          </table:table-cell>
          <table:table-cell office:value-type="string">
            <text:p>0.10150947580846</text:p>
          </table:table-cell>
          <table:table-cell office:value-type="string">
            <text:p>1.86 </text:p>
          </table:table-cell>
          <table:table-cell office:value-type="float" office:value="27">
            <text:p>27</text:p>
          </table:table-cell>
          <table:table-cell office:value-type="string">
            <text:p>46.3 </text:p>
          </table:table-cell>
          <table:table-cell office:value-type="string">
            <text:p>107.9 </text:p>
          </table:table-cell>
          <table:table-cell office:value-type="string">
            <text:p>107.9 </text:p>
          </table:table-cell>
          <table:table-cell office:value-type="string">
            <text:p>0.18466685348373</text:p>
          </table:table-cell>
          <table:table-cell office:value-type="string">
            <text:p>49.7 </text:p>
          </table:table-cell>
          <table:table-cell office:value-type="string">
            <text:p>36.6 </text:p>
          </table:table-cell>
          <table:table-cell office:value-type="string">
            <text:p>74,463 </text:p>
          </table:table-cell>
          <table:table-cell office:value-type="string">
            <text:p>83,463 </text:p>
          </table:table-cell>
          <table:table-cell office:value-type="string">
            <text:p>83,463 </text:p>
          </table:table-cell>
          <table:table-cell office:value-type="string">
            <text:p>$12,316 </text:p>
          </table:table-cell>
          <table:table-cell office:value-type="string">
            <text:p>$14,218 </text:p>
          </table:table-cell>
          <table:table-cell office:value-type="string">
            <text:p>$33,901 </text:p>
          </table:table-cell>
          <table:table-cell office:value-type="string">
            <text:p>$148,114 </text:p>
          </table:table-cell>
          <table:table-cell office:value-type="string">
            <text:p>9,000 </text:p>
          </table:table-cell>
          <table:table-cell office:value-type="string">
            <text:p>$689 </text:p>
          </table:table-cell>
          <table:table-cell office:value-type="string">
            <text:p>$583 </text:p>
          </table:table-cell>
          <table:table-cell office:value-type="string">
            <text:p>$611 </text:p>
          </table:table-cell>
          <table:table-cell office:value-type="string">
            <text:p>$613 </text:p>
          </table:table-cell>
          <table:table-cell office:value-type="string">
            <text:p>$29,951 </text:p>
          </table:table-cell>
          <table:table-cell office:value-type="string">
            <text:p>$112,190 </text:p>
          </table:table-cell>
          <table:table-cell office:value-type="string">
            <text:p>13,663 </text:p>
          </table:table-cell>
          <table:table-cell office:value-type="string">
            <text:p>$65,882 </text:p>
          </table:table-cell>
          <table:table-cell office:value-type="string">
            <text:p>10,483 </text:p>
          </table:table-cell>
          <table:table-cell office:value-type="string">
            <text:p>$65,882 </text:p>
          </table:table-cell>
          <table:table-cell office:value-type="string">
            <text:p>32,304 </text:p>
          </table:table-cell>
          <table:table-cell office:value-type="string">
            <text:p>$38,643 </text:p>
          </table:table-cell>
          <table:table-cell office:value-type="string">
            <text:p>18,013 </text:p>
          </table:table-cell>
          <table:table-cell office:value-type="string">
            <text:p>$29,036 </text:p>
          </table:table-cell>
          <table:table-cell office:value-type="string">
            <text:p>649 </text:p>
          </table:table-cell>
          <table:table-cell office:value-type="string">
            <text:p>2,343,944 </text:p>
          </table:table-cell>
          <table:table-cell office:value-type="string">
            <text:p>2,013,809 </text:p>
          </table:table-cell>
          <table:table-cell office:value-type="string">
            <text:p>1,173 </text:p>
          </table:table-cell>
          <table:table-cell office:value-type="string">
            <text:p>3.33</text:p>
          </table:table-cell>
          <table:table-cell office:value-type="string">
            <text:p>1,118 </text:p>
          </table:table-cell>
          <table:table-cell office:value-type="string">
            <text:p>169 </text:p>
          </table:table-cell>
          <table:table-cell office:value-type="string">
            <text:p>9.89 </text:p>
          </table:table-cell>
          <table:table-cell office:value-type="string">
            <text:p>8.5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1996</text:p>
          </table:table-cell>
          <table:table-cell office:value-type="string">
            <text:p>10.95 </text:p>
          </table:table-cell>
          <table:table-cell office:value-type="string">
            <text:p>9.47 </text:p>
          </table:table-cell>
          <table:table-cell office:value-type="string">
            <text:p>$15.14 </text:p>
          </table:table-cell>
          <table:table-cell office:value-type="string">
            <text:p>13.03 </text:p>
          </table:table-cell>
          <table:table-cell office:value-type="string">
            <text:p>15.07 </text:p>
          </table:table-cell>
          <table:table-cell office:value-type="string">
            <text:p>10.32 </text:p>
          </table:table-cell>
          <table:table-cell office:value-type="string">
            <text:p>8.92 </text:p>
          </table:table-cell>
          <table:table-cell office:value-type="string">
            <text:p>$13.63 </text:p>
          </table:table-cell>
          <table:table-cell office:value-type="string">
            <text:p>$13.63 </text:p>
          </table:table-cell>
          <table:table-cell office:value-type="string">
            <text:p>37,192 </text:p>
          </table:table-cell>
          <table:table-cell office:value-type="string">
            <text:p>116 </text:p>
          </table:table-cell>
          <table:table-cell office:value-type="string">
            <text:p>$226 </text:p>
          </table:table-cell>
          <table:table-cell office:value-type="string">
            <text:p>$1,136 </text:p>
          </table:table-cell>
          <table:table-cell office:value-type="string">
            <text:p>$1,205 </text:p>
          </table:table-cell>
          <table:table-cell office:value-type="string">
            <text:p>$0.71 </text:p>
          </table:table-cell>
          <table:table-cell office:value-type="string">
            <text:p>$0.47 </text:p>
          </table:table-cell>
          <table:table-cell office:value-type="string">
            <text:p>$13.81 </text:p>
          </table:table-cell>
          <table:table-cell office:value-type="string">
            <text:p>$13,689 </text:p>
          </table:table-cell>
          <table:table-cell office:value-type="string">
            <text:p>$11,958 </text:p>
          </table:table-cell>
          <table:table-cell office:value-type="string">
            <text:p>10.36 </text:p>
          </table:table-cell>
          <table:table-cell office:value-type="string">
            <text:p>9.05 </text:p>
          </table:table-cell>
          <table:table-cell office:value-type="string">
            <text:p>8.96 </text:p>
          </table:table-cell>
          <table:table-cell office:value-type="string">
            <text:p>7.83 </text:p>
          </table:table-cell>
          <table:table-cell office:value-type="string">
            <text:p>$6,802 </text:p>
          </table:table-cell>
          <table:table-cell office:value-type="string">
            <text:p>5.15 </text:p>
          </table:table-cell>
          <table:table-cell office:value-type="string">
            <text:p>4.45 </text:p>
          </table:table-cell>
          <table:table-cell office:value-type="string">
            <text:p>$5.16 </text:p>
          </table:table-cell>
          <table:table-cell office:value-type="string">
            <text:p>3.90 </text:p>
          </table:table-cell>
          <table:table-cell office:value-type="string">
            <text:p>3.37 </text:p>
          </table:table-cell>
          <table:table-cell office:value-type="string">
            <text:p>$0.63 </text:p>
          </table:table-cell>
          <table:table-cell office:value-type="string">
            <text:p>2,734 </text:p>
          </table:table-cell>
          <table:table-cell office:value-type="string">
            <text:p>$1,731 </text:p>
          </table:table-cell>
          <table:table-cell office:value-type="string">
            <text:p>$21.8 </text:p>
          </table:table-cell>
          <table:table-cell office:value-type="string">
            <text:p>$0.011 </text:p>
          </table:table-cell>
          <table:table-cell office:value-type="string">
            <text:p>$49,007 </text:p>
          </table:table-cell>
          <table:table-cell office:value-type="string">
            <text:p>0</text:p>
          </table:table-cell>
          <table:table-cell office:value-type="string">
            <text:p>1.94 </text:p>
          </table:table-cell>
          <table:table-cell office:value-type="float" office:value="30">
            <text:p>30</text:p>
          </table:table-cell>
          <table:table-cell office:value-type="string">
            <text:p>46.4 </text:p>
          </table:table-cell>
          <table:table-cell office:value-type="string">
            <text:p>104.2 </text:p>
          </table:table-cell>
          <table:table-cell office:value-type="string">
            <text:p>104.2 </text:p>
          </table:table-cell>
          <table:table-cell office:value-type="string">
            <text:p>0</text:p>
          </table:table-cell>
          <table:table-cell office:value-type="string">
            <text:p>49.8 </text:p>
          </table:table-cell>
          <table:table-cell office:value-type="string">
            <text:p>37.1 </text:p>
          </table:table-cell>
          <table:table-cell office:value-type="string">
            <text:p>69,948 </text:p>
          </table:table-cell>
          <table:table-cell office:value-type="string">
            <text:p>78,902 </text:p>
          </table:table-cell>
          <table:table-cell office:value-type="string">
            <text:p>78,902 </text:p>
          </table:table-cell>
          <table:table-cell office:value-type="string">
            <text:p>$7,903 </text:p>
          </table:table-cell>
          <table:table-cell office:value-type="string">
            <text:p>$10,311 </text:p>
          </table:table-cell>
          <table:table-cell office:value-type="string">
            <text:p>$32,727 </text:p>
          </table:table-cell>
          <table:table-cell office:value-type="string">
            <text:p>$151,747 </text:p>
          </table:table-cell>
          <table:table-cell office:value-type="string">
            <text:p>8,954 </text:p>
          </table:table-cell>
          <table:table-cell office:value-type="string">
            <text:p>$779 </text:p>
          </table:table-cell>
          <table:table-cell office:value-type="string">
            <text:p>$568 </text:p>
          </table:table-cell>
          <table:table-cell office:value-type="string">
            <text:p>$608 </text:p>
          </table:table-cell>
          <table:table-cell office:value-type="string">
            <text:p>$626 </text:p>
          </table:table-cell>
          <table:table-cell office:value-type="string">
            <text:p>$29,119 </text:p>
          </table:table-cell>
          <table:table-cell office:value-type="string">
            <text:p>$116,470 </text:p>
          </table:table-cell>
          <table:table-cell office:value-type="string">
            <text:p>8,513 </text:p>
          </table:table-cell>
          <table:table-cell office:value-type="string">
            <text:p>$83,752 </text:p>
          </table:table-cell>
          <table:table-cell office:value-type="string">
            <text:p>11,685 </text:p>
          </table:table-cell>
          <table:table-cell office:value-type="string">
            <text:p>$83,752 </text:p>
          </table:table-cell>
          <table:table-cell office:value-type="string">
            <text:p>32,208 </text:p>
          </table:table-cell>
          <table:table-cell office:value-type="string">
            <text:p>$37,250 </text:p>
          </table:table-cell>
          <table:table-cell office:value-type="string">
            <text:p>17,542 </text:p>
          </table:table-cell>
          <table:table-cell office:value-type="string">
            <text:p>$30,482 </text:p>
          </table:table-cell>
          <table:table-cell office:value-type="string">
            <text:p>647 </text:p>
          </table:table-cell>
          <table:table-cell office:value-type="string">
            <text:p>2,342,414 </text:p>
          </table:table-cell>
          <table:table-cell office:value-type="string">
            <text:p>2,006,565 </text:p>
          </table:table-cell>
          <table:table-cell office:value-type="string">
            <text:p>1,167 </text:p>
          </table:table-cell>
          <table:table-cell office:value-type="string">
            <text:p>3.40</text:p>
          </table:table-cell>
          <table:table-cell office:value-type="string">
            <text:p>1,162 </text:p>
          </table:table-cell>
          <table:table-cell office:value-type="string">
            <text:p>167 </text:p>
          </table:table-cell>
          <table:table-cell office:value-type="string">
            <text:p>9.89 </text:p>
          </table:table-cell>
          <table:table-cell office:value-type="string">
            <text:p>8.4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1997</text:p>
          </table:table-cell>
          <table:table-cell office:value-type="string">
            <text:p>11.28 </text:p>
          </table:table-cell>
          <table:table-cell office:value-type="string">
            <text:p>9.82 </text:p>
          </table:table-cell>
          <table:table-cell office:value-type="string">
            <text:p>$15.86 </text:p>
          </table:table-cell>
          <table:table-cell office:value-type="string">
            <text:p>13.35 </text:p>
          </table:table-cell>
          <table:table-cell office:value-type="string">
            <text:p>15.33 </text:p>
          </table:table-cell>
          <table:table-cell office:value-type="string">
            <text:p>10.66 </text:p>
          </table:table-cell>
          <table:table-cell office:value-type="string">
            <text:p>9.28 </text:p>
          </table:table-cell>
          <table:table-cell office:value-type="string">
            <text:p>$14.28 </text:p>
          </table:table-cell>
          <table:table-cell office:value-type="string">
            <text:p>$14.28 </text:p>
          </table:table-cell>
          <table:table-cell office:value-type="string">
            <text:p>36,327 </text:p>
          </table:table-cell>
          <table:table-cell office:value-type="string">
            <text:p>262 </text:p>
          </table:table-cell>
          <table:table-cell office:value-type="string">
            <text:p>$242 </text:p>
          </table:table-cell>
          <table:table-cell office:value-type="string">
            <text:p>$1,176 </text:p>
          </table:table-cell>
          <table:table-cell office:value-type="string">
            <text:p>$1,476 </text:p>
          </table:table-cell>
          <table:table-cell office:value-type="string">
            <text:p>$0.54 </text:p>
          </table:table-cell>
          <table:table-cell office:value-type="string">
            <text:p>$0.35 </text:p>
          </table:table-cell>
          <table:table-cell office:value-type="string">
            <text:p>$14.41 </text:p>
          </table:table-cell>
          <table:table-cell office:value-type="string">
            <text:p>$14,147 </text:p>
          </table:table-cell>
          <table:table-cell office:value-type="string">
            <text:p>$12,424 </text:p>
          </table:table-cell>
          <table:table-cell office:value-type="string">
            <text:p>10.56 </text:p>
          </table:table-cell>
          <table:table-cell office:value-type="string">
            <text:p>9.27 </text:p>
          </table:table-cell>
          <table:table-cell office:value-type="string">
            <text:p>9.19 </text:p>
          </table:table-cell>
          <table:table-cell office:value-type="string">
            <text:p>8.07 </text:p>
          </table:table-cell>
          <table:table-cell office:value-type="string">
            <text:p>$7,020 </text:p>
          </table:table-cell>
          <table:table-cell office:value-type="string">
            <text:p>5.24 </text:p>
          </table:table-cell>
          <table:table-cell office:value-type="string">
            <text:p>4.56 </text:p>
          </table:table-cell>
          <table:table-cell office:value-type="string">
            <text:p>$5.40 </text:p>
          </table:table-cell>
          <table:table-cell office:value-type="string">
            <text:p>4.03 </text:p>
          </table:table-cell>
          <table:table-cell office:value-type="string">
            <text:p>3.51 </text:p>
          </table:table-cell>
          <table:table-cell office:value-type="string">
            <text:p>$0.62 </text:p>
          </table:table-cell>
          <table:table-cell office:value-type="string">
            <text:p>2,773 </text:p>
          </table:table-cell>
          <table:table-cell office:value-type="string">
            <text:p>$1,722 </text:p>
          </table:table-cell>
          <table:table-cell office:value-type="string">
            <text:p>$21.2 </text:p>
          </table:table-cell>
          <table:table-cell office:value-type="string">
            <text:p>$0.011 </text:p>
          </table:table-cell>
          <table:table-cell office:value-type="string">
            <text:p>$51,630 </text:p>
          </table:table-cell>
          <table:table-cell office:value-type="string">
            <text:p>0.12174699825685</text:p>
          </table:table-cell>
          <table:table-cell office:value-type="string">
            <text:p>1.93 </text:p>
          </table:table-cell>
          <table:table-cell office:value-type="float" office:value="28">
            <text:p>28</text:p>
          </table:table-cell>
          <table:table-cell office:value-type="string">
            <text:p>47.4 </text:p>
          </table:table-cell>
          <table:table-cell office:value-type="string">
            <text:p>90.3 </text:p>
          </table:table-cell>
          <table:table-cell office:value-type="string">
            <text:p>90.3 </text:p>
          </table:table-cell>
          <table:table-cell office:value-type="string">
            <text:p>0.16384700045717</text:p>
          </table:table-cell>
          <table:table-cell office:value-type="string">
            <text:p>50.5 </text:p>
          </table:table-cell>
          <table:table-cell office:value-type="string">
            <text:p>36.9 </text:p>
          </table:table-cell>
          <table:table-cell office:value-type="string">
            <text:p>70,957 </text:p>
          </table:table-cell>
          <table:table-cell office:value-type="string">
            <text:p>79,842 </text:p>
          </table:table-cell>
          <table:table-cell office:value-type="string">
            <text:p>79,842 </text:p>
          </table:table-cell>
          <table:table-cell office:value-type="string">
            <text:p>$6,392 </text:p>
          </table:table-cell>
          <table:table-cell office:value-type="string">
            <text:p>$9,325 </text:p>
          </table:table-cell>
          <table:table-cell office:value-type="string">
            <text:p>$32,907 </text:p>
          </table:table-cell>
          <table:table-cell office:value-type="string">
            <text:p>$170,627 </text:p>
          </table:table-cell>
          <table:table-cell office:value-type="string">
            <text:p>8,885 </text:p>
          </table:table-cell>
          <table:table-cell office:value-type="string">
            <text:p>$908 </text:p>
          </table:table-cell>
          <table:table-cell office:value-type="string">
            <text:p>$651 </text:p>
          </table:table-cell>
          <table:table-cell office:value-type="string">
            <text:p>$685 </text:p>
          </table:table-cell>
          <table:table-cell office:value-type="string">
            <text:p>$718 </text:p>
          </table:table-cell>
          <table:table-cell office:value-type="string">
            <text:p>$32,749 </text:p>
          </table:table-cell>
          <table:table-cell office:value-type="string">
            <text:p>$131,651 </text:p>
          </table:table-cell>
          <table:table-cell office:value-type="string">
            <text:p>9,296 </text:p>
          </table:table-cell>
          <table:table-cell office:value-type="string">
            <text:p>$58,114 </text:p>
          </table:table-cell>
          <table:table-cell office:value-type="string">
            <text:p>12,481 </text:p>
          </table:table-cell>
          <table:table-cell office:value-type="string">
            <text:p>$58,114 </text:p>
          </table:table-cell>
          <table:table-cell office:value-type="string">
            <text:p>32,490 </text:p>
          </table:table-cell>
          <table:table-cell office:value-type="string">
            <text:p>$35,207 </text:p>
          </table:table-cell>
          <table:table-cell office:value-type="string">
            <text:p>17,690 </text:p>
          </table:table-cell>
          <table:table-cell office:value-type="string">
            <text:p>$34,908 </text:p>
          </table:table-cell>
          <table:table-cell office:value-type="string">
            <text:p>643 </text:p>
          </table:table-cell>
          <table:table-cell office:value-type="string">
            <text:p>2,376,103 </text:p>
          </table:table-cell>
          <table:table-cell office:value-type="string">
            <text:p>2,039,551 </text:p>
          </table:table-cell>
          <table:table-cell office:value-type="string">
            <text:p>1,167 </text:p>
          </table:table-cell>
          <table:table-cell office:value-type="string">
            <text:p>3.38</text:p>
          </table:table-cell>
          <table:table-cell office:value-type="string">
            <text:p>1,170 </text:p>
          </table:table-cell>
          <table:table-cell office:value-type="string">
            <text:p>165 </text:p>
          </table:table-cell>
          <table:table-cell office:value-type="string">
            <text:p>10.13 </text:p>
          </table:table-cell>
          <table:table-cell office:value-type="string">
            <text:p>8.6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1998</text:p>
          </table:table-cell>
          <table:table-cell office:value-type="string">
            <text:p>11.44 </text:p>
          </table:table-cell>
          <table:table-cell office:value-type="string">
            <text:p>9.98 </text:p>
          </table:table-cell>
          <table:table-cell office:value-type="string">
            <text:p>$16.30 </text:p>
          </table:table-cell>
          <table:table-cell office:value-type="string">
            <text:p>13.48 </text:p>
          </table:table-cell>
          <table:table-cell office:value-type="string">
            <text:p>15.45 </text:p>
          </table:table-cell>
          <table:table-cell office:value-type="string">
            <text:p>10.84 </text:p>
          </table:table-cell>
          <table:table-cell office:value-type="string">
            <text:p>9.46 </text:p>
          </table:table-cell>
          <table:table-cell office:value-type="string">
            <text:p>$14.69 </text:p>
          </table:table-cell>
          <table:table-cell office:value-type="string">
            <text:p>$14.69 </text:p>
          </table:table-cell>
          <table:table-cell office:value-type="string">
            <text:p>162,953 </text:p>
          </table:table-cell>
          <table:table-cell office:value-type="string">
            <text:p>292 </text:p>
          </table:table-cell>
          <table:table-cell office:value-type="string">
            <text:p>$318 </text:p>
          </table:table-cell>
          <table:table-cell office:value-type="string">
            <text:p>$1,293 </text:p>
          </table:table-cell>
          <table:table-cell office:value-type="string">
            <text:p>$1,538 </text:p>
          </table:table-cell>
          <table:table-cell office:value-type="string">
            <text:p>$0.59 </text:p>
          </table:table-cell>
          <table:table-cell office:value-type="string">
            <text:p>$0.38 </text:p>
          </table:table-cell>
          <table:table-cell office:value-type="string">
            <text:p>$14.55 </text:p>
          </table:table-cell>
          <table:table-cell office:value-type="string">
            <text:p>$14,259 </text:p>
          </table:table-cell>
          <table:table-cell office:value-type="string">
            <text:p>$12,843 </text:p>
          </table:table-cell>
          <table:table-cell office:value-type="string">
            <text:p>10.52 </text:p>
          </table:table-cell>
          <table:table-cell office:value-type="string">
            <text:p>9.47 </text:p>
          </table:table-cell>
          <table:table-cell office:value-type="string">
            <text:p>9.18 </text:p>
          </table:table-cell>
          <table:table-cell office:value-type="string">
            <text:p>8.27 </text:p>
          </table:table-cell>
          <table:table-cell office:value-type="string">
            <text:p>$7,077 </text:p>
          </table:table-cell>
          <table:table-cell office:value-type="string">
            <text:p>5.22 </text:p>
          </table:table-cell>
          <table:table-cell office:value-type="string">
            <text:p>4.56 </text:p>
          </table:table-cell>
          <table:table-cell office:value-type="string">
            <text:p>$5.77 </text:p>
          </table:table-cell>
          <table:table-cell office:value-type="string">
            <text:p>4.25 </text:p>
          </table:table-cell>
          <table:table-cell office:value-type="string">
            <text:p>3.71 </text:p>
          </table:table-cell>
          <table:table-cell office:value-type="string">
            <text:p>$0.50 </text:p>
          </table:table-cell>
          <table:table-cell office:value-type="string">
            <text:p>2,826 </text:p>
          </table:table-cell>
          <table:table-cell office:value-type="string">
            <text:p>$1,416 </text:p>
          </table:table-cell>
          <table:table-cell office:value-type="string">
            <text:p>$17.4 </text:p>
          </table:table-cell>
          <table:table-cell office:value-type="string">
            <text:p>$0.009 </text:p>
          </table:table-cell>
          <table:table-cell office:value-type="string">
            <text:p>$52,375 </text:p>
          </table:table-cell>
          <table:table-cell office:value-type="string">
            <text:p>0.09928382649688</text:p>
          </table:table-cell>
          <table:table-cell office:value-type="string">
            <text:p>1.88 </text:p>
          </table:table-cell>
          <table:table-cell office:value-type="float" office:value="27">
            <text:p>27</text:p>
          </table:table-cell>
          <table:table-cell office:value-type="string">
            <text:p>48.5 </text:p>
          </table:table-cell>
          <table:table-cell office:value-type="string">
            <text:p>86.3 </text:p>
          </table:table-cell>
          <table:table-cell office:value-type="string">
            <text:p>86.3 </text:p>
          </table:table-cell>
          <table:table-cell office:value-type="string">
            <text:p>0.20675989190623</text:p>
          </table:table-cell>
          <table:table-cell office:value-type="string">
            <text:p>49.3 </text:p>
          </table:table-cell>
          <table:table-cell office:value-type="string">
            <text:p>36.0 </text:p>
          </table:table-cell>
          <table:table-cell office:value-type="string">
            <text:p>73,657 </text:p>
          </table:table-cell>
          <table:table-cell office:value-type="string">
            <text:p>82,470 </text:p>
          </table:table-cell>
          <table:table-cell office:value-type="string">
            <text:p>82,470 </text:p>
          </table:table-cell>
          <table:table-cell office:value-type="string">
            <text:p>$6,590 </text:p>
          </table:table-cell>
          <table:table-cell office:value-type="string">
            <text:p>$9,642 </text:p>
          </table:table-cell>
          <table:table-cell office:value-type="string">
            <text:p>$32,906 </text:p>
          </table:table-cell>
          <table:table-cell office:value-type="string">
            <text:p>$179,756 </text:p>
          </table:table-cell>
          <table:table-cell office:value-type="string">
            <text:p>8,813 </text:p>
          </table:table-cell>
          <table:table-cell office:value-type="string">
            <text:p>$949 </text:p>
          </table:table-cell>
          <table:table-cell office:value-type="string">
            <text:p>$684 </text:p>
          </table:table-cell>
          <table:table-cell office:value-type="string">
            <text:p>$726 </text:p>
          </table:table-cell>
          <table:table-cell office:value-type="string">
            <text:p>$753 </text:p>
          </table:table-cell>
          <table:table-cell office:value-type="string">
            <text:p>$35,149 </text:p>
          </table:table-cell>
          <table:table-cell office:value-type="string">
            <text:p>$137,971 </text:p>
          </table:table-cell>
          <table:table-cell office:value-type="string">
            <text:p>10,006 </text:p>
          </table:table-cell>
          <table:table-cell office:value-type="string">
            <text:p>$58,465 </text:p>
          </table:table-cell>
          <table:table-cell office:value-type="string">
            <text:p>13,767 </text:p>
          </table:table-cell>
          <table:table-cell office:value-type="string">
            <text:p>$58,465 </text:p>
          </table:table-cell>
          <table:table-cell office:value-type="string">
            <text:p>31,700 </text:p>
          </table:table-cell>
          <table:table-cell office:value-type="string">
            <text:p>$37,057 </text:p>
          </table:table-cell>
          <table:table-cell office:value-type="string">
            <text:p>18,184 </text:p>
          </table:table-cell>
          <table:table-cell office:value-type="string">
            <text:p>$37,377 </text:p>
          </table:table-cell>
          <table:table-cell office:value-type="string">
            <text:p>642 </text:p>
          </table:table-cell>
          <table:table-cell office:value-type="string">
            <text:p>2,389,938 </text:p>
          </table:table-cell>
          <table:table-cell office:value-type="string">
            <text:p>2,058,564 </text:p>
          </table:table-cell>
          <table:table-cell office:value-type="string">
            <text:p>1,182 </text:p>
          </table:table-cell>
          <table:table-cell office:value-type="string">
            <text:p>3.32</text:p>
          </table:table-cell>
          <table:table-cell office:value-type="string">
            <text:p>1,193 </text:p>
          </table:table-cell>
          <table:table-cell office:value-type="string">
            <text:p>164 </text:p>
          </table:table-cell>
          <table:table-cell office:value-type="string">
            <text:p>10.19 </text:p>
          </table:table-cell>
          <table:table-cell office:value-type="string">
            <text:p>8.7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1999</text:p>
          </table:table-cell>
          <table:table-cell office:value-type="string">
            <text:p>10.80 </text:p>
          </table:table-cell>
          <table:table-cell office:value-type="string">
            <text:p>9.51 </text:p>
          </table:table-cell>
          <table:table-cell office:value-type="string">
            <text:p>$16.09 </text:p>
          </table:table-cell>
          <table:table-cell office:value-type="string">
            <text:p>12.94 </text:p>
          </table:table-cell>
          <table:table-cell office:value-type="string">
            <text:p>14.69 </text:p>
          </table:table-cell>
          <table:table-cell office:value-type="string">
            <text:p>10.23 </text:p>
          </table:table-cell>
          <table:table-cell office:value-type="string">
            <text:p>9.01 </text:p>
          </table:table-cell>
          <table:table-cell office:value-type="string">
            <text:p>$14.46 </text:p>
          </table:table-cell>
          <table:table-cell office:value-type="string">
            <text:p>$14.46 </text:p>
          </table:table-cell>
          <table:table-cell office:value-type="string">
            <text:p>164,345 </text:p>
          </table:table-cell>
          <table:table-cell office:value-type="string">
            <text:p>356 </text:p>
          </table:table-cell>
          <table:table-cell office:value-type="string">
            <text:p>$394 </text:p>
          </table:table-cell>
          <table:table-cell office:value-type="string">
            <text:p>$1,328 </text:p>
          </table:table-cell>
          <table:table-cell office:value-type="string">
            <text:p>$1,549 </text:p>
          </table:table-cell>
          <table:table-cell office:value-type="string">
            <text:p>$0.69 </text:p>
          </table:table-cell>
          <table:table-cell office:value-type="string">
            <text:p>$0.43 </text:p>
          </table:table-cell>
          <table:table-cell office:value-type="string">
            <text:p>$15.09 </text:p>
          </table:table-cell>
          <table:table-cell office:value-type="string">
            <text:p>$14,731 </text:p>
          </table:table-cell>
          <table:table-cell office:value-type="string">
            <text:p>$13,285 </text:p>
          </table:table-cell>
          <table:table-cell office:value-type="string">
            <text:p>10.42 </text:p>
          </table:table-cell>
          <table:table-cell office:value-type="string">
            <text:p>9.40 </text:p>
          </table:table-cell>
          <table:table-cell office:value-type="string">
            <text:p>9.18 </text:p>
          </table:table-cell>
          <table:table-cell office:value-type="string">
            <text:p>8.28 </text:p>
          </table:table-cell>
          <table:table-cell office:value-type="string">
            <text:p>$7,251 </text:p>
          </table:table-cell>
          <table:table-cell office:value-type="string">
            <text:p>5.13 </text:p>
          </table:table-cell>
          <table:table-cell office:value-type="string">
            <text:p>4.52 </text:p>
          </table:table-cell>
          <table:table-cell office:value-type="string">
            <text:p>$6.03 </text:p>
          </table:table-cell>
          <table:table-cell office:value-type="string">
            <text:p>4.27 </text:p>
          </table:table-cell>
          <table:table-cell office:value-type="string">
            <text:p>3.76 </text:p>
          </table:table-cell>
          <table:table-cell office:value-type="string">
            <text:p>$0.50 </text:p>
          </table:table-cell>
          <table:table-cell office:value-type="string">
            <text:p>2,900 </text:p>
          </table:table-cell>
          <table:table-cell office:value-type="string">
            <text:p>$1,446 </text:p>
          </table:table-cell>
          <table:table-cell office:value-type="string">
            <text:p>$17.7 </text:p>
          </table:table-cell>
          <table:table-cell office:value-type="string">
            <text:p>$0.009 </text:p>
          </table:table-cell>
          <table:table-cell office:value-type="string">
            <text:p>$49,538 </text:p>
          </table:table-cell>
          <table:table-cell office:value-type="string">
            <text:p>0.09816067991269</text:p>
          </table:table-cell>
          <table:table-cell office:value-type="string">
            <text:p>1.78 </text:p>
          </table:table-cell>
          <table:table-cell office:value-type="float" office:value="27">
            <text:p>27</text:p>
          </table:table-cell>
          <table:table-cell office:value-type="string">
            <text:p>45.5 </text:p>
          </table:table-cell>
          <table:table-cell office:value-type="string">
            <text:p>84.5 </text:p>
          </table:table-cell>
          <table:table-cell office:value-type="string">
            <text:p>84.5 </text:p>
          </table:table-cell>
          <table:table-cell office:value-type="string">
            <text:p>0.25463440085340</text:p>
          </table:table-cell>
          <table:table-cell office:value-type="string">
            <text:p>50.6 </text:p>
          </table:table-cell>
          <table:table-cell office:value-type="string">
            <text:p>31.8 </text:p>
          </table:table-cell>
          <table:table-cell office:value-type="string">
            <text:p>80,603 </text:p>
          </table:table-cell>
          <table:table-cell office:value-type="string">
            <text:p>90,136 </text:p>
          </table:table-cell>
          <table:table-cell office:value-type="string">
            <text:p>90,136 </text:p>
          </table:table-cell>
          <table:table-cell office:value-type="string">
            <text:p>$6,973 </text:p>
          </table:table-cell>
          <table:table-cell office:value-type="string">
            <text:p>$9,843 </text:p>
          </table:table-cell>
          <table:table-cell office:value-type="string">
            <text:p>$31,475 </text:p>
          </table:table-cell>
          <table:table-cell office:value-type="string">
            <text:p>$170,470 </text:p>
          </table:table-cell>
          <table:table-cell office:value-type="string">
            <text:p>9,533 </text:p>
          </table:table-cell>
          <table:table-cell office:value-type="string">
            <text:p>$926 </text:p>
          </table:table-cell>
          <table:table-cell office:value-type="string">
            <text:p>$712 </text:p>
          </table:table-cell>
          <table:table-cell office:value-type="string">
            <text:p>$744 </text:p>
          </table:table-cell>
          <table:table-cell office:value-type="string">
            <text:p>$771 </text:p>
          </table:table-cell>
          <table:table-cell office:value-type="string">
            <text:p>$34,113 </text:p>
          </table:table-cell>
          <table:table-cell office:value-type="string">
            <text:p>$130,099 </text:p>
          </table:table-cell>
          <table:table-cell office:value-type="string">
            <text:p>10,729 </text:p>
          </table:table-cell>
          <table:table-cell office:value-type="string">
            <text:p>$63,936 </text:p>
          </table:table-cell>
          <table:table-cell office:value-type="string">
            <text:p>14,662 </text:p>
          </table:table-cell>
          <table:table-cell office:value-type="string">
            <text:p>$63,936 </text:p>
          </table:table-cell>
          <table:table-cell office:value-type="string">
            <text:p>34,093 </text:p>
          </table:table-cell>
          <table:table-cell office:value-type="string">
            <text:p>$34,812 </text:p>
          </table:table-cell>
          <table:table-cell office:value-type="string">
            <text:p>21,119 </text:p>
          </table:table-cell>
          <table:table-cell office:value-type="string">
            <text:p>$32,572 </text:p>
          </table:table-cell>
          <table:table-cell office:value-type="string">
            <text:p>674 </text:p>
          </table:table-cell>
          <table:table-cell office:value-type="string">
            <text:p>2,462,064 </text:p>
          </table:table-cell>
          <table:table-cell office:value-type="string">
            <text:p>2,106,503 </text:p>
          </table:table-cell>
          <table:table-cell office:value-type="string">
            <text:p>1,178 </text:p>
          </table:table-cell>
          <table:table-cell office:value-type="string">
            <text:p>3.35</text:p>
          </table:table-cell>
          <table:table-cell office:value-type="string">
            <text:p>1,200 </text:p>
          </table:table-cell>
          <table:table-cell office:value-type="string">
            <text:p>164 </text:p>
          </table:table-cell>
          <table:table-cell office:value-type="string">
            <text:p>10.01 </text:p>
          </table:table-cell>
          <table:table-cell office:value-type="string">
            <text:p>8.5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2000</text:p>
          </table:table-cell>
          <table:table-cell office:value-type="string">
            <text:p>11.96 </text:p>
          </table:table-cell>
          <table:table-cell office:value-type="string">
            <text:p>10.72 </text:p>
          </table:table-cell>
          <table:table-cell office:value-type="string">
            <text:p>$18.12 </text:p>
          </table:table-cell>
          <table:table-cell office:value-type="string">
            <text:p>14.04 </text:p>
          </table:table-cell>
          <table:table-cell office:value-type="string">
            <text:p>15.67 </text:p>
          </table:table-cell>
          <table:table-cell office:value-type="string">
            <text:p>11.35 </text:p>
          </table:table-cell>
          <table:table-cell office:value-type="string">
            <text:p>10.17 </text:p>
          </table:table-cell>
          <table:table-cell office:value-type="string">
            <text:p>$16.37 </text:p>
          </table:table-cell>
          <table:table-cell office:value-type="string">
            <text:p>$16.37 </text:p>
          </table:table-cell>
          <table:table-cell office:value-type="string">
            <text:p>161,555 </text:p>
          </table:table-cell>
          <table:table-cell office:value-type="string">
            <text:p>254 </text:p>
          </table:table-cell>
          <table:table-cell office:value-type="string">
            <text:p>$434 </text:p>
          </table:table-cell>
          <table:table-cell office:value-type="string">
            <text:p>$1,466 </text:p>
          </table:table-cell>
          <table:table-cell office:value-type="string">
            <text:p>$1,715 </text:p>
          </table:table-cell>
          <table:table-cell office:value-type="string">
            <text:p>$0.73 </text:p>
          </table:table-cell>
          <table:table-cell office:value-type="string">
            <text:p>$0.45 </text:p>
          </table:table-cell>
          <table:table-cell office:value-type="string">
            <text:p>$16.87 </text:p>
          </table:table-cell>
          <table:table-cell office:value-type="string">
            <text:p>$16,620 </text:p>
          </table:table-cell>
          <table:table-cell office:value-type="string">
            <text:p>$14,418 </text:p>
          </table:table-cell>
          <table:table-cell office:value-type="string">
            <text:p>11.52 </text:p>
          </table:table-cell>
          <table:table-cell office:value-type="string">
            <text:p>9.99 </text:p>
          </table:table-cell>
          <table:table-cell office:value-type="string">
            <text:p>10.32 </text:p>
          </table:table-cell>
          <table:table-cell office:value-type="string">
            <text:p>8.95 </text:p>
          </table:table-cell>
          <table:table-cell office:value-type="string">
            <text:p>$7,695 </text:p>
          </table:table-cell>
          <table:table-cell office:value-type="string">
            <text:p>5.33 </text:p>
          </table:table-cell>
          <table:table-cell office:value-type="string">
            <text:p>4.78 </text:p>
          </table:table-cell>
          <table:table-cell office:value-type="string">
            <text:p>$6.72 </text:p>
          </table:table-cell>
          <table:table-cell office:value-type="string">
            <text:p>4.66 </text:p>
          </table:table-cell>
          <table:table-cell office:value-type="string">
            <text:p>4.17 </text:p>
          </table:table-cell>
          <table:table-cell office:value-type="string">
            <text:p>$0.72 </text:p>
          </table:table-cell>
          <table:table-cell office:value-type="string">
            <text:p>3,045 </text:p>
          </table:table-cell>
          <table:table-cell office:value-type="string">
            <text:p>$2,203 </text:p>
          </table:table-cell>
          <table:table-cell office:value-type="string">
            <text:p>$25.5 </text:p>
          </table:table-cell>
          <table:table-cell office:value-type="string">
            <text:p>$0.014 </text:p>
          </table:table-cell>
          <table:table-cell office:value-type="string">
            <text:p>$53,281 </text:p>
          </table:table-cell>
          <table:table-cell office:value-type="string">
            <text:p>0.13253170658244</text:p>
          </table:table-cell>
          <table:table-cell office:value-type="string">
            <text:p>1.74 </text:p>
          </table:table-cell>
          <table:table-cell office:value-type="float" office:value="24">
            <text:p>24</text:p>
          </table:table-cell>
          <table:table-cell office:value-type="string">
            <text:p>44.0 </text:p>
          </table:table-cell>
          <table:table-cell office:value-type="string">
            <text:p>75.4 </text:p>
          </table:table-cell>
          <table:table-cell office:value-type="string">
            <text:p>75.4 </text:p>
          </table:table-cell>
          <table:table-cell office:value-type="string">
            <text:p>0</text:p>
          </table:table-cell>
          <table:table-cell office:value-type="string">
            <text:p>49.5 </text:p>
          </table:table-cell>
          <table:table-cell office:value-type="string">
            <text:p>32.1 </text:p>
          </table:table-cell>
          <table:table-cell office:value-type="string">
            <text:p>82,257 </text:p>
          </table:table-cell>
          <table:table-cell office:value-type="string">
            <text:p>92,665 </text:p>
          </table:table-cell>
          <table:table-cell office:value-type="string">
            <text:p>92,665 </text:p>
          </table:table-cell>
          <table:table-cell office:value-type="string">
            <text:p>$7,952 </text:p>
          </table:table-cell>
          <table:table-cell office:value-type="string">
            <text:p>$11,105 </text:p>
          </table:table-cell>
          <table:table-cell office:value-type="string">
            <text:p>$34,284 </text:p>
          </table:table-cell>
          <table:table-cell office:value-type="string">
            <text:p>$175,025 </text:p>
          </table:table-cell>
          <table:table-cell office:value-type="string">
            <text:p>10,408 </text:p>
          </table:table-cell>
          <table:table-cell office:value-type="string">
            <text:p>$1,008 </text:p>
          </table:table-cell>
          <table:table-cell office:value-type="string">
            <text:p>$750 </text:p>
          </table:table-cell>
          <table:table-cell office:value-type="string">
            <text:p>$800 </text:p>
          </table:table-cell>
          <table:table-cell office:value-type="string">
            <text:p>$821 </text:p>
          </table:table-cell>
          <table:table-cell office:value-type="string">
            <text:p>$36,028 </text:p>
          </table:table-cell>
          <table:table-cell office:value-type="string">
            <text:p>$132,477 </text:p>
          </table:table-cell>
          <table:table-cell office:value-type="string">
            <text:p>10,518 </text:p>
          </table:table-cell>
          <table:table-cell office:value-type="string">
            <text:p>$69,106 </text:p>
          </table:table-cell>
          <table:table-cell office:value-type="string">
            <text:p>15,139 </text:p>
          </table:table-cell>
          <table:table-cell office:value-type="string">
            <text:p>$69,106 </text:p>
          </table:table-cell>
          <table:table-cell office:value-type="string">
            <text:p>35,066 </text:p>
          </table:table-cell>
          <table:table-cell office:value-type="string">
            <text:p>$38,506 </text:p>
          </table:table-cell>
          <table:table-cell office:value-type="string">
            <text:p>21,534 </text:p>
          </table:table-cell>
          <table:table-cell office:value-type="string">
            <text:p>$34,288 </text:p>
          </table:table-cell>
          <table:table-cell office:value-type="string">
            <text:p>708 </text:p>
          </table:table-cell>
          <table:table-cell office:value-type="string">
            <text:p>2,600,177 </text:p>
          </table:table-cell>
          <table:table-cell office:value-type="string">
            <text:p>2,209,094 </text:p>
          </table:table-cell>
          <table:table-cell office:value-type="string">
            <text:p>1,171 </text:p>
          </table:table-cell>
          <table:table-cell office:value-type="string">
            <text:p>3.22</text:p>
          </table:table-cell>
          <table:table-cell office:value-type="string">
            <text:p>1,164 </text:p>
          </table:table-cell>
          <table:table-cell office:value-type="string">
            <text:p>159 </text:p>
          </table:table-cell>
          <table:table-cell office:value-type="string">
            <text:p>10.04 </text:p>
          </table:table-cell>
          <table:table-cell office:value-type="string">
            <text:p>8.5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2001</text:p>
          </table:table-cell>
          <table:table-cell office:value-type="string">
            <text:p>10.76 </text:p>
          </table:table-cell>
          <table:table-cell office:value-type="string">
            <text:p>9.69 </text:p>
          </table:table-cell>
          <table:table-cell office:value-type="string">
            <text:p>$15.64 </text:p>
          </table:table-cell>
          <table:table-cell office:value-type="string">
            <text:p>13.24 </text:p>
          </table:table-cell>
          <table:table-cell office:value-type="string">
            <text:p>14.71 </text:p>
          </table:table-cell>
          <table:table-cell office:value-type="string">
            <text:p>10.21 </text:p>
          </table:table-cell>
          <table:table-cell office:value-type="string">
            <text:p>9.19 </text:p>
          </table:table-cell>
          <table:table-cell office:value-type="string">
            <text:p>$14.08 </text:p>
          </table:table-cell>
          <table:table-cell office:value-type="string">
            <text:p>$14.08 </text:p>
          </table:table-cell>
          <table:table-cell office:value-type="string">
            <text:p>118,689 </text:p>
          </table:table-cell>
          <table:table-cell office:value-type="string">
            <text:p>246 </text:p>
          </table:table-cell>
          <table:table-cell office:value-type="string">
            <text:p>$439 </text:p>
          </table:table-cell>
          <table:table-cell office:value-type="string">
            <text:p>$1,530 </text:p>
          </table:table-cell>
          <table:table-cell office:value-type="string">
            <text:p>$1,786 </text:p>
          </table:table-cell>
          <table:table-cell office:value-type="string">
            <text:p>$0.93 </text:p>
          </table:table-cell>
          <table:table-cell office:value-type="string">
            <text:p>$0.61 </text:p>
          </table:table-cell>
          <table:table-cell office:value-type="string">
            <text:p>$18.20 </text:p>
          </table:table-cell>
          <table:table-cell office:value-type="string">
            <text:p>$17,950 </text:p>
          </table:table-cell>
          <table:table-cell office:value-type="string">
            <text:p>$15,706 </text:p>
          </table:table-cell>
          <table:table-cell office:value-type="string">
            <text:p>13.01 </text:p>
          </table:table-cell>
          <table:table-cell office:value-type="string">
            <text:p>11.39 </text:p>
          </table:table-cell>
          <table:table-cell office:value-type="string">
            <text:p>11.71 </text:p>
          </table:table-cell>
          <table:table-cell office:value-type="string">
            <text:p>10.25 </text:p>
          </table:table-cell>
          <table:table-cell office:value-type="string">
            <text:p>$8,737 </text:p>
          </table:table-cell>
          <table:table-cell office:value-type="string">
            <text:p>6.33 </text:p>
          </table:table-cell>
          <table:table-cell office:value-type="string">
            <text:p>5.70 </text:p>
          </table:table-cell>
          <table:table-cell office:value-type="string">
            <text:p>$6.97 </text:p>
          </table:table-cell>
          <table:table-cell office:value-type="string">
            <text:p>5.05 </text:p>
          </table:table-cell>
          <table:table-cell office:value-type="string">
            <text:p>4.55 </text:p>
          </table:table-cell>
          <table:table-cell office:value-type="string">
            <text:p>$0.78 </text:p>
          </table:table-cell>
          <table:table-cell office:value-type="string">
            <text:p>2,893 </text:p>
          </table:table-cell>
          <table:table-cell office:value-type="string">
            <text:p>$2,244 </text:p>
          </table:table-cell>
          <table:table-cell office:value-type="string">
            <text:p>$28.7 </text:p>
          </table:table-cell>
          <table:table-cell office:value-type="string">
            <text:p>$0.015 </text:p>
          </table:table-cell>
          <table:table-cell office:value-type="string">
            <text:p>$54,927 </text:p>
          </table:table-cell>
          <table:table-cell office:value-type="string">
            <text:p>0.12503422617099</text:p>
          </table:table-cell>
          <table:table-cell office:value-type="string">
            <text:p>1.66 </text:p>
          </table:table-cell>
          <table:table-cell office:value-type="float" office:value="22">
            <text:p>22</text:p>
          </table:table-cell>
          <table:table-cell office:value-type="string">
            <text:p>39.4 </text:p>
          </table:table-cell>
          <table:table-cell office:value-type="string">
            <text:p>71.7 </text:p>
          </table:table-cell>
          <table:table-cell office:value-type="string">
            <text:p>71.7 </text:p>
          </table:table-cell>
          <table:table-cell office:value-type="string">
            <text:p>0.24550330310156</text:p>
          </table:table-cell>
          <table:table-cell office:value-type="string">
            <text:p>47.5 </text:p>
          </table:table-cell>
          <table:table-cell office:value-type="string">
            <text:p>31.2 </text:p>
          </table:table-cell>
          <table:table-cell office:value-type="string">
            <text:p>81,317 </text:p>
          </table:table-cell>
          <table:table-cell office:value-type="string">
            <text:p>92,277 </text:p>
          </table:table-cell>
          <table:table-cell office:value-type="string">
            <text:p>92,277 </text:p>
          </table:table-cell>
          <table:table-cell office:value-type="string">
            <text:p>$8,910 </text:p>
          </table:table-cell>
          <table:table-cell office:value-type="string">
            <text:p>$12,141 </text:p>
          </table:table-cell>
          <table:table-cell office:value-type="string">
            <text:p>$36,733 </text:p>
          </table:table-cell>
          <table:table-cell office:value-type="string">
            <text:p>$165,621 </text:p>
          </table:table-cell>
          <table:table-cell office:value-type="string">
            <text:p>10,960 </text:p>
          </table:table-cell>
          <table:table-cell office:value-type="string">
            <text:p>$1,045 </text:p>
          </table:table-cell>
          <table:table-cell office:value-type="string">
            <text:p>$770 </text:p>
          </table:table-cell>
          <table:table-cell office:value-type="string">
            <text:p>$842 </text:p>
          </table:table-cell>
          <table:table-cell office:value-type="string">
            <text:p>$852 </text:p>
          </table:table-cell>
          <table:table-cell office:value-type="string">
            <text:p>$36,115 </text:p>
          </table:table-cell>
          <table:table-cell office:value-type="string">
            <text:p>$123,244 </text:p>
          </table:table-cell>
          <table:table-cell office:value-type="string">
            <text:p>11,235 </text:p>
          </table:table-cell>
          <table:table-cell office:value-type="string">
            <text:p>$82,955 </text:p>
          </table:table-cell>
          <table:table-cell office:value-type="string">
            <text:p>15,497 </text:p>
          </table:table-cell>
          <table:table-cell office:value-type="string">
            <text:p>$82,955 </text:p>
          </table:table-cell>
          <table:table-cell office:value-type="string">
            <text:p>33,750 </text:p>
          </table:table-cell>
          <table:table-cell office:value-type="string">
            <text:p>$38,245 </text:p>
          </table:table-cell>
          <table:table-cell office:value-type="string">
            <text:p>20,835 </text:p>
          </table:table-cell>
          <table:table-cell office:value-type="string">
            <text:p>$35,071 </text:p>
          </table:table-cell>
          <table:table-cell office:value-type="string">
            <text:p>711 </text:p>
          </table:table-cell>
          <table:table-cell office:value-type="string">
            <text:p>2,505,904 </text:p>
          </table:table-cell>
          <table:table-cell office:value-type="string">
            <text:p>2,140,252 </text:p>
          </table:table-cell>
          <table:table-cell office:value-type="string">
            <text:p>1,154 </text:p>
          </table:table-cell>
          <table:table-cell office:value-type="string">
            <text:p>3.33</text:p>
          </table:table-cell>
          <table:table-cell office:value-type="string">
            <text:p>1,179 </text:p>
          </table:table-cell>
          <table:table-cell office:value-type="string">
            <text:p>156 </text:p>
          </table:table-cell>
          <table:table-cell office:value-type="string">
            <text:p>9.65 </text:p>
          </table:table-cell>
          <table:table-cell office:value-type="string">
            <text:p>8.2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2002</text:p>
          </table:table-cell>
          <table:table-cell office:value-type="string">
            <text:p>9.43 </text:p>
          </table:table-cell>
          <table:table-cell office:value-type="string">
            <text:p>8.77 </text:p>
          </table:table-cell>
          <table:table-cell office:value-type="string">
            <text:p>$15.87 </text:p>
          </table:table-cell>
          <table:table-cell office:value-type="string">
            <text:p>11.84 </text:p>
          </table:table-cell>
          <table:table-cell office:value-type="string">
            <text:p>12.73 </text:p>
          </table:table-cell>
          <table:table-cell office:value-type="string">
            <text:p>9.00 </text:p>
          </table:table-cell>
          <table:table-cell office:value-type="string">
            <text:p>8.37 </text:p>
          </table:table-cell>
          <table:table-cell office:value-type="string">
            <text:p>$14.42 </text:p>
          </table:table-cell>
          <table:table-cell office:value-type="string">
            <text:p>$14.42 </text:p>
          </table:table-cell>
          <table:table-cell office:value-type="string">
            <text:p>108,872 </text:p>
          </table:table-cell>
          <table:table-cell office:value-type="string">
            <text:p>140 </text:p>
          </table:table-cell>
          <table:table-cell office:value-type="string">
            <text:p>$502 </text:p>
          </table:table-cell>
          <table:table-cell office:value-type="string">
            <text:p>$1,386 </text:p>
          </table:table-cell>
          <table:table-cell office:value-type="string">
            <text:p>$2,229 </text:p>
          </table:table-cell>
          <table:table-cell office:value-type="string">
            <text:p>$0.90 </text:p>
          </table:table-cell>
          <table:table-cell office:value-type="string">
            <text:p>$0.52 </text:p>
          </table:table-cell>
          <table:table-cell office:value-type="string">
            <text:p>$19.18 </text:p>
          </table:table-cell>
          <table:table-cell office:value-type="string">
            <text:p>$19,044 </text:p>
          </table:table-cell>
          <table:table-cell office:value-type="string">
            <text:p>$16,805 </text:p>
          </table:table-cell>
          <table:table-cell office:value-type="string">
            <text:p>11.89 </text:p>
          </table:table-cell>
          <table:table-cell office:value-type="string">
            <text:p>10.49 </text:p>
          </table:table-cell>
          <table:table-cell office:value-type="string">
            <text:p>11.06 </text:p>
          </table:table-cell>
          <table:table-cell office:value-type="string">
            <text:p>9.76 </text:p>
          </table:table-cell>
          <table:table-cell office:value-type="string">
            <text:p>$8,512 </text:p>
          </table:table-cell>
          <table:table-cell office:value-type="string">
            <text:p>5.31 </text:p>
          </table:table-cell>
          <table:table-cell office:value-type="string">
            <text:p>4.94 </text:p>
          </table:table-cell>
          <table:table-cell office:value-type="string">
            <text:p>$8.29 </text:p>
          </table:table-cell>
          <table:table-cell office:value-type="string">
            <text:p>5.18 </text:p>
          </table:table-cell>
          <table:table-cell office:value-type="string">
            <text:p>4.82 </text:p>
          </table:table-cell>
          <table:table-cell office:value-type="string">
            <text:p>$0.70 </text:p>
          </table:table-cell>
          <table:table-cell office:value-type="string">
            <text:p>3,176 </text:p>
          </table:table-cell>
          <table:table-cell office:value-type="string">
            <text:p>$2,238 </text:p>
          </table:table-cell>
          <table:table-cell office:value-type="string">
            <text:p>$23.8 </text:p>
          </table:table-cell>
          <table:table-cell office:value-type="string">
            <text:p>$0.013 </text:p>
          </table:table-cell>
          <table:table-cell office:value-type="string">
            <text:p>$59,012 </text:p>
          </table:table-cell>
          <table:table-cell office:value-type="string">
            <text:p>0.11754312090141</text:p>
          </table:table-cell>
          <table:table-cell office:value-type="string">
            <text:p>1.74 </text:p>
          </table:table-cell>
          <table:table-cell office:value-type="float" office:value="21">
            <text:p>21</text:p>
          </table:table-cell>
          <table:table-cell office:value-type="string">
            <text:p>38.6 </text:p>
          </table:table-cell>
          <table:table-cell office:value-type="string">
            <text:p>70.3 </text:p>
          </table:table-cell>
          <table:table-cell office:value-type="string">
            <text:p>70.3 </text:p>
          </table:table-cell>
          <table:table-cell office:value-type="string">
            <text:p>0.22520317361334</text:p>
          </table:table-cell>
          <table:table-cell office:value-type="string">
            <text:p>43.2 </text:p>
          </table:table-cell>
          <table:table-cell office:value-type="string">
            <text:p>34.5 </text:p>
          </table:table-cell>
          <table:table-cell office:value-type="string">
            <text:p>86,641 </text:p>
          </table:table-cell>
          <table:table-cell office:value-type="string">
            <text:p>98,960 </text:p>
          </table:table-cell>
          <table:table-cell office:value-type="string">
            <text:p>98,960 </text:p>
          </table:table-cell>
          <table:table-cell office:value-type="string">
            <text:p>$13,423 </text:p>
          </table:table-cell>
          <table:table-cell office:value-type="string">
            <text:p>$17,059 </text:p>
          </table:table-cell>
          <table:table-cell office:value-type="string">
            <text:p>$39,028 </text:p>
          </table:table-cell>
          <table:table-cell office:value-type="string">
            <text:p>$176,081 </text:p>
          </table:table-cell>
          <table:table-cell office:value-type="string">
            <text:p>12,319 </text:p>
          </table:table-cell>
          <table:table-cell office:value-type="string">
            <text:p>$1,090 </text:p>
          </table:table-cell>
          <table:table-cell office:value-type="string">
            <text:p>$764 </text:p>
          </table:table-cell>
          <table:table-cell office:value-type="string">
            <text:p>$862 </text:p>
          </table:table-cell>
          <table:table-cell office:value-type="string">
            <text:p>$860 </text:p>
          </table:table-cell>
          <table:table-cell office:value-type="string">
            <text:p>$42,634 </text:p>
          </table:table-cell>
          <table:table-cell office:value-type="string">
            <text:p>$126,335 </text:p>
          </table:table-cell>
          <table:table-cell office:value-type="string">
            <text:p>11,736 </text:p>
          </table:table-cell>
          <table:table-cell office:value-type="string">
            <text:p>$76,717 </text:p>
          </table:table-cell>
          <table:table-cell office:value-type="string">
            <text:p>18,187 </text:p>
          </table:table-cell>
          <table:table-cell office:value-type="string">
            <text:p>$76,717 </text:p>
          </table:table-cell>
          <table:table-cell office:value-type="string">
            <text:p>35,362 </text:p>
          </table:table-cell>
          <table:table-cell office:value-type="string">
            <text:p>$40,788 </text:p>
          </table:table-cell>
          <table:table-cell office:value-type="string">
            <text:p>21,356 </text:p>
          </table:table-cell>
          <table:table-cell office:value-type="string">
            <text:p>$42,242 </text:p>
          </table:table-cell>
          <table:table-cell office:value-type="string">
            <text:p>818 </text:p>
          </table:table-cell>
          <table:table-cell office:value-type="string">
            <text:p>2,848,599 </text:p>
          </table:table-cell>
          <table:table-cell office:value-type="string">
            <text:p>2,430,974 </text:p>
          </table:table-cell>
          <table:table-cell office:value-type="string">
            <text:p>1,115 </text:p>
          </table:table-cell>
          <table:table-cell office:value-type="string">
            <text:p>3.22</text:p>
          </table:table-cell>
          <table:table-cell office:value-type="string">
            <text:p>1,117 </text:p>
          </table:table-cell>
          <table:table-cell office:value-type="string">
            <text:p>155 </text:p>
          </table:table-cell>
          <table:table-cell office:value-type="string">
            <text:p>9.54 </text:p>
          </table:table-cell>
          <table:table-cell office:value-type="string">
            <text:p>8.1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2003</text:p>
          </table:table-cell>
          <table:table-cell office:value-type="string">
            <text:p>9.84 </text:p>
          </table:table-cell>
          <table:table-cell office:value-type="string">
            <text:p>9.11 </text:p>
          </table:table-cell>
          <table:table-cell office:value-type="string">
            <text:p>$17.40 </text:p>
          </table:table-cell>
          <table:table-cell office:value-type="string">
            <text:p>11.83 </text:p>
          </table:table-cell>
          <table:table-cell office:value-type="string">
            <text:p>12.78 </text:p>
          </table:table-cell>
          <table:table-cell office:value-type="string">
            <text:p>9.31 </text:p>
          </table:table-cell>
          <table:table-cell office:value-type="string">
            <text:p>8.62 </text:p>
          </table:table-cell>
          <table:table-cell office:value-type="string">
            <text:p>$14.24 </text:p>
          </table:table-cell>
          <table:table-cell office:value-type="string">
            <text:p>$14.24 </text:p>
          </table:table-cell>
          <table:table-cell office:value-type="string">
            <text:p>154,157 </text:p>
          </table:table-cell>
          <table:table-cell office:value-type="string">
            <text:p>1,583 </text:p>
          </table:table-cell>
          <table:table-cell office:value-type="string">
            <text:p>$405 </text:p>
          </table:table-cell>
          <table:table-cell office:value-type="string">
            <text:p>$1,770 </text:p>
          </table:table-cell>
          <table:table-cell office:value-type="string">
            <text:p>$1,845 </text:p>
          </table:table-cell>
          <table:table-cell office:value-type="string">
            <text:p>$0.32 </text:p>
          </table:table-cell>
          <table:table-cell office:value-type="string">
            <text:p>$0.19 </text:p>
          </table:table-cell>
          <table:table-cell office:value-type="string">
            <text:p>$18.85 </text:p>
          </table:table-cell>
          <table:table-cell office:value-type="string">
            <text:p>$17,265 </text:p>
          </table:table-cell>
          <table:table-cell office:value-type="string">
            <text:p>$14,846 </text:p>
          </table:table-cell>
          <table:table-cell office:value-type="string">
            <text:p>11.29 </text:p>
          </table:table-cell>
          <table:table-cell office:value-type="string">
            <text:p>9.71 </text:p>
          </table:table-cell>
          <table:table-cell office:value-type="string">
            <text:p>10.45 </text:p>
          </table:table-cell>
          <table:table-cell office:value-type="string">
            <text:p>8.99 </text:p>
          </table:table-cell>
          <table:table-cell office:value-type="string">
            <text:p>$7,722 </text:p>
          </table:table-cell>
          <table:table-cell office:value-type="string">
            <text:p>5.05 </text:p>
          </table:table-cell>
          <table:table-cell office:value-type="string">
            <text:p>4.67 </text:p>
          </table:table-cell>
          <table:table-cell office:value-type="string">
            <text:p>$7.12 </text:p>
          </table:table-cell>
          <table:table-cell office:value-type="string">
            <text:p>4.66 </text:p>
          </table:table-cell>
          <table:table-cell office:value-type="string">
            <text:p>4.31 </text:p>
          </table:table-cell>
          <table:table-cell office:value-type="string">
            <text:p>$0.82 </text:p>
          </table:table-cell>
          <table:table-cell office:value-type="string">
            <text:p>2,956 </text:p>
          </table:table-cell>
          <table:table-cell office:value-type="string">
            <text:p>$2,418 </text:p>
          </table:table-cell>
          <table:table-cell office:value-type="string">
            <text:p>$27.2 </text:p>
          </table:table-cell>
          <table:table-cell office:value-type="string">
            <text:p>$0.015 </text:p>
          </table:table-cell>
          <table:table-cell office:value-type="string">
            <text:p>$56,008 </text:p>
          </table:table-cell>
          <table:table-cell office:value-type="string">
            <text:p>0.14007783430892</text:p>
          </table:table-cell>
          <table:table-cell office:value-type="string">
            <text:p>1.95 </text:p>
          </table:table-cell>
          <table:table-cell office:value-type="float" office:value="23">
            <text:p>23</text:p>
          </table:table-cell>
          <table:table-cell office:value-type="string">
            <text:p>40.5 </text:p>
          </table:table-cell>
          <table:table-cell office:value-type="string">
            <text:p>76.2 </text:p>
          </table:table-cell>
          <table:table-cell office:value-type="string">
            <text:p>76.2 </text:p>
          </table:table-cell>
          <table:table-cell office:value-type="string">
            <text:p>0.2195274144302</text:p>
          </table:table-cell>
          <table:table-cell office:value-type="string">
            <text:p>40.2 </text:p>
          </table:table-cell>
          <table:table-cell office:value-type="string">
            <text:p>37.9 </text:p>
          </table:table-cell>
          <table:table-cell office:value-type="string">
            <text:p>73,913 </text:p>
          </table:table-cell>
          <table:table-cell office:value-type="string">
            <text:p>84,770 </text:p>
          </table:table-cell>
          <table:table-cell office:value-type="string">
            <text:p>84,770 </text:p>
          </table:table-cell>
          <table:table-cell office:value-type="string">
            <text:p>$16,810 </text:p>
          </table:table-cell>
          <table:table-cell office:value-type="string">
            <text:p>$20,314 </text:p>
          </table:table-cell>
          <table:table-cell office:value-type="string">
            <text:p>$33,211 </text:p>
          </table:table-cell>
          <table:table-cell office:value-type="string">
            <text:p>$185,263 </text:p>
          </table:table-cell>
          <table:table-cell office:value-type="string">
            <text:p>10,857 </text:p>
          </table:table-cell>
          <table:table-cell office:value-type="string">
            <text:p>$810 </text:p>
          </table:table-cell>
          <table:table-cell office:value-type="string">
            <text:p>$826 </text:p>
          </table:table-cell>
          <table:table-cell office:value-type="string">
            <text:p>$824 </text:p>
          </table:table-cell>
          <table:table-cell office:value-type="string">
            <text:p>$822 </text:p>
          </table:table-cell>
          <table:table-cell office:value-type="string">
            <text:p>$44,167 </text:p>
          </table:table-cell>
          <table:table-cell office:value-type="string">
            <text:p>$130,019 </text:p>
          </table:table-cell>
          <table:table-cell office:value-type="string">
            <text:p>8,400 </text:p>
          </table:table-cell>
          <table:table-cell office:value-type="string">
            <text:p>$38,216 </text:p>
          </table:table-cell>
          <table:table-cell office:value-type="string">
            <text:p>16,747 </text:p>
          </table:table-cell>
          <table:table-cell office:value-type="string">
            <text:p>$38,216 </text:p>
          </table:table-cell>
          <table:table-cell office:value-type="string">
            <text:p>30,345 </text:p>
          </table:table-cell>
          <table:table-cell office:value-type="string">
            <text:p>$38,399 </text:p>
          </table:table-cell>
          <table:table-cell office:value-type="string">
            <text:p>18,421 </text:p>
          </table:table-cell>
          <table:table-cell office:value-type="string">
            <text:p>$47,851 </text:p>
          </table:table-cell>
          <table:table-cell office:value-type="string">
            <text:p>755 </text:p>
          </table:table-cell>
          <table:table-cell office:value-type="string">
            <text:p>2,635,762 </text:p>
          </table:table-cell>
          <table:table-cell office:value-type="string">
            <text:p>2,265,522 </text:p>
          </table:table-cell>
          <table:table-cell office:value-type="string">
            <text:p>1,122 </text:p>
          </table:table-cell>
          <table:table-cell office:value-type="string">
            <text:p>3.29</text:p>
          </table:table-cell>
          <table:table-cell office:value-type="string">
            <text:p>1,173 </text:p>
          </table:table-cell>
          <table:table-cell office:value-type="string">
            <text:p>159 </text:p>
          </table:table-cell>
          <table:table-cell office:value-type="string">
            <text:p>9.57 </text:p>
          </table:table-cell>
          <table:table-cell office:value-type="string">
            <text:p>8.2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2004</text:p>
          </table:table-cell>
          <table:table-cell office:value-type="string">
            <text:p>9.97 </text:p>
          </table:table-cell>
          <table:table-cell office:value-type="string">
            <text:p>9.08 </text:p>
          </table:table-cell>
          <table:table-cell office:value-type="string">
            <text:p>$18.61 </text:p>
          </table:table-cell>
          <table:table-cell office:value-type="string">
            <text:p>11.51 </text:p>
          </table:table-cell>
          <table:table-cell office:value-type="string">
            <text:p>12.64 </text:p>
          </table:table-cell>
          <table:table-cell office:value-type="string">
            <text:p>9.45 </text:p>
          </table:table-cell>
          <table:table-cell office:value-type="string">
            <text:p>8.61 </text:p>
          </table:table-cell>
          <table:table-cell office:value-type="string">
            <text:p>$14.98 </text:p>
          </table:table-cell>
          <table:table-cell office:value-type="string">
            <text:p>$14.98 </text:p>
          </table:table-cell>
          <table:table-cell office:value-type="string">
            <text:p>161,829 </text:p>
          </table:table-cell>
          <table:table-cell office:value-type="string">
            <text:p>1,899 </text:p>
          </table:table-cell>
          <table:table-cell office:value-type="string">
            <text:p>$483 </text:p>
          </table:table-cell>
          <table:table-cell office:value-type="string">
            <text:p>$1,815 </text:p>
          </table:table-cell>
          <table:table-cell office:value-type="string">
            <text:p>$1,869 </text:p>
          </table:table-cell>
          <table:table-cell office:value-type="string">
            <text:p>$0.34 </text:p>
          </table:table-cell>
          <table:table-cell office:value-type="string">
            <text:p>$0.19 </text:p>
          </table:table-cell>
          <table:table-cell office:value-type="string">
            <text:p>$19.03 </text:p>
          </table:table-cell>
          <table:table-cell office:value-type="string">
            <text:p>$17,130 </text:p>
          </table:table-cell>
          <table:table-cell office:value-type="string">
            <text:p>$13,658 </text:p>
          </table:table-cell>
          <table:table-cell office:value-type="string">
            <text:p>10.81 </text:p>
          </table:table-cell>
          <table:table-cell office:value-type="string">
            <text:p>8.62 </text:p>
          </table:table-cell>
          <table:table-cell office:value-type="string">
            <text:p>9.84 </text:p>
          </table:table-cell>
          <table:table-cell office:value-type="string">
            <text:p>7.85 </text:p>
          </table:table-cell>
          <table:table-cell office:value-type="string">
            <text:p>$7,179 </text:p>
          </table:table-cell>
          <table:table-cell office:value-type="string">
            <text:p>4.53 </text:p>
          </table:table-cell>
          <table:table-cell office:value-type="string">
            <text:p>4.13 </text:p>
          </table:table-cell>
          <table:table-cell office:value-type="string">
            <text:p>$6.48 </text:p>
          </table:table-cell>
          <table:table-cell office:value-type="string">
            <text:p>4.09 </text:p>
          </table:table-cell>
          <table:table-cell office:value-type="string">
            <text:p>3.72 </text:p>
          </table:table-cell>
          <table:table-cell office:value-type="string">
            <text:p>$1.15 </text:p>
          </table:table-cell>
          <table:table-cell office:value-type="string">
            <text:p>3,014 </text:p>
          </table:table-cell>
          <table:table-cell office:value-type="string">
            <text:p>$3,472 </text:p>
          </table:table-cell>
          <table:table-cell office:value-type="string">
            <text:p>$37.9 </text:p>
          </table:table-cell>
          <table:table-cell office:value-type="string">
            <text:p>$0.020 </text:p>
          </table:table-cell>
          <table:table-cell office:value-type="string">
            <text:p>$54,686 </text:p>
          </table:table-cell>
          <table:table-cell office:value-type="string">
            <text:p>0</text:p>
          </table:table-cell>
          <table:table-cell office:value-type="string">
            <text:p>2.19 </text:p>
          </table:table-cell>
          <table:table-cell office:value-type="float" office:value="27">
            <text:p>27</text:p>
          </table:table-cell>
          <table:table-cell office:value-type="string">
            <text:p>44.0 </text:p>
          </table:table-cell>
          <table:table-cell office:value-type="string">
            <text:p>86.7 </text:p>
          </table:table-cell>
          <table:table-cell office:value-type="string">
            <text:p>86.7 </text:p>
          </table:table-cell>
          <table:table-cell office:value-type="string">
            <text:p>0</text:p>
          </table:table-cell>
          <table:table-cell office:value-type="string">
            <text:p>38.8 </text:p>
          </table:table-cell>
          <table:table-cell office:value-type="string">
            <text:p>41.5 </text:p>
          </table:table-cell>
          <table:table-cell office:value-type="string">
            <text:p>69,481 </text:p>
          </table:table-cell>
          <table:table-cell office:value-type="string">
            <text:p>79,410 </text:p>
          </table:table-cell>
          <table:table-cell office:value-type="string">
            <text:p>79,410 </text:p>
          </table:table-cell>
          <table:table-cell office:value-type="string">
            <text:p>$15,654 </text:p>
          </table:table-cell>
          <table:table-cell office:value-type="string">
            <text:p>$19,430 </text:p>
          </table:table-cell>
          <table:table-cell office:value-type="string">
            <text:p>$32,383 </text:p>
          </table:table-cell>
          <table:table-cell office:value-type="string">
            <text:p>$186,452 </text:p>
          </table:table-cell>
          <table:table-cell office:value-type="string">
            <text:p>9,929 </text:p>
          </table:table-cell>
          <table:table-cell office:value-type="string">
            <text:p>$897 </text:p>
          </table:table-cell>
          <table:table-cell office:value-type="string">
            <text:p>$693 </text:p>
          </table:table-cell>
          <table:table-cell office:value-type="string">
            <text:p>$775 </text:p>
          </table:table-cell>
          <table:table-cell office:value-type="string">
            <text:p>$765 </text:p>
          </table:table-cell>
          <table:table-cell office:value-type="string">
            <text:p>$45,852 </text:p>
          </table:table-cell>
          <table:table-cell office:value-type="string">
            <text:p>$129,947 </text:p>
          </table:table-cell>
          <table:table-cell office:value-type="string">
            <text:p>8,307 </text:p>
          </table:table-cell>
          <table:table-cell office:value-type="string">
            <text:p>$40,453 </text:p>
          </table:table-cell>
          <table:table-cell office:value-type="string">
            <text:p>16,717 </text:p>
          </table:table-cell>
          <table:table-cell office:value-type="string">
            <text:p>$40,453 </text:p>
          </table:table-cell>
          <table:table-cell office:value-type="string">
            <text:p>26,976 </text:p>
          </table:table-cell>
          <table:table-cell office:value-type="string">
            <text:p>$38,806 </text:p>
          </table:table-cell>
          <table:table-cell office:value-type="string">
            <text:p>17,484 </text:p>
          </table:table-cell>
          <table:table-cell office:value-type="string">
            <text:p>$45,893 </text:p>
          </table:table-cell>
          <table:table-cell office:value-type="string">
            <text:p>695 </text:p>
          </table:table-cell>
          <table:table-cell office:value-type="string">
            <text:p>2,622,919 </text:p>
          </table:table-cell>
          <table:table-cell office:value-type="string">
            <text:p>2,251,820 </text:p>
          </table:table-cell>
          <table:table-cell office:value-type="string">
            <text:p>1,149 </text:p>
          </table:table-cell>
          <table:table-cell office:value-type="string">
            <text:p>3.18</text:p>
          </table:table-cell>
          <table:table-cell office:value-type="string">
            <text:p>1,251 </text:p>
          </table:table-cell>
          <table:table-cell office:value-type="string">
            <text:p>166 </text:p>
          </table:table-cell>
          <table:table-cell office:value-type="string">
            <text:p>10.31 </text:p>
          </table:table-cell>
          <table:table-cell office:value-type="string">
            <text:p>8.8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2005</text:p>
          </table:table-cell>
          <table:table-cell office:value-type="string">
            <text:p>10.73 </text:p>
          </table:table-cell>
          <table:table-cell office:value-type="string">
            <text:p>9.89 </text:p>
          </table:table-cell>
          <table:table-cell office:value-type="string">
            <text:p>$20.66 </text:p>
          </table:table-cell>
          <table:table-cell office:value-type="string">
            <text:p>11.98 </text:p>
          </table:table-cell>
          <table:table-cell office:value-type="string">
            <text:p>13.00 </text:p>
          </table:table-cell>
          <table:table-cell office:value-type="string">
            <text:p>10.21 </text:p>
          </table:table-cell>
          <table:table-cell office:value-type="string">
            <text:p>9.41 </text:p>
          </table:table-cell>
          <table:table-cell office:value-type="string">
            <text:p>$16.57 </text:p>
          </table:table-cell>
          <table:table-cell office:value-type="string">
            <text:p>$16.57 </text:p>
          </table:table-cell>
          <table:table-cell office:value-type="string">
            <text:p>171,500 </text:p>
          </table:table-cell>
          <table:table-cell office:value-type="string">
            <text:p>2,273 </text:p>
          </table:table-cell>
          <table:table-cell office:value-type="string">
            <text:p>$473 </text:p>
          </table:table-cell>
          <table:table-cell office:value-type="string">
            <text:p>$1,939 </text:p>
          </table:table-cell>
          <table:table-cell office:value-type="string">
            <text:p>$1,904 </text:p>
          </table:table-cell>
          <table:table-cell office:value-type="string">
            <text:p>$0.45 </text:p>
          </table:table-cell>
          <table:table-cell office:value-type="string">
            <text:p>$0.26 </text:p>
          </table:table-cell>
          <table:table-cell office:value-type="string">
            <text:p>$21.01 </text:p>
          </table:table-cell>
          <table:table-cell office:value-type="string">
            <text:p>$18,735 </text:p>
          </table:table-cell>
          <table:table-cell office:value-type="string">
            <text:p>$13,777 </text:p>
          </table:table-cell>
          <table:table-cell office:value-type="string">
            <text:p>11.54 </text:p>
          </table:table-cell>
          <table:table-cell office:value-type="string">
            <text:p>8.49 </text:p>
          </table:table-cell>
          <table:table-cell office:value-type="string">
            <text:p>10.64 </text:p>
          </table:table-cell>
          <table:table-cell office:value-type="string">
            <text:p>7.82 </text:p>
          </table:table-cell>
          <table:table-cell office:value-type="string">
            <text:p>$7,346 </text:p>
          </table:table-cell>
          <table:table-cell office:value-type="string">
            <text:p>4.53 </text:p>
          </table:table-cell>
          <table:table-cell office:value-type="string">
            <text:p>4.17 </text:p>
          </table:table-cell>
          <table:table-cell office:value-type="string">
            <text:p>$6.43 </text:p>
          </table:table-cell>
          <table:table-cell office:value-type="string">
            <text:p>3.96 </text:p>
          </table:table-cell>
          <table:table-cell office:value-type="string">
            <text:p>3.65 </text:p>
          </table:table-cell>
          <table:table-cell office:value-type="string">
            <text:p>$1.68 </text:p>
          </table:table-cell>
          <table:table-cell office:value-type="string">
            <text:p>2,949 </text:p>
          </table:table-cell>
          <table:table-cell office:value-type="string">
            <text:p>$4,958 </text:p>
          </table:table-cell>
          <table:table-cell office:value-type="string">
            <text:p>$50.5 </text:p>
          </table:table-cell>
          <table:table-cell office:value-type="string">
            <text:p>$0.028 </text:p>
          </table:table-cell>
          <table:table-cell office:value-type="string">
            <text:p>$57,889 </text:p>
          </table:table-cell>
          <table:table-cell office:value-type="string">
            <text:p>0</text:p>
          </table:table-cell>
          <table:table-cell office:value-type="string">
            <text:p>2.35 </text:p>
          </table:table-cell>
          <table:table-cell office:value-type="float" office:value="27">
            <text:p>27</text:p>
          </table:table-cell>
          <table:table-cell office:value-type="string">
            <text:p>47.0 </text:p>
          </table:table-cell>
          <table:table-cell office:value-type="string">
            <text:p>89.7 </text:p>
          </table:table-cell>
          <table:table-cell office:value-type="string">
            <text:p>89.7 </text:p>
          </table:table-cell>
          <table:table-cell office:value-type="string">
            <text:p>0</text:p>
          </table:table-cell>
          <table:table-cell office:value-type="string">
            <text:p>37.2 </text:p>
          </table:table-cell>
          <table:table-cell office:value-type="string">
            <text:p>42.7 </text:p>
          </table:table-cell>
          <table:table-cell office:value-type="string">
            <text:p>65,888 </text:p>
          </table:table-cell>
          <table:table-cell office:value-type="string">
            <text:p>74,962 </text:p>
          </table:table-cell>
          <table:table-cell office:value-type="string">
            <text:p>74,962 </text:p>
          </table:table-cell>
          <table:table-cell office:value-type="string">
            <text:p>$15,079 </text:p>
          </table:table-cell>
          <table:table-cell office:value-type="string">
            <text:p>$19,669 </text:p>
          </table:table-cell>
          <table:table-cell office:value-type="string">
            <text:p>$34,847 </text:p>
          </table:table-cell>
          <table:table-cell office:value-type="string">
            <text:p>$200,862 </text:p>
          </table:table-cell>
          <table:table-cell office:value-type="string">
            <text:p>9,074 </text:p>
          </table:table-cell>
          <table:table-cell office:value-type="string">
            <text:p>$1,035 </text:p>
          </table:table-cell>
          <table:table-cell office:value-type="string">
            <text:p>$613 </text:p>
          </table:table-cell>
          <table:table-cell office:value-type="string">
            <text:p>$773 </text:p>
          </table:table-cell>
          <table:table-cell office:value-type="string">
            <text:p>$766 </text:p>
          </table:table-cell>
          <table:table-cell office:value-type="string">
            <text:p>$52,998 </text:p>
          </table:table-cell>
          <table:table-cell office:value-type="string">
            <text:p>$137,734 </text:p>
          </table:table-cell>
          <table:table-cell office:value-type="string">
            <text:p>7,669 </text:p>
          </table:table-cell>
          <table:table-cell office:value-type="string">
            <text:p>$58,877 </text:p>
          </table:table-cell>
          <table:table-cell office:value-type="string">
            <text:p>14,694 </text:p>
          </table:table-cell>
          <table:table-cell office:value-type="string">
            <text:p>$58,877 </text:p>
          </table:table-cell>
          <table:table-cell office:value-type="string">
            <text:p>26,340 </text:p>
          </table:table-cell>
          <table:table-cell office:value-type="string">
            <text:p>$39,541 </text:p>
          </table:table-cell>
          <table:table-cell office:value-type="string">
            <text:p>17,183 </text:p>
          </table:table-cell>
          <table:table-cell office:value-type="string">
            <text:p>$46,191 </text:p>
          </table:table-cell>
          <table:table-cell office:value-type="string">
            <text:p>708 </text:p>
          </table:table-cell>
          <table:table-cell office:value-type="string">
            <text:p>2,561,438 </text:p>
          </table:table-cell>
          <table:table-cell office:value-type="string">
            <text:p>2,229,470 </text:p>
          </table:table-cell>
          <table:table-cell office:value-type="string">
            <text:p>1,151 </text:p>
          </table:table-cell>
          <table:table-cell office:value-type="string">
            <text:p>3.16</text:p>
          </table:table-cell>
          <table:table-cell office:value-type="string">
            <text:p>1,248 </text:p>
          </table:table-cell>
          <table:table-cell office:value-type="string">
            <text:p>172 </text:p>
          </table:table-cell>
          <table:table-cell office:value-type="string">
            <text:p>9.91 </text:p>
          </table:table-cell>
          <table:table-cell office:value-type="string">
            <text:p>8.6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2006</text:p>
          </table:table-cell>
          <table:table-cell office:value-type="string">
            <text:p>11.71 </text:p>
          </table:table-cell>
          <table:table-cell office:value-type="string">
            <text:p>10.86 </text:p>
          </table:table-cell>
          <table:table-cell office:value-type="string">
            <text:p>$22.49 </text:p>
          </table:table-cell>
          <table:table-cell office:value-type="string">
            <text:p>12.79 </text:p>
          </table:table-cell>
          <table:table-cell office:value-type="string">
            <text:p>13.80 </text:p>
          </table:table-cell>
          <table:table-cell office:value-type="string">
            <text:p>11.06 </text:p>
          </table:table-cell>
          <table:table-cell office:value-type="string">
            <text:p>10.25 </text:p>
          </table:table-cell>
          <table:table-cell office:value-type="string">
            <text:p>$17.84 </text:p>
          </table:table-cell>
          <table:table-cell office:value-type="string">
            <text:p>$17.84 </text:p>
          </table:table-cell>
          <table:table-cell office:value-type="string">
            <text:p>210,568 </text:p>
          </table:table-cell>
          <table:table-cell office:value-type="string">
            <text:p>2,467 </text:p>
          </table:table-cell>
          <table:table-cell office:value-type="string">
            <text:p>$480 </text:p>
          </table:table-cell>
          <table:table-cell office:value-type="string">
            <text:p>$2,002 </text:p>
          </table:table-cell>
          <table:table-cell office:value-type="string">
            <text:p>$1,977 </text:p>
          </table:table-cell>
          <table:table-cell office:value-type="string">
            <text:p>$0.54 </text:p>
          </table:table-cell>
          <table:table-cell office:value-type="string">
            <text:p>$0.31 </text:p>
          </table:table-cell>
          <table:table-cell office:value-type="string">
            <text:p>$21.68 </text:p>
          </table:table-cell>
          <table:table-cell office:value-type="string">
            <text:p>$19,211 </text:p>
          </table:table-cell>
          <table:table-cell office:value-type="string">
            <text:p>$13,626 </text:p>
          </table:table-cell>
          <table:table-cell office:value-type="string">
            <text:p>11.91 </text:p>
          </table:table-cell>
          <table:table-cell office:value-type="string">
            <text:p>8.45 </text:p>
          </table:table-cell>
          <table:table-cell office:value-type="string">
            <text:p>11.04 </text:p>
          </table:table-cell>
          <table:table-cell office:value-type="string">
            <text:p>7.83 </text:p>
          </table:table-cell>
          <table:table-cell office:value-type="string">
            <text:p>$7,160 </text:p>
          </table:table-cell>
          <table:table-cell office:value-type="string">
            <text:p>4.44 </text:p>
          </table:table-cell>
          <table:table-cell office:value-type="string">
            <text:p>4.11 </text:p>
          </table:table-cell>
          <table:table-cell office:value-type="string">
            <text:p>$6.47 </text:p>
          </table:table-cell>
          <table:table-cell office:value-type="string">
            <text:p>4.01 </text:p>
          </table:table-cell>
          <table:table-cell office:value-type="string">
            <text:p>3.72 </text:p>
          </table:table-cell>
          <table:table-cell office:value-type="string">
            <text:p>$1.94 </text:p>
          </table:table-cell>
          <table:table-cell office:value-type="string">
            <text:p>2,881 </text:p>
          </table:table-cell>
          <table:table-cell office:value-type="string">
            <text:p>$5,585 </text:p>
          </table:table-cell>
          <table:table-cell office:value-type="string">
            <text:p>$56.9 </text:p>
          </table:table-cell>
          <table:table-cell office:value-type="string">
            <text:p>$0.032 </text:p>
          </table:table-cell>
          <table:table-cell office:value-type="string">
            <text:p>$59,631 </text:p>
          </table:table-cell>
          <table:table-cell office:value-type="string">
            <text:p>0</text:p>
          </table:table-cell>
          <table:table-cell office:value-type="string">
            <text:p>2.39 </text:p>
          </table:table-cell>
          <table:table-cell office:value-type="float" office:value="27">
            <text:p>27</text:p>
          </table:table-cell>
          <table:table-cell office:value-type="string">
            <text:p>48.3 </text:p>
          </table:table-cell>
          <table:table-cell office:value-type="string">
            <text:p>91.2 </text:p>
          </table:table-cell>
          <table:table-cell office:value-type="string">
            <text:p>91.2 </text:p>
          </table:table-cell>
          <table:table-cell office:value-type="string">
            <text:p>0.24284685995299</text:p>
          </table:table-cell>
          <table:table-cell office:value-type="string">
            <text:p>38.0 </text:p>
          </table:table-cell>
          <table:table-cell office:value-type="string">
            <text:p>43.7 </text:p>
          </table:table-cell>
          <table:table-cell office:value-type="string">
            <text:p>64,185 </text:p>
          </table:table-cell>
          <table:table-cell office:value-type="string">
            <text:p>72,757 </text:p>
          </table:table-cell>
          <table:table-cell office:value-type="string">
            <text:p>72,757 </text:p>
          </table:table-cell>
          <table:table-cell office:value-type="string">
            <text:p>$15,529 </text:p>
          </table:table-cell>
          <table:table-cell office:value-type="string">
            <text:p>$20,826 </text:p>
          </table:table-cell>
          <table:table-cell office:value-type="string">
            <text:p>$36,942 </text:p>
          </table:table-cell>
          <table:table-cell office:value-type="string">
            <text:p>$207,245 </text:p>
          </table:table-cell>
          <table:table-cell office:value-type="string">
            <text:p>8,572 </text:p>
          </table:table-cell>
          <table:table-cell office:value-type="string">
            <text:p>$1,021 </text:p>
          </table:table-cell>
          <table:table-cell office:value-type="string">
            <text:p>$653 </text:p>
          </table:table-cell>
          <table:table-cell office:value-type="string">
            <text:p>$729 </text:p>
          </table:table-cell>
          <table:table-cell office:value-type="string">
            <text:p>$768 </text:p>
          </table:table-cell>
          <table:table-cell office:value-type="string">
            <text:p>$60,493 </text:p>
          </table:table-cell>
          <table:table-cell office:value-type="string">
            <text:p>$138,290 </text:p>
          </table:table-cell>
          <table:table-cell office:value-type="string">
            <text:p>7,321 </text:p>
          </table:table-cell>
          <table:table-cell office:value-type="string">
            <text:p>$74,023 </text:p>
          </table:table-cell>
          <table:table-cell office:value-type="string">
            <text:p>14,296 </text:p>
          </table:table-cell>
          <table:table-cell office:value-type="string">
            <text:p>$74,023 </text:p>
          </table:table-cell>
          <table:table-cell office:value-type="string">
            <text:p>26,014 </text:p>
          </table:table-cell>
          <table:table-cell office:value-type="string">
            <text:p>$40,400 </text:p>
          </table:table-cell>
          <table:table-cell office:value-type="string">
            <text:p>16,552 </text:p>
          </table:table-cell>
          <table:table-cell office:value-type="string">
            <text:p>$47,249 </text:p>
          </table:table-cell>
          <table:table-cell office:value-type="string">
            <text:p>685 </text:p>
          </table:table-cell>
          <table:table-cell office:value-type="string">
            <text:p>2,483,766 </text:p>
          </table:table-cell>
          <table:table-cell office:value-type="string">
            <text:p>2,163,982 </text:p>
          </table:table-cell>
          <table:table-cell office:value-type="string">
            <text:p>1,160 </text:p>
          </table:table-cell>
          <table:table-cell office:value-type="string">
            <text:p>3.19</text:p>
          </table:table-cell>
          <table:table-cell office:value-type="string">
            <text:p>1,262 </text:p>
          </table:table-cell>
          <table:table-cell office:value-type="string">
            <text:p>175 </text:p>
          </table:table-cell>
          <table:table-cell office:value-type="string">
            <text:p>9.94 </text:p>
          </table:table-cell>
          <table:table-cell office:value-type="string">
            <text:p>8.6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2007</text:p>
          </table:table-cell>
          <table:table-cell office:value-type="string">
            <text:p>12.05 </text:p>
          </table:table-cell>
          <table:table-cell office:value-type="string">
            <text:p>11.26 </text:p>
          </table:table-cell>
          <table:table-cell office:value-type="string">
            <text:p>$22.83 </text:p>
          </table:table-cell>
          <table:table-cell office:value-type="string">
            <text:p>13.06 </text:p>
          </table:table-cell>
          <table:table-cell office:value-type="string">
            <text:p>13.98 </text:p>
          </table:table-cell>
          <table:table-cell office:value-type="string">
            <text:p>11.39 </text:p>
          </table:table-cell>
          <table:table-cell office:value-type="string">
            <text:p>10.65 </text:p>
          </table:table-cell>
          <table:table-cell office:value-type="string">
            <text:p>$18.09 </text:p>
          </table:table-cell>
          <table:table-cell office:value-type="string">
            <text:p>$18.09 </text:p>
          </table:table-cell>
          <table:table-cell office:value-type="string">
            <text:p>204,186 </text:p>
          </table:table-cell>
          <table:table-cell office:value-type="string">
            <text:p>2,550 </text:p>
          </table:table-cell>
          <table:table-cell office:value-type="string">
            <text:p>$500 </text:p>
          </table:table-cell>
          <table:table-cell office:value-type="string">
            <text:p>$2,035 </text:p>
          </table:table-cell>
          <table:table-cell office:value-type="string">
            <text:p>$1,962 </text:p>
          </table:table-cell>
          <table:table-cell office:value-type="string">
            <text:p>$0.63 </text:p>
          </table:table-cell>
          <table:table-cell office:value-type="string">
            <text:p>$0.37 </text:p>
          </table:table-cell>
          <table:table-cell office:value-type="string">
            <text:p>$22.13 </text:p>
          </table:table-cell>
          <table:table-cell office:value-type="string">
            <text:p>$19,581 </text:p>
          </table:table-cell>
          <table:table-cell office:value-type="string">
            <text:p>$13,772 </text:p>
          </table:table-cell>
          <table:table-cell office:value-type="string">
            <text:p>12.33 </text:p>
          </table:table-cell>
          <table:table-cell office:value-type="string">
            <text:p>8.67 </text:p>
          </table:table-cell>
          <table:table-cell office:value-type="string">
            <text:p>11.52 </text:p>
          </table:table-cell>
          <table:table-cell office:value-type="string">
            <text:p>8.11 </text:p>
          </table:table-cell>
          <table:table-cell office:value-type="string">
            <text:p>$7,357 </text:p>
          </table:table-cell>
          <table:table-cell office:value-type="string">
            <text:p>4.63 </text:p>
          </table:table-cell>
          <table:table-cell office:value-type="string">
            <text:p>4.33 </text:p>
          </table:table-cell>
          <table:table-cell office:value-type="string">
            <text:p>$6.41 </text:p>
          </table:table-cell>
          <table:table-cell office:value-type="string">
            <text:p>4.04 </text:p>
          </table:table-cell>
          <table:table-cell office:value-type="string">
            <text:p>3.78 </text:p>
          </table:table-cell>
          <table:table-cell office:value-type="string">
            <text:p>$2.05 </text:p>
          </table:table-cell>
          <table:table-cell office:value-type="string">
            <text:p>2,832 </text:p>
          </table:table-cell>
          <table:table-cell office:value-type="string">
            <text:p>$5,809 </text:p>
          </table:table-cell>
          <table:table-cell office:value-type="string">
            <text:p>$59.2 </text:p>
          </table:table-cell>
          <table:table-cell office:value-type="string">
            <text:p>$0.034 </text:p>
          </table:table-cell>
          <table:table-cell office:value-type="string">
            <text:p>$61,261 </text:p>
          </table:table-cell>
          <table:table-cell office:value-type="string">
            <text:p>0.29668489016110</text:p>
          </table:table-cell>
          <table:table-cell office:value-type="string">
            <text:p>2.37 </text:p>
          </table:table-cell>
          <table:table-cell office:value-type="float" office:value="26">
            <text:p>26</text:p>
          </table:table-cell>
          <table:table-cell office:value-type="string">
            <text:p>48.2 </text:p>
          </table:table-cell>
          <table:table-cell office:value-type="string">
            <text:p>90.3 </text:p>
          </table:table-cell>
          <table:table-cell office:value-type="string">
            <text:p>90.3 </text:p>
          </table:table-cell>
          <table:table-cell office:value-type="string">
            <text:p>0.254991949167880</text:p>
          </table:table-cell>
          <table:table-cell office:value-type="string">
            <text:p>39.3 </text:p>
          </table:table-cell>
          <table:table-cell office:value-type="string">
            <text:p>43.6 </text:p>
          </table:table-cell>
          <table:table-cell office:value-type="string">
            <text:p>63,475 </text:p>
          </table:table-cell>
          <table:table-cell office:value-type="string">
            <text:p>71,818 </text:p>
          </table:table-cell>
          <table:table-cell office:value-type="string">
            <text:p>71,818 </text:p>
          </table:table-cell>
          <table:table-cell office:value-type="string">
            <text:p>$13,733 </text:p>
          </table:table-cell>
          <table:table-cell office:value-type="string">
            <text:p>$19,282 </text:p>
          </table:table-cell>
          <table:table-cell office:value-type="string">
            <text:p>$38,871 </text:p>
          </table:table-cell>
          <table:table-cell office:value-type="string">
            <text:p>$208,578 </text:p>
          </table:table-cell>
          <table:table-cell office:value-type="string">
            <text:p>8,343 </text:p>
          </table:table-cell>
          <table:table-cell office:value-type="string">
            <text:p>$1,045 </text:p>
          </table:table-cell>
          <table:table-cell office:value-type="string">
            <text:p>$640 </text:p>
          </table:table-cell>
          <table:table-cell office:value-type="string">
            <text:p>$754 </text:p>
          </table:table-cell>
          <table:table-cell office:value-type="string">
            <text:p>$781 </text:p>
          </table:table-cell>
          <table:table-cell office:value-type="string">
            <text:p>$61,500 </text:p>
          </table:table-cell>
          <table:table-cell office:value-type="string">
            <text:p>$138,743 </text:p>
          </table:table-cell>
          <table:table-cell office:value-type="string">
            <text:p>7,338 </text:p>
          </table:table-cell>
          <table:table-cell office:value-type="string">
            <text:p>$85,270 </text:p>
          </table:table-cell>
          <table:table-cell office:value-type="string">
            <text:p>13,980 </text:p>
          </table:table-cell>
          <table:table-cell office:value-type="string">
            <text:p>$85,270 </text:p>
          </table:table-cell>
          <table:table-cell office:value-type="string">
            <text:p>25,887 </text:p>
          </table:table-cell>
          <table:table-cell office:value-type="string">
            <text:p>$41,412 </text:p>
          </table:table-cell>
          <table:table-cell office:value-type="string">
            <text:p>16,268 </text:p>
          </table:table-cell>
          <table:table-cell office:value-type="string">
            <text:p>$47,628 </text:p>
          </table:table-cell>
          <table:table-cell office:value-type="string">
            <text:p>660 </text:p>
          </table:table-cell>
          <table:table-cell office:value-type="string">
            <text:p>2,410,658 </text:p>
          </table:table-cell>
          <table:table-cell office:value-type="string">
            <text:p>2,088,671 </text:p>
          </table:table-cell>
          <table:table-cell office:value-type="string">
            <text:p>1,175 </text:p>
          </table:table-cell>
          <table:table-cell office:value-type="string">
            <text:p>3.11</text:p>
          </table:table-cell>
          <table:table-cell office:value-type="string">
            <text:p>1,251 </text:p>
          </table:table-cell>
          <table:table-cell office:value-type="string">
            <text:p>177 </text:p>
          </table:table-cell>
          <table:table-cell office:value-type="string">
            <text:p>10.01 </text:p>
          </table:table-cell>
          <table:table-cell office:value-type="string">
            <text:p>8.6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2008</text:p>
          </table:table-cell>
          <table:table-cell office:value-type="string">
            <text:p>12.63 </text:p>
          </table:table-cell>
          <table:table-cell office:value-type="string">
            <text:p>11.90 </text:p>
          </table:table-cell>
          <table:table-cell office:value-type="string">
            <text:p>$23.70 </text:p>
          </table:table-cell>
          <table:table-cell office:value-type="string">
            <text:p>13.83 </text:p>
          </table:table-cell>
          <table:table-cell office:value-type="string">
            <text:p>14.67 </text:p>
          </table:table-cell>
          <table:table-cell office:value-type="string">
            <text:p>11.82 </text:p>
          </table:table-cell>
          <table:table-cell office:value-type="string">
            <text:p>11.14 </text:p>
          </table:table-cell>
          <table:table-cell office:value-type="string">
            <text:p>$18.22 </text:p>
          </table:table-cell>
          <table:table-cell office:value-type="string">
            <text:p>$18.22 </text:p>
          </table:table-cell>
          <table:table-cell office:value-type="string">
            <text:p>356,445 </text:p>
          </table:table-cell>
          <table:table-cell office:value-type="string">
            <text:p>2,710 </text:p>
          </table:table-cell>
          <table:table-cell office:value-type="string">
            <text:p>$556 </text:p>
          </table:table-cell>
          <table:table-cell office:value-type="string">
            <text:p>$2,125 </text:p>
          </table:table-cell>
          <table:table-cell office:value-type="string">
            <text:p>$2,186 </text:p>
          </table:table-cell>
          <table:table-cell office:value-type="string">
            <text:p>$0.48 </text:p>
          </table:table-cell>
          <table:table-cell office:value-type="string">
            <text:p>$0.30 </text:p>
          </table:table-cell>
          <table:table-cell office:value-type="string">
            <text:p>$25.75 </text:p>
          </table:table-cell>
          <table:table-cell office:value-type="string">
            <text:p>$23,041 </text:p>
          </table:table-cell>
          <table:table-cell office:value-type="string">
            <text:p>$15,080 </text:p>
          </table:table-cell>
          <table:table-cell office:value-type="string">
            <text:p>14.95 </text:p>
          </table:table-cell>
          <table:table-cell office:value-type="string">
            <text:p>9.78 </text:p>
          </table:table-cell>
          <table:table-cell office:value-type="string">
            <text:p>14.09 </text:p>
          </table:table-cell>
          <table:table-cell office:value-type="string">
            <text:p>9.22 </text:p>
          </table:table-cell>
          <table:table-cell office:value-type="string">
            <text:p>$8,744 </text:p>
          </table:table-cell>
          <table:table-cell office:value-type="string">
            <text:p>5.67 </text:p>
          </table:table-cell>
          <table:table-cell office:value-type="string">
            <text:p>5.35 </text:p>
          </table:table-cell>
          <table:table-cell office:value-type="string">
            <text:p>$6.34 </text:p>
          </table:table-cell>
          <table:table-cell office:value-type="string">
            <text:p>4.11 </text:p>
          </table:table-cell>
          <table:table-cell office:value-type="string">
            <text:p>3.87 </text:p>
          </table:table-cell>
          <table:table-cell office:value-type="string">
            <text:p>$2.95 </text:p>
          </table:table-cell>
          <table:table-cell office:value-type="string">
            <text:p>2,695 </text:p>
          </table:table-cell>
          <table:table-cell office:value-type="string">
            <text:p>$7,960 </text:p>
          </table:table-cell>
          <table:table-cell office:value-type="string">
            <text:p>$85.8 </text:p>
          </table:table-cell>
          <table:table-cell office:value-type="string">
            <text:p>$0.049 </text:p>
          </table:table-cell>
          <table:table-cell office:value-type="string">
            <text:p>$60,882 </text:p>
          </table:table-cell>
          <table:table-cell office:value-type="string">
            <text:p>0.34548626105800</text:p>
          </table:table-cell>
          <table:table-cell office:value-type="string">
            <text:p>2.31 </text:p>
          </table:table-cell>
          <table:table-cell office:value-type="float" office:value="26">
            <text:p>26</text:p>
          </table:table-cell>
          <table:table-cell office:value-type="string">
            <text:p>46.6 </text:p>
          </table:table-cell>
          <table:table-cell office:value-type="string">
            <text:p>89.6 </text:p>
          </table:table-cell>
          <table:table-cell office:value-type="string">
            <text:p>89.6 </text:p>
          </table:table-cell>
          <table:table-cell office:value-type="string">
            <text:p>0.25425842227393</text:p>
          </table:table-cell>
          <table:table-cell office:value-type="string">
            <text:p>38.7 </text:p>
          </table:table-cell>
          <table:table-cell office:value-type="string">
            <text:p>43.0 </text:p>
          </table:table-cell>
          <table:table-cell office:value-type="string">
            <text:p>62,619 </text:p>
          </table:table-cell>
          <table:table-cell office:value-type="string">
            <text:p>70,925 </text:p>
          </table:table-cell>
          <table:table-cell office:value-type="string">
            <text:p>70,925 </text:p>
          </table:table-cell>
          <table:table-cell office:value-type="string">
            <text:p>$14,935 </text:p>
          </table:table-cell>
          <table:table-cell office:value-type="string">
            <text:p>$19,392 </text:p>
          </table:table-cell>
          <table:table-cell office:value-type="string">
            <text:p>$37,860 </text:p>
          </table:table-cell>
          <table:table-cell office:value-type="string">
            <text:p>$200,371 </text:p>
          </table:table-cell>
          <table:table-cell office:value-type="string">
            <text:p>8,306 </text:p>
          </table:table-cell>
          <table:table-cell office:value-type="string">
            <text:p>$1,043 </text:p>
          </table:table-cell>
          <table:table-cell office:value-type="string">
            <text:p>$657 </text:p>
          </table:table-cell>
          <table:table-cell office:value-type="string">
            <text:p>$746 </text:p>
          </table:table-cell>
          <table:table-cell office:value-type="string">
            <text:p>$785 </text:p>
          </table:table-cell>
          <table:table-cell office:value-type="string">
            <text:p>$52,998 </text:p>
          </table:table-cell>
          <table:table-cell office:value-type="string">
            <text:p>$138,792 </text:p>
          </table:table-cell>
          <table:table-cell office:value-type="string">
            <text:p>7,131 </text:p>
          </table:table-cell>
          <table:table-cell office:value-type="string">
            <text:p>$67,936 </text:p>
          </table:table-cell>
          <table:table-cell office:value-type="string">
            <text:p>14,479 </text:p>
          </table:table-cell>
          <table:table-cell office:value-type="string">
            <text:p>$67,936 </text:p>
          </table:table-cell>
          <table:table-cell office:value-type="string">
            <text:p>25,046 </text:p>
          </table:table-cell>
          <table:table-cell office:value-type="string">
            <text:p>$42,936 </text:p>
          </table:table-cell>
          <table:table-cell office:value-type="string">
            <text:p>15,962 </text:p>
          </table:table-cell>
          <table:table-cell office:value-type="string">
            <text:p>$49,776 </text:p>
          </table:table-cell>
          <table:table-cell office:value-type="string">
            <text:p>648 </text:p>
          </table:table-cell>
          <table:table-cell office:value-type="string">
            <text:p>2,323,156 </text:p>
          </table:table-cell>
          <table:table-cell office:value-type="string">
            <text:p>2,006,971 </text:p>
          </table:table-cell>
          <table:table-cell office:value-type="string">
            <text:p>1,160 </text:p>
          </table:table-cell>
          <table:table-cell office:value-type="string">
            <text:p>3.09</text:p>
          </table:table-cell>
          <table:table-cell office:value-type="string">
            <text:p>1,254 </text:p>
          </table:table-cell>
          <table:table-cell office:value-type="string">
            <text:p>177 </text:p>
          </table:table-cell>
          <table:table-cell office:value-type="string">
            <text:p>9.83 </text:p>
          </table:table-cell>
          <table:table-cell office:value-type="string">
            <text:p>8.4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2009</text:p>
          </table:table-cell>
          <table:table-cell office:value-type="string">
            <text:p>11.60 </text:p>
          </table:table-cell>
          <table:table-cell office:value-type="string">
            <text:p>10.95 </text:p>
          </table:table-cell>
          <table:table-cell office:value-type="string">
            <text:p>$19.90 </text:p>
          </table:table-cell>
          <table:table-cell office:value-type="string">
            <text:p>12.27 </text:p>
          </table:table-cell>
          <table:table-cell office:value-type="string">
            <text:p>13.00 </text:p>
          </table:table-cell>
          <table:table-cell office:value-type="string">
            <text:p>10.48 </text:p>
          </table:table-cell>
          <table:table-cell office:value-type="string">
            <text:p>9.90 </text:p>
          </table:table-cell>
          <table:table-cell office:value-type="string">
            <text:p>$15.02 </text:p>
          </table:table-cell>
          <table:table-cell office:value-type="string">
            <text:p>$15.02 </text:p>
          </table:table-cell>
          <table:table-cell office:value-type="string">
            <text:p>1,002,403 </text:p>
          </table:table-cell>
          <table:table-cell office:value-type="string">
            <text:p>2,167 </text:p>
          </table:table-cell>
          <table:table-cell office:value-type="string">
            <text:p>$564 </text:p>
          </table:table-cell>
          <table:table-cell office:value-type="string">
            <text:p>$1,955 </text:p>
          </table:table-cell>
          <table:table-cell office:value-type="string">
            <text:p>$2,227 </text:p>
          </table:table-cell>
          <table:table-cell office:value-type="string">
            <text:p>$0.52 </text:p>
          </table:table-cell>
          <table:table-cell office:value-type="string">
            <text:p>$0.34 </text:p>
          </table:table-cell>
          <table:table-cell office:value-type="string">
            <text:p>$21.06 </text:p>
          </table:table-cell>
          <table:table-cell office:value-type="string">
            <text:p>$18,894 </text:p>
          </table:table-cell>
          <table:table-cell office:value-type="string">
            <text:p>$14,036 </text:p>
          </table:table-cell>
          <table:table-cell office:value-type="string">
            <text:p>13.19 </text:p>
          </table:table-cell>
          <table:table-cell office:value-type="string">
            <text:p>9.80 </text:p>
          </table:table-cell>
          <table:table-cell office:value-type="string">
            <text:p>12.45 </text:p>
          </table:table-cell>
          <table:table-cell office:value-type="string">
            <text:p>9.25 </text:p>
          </table:table-cell>
          <table:table-cell office:value-type="string">
            <text:p>$7,552 </text:p>
          </table:table-cell>
          <table:table-cell office:value-type="string">
            <text:p>5.27 </text:p>
          </table:table-cell>
          <table:table-cell office:value-type="string">
            <text:p>4.98 </text:p>
          </table:table-cell>
          <table:table-cell office:value-type="string">
            <text:p>$6.48 </text:p>
          </table:table-cell>
          <table:table-cell office:value-type="string">
            <text:p>4.53 </text:p>
          </table:table-cell>
          <table:table-cell office:value-type="string">
            <text:p>4.27 </text:p>
          </table:table-cell>
          <table:table-cell office:value-type="string">
            <text:p>$1.94 </text:p>
          </table:table-cell>
          <table:table-cell office:value-type="string">
            <text:p>2,500 </text:p>
          </table:table-cell>
          <table:table-cell office:value-type="string">
            <text:p>$4,858 </text:p>
          </table:table-cell>
          <table:table-cell office:value-type="string">
            <text:p>$56.6 </text:p>
          </table:table-cell>
          <table:table-cell office:value-type="string">
            <text:p>$0.032 </text:p>
          </table:table-cell>
          <table:table-cell office:value-type="string">
            <text:p>$62,961 </text:p>
          </table:table-cell>
          <table:table-cell office:value-type="string">
            <text:p>0.25710393230462</text:p>
          </table:table-cell>
          <table:table-cell office:value-type="string">
            <text:p>2.28 </text:p>
          </table:table-cell>
          <table:table-cell office:value-type="float" office:value="23">
            <text:p>23</text:p>
          </table:table-cell>
          <table:table-cell office:value-type="string">
            <text:p>44.3 </text:p>
          </table:table-cell>
          <table:table-cell office:value-type="string">
            <text:p>86.2 </text:p>
          </table:table-cell>
          <table:table-cell office:value-type="string">
            <text:p>86.2 </text:p>
          </table:table-cell>
          <table:table-cell office:value-type="string">
            <text:p>0</text:p>
          </table:table-cell>
          <table:table-cell office:value-type="string">
            <text:p>39.6 </text:p>
          </table:table-cell>
          <table:table-cell office:value-type="string">
            <text:p>42.0 </text:p>
          </table:table-cell>
          <table:table-cell office:value-type="string">
            <text:p>58,427 </text:p>
          </table:table-cell>
          <table:table-cell office:value-type="string">
            <text:p>66,519 </text:p>
          </table:table-cell>
          <table:table-cell office:value-type="string">
            <text:p>66,519 </text:p>
          </table:table-cell>
          <table:table-cell office:value-type="string">
            <text:p>$21,922 </text:p>
          </table:table-cell>
          <table:table-cell office:value-type="string">
            <text:p>$25,588 </text:p>
          </table:table-cell>
          <table:table-cell office:value-type="string">
            <text:p>$39,542 </text:p>
          </table:table-cell>
          <table:table-cell office:value-type="string">
            <text:p>$198,352 </text:p>
          </table:table-cell>
          <table:table-cell office:value-type="string">
            <text:p>8,092 </text:p>
          </table:table-cell>
          <table:table-cell office:value-type="string">
            <text:p>$1,109 </text:p>
          </table:table-cell>
          <table:table-cell office:value-type="string">
            <text:p>$705 </text:p>
          </table:table-cell>
          <table:table-cell office:value-type="string">
            <text:p>$749 </text:p>
          </table:table-cell>
          <table:table-cell office:value-type="string">
            <text:p>$819 </text:p>
          </table:table-cell>
          <table:table-cell office:value-type="string">
            <text:p>$52,059 </text:p>
          </table:table-cell>
          <table:table-cell office:value-type="string">
            <text:p>$137,482 </text:p>
          </table:table-cell>
          <table:table-cell office:value-type="string">
            <text:p>6,816 </text:p>
          </table:table-cell>
          <table:table-cell office:value-type="string">
            <text:p>$76,146 </text:p>
          </table:table-cell>
          <table:table-cell office:value-type="string">
            <text:p>12,580 </text:p>
          </table:table-cell>
          <table:table-cell office:value-type="string">
            <text:p>$76,146 </text:p>
          </table:table-cell>
          <table:table-cell office:value-type="string">
            <text:p>24,002 </text:p>
          </table:table-cell>
          <table:table-cell office:value-type="string">
            <text:p>$41,408 </text:p>
          </table:table-cell>
          <table:table-cell office:value-type="string">
            <text:p>15,025 </text:p>
          </table:table-cell>
          <table:table-cell office:value-type="string">
            <text:p>$50,933 </text:p>
          </table:table-cell>
          <table:table-cell office:value-type="string">
            <text:p>606 </text:p>
          </table:table-cell>
          <table:table-cell office:value-type="string">
            <text:p>2,149,457 </text:p>
          </table:table-cell>
          <table:table-cell office:value-type="string">
            <text:p>1,968,558 </text:p>
          </table:table-cell>
          <table:table-cell office:value-type="string">
            <text:p>1,163 </text:p>
          </table:table-cell>
          <table:table-cell office:value-type="string">
            <text:p>3.03</text:p>
          </table:table-cell>
          <table:table-cell office:value-type="string">
            <text:p>1,263 </text:p>
          </table:table-cell>
          <table:table-cell office:value-type="string">
            <text:p>176 </text:p>
          </table:table-cell>
          <table:table-cell office:value-type="string">
            <text:p>9.71 </text:p>
          </table:table-cell>
          <table:table-cell office:value-type="string">
            <text:p>8.9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2010</text:p>
          </table:table-cell>
          <table:table-cell office:value-type="string">
            <text:p>12.80 </text:p>
          </table:table-cell>
          <table:table-cell office:value-type="string">
            <text:p>12.11 </text:p>
          </table:table-cell>
          <table:table-cell office:value-type="string">
            <text:p>$22.15 </text:p>
          </table:table-cell>
          <table:table-cell office:value-type="string">
            <text:p>13.34 </text:p>
          </table:table-cell>
          <table:table-cell office:value-type="string">
            <text:p>14.10 </text:p>
          </table:table-cell>
          <table:table-cell office:value-type="string">
            <text:p>11.55 </text:p>
          </table:table-cell>
          <table:table-cell office:value-type="string">
            <text:p>10.93 </text:p>
          </table:table-cell>
          <table:table-cell office:value-type="string">
            <text:p>$16.74 </text:p>
          </table:table-cell>
          <table:table-cell office:value-type="string">
            <text:p>$16.74 </text:p>
          </table:table-cell>
          <table:table-cell office:value-type="string">
            <text:p>1,131,668 </text:p>
          </table:table-cell>
          <table:table-cell office:value-type="string">
            <text:p>2,321 </text:p>
          </table:table-cell>
          <table:table-cell office:value-type="string">
            <text:p>$564 </text:p>
          </table:table-cell>
          <table:table-cell office:value-type="string">
            <text:p>$2,063 </text:p>
          </table:table-cell>
          <table:table-cell office:value-type="string">
            <text:p>$2,325 </text:p>
          </table:table-cell>
          <table:table-cell office:value-type="string">
            <text:p>$0.51 </text:p>
          </table:table-cell>
          <table:table-cell office:value-type="string">
            <text:p>$0.33 </text:p>
          </table:table-cell>
          <table:table-cell office:value-type="string">
            <text:p>$22.00 </text:p>
          </table:table-cell>
          <table:table-cell office:value-type="string">
            <text:p>$19,678 </text:p>
          </table:table-cell>
          <table:table-cell office:value-type="string">
            <text:p>$14,113 </text:p>
          </table:table-cell>
          <table:table-cell office:value-type="string">
            <text:p>13.57 </text:p>
          </table:table-cell>
          <table:table-cell office:value-type="string">
            <text:p>9.73 </text:p>
          </table:table-cell>
          <table:table-cell office:value-type="string">
            <text:p>12.84 </text:p>
          </table:table-cell>
          <table:table-cell office:value-type="string">
            <text:p>9.21 </text:p>
          </table:table-cell>
          <table:table-cell office:value-type="string">
            <text:p>$7,615 </text:p>
          </table:table-cell>
          <table:table-cell office:value-type="string">
            <text:p>5.25 </text:p>
          </table:table-cell>
          <table:table-cell office:value-type="string">
            <text:p>4.97 </text:p>
          </table:table-cell>
          <table:table-cell office:value-type="string">
            <text:p>$6.50 </text:p>
          </table:table-cell>
          <table:table-cell office:value-type="string">
            <text:p>4.48 </text:p>
          </table:table-cell>
          <table:table-cell office:value-type="string">
            <text:p>4.24 </text:p>
          </table:table-cell>
          <table:table-cell office:value-type="string">
            <text:p>$2.24 </text:p>
          </table:table-cell>
          <table:table-cell office:value-type="string">
            <text:p>2,481 </text:p>
          </table:table-cell>
          <table:table-cell office:value-type="string">
            <text:p>$5,566 </text:p>
          </table:table-cell>
          <table:table-cell office:value-type="string">
            <text:p>$64.6 </text:p>
          </table:table-cell>
          <table:table-cell office:value-type="string">
            <text:p>$0.036 </text:p>
          </table:table-cell>
          <table:table-cell office:value-type="string">
            <text:p>$63,916 </text:p>
          </table:table-cell>
          <table:table-cell office:value-type="string">
            <text:p>0.28284303360327</text:p>
          </table:table-cell>
          <table:table-cell office:value-type="string">
            <text:p>2.34 </text:p>
          </table:table-cell>
          <table:table-cell office:value-type="float" office:value="24">
            <text:p>24</text:p>
          </table:table-cell>
          <table:table-cell office:value-type="string">
            <text:p>45.4 </text:p>
          </table:table-cell>
          <table:table-cell office:value-type="string">
            <text:p>86.4 </text:p>
          </table:table-cell>
          <table:table-cell office:value-type="string">
            <text:p>86.4 </text:p>
          </table:table-cell>
          <table:table-cell office:value-type="string">
            <text:p>0.24272477810514</text:p>
          </table:table-cell>
          <table:table-cell office:value-type="string">
            <text:p>37.8 </text:p>
          </table:table-cell>
          <table:table-cell office:value-type="string">
            <text:p>42.3 </text:p>
          </table:table-cell>
          <table:table-cell office:value-type="string">
            <text:p>57,572 </text:p>
          </table:table-cell>
          <table:table-cell office:value-type="string">
            <text:p>65,506 </text:p>
          </table:table-cell>
          <table:table-cell office:value-type="string">
            <text:p>65,506 </text:p>
          </table:table-cell>
          <table:table-cell office:value-type="string">
            <text:p>$21,946 </text:p>
          </table:table-cell>
          <table:table-cell office:value-type="string">
            <text:p>$26,184 </text:p>
          </table:table-cell>
          <table:table-cell office:value-type="string">
            <text:p>$40,360 </text:p>
          </table:table-cell>
          <table:table-cell office:value-type="string">
            <text:p>$205,628 </text:p>
          </table:table-cell>
          <table:table-cell office:value-type="string">
            <text:p>7,934 </text:p>
          </table:table-cell>
          <table:table-cell office:value-type="string">
            <text:p>$1,217 </text:p>
          </table:table-cell>
          <table:table-cell office:value-type="string">
            <text:p>$765 </text:p>
          </table:table-cell>
          <table:table-cell office:value-type="string">
            <text:p>$649 </text:p>
          </table:table-cell>
          <table:table-cell office:value-type="string">
            <text:p>$821 </text:p>
          </table:table-cell>
          <table:table-cell office:value-type="string">
            <text:p>$56,932 </text:p>
          </table:table-cell>
          <table:table-cell office:value-type="string">
            <text:p>$139,872 </text:p>
          </table:table-cell>
          <table:table-cell office:value-type="string">
            <text:p>6,787 </text:p>
          </table:table-cell>
          <table:table-cell office:value-type="string">
            <text:p>$75,546 </text:p>
          </table:table-cell>
          <table:table-cell office:value-type="string">
            <text:p>12,621 </text:p>
          </table:table-cell>
          <table:table-cell office:value-type="string">
            <text:p>$75,546 </text:p>
          </table:table-cell>
          <table:table-cell office:value-type="string">
            <text:p>23,246 </text:p>
          </table:table-cell>
          <table:table-cell office:value-type="string">
            <text:p>$42,127 </text:p>
          </table:table-cell>
          <table:table-cell office:value-type="string">
            <text:p>14,918 </text:p>
          </table:table-cell>
          <table:table-cell office:value-type="string">
            <text:p>$50,510 </text:p>
          </table:table-cell>
          <table:table-cell office:value-type="string">
            <text:p>614 </text:p>
          </table:table-cell>
          <table:table-cell office:value-type="string">
            <text:p>2,159,858 </text:p>
          </table:table-cell>
          <table:table-cell office:value-type="string">
            <text:p>1,886,505 </text:p>
          </table:table-cell>
          <table:table-cell office:value-type="string">
            <text:p>1,149 </text:p>
          </table:table-cell>
          <table:table-cell office:value-type="string">
            <text:p>2.99</text:p>
          </table:table-cell>
          <table:table-cell office:value-type="string">
            <text:p>1,287 </text:p>
          </table:table-cell>
          <table:table-cell office:value-type="string">
            <text:p>175 </text:p>
          </table:table-cell>
          <table:table-cell office:value-type="string">
            <text:p>9.63 </text:p>
          </table:table-cell>
          <table:table-cell office:value-type="string">
            <text:p>8.4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2011</text:p>
          </table:table-cell>
          <table:table-cell office:value-type="string">
            <text:p>13.57 </text:p>
          </table:table-cell>
          <table:table-cell office:value-type="string">
            <text:p>12.84 </text:p>
          </table:table-cell>
          <table:table-cell office:value-type="string">
            <text:p>$23.96 </text:p>
          </table:table-cell>
          <table:table-cell office:value-type="string">
            <text:p>14.17 </text:p>
          </table:table-cell>
          <table:table-cell office:value-type="string">
            <text:p>14.98 </text:p>
          </table:table-cell>
          <table:table-cell office:value-type="string">
            <text:p>12.28 </text:p>
          </table:table-cell>
          <table:table-cell office:value-type="string">
            <text:p>11.62 </text:p>
          </table:table-cell>
          <table:table-cell office:value-type="string">
            <text:p>$17.93 </text:p>
          </table:table-cell>
          <table:table-cell office:value-type="string">
            <text:p>$17.93 </text:p>
          </table:table-cell>
          <table:table-cell office:value-type="string">
            <text:p>1,168,839 </text:p>
          </table:table-cell>
          <table:table-cell office:value-type="string">
            <text:p>2,849 </text:p>
          </table:table-cell>
          <table:table-cell office:value-type="string">
            <text:p>$569 </text:p>
          </table:table-cell>
          <table:table-cell office:value-type="string">
            <text:p>$2,079 </text:p>
          </table:table-cell>
          <table:table-cell office:value-type="string">
            <text:p>$2,335 </text:p>
          </table:table-cell>
          <table:table-cell office:value-type="string">
            <text:p>$0.50 </text:p>
          </table:table-cell>
          <table:table-cell office:value-type="string">
            <text:p>$0.32 </text:p>
          </table:table-cell>
          <table:table-cell office:value-type="string">
            <text:p>$25.13 </text:p>
          </table:table-cell>
          <table:table-cell office:value-type="string">
            <text:p>$22,278 </text:p>
          </table:table-cell>
          <table:table-cell office:value-type="string">
            <text:p>$15,125 </text:p>
          </table:table-cell>
          <table:table-cell office:value-type="string">
            <text:p>15.25 </text:p>
          </table:table-cell>
          <table:table-cell office:value-type="string">
            <text:p>10.36 </text:p>
          </table:table-cell>
          <table:table-cell office:value-type="string">
            <text:p>14.44 </text:p>
          </table:table-cell>
          <table:table-cell office:value-type="string">
            <text:p>9.80 </text:p>
          </table:table-cell>
          <table:table-cell office:value-type="string">
            <text:p>$8,454 </text:p>
          </table:table-cell>
          <table:table-cell office:value-type="string">
            <text:p>5.79 </text:p>
          </table:table-cell>
          <table:table-cell office:value-type="string">
            <text:p>5.48 </text:p>
          </table:table-cell>
          <table:table-cell office:value-type="string">
            <text:p>$6.67 </text:p>
          </table:table-cell>
          <table:table-cell office:value-type="string">
            <text:p>4.57 </text:p>
          </table:table-cell>
          <table:table-cell office:value-type="string">
            <text:p>4.32 </text:p>
          </table:table-cell>
          <table:table-cell office:value-type="string">
            <text:p>$2.93 </text:p>
          </table:table-cell>
          <table:table-cell office:value-type="string">
            <text:p>2,445 </text:p>
          </table:table-cell>
          <table:table-cell office:value-type="string">
            <text:p>$7,153 </text:p>
          </table:table-cell>
          <table:table-cell office:value-type="string">
            <text:p>$83.0 </text:p>
          </table:table-cell>
          <table:table-cell office:value-type="string">
            <text:p>$0.046 </text:p>
          </table:table-cell>
          <table:table-cell office:value-type="string">
            <text:p>$63,953 </text:p>
          </table:table-cell>
          <table:table-cell office:value-type="string">
            <text:p>0.32107980779585</text:p>
          </table:table-cell>
          <table:table-cell office:value-type="string">
            <text:p>2.32 </text:p>
          </table:table-cell>
          <table:table-cell office:value-type="float" office:value="23">
            <text:p>23</text:p>
          </table:table-cell>
          <table:table-cell office:value-type="string">
            <text:p>44.7 </text:p>
          </table:table-cell>
          <table:table-cell office:value-type="string">
            <text:p>84.8 </text:p>
          </table:table-cell>
          <table:table-cell office:value-type="string">
            <text:p>84.8 </text:p>
          </table:table-cell>
          <table:table-cell office:value-type="string">
            <text:p>0.243501353746360</text:p>
          </table:table-cell>
          <table:table-cell office:value-type="string">
            <text:p>37.8 </text:p>
          </table:table-cell>
          <table:table-cell office:value-type="string">
            <text:p>41.3 </text:p>
          </table:table-cell>
          <table:table-cell office:value-type="string">
            <text:p>58,493 </text:p>
          </table:table-cell>
          <table:table-cell office:value-type="string">
            <text:p>66,522 </text:p>
          </table:table-cell>
          <table:table-cell office:value-type="string">
            <text:p>66,522 </text:p>
          </table:table-cell>
          <table:table-cell office:value-type="string">
            <text:p>$22,615 </text:p>
          </table:table-cell>
          <table:table-cell office:value-type="string">
            <text:p>$26,949 </text:p>
          </table:table-cell>
          <table:table-cell office:value-type="string">
            <text:p>$40,139 </text:p>
          </table:table-cell>
          <table:table-cell office:value-type="string">
            <text:p>$207,135 </text:p>
          </table:table-cell>
          <table:table-cell office:value-type="string">
            <text:p>8,029 </text:p>
          </table:table-cell>
          <table:table-cell office:value-type="string">
            <text:p>$1,250 </text:p>
          </table:table-cell>
          <table:table-cell office:value-type="string">
            <text:p>$792 </text:p>
          </table:table-cell>
          <table:table-cell office:value-type="string">
            <text:p>$681 </text:p>
          </table:table-cell>
          <table:table-cell office:value-type="string">
            <text:p>$846 </text:p>
          </table:table-cell>
          <table:table-cell office:value-type="string">
            <text:p>$58,519 </text:p>
          </table:table-cell>
          <table:table-cell office:value-type="string">
            <text:p>$139,963 </text:p>
          </table:table-cell>
          <table:table-cell office:value-type="string">
            <text:p>6,987 </text:p>
          </table:table-cell>
          <table:table-cell office:value-type="string">
            <text:p>$71,333 </text:p>
          </table:table-cell>
          <table:table-cell office:value-type="string">
            <text:p>12,981 </text:p>
          </table:table-cell>
          <table:table-cell office:value-type="string">
            <text:p>$71,333 </text:p>
          </table:table-cell>
          <table:table-cell office:value-type="string">
            <text:p>23,237 </text:p>
          </table:table-cell>
          <table:table-cell office:value-type="string">
            <text:p>$42,790 </text:p>
          </table:table-cell>
          <table:table-cell office:value-type="string">
            <text:p>15,288 </text:p>
          </table:table-cell>
          <table:table-cell office:value-type="string">
            <text:p>$51,197 </text:p>
          </table:table-cell>
          <table:table-cell office:value-type="string">
            <text:p>615 </text:p>
          </table:table-cell>
          <table:table-cell office:value-type="string">
            <text:p>2,151,216 </text:p>
          </table:table-cell>
          <table:table-cell office:value-type="string">
            <text:p>1,886,952 </text:p>
          </table:table-cell>
          <table:table-cell office:value-type="string">
            <text:p>1,137 </text:p>
          </table:table-cell>
          <table:table-cell office:value-type="string">
            <text:p>3.00</text:p>
          </table:table-cell>
          <table:table-cell office:value-type="string">
            <text:p>1,303 </text:p>
          </table:table-cell>
          <table:table-cell office:value-type="string">
            <text:p>176 </text:p>
          </table:table-cell>
          <table:table-cell office:value-type="string">
            <text:p>9.58 </text:p>
          </table:table-cell>
          <table:table-cell office:value-type="string">
            <text:p>8.4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2012</text:p>
          </table:table-cell>
          <table:table-cell office:value-type="string">
            <text:p>14.13 </text:p>
          </table:table-cell>
          <table:table-cell office:value-type="string">
            <text:p>13.47 </text:p>
          </table:table-cell>
          <table:table-cell office:value-type="string">
            <text:p>$24.83 </text:p>
          </table:table-cell>
          <table:table-cell office:value-type="string">
            <text:p>14.81 </text:p>
          </table:table-cell>
          <table:table-cell office:value-type="string">
            <text:p>15.53 </text:p>
          </table:table-cell>
          <table:table-cell office:value-type="string">
            <text:p>12.86 </text:p>
          </table:table-cell>
          <table:table-cell office:value-type="string">
            <text:p>12.27 </text:p>
          </table:table-cell>
          <table:table-cell office:value-type="string">
            <text:p>$18.72 </text:p>
          </table:table-cell>
          <table:table-cell office:value-type="string">
            <text:p>$18.72 </text:p>
          </table:table-cell>
          <table:table-cell office:value-type="string">
            <text:p>1,150,467 </text:p>
          </table:table-cell>
          <table:table-cell office:value-type="string">
            <text:p>3,018 </text:p>
          </table:table-cell>
          <table:table-cell office:value-type="string">
            <text:p>$591 </text:p>
          </table:table-cell>
          <table:table-cell office:value-type="string">
            <text:p>$2,017 </text:p>
          </table:table-cell>
          <table:table-cell office:value-type="string">
            <text:p>$2,297 </text:p>
          </table:table-cell>
          <table:table-cell office:value-type="string">
            <text:p>$0.50 </text:p>
          </table:table-cell>
          <table:table-cell office:value-type="string">
            <text:p>$0.33 </text:p>
          </table:table-cell>
          <table:table-cell office:value-type="string">
            <text:p>$24.78 </text:p>
          </table:table-cell>
          <table:table-cell office:value-type="string">
            <text:p>$21,766 </text:p>
          </table:table-cell>
          <table:table-cell office:value-type="string">
            <text:p>$14,257 </text:p>
          </table:table-cell>
          <table:table-cell office:value-type="string">
            <text:p>14.95 </text:p>
          </table:table-cell>
          <table:table-cell office:value-type="string">
            <text:p>9.80 </text:p>
          </table:table-cell>
          <table:table-cell office:value-type="string">
            <text:p>14.26 </text:p>
          </table:table-cell>
          <table:table-cell office:value-type="string">
            <text:p>9.34 </text:p>
          </table:table-cell>
          <table:table-cell office:value-type="string">
            <text:p>$7,724 </text:p>
          </table:table-cell>
          <table:table-cell office:value-type="string">
            <text:p>5.31 </text:p>
          </table:table-cell>
          <table:table-cell office:value-type="string">
            <text:p>5.06 </text:p>
          </table:table-cell>
          <table:table-cell office:value-type="string">
            <text:p>$6.53 </text:p>
          </table:table-cell>
          <table:table-cell office:value-type="string">
            <text:p>4.49 </text:p>
          </table:table-cell>
          <table:table-cell office:value-type="string">
            <text:p>4.28 </text:p>
          </table:table-cell>
          <table:table-cell office:value-type="string">
            <text:p>$3.08 </text:p>
          </table:table-cell>
          <table:table-cell office:value-type="string">
            <text:p>2,435 </text:p>
          </table:table-cell>
          <table:table-cell office:value-type="string">
            <text:p>$7,509 </text:p>
          </table:table-cell>
          <table:table-cell office:value-type="string">
            <text:p>$86.8 </text:p>
          </table:table-cell>
          <table:table-cell office:value-type="string">
            <text:p>$0.049 </text:p>
          </table:table-cell>
          <table:table-cell office:value-type="string">
            <text:p>$64,576 </text:p>
          </table:table-cell>
          <table:table-cell office:value-type="string">
            <text:p>0.34498154592807</text:p>
          </table:table-cell>
          <table:table-cell office:value-type="string">
            <text:p>2.37 </text:p>
          </table:table-cell>
          <table:table-cell office:value-type="float" office:value="23">
            <text:p>23</text:p>
          </table:table-cell>
          <table:table-cell office:value-type="string">
            <text:p>46.0 </text:p>
          </table:table-cell>
          <table:table-cell office:value-type="string">
            <text:p>93.5 </text:p>
          </table:table-cell>
          <table:table-cell office:value-type="string">
            <text:p>93.5 </text:p>
          </table:table-cell>
          <table:table-cell office:value-type="string">
            <text:p>0</text:p>
          </table:table-cell>
          <table:table-cell office:value-type="string">
            <text:p>35.6 </text:p>
          </table:table-cell>
          <table:table-cell office:value-type="string">
            <text:p>41.0 </text:p>
          </table:table-cell>
          <table:table-cell office:value-type="string">
            <text:p>56,792 </text:p>
          </table:table-cell>
          <table:table-cell office:value-type="string">
            <text:p>64,529 </text:p>
          </table:table-cell>
          <table:table-cell office:value-type="string">
            <text:p>64,529 </text:p>
          </table:table-cell>
          <table:table-cell office:value-type="string">
            <text:p>$25,056 </text:p>
          </table:table-cell>
          <table:table-cell office:value-type="string">
            <text:p>$26,986 </text:p>
          </table:table-cell>
          <table:table-cell office:value-type="string">
            <text:p>$40,329 </text:p>
          </table:table-cell>
          <table:table-cell office:value-type="string">
            <text:p>$190,918 </text:p>
          </table:table-cell>
          <table:table-cell office:value-type="string">
            <text:p>7,737 </text:p>
          </table:table-cell>
          <table:table-cell office:value-type="string">
            <text:p>$1,020 </text:p>
          </table:table-cell>
          <table:table-cell office:value-type="string">
            <text:p>$653 </text:p>
          </table:table-cell>
          <table:table-cell office:value-type="string">
            <text:p>$704 </text:p>
          </table:table-cell>
          <table:table-cell office:value-type="string">
            <text:p>$764 </text:p>
          </table:table-cell>
          <table:table-cell office:value-type="string">
            <text:p>$41,147 </text:p>
          </table:table-cell>
          <table:table-cell office:value-type="string">
            <text:p>$140,689 </text:p>
          </table:table-cell>
          <table:table-cell office:value-type="string">
            <text:p>7,115 </text:p>
          </table:table-cell>
          <table:table-cell office:value-type="string">
            <text:p>$70,270 </text:p>
          </table:table-cell>
          <table:table-cell office:value-type="string">
            <text:p>12,750 </text:p>
          </table:table-cell>
          <table:table-cell office:value-type="string">
            <text:p>$70,270 </text:p>
          </table:table-cell>
          <table:table-cell office:value-type="string">
            <text:p>21,589 </text:p>
          </table:table-cell>
          <table:table-cell office:value-type="string">
            <text:p>$44,005 </text:p>
          </table:table-cell>
          <table:table-cell office:value-type="string">
            <text:p>15,338 </text:p>
          </table:table-cell>
          <table:table-cell office:value-type="string">
            <text:p>$51,383 </text:p>
          </table:table-cell>
          <table:table-cell office:value-type="string">
            <text:p>606 </text:p>
          </table:table-cell>
          <table:table-cell office:value-type="string">
            <text:p>2,137,235 </text:p>
          </table:table-cell>
          <table:table-cell office:value-type="string">
            <text:p>1,868,975 </text:p>
          </table:table-cell>
          <table:table-cell office:value-type="string">
            <text:p>1,139 </text:p>
          </table:table-cell>
          <table:table-cell office:value-type="string">
            <text:p>3.05</text:p>
          </table:table-cell>
          <table:table-cell office:value-type="string">
            <text:p>1,302 </text:p>
          </table:table-cell>
          <table:table-cell office:value-type="string">
            <text:p>176 </text:p>
          </table:table-cell>
          <table:table-cell office:value-type="string">
            <text:p>9.63 </text:p>
          </table:table-cell>
          <table:table-cell office:value-type="string">
            <text:p>8.4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2013</text:p>
          </table:table-cell>
          <table:table-cell office:value-type="string">
            <text:p>14.47 </text:p>
          </table:table-cell>
          <table:table-cell office:value-type="string">
            <text:p>13.83 </text:p>
          </table:table-cell>
          <table:table-cell office:value-type="string">
            <text:p>$25.76 </text:p>
          </table:table-cell>
          <table:table-cell office:value-type="string">
            <text:p>15.24 </text:p>
          </table:table-cell>
          <table:table-cell office:value-type="string">
            <text:p>15.95 </text:p>
          </table:table-cell>
          <table:table-cell office:value-type="string">
            <text:p>13.25 </text:p>
          </table:table-cell>
          <table:table-cell office:value-type="string">
            <text:p>12.67 </text:p>
          </table:table-cell>
          <table:table-cell office:value-type="string">
            <text:p>$19.57 </text:p>
          </table:table-cell>
          <table:table-cell office:value-type="string">
            <text:p>$19.57 </text:p>
          </table:table-cell>
          <table:table-cell office:value-type="string">
            <text:p>1,102,961 </text:p>
          </table:table-cell>
          <table:table-cell office:value-type="string">
            <text:p>3,049 </text:p>
          </table:table-cell>
          <table:table-cell office:value-type="string">
            <text:p>$682 </text:p>
          </table:table-cell>
          <table:table-cell office:value-type="string">
            <text:p>$2,177 </text:p>
          </table:table-cell>
          <table:table-cell office:value-type="string">
            <text:p>$2,251 </text:p>
          </table:table-cell>
          <table:table-cell office:value-type="string">
            <text:p>$0.60 </text:p>
          </table:table-cell>
          <table:table-cell office:value-type="string">
            <text:p>$0.39 </text:p>
          </table:table-cell>
          <table:table-cell office:value-type="string">
            <text:p>$24.27 </text:p>
          </table:table-cell>
          <table:table-cell office:value-type="string">
            <text:p>$21,223 </text:p>
          </table:table-cell>
          <table:table-cell office:value-type="string">
            <text:p>$13,809 </text:p>
          </table:table-cell>
          <table:table-cell office:value-type="string">
            <text:p>14.37 </text:p>
          </table:table-cell>
          <table:table-cell office:value-type="string">
            <text:p>9.35 </text:p>
          </table:table-cell>
          <table:table-cell office:value-type="string">
            <text:p>13.74 </text:p>
          </table:table-cell>
          <table:table-cell office:value-type="string">
            <text:p>8.94 </text:p>
          </table:table-cell>
          <table:table-cell office:value-type="string">
            <text:p>$8,176 </text:p>
          </table:table-cell>
          <table:table-cell office:value-type="string">
            <text:p>5.54 </text:p>
          </table:table-cell>
          <table:table-cell office:value-type="string">
            <text:p>5.29 </text:p>
          </table:table-cell>
          <table:table-cell office:value-type="string">
            <text:p>$5.63 </text:p>
          </table:table-cell>
          <table:table-cell office:value-type="string">
            <text:p>3.81 </text:p>
          </table:table-cell>
          <table:table-cell office:value-type="string">
            <text:p>3.65 </text:p>
          </table:table-cell>
          <table:table-cell office:value-type="string">
            <text:p>$2.94 </text:p>
          </table:table-cell>
          <table:table-cell office:value-type="string">
            <text:p>2,522 </text:p>
          </table:table-cell>
          <table:table-cell office:value-type="string">
            <text:p>$7,415 </text:p>
          </table:table-cell>
          <table:table-cell office:value-type="string">
            <text:p>$85.2 </text:p>
          </table:table-cell>
          <table:table-cell office:value-type="string">
            <text:p>$0.048 </text:p>
          </table:table-cell>
          <table:table-cell office:value-type="string">
            <text:p>$68,523 </text:p>
          </table:table-cell>
          <table:table-cell office:value-type="string">
            <text:p>0.34936072315801</text:p>
          </table:table-cell>
          <table:table-cell office:value-type="string">
            <text:p>2.60 </text:p>
          </table:table-cell>
          <table:table-cell office:value-type="float" office:value="27">
            <text:p>27</text:p>
          </table:table-cell>
          <table:table-cell office:value-type="string">
            <text:p>46.5 </text:p>
          </table:table-cell>
          <table:table-cell office:value-type="string">
            <text:p>92.9 </text:p>
          </table:table-cell>
          <table:table-cell office:value-type="string">
            <text:p>92.9 </text:p>
          </table:table-cell>
          <table:table-cell office:value-type="string">
            <text:p>0.30314132404676</text:p>
          </table:table-cell>
          <table:table-cell office:value-type="string">
            <text:p>30.5 </text:p>
          </table:table-cell>
          <table:table-cell office:value-type="string">
            <text:p>42.2 </text:p>
          </table:table-cell>
          <table:table-cell office:value-type="string">
            <text:p>51,642 </text:p>
          </table:table-cell>
          <table:table-cell office:value-type="string">
            <text:p>59,532 </text:p>
          </table:table-cell>
          <table:table-cell office:value-type="string">
            <text:p>59,532 </text:p>
          </table:table-cell>
          <table:table-cell office:value-type="string">
            <text:p>$13,182 </text:p>
          </table:table-cell>
          <table:table-cell office:value-type="string">
            <text:p>$15,916 </text:p>
          </table:table-cell>
          <table:table-cell office:value-type="string">
            <text:p>$41,451 </text:p>
          </table:table-cell>
          <table:table-cell office:value-type="string">
            <text:p>$189,508 </text:p>
          </table:table-cell>
          <table:table-cell office:value-type="string">
            <text:p>7,890 </text:p>
          </table:table-cell>
          <table:table-cell office:value-type="string">
            <text:p>$1,015 </text:p>
          </table:table-cell>
          <table:table-cell office:value-type="string">
            <text:p>$656 </text:p>
          </table:table-cell>
          <table:table-cell office:value-type="string">
            <text:p>$687 </text:p>
          </table:table-cell>
          <table:table-cell office:value-type="string">
            <text:p>$755 </text:p>
          </table:table-cell>
          <table:table-cell office:value-type="string">
            <text:p>$33,813 </text:p>
          </table:table-cell>
          <table:table-cell office:value-type="string">
            <text:p>$147,312 </text:p>
          </table:table-cell>
          <table:table-cell office:value-type="string">
            <text:p>6,795 </text:p>
          </table:table-cell>
          <table:table-cell office:value-type="string">
            <text:p>$87,832 </text:p>
          </table:table-cell>
          <table:table-cell office:value-type="string">
            <text:p>11,143 </text:p>
          </table:table-cell>
          <table:table-cell office:value-type="string">
            <text:p>$87,832 </text:p>
          </table:table-cell>
          <table:table-cell office:value-type="string">
            <text:p>18,666 </text:p>
          </table:table-cell>
          <table:table-cell office:value-type="string">
            <text:p>$43,107 </text:p>
          </table:table-cell>
          <table:table-cell office:value-type="string">
            <text:p>15,038 </text:p>
          </table:table-cell>
          <table:table-cell office:value-type="string">
            <text:p>$51,628 </text:p>
          </table:table-cell>
          <table:table-cell office:value-type="string">
            <text:p>612 </text:p>
          </table:table-cell>
          <table:table-cell office:value-type="string">
            <text:p>2,202,566 </text:p>
          </table:table-cell>
          <table:table-cell office:value-type="string">
            <text:p>1,981,851 </text:p>
          </table:table-cell>
          <table:table-cell office:value-type="string">
            <text:p>1,145 </text:p>
          </table:table-cell>
          <table:table-cell office:value-type="string">
            <text:p>3.00</text:p>
          </table:table-cell>
          <table:table-cell office:value-type="string">
            <text:p>1,308 </text:p>
          </table:table-cell>
          <table:table-cell office:value-type="string">
            <text:p>173 </text:p>
          </table:table-cell>
          <table:table-cell office:value-type="string">
            <text:p>9.85 </text:p>
          </table:table-cell>
          <table:table-cell office:value-type="string">
            <text:p>8.8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2014</text:p>
          </table:table-cell>
          <table:table-cell office:value-type="string">
            <text:p>14.85 </text:p>
          </table:table-cell>
          <table:table-cell office:value-type="string">
            <text:p>14.13 </text:p>
          </table:table-cell>
          <table:table-cell office:value-type="string">
            <text:p>$27.14 </text:p>
          </table:table-cell>
          <table:table-cell office:value-type="string">
            <text:p>15.71 </text:p>
          </table:table-cell>
          <table:table-cell office:value-type="string">
            <text:p>16.51 </text:p>
          </table:table-cell>
          <table:table-cell office:value-type="string">
            <text:p>13.55 </text:p>
          </table:table-cell>
          <table:table-cell office:value-type="string">
            <text:p>12.89 </text:p>
          </table:table-cell>
          <table:table-cell office:value-type="string">
            <text:p>$20.32 </text:p>
          </table:table-cell>
          <table:table-cell office:value-type="string">
            <text:p>$20.32 </text:p>
          </table:table-cell>
          <table:table-cell office:value-type="string">
            <text:p>1,202,018 </text:p>
          </table:table-cell>
          <table:table-cell office:value-type="string">
            <text:p>3,121 </text:p>
          </table:table-cell>
          <table:table-cell office:value-type="string">
            <text:p>$700 </text:p>
          </table:table-cell>
          <table:table-cell office:value-type="string">
            <text:p>$2,128 </text:p>
          </table:table-cell>
          <table:table-cell office:value-type="string">
            <text:p>$2,382 </text:p>
          </table:table-cell>
          <table:table-cell office:value-type="string">
            <text:p>$0.66 </text:p>
          </table:table-cell>
          <table:table-cell office:value-type="string">
            <text:p>$0.42 </text:p>
          </table:table-cell>
          <table:table-cell office:value-type="string">
            <text:p>$24.80 </text:p>
          </table:table-cell>
          <table:table-cell office:value-type="string">
            <text:p>$21,682 </text:p>
          </table:table-cell>
          <table:table-cell office:value-type="string">
            <text:p>$14,687 </text:p>
          </table:table-cell>
          <table:table-cell office:value-type="string">
            <text:p>14.46 </text:p>
          </table:table-cell>
          <table:table-cell office:value-type="string">
            <text:p>9.80 </text:p>
          </table:table-cell>
          <table:table-cell office:value-type="string">
            <text:p>13.76 </text:p>
          </table:table-cell>
          <table:table-cell office:value-type="string">
            <text:p>9.32 </text:p>
          </table:table-cell>
          <table:table-cell office:value-type="string">
            <text:p>$8,697 </text:p>
          </table:table-cell>
          <table:table-cell office:value-type="string">
            <text:p>5.80 </text:p>
          </table:table-cell>
          <table:table-cell office:value-type="string">
            <text:p>5.52 </text:p>
          </table:table-cell>
          <table:table-cell office:value-type="string">
            <text:p>$5.99 </text:p>
          </table:table-cell>
          <table:table-cell office:value-type="string">
            <text:p>4.00 </text:p>
          </table:table-cell>
          <table:table-cell office:value-type="string">
            <text:p>3.80 </text:p>
          </table:table-cell>
          <table:table-cell office:value-type="string">
            <text:p>$2.83 </text:p>
          </table:table-cell>
          <table:table-cell office:value-type="string">
            <text:p>2,474 </text:p>
          </table:table-cell>
          <table:table-cell office:value-type="string">
            <text:p>$6,994 </text:p>
          </table:table-cell>
          <table:table-cell office:value-type="string">
            <text:p>$79.5 </text:p>
          </table:table-cell>
          <table:table-cell office:value-type="string">
            <text:p>$0.044 </text:p>
          </table:table-cell>
          <table:table-cell office:value-type="string">
            <text:p>$70,486 </text:p>
          </table:table-cell>
          <table:table-cell office:value-type="string">
            <text:p>0.32259331088448</text:p>
          </table:table-cell>
          <table:table-cell office:value-type="string">
            <text:p>2.56 </text:p>
          </table:table-cell>
          <table:table-cell office:value-type="float" office:value="26">
            <text:p>26</text:p>
          </table:table-cell>
          <table:table-cell office:value-type="string">
            <text:p>43.7 </text:p>
          </table:table-cell>
          <table:table-cell office:value-type="string">
            <text:p>84.6 </text:p>
          </table:table-cell>
          <table:table-cell office:value-type="string">
            <text:p>84.6 </text:p>
          </table:table-cell>
          <table:table-cell office:value-type="string">
            <text:p>0.29408887285876</text:p>
          </table:table-cell>
          <table:table-cell office:value-type="string">
            <text:p>30.7 </text:p>
          </table:table-cell>
          <table:table-cell office:value-type="string">
            <text:p>40.8 </text:p>
          </table:table-cell>
          <table:table-cell office:value-type="string">
            <text:p>52,940 </text:p>
          </table:table-cell>
          <table:table-cell office:value-type="string">
            <text:p>61,527 </text:p>
          </table:table-cell>
          <table:table-cell office:value-type="string">
            <text:p>61,527 </text:p>
          </table:table-cell>
          <table:table-cell office:value-type="string">
            <text:p>$13,246 </text:p>
          </table:table-cell>
          <table:table-cell office:value-type="string">
            <text:p>$16,215 </text:p>
          </table:table-cell>
          <table:table-cell office:value-type="string">
            <text:p>$42,365 </text:p>
          </table:table-cell>
          <table:table-cell office:value-type="string">
            <text:p>$195,075 </text:p>
          </table:table-cell>
          <table:table-cell office:value-type="string">
            <text:p>8,587 </text:p>
          </table:table-cell>
          <table:table-cell office:value-type="string">
            <text:p>$1,168 </text:p>
          </table:table-cell>
          <table:table-cell office:value-type="string">
            <text:p>$739 </text:p>
          </table:table-cell>
          <table:table-cell office:value-type="string">
            <text:p>$733 </text:p>
          </table:table-cell>
          <table:table-cell office:value-type="string">
            <text:p>$827 </text:p>
          </table:table-cell>
          <table:table-cell office:value-type="string">
            <text:p>$34,521 </text:p>
          </table:table-cell>
          <table:table-cell office:value-type="string">
            <text:p>$151,558 </text:p>
          </table:table-cell>
          <table:table-cell office:value-type="string">
            <text:p>6,805 </text:p>
          </table:table-cell>
          <table:table-cell office:value-type="string">
            <text:p>$97,640 </text:p>
          </table:table-cell>
          <table:table-cell office:value-type="string">
            <text:p>10,907 </text:p>
          </table:table-cell>
          <table:table-cell office:value-type="string">
            <text:p>$97,640 </text:p>
          </table:table-cell>
          <table:table-cell office:value-type="string">
            <text:p>19,279 </text:p>
          </table:table-cell>
          <table:table-cell office:value-type="string">
            <text:p>$42,046 </text:p>
          </table:table-cell>
          <table:table-cell office:value-type="string">
            <text:p>15,949 </text:p>
          </table:table-cell>
          <table:table-cell office:value-type="string">
            <text:p>$49,692 </text:p>
          </table:table-cell>
          <table:table-cell office:value-type="string">
            <text:p>627 </text:p>
          </table:table-cell>
          <table:table-cell office:value-type="string">
            <text:p>2,253,112 </text:p>
          </table:table-cell>
          <table:table-cell office:value-type="string">
            <text:p>1,962,819 </text:p>
          </table:table-cell>
          <table:table-cell office:value-type="string">
            <text:p>1,098 </text:p>
          </table:table-cell>
          <table:table-cell office:value-type="string">
            <text:p>3.14</text:p>
          </table:table-cell>
          <table:table-cell office:value-type="string">
            <text:p>1,325 </text:p>
          </table:table-cell>
          <table:table-cell office:value-type="string">
            <text:p>173 </text:p>
          </table:table-cell>
          <table:table-cell office:value-type="string">
            <text:p>9.84 </text:p>
          </table:table-cell>
          <table:table-cell office:value-type="string">
            <text:p>8.5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2015</text:p>
          </table:table-cell>
          <table:table-cell office:value-type="string">
            <text:p>13.75 </text:p>
          </table:table-cell>
          <table:table-cell office:value-type="string">
            <text:p>13.52 </text:p>
          </table:table-cell>
          <table:table-cell office:value-type="string">
            <text:p>$41.08 </text:p>
          </table:table-cell>
          <table:table-cell office:value-type="string">
            <text:p>14.55 </text:p>
          </table:table-cell>
          <table:table-cell office:value-type="string">
            <text:p>14.79 </text:p>
          </table:table-cell>
          <table:table-cell office:value-type="string">
            <text:p>12.32 </text:p>
          </table:table-cell>
          <table:table-cell office:value-type="string">
            <text:p>12.12 </text:p>
          </table:table-cell>
          <table:table-cell office:value-type="string">
            <text:p>$29.02 </text:p>
          </table:table-cell>
          <table:table-cell office:value-type="string">
            <text:p>$29.02 </text:p>
          </table:table-cell>
          <table:table-cell office:value-type="string">
            <text:p>2,502,748 </text:p>
          </table:table-cell>
          <table:table-cell office:value-type="string">
            <text:p>6,244 </text:p>
          </table:table-cell>
          <table:table-cell office:value-type="string">
            <text:p>$1,325 </text:p>
          </table:table-cell>
          <table:table-cell office:value-type="string">
            <text:p>$2,816 </text:p>
          </table:table-cell>
          <table:table-cell office:value-type="string">
            <text:p>$3,396 </text:p>
          </table:table-cell>
          <table:table-cell office:value-type="string">
            <text:p>$1.09 </text:p>
          </table:table-cell>
          <table:table-cell office:value-type="string">
            <text:p>$0.46 </text:p>
          </table:table-cell>
          <table:table-cell office:value-type="string">
            <text:p>$34.90 </text:p>
          </table:table-cell>
          <table:table-cell office:value-type="string">
            <text:p>$28,652 </text:p>
          </table:table-cell>
          <table:table-cell office:value-type="string">
            <text:p>$22,695 </text:p>
          </table:table-cell>
          <table:table-cell office:value-type="string">
            <text:p>12.17 </text:p>
          </table:table-cell>
          <table:table-cell office:value-type="string">
            <text:p>9.64 </text:p>
          </table:table-cell>
          <table:table-cell office:value-type="string">
            <text:p>11.97 </text:p>
          </table:table-cell>
          <table:table-cell office:value-type="string">
            <text:p>9.48 </text:p>
          </table:table-cell>
          <table:table-cell office:value-type="string">
            <text:p>$12,629 </text:p>
          </table:table-cell>
          <table:table-cell office:value-type="string">
            <text:p>5.36 </text:p>
          </table:table-cell>
          <table:table-cell office:value-type="string">
            <text:p>5.28 </text:p>
          </table:table-cell>
          <table:table-cell office:value-type="string">
            <text:p>$10.07 </text:p>
          </table:table-cell>
          <table:table-cell office:value-type="string">
            <text:p>4.27 </text:p>
          </table:table-cell>
          <table:table-cell office:value-type="string">
            <text:p>4.21 </text:p>
          </table:table-cell>
          <table:table-cell office:value-type="string">
            <text:p>$1.65 </text:p>
          </table:table-cell>
          <table:table-cell office:value-type="string">
            <text:p>3,610 </text:p>
          </table:table-cell>
          <table:table-cell office:value-type="string">
            <text:p>$5,957 </text:p>
          </table:table-cell>
          <table:table-cell office:value-type="string">
            <text:p>$40.6 </text:p>
          </table:table-cell>
          <table:table-cell office:value-type="string">
            <text:p>$0.025 </text:p>
          </table:table-cell>
          <table:table-cell office:value-type="string">
            <text:p>$73,959 </text:p>
          </table:table-cell>
          <table:table-cell office:value-type="string">
            <text:p>0</text:p>
          </table:table-cell>
          <table:table-cell office:value-type="string">
            <text:p>2.42 </text:p>
          </table:table-cell>
          <table:table-cell office:value-type="float" office:value="24">
            <text:p>24</text:p>
          </table:table-cell>
          <table:table-cell office:value-type="string">
            <text:p>46.9 </text:p>
          </table:table-cell>
          <table:table-cell office:value-type="string">
            <text:p>66.5 </text:p>
          </table:table-cell>
          <table:table-cell office:value-type="string">
            <text:p>66.5 </text:p>
          </table:table-cell>
          <table:table-cell office:value-type="string">
            <text:p>0.39007193418087</text:p>
          </table:table-cell>
          <table:table-cell office:value-type="string">
            <text:p>33.3 </text:p>
          </table:table-cell>
          <table:table-cell office:value-type="string">
            <text:p>42.2 </text:p>
          </table:table-cell>
          <table:table-cell office:value-type="string">
            <text:p>86,522 </text:p>
          </table:table-cell>
          <table:table-cell office:value-type="string">
            <text:p>98,885 </text:p>
          </table:table-cell>
          <table:table-cell office:value-type="string">
            <text:p>98,885 </text:p>
          </table:table-cell>
          <table:table-cell office:value-type="string">
            <text:p>$12,918 </text:p>
          </table:table-cell>
          <table:table-cell office:value-type="string">
            <text:p>$17,126 </text:p>
          </table:table-cell>
          <table:table-cell office:value-type="string">
            <text:p>$39,690 </text:p>
          </table:table-cell>
          <table:table-cell office:value-type="string">
            <text:p>$263,754 </text:p>
          </table:table-cell>
          <table:table-cell office:value-type="string">
            <text:p>12,363 </text:p>
          </table:table-cell>
          <table:table-cell office:value-type="string">
            <text:p>$1,761 </text:p>
          </table:table-cell>
          <table:table-cell office:value-type="string">
            <text:p>$721 </text:p>
          </table:table-cell>
          <table:table-cell office:value-type="string">
            <text:p>$978 </text:p>
          </table:table-cell>
          <table:table-cell office:value-type="string">
            <text:p>$1,034 </text:p>
          </table:table-cell>
          <table:table-cell office:value-type="string">
            <text:p>$46,574 </text:p>
          </table:table-cell>
          <table:table-cell office:value-type="string">
            <text:p>$206,244 </text:p>
          </table:table-cell>
          <table:table-cell office:value-type="string">
            <text:p>15,674 </text:p>
          </table:table-cell>
          <table:table-cell office:value-type="string">
            <text:p>$69,666 </text:p>
          </table:table-cell>
          <table:table-cell office:value-type="string">
            <text:p>14,389 </text:p>
          </table:table-cell>
          <table:table-cell office:value-type="string">
            <text:p>$69,666 </text:p>
          </table:table-cell>
          <table:table-cell office:value-type="string">
            <text:p>32,372 </text:p>
          </table:table-cell>
          <table:table-cell office:value-type="string">
            <text:p>$39,578 </text:p>
          </table:table-cell>
          <table:table-cell office:value-type="string">
            <text:p>24,087 </text:p>
          </table:table-cell>
          <table:table-cell office:value-type="string">
            <text:p>$55,201 </text:p>
          </table:table-cell>
          <table:table-cell office:value-type="string">
            <text:p>972 </text:p>
          </table:table-cell>
          <table:table-cell office:value-type="string">
            <text:p>3,478,489 </text:p>
          </table:table-cell>
          <table:table-cell office:value-type="string">
            <text:p>2,973,680 </text:p>
          </table:table-cell>
          <table:table-cell office:value-type="string">
            <text:p>1,038 </text:p>
          </table:table-cell>
          <table:table-cell office:value-type="string">
            <text:p>3.22</text:p>
          </table:table-cell>
          <table:table-cell office:value-type="string">
            <text:p>1,226 </text:p>
          </table:table-cell>
          <table:table-cell office:value-type="string">
            <text:p>175 </text:p>
          </table:table-cell>
          <table:table-cell office:value-type="string">
            <text:p>9.81 </text:p>
          </table:table-cell>
          <table:table-cell office:value-type="string">
            <text:p>8.3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2016</text:p>
          </table:table-cell>
          <table:table-cell office:value-type="string">
            <text:p>13.13 </text:p>
          </table:table-cell>
          <table:table-cell office:value-type="string">
            <text:p>12.83 </text:p>
          </table:table-cell>
          <table:table-cell office:value-type="string">
            <text:p>$40.42 </text:p>
          </table:table-cell>
          <table:table-cell office:value-type="string">
            <text:p>14.01 </text:p>
          </table:table-cell>
          <table:table-cell office:value-type="string">
            <text:p>14.34 </text:p>
          </table:table-cell>
          <table:table-cell office:value-type="string">
            <text:p>11.80 </text:p>
          </table:table-cell>
          <table:table-cell office:value-type="string">
            <text:p>11.53 </text:p>
          </table:table-cell>
          <table:table-cell office:value-type="string">
            <text:p>$27.87 </text:p>
          </table:table-cell>
          <table:table-cell office:value-type="string">
            <text:p>$27.87 </text:p>
          </table:table-cell>
          <table:table-cell office:value-type="string">
            <text:p>2,332,689 </text:p>
          </table:table-cell>
          <table:table-cell office:value-type="string">
            <text:p>6,402 </text:p>
          </table:table-cell>
          <table:table-cell office:value-type="string">
            <text:p>$1,319 </text:p>
          </table:table-cell>
          <table:table-cell office:value-type="string">
            <text:p>$2,800 </text:p>
          </table:table-cell>
          <table:table-cell office:value-type="string">
            <text:p>$3,461 </text:p>
          </table:table-cell>
          <table:table-cell office:value-type="string">
            <text:p>$1.47 </text:p>
          </table:table-cell>
          <table:table-cell office:value-type="string">
            <text:p>$0.61 </text:p>
          </table:table-cell>
          <table:table-cell office:value-type="string">
            <text:p>$35.12 </text:p>
          </table:table-cell>
          <table:table-cell office:value-type="string">
            <text:p>$28,716 </text:p>
          </table:table-cell>
          <table:table-cell office:value-type="string">
            <text:p>$23,864 </text:p>
          </table:table-cell>
          <table:table-cell office:value-type="string">
            <text:p>12.16 </text:p>
          </table:table-cell>
          <table:table-cell office:value-type="string">
            <text:p>10.11 </text:p>
          </table:table-cell>
          <table:table-cell office:value-type="string">
            <text:p>11.88 </text:p>
          </table:table-cell>
          <table:table-cell office:value-type="string">
            <text:p>9.87 </text:p>
          </table:table-cell>
          <table:table-cell office:value-type="string">
            <text:p>$12,344 </text:p>
          </table:table-cell>
          <table:table-cell office:value-type="string">
            <text:p>5.23 </text:p>
          </table:table-cell>
          <table:table-cell office:value-type="string">
            <text:p>5.11 </text:p>
          </table:table-cell>
          <table:table-cell office:value-type="string">
            <text:p>$11.52 </text:p>
          </table:table-cell>
          <table:table-cell office:value-type="string">
            <text:p>4.88 </text:p>
          </table:table-cell>
          <table:table-cell office:value-type="string">
            <text:p>4.77 </text:p>
          </table:table-cell>
          <table:table-cell office:value-type="string">
            <text:p>$1.36 </text:p>
          </table:table-cell>
          <table:table-cell office:value-type="string">
            <text:p>3,580 </text:p>
          </table:table-cell>
          <table:table-cell office:value-type="string">
            <text:p>$4,852 </text:p>
          </table:table-cell>
          <table:table-cell office:value-type="string">
            <text:p>$33.6 </text:p>
          </table:table-cell>
          <table:table-cell office:value-type="string">
            <text:p>$0.020 </text:p>
          </table:table-cell>
          <table:table-cell office:value-type="string">
            <text:p>$82,236 </text:p>
          </table:table-cell>
          <table:table-cell office:value-type="string">
            <text:p>0.16896960773008</text:p>
          </table:table-cell>
          <table:table-cell office:value-type="string">
            <text:p>2.38 </text:p>
          </table:table-cell>
          <table:table-cell office:value-type="float" office:value="21">
            <text:p>21</text:p>
          </table:table-cell>
          <table:table-cell office:value-type="string">
            <text:p>45.5 </text:p>
          </table:table-cell>
          <table:table-cell office:value-type="string">
            <text:p>62.6 </text:p>
          </table:table-cell>
          <table:table-cell office:value-type="string">
            <text:p>62.6 </text:p>
          </table:table-cell>
          <table:table-cell office:value-type="string">
            <text:p>0</text:p>
          </table:table-cell>
          <table:table-cell office:value-type="string">
            <text:p>34.3 </text:p>
          </table:table-cell>
          <table:table-cell office:value-type="string">
            <text:p>41.7 </text:p>
          </table:table-cell>
          <table:table-cell office:value-type="string">
            <text:p>88,802 </text:p>
          </table:table-cell>
          <table:table-cell office:value-type="string">
            <text:p>101,504 </text:p>
          </table:table-cell>
          <table:table-cell office:value-type="string">
            <text:p>101,504 </text:p>
          </table:table-cell>
          <table:table-cell office:value-type="string">
            <text:p>$14,939 </text:p>
          </table:table-cell>
          <table:table-cell office:value-type="string">
            <text:p>$19,287 </text:p>
          </table:table-cell>
          <table:table-cell office:value-type="string">
            <text:p>$47,127 </text:p>
          </table:table-cell>
          <table:table-cell office:value-type="string">
            <text:p>$275,644 </text:p>
          </table:table-cell>
          <table:table-cell office:value-type="string">
            <text:p>12,702 </text:p>
          </table:table-cell>
          <table:table-cell office:value-type="string">
            <text:p>$1,948 </text:p>
          </table:table-cell>
          <table:table-cell office:value-type="string">
            <text:p>$726 </text:p>
          </table:table-cell>
          <table:table-cell office:value-type="string">
            <text:p>$1,038 </text:p>
          </table:table-cell>
          <table:table-cell office:value-type="string">
            <text:p>$1,115 </text:p>
          </table:table-cell>
          <table:table-cell office:value-type="string">
            <text:p>$49,686 </text:p>
          </table:table-cell>
          <table:table-cell office:value-type="string">
            <text:p>$214,549 </text:p>
          </table:table-cell>
          <table:table-cell office:value-type="string">
            <text:p>17,018 </text:p>
          </table:table-cell>
          <table:table-cell office:value-type="string">
            <text:p>$86,158 </text:p>
          </table:table-cell>
          <table:table-cell office:value-type="string">
            <text:p>14,971 </text:p>
          </table:table-cell>
          <table:table-cell office:value-type="string">
            <text:p>$86,158 </text:p>
          </table:table-cell>
          <table:table-cell office:value-type="string">
            <text:p>32,143 </text:p>
          </table:table-cell>
          <table:table-cell office:value-type="string">
            <text:p>$47,316 </text:p>
          </table:table-cell>
          <table:table-cell office:value-type="string">
            <text:p>24,670 </text:p>
          </table:table-cell>
          <table:table-cell office:value-type="string">
            <text:p>$58,252 </text:p>
          </table:table-cell>
          <table:table-cell office:value-type="string">
            <text:p>936 </text:p>
          </table:table-cell>
          <table:table-cell office:value-type="string">
            <text:p>3,464,933 </text:p>
          </table:table-cell>
          <table:table-cell office:value-type="string">
            <text:p>2,944,402 </text:p>
          </table:table-cell>
          <table:table-cell office:value-type="string">
            <text:p>1,033 </text:p>
          </table:table-cell>
          <table:table-cell office:value-type="string">
            <text:p>3.13</text:p>
          </table:table-cell>
          <table:table-cell office:value-type="string">
            <text:p>1,230 </text:p>
          </table:table-cell>
          <table:table-cell office:value-type="string">
            <text:p>178 </text:p>
          </table:table-cell>
          <table:table-cell office:value-type="string">
            <text:p>10.11 </text:p>
          </table:table-cell>
          <table:table-cell office:value-type="string">
            <text:p>8.5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n </text:p>
          </table:table-cell>
          <table:table-cell office:value-type="string">
            <text:p>2017</text:p>
          </table:table-cell>
          <table:table-cell office:value-type="string">
            <text:p>13.69 </text:p>
          </table:table-cell>
          <table:table-cell office:value-type="string">
            <text:p>13.30 </text:p>
          </table:table-cell>
          <table:table-cell office:value-type="string">
            <text:p>$42.20 </text:p>
          </table:table-cell>
          <table:table-cell office:value-type="string">
            <text:p>14.51 </text:p>
          </table:table-cell>
          <table:table-cell office:value-type="string">
            <text:p>14.93 </text:p>
          </table:table-cell>
          <table:table-cell office:value-type="string">
            <text:p>12.33 </text:p>
          </table:table-cell>
          <table:table-cell office:value-type="string">
            <text:p>11.98 </text:p>
          </table:table-cell>
          <table:table-cell office:value-type="string">
            <text:p>$29.22 </text:p>
          </table:table-cell>
          <table:table-cell office:value-type="string">
            <text:p>$29.22 </text:p>
          </table:table-cell>
          <table:table-cell office:value-type="string">
            <text:p>2,345,564 </text:p>
          </table:table-cell>
          <table:table-cell office:value-type="string">
            <text:p>6,709 </text:p>
          </table:table-cell>
          <table:table-cell office:value-type="string">
            <text:p>$1,425 </text:p>
          </table:table-cell>
          <table:table-cell office:value-type="string">
            <text:p>$2,851 </text:p>
          </table:table-cell>
          <table:table-cell office:value-type="string">
            <text:p>$3,699 </text:p>
          </table:table-cell>
          <table:table-cell office:value-type="string">
            <text:p>$1.50 </text:p>
          </table:table-cell>
          <table:table-cell office:value-type="string">
            <text:p>$0.61 </text:p>
          </table:table-cell>
          <table:table-cell office:value-type="string">
            <text:p>$38.16 </text:p>
          </table:table-cell>
          <table:table-cell office:value-type="string">
            <text:p>$31,455 </text:p>
          </table:table-cell>
          <table:table-cell office:value-type="string">
            <text:p>$25,551 </text:p>
          </table:table-cell>
          <table:table-cell office:value-type="string">
            <text:p>13.28 </text:p>
          </table:table-cell>
          <table:table-cell office:value-type="string">
            <text:p>10.79 </text:p>
          </table:table-cell>
          <table:table-cell office:value-type="string">
            <text:p>12.90 </text:p>
          </table:table-cell>
          <table:table-cell office:value-type="string">
            <text:p>10.48 </text:p>
          </table:table-cell>
          <table:table-cell office:value-type="string">
            <text:p>$13,008 </text:p>
          </table:table-cell>
          <table:table-cell office:value-type="string">
            <text:p>5.49 </text:p>
          </table:table-cell>
          <table:table-cell office:value-type="string">
            <text:p>5.33 </text:p>
          </table:table-cell>
          <table:table-cell office:value-type="string">
            <text:p>$12.54 </text:p>
          </table:table-cell>
          <table:table-cell office:value-type="string">
            <text:p>5.29 </text:p>
          </table:table-cell>
          <table:table-cell office:value-type="string">
            <text:p>5.14 </text:p>
          </table:table-cell>
          <table:table-cell office:value-type="string">
            <text:p>$1.65 </text:p>
          </table:table-cell>
          <table:table-cell office:value-type="string">
            <text:p>3,579 </text:p>
          </table:table-cell>
          <table:table-cell office:value-type="string">
            <text:p>$5,903 </text:p>
          </table:table-cell>
          <table:table-cell office:value-type="string">
            <text:p>$40.7 </text:p>
          </table:table-cell>
          <table:table-cell office:value-type="string">
            <text:p>$0.024 </text:p>
          </table:table-cell>
          <table:table-cell office:value-type="string">
            <text:p>$89,002 </text:p>
          </table:table-cell>
          <table:table-cell office:value-type="string">
            <text:p>0</text:p>
          </table:table-cell>
          <table:table-cell office:value-type="string">
            <text:p>2.36 </text:p>
          </table:table-cell>
          <table:table-cell office:value-type="float" office:value="19">
            <text:p>19</text:p>
          </table:table-cell>
          <table:table-cell office:value-type="string">
            <text:p>44.7 </text:p>
          </table:table-cell>
          <table:table-cell office:value-type="string">
            <text:p>57.5 </text:p>
          </table:table-cell>
          <table:table-cell office:value-type="string">
            <text:p>57.5 </text:p>
          </table:table-cell>
          <table:table-cell office:value-type="string">
            <text:p>0.38516524450369</text:p>
          </table:table-cell>
          <table:table-cell office:value-type="string">
            <text:p>34.0 </text:p>
          </table:table-cell>
          <table:table-cell office:value-type="string">
            <text:p>41.0 </text:p>
          </table:table-cell>
          <table:table-cell office:value-type="string">
            <text:p>90,299 </text:p>
          </table:table-cell>
          <table:table-cell office:value-type="string">
            <text:p>103,101 </text:p>
          </table:table-cell>
          <table:table-cell office:value-type="string">
            <text:p>103,101 </text:p>
          </table:table-cell>
          <table:table-cell office:value-type="string">
            <text:p>$14,849 </text:p>
          </table:table-cell>
          <table:table-cell office:value-type="string">
            <text:p>$19,484 </text:p>
          </table:table-cell>
          <table:table-cell office:value-type="string">
            <text:p>$50,596 </text:p>
          </table:table-cell>
          <table:table-cell office:value-type="string">
            <text:p>$300,108 </text:p>
          </table:table-cell>
          <table:table-cell office:value-type="string">
            <text:p>12,802 </text:p>
          </table:table-cell>
          <table:table-cell office:value-type="string">
            <text:p>$2,190 </text:p>
          </table:table-cell>
          <table:table-cell office:value-type="string">
            <text:p>$786 </text:p>
          </table:table-cell>
          <table:table-cell office:value-type="string">
            <text:p>$1,127 </text:p>
          </table:table-cell>
          <table:table-cell office:value-type="string">
            <text:p>$1,236 </text:p>
          </table:table-cell>
          <table:table-cell office:value-type="string">
            <text:p>$52,174 </text:p>
          </table:table-cell>
          <table:table-cell office:value-type="string">
            <text:p>$236,233 </text:p>
          </table:table-cell>
          <table:table-cell office:value-type="string">
            <text:p>18,063 </text:p>
          </table:table-cell>
          <table:table-cell office:value-type="string">
            <text:p>$82,768 </text:p>
          </table:table-cell>
          <table:table-cell office:value-type="string">
            <text:p>14,660 </text:p>
          </table:table-cell>
          <table:table-cell office:value-type="string">
            <text:p>$82,768 </text:p>
          </table:table-cell>
          <table:table-cell office:value-type="string">
            <text:p>32,191 </text:p>
          </table:table-cell>
          <table:table-cell office:value-type="string">
            <text:p>$53,438 </text:p>
          </table:table-cell>
          <table:table-cell office:value-type="string">
            <text:p>25,385 </text:p>
          </table:table-cell>
          <table:table-cell office:value-type="string">
            <text:p>$62,366 </text:p>
          </table:table-cell>
          <table:table-cell office:value-type="string">
            <text:p>947 </text:p>
          </table:table-cell>
          <table:table-cell office:value-type="string">
            <text:p>3,431,083 </text:p>
          </table:table-cell>
          <table:table-cell office:value-type="string">
            <text:p>2,921,176 </text:p>
          </table:table-cell>
          <table:table-cell office:value-type="string">
            <text:p>1,043 </text:p>
          </table:table-cell>
          <table:table-cell office:value-type="string">
            <text:p/>
          </table:table-cell>
          <table:table-cell office:value-type="string">
            <text:p>1,240 </text:p>
          </table:table-cell>
          <table:table-cell office:value-type="string">
            <text:p>182 </text:p>
          </table:table-cell>
          <table:table-cell office:value-type="string">
            <text:p>9.92 </text:p>
          </table:table-cell>
          <table:table-cell office:value-type="string">
            <text:p>8.4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1995</text:p>
          </table:table-cell>
          <table:table-cell office:value-type="string">
            <text:p>8.37 </text:p>
          </table:table-cell>
          <table:table-cell office:value-type="string">
            <text:p>8.48 </text:p>
          </table:table-cell>
          <table:table-cell office:value-type="string">
            <text:p>$4.92 </text:p>
          </table:table-cell>
          <table:table-cell office:value-type="string">
            <text:p>12.16 </text:p>
          </table:table-cell>
          <table:table-cell office:value-type="string">
            <text:p>12.00 </text:p>
          </table:table-cell>
          <table:table-cell office:value-type="string">
            <text:p>7.91 </text:p>
          </table:table-cell>
          <table:table-cell office:value-type="string">
            <text:p>8.02 </text:p>
          </table:table-cell>
          <table:table-cell office:value-type="string">
            <text:p>$4.35 </text:p>
          </table:table-cell>
          <table:table-cell office:value-type="string">
            <text:p>$4.35 </text:p>
          </table:table-cell>
          <table:table-cell office:value-type="string">
            <text:p>9,955 </text:p>
          </table:table-cell>
          <table:table-cell office:value-type="string">
            <text:p>182 </text:p>
          </table:table-cell>
          <table:table-cell office:value-type="string">
            <text:p>$244 </text:p>
          </table:table-cell>
          <table:table-cell office:value-type="string">
            <text:p>$543 </text:p>
          </table:table-cell>
          <table:table-cell office:value-type="string">
            <text:p>$535 </text:p>
          </table:table-cell>
          <table:table-cell office:value-type="string">
            <text:p>$0.05 </text:p>
          </table:table-cell>
          <table:table-cell office:value-type="string">
            <text:p>$0.09 </text:p>
          </table:table-cell>
          <table:table-cell office:value-type="string">
            <text:p>$4.68 </text:p>
          </table:table-cell>
          <table:table-cell office:value-type="string">
            <text:p>$4,498 </text:p>
          </table:table-cell>
          <table:table-cell office:value-type="string">
            <text:p>$3,931 </text:p>
          </table:table-cell>
          <table:table-cell office:value-type="string">
            <text:p>8.17 </text:p>
          </table:table-cell>
          <table:table-cell office:value-type="string">
            <text:p>7.14 </text:p>
          </table:table-cell>
          <table:table-cell office:value-type="string">
            <text:p>8.28 </text:p>
          </table:table-cell>
          <table:table-cell office:value-type="string">
            <text:p>7.24 </text:p>
          </table:table-cell>
          <table:table-cell office:value-type="string">
            <text:p>$2,610 </text:p>
          </table:table-cell>
          <table:table-cell office:value-type="string">
            <text:p>4.74 </text:p>
          </table:table-cell>
          <table:table-cell office:value-type="string">
            <text:p>4.81 </text:p>
          </table:table-cell>
          <table:table-cell office:value-type="string">
            <text:p>$1.32 </text:p>
          </table:table-cell>
          <table:table-cell office:value-type="string">
            <text:p>2.40 </text:p>
          </table:table-cell>
          <table:table-cell office:value-type="string">
            <text:p>2.43 </text:p>
          </table:table-cell>
          <table:table-cell office:value-type="string">
            <text:p>$0.53 </text:p>
          </table:table-cell>
          <table:table-cell office:value-type="string">
            <text:p>1,061 </text:p>
          </table:table-cell>
          <table:table-cell office:value-type="string">
            <text:p>$567 </text:p>
          </table:table-cell>
          <table:table-cell office:value-type="string">
            <text:p>$16.1 </text:p>
          </table:table-cell>
          <table:table-cell office:value-type="string">
            <text:p>$0.010 </text:p>
          </table:table-cell>
          <table:table-cell office:value-type="string">
            <text:p>$34,084 </text:p>
          </table:table-cell>
          <table:table-cell office:value-type="string">
            <text:p>0.12610863062985</text:p>
          </table:table-cell>
          <table:table-cell office:value-type="string">
            <text:p>1.80 </text:p>
          </table:table-cell>
          <table:table-cell office:value-type="float" office:value="41">
            <text:p>41</text:p>
          </table:table-cell>
          <table:table-cell office:value-type="string">
            <text:p>45.7 </text:p>
          </table:table-cell>
          <table:table-cell office:value-type="string">
            <text:p>131.6 </text:p>
          </table:table-cell>
          <table:table-cell office:value-type="string">
            <text:p>131.6 </text:p>
          </table:table-cell>
          <table:table-cell office:value-type="string">
            <text:p>0.45495994426378</text:p>
          </table:table-cell>
          <table:table-cell office:value-type="string">
            <text:p>34.9 </text:p>
          </table:table-cell>
          <table:table-cell office:value-type="string">
            <text:p>49.9 </text:p>
          </table:table-cell>
          <table:table-cell office:value-type="string">
            <text:p>26,458 </text:p>
          </table:table-cell>
          <table:table-cell office:value-type="string">
            <text:p>30,228 </text:p>
          </table:table-cell>
          <table:table-cell office:value-type="string">
            <text:p>30,228 </text:p>
          </table:table-cell>
          <table:table-cell office:value-type="string">
            <text:p>$4,128 </text:p>
          </table:table-cell>
          <table:table-cell office:value-type="string">
            <text:p>$4,445 </text:p>
          </table:table-cell>
          <table:table-cell office:value-type="string">
            <text:p>$20,937 </text:p>
          </table:table-cell>
          <table:table-cell office:value-type="string">
            <text:p>$103,394 </text:p>
          </table:table-cell>
          <table:table-cell office:value-type="string">
            <text:p>3,770 </text:p>
          </table:table-cell>
          <table:table-cell office:value-type="string">
            <text:p>$483 </text:p>
          </table:table-cell>
          <table:table-cell office:value-type="string">
            <text:p>$393 </text:p>
          </table:table-cell>
          <table:table-cell office:value-type="string">
            <text:p>$396 </text:p>
          </table:table-cell>
          <table:table-cell office:value-type="string">
            <text:p>$400 </text:p>
          </table:table-cell>
          <table:table-cell office:value-type="string">
            <text:p>$6,670 </text:p>
          </table:table-cell>
          <table:table-cell office:value-type="string">
            <text:p>$90,461 </text:p>
          </table:table-cell>
          <table:table-cell office:value-type="string">
            <text:p>8,286 </text:p>
          </table:table-cell>
          <table:table-cell office:value-type="string">
            <text:p>$6,224 </text:p>
          </table:table-cell>
          <table:table-cell office:value-type="string">
            <text:p>2,774 </text:p>
          </table:table-cell>
          <table:table-cell office:value-type="string">
            <text:p>$6,224 </text:p>
          </table:table-cell>
          <table:table-cell office:value-type="string">
            <text:p>10,459 </text:p>
          </table:table-cell>
          <table:table-cell office:value-type="string">
            <text:p>$36,588 </text:p>
          </table:table-cell>
          <table:table-cell office:value-type="string">
            <text:p>4,974 </text:p>
          </table:table-cell>
          <table:table-cell office:value-type="string">
            <text:p>$27,203 </text:p>
          </table:table-cell>
          <table:table-cell office:value-type="string">
            <text:p>300 </text:p>
          </table:table-cell>
          <table:table-cell office:value-type="string">
            <text:p>1,033,017 </text:p>
          </table:table-cell>
          <table:table-cell office:value-type="string">
            <text:p>864,519 </text:p>
          </table:table-cell>
          <table:table-cell office:value-type="string">
            <text:p>1,027 </text:p>
          </table:table-cell>
          <table:table-cell office:value-type="string">
            <text:p>4.13</text:p>
          </table:table-cell>
          <table:table-cell office:value-type="string">
            <text:p>817 </text:p>
          </table:table-cell>
          <table:table-cell office:value-type="string">
            <text:p>144 </text:p>
          </table:table-cell>
          <table:table-cell office:value-type="string">
            <text:p>9.45 </text:p>
          </table:table-cell>
          <table:table-cell office:value-type="string">
            <text:p>7.9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1996</text:p>
          </table:table-cell>
          <table:table-cell office:value-type="string">
            <text:p>9.44 </text:p>
          </table:table-cell>
          <table:table-cell office:value-type="string">
            <text:p>9.37 </text:p>
          </table:table-cell>
          <table:table-cell office:value-type="string">
            <text:p>$5.49 </text:p>
          </table:table-cell>
          <table:table-cell office:value-type="string">
            <text:p>13.00 </text:p>
          </table:table-cell>
          <table:table-cell office:value-type="string">
            <text:p>13.09 </text:p>
          </table:table-cell>
          <table:table-cell office:value-type="string">
            <text:p>8.95 </text:p>
          </table:table-cell>
          <table:table-cell office:value-type="string">
            <text:p>8.88 </text:p>
          </table:table-cell>
          <table:table-cell office:value-type="string">
            <text:p>$4.89 </text:p>
          </table:table-cell>
          <table:table-cell office:value-type="string">
            <text:p>$4.89 </text:p>
          </table:table-cell>
          <table:table-cell office:value-type="string">
            <text:p>9,808 </text:p>
          </table:table-cell>
          <table:table-cell office:value-type="string">
            <text:p>176 </text:p>
          </table:table-cell>
          <table:table-cell office:value-type="string">
            <text:p>$258 </text:p>
          </table:table-cell>
          <table:table-cell office:value-type="string">
            <text:p>$549 </text:p>
          </table:table-cell>
          <table:table-cell office:value-type="string">
            <text:p>$571 </text:p>
          </table:table-cell>
          <table:table-cell office:value-type="string">
            <text:p>$0.09 </text:p>
          </table:table-cell>
          <table:table-cell office:value-type="string">
            <text:p>$0.17 </text:p>
          </table:table-cell>
          <table:table-cell office:value-type="string">
            <text:p>$5.09 </text:p>
          </table:table-cell>
          <table:table-cell office:value-type="string">
            <text:p>$4,916 </text:p>
          </table:table-cell>
          <table:table-cell office:value-type="string">
            <text:p>$4,271 </text:p>
          </table:table-cell>
          <table:table-cell office:value-type="string">
            <text:p>9.01 </text:p>
          </table:table-cell>
          <table:table-cell office:value-type="string">
            <text:p>7.82 </text:p>
          </table:table-cell>
          <table:table-cell office:value-type="string">
            <text:p>8.94 </text:p>
          </table:table-cell>
          <table:table-cell office:value-type="string">
            <text:p>7.77 </text:p>
          </table:table-cell>
          <table:table-cell office:value-type="string">
            <text:p>$2,819 </text:p>
          </table:table-cell>
          <table:table-cell office:value-type="string">
            <text:p>5.16 </text:p>
          </table:table-cell>
          <table:table-cell office:value-type="string">
            <text:p>5.13 </text:p>
          </table:table-cell>
          <table:table-cell office:value-type="string">
            <text:p>$1.45 </text:p>
          </table:table-cell>
          <table:table-cell office:value-type="string">
            <text:p>2.66 </text:p>
          </table:table-cell>
          <table:table-cell office:value-type="string">
            <text:p>2.64 </text:p>
          </table:table-cell>
          <table:table-cell office:value-type="string">
            <text:p>$0.59 </text:p>
          </table:table-cell>
          <table:table-cell office:value-type="string">
            <text:p>1,089 </text:p>
          </table:table-cell>
          <table:table-cell office:value-type="string">
            <text:p>$645 </text:p>
          </table:table-cell>
          <table:table-cell office:value-type="string">
            <text:p>$17.9 </text:p>
          </table:table-cell>
          <table:table-cell office:value-type="string">
            <text:p>$0.012 </text:p>
          </table:table-cell>
          <table:table-cell office:value-type="string">
            <text:p>$34,892 </text:p>
          </table:table-cell>
          <table:table-cell office:value-type="string">
            <text:p>0</text:p>
          </table:table-cell>
          <table:table-cell office:value-type="string">
            <text:p>1.81 </text:p>
          </table:table-cell>
          <table:table-cell office:value-type="float" office:value="38">
            <text:p>38</text:p>
          </table:table-cell>
          <table:table-cell office:value-type="string">
            <text:p>53.0 </text:p>
          </table:table-cell>
          <table:table-cell office:value-type="string">
            <text:p>123.7 </text:p>
          </table:table-cell>
          <table:table-cell office:value-type="string">
            <text:p>123.7 </text:p>
          </table:table-cell>
          <table:table-cell office:value-type="string">
            <text:p>0</text:p>
          </table:table-cell>
          <table:table-cell office:value-type="string">
            <text:p>36.6 </text:p>
          </table:table-cell>
          <table:table-cell office:value-type="string">
            <text:p>48.9 </text:p>
          </table:table-cell>
          <table:table-cell office:value-type="string">
            <text:p>26,966 </text:p>
          </table:table-cell>
          <table:table-cell office:value-type="string">
            <text:p>30,332 </text:p>
          </table:table-cell>
          <table:table-cell office:value-type="string">
            <text:p>30,332 </text:p>
          </table:table-cell>
          <table:table-cell office:value-type="string">
            <text:p>$7,139 </text:p>
          </table:table-cell>
          <table:table-cell office:value-type="string">
            <text:p>$7,204 </text:p>
          </table:table-cell>
          <table:table-cell office:value-type="string">
            <text:p>$19,738 </text:p>
          </table:table-cell>
          <table:table-cell office:value-type="string">
            <text:p>$123,695 </text:p>
          </table:table-cell>
          <table:table-cell office:value-type="string">
            <text:p>3,366 </text:p>
          </table:table-cell>
          <table:table-cell office:value-type="string">
            <text:p>$548 </text:p>
          </table:table-cell>
          <table:table-cell office:value-type="string">
            <text:p>$405 </text:p>
          </table:table-cell>
          <table:table-cell office:value-type="string">
            <text:p>$438 </text:p>
          </table:table-cell>
          <table:table-cell office:value-type="string">
            <text:p>$415 </text:p>
          </table:table-cell>
          <table:table-cell office:value-type="string">
            <text:p>$7,723 </text:p>
          </table:table-cell>
          <table:table-cell office:value-type="string">
            <text:p>$108,561 </text:p>
          </table:table-cell>
          <table:table-cell office:value-type="string">
            <text:p>8,503 </text:p>
          </table:table-cell>
          <table:table-cell office:value-type="string">
            <text:p>$11,163 </text:p>
          </table:table-cell>
          <table:table-cell office:value-type="string">
            <text:p>2,570 </text:p>
          </table:table-cell>
          <table:table-cell office:value-type="string">
            <text:p>$11,163 </text:p>
          </table:table-cell>
          <table:table-cell office:value-type="string">
            <text:p>10,782 </text:p>
          </table:table-cell>
          <table:table-cell office:value-type="string">
            <text:p>$37,994 </text:p>
          </table:table-cell>
          <table:table-cell office:value-type="string">
            <text:p>5,110 </text:p>
          </table:table-cell>
          <table:table-cell office:value-type="string">
            <text:p>$31,440 </text:p>
          </table:table-cell>
          <table:table-cell office:value-type="string">
            <text:p>294 </text:p>
          </table:table-cell>
          <table:table-cell office:value-type="string">
            <text:p>1,070,038 </text:p>
          </table:table-cell>
          <table:table-cell office:value-type="string">
            <text:p>898,531 </text:p>
          </table:table-cell>
          <table:table-cell office:value-type="string">
            <text:p>1,017 </text:p>
          </table:table-cell>
          <table:table-cell office:value-type="string">
            <text:p>3.93</text:p>
          </table:table-cell>
          <table:table-cell office:value-type="string">
            <text:p>882 </text:p>
          </table:table-cell>
          <table:table-cell office:value-type="string">
            <text:p>140 </text:p>
          </table:table-cell>
          <table:table-cell office:value-type="string">
            <text:p>9.93 </text:p>
          </table:table-cell>
          <table:table-cell office:value-type="string">
            <text:p>8.3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1997</text:p>
          </table:table-cell>
          <table:table-cell office:value-type="string">
            <text:p>10.04 </text:p>
          </table:table-cell>
          <table:table-cell office:value-type="string">
            <text:p>9.66 </text:p>
          </table:table-cell>
          <table:table-cell office:value-type="string">
            <text:p>$6.36 </text:p>
          </table:table-cell>
          <table:table-cell office:value-type="string">
            <text:p>12.84 </text:p>
          </table:table-cell>
          <table:table-cell office:value-type="string">
            <text:p>13.35 </text:p>
          </table:table-cell>
          <table:table-cell office:value-type="string">
            <text:p>9.55 </text:p>
          </table:table-cell>
          <table:table-cell office:value-type="string">
            <text:p>9.18 </text:p>
          </table:table-cell>
          <table:table-cell office:value-type="string">
            <text:p>$5.69 </text:p>
          </table:table-cell>
          <table:table-cell office:value-type="string">
            <text:p>$5.69 </text:p>
          </table:table-cell>
          <table:table-cell office:value-type="string">
            <text:p>11,219 </text:p>
          </table:table-cell>
          <table:table-cell office:value-type="string">
            <text:p>178 </text:p>
          </table:table-cell>
          <table:table-cell office:value-type="string">
            <text:p>$326 </text:p>
          </table:table-cell>
          <table:table-cell office:value-type="string">
            <text:p>$649 </text:p>
          </table:table-cell>
          <table:table-cell office:value-type="string">
            <text:p>$670 </text:p>
          </table:table-cell>
          <table:table-cell office:value-type="string">
            <text:p>$0.08 </text:p>
          </table:table-cell>
          <table:table-cell office:value-type="string">
            <text:p>$0.12 </text:p>
          </table:table-cell>
          <table:table-cell office:value-type="string">
            <text:p>$5.72 </text:p>
          </table:table-cell>
          <table:table-cell office:value-type="string">
            <text:p>$5,538 </text:p>
          </table:table-cell>
          <table:table-cell office:value-type="string">
            <text:p>$4,777 </text:p>
          </table:table-cell>
          <table:table-cell office:value-type="string">
            <text:p>9.30 </text:p>
          </table:table-cell>
          <table:table-cell office:value-type="string">
            <text:p>8.02 </text:p>
          </table:table-cell>
          <table:table-cell office:value-type="string">
            <text:p>8.94 </text:p>
          </table:table-cell>
          <table:table-cell office:value-type="string">
            <text:p>7.71 </text:p>
          </table:table-cell>
          <table:table-cell office:value-type="string">
            <text:p>$3,051 </text:p>
          </table:table-cell>
          <table:table-cell office:value-type="string">
            <text:p>5.12 </text:p>
          </table:table-cell>
          <table:table-cell office:value-type="string">
            <text:p>4.93 </text:p>
          </table:table-cell>
          <table:table-cell office:value-type="string">
            <text:p>$1.73 </text:p>
          </table:table-cell>
          <table:table-cell office:value-type="string">
            <text:p>2.90 </text:p>
          </table:table-cell>
          <table:table-cell office:value-type="string">
            <text:p>2.79 </text:p>
          </table:table-cell>
          <table:table-cell office:value-type="string">
            <text:p>$0.61 </text:p>
          </table:table-cell>
          <table:table-cell office:value-type="string">
            <text:p>1,240 </text:p>
          </table:table-cell>
          <table:table-cell office:value-type="string">
            <text:p>$761 </text:p>
          </table:table-cell>
          <table:table-cell office:value-type="string">
            <text:p>$19.5 </text:p>
          </table:table-cell>
          <table:table-cell office:value-type="string">
            <text:p>$0.012 </text:p>
          </table:table-cell>
          <table:table-cell office:value-type="string">
            <text:p>$37,924 </text:p>
          </table:table-cell>
          <table:table-cell office:value-type="string">
            <text:p>0.13749633676187</text:p>
          </table:table-cell>
          <table:table-cell office:value-type="string">
            <text:p>1.87 </text:p>
          </table:table-cell>
          <table:table-cell office:value-type="float" office:value="36">
            <text:p>36</text:p>
          </table:table-cell>
          <table:table-cell office:value-type="string">
            <text:p>52.7 </text:p>
          </table:table-cell>
          <table:table-cell office:value-type="string">
            <text:p>114.4 </text:p>
          </table:table-cell>
          <table:table-cell office:value-type="string">
            <text:p>114.4 </text:p>
          </table:table-cell>
          <table:table-cell office:value-type="string">
            <text:p>0.48643923820273</text:p>
          </table:table-cell>
          <table:table-cell office:value-type="string">
            <text:p>37.8 </text:p>
          </table:table-cell>
          <table:table-cell office:value-type="string">
            <text:p>48.0 </text:p>
          </table:table-cell>
          <table:table-cell office:value-type="string">
            <text:p>29,525 </text:p>
          </table:table-cell>
          <table:table-cell office:value-type="string">
            <text:p>33,160 </text:p>
          </table:table-cell>
          <table:table-cell office:value-type="string">
            <text:p>33,160 </text:p>
          </table:table-cell>
          <table:table-cell office:value-type="string">
            <text:p>$7,614 </text:p>
          </table:table-cell>
          <table:table-cell office:value-type="string">
            <text:p>$7,588 </text:p>
          </table:table-cell>
          <table:table-cell office:value-type="string">
            <text:p>$20,634 </text:p>
          </table:table-cell>
          <table:table-cell office:value-type="string">
            <text:p>$139,131 </text:p>
          </table:table-cell>
          <table:table-cell office:value-type="string">
            <text:p>3,635 </text:p>
          </table:table-cell>
          <table:table-cell office:value-type="string">
            <text:p>$623 </text:p>
          </table:table-cell>
          <table:table-cell office:value-type="string">
            <text:p>$452 </text:p>
          </table:table-cell>
          <table:table-cell office:value-type="string">
            <text:p>$518 </text:p>
          </table:table-cell>
          <table:table-cell office:value-type="string">
            <text:p>$472 </text:p>
          </table:table-cell>
          <table:table-cell office:value-type="string">
            <text:p>$7,381 </text:p>
          </table:table-cell>
          <table:table-cell office:value-type="string">
            <text:p>$124,152 </text:p>
          </table:table-cell>
          <table:table-cell office:value-type="string">
            <text:p>9,239 </text:p>
          </table:table-cell>
          <table:table-cell office:value-type="string">
            <text:p>$8,153 </text:p>
          </table:table-cell>
          <table:table-cell office:value-type="string">
            <text:p>2,724 </text:p>
          </table:table-cell>
          <table:table-cell office:value-type="string">
            <text:p>$8,153 </text:p>
          </table:table-cell>
          <table:table-cell office:value-type="string">
            <text:p>11,824 </text:p>
          </table:table-cell>
          <table:table-cell office:value-type="string">
            <text:p>$37,501 </text:p>
          </table:table-cell>
          <table:table-cell office:value-type="string">
            <text:p>5,746 </text:p>
          </table:table-cell>
          <table:table-cell office:value-type="string">
            <text:p>$34,292 </text:p>
          </table:table-cell>
          <table:table-cell office:value-type="string">
            <text:p>313 </text:p>
          </table:table-cell>
          <table:table-cell office:value-type="string">
            <text:p>1,148,654 </text:p>
          </table:table-cell>
          <table:table-cell office:value-type="string">
            <text:p>970,820 </text:p>
          </table:table-cell>
          <table:table-cell office:value-type="string">
            <text:p>1,079 </text:p>
          </table:table-cell>
          <table:table-cell office:value-type="string">
            <text:p>3.73</text:p>
          </table:table-cell>
          <table:table-cell office:value-type="string">
            <text:p>959 </text:p>
          </table:table-cell>
          <table:table-cell office:value-type="string">
            <text:p>144 </text:p>
          </table:table-cell>
          <table:table-cell office:value-type="string">
            <text:p>10.06 </text:p>
          </table:table-cell>
          <table:table-cell office:value-type="string">
            <text:p>8.5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1998</text:p>
          </table:table-cell>
          <table:table-cell office:value-type="string">
            <text:p>10.13 </text:p>
          </table:table-cell>
          <table:table-cell office:value-type="string">
            <text:p>9.50 </text:p>
          </table:table-cell>
          <table:table-cell office:value-type="string">
            <text:p>$7.30 </text:p>
          </table:table-cell>
          <table:table-cell office:value-type="string">
            <text:p>12.52 </text:p>
          </table:table-cell>
          <table:table-cell office:value-type="string">
            <text:p>13.35 </text:p>
          </table:table-cell>
          <table:table-cell office:value-type="string">
            <text:p>9.65 </text:p>
          </table:table-cell>
          <table:table-cell office:value-type="string">
            <text:p>9.04 </text:p>
          </table:table-cell>
          <table:table-cell office:value-type="string">
            <text:p>$6.39 </text:p>
          </table:table-cell>
          <table:table-cell office:value-type="string">
            <text:p>$6.39 </text:p>
          </table:table-cell>
          <table:table-cell office:value-type="string">
            <text:p>79,502 </text:p>
          </table:table-cell>
          <table:table-cell office:value-type="string">
            <text:p>331 </text:p>
          </table:table-cell>
          <table:table-cell office:value-type="string">
            <text:p>$340 </text:p>
          </table:table-cell>
          <table:table-cell office:value-type="string">
            <text:p>$756 </text:p>
          </table:table-cell>
          <table:table-cell office:value-type="string">
            <text:p>$813 </text:p>
          </table:table-cell>
          <table:table-cell office:value-type="string">
            <text:p>$0.04 </text:p>
          </table:table-cell>
          <table:table-cell office:value-type="string">
            <text:p>$0.06 </text:p>
          </table:table-cell>
          <table:table-cell office:value-type="string">
            <text:p>$6.64 </text:p>
          </table:table-cell>
          <table:table-cell office:value-type="string">
            <text:p>$6,308 </text:p>
          </table:table-cell>
          <table:table-cell office:value-type="string">
            <text:p>$5,652 </text:p>
          </table:table-cell>
          <table:table-cell office:value-type="string">
            <text:p>9.53 </text:p>
          </table:table-cell>
          <table:table-cell office:value-type="string">
            <text:p>8.53 </text:p>
          </table:table-cell>
          <table:table-cell office:value-type="string">
            <text:p>8.93 </text:p>
          </table:table-cell>
          <table:table-cell office:value-type="string">
            <text:p>8.00 </text:p>
          </table:table-cell>
          <table:table-cell office:value-type="string">
            <text:p>$3,503 </text:p>
          </table:table-cell>
          <table:table-cell office:value-type="string">
            <text:p>5.29 </text:p>
          </table:table-cell>
          <table:table-cell office:value-type="string">
            <text:p>4.96 </text:p>
          </table:table-cell>
          <table:table-cell office:value-type="string">
            <text:p>$2.15 </text:p>
          </table:table-cell>
          <table:table-cell office:value-type="string">
            <text:p>3.24 </text:p>
          </table:table-cell>
          <table:table-cell office:value-type="string">
            <text:p>3.04 </text:p>
          </table:table-cell>
          <table:table-cell office:value-type="string">
            <text:p>$0.46 </text:p>
          </table:table-cell>
          <table:table-cell office:value-type="string">
            <text:p>1,415 </text:p>
          </table:table-cell>
          <table:table-cell office:value-type="string">
            <text:p>$656 </text:p>
          </table:table-cell>
          <table:table-cell office:value-type="string">
            <text:p>$15.7 </text:p>
          </table:table-cell>
          <table:table-cell office:value-type="string">
            <text:p>$0.009 </text:p>
          </table:table-cell>
          <table:table-cell office:value-type="string">
            <text:p>$43,117 </text:p>
          </table:table-cell>
          <table:table-cell office:value-type="string">
            <text:p>0.10402910323570</text:p>
          </table:table-cell>
          <table:table-cell office:value-type="string">
            <text:p>1.89 </text:p>
          </table:table-cell>
          <table:table-cell office:value-type="float" office:value="33">
            <text:p>33</text:p>
          </table:table-cell>
          <table:table-cell office:value-type="string">
            <text:p>49.7 </text:p>
          </table:table-cell>
          <table:table-cell office:value-type="string">
            <text:p>93.3 </text:p>
          </table:table-cell>
          <table:table-cell office:value-type="string">
            <text:p>93.3 </text:p>
          </table:table-cell>
          <table:table-cell office:value-type="string">
            <text:p>0.41804190434941</text:p>
          </table:table-cell>
          <table:table-cell office:value-type="string">
            <text:p>38.9 </text:p>
          </table:table-cell>
          <table:table-cell office:value-type="string">
            <text:p>46.6 </text:p>
          </table:table-cell>
          <table:table-cell office:value-type="string">
            <text:p>33,083 </text:p>
          </table:table-cell>
          <table:table-cell office:value-type="string">
            <text:p>37,299 </text:p>
          </table:table-cell>
          <table:table-cell office:value-type="string">
            <text:p>37,299 </text:p>
          </table:table-cell>
          <table:table-cell office:value-type="string">
            <text:p>$7,368 </text:p>
          </table:table-cell>
          <table:table-cell office:value-type="string">
            <text:p>$7,332 </text:p>
          </table:table-cell>
          <table:table-cell office:value-type="string">
            <text:p>$21,955 </text:p>
          </table:table-cell>
          <table:table-cell office:value-type="string">
            <text:p>$168,220 </text:p>
          </table:table-cell>
          <table:table-cell office:value-type="string">
            <text:p>4,216 </text:p>
          </table:table-cell>
          <table:table-cell office:value-type="string">
            <text:p>$737 </text:p>
          </table:table-cell>
          <table:table-cell office:value-type="string">
            <text:p>$587 </text:p>
          </table:table-cell>
          <table:table-cell office:value-type="string">
            <text:p>$572 </text:p>
          </table:table-cell>
          <table:table-cell office:value-type="string">
            <text:p>$602 </text:p>
          </table:table-cell>
          <table:table-cell office:value-type="string">
            <text:p>$7,049 </text:p>
          </table:table-cell>
          <table:table-cell office:value-type="string">
            <text:p>$154,401 </text:p>
          </table:table-cell>
          <table:table-cell office:value-type="string">
            <text:p>10,259 </text:p>
          </table:table-cell>
          <table:table-cell office:value-type="string">
            <text:p>$4,131 </text:p>
          </table:table-cell>
          <table:table-cell office:value-type="string">
            <text:p>3,027 </text:p>
          </table:table-cell>
          <table:table-cell office:value-type="string">
            <text:p>$4,131 </text:p>
          </table:table-cell>
          <table:table-cell office:value-type="string">
            <text:p>13,122 </text:p>
          </table:table-cell>
          <table:table-cell office:value-type="string">
            <text:p>$36,567 </text:p>
          </table:table-cell>
          <table:table-cell office:value-type="string">
            <text:p>6,665 </text:p>
          </table:table-cell>
          <table:table-cell office:value-type="string">
            <text:p>$34,643 </text:p>
          </table:table-cell>
          <table:table-cell office:value-type="string">
            <text:p>338 </text:p>
          </table:table-cell>
          <table:table-cell office:value-type="string">
            <text:p>1,256,352 </text:p>
          </table:table-cell>
          <table:table-cell office:value-type="string">
            <text:p>1,057,418 </text:p>
          </table:table-cell>
          <table:table-cell office:value-type="string">
            <text:p>1,126 </text:p>
          </table:table-cell>
          <table:table-cell office:value-type="string">
            <text:p>3.58</text:p>
          </table:table-cell>
          <table:table-cell office:value-type="string">
            <text:p>1,034 </text:p>
          </table:table-cell>
          <table:table-cell office:value-type="string">
            <text:p>148 </text:p>
          </table:table-cell>
          <table:table-cell office:value-type="string">
            <text:p>10.19 </text:p>
          </table:table-cell>
          <table:table-cell office:value-type="string">
            <text:p>8.5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1999</text:p>
          </table:table-cell>
          <table:table-cell office:value-type="string">
            <text:p>10.08 </text:p>
          </table:table-cell>
          <table:table-cell office:value-type="string">
            <text:p>9.25 </text:p>
          </table:table-cell>
          <table:table-cell office:value-type="string">
            <text:p>$8.03 </text:p>
          </table:table-cell>
          <table:table-cell office:value-type="string">
            <text:p>12.02 </text:p>
          </table:table-cell>
          <table:table-cell office:value-type="string">
            <text:p>13.11 </text:p>
          </table:table-cell>
          <table:table-cell office:value-type="string">
            <text:p>9.58 </text:p>
          </table:table-cell>
          <table:table-cell office:value-type="string">
            <text:p>8.78 </text:p>
          </table:table-cell>
          <table:table-cell office:value-type="string">
            <text:p>$6.97 </text:p>
          </table:table-cell>
          <table:table-cell office:value-type="string">
            <text:p>$6.97 </text:p>
          </table:table-cell>
          <table:table-cell office:value-type="string">
            <text:p>92,877 </text:p>
          </table:table-cell>
          <table:table-cell office:value-type="string">
            <text:p>355 </text:p>
          </table:table-cell>
          <table:table-cell office:value-type="string">
            <text:p>$404 </text:p>
          </table:table-cell>
          <table:table-cell office:value-type="string">
            <text:p>$884 </text:p>
          </table:table-cell>
          <table:table-cell office:value-type="string">
            <text:p>$860 </text:p>
          </table:table-cell>
          <table:table-cell office:value-type="string">
            <text:p>$0.23 </text:p>
          </table:table-cell>
          <table:table-cell office:value-type="string">
            <text:p>$0.29 </text:p>
          </table:table-cell>
          <table:table-cell office:value-type="string">
            <text:p>$7.55 </text:p>
          </table:table-cell>
          <table:table-cell office:value-type="string">
            <text:p>$7,191 </text:p>
          </table:table-cell>
          <table:table-cell office:value-type="string">
            <text:p>$6,489 </text:p>
          </table:table-cell>
          <table:table-cell office:value-type="string">
            <text:p>9.87 </text:p>
          </table:table-cell>
          <table:table-cell office:value-type="string">
            <text:p>8.91 </text:p>
          </table:table-cell>
          <table:table-cell office:value-type="string">
            <text:p>9.05 </text:p>
          </table:table-cell>
          <table:table-cell office:value-type="string">
            <text:p>8.17 </text:p>
          </table:table-cell>
          <table:table-cell office:value-type="string">
            <text:p>$4,028 </text:p>
          </table:table-cell>
          <table:table-cell office:value-type="string">
            <text:p>5.53 </text:p>
          </table:table-cell>
          <table:table-cell office:value-type="string">
            <text:p>5.07 </text:p>
          </table:table-cell>
          <table:table-cell office:value-type="string">
            <text:p>$2.46 </text:p>
          </table:table-cell>
          <table:table-cell office:value-type="string">
            <text:p>3.38 </text:p>
          </table:table-cell>
          <table:table-cell office:value-type="string">
            <text:p>3.10 </text:p>
          </table:table-cell>
          <table:table-cell office:value-type="string">
            <text:p>$0.47 </text:p>
          </table:table-cell>
          <table:table-cell office:value-type="string">
            <text:p>1,503 </text:p>
          </table:table-cell>
          <table:table-cell office:value-type="string">
            <text:p>$703 </text:p>
          </table:table-cell>
          <table:table-cell office:value-type="string">
            <text:p>$16.0 </text:p>
          </table:table-cell>
          <table:table-cell office:value-type="string">
            <text:p>$0.009 </text:p>
          </table:table-cell>
          <table:table-cell office:value-type="string">
            <text:p>$51,730 </text:p>
          </table:table-cell>
          <table:table-cell office:value-type="string">
            <text:p>0.09773066976925</text:p>
          </table:table-cell>
          <table:table-cell office:value-type="string">
            <text:p>1.95 </text:p>
          </table:table-cell>
          <table:table-cell office:value-type="float" office:value="32">
            <text:p>32</text:p>
          </table:table-cell>
          <table:table-cell office:value-type="string">
            <text:p>48.4 </text:p>
          </table:table-cell>
          <table:table-cell office:value-type="string">
            <text:p>92.4 </text:p>
          </table:table-cell>
          <table:table-cell office:value-type="string">
            <text:p>92.4 </text:p>
          </table:table-cell>
          <table:table-cell office:value-type="string">
            <text:p>0.46947612545447</text:p>
          </table:table-cell>
          <table:table-cell office:value-type="string">
            <text:p>39.8 </text:p>
          </table:table-cell>
          <table:table-cell office:value-type="string">
            <text:p>45.3 </text:p>
          </table:table-cell>
          <table:table-cell office:value-type="string">
            <text:p>36,206 </text:p>
          </table:table-cell>
          <table:table-cell office:value-type="string">
            <text:p>40,811 </text:p>
          </table:table-cell>
          <table:table-cell office:value-type="string">
            <text:p>40,811 </text:p>
          </table:table-cell>
          <table:table-cell office:value-type="string">
            <text:p>$1,783 </text:p>
          </table:table-cell>
          <table:table-cell office:value-type="string">
            <text:p>$2,035 </text:p>
          </table:table-cell>
          <table:table-cell office:value-type="string">
            <text:p>$30,205 </text:p>
          </table:table-cell>
          <table:table-cell office:value-type="string">
            <text:p>$174,774 </text:p>
          </table:table-cell>
          <table:table-cell office:value-type="string">
            <text:p>4,605 </text:p>
          </table:table-cell>
          <table:table-cell office:value-type="string">
            <text:p>$878 </text:p>
          </table:table-cell>
          <table:table-cell office:value-type="string">
            <text:p>$570 </text:p>
          </table:table-cell>
          <table:table-cell office:value-type="string">
            <text:p>$871 </text:p>
          </table:table-cell>
          <table:table-cell office:value-type="string">
            <text:p>$642 </text:p>
          </table:table-cell>
          <table:table-cell office:value-type="string">
            <text:p>$4,022 </text:p>
          </table:table-cell>
          <table:table-cell office:value-type="string">
            <text:p>$161,395 </text:p>
          </table:table-cell>
          <table:table-cell office:value-type="string">
            <text:p>11,144 </text:p>
          </table:table-cell>
          <table:table-cell office:value-type="string">
            <text:p>$20,904 </text:p>
          </table:table-cell>
          <table:table-cell office:value-type="string">
            <text:p>3,289 </text:p>
          </table:table-cell>
          <table:table-cell office:value-type="string">
            <text:p>$20,904 </text:p>
          </table:table-cell>
          <table:table-cell office:value-type="string">
            <text:p>14,143 </text:p>
          </table:table-cell>
          <table:table-cell office:value-type="string">
            <text:p>$40,110 </text:p>
          </table:table-cell>
          <table:table-cell office:value-type="string">
            <text:p>7,629 </text:p>
          </table:table-cell>
          <table:table-cell office:value-type="string">
            <text:p>$35,956 </text:p>
          </table:table-cell>
          <table:table-cell office:value-type="string">
            <text:p>355 </text:p>
          </table:table-cell>
          <table:table-cell office:value-type="string">
            <text:p>1,338,503 </text:p>
          </table:table-cell>
          <table:table-cell office:value-type="string">
            <text:p>1,129,115 </text:p>
          </table:table-cell>
          <table:table-cell office:value-type="string">
            <text:p>1,123 </text:p>
          </table:table-cell>
          <table:table-cell office:value-type="string">
            <text:p>3.51</text:p>
          </table:table-cell>
          <table:table-cell office:value-type="string">
            <text:p>1,107 </text:p>
          </table:table-cell>
          <table:table-cell office:value-type="string">
            <text:p>155 </text:p>
          </table:table-cell>
          <table:table-cell office:value-type="string">
            <text:p>10.33 </text:p>
          </table:table-cell>
          <table:table-cell office:value-type="string">
            <text:p>8.7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2000</text:p>
          </table:table-cell>
          <table:table-cell office:value-type="string">
            <text:p>11.26 </text:p>
          </table:table-cell>
          <table:table-cell office:value-type="string">
            <text:p>10.13 </text:p>
          </table:table-cell>
          <table:table-cell office:value-type="string">
            <text:p>$9.13 </text:p>
          </table:table-cell>
          <table:table-cell office:value-type="string">
            <text:p>12.93 </text:p>
          </table:table-cell>
          <table:table-cell office:value-type="string">
            <text:p>14.36 </text:p>
          </table:table-cell>
          <table:table-cell office:value-type="string">
            <text:p>10.69 </text:p>
          </table:table-cell>
          <table:table-cell office:value-type="string">
            <text:p>9.62 </text:p>
          </table:table-cell>
          <table:table-cell office:value-type="string">
            <text:p>$8.06 </text:p>
          </table:table-cell>
          <table:table-cell office:value-type="string">
            <text:p>$8.06 </text:p>
          </table:table-cell>
          <table:table-cell office:value-type="string">
            <text:p>94,801 </text:p>
          </table:table-cell>
          <table:table-cell office:value-type="string">
            <text:p>416 </text:p>
          </table:table-cell>
          <table:table-cell office:value-type="string">
            <text:p>$410 </text:p>
          </table:table-cell>
          <table:table-cell office:value-type="string">
            <text:p>$920 </text:p>
          </table:table-cell>
          <table:table-cell office:value-type="string">
            <text:p>$881 </text:p>
          </table:table-cell>
          <table:table-cell office:value-type="string">
            <text:p>$0.25 </text:p>
          </table:table-cell>
          <table:table-cell office:value-type="string">
            <text:p>$0.30 </text:p>
          </table:table-cell>
          <table:table-cell office:value-type="string">
            <text:p>$8.54 </text:p>
          </table:table-cell>
          <table:table-cell office:value-type="string">
            <text:p>$8,126 </text:p>
          </table:table-cell>
          <table:table-cell office:value-type="string">
            <text:p>$6,837 </text:p>
          </table:table-cell>
          <table:table-cell office:value-type="string">
            <text:p>10.78 </text:p>
          </table:table-cell>
          <table:table-cell office:value-type="string">
            <text:p>9.07 </text:p>
          </table:table-cell>
          <table:table-cell office:value-type="string">
            <text:p>9.70 </text:p>
          </table:table-cell>
          <table:table-cell office:value-type="string">
            <text:p>8.16 </text:p>
          </table:table-cell>
          <table:table-cell office:value-type="string">
            <text:p>$4,073 </text:p>
          </table:table-cell>
          <table:table-cell office:value-type="string">
            <text:p>5.40 </text:p>
          </table:table-cell>
          <table:table-cell office:value-type="string">
            <text:p>4.86 </text:p>
          </table:table-cell>
          <table:table-cell office:value-type="string">
            <text:p>$2.76 </text:p>
          </table:table-cell>
          <table:table-cell office:value-type="string">
            <text:p>3.66 </text:p>
          </table:table-cell>
          <table:table-cell office:value-type="string">
            <text:p>3.30 </text:p>
          </table:table-cell>
          <table:table-cell office:value-type="string">
            <text:p>$0.86 </text:p>
          </table:table-cell>
          <table:table-cell office:value-type="string">
            <text:p>1,493 </text:p>
          </table:table-cell>
          <table:table-cell office:value-type="string">
            <text:p>$1,289 </text:p>
          </table:table-cell>
          <table:table-cell office:value-type="string">
            <text:p>$28.4 </text:p>
          </table:table-cell>
          <table:table-cell office:value-type="string">
            <text:p>$0.015 </text:p>
          </table:table-cell>
          <table:table-cell office:value-type="string">
            <text:p>$54,818 </text:p>
          </table:table-cell>
          <table:table-cell office:value-type="string">
            <text:p>0.15867917075314</text:p>
          </table:table-cell>
          <table:table-cell office:value-type="string">
            <text:p>1.97 </text:p>
          </table:table-cell>
          <table:table-cell office:value-type="float" office:value="30">
            <text:p>30</text:p>
          </table:table-cell>
          <table:table-cell office:value-type="string">
            <text:p>49.4 </text:p>
          </table:table-cell>
          <table:table-cell office:value-type="string">
            <text:p>93.3 </text:p>
          </table:table-cell>
          <table:table-cell office:value-type="string">
            <text:p>93.3 </text:p>
          </table:table-cell>
          <table:table-cell office:value-type="string">
            <text:p>0</text:p>
          </table:table-cell>
          <table:table-cell office:value-type="string">
            <text:p>41.5 </text:p>
          </table:table-cell>
          <table:table-cell office:value-type="string">
            <text:p>44.7 </text:p>
          </table:table-cell>
          <table:table-cell office:value-type="string">
            <text:p>37,812 </text:p>
          </table:table-cell>
          <table:table-cell office:value-type="string">
            <text:p>42,468 </text:p>
          </table:table-cell>
          <table:table-cell office:value-type="string">
            <text:p>42,468 </text:p>
          </table:table-cell>
          <table:table-cell office:value-type="string">
            <text:p>$2,008 </text:p>
          </table:table-cell>
          <table:table-cell office:value-type="string">
            <text:p>$2,365 </text:p>
          </table:table-cell>
          <table:table-cell office:value-type="string">
            <text:p>$32,062 </text:p>
          </table:table-cell>
          <table:table-cell office:value-type="string">
            <text:p>$181,928 </text:p>
          </table:table-cell>
          <table:table-cell office:value-type="string">
            <text:p>4,656 </text:p>
          </table:table-cell>
          <table:table-cell office:value-type="string">
            <text:p>$938 </text:p>
          </table:table-cell>
          <table:table-cell office:value-type="string">
            <text:p>$570 </text:p>
          </table:table-cell>
          <table:table-cell office:value-type="string">
            <text:p>$723 </text:p>
          </table:table-cell>
          <table:table-cell office:value-type="string">
            <text:p>$651 </text:p>
          </table:table-cell>
          <table:table-cell office:value-type="string">
            <text:p>$5,271 </text:p>
          </table:table-cell>
          <table:table-cell office:value-type="string">
            <text:p>$166,752 </text:p>
          </table:table-cell>
          <table:table-cell office:value-type="string">
            <text:p>11,365 </text:p>
          </table:table-cell>
          <table:table-cell office:value-type="string">
            <text:p>$22,045 </text:p>
          </table:table-cell>
          <table:table-cell office:value-type="string">
            <text:p>3,443 </text:p>
          </table:table-cell>
          <table:table-cell office:value-type="string">
            <text:p>$22,045 </text:p>
          </table:table-cell>
          <table:table-cell office:value-type="string">
            <text:p>14,925 </text:p>
          </table:table-cell>
          <table:table-cell office:value-type="string">
            <text:p>$43,682 </text:p>
          </table:table-cell>
          <table:table-cell office:value-type="string">
            <text:p>8,082 </text:p>
          </table:table-cell>
          <table:table-cell office:value-type="string">
            <text:p>$41,981 </text:p>
          </table:table-cell>
          <table:table-cell office:value-type="string">
            <text:p>360 </text:p>
          </table:table-cell>
          <table:table-cell office:value-type="string">
            <text:p>1,379,892 </text:p>
          </table:table-cell>
          <table:table-cell office:value-type="string">
            <text:p>1,169,347 </text:p>
          </table:table-cell>
          <table:table-cell office:value-type="string">
            <text:p>1,082 </text:p>
          </table:table-cell>
          <table:table-cell office:value-type="string">
            <text:p>3.38</text:p>
          </table:table-cell>
          <table:table-cell office:value-type="string">
            <text:p>1,154 </text:p>
          </table:table-cell>
          <table:table-cell office:value-type="string">
            <text:p>157 </text:p>
          </table:table-cell>
          <table:table-cell office:value-type="string">
            <text:p>10.48 </text:p>
          </table:table-cell>
          <table:table-cell office:value-type="string">
            <text:p>8.8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2001</text:p>
          </table:table-cell>
          <table:table-cell office:value-type="string">
            <text:p>10.31 </text:p>
          </table:table-cell>
          <table:table-cell office:value-type="string">
            <text:p>9.29 </text:p>
          </table:table-cell>
          <table:table-cell office:value-type="string">
            <text:p>$7.97 </text:p>
          </table:table-cell>
          <table:table-cell office:value-type="string">
            <text:p>12.18 </text:p>
          </table:table-cell>
          <table:table-cell office:value-type="string">
            <text:p>13.52 </text:p>
          </table:table-cell>
          <table:table-cell office:value-type="string">
            <text:p>9.79 </text:p>
          </table:table-cell>
          <table:table-cell office:value-type="string">
            <text:p>8.81 </text:p>
          </table:table-cell>
          <table:table-cell office:value-type="string">
            <text:p>$7.16 </text:p>
          </table:table-cell>
          <table:table-cell office:value-type="string">
            <text:p>$7.16 </text:p>
          </table:table-cell>
          <table:table-cell office:value-type="string">
            <text:p>98,098 </text:p>
          </table:table-cell>
          <table:table-cell office:value-type="string">
            <text:p>435 </text:p>
          </table:table-cell>
          <table:table-cell office:value-type="string">
            <text:p>$318 </text:p>
          </table:table-cell>
          <table:table-cell office:value-type="string">
            <text:p>$935 </text:p>
          </table:table-cell>
          <table:table-cell office:value-type="string">
            <text:p>$789 </text:p>
          </table:table-cell>
          <table:table-cell office:value-type="string">
            <text:p>$0.28 </text:p>
          </table:table-cell>
          <table:table-cell office:value-type="string">
            <text:p>$0.34 </text:p>
          </table:table-cell>
          <table:table-cell office:value-type="string">
            <text:p>$8.31 </text:p>
          </table:table-cell>
          <table:table-cell office:value-type="string">
            <text:p>$7,878 </text:p>
          </table:table-cell>
          <table:table-cell office:value-type="string">
            <text:p>$6,807 </text:p>
          </table:table-cell>
          <table:table-cell office:value-type="string">
            <text:p>10.77 </text:p>
          </table:table-cell>
          <table:table-cell office:value-type="string">
            <text:p>9.31 </text:p>
          </table:table-cell>
          <table:table-cell office:value-type="string">
            <text:p>9.70 </text:p>
          </table:table-cell>
          <table:table-cell office:value-type="string">
            <text:p>8.38 </text:p>
          </table:table-cell>
          <table:table-cell office:value-type="string">
            <text:p>$4,007 </text:p>
          </table:table-cell>
          <table:table-cell office:value-type="string">
            <text:p>5.48 </text:p>
          </table:table-cell>
          <table:table-cell office:value-type="string">
            <text:p>4.93 </text:p>
          </table:table-cell>
          <table:table-cell office:value-type="string">
            <text:p>$2.80 </text:p>
          </table:table-cell>
          <table:table-cell office:value-type="string">
            <text:p>3.83 </text:p>
          </table:table-cell>
          <table:table-cell office:value-type="string">
            <text:p>3.45 </text:p>
          </table:table-cell>
          <table:table-cell office:value-type="string">
            <text:p>$0.78 </text:p>
          </table:table-cell>
          <table:table-cell office:value-type="string">
            <text:p>1,372 </text:p>
          </table:table-cell>
          <table:table-cell office:value-type="string">
            <text:p>$1,071 </text:p>
          </table:table-cell>
          <table:table-cell office:value-type="string">
            <text:p>$25.0 </text:p>
          </table:table-cell>
          <table:table-cell office:value-type="string">
            <text:p>$0.013 </text:p>
          </table:table-cell>
          <table:table-cell office:value-type="string">
            <text:p>$55,111 </text:p>
          </table:table-cell>
          <table:table-cell office:value-type="string">
            <text:p>0.13599787256594</text:p>
          </table:table-cell>
          <table:table-cell office:value-type="string">
            <text:p>1.93 </text:p>
          </table:table-cell>
          <table:table-cell office:value-type="float" office:value="29">
            <text:p>29</text:p>
          </table:table-cell>
          <table:table-cell office:value-type="string">
            <text:p>48.7 </text:p>
          </table:table-cell>
          <table:table-cell office:value-type="string">
            <text:p>93.1 </text:p>
          </table:table-cell>
          <table:table-cell office:value-type="string">
            <text:p>93.1 </text:p>
          </table:table-cell>
          <table:table-cell office:value-type="string">
            <text:p>0.40289218494168</text:p>
          </table:table-cell>
          <table:table-cell office:value-type="string">
            <text:p>42.1 </text:p>
          </table:table-cell>
          <table:table-cell office:value-type="string">
            <text:p>42.8 </text:p>
          </table:table-cell>
          <table:table-cell office:value-type="string">
            <text:p>37,588 </text:p>
          </table:table-cell>
          <table:table-cell office:value-type="string">
            <text:p>42,159 </text:p>
          </table:table-cell>
          <table:table-cell office:value-type="string">
            <text:p>42,159 </text:p>
          </table:table-cell>
          <table:table-cell office:value-type="string">
            <text:p>$4,264 </text:p>
          </table:table-cell>
          <table:table-cell office:value-type="string">
            <text:p>$4,573 </text:p>
          </table:table-cell>
          <table:table-cell office:value-type="string">
            <text:p>$33,091 </text:p>
          </table:table-cell>
          <table:table-cell office:value-type="string">
            <text:p>$179,697 </text:p>
          </table:table-cell>
          <table:table-cell office:value-type="string">
            <text:p>4,571 </text:p>
          </table:table-cell>
          <table:table-cell office:value-type="string">
            <text:p>$902 </text:p>
          </table:table-cell>
          <table:table-cell office:value-type="string">
            <text:p>$599 </text:p>
          </table:table-cell>
          <table:table-cell office:value-type="string">
            <text:p>$648 </text:p>
          </table:table-cell>
          <table:table-cell office:value-type="string">
            <text:p>$653 </text:p>
          </table:table-cell>
          <table:table-cell office:value-type="string">
            <text:p>$7,114 </text:p>
          </table:table-cell>
          <table:table-cell office:value-type="string">
            <text:p>$163,624 </text:p>
          </table:table-cell>
          <table:table-cell office:value-type="string">
            <text:p>10,864 </text:p>
          </table:table-cell>
          <table:table-cell office:value-type="string">
            <text:p>$25,368 </text:p>
          </table:table-cell>
          <table:table-cell office:value-type="string">
            <text:p>3,534 </text:p>
          </table:table-cell>
          <table:table-cell office:value-type="string">
            <text:p>$25,368 </text:p>
          </table:table-cell>
          <table:table-cell office:value-type="string">
            <text:p>15,032 </text:p>
          </table:table-cell>
          <table:table-cell office:value-type="string">
            <text:p>$44,146 </text:p>
          </table:table-cell>
          <table:table-cell office:value-type="string">
            <text:p>8,150 </text:p>
          </table:table-cell>
          <table:table-cell office:value-type="string">
            <text:p>$40,694 </text:p>
          </table:table-cell>
          <table:table-cell office:value-type="string">
            <text:p>357 </text:p>
          </table:table-cell>
          <table:table-cell office:value-type="string">
            <text:p>1,336,458 </text:p>
          </table:table-cell>
          <table:table-cell office:value-type="string">
            <text:p>1,137,633 </text:p>
          </table:table-cell>
          <table:table-cell office:value-type="string">
            <text:p>1,027 </text:p>
          </table:table-cell>
          <table:table-cell office:value-type="string">
            <text:p>3.10</text:p>
          </table:table-cell>
          <table:table-cell office:value-type="string">
            <text:p>1,178 </text:p>
          </table:table-cell>
          <table:table-cell office:value-type="string">
            <text:p>157 </text:p>
          </table:table-cell>
          <table:table-cell office:value-type="string">
            <text:p>10.26 </text:p>
          </table:table-cell>
          <table:table-cell office:value-type="string">
            <text:p>8.7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2002</text:p>
          </table:table-cell>
          <table:table-cell office:value-type="string">
            <text:p>10.14 </text:p>
          </table:table-cell>
          <table:table-cell office:value-type="string">
            <text:p>9.04 </text:p>
          </table:table-cell>
          <table:table-cell office:value-type="string">
            <text:p>$7.35 </text:p>
          </table:table-cell>
          <table:table-cell office:value-type="string">
            <text:p>11.49 </text:p>
          </table:table-cell>
          <table:table-cell office:value-type="string">
            <text:p>12.89 </text:p>
          </table:table-cell>
          <table:table-cell office:value-type="string">
            <text:p>9.57 </text:p>
          </table:table-cell>
          <table:table-cell office:value-type="string">
            <text:p>8.53 </text:p>
          </table:table-cell>
          <table:table-cell office:value-type="string">
            <text:p>$6.58 </text:p>
          </table:table-cell>
          <table:table-cell office:value-type="string">
            <text:p>$6.58 </text:p>
          </table:table-cell>
          <table:table-cell office:value-type="string">
            <text:p>105,047 </text:p>
          </table:table-cell>
          <table:table-cell office:value-type="string">
            <text:p>471 </text:p>
          </table:table-cell>
          <table:table-cell office:value-type="string">
            <text:p>$250 </text:p>
          </table:table-cell>
          <table:table-cell office:value-type="string">
            <text:p>$941 </text:p>
          </table:table-cell>
          <table:table-cell office:value-type="string">
            <text:p>$709 </text:p>
          </table:table-cell>
          <table:table-cell office:value-type="string">
            <text:p>$0.21 </text:p>
          </table:table-cell>
          <table:table-cell office:value-type="string">
            <text:p>$0.27 </text:p>
          </table:table-cell>
          <table:table-cell office:value-type="string">
            <text:p>$7.83 </text:p>
          </table:table-cell>
          <table:table-cell office:value-type="string">
            <text:p>$7,363 </text:p>
          </table:table-cell>
          <table:table-cell office:value-type="string">
            <text:p>$6,492 </text:p>
          </table:table-cell>
          <table:table-cell office:value-type="string">
            <text:p>10.70 </text:p>
          </table:table-cell>
          <table:table-cell office:value-type="string">
            <text:p>9.43 </text:p>
          </table:table-cell>
          <table:table-cell office:value-type="string">
            <text:p>9.54 </text:p>
          </table:table-cell>
          <table:table-cell office:value-type="string">
            <text:p>8.41 </text:p>
          </table:table-cell>
          <table:table-cell office:value-type="string">
            <text:p>$3,780 </text:p>
          </table:table-cell>
          <table:table-cell office:value-type="string">
            <text:p>5.49 </text:p>
          </table:table-cell>
          <table:table-cell office:value-type="string">
            <text:p>4.90 </text:p>
          </table:table-cell>
          <table:table-cell office:value-type="string">
            <text:p>$2.71 </text:p>
          </table:table-cell>
          <table:table-cell office:value-type="string">
            <text:p>3.94 </text:p>
          </table:table-cell>
          <table:table-cell office:value-type="string">
            <text:p>3.51 </text:p>
          </table:table-cell>
          <table:table-cell office:value-type="string">
            <text:p>$0.70 </text:p>
          </table:table-cell>
          <table:table-cell office:value-type="string">
            <text:p>1,240 </text:p>
          </table:table-cell>
          <table:table-cell office:value-type="string">
            <text:p>$871 </text:p>
          </table:table-cell>
          <table:table-cell office:value-type="string">
            <text:p>$21.8 </text:p>
          </table:table-cell>
          <table:table-cell office:value-type="string">
            <text:p>$0.011 </text:p>
          </table:table-cell>
          <table:table-cell office:value-type="string">
            <text:p>$53,499 </text:p>
          </table:table-cell>
          <table:table-cell office:value-type="string">
            <text:p>0.11826273986869</text:p>
          </table:table-cell>
          <table:table-cell office:value-type="string">
            <text:p>2.02 </text:p>
          </table:table-cell>
          <table:table-cell office:value-type="float" office:value="28">
            <text:p>28</text:p>
          </table:table-cell>
          <table:table-cell office:value-type="string">
            <text:p>48.8 </text:p>
          </table:table-cell>
          <table:table-cell office:value-type="string">
            <text:p>113.3 </text:p>
          </table:table-cell>
          <table:table-cell office:value-type="string">
            <text:p>113.3 </text:p>
          </table:table-cell>
          <table:table-cell office:value-type="string">
            <text:p>0.35231562633529</text:p>
          </table:table-cell>
          <table:table-cell office:value-type="string">
            <text:p>40.1 </text:p>
          </table:table-cell>
          <table:table-cell office:value-type="string">
            <text:p>45.2 </text:p>
          </table:table-cell>
          <table:table-cell office:value-type="string">
            <text:p>34,040 </text:p>
          </table:table-cell>
          <table:table-cell office:value-type="string">
            <text:p>38,249 </text:p>
          </table:table-cell>
          <table:table-cell office:value-type="string">
            <text:p>38,249 </text:p>
          </table:table-cell>
          <table:table-cell office:value-type="string">
            <text:p>$13,846 </text:p>
          </table:table-cell>
          <table:table-cell office:value-type="string">
            <text:p>$13,269 </text:p>
          </table:table-cell>
          <table:table-cell office:value-type="string">
            <text:p>$34,658 </text:p>
          </table:table-cell>
          <table:table-cell office:value-type="string">
            <text:p>$152,212 </text:p>
          </table:table-cell>
          <table:table-cell office:value-type="string">
            <text:p>4,209 </text:p>
          </table:table-cell>
          <table:table-cell office:value-type="string">
            <text:p>$728 </text:p>
          </table:table-cell>
          <table:table-cell office:value-type="string">
            <text:p>$502 </text:p>
          </table:table-cell>
          <table:table-cell office:value-type="string">
            <text:p>$549 </text:p>
          </table:table-cell>
          <table:table-cell office:value-type="string">
            <text:p>$552 </text:p>
          </table:table-cell>
          <table:table-cell office:value-type="string">
            <text:p>$8,610 </text:p>
          </table:table-cell>
          <table:table-cell office:value-type="string">
            <text:p>$136,686 </text:p>
          </table:table-cell>
          <table:table-cell office:value-type="string">
            <text:p>9,295 </text:p>
          </table:table-cell>
          <table:table-cell office:value-type="string">
            <text:p>$22,591 </text:p>
          </table:table-cell>
          <table:table-cell office:value-type="string">
            <text:p>3,376 </text:p>
          </table:table-cell>
          <table:table-cell office:value-type="string">
            <text:p>$22,591 </text:p>
          </table:table-cell>
          <table:table-cell office:value-type="string">
            <text:p>14,111 </text:p>
          </table:table-cell>
          <table:table-cell office:value-type="string">
            <text:p>$50,005 </text:p>
          </table:table-cell>
          <table:table-cell office:value-type="string">
            <text:p>7,251 </text:p>
          </table:table-cell>
          <table:table-cell office:value-type="string">
            <text:p>$40,162 </text:p>
          </table:table-cell>
          <table:table-cell office:value-type="string">
            <text:p>352 </text:p>
          </table:table-cell>
          <table:table-cell office:value-type="string">
            <text:p>1,233,128 </text:p>
          </table:table-cell>
          <table:table-cell office:value-type="string">
            <text:p>1,041,539 </text:p>
          </table:table-cell>
          <table:table-cell office:value-type="string">
            <text:p>1,005 </text:p>
          </table:table-cell>
          <table:table-cell office:value-type="string">
            <text:p>3.00</text:p>
          </table:table-cell>
          <table:table-cell office:value-type="string">
            <text:p>1,216 </text:p>
          </table:table-cell>
          <table:table-cell office:value-type="string">
            <text:p>159 </text:p>
          </table:table-cell>
          <table:table-cell office:value-type="string">
            <text:p>9.59 </text:p>
          </table:table-cell>
          <table:table-cell office:value-type="string">
            <text:p>8.1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2003</text:p>
          </table:table-cell>
          <table:table-cell office:value-type="string">
            <text:p>10.41 </text:p>
          </table:table-cell>
          <table:table-cell office:value-type="string">
            <text:p>9.27 </text:p>
          </table:table-cell>
          <table:table-cell office:value-type="string">
            <text:p>$7.33 </text:p>
          </table:table-cell>
          <table:table-cell office:value-type="string">
            <text:p>11.38 </text:p>
          </table:table-cell>
          <table:table-cell office:value-type="string">
            <text:p>12.78 </text:p>
          </table:table-cell>
          <table:table-cell office:value-type="string">
            <text:p>9.67 </text:p>
          </table:table-cell>
          <table:table-cell office:value-type="string">
            <text:p>8.62 </text:p>
          </table:table-cell>
          <table:table-cell office:value-type="string">
            <text:p>$6.56 </text:p>
          </table:table-cell>
          <table:table-cell office:value-type="string">
            <text:p>$6.56 </text:p>
          </table:table-cell>
          <table:table-cell office:value-type="string">
            <text:p>110,102 </text:p>
          </table:table-cell>
          <table:table-cell office:value-type="string">
            <text:p>268 </text:p>
          </table:table-cell>
          <table:table-cell office:value-type="string">
            <text:p>$298 </text:p>
          </table:table-cell>
          <table:table-cell office:value-type="string">
            <text:p>$915 </text:p>
          </table:table-cell>
          <table:table-cell office:value-type="string">
            <text:p>$761 </text:p>
          </table:table-cell>
          <table:table-cell office:value-type="string">
            <text:p>$0.19 </text:p>
          </table:table-cell>
          <table:table-cell office:value-type="string">
            <text:p>$0.25 </text:p>
          </table:table-cell>
          <table:table-cell office:value-type="string">
            <text:p>$7.30 </text:p>
          </table:table-cell>
          <table:table-cell office:value-type="string">
            <text:p>$7,036 </text:p>
          </table:table-cell>
          <table:table-cell office:value-type="string">
            <text:p>$5,984 </text:p>
          </table:table-cell>
          <table:table-cell office:value-type="string">
            <text:p>10.38 </text:p>
          </table:table-cell>
          <table:table-cell office:value-type="string">
            <text:p>8.83 </text:p>
          </table:table-cell>
          <table:table-cell office:value-type="string">
            <text:p>9.25 </text:p>
          </table:table-cell>
          <table:table-cell office:value-type="string">
            <text:p>7.86 </text:p>
          </table:table-cell>
          <table:table-cell office:value-type="string">
            <text:p>$3,222 </text:p>
          </table:table-cell>
          <table:table-cell office:value-type="string">
            <text:p>4.75 </text:p>
          </table:table-cell>
          <table:table-cell office:value-type="string">
            <text:p>4.23 </text:p>
          </table:table-cell>
          <table:table-cell office:value-type="string">
            <text:p>$2.76 </text:p>
          </table:table-cell>
          <table:table-cell office:value-type="string">
            <text:p>4.08 </text:p>
          </table:table-cell>
          <table:table-cell office:value-type="string">
            <text:p>3.63 </text:p>
          </table:table-cell>
          <table:table-cell office:value-type="string">
            <text:p>$0.87 </text:p>
          </table:table-cell>
          <table:table-cell office:value-type="string">
            <text:p>1,213 </text:p>
          </table:table-cell>
          <table:table-cell office:value-type="string">
            <text:p>$1,052 </text:p>
          </table:table-cell>
          <table:table-cell office:value-type="string">
            <text:p>$27.0 </text:p>
          </table:table-cell>
          <table:table-cell office:value-type="string">
            <text:p>$0.014 </text:p>
          </table:table-cell>
          <table:table-cell office:value-type="string">
            <text:p>$52,270 </text:p>
          </table:table-cell>
          <table:table-cell office:value-type="string">
            <text:p>0.14954757083049</text:p>
          </table:table-cell>
          <table:table-cell office:value-type="string">
            <text:p>1.98 </text:p>
          </table:table-cell>
          <table:table-cell office:value-type="float" office:value="28">
            <text:p>28</text:p>
          </table:table-cell>
          <table:table-cell office:value-type="string">
            <text:p>51.3 </text:p>
          </table:table-cell>
          <table:table-cell office:value-type="string">
            <text:p>88.2 </text:p>
          </table:table-cell>
          <table:table-cell office:value-type="string">
            <text:p>88.2 </text:p>
          </table:table-cell>
          <table:table-cell office:value-type="string">
            <text:p>0.3920119800595</text:p>
          </table:table-cell>
          <table:table-cell office:value-type="string">
            <text:p>40.7 </text:p>
          </table:table-cell>
          <table:table-cell office:value-type="string">
            <text:p>44.0 </text:p>
          </table:table-cell>
          <table:table-cell office:value-type="string">
            <text:p>34,542 </text:p>
          </table:table-cell>
          <table:table-cell office:value-type="string">
            <text:p>38,394 </text:p>
          </table:table-cell>
          <table:table-cell office:value-type="string">
            <text:p>38,394 </text:p>
          </table:table-cell>
          <table:table-cell office:value-type="string">
            <text:p>$10,342 </text:p>
          </table:table-cell>
          <table:table-cell office:value-type="string">
            <text:p>$15,924 </text:p>
          </table:table-cell>
          <table:table-cell office:value-type="string">
            <text:p>$34,046 </text:p>
          </table:table-cell>
          <table:table-cell office:value-type="string">
            <text:p>$215,663 </text:p>
          </table:table-cell>
          <table:table-cell office:value-type="string">
            <text:p>3,852 </text:p>
          </table:table-cell>
          <table:table-cell office:value-type="string">
            <text:p>$901 </text:p>
          </table:table-cell>
          <table:table-cell office:value-type="string">
            <text:p>$666 </text:p>
          </table:table-cell>
          <table:table-cell office:value-type="string">
            <text:p>$726 </text:p>
          </table:table-cell>
          <table:table-cell office:value-type="string">
            <text:p>$728 </text:p>
          </table:table-cell>
          <table:table-cell office:value-type="string">
            <text:p>$65,985 </text:p>
          </table:table-cell>
          <table:table-cell office:value-type="string">
            <text:p>$140,028 </text:p>
          </table:table-cell>
          <table:table-cell office:value-type="string">
            <text:p>10,072 </text:p>
          </table:table-cell>
          <table:table-cell office:value-type="string">
            <text:p>$18,911 </text:p>
          </table:table-cell>
          <table:table-cell office:value-type="string">
            <text:p>3,417 </text:p>
          </table:table-cell>
          <table:table-cell office:value-type="string">
            <text:p>$18,911 </text:p>
          </table:table-cell>
          <table:table-cell office:value-type="string">
            <text:p>13,778 </text:p>
          </table:table-cell>
          <table:table-cell office:value-type="string">
            <text:p>$51,338 </text:p>
          </table:table-cell>
          <table:table-cell office:value-type="string">
            <text:p>7,277 </text:p>
          </table:table-cell>
          <table:table-cell office:value-type="string">
            <text:p>$40,050 </text:p>
          </table:table-cell>
          <table:table-cell office:value-type="string">
            <text:p>339 </text:p>
          </table:table-cell>
          <table:table-cell office:value-type="string">
            <text:p>1,185,118 </text:p>
          </table:table-cell>
          <table:table-cell office:value-type="string">
            <text:p>993,804 </text:p>
          </table:table-cell>
          <table:table-cell office:value-type="string">
            <text:p>1,023 </text:p>
          </table:table-cell>
          <table:table-cell office:value-type="string">
            <text:p>2.97</text:p>
          </table:table-cell>
          <table:table-cell office:value-type="string">
            <text:p>1,266 </text:p>
          </table:table-cell>
          <table:table-cell office:value-type="string">
            <text:p>162 </text:p>
          </table:table-cell>
          <table:table-cell office:value-type="string">
            <text:p>9.59 </text:p>
          </table:table-cell>
          <table:table-cell office:value-type="string">
            <text:p>8.0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2004</text:p>
          </table:table-cell>
          <table:table-cell office:value-type="string">
            <text:p>10.46 </text:p>
          </table:table-cell>
          <table:table-cell office:value-type="string">
            <text:p>9.28 </text:p>
          </table:table-cell>
          <table:table-cell office:value-type="string">
            <text:p>$9.85 </text:p>
          </table:table-cell>
          <table:table-cell office:value-type="string">
            <text:p>11.25 </text:p>
          </table:table-cell>
          <table:table-cell office:value-type="string">
            <text:p>12.68 </text:p>
          </table:table-cell>
          <table:table-cell office:value-type="string">
            <text:p>9.86 </text:p>
          </table:table-cell>
          <table:table-cell office:value-type="string">
            <text:p>8.75 </text:p>
          </table:table-cell>
          <table:table-cell office:value-type="string">
            <text:p>$7.13 </text:p>
          </table:table-cell>
          <table:table-cell office:value-type="string">
            <text:p>$7.13 </text:p>
          </table:table-cell>
          <table:table-cell office:value-type="string">
            <text:p>108,315 </text:p>
          </table:table-cell>
          <table:table-cell office:value-type="string">
            <text:p>2,124 </text:p>
          </table:table-cell>
          <table:table-cell office:value-type="string">
            <text:p>$333 </text:p>
          </table:table-cell>
          <table:table-cell office:value-type="string">
            <text:p>$881 </text:p>
          </table:table-cell>
          <table:table-cell office:value-type="string">
            <text:p>$780 </text:p>
          </table:table-cell>
          <table:table-cell office:value-type="string">
            <text:p>$0.23 </text:p>
          </table:table-cell>
          <table:table-cell office:value-type="string">
            <text:p>$0.28 </text:p>
          </table:table-cell>
          <table:table-cell office:value-type="string">
            <text:p>$10.14 </text:p>
          </table:table-cell>
          <table:table-cell office:value-type="string">
            <text:p>$8,017 </text:p>
          </table:table-cell>
          <table:table-cell office:value-type="string">
            <text:p>$6,545 </text:p>
          </table:table-cell>
          <table:table-cell office:value-type="string">
            <text:p>11.09 </text:p>
          </table:table-cell>
          <table:table-cell office:value-type="string">
            <text:p>9.05 </text:p>
          </table:table-cell>
          <table:table-cell office:value-type="string">
            <text:p>9.84 </text:p>
          </table:table-cell>
          <table:table-cell office:value-type="string">
            <text:p>8.03 </text:p>
          </table:table-cell>
          <table:table-cell office:value-type="string">
            <text:p>$3,759 </text:p>
          </table:table-cell>
          <table:table-cell office:value-type="string">
            <text:p>5.20 </text:p>
          </table:table-cell>
          <table:table-cell office:value-type="string">
            <text:p>4.61 </text:p>
          </table:table-cell>
          <table:table-cell office:value-type="string">
            <text:p>$2.79 </text:p>
          </table:table-cell>
          <table:table-cell office:value-type="string">
            <text:p>3.85 </text:p>
          </table:table-cell>
          <table:table-cell office:value-type="string">
            <text:p>3.42 </text:p>
          </table:table-cell>
          <table:table-cell office:value-type="string">
            <text:p>$1.14 </text:p>
          </table:table-cell>
          <table:table-cell office:value-type="string">
            <text:p>1,291 </text:p>
          </table:table-cell>
          <table:table-cell office:value-type="string">
            <text:p>$1,473 </text:p>
          </table:table-cell>
          <table:table-cell office:value-type="string">
            <text:p>$36.1 </text:p>
          </table:table-cell>
          <table:table-cell office:value-type="string">
            <text:p>$0.018 </text:p>
          </table:table-cell>
          <table:table-cell office:value-type="string">
            <text:p>$53,581 </text:p>
          </table:table-cell>
          <table:table-cell office:value-type="string">
            <text:p>0</text:p>
          </table:table-cell>
          <table:table-cell office:value-type="string">
            <text:p>2.19 </text:p>
          </table:table-cell>
          <table:table-cell office:value-type="float" office:value="29">
            <text:p>29</text:p>
          </table:table-cell>
          <table:table-cell office:value-type="string">
            <text:p>52.5 </text:p>
          </table:table-cell>
          <table:table-cell office:value-type="string">
            <text:p>96.5 </text:p>
          </table:table-cell>
          <table:table-cell office:value-type="string">
            <text:p>96.5 </text:p>
          </table:table-cell>
          <table:table-cell office:value-type="string">
            <text:p>0</text:p>
          </table:table-cell>
          <table:table-cell office:value-type="string">
            <text:p>39.1 </text:p>
          </table:table-cell>
          <table:table-cell office:value-type="string">
            <text:p>46.5 </text:p>
          </table:table-cell>
          <table:table-cell office:value-type="string">
            <text:p>33,204 </text:p>
          </table:table-cell>
          <table:table-cell office:value-type="string">
            <text:p>37,147 </text:p>
          </table:table-cell>
          <table:table-cell office:value-type="string">
            <text:p>37,147 </text:p>
          </table:table-cell>
          <table:table-cell office:value-type="string">
            <text:p>$11,351 </text:p>
          </table:table-cell>
          <table:table-cell office:value-type="string">
            <text:p>$15,517 </text:p>
          </table:table-cell>
          <table:table-cell office:value-type="string">
            <text:p>$32,861 </text:p>
          </table:table-cell>
          <table:table-cell office:value-type="string">
            <text:p>$204,600 </text:p>
          </table:table-cell>
          <table:table-cell office:value-type="string">
            <text:p>3,943 </text:p>
          </table:table-cell>
          <table:table-cell office:value-type="string">
            <text:p>$872 </text:p>
          </table:table-cell>
          <table:table-cell office:value-type="string">
            <text:p>$612 </text:p>
          </table:table-cell>
          <table:table-cell office:value-type="string">
            <text:p>$664 </text:p>
          </table:table-cell>
          <table:table-cell office:value-type="string">
            <text:p>$680 </text:p>
          </table:table-cell>
          <table:table-cell office:value-type="string">
            <text:p>$50,600 </text:p>
          </table:table-cell>
          <table:table-cell office:value-type="string">
            <text:p>$145,061 </text:p>
          </table:table-cell>
          <table:table-cell office:value-type="string">
            <text:p>8,823 </text:p>
          </table:table-cell>
          <table:table-cell office:value-type="string">
            <text:p>$26,027 </text:p>
          </table:table-cell>
          <table:table-cell office:value-type="string">
            <text:p>3,576 </text:p>
          </table:table-cell>
          <table:table-cell office:value-type="string">
            <text:p>$26,027 </text:p>
          </table:table-cell>
          <table:table-cell office:value-type="string">
            <text:p>13,416 </text:p>
          </table:table-cell>
          <table:table-cell office:value-type="string">
            <text:p>$42,313 </text:p>
          </table:table-cell>
          <table:table-cell office:value-type="string">
            <text:p>7,386 </text:p>
          </table:table-cell>
          <table:table-cell office:value-type="string">
            <text:p>$44,312 </text:p>
          </table:table-cell>
          <table:table-cell office:value-type="string">
            <text:p>343 </text:p>
          </table:table-cell>
          <table:table-cell office:value-type="string">
            <text:p>1,242,932 </text:p>
          </table:table-cell>
          <table:table-cell office:value-type="string">
            <text:p>1,060,283 </text:p>
          </table:table-cell>
          <table:table-cell office:value-type="string">
            <text:p>1,039 </text:p>
          </table:table-cell>
          <table:table-cell office:value-type="string">
            <text:p>3.05</text:p>
          </table:table-cell>
          <table:table-cell office:value-type="string">
            <text:p>1,320 </text:p>
          </table:table-cell>
          <table:table-cell office:value-type="string">
            <text:p>166 </text:p>
          </table:table-cell>
          <table:table-cell office:value-type="string">
            <text:p>9.91 </text:p>
          </table:table-cell>
          <table:table-cell office:value-type="string">
            <text:p>8.4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2005</text:p>
          </table:table-cell>
          <table:table-cell office:value-type="string">
            <text:p>11.18 </text:p>
          </table:table-cell>
          <table:table-cell office:value-type="string">
            <text:p>9.79 </text:p>
          </table:table-cell>
          <table:table-cell office:value-type="string">
            <text:p>$11.11 </text:p>
          </table:table-cell>
          <table:table-cell office:value-type="string">
            <text:p>11.62 </text:p>
          </table:table-cell>
          <table:table-cell office:value-type="string">
            <text:p>13.26 </text:p>
          </table:table-cell>
          <table:table-cell office:value-type="string">
            <text:p>10.58 </text:p>
          </table:table-cell>
          <table:table-cell office:value-type="string">
            <text:p>9.27 </text:p>
          </table:table-cell>
          <table:table-cell office:value-type="string">
            <text:p>$7.94 </text:p>
          </table:table-cell>
          <table:table-cell office:value-type="string">
            <text:p>$7.94 </text:p>
          </table:table-cell>
          <table:table-cell office:value-type="string">
            <text:p>126,020 </text:p>
          </table:table-cell>
          <table:table-cell office:value-type="string">
            <text:p>2,413 </text:p>
          </table:table-cell>
          <table:table-cell office:value-type="string">
            <text:p>$371 </text:p>
          </table:table-cell>
          <table:table-cell office:value-type="string">
            <text:p>$927 </text:p>
          </table:table-cell>
          <table:table-cell office:value-type="string">
            <text:p>$802 </text:p>
          </table:table-cell>
          <table:table-cell office:value-type="string">
            <text:p>$0.22 </text:p>
          </table:table-cell>
          <table:table-cell office:value-type="string">
            <text:p>$0.26 </text:p>
          </table:table-cell>
          <table:table-cell office:value-type="string">
            <text:p>$11.20 </text:p>
          </table:table-cell>
          <table:table-cell office:value-type="string">
            <text:p>$8,789 </text:p>
          </table:table-cell>
          <table:table-cell office:value-type="string">
            <text:p>$6,507 </text:p>
          </table:table-cell>
          <table:table-cell office:value-type="string">
            <text:p>11.71 </text:p>
          </table:table-cell>
          <table:table-cell office:value-type="string">
            <text:p>8.67 </text:p>
          </table:table-cell>
          <table:table-cell office:value-type="string">
            <text:p>10.26 </text:p>
          </table:table-cell>
          <table:table-cell office:value-type="string">
            <text:p>7.60 </text:p>
          </table:table-cell>
          <table:table-cell office:value-type="string">
            <text:p>$3,878 </text:p>
          </table:table-cell>
          <table:table-cell office:value-type="string">
            <text:p>5.17 </text:p>
          </table:table-cell>
          <table:table-cell office:value-type="string">
            <text:p>4.53 </text:p>
          </table:table-cell>
          <table:table-cell office:value-type="string">
            <text:p>$2.63 </text:p>
          </table:table-cell>
          <table:table-cell office:value-type="string">
            <text:p>3.50 </text:p>
          </table:table-cell>
          <table:table-cell office:value-type="string">
            <text:p>3.07 </text:p>
          </table:table-cell>
          <table:table-cell office:value-type="string">
            <text:p>$1.71 </text:p>
          </table:table-cell>
          <table:table-cell office:value-type="string">
            <text:p>1,331 </text:p>
          </table:table-cell>
          <table:table-cell office:value-type="string">
            <text:p>$2,282 </text:p>
          </table:table-cell>
          <table:table-cell office:value-type="string">
            <text:p>$53.3 </text:p>
          </table:table-cell>
          <table:table-cell office:value-type="string">
            <text:p>$0.027 </text:p>
          </table:table-cell>
          <table:table-cell office:value-type="string">
            <text:p>$50,996 </text:p>
          </table:table-cell>
          <table:table-cell office:value-type="string">
            <text:p>0</text:p>
          </table:table-cell>
          <table:table-cell office:value-type="string">
            <text:p>2.30 </text:p>
          </table:table-cell>
          <table:table-cell office:value-type="float" office:value="33">
            <text:p>33</text:p>
          </table:table-cell>
          <table:table-cell office:value-type="string">
            <text:p>51.7 </text:p>
          </table:table-cell>
          <table:table-cell office:value-type="string">
            <text:p>109.1 </text:p>
          </table:table-cell>
          <table:table-cell office:value-type="string">
            <text:p>109.1 </text:p>
          </table:table-cell>
          <table:table-cell office:value-type="string">
            <text:p>0</text:p>
          </table:table-cell>
          <table:table-cell office:value-type="string">
            <text:p>40.4 </text:p>
          </table:table-cell>
          <table:table-cell office:value-type="string">
            <text:p>44.5 </text:p>
          </table:table-cell>
          <table:table-cell office:value-type="string">
            <text:p>33,121 </text:p>
          </table:table-cell>
          <table:table-cell office:value-type="string">
            <text:p>37,305 </text:p>
          </table:table-cell>
          <table:table-cell office:value-type="string">
            <text:p>37,305 </text:p>
          </table:table-cell>
          <table:table-cell office:value-type="string">
            <text:p>$9,721 </text:p>
          </table:table-cell>
          <table:table-cell office:value-type="string">
            <text:p>$13,164 </text:p>
          </table:table-cell>
          <table:table-cell office:value-type="string">
            <text:p>$30,485 </text:p>
          </table:table-cell>
          <table:table-cell office:value-type="string">
            <text:p>$178,055 </text:p>
          </table:table-cell>
          <table:table-cell office:value-type="string">
            <text:p>4,184 </text:p>
          </table:table-cell>
          <table:table-cell office:value-type="string">
            <text:p>$765 </text:p>
          </table:table-cell>
          <table:table-cell office:value-type="string">
            <text:p>$550 </text:p>
          </table:table-cell>
          <table:table-cell office:value-type="string">
            <text:p>$593 </text:p>
          </table:table-cell>
          <table:table-cell office:value-type="string">
            <text:p>$606 </text:p>
          </table:table-cell>
          <table:table-cell office:value-type="string">
            <text:p>$40,419 </text:p>
          </table:table-cell>
          <table:table-cell office:value-type="string">
            <text:p>$128,724 </text:p>
          </table:table-cell>
          <table:table-cell office:value-type="string">
            <text:p>7,992 </text:p>
          </table:table-cell>
          <table:table-cell office:value-type="string">
            <text:p>$27,350 </text:p>
          </table:table-cell>
          <table:table-cell office:value-type="string">
            <text:p>3,504 </text:p>
          </table:table-cell>
          <table:table-cell office:value-type="string">
            <text:p>$27,350 </text:p>
          </table:table-cell>
          <table:table-cell office:value-type="string">
            <text:p>13,557 </text:p>
          </table:table-cell>
          <table:table-cell office:value-type="string">
            <text:p>$37,818 </text:p>
          </table:table-cell>
          <table:table-cell office:value-type="string">
            <text:p>8,072 </text:p>
          </table:table-cell>
          <table:table-cell office:value-type="string">
            <text:p>$43,870 </text:p>
          </table:table-cell>
          <table:table-cell office:value-type="string">
            <text:p>336 </text:p>
          </table:table-cell>
          <table:table-cell office:value-type="string">
            <text:p>1,296,625 </text:p>
          </table:table-cell>
          <table:table-cell office:value-type="string">
            <text:p>1,110,244 </text:p>
          </table:table-cell>
          <table:table-cell office:value-type="string">
            <text:p>1,027 </text:p>
          </table:table-cell>
          <table:table-cell office:value-type="string">
            <text:p>3.09</text:p>
          </table:table-cell>
          <table:table-cell office:value-type="string">
            <text:p>1,381 </text:p>
          </table:table-cell>
          <table:table-cell office:value-type="string">
            <text:p>166 </text:p>
          </table:table-cell>
          <table:table-cell office:value-type="string">
            <text:p>10.58 </text:p>
          </table:table-cell>
          <table:table-cell office:value-type="string">
            <text:p>9.0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2006</text:p>
          </table:table-cell>
          <table:table-cell office:value-type="string">
            <text:p>12.07 </text:p>
          </table:table-cell>
          <table:table-cell office:value-type="string">
            <text:p>10.54 </text:p>
          </table:table-cell>
          <table:table-cell office:value-type="string">
            <text:p>$13.01 </text:p>
          </table:table-cell>
          <table:table-cell office:value-type="string">
            <text:p>12.19 </text:p>
          </table:table-cell>
          <table:table-cell office:value-type="string">
            <text:p>13.96 </text:p>
          </table:table-cell>
          <table:table-cell office:value-type="string">
            <text:p>11.38 </text:p>
          </table:table-cell>
          <table:table-cell office:value-type="string">
            <text:p>9.94 </text:p>
          </table:table-cell>
          <table:table-cell office:value-type="string">
            <text:p>$9.30 </text:p>
          </table:table-cell>
          <table:table-cell office:value-type="string">
            <text:p>$9.30 </text:p>
          </table:table-cell>
          <table:table-cell office:value-type="string">
            <text:p>143,901 </text:p>
          </table:table-cell>
          <table:table-cell office:value-type="string">
            <text:p>2,667 </text:p>
          </table:table-cell>
          <table:table-cell office:value-type="string">
            <text:p>$438 </text:p>
          </table:table-cell>
          <table:table-cell office:value-type="string">
            <text:p>$1,021 </text:p>
          </table:table-cell>
          <table:table-cell office:value-type="string">
            <text:p>$909 </text:p>
          </table:table-cell>
          <table:table-cell office:value-type="string">
            <text:p>$0.27 </text:p>
          </table:table-cell>
          <table:table-cell office:value-type="string">
            <text:p>$0.29 </text:p>
          </table:table-cell>
          <table:table-cell office:value-type="string">
            <text:p>$12.60 </text:p>
          </table:table-cell>
          <table:table-cell office:value-type="string">
            <text:p>$9,933 </text:p>
          </table:table-cell>
          <table:table-cell office:value-type="string">
            <text:p>$7,082 </text:p>
          </table:table-cell>
          <table:table-cell office:value-type="string">
            <text:p>12.15 </text:p>
          </table:table-cell>
          <table:table-cell office:value-type="string">
            <text:p>8.67 </text:p>
          </table:table-cell>
          <table:table-cell office:value-type="string">
            <text:p>10.61 </text:p>
          </table:table-cell>
          <table:table-cell office:value-type="string">
            <text:p>7.56 </text:p>
          </table:table-cell>
          <table:table-cell office:value-type="string">
            <text:p>$4,211 </text:p>
          </table:table-cell>
          <table:table-cell office:value-type="string">
            <text:p>5.15 </text:p>
          </table:table-cell>
          <table:table-cell office:value-type="string">
            <text:p>4.50 </text:p>
          </table:table-cell>
          <table:table-cell office:value-type="string">
            <text:p>$2.87 </text:p>
          </table:table-cell>
          <table:table-cell office:value-type="string">
            <text:p>3.51 </text:p>
          </table:table-cell>
          <table:table-cell office:value-type="string">
            <text:p>3.07 </text:p>
          </table:table-cell>
          <table:table-cell office:value-type="string">
            <text:p>$2.01 </text:p>
          </table:table-cell>
          <table:table-cell office:value-type="string">
            <text:p>1,417 </text:p>
          </table:table-cell>
          <table:table-cell office:value-type="string">
            <text:p>$2,851 </text:p>
          </table:table-cell>
          <table:table-cell office:value-type="string">
            <text:p>$60.9 </text:p>
          </table:table-cell>
          <table:table-cell office:value-type="string">
            <text:p>$0.030 </text:p>
          </table:table-cell>
          <table:table-cell office:value-type="string">
            <text:p>$50,107 </text:p>
          </table:table-cell>
          <table:table-cell office:value-type="string">
            <text:p>0</text:p>
          </table:table-cell>
          <table:table-cell office:value-type="string">
            <text:p>2.38 </text:p>
          </table:table-cell>
          <table:table-cell office:value-type="float" office:value="33">
            <text:p>33</text:p>
          </table:table-cell>
          <table:table-cell office:value-type="string">
            <text:p>53.6 </text:p>
          </table:table-cell>
          <table:table-cell office:value-type="string">
            <text:p>121.2 </text:p>
          </table:table-cell>
          <table:table-cell office:value-type="string">
            <text:p>121.2 </text:p>
          </table:table-cell>
          <table:table-cell office:value-type="string">
            <text:p>0.48132644082710</text:p>
          </table:table-cell>
          <table:table-cell office:value-type="string">
            <text:p>40.8 </text:p>
          </table:table-cell>
          <table:table-cell office:value-type="string">
            <text:p>47.2 </text:p>
          </table:table-cell>
          <table:table-cell office:value-type="string">
            <text:p>34,955 </text:p>
          </table:table-cell>
          <table:table-cell office:value-type="string">
            <text:p>39,363 </text:p>
          </table:table-cell>
          <table:table-cell office:value-type="string">
            <text:p>39,363 </text:p>
          </table:table-cell>
          <table:table-cell office:value-type="string">
            <text:p>$14,337 </text:p>
          </table:table-cell>
          <table:table-cell office:value-type="string">
            <text:p>$16,392 </text:p>
          </table:table-cell>
          <table:table-cell office:value-type="string">
            <text:p>$30,808 </text:p>
          </table:table-cell>
          <table:table-cell office:value-type="string">
            <text:p>$164,765 </text:p>
          </table:table-cell>
          <table:table-cell office:value-type="string">
            <text:p>4,408 </text:p>
          </table:table-cell>
          <table:table-cell office:value-type="string">
            <text:p>$681 </text:p>
          </table:table-cell>
          <table:table-cell office:value-type="string">
            <text:p>$497 </text:p>
          </table:table-cell>
          <table:table-cell office:value-type="string">
            <text:p>$537 </text:p>
          </table:table-cell>
          <table:table-cell office:value-type="string">
            <text:p>$544 </text:p>
          </table:table-cell>
          <table:table-cell office:value-type="string">
            <text:p>$32,682 </text:p>
          </table:table-cell>
          <table:table-cell office:value-type="string">
            <text:p>$123,618 </text:p>
          </table:table-cell>
          <table:table-cell office:value-type="string">
            <text:p>8,643 </text:p>
          </table:table-cell>
          <table:table-cell office:value-type="string">
            <text:p>$31,754 </text:p>
          </table:table-cell>
          <table:table-cell office:value-type="string">
            <text:p>3,676 </text:p>
          </table:table-cell>
          <table:table-cell office:value-type="string">
            <text:p>$31,754 </text:p>
          </table:table-cell>
          <table:table-cell office:value-type="string">
            <text:p>14,275 </text:p>
          </table:table-cell>
          <table:table-cell office:value-type="string">
            <text:p>$35,939 </text:p>
          </table:table-cell>
          <table:table-cell office:value-type="string">
            <text:p>8,360 </text:p>
          </table:table-cell>
          <table:table-cell office:value-type="string">
            <text:p>$41,932 </text:p>
          </table:table-cell>
          <table:table-cell office:value-type="string">
            <text:p>349 </text:p>
          </table:table-cell>
          <table:table-cell office:value-type="string">
            <text:p>1,418,728 </text:p>
          </table:table-cell>
          <table:table-cell office:value-type="string">
            <text:p>1,212,671 </text:p>
          </table:table-cell>
          <table:table-cell office:value-type="string">
            <text:p>998 </text:p>
          </table:table-cell>
          <table:table-cell office:value-type="string">
            <text:p>3.19</text:p>
          </table:table-cell>
          <table:table-cell office:value-type="string">
            <text:p>1,424 </text:p>
          </table:table-cell>
          <table:table-cell office:value-type="string">
            <text:p>167 </text:p>
          </table:table-cell>
          <table:table-cell office:value-type="string">
            <text:p>11.12 </text:p>
          </table:table-cell>
          <table:table-cell office:value-type="string">
            <text:p>9.5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2007</text:p>
          </table:table-cell>
          <table:table-cell office:value-type="string">
            <text:p>12.67 </text:p>
          </table:table-cell>
          <table:table-cell office:value-type="string">
            <text:p>11.03 </text:p>
          </table:table-cell>
          <table:table-cell office:value-type="string">
            <text:p>$14.11 </text:p>
          </table:table-cell>
          <table:table-cell office:value-type="string">
            <text:p>12.72 </text:p>
          </table:table-cell>
          <table:table-cell office:value-type="string">
            <text:p>14.62 </text:p>
          </table:table-cell>
          <table:table-cell office:value-type="string">
            <text:p>12.01 </text:p>
          </table:table-cell>
          <table:table-cell office:value-type="string">
            <text:p>10.45 </text:p>
          </table:table-cell>
          <table:table-cell office:value-type="string">
            <text:p>$10.36 </text:p>
          </table:table-cell>
          <table:table-cell office:value-type="string">
            <text:p>$10.36 </text:p>
          </table:table-cell>
          <table:table-cell office:value-type="string">
            <text:p>141,210 </text:p>
          </table:table-cell>
          <table:table-cell office:value-type="string">
            <text:p>2,696 </text:p>
          </table:table-cell>
          <table:table-cell office:value-type="string">
            <text:p>$494 </text:p>
          </table:table-cell>
          <table:table-cell office:value-type="string">
            <text:p>$1,121 </text:p>
          </table:table-cell>
          <table:table-cell office:value-type="string">
            <text:p>$1,003 </text:p>
          </table:table-cell>
          <table:table-cell office:value-type="string">
            <text:p>$0.32 </text:p>
          </table:table-cell>
          <table:table-cell office:value-type="string">
            <text:p>$0.32 </text:p>
          </table:table-cell>
          <table:table-cell office:value-type="string">
            <text:p>$13.48 </text:p>
          </table:table-cell>
          <table:table-cell office:value-type="string">
            <text:p>$10,789 </text:p>
          </table:table-cell>
          <table:table-cell office:value-type="string">
            <text:p>$7,625 </text:p>
          </table:table-cell>
          <table:table-cell office:value-type="string">
            <text:p>12.51 </text:p>
          </table:table-cell>
          <table:table-cell office:value-type="string">
            <text:p>8.84 </text:p>
          </table:table-cell>
          <table:table-cell office:value-type="string">
            <text:p>10.88 </text:p>
          </table:table-cell>
          <table:table-cell office:value-type="string">
            <text:p>7.69 </text:p>
          </table:table-cell>
          <table:table-cell office:value-type="string">
            <text:p>$4,490 </text:p>
          </table:table-cell>
          <table:table-cell office:value-type="string">
            <text:p>5.21 </text:p>
          </table:table-cell>
          <table:table-cell office:value-type="string">
            <text:p>4.53 </text:p>
          </table:table-cell>
          <table:table-cell office:value-type="string">
            <text:p>$3.14 </text:p>
          </table:table-cell>
          <table:table-cell office:value-type="string">
            <text:p>3.63 </text:p>
          </table:table-cell>
          <table:table-cell office:value-type="string">
            <text:p>3.16 </text:p>
          </table:table-cell>
          <table:table-cell office:value-type="string">
            <text:p>$2.12 </text:p>
          </table:table-cell>
          <table:table-cell office:value-type="string">
            <text:p>1,495 </text:p>
          </table:table-cell>
          <table:table-cell office:value-type="string">
            <text:p>$3,164 </text:p>
          </table:table-cell>
          <table:table-cell office:value-type="string">
            <text:p>$64.6 </text:p>
          </table:table-cell>
          <table:table-cell office:value-type="string">
            <text:p>$0.032 </text:p>
          </table:table-cell>
          <table:table-cell office:value-type="string">
            <text:p>$52,353 </text:p>
          </table:table-cell>
          <table:table-cell office:value-type="string">
            <text:p>0.29326375059065</text:p>
          </table:table-cell>
          <table:table-cell office:value-type="string">
            <text:p>2.42 </text:p>
          </table:table-cell>
          <table:table-cell office:value-type="float" office:value="32">
            <text:p>32</text:p>
          </table:table-cell>
          <table:table-cell office:value-type="string">
            <text:p>54.5 </text:p>
          </table:table-cell>
          <table:table-cell office:value-type="string">
            <text:p>120.6 </text:p>
          </table:table-cell>
          <table:table-cell office:value-type="string">
            <text:p>120.6 </text:p>
          </table:table-cell>
          <table:table-cell office:value-type="string">
            <text:p>0.492456479690520</text:p>
          </table:table-cell>
          <table:table-cell office:value-type="string">
            <text:p>42.1 </text:p>
          </table:table-cell>
          <table:table-cell office:value-type="string">
            <text:p>47.6 </text:p>
          </table:table-cell>
          <table:table-cell office:value-type="string">
            <text:p>36,350 </text:p>
          </table:table-cell>
          <table:table-cell office:value-type="string">
            <text:p>40,948 </text:p>
          </table:table-cell>
          <table:table-cell office:value-type="string">
            <text:p>40,948 </text:p>
          </table:table-cell>
          <table:table-cell office:value-type="string">
            <text:p>$16,849 </text:p>
          </table:table-cell>
          <table:table-cell office:value-type="string">
            <text:p>$17,534 </text:p>
          </table:table-cell>
          <table:table-cell office:value-type="string">
            <text:p>$31,691 </text:p>
          </table:table-cell>
          <table:table-cell office:value-type="string">
            <text:p>$164,903 </text:p>
          </table:table-cell>
          <table:table-cell office:value-type="string">
            <text:p>4,598 </text:p>
          </table:table-cell>
          <table:table-cell office:value-type="string">
            <text:p>$681 </text:p>
          </table:table-cell>
          <table:table-cell office:value-type="string">
            <text:p>$500 </text:p>
          </table:table-cell>
          <table:table-cell office:value-type="string">
            <text:p>$540 </text:p>
          </table:table-cell>
          <table:table-cell office:value-type="string">
            <text:p>$547 </text:p>
          </table:table-cell>
          <table:table-cell office:value-type="string">
            <text:p>$22,950 </text:p>
          </table:table-cell>
          <table:table-cell office:value-type="string">
            <text:p>$133,318 </text:p>
          </table:table-cell>
          <table:table-cell office:value-type="string">
            <text:p>8,873 </text:p>
          </table:table-cell>
          <table:table-cell office:value-type="string">
            <text:p>$35,539 </text:p>
          </table:table-cell>
          <table:table-cell office:value-type="string">
            <text:p>3,808 </text:p>
          </table:table-cell>
          <table:table-cell office:value-type="string">
            <text:p>$35,539 </text:p>
          </table:table-cell>
          <table:table-cell office:value-type="string">
            <text:p>14,870 </text:p>
          </table:table-cell>
          <table:table-cell office:value-type="string">
            <text:p>$37,361 </text:p>
          </table:table-cell>
          <table:table-cell office:value-type="string">
            <text:p>8,798 </text:p>
          </table:table-cell>
          <table:table-cell office:value-type="string">
            <text:p>$43,055 </text:p>
          </table:table-cell>
          <table:table-cell office:value-type="string">
            <text:p>353 </text:p>
          </table:table-cell>
          <table:table-cell office:value-type="string">
            <text:p>1,502,494 </text:p>
          </table:table-cell>
          <table:table-cell office:value-type="string">
            <text:p>1,284,650 </text:p>
          </table:table-cell>
          <table:table-cell office:value-type="string">
            <text:p>995 </text:p>
          </table:table-cell>
          <table:table-cell office:value-type="string">
            <text:p>2.97</text:p>
          </table:table-cell>
          <table:table-cell office:value-type="string">
            <text:p>1,443 </text:p>
          </table:table-cell>
          <table:table-cell office:value-type="string">
            <text:p>167 </text:p>
          </table:table-cell>
          <table:table-cell office:value-type="string">
            <text:p>11.65 </text:p>
          </table:table-cell>
          <table:table-cell office:value-type="string">
            <text:p>9.9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2008</text:p>
          </table:table-cell>
          <table:table-cell office:value-type="string">
            <text:p>13.60 </text:p>
          </table:table-cell>
          <table:table-cell office:value-type="string">
            <text:p>11.75 </text:p>
          </table:table-cell>
          <table:table-cell office:value-type="string">
            <text:p>$15.03 </text:p>
          </table:table-cell>
          <table:table-cell office:value-type="string">
            <text:p>13.61 </text:p>
          </table:table-cell>
          <table:table-cell office:value-type="string">
            <text:p>15.75 </text:p>
          </table:table-cell>
          <table:table-cell office:value-type="string">
            <text:p>12.79 </text:p>
          </table:table-cell>
          <table:table-cell office:value-type="string">
            <text:p>11.05 </text:p>
          </table:table-cell>
          <table:table-cell office:value-type="string">
            <text:p>$10.96 </text:p>
          </table:table-cell>
          <table:table-cell office:value-type="string">
            <text:p>$10.96 </text:p>
          </table:table-cell>
          <table:table-cell office:value-type="string">
            <text:p>216,572 </text:p>
          </table:table-cell>
          <table:table-cell office:value-type="string">
            <text:p>3,020 </text:p>
          </table:table-cell>
          <table:table-cell office:value-type="string">
            <text:p>$480 </text:p>
          </table:table-cell>
          <table:table-cell office:value-type="string">
            <text:p>$1,148 </text:p>
          </table:table-cell>
          <table:table-cell office:value-type="string">
            <text:p>$1,005 </text:p>
          </table:table-cell>
          <table:table-cell office:value-type="string">
            <text:p>$0.27 </text:p>
          </table:table-cell>
          <table:table-cell office:value-type="string">
            <text:p>$0.27 </text:p>
          </table:table-cell>
          <table:table-cell office:value-type="string">
            <text:p>$15.41 </text:p>
          </table:table-cell>
          <table:table-cell office:value-type="string">
            <text:p>$12,391 </text:p>
          </table:table-cell>
          <table:table-cell office:value-type="string">
            <text:p>$7,708 </text:p>
          </table:table-cell>
          <table:table-cell office:value-type="string">
            <text:p>14.46 </text:p>
          </table:table-cell>
          <table:table-cell office:value-type="string">
            <text:p>9.00 </text:p>
          </table:table-cell>
          <table:table-cell office:value-type="string">
            <text:p>12.50 </text:p>
          </table:table-cell>
          <table:table-cell office:value-type="string">
            <text:p>7.77 </text:p>
          </table:table-cell>
          <table:table-cell office:value-type="string">
            <text:p>$4,783 </text:p>
          </table:table-cell>
          <table:table-cell office:value-type="string">
            <text:p>5.58 </text:p>
          </table:table-cell>
          <table:table-cell office:value-type="string">
            <text:p>4.82 </text:p>
          </table:table-cell>
          <table:table-cell office:value-type="string">
            <text:p>$2.93 </text:p>
          </table:table-cell>
          <table:table-cell office:value-type="string">
            <text:p>3.42 </text:p>
          </table:table-cell>
          <table:table-cell office:value-type="string">
            <text:p>2.95 </text:p>
          </table:table-cell>
          <table:table-cell office:value-type="string">
            <text:p>$3.22 </text:p>
          </table:table-cell>
          <table:table-cell office:value-type="string">
            <text:p>1,454 </text:p>
          </table:table-cell>
          <table:table-cell office:value-type="string">
            <text:p>$4,682 </text:p>
          </table:table-cell>
          <table:table-cell office:value-type="string">
            <text:p>$99.7 </text:p>
          </table:table-cell>
          <table:table-cell office:value-type="string">
            <text:p>$0.047 </text:p>
          </table:table-cell>
          <table:table-cell office:value-type="string">
            <text:p>$54,362 </text:p>
          </table:table-cell>
          <table:table-cell office:value-type="string">
            <text:p>0.37788871821612</text:p>
          </table:table-cell>
          <table:table-cell office:value-type="string">
            <text:p>2.44 </text:p>
          </table:table-cell>
          <table:table-cell office:value-type="float" office:value="34">
            <text:p>34</text:p>
          </table:table-cell>
          <table:table-cell office:value-type="string">
            <text:p>52.5 </text:p>
          </table:table-cell>
          <table:table-cell office:value-type="string">
            <text:p>119.3 </text:p>
          </table:table-cell>
          <table:table-cell office:value-type="string">
            <text:p>119.3 </text:p>
          </table:table-cell>
          <table:table-cell office:value-type="string">
            <text:p>0.47709772941810</text:p>
          </table:table-cell>
          <table:table-cell office:value-type="string">
            <text:p>41.2 </text:p>
          </table:table-cell>
          <table:table-cell office:value-type="string">
            <text:p>46.7 </text:p>
          </table:table-cell>
          <table:table-cell office:value-type="string">
            <text:p>36,052 </text:p>
          </table:table-cell>
          <table:table-cell office:value-type="string">
            <text:p>40,630 </text:p>
          </table:table-cell>
          <table:table-cell office:value-type="string">
            <text:p>40,630 </text:p>
          </table:table-cell>
          <table:table-cell office:value-type="string">
            <text:p>$11,574 </text:p>
          </table:table-cell>
          <table:table-cell office:value-type="string">
            <text:p>$12,466 </text:p>
          </table:table-cell>
          <table:table-cell office:value-type="string">
            <text:p>$31,977 </text:p>
          </table:table-cell>
          <table:table-cell office:value-type="string">
            <text:p>$163,573 </text:p>
          </table:table-cell>
          <table:table-cell office:value-type="string">
            <text:p>4,578 </text:p>
          </table:table-cell>
          <table:table-cell office:value-type="string">
            <text:p>$749 </text:p>
          </table:table-cell>
          <table:table-cell office:value-type="string">
            <text:p>$515 </text:p>
          </table:table-cell>
          <table:table-cell office:value-type="string">
            <text:p>$560 </text:p>
          </table:table-cell>
          <table:table-cell office:value-type="string">
            <text:p>$577 </text:p>
          </table:table-cell>
          <table:table-cell office:value-type="string">
            <text:p>$19,492 </text:p>
          </table:table-cell>
          <table:table-cell office:value-type="string">
            <text:p>$136,253 </text:p>
          </table:table-cell>
          <table:table-cell office:value-type="string">
            <text:p>8,622 </text:p>
          </table:table-cell>
          <table:table-cell office:value-type="string">
            <text:p>$31,356 </text:p>
          </table:table-cell>
          <table:table-cell office:value-type="string">
            <text:p>3,889 </text:p>
          </table:table-cell>
          <table:table-cell office:value-type="string">
            <text:p>$31,356 </text:p>
          </table:table-cell>
          <table:table-cell office:value-type="string">
            <text:p>14,735 </text:p>
          </table:table-cell>
          <table:table-cell office:value-type="string">
            <text:p>$37,823 </text:p>
          </table:table-cell>
          <table:table-cell office:value-type="string">
            <text:p>8,808 </text:p>
          </table:table-cell>
          <table:table-cell office:value-type="string">
            <text:p>$49,061 </text:p>
          </table:table-cell>
          <table:table-cell office:value-type="string">
            <text:p>358 </text:p>
          </table:table-cell>
          <table:table-cell office:value-type="string">
            <text:p>1,441,768 </text:p>
          </table:table-cell>
          <table:table-cell office:value-type="string">
            <text:p>1,256,594 </text:p>
          </table:table-cell>
          <table:table-cell office:value-type="string">
            <text:p>1,009 </text:p>
          </table:table-cell>
          <table:table-cell office:value-type="string">
            <text:p>2.81</text:p>
          </table:table-cell>
          <table:table-cell office:value-type="string">
            <text:p>1,492 </text:p>
          </table:table-cell>
          <table:table-cell office:value-type="string">
            <text:p>171 </text:p>
          </table:table-cell>
          <table:table-cell office:value-type="string">
            <text:p>11.04 </text:p>
          </table:table-cell>
          <table:table-cell office:value-type="string">
            <text:p>9.6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2009</text:p>
          </table:table-cell>
          <table:table-cell office:value-type="string">
            <text:p>12.13 </text:p>
          </table:table-cell>
          <table:table-cell office:value-type="string">
            <text:p>10.34 </text:p>
          </table:table-cell>
          <table:table-cell office:value-type="string">
            <text:p>$12.36 </text:p>
          </table:table-cell>
          <table:table-cell office:value-type="string">
            <text:p>11.40 </text:p>
          </table:table-cell>
          <table:table-cell office:value-type="string">
            <text:p>13.37 </text:p>
          </table:table-cell>
          <table:table-cell office:value-type="string">
            <text:p>11.02 </text:p>
          </table:table-cell>
          <table:table-cell office:value-type="string">
            <text:p>9.39 </text:p>
          </table:table-cell>
          <table:table-cell office:value-type="string">
            <text:p>$8.87 </text:p>
          </table:table-cell>
          <table:table-cell office:value-type="string">
            <text:p>$8.87 </text:p>
          </table:table-cell>
          <table:table-cell office:value-type="string">
            <text:p>539,702 </text:p>
          </table:table-cell>
          <table:table-cell office:value-type="string">
            <text:p>2,428 </text:p>
          </table:table-cell>
          <table:table-cell office:value-type="string">
            <text:p>$470 </text:p>
          </table:table-cell>
          <table:table-cell office:value-type="string">
            <text:p>$1,041 </text:p>
          </table:table-cell>
          <table:table-cell office:value-type="string">
            <text:p>$1,056 </text:p>
          </table:table-cell>
          <table:table-cell office:value-type="string">
            <text:p>$0.25 </text:p>
          </table:table-cell>
          <table:table-cell office:value-type="string">
            <text:p>$0.26 </text:p>
          </table:table-cell>
          <table:table-cell office:value-type="string">
            <text:p>$12.57 </text:p>
          </table:table-cell>
          <table:table-cell office:value-type="string">
            <text:p>$10,144 </text:p>
          </table:table-cell>
          <table:table-cell office:value-type="string">
            <text:p>$7,527 </text:p>
          </table:table-cell>
          <table:table-cell office:value-type="string">
            <text:p>12.60 </text:p>
          </table:table-cell>
          <table:table-cell office:value-type="string">
            <text:p>9.35 </text:p>
          </table:table-cell>
          <table:table-cell office:value-type="string">
            <text:p>10.74 </text:p>
          </table:table-cell>
          <table:table-cell office:value-type="string">
            <text:p>7.97 </text:p>
          </table:table-cell>
          <table:table-cell office:value-type="string">
            <text:p>$4,501 </text:p>
          </table:table-cell>
          <table:table-cell office:value-type="string">
            <text:p>5.59 </text:p>
          </table:table-cell>
          <table:table-cell office:value-type="string">
            <text:p>4.77 </text:p>
          </table:table-cell>
          <table:table-cell office:value-type="string">
            <text:p>$3.03 </text:p>
          </table:table-cell>
          <table:table-cell office:value-type="string">
            <text:p>3.76 </text:p>
          </table:table-cell>
          <table:table-cell office:value-type="string">
            <text:p>3.20 </text:p>
          </table:table-cell>
          <table:table-cell office:value-type="string">
            <text:p>$1.93 </text:p>
          </table:table-cell>
          <table:table-cell office:value-type="string">
            <text:p>1,356 </text:p>
          </table:table-cell>
          <table:table-cell office:value-type="string">
            <text:p>$2,617 </text:p>
          </table:table-cell>
          <table:table-cell office:value-type="string">
            <text:p>$59.5 </text:p>
          </table:table-cell>
          <table:table-cell office:value-type="string">
            <text:p>$0.028 </text:p>
          </table:table-cell>
          <table:table-cell office:value-type="string">
            <text:p>$56,799 </text:p>
          </table:table-cell>
          <table:table-cell office:value-type="string">
            <text:p>0.25800948166317</text:p>
          </table:table-cell>
          <table:table-cell office:value-type="string">
            <text:p>2.44 </text:p>
          </table:table-cell>
          <table:table-cell office:value-type="float" office:value="31">
            <text:p>31</text:p>
          </table:table-cell>
          <table:table-cell office:value-type="string">
            <text:p>51.4 </text:p>
          </table:table-cell>
          <table:table-cell office:value-type="string">
            <text:p>108.5 </text:p>
          </table:table-cell>
          <table:table-cell office:value-type="string">
            <text:p>108.5 </text:p>
          </table:table-cell>
          <table:table-cell office:value-type="string">
            <text:p>0</text:p>
          </table:table-cell>
          <table:table-cell office:value-type="string">
            <text:p>41.2 </text:p>
          </table:table-cell>
          <table:table-cell office:value-type="string">
            <text:p>45.3 </text:p>
          </table:table-cell>
          <table:table-cell office:value-type="string">
            <text:p>34,493 </text:p>
          </table:table-cell>
          <table:table-cell office:value-type="string">
            <text:p>38,720 </text:p>
          </table:table-cell>
          <table:table-cell office:value-type="string">
            <text:p>38,720 </text:p>
          </table:table-cell>
          <table:table-cell office:value-type="string">
            <text:p>$15,372 </text:p>
          </table:table-cell>
          <table:table-cell office:value-type="string">
            <text:p>$16,826 </text:p>
          </table:table-cell>
          <table:table-cell office:value-type="string">
            <text:p>$32,774 </text:p>
          </table:table-cell>
          <table:table-cell office:value-type="string">
            <text:p>$187,454 </text:p>
          </table:table-cell>
          <table:table-cell office:value-type="string">
            <text:p>4,227 </text:p>
          </table:table-cell>
          <table:table-cell office:value-type="string">
            <text:p>$846 </text:p>
          </table:table-cell>
          <table:table-cell office:value-type="string">
            <text:p>$607 </text:p>
          </table:table-cell>
          <table:table-cell office:value-type="string">
            <text:p>$638 </text:p>
          </table:table-cell>
          <table:table-cell office:value-type="string">
            <text:p>$667 </text:p>
          </table:table-cell>
          <table:table-cell office:value-type="string">
            <text:p>$28,691 </text:p>
          </table:table-cell>
          <table:table-cell office:value-type="string">
            <text:p>$150,211 </text:p>
          </table:table-cell>
          <table:table-cell office:value-type="string">
            <text:p>8,247 </text:p>
          </table:table-cell>
          <table:table-cell office:value-type="string">
            <text:p>$29,692 </text:p>
          </table:table-cell>
          <table:table-cell office:value-type="string">
            <text:p>3,877 </text:p>
          </table:table-cell>
          <table:table-cell office:value-type="string">
            <text:p>$29,692 </text:p>
          </table:table-cell>
          <table:table-cell office:value-type="string">
            <text:p>13,888 </text:p>
          </table:table-cell>
          <table:table-cell office:value-type="string">
            <text:p>$39,670 </text:p>
          </table:table-cell>
          <table:table-cell office:value-type="string">
            <text:p>8,473 </text:p>
          </table:table-cell>
          <table:table-cell office:value-type="string">
            <text:p>$51,201 </text:p>
          </table:table-cell>
          <table:table-cell office:value-type="string">
            <text:p>337 </text:p>
          </table:table-cell>
          <table:table-cell office:value-type="string">
            <text:p>1,304,524 </text:p>
          </table:table-cell>
          <table:table-cell office:value-type="string">
            <text:p>1,146,802 </text:p>
          </table:table-cell>
          <table:table-cell office:value-type="string">
            <text:p>1,039 </text:p>
          </table:table-cell>
          <table:table-cell office:value-type="string">
            <text:p>2.78</text:p>
          </table:table-cell>
          <table:table-cell office:value-type="string">
            <text:p>1,549 </text:p>
          </table:table-cell>
          <table:table-cell office:value-type="string">
            <text:p>176 </text:p>
          </table:table-cell>
          <table:table-cell office:value-type="string">
            <text:p>10.60 </text:p>
          </table:table-cell>
          <table:table-cell office:value-type="string">
            <text:p>9.3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2010</text:p>
          </table:table-cell>
          <table:table-cell office:value-type="string">
            <text:p>13.88 </text:p>
          </table:table-cell>
          <table:table-cell office:value-type="string">
            <text:p>11.73 </text:p>
          </table:table-cell>
          <table:table-cell office:value-type="string">
            <text:p>$14.01 </text:p>
          </table:table-cell>
          <table:table-cell office:value-type="string">
            <text:p>12.66 </text:p>
          </table:table-cell>
          <table:table-cell office:value-type="string">
            <text:p>14.97 </text:p>
          </table:table-cell>
          <table:table-cell office:value-type="string">
            <text:p>12.57 </text:p>
          </table:table-cell>
          <table:table-cell office:value-type="string">
            <text:p>10.62 </text:p>
          </table:table-cell>
          <table:table-cell office:value-type="string">
            <text:p>$10.09 </text:p>
          </table:table-cell>
          <table:table-cell office:value-type="string">
            <text:p>$10.09 </text:p>
          </table:table-cell>
          <table:table-cell office:value-type="string">
            <text:p>610,788 </text:p>
          </table:table-cell>
          <table:table-cell office:value-type="string">
            <text:p>2,487 </text:p>
          </table:table-cell>
          <table:table-cell office:value-type="string">
            <text:p>$420 </text:p>
          </table:table-cell>
          <table:table-cell office:value-type="string">
            <text:p>$1,110 </text:p>
          </table:table-cell>
          <table:table-cell office:value-type="string">
            <text:p>$995 </text:p>
          </table:table-cell>
          <table:table-cell office:value-type="string">
            <text:p>$0.28 </text:p>
          </table:table-cell>
          <table:table-cell office:value-type="string">
            <text:p>$0.30 </text:p>
          </table:table-cell>
          <table:table-cell office:value-type="string">
            <text:p>$13.39 </text:p>
          </table:table-cell>
          <table:table-cell office:value-type="string">
            <text:p>$10,902 </text:p>
          </table:table-cell>
          <table:table-cell office:value-type="string">
            <text:p>$7,935 </text:p>
          </table:table-cell>
          <table:table-cell office:value-type="string">
            <text:p>13.57 </text:p>
          </table:table-cell>
          <table:table-cell office:value-type="string">
            <text:p>9.88 </text:p>
          </table:table-cell>
          <table:table-cell office:value-type="string">
            <text:p>11.48 </text:p>
          </table:table-cell>
          <table:table-cell office:value-type="string">
            <text:p>8.35 </text:p>
          </table:table-cell>
          <table:table-cell office:value-type="string">
            <text:p>$4,755 </text:p>
          </table:table-cell>
          <table:table-cell office:value-type="string">
            <text:p>5.92 </text:p>
          </table:table-cell>
          <table:table-cell office:value-type="string">
            <text:p>5.00 </text:p>
          </table:table-cell>
          <table:table-cell office:value-type="string">
            <text:p>$3.18 </text:p>
          </table:table-cell>
          <table:table-cell office:value-type="string">
            <text:p>3.96 </text:p>
          </table:table-cell>
          <table:table-cell office:value-type="string">
            <text:p>3.35 </text:p>
          </table:table-cell>
          <table:table-cell office:value-type="string">
            <text:p>$2.19 </text:p>
          </table:table-cell>
          <table:table-cell office:value-type="string">
            <text:p>1,353 </text:p>
          </table:table-cell>
          <table:table-cell office:value-type="string">
            <text:p>$2,967 </text:p>
          </table:table-cell>
          <table:table-cell office:value-type="string">
            <text:p>$68.1 </text:p>
          </table:table-cell>
          <table:table-cell office:value-type="string">
            <text:p>$0.031 </text:p>
          </table:table-cell>
          <table:table-cell office:value-type="string">
            <text:p>$61,708 </text:p>
          </table:table-cell>
          <table:table-cell office:value-type="string">
            <text:p>0.27215582319003</text:p>
          </table:table-cell>
          <table:table-cell office:value-type="string">
            <text:p>2.52 </text:p>
          </table:table-cell>
          <table:table-cell office:value-type="float" office:value="30">
            <text:p>30</text:p>
          </table:table-cell>
          <table:table-cell office:value-type="string">
            <text:p>50.3 </text:p>
          </table:table-cell>
          <table:table-cell office:value-type="string">
            <text:p>114.6 </text:p>
          </table:table-cell>
          <table:table-cell office:value-type="string">
            <text:p>114.6 </text:p>
          </table:table-cell>
          <table:table-cell office:value-type="string">
            <text:p>0.42220786307402</text:p>
          </table:table-cell>
          <table:table-cell office:value-type="string">
            <text:p>40.8 </text:p>
          </table:table-cell>
          <table:table-cell office:value-type="string">
            <text:p>44.4 </text:p>
          </table:table-cell>
          <table:table-cell office:value-type="string">
            <text:p>33,561 </text:p>
          </table:table-cell>
          <table:table-cell office:value-type="string">
            <text:p>37,760 </text:p>
          </table:table-cell>
          <table:table-cell office:value-type="string">
            <text:p>37,760 </text:p>
          </table:table-cell>
          <table:table-cell office:value-type="string">
            <text:p>$18,021 </text:p>
          </table:table-cell>
          <table:table-cell office:value-type="string">
            <text:p>$18,438 </text:p>
          </table:table-cell>
          <table:table-cell office:value-type="string">
            <text:p>$35,640 </text:p>
          </table:table-cell>
          <table:table-cell office:value-type="string">
            <text:p>$180,014 </text:p>
          </table:table-cell>
          <table:table-cell office:value-type="string">
            <text:p>4,199 </text:p>
          </table:table-cell>
          <table:table-cell office:value-type="string">
            <text:p>$826 </text:p>
          </table:table-cell>
          <table:table-cell office:value-type="string">
            <text:p>$602 </text:p>
          </table:table-cell>
          <table:table-cell office:value-type="string">
            <text:p>$619 </text:p>
          </table:table-cell>
          <table:table-cell office:value-type="string">
            <text:p>$654 </text:p>
          </table:table-cell>
          <table:table-cell office:value-type="string">
            <text:p>$21,770 </text:p>
          </table:table-cell>
          <table:table-cell office:value-type="string">
            <text:p>$156,458 </text:p>
          </table:table-cell>
          <table:table-cell office:value-type="string">
            <text:p>7,932 </text:p>
          </table:table-cell>
          <table:table-cell office:value-type="string">
            <text:p>$35,468 </text:p>
          </table:table-cell>
          <table:table-cell office:value-type="string">
            <text:p>3,877 </text:p>
          </table:table-cell>
          <table:table-cell office:value-type="string">
            <text:p>$35,468 </text:p>
          </table:table-cell>
          <table:table-cell office:value-type="string">
            <text:p>13,250 </text:p>
          </table:table-cell>
          <table:table-cell office:value-type="string">
            <text:p>$41,164 </text:p>
          </table:table-cell>
          <table:table-cell office:value-type="string">
            <text:p>8,505 </text:p>
          </table:table-cell>
          <table:table-cell office:value-type="string">
            <text:p>$56,085 </text:p>
          </table:table-cell>
          <table:table-cell office:value-type="string">
            <text:p>325 </text:p>
          </table:table-cell>
          <table:table-cell office:value-type="string">
            <text:p>1,268,147 </text:p>
          </table:table-cell>
          <table:table-cell office:value-type="string">
            <text:p>1,128,013 </text:p>
          </table:table-cell>
          <table:table-cell office:value-type="string">
            <text:p>1,067 </text:p>
          </table:table-cell>
          <table:table-cell office:value-type="string">
            <text:p>2.78</text:p>
          </table:table-cell>
          <table:table-cell office:value-type="string">
            <text:p>1,613 </text:p>
          </table:table-cell>
          <table:table-cell office:value-type="string">
            <text:p>179 </text:p>
          </table:table-cell>
          <table:table-cell office:value-type="string">
            <text:p>10.69 </text:p>
          </table:table-cell>
          <table:table-cell office:value-type="string">
            <text:p>9.5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2011</text:p>
          </table:table-cell>
          <table:table-cell office:value-type="string">
            <text:p>15.19 </text:p>
          </table:table-cell>
          <table:table-cell office:value-type="string">
            <text:p>12.95 </text:p>
          </table:table-cell>
          <table:table-cell office:value-type="string">
            <text:p>$16.17 </text:p>
          </table:table-cell>
          <table:table-cell office:value-type="string">
            <text:p>14.37 </text:p>
          </table:table-cell>
          <table:table-cell office:value-type="string">
            <text:p>16.86 </text:p>
          </table:table-cell>
          <table:table-cell office:value-type="string">
            <text:p>13.78 </text:p>
          </table:table-cell>
          <table:table-cell office:value-type="string">
            <text:p>11.75 </text:p>
          </table:table-cell>
          <table:table-cell office:value-type="string">
            <text:p>$11.80 </text:p>
          </table:table-cell>
          <table:table-cell office:value-type="string">
            <text:p>$11.80 </text:p>
          </table:table-cell>
          <table:table-cell office:value-type="string">
            <text:p>625,134 </text:p>
          </table:table-cell>
          <table:table-cell office:value-type="string">
            <text:p>2,882 </text:p>
          </table:table-cell>
          <table:table-cell office:value-type="string">
            <text:p>$491 </text:p>
          </table:table-cell>
          <table:table-cell office:value-type="string">
            <text:p>$1,188 </text:p>
          </table:table-cell>
          <table:table-cell office:value-type="string">
            <text:p>$1,055 </text:p>
          </table:table-cell>
          <table:table-cell office:value-type="string">
            <text:p>$0.25 </text:p>
          </table:table-cell>
          <table:table-cell office:value-type="string">
            <text:p>$0.25 </text:p>
          </table:table-cell>
          <table:table-cell office:value-type="string">
            <text:p>$15.22 </text:p>
          </table:table-cell>
          <table:table-cell office:value-type="string">
            <text:p>$12,343 </text:p>
          </table:table-cell>
          <table:table-cell office:value-type="string">
            <text:p>$8,217 </text:p>
          </table:table-cell>
          <table:table-cell office:value-type="string">
            <text:p>14.41 </text:p>
          </table:table-cell>
          <table:table-cell office:value-type="string">
            <text:p>9.60 </text:p>
          </table:table-cell>
          <table:table-cell office:value-type="string">
            <text:p>12.29 </text:p>
          </table:table-cell>
          <table:table-cell office:value-type="string">
            <text:p>8.18 </text:p>
          </table:table-cell>
          <table:table-cell office:value-type="string">
            <text:p>$4,776 </text:p>
          </table:table-cell>
          <table:table-cell office:value-type="string">
            <text:p>5.58 </text:p>
          </table:table-cell>
          <table:table-cell office:value-type="string">
            <text:p>4.75 </text:p>
          </table:table-cell>
          <table:table-cell office:value-type="string">
            <text:p>$3.44 </text:p>
          </table:table-cell>
          <table:table-cell office:value-type="string">
            <text:p>4.02 </text:p>
          </table:table-cell>
          <table:table-cell office:value-type="string">
            <text:p>3.43 </text:p>
          </table:table-cell>
          <table:table-cell office:value-type="string">
            <text:p>$2.94 </text:p>
          </table:table-cell>
          <table:table-cell office:value-type="string">
            <text:p>1,406 </text:p>
          </table:table-cell>
          <table:table-cell office:value-type="string">
            <text:p>$4,126 </text:p>
          </table:table-cell>
          <table:table-cell office:value-type="string">
            <text:p>$91.1 </text:p>
          </table:table-cell>
          <table:table-cell office:value-type="string">
            <text:p>$0.041 </text:p>
          </table:table-cell>
          <table:table-cell office:value-type="string">
            <text:p>$67,621 </text:p>
          </table:table-cell>
          <table:table-cell office:value-type="string">
            <text:p>0.33427872115812</text:p>
          </table:table-cell>
          <table:table-cell office:value-type="string">
            <text:p>2.73 </text:p>
          </table:table-cell>
          <table:table-cell office:value-type="float" office:value="29">
            <text:p>29</text:p>
          </table:table-cell>
          <table:table-cell office:value-type="string">
            <text:p>54.3 </text:p>
          </table:table-cell>
          <table:table-cell office:value-type="string">
            <text:p>107.4 </text:p>
          </table:table-cell>
          <table:table-cell office:value-type="string">
            <text:p>107.4 </text:p>
          </table:table-cell>
          <table:table-cell office:value-type="string">
            <text:p>0.465582821329580</text:p>
          </table:table-cell>
          <table:table-cell office:value-type="string">
            <text:p>38.2 </text:p>
          </table:table-cell>
          <table:table-cell office:value-type="string">
            <text:p>47.3 </text:p>
          </table:table-cell>
          <table:table-cell office:value-type="string">
            <text:p>32,658 </text:p>
          </table:table-cell>
          <table:table-cell office:value-type="string">
            <text:p>36,797 </text:p>
          </table:table-cell>
          <table:table-cell office:value-type="string">
            <text:p>36,797 </text:p>
          </table:table-cell>
          <table:table-cell office:value-type="string">
            <text:p>$20,142 </text:p>
          </table:table-cell>
          <table:table-cell office:value-type="string">
            <text:p>$21,093 </text:p>
          </table:table-cell>
          <table:table-cell office:value-type="string">
            <text:p>$38,061 </text:p>
          </table:table-cell>
          <table:table-cell office:value-type="string">
            <text:p>$208,281 </text:p>
          </table:table-cell>
          <table:table-cell office:value-type="string">
            <text:p>4,139 </text:p>
          </table:table-cell>
          <table:table-cell office:value-type="string">
            <text:p>$839 </text:p>
          </table:table-cell>
          <table:table-cell office:value-type="string">
            <text:p>$653 </text:p>
          </table:table-cell>
          <table:table-cell office:value-type="string">
            <text:p>$666 </text:p>
          </table:table-cell>
          <table:table-cell office:value-type="string">
            <text:p>$694 </text:p>
          </table:table-cell>
          <table:table-cell office:value-type="string">
            <text:p>$28,604 </text:p>
          </table:table-cell>
          <table:table-cell office:value-type="string">
            <text:p>$178,727 </text:p>
          </table:table-cell>
          <table:table-cell office:value-type="string">
            <text:p>7,228 </text:p>
          </table:table-cell>
          <table:table-cell office:value-type="string">
            <text:p>$34,859 </text:p>
          </table:table-cell>
          <table:table-cell office:value-type="string">
            <text:p>3,731 </text:p>
          </table:table-cell>
          <table:table-cell office:value-type="string">
            <text:p>$34,859 </text:p>
          </table:table-cell>
          <table:table-cell office:value-type="string">
            <text:p>13,160 </text:p>
          </table:table-cell>
          <table:table-cell office:value-type="string">
            <text:p>$46,024 </text:p>
          </table:table-cell>
          <table:table-cell office:value-type="string">
            <text:p>8,494 </text:p>
          </table:table-cell>
          <table:table-cell office:value-type="string">
            <text:p>$59,514 </text:p>
          </table:table-cell>
          <table:table-cell office:value-type="string">
            <text:p>344 </text:p>
          </table:table-cell>
          <table:table-cell office:value-type="string">
            <text:p>1,347,606 </text:p>
          </table:table-cell>
          <table:table-cell office:value-type="string">
            <text:p>1,194,424 </text:p>
          </table:table-cell>
          <table:table-cell office:value-type="string">
            <text:p>1,043 </text:p>
          </table:table-cell>
          <table:table-cell office:value-type="string">
            <text:p/>
          </table:table-cell>
          <table:table-cell office:value-type="string">
            <text:p>1,606 </text:p>
          </table:table-cell>
          <table:table-cell office:value-type="string">
            <text:p>179 </text:p>
          </table:table-cell>
          <table:table-cell office:value-type="string">
            <text:p>10.72 </text:p>
          </table:table-cell>
          <table:table-cell office:value-type="string">
            <text:p>9.5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2012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2013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2014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2015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2016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inental </text:p>
          </table:table-cell>
          <table:table-cell office:value-type="string">
            <text:p>2017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1995</text:p>
          </table:table-cell>
          <table:table-cell office:value-type="string">
            <text:p>8.84 </text:p>
          </table:table-cell>
          <table:table-cell office:value-type="string">
            <text:p>9.29 </text:p>
          </table:table-cell>
          <table:table-cell office:value-type="string">
            <text:p>$12.56 </text:p>
          </table:table-cell>
          <table:table-cell office:value-type="string">
            <text:p>13.37 </text:p>
          </table:table-cell>
          <table:table-cell office:value-type="string">
            <text:p>12.73 </text:p>
          </table:table-cell>
          <table:table-cell office:value-type="string">
            <text:p>8.32 </text:p>
          </table:table-cell>
          <table:table-cell office:value-type="string">
            <text:p>8.74 </text:p>
          </table:table-cell>
          <table:table-cell office:value-type="string">
            <text:p>$11.39 </text:p>
          </table:table-cell>
          <table:table-cell office:value-type="string">
            <text:p>$11.39 </text:p>
          </table:table-cell>
          <table:table-cell office:value-type="string">
            <text:p>21,418 </text:p>
          </table:table-cell>
          <table:table-cell office:value-type="string">
            <text:p>307 </text:p>
          </table:table-cell>
          <table:table-cell office:value-type="string">
            <text:p>$113 </text:p>
          </table:table-cell>
          <table:table-cell office:value-type="string">
            <text:p>$1,090 </text:p>
          </table:table-cell>
          <table:table-cell office:value-type="string">
            <text:p>$900 </text:p>
          </table:table-cell>
          <table:table-cell office:value-type="string">
            <text:p>$0.38 </text:p>
          </table:table-cell>
          <table:table-cell office:value-type="string">
            <text:p>$0.29 </text:p>
          </table:table-cell>
          <table:table-cell office:value-type="string">
            <text:p>$11.52 </text:p>
          </table:table-cell>
          <table:table-cell office:value-type="string">
            <text:p>$11,212 </text:p>
          </table:table-cell>
          <table:table-cell office:value-type="string">
            <text:p>$9,847 </text:p>
          </table:table-cell>
          <table:table-cell office:value-type="string">
            <text:p>8.20 </text:p>
          </table:table-cell>
          <table:table-cell office:value-type="string">
            <text:p>7.20 </text:p>
          </table:table-cell>
          <table:table-cell office:value-type="string">
            <text:p>8.61 </text:p>
          </table:table-cell>
          <table:table-cell office:value-type="string">
            <text:p>7.56 </text:p>
          </table:table-cell>
          <table:table-cell office:value-type="string">
            <text:p>$5,615 </text:p>
          </table:table-cell>
          <table:table-cell office:value-type="string">
            <text:p>4.11 </text:p>
          </table:table-cell>
          <table:table-cell office:value-type="string">
            <text:p>4.31 </text:p>
          </table:table-cell>
          <table:table-cell office:value-type="string">
            <text:p>$4.23 </text:p>
          </table:table-cell>
          <table:table-cell office:value-type="string">
            <text:p>3.09 </text:p>
          </table:table-cell>
          <table:table-cell office:value-type="string">
            <text:p>3.25 </text:p>
          </table:table-cell>
          <table:table-cell office:value-type="string">
            <text:p>$0.55 </text:p>
          </table:table-cell>
          <table:table-cell office:value-type="string">
            <text:p>2,500 </text:p>
          </table:table-cell>
          <table:table-cell office:value-type="string">
            <text:p>$1,365 </text:p>
          </table:table-cell>
          <table:table-cell office:value-type="string">
            <text:p>$15.7 </text:p>
          </table:table-cell>
          <table:table-cell office:value-type="string">
            <text:p>$0.010 </text:p>
          </table:table-cell>
          <table:table-cell office:value-type="string">
            <text:p>$47,178 </text:p>
          </table:table-cell>
          <table:table-cell office:value-type="string">
            <text:p>0.12171624761921</text:p>
          </table:table-cell>
          <table:table-cell office:value-type="string">
            <text:p>1.96 </text:p>
          </table:table-cell>
          <table:table-cell office:value-type="float" office:value="31">
            <text:p>31</text:p>
          </table:table-cell>
          <table:table-cell office:value-type="string">
            <text:p>39.0 </text:p>
          </table:table-cell>
          <table:table-cell office:value-type="string">
            <text:p>86.9 </text:p>
          </table:table-cell>
          <table:table-cell office:value-type="string">
            <text:p>86.9 </text:p>
          </table:table-cell>
          <table:table-cell office:value-type="string">
            <text:p>0.12513617449881</text:p>
          </table:table-cell>
          <table:table-cell office:value-type="string">
            <text:p>49.7 </text:p>
          </table:table-cell>
          <table:table-cell office:value-type="string">
            <text:p>36.8 </text:p>
          </table:table-cell>
          <table:table-cell office:value-type="string">
            <text:p>57,954 </text:p>
          </table:table-cell>
          <table:table-cell office:value-type="string">
            <text:p>66,302 </text:p>
          </table:table-cell>
          <table:table-cell office:value-type="string">
            <text:p>66,302 </text:p>
          </table:table-cell>
          <table:table-cell office:value-type="string">
            <text:p>$7,662 </text:p>
          </table:table-cell>
          <table:table-cell office:value-type="string">
            <text:p>$10,000 </text:p>
          </table:table-cell>
          <table:table-cell office:value-type="string">
            <text:p>$27,114 </text:p>
          </table:table-cell>
          <table:table-cell office:value-type="string">
            <text:p>$164,191 </text:p>
          </table:table-cell>
          <table:table-cell office:value-type="string">
            <text:p>8,348 </text:p>
          </table:table-cell>
          <table:table-cell office:value-type="string">
            <text:p>$982 </text:p>
          </table:table-cell>
          <table:table-cell office:value-type="string">
            <text:p>$707 </text:p>
          </table:table-cell>
          <table:table-cell office:value-type="string">
            <text:p>$639 </text:p>
          </table:table-cell>
          <table:table-cell office:value-type="string">
            <text:p>$767 </text:p>
          </table:table-cell>
          <table:table-cell office:value-type="string">
            <text:p>$26,237 </text:p>
          </table:table-cell>
          <table:table-cell office:value-type="string">
            <text:p>$129,315 </text:p>
          </table:table-cell>
          <table:table-cell office:value-type="string">
            <text:p>8,242 </text:p>
          </table:table-cell>
          <table:table-cell office:value-type="string">
            <text:p>$46,044 </text:p>
          </table:table-cell>
          <table:table-cell office:value-type="string">
            <text:p>7,128 </text:p>
          </table:table-cell>
          <table:table-cell office:value-type="string">
            <text:p>$46,044 </text:p>
          </table:table-cell>
          <table:table-cell office:value-type="string">
            <text:p>26,658 </text:p>
          </table:table-cell>
          <table:table-cell office:value-type="string">
            <text:p>$35,873 </text:p>
          </table:table-cell>
          <table:table-cell office:value-type="string">
            <text:p>15,926 </text:p>
          </table:table-cell>
          <table:table-cell office:value-type="string">
            <text:p>$29,954 </text:p>
          </table:table-cell>
          <table:table-cell office:value-type="string">
            <text:p>537 </text:p>
          </table:table-cell>
          <table:table-cell office:value-type="string">
            <text:p>1,953,319 </text:p>
          </table:table-cell>
          <table:table-cell office:value-type="string">
            <text:p>1,630,466 </text:p>
          </table:table-cell>
          <table:table-cell office:value-type="string">
            <text:p>1,280 </text:p>
          </table:table-cell>
          <table:table-cell office:value-type="string">
            <text:p>4.84</text:p>
          </table:table-cell>
          <table:table-cell office:value-type="string">
            <text:p>761 </text:p>
          </table:table-cell>
          <table:table-cell office:value-type="string">
            <text:p>180 </text:p>
          </table:table-cell>
          <table:table-cell office:value-type="string">
            <text:p>9.97 </text:p>
          </table:table-cell>
          <table:table-cell office:value-type="string">
            <text:p>8.3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1996</text:p>
          </table:table-cell>
          <table:table-cell office:value-type="string">
            <text:p>9.02 </text:p>
          </table:table-cell>
          <table:table-cell office:value-type="string">
            <text:p>9.50 </text:p>
          </table:table-cell>
          <table:table-cell office:value-type="string">
            <text:p>$13.32 </text:p>
          </table:table-cell>
          <table:table-cell office:value-type="string">
            <text:p>12.75 </text:p>
          </table:table-cell>
          <table:table-cell office:value-type="string">
            <text:p>12.11 </text:p>
          </table:table-cell>
          <table:table-cell office:value-type="string">
            <text:p>8.51 </text:p>
          </table:table-cell>
          <table:table-cell office:value-type="string">
            <text:p>8.96 </text:p>
          </table:table-cell>
          <table:table-cell office:value-type="string">
            <text:p>$11.98 </text:p>
          </table:table-cell>
          <table:table-cell office:value-type="string">
            <text:p>$11.98 </text:p>
          </table:table-cell>
          <table:table-cell office:value-type="string">
            <text:p>23,550 </text:p>
          </table:table-cell>
          <table:table-cell office:value-type="string">
            <text:p>365 </text:p>
          </table:table-cell>
          <table:table-cell office:value-type="string">
            <text:p>$171 </text:p>
          </table:table-cell>
          <table:table-cell office:value-type="string">
            <text:p>$1,249 </text:p>
          </table:table-cell>
          <table:table-cell office:value-type="string">
            <text:p>$860 </text:p>
          </table:table-cell>
          <table:table-cell office:value-type="string">
            <text:p>$0.42 </text:p>
          </table:table-cell>
          <table:table-cell office:value-type="string">
            <text:p>$0.31 </text:p>
          </table:table-cell>
          <table:table-cell office:value-type="string">
            <text:p>$12.75 </text:p>
          </table:table-cell>
          <table:table-cell office:value-type="string">
            <text:p>$12,381 </text:p>
          </table:table-cell>
          <table:table-cell office:value-type="string">
            <text:p>$10,734 </text:p>
          </table:table-cell>
          <table:table-cell office:value-type="string">
            <text:p>8.79 </text:p>
          </table:table-cell>
          <table:table-cell office:value-type="string">
            <text:p>7.62 </text:p>
          </table:table-cell>
          <table:table-cell office:value-type="string">
            <text:p>9.26 </text:p>
          </table:table-cell>
          <table:table-cell office:value-type="string">
            <text:p>8.03 </text:p>
          </table:table-cell>
          <table:table-cell office:value-type="string">
            <text:p>$6,145 </text:p>
          </table:table-cell>
          <table:table-cell office:value-type="string">
            <text:p>4.36 </text:p>
          </table:table-cell>
          <table:table-cell office:value-type="string">
            <text:p>4.60 </text:p>
          </table:table-cell>
          <table:table-cell office:value-type="string">
            <text:p>$4.59 </text:p>
          </table:table-cell>
          <table:table-cell office:value-type="string">
            <text:p>3.26 </text:p>
          </table:table-cell>
          <table:table-cell office:value-type="string">
            <text:p>3.43 </text:p>
          </table:table-cell>
          <table:table-cell office:value-type="string">
            <text:p>$0.65 </text:p>
          </table:table-cell>
          <table:table-cell office:value-type="string">
            <text:p>2,549 </text:p>
          </table:table-cell>
          <table:table-cell office:value-type="string">
            <text:p>$1,647 </text:p>
          </table:table-cell>
          <table:table-cell office:value-type="string">
            <text:p>$16.9 </text:p>
          </table:table-cell>
          <table:table-cell office:value-type="string">
            <text:p>$0.012 </text:p>
          </table:table-cell>
          <table:table-cell office:value-type="string">
            <text:p>$55,506 </text:p>
          </table:table-cell>
          <table:table-cell office:value-type="string">
            <text:p>0</text:p>
          </table:table-cell>
          <table:table-cell office:value-type="string">
            <text:p>2.27 </text:p>
          </table:table-cell>
          <table:table-cell office:value-type="float" office:value="29">
            <text:p>29</text:p>
          </table:table-cell>
          <table:table-cell office:value-type="string">
            <text:p>41.0 </text:p>
          </table:table-cell>
          <table:table-cell office:value-type="string">
            <text:p>76.0 </text:p>
          </table:table-cell>
          <table:table-cell office:value-type="string">
            <text:p>76.0 </text:p>
          </table:table-cell>
          <table:table-cell office:value-type="string">
            <text:p>0</text:p>
          </table:table-cell>
          <table:table-cell office:value-type="string">
            <text:p>43.8 </text:p>
          </table:table-cell>
          <table:table-cell office:value-type="string">
            <text:p>41.9 </text:p>
          </table:table-cell>
          <table:table-cell office:value-type="string">
            <text:p>50,696 </text:p>
          </table:table-cell>
          <table:table-cell office:value-type="string">
            <text:p>58,839 </text:p>
          </table:table-cell>
          <table:table-cell office:value-type="string">
            <text:p>58,839 </text:p>
          </table:table-cell>
          <table:table-cell office:value-type="string">
            <text:p>$8,680 </text:p>
          </table:table-cell>
          <table:table-cell office:value-type="string">
            <text:p>$15,536 </text:p>
          </table:table-cell>
          <table:table-cell office:value-type="string">
            <text:p>$32,742 </text:p>
          </table:table-cell>
          <table:table-cell office:value-type="string">
            <text:p>$199,395 </text:p>
          </table:table-cell>
          <table:table-cell office:value-type="string">
            <text:p>8,143 </text:p>
          </table:table-cell>
          <table:table-cell office:value-type="string">
            <text:p>$1,325 </text:p>
          </table:table-cell>
          <table:table-cell office:value-type="string">
            <text:p>$707 </text:p>
          </table:table-cell>
          <table:table-cell office:value-type="string">
            <text:p>$757 </text:p>
          </table:table-cell>
          <table:table-cell office:value-type="string">
            <text:p>$879 </text:p>
          </table:table-cell>
          <table:table-cell office:value-type="string">
            <text:p>$58,222 </text:p>
          </table:table-cell>
          <table:table-cell office:value-type="string">
            <text:p>$134,016 </text:p>
          </table:table-cell>
          <table:table-cell office:value-type="string">
            <text:p>6,840 </text:p>
          </table:table-cell>
          <table:table-cell office:value-type="string">
            <text:p>$61,023 </text:p>
          </table:table-cell>
          <table:table-cell office:value-type="string">
            <text:p>6,099 </text:p>
          </table:table-cell>
          <table:table-cell office:value-type="string">
            <text:p>$61,023 </text:p>
          </table:table-cell>
          <table:table-cell office:value-type="string">
            <text:p>23,354 </text:p>
          </table:table-cell>
          <table:table-cell office:value-type="string">
            <text:p>$42,750 </text:p>
          </table:table-cell>
          <table:table-cell office:value-type="string">
            <text:p>14,403 </text:p>
          </table:table-cell>
          <table:table-cell office:value-type="string">
            <text:p>$35,736 </text:p>
          </table:table-cell>
          <table:table-cell office:value-type="string">
            <text:p>533 </text:p>
          </table:table-cell>
          <table:table-cell office:value-type="string">
            <text:p>2,001,755 </text:p>
          </table:table-cell>
          <table:table-cell office:value-type="string">
            <text:p>1,669,822 </text:p>
          </table:table-cell>
          <table:table-cell office:value-type="string">
            <text:p>1,273 </text:p>
          </table:table-cell>
          <table:table-cell office:value-type="string">
            <text:p>4.82</text:p>
          </table:table-cell>
          <table:table-cell office:value-type="string">
            <text:p>783 </text:p>
          </table:table-cell>
          <table:table-cell office:value-type="string">
            <text:p>181 </text:p>
          </table:table-cell>
          <table:table-cell office:value-type="string">
            <text:p>10.25 </text:p>
          </table:table-cell>
          <table:table-cell office:value-type="string">
            <text:p>8.5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1997</text:p>
          </table:table-cell>
          <table:table-cell office:value-type="string">
            <text:p>9.28 </text:p>
          </table:table-cell>
          <table:table-cell office:value-type="string">
            <text:p>9.80 </text:p>
          </table:table-cell>
          <table:table-cell office:value-type="string">
            <text:p>$14.20 </text:p>
          </table:table-cell>
          <table:table-cell office:value-type="string">
            <text:p>12.81 </text:p>
          </table:table-cell>
          <table:table-cell office:value-type="string">
            <text:p>12.13 </text:p>
          </table:table-cell>
          <table:table-cell office:value-type="string">
            <text:p>8.71 </text:p>
          </table:table-cell>
          <table:table-cell office:value-type="string">
            <text:p>9.20 </text:p>
          </table:table-cell>
          <table:table-cell office:value-type="string">
            <text:p>$12.77 </text:p>
          </table:table-cell>
          <table:table-cell office:value-type="string">
            <text:p>$12.77 </text:p>
          </table:table-cell>
          <table:table-cell office:value-type="string">
            <text:p>24,623 </text:p>
          </table:table-cell>
          <table:table-cell office:value-type="string">
            <text:p>258 </text:p>
          </table:table-cell>
          <table:table-cell office:value-type="string">
            <text:p>$172 </text:p>
          </table:table-cell>
          <table:table-cell office:value-type="string">
            <text:p>$1,374 </text:p>
          </table:table-cell>
          <table:table-cell office:value-type="string">
            <text:p>$997 </text:p>
          </table:table-cell>
          <table:table-cell office:value-type="string">
            <text:p>$0.55 </text:p>
          </table:table-cell>
          <table:table-cell office:value-type="string">
            <text:p>$0.40 </text:p>
          </table:table-cell>
          <table:table-cell office:value-type="string">
            <text:p>$12.58 </text:p>
          </table:table-cell>
          <table:table-cell office:value-type="string">
            <text:p>$12,325 </text:p>
          </table:table-cell>
          <table:table-cell office:value-type="string">
            <text:p>$10,659 </text:p>
          </table:table-cell>
          <table:table-cell office:value-type="string">
            <text:p>8.41 </text:p>
          </table:table-cell>
          <table:table-cell office:value-type="string">
            <text:p>7.27 </text:p>
          </table:table-cell>
          <table:table-cell office:value-type="string">
            <text:p>8.88 </text:p>
          </table:table-cell>
          <table:table-cell office:value-type="string">
            <text:p>7.68 </text:p>
          </table:table-cell>
          <table:table-cell office:value-type="string">
            <text:p>$6,019 </text:p>
          </table:table-cell>
          <table:table-cell office:value-type="string">
            <text:p>4.10 </text:p>
          </table:table-cell>
          <table:table-cell office:value-type="string">
            <text:p>4.34 </text:p>
          </table:table-cell>
          <table:table-cell office:value-type="string">
            <text:p>$4.64 </text:p>
          </table:table-cell>
          <table:table-cell office:value-type="string">
            <text:p>3.16 </text:p>
          </table:table-cell>
          <table:table-cell office:value-type="string">
            <text:p>3.34 </text:p>
          </table:table-cell>
          <table:table-cell office:value-type="string">
            <text:p>$0.63 </text:p>
          </table:table-cell>
          <table:table-cell office:value-type="string">
            <text:p>2,634 </text:p>
          </table:table-cell>
          <table:table-cell office:value-type="string">
            <text:p>$1,665 </text:p>
          </table:table-cell>
          <table:table-cell office:value-type="string">
            <text:p>$16.1 </text:p>
          </table:table-cell>
          <table:table-cell office:value-type="string">
            <text:p>$0.012 </text:p>
          </table:table-cell>
          <table:table-cell office:value-type="string">
            <text:p>$53,968 </text:p>
          </table:table-cell>
          <table:table-cell office:value-type="string">
            <text:p>0.13512264001452</text:p>
          </table:table-cell>
          <table:table-cell office:value-type="string">
            <text:p>2.15 </text:p>
          </table:table-cell>
          <table:table-cell office:value-type="float" office:value="30">
            <text:p>30</text:p>
          </table:table-cell>
          <table:table-cell office:value-type="string">
            <text:p>43.0 </text:p>
          </table:table-cell>
          <table:table-cell office:value-type="string">
            <text:p>92.7 </text:p>
          </table:table-cell>
          <table:table-cell office:value-type="string">
            <text:p>92.7 </text:p>
          </table:table-cell>
          <table:table-cell office:value-type="string">
            <text:p>0.17266185607132</text:p>
          </table:table-cell>
          <table:table-cell office:value-type="string">
            <text:p>49.9 </text:p>
          </table:table-cell>
          <table:table-cell office:value-type="string">
            <text:p>40.3 </text:p>
          </table:table-cell>
          <table:table-cell office:value-type="string">
            <text:p>56,497 </text:p>
          </table:table-cell>
          <table:table-cell office:value-type="string">
            <text:p>64,649 </text:p>
          </table:table-cell>
          <table:table-cell office:value-type="string">
            <text:p>64,649 </text:p>
          </table:table-cell>
          <table:table-cell office:value-type="string">
            <text:p>$8,609 </text:p>
          </table:table-cell>
          <table:table-cell office:value-type="string">
            <text:p>$10,383 </text:p>
          </table:table-cell>
          <table:table-cell office:value-type="string">
            <text:p>$33,143 </text:p>
          </table:table-cell>
          <table:table-cell office:value-type="string">
            <text:p>$162,410 </text:p>
          </table:table-cell>
          <table:table-cell office:value-type="string">
            <text:p>8,152 </text:p>
          </table:table-cell>
          <table:table-cell office:value-type="string">
            <text:p>$923 </text:p>
          </table:table-cell>
          <table:table-cell office:value-type="string">
            <text:p>$640 </text:p>
          </table:table-cell>
          <table:table-cell office:value-type="string">
            <text:p>$626 </text:p>
          </table:table-cell>
          <table:table-cell office:value-type="string">
            <text:p>$713 </text:p>
          </table:table-cell>
          <table:table-cell office:value-type="string">
            <text:p>$22,675 </text:p>
          </table:table-cell>
          <table:table-cell office:value-type="string">
            <text:p>$131,249 </text:p>
          </table:table-cell>
          <table:table-cell office:value-type="string">
            <text:p>6,746 </text:p>
          </table:table-cell>
          <table:table-cell office:value-type="string">
            <text:p>$81,966 </text:p>
          </table:table-cell>
          <table:table-cell office:value-type="string">
            <text:p>6,604 </text:p>
          </table:table-cell>
          <table:table-cell office:value-type="string">
            <text:p>$81,966 </text:p>
          </table:table-cell>
          <table:table-cell office:value-type="string">
            <text:p>27,512 </text:p>
          </table:table-cell>
          <table:table-cell office:value-type="string">
            <text:p>$38,440 </text:p>
          </table:table-cell>
          <table:table-cell office:value-type="string">
            <text:p>15,637 </text:p>
          </table:table-cell>
          <table:table-cell office:value-type="string">
            <text:p>$34,952 </text:p>
          </table:table-cell>
          <table:table-cell office:value-type="string">
            <text:p>552 </text:p>
          </table:table-cell>
          <table:table-cell office:value-type="string">
            <text:p>2,100,902 </text:p>
          </table:table-cell>
          <table:table-cell office:value-type="string">
            <text:p>1,749,975 </text:p>
          </table:table-cell>
          <table:table-cell office:value-type="string">
            <text:p>1,254 </text:p>
          </table:table-cell>
          <table:table-cell office:value-type="string">
            <text:p>4.70</text:p>
          </table:table-cell>
          <table:table-cell office:value-type="string">
            <text:p>795 </text:p>
          </table:table-cell>
          <table:table-cell office:value-type="string">
            <text:p>180 </text:p>
          </table:table-cell>
          <table:table-cell office:value-type="string">
            <text:p>10.43 </text:p>
          </table:table-cell>
          <table:table-cell office:value-type="string">
            <text:p>8.6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1998</text:p>
          </table:table-cell>
          <table:table-cell office:value-type="string">
            <text:p>9.42 </text:p>
          </table:table-cell>
          <table:table-cell office:value-type="string">
            <text:p>9.89 </text:p>
          </table:table-cell>
          <table:table-cell office:value-type="string">
            <text:p>$14.63 </text:p>
          </table:table-cell>
          <table:table-cell office:value-type="string">
            <text:p>12.75 </text:p>
          </table:table-cell>
          <table:table-cell office:value-type="string">
            <text:p>12.14 </text:p>
          </table:table-cell>
          <table:table-cell office:value-type="string">
            <text:p>8.82 </text:p>
          </table:table-cell>
          <table:table-cell office:value-type="string">
            <text:p>9.27 </text:p>
          </table:table-cell>
          <table:table-cell office:value-type="string">
            <text:p>$13.18 </text:p>
          </table:table-cell>
          <table:table-cell office:value-type="string">
            <text:p>$13.18 </text:p>
          </table:table-cell>
          <table:table-cell office:value-type="string">
            <text:p>282,130 </text:p>
          </table:table-cell>
          <table:table-cell office:value-type="string">
            <text:p>235 </text:p>
          </table:table-cell>
          <table:table-cell office:value-type="string">
            <text:p>$257 </text:p>
          </table:table-cell>
          <table:table-cell office:value-type="string">
            <text:p>$1,519 </text:p>
          </table:table-cell>
          <table:table-cell office:value-type="string">
            <text:p>$1,087 </text:p>
          </table:table-cell>
          <table:table-cell office:value-type="string">
            <text:p>$0.58 </text:p>
          </table:table-cell>
          <table:table-cell office:value-type="string">
            <text:p>$0.41 </text:p>
          </table:table-cell>
          <table:table-cell office:value-type="string">
            <text:p>$12.84 </text:p>
          </table:table-cell>
          <table:table-cell office:value-type="string">
            <text:p>$12,602 </text:p>
          </table:table-cell>
          <table:table-cell office:value-type="string">
            <text:p>$11,215 </text:p>
          </table:table-cell>
          <table:table-cell office:value-type="string">
            <text:p>8.44 </text:p>
          </table:table-cell>
          <table:table-cell office:value-type="string">
            <text:p>7.51 </text:p>
          </table:table-cell>
          <table:table-cell office:value-type="string">
            <text:p>8.87 </text:p>
          </table:table-cell>
          <table:table-cell office:value-type="string">
            <text:p>7.89 </text:p>
          </table:table-cell>
          <table:table-cell office:value-type="string">
            <text:p>$6,442 </text:p>
          </table:table-cell>
          <table:table-cell office:value-type="string">
            <text:p>4.31 </text:p>
          </table:table-cell>
          <table:table-cell office:value-type="string">
            <text:p>4.53 </text:p>
          </table:table-cell>
          <table:table-cell office:value-type="string">
            <text:p>$4.77 </text:p>
          </table:table-cell>
          <table:table-cell office:value-type="string">
            <text:p>3.20 </text:p>
          </table:table-cell>
          <table:table-cell office:value-type="string">
            <text:p>3.36 </text:p>
          </table:table-cell>
          <table:table-cell office:value-type="string">
            <text:p>$0.51 </text:p>
          </table:table-cell>
          <table:table-cell office:value-type="string">
            <text:p>2,705 </text:p>
          </table:table-cell>
          <table:table-cell office:value-type="string">
            <text:p>$1,386 </text:p>
          </table:table-cell>
          <table:table-cell office:value-type="string">
            <text:p>$13.4 </text:p>
          </table:table-cell>
          <table:table-cell office:value-type="string">
            <text:p>$0.010 </text:p>
          </table:table-cell>
          <table:table-cell office:value-type="string">
            <text:p>$52,040 </text:p>
          </table:table-cell>
          <table:table-cell office:value-type="string">
            <text:p>0.11000603339579</text:p>
          </table:table-cell>
          <table:table-cell office:value-type="string">
            <text:p>2.04 </text:p>
          </table:table-cell>
          <table:table-cell office:value-type="float" office:value="30">
            <text:p>30</text:p>
          </table:table-cell>
          <table:table-cell office:value-type="string">
            <text:p>41.2 </text:p>
          </table:table-cell>
          <table:table-cell office:value-type="string">
            <text:p>96.6 </text:p>
          </table:table-cell>
          <table:table-cell office:value-type="string">
            <text:p>96.6 </text:p>
          </table:table-cell>
          <table:table-cell office:value-type="string">
            <text:p>0.23668326133522</text:p>
          </table:table-cell>
          <table:table-cell office:value-type="string">
            <text:p>52.8 </text:p>
          </table:table-cell>
          <table:table-cell office:value-type="string">
            <text:p>39.0 </text:p>
          </table:table-cell>
          <table:table-cell office:value-type="string">
            <text:p>60,806 </text:p>
          </table:table-cell>
          <table:table-cell office:value-type="string">
            <text:p>69,559 </text:p>
          </table:table-cell>
          <table:table-cell office:value-type="string">
            <text:p>69,559 </text:p>
          </table:table-cell>
          <table:table-cell office:value-type="string">
            <text:p>$7,727 </text:p>
          </table:table-cell>
          <table:table-cell office:value-type="string">
            <text:p>$9,362 </text:p>
          </table:table-cell>
          <table:table-cell office:value-type="string">
            <text:p>$32,434 </text:p>
          </table:table-cell>
          <table:table-cell office:value-type="string">
            <text:p>$148,683 </text:p>
          </table:table-cell>
          <table:table-cell office:value-type="string">
            <text:p>8,753 </text:p>
          </table:table-cell>
          <table:table-cell office:value-type="string">
            <text:p>$866 </text:p>
          </table:table-cell>
          <table:table-cell office:value-type="string">
            <text:p>$609 </text:p>
          </table:table-cell>
          <table:table-cell office:value-type="string">
            <text:p>$618 </text:p>
          </table:table-cell>
          <table:table-cell office:value-type="string">
            <text:p>$681 </text:p>
          </table:table-cell>
          <table:table-cell office:value-type="string">
            <text:p>$20,720 </text:p>
          </table:table-cell>
          <table:table-cell office:value-type="string">
            <text:p>$121,885 </text:p>
          </table:table-cell>
          <table:table-cell office:value-type="string">
            <text:p>7,293 </text:p>
          </table:table-cell>
          <table:table-cell office:value-type="string">
            <text:p>$79,042 </text:p>
          </table:table-cell>
          <table:table-cell office:value-type="string">
            <text:p>7,281 </text:p>
          </table:table-cell>
          <table:table-cell office:value-type="string">
            <text:p>$79,042 </text:p>
          </table:table-cell>
          <table:table-cell office:value-type="string">
            <text:p>29,681 </text:p>
          </table:table-cell>
          <table:table-cell office:value-type="string">
            <text:p>$37,510 </text:p>
          </table:table-cell>
          <table:table-cell office:value-type="string">
            <text:p>16,553 </text:p>
          </table:table-cell>
          <table:table-cell office:value-type="string">
            <text:p>$35,087 </text:p>
          </table:table-cell>
          <table:table-cell office:value-type="string">
            <text:p>562 </text:p>
          </table:table-cell>
          <table:table-cell office:value-type="string">
            <text:p>2,161,141 </text:p>
          </table:table-cell>
          <table:table-cell office:value-type="string">
            <text:p>1,791,367 </text:p>
          </table:table-cell>
          <table:table-cell office:value-type="string">
            <text:p>1,252 </text:p>
          </table:table-cell>
          <table:table-cell office:value-type="string">
            <text:p>4.52</text:p>
          </table:table-cell>
          <table:table-cell office:value-type="string">
            <text:p>823 </text:p>
          </table:table-cell>
          <table:table-cell office:value-type="string">
            <text:p>179 </text:p>
          </table:table-cell>
          <table:table-cell office:value-type="string">
            <text:p>10.54 </text:p>
          </table:table-cell>
          <table:table-cell office:value-type="string">
            <text:p>8.7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1999</text:p>
          </table:table-cell>
          <table:table-cell office:value-type="string">
            <text:p>9.30 </text:p>
          </table:table-cell>
          <table:table-cell office:value-type="string">
            <text:p>9.73 </text:p>
          </table:table-cell>
          <table:table-cell office:value-type="string">
            <text:p>$14.90 </text:p>
          </table:table-cell>
          <table:table-cell office:value-type="string">
            <text:p>12.60 </text:p>
          </table:table-cell>
          <table:table-cell office:value-type="string">
            <text:p>12.04 </text:p>
          </table:table-cell>
          <table:table-cell office:value-type="string">
            <text:p>8.71 </text:p>
          </table:table-cell>
          <table:table-cell office:value-type="string">
            <text:p>9.12 </text:p>
          </table:table-cell>
          <table:table-cell office:value-type="string">
            <text:p>$13.20 </text:p>
          </table:table-cell>
          <table:table-cell office:value-type="string">
            <text:p>$13.20 </text:p>
          </table:table-cell>
          <table:table-cell office:value-type="string">
            <text:p>303,678 </text:p>
          </table:table-cell>
          <table:table-cell office:value-type="string">
            <text:p>310 </text:p>
          </table:table-cell>
          <table:table-cell office:value-type="string">
            <text:p>$292 </text:p>
          </table:table-cell>
          <table:table-cell office:value-type="string">
            <text:p>$1,567 </text:p>
          </table:table-cell>
          <table:table-cell office:value-type="string">
            <text:p>$1,197 </text:p>
          </table:table-cell>
          <table:table-cell office:value-type="string">
            <text:p>$0.55 </text:p>
          </table:table-cell>
          <table:table-cell office:value-type="string">
            <text:p>$0.38 </text:p>
          </table:table-cell>
          <table:table-cell office:value-type="string">
            <text:p>$13.17 </text:p>
          </table:table-cell>
          <table:table-cell office:value-type="string">
            <text:p>$12,861 </text:p>
          </table:table-cell>
          <table:table-cell office:value-type="string">
            <text:p>$11,478 </text:p>
          </table:table-cell>
          <table:table-cell office:value-type="string">
            <text:p>8.49 </text:p>
          </table:table-cell>
          <table:table-cell office:value-type="string">
            <text:p>7.57 </text:p>
          </table:table-cell>
          <table:table-cell office:value-type="string">
            <text:p>8.88 </text:p>
          </table:table-cell>
          <table:table-cell office:value-type="string">
            <text:p>7.93 </text:p>
          </table:table-cell>
          <table:table-cell office:value-type="string">
            <text:p>$6,497 </text:p>
          </table:table-cell>
          <table:table-cell office:value-type="string">
            <text:p>4.29 </text:p>
          </table:table-cell>
          <table:table-cell office:value-type="string">
            <text:p>4.49 </text:p>
          </table:table-cell>
          <table:table-cell office:value-type="string">
            <text:p>$4.98 </text:p>
          </table:table-cell>
          <table:table-cell office:value-type="string">
            <text:p>3.29 </text:p>
          </table:table-cell>
          <table:table-cell office:value-type="string">
            <text:p>3.44 </text:p>
          </table:table-cell>
          <table:table-cell office:value-type="string">
            <text:p>$0.51 </text:p>
          </table:table-cell>
          <table:table-cell office:value-type="string">
            <text:p>2,721 </text:p>
          </table:table-cell>
          <table:table-cell office:value-type="string">
            <text:p>$1,383 </text:p>
          </table:table-cell>
          <table:table-cell office:value-type="string">
            <text:p>$13.1 </text:p>
          </table:table-cell>
          <table:table-cell office:value-type="string">
            <text:p>$0.010 </text:p>
          </table:table-cell>
          <table:table-cell office:value-type="string">
            <text:p>$53,344 </text:p>
          </table:table-cell>
          <table:table-cell office:value-type="string">
            <text:p>0.10753071427494</text:p>
          </table:table-cell>
          <table:table-cell office:value-type="string">
            <text:p>2.00 </text:p>
          </table:table-cell>
          <table:table-cell office:value-type="float" office:value="29">
            <text:p>29</text:p>
          </table:table-cell>
          <table:table-cell office:value-type="string">
            <text:p>46.0 </text:p>
          </table:table-cell>
          <table:table-cell office:value-type="string">
            <text:p>95.9 </text:p>
          </table:table-cell>
          <table:table-cell office:value-type="string">
            <text:p>95.9 </text:p>
          </table:table-cell>
          <table:table-cell office:value-type="string">
            <text:p>0.24400711529789</text:p>
          </table:table-cell>
          <table:table-cell office:value-type="string">
            <text:p>53.6 </text:p>
          </table:table-cell>
          <table:table-cell office:value-type="string">
            <text:p>38.2 </text:p>
          </table:table-cell>
          <table:table-cell office:value-type="string">
            <text:p>64,377 </text:p>
          </table:table-cell>
          <table:table-cell office:value-type="string">
            <text:p>72,449 </text:p>
          </table:table-cell>
          <table:table-cell office:value-type="string">
            <text:p>72,449 </text:p>
          </table:table-cell>
          <table:table-cell office:value-type="string">
            <text:p>$7,363 </text:p>
          </table:table-cell>
          <table:table-cell office:value-type="string">
            <text:p>$8,221 </text:p>
          </table:table-cell>
          <table:table-cell office:value-type="string">
            <text:p>$31,743 </text:p>
          </table:table-cell>
          <table:table-cell office:value-type="string">
            <text:p>$164,772 </text:p>
          </table:table-cell>
          <table:table-cell office:value-type="string">
            <text:p>8,072 </text:p>
          </table:table-cell>
          <table:table-cell office:value-type="string">
            <text:p>$888 </text:p>
          </table:table-cell>
          <table:table-cell office:value-type="string">
            <text:p>$600 </text:p>
          </table:table-cell>
          <table:table-cell office:value-type="string">
            <text:p>$597 </text:p>
          </table:table-cell>
          <table:table-cell office:value-type="string">
            <text:p>$679 </text:p>
          </table:table-cell>
          <table:table-cell office:value-type="string">
            <text:p>$15,065 </text:p>
          </table:table-cell>
          <table:table-cell office:value-type="string">
            <text:p>$143,880 </text:p>
          </table:table-cell>
          <table:table-cell office:value-type="string">
            <text:p>7,693 </text:p>
          </table:table-cell>
          <table:table-cell office:value-type="string">
            <text:p>$70,886 </text:p>
          </table:table-cell>
          <table:table-cell office:value-type="string">
            <text:p>8,252 </text:p>
          </table:table-cell>
          <table:table-cell office:value-type="string">
            <text:p>$70,886 </text:p>
          </table:table-cell>
          <table:table-cell office:value-type="string">
            <text:p>31,127 </text:p>
          </table:table-cell>
          <table:table-cell office:value-type="string">
            <text:p>$39,307 </text:p>
          </table:table-cell>
          <table:table-cell office:value-type="string">
            <text:p>17,306 </text:p>
          </table:table-cell>
          <table:table-cell office:value-type="string">
            <text:p>$38,127 </text:p>
          </table:table-cell>
          <table:table-cell office:value-type="string">
            <text:p>581 </text:p>
          </table:table-cell>
          <table:table-cell office:value-type="string">
            <text:p>2,225,511 </text:p>
          </table:table-cell>
          <table:table-cell office:value-type="string">
            <text:p>1,833,584 </text:p>
          </table:table-cell>
          <table:table-cell office:value-type="string">
            <text:p>1,223 </text:p>
          </table:table-cell>
          <table:table-cell office:value-type="string">
            <text:p>4.33</text:p>
          </table:table-cell>
          <table:table-cell office:value-type="string">
            <text:p>849 </text:p>
          </table:table-cell>
          <table:table-cell office:value-type="string">
            <text:p>178 </text:p>
          </table:table-cell>
          <table:table-cell office:value-type="string">
            <text:p>10.50 </text:p>
          </table:table-cell>
          <table:table-cell office:value-type="string">
            <text:p>8.6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2000</text:p>
          </table:table-cell>
          <table:table-cell office:value-type="string">
            <text:p>9.69 </text:p>
          </table:table-cell>
          <table:table-cell office:value-type="string">
            <text:p>10.04 </text:p>
          </table:table-cell>
          <table:table-cell office:value-type="string">
            <text:p>$15.32 </text:p>
          </table:table-cell>
          <table:table-cell office:value-type="string">
            <text:p>13.11 </text:p>
          </table:table-cell>
          <table:table-cell office:value-type="string">
            <text:p>12.65 </text:p>
          </table:table-cell>
          <table:table-cell office:value-type="string">
            <text:p>9.27 </text:p>
          </table:table-cell>
          <table:table-cell office:value-type="string">
            <text:p>9.60 </text:p>
          </table:table-cell>
          <table:table-cell office:value-type="string">
            <text:p>$14.14 </text:p>
          </table:table-cell>
          <table:table-cell office:value-type="string">
            <text:p>$14.14 </text:p>
          </table:table-cell>
          <table:table-cell office:value-type="string">
            <text:p>369,923 </text:p>
          </table:table-cell>
          <table:table-cell office:value-type="string">
            <text:p>340 </text:p>
          </table:table-cell>
          <table:table-cell office:value-type="string">
            <text:p>$305 </text:p>
          </table:table-cell>
          <table:table-cell office:value-type="string">
            <text:p>$1,402 </text:p>
          </table:table-cell>
          <table:table-cell office:value-type="string">
            <text:p>$1,450 </text:p>
          </table:table-cell>
          <table:table-cell office:value-type="string">
            <text:p>$1.18 </text:p>
          </table:table-cell>
          <table:table-cell office:value-type="string">
            <text:p>$0.80 </text:p>
          </table:table-cell>
          <table:table-cell office:value-type="string">
            <text:p>$13.86 </text:p>
          </table:table-cell>
          <table:table-cell office:value-type="string">
            <text:p>$13,521 </text:p>
          </table:table-cell>
          <table:table-cell office:value-type="string">
            <text:p>$11,750 </text:p>
          </table:table-cell>
          <table:table-cell office:value-type="string">
            <text:p>8.86 </text:p>
          </table:table-cell>
          <table:table-cell office:value-type="string">
            <text:p>7.70 </text:p>
          </table:table-cell>
          <table:table-cell office:value-type="string">
            <text:p>9.18 </text:p>
          </table:table-cell>
          <table:table-cell office:value-type="string">
            <text:p>7.98 </text:p>
          </table:table-cell>
          <table:table-cell office:value-type="string">
            <text:p>$6,269 </text:p>
          </table:table-cell>
          <table:table-cell office:value-type="string">
            <text:p>4.11 </text:p>
          </table:table-cell>
          <table:table-cell office:value-type="string">
            <text:p>4.26 </text:p>
          </table:table-cell>
          <table:table-cell office:value-type="string">
            <text:p>$5.48 </text:p>
          </table:table-cell>
          <table:table-cell office:value-type="string">
            <text:p>3.59 </text:p>
          </table:table-cell>
          <table:table-cell office:value-type="string">
            <text:p>3.72 </text:p>
          </table:table-cell>
          <table:table-cell office:value-type="string">
            <text:p>$0.65 </text:p>
          </table:table-cell>
          <table:table-cell office:value-type="string">
            <text:p>2,741 </text:p>
          </table:table-cell>
          <table:table-cell office:value-type="string">
            <text:p>$1,771 </text:p>
          </table:table-cell>
          <table:table-cell office:value-type="string">
            <text:p>$16.8 </text:p>
          </table:table-cell>
          <table:table-cell office:value-type="string">
            <text:p>$0.012 </text:p>
          </table:table-cell>
          <table:table-cell office:value-type="string">
            <text:p>$60,682 </text:p>
          </table:table-cell>
          <table:table-cell office:value-type="string">
            <text:p>0.13098881756057</text:p>
          </table:table-cell>
          <table:table-cell office:value-type="string">
            <text:p>2.06 </text:p>
          </table:table-cell>
          <table:table-cell office:value-type="float" office:value="27">
            <text:p>27</text:p>
          </table:table-cell>
          <table:table-cell office:value-type="string">
            <text:p>41.5 </text:p>
          </table:table-cell>
          <table:table-cell office:value-type="string">
            <text:p>83.8 </text:p>
          </table:table-cell>
          <table:table-cell office:value-type="string">
            <text:p>83.8 </text:p>
          </table:table-cell>
          <table:table-cell office:value-type="string">
            <text:p>0</text:p>
          </table:table-cell>
          <table:table-cell office:value-type="string">
            <text:p>52.1 </text:p>
          </table:table-cell>
          <table:table-cell office:value-type="string">
            <text:p>38.1 </text:p>
          </table:table-cell>
          <table:table-cell office:value-type="string">
            <text:p>62,261 </text:p>
          </table:table-cell>
          <table:table-cell office:value-type="string">
            <text:p>71,384 </text:p>
          </table:table-cell>
          <table:table-cell office:value-type="string">
            <text:p>71,384 </text:p>
          </table:table-cell>
          <table:table-cell office:value-type="string">
            <text:p>$8,237 </text:p>
          </table:table-cell>
          <table:table-cell office:value-type="string">
            <text:p>$8,247 </text:p>
          </table:table-cell>
          <table:table-cell office:value-type="string">
            <text:p>$41,979 </text:p>
          </table:table-cell>
          <table:table-cell office:value-type="string">
            <text:p>$166,975 </text:p>
          </table:table-cell>
          <table:table-cell office:value-type="string">
            <text:p>9,123 </text:p>
          </table:table-cell>
          <table:table-cell office:value-type="string">
            <text:p>$961 </text:p>
          </table:table-cell>
          <table:table-cell office:value-type="string">
            <text:p>$683 </text:p>
          </table:table-cell>
          <table:table-cell office:value-type="string">
            <text:p>$741 </text:p>
          </table:table-cell>
          <table:table-cell office:value-type="string">
            <text:p>$774 </text:p>
          </table:table-cell>
          <table:table-cell office:value-type="string">
            <text:p>$8,314 </text:p>
          </table:table-cell>
          <table:table-cell office:value-type="string">
            <text:p>$150,549 </text:p>
          </table:table-cell>
          <table:table-cell office:value-type="string">
            <text:p>7,616 </text:p>
          </table:table-cell>
          <table:table-cell office:value-type="string">
            <text:p>$154,882 </text:p>
          </table:table-cell>
          <table:table-cell office:value-type="string">
            <text:p>5,728 </text:p>
          </table:table-cell>
          <table:table-cell office:value-type="string">
            <text:p>$154,882 </text:p>
          </table:table-cell>
          <table:table-cell office:value-type="string">
            <text:p>31,260 </text:p>
          </table:table-cell>
          <table:table-cell office:value-type="string">
            <text:p>$34,435 </text:p>
          </table:table-cell>
          <table:table-cell office:value-type="string">
            <text:p>17,657 </text:p>
          </table:table-cell>
          <table:table-cell office:value-type="string">
            <text:p>$19,519 </text:p>
          </table:table-cell>
          <table:table-cell office:value-type="string">
            <text:p>600 </text:p>
          </table:table-cell>
          <table:table-cell office:value-type="string">
            <text:p>2,269,404 </text:p>
          </table:table-cell>
          <table:table-cell office:value-type="string">
            <text:p>1,864,321 </text:p>
          </table:table-cell>
          <table:table-cell office:value-type="string">
            <text:p>1,208 </text:p>
          </table:table-cell>
          <table:table-cell office:value-type="string">
            <text:p>3.98</text:p>
          </table:table-cell>
          <table:table-cell office:value-type="string">
            <text:p>871 </text:p>
          </table:table-cell>
          <table:table-cell office:value-type="string">
            <text:p>178 </text:p>
          </table:table-cell>
          <table:table-cell office:value-type="string">
            <text:p>10.34 </text:p>
          </table:table-cell>
          <table:table-cell office:value-type="string">
            <text:p>8.4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2001</text:p>
          </table:table-cell>
          <table:table-cell office:value-type="string">
            <text:p>8.62 </text:p>
          </table:table-cell>
          <table:table-cell office:value-type="string">
            <text:p>8.96 </text:p>
          </table:table-cell>
          <table:table-cell office:value-type="string">
            <text:p>$13.21 </text:p>
          </table:table-cell>
          <table:table-cell office:value-type="string">
            <text:p>12.16 </text:p>
          </table:table-cell>
          <table:table-cell office:value-type="string">
            <text:p>11.70 </text:p>
          </table:table-cell>
          <table:table-cell office:value-type="string">
            <text:p>8.08 </text:p>
          </table:table-cell>
          <table:table-cell office:value-type="string">
            <text:p>8.40 </text:p>
          </table:table-cell>
          <table:table-cell office:value-type="string">
            <text:p>$11.88 </text:p>
          </table:table-cell>
          <table:table-cell office:value-type="string">
            <text:p>$11.88 </text:p>
          </table:table-cell>
          <table:table-cell office:value-type="string">
            <text:p>295,459 </text:p>
          </table:table-cell>
          <table:table-cell office:value-type="string">
            <text:p>450 </text:p>
          </table:table-cell>
          <table:table-cell office:value-type="string">
            <text:p>$327 </text:p>
          </table:table-cell>
          <table:table-cell office:value-type="string">
            <text:p>$1,246 </text:p>
          </table:table-cell>
          <table:table-cell office:value-type="string">
            <text:p>$1,387 </text:p>
          </table:table-cell>
          <table:table-cell office:value-type="string">
            <text:p>$1.06 </text:p>
          </table:table-cell>
          <table:table-cell office:value-type="string">
            <text:p>$0.75 </text:p>
          </table:table-cell>
          <table:table-cell office:value-type="string">
            <text:p>$14.18 </text:p>
          </table:table-cell>
          <table:table-cell office:value-type="string">
            <text:p>$13,734 </text:p>
          </table:table-cell>
          <table:table-cell office:value-type="string">
            <text:p>$12,035 </text:p>
          </table:table-cell>
          <table:table-cell office:value-type="string">
            <text:p>9.35 </text:p>
          </table:table-cell>
          <table:table-cell office:value-type="string">
            <text:p>8.19 </text:p>
          </table:table-cell>
          <table:table-cell office:value-type="string">
            <text:p>9.71 </text:p>
          </table:table-cell>
          <table:table-cell office:value-type="string">
            <text:p>8.51 </text:p>
          </table:table-cell>
          <table:table-cell office:value-type="string">
            <text:p>$6,231 </text:p>
          </table:table-cell>
          <table:table-cell office:value-type="string">
            <text:p>4.24 </text:p>
          </table:table-cell>
          <table:table-cell office:value-type="string">
            <text:p>4.41 </text:p>
          </table:table-cell>
          <table:table-cell office:value-type="string">
            <text:p>$5.80 </text:p>
          </table:table-cell>
          <table:table-cell office:value-type="string">
            <text:p>3.95 </text:p>
          </table:table-cell>
          <table:table-cell office:value-type="string">
            <text:p>4.10 </text:p>
          </table:table-cell>
          <table:table-cell office:value-type="string">
            <text:p>$0.68 </text:p>
          </table:table-cell>
          <table:table-cell office:value-type="string">
            <text:p>2,495 </text:p>
          </table:table-cell>
          <table:table-cell office:value-type="string">
            <text:p>$1,698 </text:p>
          </table:table-cell>
          <table:table-cell office:value-type="string">
            <text:p>$18.0 </text:p>
          </table:table-cell>
          <table:table-cell office:value-type="string">
            <text:p>$0.012 </text:p>
          </table:table-cell>
          <table:table-cell office:value-type="string">
            <text:p>$64,825 </text:p>
          </table:table-cell>
          <table:table-cell office:value-type="string">
            <text:p>0.12365963377304</text:p>
          </table:table-cell>
          <table:table-cell office:value-type="string">
            <text:p>2.02 </text:p>
          </table:table-cell>
          <table:table-cell office:value-type="float" office:value="24">
            <text:p>24</text:p>
          </table:table-cell>
          <table:table-cell office:value-type="string">
            <text:p>45.0 </text:p>
          </table:table-cell>
          <table:table-cell office:value-type="string">
            <text:p>74.7 </text:p>
          </table:table-cell>
          <table:table-cell office:value-type="string">
            <text:p>74.7 </text:p>
          </table:table-cell>
          <table:table-cell office:value-type="string">
            <text:p>0.23604198666131</text:p>
          </table:table-cell>
          <table:table-cell office:value-type="string">
            <text:p>48.7 </text:p>
          </table:table-cell>
          <table:table-cell office:value-type="string">
            <text:p>38.0 </text:p>
          </table:table-cell>
          <table:table-cell office:value-type="string">
            <text:p>62,037 </text:p>
          </table:table-cell>
          <table:table-cell office:value-type="string">
            <text:p>70,140 </text:p>
          </table:table-cell>
          <table:table-cell office:value-type="string">
            <text:p>70,140 </text:p>
          </table:table-cell>
          <table:table-cell office:value-type="string">
            <text:p>$9,407 </text:p>
          </table:table-cell>
          <table:table-cell office:value-type="string">
            <text:p>$9,436 </text:p>
          </table:table-cell>
          <table:table-cell office:value-type="string">
            <text:p>$37,975 </text:p>
          </table:table-cell>
          <table:table-cell office:value-type="string">
            <text:p>$204,090 </text:p>
          </table:table-cell>
          <table:table-cell office:value-type="string">
            <text:p>8,103 </text:p>
          </table:table-cell>
          <table:table-cell office:value-type="string">
            <text:p>$1,043 </text:p>
          </table:table-cell>
          <table:table-cell office:value-type="string">
            <text:p>$730 </text:p>
          </table:table-cell>
          <table:table-cell office:value-type="string">
            <text:p>$907 </text:p>
          </table:table-cell>
          <table:table-cell office:value-type="string">
            <text:p>$866 </text:p>
          </table:table-cell>
          <table:table-cell office:value-type="string">
            <text:p>$9,655 </text:p>
          </table:table-cell>
          <table:table-cell office:value-type="string">
            <text:p>$185,982 </text:p>
          </table:table-cell>
          <table:table-cell office:value-type="string">
            <text:p>8,961 </text:p>
          </table:table-cell>
          <table:table-cell office:value-type="string">
            <text:p>$118,694 </text:p>
          </table:table-cell>
          <table:table-cell office:value-type="string">
            <text:p>5,736 </text:p>
          </table:table-cell>
          <table:table-cell office:value-type="string">
            <text:p>$118,694 </text:p>
          </table:table-cell>
          <table:table-cell office:value-type="string">
            <text:p>30,447 </text:p>
          </table:table-cell>
          <table:table-cell office:value-type="string">
            <text:p>$31,365 </text:p>
          </table:table-cell>
          <table:table-cell office:value-type="string">
            <text:p>16,895 </text:p>
          </table:table-cell>
          <table:table-cell office:value-type="string">
            <text:p>$40,482 </text:p>
          </table:table-cell>
          <table:table-cell office:value-type="string">
            <text:p>625 </text:p>
          </table:table-cell>
          <table:table-cell office:value-type="string">
            <text:p>2,187,408 </text:p>
          </table:table-cell>
          <table:table-cell office:value-type="string">
            <text:p>1,808,249 </text:p>
          </table:table-cell>
          <table:table-cell office:value-type="string">
            <text:p>1,141 </text:p>
          </table:table-cell>
          <table:table-cell office:value-type="string">
            <text:p>3.79</text:p>
          </table:table-cell>
          <table:table-cell office:value-type="string">
            <text:p>885 </text:p>
          </table:table-cell>
          <table:table-cell office:value-type="string">
            <text:p>176 </text:p>
          </table:table-cell>
          <table:table-cell office:value-type="string">
            <text:p>9.58 </text:p>
          </table:table-cell>
          <table:table-cell office:value-type="string">
            <text:p>7.9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2002</text:p>
          </table:table-cell>
          <table:table-cell office:value-type="string">
            <text:p>8.48 </text:p>
          </table:table-cell>
          <table:table-cell office:value-type="string">
            <text:p>8.83 </text:p>
          </table:table-cell>
          <table:table-cell office:value-type="string">
            <text:p>$12.41 </text:p>
          </table:table-cell>
          <table:table-cell office:value-type="string">
            <text:p>11.26 </text:p>
          </table:table-cell>
          <table:table-cell office:value-type="string">
            <text:p>10.82 </text:p>
          </table:table-cell>
          <table:table-cell office:value-type="string">
            <text:p>7.83 </text:p>
          </table:table-cell>
          <table:table-cell office:value-type="string">
            <text:p>8.15 </text:p>
          </table:table-cell>
          <table:table-cell office:value-type="string">
            <text:p>$10.73 </text:p>
          </table:table-cell>
          <table:table-cell office:value-type="string">
            <text:p>$10.73 </text:p>
          </table:table-cell>
          <table:table-cell office:value-type="string">
            <text:p>526,128 </text:p>
          </table:table-cell>
          <table:table-cell office:value-type="string">
            <text:p>690 </text:p>
          </table:table-cell>
          <table:table-cell office:value-type="string">
            <text:p>$316 </text:p>
          </table:table-cell>
          <table:table-cell office:value-type="string">
            <text:p>$1,299 </text:p>
          </table:table-cell>
          <table:table-cell office:value-type="string">
            <text:p>$1,220 </text:p>
          </table:table-cell>
          <table:table-cell office:value-type="string">
            <text:p>$0.80 </text:p>
          </table:table-cell>
          <table:table-cell office:value-type="string">
            <text:p>$0.61 </text:p>
          </table:table-cell>
          <table:table-cell office:value-type="string">
            <text:p>$13.45 </text:p>
          </table:table-cell>
          <table:table-cell office:value-type="string">
            <text:p>$12,756 </text:p>
          </table:table-cell>
          <table:table-cell office:value-type="string">
            <text:p>$11,294 </text:p>
          </table:table-cell>
          <table:table-cell office:value-type="string">
            <text:p>9.31 </text:p>
          </table:table-cell>
          <table:table-cell office:value-type="string">
            <text:p>8.24 </text:p>
          </table:table-cell>
          <table:table-cell office:value-type="string">
            <text:p>9.69 </text:p>
          </table:table-cell>
          <table:table-cell office:value-type="string">
            <text:p>8.58 </text:p>
          </table:table-cell>
          <table:table-cell office:value-type="string">
            <text:p>$5,613 </text:p>
          </table:table-cell>
          <table:table-cell office:value-type="string">
            <text:p>4.10 </text:p>
          </table:table-cell>
          <table:table-cell office:value-type="string">
            <text:p>4.26 </text:p>
          </table:table-cell>
          <table:table-cell office:value-type="string">
            <text:p>$5.68 </text:p>
          </table:table-cell>
          <table:table-cell office:value-type="string">
            <text:p>4.15 </text:p>
          </table:table-cell>
          <table:table-cell office:value-type="string">
            <text:p>4.31 </text:p>
          </table:table-cell>
          <table:table-cell office:value-type="string">
            <text:p>$0.65 </text:p>
          </table:table-cell>
          <table:table-cell office:value-type="string">
            <text:p>2,264 </text:p>
          </table:table-cell>
          <table:table-cell office:value-type="string">
            <text:p>$1,462 </text:p>
          </table:table-cell>
          <table:table-cell office:value-type="string">
            <text:p>$16.1 </text:p>
          </table:table-cell>
          <table:table-cell office:value-type="string">
            <text:p>$0.011 </text:p>
          </table:table-cell>
          <table:table-cell office:value-type="string">
            <text:p>$63,854 </text:p>
          </table:table-cell>
          <table:table-cell office:value-type="string">
            <text:p>0.11461481958227</text:p>
          </table:table-cell>
          <table:table-cell office:value-type="string">
            <text:p>2.02 </text:p>
          </table:table-cell>
          <table:table-cell office:value-type="float" office:value="23">
            <text:p>23</text:p>
          </table:table-cell>
          <table:table-cell office:value-type="string">
            <text:p>41.3 </text:p>
          </table:table-cell>
          <table:table-cell office:value-type="string">
            <text:p>66.0 </text:p>
          </table:table-cell>
          <table:table-cell office:value-type="string">
            <text:p>66.0 </text:p>
          </table:table-cell>
          <table:table-cell office:value-type="string">
            <text:p>0.25867533736057</text:p>
          </table:table-cell>
          <table:table-cell office:value-type="string">
            <text:p>33.0 </text:p>
          </table:table-cell>
          <table:table-cell office:value-type="string">
            <text:p>40.2 </text:p>
          </table:table-cell>
          <table:table-cell office:value-type="string">
            <text:p>57,245 </text:p>
          </table:table-cell>
          <table:table-cell office:value-type="string">
            <text:p>65,319 </text:p>
          </table:table-cell>
          <table:table-cell office:value-type="string">
            <text:p>65,319 </text:p>
          </table:table-cell>
          <table:table-cell office:value-type="string">
            <text:p>$10,674 </text:p>
          </table:table-cell>
          <table:table-cell office:value-type="string">
            <text:p>$14,927 </text:p>
          </table:table-cell>
          <table:table-cell office:value-type="string">
            <text:p>$37,506 </text:p>
          </table:table-cell>
          <table:table-cell office:value-type="string">
            <text:p>$227,478 </text:p>
          </table:table-cell>
          <table:table-cell office:value-type="string">
            <text:p>8,074 </text:p>
          </table:table-cell>
          <table:table-cell office:value-type="string">
            <text:p>$1,135 </text:p>
          </table:table-cell>
          <table:table-cell office:value-type="string">
            <text:p>$875 </text:p>
          </table:table-cell>
          <table:table-cell office:value-type="string">
            <text:p>$1,020 </text:p>
          </table:table-cell>
          <table:table-cell office:value-type="string">
            <text:p>$998 </text:p>
          </table:table-cell>
          <table:table-cell office:value-type="string">
            <text:p>$45,077 </text:p>
          </table:table-cell>
          <table:table-cell office:value-type="string">
            <text:p>$173,365 </text:p>
          </table:table-cell>
          <table:table-cell office:value-type="string">
            <text:p>14,858 </text:p>
          </table:table-cell>
          <table:table-cell office:value-type="string">
            <text:p>$53,880 </text:p>
          </table:table-cell>
          <table:table-cell office:value-type="string">
            <text:p>7,869 </text:p>
          </table:table-cell>
          <table:table-cell office:value-type="string">
            <text:p>$53,880 </text:p>
          </table:table-cell>
          <table:table-cell office:value-type="string">
            <text:p>19,711 </text:p>
          </table:table-cell>
          <table:table-cell office:value-type="string">
            <text:p>$45,277 </text:p>
          </table:table-cell>
          <table:table-cell office:value-type="string">
            <text:p>14,804 </text:p>
          </table:table-cell>
          <table:table-cell office:value-type="string">
            <text:p>$42,158 </text:p>
          </table:table-cell>
          <table:table-cell office:value-type="string">
            <text:p>597 </text:p>
          </table:table-cell>
          <table:table-cell office:value-type="string">
            <text:p>1,998,796 </text:p>
          </table:table-cell>
          <table:table-cell office:value-type="string">
            <text:p>1,654,175 </text:p>
          </table:table-cell>
          <table:table-cell office:value-type="string">
            <text:p>1,133 </text:p>
          </table:table-cell>
          <table:table-cell office:value-type="string">
            <text:p>3.63</text:p>
          </table:table-cell>
          <table:table-cell office:value-type="string">
            <text:p>893 </text:p>
          </table:table-cell>
          <table:table-cell office:value-type="string">
            <text:p>178 </text:p>
          </table:table-cell>
          <table:table-cell office:value-type="string">
            <text:p>9.17 </text:p>
          </table:table-cell>
          <table:table-cell office:value-type="string">
            <text:p>7.5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2003</text:p>
          </table:table-cell>
          <table:table-cell office:value-type="string">
            <text:p>10.63 </text:p>
          </table:table-cell>
          <table:table-cell office:value-type="string">
            <text:p>10.95 </text:p>
          </table:table-cell>
          <table:table-cell office:value-type="string">
            <text:p>$14.20 </text:p>
          </table:table-cell>
          <table:table-cell office:value-type="string">
            <text:p>11.49 </text:p>
          </table:table-cell>
          <table:table-cell office:value-type="string">
            <text:p>11.15 </text:p>
          </table:table-cell>
          <table:table-cell office:value-type="string">
            <text:p>8.28 </text:p>
          </table:table-cell>
          <table:table-cell office:value-type="string">
            <text:p>8.53 </text:p>
          </table:table-cell>
          <table:table-cell office:value-type="string">
            <text:p>$10.27 </text:p>
          </table:table-cell>
          <table:table-cell office:value-type="string">
            <text:p>$10.27 </text:p>
          </table:table-cell>
          <table:table-cell office:value-type="string">
            <text:p>2,378,798 </text:p>
          </table:table-cell>
          <table:table-cell office:value-type="string">
            <text:p>2,769 </text:p>
          </table:table-cell>
          <table:table-cell office:value-type="string">
            <text:p>$255 </text:p>
          </table:table-cell>
          <table:table-cell office:value-type="string">
            <text:p>$1,172 </text:p>
          </table:table-cell>
          <table:table-cell office:value-type="string">
            <text:p>$1,068 </text:p>
          </table:table-cell>
          <table:table-cell office:value-type="string">
            <text:p>$0.75 </text:p>
          </table:table-cell>
          <table:table-cell office:value-type="string">
            <text:p>$0.63 </text:p>
          </table:table-cell>
          <table:table-cell office:value-type="string">
            <text:p>$15.36 </text:p>
          </table:table-cell>
          <table:table-cell office:value-type="string">
            <text:p>$12,591 </text:p>
          </table:table-cell>
          <table:table-cell office:value-type="string">
            <text:p>$10,990 </text:p>
          </table:table-cell>
          <table:table-cell office:value-type="string">
            <text:p>10.15 </text:p>
          </table:table-cell>
          <table:table-cell office:value-type="string">
            <text:p>8.86 </text:p>
          </table:table-cell>
          <table:table-cell office:value-type="string">
            <text:p>10.45 </text:p>
          </table:table-cell>
          <table:table-cell office:value-type="string">
            <text:p>9.12 </text:p>
          </table:table-cell>
          <table:table-cell office:value-type="string">
            <text:p>$5,223 </text:p>
          </table:table-cell>
          <table:table-cell office:value-type="string">
            <text:p>4.21 </text:p>
          </table:table-cell>
          <table:table-cell office:value-type="string">
            <text:p>4.34 </text:p>
          </table:table-cell>
          <table:table-cell office:value-type="string">
            <text:p>$5.77 </text:p>
          </table:table-cell>
          <table:table-cell office:value-type="string">
            <text:p>4.65 </text:p>
          </table:table-cell>
          <table:table-cell office:value-type="string">
            <text:p>4.79 </text:p>
          </table:table-cell>
          <table:table-cell office:value-type="string">
            <text:p>$0.79 </text:p>
          </table:table-cell>
          <table:table-cell office:value-type="string">
            <text:p>2,019 </text:p>
          </table:table-cell>
          <table:table-cell office:value-type="string">
            <text:p>$1,601 </text:p>
          </table:table-cell>
          <table:table-cell office:value-type="string">
            <text:p>$19.0 </text:p>
          </table:table-cell>
          <table:table-cell office:value-type="string">
            <text:p>$0.013 </text:p>
          </table:table-cell>
          <table:table-cell office:value-type="string">
            <text:p>$68,691 </text:p>
          </table:table-cell>
          <table:table-cell office:value-type="string">
            <text:p>0.12717259900857</text:p>
          </table:table-cell>
          <table:table-cell office:value-type="string">
            <text:p>2.04 </text:p>
          </table:table-cell>
          <table:table-cell office:value-type="float" office:value="21">
            <text:p>21</text:p>
          </table:table-cell>
          <table:table-cell office:value-type="string">
            <text:p>41.6 </text:p>
          </table:table-cell>
          <table:table-cell office:value-type="string">
            <text:p>54.7 </text:p>
          </table:table-cell>
          <table:table-cell office:value-type="string">
            <text:p>54.7 </text:p>
          </table:table-cell>
          <table:table-cell office:value-type="string">
            <text:p>0.2383002303589</text:p>
          </table:table-cell>
          <table:table-cell office:value-type="string">
            <text:p>33.3 </text:p>
          </table:table-cell>
          <table:table-cell office:value-type="string">
            <text:p>42.1 </text:p>
          </table:table-cell>
          <table:table-cell office:value-type="string">
            <text:p>51,790 </text:p>
          </table:table-cell>
          <table:table-cell office:value-type="string">
            <text:p>58,945 </text:p>
          </table:table-cell>
          <table:table-cell office:value-type="string">
            <text:p>58,945 </text:p>
          </table:table-cell>
          <table:table-cell office:value-type="string">
            <text:p>$12,560 </text:p>
          </table:table-cell>
          <table:table-cell office:value-type="string">
            <text:p>$21,176 </text:p>
          </table:table-cell>
          <table:table-cell office:value-type="string">
            <text:p>$39,717 </text:p>
          </table:table-cell>
          <table:table-cell office:value-type="string">
            <text:p>$290,434 </text:p>
          </table:table-cell>
          <table:table-cell office:value-type="string">
            <text:p>7,155 </text:p>
          </table:table-cell>
          <table:table-cell office:value-type="string">
            <text:p>$1,394 </text:p>
          </table:table-cell>
          <table:table-cell office:value-type="string">
            <text:p>$1,128 </text:p>
          </table:table-cell>
          <table:table-cell office:value-type="string">
            <text:p>$1,196 </text:p>
          </table:table-cell>
          <table:table-cell office:value-type="string">
            <text:p>$1,232 </text:p>
          </table:table-cell>
          <table:table-cell office:value-type="string">
            <text:p>$83,537 </text:p>
          </table:table-cell>
          <table:table-cell office:value-type="string">
            <text:p>$197,380 </text:p>
          </table:table-cell>
          <table:table-cell office:value-type="string">
            <text:p>13,750 </text:p>
          </table:table-cell>
          <table:table-cell office:value-type="string">
            <text:p>$54,845 </text:p>
          </table:table-cell>
          <table:table-cell office:value-type="string">
            <text:p>7,514 </text:p>
          </table:table-cell>
          <table:table-cell office:value-type="string">
            <text:p>$54,845 </text:p>
          </table:table-cell>
          <table:table-cell office:value-type="string">
            <text:p>17,760 </text:p>
          </table:table-cell>
          <table:table-cell office:value-type="string">
            <text:p>$47,378 </text:p>
          </table:table-cell>
          <table:table-cell office:value-type="string">
            <text:p>12,760 </text:p>
          </table:table-cell>
          <table:table-cell office:value-type="string">
            <text:p>$45,441 </text:p>
          </table:table-cell>
          <table:table-cell office:value-type="string">
            <text:p>533 </text:p>
          </table:table-cell>
          <table:table-cell office:value-type="string">
            <text:p>1,787,252 </text:p>
          </table:table-cell>
          <table:table-cell office:value-type="string">
            <text:p>1,481,939 </text:p>
          </table:table-cell>
          <table:table-cell office:value-type="string">
            <text:p>1,129 </text:p>
          </table:table-cell>
          <table:table-cell office:value-type="string">
            <text:p>4.75</text:p>
          </table:table-cell>
          <table:table-cell office:value-type="string">
            <text:p>948 </text:p>
          </table:table-cell>
          <table:table-cell office:value-type="string">
            <text:p>180 </text:p>
          </table:table-cell>
          <table:table-cell office:value-type="string">
            <text:p>9.19 </text:p>
          </table:table-cell>
          <table:table-cell office:value-type="string">
            <text:p>7.6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2004</text:p>
          </table:table-cell>
          <table:table-cell office:value-type="string">
            <text:p>9.65 </text:p>
          </table:table-cell>
          <table:table-cell office:value-type="string">
            <text:p>9.91 </text:p>
          </table:table-cell>
          <table:table-cell office:value-type="string">
            <text:p>$15.15 </text:p>
          </table:table-cell>
          <table:table-cell office:value-type="string">
            <text:p>11.01 </text:p>
          </table:table-cell>
          <table:table-cell office:value-type="string">
            <text:p>10.72 </text:p>
          </table:table-cell>
          <table:table-cell office:value-type="string">
            <text:p>8.11 </text:p>
          </table:table-cell>
          <table:table-cell office:value-type="string">
            <text:p>8.33 </text:p>
          </table:table-cell>
          <table:table-cell office:value-type="string">
            <text:p>$10.82 </text:p>
          </table:table-cell>
          <table:table-cell office:value-type="string">
            <text:p>$10.82 </text:p>
          </table:table-cell>
          <table:table-cell office:value-type="string">
            <text:p>1,568,771 </text:p>
          </table:table-cell>
          <table:table-cell office:value-type="string">
            <text:p>3,238 </text:p>
          </table:table-cell>
          <table:table-cell office:value-type="string">
            <text:p>$271 </text:p>
          </table:table-cell>
          <table:table-cell office:value-type="string">
            <text:p>$1,342 </text:p>
          </table:table-cell>
          <table:table-cell office:value-type="string">
            <text:p>$1,136 </text:p>
          </table:table-cell>
          <table:table-cell office:value-type="string">
            <text:p>$0.65 </text:p>
          </table:table-cell>
          <table:table-cell office:value-type="string">
            <text:p>$0.50 </text:p>
          </table:table-cell>
          <table:table-cell office:value-type="string">
            <text:p>$16.77 </text:p>
          </table:table-cell>
          <table:table-cell office:value-type="string">
            <text:p>$13,529 </text:p>
          </table:table-cell>
          <table:table-cell office:value-type="string">
            <text:p>$11,117 </text:p>
          </table:table-cell>
          <table:table-cell office:value-type="string">
            <text:p>10.14 </text:p>
          </table:table-cell>
          <table:table-cell office:value-type="string">
            <text:p>8.33 </text:p>
          </table:table-cell>
          <table:table-cell office:value-type="string">
            <text:p>10.41 </text:p>
          </table:table-cell>
          <table:table-cell office:value-type="string">
            <text:p>8.56 </text:p>
          </table:table-cell>
          <table:table-cell office:value-type="string">
            <text:p>$5,429 </text:p>
          </table:table-cell>
          <table:table-cell office:value-type="string">
            <text:p>4.07 </text:p>
          </table:table-cell>
          <table:table-cell office:value-type="string">
            <text:p>4.18 </text:p>
          </table:table-cell>
          <table:table-cell office:value-type="string">
            <text:p>$5.69 </text:p>
          </table:table-cell>
          <table:table-cell office:value-type="string">
            <text:p>4.26 </text:p>
          </table:table-cell>
          <table:table-cell office:value-type="string">
            <text:p>4.38 </text:p>
          </table:table-cell>
          <table:table-cell office:value-type="string">
            <text:p>$1.13 </text:p>
          </table:table-cell>
          <table:table-cell office:value-type="string">
            <text:p>2,127 </text:p>
          </table:table-cell>
          <table:table-cell office:value-type="string">
            <text:p>$2,412 </text:p>
          </table:table-cell>
          <table:table-cell office:value-type="string">
            <text:p>$27.8 </text:p>
          </table:table-cell>
          <table:table-cell office:value-type="string">
            <text:p>$0.019 </text:p>
          </table:table-cell>
          <table:table-cell office:value-type="string">
            <text:p>$68,551 </text:p>
          </table:table-cell>
          <table:table-cell office:value-type="string">
            <text:p>0</text:p>
          </table:table-cell>
          <table:table-cell office:value-type="string">
            <text:p>2.26 </text:p>
          </table:table-cell>
          <table:table-cell office:value-type="float" office:value="23">
            <text:p>23</text:p>
          </table:table-cell>
          <table:table-cell office:value-type="string">
            <text:p>47.5 </text:p>
          </table:table-cell>
          <table:table-cell office:value-type="string">
            <text:p>59.2 </text:p>
          </table:table-cell>
          <table:table-cell office:value-type="string">
            <text:p>59.2 </text:p>
          </table:table-cell>
          <table:table-cell office:value-type="string">
            <text:p>0</text:p>
          </table:table-cell>
          <table:table-cell office:value-type="string">
            <text:p>41.0 </text:p>
          </table:table-cell>
          <table:table-cell office:value-type="string">
            <text:p>45.4 </text:p>
          </table:table-cell>
          <table:table-cell office:value-type="string">
            <text:p>50,772 </text:p>
          </table:table-cell>
          <table:table-cell office:value-type="string">
            <text:p>57,558 </text:p>
          </table:table-cell>
          <table:table-cell office:value-type="string">
            <text:p>57,558 </text:p>
          </table:table-cell>
          <table:table-cell office:value-type="string">
            <text:p>$13,666 </text:p>
          </table:table-cell>
          <table:table-cell office:value-type="string">
            <text:p>$22,217 </text:p>
          </table:table-cell>
          <table:table-cell office:value-type="string">
            <text:p>$38,323 </text:p>
          </table:table-cell>
          <table:table-cell office:value-type="string">
            <text:p>$305,559 </text:p>
          </table:table-cell>
          <table:table-cell office:value-type="string">
            <text:p>6,786 </text:p>
          </table:table-cell>
          <table:table-cell office:value-type="string">
            <text:p>$1,338 </text:p>
          </table:table-cell>
          <table:table-cell office:value-type="string">
            <text:p>$1,019 </text:p>
          </table:table-cell>
          <table:table-cell office:value-type="string">
            <text:p>$1,086 </text:p>
          </table:table-cell>
          <table:table-cell office:value-type="string">
            <text:p>$1,134 </text:p>
          </table:table-cell>
          <table:table-cell office:value-type="string">
            <text:p>$86,195 </text:p>
          </table:table-cell>
          <table:table-cell office:value-type="string">
            <text:p>$209,330 </text:p>
          </table:table-cell>
          <table:table-cell office:value-type="string">
            <text:p>13,355 </text:p>
          </table:table-cell>
          <table:table-cell office:value-type="string">
            <text:p>$48,365 </text:p>
          </table:table-cell>
          <table:table-cell office:value-type="string">
            <text:p>7,357 </text:p>
          </table:table-cell>
          <table:table-cell office:value-type="string">
            <text:p>$48,365 </text:p>
          </table:table-cell>
          <table:table-cell office:value-type="string">
            <text:p>17,279 </text:p>
          </table:table-cell>
          <table:table-cell office:value-type="string">
            <text:p>$47,445 </text:p>
          </table:table-cell>
          <table:table-cell office:value-type="string">
            <text:p>12,781 </text:p>
          </table:table-cell>
          <table:table-cell office:value-type="string">
            <text:p>$45,333 </text:p>
          </table:table-cell>
          <table:table-cell office:value-type="string">
            <text:p>422 </text:p>
          </table:table-cell>
          <table:table-cell office:value-type="string">
            <text:p>1,933,922 </text:p>
          </table:table-cell>
          <table:table-cell office:value-type="string">
            <text:p>1,603,456 </text:p>
          </table:table-cell>
          <table:table-cell office:value-type="string">
            <text:p>1,100 </text:p>
          </table:table-cell>
          <table:table-cell office:value-type="string">
            <text:p>4.52</text:p>
          </table:table-cell>
          <table:table-cell office:value-type="string">
            <text:p>984 </text:p>
          </table:table-cell>
          <table:table-cell office:value-type="string">
            <text:p>180 </text:p>
          </table:table-cell>
          <table:table-cell office:value-type="string">
            <text:p>12.53 </text:p>
          </table:table-cell>
          <table:table-cell office:value-type="string">
            <text:p>10.3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2005</text:p>
          </table:table-cell>
          <table:table-cell office:value-type="string">
            <text:p>9.16 </text:p>
          </table:table-cell>
          <table:table-cell office:value-type="string">
            <text:p>9.26 </text:p>
          </table:table-cell>
          <table:table-cell office:value-type="string">
            <text:p>$16.11 </text:p>
          </table:table-cell>
          <table:table-cell office:value-type="string">
            <text:p>10.94 </text:p>
          </table:table-cell>
          <table:table-cell office:value-type="string">
            <text:p>10.83 </text:p>
          </table:table-cell>
          <table:table-cell office:value-type="string">
            <text:p>8.39 </text:p>
          </table:table-cell>
          <table:table-cell office:value-type="string">
            <text:p>8.48 </text:p>
          </table:table-cell>
          <table:table-cell office:value-type="string">
            <text:p>$11.35 </text:p>
          </table:table-cell>
          <table:table-cell office:value-type="string">
            <text:p>$11.35 </text:p>
          </table:table-cell>
          <table:table-cell office:value-type="string">
            <text:p>525,283 </text:p>
          </table:table-cell>
          <table:table-cell office:value-type="string">
            <text:p>3,589 </text:p>
          </table:table-cell>
          <table:table-cell office:value-type="string">
            <text:p>$374 </text:p>
          </table:table-cell>
          <table:table-cell office:value-type="string">
            <text:p>$1,479 </text:p>
          </table:table-cell>
          <table:table-cell office:value-type="string">
            <text:p>$1,074 </text:p>
          </table:table-cell>
          <table:table-cell office:value-type="string">
            <text:p>$0.50 </text:p>
          </table:table-cell>
          <table:table-cell office:value-type="string">
            <text:p>$0.37 </text:p>
          </table:table-cell>
          <table:table-cell office:value-type="string">
            <text:p>$17.31 </text:p>
          </table:table-cell>
          <table:table-cell office:value-type="string">
            <text:p>$13,720 </text:p>
          </table:table-cell>
          <table:table-cell office:value-type="string">
            <text:p>$10,073 </text:p>
          </table:table-cell>
          <table:table-cell office:value-type="string">
            <text:p>10.15 </text:p>
          </table:table-cell>
          <table:table-cell office:value-type="string">
            <text:p>7.45 </text:p>
          </table:table-cell>
          <table:table-cell office:value-type="string">
            <text:p>10.25 </text:p>
          </table:table-cell>
          <table:table-cell office:value-type="string">
            <text:p>7.53 </text:p>
          </table:table-cell>
          <table:table-cell office:value-type="string">
            <text:p>$5,606 </text:p>
          </table:table-cell>
          <table:table-cell office:value-type="string">
            <text:p>4.15 </text:p>
          </table:table-cell>
          <table:table-cell office:value-type="string">
            <text:p>4.19 </text:p>
          </table:table-cell>
          <table:table-cell office:value-type="string">
            <text:p>$4.47 </text:p>
          </table:table-cell>
          <table:table-cell office:value-type="string">
            <text:p>3.30 </text:p>
          </table:table-cell>
          <table:table-cell office:value-type="string">
            <text:p>3.34 </text:p>
          </table:table-cell>
          <table:table-cell office:value-type="string">
            <text:p>$1.71 </text:p>
          </table:table-cell>
          <table:table-cell office:value-type="string">
            <text:p>2,129 </text:p>
          </table:table-cell>
          <table:table-cell office:value-type="string">
            <text:p>$3,647 </text:p>
          </table:table-cell>
          <table:table-cell office:value-type="string">
            <text:p>$42.4 </text:p>
          </table:table-cell>
          <table:table-cell office:value-type="string">
            <text:p>$0.027 </text:p>
          </table:table-cell>
          <table:table-cell office:value-type="string">
            <text:p>$57,460 </text:p>
          </table:table-cell>
          <table:table-cell office:value-type="string">
            <text:p>0</text:p>
          </table:table-cell>
          <table:table-cell office:value-type="string">
            <text:p>2.56 </text:p>
          </table:table-cell>
          <table:table-cell office:value-type="float" office:value="30">
            <text:p>30</text:p>
          </table:table-cell>
          <table:table-cell office:value-type="string">
            <text:p>51.9 </text:p>
          </table:table-cell>
          <table:table-cell office:value-type="string">
            <text:p>84.7 </text:p>
          </table:table-cell>
          <table:table-cell office:value-type="string">
            <text:p>84.7 </text:p>
          </table:table-cell>
          <table:table-cell office:value-type="string">
            <text:p>0</text:p>
          </table:table-cell>
          <table:table-cell office:value-type="string">
            <text:p>38.7 </text:p>
          </table:table-cell>
          <table:table-cell office:value-type="string">
            <text:p>48.9 </text:p>
          </table:table-cell>
          <table:table-cell office:value-type="string">
            <text:p>46,050 </text:p>
          </table:table-cell>
          <table:table-cell office:value-type="string">
            <text:p>52,231 </text:p>
          </table:table-cell>
          <table:table-cell office:value-type="string">
            <text:p>52,231 </text:p>
          </table:table-cell>
          <table:table-cell office:value-type="string">
            <text:p>$12,594 </text:p>
          </table:table-cell>
          <table:table-cell office:value-type="string">
            <text:p>$20,254 </text:p>
          </table:table-cell>
          <table:table-cell office:value-type="string">
            <text:p>$33,850 </text:p>
          </table:table-cell>
          <table:table-cell office:value-type="string">
            <text:p>$241,786 </text:p>
          </table:table-cell>
          <table:table-cell office:value-type="string">
            <text:p>6,181 </text:p>
          </table:table-cell>
          <table:table-cell office:value-type="string">
            <text:p>$1,010 </text:p>
          </table:table-cell>
          <table:table-cell office:value-type="string">
            <text:p>$738 </text:p>
          </table:table-cell>
          <table:table-cell office:value-type="string">
            <text:p>$748 </text:p>
          </table:table-cell>
          <table:table-cell office:value-type="string">
            <text:p>$822 </text:p>
          </table:table-cell>
          <table:table-cell office:value-type="string">
            <text:p>$77,320 </text:p>
          </table:table-cell>
          <table:table-cell office:value-type="string">
            <text:p>$155,532 </text:p>
          </table:table-cell>
          <table:table-cell office:value-type="string">
            <text:p>11,611 </text:p>
          </table:table-cell>
          <table:table-cell office:value-type="string">
            <text:p>$43,140 </text:p>
          </table:table-cell>
          <table:table-cell office:value-type="string">
            <text:p>5,917 </text:p>
          </table:table-cell>
          <table:table-cell office:value-type="string">
            <text:p>$43,140 </text:p>
          </table:table-cell>
          <table:table-cell office:value-type="string">
            <text:p>16,507 </text:p>
          </table:table-cell>
          <table:table-cell office:value-type="string">
            <text:p>$43,110 </text:p>
          </table:table-cell>
          <table:table-cell office:value-type="string">
            <text:p>12,015 </text:p>
          </table:table-cell>
          <table:table-cell office:value-type="string">
            <text:p>$40,037 </text:p>
          </table:table-cell>
          <table:table-cell office:value-type="string">
            <text:p>427 </text:p>
          </table:table-cell>
          <table:table-cell office:value-type="string">
            <text:p>1,923,533 </text:p>
          </table:table-cell>
          <table:table-cell office:value-type="string">
            <text:p>1,622,318 </text:p>
          </table:table-cell>
          <table:table-cell office:value-type="string">
            <text:p>1,107 </text:p>
          </table:table-cell>
          <table:table-cell office:value-type="string">
            <text:p>4.23</text:p>
          </table:table-cell>
          <table:table-cell office:value-type="string">
            <text:p>1,039 </text:p>
          </table:table-cell>
          <table:table-cell office:value-type="string">
            <text:p>183 </text:p>
          </table:table-cell>
          <table:table-cell office:value-type="string">
            <text:p>12.35 </text:p>
          </table:table-cell>
          <table:table-cell office:value-type="string">
            <text:p>10.4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2006</text:p>
          </table:table-cell>
          <table:table-cell office:value-type="string">
            <text:p>10.46 </text:p>
          </table:table-cell>
          <table:table-cell office:value-type="string">
            <text:p>10.07 </text:p>
          </table:table-cell>
          <table:table-cell office:value-type="string">
            <text:p>$17.34 </text:p>
          </table:table-cell>
          <table:table-cell office:value-type="string">
            <text:p>11.79 </text:p>
          </table:table-cell>
          <table:table-cell office:value-type="string">
            <text:p>12.24 </text:p>
          </table:table-cell>
          <table:table-cell office:value-type="string">
            <text:p>9.66 </text:p>
          </table:table-cell>
          <table:table-cell office:value-type="string">
            <text:p>9.30 </text:p>
          </table:table-cell>
          <table:table-cell office:value-type="string">
            <text:p>$11.66 </text:p>
          </table:table-cell>
          <table:table-cell office:value-type="string">
            <text:p>$11.66 </text:p>
          </table:table-cell>
          <table:table-cell office:value-type="string">
            <text:p>532,746 </text:p>
          </table:table-cell>
          <table:table-cell office:value-type="string">
            <text:p>4,001 </text:p>
          </table:table-cell>
          <table:table-cell office:value-type="string">
            <text:p>$467 </text:p>
          </table:table-cell>
          <table:table-cell office:value-type="string">
            <text:p>$1,572 </text:p>
          </table:table-cell>
          <table:table-cell office:value-type="string">
            <text:p>$1,064 </text:p>
          </table:table-cell>
          <table:table-cell office:value-type="string">
            <text:p>$0.46 </text:p>
          </table:table-cell>
          <table:table-cell office:value-type="string">
            <text:p>$0.37 </text:p>
          </table:table-cell>
          <table:table-cell office:value-type="string">
            <text:p>$17.31 </text:p>
          </table:table-cell>
          <table:table-cell office:value-type="string">
            <text:p>$13,307 </text:p>
          </table:table-cell>
          <table:table-cell office:value-type="string">
            <text:p>$9,275 </text:p>
          </table:table-cell>
          <table:table-cell office:value-type="string">
            <text:p>11.02 </text:p>
          </table:table-cell>
          <table:table-cell office:value-type="string">
            <text:p>7.68 </text:p>
          </table:table-cell>
          <table:table-cell office:value-type="string">
            <text:p>10.61 </text:p>
          </table:table-cell>
          <table:table-cell office:value-type="string">
            <text:p>7.40 </text:p>
          </table:table-cell>
          <table:table-cell office:value-type="string">
            <text:p>$5,510 </text:p>
          </table:table-cell>
          <table:table-cell office:value-type="string">
            <text:p>4.56 </text:p>
          </table:table-cell>
          <table:table-cell office:value-type="string">
            <text:p>4.39 </text:p>
          </table:table-cell>
          <table:table-cell office:value-type="string">
            <text:p>$3.77 </text:p>
          </table:table-cell>
          <table:table-cell office:value-type="string">
            <text:p>3.12 </text:p>
          </table:table-cell>
          <table:table-cell office:value-type="string">
            <text:p>3.00 </text:p>
          </table:table-cell>
          <table:table-cell office:value-type="string">
            <text:p>$2.08 </text:p>
          </table:table-cell>
          <table:table-cell office:value-type="string">
            <text:p>1,935 </text:p>
          </table:table-cell>
          <table:table-cell office:value-type="string">
            <text:p>$4,031 </text:p>
          </table:table-cell>
          <table:table-cell office:value-type="string">
            <text:p>$54.7 </text:p>
          </table:table-cell>
          <table:table-cell office:value-type="string">
            <text:p>$0.032 </text:p>
          </table:table-cell>
          <table:table-cell office:value-type="string">
            <text:p>$53,359 </text:p>
          </table:table-cell>
          <table:table-cell office:value-type="string">
            <text:p>0</text:p>
          </table:table-cell>
          <table:table-cell office:value-type="string">
            <text:p>2.75 </text:p>
          </table:table-cell>
          <table:table-cell office:value-type="float" office:value="33">
            <text:p>33</text:p>
          </table:table-cell>
          <table:table-cell office:value-type="string">
            <text:p>50.5 </text:p>
          </table:table-cell>
          <table:table-cell office:value-type="string">
            <text:p>98.2 </text:p>
          </table:table-cell>
          <table:table-cell office:value-type="string">
            <text:p>98.2 </text:p>
          </table:table-cell>
          <table:table-cell office:value-type="string">
            <text:p>0.43858884198894</text:p>
          </table:table-cell>
          <table:table-cell office:value-type="string">
            <text:p>39.8 </text:p>
          </table:table-cell>
          <table:table-cell office:value-type="string">
            <text:p>51.6 </text:p>
          </table:table-cell>
          <table:table-cell office:value-type="string">
            <text:p>39,856 </text:p>
          </table:table-cell>
          <table:table-cell office:value-type="string">
            <text:p>45,562 </text:p>
          </table:table-cell>
          <table:table-cell office:value-type="string">
            <text:p>45,562 </text:p>
          </table:table-cell>
          <table:table-cell office:value-type="string">
            <text:p>$13,886 </text:p>
          </table:table-cell>
          <table:table-cell office:value-type="string">
            <text:p>$21,602 </text:p>
          </table:table-cell>
          <table:table-cell office:value-type="string">
            <text:p>$33,063 </text:p>
          </table:table-cell>
          <table:table-cell office:value-type="string">
            <text:p>$210,746 </text:p>
          </table:table-cell>
          <table:table-cell office:value-type="string">
            <text:p>5,706 </text:p>
          </table:table-cell>
          <table:table-cell office:value-type="string">
            <text:p>$944 </text:p>
          </table:table-cell>
          <table:table-cell office:value-type="string">
            <text:p>$638 </text:p>
          </table:table-cell>
          <table:table-cell office:value-type="string">
            <text:p>$659 </text:p>
          </table:table-cell>
          <table:table-cell office:value-type="string">
            <text:p>$739 </text:p>
          </table:table-cell>
          <table:table-cell office:value-type="string">
            <text:p>$75,500 </text:p>
          </table:table-cell>
          <table:table-cell office:value-type="string">
            <text:p>$127,268 </text:p>
          </table:table-cell>
          <table:table-cell office:value-type="string">
            <text:p>9,738 </text:p>
          </table:table-cell>
          <table:table-cell office:value-type="string">
            <text:p>$47,417 </text:p>
          </table:table-cell>
          <table:table-cell office:value-type="string">
            <text:p>4,872 </text:p>
          </table:table-cell>
          <table:table-cell office:value-type="string">
            <text:p>$47,417 </text:p>
          </table:table-cell>
          <table:table-cell office:value-type="string">
            <text:p>14,792 </text:p>
          </table:table-cell>
          <table:table-cell office:value-type="string">
            <text:p>$39,090 </text:p>
          </table:table-cell>
          <table:table-cell office:value-type="string">
            <text:p>10,454 </text:p>
          </table:table-cell>
          <table:table-cell office:value-type="string">
            <text:p>$37,039 </text:p>
          </table:table-cell>
          <table:table-cell office:value-type="string">
            <text:p>371 </text:p>
          </table:table-cell>
          <table:table-cell office:value-type="string">
            <text:p>1,729,148 </text:p>
          </table:table-cell>
          <table:table-cell office:value-type="string">
            <text:p>1,466,501 </text:p>
          </table:table-cell>
          <table:table-cell office:value-type="string">
            <text:p>1,119 </text:p>
          </table:table-cell>
          <table:table-cell office:value-type="string">
            <text:p>3.48</text:p>
          </table:table-cell>
          <table:table-cell office:value-type="string">
            <text:p>1,170 </text:p>
          </table:table-cell>
          <table:table-cell office:value-type="string">
            <text:p>187 </text:p>
          </table:table-cell>
          <table:table-cell office:value-type="string">
            <text:p>12.75 </text:p>
          </table:table-cell>
          <table:table-cell office:value-type="string">
            <text:p>10.8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2007</text:p>
          </table:table-cell>
          <table:table-cell office:value-type="string">
            <text:p>11.70 </text:p>
          </table:table-cell>
          <table:table-cell office:value-type="string">
            <text:p>10.99 </text:p>
          </table:table-cell>
          <table:table-cell office:value-type="string">
            <text:p>$19.24 </text:p>
          </table:table-cell>
          <table:table-cell office:value-type="string">
            <text:p>12.34 </text:p>
          </table:table-cell>
          <table:table-cell office:value-type="string">
            <text:p>13.14 </text:p>
          </table:table-cell>
          <table:table-cell office:value-type="string">
            <text:p>10.64 </text:p>
          </table:table-cell>
          <table:table-cell office:value-type="string">
            <text:p>9.99 </text:p>
          </table:table-cell>
          <table:table-cell office:value-type="string">
            <text:p>$12.77 </text:p>
          </table:table-cell>
          <table:table-cell office:value-type="string">
            <text:p>$12.77 </text:p>
          </table:table-cell>
          <table:table-cell office:value-type="string">
            <text:p>766,467 </text:p>
          </table:table-cell>
          <table:table-cell office:value-type="string">
            <text:p>4,551 </text:p>
          </table:table-cell>
          <table:table-cell office:value-type="string">
            <text:p>$427 </text:p>
          </table:table-cell>
          <table:table-cell office:value-type="string">
            <text:p>$1,680 </text:p>
          </table:table-cell>
          <table:table-cell office:value-type="string">
            <text:p>$1,180 </text:p>
          </table:table-cell>
          <table:table-cell office:value-type="string">
            <text:p>$0.77 </text:p>
          </table:table-cell>
          <table:table-cell office:value-type="string">
            <text:p>$0.60 </text:p>
          </table:table-cell>
          <table:table-cell office:value-type="string">
            <text:p>$18.23 </text:p>
          </table:table-cell>
          <table:table-cell office:value-type="string">
            <text:p>$13,683 </text:p>
          </table:table-cell>
          <table:table-cell office:value-type="string">
            <text:p>$9,239 </text:p>
          </table:table-cell>
          <table:table-cell office:value-type="string">
            <text:p>11.40 </text:p>
          </table:table-cell>
          <table:table-cell office:value-type="string">
            <text:p>7.70 </text:p>
          </table:table-cell>
          <table:table-cell office:value-type="string">
            <text:p>10.71 </text:p>
          </table:table-cell>
          <table:table-cell office:value-type="string">
            <text:p>7.23 </text:p>
          </table:table-cell>
          <table:table-cell office:value-type="string">
            <text:p>$5,473 </text:p>
          </table:table-cell>
          <table:table-cell office:value-type="string">
            <text:p>4.56 </text:p>
          </table:table-cell>
          <table:table-cell office:value-type="string">
            <text:p>4.28 </text:p>
          </table:table-cell>
          <table:table-cell office:value-type="string">
            <text:p>$3.77 </text:p>
          </table:table-cell>
          <table:table-cell office:value-type="string">
            <text:p>3.14 </text:p>
          </table:table-cell>
          <table:table-cell office:value-type="string">
            <text:p>2.95 </text:p>
          </table:table-cell>
          <table:table-cell office:value-type="string">
            <text:p>$2.26 </text:p>
          </table:table-cell>
          <table:table-cell office:value-type="string">
            <text:p>1,966 </text:p>
          </table:table-cell>
          <table:table-cell office:value-type="string">
            <text:p>$4,444 </text:p>
          </table:table-cell>
          <table:table-cell office:value-type="string">
            <text:p>$60.8 </text:p>
          </table:table-cell>
          <table:table-cell office:value-type="string">
            <text:p>$0.035 </text:p>
          </table:table-cell>
          <table:table-cell office:value-type="string">
            <text:p>$59,729 </text:p>
          </table:table-cell>
          <table:table-cell office:value-type="string">
            <text:p>0.32480548144507</text:p>
          </table:table-cell>
          <table:table-cell office:value-type="string">
            <text:p>2.70 </text:p>
          </table:table-cell>
          <table:table-cell office:value-type="float" office:value="34">
            <text:p>34</text:p>
          </table:table-cell>
          <table:table-cell office:value-type="string">
            <text:p>49.6 </text:p>
          </table:table-cell>
          <table:table-cell office:value-type="string">
            <text:p>129.3 </text:p>
          </table:table-cell>
          <table:table-cell office:value-type="string">
            <text:p>129.3 </text:p>
          </table:table-cell>
          <table:table-cell office:value-type="string">
            <text:p>0.361666947751310</text:p>
          </table:table-cell>
          <table:table-cell office:value-type="string">
            <text:p>36.7 </text:p>
          </table:table-cell>
          <table:table-cell office:value-type="string">
            <text:p>50.1 </text:p>
          </table:table-cell>
          <table:table-cell office:value-type="string">
            <text:p>41,382 </text:p>
          </table:table-cell>
          <table:table-cell office:value-type="string">
            <text:p>47,286 </text:p>
          </table:table-cell>
          <table:table-cell office:value-type="string">
            <text:p>47,286 </text:p>
          </table:table-cell>
          <table:table-cell office:value-type="string">
            <text:p>$10,669 </text:p>
          </table:table-cell>
          <table:table-cell office:value-type="string">
            <text:p>$11,569 </text:p>
          </table:table-cell>
          <table:table-cell office:value-type="string">
            <text:p>$40,135 </text:p>
          </table:table-cell>
          <table:table-cell office:value-type="string">
            <text:p>$151,789 </text:p>
          </table:table-cell>
          <table:table-cell office:value-type="string">
            <text:p>5,904 </text:p>
          </table:table-cell>
          <table:table-cell office:value-type="string">
            <text:p>$773 </text:p>
          </table:table-cell>
          <table:table-cell office:value-type="string">
            <text:p>$460 </text:p>
          </table:table-cell>
          <table:table-cell office:value-type="string">
            <text:p>$476 </text:p>
          </table:table-cell>
          <table:table-cell office:value-type="string">
            <text:p>$562 </text:p>
          </table:table-cell>
          <table:table-cell office:value-type="string">
            <text:p>$17,872 </text:p>
          </table:table-cell>
          <table:table-cell office:value-type="string">
            <text:p>$128,756 </text:p>
          </table:table-cell>
          <table:table-cell office:value-type="string">
            <text:p>9,264 </text:p>
          </table:table-cell>
          <table:table-cell office:value-type="string">
            <text:p>$82,970 </text:p>
          </table:table-cell>
          <table:table-cell office:value-type="string">
            <text:p>5,240 </text:p>
          </table:table-cell>
          <table:table-cell office:value-type="string">
            <text:p>$82,970 </text:p>
          </table:table-cell>
          <table:table-cell office:value-type="string">
            <text:p>15,957 </text:p>
          </table:table-cell>
          <table:table-cell office:value-type="string">
            <text:p>$39,015 </text:p>
          </table:table-cell>
          <table:table-cell office:value-type="string">
            <text:p>10,921 </text:p>
          </table:table-cell>
          <table:table-cell office:value-type="string">
            <text:p>$36,931 </text:p>
          </table:table-cell>
          <table:table-cell office:value-type="string">
            <text:p>435 </text:p>
          </table:table-cell>
          <table:table-cell office:value-type="string">
            <text:p>1,758,101 </text:p>
          </table:table-cell>
          <table:table-cell office:value-type="string">
            <text:p>1,485,685 </text:p>
          </table:table-cell>
          <table:table-cell office:value-type="string">
            <text:p>1,118 </text:p>
          </table:table-cell>
          <table:table-cell office:value-type="string">
            <text:p>3.37</text:p>
          </table:table-cell>
          <table:table-cell office:value-type="string">
            <text:p>1,237 </text:p>
          </table:table-cell>
          <table:table-cell office:value-type="string">
            <text:p>187 </text:p>
          </table:table-cell>
          <table:table-cell office:value-type="string">
            <text:p>11.06 </text:p>
          </table:table-cell>
          <table:table-cell office:value-type="string">
            <text:p>9.3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2008</text:p>
          </table:table-cell>
          <table:table-cell office:value-type="string">
            <text:p>12.92 </text:p>
          </table:table-cell>
          <table:table-cell office:value-type="string">
            <text:p>12.04 </text:p>
          </table:table-cell>
          <table:table-cell office:value-type="string">
            <text:p>$20.97 </text:p>
          </table:table-cell>
          <table:table-cell office:value-type="string">
            <text:p>13.02 </text:p>
          </table:table-cell>
          <table:table-cell office:value-type="string">
            <text:p>13.97 </text:p>
          </table:table-cell>
          <table:table-cell office:value-type="string">
            <text:p>11.45 </text:p>
          </table:table-cell>
          <table:table-cell office:value-type="string">
            <text:p>10.67 </text:p>
          </table:table-cell>
          <table:table-cell office:value-type="string">
            <text:p>$13.77 </text:p>
          </table:table-cell>
          <table:table-cell office:value-type="string">
            <text:p>$13.77 </text:p>
          </table:table-cell>
          <table:table-cell office:value-type="string">
            <text:p>1,100,292 </text:p>
          </table:table-cell>
          <table:table-cell office:value-type="string">
            <text:p>5,330 </text:p>
          </table:table-cell>
          <table:table-cell office:value-type="string">
            <text:p>$326 </text:p>
          </table:table-cell>
          <table:table-cell office:value-type="string">
            <text:p>$1,721 </text:p>
          </table:table-cell>
          <table:table-cell office:value-type="string">
            <text:p>$1,051 </text:p>
          </table:table-cell>
          <table:table-cell office:value-type="string">
            <text:p>$0.54 </text:p>
          </table:table-cell>
          <table:table-cell office:value-type="string">
            <text:p>$0.42 </text:p>
          </table:table-cell>
          <table:table-cell office:value-type="string">
            <text:p>$20.92 </text:p>
          </table:table-cell>
          <table:table-cell office:value-type="string">
            <text:p>$15,587 </text:p>
          </table:table-cell>
          <table:table-cell office:value-type="string">
            <text:p>$9,261 </text:p>
          </table:table-cell>
          <table:table-cell office:value-type="string">
            <text:p>12.97 </text:p>
          </table:table-cell>
          <table:table-cell office:value-type="string">
            <text:p>7.70 </text:p>
          </table:table-cell>
          <table:table-cell office:value-type="string">
            <text:p>12.09 </text:p>
          </table:table-cell>
          <table:table-cell office:value-type="string">
            <text:p>7.18 </text:p>
          </table:table-cell>
          <table:table-cell office:value-type="string">
            <text:p>$5,510 </text:p>
          </table:table-cell>
          <table:table-cell office:value-type="string">
            <text:p>4.58 </text:p>
          </table:table-cell>
          <table:table-cell office:value-type="string">
            <text:p>4.27 </text:p>
          </table:table-cell>
          <table:table-cell office:value-type="string">
            <text:p>$3.75 </text:p>
          </table:table-cell>
          <table:table-cell office:value-type="string">
            <text:p>3.12 </text:p>
          </table:table-cell>
          <table:table-cell office:value-type="string">
            <text:p>2.91 </text:p>
          </table:table-cell>
          <table:table-cell office:value-type="string">
            <text:p>$3.22 </text:p>
          </table:table-cell>
          <table:table-cell office:value-type="string">
            <text:p>1,964 </text:p>
          </table:table-cell>
          <table:table-cell office:value-type="string">
            <text:p>$6,327 </text:p>
          </table:table-cell>
          <table:table-cell office:value-type="string">
            <text:p>$88.2 </text:p>
          </table:table-cell>
          <table:table-cell office:value-type="string">
            <text:p>$0.049 </text:p>
          </table:table-cell>
          <table:table-cell office:value-type="string">
            <text:p>$56,138 </text:p>
          </table:table-cell>
          <table:table-cell office:value-type="string">
            <text:p>0.40588478743608</text:p>
          </table:table-cell>
          <table:table-cell office:value-type="string">
            <text:p>2.72 </text:p>
          </table:table-cell>
          <table:table-cell office:value-type="float" office:value="34">
            <text:p>34</text:p>
          </table:table-cell>
          <table:table-cell office:value-type="string">
            <text:p>45.7 </text:p>
          </table:table-cell>
          <table:table-cell office:value-type="string">
            <text:p>121.0 </text:p>
          </table:table-cell>
          <table:table-cell office:value-type="string">
            <text:p>121.0 </text:p>
          </table:table-cell>
          <table:table-cell office:value-type="string">
            <text:p>0.30994207152824</text:p>
          </table:table-cell>
          <table:table-cell office:value-type="string">
            <text:p>36.2 </text:p>
          </table:table-cell>
          <table:table-cell office:value-type="string">
            <text:p>47.1 </text:p>
          </table:table-cell>
          <table:table-cell office:value-type="string">
            <text:p>41,029 </text:p>
          </table:table-cell>
          <table:table-cell office:value-type="string">
            <text:p>47,420 </text:p>
          </table:table-cell>
          <table:table-cell office:value-type="string">
            <text:p>47,420 </text:p>
          </table:table-cell>
          <table:table-cell office:value-type="string">
            <text:p>$12,603 </text:p>
          </table:table-cell>
          <table:table-cell office:value-type="string">
            <text:p>$13,338 </text:p>
          </table:table-cell>
          <table:table-cell office:value-type="string">
            <text:p>$34,716 </text:p>
          </table:table-cell>
          <table:table-cell office:value-type="string">
            <text:p>$151,805 </text:p>
          </table:table-cell>
          <table:table-cell office:value-type="string">
            <text:p>6,391 </text:p>
          </table:table-cell>
          <table:table-cell office:value-type="string">
            <text:p>$888 </text:p>
          </table:table-cell>
          <table:table-cell office:value-type="string">
            <text:p>$470 </text:p>
          </table:table-cell>
          <table:table-cell office:value-type="string">
            <text:p>$496 </text:p>
          </table:table-cell>
          <table:table-cell office:value-type="string">
            <text:p>$609 </text:p>
          </table:table-cell>
          <table:table-cell office:value-type="string">
            <text:p>$18,054 </text:p>
          </table:table-cell>
          <table:table-cell office:value-type="string">
            <text:p>$125,616 </text:p>
          </table:table-cell>
          <table:table-cell office:value-type="string">
            <text:p>8,388 </text:p>
          </table:table-cell>
          <table:table-cell office:value-type="string">
            <text:p>$64,743 </text:p>
          </table:table-cell>
          <table:table-cell office:value-type="string">
            <text:p>5,272 </text:p>
          </table:table-cell>
          <table:table-cell office:value-type="string">
            <text:p>$64,743 </text:p>
          </table:table-cell>
          <table:table-cell office:value-type="string">
            <text:p>15,627 </text:p>
          </table:table-cell>
          <table:table-cell office:value-type="string">
            <text:p>$40,752 </text:p>
          </table:table-cell>
          <table:table-cell office:value-type="string">
            <text:p>11,742 </text:p>
          </table:table-cell>
          <table:table-cell office:value-type="string">
            <text:p>$37,038 </text:p>
          </table:table-cell>
          <table:table-cell office:value-type="string">
            <text:p>431 </text:p>
          </table:table-cell>
          <table:table-cell office:value-type="string">
            <text:p>1,750,933 </text:p>
          </table:table-cell>
          <table:table-cell office:value-type="string">
            <text:p>1,483,190 </text:p>
          </table:table-cell>
          <table:table-cell office:value-type="string">
            <text:p>1,122 </text:p>
          </table:table-cell>
          <table:table-cell office:value-type="string">
            <text:p>3.17</text:p>
          </table:table-cell>
          <table:table-cell office:value-type="string">
            <text:p>1,282 </text:p>
          </table:table-cell>
          <table:table-cell office:value-type="string">
            <text:p>190 </text:p>
          </table:table-cell>
          <table:table-cell office:value-type="string">
            <text:p>11.12 </text:p>
          </table:table-cell>
          <table:table-cell office:value-type="string">
            <text:p>9.4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2009</text:p>
          </table:table-cell>
          <table:table-cell office:value-type="string">
            <text:p>11.70 </text:p>
          </table:table-cell>
          <table:table-cell office:value-type="string">
            <text:p>10.93 </text:p>
          </table:table-cell>
          <table:table-cell office:value-type="string">
            <text:p>$18.05 </text:p>
          </table:table-cell>
          <table:table-cell office:value-type="string">
            <text:p>11.12 </text:p>
          </table:table-cell>
          <table:table-cell office:value-type="string">
            <text:p>11.91 </text:p>
          </table:table-cell>
          <table:table-cell office:value-type="string">
            <text:p>9.78 </text:p>
          </table:table-cell>
          <table:table-cell office:value-type="string">
            <text:p>9.14 </text:p>
          </table:table-cell>
          <table:table-cell office:value-type="string">
            <text:p>$11.21 </text:p>
          </table:table-cell>
          <table:table-cell office:value-type="string">
            <text:p>$11.21 </text:p>
          </table:table-cell>
          <table:table-cell office:value-type="string">
            <text:p>1,647,600 </text:p>
          </table:table-cell>
          <table:table-cell office:value-type="string">
            <text:p>4,435 </text:p>
          </table:table-cell>
          <table:table-cell office:value-type="string">
            <text:p>$307 </text:p>
          </table:table-cell>
          <table:table-cell office:value-type="string">
            <text:p>$1,622 </text:p>
          </table:table-cell>
          <table:table-cell office:value-type="string">
            <text:p>$1,185 </text:p>
          </table:table-cell>
          <table:table-cell office:value-type="string">
            <text:p>$0.53 </text:p>
          </table:table-cell>
          <table:table-cell office:value-type="string">
            <text:p>$0.43 </text:p>
          </table:table-cell>
          <table:table-cell office:value-type="string">
            <text:p>$18.65 </text:p>
          </table:table-cell>
          <table:table-cell office:value-type="string">
            <text:p>$14,216 </text:p>
          </table:table-cell>
          <table:table-cell office:value-type="string">
            <text:p>$9,543 </text:p>
          </table:table-cell>
          <table:table-cell office:value-type="string">
            <text:p>12.41 </text:p>
          </table:table-cell>
          <table:table-cell office:value-type="string">
            <text:p>8.33 </text:p>
          </table:table-cell>
          <table:table-cell office:value-type="string">
            <text:p>11.59 </text:p>
          </table:table-cell>
          <table:table-cell office:value-type="string">
            <text:p>7.78 </text:p>
          </table:table-cell>
          <table:table-cell office:value-type="string">
            <text:p>$5,473 </text:p>
          </table:table-cell>
          <table:table-cell office:value-type="string">
            <text:p>4.78 </text:p>
          </table:table-cell>
          <table:table-cell office:value-type="string">
            <text:p>4.46 </text:p>
          </table:table-cell>
          <table:table-cell office:value-type="string">
            <text:p>$4.07 </text:p>
          </table:table-cell>
          <table:table-cell office:value-type="string">
            <text:p>3.55 </text:p>
          </table:table-cell>
          <table:table-cell office:value-type="string">
            <text:p>3.32 </text:p>
          </table:table-cell>
          <table:table-cell office:value-type="string">
            <text:p>$2.50 </text:p>
          </table:table-cell>
          <table:table-cell office:value-type="string">
            <text:p>1,871 </text:p>
          </table:table-cell>
          <table:table-cell office:value-type="string">
            <text:p>$4,674 </text:p>
          </table:table-cell>
          <table:table-cell office:value-type="string">
            <text:p>$68.9 </text:p>
          </table:table-cell>
          <table:table-cell office:value-type="string">
            <text:p>$0.038 </text:p>
          </table:table-cell>
          <table:table-cell office:value-type="string">
            <text:p>$59,629 </text:p>
          </table:table-cell>
          <table:table-cell office:value-type="string">
            <text:p>0.32874951376271</text:p>
          </table:table-cell>
          <table:table-cell office:value-type="string">
            <text:p>2.64 </text:p>
          </table:table-cell>
          <table:table-cell office:value-type="float" office:value="30">
            <text:p>30</text:p>
          </table:table-cell>
          <table:table-cell office:value-type="string">
            <text:p>42.5 </text:p>
          </table:table-cell>
          <table:table-cell office:value-type="string">
            <text:p>105.9 </text:p>
          </table:table-cell>
          <table:table-cell office:value-type="string">
            <text:p>105.9 </text:p>
          </table:table-cell>
          <table:table-cell office:value-type="string">
            <text:p>0</text:p>
          </table:table-cell>
          <table:table-cell office:value-type="string">
            <text:p>35.2 </text:p>
          </table:table-cell>
          <table:table-cell office:value-type="string">
            <text:p>46.7 </text:p>
          </table:table-cell>
          <table:table-cell office:value-type="string">
            <text:p>39,791 </text:p>
          </table:table-cell>
          <table:table-cell office:value-type="string">
            <text:p>46,372 </text:p>
          </table:table-cell>
          <table:table-cell office:value-type="string">
            <text:p>46,372 </text:p>
          </table:table-cell>
          <table:table-cell office:value-type="string">
            <text:p>$17,453 </text:p>
          </table:table-cell>
          <table:table-cell office:value-type="string">
            <text:p>$17,964 </text:p>
          </table:table-cell>
          <table:table-cell office:value-type="string">
            <text:p>$36,416 </text:p>
          </table:table-cell>
          <table:table-cell office:value-type="string">
            <text:p>$162,196 </text:p>
          </table:table-cell>
          <table:table-cell office:value-type="string">
            <text:p>6,581 </text:p>
          </table:table-cell>
          <table:table-cell office:value-type="string">
            <text:p>$1,157 </text:p>
          </table:table-cell>
          <table:table-cell office:value-type="string">
            <text:p>$513 </text:p>
          </table:table-cell>
          <table:table-cell office:value-type="string">
            <text:p>$503 </text:p>
          </table:table-cell>
          <table:table-cell office:value-type="string">
            <text:p>$691 </text:p>
          </table:table-cell>
          <table:table-cell office:value-type="string">
            <text:p>$21,055 </text:p>
          </table:table-cell>
          <table:table-cell office:value-type="string">
            <text:p>$132,374 </text:p>
          </table:table-cell>
          <table:table-cell office:value-type="string">
            <text:p>7,870 </text:p>
          </table:table-cell>
          <table:table-cell office:value-type="string">
            <text:p>$67,107 </text:p>
          </table:table-cell>
          <table:table-cell office:value-type="string">
            <text:p>5,313 </text:p>
          </table:table-cell>
          <table:table-cell office:value-type="string">
            <text:p>$67,107 </text:p>
          </table:table-cell>
          <table:table-cell office:value-type="string">
            <text:p>15,369 </text:p>
          </table:table-cell>
          <table:table-cell office:value-type="string">
            <text:p>$41,779 </text:p>
          </table:table-cell>
          <table:table-cell office:value-type="string">
            <text:p>11,237 </text:p>
          </table:table-cell>
          <table:table-cell office:value-type="string">
            <text:p>$39,593 </text:p>
          </table:table-cell>
          <table:table-cell office:value-type="string">
            <text:p>437 </text:p>
          </table:table-cell>
          <table:table-cell office:value-type="string">
            <text:p>1,677,329 </text:p>
          </table:table-cell>
          <table:table-cell office:value-type="string">
            <text:p>1,416,108 </text:p>
          </table:table-cell>
          <table:table-cell office:value-type="string">
            <text:p>1,116 </text:p>
          </table:table-cell>
          <table:table-cell office:value-type="string">
            <text:p>3.22</text:p>
          </table:table-cell>
          <table:table-cell office:value-type="string">
            <text:p>1,290 </text:p>
          </table:table-cell>
          <table:table-cell office:value-type="string">
            <text:p>188 </text:p>
          </table:table-cell>
          <table:table-cell office:value-type="string">
            <text:p>10.51 </text:p>
          </table:table-cell>
          <table:table-cell office:value-type="string">
            <text:p>8.8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2010</text:p>
          </table:table-cell>
          <table:table-cell office:value-type="string">
            <text:p>12.85 </text:p>
          </table:table-cell>
          <table:table-cell office:value-type="string">
            <text:p>12.39 </text:p>
          </table:table-cell>
          <table:table-cell office:value-type="string">
            <text:p>$31.89 </text:p>
          </table:table-cell>
          <table:table-cell office:value-type="string">
            <text:p>12.62 </text:p>
          </table:table-cell>
          <table:table-cell office:value-type="string">
            <text:p>13.09 </text:p>
          </table:table-cell>
          <table:table-cell office:value-type="string">
            <text:p>10.96 </text:p>
          </table:table-cell>
          <table:table-cell office:value-type="string">
            <text:p>10.57 </text:p>
          </table:table-cell>
          <table:table-cell office:value-type="string">
            <text:p>$21.21 </text:p>
          </table:table-cell>
          <table:table-cell office:value-type="string">
            <text:p>$21.21 </text:p>
          </table:table-cell>
          <table:table-cell office:value-type="string">
            <text:p>2,594,467 </text:p>
          </table:table-cell>
          <table:table-cell office:value-type="string">
            <text:p>5,503 </text:p>
          </table:table-cell>
          <table:table-cell office:value-type="string">
            <text:p>$810 </text:p>
          </table:table-cell>
          <table:table-cell office:value-type="string">
            <text:p>$2,457 </text:p>
          </table:table-cell>
          <table:table-cell office:value-type="string">
            <text:p>$2,063 </text:p>
          </table:table-cell>
          <table:table-cell office:value-type="string">
            <text:p>$0.99 </text:p>
          </table:table-cell>
          <table:table-cell office:value-type="string">
            <text:p>$0.49 </text:p>
          </table:table-cell>
          <table:table-cell office:value-type="string">
            <text:p>$29.28 </text:p>
          </table:table-cell>
          <table:table-cell office:value-type="string">
            <text:p>$23,775 </text:p>
          </table:table-cell>
          <table:table-cell office:value-type="string">
            <text:p>$16,193 </text:p>
          </table:table-cell>
          <table:table-cell office:value-type="string">
            <text:p>12.28 </text:p>
          </table:table-cell>
          <table:table-cell office:value-type="string">
            <text:p>8.36 </text:p>
          </table:table-cell>
          <table:table-cell office:value-type="string">
            <text:p>11.84 </text:p>
          </table:table-cell>
          <table:table-cell office:value-type="string">
            <text:p>8.06 </text:p>
          </table:table-cell>
          <table:table-cell office:value-type="string">
            <text:p>$9,211 </text:p>
          </table:table-cell>
          <table:table-cell office:value-type="string">
            <text:p>4.76 </text:p>
          </table:table-cell>
          <table:table-cell office:value-type="string">
            <text:p>4.59 </text:p>
          </table:table-cell>
          <table:table-cell office:value-type="string">
            <text:p>$6.98 </text:p>
          </table:table-cell>
          <table:table-cell office:value-type="string">
            <text:p>3.61 </text:p>
          </table:table-cell>
          <table:table-cell office:value-type="string">
            <text:p>3.48 </text:p>
          </table:table-cell>
          <table:table-cell office:value-type="string">
            <text:p>$2.45 </text:p>
          </table:table-cell>
          <table:table-cell office:value-type="string">
            <text:p>3,094 </text:p>
          </table:table-cell>
          <table:table-cell office:value-type="string">
            <text:p>$7,583 </text:p>
          </table:table-cell>
          <table:table-cell office:value-type="string">
            <text:p>$68.2 </text:p>
          </table:table-cell>
          <table:table-cell office:value-type="string">
            <text:p>$0.038 </text:p>
          </table:table-cell>
          <table:table-cell office:value-type="string">
            <text:p>$61,814 </text:p>
          </table:table-cell>
          <table:table-cell office:value-type="string">
            <text:p>0.31892869564281</text:p>
          </table:table-cell>
          <table:table-cell office:value-type="string">
            <text:p>2.62 </text:p>
          </table:table-cell>
          <table:table-cell office:value-type="float" office:value="29">
            <text:p>29</text:p>
          </table:table-cell>
          <table:table-cell office:value-type="string">
            <text:p>42.0 </text:p>
          </table:table-cell>
          <table:table-cell office:value-type="string">
            <text:p>93.2 </text:p>
          </table:table-cell>
          <table:table-cell office:value-type="string">
            <text:p>93.2 </text:p>
          </table:table-cell>
          <table:table-cell office:value-type="string">
            <text:p>0.39264760058168</text:p>
          </table:table-cell>
          <table:table-cell office:value-type="string">
            <text:p>34.6 </text:p>
          </table:table-cell>
          <table:table-cell office:value-type="string">
            <text:p>47.0 </text:p>
          </table:table-cell>
          <table:table-cell office:value-type="string">
            <text:p>66,041 </text:p>
          </table:table-cell>
          <table:table-cell office:value-type="string">
            <text:p>76,742 </text:p>
          </table:table-cell>
          <table:table-cell office:value-type="string">
            <text:p>76,742 </text:p>
          </table:table-cell>
          <table:table-cell office:value-type="string">
            <text:p>$16,425 </text:p>
          </table:table-cell>
          <table:table-cell office:value-type="string">
            <text:p>$18,943 </text:p>
          </table:table-cell>
          <table:table-cell office:value-type="string">
            <text:p>$37,720 </text:p>
          </table:table-cell>
          <table:table-cell office:value-type="string">
            <text:p>$186,099 </text:p>
          </table:table-cell>
          <table:table-cell office:value-type="string">
            <text:p>10,701 </text:p>
          </table:table-cell>
          <table:table-cell office:value-type="string">
            <text:p>$1,259 </text:p>
          </table:table-cell>
          <table:table-cell office:value-type="string">
            <text:p>$565 </text:p>
          </table:table-cell>
          <table:table-cell office:value-type="string">
            <text:p>$717 </text:p>
          </table:table-cell>
          <table:table-cell office:value-type="string">
            <text:p>$799 </text:p>
          </table:table-cell>
          <table:table-cell office:value-type="string">
            <text:p>$34,487 </text:p>
          </table:table-cell>
          <table:table-cell office:value-type="string">
            <text:p>$142,801 </text:p>
          </table:table-cell>
          <table:table-cell office:value-type="string">
            <text:p>15,455 </text:p>
          </table:table-cell>
          <table:table-cell office:value-type="string">
            <text:p>$64,065 </text:p>
          </table:table-cell>
          <table:table-cell office:value-type="string">
            <text:p>7,315 </text:p>
          </table:table-cell>
          <table:table-cell office:value-type="string">
            <text:p>$64,065 </text:p>
          </table:table-cell>
          <table:table-cell office:value-type="string">
            <text:p>24,992 </text:p>
          </table:table-cell>
          <table:table-cell office:value-type="string">
            <text:p>$44,681 </text:p>
          </table:table-cell>
          <table:table-cell office:value-type="string">
            <text:p>18,279 </text:p>
          </table:table-cell>
          <table:table-cell office:value-type="string">
            <text:p>$39,638 </text:p>
          </table:table-cell>
          <table:table-cell office:value-type="string">
            <text:p>722 </text:p>
          </table:table-cell>
          <table:table-cell office:value-type="string">
            <text:p>2,698,672 </text:p>
          </table:table-cell>
          <table:table-cell office:value-type="string">
            <text:p>2,271,760 </text:p>
          </table:table-cell>
          <table:table-cell office:value-type="string">
            <text:p>1,146 </text:p>
          </table:table-cell>
          <table:table-cell office:value-type="string">
            <text:p>3.30</text:p>
          </table:table-cell>
          <table:table-cell office:value-type="string">
            <text:p>1,240 </text:p>
          </table:table-cell>
          <table:table-cell office:value-type="string">
            <text:p>191 </text:p>
          </table:table-cell>
          <table:table-cell office:value-type="string">
            <text:p>10.24 </text:p>
          </table:table-cell>
          <table:table-cell office:value-type="string">
            <text:p>8.6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2011</text:p>
          </table:table-cell>
          <table:table-cell office:value-type="string">
            <text:p>13.98 </text:p>
          </table:table-cell>
          <table:table-cell office:value-type="string">
            <text:p>13.57 </text:p>
          </table:table-cell>
          <table:table-cell office:value-type="string">
            <text:p>$35.32 </text:p>
          </table:table-cell>
          <table:table-cell office:value-type="string">
            <text:p>13.90 </text:p>
          </table:table-cell>
          <table:table-cell office:value-type="string">
            <text:p>14.32 </text:p>
          </table:table-cell>
          <table:table-cell office:value-type="string">
            <text:p>11.85 </text:p>
          </table:table-cell>
          <table:table-cell office:value-type="string">
            <text:p>11.50 </text:p>
          </table:table-cell>
          <table:table-cell office:value-type="string">
            <text:p>$23.40 </text:p>
          </table:table-cell>
          <table:table-cell office:value-type="string">
            <text:p>$23.40 </text:p>
          </table:table-cell>
          <table:table-cell office:value-type="string">
            <text:p>2,915,393 </text:p>
          </table:table-cell>
          <table:table-cell office:value-type="string">
            <text:p>6,464 </text:p>
          </table:table-cell>
          <table:table-cell office:value-type="string">
            <text:p>$827 </text:p>
          </table:table-cell>
          <table:table-cell office:value-type="string">
            <text:p>$2,617 </text:p>
          </table:table-cell>
          <table:table-cell office:value-type="string">
            <text:p>$2,161 </text:p>
          </table:table-cell>
          <table:table-cell office:value-type="string">
            <text:p>$0.90 </text:p>
          </table:table-cell>
          <table:table-cell office:value-type="string">
            <text:p>$0.44 </text:p>
          </table:table-cell>
          <table:table-cell office:value-type="string">
            <text:p>$33.07 </text:p>
          </table:table-cell>
          <table:table-cell office:value-type="string">
            <text:p>$26,607 </text:p>
          </table:table-cell>
          <table:table-cell office:value-type="string">
            <text:p>$16,897 </text:p>
          </table:table-cell>
          <table:table-cell office:value-type="string">
            <text:p>13.47 </text:p>
          </table:table-cell>
          <table:table-cell office:value-type="string">
            <text:p>8.56 </text:p>
          </table:table-cell>
          <table:table-cell office:value-type="string">
            <text:p>13.08 </text:p>
          </table:table-cell>
          <table:table-cell office:value-type="string">
            <text:p>8.31 </text:p>
          </table:table-cell>
          <table:table-cell office:value-type="string">
            <text:p>$9,708 </text:p>
          </table:table-cell>
          <table:table-cell office:value-type="string">
            <text:p>4.92 </text:p>
          </table:table-cell>
          <table:table-cell office:value-type="string">
            <text:p>4.77 </text:p>
          </table:table-cell>
          <table:table-cell office:value-type="string">
            <text:p>$7.19 </text:p>
          </table:table-cell>
          <table:table-cell office:value-type="string">
            <text:p>3.64 </text:p>
          </table:table-cell>
          <table:table-cell office:value-type="string">
            <text:p>3.53 </text:p>
          </table:table-cell>
          <table:table-cell office:value-type="string">
            <text:p>$3.10 </text:p>
          </table:table-cell>
          <table:table-cell office:value-type="string">
            <text:p>3,133 </text:p>
          </table:table-cell>
          <table:table-cell office:value-type="string">
            <text:p>$9,710 </text:p>
          </table:table-cell>
          <table:table-cell office:value-type="string">
            <text:p>$85.3 </text:p>
          </table:table-cell>
          <table:table-cell office:value-type="string">
            <text:p>$0.048 </text:p>
          </table:table-cell>
          <table:table-cell office:value-type="string">
            <text:p>$61,021 </text:p>
          </table:table-cell>
          <table:table-cell office:value-type="string">
            <text:p>0.36494552797431</text:p>
          </table:table-cell>
          <table:table-cell office:value-type="string">
            <text:p>2.54 </text:p>
          </table:table-cell>
          <table:table-cell office:value-type="float" office:value="28">
            <text:p>28</text:p>
          </table:table-cell>
          <table:table-cell office:value-type="string">
            <text:p>41.9 </text:p>
          </table:table-cell>
          <table:table-cell office:value-type="string">
            <text:p>90.3 </text:p>
          </table:table-cell>
          <table:table-cell office:value-type="string">
            <text:p>90.3 </text:p>
          </table:table-cell>
          <table:table-cell office:value-type="string">
            <text:p>0.382845469078170</text:p>
          </table:table-cell>
          <table:table-cell office:value-type="string">
            <text:p>36.8 </text:p>
          </table:table-cell>
          <table:table-cell office:value-type="string">
            <text:p>45.1 </text:p>
          </table:table-cell>
          <table:table-cell office:value-type="string">
            <text:p>69,450 </text:p>
          </table:table-cell>
          <table:table-cell office:value-type="string">
            <text:p>80,158 </text:p>
          </table:table-cell>
          <table:table-cell office:value-type="string">
            <text:p>80,158 </text:p>
          </table:table-cell>
          <table:table-cell office:value-type="string">
            <text:p>$15,567 </text:p>
          </table:table-cell>
          <table:table-cell office:value-type="string">
            <text:p>$18,279 </text:p>
          </table:table-cell>
          <table:table-cell office:value-type="string">
            <text:p>$36,164 </text:p>
          </table:table-cell>
          <table:table-cell office:value-type="string">
            <text:p>$194,370 </text:p>
          </table:table-cell>
          <table:table-cell office:value-type="string">
            <text:p>10,708 </text:p>
          </table:table-cell>
          <table:table-cell office:value-type="string">
            <text:p>$1,128 </text:p>
          </table:table-cell>
          <table:table-cell office:value-type="string">
            <text:p>$709 </text:p>
          </table:table-cell>
          <table:table-cell office:value-type="string">
            <text:p>$751 </text:p>
          </table:table-cell>
          <table:table-cell office:value-type="string">
            <text:p>$837 </text:p>
          </table:table-cell>
          <table:table-cell office:value-type="string">
            <text:p>$35,864 </text:p>
          </table:table-cell>
          <table:table-cell office:value-type="string">
            <text:p>$149,925 </text:p>
          </table:table-cell>
          <table:table-cell office:value-type="string">
            <text:p>15,826 </text:p>
          </table:table-cell>
          <table:table-cell office:value-type="string">
            <text:p>$56,885 </text:p>
          </table:table-cell>
          <table:table-cell office:value-type="string">
            <text:p>8,345 </text:p>
          </table:table-cell>
          <table:table-cell office:value-type="string">
            <text:p>$56,885 </text:p>
          </table:table-cell>
          <table:table-cell office:value-type="string">
            <text:p>26,147 </text:p>
          </table:table-cell>
          <table:table-cell office:value-type="string">
            <text:p>$45,654 </text:p>
          </table:table-cell>
          <table:table-cell office:value-type="string">
            <text:p>19,132 </text:p>
          </table:table-cell>
          <table:table-cell office:value-type="string">
            <text:p>$40,475 </text:p>
          </table:table-cell>
          <table:table-cell office:value-type="string">
            <text:p>710 </text:p>
          </table:table-cell>
          <table:table-cell office:value-type="string">
            <text:p>2,691,641 </text:p>
          </table:table-cell>
          <table:table-cell office:value-type="string">
            <text:p>2,279,168 </text:p>
          </table:table-cell>
          <table:table-cell office:value-type="string">
            <text:p>1,164 </text:p>
          </table:table-cell>
          <table:table-cell office:value-type="string">
            <text:p>3.30</text:p>
          </table:table-cell>
          <table:table-cell office:value-type="string">
            <text:p>1,239 </text:p>
          </table:table-cell>
          <table:table-cell office:value-type="string">
            <text:p>192 </text:p>
          </table:table-cell>
          <table:table-cell office:value-type="string">
            <text:p>10.39 </text:p>
          </table:table-cell>
          <table:table-cell office:value-type="string">
            <text:p>8.8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2012</text:p>
          </table:table-cell>
          <table:table-cell office:value-type="string">
            <text:p>14.70 </text:p>
          </table:table-cell>
          <table:table-cell office:value-type="string">
            <text:p>14.48 </text:p>
          </table:table-cell>
          <table:table-cell office:value-type="string">
            <text:p>$36.92 </text:p>
          </table:table-cell>
          <table:table-cell office:value-type="string">
            <text:p>14.40 </text:p>
          </table:table-cell>
          <table:table-cell office:value-type="string">
            <text:p>14.63 </text:p>
          </table:table-cell>
          <table:table-cell office:value-type="string">
            <text:p>12.35 </text:p>
          </table:table-cell>
          <table:table-cell office:value-type="string">
            <text:p>12.16 </text:p>
          </table:table-cell>
          <table:table-cell office:value-type="string">
            <text:p>$24.43 </text:p>
          </table:table-cell>
          <table:table-cell office:value-type="string">
            <text:p>$24.43 </text:p>
          </table:table-cell>
          <table:table-cell office:value-type="string">
            <text:p>3,346,829 </text:p>
          </table:table-cell>
          <table:table-cell office:value-type="string">
            <text:p>6,410 </text:p>
          </table:table-cell>
          <table:table-cell office:value-type="string">
            <text:p>$1,006 </text:p>
          </table:table-cell>
          <table:table-cell office:value-type="string">
            <text:p>$2,518 </text:p>
          </table:table-cell>
          <table:table-cell office:value-type="string">
            <text:p>$2,421 </text:p>
          </table:table-cell>
          <table:table-cell office:value-type="string">
            <text:p>$1.07 </text:p>
          </table:table-cell>
          <table:table-cell office:value-type="string">
            <text:p>$0.53 </text:p>
          </table:table-cell>
          <table:table-cell office:value-type="string">
            <text:p>$34.27 </text:p>
          </table:table-cell>
          <table:table-cell office:value-type="string">
            <text:p>$27,858 </text:p>
          </table:table-cell>
          <table:table-cell office:value-type="string">
            <text:p>$17,733 </text:p>
          </table:table-cell>
          <table:table-cell office:value-type="string">
            <text:p>14.08 </text:p>
          </table:table-cell>
          <table:table-cell office:value-type="string">
            <text:p>8.96 </text:p>
          </table:table-cell>
          <table:table-cell office:value-type="string">
            <text:p>13.87 </text:p>
          </table:table-cell>
          <table:table-cell office:value-type="string">
            <text:p>8.83 </text:p>
          </table:table-cell>
          <table:table-cell office:value-type="string">
            <text:p>$9,983 </text:p>
          </table:table-cell>
          <table:table-cell office:value-type="string">
            <text:p>5.05 </text:p>
          </table:table-cell>
          <table:table-cell office:value-type="string">
            <text:p>4.97 </text:p>
          </table:table-cell>
          <table:table-cell office:value-type="string">
            <text:p>$7.75 </text:p>
          </table:table-cell>
          <table:table-cell office:value-type="string">
            <text:p>3.92 </text:p>
          </table:table-cell>
          <table:table-cell office:value-type="string">
            <text:p>3.86 </text:p>
          </table:table-cell>
          <table:table-cell office:value-type="string">
            <text:p>$3.29 </text:p>
          </table:table-cell>
          <table:table-cell office:value-type="string">
            <text:p>3,082 </text:p>
          </table:table-cell>
          <table:table-cell office:value-type="string">
            <text:p>$10,125 </text:p>
          </table:table-cell>
          <table:table-cell office:value-type="string">
            <text:p>$86.6 </text:p>
          </table:table-cell>
          <table:table-cell office:value-type="string">
            <text:p>$0.050 </text:p>
          </table:table-cell>
          <table:table-cell office:value-type="string">
            <text:p>$67,021 </text:p>
          </table:table-cell>
          <table:table-cell office:value-type="string">
            <text:p>0.36345777533558</text:p>
          </table:table-cell>
          <table:table-cell office:value-type="string">
            <text:p>2.56 </text:p>
          </table:table-cell>
          <table:table-cell office:value-type="float" office:value="26">
            <text:p>26</text:p>
          </table:table-cell>
          <table:table-cell office:value-type="string">
            <text:p>41.5 </text:p>
          </table:table-cell>
          <table:table-cell office:value-type="string">
            <text:p>84.5 </text:p>
          </table:table-cell>
          <table:table-cell office:value-type="string">
            <text:p>84.5 </text:p>
          </table:table-cell>
          <table:table-cell office:value-type="string">
            <text:p>0</text:p>
          </table:table-cell>
          <table:table-cell office:value-type="string">
            <text:p>37.5 </text:p>
          </table:table-cell>
          <table:table-cell office:value-type="string">
            <text:p>45.9 </text:p>
          </table:table-cell>
          <table:table-cell office:value-type="string">
            <text:p>67,892 </text:p>
          </table:table-cell>
          <table:table-cell office:value-type="string">
            <text:p>78,498 </text:p>
          </table:table-cell>
          <table:table-cell office:value-type="string">
            <text:p>78,498 </text:p>
          </table:table-cell>
          <table:table-cell office:value-type="string">
            <text:p>$18,004 </text:p>
          </table:table-cell>
          <table:table-cell office:value-type="string">
            <text:p>$21,098 </text:p>
          </table:table-cell>
          <table:table-cell office:value-type="string">
            <text:p>$40,752 </text:p>
          </table:table-cell>
          <table:table-cell office:value-type="string">
            <text:p>$208,360 </text:p>
          </table:table-cell>
          <table:table-cell office:value-type="string">
            <text:p>10,606 </text:p>
          </table:table-cell>
          <table:table-cell office:value-type="string">
            <text:p>$956 </text:p>
          </table:table-cell>
          <table:table-cell office:value-type="string">
            <text:p>$881 </text:p>
          </table:table-cell>
          <table:table-cell office:value-type="string">
            <text:p>$874 </text:p>
          </table:table-cell>
          <table:table-cell office:value-type="string">
            <text:p>$899 </text:p>
          </table:table-cell>
          <table:table-cell office:value-type="string">
            <text:p>$40,905 </text:p>
          </table:table-cell>
          <table:table-cell office:value-type="string">
            <text:p>$158,227 </text:p>
          </table:table-cell>
          <table:table-cell office:value-type="string">
            <text:p>14,550 </text:p>
          </table:table-cell>
          <table:table-cell office:value-type="string">
            <text:p>$73,525 </text:p>
          </table:table-cell>
          <table:table-cell office:value-type="string">
            <text:p>8,366 </text:p>
          </table:table-cell>
          <table:table-cell office:value-type="string">
            <text:p>$73,525 </text:p>
          </table:table-cell>
          <table:table-cell office:value-type="string">
            <text:p>26,493 </text:p>
          </table:table-cell>
          <table:table-cell office:value-type="string">
            <text:p>$47,006 </text:p>
          </table:table-cell>
          <table:table-cell office:value-type="string">
            <text:p>18,483 </text:p>
          </table:table-cell>
          <table:table-cell office:value-type="string">
            <text:p>$44,156 </text:p>
          </table:table-cell>
          <table:table-cell office:value-type="string">
            <text:p>707 </text:p>
          </table:table-cell>
          <table:table-cell office:value-type="string">
            <text:p>2,642,225 </text:p>
          </table:table-cell>
          <table:table-cell office:value-type="string">
            <text:p>2,245,877 </text:p>
          </table:table-cell>
          <table:table-cell office:value-type="string">
            <text:p>1,166 </text:p>
          </table:table-cell>
          <table:table-cell office:value-type="string">
            <text:p>3.40</text:p>
          </table:table-cell>
          <table:table-cell office:value-type="string">
            <text:p>1,221 </text:p>
          </table:table-cell>
          <table:table-cell office:value-type="string">
            <text:p>193 </text:p>
          </table:table-cell>
          <table:table-cell office:value-type="string">
            <text:p>10.21 </text:p>
          </table:table-cell>
          <table:table-cell office:value-type="string">
            <text:p>8.6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2013</text:p>
          </table:table-cell>
          <table:table-cell office:value-type="string">
            <text:p>14.91 </text:p>
          </table:table-cell>
          <table:table-cell office:value-type="string">
            <text:p>14.90 </text:p>
          </table:table-cell>
          <table:table-cell office:value-type="string">
            <text:p>$37.82 </text:p>
          </table:table-cell>
          <table:table-cell office:value-type="string">
            <text:p>14.92 </text:p>
          </table:table-cell>
          <table:table-cell office:value-type="string">
            <text:p>14.93 </text:p>
          </table:table-cell>
          <table:table-cell office:value-type="string">
            <text:p>12.64 </text:p>
          </table:table-cell>
          <table:table-cell office:value-type="string">
            <text:p>12.63 </text:p>
          </table:table-cell>
          <table:table-cell office:value-type="string">
            <text:p>$25.80 </text:p>
          </table:table-cell>
          <table:table-cell office:value-type="string">
            <text:p>$25.80 </text:p>
          </table:table-cell>
          <table:table-cell office:value-type="string">
            <text:p>3,457,087 </text:p>
          </table:table-cell>
          <table:table-cell office:value-type="string">
            <text:p>6,077 </text:p>
          </table:table-cell>
          <table:table-cell office:value-type="string">
            <text:p>$1,067 </text:p>
          </table:table-cell>
          <table:table-cell office:value-type="string">
            <text:p>$2,753 </text:p>
          </table:table-cell>
          <table:table-cell office:value-type="string">
            <text:p>$2,552 </text:p>
          </table:table-cell>
          <table:table-cell office:value-type="string">
            <text:p>$1.21 </text:p>
          </table:table-cell>
          <table:table-cell office:value-type="string">
            <text:p>$0.59 </text:p>
          </table:table-cell>
          <table:table-cell office:value-type="string">
            <text:p>$33.98 </text:p>
          </table:table-cell>
          <table:table-cell office:value-type="string">
            <text:p>$27,903 </text:p>
          </table:table-cell>
          <table:table-cell office:value-type="string">
            <text:p>$18,524 </text:p>
          </table:table-cell>
          <table:table-cell office:value-type="string">
            <text:p>13.67 </text:p>
          </table:table-cell>
          <table:table-cell office:value-type="string">
            <text:p>9.08 </text:p>
          </table:table-cell>
          <table:table-cell office:value-type="string">
            <text:p>13.66 </text:p>
          </table:table-cell>
          <table:table-cell office:value-type="string">
            <text:p>9.07 </text:p>
          </table:table-cell>
          <table:table-cell office:value-type="string">
            <text:p>$10,187 </text:p>
          </table:table-cell>
          <table:table-cell office:value-type="string">
            <text:p>4.99 </text:p>
          </table:table-cell>
          <table:table-cell office:value-type="string">
            <text:p>4.99 </text:p>
          </table:table-cell>
          <table:table-cell office:value-type="string">
            <text:p>$8.34 </text:p>
          </table:table-cell>
          <table:table-cell office:value-type="string">
            <text:p>4.09 </text:p>
          </table:table-cell>
          <table:table-cell office:value-type="string">
            <text:p>4.08 </text:p>
          </table:table-cell>
          <table:table-cell office:value-type="string">
            <text:p>$2.97 </text:p>
          </table:table-cell>
          <table:table-cell office:value-type="string">
            <text:p>3,160 </text:p>
          </table:table-cell>
          <table:table-cell office:value-type="string">
            <text:p>$9,379 </text:p>
          </table:table-cell>
          <table:table-cell office:value-type="string">
            <text:p>$77.7 </text:p>
          </table:table-cell>
          <table:table-cell office:value-type="string">
            <text:p>$0.046 </text:p>
          </table:table-cell>
          <table:table-cell office:value-type="string">
            <text:p>$76,485 </text:p>
          </table:table-cell>
          <table:table-cell office:value-type="string">
            <text:p>0.33611882672468</text:p>
          </table:table-cell>
          <table:table-cell office:value-type="string">
            <text:p>2.69 </text:p>
          </table:table-cell>
          <table:table-cell office:value-type="float" office:value="24">
            <text:p>24</text:p>
          </table:table-cell>
          <table:table-cell office:value-type="string">
            <text:p>42.3 </text:p>
          </table:table-cell>
          <table:table-cell office:value-type="string">
            <text:p>73.5 </text:p>
          </table:table-cell>
          <table:table-cell office:value-type="string">
            <text:p>73.5 </text:p>
          </table:table-cell>
          <table:table-cell office:value-type="string">
            <text:p>0.41809886455983</text:p>
          </table:table-cell>
          <table:table-cell office:value-type="string">
            <text:p>37.1 </text:p>
          </table:table-cell>
          <table:table-cell office:value-type="string">
            <text:p>47.8 </text:p>
          </table:table-cell>
          <table:table-cell office:value-type="string">
            <text:p>65,371 </text:p>
          </table:table-cell>
          <table:table-cell office:value-type="string">
            <text:p>75,918 </text:p>
          </table:table-cell>
          <table:table-cell office:value-type="string">
            <text:p>75,918 </text:p>
          </table:table-cell>
          <table:table-cell office:value-type="string">
            <text:p>$16,374 </text:p>
          </table:table-cell>
          <table:table-cell office:value-type="string">
            <text:p>$21,838 </text:p>
          </table:table-cell>
          <table:table-cell office:value-type="string">
            <text:p>$46,347 </text:p>
          </table:table-cell>
          <table:table-cell office:value-type="string">
            <text:p>$247,175 </text:p>
          </table:table-cell>
          <table:table-cell office:value-type="string">
            <text:p>10,547 </text:p>
          </table:table-cell>
          <table:table-cell office:value-type="string">
            <text:p>$1,219 </text:p>
          </table:table-cell>
          <table:table-cell office:value-type="string">
            <text:p>$971 </text:p>
          </table:table-cell>
          <table:table-cell office:value-type="string">
            <text:p>$972 </text:p>
          </table:table-cell>
          <table:table-cell office:value-type="string">
            <text:p>$1,039 </text:p>
          </table:table-cell>
          <table:table-cell office:value-type="string">
            <text:p>$55,704 </text:p>
          </table:table-cell>
          <table:table-cell office:value-type="string">
            <text:p>$181,804 </text:p>
          </table:table-cell>
          <table:table-cell office:value-type="string">
            <text:p>12,916 </text:p>
          </table:table-cell>
          <table:table-cell office:value-type="string">
            <text:p>$93,590 </text:p>
          </table:table-cell>
          <table:table-cell office:value-type="string">
            <text:p>8,043 </text:p>
          </table:table-cell>
          <table:table-cell office:value-type="string">
            <text:p>$93,590 </text:p>
          </table:table-cell>
          <table:table-cell office:value-type="string">
            <text:p>26,446 </text:p>
          </table:table-cell>
          <table:table-cell office:value-type="string">
            <text:p>$50,057 </text:p>
          </table:table-cell>
          <table:table-cell office:value-type="string">
            <text:p>17,966 </text:p>
          </table:table-cell>
          <table:table-cell office:value-type="string">
            <text:p>$47,832 </text:p>
          </table:table-cell>
          <table:table-cell office:value-type="string">
            <text:p>713 </text:p>
          </table:table-cell>
          <table:table-cell office:value-type="string">
            <text:p>2,675,650 </text:p>
          </table:table-cell>
          <table:table-cell office:value-type="string">
            <text:p>2,283,451 </text:p>
          </table:table-cell>
          <table:table-cell office:value-type="string">
            <text:p>1,181 </text:p>
          </table:table-cell>
          <table:table-cell office:value-type="string">
            <text:p>3.43</text:p>
          </table:table-cell>
          <table:table-cell office:value-type="string">
            <text:p>1,196 </text:p>
          </table:table-cell>
          <table:table-cell office:value-type="string">
            <text:p>193 </text:p>
          </table:table-cell>
          <table:table-cell office:value-type="string">
            <text:p>10.28 </text:p>
          </table:table-cell>
          <table:table-cell office:value-type="string">
            <text:p>8.7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2014</text:p>
          </table:table-cell>
          <table:table-cell office:value-type="string">
            <text:p>15.36 </text:p>
          </table:table-cell>
          <table:table-cell office:value-type="string">
            <text:p>15.45 </text:p>
          </table:table-cell>
          <table:table-cell office:value-type="string">
            <text:p>$40.43 </text:p>
          </table:table-cell>
          <table:table-cell office:value-type="string">
            <text:p>15.43 </text:p>
          </table:table-cell>
          <table:table-cell office:value-type="string">
            <text:p>15.33 </text:p>
          </table:table-cell>
          <table:table-cell office:value-type="string">
            <text:p>13.09 </text:p>
          </table:table-cell>
          <table:table-cell office:value-type="string">
            <text:p>13.17 </text:p>
          </table:table-cell>
          <table:table-cell office:value-type="string">
            <text:p>$27.95 </text:p>
          </table:table-cell>
          <table:table-cell office:value-type="string">
            <text:p>$27.95 </text:p>
          </table:table-cell>
          <table:table-cell office:value-type="string">
            <text:p>3,678,508 </text:p>
          </table:table-cell>
          <table:table-cell office:value-type="string">
            <text:p>5,705 </text:p>
          </table:table-cell>
          <table:table-cell office:value-type="string">
            <text:p>$942 </text:p>
          </table:table-cell>
          <table:table-cell office:value-type="string">
            <text:p>$2,879 </text:p>
          </table:table-cell>
          <table:table-cell office:value-type="string">
            <text:p>$2,566 </text:p>
          </table:table-cell>
          <table:table-cell office:value-type="string">
            <text:p>$1.83 </text:p>
          </table:table-cell>
          <table:table-cell office:value-type="string">
            <text:p>$0.86 </text:p>
          </table:table-cell>
          <table:table-cell office:value-type="string">
            <text:p>$37.50 </text:p>
          </table:table-cell>
          <table:table-cell office:value-type="string">
            <text:p>$31,797 </text:p>
          </table:table-cell>
          <table:table-cell office:value-type="string">
            <text:p>$20,145 </text:p>
          </table:table-cell>
          <table:table-cell office:value-type="string">
            <text:p>14.89 </text:p>
          </table:table-cell>
          <table:table-cell office:value-type="string">
            <text:p>9.43 </text:p>
          </table:table-cell>
          <table:table-cell office:value-type="string">
            <text:p>14.98 </text:p>
          </table:table-cell>
          <table:table-cell office:value-type="string">
            <text:p>9.49 </text:p>
          </table:table-cell>
          <table:table-cell office:value-type="string">
            <text:p>$10,785 </text:p>
          </table:table-cell>
          <table:table-cell office:value-type="string">
            <text:p>5.05 </text:p>
          </table:table-cell>
          <table:table-cell office:value-type="string">
            <text:p>5.08 </text:p>
          </table:table-cell>
          <table:table-cell office:value-type="string">
            <text:p>$9.36 </text:p>
          </table:table-cell>
          <table:table-cell office:value-type="string">
            <text:p>4.38 </text:p>
          </table:table-cell>
          <table:table-cell office:value-type="string">
            <text:p>4.41 </text:p>
          </table:table-cell>
          <table:table-cell office:value-type="string">
            <text:p>$3.57 </text:p>
          </table:table-cell>
          <table:table-cell office:value-type="string">
            <text:p>3,262 </text:p>
          </table:table-cell>
          <table:table-cell office:value-type="string">
            <text:p>$11,652 </text:p>
          </table:table-cell>
          <table:table-cell office:value-type="string">
            <text:p>$90.0 </text:p>
          </table:table-cell>
          <table:table-cell office:value-type="string">
            <text:p>$0.055 </text:p>
          </table:table-cell>
          <table:table-cell office:value-type="string">
            <text:p>$86,138 </text:p>
          </table:table-cell>
          <table:table-cell office:value-type="string">
            <text:p>0.36643677453850</text:p>
          </table:table-cell>
          <table:table-cell office:value-type="string">
            <text:p>2.72 </text:p>
          </table:table-cell>
          <table:table-cell office:value-type="float" office:value="23">
            <text:p>23</text:p>
          </table:table-cell>
          <table:table-cell office:value-type="string">
            <text:p>43.3 </text:p>
          </table:table-cell>
          <table:table-cell office:value-type="string">
            <text:p>70.4 </text:p>
          </table:table-cell>
          <table:table-cell office:value-type="string">
            <text:p>70.4 </text:p>
          </table:table-cell>
          <table:table-cell office:value-type="string">
            <text:p>0.36694864427447</text:p>
          </table:table-cell>
          <table:table-cell office:value-type="string">
            <text:p>35.6 </text:p>
          </table:table-cell>
          <table:table-cell office:value-type="string">
            <text:p>47.3 </text:p>
          </table:table-cell>
          <table:table-cell office:value-type="string">
            <text:p>67,187 </text:p>
          </table:table-cell>
          <table:table-cell office:value-type="string">
            <text:p>77,928 </text:p>
          </table:table-cell>
          <table:table-cell office:value-type="string">
            <text:p>77,928 </text:p>
          </table:table-cell>
          <table:table-cell office:value-type="string">
            <text:p>$16,262 </text:p>
          </table:table-cell>
          <table:table-cell office:value-type="string">
            <text:p>$22,122 </text:p>
          </table:table-cell>
          <table:table-cell office:value-type="string">
            <text:p>$55,481 </text:p>
          </table:table-cell>
          <table:table-cell office:value-type="string">
            <text:p>$261,773 </text:p>
          </table:table-cell>
          <table:table-cell office:value-type="string">
            <text:p>10,741 </text:p>
          </table:table-cell>
          <table:table-cell office:value-type="string">
            <text:p>$1,346 </text:p>
          </table:table-cell>
          <table:table-cell office:value-type="string">
            <text:p>$986 </text:p>
          </table:table-cell>
          <table:table-cell office:value-type="string">
            <text:p>$983 </text:p>
          </table:table-cell>
          <table:table-cell office:value-type="string">
            <text:p>$1,081 </text:p>
          </table:table-cell>
          <table:table-cell office:value-type="string">
            <text:p>$58,775 </text:p>
          </table:table-cell>
          <table:table-cell office:value-type="string">
            <text:p>$193,555 </text:p>
          </table:table-cell>
          <table:table-cell office:value-type="string">
            <text:p>13,475 </text:p>
          </table:table-cell>
          <table:table-cell office:value-type="string">
            <text:p>$136,143 </text:p>
          </table:table-cell>
          <table:table-cell office:value-type="string">
            <text:p>8,269 </text:p>
          </table:table-cell>
          <table:table-cell office:value-type="string">
            <text:p>$136,143 </text:p>
          </table:table-cell>
          <table:table-cell office:value-type="string">
            <text:p>26,627 </text:p>
          </table:table-cell>
          <table:table-cell office:value-type="string">
            <text:p>$51,073 </text:p>
          </table:table-cell>
          <table:table-cell office:value-type="string">
            <text:p>18,816 </text:p>
          </table:table-cell>
          <table:table-cell office:value-type="string">
            <text:p>$48,149 </text:p>
          </table:table-cell>
          <table:table-cell office:value-type="string">
            <text:p>748 </text:p>
          </table:table-cell>
          <table:table-cell office:value-type="string">
            <text:p>2,790,414 </text:p>
          </table:table-cell>
          <table:table-cell office:value-type="string">
            <text:p>2,388,859 </text:p>
          </table:table-cell>
          <table:table-cell office:value-type="string">
            <text:p>1,169 </text:p>
          </table:table-cell>
          <table:table-cell office:value-type="string">
            <text:p>3.55</text:p>
          </table:table-cell>
          <table:table-cell office:value-type="string">
            <text:p>1,184 </text:p>
          </table:table-cell>
          <table:table-cell office:value-type="string">
            <text:p>191 </text:p>
          </table:table-cell>
          <table:table-cell office:value-type="string">
            <text:p>10.23 </text:p>
          </table:table-cell>
          <table:table-cell office:value-type="string">
            <text:p>8.7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2015</text:p>
          </table:table-cell>
          <table:table-cell office:value-type="string">
            <text:p>14.82 </text:p>
          </table:table-cell>
          <table:table-cell office:value-type="string">
            <text:p>15.07 </text:p>
          </table:table-cell>
          <table:table-cell office:value-type="string">
            <text:p>$40.82 </text:p>
          </table:table-cell>
          <table:table-cell office:value-type="string">
            <text:p>14.98 </text:p>
          </table:table-cell>
          <table:table-cell office:value-type="string">
            <text:p>14.73 </text:p>
          </table:table-cell>
          <table:table-cell office:value-type="string">
            <text:p>12.59 </text:p>
          </table:table-cell>
          <table:table-cell office:value-type="string">
            <text:p>12.80 </text:p>
          </table:table-cell>
          <table:table-cell office:value-type="string">
            <text:p>$28.22 </text:p>
          </table:table-cell>
          <table:table-cell office:value-type="string">
            <text:p>$28.22 </text:p>
          </table:table-cell>
          <table:table-cell office:value-type="string">
            <text:p>4,002,714 </text:p>
          </table:table-cell>
          <table:table-cell office:value-type="string">
            <text:p>5,010 </text:p>
          </table:table-cell>
          <table:table-cell office:value-type="string">
            <text:p>$950 </text:p>
          </table:table-cell>
          <table:table-cell office:value-type="string">
            <text:p>$3,016 </text:p>
          </table:table-cell>
          <table:table-cell office:value-type="string">
            <text:p>$2,311 </text:p>
          </table:table-cell>
          <table:table-cell office:value-type="string">
            <text:p>$2.43 </text:p>
          </table:table-cell>
          <table:table-cell office:value-type="string">
            <text:p>$1.10 </text:p>
          </table:table-cell>
          <table:table-cell office:value-type="string">
            <text:p>$32.97 </text:p>
          </table:table-cell>
          <table:table-cell office:value-type="string">
            <text:p>$27,961 </text:p>
          </table:table-cell>
          <table:table-cell office:value-type="string">
            <text:p>$21,457 </text:p>
          </table:table-cell>
          <table:table-cell office:value-type="string">
            <text:p>12.47 </text:p>
          </table:table-cell>
          <table:table-cell office:value-type="string">
            <text:p>9.57 </text:p>
          </table:table-cell>
          <table:table-cell office:value-type="string">
            <text:p>12.68 </text:p>
          </table:table-cell>
          <table:table-cell office:value-type="string">
            <text:p>9.73 </text:p>
          </table:table-cell>
          <table:table-cell office:value-type="string">
            <text:p>$11,011 </text:p>
          </table:table-cell>
          <table:table-cell office:value-type="string">
            <text:p>4.91 </text:p>
          </table:table-cell>
          <table:table-cell office:value-type="string">
            <text:p>5.00 </text:p>
          </table:table-cell>
          <table:table-cell office:value-type="string">
            <text:p>$10.45 </text:p>
          </table:table-cell>
          <table:table-cell office:value-type="string">
            <text:p>4.66 </text:p>
          </table:table-cell>
          <table:table-cell office:value-type="string">
            <text:p>4.74 </text:p>
          </table:table-cell>
          <table:table-cell office:value-type="string">
            <text:p>$1.92 </text:p>
          </table:table-cell>
          <table:table-cell office:value-type="string">
            <text:p>3,384 </text:p>
          </table:table-cell>
          <table:table-cell office:value-type="string">
            <text:p>$6,504 </text:p>
          </table:table-cell>
          <table:table-cell office:value-type="string">
            <text:p>$46.8 </text:p>
          </table:table-cell>
          <table:table-cell office:value-type="string">
            <text:p>$0.030 </text:p>
          </table:table-cell>
          <table:table-cell office:value-type="string">
            <text:p>$93,441 </text:p>
          </table:table-cell>
          <table:table-cell office:value-type="string">
            <text:p>0</text:p>
          </table:table-cell>
          <table:table-cell office:value-type="string">
            <text:p>2.69 </text:p>
          </table:table-cell>
          <table:table-cell office:value-type="float" office:value="21">
            <text:p>21</text:p>
          </table:table-cell>
          <table:table-cell office:value-type="string">
            <text:p>43.1 </text:p>
          </table:table-cell>
          <table:table-cell office:value-type="string">
            <text:p>67.3 </text:p>
          </table:table-cell>
          <table:table-cell office:value-type="string">
            <text:p>67.3 </text:p>
          </table:table-cell>
          <table:table-cell office:value-type="string">
            <text:p>0.41116679005844</text:p>
          </table:table-cell>
          <table:table-cell office:value-type="string">
            <text:p>34.8 </text:p>
          </table:table-cell>
          <table:table-cell office:value-type="string">
            <text:p>47.1 </text:p>
          </table:table-cell>
          <table:table-cell office:value-type="string">
            <text:p>70,524 </text:p>
          </table:table-cell>
          <table:table-cell office:value-type="string">
            <text:p>82,000 </text:p>
          </table:table-cell>
          <table:table-cell office:value-type="string">
            <text:p>82,000 </text:p>
          </table:table-cell>
          <table:table-cell office:value-type="string">
            <text:p>$15,382 </text:p>
          </table:table-cell>
          <table:table-cell office:value-type="string">
            <text:p>$21,814 </text:p>
          </table:table-cell>
          <table:table-cell office:value-type="string">
            <text:p>$63,032 </text:p>
          </table:table-cell>
          <table:table-cell office:value-type="string">
            <text:p>$265,695 </text:p>
          </table:table-cell>
          <table:table-cell office:value-type="string">
            <text:p>11,476 </text:p>
          </table:table-cell>
          <table:table-cell office:value-type="string">
            <text:p>$1,387 </text:p>
          </table:table-cell>
          <table:table-cell office:value-type="string">
            <text:p>$1,003 </text:p>
          </table:table-cell>
          <table:table-cell office:value-type="string">
            <text:p>$1,022 </text:p>
          </table:table-cell>
          <table:table-cell office:value-type="string">
            <text:p>$1,104 </text:p>
          </table:table-cell>
          <table:table-cell office:value-type="string">
            <text:p>$61,344 </text:p>
          </table:table-cell>
          <table:table-cell office:value-type="string">
            <text:p>$195,379 </text:p>
          </table:table-cell>
          <table:table-cell office:value-type="string">
            <text:p>14,390 </text:p>
          </table:table-cell>
          <table:table-cell office:value-type="string">
            <text:p>$168,577 </text:p>
          </table:table-cell>
          <table:table-cell office:value-type="string">
            <text:p>8,997 </text:p>
          </table:table-cell>
          <table:table-cell office:value-type="string">
            <text:p>$168,577 </text:p>
          </table:table-cell>
          <table:table-cell office:value-type="string">
            <text:p>27,388 </text:p>
          </table:table-cell>
          <table:table-cell office:value-type="string">
            <text:p>$52,532 </text:p>
          </table:table-cell>
          <table:table-cell office:value-type="string">
            <text:p>19,749 </text:p>
          </table:table-cell>
          <table:table-cell office:value-type="string">
            <text:p>$49,356 </text:p>
          </table:table-cell>
          <table:table-cell office:value-type="string">
            <text:p>787 </text:p>
          </table:table-cell>
          <table:table-cell office:value-type="string">
            <text:p>2,966,095 </text:p>
          </table:table-cell>
          <table:table-cell office:value-type="string">
            <text:p>2,534,571 </text:p>
          </table:table-cell>
          <table:table-cell office:value-type="string">
            <text:p>1,141 </text:p>
          </table:table-cell>
          <table:table-cell office:value-type="string">
            <text:p>3.61</text:p>
          </table:table-cell>
          <table:table-cell office:value-type="string">
            <text:p>1,147 </text:p>
          </table:table-cell>
          <table:table-cell office:value-type="string">
            <text:p>188 </text:p>
          </table:table-cell>
          <table:table-cell office:value-type="string">
            <text:p>10.32 </text:p>
          </table:table-cell>
          <table:table-cell office:value-type="string">
            <text:p>8.8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2016</text:p>
          </table:table-cell>
          <table:table-cell office:value-type="string">
            <text:p>14.09 </text:p>
          </table:table-cell>
          <table:table-cell office:value-type="string">
            <text:p>14.39 </text:p>
          </table:table-cell>
          <table:table-cell office:value-type="string">
            <text:p>$39.85 </text:p>
          </table:table-cell>
          <table:table-cell office:value-type="string">
            <text:p>14.28 </text:p>
          </table:table-cell>
          <table:table-cell office:value-type="string">
            <text:p>13.98 </text:p>
          </table:table-cell>
          <table:table-cell office:value-type="string">
            <text:p>11.90 </text:p>
          </table:table-cell>
          <table:table-cell office:value-type="string">
            <text:p>12.15 </text:p>
          </table:table-cell>
          <table:table-cell office:value-type="string">
            <text:p>$27.38 </text:p>
          </table:table-cell>
          <table:table-cell office:value-type="string">
            <text:p>$27.38 </text:p>
          </table:table-cell>
          <table:table-cell office:value-type="string">
            <text:p>4,192,557 </text:p>
          </table:table-cell>
          <table:table-cell office:value-type="string">
            <text:p>5,223 </text:p>
          </table:table-cell>
          <table:table-cell office:value-type="string">
            <text:p>$1,016 </text:p>
          </table:table-cell>
          <table:table-cell office:value-type="string">
            <text:p>$3,164 </text:p>
          </table:table-cell>
          <table:table-cell office:value-type="string">
            <text:p>$2,367 </text:p>
          </table:table-cell>
          <table:table-cell office:value-type="string">
            <text:p>$2.06 </text:p>
          </table:table-cell>
          <table:table-cell office:value-type="string">
            <text:p>$0.91 </text:p>
          </table:table-cell>
          <table:table-cell office:value-type="string">
            <text:p>$32.87 </text:p>
          </table:table-cell>
          <table:table-cell office:value-type="string">
            <text:p>$27,650 </text:p>
          </table:table-cell>
          <table:table-cell office:value-type="string">
            <text:p>$22,553 </text:p>
          </table:table-cell>
          <table:table-cell office:value-type="string">
            <text:p>12.02 </text:p>
          </table:table-cell>
          <table:table-cell office:value-type="string">
            <text:p>9.80 </text:p>
          </table:table-cell>
          <table:table-cell office:value-type="string">
            <text:p>12.27 </text:p>
          </table:table-cell>
          <table:table-cell office:value-type="string">
            <text:p>10.01 </text:p>
          </table:table-cell>
          <table:table-cell office:value-type="string">
            <text:p>$11,237 </text:p>
          </table:table-cell>
          <table:table-cell office:value-type="string">
            <text:p>4.88 </text:p>
          </table:table-cell>
          <table:table-cell office:value-type="string">
            <text:p>4.99 </text:p>
          </table:table-cell>
          <table:table-cell office:value-type="string">
            <text:p>$11.32 </text:p>
          </table:table-cell>
          <table:table-cell office:value-type="string">
            <text:p>4.92 </text:p>
          </table:table-cell>
          <table:table-cell office:value-type="string">
            <text:p>5.02 </text:p>
          </table:table-cell>
          <table:table-cell office:value-type="string">
            <text:p>$1.50 </text:p>
          </table:table-cell>
          <table:table-cell office:value-type="string">
            <text:p>3,406 </text:p>
          </table:table-cell>
          <table:table-cell office:value-type="string">
            <text:p>$5,098 </text:p>
          </table:table-cell>
          <table:table-cell office:value-type="string">
            <text:p>$35.6 </text:p>
          </table:table-cell>
          <table:table-cell office:value-type="string">
            <text:p>$0.023 </text:p>
          </table:table-cell>
          <table:table-cell office:value-type="string">
            <text:p>$97,950 </text:p>
          </table:table-cell>
          <table:table-cell office:value-type="string">
            <text:p>0.18435883356286</text:p>
          </table:table-cell>
          <table:table-cell office:value-type="string">
            <text:p>2.68 </text:p>
          </table:table-cell>
          <table:table-cell office:value-type="float" office:value="20">
            <text:p>20</text:p>
          </table:table-cell>
          <table:table-cell office:value-type="string">
            <text:p>42.5 </text:p>
          </table:table-cell>
          <table:table-cell office:value-type="string">
            <text:p>58.3 </text:p>
          </table:table-cell>
          <table:table-cell office:value-type="string">
            <text:p>58.3 </text:p>
          </table:table-cell>
          <table:table-cell office:value-type="string">
            <text:p>0</text:p>
          </table:table-cell>
          <table:table-cell office:value-type="string">
            <text:p>34.0 </text:p>
          </table:table-cell>
          <table:table-cell office:value-type="string">
            <text:p>46.2 </text:p>
          </table:table-cell>
          <table:table-cell office:value-type="string">
            <text:p>71,948 </text:p>
          </table:table-cell>
          <table:table-cell office:value-type="string">
            <text:p>83,974 </text:p>
          </table:table-cell>
          <table:table-cell office:value-type="string">
            <text:p>83,974 </text:p>
          </table:table-cell>
          <table:table-cell office:value-type="string">
            <text:p>$17,125 </text:p>
          </table:table-cell>
          <table:table-cell office:value-type="string">
            <text:p>$23,814 </text:p>
          </table:table-cell>
          <table:table-cell office:value-type="string">
            <text:p>$60,634 </text:p>
          </table:table-cell>
          <table:table-cell office:value-type="string">
            <text:p>$301,135 </text:p>
          </table:table-cell>
          <table:table-cell office:value-type="string">
            <text:p>12,026 </text:p>
          </table:table-cell>
          <table:table-cell office:value-type="string">
            <text:p>$1,589 </text:p>
          </table:table-cell>
          <table:table-cell office:value-type="string">
            <text:p>$1,143 </text:p>
          </table:table-cell>
          <table:table-cell office:value-type="string">
            <text:p>$1,181 </text:p>
          </table:table-cell>
          <table:table-cell office:value-type="string">
            <text:p>$1,261 </text:p>
          </table:table-cell>
          <table:table-cell office:value-type="string">
            <text:p>$63,832 </text:p>
          </table:table-cell>
          <table:table-cell office:value-type="string">
            <text:p>$228,112 </text:p>
          </table:table-cell>
          <table:table-cell office:value-type="string">
            <text:p>14,337 </text:p>
          </table:table-cell>
          <table:table-cell office:value-type="string">
            <text:p>$143,745 </text:p>
          </table:table-cell>
          <table:table-cell office:value-type="string">
            <text:p>9,428 </text:p>
          </table:table-cell>
          <table:table-cell office:value-type="string">
            <text:p>$143,745 </text:p>
          </table:table-cell>
          <table:table-cell office:value-type="string">
            <text:p>27,511 </text:p>
          </table:table-cell>
          <table:table-cell office:value-type="string">
            <text:p>$59,355 </text:p>
          </table:table-cell>
          <table:table-cell office:value-type="string">
            <text:p>20,672 </text:p>
          </table:table-cell>
          <table:table-cell office:value-type="string">
            <text:p>$54,155 </text:p>
          </table:table-cell>
          <table:table-cell office:value-type="string">
            <text:p>809 </text:p>
          </table:table-cell>
          <table:table-cell office:value-type="string">
            <text:p>3,063,843 </text:p>
          </table:table-cell>
          <table:table-cell office:value-type="string">
            <text:p>2,616,120 </text:p>
          </table:table-cell>
          <table:table-cell office:value-type="string">
            <text:p>1,112 </text:p>
          </table:table-cell>
          <table:table-cell office:value-type="string">
            <text:p>3.50</text:p>
          </table:table-cell>
          <table:table-cell office:value-type="string">
            <text:p>1,125 </text:p>
          </table:table-cell>
          <table:table-cell office:value-type="string">
            <text:p>187 </text:p>
          </table:table-cell>
          <table:table-cell office:value-type="string">
            <text:p>10.35 </text:p>
          </table:table-cell>
          <table:table-cell office:value-type="string">
            <text:p>8.8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lta </text:p>
          </table:table-cell>
          <table:table-cell office:value-type="string">
            <text:p>2017</text:p>
          </table:table-cell>
          <table:table-cell office:value-type="string">
            <text:p>14.55 </text:p>
          </table:table-cell>
          <table:table-cell office:value-type="string">
            <text:p>14.74 </text:p>
          </table:table-cell>
          <table:table-cell office:value-type="string">
            <text:p>$41.48 </text:p>
          </table:table-cell>
          <table:table-cell office:value-type="string">
            <text:p>14.34 </text:p>
          </table:table-cell>
          <table:table-cell office:value-type="string">
            <text:p>14.16 </text:p>
          </table:table-cell>
          <table:table-cell office:value-type="string">
            <text:p>12.20 </text:p>
          </table:table-cell>
          <table:table-cell office:value-type="string">
            <text:p>12.36 </text:p>
          </table:table-cell>
          <table:table-cell office:value-type="string">
            <text:p>$28.24 </text:p>
          </table:table-cell>
          <table:table-cell office:value-type="string">
            <text:p>$28.24 </text:p>
          </table:table-cell>
          <table:table-cell office:value-type="string">
            <text:p>4,501,635 </text:p>
          </table:table-cell>
          <table:table-cell office:value-type="string">
            <text:p>5,807 </text:p>
          </table:table-cell>
          <table:table-cell office:value-type="string">
            <text:p>$1,131 </text:p>
          </table:table-cell>
          <table:table-cell office:value-type="string">
            <text:p>$3,461 </text:p>
          </table:table-cell>
          <table:table-cell office:value-type="string">
            <text:p>$2,471 </text:p>
          </table:table-cell>
          <table:table-cell office:value-type="string">
            <text:p>$2.04 </text:p>
          </table:table-cell>
          <table:table-cell office:value-type="string">
            <text:p>$0.89 </text:p>
          </table:table-cell>
          <table:table-cell office:value-type="string">
            <text:p>$35.33 </text:p>
          </table:table-cell>
          <table:table-cell office:value-type="string">
            <text:p>$29,519 </text:p>
          </table:table-cell>
          <table:table-cell office:value-type="string">
            <text:p>$23,830 </text:p>
          </table:table-cell>
          <table:table-cell office:value-type="string">
            <text:p>12.76 </text:p>
          </table:table-cell>
          <table:table-cell office:value-type="string">
            <text:p>10.30 </text:p>
          </table:table-cell>
          <table:table-cell office:value-type="string">
            <text:p>12.92 </text:p>
          </table:table-cell>
          <table:table-cell office:value-type="string">
            <text:p>10.43 </text:p>
          </table:table-cell>
          <table:table-cell office:value-type="string">
            <text:p>$12,175 </text:p>
          </table:table-cell>
          <table:table-cell office:value-type="string">
            <text:p>5.26 </text:p>
          </table:table-cell>
          <table:table-cell office:value-type="string">
            <text:p>5.33 </text:p>
          </table:table-cell>
          <table:table-cell office:value-type="string">
            <text:p>$11.65 </text:p>
          </table:table-cell>
          <table:table-cell office:value-type="string">
            <text:p>5.04 </text:p>
          </table:table-cell>
          <table:table-cell office:value-type="string">
            <text:p>5.10 </text:p>
          </table:table-cell>
          <table:table-cell office:value-type="string">
            <text:p>$1.66 </text:p>
          </table:table-cell>
          <table:table-cell office:value-type="string">
            <text:p>3,431 </text:p>
          </table:table-cell>
          <table:table-cell office:value-type="string">
            <text:p>$5,689 </text:p>
          </table:table-cell>
          <table:table-cell office:value-type="string">
            <text:p>$39.0 </text:p>
          </table:table-cell>
          <table:table-cell office:value-type="string">
            <text:p>$0.025 </text:p>
          </table:table-cell>
          <table:table-cell office:value-type="string">
            <text:p>$99,416 </text:p>
          </table:table-cell>
          <table:table-cell office:value-type="string">
            <text:p>0</text:p>
          </table:table-cell>
          <table:table-cell office:value-type="string">
            <text:p>2.66 </text:p>
          </table:table-cell>
          <table:table-cell office:value-type="float" office:value="20">
            <text:p>20</text:p>
          </table:table-cell>
          <table:table-cell office:value-type="string">
            <text:p>40.7 </text:p>
          </table:table-cell>
          <table:table-cell office:value-type="string">
            <text:p>55.9 </text:p>
          </table:table-cell>
          <table:table-cell office:value-type="string">
            <text:p>55.9 </text:p>
          </table:table-cell>
          <table:table-cell office:value-type="string">
            <text:p>0.45751618910723</text:p>
          </table:table-cell>
          <table:table-cell office:value-type="string">
            <text:p>33.1 </text:p>
          </table:table-cell>
          <table:table-cell office:value-type="string">
            <text:p>46.6 </text:p>
          </table:table-cell>
          <table:table-cell office:value-type="string">
            <text:p>73,253 </text:p>
          </table:table-cell>
          <table:table-cell office:value-type="string">
            <text:p>85,987 </text:p>
          </table:table-cell>
          <table:table-cell office:value-type="string">
            <text:p>85,987 </text:p>
          </table:table-cell>
          <table:table-cell office:value-type="string">
            <text:p>$15,249 </text:p>
          </table:table-cell>
          <table:table-cell office:value-type="string">
            <text:p>$22,500 </text:p>
          </table:table-cell>
          <table:table-cell office:value-type="string">
            <text:p>$61,223 </text:p>
          </table:table-cell>
          <table:table-cell office:value-type="string">
            <text:p>$297,600 </text:p>
          </table:table-cell>
          <table:table-cell office:value-type="string">
            <text:p>12,734 </text:p>
          </table:table-cell>
          <table:table-cell office:value-type="string">
            <text:p>$1,681 </text:p>
          </table:table-cell>
          <table:table-cell office:value-type="string">
            <text:p>$1,193 </text:p>
          </table:table-cell>
          <table:table-cell office:value-type="string">
            <text:p>$1,226 </text:p>
          </table:table-cell>
          <table:table-cell office:value-type="string">
            <text:p>$1,314 </text:p>
          </table:table-cell>
          <table:table-cell office:value-type="string">
            <text:p>$64,213 </text:p>
          </table:table-cell>
          <table:table-cell office:value-type="string">
            <text:p>$223,849 </text:p>
          </table:table-cell>
          <table:table-cell office:value-type="string">
            <text:p>15,043 </text:p>
          </table:table-cell>
          <table:table-cell office:value-type="string">
            <text:p>$135,480 </text:p>
          </table:table-cell>
          <table:table-cell office:value-type="string">
            <text:p>9,630 </text:p>
          </table:table-cell>
          <table:table-cell office:value-type="string">
            <text:p>$135,480 </text:p>
          </table:table-cell>
          <table:table-cell office:value-type="string">
            <text:p>27,784 </text:p>
          </table:table-cell>
          <table:table-cell office:value-type="string">
            <text:p>$62,570 </text:p>
          </table:table-cell>
          <table:table-cell office:value-type="string">
            <text:p>20,796 </text:p>
          </table:table-cell>
          <table:table-cell office:value-type="string">
            <text:p>$58,341 </text:p>
          </table:table-cell>
          <table:table-cell office:value-type="string">
            <text:p>838 </text:p>
          </table:table-cell>
          <table:table-cell office:value-type="string">
            <text:p>3,107,730 </text:p>
          </table:table-cell>
          <table:table-cell office:value-type="string">
            <text:p>2,657,263 </text:p>
          </table:table-cell>
          <table:table-cell office:value-type="string">
            <text:p>1,104 </text:p>
          </table:table-cell>
          <table:table-cell office:value-type="string">
            <text:p/>
          </table:table-cell>
          <table:table-cell office:value-type="string">
            <text:p>1,141 </text:p>
          </table:table-cell>
          <table:table-cell office:value-type="string">
            <text:p>187 </text:p>
          </table:table-cell>
          <table:table-cell office:value-type="string">
            <text:p>10.15 </text:p>
          </table:table-cell>
          <table:table-cell office:value-type="string">
            <text:p>8.6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1995</text:p>
          </table:table-cell>
          <table:table-cell office:value-type="string">
            <text:p>9.91 </text:p>
          </table:table-cell>
          <table:table-cell office:value-type="string">
            <text:p>9.87 </text:p>
          </table:table-cell>
          <table:table-cell office:value-type="string">
            <text:p>$8.91 </text:p>
          </table:table-cell>
          <table:table-cell office:value-type="string">
            <text:p>12.39 </text:p>
          </table:table-cell>
          <table:table-cell office:value-type="string">
            <text:p>12.44 </text:p>
          </table:table-cell>
          <table:table-cell office:value-type="string">
            <text:p>8.89 </text:p>
          </table:table-cell>
          <table:table-cell office:value-type="string">
            <text:p>8.85 </text:p>
          </table:table-cell>
          <table:table-cell office:value-type="string">
            <text:p>$7.76 </text:p>
          </table:table-cell>
          <table:table-cell office:value-type="string">
            <text:p>$7.76 </text:p>
          </table:table-cell>
          <table:table-cell office:value-type="string">
            <text:p>22,783 </text:p>
          </table:table-cell>
          <table:table-cell office:value-type="string">
            <text:p>102 </text:p>
          </table:table-cell>
          <table:table-cell office:value-type="string">
            <text:p>$147 </text:p>
          </table:table-cell>
          <table:table-cell office:value-type="string">
            <text:p>$674 </text:p>
          </table:table-cell>
          <table:table-cell office:value-type="string">
            <text:p>$792 </text:p>
          </table:table-cell>
          <table:table-cell office:value-type="string">
            <text:p>$0.37 </text:p>
          </table:table-cell>
          <table:table-cell office:value-type="string">
            <text:p>$0.42 </text:p>
          </table:table-cell>
          <table:table-cell office:value-type="string">
            <text:p>$8.00 </text:p>
          </table:table-cell>
          <table:table-cell office:value-type="string">
            <text:p>$7,896 </text:p>
          </table:table-cell>
          <table:table-cell office:value-type="string">
            <text:p>$6,869 </text:p>
          </table:table-cell>
          <table:table-cell office:value-type="string">
            <text:p>9.05 </text:p>
          </table:table-cell>
          <table:table-cell office:value-type="string">
            <text:p>7.87 </text:p>
          </table:table-cell>
          <table:table-cell office:value-type="string">
            <text:p>9.01 </text:p>
          </table:table-cell>
          <table:table-cell office:value-type="string">
            <text:p>7.83 </text:p>
          </table:table-cell>
          <table:table-cell office:value-type="string">
            <text:p>$3,838 </text:p>
          </table:table-cell>
          <table:table-cell office:value-type="string">
            <text:p>4.40 </text:p>
          </table:table-cell>
          <table:table-cell office:value-type="string">
            <text:p>4.38 </text:p>
          </table:table-cell>
          <table:table-cell office:value-type="string">
            <text:p>$3.03 </text:p>
          </table:table-cell>
          <table:table-cell office:value-type="string">
            <text:p>3.47 </text:p>
          </table:table-cell>
          <table:table-cell office:value-type="string">
            <text:p>3.46 </text:p>
          </table:table-cell>
          <table:table-cell office:value-type="string">
            <text:p>$0.56 </text:p>
          </table:table-cell>
          <table:table-cell office:value-type="string">
            <text:p>1,846 </text:p>
          </table:table-cell>
          <table:table-cell office:value-type="string">
            <text:p>$1,027 </text:p>
          </table:table-cell>
          <table:table-cell office:value-type="string">
            <text:p>$20.8 </text:p>
          </table:table-cell>
          <table:table-cell office:value-type="string">
            <text:p>$0.012 </text:p>
          </table:table-cell>
          <table:table-cell office:value-type="string">
            <text:p>$54,976 </text:p>
          </table:table-cell>
          <table:table-cell office:value-type="string">
            <text:p>0.13012117280146</text:p>
          </table:table-cell>
          <table:table-cell office:value-type="string">
            <text:p>2.01 </text:p>
          </table:table-cell>
          <table:table-cell office:value-type="float" office:value="29">
            <text:p>29</text:p>
          </table:table-cell>
          <table:table-cell office:value-type="string">
            <text:p>43.9 </text:p>
          </table:table-cell>
          <table:table-cell office:value-type="string">
            <text:p>88.6 </text:p>
          </table:table-cell>
          <table:table-cell office:value-type="string">
            <text:p>88.6 </text:p>
          </table:table-cell>
          <table:table-cell office:value-type="string">
            <text:p>0.18547757767693</text:p>
          </table:table-cell>
          <table:table-cell office:value-type="string">
            <text:p>48.7 </text:p>
          </table:table-cell>
          <table:table-cell office:value-type="string">
            <text:p>45.2 </text:p>
          </table:table-cell>
          <table:table-cell office:value-type="string">
            <text:p>38,678 </text:p>
          </table:table-cell>
          <table:table-cell office:value-type="string">
            <text:p>43,581 </text:p>
          </table:table-cell>
          <table:table-cell office:value-type="string">
            <text:p>43,581 </text:p>
          </table:table-cell>
          <table:table-cell office:value-type="string">
            <text:p>$5,649 </text:p>
          </table:table-cell>
          <table:table-cell office:value-type="string">
            <text:p>$7,454 </text:p>
          </table:table-cell>
          <table:table-cell office:value-type="string">
            <text:p>$35,388 </text:p>
          </table:table-cell>
          <table:table-cell office:value-type="string">
            <text:p>$182,253 </text:p>
          </table:table-cell>
          <table:table-cell office:value-type="string">
            <text:p>4,903 </text:p>
          </table:table-cell>
          <table:table-cell office:value-type="string">
            <text:p>$1,226 </text:p>
          </table:table-cell>
          <table:table-cell office:value-type="string">
            <text:p>$625 </text:p>
          </table:table-cell>
          <table:table-cell office:value-type="string">
            <text:p>$661 </text:p>
          </table:table-cell>
          <table:table-cell office:value-type="string">
            <text:p>$766 </text:p>
          </table:table-cell>
          <table:table-cell office:value-type="string">
            <text:p>$21,687 </text:p>
          </table:table-cell>
          <table:table-cell office:value-type="string">
            <text:p>$154,635 </text:p>
          </table:table-cell>
          <table:table-cell office:value-type="string">
            <text:p>7,194 </text:p>
          </table:table-cell>
          <table:table-cell office:value-type="string">
            <text:p>$51,393 </text:p>
          </table:table-cell>
          <table:table-cell office:value-type="string">
            <text:p>4,651 </text:p>
          </table:table-cell>
          <table:table-cell office:value-type="string">
            <text:p>$51,393 </text:p>
          </table:table-cell>
          <table:table-cell office:value-type="string">
            <text:p>18,037 </text:p>
          </table:table-cell>
          <table:table-cell office:value-type="string">
            <text:p>$41,418 </text:p>
          </table:table-cell>
          <table:table-cell office:value-type="string">
            <text:p>8,706 </text:p>
          </table:table-cell>
          <table:table-cell office:value-type="string">
            <text:p>$30,899 </text:p>
          </table:table-cell>
          <table:table-cell office:value-type="string">
            <text:p>370 </text:p>
          </table:table-cell>
          <table:table-cell office:value-type="string">
            <text:p>1,291,188 </text:p>
          </table:table-cell>
          <table:table-cell office:value-type="string">
            <text:p>1,084,197 </text:p>
          </table:table-cell>
          <table:table-cell office:value-type="string">
            <text:p>1,430 </text:p>
          </table:table-cell>
          <table:table-cell office:value-type="string">
            <text:p>4.09</text:p>
          </table:table-cell>
          <table:table-cell office:value-type="string">
            <text:p>846 </text:p>
          </table:table-cell>
          <table:table-cell office:value-type="string">
            <text:p>183 </text:p>
          </table:table-cell>
          <table:table-cell office:value-type="string">
            <text:p>9.56 </text:p>
          </table:table-cell>
          <table:table-cell office:value-type="string">
            <text:p>8.0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1996</text:p>
          </table:table-cell>
          <table:table-cell office:value-type="string">
            <text:p>10.05 </text:p>
          </table:table-cell>
          <table:table-cell office:value-type="string">
            <text:p>10.10 </text:p>
          </table:table-cell>
          <table:table-cell office:value-type="string">
            <text:p>$9.75 </text:p>
          </table:table-cell>
          <table:table-cell office:value-type="string">
            <text:p>12.51 </text:p>
          </table:table-cell>
          <table:table-cell office:value-type="string">
            <text:p>12.46 </text:p>
          </table:table-cell>
          <table:table-cell office:value-type="string">
            <text:p>9.11 </text:p>
          </table:table-cell>
          <table:table-cell office:value-type="string">
            <text:p>9.15 </text:p>
          </table:table-cell>
          <table:table-cell office:value-type="string">
            <text:p>$8.60 </text:p>
          </table:table-cell>
          <table:table-cell office:value-type="string">
            <text:p>$8.60 </text:p>
          </table:table-cell>
          <table:table-cell office:value-type="string">
            <text:p>20,015 </text:p>
          </table:table-cell>
          <table:table-cell office:value-type="string">
            <text:p>100 </text:p>
          </table:table-cell>
          <table:table-cell office:value-type="string">
            <text:p>$213 </text:p>
          </table:table-cell>
          <table:table-cell office:value-type="string">
            <text:p>$722 </text:p>
          </table:table-cell>
          <table:table-cell office:value-type="string">
            <text:p>$964 </text:p>
          </table:table-cell>
          <table:table-cell office:value-type="string">
            <text:p>$0.38 </text:p>
          </table:table-cell>
          <table:table-cell office:value-type="string">
            <text:p>$0.40 </text:p>
          </table:table-cell>
          <table:table-cell office:value-type="string">
            <text:p>$8.64 </text:p>
          </table:table-cell>
          <table:table-cell office:value-type="string">
            <text:p>$8,543 </text:p>
          </table:table-cell>
          <table:table-cell office:value-type="string">
            <text:p>$7,236 </text:p>
          </table:table-cell>
          <table:table-cell office:value-type="string">
            <text:p>9.05 </text:p>
          </table:table-cell>
          <table:table-cell office:value-type="string">
            <text:p>7.66 </text:p>
          </table:table-cell>
          <table:table-cell office:value-type="string">
            <text:p>9.09 </text:p>
          </table:table-cell>
          <table:table-cell office:value-type="string">
            <text:p>7.70 </text:p>
          </table:table-cell>
          <table:table-cell office:value-type="string">
            <text:p>$4,140 </text:p>
          </table:table-cell>
          <table:table-cell office:value-type="string">
            <text:p>4.39 </text:p>
          </table:table-cell>
          <table:table-cell office:value-type="string">
            <text:p>4.40 </text:p>
          </table:table-cell>
          <table:table-cell office:value-type="string">
            <text:p>$3.10 </text:p>
          </table:table-cell>
          <table:table-cell office:value-type="string">
            <text:p>3.28 </text:p>
          </table:table-cell>
          <table:table-cell office:value-type="string">
            <text:p>3.29 </text:p>
          </table:table-cell>
          <table:table-cell office:value-type="string">
            <text:p>$0.67 </text:p>
          </table:table-cell>
          <table:table-cell office:value-type="string">
            <text:p>1,945 </text:p>
          </table:table-cell>
          <table:table-cell office:value-type="string">
            <text:p>$1,307 </text:p>
          </table:table-cell>
          <table:table-cell office:value-type="string">
            <text:p>$24.8 </text:p>
          </table:table-cell>
          <table:table-cell office:value-type="string">
            <text:p>$0.014 </text:p>
          </table:table-cell>
          <table:table-cell office:value-type="string">
            <text:p>$51,224 </text:p>
          </table:table-cell>
          <table:table-cell office:value-type="string">
            <text:p>0</text:p>
          </table:table-cell>
          <table:table-cell office:value-type="string">
            <text:p>2.05 </text:p>
          </table:table-cell>
          <table:table-cell office:value-type="float" office:value="30">
            <text:p>30</text:p>
          </table:table-cell>
          <table:table-cell office:value-type="string">
            <text:p>43.7 </text:p>
          </table:table-cell>
          <table:table-cell office:value-type="string">
            <text:p>96.0 </text:p>
          </table:table-cell>
          <table:table-cell office:value-type="string">
            <text:p>96.0 </text:p>
          </table:table-cell>
          <table:table-cell office:value-type="string">
            <text:p>0</text:p>
          </table:table-cell>
          <table:table-cell office:value-type="string">
            <text:p>48.7 </text:p>
          </table:table-cell>
          <table:table-cell office:value-type="string">
            <text:p>45.4 </text:p>
          </table:table-cell>
          <table:table-cell office:value-type="string">
            <text:p>40,563 </text:p>
          </table:table-cell>
          <table:table-cell office:value-type="string">
            <text:p>45,756 </text:p>
          </table:table-cell>
          <table:table-cell office:value-type="string">
            <text:p>45,756 </text:p>
          </table:table-cell>
          <table:table-cell office:value-type="string">
            <text:p>$6,544 </text:p>
          </table:table-cell>
          <table:table-cell office:value-type="string">
            <text:p>$9,148 </text:p>
          </table:table-cell>
          <table:table-cell office:value-type="string">
            <text:p>$34,025 </text:p>
          </table:table-cell>
          <table:table-cell office:value-type="string">
            <text:p>$166,978 </text:p>
          </table:table-cell>
          <table:table-cell office:value-type="string">
            <text:p>5,193 </text:p>
          </table:table-cell>
          <table:table-cell office:value-type="string">
            <text:p>$1,219 </text:p>
          </table:table-cell>
          <table:table-cell office:value-type="string">
            <text:p>$561 </text:p>
          </table:table-cell>
          <table:table-cell office:value-type="string">
            <text:p>$624 </text:p>
          </table:table-cell>
          <table:table-cell office:value-type="string">
            <text:p>$719 </text:p>
          </table:table-cell>
          <table:table-cell office:value-type="string">
            <text:p>$29,489 </text:p>
          </table:table-cell>
          <table:table-cell office:value-type="string">
            <text:p>$131,641 </text:p>
          </table:table-cell>
          <table:table-cell office:value-type="string">
            <text:p>7,334 </text:p>
          </table:table-cell>
          <table:table-cell office:value-type="string">
            <text:p>$51,312 </text:p>
          </table:table-cell>
          <table:table-cell office:value-type="string">
            <text:p>4,836 </text:p>
          </table:table-cell>
          <table:table-cell office:value-type="string">
            <text:p>$51,312 </text:p>
          </table:table-cell>
          <table:table-cell office:value-type="string">
            <text:p>19,088 </text:p>
          </table:table-cell>
          <table:table-cell office:value-type="string">
            <text:p>$39,219 </text:p>
          </table:table-cell>
          <table:table-cell office:value-type="string">
            <text:p>9,305 </text:p>
          </table:table-cell>
          <table:table-cell office:value-type="string">
            <text:p>$30,091 </text:p>
          </table:table-cell>
          <table:table-cell office:value-type="string">
            <text:p>392 </text:p>
          </table:table-cell>
          <table:table-cell office:value-type="string">
            <text:p>1,362,560 </text:p>
          </table:table-cell>
          <table:table-cell office:value-type="string">
            <text:p>1,142,142 </text:p>
          </table:table-cell>
          <table:table-cell office:value-type="string">
            <text:p>1,428 </text:p>
          </table:table-cell>
          <table:table-cell office:value-type="string">
            <text:p>4.02</text:p>
          </table:table-cell>
          <table:table-cell office:value-type="string">
            <text:p>862 </text:p>
          </table:table-cell>
          <table:table-cell office:value-type="string">
            <text:p>186 </text:p>
          </table:table-cell>
          <table:table-cell office:value-type="string">
            <text:p>9.50 </text:p>
          </table:table-cell>
          <table:table-cell office:value-type="string">
            <text:p>7.9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1997</text:p>
          </table:table-cell>
          <table:table-cell office:value-type="string">
            <text:p>9.94 </text:p>
          </table:table-cell>
          <table:table-cell office:value-type="string">
            <text:p>9.96 </text:p>
          </table:table-cell>
          <table:table-cell office:value-type="string">
            <text:p>$9.98 </text:p>
          </table:table-cell>
          <table:table-cell office:value-type="string">
            <text:p>12.08 </text:p>
          </table:table-cell>
          <table:table-cell office:value-type="string">
            <text:p>12.06 </text:p>
          </table:table-cell>
          <table:table-cell office:value-type="string">
            <text:p>8.96 </text:p>
          </table:table-cell>
          <table:table-cell office:value-type="string">
            <text:p>8.98 </text:p>
          </table:table-cell>
          <table:table-cell office:value-type="string">
            <text:p>$8.72 </text:p>
          </table:table-cell>
          <table:table-cell office:value-type="string">
            <text:p>$8.72 </text:p>
          </table:table-cell>
          <table:table-cell office:value-type="string">
            <text:p>20,069 </text:p>
          </table:table-cell>
          <table:table-cell office:value-type="string">
            <text:p>101 </text:p>
          </table:table-cell>
          <table:table-cell office:value-type="string">
            <text:p>$247 </text:p>
          </table:table-cell>
          <table:table-cell office:value-type="string">
            <text:p>$788 </text:p>
          </table:table-cell>
          <table:table-cell office:value-type="string">
            <text:p>$1,029 </text:p>
          </table:table-cell>
          <table:table-cell office:value-type="string">
            <text:p>$0.41 </text:p>
          </table:table-cell>
          <table:table-cell office:value-type="string">
            <text:p>$0.42 </text:p>
          </table:table-cell>
          <table:table-cell office:value-type="string">
            <text:p>$8.78 </text:p>
          </table:table-cell>
          <table:table-cell office:value-type="string">
            <text:p>$8,680 </text:p>
          </table:table-cell>
          <table:table-cell office:value-type="string">
            <text:p>$7,385 </text:p>
          </table:table-cell>
          <table:table-cell office:value-type="string">
            <text:p>8.91 </text:p>
          </table:table-cell>
          <table:table-cell office:value-type="string">
            <text:p>7.58 </text:p>
          </table:table-cell>
          <table:table-cell office:value-type="string">
            <text:p>8.93 </text:p>
          </table:table-cell>
          <table:table-cell office:value-type="string">
            <text:p>7.60 </text:p>
          </table:table-cell>
          <table:table-cell office:value-type="string">
            <text:p>$4,234 </text:p>
          </table:table-cell>
          <table:table-cell office:value-type="string">
            <text:p>4.35 </text:p>
          </table:table-cell>
          <table:table-cell office:value-type="string">
            <text:p>4.36 </text:p>
          </table:table-cell>
          <table:table-cell office:value-type="string">
            <text:p>$3.15 </text:p>
          </table:table-cell>
          <table:table-cell office:value-type="string">
            <text:p>3.24 </text:p>
          </table:table-cell>
          <table:table-cell office:value-type="string">
            <text:p>3.24 </text:p>
          </table:table-cell>
          <table:table-cell office:value-type="string">
            <text:p>$0.65 </text:p>
          </table:table-cell>
          <table:table-cell office:value-type="string">
            <text:p>1,996 </text:p>
          </table:table-cell>
          <table:table-cell office:value-type="string">
            <text:p>$1,295 </text:p>
          </table:table-cell>
          <table:table-cell office:value-type="string">
            <text:p>$23.7 </text:p>
          </table:table-cell>
          <table:table-cell office:value-type="string">
            <text:p>$0.013 </text:p>
          </table:table-cell>
          <table:table-cell office:value-type="string">
            <text:p>$50,867 </text:p>
          </table:table-cell>
          <table:table-cell office:value-type="string">
            <text:p>0.14917428721434</text:p>
          </table:table-cell>
          <table:table-cell office:value-type="string">
            <text:p>2.05 </text:p>
          </table:table-cell>
          <table:table-cell office:value-type="float" office:value="31">
            <text:p>31</text:p>
          </table:table-cell>
          <table:table-cell office:value-type="string">
            <text:p>42.9 </text:p>
          </table:table-cell>
          <table:table-cell office:value-type="string">
            <text:p>98.9 </text:p>
          </table:table-cell>
          <table:table-cell office:value-type="string">
            <text:p>98.9 </text:p>
          </table:table-cell>
          <table:table-cell office:value-type="string">
            <text:p>0.23993585226582</text:p>
          </table:table-cell>
          <table:table-cell office:value-type="string">
            <text:p>48.3 </text:p>
          </table:table-cell>
          <table:table-cell office:value-type="string">
            <text:p>45.3 </text:p>
          </table:table-cell>
          <table:table-cell office:value-type="string">
            <text:p>41,930 </text:p>
          </table:table-cell>
          <table:table-cell office:value-type="string">
            <text:p>47,337 </text:p>
          </table:table-cell>
          <table:table-cell office:value-type="string">
            <text:p>47,337 </text:p>
          </table:table-cell>
          <table:table-cell office:value-type="string">
            <text:p>$6,100 </text:p>
          </table:table-cell>
          <table:table-cell office:value-type="string">
            <text:p>$8,145 </text:p>
          </table:table-cell>
          <table:table-cell office:value-type="string">
            <text:p>$34,344 </text:p>
          </table:table-cell>
          <table:table-cell office:value-type="string">
            <text:p>$156,552 </text:p>
          </table:table-cell>
          <table:table-cell office:value-type="string">
            <text:p>5,407 </text:p>
          </table:table-cell>
          <table:table-cell office:value-type="string">
            <text:p>$1,248 </text:p>
          </table:table-cell>
          <table:table-cell office:value-type="string">
            <text:p>$524 </text:p>
          </table:table-cell>
          <table:table-cell office:value-type="string">
            <text:p>$616 </text:p>
          </table:table-cell>
          <table:table-cell office:value-type="string">
            <text:p>$705 </text:p>
          </table:table-cell>
          <table:table-cell office:value-type="string">
            <text:p>$24,002 </text:p>
          </table:table-cell>
          <table:table-cell office:value-type="string">
            <text:p>$126,107 </text:p>
          </table:table-cell>
          <table:table-cell office:value-type="string">
            <text:p>7,543 </text:p>
          </table:table-cell>
          <table:table-cell office:value-type="string">
            <text:p>$53,960 </text:p>
          </table:table-cell>
          <table:table-cell office:value-type="string">
            <text:p>5,449 </text:p>
          </table:table-cell>
          <table:table-cell office:value-type="string">
            <text:p>$53,960 </text:p>
          </table:table-cell>
          <table:table-cell office:value-type="string">
            <text:p>19,289 </text:p>
          </table:table-cell>
          <table:table-cell office:value-type="string">
            <text:p>$38,983 </text:p>
          </table:table-cell>
          <table:table-cell office:value-type="string">
            <text:p>9,649 </text:p>
          </table:table-cell>
          <table:table-cell office:value-type="string">
            <text:p>$29,642 </text:p>
          </table:table-cell>
          <table:table-cell office:value-type="string">
            <text:p>399 </text:p>
          </table:table-cell>
          <table:table-cell office:value-type="string">
            <text:p>1,392,573 </text:p>
          </table:table-cell>
          <table:table-cell office:value-type="string">
            <text:p>1,163,303 </text:p>
          </table:table-cell>
          <table:table-cell office:value-type="string">
            <text:p>1,434 </text:p>
          </table:table-cell>
          <table:table-cell office:value-type="string">
            <text:p>3.59</text:p>
          </table:table-cell>
          <table:table-cell office:value-type="string">
            <text:p>882 </text:p>
          </table:table-cell>
          <table:table-cell office:value-type="string">
            <text:p>188 </text:p>
          </table:table-cell>
          <table:table-cell office:value-type="string">
            <text:p>9.56 </text:p>
          </table:table-cell>
          <table:table-cell office:value-type="string">
            <text:p>7.9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1998</text:p>
          </table:table-cell>
          <table:table-cell office:value-type="string">
            <text:p>9.03 </text:p>
          </table:table-cell>
          <table:table-cell office:value-type="string">
            <text:p>9.08 </text:p>
          </table:table-cell>
          <table:table-cell office:value-type="string">
            <text:p>$8.71 </text:p>
          </table:table-cell>
          <table:table-cell office:value-type="string">
            <text:p>11.24 </text:p>
          </table:table-cell>
          <table:table-cell office:value-type="string">
            <text:p>11.18 </text:p>
          </table:table-cell>
          <table:table-cell office:value-type="string">
            <text:p>8.17 </text:p>
          </table:table-cell>
          <table:table-cell office:value-type="string">
            <text:p>8.22 </text:p>
          </table:table-cell>
          <table:table-cell office:value-type="string">
            <text:p>$7.51 </text:p>
          </table:table-cell>
          <table:table-cell office:value-type="string">
            <text:p>$7.51 </text:p>
          </table:table-cell>
          <table:table-cell office:value-type="string">
            <text:p>137,326 </text:p>
          </table:table-cell>
          <table:table-cell office:value-type="string">
            <text:p>64 </text:p>
          </table:table-cell>
          <table:table-cell office:value-type="string">
            <text:p>$320 </text:p>
          </table:table-cell>
          <table:table-cell office:value-type="string">
            <text:p>$806 </text:p>
          </table:table-cell>
          <table:table-cell office:value-type="string">
            <text:p>$1,205 </text:p>
          </table:table-cell>
          <table:table-cell office:value-type="string">
            <text:p>$0.42 </text:p>
          </table:table-cell>
          <table:table-cell office:value-type="string">
            <text:p>$0.46 </text:p>
          </table:table-cell>
          <table:table-cell office:value-type="string">
            <text:p>$8.84 </text:p>
          </table:table-cell>
          <table:table-cell office:value-type="string">
            <text:p>$8,772 </text:p>
          </table:table-cell>
          <table:table-cell office:value-type="string">
            <text:p>$7,766 </text:p>
          </table:table-cell>
          <table:table-cell office:value-type="string">
            <text:p>9.54 </text:p>
          </table:table-cell>
          <table:table-cell office:value-type="string">
            <text:p>8.45 </text:p>
          </table:table-cell>
          <table:table-cell office:value-type="string">
            <text:p>9.59 </text:p>
          </table:table-cell>
          <table:table-cell office:value-type="string">
            <text:p>8.49 </text:p>
          </table:table-cell>
          <table:table-cell office:value-type="string">
            <text:p>$4,371 </text:p>
          </table:table-cell>
          <table:table-cell office:value-type="string">
            <text:p>4.75 </text:p>
          </table:table-cell>
          <table:table-cell office:value-type="string">
            <text:p>4.78 </text:p>
          </table:table-cell>
          <table:table-cell office:value-type="string">
            <text:p>$3.39 </text:p>
          </table:table-cell>
          <table:table-cell office:value-type="string">
            <text:p>3.69 </text:p>
          </table:table-cell>
          <table:table-cell office:value-type="string">
            <text:p>3.71 </text:p>
          </table:table-cell>
          <table:table-cell office:value-type="string">
            <text:p>$0.54 </text:p>
          </table:table-cell>
          <table:table-cell office:value-type="string">
            <text:p>1,877 </text:p>
          </table:table-cell>
          <table:table-cell office:value-type="string">
            <text:p>$1,006 </text:p>
          </table:table-cell>
          <table:table-cell office:value-type="string">
            <text:p>$19.9 </text:p>
          </table:table-cell>
          <table:table-cell office:value-type="string">
            <text:p>$0.011 </text:p>
          </table:table-cell>
          <table:table-cell office:value-type="string">
            <text:p>$52,615 </text:p>
          </table:table-cell>
          <table:table-cell office:value-type="string">
            <text:p>0.11469522078262</text:p>
          </table:table-cell>
          <table:table-cell office:value-type="string">
            <text:p>1.86 </text:p>
          </table:table-cell>
          <table:table-cell office:value-type="float" office:value="27">
            <text:p>27</text:p>
          </table:table-cell>
          <table:table-cell office:value-type="string">
            <text:p>42.4 </text:p>
          </table:table-cell>
          <table:table-cell office:value-type="string">
            <text:p>87.8 </text:p>
          </table:table-cell>
          <table:table-cell office:value-type="string">
            <text:p>87.8 </text:p>
          </table:table-cell>
          <table:table-cell office:value-type="string">
            <text:p>0.26561681880831</text:p>
          </table:table-cell>
          <table:table-cell office:value-type="string">
            <text:p>48.9 </text:p>
          </table:table-cell>
          <table:table-cell office:value-type="string">
            <text:p>40.9 </text:p>
          </table:table-cell>
          <table:table-cell office:value-type="string">
            <text:p>44,143 </text:p>
          </table:table-cell>
          <table:table-cell office:value-type="string">
            <text:p>49,294 </text:p>
          </table:table-cell>
          <table:table-cell office:value-type="string">
            <text:p>49,294 </text:p>
          </table:table-cell>
          <table:table-cell office:value-type="string">
            <text:p>$6,685 </text:p>
          </table:table-cell>
          <table:table-cell office:value-type="string">
            <text:p>$8,785 </text:p>
          </table:table-cell>
          <table:table-cell office:value-type="string">
            <text:p>$35,104 </text:p>
          </table:table-cell>
          <table:table-cell office:value-type="string">
            <text:p>$176,605 </text:p>
          </table:table-cell>
          <table:table-cell office:value-type="string">
            <text:p>5,151 </text:p>
          </table:table-cell>
          <table:table-cell office:value-type="string">
            <text:p>$1,408 </text:p>
          </table:table-cell>
          <table:table-cell office:value-type="string">
            <text:p>$591 </text:p>
          </table:table-cell>
          <table:table-cell office:value-type="string">
            <text:p>$687 </text:p>
          </table:table-cell>
          <table:table-cell office:value-type="string">
            <text:p>$794 </text:p>
          </table:table-cell>
          <table:table-cell office:value-type="string">
            <text:p>$26,785 </text:p>
          </table:table-cell>
          <table:table-cell office:value-type="string">
            <text:p>$142,578 </text:p>
          </table:table-cell>
          <table:table-cell office:value-type="string">
            <text:p>7,737 </text:p>
          </table:table-cell>
          <table:table-cell office:value-type="string">
            <text:p>$54,076 </text:p>
          </table:table-cell>
          <table:table-cell office:value-type="string">
            <text:p>6,179 </text:p>
          </table:table-cell>
          <table:table-cell office:value-type="string">
            <text:p>$54,076 </text:p>
          </table:table-cell>
          <table:table-cell office:value-type="string">
            <text:p>20,147 </text:p>
          </table:table-cell>
          <table:table-cell office:value-type="string">
            <text:p>$40,851 </text:p>
          </table:table-cell>
          <table:table-cell office:value-type="string">
            <text:p>10,080 </text:p>
          </table:table-cell>
          <table:table-cell office:value-type="string">
            <text:p>$30,714 </text:p>
          </table:table-cell>
          <table:table-cell office:value-type="string">
            <text:p>412 </text:p>
          </table:table-cell>
          <table:table-cell office:value-type="string">
            <text:p>1,311,880 </text:p>
          </table:table-cell>
          <table:table-cell office:value-type="string">
            <text:p>1,093,811 </text:p>
          </table:table-cell>
          <table:table-cell office:value-type="string">
            <text:p>1,431 </text:p>
          </table:table-cell>
          <table:table-cell office:value-type="string">
            <text:p>3.86</text:p>
          </table:table-cell>
          <table:table-cell office:value-type="string">
            <text:p>899 </text:p>
          </table:table-cell>
          <table:table-cell office:value-type="string">
            <text:p>188 </text:p>
          </table:table-cell>
          <table:table-cell office:value-type="string">
            <text:p>8.73 </text:p>
          </table:table-cell>
          <table:table-cell office:value-type="string">
            <text:p>7.2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1999</text:p>
          </table:table-cell>
          <table:table-cell office:value-type="string">
            <text:p>9.41 </text:p>
          </table:table-cell>
          <table:table-cell office:value-type="string">
            <text:p>9.54 </text:p>
          </table:table-cell>
          <table:table-cell office:value-type="string">
            <text:p>$9.87 </text:p>
          </table:table-cell>
          <table:table-cell office:value-type="string">
            <text:p>11.56 </text:p>
          </table:table-cell>
          <table:table-cell office:value-type="string">
            <text:p>11.40 </text:p>
          </table:table-cell>
          <table:table-cell office:value-type="string">
            <text:p>8.50 </text:p>
          </table:table-cell>
          <table:table-cell office:value-type="string">
            <text:p>8.62 </text:p>
          </table:table-cell>
          <table:table-cell office:value-type="string">
            <text:p>$8.59 </text:p>
          </table:table-cell>
          <table:table-cell office:value-type="string">
            <text:p>$8.59 </text:p>
          </table:table-cell>
          <table:table-cell office:value-type="string">
            <text:p>153,960 </text:p>
          </table:table-cell>
          <table:table-cell office:value-type="string">
            <text:p>78 </text:p>
          </table:table-cell>
          <table:table-cell office:value-type="string">
            <text:p>$279 </text:p>
          </table:table-cell>
          <table:table-cell office:value-type="string">
            <text:p>$882 </text:p>
          </table:table-cell>
          <table:table-cell office:value-type="string">
            <text:p>$1,060 </text:p>
          </table:table-cell>
          <table:table-cell office:value-type="string">
            <text:p>$0.45 </text:p>
          </table:table-cell>
          <table:table-cell office:value-type="string">
            <text:p>$0.46 </text:p>
          </table:table-cell>
          <table:table-cell office:value-type="string">
            <text:p>$9.10 </text:p>
          </table:table-cell>
          <table:table-cell office:value-type="string">
            <text:p>$9,022 </text:p>
          </table:table-cell>
          <table:table-cell office:value-type="string">
            <text:p>$7,928 </text:p>
          </table:table-cell>
          <table:table-cell office:value-type="string">
            <text:p>8.93 </text:p>
          </table:table-cell>
          <table:table-cell office:value-type="string">
            <text:p>7.85 </text:p>
          </table:table-cell>
          <table:table-cell office:value-type="string">
            <text:p>9.06 </text:p>
          </table:table-cell>
          <table:table-cell office:value-type="string">
            <text:p>7.96 </text:p>
          </table:table-cell>
          <table:table-cell office:value-type="string">
            <text:p>$4,381 </text:p>
          </table:table-cell>
          <table:table-cell office:value-type="string">
            <text:p>4.34 </text:p>
          </table:table-cell>
          <table:table-cell office:value-type="string">
            <text:p>4.40 </text:p>
          </table:table-cell>
          <table:table-cell office:value-type="string">
            <text:p>$3.55 </text:p>
          </table:table-cell>
          <table:table-cell office:value-type="string">
            <text:p>3.51 </text:p>
          </table:table-cell>
          <table:table-cell office:value-type="string">
            <text:p>3.56 </text:p>
          </table:table-cell>
          <table:table-cell office:value-type="string">
            <text:p>$0.54 </text:p>
          </table:table-cell>
          <table:table-cell office:value-type="string">
            <text:p>2,040 </text:p>
          </table:table-cell>
          <table:table-cell office:value-type="string">
            <text:p>$1,094 </text:p>
          </table:table-cell>
          <table:table-cell office:value-type="string">
            <text:p>$20.0 </text:p>
          </table:table-cell>
          <table:table-cell office:value-type="string">
            <text:p>$0.011 </text:p>
          </table:table-cell>
          <table:table-cell office:value-type="string">
            <text:p>$51,953 </text:p>
          </table:table-cell>
          <table:table-cell office:value-type="string">
            <text:p>0.12122382725183</text:p>
          </table:table-cell>
          <table:table-cell office:value-type="string">
            <text:p>1.96 </text:p>
          </table:table-cell>
          <table:table-cell office:value-type="float" office:value="28">
            <text:p>28</text:p>
          </table:table-cell>
          <table:table-cell office:value-type="string">
            <text:p>41.1 </text:p>
          </table:table-cell>
          <table:table-cell office:value-type="string">
            <text:p>89.9 </text:p>
          </table:table-cell>
          <table:table-cell office:value-type="string">
            <text:p>89.9 </text:p>
          </table:table-cell>
          <table:table-cell office:value-type="string">
            <text:p>0.26365482003638</text:p>
          </table:table-cell>
          <table:table-cell office:value-type="string">
            <text:p>49.8 </text:p>
          </table:table-cell>
          <table:table-cell office:value-type="string">
            <text:p>44.1 </text:p>
          </table:table-cell>
          <table:table-cell office:value-type="string">
            <text:p>44,867 </text:p>
          </table:table-cell>
          <table:table-cell office:value-type="string">
            <text:p>50,689 </text:p>
          </table:table-cell>
          <table:table-cell office:value-type="string">
            <text:p>50,689 </text:p>
          </table:table-cell>
          <table:table-cell office:value-type="string">
            <text:p>$7,289 </text:p>
          </table:table-cell>
          <table:table-cell office:value-type="string">
            <text:p>$10,115 </text:p>
          </table:table-cell>
          <table:table-cell office:value-type="string">
            <text:p>$34,688 </text:p>
          </table:table-cell>
          <table:table-cell office:value-type="string">
            <text:p>$166,768 </text:p>
          </table:table-cell>
          <table:table-cell office:value-type="string">
            <text:p>5,822 </text:p>
          </table:table-cell>
          <table:table-cell office:value-type="string">
            <text:p>$1,339 </text:p>
          </table:table-cell>
          <table:table-cell office:value-type="string">
            <text:p>$583 </text:p>
          </table:table-cell>
          <table:table-cell office:value-type="string">
            <text:p>$675 </text:p>
          </table:table-cell>
          <table:table-cell office:value-type="string">
            <text:p>$772 </text:p>
          </table:table-cell>
          <table:table-cell office:value-type="string">
            <text:p>$31,886 </text:p>
          </table:table-cell>
          <table:table-cell office:value-type="string">
            <text:p>$128,100 </text:p>
          </table:table-cell>
          <table:table-cell office:value-type="string">
            <text:p>7,980 </text:p>
          </table:table-cell>
          <table:table-cell office:value-type="string">
            <text:p>$56,951 </text:p>
          </table:table-cell>
          <table:table-cell office:value-type="string">
            <text:p>6,038 </text:p>
          </table:table-cell>
          <table:table-cell office:value-type="string">
            <text:p>$56,951 </text:p>
          </table:table-cell>
          <table:table-cell office:value-type="string">
            <text:p>20,627 </text:p>
          </table:table-cell>
          <table:table-cell office:value-type="string">
            <text:p>$39,928 </text:p>
          </table:table-cell>
          <table:table-cell office:value-type="string">
            <text:p>10,222 </text:p>
          </table:table-cell>
          <table:table-cell office:value-type="string">
            <text:p>$32,406 </text:p>
          </table:table-cell>
          <table:table-cell office:value-type="string">
            <text:p>414 </text:p>
          </table:table-cell>
          <table:table-cell office:value-type="string">
            <text:p>1,435,810 </text:p>
          </table:table-cell>
          <table:table-cell office:value-type="string">
            <text:p>1,190,590 </text:p>
          </table:table-cell>
          <table:table-cell office:value-type="string">
            <text:p>1,420 </text:p>
          </table:table-cell>
          <table:table-cell office:value-type="string">
            <text:p>3.90</text:p>
          </table:table-cell>
          <table:table-cell office:value-type="string">
            <text:p>905 </text:p>
          </table:table-cell>
          <table:table-cell office:value-type="string">
            <text:p>188 </text:p>
          </table:table-cell>
          <table:table-cell office:value-type="string">
            <text:p>9.49 </text:p>
          </table:table-cell>
          <table:table-cell office:value-type="string">
            <text:p>7.8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2000</text:p>
          </table:table-cell>
          <table:table-cell office:value-type="string">
            <text:p>10.12 </text:p>
          </table:table-cell>
          <table:table-cell office:value-type="string">
            <text:p>10.23 </text:p>
          </table:table-cell>
          <table:table-cell office:value-type="string">
            <text:p>$10.96 </text:p>
          </table:table-cell>
          <table:table-cell office:value-type="string">
            <text:p>12.02 </text:p>
          </table:table-cell>
          <table:table-cell office:value-type="string">
            <text:p>11.88 </text:p>
          </table:table-cell>
          <table:table-cell office:value-type="string">
            <text:p>9.10 </text:p>
          </table:table-cell>
          <table:table-cell office:value-type="string">
            <text:p>9.20 </text:p>
          </table:table-cell>
          <table:table-cell office:value-type="string">
            <text:p>$9.52 </text:p>
          </table:table-cell>
          <table:table-cell office:value-type="string">
            <text:p>$9.52 </text:p>
          </table:table-cell>
          <table:table-cell office:value-type="string">
            <text:p>175,221 </text:p>
          </table:table-cell>
          <table:table-cell office:value-type="string">
            <text:p>112 </text:p>
          </table:table-cell>
          <table:table-cell office:value-type="string">
            <text:p>$273 </text:p>
          </table:table-cell>
          <table:table-cell office:value-type="string">
            <text:p>$955 </text:p>
          </table:table-cell>
          <table:table-cell office:value-type="string">
            <text:p>$1,119 </text:p>
          </table:table-cell>
          <table:table-cell office:value-type="string">
            <text:p>$0.50 </text:p>
          </table:table-cell>
          <table:table-cell office:value-type="string">
            <text:p>$0.48 </text:p>
          </table:table-cell>
          <table:table-cell office:value-type="string">
            <text:p>$10.29 </text:p>
          </table:table-cell>
          <table:table-cell office:value-type="string">
            <text:p>$10,181 </text:p>
          </table:table-cell>
          <table:table-cell office:value-type="string">
            <text:p>$8,423 </text:p>
          </table:table-cell>
          <table:table-cell office:value-type="string">
            <text:p>9.72 </text:p>
          </table:table-cell>
          <table:table-cell office:value-type="string">
            <text:p>8.05 </text:p>
          </table:table-cell>
          <table:table-cell office:value-type="string">
            <text:p>9.83 </text:p>
          </table:table-cell>
          <table:table-cell office:value-type="string">
            <text:p>8.14 </text:p>
          </table:table-cell>
          <table:table-cell office:value-type="string">
            <text:p>$4,649 </text:p>
          </table:table-cell>
          <table:table-cell office:value-type="string">
            <text:p>4.44 </text:p>
          </table:table-cell>
          <table:table-cell office:value-type="string">
            <text:p>4.49 </text:p>
          </table:table-cell>
          <table:table-cell office:value-type="string">
            <text:p>$3.77 </text:p>
          </table:table-cell>
          <table:table-cell office:value-type="string">
            <text:p>3.60 </text:p>
          </table:table-cell>
          <table:table-cell office:value-type="string">
            <text:p>3.65 </text:p>
          </table:table-cell>
          <table:table-cell office:value-type="string">
            <text:p>$0.83 </text:p>
          </table:table-cell>
          <table:table-cell office:value-type="string">
            <text:p>2,113 </text:p>
          </table:table-cell>
          <table:table-cell office:value-type="string">
            <text:p>$1,758 </text:p>
          </table:table-cell>
          <table:table-cell office:value-type="string">
            <text:p>$30.9 </text:p>
          </table:table-cell>
          <table:table-cell office:value-type="string">
            <text:p>$0.017 </text:p>
          </table:table-cell>
          <table:table-cell office:value-type="string">
            <text:p>$55,004 </text:p>
          </table:table-cell>
          <table:table-cell office:value-type="string">
            <text:p>0.17269638908157</text:p>
          </table:table-cell>
          <table:table-cell office:value-type="string">
            <text:p>2.01 </text:p>
          </table:table-cell>
          <table:table-cell office:value-type="float" office:value="27">
            <text:p>27</text:p>
          </table:table-cell>
          <table:table-cell office:value-type="string">
            <text:p>41.4 </text:p>
          </table:table-cell>
          <table:table-cell office:value-type="string">
            <text:p>91.2 </text:p>
          </table:table-cell>
          <table:table-cell office:value-type="string">
            <text:p>91.2 </text:p>
          </table:table-cell>
          <table:table-cell office:value-type="string">
            <text:p>0</text:p>
          </table:table-cell>
          <table:table-cell office:value-type="string">
            <text:p>49.6 </text:p>
          </table:table-cell>
          <table:table-cell office:value-type="string">
            <text:p>43.6 </text:p>
          </table:table-cell>
          <table:table-cell office:value-type="string">
            <text:p>45,570 </text:p>
          </table:table-cell>
          <table:table-cell office:value-type="string">
            <text:p>51,551 </text:p>
          </table:table-cell>
          <table:table-cell office:value-type="string">
            <text:p>51,551 </text:p>
          </table:table-cell>
          <table:table-cell office:value-type="string">
            <text:p>$7,728 </text:p>
          </table:table-cell>
          <table:table-cell office:value-type="string">
            <text:p>$9,643 </text:p>
          </table:table-cell>
          <table:table-cell office:value-type="string">
            <text:p>$37,039 </text:p>
          </table:table-cell>
          <table:table-cell office:value-type="string">
            <text:p>$165,876 </text:p>
          </table:table-cell>
          <table:table-cell office:value-type="string">
            <text:p>5,981 </text:p>
          </table:table-cell>
          <table:table-cell office:value-type="string">
            <text:p>$1,303 </text:p>
          </table:table-cell>
          <table:table-cell office:value-type="string">
            <text:p>$581 </text:p>
          </table:table-cell>
          <table:table-cell office:value-type="string">
            <text:p>$657 </text:p>
          </table:table-cell>
          <table:table-cell office:value-type="string">
            <text:p>$763 </text:p>
          </table:table-cell>
          <table:table-cell office:value-type="string">
            <text:p>$24,230 </text:p>
          </table:table-cell>
          <table:table-cell office:value-type="string">
            <text:p>$134,441 </text:p>
          </table:table-cell>
          <table:table-cell office:value-type="string">
            <text:p>8,123 </text:p>
          </table:table-cell>
          <table:table-cell office:value-type="string">
            <text:p>$61,520 </text:p>
          </table:table-cell>
          <table:table-cell office:value-type="string">
            <text:p>5,852 </text:p>
          </table:table-cell>
          <table:table-cell office:value-type="string">
            <text:p>$61,520 </text:p>
          </table:table-cell>
          <table:table-cell office:value-type="string">
            <text:p>20,842 </text:p>
          </table:table-cell>
          <table:table-cell office:value-type="string">
            <text:p>$42,158 </text:p>
          </table:table-cell>
          <table:table-cell office:value-type="string">
            <text:p>10,753 </text:p>
          </table:table-cell>
          <table:table-cell office:value-type="string">
            <text:p>$31,951 </text:p>
          </table:table-cell>
          <table:table-cell office:value-type="string">
            <text:p>420 </text:p>
          </table:table-cell>
          <table:table-cell office:value-type="string">
            <text:p>1,487,463 </text:p>
          </table:table-cell>
          <table:table-cell office:value-type="string">
            <text:p>1,232,446 </text:p>
          </table:table-cell>
          <table:table-cell office:value-type="string">
            <text:p>1,421 </text:p>
          </table:table-cell>
          <table:table-cell office:value-type="string">
            <text:p>3.64</text:p>
          </table:table-cell>
          <table:table-cell office:value-type="string">
            <text:p>914 </text:p>
          </table:table-cell>
          <table:table-cell office:value-type="string">
            <text:p>189 </text:p>
          </table:table-cell>
          <table:table-cell office:value-type="string">
            <text:p>9.67 </text:p>
          </table:table-cell>
          <table:table-cell office:value-type="string">
            <text:p>8.0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2001</text:p>
          </table:table-cell>
          <table:table-cell office:value-type="string">
            <text:p>9.18 </text:p>
          </table:table-cell>
          <table:table-cell office:value-type="string">
            <text:p>9.32 </text:p>
          </table:table-cell>
          <table:table-cell office:value-type="string">
            <text:p>$9.59 </text:p>
          </table:table-cell>
          <table:table-cell office:value-type="string">
            <text:p>11.22 </text:p>
          </table:table-cell>
          <table:table-cell office:value-type="string">
            <text:p>11.05 </text:p>
          </table:table-cell>
          <table:table-cell office:value-type="string">
            <text:p>8.22 </text:p>
          </table:table-cell>
          <table:table-cell office:value-type="string">
            <text:p>8.34 </text:p>
          </table:table-cell>
          <table:table-cell office:value-type="string">
            <text:p>$8.22 </text:p>
          </table:table-cell>
          <table:table-cell office:value-type="string">
            <text:p>$8.22 </text:p>
          </table:table-cell>
          <table:table-cell office:value-type="string">
            <text:p>199,176 </text:p>
          </table:table-cell>
          <table:table-cell office:value-type="string">
            <text:p>147 </text:p>
          </table:table-cell>
          <table:table-cell office:value-type="string">
            <text:p>$337 </text:p>
          </table:table-cell>
          <table:table-cell office:value-type="string">
            <text:p>$912 </text:p>
          </table:table-cell>
          <table:table-cell office:value-type="string">
            <text:p>$1,206 </text:p>
          </table:table-cell>
          <table:table-cell office:value-type="string">
            <text:p>$0.50 </text:p>
          </table:table-cell>
          <table:table-cell office:value-type="string">
            <text:p>$0.51 </text:p>
          </table:table-cell>
          <table:table-cell office:value-type="string">
            <text:p>$10.39 </text:p>
          </table:table-cell>
          <table:table-cell office:value-type="string">
            <text:p>$10,242 </text:p>
          </table:table-cell>
          <table:table-cell office:value-type="string">
            <text:p>$8,630 </text:p>
          </table:table-cell>
          <table:table-cell office:value-type="string">
            <text:p>10.24 </text:p>
          </table:table-cell>
          <table:table-cell office:value-type="string">
            <text:p>8.63 </text:p>
          </table:table-cell>
          <table:table-cell office:value-type="string">
            <text:p>10.39 </text:p>
          </table:table-cell>
          <table:table-cell office:value-type="string">
            <text:p>8.76 </text:p>
          </table:table-cell>
          <table:table-cell office:value-type="string">
            <text:p>$4,535 </text:p>
          </table:table-cell>
          <table:table-cell office:value-type="string">
            <text:p>4.53 </text:p>
          </table:table-cell>
          <table:table-cell office:value-type="string">
            <text:p>4.60 </text:p>
          </table:table-cell>
          <table:table-cell office:value-type="string">
            <text:p>$4.09 </text:p>
          </table:table-cell>
          <table:table-cell office:value-type="string">
            <text:p>4.09 </text:p>
          </table:table-cell>
          <table:table-cell office:value-type="string">
            <text:p>4.15 </text:p>
          </table:table-cell>
          <table:table-cell office:value-type="string">
            <text:p>$0.79 </text:p>
          </table:table-cell>
          <table:table-cell office:value-type="string">
            <text:p>2,029 </text:p>
          </table:table-cell>
          <table:table-cell office:value-type="string">
            <text:p>$1,612 </text:p>
          </table:table-cell>
          <table:table-cell office:value-type="string">
            <text:p>$30.8 </text:p>
          </table:table-cell>
          <table:table-cell office:value-type="string">
            <text:p>$0.016 </text:p>
          </table:table-cell>
          <table:table-cell office:value-type="string">
            <text:p>$59,945 </text:p>
          </table:table-cell>
          <table:table-cell office:value-type="string">
            <text:p>0.15741369881418</text:p>
          </table:table-cell>
          <table:table-cell office:value-type="string">
            <text:p>1.97 </text:p>
          </table:table-cell>
          <table:table-cell office:value-type="float" office:value="24">
            <text:p>24</text:p>
          </table:table-cell>
          <table:table-cell office:value-type="string">
            <text:p>39.5 </text:p>
          </table:table-cell>
          <table:table-cell office:value-type="string">
            <text:p>81.4 </text:p>
          </table:table-cell>
          <table:table-cell office:value-type="string">
            <text:p>81.4 </text:p>
          </table:table-cell>
          <table:table-cell office:value-type="string">
            <text:p>0.27956723512806</text:p>
          </table:table-cell>
          <table:table-cell office:value-type="string">
            <text:p>46.8 </text:p>
          </table:table-cell>
          <table:table-cell office:value-type="string">
            <text:p>42.8 </text:p>
          </table:table-cell>
          <table:table-cell office:value-type="string">
            <text:p>43,807 </text:p>
          </table:table-cell>
          <table:table-cell office:value-type="string">
            <text:p>49,910 </text:p>
          </table:table-cell>
          <table:table-cell office:value-type="string">
            <text:p>49,910 </text:p>
          </table:table-cell>
          <table:table-cell office:value-type="string">
            <text:p>$11,188 </text:p>
          </table:table-cell>
          <table:table-cell office:value-type="string">
            <text:p>$13,441 </text:p>
          </table:table-cell>
          <table:table-cell office:value-type="string">
            <text:p>$40,917 </text:p>
          </table:table-cell>
          <table:table-cell office:value-type="string">
            <text:p>$175,568 </text:p>
          </table:table-cell>
          <table:table-cell office:value-type="string">
            <text:p>6,103 </text:p>
          </table:table-cell>
          <table:table-cell office:value-type="string">
            <text:p>$1,404 </text:p>
          </table:table-cell>
          <table:table-cell office:value-type="string">
            <text:p>$648 </text:p>
          </table:table-cell>
          <table:table-cell office:value-type="string">
            <text:p>$717 </text:p>
          </table:table-cell>
          <table:table-cell office:value-type="string">
            <text:p>$836 </text:p>
          </table:table-cell>
          <table:table-cell office:value-type="string">
            <text:p>$29,615 </text:p>
          </table:table-cell>
          <table:table-cell office:value-type="string">
            <text:p>$138,427 </text:p>
          </table:table-cell>
          <table:table-cell office:value-type="string">
            <text:p>7,641 </text:p>
          </table:table-cell>
          <table:table-cell office:value-type="string">
            <text:p>$65,383 </text:p>
          </table:table-cell>
          <table:table-cell office:value-type="string">
            <text:p>5,444 </text:p>
          </table:table-cell>
          <table:table-cell office:value-type="string">
            <text:p>$65,383 </text:p>
          </table:table-cell>
          <table:table-cell office:value-type="string">
            <text:p>20,359 </text:p>
          </table:table-cell>
          <table:table-cell office:value-type="string">
            <text:p>$44,215 </text:p>
          </table:table-cell>
          <table:table-cell office:value-type="string">
            <text:p>10,363 </text:p>
          </table:table-cell>
          <table:table-cell office:value-type="string">
            <text:p>$34,218 </text:p>
          </table:table-cell>
          <table:table-cell office:value-type="string">
            <text:p>435 </text:p>
          </table:table-cell>
          <table:table-cell office:value-type="string">
            <text:p>1,447,191 </text:p>
          </table:table-cell>
          <table:table-cell office:value-type="string">
            <text:p>1,206,326 </text:p>
          </table:table-cell>
          <table:table-cell office:value-type="string">
            <text:p>1,402 </text:p>
          </table:table-cell>
          <table:table-cell office:value-type="string">
            <text:p>3.49</text:p>
          </table:table-cell>
          <table:table-cell office:value-type="string">
            <text:p>928 </text:p>
          </table:table-cell>
          <table:table-cell office:value-type="string">
            <text:p>184 </text:p>
          </table:table-cell>
          <table:table-cell office:value-type="string">
            <text:p>9.12 </text:p>
          </table:table-cell>
          <table:table-cell office:value-type="string">
            <text:p>7.6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2002</text:p>
          </table:table-cell>
          <table:table-cell office:value-type="string">
            <text:p>9.09 </text:p>
          </table:table-cell>
          <table:table-cell office:value-type="string">
            <text:p>9.32 </text:p>
          </table:table-cell>
          <table:table-cell office:value-type="string">
            <text:p>$9.15 </text:p>
          </table:table-cell>
          <table:table-cell office:value-type="string">
            <text:p>10.75 </text:p>
          </table:table-cell>
          <table:table-cell office:value-type="string">
            <text:p>10.49 </text:p>
          </table:table-cell>
          <table:table-cell office:value-type="string">
            <text:p>8.09 </text:p>
          </table:table-cell>
          <table:table-cell office:value-type="string">
            <text:p>8.28 </text:p>
          </table:table-cell>
          <table:table-cell office:value-type="string">
            <text:p>$7.75 </text:p>
          </table:table-cell>
          <table:table-cell office:value-type="string">
            <text:p>$7.75 </text:p>
          </table:table-cell>
          <table:table-cell office:value-type="string">
            <text:p>197,873 </text:p>
          </table:table-cell>
          <table:table-cell office:value-type="string">
            <text:p>163 </text:p>
          </table:table-cell>
          <table:table-cell office:value-type="string">
            <text:p>$296 </text:p>
          </table:table-cell>
          <table:table-cell office:value-type="string">
            <text:p>$880 </text:p>
          </table:table-cell>
          <table:table-cell office:value-type="string">
            <text:p>$1,077 </text:p>
          </table:table-cell>
          <table:table-cell office:value-type="string">
            <text:p>$0.44 </text:p>
          </table:table-cell>
          <table:table-cell office:value-type="string">
            <text:p>$0.47 </text:p>
          </table:table-cell>
          <table:table-cell office:value-type="string">
            <text:p>$9.94 </text:p>
          </table:table-cell>
          <table:table-cell office:value-type="string">
            <text:p>$9,772 </text:p>
          </table:table-cell>
          <table:table-cell office:value-type="string">
            <text:p>$8,454 </text:p>
          </table:table-cell>
          <table:table-cell office:value-type="string">
            <text:p>10.19 </text:p>
          </table:table-cell>
          <table:table-cell office:value-type="string">
            <text:p>8.82 </text:p>
          </table:table-cell>
          <table:table-cell office:value-type="string">
            <text:p>10.44 </text:p>
          </table:table-cell>
          <table:table-cell office:value-type="string">
            <text:p>9.03 </text:p>
          </table:table-cell>
          <table:table-cell office:value-type="string">
            <text:p>$4,490 </text:p>
          </table:table-cell>
          <table:table-cell office:value-type="string">
            <text:p>4.68 </text:p>
          </table:table-cell>
          <table:table-cell office:value-type="string">
            <text:p>4.80 </text:p>
          </table:table-cell>
          <table:table-cell office:value-type="string">
            <text:p>$3.96 </text:p>
          </table:table-cell>
          <table:table-cell office:value-type="string">
            <text:p>4.13 </text:p>
          </table:table-cell>
          <table:table-cell office:value-type="string">
            <text:p>4.24 </text:p>
          </table:table-cell>
          <table:table-cell office:value-type="string">
            <text:p>$0.70 </text:p>
          </table:table-cell>
          <table:table-cell office:value-type="string">
            <text:p>1,896 </text:p>
          </table:table-cell>
          <table:table-cell office:value-type="string">
            <text:p>$1,318 </text:p>
          </table:table-cell>
          <table:table-cell office:value-type="string">
            <text:p>$25.4 </text:p>
          </table:table-cell>
          <table:table-cell office:value-type="string">
            <text:p>$0.014 </text:p>
          </table:table-cell>
          <table:table-cell office:value-type="string">
            <text:p>$62,496 </text:p>
          </table:table-cell>
          <table:table-cell office:value-type="string">
            <text:p>0.13487352798962</text:p>
          </table:table-cell>
          <table:table-cell office:value-type="string">
            <text:p>2.09 </text:p>
          </table:table-cell>
          <table:table-cell office:value-type="float" office:value="24">
            <text:p>24</text:p>
          </table:table-cell>
          <table:table-cell office:value-type="string">
            <text:p>42.4 </text:p>
          </table:table-cell>
          <table:table-cell office:value-type="string">
            <text:p>78.4 </text:p>
          </table:table-cell>
          <table:table-cell office:value-type="string">
            <text:p>78.4 </text:p>
          </table:table-cell>
          <table:table-cell office:value-type="string">
            <text:p>0.27496688544873</text:p>
          </table:table-cell>
          <table:table-cell office:value-type="string">
            <text:p>42.0 </text:p>
          </table:table-cell>
          <table:table-cell office:value-type="string">
            <text:p>45.6 </text:p>
          </table:table-cell>
          <table:table-cell office:value-type="string">
            <text:p>39,184 </text:p>
          </table:table-cell>
          <table:table-cell office:value-type="string">
            <text:p>44,718 </text:p>
          </table:table-cell>
          <table:table-cell office:value-type="string">
            <text:p>44,718 </text:p>
          </table:table-cell>
          <table:table-cell office:value-type="string">
            <text:p>$14,691 </text:p>
          </table:table-cell>
          <table:table-cell office:value-type="string">
            <text:p>$17,662 </text:p>
          </table:table-cell>
          <table:table-cell office:value-type="string">
            <text:p>$41,602 </text:p>
          </table:table-cell>
          <table:table-cell office:value-type="string">
            <text:p>$194,557 </text:p>
          </table:table-cell>
          <table:table-cell office:value-type="string">
            <text:p>5,534 </text:p>
          </table:table-cell>
          <table:table-cell office:value-type="string">
            <text:p>$1,463 </text:p>
          </table:table-cell>
          <table:table-cell office:value-type="string">
            <text:p>$674 </text:p>
          </table:table-cell>
          <table:table-cell office:value-type="string">
            <text:p>$727 </text:p>
          </table:table-cell>
          <table:table-cell office:value-type="string">
            <text:p>$847 </text:p>
          </table:table-cell>
          <table:table-cell office:value-type="string">
            <text:p>$38,694 </text:p>
          </table:table-cell>
          <table:table-cell office:value-type="string">
            <text:p>$148,084 </text:p>
          </table:table-cell>
          <table:table-cell office:value-type="string">
            <text:p>6,563 </text:p>
          </table:table-cell>
          <table:table-cell office:value-type="string">
            <text:p>$66,896 </text:p>
          </table:table-cell>
          <table:table-cell office:value-type="string">
            <text:p>4,733 </text:p>
          </table:table-cell>
          <table:table-cell office:value-type="string">
            <text:p>$66,896 </text:p>
          </table:table-cell>
          <table:table-cell office:value-type="string">
            <text:p>18,645 </text:p>
          </table:table-cell>
          <table:table-cell office:value-type="string">
            <text:p>$45,603 </text:p>
          </table:table-cell>
          <table:table-cell office:value-type="string">
            <text:p>9,243 </text:p>
          </table:table-cell>
          <table:table-cell office:value-type="string">
            <text:p>$37,331 </text:p>
          </table:table-cell>
          <table:table-cell office:value-type="string">
            <text:p>444 </text:p>
          </table:table-cell>
          <table:table-cell office:value-type="string">
            <text:p>1,408,396 </text:p>
          </table:table-cell>
          <table:table-cell office:value-type="string">
            <text:p>1,176,684 </text:p>
          </table:table-cell>
          <table:table-cell office:value-type="string">
            <text:p>1,346 </text:p>
          </table:table-cell>
          <table:table-cell office:value-type="string">
            <text:p>3.53</text:p>
          </table:table-cell>
          <table:table-cell office:value-type="string">
            <text:p>921 </text:p>
          </table:table-cell>
          <table:table-cell office:value-type="string">
            <text:p>179 </text:p>
          </table:table-cell>
          <table:table-cell office:value-type="string">
            <text:p>8.69 </text:p>
          </table:table-cell>
          <table:table-cell office:value-type="string">
            <text:p>7.2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2003</text:p>
          </table:table-cell>
          <table:table-cell office:value-type="string">
            <text:p>9.29 </text:p>
          </table:table-cell>
          <table:table-cell office:value-type="string">
            <text:p>9.74 </text:p>
          </table:table-cell>
          <table:table-cell office:value-type="string">
            <text:p>$9.18 </text:p>
          </table:table-cell>
          <table:table-cell office:value-type="string">
            <text:p>11.08 </text:p>
          </table:table-cell>
          <table:table-cell office:value-type="string">
            <text:p>10.57 </text:p>
          </table:table-cell>
          <table:table-cell office:value-type="string">
            <text:p>8.16 </text:p>
          </table:table-cell>
          <table:table-cell office:value-type="string">
            <text:p>8.55 </text:p>
          </table:table-cell>
          <table:table-cell office:value-type="string">
            <text:p>$7.62 </text:p>
          </table:table-cell>
          <table:table-cell office:value-type="string">
            <text:p>$7.62 </text:p>
          </table:table-cell>
          <table:table-cell office:value-type="string">
            <text:p>220,887 </text:p>
          </table:table-cell>
          <table:table-cell office:value-type="string">
            <text:p>186 </text:p>
          </table:table-cell>
          <table:table-cell office:value-type="string">
            <text:p>$298 </text:p>
          </table:table-cell>
          <table:table-cell office:value-type="string">
            <text:p>$863 </text:p>
          </table:table-cell>
          <table:table-cell office:value-type="string">
            <text:p>$810 </text:p>
          </table:table-cell>
          <table:table-cell office:value-type="string">
            <text:p>$0.45 </text:p>
          </table:table-cell>
          <table:table-cell office:value-type="string">
            <text:p>$0.50 </text:p>
          </table:table-cell>
          <table:table-cell office:value-type="string">
            <text:p>$9.46 </text:p>
          </table:table-cell>
          <table:table-cell office:value-type="string">
            <text:p>$9,275 </text:p>
          </table:table-cell>
          <table:table-cell office:value-type="string">
            <text:p>$7,858 </text:p>
          </table:table-cell>
          <table:table-cell office:value-type="string">
            <text:p>9.93 </text:p>
          </table:table-cell>
          <table:table-cell office:value-type="string">
            <text:p>8.42 </text:p>
          </table:table-cell>
          <table:table-cell office:value-type="string">
            <text:p>10.41 </text:p>
          </table:table-cell>
          <table:table-cell office:value-type="string">
            <text:p>8.82 </text:p>
          </table:table-cell>
          <table:table-cell office:value-type="string">
            <text:p>$3,894 </text:p>
          </table:table-cell>
          <table:table-cell office:value-type="string">
            <text:p>4.17 </text:p>
          </table:table-cell>
          <table:table-cell office:value-type="string">
            <text:p>4.37 </text:p>
          </table:table-cell>
          <table:table-cell office:value-type="string">
            <text:p>$3.96 </text:p>
          </table:table-cell>
          <table:table-cell office:value-type="string">
            <text:p>4.25 </text:p>
          </table:table-cell>
          <table:table-cell office:value-type="string">
            <text:p>4.45 </text:p>
          </table:table-cell>
          <table:table-cell office:value-type="string">
            <text:p>$0.81 </text:p>
          </table:table-cell>
          <table:table-cell office:value-type="string">
            <text:p>1,752 </text:p>
          </table:table-cell>
          <table:table-cell office:value-type="string">
            <text:p>$1,417 </text:p>
          </table:table-cell>
          <table:table-cell office:value-type="string">
            <text:p>$27.3 </text:p>
          </table:table-cell>
          <table:table-cell office:value-type="string">
            <text:p>$0.016 </text:p>
          </table:table-cell>
          <table:table-cell office:value-type="string">
            <text:p>$68,074 </text:p>
          </table:table-cell>
          <table:table-cell office:value-type="string">
            <text:p>0.15273421398592</text:p>
          </table:table-cell>
          <table:table-cell office:value-type="string">
            <text:p>2.24 </text:p>
          </table:table-cell>
          <table:table-cell office:value-type="float" office:value="22">
            <text:p>22</text:p>
          </table:table-cell>
          <table:table-cell office:value-type="string">
            <text:p>44.3 </text:p>
          </table:table-cell>
          <table:table-cell office:value-type="string">
            <text:p>70.5 </text:p>
          </table:table-cell>
          <table:table-cell office:value-type="string">
            <text:p>70.5 </text:p>
          </table:table-cell>
          <table:table-cell office:value-type="string">
            <text:p>0.3673139078669</text:p>
          </table:table-cell>
          <table:table-cell office:value-type="string">
            <text:p>40.3 </text:p>
          </table:table-cell>
          <table:table-cell office:value-type="string">
            <text:p>47.4 </text:p>
          </table:table-cell>
          <table:table-cell office:value-type="string">
            <text:p>34,621 </text:p>
          </table:table-cell>
          <table:table-cell office:value-type="string">
            <text:p>39,733 </text:p>
          </table:table-cell>
          <table:table-cell office:value-type="string">
            <text:p>39,733 </text:p>
          </table:table-cell>
          <table:table-cell office:value-type="string">
            <text:p>$17,832 </text:p>
          </table:table-cell>
          <table:table-cell office:value-type="string">
            <text:p>$22,375 </text:p>
          </table:table-cell>
          <table:table-cell office:value-type="string">
            <text:p>$43,918 </text:p>
          </table:table-cell>
          <table:table-cell office:value-type="string">
            <text:p>$223,981 </text:p>
          </table:table-cell>
          <table:table-cell office:value-type="string">
            <text:p>5,112 </text:p>
          </table:table-cell>
          <table:table-cell office:value-type="string">
            <text:p>$1,706 </text:p>
          </table:table-cell>
          <table:table-cell office:value-type="string">
            <text:p>$731 </text:p>
          </table:table-cell>
          <table:table-cell office:value-type="string">
            <text:p>$804 </text:p>
          </table:table-cell>
          <table:table-cell office:value-type="string">
            <text:p>$930 </text:p>
          </table:table-cell>
          <table:table-cell office:value-type="string">
            <text:p>$53,145 </text:p>
          </table:table-cell>
          <table:table-cell office:value-type="string">
            <text:p>$161,931 </text:p>
          </table:table-cell>
          <table:table-cell office:value-type="string">
            <text:p>5,943 </text:p>
          </table:table-cell>
          <table:table-cell office:value-type="string">
            <text:p>$75,283 </text:p>
          </table:table-cell>
          <table:table-cell office:value-type="string">
            <text:p>2,966 </text:p>
          </table:table-cell>
          <table:table-cell office:value-type="string">
            <text:p>$75,283 </text:p>
          </table:table-cell>
          <table:table-cell office:value-type="string">
            <text:p>17,309 </text:p>
          </table:table-cell>
          <table:table-cell office:value-type="string">
            <text:p>$49,523 </text:p>
          </table:table-cell>
          <table:table-cell office:value-type="string">
            <text:p>8,403 </text:p>
          </table:table-cell>
          <table:table-cell office:value-type="string">
            <text:p>$42,425 </text:p>
          </table:table-cell>
          <table:table-cell office:value-type="string">
            <text:p>429 </text:p>
          </table:table-cell>
          <table:table-cell office:value-type="string">
            <text:p>1,358,658 </text:p>
          </table:table-cell>
          <table:table-cell office:value-type="string">
            <text:p>1,143,575 </text:p>
          </table:table-cell>
          <table:table-cell office:value-type="string">
            <text:p>1,289 </text:p>
          </table:table-cell>
          <table:table-cell office:value-type="string">
            <text:p>3.55</text:p>
          </table:table-cell>
          <table:table-cell office:value-type="string">
            <text:p>915 </text:p>
          </table:table-cell>
          <table:table-cell office:value-type="string">
            <text:p>176 </text:p>
          </table:table-cell>
          <table:table-cell office:value-type="string">
            <text:p>8.67 </text:p>
          </table:table-cell>
          <table:table-cell office:value-type="string">
            <text:p>7.3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2004</text:p>
          </table:table-cell>
          <table:table-cell office:value-type="string">
            <text:p>9.82 </text:p>
          </table:table-cell>
          <table:table-cell office:value-type="string">
            <text:p>10.41 </text:p>
          </table:table-cell>
          <table:table-cell office:value-type="string">
            <text:p>$11.27 </text:p>
          </table:table-cell>
          <table:table-cell office:value-type="string">
            <text:p>11.49 </text:p>
          </table:table-cell>
          <table:table-cell office:value-type="string">
            <text:p>10.84 </text:p>
          </table:table-cell>
          <table:table-cell office:value-type="string">
            <text:p>8.69 </text:p>
          </table:table-cell>
          <table:table-cell office:value-type="string">
            <text:p>9.21 </text:p>
          </table:table-cell>
          <table:table-cell office:value-type="string">
            <text:p>$8.43 </text:p>
          </table:table-cell>
          <table:table-cell office:value-type="string">
            <text:p>$8.43 </text:p>
          </table:table-cell>
          <table:table-cell office:value-type="string">
            <text:p>237,893 </text:p>
          </table:table-cell>
          <table:table-cell office:value-type="string">
            <text:p>1,431 </text:p>
          </table:table-cell>
          <table:table-cell office:value-type="string">
            <text:p>$261 </text:p>
          </table:table-cell>
          <table:table-cell office:value-type="string">
            <text:p>$925 </text:p>
          </table:table-cell>
          <table:table-cell office:value-type="string">
            <text:p>$747 </text:p>
          </table:table-cell>
          <table:table-cell office:value-type="string">
            <text:p>$0.45 </text:p>
          </table:table-cell>
          <table:table-cell office:value-type="string">
            <text:p>$0.49 </text:p>
          </table:table-cell>
          <table:table-cell office:value-type="string">
            <text:p>$11.70 </text:p>
          </table:table-cell>
          <table:table-cell office:value-type="string">
            <text:p>$10,269 </text:p>
          </table:table-cell>
          <table:table-cell office:value-type="string">
            <text:p>$8,183 </text:p>
          </table:table-cell>
          <table:table-cell office:value-type="string">
            <text:p>10.59 </text:p>
          </table:table-cell>
          <table:table-cell office:value-type="string">
            <text:p>8.44 </text:p>
          </table:table-cell>
          <table:table-cell office:value-type="string">
            <text:p>11.22 </text:p>
          </table:table-cell>
          <table:table-cell office:value-type="string">
            <text:p>8.94 </text:p>
          </table:table-cell>
          <table:table-cell office:value-type="string">
            <text:p>$4,274 </text:p>
          </table:table-cell>
          <table:table-cell office:value-type="string">
            <text:p>4.41 </text:p>
          </table:table-cell>
          <table:table-cell office:value-type="string">
            <text:p>4.67 </text:p>
          </table:table-cell>
          <table:table-cell office:value-type="string">
            <text:p>$3.91 </text:p>
          </table:table-cell>
          <table:table-cell office:value-type="string">
            <text:p>4.03 </text:p>
          </table:table-cell>
          <table:table-cell office:value-type="string">
            <text:p>4.27 </text:p>
          </table:table-cell>
          <table:table-cell office:value-type="string">
            <text:p>$1.18 </text:p>
          </table:table-cell>
          <table:table-cell office:value-type="string">
            <text:p>1,766 </text:p>
          </table:table-cell>
          <table:table-cell office:value-type="string">
            <text:p>$2,086 </text:p>
          </table:table-cell>
          <table:table-cell office:value-type="string">
            <text:p>$37.6 </text:p>
          </table:table-cell>
          <table:table-cell office:value-type="string">
            <text:p>$0.023 </text:p>
          </table:table-cell>
          <table:table-cell office:value-type="string">
            <text:p>$69,560 </text:p>
          </table:table-cell>
          <table:table-cell office:value-type="string">
            <text:p>0</text:p>
          </table:table-cell>
          <table:table-cell office:value-type="string">
            <text:p>2.38 </text:p>
          </table:table-cell>
          <table:table-cell office:value-type="float" office:value="23">
            <text:p>23</text:p>
          </table:table-cell>
          <table:table-cell office:value-type="string">
            <text:p>47.3 </text:p>
          </table:table-cell>
          <table:table-cell office:value-type="string">
            <text:p>71.8 </text:p>
          </table:table-cell>
          <table:table-cell office:value-type="string">
            <text:p>71.8 </text:p>
          </table:table-cell>
          <table:table-cell office:value-type="string">
            <text:p>0</text:p>
          </table:table-cell>
          <table:table-cell office:value-type="string">
            <text:p>38.4 </text:p>
          </table:table-cell>
          <table:table-cell office:value-type="string">
            <text:p>47.5 </text:p>
          </table:table-cell>
          <table:table-cell office:value-type="string">
            <text:p>33,512 </text:p>
          </table:table-cell>
          <table:table-cell office:value-type="string">
            <text:p>38,454 </text:p>
          </table:table-cell>
          <table:table-cell office:value-type="string">
            <text:p>38,454 </text:p>
          </table:table-cell>
          <table:table-cell office:value-type="string">
            <text:p>$17,007 </text:p>
          </table:table-cell>
          <table:table-cell office:value-type="string">
            <text:p>$22,054 </text:p>
          </table:table-cell>
          <table:table-cell office:value-type="string">
            <text:p>$43,736 </text:p>
          </table:table-cell>
          <table:table-cell office:value-type="string">
            <text:p>$234,606 </text:p>
          </table:table-cell>
          <table:table-cell office:value-type="string">
            <text:p>4,942 </text:p>
          </table:table-cell>
          <table:table-cell office:value-type="string">
            <text:p>$1,605 </text:p>
          </table:table-cell>
          <table:table-cell office:value-type="string">
            <text:p>$716 </text:p>
          </table:table-cell>
          <table:table-cell office:value-type="string">
            <text:p>$824 </text:p>
          </table:table-cell>
          <table:table-cell office:value-type="string">
            <text:p>$909 </text:p>
          </table:table-cell>
          <table:table-cell office:value-type="string">
            <text:p>$56,276 </text:p>
          </table:table-cell>
          <table:table-cell office:value-type="string">
            <text:p>$169,208 </text:p>
          </table:table-cell>
          <table:table-cell office:value-type="string">
            <text:p>5,439 </text:p>
          </table:table-cell>
          <table:table-cell office:value-type="string">
            <text:p>$82,489 </text:p>
          </table:table-cell>
          <table:table-cell office:value-type="string">
            <text:p>2,531 </text:p>
          </table:table-cell>
          <table:table-cell office:value-type="string">
            <text:p>$82,489 </text:p>
          </table:table-cell>
          <table:table-cell office:value-type="string">
            <text:p>16,656 </text:p>
          </table:table-cell>
          <table:table-cell office:value-type="string">
            <text:p>$49,755 </text:p>
          </table:table-cell>
          <table:table-cell office:value-type="string">
            <text:p>8,636 </text:p>
          </table:table-cell>
          <table:table-cell office:value-type="string">
            <text:p>$43,184 </text:p>
          </table:table-cell>
          <table:table-cell office:value-type="string">
            <text:p>434 </text:p>
          </table:table-cell>
          <table:table-cell office:value-type="string">
            <text:p>1,402,452 </text:p>
          </table:table-cell>
          <table:table-cell office:value-type="string">
            <text:p>1,175,862 </text:p>
          </table:table-cell>
          <table:table-cell office:value-type="string">
            <text:p>1,259 </text:p>
          </table:table-cell>
          <table:table-cell office:value-type="string">
            <text:p>3.50</text:p>
          </table:table-cell>
          <table:table-cell office:value-type="string">
            <text:p>925 </text:p>
          </table:table-cell>
          <table:table-cell office:value-type="string">
            <text:p>176 </text:p>
          </table:table-cell>
          <table:table-cell office:value-type="string">
            <text:p>8.83 </text:p>
          </table:table-cell>
          <table:table-cell office:value-type="string">
            <text:p>7.4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2005</text:p>
          </table:table-cell>
          <table:table-cell office:value-type="string">
            <text:p>10.48 </text:p>
          </table:table-cell>
          <table:table-cell office:value-type="string">
            <text:p>11.01 </text:p>
          </table:table-cell>
          <table:table-cell office:value-type="string">
            <text:p>$12.32 </text:p>
          </table:table-cell>
          <table:table-cell office:value-type="string">
            <text:p>11.64 </text:p>
          </table:table-cell>
          <table:table-cell office:value-type="string">
            <text:p>11.08 </text:p>
          </table:table-cell>
          <table:table-cell office:value-type="string">
            <text:p>9.15 </text:p>
          </table:table-cell>
          <table:table-cell office:value-type="string">
            <text:p>9.62 </text:p>
          </table:table-cell>
          <table:table-cell office:value-type="string">
            <text:p>$8.84 </text:p>
          </table:table-cell>
          <table:table-cell office:value-type="string">
            <text:p>$8.84 </text:p>
          </table:table-cell>
          <table:table-cell office:value-type="string">
            <text:p>350,379 </text:p>
          </table:table-cell>
          <table:table-cell office:value-type="string">
            <text:p>1,895 </text:p>
          </table:table-cell>
          <table:table-cell office:value-type="string">
            <text:p>$519 </text:p>
          </table:table-cell>
          <table:table-cell office:value-type="string">
            <text:p>$1,137 </text:p>
          </table:table-cell>
          <table:table-cell office:value-type="string">
            <text:p>$914 </text:p>
          </table:table-cell>
          <table:table-cell office:value-type="string">
            <text:p>$0.42 </text:p>
          </table:table-cell>
          <table:table-cell office:value-type="string">
            <text:p>$0.46 </text:p>
          </table:table-cell>
          <table:table-cell office:value-type="string">
            <text:p>$13.21 </text:p>
          </table:table-cell>
          <table:table-cell office:value-type="string">
            <text:p>$11,316 </text:p>
          </table:table-cell>
          <table:table-cell office:value-type="string">
            <text:p>$8,363 </text:p>
          </table:table-cell>
          <table:table-cell office:value-type="string">
            <text:p>11.72 </text:p>
          </table:table-cell>
          <table:table-cell office:value-type="string">
            <text:p>8.66 </text:p>
          </table:table-cell>
          <table:table-cell office:value-type="string">
            <text:p>12.31 </text:p>
          </table:table-cell>
          <table:table-cell office:value-type="string">
            <text:p>9.10 </text:p>
          </table:table-cell>
          <table:table-cell office:value-type="string">
            <text:p>$4,516 </text:p>
          </table:table-cell>
          <table:table-cell office:value-type="string">
            <text:p>4.68 </text:p>
          </table:table-cell>
          <table:table-cell office:value-type="string">
            <text:p>4.91 </text:p>
          </table:table-cell>
          <table:table-cell office:value-type="string">
            <text:p>$3.85 </text:p>
          </table:table-cell>
          <table:table-cell office:value-type="string">
            <text:p>3.98 </text:p>
          </table:table-cell>
          <table:table-cell office:value-type="string">
            <text:p>4.19 </text:p>
          </table:table-cell>
          <table:table-cell office:value-type="string">
            <text:p>$1.69 </text:p>
          </table:table-cell>
          <table:table-cell office:value-type="string">
            <text:p>1,744 </text:p>
          </table:table-cell>
          <table:table-cell office:value-type="string">
            <text:p>$2,954 </text:p>
          </table:table-cell>
          <table:table-cell office:value-type="string">
            <text:p>$52.2 </text:p>
          </table:table-cell>
          <table:table-cell office:value-type="string">
            <text:p>$0.032 </text:p>
          </table:table-cell>
          <table:table-cell office:value-type="string">
            <text:p>$66,465 </text:p>
          </table:table-cell>
          <table:table-cell office:value-type="string">
            <text:p>0</text:p>
          </table:table-cell>
          <table:table-cell office:value-type="string">
            <text:p>2.55 </text:p>
          </table:table-cell>
          <table:table-cell office:value-type="float" office:value="24">
            <text:p>24</text:p>
          </table:table-cell>
          <table:table-cell office:value-type="string">
            <text:p>46.1 </text:p>
          </table:table-cell>
          <table:table-cell office:value-type="string">
            <text:p>75.0 </text:p>
          </table:table-cell>
          <table:table-cell office:value-type="string">
            <text:p>75.0 </text:p>
          </table:table-cell>
          <table:table-cell office:value-type="string">
            <text:p>1</text:p>
          </table:table-cell>
          <table:table-cell office:value-type="string">
            <text:p>36.2 </text:p>
          </table:table-cell>
          <table:table-cell office:value-type="string">
            <text:p>46.3 </text:p>
          </table:table-cell>
          <table:table-cell office:value-type="string">
            <text:p>30,990 </text:p>
          </table:table-cell>
          <table:table-cell office:value-type="string">
            <text:p>35,985 </text:p>
          </table:table-cell>
          <table:table-cell office:value-type="string">
            <text:p>35,985 </text:p>
          </table:table-cell>
          <table:table-cell office:value-type="string">
            <text:p>$22,962 </text:p>
          </table:table-cell>
          <table:table-cell office:value-type="string">
            <text:p>$29,876 </text:p>
          </table:table-cell>
          <table:table-cell office:value-type="string">
            <text:p>$41,928 </text:p>
          </table:table-cell>
          <table:table-cell office:value-type="string">
            <text:p>$225,077 </text:p>
          </table:table-cell>
          <table:table-cell office:value-type="string">
            <text:p>4,995 </text:p>
          </table:table-cell>
          <table:table-cell office:value-type="string">
            <text:p>$1,519 </text:p>
          </table:table-cell>
          <table:table-cell office:value-type="string">
            <text:p>$701 </text:p>
          </table:table-cell>
          <table:table-cell office:value-type="string">
            <text:p>$792 </text:p>
          </table:table-cell>
          <table:table-cell office:value-type="string">
            <text:p>$887 </text:p>
          </table:table-cell>
          <table:table-cell office:value-type="string">
            <text:p>$72,772 </text:p>
          </table:table-cell>
          <table:table-cell office:value-type="string">
            <text:p>$143,618 </text:p>
          </table:table-cell>
          <table:table-cell office:value-type="string">
            <text:p>5,466 </text:p>
          </table:table-cell>
          <table:table-cell office:value-type="string">
            <text:p>$77,119 </text:p>
          </table:table-cell>
          <table:table-cell office:value-type="string">
            <text:p>1,460 </text:p>
          </table:table-cell>
          <table:table-cell office:value-type="string">
            <text:p>$77,119 </text:p>
          </table:table-cell>
          <table:table-cell office:value-type="string">
            <text:p>15,204 </text:p>
          </table:table-cell>
          <table:table-cell office:value-type="string">
            <text:p>$48,759 </text:p>
          </table:table-cell>
          <table:table-cell office:value-type="string">
            <text:p>8,860 </text:p>
          </table:table-cell>
          <table:table-cell office:value-type="string">
            <text:p>$42,329 </text:p>
          </table:table-cell>
          <table:table-cell office:value-type="string">
            <text:p>420 </text:p>
          </table:table-cell>
          <table:table-cell office:value-type="string">
            <text:p>1,381,536 </text:p>
          </table:table-cell>
          <table:table-cell office:value-type="string">
            <text:p>1,159,930 </text:p>
          </table:table-cell>
          <table:table-cell office:value-type="string">
            <text:p>1,263 </text:p>
          </table:table-cell>
          <table:table-cell office:value-type="string">
            <text:p>3.59</text:p>
          </table:table-cell>
          <table:table-cell office:value-type="string">
            <text:p>961 </text:p>
          </table:table-cell>
          <table:table-cell office:value-type="string">
            <text:p>178 </text:p>
          </table:table-cell>
          <table:table-cell office:value-type="string">
            <text:p>9.00 </text:p>
          </table:table-cell>
          <table:table-cell office:value-type="string">
            <text:p>7.5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2006</text:p>
          </table:table-cell>
          <table:table-cell office:value-type="string">
            <text:p>11.59 </text:p>
          </table:table-cell>
          <table:table-cell office:value-type="string">
            <text:p>12.21 </text:p>
          </table:table-cell>
          <table:table-cell office:value-type="string">
            <text:p>$12.55 </text:p>
          </table:table-cell>
          <table:table-cell office:value-type="string">
            <text:p>12.45 </text:p>
          </table:table-cell>
          <table:table-cell office:value-type="string">
            <text:p>11.82 </text:p>
          </table:table-cell>
          <table:table-cell office:value-type="string">
            <text:p>10.03 </text:p>
          </table:table-cell>
          <table:table-cell office:value-type="string">
            <text:p>10.56 </text:p>
          </table:table-cell>
          <table:table-cell office:value-type="string">
            <text:p>$9.05 </text:p>
          </table:table-cell>
          <table:table-cell office:value-type="string">
            <text:p>$9.05 </text:p>
          </table:table-cell>
          <table:table-cell office:value-type="string">
            <text:p>476,273 </text:p>
          </table:table-cell>
          <table:table-cell office:value-type="string">
            <text:p>1,626 </text:p>
          </table:table-cell>
          <table:table-cell office:value-type="string">
            <text:p>$647 </text:p>
          </table:table-cell>
          <table:table-cell office:value-type="string">
            <text:p>$1,046 </text:p>
          </table:table-cell>
          <table:table-cell office:value-type="string">
            <text:p>$898 </text:p>
          </table:table-cell>
          <table:table-cell office:value-type="string">
            <text:p>$0.36 </text:p>
          </table:table-cell>
          <table:table-cell office:value-type="string">
            <text:p>$0.41 </text:p>
          </table:table-cell>
          <table:table-cell office:value-type="string">
            <text:p>$11.77 </text:p>
          </table:table-cell>
          <table:table-cell office:value-type="string">
            <text:p>$10,147 </text:p>
          </table:table-cell>
          <table:table-cell office:value-type="string">
            <text:p>$6,922 </text:p>
          </table:table-cell>
          <table:table-cell office:value-type="string">
            <text:p>11.24 </text:p>
          </table:table-cell>
          <table:table-cell office:value-type="string">
            <text:p>7.67 </text:p>
          </table:table-cell>
          <table:table-cell office:value-type="string">
            <text:p>11.84 </text:p>
          </table:table-cell>
          <table:table-cell office:value-type="string">
            <text:p>8.08 </text:p>
          </table:table-cell>
          <table:table-cell office:value-type="string">
            <text:p>$4,137 </text:p>
          </table:table-cell>
          <table:table-cell office:value-type="string">
            <text:p>4.58 </text:p>
          </table:table-cell>
          <table:table-cell office:value-type="string">
            <text:p>4.83 </text:p>
          </table:table-cell>
          <table:table-cell office:value-type="string">
            <text:p>$2.79 </text:p>
          </table:table-cell>
          <table:table-cell office:value-type="string">
            <text:p>3.09 </text:p>
          </table:table-cell>
          <table:table-cell office:value-type="string">
            <text:p>3.25 </text:p>
          </table:table-cell>
          <table:table-cell office:value-type="string">
            <text:p>$2.03 </text:p>
          </table:table-cell>
          <table:table-cell office:value-type="string">
            <text:p>1,593 </text:p>
          </table:table-cell>
          <table:table-cell office:value-type="string">
            <text:p>$3,226 </text:p>
          </table:table-cell>
          <table:table-cell office:value-type="string">
            <text:p>$58.8 </text:p>
          </table:table-cell>
          <table:table-cell office:value-type="string">
            <text:p>$0.038 </text:p>
          </table:table-cell>
          <table:table-cell office:value-type="string">
            <text:p>$55,996 </text:p>
          </table:table-cell>
          <table:table-cell office:value-type="string">
            <text:p>0</text:p>
          </table:table-cell>
          <table:table-cell office:value-type="string">
            <text:p>2.79 </text:p>
          </table:table-cell>
          <table:table-cell office:value-type="float" office:value="31">
            <text:p>31</text:p>
          </table:table-cell>
          <table:table-cell office:value-type="string">
            <text:p>47.1 </text:p>
          </table:table-cell>
          <table:table-cell office:value-type="string">
            <text:p>97.1 </text:p>
          </table:table-cell>
          <table:table-cell office:value-type="string">
            <text:p>97.1 </text:p>
          </table:table-cell>
          <table:table-cell office:value-type="string">
            <text:p>0.72002396078982</text:p>
          </table:table-cell>
          <table:table-cell office:value-type="string">
            <text:p>34.7 </text:p>
          </table:table-cell>
          <table:table-cell office:value-type="string">
            <text:p>48.6 </text:p>
          </table:table-cell>
          <table:table-cell office:value-type="string">
            <text:p>26,198 </text:p>
          </table:table-cell>
          <table:table-cell office:value-type="string">
            <text:p>30,729 </text:p>
          </table:table-cell>
          <table:table-cell office:value-type="string">
            <text:p>30,729 </text:p>
          </table:table-cell>
          <table:table-cell office:value-type="string">
            <text:p>$19,369 </text:p>
          </table:table-cell>
          <table:table-cell office:value-type="string">
            <text:p>$23,862 </text:p>
          </table:table-cell>
          <table:table-cell office:value-type="string">
            <text:p>$35,213 </text:p>
          </table:table-cell>
          <table:table-cell office:value-type="string">
            <text:p>$176,024 </text:p>
          </table:table-cell>
          <table:table-cell office:value-type="string">
            <text:p>4,531 </text:p>
          </table:table-cell>
          <table:table-cell office:value-type="string">
            <text:p>$1,160 </text:p>
          </table:table-cell>
          <table:table-cell office:value-type="string">
            <text:p>$546 </text:p>
          </table:table-cell>
          <table:table-cell office:value-type="string">
            <text:p>$619 </text:p>
          </table:table-cell>
          <table:table-cell office:value-type="string">
            <text:p>$689 </text:p>
          </table:table-cell>
          <table:table-cell office:value-type="string">
            <text:p>$49,840 </text:p>
          </table:table-cell>
          <table:table-cell office:value-type="string">
            <text:p>$117,556 </text:p>
          </table:table-cell>
          <table:table-cell office:value-type="string">
            <text:p>5,106 </text:p>
          </table:table-cell>
          <table:table-cell office:value-type="string">
            <text:p>$69,640 </text:p>
          </table:table-cell>
          <table:table-cell office:value-type="string">
            <text:p>267 </text:p>
          </table:table-cell>
          <table:table-cell office:value-type="string">
            <text:p>$69,640 </text:p>
          </table:table-cell>
          <table:table-cell office:value-type="string">
            <text:p>12,956 </text:p>
          </table:table-cell>
          <table:table-cell office:value-type="string">
            <text:p>$42,288 </text:p>
          </table:table-cell>
          <table:table-cell office:value-type="string">
            <text:p>7,869 </text:p>
          </table:table-cell>
          <table:table-cell office:value-type="string">
            <text:p>$33,747 </text:p>
          </table:table-cell>
          <table:table-cell office:value-type="string">
            <text:p>373 </text:p>
          </table:table-cell>
          <table:table-cell office:value-type="string">
            <text:p>1,280,748 </text:p>
          </table:table-cell>
          <table:table-cell office:value-type="string">
            <text:p>1,071,612 </text:p>
          </table:table-cell>
          <table:table-cell office:value-type="string">
            <text:p>1,243 </text:p>
          </table:table-cell>
          <table:table-cell office:value-type="string">
            <text:p>3.47</text:p>
          </table:table-cell>
          <table:table-cell office:value-type="string">
            <text:p>978 </text:p>
          </table:table-cell>
          <table:table-cell office:value-type="string">
            <text:p>179 </text:p>
          </table:table-cell>
          <table:table-cell office:value-type="string">
            <text:p>9.40 </text:p>
          </table:table-cell>
          <table:table-cell office:value-type="string">
            <text:p>7.8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2007</text:p>
          </table:table-cell>
          <table:table-cell office:value-type="string">
            <text:p>11.70 </text:p>
          </table:table-cell>
          <table:table-cell office:value-type="string">
            <text:p>12.21 </text:p>
          </table:table-cell>
          <table:table-cell office:value-type="string">
            <text:p>$12.73 </text:p>
          </table:table-cell>
          <table:table-cell office:value-type="string">
            <text:p>12.73 </text:p>
          </table:table-cell>
          <table:table-cell office:value-type="string">
            <text:p>12.19 </text:p>
          </table:table-cell>
          <table:table-cell office:value-type="string">
            <text:p>10.32 </text:p>
          </table:table-cell>
          <table:table-cell office:value-type="string">
            <text:p>10.77 </text:p>
          </table:table-cell>
          <table:table-cell office:value-type="string">
            <text:p>$9.29 </text:p>
          </table:table-cell>
          <table:table-cell office:value-type="string">
            <text:p>$9.29 </text:p>
          </table:table-cell>
          <table:table-cell office:value-type="string">
            <text:p>428,966 </text:p>
          </table:table-cell>
          <table:table-cell office:value-type="string">
            <text:p>1,540 </text:p>
          </table:table-cell>
          <table:table-cell office:value-type="string">
            <text:p>$666 </text:p>
          </table:table-cell>
          <table:table-cell office:value-type="string">
            <text:p>$1,180 </text:p>
          </table:table-cell>
          <table:table-cell office:value-type="string">
            <text:p>$906 </text:p>
          </table:table-cell>
          <table:table-cell office:value-type="string">
            <text:p>$0.50 </text:p>
          </table:table-cell>
          <table:table-cell office:value-type="string">
            <text:p>$0.58 </text:p>
          </table:table-cell>
          <table:table-cell office:value-type="string">
            <text:p>$11.61 </text:p>
          </table:table-cell>
          <table:table-cell office:value-type="string">
            <text:p>$10,071 </text:p>
          </table:table-cell>
          <table:table-cell office:value-type="string">
            <text:p>$6,898 </text:p>
          </table:table-cell>
          <table:table-cell office:value-type="string">
            <text:p>11.18 </text:p>
          </table:table-cell>
          <table:table-cell office:value-type="string">
            <text:p>7.66 </text:p>
          </table:table-cell>
          <table:table-cell office:value-type="string">
            <text:p>11.67 </text:p>
          </table:table-cell>
          <table:table-cell office:value-type="string">
            <text:p>7.99 </text:p>
          </table:table-cell>
          <table:table-cell office:value-type="string">
            <text:p>$4,268 </text:p>
          </table:table-cell>
          <table:table-cell office:value-type="string">
            <text:p>4.74 </text:p>
          </table:table-cell>
          <table:table-cell office:value-type="string">
            <text:p>4.95 </text:p>
          </table:table-cell>
          <table:table-cell office:value-type="string">
            <text:p>$2.63 </text:p>
          </table:table-cell>
          <table:table-cell office:value-type="string">
            <text:p>2.92 </text:p>
          </table:table-cell>
          <table:table-cell office:value-type="string">
            <text:p>3.05 </text:p>
          </table:table-cell>
          <table:table-cell office:value-type="string">
            <text:p>$2.05 </text:p>
          </table:table-cell>
          <table:table-cell office:value-type="string">
            <text:p>1,545 </text:p>
          </table:table-cell>
          <table:table-cell office:value-type="string">
            <text:p>$3,173 </text:p>
          </table:table-cell>
          <table:table-cell office:value-type="string">
            <text:p>$59.1 </text:p>
          </table:table-cell>
          <table:table-cell office:value-type="string">
            <text:p>$0.037 </text:p>
          </table:table-cell>
          <table:table-cell office:value-type="string">
            <text:p>$63,546 </text:p>
          </table:table-cell>
          <table:table-cell office:value-type="string">
            <text:p>0.31510474537071</text:p>
          </table:table-cell>
          <table:table-cell office:value-type="string">
            <text:p>2.91 </text:p>
          </table:table-cell>
          <table:table-cell office:value-type="float" office:value="33">
            <text:p>33</text:p>
          </table:table-cell>
          <table:table-cell office:value-type="string">
            <text:p>48.9 </text:p>
          </table:table-cell>
          <table:table-cell office:value-type="string">
            <text:p>104.5 </text:p>
          </table:table-cell>
          <table:table-cell office:value-type="string">
            <text:p>104.5 </text:p>
          </table:table-cell>
          <table:table-cell office:value-type="string">
            <text:p>0.735876849417470</text:p>
          </table:table-cell>
          <table:table-cell office:value-type="string">
            <text:p>32.4 </text:p>
          </table:table-cell>
          <table:table-cell office:value-type="string">
            <text:p>50.8 </text:p>
          </table:table-cell>
          <table:table-cell office:value-type="string">
            <text:p>25,279 </text:p>
          </table:table-cell>
          <table:table-cell office:value-type="string">
            <text:p>29,619 </text:p>
          </table:table-cell>
          <table:table-cell office:value-type="string">
            <text:p>29,619 </text:p>
          </table:table-cell>
          <table:table-cell office:value-type="string">
            <text:p>$11,933 </text:p>
          </table:table-cell>
          <table:table-cell office:value-type="string">
            <text:p>$14,276 </text:p>
          </table:table-cell>
          <table:table-cell office:value-type="string">
            <text:p>$40,954 </text:p>
          </table:table-cell>
          <table:table-cell office:value-type="string">
            <text:p>$167,457 </text:p>
          </table:table-cell>
          <table:table-cell office:value-type="string">
            <text:p>4,340 </text:p>
          </table:table-cell>
          <table:table-cell office:value-type="string">
            <text:p>$1,050 </text:p>
          </table:table-cell>
          <table:table-cell office:value-type="string">
            <text:p>$523 </text:p>
          </table:table-cell>
          <table:table-cell office:value-type="string">
            <text:p>$588 </text:p>
          </table:table-cell>
          <table:table-cell office:value-type="string">
            <text:p>$648 </text:p>
          </table:table-cell>
          <table:table-cell office:value-type="string">
            <text:p>$27,924 </text:p>
          </table:table-cell>
          <table:table-cell office:value-type="string">
            <text:p>$132,009 </text:p>
          </table:table-cell>
          <table:table-cell office:value-type="string">
            <text:p>5,326 </text:p>
          </table:table-cell>
          <table:table-cell office:value-type="string">
            <text:p>$93,824 </text:p>
          </table:table-cell>
          <table:table-cell office:value-type="string">
            <text:p>265 </text:p>
          </table:table-cell>
          <table:table-cell office:value-type="string">
            <text:p>$93,824 </text:p>
          </table:table-cell>
          <table:table-cell office:value-type="string">
            <text:p>12,008 </text:p>
          </table:table-cell>
          <table:table-cell office:value-type="string">
            <text:p>$43,310 </text:p>
          </table:table-cell>
          <table:table-cell office:value-type="string">
            <text:p>7,680 </text:p>
          </table:table-cell>
          <table:table-cell office:value-type="string">
            <text:p>$35,674 </text:p>
          </table:table-cell>
          <table:table-cell office:value-type="string">
            <text:p>370 </text:p>
          </table:table-cell>
          <table:table-cell office:value-type="string">
            <text:p>1,273,956 </text:p>
          </table:table-cell>
          <table:table-cell office:value-type="string">
            <text:p>1,052,432 </text:p>
          </table:table-cell>
          <table:table-cell office:value-type="string">
            <text:p>1,213 </text:p>
          </table:table-cell>
          <table:table-cell office:value-type="string">
            <text:p>3.31</text:p>
          </table:table-cell>
          <table:table-cell office:value-type="string">
            <text:p>1,003 </text:p>
          </table:table-cell>
          <table:table-cell office:value-type="string">
            <text:p>184 </text:p>
          </table:table-cell>
          <table:table-cell office:value-type="string">
            <text:p>9.42 </text:p>
          </table:table-cell>
          <table:table-cell office:value-type="string">
            <text:p>7.7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2008</text:p>
          </table:table-cell>
          <table:table-cell office:value-type="string">
            <text:p>12.75 </text:p>
          </table:table-cell>
          <table:table-cell office:value-type="string">
            <text:p>12.91 </text:p>
          </table:table-cell>
          <table:table-cell office:value-type="string">
            <text:p>$14.10 </text:p>
          </table:table-cell>
          <table:table-cell office:value-type="string">
            <text:p>13.10 </text:p>
          </table:table-cell>
          <table:table-cell office:value-type="string">
            <text:p>12.93 </text:p>
          </table:table-cell>
          <table:table-cell office:value-type="string">
            <text:p>10.97 </text:p>
          </table:table-cell>
          <table:table-cell office:value-type="string">
            <text:p>11.11 </text:p>
          </table:table-cell>
          <table:table-cell office:value-type="string">
            <text:p>$9.39 </text:p>
          </table:table-cell>
          <table:table-cell office:value-type="string">
            <text:p>$9.39 </text:p>
          </table:table-cell>
          <table:table-cell office:value-type="string">
            <text:p>616,169 </text:p>
          </table:table-cell>
          <table:table-cell office:value-type="string">
            <text:p>2,399 </text:p>
          </table:table-cell>
          <table:table-cell office:value-type="string">
            <text:p>$603 </text:p>
          </table:table-cell>
          <table:table-cell office:value-type="string">
            <text:p>$1,264 </text:p>
          </table:table-cell>
          <table:table-cell office:value-type="string">
            <text:p>$875 </text:p>
          </table:table-cell>
          <table:table-cell office:value-type="string">
            <text:p>$0.59 </text:p>
          </table:table-cell>
          <table:table-cell office:value-type="string">
            <text:p>$0.70 </text:p>
          </table:table-cell>
          <table:table-cell office:value-type="string">
            <text:p>$14.64 </text:p>
          </table:table-cell>
          <table:table-cell office:value-type="string">
            <text:p>$12,237 </text:p>
          </table:table-cell>
          <table:table-cell office:value-type="string">
            <text:p>$7,091 </text:p>
          </table:table-cell>
          <table:table-cell office:value-type="string">
            <text:p>14.31 </text:p>
          </table:table-cell>
          <table:table-cell office:value-type="string">
            <text:p>8.29 </text:p>
          </table:table-cell>
          <table:table-cell office:value-type="string">
            <text:p>14.49 </text:p>
          </table:table-cell>
          <table:table-cell office:value-type="string">
            <text:p>8.40 </text:p>
          </table:table-cell>
          <table:table-cell office:value-type="string">
            <text:p>$4,388 </text:p>
          </table:table-cell>
          <table:table-cell office:value-type="string">
            <text:p>5.13 </text:p>
          </table:table-cell>
          <table:table-cell office:value-type="string">
            <text:p>5.20 </text:p>
          </table:table-cell>
          <table:table-cell office:value-type="string">
            <text:p>$2.70 </text:p>
          </table:table-cell>
          <table:table-cell office:value-type="string">
            <text:p>3.16 </text:p>
          </table:table-cell>
          <table:table-cell office:value-type="string">
            <text:p>3.20 </text:p>
          </table:table-cell>
          <table:table-cell office:value-type="string">
            <text:p>$3.61 </text:p>
          </table:table-cell>
          <table:table-cell office:value-type="string">
            <text:p>1,427 </text:p>
          </table:table-cell>
          <table:table-cell office:value-type="string">
            <text:p>$5,146 </text:p>
          </table:table-cell>
          <table:table-cell office:value-type="string">
            <text:p>$105.2 </text:p>
          </table:table-cell>
          <table:table-cell office:value-type="string">
            <text:p>$0.061 </text:p>
          </table:table-cell>
          <table:table-cell office:value-type="string">
            <text:p>$64,842 </text:p>
          </table:table-cell>
          <table:table-cell office:value-type="string">
            <text:p>0.42056104094016</text:p>
          </table:table-cell>
          <table:table-cell office:value-type="string">
            <text:p>2.90 </text:p>
          </table:table-cell>
          <table:table-cell office:value-type="float" office:value="31">
            <text:p>31</text:p>
          </table:table-cell>
          <table:table-cell office:value-type="string">
            <text:p>44.9 </text:p>
          </table:table-cell>
          <table:table-cell office:value-type="string">
            <text:p>106.6 </text:p>
          </table:table-cell>
          <table:table-cell office:value-type="string">
            <text:p>106.6 </text:p>
          </table:table-cell>
          <table:table-cell office:value-type="string">
            <text:p>0.68902376969230</text:p>
          </table:table-cell>
          <table:table-cell office:value-type="string">
            <text:p>34.8 </text:p>
          </table:table-cell>
          <table:table-cell office:value-type="string">
            <text:p>50.9 </text:p>
          </table:table-cell>
          <table:table-cell office:value-type="string">
            <text:p>24,779 </text:p>
          </table:table-cell>
          <table:table-cell office:value-type="string">
            <text:p>29,124 </text:p>
          </table:table-cell>
          <table:table-cell office:value-type="string">
            <text:p>29,124 </text:p>
          </table:table-cell>
          <table:table-cell office:value-type="string">
            <text:p>$13,108 </text:p>
          </table:table-cell>
          <table:table-cell office:value-type="string">
            <text:p>$15,657 </text:p>
          </table:table-cell>
          <table:table-cell office:value-type="string">
            <text:p>$44,445 </text:p>
          </table:table-cell>
          <table:table-cell office:value-type="string">
            <text:p>$159,975 </text:p>
          </table:table-cell>
          <table:table-cell office:value-type="string">
            <text:p>4,345 </text:p>
          </table:table-cell>
          <table:table-cell office:value-type="string">
            <text:p>$1,091 </text:p>
          </table:table-cell>
          <table:table-cell office:value-type="string">
            <text:p>$522 </text:p>
          </table:table-cell>
          <table:table-cell office:value-type="string">
            <text:p>$641 </text:p>
          </table:table-cell>
          <table:table-cell office:value-type="string">
            <text:p>$677 </text:p>
          </table:table-cell>
          <table:table-cell office:value-type="string">
            <text:p>$30,191 </text:p>
          </table:table-cell>
          <table:table-cell office:value-type="string">
            <text:p>$120,798 </text:p>
          </table:table-cell>
          <table:table-cell office:value-type="string">
            <text:p>5,466 </text:p>
          </table:table-cell>
          <table:table-cell office:value-type="string">
            <text:p>$108,296 </text:p>
          </table:table-cell>
          <table:table-cell office:value-type="string">
            <text:p>266 </text:p>
          </table:table-cell>
          <table:table-cell office:value-type="string">
            <text:p>$108,296 </text:p>
          </table:table-cell>
          <table:table-cell office:value-type="string">
            <text:p>11,749 </text:p>
          </table:table-cell>
          <table:table-cell office:value-type="string">
            <text:p>$42,053 </text:p>
          </table:table-cell>
          <table:table-cell office:value-type="string">
            <text:p>7,298 </text:p>
          </table:table-cell>
          <table:table-cell office:value-type="string">
            <text:p>$35,938 </text:p>
          </table:table-cell>
          <table:table-cell office:value-type="string">
            <text:p>338 </text:p>
          </table:table-cell>
          <table:table-cell office:value-type="string">
            <text:p>1,169,775 </text:p>
          </table:table-cell>
          <table:table-cell office:value-type="string">
            <text:p>982,386 </text:p>
          </table:table-cell>
          <table:table-cell office:value-type="string">
            <text:p>1,220 </text:p>
          </table:table-cell>
          <table:table-cell office:value-type="string">
            <text:p>3.10</text:p>
          </table:table-cell>
          <table:table-cell office:value-type="string">
            <text:p>1,085 </text:p>
          </table:table-cell>
          <table:table-cell office:value-type="string">
            <text:p>191 </text:p>
          </table:table-cell>
          <table:table-cell office:value-type="string">
            <text:p>9.49 </text:p>
          </table:table-cell>
          <table:table-cell office:value-type="string">
            <text:p>7.9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2009</text:p>
          </table:table-cell>
          <table:table-cell office:value-type="string">
            <text:p>10.95 </text:p>
          </table:table-cell>
          <table:table-cell office:value-type="string">
            <text:p>10.87 </text:p>
          </table:table-cell>
          <table:table-cell office:value-type="string">
            <text:p>$10.86 </text:p>
          </table:table-cell>
          <table:table-cell office:value-type="string">
            <text:p>10.86 </text:p>
          </table:table-cell>
          <table:table-cell office:value-type="string">
            <text:p>10.94 </text:p>
          </table:table-cell>
          <table:table-cell office:value-type="string">
            <text:p>9.16 </text:p>
          </table:table-cell>
          <table:table-cell office:value-type="string">
            <text:p>9.09 </text:p>
          </table:table-cell>
          <table:table-cell office:value-type="string">
            <text:p>$6.84 </text:p>
          </table:table-cell>
          <table:table-cell office:value-type="string">
            <text:p>$6.84 </text:p>
          </table:table-cell>
          <table:table-cell office:value-type="string">
            <text:p>718,693 </text:p>
          </table:table-cell>
          <table:table-cell office:value-type="string">
            <text:p>1,459 </text:p>
          </table:table-cell>
          <table:table-cell office:value-type="string">
            <text:p>$411 </text:p>
          </table:table-cell>
          <table:table-cell office:value-type="string">
            <text:p>$1,221 </text:p>
          </table:table-cell>
          <table:table-cell office:value-type="string">
            <text:p>$678 </text:p>
          </table:table-cell>
          <table:table-cell office:value-type="string">
            <text:p>$0.39 </text:p>
          </table:table-cell>
          <table:table-cell office:value-type="string">
            <text:p>$0.52 </text:p>
          </table:table-cell>
          <table:table-cell office:value-type="string">
            <text:p>$10.38 </text:p>
          </table:table-cell>
          <table:table-cell office:value-type="string">
            <text:p>$8,924 </text:p>
          </table:table-cell>
          <table:table-cell office:value-type="string">
            <text:p>$6,538 </text:p>
          </table:table-cell>
          <table:table-cell office:value-type="string">
            <text:p>11.95 </text:p>
          </table:table-cell>
          <table:table-cell office:value-type="string">
            <text:p>8.76 </text:p>
          </table:table-cell>
          <table:table-cell office:value-type="string">
            <text:p>11.86 </text:p>
          </table:table-cell>
          <table:table-cell office:value-type="string">
            <text:p>8.69 </text:p>
          </table:table-cell>
          <table:table-cell office:value-type="string">
            <text:p>$3,806 </text:p>
          </table:table-cell>
          <table:table-cell office:value-type="string">
            <text:p>5.10 </text:p>
          </table:table-cell>
          <table:table-cell office:value-type="string">
            <text:p>5.06 </text:p>
          </table:table-cell>
          <table:table-cell office:value-type="string">
            <text:p>$2.73 </text:p>
          </table:table-cell>
          <table:table-cell office:value-type="string">
            <text:p>3.66 </text:p>
          </table:table-cell>
          <table:table-cell office:value-type="string">
            <text:p>3.63 </text:p>
          </table:table-cell>
          <table:table-cell office:value-type="string">
            <text:p>$1.89 </text:p>
          </table:table-cell>
          <table:table-cell office:value-type="string">
            <text:p>1,261 </text:p>
          </table:table-cell>
          <table:table-cell office:value-type="string">
            <text:p>$2,386 </text:p>
          </table:table-cell>
          <table:table-cell office:value-type="string">
            <text:p>$58.0 </text:p>
          </table:table-cell>
          <table:table-cell office:value-type="string">
            <text:p>$0.032 </text:p>
          </table:table-cell>
          <table:table-cell office:value-type="string">
            <text:p>$59,652 </text:p>
          </table:table-cell>
          <table:table-cell office:value-type="string">
            <text:p>0.26732618348168</text:p>
          </table:table-cell>
          <table:table-cell office:value-type="string">
            <text:p>2.52 </text:p>
          </table:table-cell>
          <table:table-cell office:value-type="float" office:value="28">
            <text:p>28</text:p>
          </table:table-cell>
          <table:table-cell office:value-type="string">
            <text:p>40.4 </text:p>
          </table:table-cell>
          <table:table-cell office:value-type="string">
            <text:p>82.0 </text:p>
          </table:table-cell>
          <table:table-cell office:value-type="string">
            <text:p>82.0 </text:p>
          </table:table-cell>
          <table:table-cell office:value-type="string">
            <text:p>1</text:p>
          </table:table-cell>
          <table:table-cell office:value-type="string">
            <text:p>30.9 </text:p>
          </table:table-cell>
          <table:table-cell office:value-type="string">
            <text:p>48.4 </text:p>
          </table:table-cell>
          <table:table-cell office:value-type="string">
            <text:p>25,624 </text:p>
          </table:table-cell>
          <table:table-cell office:value-type="string">
            <text:p>29,828 </text:p>
          </table:table-cell>
          <table:table-cell office:value-type="string">
            <text:p>29,828 </text:p>
          </table:table-cell>
          <table:table-cell office:value-type="string">
            <text:p>$17,807 </text:p>
          </table:table-cell>
          <table:table-cell office:value-type="string">
            <text:p>$21,645 </text:p>
          </table:table-cell>
          <table:table-cell office:value-type="string">
            <text:p>$35,251 </text:p>
          </table:table-cell>
          <table:table-cell office:value-type="string">
            <text:p>$198,672 </text:p>
          </table:table-cell>
          <table:table-cell office:value-type="string">
            <text:p>4,204 </text:p>
          </table:table-cell>
          <table:table-cell office:value-type="string">
            <text:p>$1,003 </text:p>
          </table:table-cell>
          <table:table-cell office:value-type="string">
            <text:p>$848 </text:p>
          </table:table-cell>
          <table:table-cell office:value-type="string">
            <text:p>$928 </text:p>
          </table:table-cell>
          <table:table-cell office:value-type="string">
            <text:p>$899 </text:p>
          </table:table-cell>
          <table:table-cell office:value-type="string">
            <text:p>$45,037 </text:p>
          </table:table-cell>
          <table:table-cell office:value-type="string">
            <text:p>$146,675 </text:p>
          </table:table-cell>
          <table:table-cell office:value-type="string">
            <text:p>8,274 </text:p>
          </table:table-cell>
          <table:table-cell office:value-type="string">
            <text:p>$47,611 </text:p>
          </table:table-cell>
          <table:table-cell office:value-type="string">
            <text:p>1,225 </text:p>
          </table:table-cell>
          <table:table-cell office:value-type="string">
            <text:p>$47,611 </text:p>
          </table:table-cell>
          <table:table-cell office:value-type="string">
            <text:p>9,377 </text:p>
          </table:table-cell>
          <table:table-cell office:value-type="string">
            <text:p>$51,198 </text:p>
          </table:table-cell>
          <table:table-cell office:value-type="string">
            <text:p>6,748 </text:p>
          </table:table-cell>
          <table:table-cell office:value-type="string">
            <text:p>$38,443 </text:p>
          </table:table-cell>
          <table:table-cell office:value-type="string">
            <text:p>303 </text:p>
          </table:table-cell>
          <table:table-cell office:value-type="string">
            <text:p>1,020,202 </text:p>
          </table:table-cell>
          <table:table-cell office:value-type="string">
            <text:p>844,539 </text:p>
          </table:table-cell>
          <table:table-cell office:value-type="string">
            <text:p>1,236 </text:p>
          </table:table-cell>
          <table:table-cell office:value-type="string">
            <text:p>- </text:p>
          </table:table-cell>
          <table:table-cell office:value-type="string">
            <text:p>1,142 </text:p>
          </table:table-cell>
          <table:table-cell office:value-type="string">
            <text:p>192 </text:p>
          </table:table-cell>
          <table:table-cell office:value-type="string">
            <text:p>9.22 </text:p>
          </table:table-cell>
          <table:table-cell office:value-type="string">
            <text:p>7.6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201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2011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2012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2013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2014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2015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2016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rthwest </text:p>
          </table:table-cell>
          <table:table-cell office:value-type="string">
            <text:p>2017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1995</text:p>
          </table:table-cell>
          <table:table-cell office:value-type="string">
            <text:p>9.84 </text:p>
          </table:table-cell>
          <table:table-cell office:value-type="string">
            <text:p>8.82 </text:p>
          </table:table-cell>
          <table:table-cell office:value-type="string">
            <text:p>$14.89 </text:p>
          </table:table-cell>
          <table:table-cell office:value-type="string">
            <text:p>11.65 </text:p>
          </table:table-cell>
          <table:table-cell office:value-type="string">
            <text:p>13.01 </text:p>
          </table:table-cell>
          <table:table-cell office:value-type="string">
            <text:p>9.17 </text:p>
          </table:table-cell>
          <table:table-cell office:value-type="string">
            <text:p>8.22 </text:p>
          </table:table-cell>
          <table:table-cell office:value-type="string">
            <text:p>$13.03 </text:p>
          </table:table-cell>
          <table:table-cell office:value-type="string">
            <text:p>$13.03 </text:p>
          </table:table-cell>
          <table:table-cell office:value-type="string">
            <text:p>23,294 </text:p>
          </table:table-cell>
          <table:table-cell office:value-type="string">
            <text:p>446 </text:p>
          </table:table-cell>
          <table:table-cell office:value-type="string">
            <text:p>$114 </text:p>
          </table:table-cell>
          <table:table-cell office:value-type="string">
            <text:p>$860 </text:p>
          </table:table-cell>
          <table:table-cell office:value-type="string">
            <text:p>$1,478 </text:p>
          </table:table-cell>
          <table:table-cell office:value-type="string">
            <text:p>$0.66 </text:p>
          </table:table-cell>
          <table:table-cell office:value-type="string">
            <text:p>$0.42 </text:p>
          </table:table-cell>
          <table:table-cell office:value-type="string">
            <text:p>$14.06 </text:p>
          </table:table-cell>
          <table:table-cell office:value-type="string">
            <text:p>$13,617 </text:p>
          </table:table-cell>
          <table:table-cell office:value-type="string">
            <text:p>$12,038 </text:p>
          </table:table-cell>
          <table:table-cell office:value-type="string">
            <text:p>9.59 </text:p>
          </table:table-cell>
          <table:table-cell office:value-type="string">
            <text:p>8.47 </text:p>
          </table:table-cell>
          <table:table-cell office:value-type="string">
            <text:p>8.59 </text:p>
          </table:table-cell>
          <table:table-cell office:value-type="string">
            <text:p>7.59 </text:p>
          </table:table-cell>
          <table:table-cell office:value-type="string">
            <text:p>$6,745 </text:p>
          </table:table-cell>
          <table:table-cell office:value-type="string">
            <text:p>4.75 </text:p>
          </table:table-cell>
          <table:table-cell office:value-type="string">
            <text:p>4.25 </text:p>
          </table:table-cell>
          <table:table-cell office:value-type="string">
            <text:p>$5.29 </text:p>
          </table:table-cell>
          <table:table-cell office:value-type="string">
            <text:p>3.73 </text:p>
          </table:table-cell>
          <table:table-cell office:value-type="string">
            <text:p>3.34 </text:p>
          </table:table-cell>
          <table:table-cell office:value-type="string">
            <text:p>$0.56 </text:p>
          </table:table-cell>
          <table:table-cell office:value-type="string">
            <text:p>2,822 </text:p>
          </table:table-cell>
          <table:table-cell office:value-type="string">
            <text:p>$1,579 </text:p>
          </table:table-cell>
          <table:table-cell office:value-type="string">
            <text:p>$20.0 </text:p>
          </table:table-cell>
          <table:table-cell office:value-type="string">
            <text:p>$0.010 </text:p>
          </table:table-cell>
          <table:table-cell office:value-type="string">
            <text:p>$51,956 </text:p>
          </table:table-cell>
          <table:table-cell office:value-type="string">
            <text:p>0.11593381538997</text:p>
          </table:table-cell>
          <table:table-cell office:value-type="string">
            <text:p>2.09 </text:p>
          </table:table-cell>
          <table:table-cell office:value-type="float" office:value="30">
            <text:p>30</text:p>
          </table:table-cell>
          <table:table-cell office:value-type="string">
            <text:p>48.5 </text:p>
          </table:table-cell>
          <table:table-cell office:value-type="string">
            <text:p>116.5 </text:p>
          </table:table-cell>
          <table:table-cell office:value-type="string">
            <text:p>116.5 </text:p>
          </table:table-cell>
          <table:table-cell office:value-type="string">
            <text:p>0.07696191018855</text:p>
          </table:table-cell>
          <table:table-cell office:value-type="string">
            <text:p>47.3 </text:p>
          </table:table-cell>
          <table:table-cell office:value-type="string">
            <text:p>47.4 </text:p>
          </table:table-cell>
          <table:table-cell office:value-type="string">
            <text:p>68,082 </text:p>
          </table:table-cell>
          <table:table-cell office:value-type="string">
            <text:p>75,695 </text:p>
          </table:table-cell>
          <table:table-cell office:value-type="string">
            <text:p>75,695 </text:p>
          </table:table-cell>
          <table:table-cell office:value-type="string">
            <text:p>$9,884 </text:p>
          </table:table-cell>
          <table:table-cell office:value-type="string">
            <text:p>$10,754 </text:p>
          </table:table-cell>
          <table:table-cell office:value-type="string">
            <text:p>$33,758 </text:p>
          </table:table-cell>
          <table:table-cell office:value-type="string">
            <text:p>$159,962 </text:p>
          </table:table-cell>
          <table:table-cell office:value-type="string">
            <text:p>7,613 </text:p>
          </table:table-cell>
          <table:table-cell office:value-type="string">
            <text:p>$977 </text:p>
          </table:table-cell>
          <table:table-cell office:value-type="string">
            <text:p>$523 </text:p>
          </table:table-cell>
          <table:table-cell office:value-type="string">
            <text:p>$651 </text:p>
          </table:table-cell>
          <table:table-cell office:value-type="string">
            <text:p>$672 </text:p>
          </table:table-cell>
          <table:table-cell office:value-type="string">
            <text:p>$18,539 </text:p>
          </table:table-cell>
          <table:table-cell office:value-type="string">
            <text:p>$135,728 </text:p>
          </table:table-cell>
          <table:table-cell office:value-type="string">
            <text:p>23,520 </text:p>
          </table:table-cell>
          <table:table-cell office:value-type="string">
            <text:p>$28,122 </text:p>
          </table:table-cell>
          <table:table-cell office:value-type="string">
            <text:p>4,623 </text:p>
          </table:table-cell>
          <table:table-cell office:value-type="string">
            <text:p>$28,122 </text:p>
          </table:table-cell>
          <table:table-cell office:value-type="string">
            <text:p>26,117 </text:p>
          </table:table-cell>
          <table:table-cell office:value-type="string">
            <text:p>$38,803 </text:p>
          </table:table-cell>
          <table:table-cell office:value-type="string">
            <text:p>13,822 </text:p>
          </table:table-cell>
          <table:table-cell office:value-type="string">
            <text:p>$43,496 </text:p>
          </table:table-cell>
          <table:table-cell office:value-type="string">
            <text:p>553 </text:p>
          </table:table-cell>
          <table:table-cell office:value-type="string">
            <text:p>2,024,459 </text:p>
          </table:table-cell>
          <table:table-cell office:value-type="string">
            <text:p>1,761,184 </text:p>
          </table:table-cell>
          <table:table-cell office:value-type="string">
            <text:p>1,394 </text:p>
          </table:table-cell>
          <table:table-cell office:value-type="string">
            <text:p>3.83</text:p>
          </table:table-cell>
          <table:table-cell office:value-type="string">
            <text:p>1,046 </text:p>
          </table:table-cell>
          <table:table-cell office:value-type="string">
            <text:p>194 </text:p>
          </table:table-cell>
          <table:table-cell office:value-type="string">
            <text:p>10.04 </text:p>
          </table:table-cell>
          <table:table-cell office:value-type="string">
            <text:p>8.7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1996</text:p>
          </table:table-cell>
          <table:table-cell office:value-type="string">
            <text:p>10.37 </text:p>
          </table:table-cell>
          <table:table-cell office:value-type="string">
            <text:p>9.36 </text:p>
          </table:table-cell>
          <table:table-cell office:value-type="string">
            <text:p>$16.32 </text:p>
          </table:table-cell>
          <table:table-cell office:value-type="string">
            <text:p>12.21 </text:p>
          </table:table-cell>
          <table:table-cell office:value-type="string">
            <text:p>13.53 </text:p>
          </table:table-cell>
          <table:table-cell office:value-type="string">
            <text:p>9.70 </text:p>
          </table:table-cell>
          <table:table-cell office:value-type="string">
            <text:p>8.75 </text:p>
          </table:table-cell>
          <table:table-cell office:value-type="string">
            <text:p>$14.25 </text:p>
          </table:table-cell>
          <table:table-cell office:value-type="string">
            <text:p>$14.25 </text:p>
          </table:table-cell>
          <table:table-cell office:value-type="string">
            <text:p>22,843 </text:p>
          </table:table-cell>
          <table:table-cell office:value-type="string">
            <text:p>535 </text:p>
          </table:table-cell>
          <table:table-cell office:value-type="string">
            <text:p>$144 </text:p>
          </table:table-cell>
          <table:table-cell office:value-type="string">
            <text:p>$960 </text:p>
          </table:table-cell>
          <table:table-cell office:value-type="string">
            <text:p>$1,585 </text:p>
          </table:table-cell>
          <table:table-cell office:value-type="string">
            <text:p>$0.70 </text:p>
          </table:table-cell>
          <table:table-cell office:value-type="string">
            <text:p>$0.43 </text:p>
          </table:table-cell>
          <table:table-cell office:value-type="string">
            <text:p>$15.19 </text:p>
          </table:table-cell>
          <table:table-cell office:value-type="string">
            <text:p>$14,651 </text:p>
          </table:table-cell>
          <table:table-cell office:value-type="string">
            <text:p>$12,741 </text:p>
          </table:table-cell>
          <table:table-cell office:value-type="string">
            <text:p>9.97 </text:p>
          </table:table-cell>
          <table:table-cell office:value-type="string">
            <text:p>8.67 </text:p>
          </table:table-cell>
          <table:table-cell office:value-type="string">
            <text:p>9.00 </text:p>
          </table:table-cell>
          <table:table-cell office:value-type="string">
            <text:p>7.82 </text:p>
          </table:table-cell>
          <table:table-cell office:value-type="string">
            <text:p>$7,051 </text:p>
          </table:table-cell>
          <table:table-cell office:value-type="string">
            <text:p>4.80 </text:p>
          </table:table-cell>
          <table:table-cell office:value-type="string">
            <text:p>4.33 </text:p>
          </table:table-cell>
          <table:table-cell office:value-type="string">
            <text:p>$5.69 </text:p>
          </table:table-cell>
          <table:table-cell office:value-type="string">
            <text:p>3.87 </text:p>
          </table:table-cell>
          <table:table-cell office:value-type="string">
            <text:p>3.49 </text:p>
          </table:table-cell>
          <table:table-cell office:value-type="string">
            <text:p>$0.66 </text:p>
          </table:table-cell>
          <table:table-cell office:value-type="string">
            <text:p>2,883 </text:p>
          </table:table-cell>
          <table:table-cell office:value-type="string">
            <text:p>$1,910 </text:p>
          </table:table-cell>
          <table:table-cell office:value-type="string">
            <text:p>$23.3 </text:p>
          </table:table-cell>
          <table:table-cell office:value-type="string">
            <text:p>$0.012 </text:p>
          </table:table-cell>
          <table:table-cell office:value-type="string">
            <text:p>$53,889 </text:p>
          </table:table-cell>
          <table:table-cell office:value-type="string">
            <text:p>0</text:p>
          </table:table-cell>
          <table:table-cell office:value-type="string">
            <text:p>2.06 </text:p>
          </table:table-cell>
          <table:table-cell office:value-type="float" office:value="29">
            <text:p>29</text:p>
          </table:table-cell>
          <table:table-cell office:value-type="string">
            <text:p>47.7 </text:p>
          </table:table-cell>
          <table:table-cell office:value-type="string">
            <text:p>108.1 </text:p>
          </table:table-cell>
          <table:table-cell office:value-type="string">
            <text:p>108.1 </text:p>
          </table:table-cell>
          <table:table-cell office:value-type="string">
            <text:p>0</text:p>
          </table:table-cell>
          <table:table-cell office:value-type="string">
            <text:p>49.6 </text:p>
          </table:table-cell>
          <table:table-cell office:value-type="string">
            <text:p>47.5 </text:p>
          </table:table-cell>
          <table:table-cell office:value-type="string">
            <text:p>71,343 </text:p>
          </table:table-cell>
          <table:table-cell office:value-type="string">
            <text:p>79,205 </text:p>
          </table:table-cell>
          <table:table-cell office:value-type="string">
            <text:p>79,205 </text:p>
          </table:table-cell>
          <table:table-cell office:value-type="string">
            <text:p>$9,385 </text:p>
          </table:table-cell>
          <table:table-cell office:value-type="string">
            <text:p>$10,567 </text:p>
          </table:table-cell>
          <table:table-cell office:value-type="string">
            <text:p>$34,475 </text:p>
          </table:table-cell>
          <table:table-cell office:value-type="string">
            <text:p>$173,444 </text:p>
          </table:table-cell>
          <table:table-cell office:value-type="string">
            <text:p>7,862 </text:p>
          </table:table-cell>
          <table:table-cell office:value-type="string">
            <text:p>$1,102 </text:p>
          </table:table-cell>
          <table:table-cell office:value-type="string">
            <text:p>$549 </text:p>
          </table:table-cell>
          <table:table-cell office:value-type="string">
            <text:p>$678 </text:p>
          </table:table-cell>
          <table:table-cell office:value-type="string">
            <text:p>$724 </text:p>
          </table:table-cell>
          <table:table-cell office:value-type="string">
            <text:p>$21,294 </text:p>
          </table:table-cell>
          <table:table-cell office:value-type="string">
            <text:p>$146,249 </text:p>
          </table:table-cell>
          <table:table-cell office:value-type="string">
            <text:p>27,236 </text:p>
          </table:table-cell>
          <table:table-cell office:value-type="string">
            <text:p>$25,533 </text:p>
          </table:table-cell>
          <table:table-cell office:value-type="string">
            <text:p>2,135 </text:p>
          </table:table-cell>
          <table:table-cell office:value-type="string">
            <text:p>$25,533 </text:p>
          </table:table-cell>
          <table:table-cell office:value-type="string">
            <text:p>27,811 </text:p>
          </table:table-cell>
          <table:table-cell office:value-type="string">
            <text:p>$39,840 </text:p>
          </table:table-cell>
          <table:table-cell office:value-type="string">
            <text:p>14,161 </text:p>
          </table:table-cell>
          <table:table-cell office:value-type="string">
            <text:p>$46,528 </text:p>
          </table:table-cell>
          <table:table-cell office:value-type="string">
            <text:p>561 </text:p>
          </table:table-cell>
          <table:table-cell office:value-type="string">
            <text:p>2,079,294 </text:p>
          </table:table-cell>
          <table:table-cell office:value-type="string">
            <text:p>1,809,393 </text:p>
          </table:table-cell>
          <table:table-cell office:value-type="string">
            <text:p>1,387 </text:p>
          </table:table-cell>
          <table:table-cell office:value-type="string">
            <text:p>3.84</text:p>
          </table:table-cell>
          <table:table-cell office:value-type="string">
            <text:p>1,068 </text:p>
          </table:table-cell>
          <table:table-cell office:value-type="string">
            <text:p>194 </text:p>
          </table:table-cell>
          <table:table-cell office:value-type="string">
            <text:p>10.13 </text:p>
          </table:table-cell>
          <table:table-cell office:value-type="string">
            <text:p>8.8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1997</text:p>
          </table:table-cell>
          <table:table-cell office:value-type="string">
            <text:p>10.63 </text:p>
          </table:table-cell>
          <table:table-cell office:value-type="string">
            <text:p>9.60 </text:p>
          </table:table-cell>
          <table:table-cell office:value-type="string">
            <text:p>$17.34 </text:p>
          </table:table-cell>
          <table:table-cell office:value-type="string">
            <text:p>12.41 </text:p>
          </table:table-cell>
          <table:table-cell office:value-type="string">
            <text:p>13.74 </text:p>
          </table:table-cell>
          <table:table-cell office:value-type="string">
            <text:p>9.87 </text:p>
          </table:table-cell>
          <table:table-cell office:value-type="string">
            <text:p>8.91 </text:p>
          </table:table-cell>
          <table:table-cell office:value-type="string">
            <text:p>$15.07 </text:p>
          </table:table-cell>
          <table:table-cell office:value-type="string">
            <text:p>$15.07 </text:p>
          </table:table-cell>
          <table:table-cell office:value-type="string">
            <text:p>23,352 </text:p>
          </table:table-cell>
          <table:table-cell office:value-type="string">
            <text:p>547 </text:p>
          </table:table-cell>
          <table:table-cell office:value-type="string">
            <text:p>$250 </text:p>
          </table:table-cell>
          <table:table-cell office:value-type="string">
            <text:p>$1,024 </text:p>
          </table:table-cell>
          <table:table-cell office:value-type="string">
            <text:p>$1,844 </text:p>
          </table:table-cell>
          <table:table-cell office:value-type="string">
            <text:p>$0.83 </text:p>
          </table:table-cell>
          <table:table-cell office:value-type="string">
            <text:p>$0.49 </text:p>
          </table:table-cell>
          <table:table-cell office:value-type="string">
            <text:p>$16.11 </text:p>
          </table:table-cell>
          <table:table-cell office:value-type="string">
            <text:p>$15,563 </text:p>
          </table:table-cell>
          <table:table-cell office:value-type="string">
            <text:p>$13,670 </text:p>
          </table:table-cell>
          <table:table-cell office:value-type="string">
            <text:p>10.19 </text:p>
          </table:table-cell>
          <table:table-cell office:value-type="string">
            <text:p>8.95 </text:p>
          </table:table-cell>
          <table:table-cell office:value-type="string">
            <text:p>9.20 </text:p>
          </table:table-cell>
          <table:table-cell office:value-type="string">
            <text:p>8.08 </text:p>
          </table:table-cell>
          <table:table-cell office:value-type="string">
            <text:p>$7,344 </text:p>
          </table:table-cell>
          <table:table-cell office:value-type="string">
            <text:p>4.81 </text:p>
          </table:table-cell>
          <table:table-cell office:value-type="string">
            <text:p>4.34 </text:p>
          </table:table-cell>
          <table:table-cell office:value-type="string">
            <text:p>$6.33 </text:p>
          </table:table-cell>
          <table:table-cell office:value-type="string">
            <text:p>4.14 </text:p>
          </table:table-cell>
          <table:table-cell office:value-type="string">
            <text:p>3.74 </text:p>
          </table:table-cell>
          <table:table-cell office:value-type="string">
            <text:p>$0.64 </text:p>
          </table:table-cell>
          <table:table-cell office:value-type="string">
            <text:p>2,964 </text:p>
          </table:table-cell>
          <table:table-cell office:value-type="string">
            <text:p>$1,893 </text:p>
          </table:table-cell>
          <table:table-cell office:value-type="string">
            <text:p>$22.5 </text:p>
          </table:table-cell>
          <table:table-cell office:value-type="string">
            <text:p>$0.011 </text:p>
          </table:table-cell>
          <table:table-cell office:value-type="string">
            <text:p>$58,069 </text:p>
          </table:table-cell>
          <table:table-cell office:value-type="string">
            <text:p>0.12164893671706</text:p>
          </table:table-cell>
          <table:table-cell office:value-type="string">
            <text:p>2.03 </text:p>
          </table:table-cell>
          <table:table-cell office:value-type="float" office:value="27">
            <text:p>27</text:p>
          </table:table-cell>
          <table:table-cell office:value-type="string">
            <text:p>42.8 </text:p>
          </table:table-cell>
          <table:table-cell office:value-type="string">
            <text:p>99.6 </text:p>
          </table:table-cell>
          <table:table-cell office:value-type="string">
            <text:p>99.6 </text:p>
          </table:table-cell>
          <table:table-cell office:value-type="string">
            <text:p>0.13551379571369</text:p>
          </table:table-cell>
          <table:table-cell office:value-type="string">
            <text:p>35.1 </text:p>
          </table:table-cell>
          <table:table-cell office:value-type="string">
            <text:p>61.3 </text:p>
          </table:table-cell>
          <table:table-cell office:value-type="string">
            <text:p>74,245 </text:p>
          </table:table-cell>
          <table:table-cell office:value-type="string">
            <text:p>83,328 </text:p>
          </table:table-cell>
          <table:table-cell office:value-type="string">
            <text:p>83,328 </text:p>
          </table:table-cell>
          <table:table-cell office:value-type="string">
            <text:p>$9,341 </text:p>
          </table:table-cell>
          <table:table-cell office:value-type="string">
            <text:p>$10,165 </text:p>
          </table:table-cell>
          <table:table-cell office:value-type="string">
            <text:p>$37,885 </text:p>
          </table:table-cell>
          <table:table-cell office:value-type="string">
            <text:p>$169,535 </text:p>
          </table:table-cell>
          <table:table-cell office:value-type="string">
            <text:p>9,083 </text:p>
          </table:table-cell>
          <table:table-cell office:value-type="string">
            <text:p>$1,231 </text:p>
          </table:table-cell>
          <table:table-cell office:value-type="string">
            <text:p>$576 </text:p>
          </table:table-cell>
          <table:table-cell office:value-type="string">
            <text:p>$744 </text:p>
          </table:table-cell>
          <table:table-cell office:value-type="string">
            <text:p>$792 </text:p>
          </table:table-cell>
          <table:table-cell office:value-type="string">
            <text:p>$16,903 </text:p>
          </table:table-cell>
          <table:table-cell office:value-type="string">
            <text:p>$147,212 </text:p>
          </table:table-cell>
          <table:table-cell office:value-type="string">
            <text:p>17,897 </text:p>
          </table:table-cell>
          <table:table-cell office:value-type="string">
            <text:p>$46,217 </text:p>
          </table:table-cell>
          <table:table-cell office:value-type="string">
            <text:p>15,036 </text:p>
          </table:table-cell>
          <table:table-cell office:value-type="string">
            <text:p>$46,217 </text:p>
          </table:table-cell>
          <table:table-cell office:value-type="string">
            <text:p>19,957 </text:p>
          </table:table-cell>
          <table:table-cell office:value-type="string">
            <text:p>$63,328 </text:p>
          </table:table-cell>
          <table:table-cell office:value-type="string">
            <text:p>11,355 </text:p>
          </table:table-cell>
          <table:table-cell office:value-type="string">
            <text:p>$60,664 </text:p>
          </table:table-cell>
          <table:table-cell office:value-type="string">
            <text:p>569 </text:p>
          </table:table-cell>
          <table:table-cell office:value-type="string">
            <text:p>2,144,700 </text:p>
          </table:table-cell>
          <table:table-cell office:value-type="string">
            <text:p>1,865,139 </text:p>
          </table:table-cell>
          <table:table-cell office:value-type="string">
            <text:p>1,382 </text:p>
          </table:table-cell>
          <table:table-cell office:value-type="string">
            <text:p>3.84</text:p>
          </table:table-cell>
          <table:table-cell office:value-type="string">
            <text:p>1,088 </text:p>
          </table:table-cell>
          <table:table-cell office:value-type="string">
            <text:p>195 </text:p>
          </table:table-cell>
          <table:table-cell office:value-type="string">
            <text:p>10.32 </text:p>
          </table:table-cell>
          <table:table-cell office:value-type="string">
            <text:p>8.9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1998</text:p>
          </table:table-cell>
          <table:table-cell office:value-type="string">
            <text:p>10.46 </text:p>
          </table:table-cell>
          <table:table-cell office:value-type="string">
            <text:p>9.44 </text:p>
          </table:table-cell>
          <table:table-cell office:value-type="string">
            <text:p>$17.52 </text:p>
          </table:table-cell>
          <table:table-cell office:value-type="string">
            <text:p>12.20 </text:p>
          </table:table-cell>
          <table:table-cell office:value-type="string">
            <text:p>13.51 </text:p>
          </table:table-cell>
          <table:table-cell office:value-type="string">
            <text:p>9.67 </text:p>
          </table:table-cell>
          <table:table-cell office:value-type="string">
            <text:p>8.74 </text:p>
          </table:table-cell>
          <table:table-cell office:value-type="string">
            <text:p>$15.20 </text:p>
          </table:table-cell>
          <table:table-cell office:value-type="string">
            <text:p>$15.20 </text:p>
          </table:table-cell>
          <table:table-cell office:value-type="string">
            <text:p>302,846 </text:p>
          </table:table-cell>
          <table:table-cell office:value-type="string">
            <text:p>474 </text:p>
          </table:table-cell>
          <table:table-cell office:value-type="string">
            <text:p>$283 </text:p>
          </table:table-cell>
          <table:table-cell office:value-type="string">
            <text:p>$1,185 </text:p>
          </table:table-cell>
          <table:table-cell office:value-type="string">
            <text:p>$1,891 </text:p>
          </table:table-cell>
          <table:table-cell office:value-type="string">
            <text:p>$0.75 </text:p>
          </table:table-cell>
          <table:table-cell office:value-type="string">
            <text:p>$0.43 </text:p>
          </table:table-cell>
          <table:table-cell office:value-type="string">
            <text:p>$16.08 </text:p>
          </table:table-cell>
          <table:table-cell office:value-type="string">
            <text:p>$15,608 </text:p>
          </table:table-cell>
          <table:table-cell office:value-type="string">
            <text:p>$13,985 </text:p>
          </table:table-cell>
          <table:table-cell office:value-type="string">
            <text:p>9.93 </text:p>
          </table:table-cell>
          <table:table-cell office:value-type="string">
            <text:p>8.90 </text:p>
          </table:table-cell>
          <table:table-cell office:value-type="string">
            <text:p>8.97 </text:p>
          </table:table-cell>
          <table:table-cell office:value-type="string">
            <text:p>8.04 </text:p>
          </table:table-cell>
          <table:table-cell office:value-type="string">
            <text:p>$7,459 </text:p>
          </table:table-cell>
          <table:table-cell office:value-type="string">
            <text:p>4.75 </text:p>
          </table:table-cell>
          <table:table-cell office:value-type="string">
            <text:p>4.29 </text:p>
          </table:table-cell>
          <table:table-cell office:value-type="string">
            <text:p>$6.53 </text:p>
          </table:table-cell>
          <table:table-cell office:value-type="string">
            <text:p>4.15 </text:p>
          </table:table-cell>
          <table:table-cell office:value-type="string">
            <text:p>3.75 </text:p>
          </table:table-cell>
          <table:table-cell office:value-type="string">
            <text:p>$0.54 </text:p>
          </table:table-cell>
          <table:table-cell office:value-type="string">
            <text:p>3,028 </text:p>
          </table:table-cell>
          <table:table-cell office:value-type="string">
            <text:p>$1,623 </text:p>
          </table:table-cell>
          <table:table-cell office:value-type="string">
            <text:p>$18.7 </text:p>
          </table:table-cell>
          <table:table-cell office:value-type="string">
            <text:p>$0.009 </text:p>
          </table:table-cell>
          <table:table-cell office:value-type="string">
            <text:p>$55,442 </text:p>
          </table:table-cell>
          <table:table-cell office:value-type="string">
            <text:p>0.10396053940281</text:p>
          </table:table-cell>
          <table:table-cell office:value-type="string">
            <text:p>1.98 </text:p>
          </table:table-cell>
          <table:table-cell office:value-type="float" office:value="27">
            <text:p>27</text:p>
          </table:table-cell>
          <table:table-cell office:value-type="string">
            <text:p>39.7 </text:p>
          </table:table-cell>
          <table:table-cell office:value-type="string">
            <text:p>96.4 </text:p>
          </table:table-cell>
          <table:table-cell office:value-type="string">
            <text:p>96.4 </text:p>
          </table:table-cell>
          <table:table-cell office:value-type="string">
            <text:p>0.14969101206766</text:p>
          </table:table-cell>
          <table:table-cell office:value-type="string">
            <text:p>38.1 </text:p>
          </table:table-cell>
          <table:table-cell office:value-type="string">
            <text:p>32.0 </text:p>
          </table:table-cell>
          <table:table-cell office:value-type="string">
            <text:p>78,083 </text:p>
          </table:table-cell>
          <table:table-cell office:value-type="string">
            <text:p>88,097 </text:p>
          </table:table-cell>
          <table:table-cell office:value-type="string">
            <text:p>88,097 </text:p>
          </table:table-cell>
          <table:table-cell office:value-type="string">
            <text:p>$9,203 </text:p>
          </table:table-cell>
          <table:table-cell office:value-type="string">
            <text:p>$10,797 </text:p>
          </table:table-cell>
          <table:table-cell office:value-type="string">
            <text:p>$35,596 </text:p>
          </table:table-cell>
          <table:table-cell office:value-type="string">
            <text:p>$164,207 </text:p>
          </table:table-cell>
          <table:table-cell office:value-type="string">
            <text:p>10,014 </text:p>
          </table:table-cell>
          <table:table-cell office:value-type="string">
            <text:p>$1,274 </text:p>
          </table:table-cell>
          <table:table-cell office:value-type="string">
            <text:p>$595 </text:p>
          </table:table-cell>
          <table:table-cell office:value-type="string">
            <text:p>$720 </text:p>
          </table:table-cell>
          <table:table-cell office:value-type="string">
            <text:p>$818 </text:p>
          </table:table-cell>
          <table:table-cell office:value-type="string">
            <text:p>$23,224 </text:p>
          </table:table-cell>
          <table:table-cell office:value-type="string">
            <text:p>$135,886 </text:p>
          </table:table-cell>
          <table:table-cell office:value-type="string">
            <text:p>18,317 </text:p>
          </table:table-cell>
          <table:table-cell office:value-type="string">
            <text:p>$41,105 </text:p>
          </table:table-cell>
          <table:table-cell office:value-type="string">
            <text:p>15,541 </text:p>
          </table:table-cell>
          <table:table-cell office:value-type="string">
            <text:p>$41,105 </text:p>
          </table:table-cell>
          <table:table-cell office:value-type="string">
            <text:p>21,852 </text:p>
          </table:table-cell>
          <table:table-cell office:value-type="string">
            <text:p>$59,252 </text:p>
          </table:table-cell>
          <table:table-cell office:value-type="string">
            <text:p>22,373 </text:p>
          </table:table-cell>
          <table:table-cell office:value-type="string">
            <text:p>$33,258 </text:p>
          </table:table-cell>
          <table:table-cell office:value-type="string">
            <text:p>573 </text:p>
          </table:table-cell>
          <table:table-cell office:value-type="string">
            <text:p>2,207,741 </text:p>
          </table:table-cell>
          <table:table-cell office:value-type="string">
            <text:p>1,918,156 </text:p>
          </table:table-cell>
          <table:table-cell office:value-type="string">
            <text:p>1,372 </text:p>
          </table:table-cell>
          <table:table-cell office:value-type="string">
            <text:p>3.83</text:p>
          </table:table-cell>
          <table:table-cell office:value-type="string">
            <text:p>1,115 </text:p>
          </table:table-cell>
          <table:table-cell office:value-type="string">
            <text:p>195 </text:p>
          </table:table-cell>
          <table:table-cell office:value-type="string">
            <text:p>10.55 </text:p>
          </table:table-cell>
          <table:table-cell office:value-type="string">
            <text:p>9.1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1999</text:p>
          </table:table-cell>
          <table:table-cell office:value-type="string">
            <text:p>10.37 </text:p>
          </table:table-cell>
          <table:table-cell office:value-type="string">
            <text:p>9.45 </text:p>
          </table:table-cell>
          <table:table-cell office:value-type="string">
            <text:p>$17.97 </text:p>
          </table:table-cell>
          <table:table-cell office:value-type="string">
            <text:p>12.31 </text:p>
          </table:table-cell>
          <table:table-cell office:value-type="string">
            <text:p>13.51 </text:p>
          </table:table-cell>
          <table:table-cell office:value-type="string">
            <text:p>9.59 </text:p>
          </table:table-cell>
          <table:table-cell office:value-type="string">
            <text:p>8.74 </text:p>
          </table:table-cell>
          <table:table-cell office:value-type="string">
            <text:p>$15.44 </text:p>
          </table:table-cell>
          <table:table-cell office:value-type="string">
            <text:p>$15.44 </text:p>
          </table:table-cell>
          <table:table-cell office:value-type="string">
            <text:p>323,947 </text:p>
          </table:table-cell>
          <table:table-cell office:value-type="string">
            <text:p>602 </text:p>
          </table:table-cell>
          <table:table-cell office:value-type="string">
            <text:p>$324 </text:p>
          </table:table-cell>
          <table:table-cell office:value-type="string">
            <text:p>$1,247 </text:p>
          </table:table-cell>
          <table:table-cell office:value-type="string">
            <text:p>$2,002 </text:p>
          </table:table-cell>
          <table:table-cell office:value-type="string">
            <text:p>$0.81 </text:p>
          </table:table-cell>
          <table:table-cell office:value-type="string">
            <text:p>$0.46 </text:p>
          </table:table-cell>
          <table:table-cell office:value-type="string">
            <text:p>$16.61 </text:p>
          </table:table-cell>
          <table:table-cell office:value-type="string">
            <text:p>$16,006 </text:p>
          </table:table-cell>
          <table:table-cell office:value-type="string">
            <text:p>$14,414 </text:p>
          </table:table-cell>
          <table:table-cell office:value-type="string">
            <text:p>9.94 </text:p>
          </table:table-cell>
          <table:table-cell office:value-type="string">
            <text:p>8.95 </text:p>
          </table:table-cell>
          <table:table-cell office:value-type="string">
            <text:p>9.06 </text:p>
          </table:table-cell>
          <table:table-cell office:value-type="string">
            <text:p>8.16 </text:p>
          </table:table-cell>
          <table:table-cell office:value-type="string">
            <text:p>$7,591 </text:p>
          </table:table-cell>
          <table:table-cell office:value-type="string">
            <text:p>4.72 </text:p>
          </table:table-cell>
          <table:table-cell office:value-type="string">
            <text:p>4.30 </text:p>
          </table:table-cell>
          <table:table-cell office:value-type="string">
            <text:p>$6.82 </text:p>
          </table:table-cell>
          <table:table-cell office:value-type="string">
            <text:p>4.24 </text:p>
          </table:table-cell>
          <table:table-cell office:value-type="string">
            <text:p>3.86 </text:p>
          </table:table-cell>
          <table:table-cell office:value-type="string">
            <text:p>$0.52 </text:p>
          </table:table-cell>
          <table:table-cell office:value-type="string">
            <text:p>3,065 </text:p>
          </table:table-cell>
          <table:table-cell office:value-type="string">
            <text:p>$1,593 </text:p>
          </table:table-cell>
          <table:table-cell office:value-type="string">
            <text:p>$18.4 </text:p>
          </table:table-cell>
          <table:table-cell office:value-type="string">
            <text:p>$0.009 </text:p>
          </table:table-cell>
          <table:table-cell office:value-type="string">
            <text:p>$54,655 </text:p>
          </table:table-cell>
          <table:table-cell office:value-type="string">
            <text:p>0.09949829986479</text:p>
          </table:table-cell>
          <table:table-cell office:value-type="string">
            <text:p>1.91 </text:p>
          </table:table-cell>
          <table:table-cell office:value-type="float" office:value="26">
            <text:p>26</text:p>
          </table:table-cell>
          <table:table-cell office:value-type="string">
            <text:p>35.1 </text:p>
          </table:table-cell>
          <table:table-cell office:value-type="string">
            <text:p>95.3 </text:p>
          </table:table-cell>
          <table:table-cell office:value-type="string">
            <text:p>95.3 </text:p>
          </table:table-cell>
          <table:table-cell office:value-type="string">
            <text:p>0.16188294827351</text:p>
          </table:table-cell>
          <table:table-cell office:value-type="string">
            <text:p>32.6 </text:p>
          </table:table-cell>
          <table:table-cell office:value-type="string">
            <text:p>29.5 </text:p>
          </table:table-cell>
          <table:table-cell office:value-type="string">
            <text:p>80,871 </text:p>
          </table:table-cell>
          <table:table-cell office:value-type="string">
            <text:p>92,625 </text:p>
          </table:table-cell>
          <table:table-cell office:value-type="string">
            <text:p>92,625 </text:p>
          </table:table-cell>
          <table:table-cell office:value-type="string">
            <text:p>$9,520 </text:p>
          </table:table-cell>
          <table:table-cell office:value-type="string">
            <text:p>$10,798 </text:p>
          </table:table-cell>
          <table:table-cell office:value-type="string">
            <text:p>$35,842 </text:p>
          </table:table-cell>
          <table:table-cell office:value-type="string">
            <text:p>$142,134 </text:p>
          </table:table-cell>
          <table:table-cell office:value-type="string">
            <text:p>11,754 </text:p>
          </table:table-cell>
          <table:table-cell office:value-type="string">
            <text:p>$1,247 </text:p>
          </table:table-cell>
          <table:table-cell office:value-type="string">
            <text:p>$597 </text:p>
          </table:table-cell>
          <table:table-cell office:value-type="string">
            <text:p>$733 </text:p>
          </table:table-cell>
          <table:table-cell office:value-type="string">
            <text:p>$810 </text:p>
          </table:table-cell>
          <table:table-cell office:value-type="string">
            <text:p>$19,586 </text:p>
          </table:table-cell>
          <table:table-cell office:value-type="string">
            <text:p>$117,920 </text:p>
          </table:table-cell>
          <table:table-cell office:value-type="string">
            <text:p>20,721 </text:p>
          </table:table-cell>
          <table:table-cell office:value-type="string">
            <text:p>$38,910 </text:p>
          </table:table-cell>
          <table:table-cell office:value-type="string">
            <text:p>16,156 </text:p>
          </table:table-cell>
          <table:table-cell office:value-type="string">
            <text:p>$38,910 </text:p>
          </table:table-cell>
          <table:table-cell office:value-type="string">
            <text:p>19,149 </text:p>
          </table:table-cell>
          <table:table-cell office:value-type="string">
            <text:p>$70,214 </text:p>
          </table:table-cell>
          <table:table-cell office:value-type="string">
            <text:p>24,845 </text:p>
          </table:table-cell>
          <table:table-cell office:value-type="string">
            <text:p>$31,307 </text:p>
          </table:table-cell>
          <table:table-cell office:value-type="string">
            <text:p>587 </text:p>
          </table:table-cell>
          <table:table-cell office:value-type="string">
            <text:p>2,288,336 </text:p>
          </table:table-cell>
          <table:table-cell office:value-type="string">
            <text:p>1,972,263 </text:p>
          </table:table-cell>
          <table:table-cell office:value-type="string">
            <text:p>1,339 </text:p>
          </table:table-cell>
          <table:table-cell office:value-type="string">
            <text:p>3.67</text:p>
          </table:table-cell>
          <table:table-cell office:value-type="string">
            <text:p>1,121 </text:p>
          </table:table-cell>
          <table:table-cell office:value-type="string">
            <text:p>192 </text:p>
          </table:table-cell>
          <table:table-cell office:value-type="string">
            <text:p>10.68 </text:p>
          </table:table-cell>
          <table:table-cell office:value-type="string">
            <text:p>9.2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2000</text:p>
          </table:table-cell>
          <table:table-cell office:value-type="string">
            <text:p>11.27 </text:p>
          </table:table-cell>
          <table:table-cell office:value-type="string">
            <text:p>10.18 </text:p>
          </table:table-cell>
          <table:table-cell office:value-type="string">
            <text:p>$19.33 </text:p>
          </table:table-cell>
          <table:table-cell office:value-type="string">
            <text:p>13.08 </text:p>
          </table:table-cell>
          <table:table-cell office:value-type="string">
            <text:p>14.48 </text:p>
          </table:table-cell>
          <table:table-cell office:value-type="string">
            <text:p>10.47 </text:p>
          </table:table-cell>
          <table:table-cell office:value-type="string">
            <text:p>9.46 </text:p>
          </table:table-cell>
          <table:table-cell office:value-type="string">
            <text:p>$16.60 </text:p>
          </table:table-cell>
          <table:table-cell office:value-type="string">
            <text:p>$16.60 </text:p>
          </table:table-cell>
          <table:table-cell office:value-type="string">
            <text:p>313,857 </text:p>
          </table:table-cell>
          <table:table-cell office:value-type="string">
            <text:p>1,038 </text:p>
          </table:table-cell>
          <table:table-cell office:value-type="string">
            <text:p>$336 </text:p>
          </table:table-cell>
          <table:table-cell office:value-type="string">
            <text:p>$1,379 </text:p>
          </table:table-cell>
          <table:table-cell office:value-type="string">
            <text:p>$2,064 </text:p>
          </table:table-cell>
          <table:table-cell office:value-type="string">
            <text:p>$0.98 </text:p>
          </table:table-cell>
          <table:table-cell office:value-type="string">
            <text:p>$0.56 </text:p>
          </table:table-cell>
          <table:table-cell office:value-type="string">
            <text:p>$18.59 </text:p>
          </table:table-cell>
          <table:table-cell office:value-type="string">
            <text:p>$17,553 </text:p>
          </table:table-cell>
          <table:table-cell office:value-type="string">
            <text:p>$15,239 </text:p>
          </table:table-cell>
          <table:table-cell office:value-type="string">
            <text:p>11.07 </text:p>
          </table:table-cell>
          <table:table-cell office:value-type="string">
            <text:p>9.61 </text:p>
          </table:table-cell>
          <table:table-cell office:value-type="string">
            <text:p>10.00 </text:p>
          </table:table-cell>
          <table:table-cell office:value-type="string">
            <text:p>8.68 </text:p>
          </table:table-cell>
          <table:table-cell office:value-type="string">
            <text:p>$7,946 </text:p>
          </table:table-cell>
          <table:table-cell office:value-type="string">
            <text:p>5.01 </text:p>
          </table:table-cell>
          <table:table-cell office:value-type="string">
            <text:p>4.53 </text:p>
          </table:table-cell>
          <table:table-cell office:value-type="string">
            <text:p>$7.29 </text:p>
          </table:table-cell>
          <table:table-cell office:value-type="string">
            <text:p>4.60 </text:p>
          </table:table-cell>
          <table:table-cell office:value-type="string">
            <text:p>4.16 </text:p>
          </table:table-cell>
          <table:table-cell office:value-type="string">
            <text:p>$0.75 </text:p>
          </table:table-cell>
          <table:table-cell office:value-type="string">
            <text:p>3,101 </text:p>
          </table:table-cell>
          <table:table-cell office:value-type="string">
            <text:p>$2,313 </text:p>
          </table:table-cell>
          <table:table-cell office:value-type="string">
            <text:p>$27.6 </text:p>
          </table:table-cell>
          <table:table-cell office:value-type="string">
            <text:p>$0.013 </text:p>
          </table:table-cell>
          <table:table-cell office:value-type="string">
            <text:p>$56,962 </text:p>
          </table:table-cell>
          <table:table-cell office:value-type="string">
            <text:p>0.13177872672656</text:p>
          </table:table-cell>
          <table:table-cell office:value-type="string">
            <text:p>1.84 </text:p>
          </table:table-cell>
          <table:table-cell office:value-type="float" office:value="24">
            <text:p>24</text:p>
          </table:table-cell>
          <table:table-cell office:value-type="string">
            <text:p>38.5 </text:p>
          </table:table-cell>
          <table:table-cell office:value-type="string">
            <text:p>85.2 </text:p>
          </table:table-cell>
          <table:table-cell office:value-type="string">
            <text:p>85.2 </text:p>
          </table:table-cell>
          <table:table-cell office:value-type="string">
            <text:p>0</text:p>
          </table:table-cell>
          <table:table-cell office:value-type="string">
            <text:p>31.5 </text:p>
          </table:table-cell>
          <table:table-cell office:value-type="string">
            <text:p>30.8 </text:p>
          </table:table-cell>
          <table:table-cell office:value-type="string">
            <text:p>83,923 </text:p>
          </table:table-cell>
          <table:table-cell office:value-type="string">
            <text:p>95,327 </text:p>
          </table:table-cell>
          <table:table-cell office:value-type="string">
            <text:p>95,327 </text:p>
          </table:table-cell>
          <table:table-cell office:value-type="string">
            <text:p>$9,151 </text:p>
          </table:table-cell>
          <table:table-cell office:value-type="string">
            <text:p>$11,150 </text:p>
          </table:table-cell>
          <table:table-cell office:value-type="string">
            <text:p>$36,642 </text:p>
          </table:table-cell>
          <table:table-cell office:value-type="string">
            <text:p>$164,065 </text:p>
          </table:table-cell>
          <table:table-cell office:value-type="string">
            <text:p>11,404 </text:p>
          </table:table-cell>
          <table:table-cell office:value-type="string">
            <text:p>$1,343 </text:p>
          </table:table-cell>
          <table:table-cell office:value-type="string">
            <text:p>$670 </text:p>
          </table:table-cell>
          <table:table-cell office:value-type="string">
            <text:p>$800 </text:p>
          </table:table-cell>
          <table:table-cell office:value-type="string">
            <text:p>$889 </text:p>
          </table:table-cell>
          <table:table-cell office:value-type="string">
            <text:p>$25,855 </text:p>
          </table:table-cell>
          <table:table-cell office:value-type="string">
            <text:p>$132,126 </text:p>
          </table:table-cell>
          <table:table-cell office:value-type="string">
            <text:p>25,309 </text:p>
          </table:table-cell>
          <table:table-cell office:value-type="string">
            <text:p>$38,867 </text:p>
          </table:table-cell>
          <table:table-cell office:value-type="string">
            <text:p>15,846 </text:p>
          </table:table-cell>
          <table:table-cell office:value-type="string">
            <text:p>$38,867 </text:p>
          </table:table-cell>
          <table:table-cell office:value-type="string">
            <text:p>18,947 </text:p>
          </table:table-cell>
          <table:table-cell office:value-type="string">
            <text:p>$68,963 </text:p>
          </table:table-cell>
          <table:table-cell office:value-type="string">
            <text:p>23,821 </text:p>
          </table:table-cell>
          <table:table-cell office:value-type="string">
            <text:p>$35,604 </text:p>
          </table:table-cell>
          <table:table-cell office:value-type="string">
            <text:p>601 </text:p>
          </table:table-cell>
          <table:table-cell office:value-type="string">
            <text:p>2,318,269 </text:p>
          </table:table-cell>
          <table:table-cell office:value-type="string">
            <text:p>1,989,316 </text:p>
          </table:table-cell>
          <table:table-cell office:value-type="string">
            <text:p>1,338 </text:p>
          </table:table-cell>
          <table:table-cell office:value-type="string">
            <text:p>3.41</text:p>
          </table:table-cell>
          <table:table-cell office:value-type="string">
            <text:p>1,145 </text:p>
          </table:table-cell>
          <table:table-cell office:value-type="string">
            <text:p>190 </text:p>
          </table:table-cell>
          <table:table-cell office:value-type="string">
            <text:p>10.53 </text:p>
          </table:table-cell>
          <table:table-cell office:value-type="string">
            <text:p>9.0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2001</text:p>
          </table:table-cell>
          <table:table-cell office:value-type="string">
            <text:p>9.78 </text:p>
          </table:table-cell>
          <table:table-cell office:value-type="string">
            <text:p>8.79 </text:p>
          </table:table-cell>
          <table:table-cell office:value-type="string">
            <text:p>$16.09 </text:p>
          </table:table-cell>
          <table:table-cell office:value-type="string">
            <text:p>11.55 </text:p>
          </table:table-cell>
          <table:table-cell office:value-type="string">
            <text:p>12.84 </text:p>
          </table:table-cell>
          <table:table-cell office:value-type="string">
            <text:p>9.08 </text:p>
          </table:table-cell>
          <table:table-cell office:value-type="string">
            <text:p>8.17 </text:p>
          </table:table-cell>
          <table:table-cell office:value-type="string">
            <text:p>$13.47 </text:p>
          </table:table-cell>
          <table:table-cell office:value-type="string">
            <text:p>$13.47 </text:p>
          </table:table-cell>
          <table:table-cell office:value-type="string">
            <text:p>309,369 </text:p>
          </table:table-cell>
          <table:table-cell office:value-type="string">
            <text:p>1,246 </text:p>
          </table:table-cell>
          <table:table-cell office:value-type="string">
            <text:p>$384 </text:p>
          </table:table-cell>
          <table:table-cell office:value-type="string">
            <text:p>$1,411 </text:p>
          </table:table-cell>
          <table:table-cell office:value-type="string">
            <text:p>$2,085 </text:p>
          </table:table-cell>
          <table:table-cell office:value-type="string">
            <text:p>$1.04 </text:p>
          </table:table-cell>
          <table:table-cell office:value-type="string">
            <text:p>$0.63 </text:p>
          </table:table-cell>
          <table:table-cell office:value-type="string">
            <text:p>$19.83 </text:p>
          </table:table-cell>
          <table:table-cell office:value-type="string">
            <text:p>$18,585 </text:p>
          </table:table-cell>
          <table:table-cell office:value-type="string">
            <text:p>$16,257 </text:p>
          </table:table-cell>
          <table:table-cell office:value-type="string">
            <text:p>12.54 </text:p>
          </table:table-cell>
          <table:table-cell office:value-type="string">
            <text:p>10.97 </text:p>
          </table:table-cell>
          <table:table-cell office:value-type="string">
            <text:p>11.27 </text:p>
          </table:table-cell>
          <table:table-cell office:value-type="string">
            <text:p>9.86 </text:p>
          </table:table-cell>
          <table:table-cell office:value-type="string">
            <text:p>$8,459 </text:p>
          </table:table-cell>
          <table:table-cell office:value-type="string">
            <text:p>5.71 </text:p>
          </table:table-cell>
          <table:table-cell office:value-type="string">
            <text:p>5.13 </text:p>
          </table:table-cell>
          <table:table-cell office:value-type="string">
            <text:p>$7.80 </text:p>
          </table:table-cell>
          <table:table-cell office:value-type="string">
            <text:p>5.26 </text:p>
          </table:table-cell>
          <table:table-cell office:value-type="string">
            <text:p>4.73 </text:p>
          </table:table-cell>
          <table:table-cell office:value-type="string">
            <text:p>$0.83 </text:p>
          </table:table-cell>
          <table:table-cell office:value-type="string">
            <text:p>2,821 </text:p>
          </table:table-cell>
          <table:table-cell office:value-type="string">
            <text:p>$2,328 </text:p>
          </table:table-cell>
          <table:table-cell office:value-type="string">
            <text:p>$31.0 </text:p>
          </table:table-cell>
          <table:table-cell office:value-type="string">
            <text:p>$0.014 </text:p>
          </table:table-cell>
          <table:table-cell office:value-type="string">
            <text:p>$56,888 </text:p>
          </table:table-cell>
          <table:table-cell office:value-type="string">
            <text:p>0.12524154459401</text:p>
          </table:table-cell>
          <table:table-cell office:value-type="string">
            <text:p>1.76 </text:p>
          </table:table-cell>
          <table:table-cell office:value-type="float" office:value="21">
            <text:p>21</text:p>
          </table:table-cell>
          <table:table-cell office:value-type="string">
            <text:p>35.8 </text:p>
          </table:table-cell>
          <table:table-cell office:value-type="string">
            <text:p>70.0 </text:p>
          </table:table-cell>
          <table:table-cell office:value-type="string">
            <text:p>70.0 </text:p>
          </table:table-cell>
          <table:table-cell office:value-type="string">
            <text:p>0.18433480779691</text:p>
          </table:table-cell>
          <table:table-cell office:value-type="string">
            <text:p>29.5 </text:p>
          </table:table-cell>
          <table:table-cell office:value-type="string">
            <text:p>28.6 </text:p>
          </table:table-cell>
          <table:table-cell office:value-type="string">
            <text:p>82,582 </text:p>
          </table:table-cell>
          <table:table-cell office:value-type="string">
            <text:p>93,844 </text:p>
          </table:table-cell>
          <table:table-cell office:value-type="string">
            <text:p>93,844 </text:p>
          </table:table-cell>
          <table:table-cell office:value-type="string">
            <text:p>$12,201 </text:p>
          </table:table-cell>
          <table:table-cell office:value-type="string">
            <text:p>$16,175 </text:p>
          </table:table-cell>
          <table:table-cell office:value-type="string">
            <text:p>$36,280 </text:p>
          </table:table-cell>
          <table:table-cell office:value-type="string">
            <text:p>$191,148 </text:p>
          </table:table-cell>
          <table:table-cell office:value-type="string">
            <text:p>11,262 </text:p>
          </table:table-cell>
          <table:table-cell office:value-type="string">
            <text:p>$1,602 </text:p>
          </table:table-cell>
          <table:table-cell office:value-type="string">
            <text:p>$850 </text:p>
          </table:table-cell>
          <table:table-cell office:value-type="string">
            <text:p>$948 </text:p>
          </table:table-cell>
          <table:table-cell office:value-type="string">
            <text:p>$1,086 </text:p>
          </table:table-cell>
          <table:table-cell office:value-type="string">
            <text:p>$45,315 </text:p>
          </table:table-cell>
          <table:table-cell office:value-type="string">
            <text:p>$138,627 </text:p>
          </table:table-cell>
          <table:table-cell office:value-type="string">
            <text:p>26,441 </text:p>
          </table:table-cell>
          <table:table-cell office:value-type="string">
            <text:p>$39,307 </text:p>
          </table:table-cell>
          <table:table-cell office:value-type="string">
            <text:p>14,828 </text:p>
          </table:table-cell>
          <table:table-cell office:value-type="string">
            <text:p>$39,307 </text:p>
          </table:table-cell>
          <table:table-cell office:value-type="string">
            <text:p>17,606 </text:p>
          </table:table-cell>
          <table:table-cell office:value-type="string">
            <text:p>$68,096 </text:p>
          </table:table-cell>
          <table:table-cell office:value-type="string">
            <text:p>23,707 </text:p>
          </table:table-cell>
          <table:table-cell office:value-type="string">
            <text:p>$32,958 </text:p>
          </table:table-cell>
          <table:table-cell office:value-type="string">
            <text:p>597 </text:p>
          </table:table-cell>
          <table:table-cell office:value-type="string">
            <text:p>2,168,914 </text:p>
          </table:table-cell>
          <table:table-cell office:value-type="string">
            <text:p>1,879,584 </text:p>
          </table:table-cell>
          <table:table-cell office:value-type="string">
            <text:p>1,301 </text:p>
          </table:table-cell>
          <table:table-cell office:value-type="string">
            <text:p>3.20</text:p>
          </table:table-cell>
          <table:table-cell office:value-type="string">
            <text:p>1,181 </text:p>
          </table:table-cell>
          <table:table-cell office:value-type="string">
            <text:p>188 </text:p>
          </table:table-cell>
          <table:table-cell office:value-type="string">
            <text:p>9.95 </text:p>
          </table:table-cell>
          <table:table-cell office:value-type="string">
            <text:p>8.6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2002</text:p>
          </table:table-cell>
          <table:table-cell office:value-type="string">
            <text:p>9.49 </text:p>
          </table:table-cell>
          <table:table-cell office:value-type="string">
            <text:p>8.43 </text:p>
          </table:table-cell>
          <table:table-cell office:value-type="string">
            <text:p>$13.92 </text:p>
          </table:table-cell>
          <table:table-cell office:value-type="string">
            <text:p>10.53 </text:p>
          </table:table-cell>
          <table:table-cell office:value-type="string">
            <text:p>11.84 </text:p>
          </table:table-cell>
          <table:table-cell office:value-type="string">
            <text:p>8.71 </text:p>
          </table:table-cell>
          <table:table-cell office:value-type="string">
            <text:p>7.74 </text:p>
          </table:table-cell>
          <table:table-cell office:value-type="string">
            <text:p>$11.52 </text:p>
          </table:table-cell>
          <table:table-cell office:value-type="string">
            <text:p>$11.52 </text:p>
          </table:table-cell>
          <table:table-cell office:value-type="string">
            <text:p>334,726 </text:p>
          </table:table-cell>
          <table:table-cell office:value-type="string">
            <text:p>1,196 </text:p>
          </table:table-cell>
          <table:table-cell office:value-type="string">
            <text:p>$304 </text:p>
          </table:table-cell>
          <table:table-cell office:value-type="string">
            <text:p>$1,129 </text:p>
          </table:table-cell>
          <table:table-cell office:value-type="string">
            <text:p>$1,821 </text:p>
          </table:table-cell>
          <table:table-cell office:value-type="string">
            <text:p>$0.75 </text:p>
          </table:table-cell>
          <table:table-cell office:value-type="string">
            <text:p>$0.51 </text:p>
          </table:table-cell>
          <table:table-cell office:value-type="string">
            <text:p>$16.94 </text:p>
          </table:table-cell>
          <table:table-cell office:value-type="string">
            <text:p>$15,741 </text:p>
          </table:table-cell>
          <table:table-cell office:value-type="string">
            <text:p>$13,949 </text:p>
          </table:table-cell>
          <table:table-cell office:value-type="string">
            <text:p>11.90 </text:p>
          </table:table-cell>
          <table:table-cell office:value-type="string">
            <text:p>10.55 </text:p>
          </table:table-cell>
          <table:table-cell office:value-type="string">
            <text:p>10.58 </text:p>
          </table:table-cell>
          <table:table-cell office:value-type="string">
            <text:p>9.37 </text:p>
          </table:table-cell>
          <table:table-cell office:value-type="string">
            <text:p>$6,602 </text:p>
          </table:table-cell>
          <table:table-cell office:value-type="string">
            <text:p>4.99 </text:p>
          </table:table-cell>
          <table:table-cell office:value-type="string">
            <text:p>4.44 </text:p>
          </table:table-cell>
          <table:table-cell office:value-type="string">
            <text:p>$7.35 </text:p>
          </table:table-cell>
          <table:table-cell office:value-type="string">
            <text:p>5.56 </text:p>
          </table:table-cell>
          <table:table-cell office:value-type="string">
            <text:p>4.94 </text:p>
          </table:table-cell>
          <table:table-cell office:value-type="string">
            <text:p>$0.73 </text:p>
          </table:table-cell>
          <table:table-cell office:value-type="string">
            <text:p>2,458 </text:p>
          </table:table-cell>
          <table:table-cell office:value-type="string">
            <text:p>$1,792 </text:p>
          </table:table-cell>
          <table:table-cell office:value-type="string">
            <text:p>$26.2 </text:p>
          </table:table-cell>
          <table:table-cell office:value-type="string">
            <text:p>$0.012 </text:p>
          </table:table-cell>
          <table:table-cell office:value-type="string">
            <text:p>$65,069 </text:p>
          </table:table-cell>
          <table:table-cell office:value-type="string">
            <text:p>0.11382967274725</text:p>
          </table:table-cell>
          <table:table-cell office:value-type="string">
            <text:p>1.97 </text:p>
          </table:table-cell>
          <table:table-cell office:value-type="float" office:value="20">
            <text:p>20</text:p>
          </table:table-cell>
          <table:table-cell office:value-type="string">
            <text:p>40.6 </text:p>
          </table:table-cell>
          <table:table-cell office:value-type="string">
            <text:p>64.5 </text:p>
          </table:table-cell>
          <table:table-cell office:value-type="string">
            <text:p>64.5 </text:p>
          </table:table-cell>
          <table:table-cell office:value-type="string">
            <text:p>0.16705865426803</text:p>
          </table:table-cell>
          <table:table-cell office:value-type="string">
            <text:p>53.3 </text:p>
          </table:table-cell>
          <table:table-cell office:value-type="string">
            <text:p>32.4 </text:p>
          </table:table-cell>
          <table:table-cell office:value-type="string">
            <text:p>67,478 </text:p>
          </table:table-cell>
          <table:table-cell office:value-type="string">
            <text:p>75,470 </text:p>
          </table:table-cell>
          <table:table-cell office:value-type="string">
            <text:p>75,470 </text:p>
          </table:table-cell>
          <table:table-cell office:value-type="string">
            <text:p>$17,411 </text:p>
          </table:table-cell>
          <table:table-cell office:value-type="string">
            <text:p>$23,428 </text:p>
          </table:table-cell>
          <table:table-cell office:value-type="string">
            <text:p>$38,689 </text:p>
          </table:table-cell>
          <table:table-cell office:value-type="string">
            <text:p>$267,626 </text:p>
          </table:table-cell>
          <table:table-cell office:value-type="string">
            <text:p>7,992 </text:p>
          </table:table-cell>
          <table:table-cell office:value-type="string">
            <text:p>$1,742 </text:p>
          </table:table-cell>
          <table:table-cell office:value-type="string">
            <text:p>$905 </text:p>
          </table:table-cell>
          <table:table-cell office:value-type="string">
            <text:p>$1,031 </text:p>
          </table:table-cell>
          <table:table-cell office:value-type="string">
            <text:p>$1,186 </text:p>
          </table:table-cell>
          <table:table-cell office:value-type="string">
            <text:p>$74,232 </text:p>
          </table:table-cell>
          <table:table-cell office:value-type="string">
            <text:p>$184,429 </text:p>
          </table:table-cell>
          <table:table-cell office:value-type="string">
            <text:p>12,738 </text:p>
          </table:table-cell>
          <table:table-cell office:value-type="string">
            <text:p>$59,240 </text:p>
          </table:table-cell>
          <table:table-cell office:value-type="string">
            <text:p>6,386 </text:p>
          </table:table-cell>
          <table:table-cell office:value-type="string">
            <text:p>$59,240 </text:p>
          </table:table-cell>
          <table:table-cell office:value-type="string">
            <text:p>29,658 </text:p>
          </table:table-cell>
          <table:table-cell office:value-type="string">
            <text:p>$40,200 </text:p>
          </table:table-cell>
          <table:table-cell office:value-type="string">
            <text:p>18,696 </text:p>
          </table:table-cell>
          <table:table-cell office:value-type="string">
            <text:p>$44,188 </text:p>
          </table:table-cell>
          <table:table-cell office:value-type="string">
            <text:p>556 </text:p>
          </table:table-cell>
          <table:table-cell office:value-type="string">
            <text:p>1,945,043 </text:p>
          </table:table-cell>
          <table:table-cell office:value-type="string">
            <text:p>1,690,924 </text:p>
          </table:table-cell>
          <table:table-cell office:value-type="string">
            <text:p>1,264 </text:p>
          </table:table-cell>
          <table:table-cell office:value-type="string">
            <text:p>2.99</text:p>
          </table:table-cell>
          <table:table-cell office:value-type="string">
            <text:p>1,224 </text:p>
          </table:table-cell>
          <table:table-cell office:value-type="string">
            <text:p>187 </text:p>
          </table:table-cell>
          <table:table-cell office:value-type="string">
            <text:p>9.58 </text:p>
          </table:table-cell>
          <table:table-cell office:value-type="string">
            <text:p>8.3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2003</text:p>
          </table:table-cell>
          <table:table-cell office:value-type="string">
            <text:p>9.63 </text:p>
          </table:table-cell>
          <table:table-cell office:value-type="string">
            <text:p>8.61 </text:p>
          </table:table-cell>
          <table:table-cell office:value-type="string">
            <text:p>$13.40 </text:p>
          </table:table-cell>
          <table:table-cell office:value-type="string">
            <text:p>10.17 </text:p>
          </table:table-cell>
          <table:table-cell office:value-type="string">
            <text:p>11.37 </text:p>
          </table:table-cell>
          <table:table-cell office:value-type="string">
            <text:p>8.69 </text:p>
          </table:table-cell>
          <table:table-cell office:value-type="string">
            <text:p>7.78 </text:p>
          </table:table-cell>
          <table:table-cell office:value-type="string">
            <text:p>$10.62 </text:p>
          </table:table-cell>
          <table:table-cell office:value-type="string">
            <text:p>$10.62 </text:p>
          </table:table-cell>
          <table:table-cell office:value-type="string">
            <text:p>380,361 </text:p>
          </table:table-cell>
          <table:table-cell office:value-type="string">
            <text:p>1,599 </text:p>
          </table:table-cell>
          <table:table-cell office:value-type="string">
            <text:p>$329 </text:p>
          </table:table-cell>
          <table:table-cell office:value-type="string">
            <text:p>$954 </text:p>
          </table:table-cell>
          <table:table-cell office:value-type="string">
            <text:p>$1,545 </text:p>
          </table:table-cell>
          <table:table-cell office:value-type="string">
            <text:p>$0.59 </text:p>
          </table:table-cell>
          <table:table-cell office:value-type="string">
            <text:p>$0.43 </text:p>
          </table:table-cell>
          <table:table-cell office:value-type="string">
            <text:p>$14.95 </text:p>
          </table:table-cell>
          <table:table-cell office:value-type="string">
            <text:p>$13,353 </text:p>
          </table:table-cell>
          <table:table-cell office:value-type="string">
            <text:p>$11,414 </text:p>
          </table:table-cell>
          <table:table-cell office:value-type="string">
            <text:p>10.93 </text:p>
          </table:table-cell>
          <table:table-cell office:value-type="string">
            <text:p>9.34 </text:p>
          </table:table-cell>
          <table:table-cell office:value-type="string">
            <text:p>9.78 </text:p>
          </table:table-cell>
          <table:table-cell office:value-type="string">
            <text:p>8.36 </text:p>
          </table:table-cell>
          <table:table-cell office:value-type="string">
            <text:p>$5,853 </text:p>
          </table:table-cell>
          <table:table-cell office:value-type="string">
            <text:p>4.79 </text:p>
          </table:table-cell>
          <table:table-cell office:value-type="string">
            <text:p>4.29 </text:p>
          </table:table-cell>
          <table:table-cell office:value-type="string">
            <text:p>$5.56 </text:p>
          </table:table-cell>
          <table:table-cell office:value-type="string">
            <text:p>4.55 </text:p>
          </table:table-cell>
          <table:table-cell office:value-type="string">
            <text:p>4.07 </text:p>
          </table:table-cell>
          <table:table-cell office:value-type="string">
            <text:p>$0.99 </text:p>
          </table:table-cell>
          <table:table-cell office:value-type="string">
            <text:p>1,955 </text:p>
          </table:table-cell>
          <table:table-cell office:value-type="string">
            <text:p>$1,939 </text:p>
          </table:table-cell>
          <table:table-cell office:value-type="string">
            <text:p>$29.3 </text:p>
          </table:table-cell>
          <table:table-cell office:value-type="string">
            <text:p>$0.014 </text:p>
          </table:table-cell>
          <table:table-cell office:value-type="string">
            <text:p>$53,682 </text:p>
          </table:table-cell>
          <table:table-cell office:value-type="string">
            <text:p>0.14522404051722</text:p>
          </table:table-cell>
          <table:table-cell office:value-type="string">
            <text:p>2.19 </text:p>
          </table:table-cell>
          <table:table-cell office:value-type="float" office:value="25">
            <text:p>25</text:p>
          </table:table-cell>
          <table:table-cell office:value-type="string">
            <text:p>40.0 </text:p>
          </table:table-cell>
          <table:table-cell office:value-type="string">
            <text:p>88.3 </text:p>
          </table:table-cell>
          <table:table-cell office:value-type="string">
            <text:p>88.3 </text:p>
          </table:table-cell>
          <table:table-cell office:value-type="string">
            <text:p>0.2128042862135</text:p>
          </table:table-cell>
          <table:table-cell office:value-type="string">
            <text:p>37.9 </text:p>
          </table:table-cell>
          <table:table-cell office:value-type="string">
            <text:p>34.3 </text:p>
          </table:table-cell>
          <table:table-cell office:value-type="string">
            <text:p>54,638 </text:p>
          </table:table-cell>
          <table:table-cell office:value-type="string">
            <text:p>62,326 </text:p>
          </table:table-cell>
          <table:table-cell office:value-type="string">
            <text:p>62,326 </text:p>
          </table:table-cell>
          <table:table-cell office:value-type="string">
            <text:p>$23,031 </text:p>
          </table:table-cell>
          <table:table-cell office:value-type="string">
            <text:p>$27,339 </text:p>
          </table:table-cell>
          <table:table-cell office:value-type="string">
            <text:p>$34,670 </text:p>
          </table:table-cell>
          <table:table-cell office:value-type="string">
            <text:p>$186,083 </text:p>
          </table:table-cell>
          <table:table-cell office:value-type="string">
            <text:p>7,688 </text:p>
          </table:table-cell>
          <table:table-cell office:value-type="string">
            <text:p>$1,291 </text:p>
          </table:table-cell>
          <table:table-cell office:value-type="string">
            <text:p>$634 </text:p>
          </table:table-cell>
          <table:table-cell office:value-type="string">
            <text:p>$734 </text:p>
          </table:table-cell>
          <table:table-cell office:value-type="string">
            <text:p>$838 </text:p>
          </table:table-cell>
          <table:table-cell office:value-type="string">
            <text:p>$57,955 </text:p>
          </table:table-cell>
          <table:table-cell office:value-type="string">
            <text:p>$116,998 </text:p>
          </table:table-cell>
          <table:table-cell office:value-type="string">
            <text:p>9,409 </text:p>
          </table:table-cell>
          <table:table-cell office:value-type="string">
            <text:p>$62,207 </text:p>
          </table:table-cell>
          <table:table-cell office:value-type="string">
            <text:p>8,137 </text:p>
          </table:table-cell>
          <table:table-cell office:value-type="string">
            <text:p>$62,207 </text:p>
          </table:table-cell>
          <table:table-cell office:value-type="string">
            <text:p>20,887 </text:p>
          </table:table-cell>
          <table:table-cell office:value-type="string">
            <text:p>$49,469 </text:p>
          </table:table-cell>
          <table:table-cell office:value-type="string">
            <text:p>16,235 </text:p>
          </table:table-cell>
          <table:table-cell office:value-type="string">
            <text:p>$34,003 </text:p>
          </table:table-cell>
          <table:table-cell office:value-type="string">
            <text:p>551 </text:p>
          </table:table-cell>
          <table:table-cell office:value-type="string">
            <text:p>1,846,201 </text:p>
          </table:table-cell>
          <table:table-cell office:value-type="string">
            <text:p>1,659,106 </text:p>
          </table:table-cell>
          <table:table-cell office:value-type="string">
            <text:p>1,059 </text:p>
          </table:table-cell>
          <table:table-cell office:value-type="string">
            <text:p>3.24</text:p>
          </table:table-cell>
          <table:table-cell office:value-type="string">
            <text:p>1,255 </text:p>
          </table:table-cell>
          <table:table-cell office:value-type="string">
            <text:p>181 </text:p>
          </table:table-cell>
          <table:table-cell office:value-type="string">
            <text:p>9.18 </text:p>
          </table:table-cell>
          <table:table-cell office:value-type="string">
            <text:p>8.2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2004</text:p>
          </table:table-cell>
          <table:table-cell office:value-type="string">
            <text:p>10.10 </text:p>
          </table:table-cell>
          <table:table-cell office:value-type="string">
            <text:p>9.05 </text:p>
          </table:table-cell>
          <table:table-cell office:value-type="string">
            <text:p>$15.70 </text:p>
          </table:table-cell>
          <table:table-cell office:value-type="string">
            <text:p>10.37 </text:p>
          </table:table-cell>
          <table:table-cell office:value-type="string">
            <text:p>11.58 </text:p>
          </table:table-cell>
          <table:table-cell office:value-type="string">
            <text:p>9.17 </text:p>
          </table:table-cell>
          <table:table-cell office:value-type="string">
            <text:p>8.22 </text:p>
          </table:table-cell>
          <table:table-cell office:value-type="string">
            <text:p>$11.95 </text:p>
          </table:table-cell>
          <table:table-cell office:value-type="string">
            <text:p>$11.95 </text:p>
          </table:table-cell>
          <table:table-cell office:value-type="string">
            <text:p>372,037 </text:p>
          </table:table-cell>
          <table:table-cell office:value-type="string">
            <text:p>2,772 </text:p>
          </table:table-cell>
          <table:table-cell office:value-type="string">
            <text:p>$516 </text:p>
          </table:table-cell>
          <table:table-cell office:value-type="string">
            <text:p>$1,203 </text:p>
          </table:table-cell>
          <table:table-cell office:value-type="string">
            <text:p>$1,563 </text:p>
          </table:table-cell>
          <table:table-cell office:value-type="string">
            <text:p>$0.65 </text:p>
          </table:table-cell>
          <table:table-cell office:value-type="string">
            <text:p>$0.45 </text:p>
          </table:table-cell>
          <table:table-cell office:value-type="string">
            <text:p>$16.87 </text:p>
          </table:table-cell>
          <table:table-cell office:value-type="string">
            <text:p>$14,096 </text:p>
          </table:table-cell>
          <table:table-cell office:value-type="string">
            <text:p>$11,317 </text:p>
          </table:table-cell>
          <table:table-cell office:value-type="string">
            <text:p>10.82 </text:p>
          </table:table-cell>
          <table:table-cell office:value-type="string">
            <text:p>8.69 </text:p>
          </table:table-cell>
          <table:table-cell office:value-type="string">
            <text:p>9.70 </text:p>
          </table:table-cell>
          <table:table-cell office:value-type="string">
            <text:p>7.78 </text:p>
          </table:table-cell>
          <table:table-cell office:value-type="string">
            <text:p>$6,081 </text:p>
          </table:table-cell>
          <table:table-cell office:value-type="string">
            <text:p>4.67 </text:p>
          </table:table-cell>
          <table:table-cell office:value-type="string">
            <text:p>4.18 </text:p>
          </table:table-cell>
          <table:table-cell office:value-type="string">
            <text:p>$5.24 </text:p>
          </table:table-cell>
          <table:table-cell office:value-type="string">
            <text:p>4.02 </text:p>
          </table:table-cell>
          <table:table-cell office:value-type="string">
            <text:p>3.60 </text:p>
          </table:table-cell>
          <table:table-cell office:value-type="string">
            <text:p>$1.18 </text:p>
          </table:table-cell>
          <table:table-cell office:value-type="string">
            <text:p>2,356 </text:p>
          </table:table-cell>
          <table:table-cell office:value-type="string">
            <text:p>$2,779 </text:p>
          </table:table-cell>
          <table:table-cell office:value-type="string">
            <text:p>$39.2 </text:p>
          </table:table-cell>
          <table:table-cell office:value-type="string">
            <text:p>$0.019 </text:p>
          </table:table-cell>
          <table:table-cell office:value-type="string">
            <text:p>$54,195 </text:p>
          </table:table-cell>
          <table:table-cell office:value-type="string">
            <text:p>0</text:p>
          </table:table-cell>
          <table:table-cell office:value-type="string">
            <text:p>2.39 </text:p>
          </table:table-cell>
          <table:table-cell office:value-type="float" office:value="28">
            <text:p>28</text:p>
          </table:table-cell>
          <table:table-cell office:value-type="string">
            <text:p>51.2 </text:p>
          </table:table-cell>
          <table:table-cell office:value-type="string">
            <text:p>105.2 </text:p>
          </table:table-cell>
          <table:table-cell office:value-type="string">
            <text:p>105.2 </text:p>
          </table:table-cell>
          <table:table-cell office:value-type="string">
            <text:p>0</text:p>
          </table:table-cell>
          <table:table-cell office:value-type="string">
            <text:p>56.1 </text:p>
          </table:table-cell>
          <table:table-cell office:value-type="string">
            <text:p>39.1 </text:p>
          </table:table-cell>
          <table:table-cell office:value-type="string">
            <text:p>54,486 </text:p>
          </table:table-cell>
          <table:table-cell office:value-type="string">
            <text:p>60,860 </text:p>
          </table:table-cell>
          <table:table-cell office:value-type="string">
            <text:p>60,860 </text:p>
          </table:table-cell>
          <table:table-cell office:value-type="string">
            <text:p>$18,399 </text:p>
          </table:table-cell>
          <table:table-cell office:value-type="string">
            <text:p>$22,739 </text:p>
          </table:table-cell>
          <table:table-cell office:value-type="string">
            <text:p>$34,088 </text:p>
          </table:table-cell>
          <table:table-cell office:value-type="string">
            <text:p>$199,532 </text:p>
          </table:table-cell>
          <table:table-cell office:value-type="string">
            <text:p>6,374 </text:p>
          </table:table-cell>
          <table:table-cell office:value-type="string">
            <text:p>$1,084 </text:p>
          </table:table-cell>
          <table:table-cell office:value-type="string">
            <text:p>$528 </text:p>
          </table:table-cell>
          <table:table-cell office:value-type="string">
            <text:p>$653 </text:p>
          </table:table-cell>
          <table:table-cell office:value-type="string">
            <text:p>$706 </text:p>
          </table:table-cell>
          <table:table-cell office:value-type="string">
            <text:p>$59,832 </text:p>
          </table:table-cell>
          <table:table-cell office:value-type="string">
            <text:p>$132,010 </text:p>
          </table:table-cell>
          <table:table-cell office:value-type="string">
            <text:p>4,665 </text:p>
          </table:table-cell>
          <table:table-cell office:value-type="string">
            <text:p>$138,868 </text:p>
          </table:table-cell>
          <table:table-cell office:value-type="string">
            <text:p>5,459 </text:p>
          </table:table-cell>
          <table:table-cell office:value-type="string">
            <text:p>$138,868 </text:p>
          </table:table-cell>
          <table:table-cell office:value-type="string">
            <text:p>29,114 </text:p>
          </table:table-cell>
          <table:table-cell office:value-type="string">
            <text:p>$30,270 </text:p>
          </table:table-cell>
          <table:table-cell office:value-type="string">
            <text:p>15,250 </text:p>
          </table:table-cell>
          <table:table-cell office:value-type="string">
            <text:p>$39,314 </text:p>
          </table:table-cell>
          <table:table-cell office:value-type="string">
            <text:p>519 </text:p>
          </table:table-cell>
          <table:table-cell office:value-type="string">
            <text:p>1,957,537 </text:p>
          </table:table-cell>
          <table:table-cell office:value-type="string">
            <text:p>1,652,062 </text:p>
          </table:table-cell>
          <table:table-cell office:value-type="string">
            <text:p>1,204 </text:p>
          </table:table-cell>
          <table:table-cell office:value-type="string">
            <text:p>3.26</text:p>
          </table:table-cell>
          <table:table-cell office:value-type="string">
            <text:p>1,293 </text:p>
          </table:table-cell>
          <table:table-cell office:value-type="string">
            <text:p>183 </text:p>
          </table:table-cell>
          <table:table-cell office:value-type="string">
            <text:p>10.31 </text:p>
          </table:table-cell>
          <table:table-cell office:value-type="string">
            <text:p>8.7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2005</text:p>
          </table:table-cell>
          <table:table-cell office:value-type="string">
            <text:p>11.05 </text:p>
          </table:table-cell>
          <table:table-cell office:value-type="string">
            <text:p>9.72 </text:p>
          </table:table-cell>
          <table:table-cell office:value-type="string">
            <text:p>$17.30 </text:p>
          </table:table-cell>
          <table:table-cell office:value-type="string">
            <text:p>10.90 </text:p>
          </table:table-cell>
          <table:table-cell office:value-type="string">
            <text:p>12.39 </text:p>
          </table:table-cell>
          <table:table-cell office:value-type="string">
            <text:p>10.09 </text:p>
          </table:table-cell>
          <table:table-cell office:value-type="string">
            <text:p>8.88 </text:p>
          </table:table-cell>
          <table:table-cell office:value-type="string">
            <text:p>$12.46 </text:p>
          </table:table-cell>
          <table:table-cell office:value-type="string">
            <text:p>$12.46 </text:p>
          </table:table-cell>
          <table:table-cell office:value-type="string">
            <text:p>379,002 </text:p>
          </table:table-cell>
          <table:table-cell office:value-type="string">
            <text:p>3,373 </text:p>
          </table:table-cell>
          <table:table-cell office:value-type="string">
            <text:p>$644 </text:p>
          </table:table-cell>
          <table:table-cell office:value-type="string">
            <text:p>$1,154 </text:p>
          </table:table-cell>
          <table:table-cell office:value-type="string">
            <text:p>$1,592 </text:p>
          </table:table-cell>
          <table:table-cell office:value-type="string">
            <text:p>$0.58 </text:p>
          </table:table-cell>
          <table:table-cell office:value-type="string">
            <text:p>$0.42 </text:p>
          </table:table-cell>
          <table:table-cell office:value-type="string">
            <text:p>$17.55 </text:p>
          </table:table-cell>
          <table:table-cell office:value-type="string">
            <text:p>$14,173 </text:p>
          </table:table-cell>
          <table:table-cell office:value-type="string">
            <text:p>$10,318 </text:p>
          </table:table-cell>
          <table:table-cell office:value-type="string">
            <text:p>11.47 </text:p>
          </table:table-cell>
          <table:table-cell office:value-type="string">
            <text:p>8.35 </text:p>
          </table:table-cell>
          <table:table-cell office:value-type="string">
            <text:p>10.10 </text:p>
          </table:table-cell>
          <table:table-cell office:value-type="string">
            <text:p>7.35 </text:p>
          </table:table-cell>
          <table:table-cell office:value-type="string">
            <text:p>$6,063 </text:p>
          </table:table-cell>
          <table:table-cell office:value-type="string">
            <text:p>4.91 </text:p>
          </table:table-cell>
          <table:table-cell office:value-type="string">
            <text:p>4.32 </text:p>
          </table:table-cell>
          <table:table-cell office:value-type="string">
            <text:p>$4.25 </text:p>
          </table:table-cell>
          <table:table-cell office:value-type="string">
            <text:p>3.44 </text:p>
          </table:table-cell>
          <table:table-cell office:value-type="string">
            <text:p>3.03 </text:p>
          </table:table-cell>
          <table:table-cell office:value-type="string">
            <text:p>$1.70 </text:p>
          </table:table-cell>
          <table:table-cell office:value-type="string">
            <text:p>2,269 </text:p>
          </table:table-cell>
          <table:table-cell office:value-type="string">
            <text:p>$3,855 </text:p>
          </table:table-cell>
          <table:table-cell office:value-type="string">
            <text:p>$57.7 </text:p>
          </table:table-cell>
          <table:table-cell office:value-type="string">
            <text:p>$0.027 </text:p>
          </table:table-cell>
          <table:table-cell office:value-type="string">
            <text:p>$49,863 </text:p>
          </table:table-cell>
          <table:table-cell office:value-type="string">
            <text:p>0</text:p>
          </table:table-cell>
          <table:table-cell office:value-type="string">
            <text:p>2.48 </text:p>
          </table:table-cell>
          <table:table-cell office:value-type="float" office:value="33">
            <text:p>33</text:p>
          </table:table-cell>
          <table:table-cell office:value-type="string">
            <text:p>49.8 </text:p>
          </table:table-cell>
          <table:table-cell office:value-type="string">
            <text:p>127.1 </text:p>
          </table:table-cell>
          <table:table-cell office:value-type="string">
            <text:p>127.1 </text:p>
          </table:table-cell>
          <table:table-cell office:value-type="string">
            <text:p>0</text:p>
          </table:table-cell>
          <table:table-cell office:value-type="string">
            <text:p>56.4 </text:p>
          </table:table-cell>
          <table:table-cell office:value-type="string">
            <text:p>37.2 </text:p>
          </table:table-cell>
          <table:table-cell office:value-type="string">
            <text:p>50,528 </text:p>
          </table:table-cell>
          <table:table-cell office:value-type="string">
            <text:p>56,661 </text:p>
          </table:table-cell>
          <table:table-cell office:value-type="string">
            <text:p>56,661 </text:p>
          </table:table-cell>
          <table:table-cell office:value-type="string">
            <text:p>$13,903 </text:p>
          </table:table-cell>
          <table:table-cell office:value-type="string">
            <text:p>$16,804 </text:p>
          </table:table-cell>
          <table:table-cell office:value-type="string">
            <text:p>$31,251 </text:p>
          </table:table-cell>
          <table:table-cell office:value-type="string">
            <text:p>$163,611 </text:p>
          </table:table-cell>
          <table:table-cell office:value-type="string">
            <text:p>6,133 </text:p>
          </table:table-cell>
          <table:table-cell office:value-type="string">
            <text:p>$902 </text:p>
          </table:table-cell>
          <table:table-cell office:value-type="string">
            <text:p>$463 </text:p>
          </table:table-cell>
          <table:table-cell office:value-type="string">
            <text:p>$541 </text:p>
          </table:table-cell>
          <table:table-cell office:value-type="string">
            <text:p>$602 </text:p>
          </table:table-cell>
          <table:table-cell office:value-type="string">
            <text:p>$40,709 </text:p>
          </table:table-cell>
          <table:table-cell office:value-type="string">
            <text:p>$115,242 </text:p>
          </table:table-cell>
          <table:table-cell office:value-type="string">
            <text:p>4,358 </text:p>
          </table:table-cell>
          <table:table-cell office:value-type="string">
            <text:p>$133,761 </text:p>
          </table:table-cell>
          <table:table-cell office:value-type="string">
            <text:p>4,785 </text:p>
          </table:table-cell>
          <table:table-cell office:value-type="string">
            <text:p>$133,761 </text:p>
          </table:table-cell>
          <table:table-cell office:value-type="string">
            <text:p>26,090 </text:p>
          </table:table-cell>
          <table:table-cell office:value-type="string">
            <text:p>$26,099 </text:p>
          </table:table-cell>
          <table:table-cell office:value-type="string">
            <text:p>15,295 </text:p>
          </table:table-cell>
          <table:table-cell office:value-type="string">
            <text:p>$35,268 </text:p>
          </table:table-cell>
          <table:table-cell office:value-type="string">
            <text:p>462 </text:p>
          </table:table-cell>
          <table:table-cell office:value-type="string">
            <text:p>1,833,178 </text:p>
          </table:table-cell>
          <table:table-cell office:value-type="string">
            <text:p>1,591,904 </text:p>
          </table:table-cell>
          <table:table-cell office:value-type="string">
            <text:p>1,238 </text:p>
          </table:table-cell>
          <table:table-cell office:value-type="string">
            <text:p>3.36</text:p>
          </table:table-cell>
          <table:table-cell office:value-type="string">
            <text:p>1,368 </text:p>
          </table:table-cell>
          <table:table-cell office:value-type="string">
            <text:p>186 </text:p>
          </table:table-cell>
          <table:table-cell office:value-type="string">
            <text:p>10.86 </text:p>
          </table:table-cell>
          <table:table-cell office:value-type="string">
            <text:p>9.4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2006</text:p>
          </table:table-cell>
          <table:table-cell office:value-type="string">
            <text:p>11.84 </text:p>
          </table:table-cell>
          <table:table-cell office:value-type="string">
            <text:p>10.56 </text:p>
          </table:table-cell>
          <table:table-cell office:value-type="string">
            <text:p>$19.33 </text:p>
          </table:table-cell>
          <table:table-cell office:value-type="string">
            <text:p>11.82 </text:p>
          </table:table-cell>
          <table:table-cell office:value-type="string">
            <text:p>13.26 </text:p>
          </table:table-cell>
          <table:table-cell office:value-type="string">
            <text:p>10.88 </text:p>
          </table:table-cell>
          <table:table-cell office:value-type="string">
            <text:p>9.71 </text:p>
          </table:table-cell>
          <table:table-cell office:value-type="string">
            <text:p>$13.89 </text:p>
          </table:table-cell>
          <table:table-cell office:value-type="string">
            <text:p>$13.89 </text:p>
          </table:table-cell>
          <table:table-cell office:value-type="string">
            <text:p>420,063 </text:p>
          </table:table-cell>
          <table:table-cell office:value-type="string">
            <text:p>3,491 </text:p>
          </table:table-cell>
          <table:table-cell office:value-type="string">
            <text:p>$787 </text:p>
          </table:table-cell>
          <table:table-cell office:value-type="string">
            <text:p>$1,500 </text:p>
          </table:table-cell>
          <table:table-cell office:value-type="string">
            <text:p>$1,752 </text:p>
          </table:table-cell>
          <table:table-cell office:value-type="string">
            <text:p>$0.79 </text:p>
          </table:table-cell>
          <table:table-cell office:value-type="string">
            <text:p>$0.55 </text:p>
          </table:table-cell>
          <table:table-cell office:value-type="string">
            <text:p>$18.88 </text:p>
          </table:table-cell>
          <table:table-cell office:value-type="string">
            <text:p>$15,392 </text:p>
          </table:table-cell>
          <table:table-cell office:value-type="string">
            <text:p>$10,759 </text:p>
          </table:table-cell>
          <table:table-cell office:value-type="string">
            <text:p>12.06 </text:p>
          </table:table-cell>
          <table:table-cell office:value-type="string">
            <text:p>8.43 </text:p>
          </table:table-cell>
          <table:table-cell office:value-type="string">
            <text:p>10.76 </text:p>
          </table:table-cell>
          <table:table-cell office:value-type="string">
            <text:p>7.52 </text:p>
          </table:table-cell>
          <table:table-cell office:value-type="string">
            <text:p>$6,254 </text:p>
          </table:table-cell>
          <table:table-cell office:value-type="string">
            <text:p>4.90 </text:p>
          </table:table-cell>
          <table:table-cell office:value-type="string">
            <text:p>4.37 </text:p>
          </table:table-cell>
          <table:table-cell office:value-type="string">
            <text:p>$4.51 </text:p>
          </table:table-cell>
          <table:table-cell office:value-type="string">
            <text:p>3.53 </text:p>
          </table:table-cell>
          <table:table-cell office:value-type="string">
            <text:p>3.15 </text:p>
          </table:table-cell>
          <table:table-cell office:value-type="string">
            <text:p>$2.02 </text:p>
          </table:table-cell>
          <table:table-cell office:value-type="string">
            <text:p>2,290 </text:p>
          </table:table-cell>
          <table:table-cell office:value-type="string">
            <text:p>$4,633 </text:p>
          </table:table-cell>
          <table:table-cell office:value-type="string">
            <text:p>$66.8 </text:p>
          </table:table-cell>
          <table:table-cell office:value-type="string">
            <text:p>$0.032 </text:p>
          </table:table-cell>
          <table:table-cell office:value-type="string">
            <text:p>$54,984 </text:p>
          </table:table-cell>
          <table:table-cell office:value-type="string">
            <text:p>0</text:p>
          </table:table-cell>
          <table:table-cell office:value-type="string">
            <text:p>2.60 </text:p>
          </table:table-cell>
          <table:table-cell office:value-type="float" office:value="32">
            <text:p>32</text:p>
          </table:table-cell>
          <table:table-cell office:value-type="string">
            <text:p>49.7 </text:p>
          </table:table-cell>
          <table:table-cell office:value-type="string">
            <text:p>128.4 </text:p>
          </table:table-cell>
          <table:table-cell office:value-type="string">
            <text:p>128.4 </text:p>
          </table:table-cell>
          <table:table-cell office:value-type="string">
            <text:p>0.44894396738659</text:p>
          </table:table-cell>
          <table:table-cell office:value-type="string">
            <text:p>55.0 </text:p>
          </table:table-cell>
          <table:table-cell office:value-type="string">
            <text:p>39.0 </text:p>
          </table:table-cell>
          <table:table-cell office:value-type="string">
            <text:p>48,750 </text:p>
          </table:table-cell>
          <table:table-cell office:value-type="string">
            <text:p>55,027 </text:p>
          </table:table-cell>
          <table:table-cell office:value-type="string">
            <text:p>55,027 </text:p>
          </table:table-cell>
          <table:table-cell office:value-type="string">
            <text:p>$15,328 </text:p>
          </table:table-cell>
          <table:table-cell office:value-type="string">
            <text:p>$17,837 </text:p>
          </table:table-cell>
          <table:table-cell office:value-type="string">
            <text:p>$36,214 </text:p>
          </table:table-cell>
          <table:table-cell office:value-type="string">
            <text:p>$161,213 </text:p>
          </table:table-cell>
          <table:table-cell office:value-type="string">
            <text:p>6,277 </text:p>
          </table:table-cell>
          <table:table-cell office:value-type="string">
            <text:p>$880 </text:p>
          </table:table-cell>
          <table:table-cell office:value-type="string">
            <text:p>$462 </text:p>
          </table:table-cell>
          <table:table-cell office:value-type="string">
            <text:p>$543 </text:p>
          </table:table-cell>
          <table:table-cell office:value-type="string">
            <text:p>$595 </text:p>
          </table:table-cell>
          <table:table-cell office:value-type="string">
            <text:p>$37,321 </text:p>
          </table:table-cell>
          <table:table-cell office:value-type="string">
            <text:p>$114,985 </text:p>
          </table:table-cell>
          <table:table-cell office:value-type="string">
            <text:p>3,714 </text:p>
          </table:table-cell>
          <table:table-cell office:value-type="string">
            <text:p>$212,550 </text:p>
          </table:table-cell>
          <table:table-cell office:value-type="string">
            <text:p>4,848 </text:p>
          </table:table-cell>
          <table:table-cell office:value-type="string">
            <text:p>$212,550 </text:p>
          </table:table-cell>
          <table:table-cell office:value-type="string">
            <text:p>25,306 </text:p>
          </table:table-cell>
          <table:table-cell office:value-type="string">
            <text:p>$26,177 </text:p>
          </table:table-cell>
          <table:table-cell office:value-type="string">
            <text:p>14,881 </text:p>
          </table:table-cell>
          <table:table-cell office:value-type="string">
            <text:p>$36,180 </text:p>
          </table:table-cell>
          <table:table-cell office:value-type="string">
            <text:p>460 </text:p>
          </table:table-cell>
          <table:table-cell office:value-type="string">
            <text:p>1,872,199 </text:p>
          </table:table-cell>
          <table:table-cell office:value-type="string">
            <text:p>1,824,183 </text:p>
          </table:table-cell>
          <table:table-cell office:value-type="string">
            <text:p>1,223 </text:p>
          </table:table-cell>
          <table:table-cell office:value-type="string">
            <text:p>3.33</text:p>
          </table:table-cell>
          <table:table-cell office:value-type="string">
            <text:p>1,364 </text:p>
          </table:table-cell>
          <table:table-cell office:value-type="string">
            <text:p>186 </text:p>
          </table:table-cell>
          <table:table-cell office:value-type="string">
            <text:p>11.15 </text:p>
          </table:table-cell>
          <table:table-cell office:value-type="string">
            <text:p>10.8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2007</text:p>
          </table:table-cell>
          <table:table-cell office:value-type="string">
            <text:p>12.68 </text:p>
          </table:table-cell>
          <table:table-cell office:value-type="string">
            <text:p>11.32 </text:p>
          </table:table-cell>
          <table:table-cell office:value-type="string">
            <text:p>$20.05 </text:p>
          </table:table-cell>
          <table:table-cell office:value-type="string">
            <text:p>12.65 </text:p>
          </table:table-cell>
          <table:table-cell office:value-type="string">
            <text:p>14.17 </text:p>
          </table:table-cell>
          <table:table-cell office:value-type="string">
            <text:p>11.72 </text:p>
          </table:table-cell>
          <table:table-cell office:value-type="string">
            <text:p>10.46 </text:p>
          </table:table-cell>
          <table:table-cell office:value-type="string">
            <text:p>$14.85 </text:p>
          </table:table-cell>
          <table:table-cell office:value-type="string">
            <text:p>$14.85 </text:p>
          </table:table-cell>
          <table:table-cell office:value-type="string">
            <text:p>429,656 </text:p>
          </table:table-cell>
          <table:table-cell office:value-type="string">
            <text:p>3,254 </text:p>
          </table:table-cell>
          <table:table-cell office:value-type="string">
            <text:p>$885 </text:p>
          </table:table-cell>
          <table:table-cell office:value-type="string">
            <text:p>$1,546 </text:p>
          </table:table-cell>
          <table:table-cell office:value-type="string">
            <text:p>$1,939 </text:p>
          </table:table-cell>
          <table:table-cell office:value-type="string">
            <text:p>$0.75 </text:p>
          </table:table-cell>
          <table:table-cell office:value-type="string">
            <text:p>$0.53 </text:p>
          </table:table-cell>
          <table:table-cell office:value-type="string">
            <text:p>$19.10 </text:p>
          </table:table-cell>
          <table:table-cell office:value-type="string">
            <text:p>$15,843 </text:p>
          </table:table-cell>
          <table:table-cell office:value-type="string">
            <text:p>$11,020 </text:p>
          </table:table-cell>
          <table:table-cell office:value-type="string">
            <text:p>12.51 </text:p>
          </table:table-cell>
          <table:table-cell office:value-type="string">
            <text:p>8.70 </text:p>
          </table:table-cell>
          <table:table-cell office:value-type="string">
            <text:p>11.17 </text:p>
          </table:table-cell>
          <table:table-cell office:value-type="string">
            <text:p>7.77 </text:p>
          </table:table-cell>
          <table:table-cell office:value-type="string">
            <text:p>$6,486 </text:p>
          </table:table-cell>
          <table:table-cell office:value-type="string">
            <text:p>5.12 </text:p>
          </table:table-cell>
          <table:table-cell office:value-type="string">
            <text:p>4.57 </text:p>
          </table:table-cell>
          <table:table-cell office:value-type="string">
            <text:p>$4.53 </text:p>
          </table:table-cell>
          <table:table-cell office:value-type="string">
            <text:p>3.58 </text:p>
          </table:table-cell>
          <table:table-cell office:value-type="string">
            <text:p>3.19 </text:p>
          </table:table-cell>
          <table:table-cell office:value-type="string">
            <text:p>$2.11 </text:p>
          </table:table-cell>
          <table:table-cell office:value-type="string">
            <text:p>2,285 </text:p>
          </table:table-cell>
          <table:table-cell office:value-type="string">
            <text:p>$4,823 </text:p>
          </table:table-cell>
          <table:table-cell office:value-type="string">
            <text:p>$70.5 </text:p>
          </table:table-cell>
          <table:table-cell office:value-type="string">
            <text:p>$0.034 </text:p>
          </table:table-cell>
          <table:table-cell office:value-type="string">
            <text:p>$54,588 </text:p>
          </table:table-cell>
          <table:table-cell office:value-type="string">
            <text:p>0.30444713357673</text:p>
          </table:table-cell>
          <table:table-cell office:value-type="string">
            <text:p>2.57 </text:p>
          </table:table-cell>
          <table:table-cell office:value-type="float" office:value="31">
            <text:p>31</text:p>
          </table:table-cell>
          <table:table-cell office:value-type="string">
            <text:p>48.6 </text:p>
          </table:table-cell>
          <table:table-cell office:value-type="string">
            <text:p>125.4 </text:p>
          </table:table-cell>
          <table:table-cell office:value-type="string">
            <text:p>125.4 </text:p>
          </table:table-cell>
          <table:table-cell office:value-type="string">
            <text:p>0.456500835010320</text:p>
          </table:table-cell>
          <table:table-cell office:value-type="string">
            <text:p>55.4 </text:p>
          </table:table-cell>
          <table:table-cell office:value-type="string">
            <text:p>38.5 </text:p>
          </table:table-cell>
          <table:table-cell office:value-type="string">
            <text:p>48,822 </text:p>
          </table:table-cell>
          <table:table-cell office:value-type="string">
            <text:p>55,160 </text:p>
          </table:table-cell>
          <table:table-cell office:value-type="string">
            <text:p>55,160 </text:p>
          </table:table-cell>
          <table:table-cell office:value-type="string">
            <text:p>$15,737 </text:p>
          </table:table-cell>
          <table:table-cell office:value-type="string">
            <text:p>$17,995 </text:p>
          </table:table-cell>
          <table:table-cell office:value-type="string">
            <text:p>$35,630 </text:p>
          </table:table-cell>
          <table:table-cell office:value-type="string">
            <text:p>$160,425 </text:p>
          </table:table-cell>
          <table:table-cell office:value-type="string">
            <text:p>6,338 </text:p>
          </table:table-cell>
          <table:table-cell office:value-type="string">
            <text:p>$900 </text:p>
          </table:table-cell>
          <table:table-cell office:value-type="string">
            <text:p>$468 </text:p>
          </table:table-cell>
          <table:table-cell office:value-type="string">
            <text:p>$566 </text:p>
          </table:table-cell>
          <table:table-cell office:value-type="string">
            <text:p>$613 </text:p>
          </table:table-cell>
          <table:table-cell office:value-type="string">
            <text:p>$35,384 </text:p>
          </table:table-cell>
          <table:table-cell office:value-type="string">
            <text:p>$115,711 </text:p>
          </table:table-cell>
          <table:table-cell office:value-type="string">
            <text:p>3,817 </text:p>
          </table:table-cell>
          <table:table-cell office:value-type="string">
            <text:p>$197,643 </text:p>
          </table:table-cell>
          <table:table-cell office:value-type="string">
            <text:p>4,891 </text:p>
          </table:table-cell>
          <table:table-cell office:value-type="string">
            <text:p>$197,643 </text:p>
          </table:table-cell>
          <table:table-cell office:value-type="string">
            <text:p>25,086 </text:p>
          </table:table-cell>
          <table:table-cell office:value-type="string">
            <text:p>$25,624 </text:p>
          </table:table-cell>
          <table:table-cell office:value-type="string">
            <text:p>15,027 </text:p>
          </table:table-cell>
          <table:table-cell office:value-type="string">
            <text:p>$35,811 </text:p>
          </table:table-cell>
          <table:table-cell office:value-type="string">
            <text:p>453 </text:p>
          </table:table-cell>
          <table:table-cell office:value-type="string">
            <text:p>1,847,989 </text:p>
          </table:table-cell>
          <table:table-cell office:value-type="string">
            <text:p>1,852,850 </text:p>
          </table:table-cell>
          <table:table-cell office:value-type="string">
            <text:p>1,237 </text:p>
          </table:table-cell>
          <table:table-cell office:value-type="string">
            <text:p>3.14</text:p>
          </table:table-cell>
          <table:table-cell office:value-type="string">
            <text:p>1,371 </text:p>
          </table:table-cell>
          <table:table-cell office:value-type="string">
            <text:p>188 </text:p>
          </table:table-cell>
          <table:table-cell office:value-type="string">
            <text:p>11.17 </text:p>
          </table:table-cell>
          <table:table-cell office:value-type="string">
            <text:p>11.2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2008</text:p>
          </table:table-cell>
          <table:table-cell office:value-type="string">
            <text:p>13.37 </text:p>
          </table:table-cell>
          <table:table-cell office:value-type="string">
            <text:p>11.92 </text:p>
          </table:table-cell>
          <table:table-cell office:value-type="string">
            <text:p>$20.24 </text:p>
          </table:table-cell>
          <table:table-cell office:value-type="string">
            <text:p>13.38 </text:p>
          </table:table-cell>
          <table:table-cell office:value-type="string">
            <text:p>15.01 </text:p>
          </table:table-cell>
          <table:table-cell office:value-type="string">
            <text:p>12.16 </text:p>
          </table:table-cell>
          <table:table-cell office:value-type="string">
            <text:p>10.84 </text:p>
          </table:table-cell>
          <table:table-cell office:value-type="string">
            <text:p>$14.73 </text:p>
          </table:table-cell>
          <table:table-cell office:value-type="string">
            <text:p>$14.73 </text:p>
          </table:table-cell>
          <table:table-cell office:value-type="string">
            <text:p>533,412 </text:p>
          </table:table-cell>
          <table:table-cell office:value-type="string">
            <text:p>3,511 </text:p>
          </table:table-cell>
          <table:table-cell office:value-type="string">
            <text:p>$808 </text:p>
          </table:table-cell>
          <table:table-cell office:value-type="string">
            <text:p>$1,551 </text:p>
          </table:table-cell>
          <table:table-cell office:value-type="string">
            <text:p>$1,824 </text:p>
          </table:table-cell>
          <table:table-cell office:value-type="string">
            <text:p>$0.73 </text:p>
          </table:table-cell>
          <table:table-cell office:value-type="string">
            <text:p>$0.54 </text:p>
          </table:table-cell>
          <table:table-cell office:value-type="string">
            <text:p>$21.98 </text:p>
          </table:table-cell>
          <table:table-cell office:value-type="string">
            <text:p>$18,473 </text:p>
          </table:table-cell>
          <table:table-cell office:value-type="string">
            <text:p>$12,246 </text:p>
          </table:table-cell>
          <table:table-cell office:value-type="string">
            <text:p>15.25 </text:p>
          </table:table-cell>
          <table:table-cell office:value-type="string">
            <text:p>10.11 </text:p>
          </table:table-cell>
          <table:table-cell office:value-type="string">
            <text:p>13.60 </text:p>
          </table:table-cell>
          <table:table-cell office:value-type="string">
            <text:p>9.01 </text:p>
          </table:table-cell>
          <table:table-cell office:value-type="string">
            <text:p>$7,645 </text:p>
          </table:table-cell>
          <table:table-cell office:value-type="string">
            <text:p>6.31 </text:p>
          </table:table-cell>
          <table:table-cell office:value-type="string">
            <text:p>5.63 </text:p>
          </table:table-cell>
          <table:table-cell office:value-type="string">
            <text:p>$4.60 </text:p>
          </table:table-cell>
          <table:table-cell office:value-type="string">
            <text:p>3.80 </text:p>
          </table:table-cell>
          <table:table-cell office:value-type="string">
            <text:p>3.39 </text:p>
          </table:table-cell>
          <table:table-cell office:value-type="string">
            <text:p>$2.88 </text:p>
          </table:table-cell>
          <table:table-cell office:value-type="string">
            <text:p>2,162 </text:p>
          </table:table-cell>
          <table:table-cell office:value-type="string">
            <text:p>$6,226 </text:p>
          </table:table-cell>
          <table:table-cell office:value-type="string">
            <text:p>$98.6 </text:p>
          </table:table-cell>
          <table:table-cell office:value-type="string">
            <text:p>$0.046 </text:p>
          </table:table-cell>
          <table:table-cell office:value-type="string">
            <text:p>$58,044 </text:p>
          </table:table-cell>
          <table:table-cell office:value-type="string">
            <text:p>0.33705834889919</text:p>
          </table:table-cell>
          <table:table-cell office:value-type="string">
            <text:p>2.64 </text:p>
          </table:table-cell>
          <table:table-cell office:value-type="float" office:value="30">
            <text:p>30</text:p>
          </table:table-cell>
          <table:table-cell office:value-type="string">
            <text:p>45.8 </text:p>
          </table:table-cell>
          <table:table-cell office:value-type="string">
            <text:p>114.5 </text:p>
          </table:table-cell>
          <table:table-cell office:value-type="string">
            <text:p>114.5 </text:p>
          </table:table-cell>
          <table:table-cell office:value-type="string">
            <text:p>0.44296895177630</text:p>
          </table:table-cell>
          <table:table-cell office:value-type="string">
            <text:p>50.6 </text:p>
          </table:table-cell>
          <table:table-cell office:value-type="string">
            <text:p>41.7 </text:p>
          </table:table-cell>
          <table:table-cell office:value-type="string">
            <text:p>45,199 </text:p>
          </table:table-cell>
          <table:table-cell office:value-type="string">
            <text:p>51,536 </text:p>
          </table:table-cell>
          <table:table-cell office:value-type="string">
            <text:p>51,536 </text:p>
          </table:table-cell>
          <table:table-cell office:value-type="string">
            <text:p>$18,271 </text:p>
          </table:table-cell>
          <table:table-cell office:value-type="string">
            <text:p>$21,113 </text:p>
          </table:table-cell>
          <table:table-cell office:value-type="string">
            <text:p>$37,699 </text:p>
          </table:table-cell>
          <table:table-cell office:value-type="string">
            <text:p>$169,114 </text:p>
          </table:table-cell>
          <table:table-cell office:value-type="string">
            <text:p>6,337 </text:p>
          </table:table-cell>
          <table:table-cell office:value-type="string">
            <text:p>$1,003 </text:p>
          </table:table-cell>
          <table:table-cell office:value-type="string">
            <text:p>$516 </text:p>
          </table:table-cell>
          <table:table-cell office:value-type="string">
            <text:p>$600 </text:p>
          </table:table-cell>
          <table:table-cell office:value-type="string">
            <text:p>$681 </text:p>
          </table:table-cell>
          <table:table-cell office:value-type="string">
            <text:p>$41,384 </text:p>
          </table:table-cell>
          <table:table-cell office:value-type="string">
            <text:p>$119,460 </text:p>
          </table:table-cell>
          <table:table-cell office:value-type="string">
            <text:p>2,972 </text:p>
          </table:table-cell>
          <table:table-cell office:value-type="string">
            <text:p>$244,710 </text:p>
          </table:table-cell>
          <table:table-cell office:value-type="string">
            <text:p>6,490 </text:p>
          </table:table-cell>
          <table:table-cell office:value-type="string">
            <text:p>$244,710 </text:p>
          </table:table-cell>
          <table:table-cell office:value-type="string">
            <text:p>22,523 </text:p>
          </table:table-cell>
          <table:table-cell office:value-type="string">
            <text:p>$27,970 </text:p>
          </table:table-cell>
          <table:table-cell office:value-type="string">
            <text:p>13,214 </text:p>
          </table:table-cell>
          <table:table-cell office:value-type="string">
            <text:p>$40,139 </text:p>
          </table:table-cell>
          <table:table-cell office:value-type="string">
            <text:p>445 </text:p>
          </table:table-cell>
          <table:table-cell office:value-type="string">
            <text:p>1,741,916 </text:p>
          </table:table-cell>
          <table:table-cell office:value-type="string">
            <text:p>1,744,487 </text:p>
          </table:table-cell>
          <table:table-cell office:value-type="string">
            <text:p>1,241 </text:p>
          </table:table-cell>
          <table:table-cell office:value-type="string">
            <text:p>3.12</text:p>
          </table:table-cell>
          <table:table-cell office:value-type="string">
            <text:p>1,402 </text:p>
          </table:table-cell>
          <table:table-cell office:value-type="string">
            <text:p>190 </text:p>
          </table:table-cell>
          <table:table-cell office:value-type="string">
            <text:p>10.72 </text:p>
          </table:table-cell>
          <table:table-cell office:value-type="string">
            <text:p>10.7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2009</text:p>
          </table:table-cell>
          <table:table-cell office:value-type="string">
            <text:p>11.50 </text:p>
          </table:table-cell>
          <table:table-cell office:value-type="string">
            <text:p>10.14 </text:p>
          </table:table-cell>
          <table:table-cell office:value-type="string">
            <text:p>$16.36 </text:p>
          </table:table-cell>
          <table:table-cell office:value-type="string">
            <text:p>11.21 </text:p>
          </table:table-cell>
          <table:table-cell office:value-type="string">
            <text:p>12.71 </text:p>
          </table:table-cell>
          <table:table-cell office:value-type="string">
            <text:p>10.40 </text:p>
          </table:table-cell>
          <table:table-cell office:value-type="string">
            <text:p>9.18 </text:p>
          </table:table-cell>
          <table:table-cell office:value-type="string">
            <text:p>$11.26 </text:p>
          </table:table-cell>
          <table:table-cell office:value-type="string">
            <text:p>$11.26 </text:p>
          </table:table-cell>
          <table:table-cell office:value-type="string">
            <text:p>619,506 </text:p>
          </table:table-cell>
          <table:table-cell office:value-type="string">
            <text:p>3,159 </text:p>
          </table:table-cell>
          <table:table-cell office:value-type="string">
            <text:p>$665 </text:p>
          </table:table-cell>
          <table:table-cell office:value-type="string">
            <text:p>$1,282 </text:p>
          </table:table-cell>
          <table:table-cell office:value-type="string">
            <text:p>$1,637 </text:p>
          </table:table-cell>
          <table:table-cell office:value-type="string">
            <text:p>$0.61 </text:p>
          </table:table-cell>
          <table:table-cell office:value-type="string">
            <text:p>$0.50 </text:p>
          </table:table-cell>
          <table:table-cell office:value-type="string">
            <text:p>$16.11 </text:p>
          </table:table-cell>
          <table:table-cell office:value-type="string">
            <text:p>$12,952 </text:p>
          </table:table-cell>
          <table:table-cell office:value-type="string">
            <text:p>$9,686 </text:p>
          </table:table-cell>
          <table:table-cell office:value-type="string">
            <text:p>11.96 </text:p>
          </table:table-cell>
          <table:table-cell office:value-type="string">
            <text:p>8.95 </text:p>
          </table:table-cell>
          <table:table-cell office:value-type="string">
            <text:p>10.55 </text:p>
          </table:table-cell>
          <table:table-cell office:value-type="string">
            <text:p>7.89 </text:p>
          </table:table-cell>
          <table:table-cell office:value-type="string">
            <text:p>$5,609 </text:p>
          </table:table-cell>
          <table:table-cell office:value-type="string">
            <text:p>5.18 </text:p>
          </table:table-cell>
          <table:table-cell office:value-type="string">
            <text:p>4.57 </text:p>
          </table:table-cell>
          <table:table-cell office:value-type="string">
            <text:p>$4.08 </text:p>
          </table:table-cell>
          <table:table-cell office:value-type="string">
            <text:p>3.77 </text:p>
          </table:table-cell>
          <table:table-cell office:value-type="string">
            <text:p>3.32 </text:p>
          </table:table-cell>
          <table:table-cell office:value-type="string">
            <text:p>$1.68 </text:p>
          </table:table-cell>
          <table:table-cell office:value-type="string">
            <text:p>1,940 </text:p>
          </table:table-cell>
          <table:table-cell office:value-type="string">
            <text:p>$3,266 </text:p>
          </table:table-cell>
          <table:table-cell office:value-type="string">
            <text:p>$58.2 </text:p>
          </table:table-cell>
          <table:table-cell office:value-type="string">
            <text:p>$0.027 </text:p>
          </table:table-cell>
          <table:table-cell office:value-type="string">
            <text:p>$58,239 </text:p>
          </table:table-cell>
          <table:table-cell office:value-type="string">
            <text:p>0.25216855563448</text:p>
          </table:table-cell>
          <table:table-cell office:value-type="string">
            <text:p>2.63 </text:p>
          </table:table-cell>
          <table:table-cell office:value-type="float" office:value="30">
            <text:p>30</text:p>
          </table:table-cell>
          <table:table-cell office:value-type="string">
            <text:p>45.0 </text:p>
          </table:table-cell>
          <table:table-cell office:value-type="string">
            <text:p>108.1 </text:p>
          </table:table-cell>
          <table:table-cell office:value-type="string">
            <text:p>108.1 </text:p>
          </table:table-cell>
          <table:table-cell office:value-type="string">
            <text:p>0</text:p>
          </table:table-cell>
          <table:table-cell office:value-type="string">
            <text:p>55.1 </text:p>
          </table:table-cell>
          <table:table-cell office:value-type="string">
            <text:p>37.7 </text:p>
          </table:table-cell>
          <table:table-cell office:value-type="string">
            <text:p>41,006 </text:p>
          </table:table-cell>
          <table:table-cell office:value-type="string">
            <text:p>46,587 </text:p>
          </table:table-cell>
          <table:table-cell office:value-type="string">
            <text:p>46,587 </text:p>
          </table:table-cell>
          <table:table-cell office:value-type="string">
            <text:p>$15,095 </text:p>
          </table:table-cell>
          <table:table-cell office:value-type="string">
            <text:p>$19,301 </text:p>
          </table:table-cell>
          <table:table-cell office:value-type="string">
            <text:p>$36,257 </text:p>
          </table:table-cell>
          <table:table-cell office:value-type="string">
            <text:p>$184,357 </text:p>
          </table:table-cell>
          <table:table-cell office:value-type="string">
            <text:p>5,581 </text:p>
          </table:table-cell>
          <table:table-cell office:value-type="string">
            <text:p>$1,055 </text:p>
          </table:table-cell>
          <table:table-cell office:value-type="string">
            <text:p>$581 </text:p>
          </table:table-cell>
          <table:table-cell office:value-type="string">
            <text:p>$650 </text:p>
          </table:table-cell>
          <table:table-cell office:value-type="string">
            <text:p>$754 </text:p>
          </table:table-cell>
          <table:table-cell office:value-type="string">
            <text:p>$50,202 </text:p>
          </table:table-cell>
          <table:table-cell office:value-type="string">
            <text:p>$125,465 </text:p>
          </table:table-cell>
          <table:table-cell office:value-type="string">
            <text:p>2,872 </text:p>
          </table:table-cell>
          <table:table-cell office:value-type="string">
            <text:p>$212,604 </text:p>
          </table:table-cell>
          <table:table-cell office:value-type="string">
            <text:p>4,108 </text:p>
          </table:table-cell>
          <table:table-cell office:value-type="string">
            <text:p>$212,604 </text:p>
          </table:table-cell>
          <table:table-cell office:value-type="string">
            <text:p>21,049 </text:p>
          </table:table-cell>
          <table:table-cell office:value-type="string">
            <text:p>$26,918 </text:p>
          </table:table-cell>
          <table:table-cell office:value-type="string">
            <text:p>12,974 </text:p>
          </table:table-cell>
          <table:table-cell office:value-type="string">
            <text:p>$40,559 </text:p>
          </table:table-cell>
          <table:table-cell office:value-type="string">
            <text:p>382 </text:p>
          </table:table-cell>
          <table:table-cell office:value-type="string">
            <text:p>1,505,411 </text:p>
          </table:table-cell>
          <table:table-cell office:value-type="string">
            <text:p>1,510,106 </text:p>
          </table:table-cell>
          <table:table-cell office:value-type="string">
            <text:p>1,289 </text:p>
          </table:table-cell>
          <table:table-cell office:value-type="string">
            <text:p>3.05</text:p>
          </table:table-cell>
          <table:table-cell office:value-type="string">
            <text:p>1,446 </text:p>
          </table:table-cell>
          <table:table-cell office:value-type="string">
            <text:p>195 </text:p>
          </table:table-cell>
          <table:table-cell office:value-type="string">
            <text:p>10.79 </text:p>
          </table:table-cell>
          <table:table-cell office:value-type="string">
            <text:p>10.8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2010</text:p>
          </table:table-cell>
          <table:table-cell office:value-type="string">
            <text:p>14.09 </text:p>
          </table:table-cell>
          <table:table-cell office:value-type="string">
            <text:p>12.18 </text:p>
          </table:table-cell>
          <table:table-cell office:value-type="string">
            <text:p>$19.68 </text:p>
          </table:table-cell>
          <table:table-cell office:value-type="string">
            <text:p>13.12 </text:p>
          </table:table-cell>
          <table:table-cell office:value-type="string">
            <text:p>15.17 </text:p>
          </table:table-cell>
          <table:table-cell office:value-type="string">
            <text:p>12.75 </text:p>
          </table:table-cell>
          <table:table-cell office:value-type="string">
            <text:p>11.03 </text:p>
          </table:table-cell>
          <table:table-cell office:value-type="string">
            <text:p>$13.45 </text:p>
          </table:table-cell>
          <table:table-cell office:value-type="string">
            <text:p>$13.45 </text:p>
          </table:table-cell>
          <table:table-cell office:value-type="string">
            <text:p>676,341 </text:p>
          </table:table-cell>
          <table:table-cell office:value-type="string">
            <text:p>3,739 </text:p>
          </table:table-cell>
          <table:table-cell office:value-type="string">
            <text:p>$673 </text:p>
          </table:table-cell>
          <table:table-cell office:value-type="string">
            <text:p>$1,538 </text:p>
          </table:table-cell>
          <table:table-cell office:value-type="string">
            <text:p>$1,681 </text:p>
          </table:table-cell>
          <table:table-cell office:value-type="string">
            <text:p>$0.96 </text:p>
          </table:table-cell>
          <table:table-cell office:value-type="string">
            <text:p>$0.79 </text:p>
          </table:table-cell>
          <table:table-cell office:value-type="string">
            <text:p>$18.40 </text:p>
          </table:table-cell>
          <table:table-cell office:value-type="string">
            <text:p>$14,666 </text:p>
          </table:table-cell>
          <table:table-cell office:value-type="string">
            <text:p>$10,249 </text:p>
          </table:table-cell>
          <table:table-cell office:value-type="string">
            <text:p>13.91 </text:p>
          </table:table-cell>
          <table:table-cell office:value-type="string">
            <text:p>9.72 </text:p>
          </table:table-cell>
          <table:table-cell office:value-type="string">
            <text:p>12.03 </text:p>
          </table:table-cell>
          <table:table-cell office:value-type="string">
            <text:p>8.41 </text:p>
          </table:table-cell>
          <table:table-cell office:value-type="string">
            <text:p>$5,804 </text:p>
          </table:table-cell>
          <table:table-cell office:value-type="string">
            <text:p>5.50 </text:p>
          </table:table-cell>
          <table:table-cell office:value-type="string">
            <text:p>4.76 </text:p>
          </table:table-cell>
          <table:table-cell office:value-type="string">
            <text:p>$4.45 </text:p>
          </table:table-cell>
          <table:table-cell office:value-type="string">
            <text:p>4.22 </text:p>
          </table:table-cell>
          <table:table-cell office:value-type="string">
            <text:p>3.65 </text:p>
          </table:table-cell>
          <table:table-cell office:value-type="string">
            <text:p>$2.28 </text:p>
          </table:table-cell>
          <table:table-cell office:value-type="string">
            <text:p>1,939 </text:p>
          </table:table-cell>
          <table:table-cell office:value-type="string">
            <text:p>$4,418 </text:p>
          </table:table-cell>
          <table:table-cell office:value-type="string">
            <text:p>$81.7 </text:p>
          </table:table-cell>
          <table:table-cell office:value-type="string">
            <text:p>$0.036 </text:p>
          </table:table-cell>
          <table:table-cell office:value-type="string">
            <text:p>$65,011 </text:p>
          </table:table-cell>
          <table:table-cell office:value-type="string">
            <text:p>0.30120502595348</text:p>
          </table:table-cell>
          <table:table-cell office:value-type="string">
            <text:p>2.65 </text:p>
          </table:table-cell>
          <table:table-cell office:value-type="float" office:value="27">
            <text:p>27</text:p>
          </table:table-cell>
          <table:table-cell office:value-type="string">
            <text:p>43.8 </text:p>
          </table:table-cell>
          <table:table-cell office:value-type="string">
            <text:p>113.6 </text:p>
          </table:table-cell>
          <table:table-cell office:value-type="string">
            <text:p>113.6 </text:p>
          </table:table-cell>
          <table:table-cell office:value-type="string">
            <text:p>0.40040866994644</text:p>
          </table:table-cell>
          <table:table-cell office:value-type="string">
            <text:p>56.9 </text:p>
          </table:table-cell>
          <table:table-cell office:value-type="string">
            <text:p>37.3 </text:p>
          </table:table-cell>
          <table:table-cell office:value-type="string">
            <text:p>40,545 </text:p>
          </table:table-cell>
          <table:table-cell office:value-type="string">
            <text:p>46,060 </text:p>
          </table:table-cell>
          <table:table-cell office:value-type="string">
            <text:p>46,060 </text:p>
          </table:table-cell>
          <table:table-cell office:value-type="string">
            <text:p>$18,704 </text:p>
          </table:table-cell>
          <table:table-cell office:value-type="string">
            <text:p>$21,754 </text:p>
          </table:table-cell>
          <table:table-cell office:value-type="string">
            <text:p>$44,258 </text:p>
          </table:table-cell>
          <table:table-cell office:value-type="string">
            <text:p>$177,574 </text:p>
          </table:table-cell>
          <table:table-cell office:value-type="string">
            <text:p>5,515 </text:p>
          </table:table-cell>
          <table:table-cell office:value-type="string">
            <text:p>$1,019 </text:p>
          </table:table-cell>
          <table:table-cell office:value-type="string">
            <text:p>$566 </text:p>
          </table:table-cell>
          <table:table-cell office:value-type="string">
            <text:p>$641 </text:p>
          </table:table-cell>
          <table:table-cell office:value-type="string">
            <text:p>$741 </text:p>
          </table:table-cell>
          <table:table-cell office:value-type="string">
            <text:p>$44,171 </text:p>
          </table:table-cell>
          <table:table-cell office:value-type="string">
            <text:p>$124,228 </text:p>
          </table:table-cell>
          <table:table-cell office:value-type="string">
            <text:p>3,118 </text:p>
          </table:table-cell>
          <table:table-cell office:value-type="string">
            <text:p>$309,181 </text:p>
          </table:table-cell>
          <table:table-cell office:value-type="string">
            <text:p>4,162 </text:p>
          </table:table-cell>
          <table:table-cell office:value-type="string">
            <text:p>$309,181 </text:p>
          </table:table-cell>
          <table:table-cell office:value-type="string">
            <text:p>20,513 </text:p>
          </table:table-cell>
          <table:table-cell office:value-type="string">
            <text:p>$25,206 </text:p>
          </table:table-cell>
          <table:table-cell office:value-type="string">
            <text:p>12,752 </text:p>
          </table:table-cell>
          <table:table-cell office:value-type="string">
            <text:p>$40,373 </text:p>
          </table:table-cell>
          <table:table-cell office:value-type="string">
            <text:p>360 </text:p>
          </table:table-cell>
          <table:table-cell office:value-type="string">
            <text:p>1,447,842 </text:p>
          </table:table-cell>
          <table:table-cell office:value-type="string">
            <text:p>1,448,729 </text:p>
          </table:table-cell>
          <table:table-cell office:value-type="string">
            <text:p>1,339 </text:p>
          </table:table-cell>
          <table:table-cell office:value-type="string">
            <text:p>2.85</text:p>
          </table:table-cell>
          <table:table-cell office:value-type="string">
            <text:p>1,541 </text:p>
          </table:table-cell>
          <table:table-cell office:value-type="string">
            <text:p>197 </text:p>
          </table:table-cell>
          <table:table-cell office:value-type="string">
            <text:p>11.01 </text:p>
          </table:table-cell>
          <table:table-cell office:value-type="string">
            <text:p>11.0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2011</text:p>
          </table:table-cell>
          <table:table-cell office:value-type="string">
            <text:p>15.45 </text:p>
          </table:table-cell>
          <table:table-cell office:value-type="string">
            <text:p>13.14 </text:p>
          </table:table-cell>
          <table:table-cell office:value-type="string">
            <text:p>$21.16 </text:p>
          </table:table-cell>
          <table:table-cell office:value-type="string">
            <text:p>14.21 </text:p>
          </table:table-cell>
          <table:table-cell office:value-type="string">
            <text:p>16.71 </text:p>
          </table:table-cell>
          <table:table-cell office:value-type="string">
            <text:p>14.00 </text:p>
          </table:table-cell>
          <table:table-cell office:value-type="string">
            <text:p>11.90 </text:p>
          </table:table-cell>
          <table:table-cell office:value-type="string">
            <text:p>$14.16 </text:p>
          </table:table-cell>
          <table:table-cell office:value-type="string">
            <text:p>$14.16 </text:p>
          </table:table-cell>
          <table:table-cell office:value-type="string">
            <text:p>650,633 </text:p>
          </table:table-cell>
          <table:table-cell office:value-type="string">
            <text:p>4,163 </text:p>
          </table:table-cell>
          <table:table-cell office:value-type="string">
            <text:p>$987 </text:p>
          </table:table-cell>
          <table:table-cell office:value-type="string">
            <text:p>$1,508 </text:p>
          </table:table-cell>
          <table:table-cell office:value-type="string">
            <text:p>$1,917 </text:p>
          </table:table-cell>
          <table:table-cell office:value-type="string">
            <text:p>$0.90 </text:p>
          </table:table-cell>
          <table:table-cell office:value-type="string">
            <text:p>$0.76 </text:p>
          </table:table-cell>
          <table:table-cell office:value-type="string">
            <text:p>$20.26 </text:p>
          </table:table-cell>
          <table:table-cell office:value-type="string">
            <text:p>$16,098 </text:p>
          </table:table-cell>
          <table:table-cell office:value-type="string">
            <text:p>$10,697 </text:p>
          </table:table-cell>
          <table:table-cell office:value-type="string">
            <text:p>15.91 </text:p>
          </table:table-cell>
          <table:table-cell office:value-type="string">
            <text:p>10.57 </text:p>
          </table:table-cell>
          <table:table-cell office:value-type="string">
            <text:p>13.53 </text:p>
          </table:table-cell>
          <table:table-cell office:value-type="string">
            <text:p>8.99 </text:p>
          </table:table-cell>
          <table:table-cell office:value-type="string">
            <text:p>$6,328 </text:p>
          </table:table-cell>
          <table:table-cell office:value-type="string">
            <text:p>6.26 </text:p>
          </table:table-cell>
          <table:table-cell office:value-type="string">
            <text:p>5.32 </text:p>
          </table:table-cell>
          <table:table-cell office:value-type="string">
            <text:p>$4.37 </text:p>
          </table:table-cell>
          <table:table-cell office:value-type="string">
            <text:p>4.32 </text:p>
          </table:table-cell>
          <table:table-cell office:value-type="string">
            <text:p>3.67 </text:p>
          </table:table-cell>
          <table:table-cell office:value-type="string">
            <text:p>$2.87 </text:p>
          </table:table-cell>
          <table:table-cell office:value-type="string">
            <text:p>1,883 </text:p>
          </table:table-cell>
          <table:table-cell office:value-type="string">
            <text:p>$5,401 </text:p>
          </table:table-cell>
          <table:table-cell office:value-type="string">
            <text:p>$107.0 </text:p>
          </table:table-cell>
          <table:table-cell office:value-type="string">
            <text:p>$0.045 </text:p>
          </table:table-cell>
          <table:table-cell office:value-type="string">
            <text:p>$61,214 </text:p>
          </table:table-cell>
          <table:table-cell office:value-type="string">
            <text:p>0.33552550104798</text:p>
          </table:table-cell>
          <table:table-cell office:value-type="string">
            <text:p>2.56 </text:p>
          </table:table-cell>
          <table:table-cell office:value-type="float" office:value="27">
            <text:p>27</text:p>
          </table:table-cell>
          <table:table-cell office:value-type="string">
            <text:p>42.5 </text:p>
          </table:table-cell>
          <table:table-cell office:value-type="string">
            <text:p>121.8 </text:p>
          </table:table-cell>
          <table:table-cell office:value-type="string">
            <text:p>121.8 </text:p>
          </table:table-cell>
          <table:table-cell office:value-type="string">
            <text:p>0.514924803487800</text:p>
          </table:table-cell>
          <table:table-cell office:value-type="string">
            <text:p>58.4 </text:p>
          </table:table-cell>
          <table:table-cell office:value-type="string">
            <text:p>36.6 </text:p>
          </table:table-cell>
          <table:table-cell office:value-type="string">
            <text:p>41,001 </text:p>
          </table:table-cell>
          <table:table-cell office:value-type="string">
            <text:p>46,491 </text:p>
          </table:table-cell>
          <table:table-cell office:value-type="string">
            <text:p>46,491 </text:p>
          </table:table-cell>
          <table:table-cell office:value-type="string">
            <text:p>$21,864 </text:p>
          </table:table-cell>
          <table:table-cell office:value-type="string">
            <text:p>$22,426 </text:p>
          </table:table-cell>
          <table:table-cell office:value-type="string">
            <text:p>$40,918 </text:p>
          </table:table-cell>
          <table:table-cell office:value-type="string">
            <text:p>$161,797 </text:p>
          </table:table-cell>
          <table:table-cell office:value-type="string">
            <text:p>5,490 </text:p>
          </table:table-cell>
          <table:table-cell office:value-type="string">
            <text:p>$954 </text:p>
          </table:table-cell>
          <table:table-cell office:value-type="string">
            <text:p>$532 </text:p>
          </table:table-cell>
          <table:table-cell office:value-type="string">
            <text:p>$607 </text:p>
          </table:table-cell>
          <table:table-cell office:value-type="string">
            <text:p>$697 </text:p>
          </table:table-cell>
          <table:table-cell office:value-type="string">
            <text:p>$26,622 </text:p>
          </table:table-cell>
          <table:table-cell office:value-type="string">
            <text:p>$125,690 </text:p>
          </table:table-cell>
          <table:table-cell office:value-type="string">
            <text:p>3,382 </text:p>
          </table:table-cell>
          <table:table-cell office:value-type="string">
            <text:p>$267,035 </text:p>
          </table:table-cell>
          <table:table-cell office:value-type="string">
            <text:p>4,076 </text:p>
          </table:table-cell>
          <table:table-cell office:value-type="string">
            <text:p>$267,035 </text:p>
          </table:table-cell>
          <table:table-cell office:value-type="string">
            <text:p>20,923 </text:p>
          </table:table-cell>
          <table:table-cell office:value-type="string">
            <text:p>$25,973 </text:p>
          </table:table-cell>
          <table:table-cell office:value-type="string">
            <text:p>12,620 </text:p>
          </table:table-cell>
          <table:table-cell office:value-type="string">
            <text:p>$37,888 </text:p>
          </table:table-cell>
          <table:table-cell office:value-type="string">
            <text:p>358 </text:p>
          </table:table-cell>
          <table:table-cell office:value-type="string">
            <text:p>1,400,935 </text:p>
          </table:table-cell>
          <table:table-cell office:value-type="string">
            <text:p>1,406,526 </text:p>
          </table:table-cell>
          <table:table-cell office:value-type="string">
            <text:p>1,344 </text:p>
          </table:table-cell>
          <table:table-cell office:value-type="string">
            <text:p>2.73</text:p>
          </table:table-cell>
          <table:table-cell office:value-type="string">
            <text:p>1,614 </text:p>
          </table:table-cell>
          <table:table-cell office:value-type="string">
            <text:p>198 </text:p>
          </table:table-cell>
          <table:table-cell office:value-type="string">
            <text:p>10.71 </text:p>
          </table:table-cell>
          <table:table-cell office:value-type="string">
            <text:p>10.7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2012</text:p>
          </table:table-cell>
          <table:table-cell office:value-type="string">
            <text:p>15.42 </text:p>
          </table:table-cell>
          <table:table-cell office:value-type="string">
            <text:p>13.02 </text:p>
          </table:table-cell>
          <table:table-cell office:value-type="string">
            <text:p>$37.16 </text:p>
          </table:table-cell>
          <table:table-cell office:value-type="string">
            <text:p>14.31 </text:p>
          </table:table-cell>
          <table:table-cell office:value-type="string">
            <text:p>16.94 </text:p>
          </table:table-cell>
          <table:table-cell office:value-type="string">
            <text:p>14.05 </text:p>
          </table:table-cell>
          <table:table-cell office:value-type="string">
            <text:p>11.87 </text:p>
          </table:table-cell>
          <table:table-cell office:value-type="string">
            <text:p>$25.67 </text:p>
          </table:table-cell>
          <table:table-cell office:value-type="string">
            <text:p>$25.67 </text:p>
          </table:table-cell>
          <table:table-cell office:value-type="string">
            <text:p>1,340,127 </text:p>
          </table:table-cell>
          <table:table-cell office:value-type="string">
            <text:p>7,107 </text:p>
          </table:table-cell>
          <table:table-cell office:value-type="string">
            <text:p>$1,336 </text:p>
          </table:table-cell>
          <table:table-cell office:value-type="string">
            <text:p>$1,851 </text:p>
          </table:table-cell>
          <table:table-cell office:value-type="string">
            <text:p>$2,795 </text:p>
          </table:table-cell>
          <table:table-cell office:value-type="string">
            <text:p>$1.48 </text:p>
          </table:table-cell>
          <table:table-cell office:value-type="string">
            <text:p>$0.68 </text:p>
          </table:table-cell>
          <table:table-cell office:value-type="string">
            <text:p>$37.11 </text:p>
          </table:table-cell>
          <table:table-cell office:value-type="string">
            <text:p>$30,005 </text:p>
          </table:table-cell>
          <table:table-cell office:value-type="string">
            <text:p>$19,528 </text:p>
          </table:table-cell>
          <table:table-cell office:value-type="string">
            <text:p>16.43 </text:p>
          </table:table-cell>
          <table:table-cell office:value-type="string">
            <text:p>10.69 </text:p>
          </table:table-cell>
          <table:table-cell office:value-type="string">
            <text:p>13.87 </text:p>
          </table:table-cell>
          <table:table-cell office:value-type="string">
            <text:p>9.03 </text:p>
          </table:table-cell>
          <table:table-cell office:value-type="string">
            <text:p>$11,082 </text:p>
          </table:table-cell>
          <table:table-cell office:value-type="string">
            <text:p>6.07 </text:p>
          </table:table-cell>
          <table:table-cell office:value-type="string">
            <text:p>5.12 </text:p>
          </table:table-cell>
          <table:table-cell office:value-type="string">
            <text:p>$8.45 </text:p>
          </table:table-cell>
          <table:table-cell office:value-type="string">
            <text:p>4.62 </text:p>
          </table:table-cell>
          <table:table-cell office:value-type="string">
            <text:p>3.90 </text:p>
          </table:table-cell>
          <table:table-cell office:value-type="string">
            <text:p>$3.24 </text:p>
          </table:table-cell>
          <table:table-cell office:value-type="string">
            <text:p>3,239 </text:p>
          </table:table-cell>
          <table:table-cell office:value-type="string">
            <text:p>$10,477 </text:p>
          </table:table-cell>
          <table:table-cell office:value-type="string">
            <text:p>$113.2 </text:p>
          </table:table-cell>
          <table:table-cell office:value-type="string">
            <text:p>$0.048 </text:p>
          </table:table-cell>
          <table:table-cell office:value-type="string">
            <text:p>$63,215 </text:p>
          </table:table-cell>
          <table:table-cell office:value-type="string">
            <text:p>0.34916926165437</text:p>
          </table:table-cell>
          <table:table-cell office:value-type="string">
            <text:p>2.46 </text:p>
          </table:table-cell>
          <table:table-cell office:value-type="float" office:value="26">
            <text:p>26</text:p>
          </table:table-cell>
          <table:table-cell office:value-type="string">
            <text:p>45.8 </text:p>
          </table:table-cell>
          <table:table-cell office:value-type="string">
            <text:p>105.7 </text:p>
          </table:table-cell>
          <table:table-cell office:value-type="string">
            <text:p>105.7 </text:p>
          </table:table-cell>
          <table:table-cell office:value-type="string">
            <text:p>0</text:p>
          </table:table-cell>
          <table:table-cell office:value-type="string">
            <text:p>60.6 </text:p>
          </table:table-cell>
          <table:table-cell office:value-type="string">
            <text:p>39.4 </text:p>
          </table:table-cell>
          <table:table-cell office:value-type="string">
            <text:p>78,067 </text:p>
          </table:table-cell>
          <table:table-cell office:value-type="string">
            <text:p>87,966 </text:p>
          </table:table-cell>
          <table:table-cell office:value-type="string">
            <text:p>87,966 </text:p>
          </table:table-cell>
          <table:table-cell office:value-type="string">
            <text:p>$19,617 </text:p>
          </table:table-cell>
          <table:table-cell office:value-type="string">
            <text:p>$22,591 </text:p>
          </table:table-cell>
          <table:table-cell office:value-type="string">
            <text:p>$41,404 </text:p>
          </table:table-cell>
          <table:table-cell office:value-type="string">
            <text:p>$191,140 </text:p>
          </table:table-cell>
          <table:table-cell office:value-type="string">
            <text:p>9,899 </text:p>
          </table:table-cell>
          <table:table-cell office:value-type="string">
            <text:p>$1,073 </text:p>
          </table:table-cell>
          <table:table-cell office:value-type="string">
            <text:p>$612 </text:p>
          </table:table-cell>
          <table:table-cell office:value-type="string">
            <text:p>$664 </text:p>
          </table:table-cell>
          <table:table-cell office:value-type="string">
            <text:p>$753 </text:p>
          </table:table-cell>
          <table:table-cell office:value-type="string">
            <text:p>$46,043 </text:p>
          </table:table-cell>
          <table:table-cell office:value-type="string">
            <text:p>$135,004 </text:p>
          </table:table-cell>
          <table:table-cell office:value-type="string">
            <text:p>6,126 </text:p>
          </table:table-cell>
          <table:table-cell office:value-type="string">
            <text:p>$241,231 </text:p>
          </table:table-cell>
          <table:table-cell office:value-type="string">
            <text:p>8,190 </text:p>
          </table:table-cell>
          <table:table-cell office:value-type="string">
            <text:p>$241,231 </text:p>
          </table:table-cell>
          <table:table-cell office:value-type="string">
            <text:p>42,263 </text:p>
          </table:table-cell>
          <table:table-cell office:value-type="string">
            <text:p>$29,288 </text:p>
          </table:table-cell>
          <table:table-cell office:value-type="string">
            <text:p>21,488 </text:p>
          </table:table-cell>
          <table:table-cell office:value-type="string">
            <text:p>$46,170 </text:p>
          </table:table-cell>
          <table:table-cell office:value-type="string">
            <text:p>697 </text:p>
          </table:table-cell>
          <table:table-cell office:value-type="string">
            <text:p>2,718,885 </text:p>
          </table:table-cell>
          <table:table-cell office:value-type="string">
            <text:p>2,721,448 </text:p>
          </table:table-cell>
          <table:table-cell office:value-type="string">
            <text:p>1,191 </text:p>
          </table:table-cell>
          <table:table-cell office:value-type="string">
            <text:p>2.63</text:p>
          </table:table-cell>
          <table:table-cell office:value-type="string">
            <text:p>1,661 </text:p>
          </table:table-cell>
          <table:table-cell office:value-type="string">
            <text:p>187 </text:p>
          </table:table-cell>
          <table:table-cell office:value-type="string">
            <text:p>10.65 </text:p>
          </table:table-cell>
          <table:table-cell office:value-type="string">
            <text:p>10.6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2013</text:p>
          </table:table-cell>
          <table:table-cell office:value-type="string">
            <text:p>15.87 </text:p>
          </table:table-cell>
          <table:table-cell office:value-type="string">
            <text:p>13.30 </text:p>
          </table:table-cell>
          <table:table-cell office:value-type="string">
            <text:p>$38.29 </text:p>
          </table:table-cell>
          <table:table-cell office:value-type="string">
            <text:p>14.48 </text:p>
          </table:table-cell>
          <table:table-cell office:value-type="string">
            <text:p>17.28 </text:p>
          </table:table-cell>
          <table:table-cell office:value-type="string">
            <text:p>14.49 </text:p>
          </table:table-cell>
          <table:table-cell office:value-type="string">
            <text:p>12.14 </text:p>
          </table:table-cell>
          <table:table-cell office:value-type="string">
            <text:p>$25.85 </text:p>
          </table:table-cell>
          <table:table-cell office:value-type="string">
            <text:p>$25.85 </text:p>
          </table:table-cell>
          <table:table-cell office:value-type="string">
            <text:p>1,445,820 </text:p>
          </table:table-cell>
          <table:table-cell office:value-type="string">
            <text:p>7,488 </text:p>
          </table:table-cell>
          <table:table-cell office:value-type="string">
            <text:p>$1,413 </text:p>
          </table:table-cell>
          <table:table-cell office:value-type="string">
            <text:p>$2,069 </text:p>
          </table:table-cell>
          <table:table-cell office:value-type="string">
            <text:p>$2,714 </text:p>
          </table:table-cell>
          <table:table-cell office:value-type="string">
            <text:p>$1.62 </text:p>
          </table:table-cell>
          <table:table-cell office:value-type="string">
            <text:p>$0.76 </text:p>
          </table:table-cell>
          <table:table-cell office:value-type="string">
            <text:p>$37.03 </text:p>
          </table:table-cell>
          <table:table-cell office:value-type="string">
            <text:p>$29,540 </text:p>
          </table:table-cell>
          <table:table-cell office:value-type="string">
            <text:p>$19,795 </text:p>
          </table:table-cell>
          <table:table-cell office:value-type="string">
            <text:p>16.56 </text:p>
          </table:table-cell>
          <table:table-cell office:value-type="string">
            <text:p>11.09 </text:p>
          </table:table-cell>
          <table:table-cell office:value-type="string">
            <text:p>13.87 </text:p>
          </table:table-cell>
          <table:table-cell office:value-type="string">
            <text:p>9.29 </text:p>
          </table:table-cell>
          <table:table-cell office:value-type="string">
            <text:p>$10,852 </text:p>
          </table:table-cell>
          <table:table-cell office:value-type="string">
            <text:p>6.08 </text:p>
          </table:table-cell>
          <table:table-cell office:value-type="string">
            <text:p>5.10 </text:p>
          </table:table-cell>
          <table:table-cell office:value-type="string">
            <text:p>$8.94 </text:p>
          </table:table-cell>
          <table:table-cell office:value-type="string">
            <text:p>5.01 </text:p>
          </table:table-cell>
          <table:table-cell office:value-type="string">
            <text:p>4.20 </text:p>
          </table:table-cell>
          <table:table-cell office:value-type="string">
            <text:p>$3.04 </text:p>
          </table:table-cell>
          <table:table-cell office:value-type="string">
            <text:p>3,204 </text:p>
          </table:table-cell>
          <table:table-cell office:value-type="string">
            <text:p>$9,744 </text:p>
          </table:table-cell>
          <table:table-cell office:value-type="string">
            <text:p>$107.9 </text:p>
          </table:table-cell>
          <table:table-cell office:value-type="string">
            <text:p>$0.046 </text:p>
          </table:table-cell>
          <table:table-cell office:value-type="string">
            <text:p>$70,075 </text:p>
          </table:table-cell>
          <table:table-cell office:value-type="string">
            <text:p>0.32987385073827</text:p>
          </table:table-cell>
          <table:table-cell office:value-type="string">
            <text:p>2.44 </text:p>
          </table:table-cell>
          <table:table-cell office:value-type="float" office:value="24">
            <text:p>24</text:p>
          </table:table-cell>
          <table:table-cell office:value-type="string">
            <text:p>43.3 </text:p>
          </table:table-cell>
          <table:table-cell office:value-type="string">
            <text:p>86.0 </text:p>
          </table:table-cell>
          <table:table-cell office:value-type="string">
            <text:p>86.0 </text:p>
          </table:table-cell>
          <table:table-cell office:value-type="string">
            <text:p>0.52058726254291</text:p>
          </table:table-cell>
          <table:table-cell office:value-type="string">
            <text:p>62.6 </text:p>
          </table:table-cell>
          <table:table-cell office:value-type="string">
            <text:p>38.9 </text:p>
          </table:table-cell>
          <table:table-cell office:value-type="string">
            <text:p>77,150 </text:p>
          </table:table-cell>
          <table:table-cell office:value-type="string">
            <text:p>87,405 </text:p>
          </table:table-cell>
          <table:table-cell office:value-type="string">
            <text:p>87,405 </text:p>
          </table:table-cell>
          <table:table-cell office:value-type="string">
            <text:p>$17,496 </text:p>
          </table:table-cell>
          <table:table-cell office:value-type="string">
            <text:p>$21,101 </text:p>
          </table:table-cell>
          <table:table-cell office:value-type="string">
            <text:p>$44,529 </text:p>
          </table:table-cell>
          <table:table-cell office:value-type="string">
            <text:p>$221,804 </text:p>
          </table:table-cell>
          <table:table-cell office:value-type="string">
            <text:p>10,255 </text:p>
          </table:table-cell>
          <table:table-cell office:value-type="string">
            <text:p>$1,350 </text:p>
          </table:table-cell>
          <table:table-cell office:value-type="string">
            <text:p>$785 </text:p>
          </table:table-cell>
          <table:table-cell office:value-type="string">
            <text:p>$791 </text:p>
          </table:table-cell>
          <table:table-cell office:value-type="string">
            <text:p>$929 </text:p>
          </table:table-cell>
          <table:table-cell office:value-type="string">
            <text:p>$48,230 </text:p>
          </table:table-cell>
          <table:table-cell office:value-type="string">
            <text:p>$164,581 </text:p>
          </table:table-cell>
          <table:table-cell office:value-type="string">
            <text:p>5,445 </text:p>
          </table:table-cell>
          <table:table-cell office:value-type="string">
            <text:p>$297,323 </text:p>
          </table:table-cell>
          <table:table-cell office:value-type="string">
            <text:p>6,668 </text:p>
          </table:table-cell>
          <table:table-cell office:value-type="string">
            <text:p>$297,323 </text:p>
          </table:table-cell>
          <table:table-cell office:value-type="string">
            <text:p>43,700 </text:p>
          </table:table-cell>
          <table:table-cell office:value-type="string">
            <text:p>$29,332 </text:p>
          </table:table-cell>
          <table:table-cell office:value-type="string">
            <text:p>21,337 </text:p>
          </table:table-cell>
          <table:table-cell office:value-type="string">
            <text:p>$46,946 </text:p>
          </table:table-cell>
          <table:table-cell office:value-type="string">
            <text:p>698 </text:p>
          </table:table-cell>
          <table:table-cell office:value-type="string">
            <text:p>2,665,288 </text:p>
          </table:table-cell>
          <table:table-cell office:value-type="string">
            <text:p>2,666,632 </text:p>
          </table:table-cell>
          <table:table-cell office:value-type="string">
            <text:p>1,202 </text:p>
          </table:table-cell>
          <table:table-cell office:value-type="string">
            <text:p>2.59</text:p>
          </table:table-cell>
          <table:table-cell office:value-type="string">
            <text:p>1,702 </text:p>
          </table:table-cell>
          <table:table-cell office:value-type="string">
            <text:p>187 </text:p>
          </table:table-cell>
          <table:table-cell office:value-type="string">
            <text:p>10.46 </text:p>
          </table:table-cell>
          <table:table-cell office:value-type="string">
            <text:p>10.4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2014</text:p>
          </table:table-cell>
          <table:table-cell office:value-type="string">
            <text:p>16.36 </text:p>
          </table:table-cell>
          <table:table-cell office:value-type="string">
            <text:p>13.66 </text:p>
          </table:table-cell>
          <table:table-cell office:value-type="string">
            <text:p>$38.90 </text:p>
          </table:table-cell>
          <table:table-cell office:value-type="string">
            <text:p>14.87 </text:p>
          </table:table-cell>
          <table:table-cell office:value-type="string">
            <text:p>17.81 </text:p>
          </table:table-cell>
          <table:table-cell office:value-type="string">
            <text:p>14.89 </text:p>
          </table:table-cell>
          <table:table-cell office:value-type="string">
            <text:p>12.43 </text:p>
          </table:table-cell>
          <table:table-cell office:value-type="string">
            <text:p>$26.62 </text:p>
          </table:table-cell>
          <table:table-cell office:value-type="string">
            <text:p>$26.62 </text:p>
          </table:table-cell>
          <table:table-cell office:value-type="string">
            <text:p>1,528,631 </text:p>
          </table:table-cell>
          <table:table-cell office:value-type="string">
            <text:p>7,311 </text:p>
          </table:table-cell>
          <table:table-cell office:value-type="string">
            <text:p>$1,414 </text:p>
          </table:table-cell>
          <table:table-cell office:value-type="string">
            <text:p>$2,331 </text:p>
          </table:table-cell>
          <table:table-cell office:value-type="string">
            <text:p>$2,690 </text:p>
          </table:table-cell>
          <table:table-cell office:value-type="string">
            <text:p>$1.63 </text:p>
          </table:table-cell>
          <table:table-cell office:value-type="string">
            <text:p>$0.76 </text:p>
          </table:table-cell>
          <table:table-cell office:value-type="string">
            <text:p>$36.52 </text:p>
          </table:table-cell>
          <table:table-cell office:value-type="string">
            <text:p>$29,214 </text:p>
          </table:table-cell>
          <table:table-cell office:value-type="string">
            <text:p>$19,964 </text:p>
          </table:table-cell>
          <table:table-cell office:value-type="string">
            <text:p>16.35 </text:p>
          </table:table-cell>
          <table:table-cell office:value-type="string">
            <text:p>11.17 </text:p>
          </table:table-cell>
          <table:table-cell office:value-type="string">
            <text:p>13.65 </text:p>
          </table:table-cell>
          <table:table-cell office:value-type="string">
            <text:p>9.33 </text:p>
          </table:table-cell>
          <table:table-cell office:value-type="string">
            <text:p>$10,814 </text:p>
          </table:table-cell>
          <table:table-cell office:value-type="string">
            <text:p>6.05 </text:p>
          </table:table-cell>
          <table:table-cell office:value-type="string">
            <text:p>5.05 </text:p>
          </table:table-cell>
          <table:table-cell office:value-type="string">
            <text:p>$9.15 </text:p>
          </table:table-cell>
          <table:table-cell office:value-type="string">
            <text:p>5.12 </text:p>
          </table:table-cell>
          <table:table-cell office:value-type="string">
            <text:p>4.27 </text:p>
          </table:table-cell>
          <table:table-cell office:value-type="string">
            <text:p>$2.91 </text:p>
          </table:table-cell>
          <table:table-cell office:value-type="string">
            <text:p>3,181 </text:p>
          </table:table-cell>
          <table:table-cell office:value-type="string">
            <text:p>$9,250 </text:p>
          </table:table-cell>
          <table:table-cell office:value-type="string">
            <text:p>$102.1 </text:p>
          </table:table-cell>
          <table:table-cell office:value-type="string">
            <text:p>$0.043 </text:p>
          </table:table-cell>
          <table:table-cell office:value-type="string">
            <text:p>$74,445 </text:p>
          </table:table-cell>
          <table:table-cell office:value-type="string">
            <text:p>0.31662826608251</text:p>
          </table:table-cell>
          <table:table-cell office:value-type="string">
            <text:p>2.53 </text:p>
          </table:table-cell>
          <table:table-cell office:value-type="float" office:value="23">
            <text:p>23</text:p>
          </table:table-cell>
          <table:table-cell office:value-type="string">
            <text:p>41.8 </text:p>
          </table:table-cell>
          <table:table-cell office:value-type="string">
            <text:p>73.3 </text:p>
          </table:table-cell>
          <table:table-cell office:value-type="string">
            <text:p>73.3 </text:p>
          </table:table-cell>
          <table:table-cell office:value-type="string">
            <text:p>0.52567660376423</text:p>
          </table:table-cell>
          <table:table-cell office:value-type="string">
            <text:p>58.6 </text:p>
          </table:table-cell>
          <table:table-cell office:value-type="string">
            <text:p>39.3 </text:p>
          </table:table-cell>
          <table:table-cell office:value-type="string">
            <text:p>73,909 </text:p>
          </table:table-cell>
          <table:table-cell office:value-type="string">
            <text:p>84,472 </text:p>
          </table:table-cell>
          <table:table-cell office:value-type="string">
            <text:p>84,472 </text:p>
          </table:table-cell>
          <table:table-cell office:value-type="string">
            <text:p>$17,739 </text:p>
          </table:table-cell>
          <table:table-cell office:value-type="string">
            <text:p>$21,711 </text:p>
          </table:table-cell>
          <table:table-cell office:value-type="string">
            <text:p>$44,811 </text:p>
          </table:table-cell>
          <table:table-cell office:value-type="string">
            <text:p>$245,052 </text:p>
          </table:table-cell>
          <table:table-cell office:value-type="string">
            <text:p>10,563 </text:p>
          </table:table-cell>
          <table:table-cell office:value-type="string">
            <text:p>$1,621 </text:p>
          </table:table-cell>
          <table:table-cell office:value-type="string">
            <text:p>$914 </text:p>
          </table:table-cell>
          <table:table-cell office:value-type="string">
            <text:p>$926 </text:p>
          </table:table-cell>
          <table:table-cell office:value-type="string">
            <text:p>$1,101 </text:p>
          </table:table-cell>
          <table:table-cell office:value-type="string">
            <text:p>$49,506 </text:p>
          </table:table-cell>
          <table:table-cell office:value-type="string">
            <text:p>$185,430 </text:p>
          </table:table-cell>
          <table:table-cell office:value-type="string">
            <text:p>5,141 </text:p>
          </table:table-cell>
          <table:table-cell office:value-type="string">
            <text:p>$317,203 </text:p>
          </table:table-cell>
          <table:table-cell office:value-type="string">
            <text:p>6,705 </text:p>
          </table:table-cell>
          <table:table-cell office:value-type="string">
            <text:p>$317,203 </text:p>
          </table:table-cell>
          <table:table-cell office:value-type="string">
            <text:p>40,825 </text:p>
          </table:table-cell>
          <table:table-cell office:value-type="string">
            <text:p>$27,893 </text:p>
          </table:table-cell>
          <table:table-cell office:value-type="string">
            <text:p>21,238 </text:p>
          </table:table-cell>
          <table:table-cell office:value-type="string">
            <text:p>$47,927 </text:p>
          </table:table-cell>
          <table:table-cell office:value-type="string">
            <text:p>697 </text:p>
          </table:table-cell>
          <table:table-cell office:value-type="string">
            <text:p>2,652,307 </text:p>
          </table:table-cell>
          <table:table-cell office:value-type="string">
            <text:p>2,654,460 </text:p>
          </table:table-cell>
          <table:table-cell office:value-type="string">
            <text:p>1,199 </text:p>
          </table:table-cell>
          <table:table-cell office:value-type="string">
            <text:p>2.63</text:p>
          </table:table-cell>
          <table:table-cell office:value-type="string">
            <text:p>1,720 </text:p>
          </table:table-cell>
          <table:table-cell office:value-type="string">
            <text:p>189 </text:p>
          </table:table-cell>
          <table:table-cell office:value-type="string">
            <text:p>10.42 </text:p>
          </table:table-cell>
          <table:table-cell office:value-type="string">
            <text:p>10.4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2015</text:p>
          </table:table-cell>
          <table:table-cell office:value-type="string">
            <text:p>15.60 </text:p>
          </table:table-cell>
          <table:table-cell office:value-type="string">
            <text:p>13.09 </text:p>
          </table:table-cell>
          <table:table-cell office:value-type="string">
            <text:p>$37.86 </text:p>
          </table:table-cell>
          <table:table-cell office:value-type="string">
            <text:p>14.25 </text:p>
          </table:table-cell>
          <table:table-cell office:value-type="string">
            <text:p>16.98 </text:p>
          </table:table-cell>
          <table:table-cell office:value-type="string">
            <text:p>14.17 </text:p>
          </table:table-cell>
          <table:table-cell office:value-type="string">
            <text:p>11.89 </text:p>
          </table:table-cell>
          <table:table-cell office:value-type="string">
            <text:p>$26.16 </text:p>
          </table:table-cell>
          <table:table-cell office:value-type="string">
            <text:p>$26.16 </text:p>
          </table:table-cell>
          <table:table-cell office:value-type="string">
            <text:p>1,530,960 </text:p>
          </table:table-cell>
          <table:table-cell office:value-type="string">
            <text:p>5,969 </text:p>
          </table:table-cell>
          <table:table-cell office:value-type="string">
            <text:p>$1,361 </text:p>
          </table:table-cell>
          <table:table-cell office:value-type="string">
            <text:p>$2,442 </text:p>
          </table:table-cell>
          <table:table-cell office:value-type="string">
            <text:p>$2,611 </text:p>
          </table:table-cell>
          <table:table-cell office:value-type="string">
            <text:p>$2.23 </text:p>
          </table:table-cell>
          <table:table-cell office:value-type="string">
            <text:p>$1.01 </text:p>
          </table:table-cell>
          <table:table-cell office:value-type="string">
            <text:p>$32.70 </text:p>
          </table:table-cell>
          <table:table-cell office:value-type="string">
            <text:p>$26,728 </text:p>
          </table:table-cell>
          <table:table-cell office:value-type="string">
            <text:p>$20,608 </text:p>
          </table:table-cell>
          <table:table-cell office:value-type="string">
            <text:p>14.48 </text:p>
          </table:table-cell>
          <table:table-cell office:value-type="string">
            <text:p>11.16 </text:p>
          </table:table-cell>
          <table:table-cell office:value-type="string">
            <text:p>12.15 </text:p>
          </table:table-cell>
          <table:table-cell office:value-type="string">
            <text:p>9.37 </text:p>
          </table:table-cell>
          <table:table-cell office:value-type="string">
            <text:p>$10,594 </text:p>
          </table:table-cell>
          <table:table-cell office:value-type="string">
            <text:p>5.74 </text:p>
          </table:table-cell>
          <table:table-cell office:value-type="string">
            <text:p>4.82 </text:p>
          </table:table-cell>
          <table:table-cell office:value-type="string">
            <text:p>$10.01 </text:p>
          </table:table-cell>
          <table:table-cell office:value-type="string">
            <text:p>5.42 </text:p>
          </table:table-cell>
          <table:table-cell office:value-type="string">
            <text:p>4.55 </text:p>
          </table:table-cell>
          <table:table-cell office:value-type="string">
            <text:p>$1.91 </text:p>
          </table:table-cell>
          <table:table-cell office:value-type="string">
            <text:p>3,205 </text:p>
          </table:table-cell>
          <table:table-cell office:value-type="string">
            <text:p>$6,120 </text:p>
          </table:table-cell>
          <table:table-cell office:value-type="string">
            <text:p>$64.1 </text:p>
          </table:table-cell>
          <table:table-cell office:value-type="string">
            <text:p>$0.028 </text:p>
          </table:table-cell>
          <table:table-cell office:value-type="string">
            <text:p>$82,277 </text:p>
          </table:table-cell>
          <table:table-cell office:value-type="string">
            <text:p>0</text:p>
          </table:table-cell>
          <table:table-cell office:value-type="string">
            <text:p>2.61 </text:p>
          </table:table-cell>
          <table:table-cell office:value-type="float" office:value="22">
            <text:p>22</text:p>
          </table:table-cell>
          <table:table-cell office:value-type="string">
            <text:p>40.2 </text:p>
          </table:table-cell>
          <table:table-cell office:value-type="string">
            <text:p>74.4 </text:p>
          </table:table-cell>
          <table:table-cell office:value-type="string">
            <text:p>74.4 </text:p>
          </table:table-cell>
          <table:table-cell office:value-type="string">
            <text:p>0.52148448060761</text:p>
          </table:table-cell>
          <table:table-cell office:value-type="string">
            <text:p>55.9 </text:p>
          </table:table-cell>
          <table:table-cell office:value-type="string">
            <text:p>40.2 </text:p>
          </table:table-cell>
          <table:table-cell office:value-type="string">
            <text:p>73,100 </text:p>
          </table:table-cell>
          <table:table-cell office:value-type="string">
            <text:p>84,228 </text:p>
          </table:table-cell>
          <table:table-cell office:value-type="string">
            <text:p>84,228 </text:p>
          </table:table-cell>
          <table:table-cell office:value-type="string">
            <text:p>$19,351 </text:p>
          </table:table-cell>
          <table:table-cell office:value-type="string">
            <text:p>$23,378 </text:p>
          </table:table-cell>
          <table:table-cell office:value-type="string">
            <text:p>$52,847 </text:p>
          </table:table-cell>
          <table:table-cell office:value-type="string">
            <text:p>$243,537 </text:p>
          </table:table-cell>
          <table:table-cell office:value-type="string">
            <text:p>11,128 </text:p>
          </table:table-cell>
          <table:table-cell office:value-type="string">
            <text:p>$1,577 </text:p>
          </table:table-cell>
          <table:table-cell office:value-type="string">
            <text:p>$925 </text:p>
          </table:table-cell>
          <table:table-cell office:value-type="string">
            <text:p>$932 </text:p>
          </table:table-cell>
          <table:table-cell office:value-type="string">
            <text:p>$1,100 </text:p>
          </table:table-cell>
          <table:table-cell office:value-type="string">
            <text:p>$49,833 </text:p>
          </table:table-cell>
          <table:table-cell office:value-type="string">
            <text:p>$185,102 </text:p>
          </table:table-cell>
          <table:table-cell office:value-type="string">
            <text:p>5,106 </text:p>
          </table:table-cell>
          <table:table-cell office:value-type="string">
            <text:p>$435,987 </text:p>
          </table:table-cell>
          <table:table-cell office:value-type="string">
            <text:p>7,020 </text:p>
          </table:table-cell>
          <table:table-cell office:value-type="string">
            <text:p>$435,987 </text:p>
          </table:table-cell>
          <table:table-cell office:value-type="string">
            <text:p>39,591 </text:p>
          </table:table-cell>
          <table:table-cell office:value-type="string">
            <text:p>$31,472 </text:p>
          </table:table-cell>
          <table:table-cell office:value-type="string">
            <text:p>21,383 </text:p>
          </table:table-cell>
          <table:table-cell office:value-type="string">
            <text:p>$47,096 </text:p>
          </table:table-cell>
          <table:table-cell office:value-type="string">
            <text:p>708 </text:p>
          </table:table-cell>
          <table:table-cell office:value-type="string">
            <text:p>2,687,068 </text:p>
          </table:table-cell>
          <table:table-cell office:value-type="string">
            <text:p>2,689,055 </text:p>
          </table:table-cell>
          <table:table-cell office:value-type="string">
            <text:p>1,193 </text:p>
          </table:table-cell>
          <table:table-cell office:value-type="string">
            <text:p>2.68</text:p>
          </table:table-cell>
          <table:table-cell office:value-type="string">
            <text:p>1,684 </text:p>
          </table:table-cell>
          <table:table-cell office:value-type="string">
            <text:p>192 </text:p>
          </table:table-cell>
          <table:table-cell office:value-type="string">
            <text:p>10.39 </text:p>
          </table:table-cell>
          <table:table-cell office:value-type="string">
            <text:p>10.4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2016</text:p>
          </table:table-cell>
          <table:table-cell office:value-type="string">
            <text:p>14.57 </text:p>
          </table:table-cell>
          <table:table-cell office:value-type="string">
            <text:p>12.35 </text:p>
          </table:table-cell>
          <table:table-cell office:value-type="string">
            <text:p>$36.56 </text:p>
          </table:table-cell>
          <table:table-cell office:value-type="string">
            <text:p>13.56 </text:p>
          </table:table-cell>
          <table:table-cell office:value-type="string">
            <text:p>15.99 </text:p>
          </table:table-cell>
          <table:table-cell office:value-type="string">
            <text:p>13.25 </text:p>
          </table:table-cell>
          <table:table-cell office:value-type="string">
            <text:p>11.23 </text:p>
          </table:table-cell>
          <table:table-cell office:value-type="string">
            <text:p>$25.24 </text:p>
          </table:table-cell>
          <table:table-cell office:value-type="string">
            <text:p>$25.24 </text:p>
          </table:table-cell>
          <table:table-cell office:value-type="string">
            <text:p>1,457,597 </text:p>
          </table:table-cell>
          <table:table-cell office:value-type="string">
            <text:p>5,341 </text:p>
          </table:table-cell>
          <table:table-cell office:value-type="string">
            <text:p>$1,398 </text:p>
          </table:table-cell>
          <table:table-cell office:value-type="string">
            <text:p>$2,769 </text:p>
          </table:table-cell>
          <table:table-cell office:value-type="string">
            <text:p>$2,725 </text:p>
          </table:table-cell>
          <table:table-cell office:value-type="string">
            <text:p>$2.40 </text:p>
          </table:table-cell>
          <table:table-cell office:value-type="string">
            <text:p>$1.07 </text:p>
          </table:table-cell>
          <table:table-cell office:value-type="string">
            <text:p>$32.22 </text:p>
          </table:table-cell>
          <table:table-cell office:value-type="string">
            <text:p>$26,874 </text:p>
          </table:table-cell>
          <table:table-cell office:value-type="string">
            <text:p>$22,168 </text:p>
          </table:table-cell>
          <table:table-cell office:value-type="string">
            <text:p>14.11 </text:p>
          </table:table-cell>
          <table:table-cell office:value-type="string">
            <text:p>11.64 </text:p>
          </table:table-cell>
          <table:table-cell office:value-type="string">
            <text:p>11.96 </text:p>
          </table:table-cell>
          <table:table-cell office:value-type="string">
            <text:p>9.87 </text:p>
          </table:table-cell>
          <table:table-cell office:value-type="string">
            <text:p>$11,494 </text:p>
          </table:table-cell>
          <table:table-cell office:value-type="string">
            <text:p>6.03 </text:p>
          </table:table-cell>
          <table:table-cell office:value-type="string">
            <text:p>5.12 </text:p>
          </table:table-cell>
          <table:table-cell office:value-type="string">
            <text:p>$10.67 </text:p>
          </table:table-cell>
          <table:table-cell office:value-type="string">
            <text:p>5.60 </text:p>
          </table:table-cell>
          <table:table-cell office:value-type="string">
            <text:p>4.75 </text:p>
          </table:table-cell>
          <table:table-cell office:value-type="string">
            <text:p>$1.45 </text:p>
          </table:table-cell>
          <table:table-cell office:value-type="string">
            <text:p>3,253 </text:p>
          </table:table-cell>
          <table:table-cell office:value-type="string">
            <text:p>$4,706 </text:p>
          </table:table-cell>
          <table:table-cell office:value-type="string">
            <text:p>$46.9 </text:p>
          </table:table-cell>
          <table:table-cell office:value-type="string">
            <text:p>$0.021 </text:p>
          </table:table-cell>
          <table:table-cell office:value-type="string">
            <text:p>$86,371 </text:p>
          </table:table-cell>
          <table:table-cell office:value-type="string">
            <text:p>0.17512909708480</text:p>
          </table:table-cell>
          <table:table-cell office:value-type="string">
            <text:p>2.53 </text:p>
          </table:table-cell>
          <table:table-cell office:value-type="float" office:value="21">
            <text:p>21</text:p>
          </table:table-cell>
          <table:table-cell office:value-type="string">
            <text:p>40.2 </text:p>
          </table:table-cell>
          <table:table-cell office:value-type="string">
            <text:p>66.1 </text:p>
          </table:table-cell>
          <table:table-cell office:value-type="string">
            <text:p>66.1 </text:p>
          </table:table-cell>
          <table:table-cell office:value-type="string">
            <text:p>1</text:p>
          </table:table-cell>
          <table:table-cell office:value-type="string">
            <text:p>57.8 </text:p>
          </table:table-cell>
          <table:table-cell office:value-type="string">
            <text:p>38.1 </text:p>
          </table:table-cell>
          <table:table-cell office:value-type="string">
            <text:p>77,532 </text:p>
          </table:table-cell>
          <table:table-cell office:value-type="string">
            <text:p>88,814 </text:p>
          </table:table-cell>
          <table:table-cell office:value-type="string">
            <text:p>88,814 </text:p>
          </table:table-cell>
          <table:table-cell office:value-type="string">
            <text:p>$16,637 </text:p>
          </table:table-cell>
          <table:table-cell office:value-type="string">
            <text:p>$20,995 </text:p>
          </table:table-cell>
          <table:table-cell office:value-type="string">
            <text:p>$53,936 </text:p>
          </table:table-cell>
          <table:table-cell office:value-type="string">
            <text:p>$274,194 </text:p>
          </table:table-cell>
          <table:table-cell office:value-type="string">
            <text:p>11,282 </text:p>
          </table:table-cell>
          <table:table-cell office:value-type="string">
            <text:p>$1,768 </text:p>
          </table:table-cell>
          <table:table-cell office:value-type="string">
            <text:p>$1,049 </text:p>
          </table:table-cell>
          <table:table-cell office:value-type="string">
            <text:p>$1,059 </text:p>
          </table:table-cell>
          <table:table-cell office:value-type="string">
            <text:p>$1,249 </text:p>
          </table:table-cell>
          <table:table-cell office:value-type="string">
            <text:p>$50,940 </text:p>
          </table:table-cell>
          <table:table-cell office:value-type="string">
            <text:p>$214,090 </text:p>
          </table:table-cell>
          <table:table-cell office:value-type="string">
            <text:p>5,351 </text:p>
          </table:table-cell>
          <table:table-cell office:value-type="string">
            <text:p>$447,758 </text:p>
          </table:table-cell>
          <table:table-cell office:value-type="string">
            <text:p>7,239 </text:p>
          </table:table-cell>
          <table:table-cell office:value-type="string">
            <text:p>$447,758 </text:p>
          </table:table-cell>
          <table:table-cell office:value-type="string">
            <text:p>41,841 </text:p>
          </table:table-cell>
          <table:table-cell office:value-type="string">
            <text:p>$33,103 </text:p>
          </table:table-cell>
          <table:table-cell office:value-type="string">
            <text:p>23,101 </text:p>
          </table:table-cell>
          <table:table-cell office:value-type="string">
            <text:p>$46,483 </text:p>
          </table:table-cell>
          <table:table-cell office:value-type="string">
            <text:p>724 </text:p>
          </table:table-cell>
          <table:table-cell office:value-type="string">
            <text:p>2,722,538 </text:p>
          </table:table-cell>
          <table:table-cell office:value-type="string">
            <text:p>2,724,569 </text:p>
          </table:table-cell>
          <table:table-cell office:value-type="string">
            <text:p>1,195 </text:p>
          </table:table-cell>
          <table:table-cell office:value-type="string">
            <text:p>2.77</text:p>
          </table:table-cell>
          <table:table-cell office:value-type="string">
            <text:p>1,633 </text:p>
          </table:table-cell>
          <table:table-cell office:value-type="string">
            <text:p>194 </text:p>
          </table:table-cell>
          <table:table-cell office:value-type="string">
            <text:p>10.28 </text:p>
          </table:table-cell>
          <table:table-cell office:value-type="string">
            <text:p>10.2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ed </text:p>
          </table:table-cell>
          <table:table-cell office:value-type="string">
            <text:p>2017</text:p>
          </table:table-cell>
          <table:table-cell office:value-type="string">
            <text:p>14.46 </text:p>
          </table:table-cell>
          <table:table-cell office:value-type="string">
            <text:p>12.41 </text:p>
          </table:table-cell>
          <table:table-cell office:value-type="string">
            <text:p>$37.74 </text:p>
          </table:table-cell>
          <table:table-cell office:value-type="string">
            <text:p>13.65 </text:p>
          </table:table-cell>
          <table:table-cell office:value-type="string">
            <text:p>15.90 </text:p>
          </table:table-cell>
          <table:table-cell office:value-type="string">
            <text:p>13.11 </text:p>
          </table:table-cell>
          <table:table-cell office:value-type="string">
            <text:p>11.25 </text:p>
          </table:table-cell>
          <table:table-cell office:value-type="string">
            <text:p>$26.40 </text:p>
          </table:table-cell>
          <table:table-cell office:value-type="string">
            <text:p>$26.40 </text:p>
          </table:table-cell>
          <table:table-cell office:value-type="string">
            <text:p>1,521,387 </text:p>
          </table:table-cell>
          <table:table-cell office:value-type="string">
            <text:p>5,326 </text:p>
          </table:table-cell>
          <table:table-cell office:value-type="string">
            <text:p>$1,552 </text:p>
          </table:table-cell>
          <table:table-cell office:value-type="string">
            <text:p>$2,960 </text:p>
          </table:table-cell>
          <table:table-cell office:value-type="string">
            <text:p>$2,988 </text:p>
          </table:table-cell>
          <table:table-cell office:value-type="string">
            <text:p>$2.08 </text:p>
          </table:table-cell>
          <table:table-cell office:value-type="string">
            <text:p>$0.89 </text:p>
          </table:table-cell>
          <table:table-cell office:value-type="string">
            <text:p>$34.24 </text:p>
          </table:table-cell>
          <table:table-cell office:value-type="string">
            <text:p>$28,910 </text:p>
          </table:table-cell>
          <table:table-cell office:value-type="string">
            <text:p>$23,285 </text:p>
          </table:table-cell>
          <table:table-cell office:value-type="string">
            <text:p>14.36 </text:p>
          </table:table-cell>
          <table:table-cell office:value-type="string">
            <text:p>11.56 </text:p>
          </table:table-cell>
          <table:table-cell office:value-type="string">
            <text:p>12.33 </text:p>
          </table:table-cell>
          <table:table-cell office:value-type="string">
            <text:p>9.93 </text:p>
          </table:table-cell>
          <table:table-cell office:value-type="string">
            <text:p>$11,590 </text:p>
          </table:table-cell>
          <table:table-cell office:value-type="string">
            <text:p>5.76 </text:p>
          </table:table-cell>
          <table:table-cell office:value-type="string">
            <text:p>4.94 </text:p>
          </table:table-cell>
          <table:table-cell office:value-type="string">
            <text:p>$11.70 </text:p>
          </table:table-cell>
          <table:table-cell office:value-type="string">
            <text:p>5.81 </text:p>
          </table:table-cell>
          <table:table-cell office:value-type="string">
            <text:p>4.99 </text:p>
          </table:table-cell>
          <table:table-cell office:value-type="string">
            <text:p>$1.68 </text:p>
          </table:table-cell>
          <table:table-cell office:value-type="string">
            <text:p>3,356 </text:p>
          </table:table-cell>
          <table:table-cell office:value-type="string">
            <text:p>$5,625 </text:p>
          </table:table-cell>
          <table:table-cell office:value-type="string">
            <text:p>$52.4 </text:p>
          </table:table-cell>
          <table:table-cell office:value-type="string">
            <text:p>$0.024 </text:p>
          </table:table-cell>
          <table:table-cell office:value-type="string">
            <text:p>$98,980 </text:p>
          </table:table-cell>
          <table:table-cell office:value-type="string">
            <text:p>0</text:p>
          </table:table-cell>
          <table:table-cell office:value-type="string">
            <text:p>2.74 </text:p>
          </table:table-cell>
          <table:table-cell office:value-type="float" office:value="20">
            <text:p>20</text:p>
          </table:table-cell>
          <table:table-cell office:value-type="string">
            <text:p>42.9 </text:p>
          </table:table-cell>
          <table:table-cell office:value-type="string">
            <text:p>64.8 </text:p>
          </table:table-cell>
          <table:table-cell office:value-type="string">
            <text:p>64.8 </text:p>
          </table:table-cell>
          <table:table-cell office:value-type="string">
            <text:p>0.51950968066520</text:p>
          </table:table-cell>
          <table:table-cell office:value-type="string">
            <text:p>50.7 </text:p>
          </table:table-cell>
          <table:table-cell office:value-type="string">
            <text:p>43.3 </text:p>
          </table:table-cell>
          <table:table-cell office:value-type="string">
            <text:p>74,627 </text:p>
          </table:table-cell>
          <table:table-cell office:value-type="string">
            <text:p>85,644 </text:p>
          </table:table-cell>
          <table:table-cell office:value-type="string">
            <text:p>85,644 </text:p>
          </table:table-cell>
          <table:table-cell office:value-type="string">
            <text:p>$20,214 </text:p>
          </table:table-cell>
          <table:table-cell office:value-type="string">
            <text:p>$24,655 </text:p>
          </table:table-cell>
          <table:table-cell office:value-type="string">
            <text:p>$60,175 </text:p>
          </table:table-cell>
          <table:table-cell office:value-type="string">
            <text:p>$304,295 </text:p>
          </table:table-cell>
          <table:table-cell office:value-type="string">
            <text:p>11,017 </text:p>
          </table:table-cell>
          <table:table-cell office:value-type="string">
            <text:p>$1,793 </text:p>
          </table:table-cell>
          <table:table-cell office:value-type="string">
            <text:p>$1,072 </text:p>
          </table:table-cell>
          <table:table-cell office:value-type="string">
            <text:p>$1,084 </text:p>
          </table:table-cell>
          <table:table-cell office:value-type="string">
            <text:p>$1,277 </text:p>
          </table:table-cell>
          <table:table-cell office:value-type="string">
            <text:p>$54,744 </text:p>
          </table:table-cell>
          <table:table-cell office:value-type="string">
            <text:p>$240,514 </text:p>
          </table:table-cell>
          <table:table-cell office:value-type="string">
            <text:p>5,579 </text:p>
          </table:table-cell>
          <table:table-cell office:value-type="string">
            <text:p>$373,198 </text:p>
          </table:table-cell>
          <table:table-cell office:value-type="string">
            <text:p>9,952 </text:p>
          </table:table-cell>
          <table:table-cell office:value-type="string">
            <text:p>$373,198 </text:p>
          </table:table-cell>
          <table:table-cell office:value-type="string">
            <text:p>37,697 </text:p>
          </table:table-cell>
          <table:table-cell office:value-type="string">
            <text:p>$50,799 </text:p>
          </table:table-cell>
          <table:table-cell office:value-type="string">
            <text:p>21,399 </text:p>
          </table:table-cell>
          <table:table-cell office:value-type="string">
            <text:p>$62,461 </text:p>
          </table:table-cell>
          <table:table-cell office:value-type="string">
            <text:p>744 </text:p>
          </table:table-cell>
          <table:table-cell office:value-type="string">
            <text:p>2,834,953 </text:p>
          </table:table-cell>
          <table:table-cell office:value-type="string">
            <text:p>2,835,553 </text:p>
          </table:table-cell>
          <table:table-cell office:value-type="string">
            <text:p>1,184 </text:p>
          </table:table-cell>
          <table:table-cell office:value-type="string">
            <text:p/>
          </table:table-cell>
          <table:table-cell office:value-type="string">
            <text:p>1,589 </text:p>
          </table:table-cell>
          <table:table-cell office:value-type="string">
            <text:p>196 </text:p>
          </table:table-cell>
          <table:table-cell office:value-type="string">
            <text:p>10.44 </text:p>
          </table:table-cell>
          <table:table-cell office:value-type="string">
            <text:p>10.4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1995</text:p>
          </table:table-cell>
          <table:table-cell office:value-type="string">
            <text:p>9.17 </text:p>
          </table:table-cell>
          <table:table-cell office:value-type="string">
            <text:p>11.19 </text:p>
          </table:table-cell>
          <table:table-cell office:value-type="string">
            <text:p>$6.98 </text:p>
          </table:table-cell>
          <table:table-cell office:value-type="string">
            <text:p>16.45 </text:p>
          </table:table-cell>
          <table:table-cell office:value-type="string">
            <text:p>13.48 </text:p>
          </table:table-cell>
          <table:table-cell office:value-type="string">
            <text:p>8.75 </text:p>
          </table:table-cell>
          <table:table-cell office:value-type="string">
            <text:p>10.68 </text:p>
          </table:table-cell>
          <table:table-cell office:value-type="string">
            <text:p>$6.27 </text:p>
          </table:table-cell>
          <table:table-cell office:value-type="string">
            <text:p>$6.27 </text:p>
          </table:table-cell>
          <table:table-cell office:value-type="string">
            <text:p>7,246 </text:p>
          </table:table-cell>
          <table:table-cell office:value-type="string">
            <text:p>226 </text:p>
          </table:table-cell>
          <table:table-cell office:value-type="string">
            <text:p>$194 </text:p>
          </table:table-cell>
          <table:table-cell office:value-type="string">
            <text:p>$557 </text:p>
          </table:table-cell>
          <table:table-cell office:value-type="string">
            <text:p>$660 </text:p>
          </table:table-cell>
          <table:table-cell office:value-type="string">
            <text:p>$0.34 </text:p>
          </table:table-cell>
          <table:table-cell office:value-type="string">
            <text:p>$0.58 </text:p>
          </table:table-cell>
          <table:table-cell office:value-type="string">
            <text:p>$6.75 </text:p>
          </table:table-cell>
          <table:table-cell office:value-type="string">
            <text:p>$6,524 </text:p>
          </table:table-cell>
          <table:table-cell office:value-type="string">
            <text:p>$5,919 </text:p>
          </table:table-cell>
          <table:table-cell office:value-type="string">
            <text:p>9.11 </text:p>
          </table:table-cell>
          <table:table-cell office:value-type="string">
            <text:p>8.26 </text:p>
          </table:table-cell>
          <table:table-cell office:value-type="string">
            <text:p>11.12 </text:p>
          </table:table-cell>
          <table:table-cell office:value-type="string">
            <text:p>10.09 </text:p>
          </table:table-cell>
          <table:table-cell office:value-type="string">
            <text:p>$3,053 </text:p>
          </table:table-cell>
          <table:table-cell office:value-type="string">
            <text:p>4.26 </text:p>
          </table:table-cell>
          <table:table-cell office:value-type="string">
            <text:p>5.20 </text:p>
          </table:table-cell>
          <table:table-cell office:value-type="string">
            <text:p>$2.87 </text:p>
          </table:table-cell>
          <table:table-cell office:value-type="string">
            <text:p>4.00 </text:p>
          </table:table-cell>
          <table:table-cell office:value-type="string">
            <text:p>4.88 </text:p>
          </table:table-cell>
          <table:table-cell office:value-type="string">
            <text:p>$0.57 </text:p>
          </table:table-cell>
          <table:table-cell office:value-type="string">
            <text:p>1,053 </text:p>
          </table:table-cell>
          <table:table-cell office:value-type="string">
            <text:p>$605 </text:p>
          </table:table-cell>
          <table:table-cell office:value-type="string">
            <text:p>$10.6 </text:p>
          </table:table-cell>
          <table:table-cell office:value-type="string">
            <text:p>$0.010 </text:p>
          </table:table-cell>
          <table:table-cell office:value-type="string">
            <text:p>$51,612 </text:p>
          </table:table-cell>
          <table:table-cell office:value-type="string">
            <text:p>0.09273997123800</text:p>
          </table:table-cell>
          <table:table-cell office:value-type="string">
            <text:p>1.43 </text:p>
          </table:table-cell>
          <table:table-cell office:value-type="float" office:value="20">
            <text:p>20</text:p>
          </table:table-cell>
          <table:table-cell office:value-type="string">
            <text:p>48.9 </text:p>
          </table:table-cell>
          <table:table-cell office:value-type="string">
            <text:p>65.4 </text:p>
          </table:table-cell>
          <table:table-cell office:value-type="string">
            <text:p>65.4 </text:p>
          </table:table-cell>
          <table:table-cell office:value-type="string">
            <text:p>0.29430201415483</text:p>
          </table:table-cell>
          <table:table-cell office:value-type="string">
            <text:p>39.8 </text:p>
          </table:table-cell>
          <table:table-cell office:value-type="string">
            <text:p>37.4 </text:p>
          </table:table-cell>
          <table:table-cell office:value-type="string">
            <text:p>36,310 </text:p>
          </table:table-cell>
          <table:table-cell office:value-type="string">
            <text:p>40,972 </text:p>
          </table:table-cell>
          <table:table-cell office:value-type="string">
            <text:p>40,972 </text:p>
          </table:table-cell>
          <table:table-cell office:value-type="string">
            <text:p>$8,478 </text:p>
          </table:table-cell>
          <table:table-cell office:value-type="string">
            <text:p>$11,868 </text:p>
          </table:table-cell>
          <table:table-cell office:value-type="string">
            <text:p>$34,392 </text:p>
          </table:table-cell>
          <table:table-cell office:value-type="string">
            <text:p>$172,290 </text:p>
          </table:table-cell>
          <table:table-cell office:value-type="string">
            <text:p>4,662 </text:p>
          </table:table-cell>
          <table:table-cell office:value-type="string">
            <text:p>$1,039 </text:p>
          </table:table-cell>
          <table:table-cell office:value-type="string">
            <text:p>$642 </text:p>
          </table:table-cell>
          <table:table-cell office:value-type="string">
            <text:p>$802 </text:p>
          </table:table-cell>
          <table:table-cell office:value-type="string">
            <text:p>$668 </text:p>
          </table:table-cell>
          <table:table-cell office:value-type="string">
            <text:p>$38,273 </text:p>
          </table:table-cell>
          <table:table-cell office:value-type="string">
            <text:p>$127,154 </text:p>
          </table:table-cell>
          <table:table-cell office:value-type="string">
            <text:p>7,862 </text:p>
          </table:table-cell>
          <table:table-cell office:value-type="string">
            <text:p>$43,429 </text:p>
          </table:table-cell>
          <table:table-cell office:value-type="string">
            <text:p>5,571 </text:p>
          </table:table-cell>
          <table:table-cell office:value-type="string">
            <text:p>$43,429 </text:p>
          </table:table-cell>
          <table:table-cell office:value-type="string">
            <text:p>15,061 </text:p>
          </table:table-cell>
          <table:table-cell office:value-type="string">
            <text:p>$45,506 </text:p>
          </table:table-cell>
          <table:table-cell office:value-type="string">
            <text:p>7,816 </text:p>
          </table:table-cell>
          <table:table-cell office:value-type="string">
            <text:p>$34,935 </text:p>
          </table:table-cell>
          <table:table-cell office:value-type="string">
            <text:p>379 </text:p>
          </table:table-cell>
          <table:table-cell office:value-type="string">
            <text:p>1,342,436 </text:p>
          </table:table-cell>
          <table:table-cell office:value-type="string">
            <text:p>1,134,277 </text:p>
          </table:table-cell>
          <table:table-cell office:value-type="string">
            <text:p>785 </text:p>
          </table:table-cell>
          <table:table-cell office:value-type="string">
            <text:p>5.18</text:p>
          </table:table-cell>
          <table:table-cell office:value-type="string">
            <text:p>563 </text:p>
          </table:table-cell>
          <table:table-cell office:value-type="string">
            <text:p>131 </text:p>
          </table:table-cell>
          <table:table-cell office:value-type="string">
            <text:p>9.71 </text:p>
          </table:table-cell>
          <table:table-cell office:value-type="string">
            <text:p>8.2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1996</text:p>
          </table:table-cell>
          <table:table-cell office:value-type="string">
            <text:p>10.12 </text:p>
          </table:table-cell>
          <table:table-cell office:value-type="string">
            <text:p>12.39 </text:p>
          </table:table-cell>
          <table:table-cell office:value-type="string">
            <text:p>$7.70 </text:p>
          </table:table-cell>
          <table:table-cell office:value-type="string">
            <text:p>17.30 </text:p>
          </table:table-cell>
          <table:table-cell office:value-type="string">
            <text:p>14.13 </text:p>
          </table:table-cell>
          <table:table-cell office:value-type="string">
            <text:p>9.68 </text:p>
          </table:table-cell>
          <table:table-cell office:value-type="string">
            <text:p>11.86 </text:p>
          </table:table-cell>
          <table:table-cell office:value-type="string">
            <text:p>$6.80 </text:p>
          </table:table-cell>
          <table:table-cell office:value-type="string">
            <text:p>$6.80 </text:p>
          </table:table-cell>
          <table:table-cell office:value-type="string">
            <text:p>7,228 </text:p>
          </table:table-cell>
          <table:table-cell office:value-type="string">
            <text:p>332 </text:p>
          </table:table-cell>
          <table:table-cell office:value-type="string">
            <text:p>$205 </text:p>
          </table:table-cell>
          <table:table-cell office:value-type="string">
            <text:p>$589 </text:p>
          </table:table-cell>
          <table:table-cell office:value-type="string">
            <text:p>$665 </text:p>
          </table:table-cell>
          <table:table-cell office:value-type="string">
            <text:p>$0.44 </text:p>
          </table:table-cell>
          <table:table-cell office:value-type="string">
            <text:p>$0.77 </text:p>
          </table:table-cell>
          <table:table-cell office:value-type="string">
            <text:p>$7.34 </text:p>
          </table:table-cell>
          <table:table-cell office:value-type="string">
            <text:p>$7,004 </text:p>
          </table:table-cell>
          <table:table-cell office:value-type="string">
            <text:p>$6,294 </text:p>
          </table:table-cell>
          <table:table-cell office:value-type="string">
            <text:p>9.97 </text:p>
          </table:table-cell>
          <table:table-cell office:value-type="string">
            <text:p>8.96 </text:p>
          </table:table-cell>
          <table:table-cell office:value-type="string">
            <text:p>12.21 </text:p>
          </table:table-cell>
          <table:table-cell office:value-type="string">
            <text:p>10.98 </text:p>
          </table:table-cell>
          <table:table-cell office:value-type="string">
            <text:p>$3,148 </text:p>
          </table:table-cell>
          <table:table-cell office:value-type="string">
            <text:p>4.48 </text:p>
          </table:table-cell>
          <table:table-cell office:value-type="string">
            <text:p>5.49 </text:p>
          </table:table-cell>
          <table:table-cell office:value-type="string">
            <text:p>$3.15 </text:p>
          </table:table-cell>
          <table:table-cell office:value-type="string">
            <text:p>4.48 </text:p>
          </table:table-cell>
          <table:table-cell office:value-type="string">
            <text:p>5.49 </text:p>
          </table:table-cell>
          <table:table-cell office:value-type="string">
            <text:p>$0.66 </text:p>
          </table:table-cell>
          <table:table-cell office:value-type="string">
            <text:p>1,081 </text:p>
          </table:table-cell>
          <table:table-cell office:value-type="string">
            <text:p>$710 </text:p>
          </table:table-cell>
          <table:table-cell office:value-type="string">
            <text:p>$12.5 </text:p>
          </table:table-cell>
          <table:table-cell office:value-type="string">
            <text:p>$0.012 </text:p>
          </table:table-cell>
          <table:table-cell office:value-type="string">
            <text:p>$55,686 </text:p>
          </table:table-cell>
          <table:table-cell office:value-type="string">
            <text:p>0</text:p>
          </table:table-cell>
          <table:table-cell office:value-type="string">
            <text:p>1.44 </text:p>
          </table:table-cell>
          <table:table-cell office:value-type="float" office:value="18">
            <text:p>18</text:p>
          </table:table-cell>
          <table:table-cell office:value-type="string">
            <text:p>47.7 </text:p>
          </table:table-cell>
          <table:table-cell office:value-type="string">
            <text:p>58.6 </text:p>
          </table:table-cell>
          <table:table-cell office:value-type="string">
            <text:p>58.6 </text:p>
          </table:table-cell>
          <table:table-cell office:value-type="string">
            <text:p>0</text:p>
          </table:table-cell>
          <table:table-cell office:value-type="string">
            <text:p>37.1 </text:p>
          </table:table-cell>
          <table:table-cell office:value-type="string">
            <text:p>36.9 </text:p>
          </table:table-cell>
          <table:table-cell office:value-type="string">
            <text:p>35,377 </text:p>
          </table:table-cell>
          <table:table-cell office:value-type="string">
            <text:p>39,952 </text:p>
          </table:table-cell>
          <table:table-cell office:value-type="string">
            <text:p>39,952 </text:p>
          </table:table-cell>
          <table:table-cell office:value-type="string">
            <text:p>$11,196 </text:p>
          </table:table-cell>
          <table:table-cell office:value-type="string">
            <text:p>$16,295 </text:p>
          </table:table-cell>
          <table:table-cell office:value-type="string">
            <text:p>$37,701 </text:p>
          </table:table-cell>
          <table:table-cell office:value-type="string">
            <text:p>$195,289 </text:p>
          </table:table-cell>
          <table:table-cell office:value-type="string">
            <text:p>4,575 </text:p>
          </table:table-cell>
          <table:table-cell office:value-type="string">
            <text:p>$1,158 </text:p>
          </table:table-cell>
          <table:table-cell office:value-type="string">
            <text:p>$717 </text:p>
          </table:table-cell>
          <table:table-cell office:value-type="string">
            <text:p>$936 </text:p>
          </table:table-cell>
          <table:table-cell office:value-type="string">
            <text:p>$757 </text:p>
          </table:table-cell>
          <table:table-cell office:value-type="string">
            <text:p>$55,722 </text:p>
          </table:table-cell>
          <table:table-cell office:value-type="string">
            <text:p>$132,437 </text:p>
          </table:table-cell>
          <table:table-cell office:value-type="string">
            <text:p>7,698 </text:p>
          </table:table-cell>
          <table:table-cell office:value-type="string">
            <text:p>$57,200 </text:p>
          </table:table-cell>
          <table:table-cell office:value-type="string">
            <text:p>5,401 </text:p>
          </table:table-cell>
          <table:table-cell office:value-type="string">
            <text:p>$57,200 </text:p>
          </table:table-cell>
          <table:table-cell office:value-type="string">
            <text:p>14,501 </text:p>
          </table:table-cell>
          <table:table-cell office:value-type="string">
            <text:p>$45,824 </text:p>
          </table:table-cell>
          <table:table-cell office:value-type="string">
            <text:p>7,777 </text:p>
          </table:table-cell>
          <table:table-cell office:value-type="string">
            <text:p>$36,663 </text:p>
          </table:table-cell>
          <table:table-cell office:value-type="string">
            <text:p>391 </text:p>
          </table:table-cell>
          <table:table-cell office:value-type="string">
            <text:p>1,292,549 </text:p>
          </table:table-cell>
          <table:table-cell office:value-type="string">
            <text:p>1,071,415 </text:p>
          </table:table-cell>
          <table:table-cell office:value-type="string">
            <text:p>837 </text:p>
          </table:table-cell>
          <table:table-cell office:value-type="string">
            <text:p>5.24</text:p>
          </table:table-cell>
          <table:table-cell office:value-type="string">
            <text:p>580 </text:p>
          </table:table-cell>
          <table:table-cell office:value-type="string">
            <text:p>133 </text:p>
          </table:table-cell>
          <table:table-cell office:value-type="string">
            <text:p>9.03 </text:p>
          </table:table-cell>
          <table:table-cell office:value-type="string">
            <text:p>7.4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1997</text:p>
          </table:table-cell>
          <table:table-cell office:value-type="string">
            <text:p>10.39 </text:p>
          </table:table-cell>
          <table:table-cell office:value-type="string">
            <text:p>12.72 </text:p>
          </table:table-cell>
          <table:table-cell office:value-type="string">
            <text:p>$8.50 </text:p>
          </table:table-cell>
          <table:table-cell office:value-type="string">
            <text:p>17.04 </text:p>
          </table:table-cell>
          <table:table-cell office:value-type="string">
            <text:p>13.92 </text:p>
          </table:table-cell>
          <table:table-cell office:value-type="string">
            <text:p>9.94 </text:p>
          </table:table-cell>
          <table:table-cell office:value-type="string">
            <text:p>12.16 </text:p>
          </table:table-cell>
          <table:table-cell office:value-type="string">
            <text:p>$7.11 </text:p>
          </table:table-cell>
          <table:table-cell office:value-type="string">
            <text:p>$7.11 </text:p>
          </table:table-cell>
          <table:table-cell office:value-type="string">
            <text:p>8,285 </text:p>
          </table:table-cell>
          <table:table-cell office:value-type="string">
            <text:p>676 </text:p>
          </table:table-cell>
          <table:table-cell office:value-type="string">
            <text:p>$214 </text:p>
          </table:table-cell>
          <table:table-cell office:value-type="string">
            <text:p>$649 </text:p>
          </table:table-cell>
          <table:table-cell office:value-type="string">
            <text:p>$743 </text:p>
          </table:table-cell>
          <table:table-cell office:value-type="string">
            <text:p>$0.35 </text:p>
          </table:table-cell>
          <table:table-cell office:value-type="string">
            <text:p>$0.60 </text:p>
          </table:table-cell>
          <table:table-cell office:value-type="string">
            <text:p>$7.92 </text:p>
          </table:table-cell>
          <table:table-cell office:value-type="string">
            <text:p>$7,240 </text:p>
          </table:table-cell>
          <table:table-cell office:value-type="string">
            <text:p>$6,548 </text:p>
          </table:table-cell>
          <table:table-cell office:value-type="string">
            <text:p>10.11 </text:p>
          </table:table-cell>
          <table:table-cell office:value-type="string">
            <text:p>9.15 </text:p>
          </table:table-cell>
          <table:table-cell office:value-type="string">
            <text:p>12.38 </text:p>
          </table:table-cell>
          <table:table-cell office:value-type="string">
            <text:p>11.19 </text:p>
          </table:table-cell>
          <table:table-cell office:value-type="string">
            <text:p>$3,408 </text:p>
          </table:table-cell>
          <table:table-cell office:value-type="string">
            <text:p>4.76 </text:p>
          </table:table-cell>
          <table:table-cell office:value-type="string">
            <text:p>5.83 </text:p>
          </table:table-cell>
          <table:table-cell office:value-type="string">
            <text:p>$3.14 </text:p>
          </table:table-cell>
          <table:table-cell office:value-type="string">
            <text:p>4.39 </text:p>
          </table:table-cell>
          <table:table-cell office:value-type="string">
            <text:p>5.37 </text:p>
          </table:table-cell>
          <table:table-cell office:value-type="string">
            <text:p>$0.63 </text:p>
          </table:table-cell>
          <table:table-cell office:value-type="string">
            <text:p>1,091 </text:p>
          </table:table-cell>
          <table:table-cell office:value-type="string">
            <text:p>$691 </text:p>
          </table:table-cell>
          <table:table-cell office:value-type="string">
            <text:p>$11.8 </text:p>
          </table:table-cell>
          <table:table-cell office:value-type="string">
            <text:p>$0.012 </text:p>
          </table:table-cell>
          <table:table-cell office:value-type="string">
            <text:p>$54,317 </text:p>
          </table:table-cell>
          <table:table-cell office:value-type="string">
            <text:p>0.09549856265398</text:p>
          </table:table-cell>
          <table:table-cell office:value-type="string">
            <text:p>1.46 </text:p>
          </table:table-cell>
          <table:table-cell office:value-type="float" office:value="19">
            <text:p>19</text:p>
          </table:table-cell>
          <table:table-cell office:value-type="string">
            <text:p>49.1 </text:p>
          </table:table-cell>
          <table:table-cell office:value-type="string">
            <text:p>55.3 </text:p>
          </table:table-cell>
          <table:table-cell office:value-type="string">
            <text:p>55.3 </text:p>
          </table:table-cell>
          <table:table-cell office:value-type="string">
            <text:p>0.28759813096697</text:p>
          </table:table-cell>
          <table:table-cell office:value-type="string">
            <text:p>37.7 </text:p>
          </table:table-cell>
          <table:table-cell office:value-type="string">
            <text:p>36.6 </text:p>
          </table:table-cell>
          <table:table-cell office:value-type="string">
            <text:p>35,415 </text:p>
          </table:table-cell>
          <table:table-cell office:value-type="string">
            <text:p>39,936 </text:p>
          </table:table-cell>
          <table:table-cell office:value-type="string">
            <text:p>39,936 </text:p>
          </table:table-cell>
          <table:table-cell office:value-type="string">
            <text:p>$9,899 </text:p>
          </table:table-cell>
          <table:table-cell office:value-type="string">
            <text:p>$17,050 </text:p>
          </table:table-cell>
          <table:table-cell office:value-type="string">
            <text:p>$35,839 </text:p>
          </table:table-cell>
          <table:table-cell office:value-type="string">
            <text:p>$215,733 </text:p>
          </table:table-cell>
          <table:table-cell office:value-type="string">
            <text:p>4,521 </text:p>
          </table:table-cell>
          <table:table-cell office:value-type="string">
            <text:p>$1,232 </text:p>
          </table:table-cell>
          <table:table-cell office:value-type="string">
            <text:p>$772 </text:p>
          </table:table-cell>
          <table:table-cell office:value-type="string">
            <text:p>$934 </text:p>
          </table:table-cell>
          <table:table-cell office:value-type="string">
            <text:p>$808 </text:p>
          </table:table-cell>
          <table:table-cell office:value-type="string">
            <text:p>$73,072 </text:p>
          </table:table-cell>
          <table:table-cell office:value-type="string">
            <text:p>$135,623 </text:p>
          </table:table-cell>
          <table:table-cell office:value-type="string">
            <text:p>7,453 </text:p>
          </table:table-cell>
          <table:table-cell office:value-type="string">
            <text:p>$46,759 </text:p>
          </table:table-cell>
          <table:table-cell office:value-type="string">
            <text:p>5,438 </text:p>
          </table:table-cell>
          <table:table-cell office:value-type="string">
            <text:p>$46,759 </text:p>
          </table:table-cell>
          <table:table-cell office:value-type="string">
            <text:p>14,532 </text:p>
          </table:table-cell>
          <table:table-cell office:value-type="string">
            <text:p>$45,661 </text:p>
          </table:table-cell>
          <table:table-cell office:value-type="string">
            <text:p>7,992 </text:p>
          </table:table-cell>
          <table:table-cell office:value-type="string">
            <text:p>$35,889 </text:p>
          </table:table-cell>
          <table:table-cell office:value-type="string">
            <text:p>385 </text:p>
          </table:table-cell>
          <table:table-cell office:value-type="string">
            <text:p>1,308,878 </text:p>
          </table:table-cell>
          <table:table-cell office:value-type="string">
            <text:p>1,085,645 </text:p>
          </table:table-cell>
          <table:table-cell office:value-type="string">
            <text:p>834 </text:p>
          </table:table-cell>
          <table:table-cell office:value-type="string">
            <text:p>5.25</text:p>
          </table:table-cell>
          <table:table-cell office:value-type="string">
            <text:p>592 </text:p>
          </table:table-cell>
          <table:table-cell office:value-type="string">
            <text:p>134 </text:p>
          </table:table-cell>
          <table:table-cell office:value-type="string">
            <text:p>9.31 </text:p>
          </table:table-cell>
          <table:table-cell office:value-type="string">
            <text:p>7.7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1998</text:p>
          </table:table-cell>
          <table:table-cell office:value-type="string">
            <text:p>10.46 </text:p>
          </table:table-cell>
          <table:table-cell office:value-type="string">
            <text:p>12.91 </text:p>
          </table:table-cell>
          <table:table-cell office:value-type="string">
            <text:p>$8.56 </text:p>
          </table:table-cell>
          <table:table-cell office:value-type="string">
            <text:p>16.96 </text:p>
          </table:table-cell>
          <table:table-cell office:value-type="string">
            <text:p>13.75 </text:p>
          </table:table-cell>
          <table:table-cell office:value-type="string">
            <text:p>10.00 </text:p>
          </table:table-cell>
          <table:table-cell office:value-type="string">
            <text:p>12.34 </text:p>
          </table:table-cell>
          <table:table-cell office:value-type="string">
            <text:p>$7.02 </text:p>
          </table:table-cell>
          <table:table-cell office:value-type="string">
            <text:p>$7.02 </text:p>
          </table:table-cell>
          <table:table-cell office:value-type="string">
            <text:p>150,055 </text:p>
          </table:table-cell>
          <table:table-cell office:value-type="string">
            <text:p>733 </text:p>
          </table:table-cell>
          <table:table-cell office:value-type="string">
            <text:p>$215 </text:p>
          </table:table-cell>
          <table:table-cell office:value-type="string">
            <text:p>$680 </text:p>
          </table:table-cell>
          <table:table-cell office:value-type="string">
            <text:p>$734 </text:p>
          </table:table-cell>
          <table:table-cell office:value-type="string">
            <text:p>$0.33 </text:p>
          </table:table-cell>
          <table:table-cell office:value-type="string">
            <text:p>$0.58 </text:p>
          </table:table-cell>
          <table:table-cell office:value-type="string">
            <text:p>$7.57 </text:p>
          </table:table-cell>
          <table:table-cell office:value-type="string">
            <text:p>$6,833 </text:p>
          </table:table-cell>
          <table:table-cell office:value-type="string">
            <text:p>$6,323 </text:p>
          </table:table-cell>
          <table:table-cell office:value-type="string">
            <text:p>9.74 </text:p>
          </table:table-cell>
          <table:table-cell office:value-type="string">
            <text:p>9.01 </text:p>
          </table:table-cell>
          <table:table-cell office:value-type="string">
            <text:p>12.01 </text:p>
          </table:table-cell>
          <table:table-cell office:value-type="string">
            <text:p>11.12 </text:p>
          </table:table-cell>
          <table:table-cell office:value-type="string">
            <text:p>$3,296 </text:p>
          </table:table-cell>
          <table:table-cell office:value-type="string">
            <text:p>4.70 </text:p>
          </table:table-cell>
          <table:table-cell office:value-type="string">
            <text:p>5.79 </text:p>
          </table:table-cell>
          <table:table-cell office:value-type="string">
            <text:p>$3.03 </text:p>
          </table:table-cell>
          <table:table-cell office:value-type="string">
            <text:p>4.31 </text:p>
          </table:table-cell>
          <table:table-cell office:value-type="string">
            <text:p>5.32 </text:p>
          </table:table-cell>
          <table:table-cell office:value-type="string">
            <text:p>$0.48 </text:p>
          </table:table-cell>
          <table:table-cell office:value-type="string">
            <text:p>1,059 </text:p>
          </table:table-cell>
          <table:table-cell office:value-type="string">
            <text:p>$509 </text:p>
          </table:table-cell>
          <table:table-cell office:value-type="string">
            <text:p>$8.8 </text:p>
          </table:table-cell>
          <table:table-cell office:value-type="string">
            <text:p>$0.009 </text:p>
          </table:table-cell>
          <table:table-cell office:value-type="string">
            <text:p>$56,385 </text:p>
          </table:table-cell>
          <table:table-cell office:value-type="string">
            <text:p>0.07454881135584</text:p>
          </table:table-cell>
          <table:table-cell office:value-type="string">
            <text:p>1.48 </text:p>
          </table:table-cell>
          <table:table-cell office:value-type="float" office:value="19">
            <text:p>19</text:p>
          </table:table-cell>
          <table:table-cell office:value-type="string">
            <text:p>48.3 </text:p>
          </table:table-cell>
          <table:table-cell office:value-type="string">
            <text:p>58.7 </text:p>
          </table:table-cell>
          <table:table-cell office:value-type="string">
            <text:p>58.7 </text:p>
          </table:table-cell>
          <table:table-cell office:value-type="string">
            <text:p>0.29262545712087</text:p>
          </table:table-cell>
          <table:table-cell office:value-type="string">
            <text:p>38.4 </text:p>
          </table:table-cell>
          <table:table-cell office:value-type="string">
            <text:p>35.8 </text:p>
          </table:table-cell>
          <table:table-cell office:value-type="string">
            <text:p>33,900 </text:p>
          </table:table-cell>
          <table:table-cell office:value-type="string">
            <text:p>38,382 </text:p>
          </table:table-cell>
          <table:table-cell office:value-type="string">
            <text:p>38,382 </text:p>
          </table:table-cell>
          <table:table-cell office:value-type="string">
            <text:p>$9,773 </text:p>
          </table:table-cell>
          <table:table-cell office:value-type="string">
            <text:p>$14,591 </text:p>
          </table:table-cell>
          <table:table-cell office:value-type="string">
            <text:p>$37,342 </text:p>
          </table:table-cell>
          <table:table-cell office:value-type="string">
            <text:p>$193,730 </text:p>
          </table:table-cell>
          <table:table-cell office:value-type="string">
            <text:p>4,482 </text:p>
          </table:table-cell>
          <table:table-cell office:value-type="string">
            <text:p>$1,294 </text:p>
          </table:table-cell>
          <table:table-cell office:value-type="string">
            <text:p>$712 </text:p>
          </table:table-cell>
          <table:table-cell office:value-type="string">
            <text:p>$930 </text:p>
          </table:table-cell>
          <table:table-cell office:value-type="string">
            <text:p>$761 </text:p>
          </table:table-cell>
          <table:table-cell office:value-type="string">
            <text:p>$51,030 </text:p>
          </table:table-cell>
          <table:table-cell office:value-type="string">
            <text:p>$135,762 </text:p>
          </table:table-cell>
          <table:table-cell office:value-type="string">
            <text:p>6,545 </text:p>
          </table:table-cell>
          <table:table-cell office:value-type="string">
            <text:p>$50,368 </text:p>
          </table:table-cell>
          <table:table-cell office:value-type="string">
            <text:p>5,174 </text:p>
          </table:table-cell>
          <table:table-cell office:value-type="string">
            <text:p>$50,368 </text:p>
          </table:table-cell>
          <table:table-cell office:value-type="string">
            <text:p>14,226 </text:p>
          </table:table-cell>
          <table:table-cell office:value-type="string">
            <text:p>$47,501 </text:p>
          </table:table-cell>
          <table:table-cell office:value-type="string">
            <text:p>7,955 </text:p>
          </table:table-cell>
          <table:table-cell office:value-type="string">
            <text:p>$36,430 </text:p>
          </table:table-cell>
          <table:table-cell office:value-type="string">
            <text:p>370 </text:p>
          </table:table-cell>
          <table:table-cell office:value-type="string">
            <text:p>1,272,590 </text:p>
          </table:table-cell>
          <table:table-cell office:value-type="string">
            <text:p>1,049,792 </text:p>
          </table:table-cell>
          <table:table-cell office:value-type="string">
            <text:p>832 </text:p>
          </table:table-cell>
          <table:table-cell office:value-type="string">
            <text:p>5.09</text:p>
          </table:table-cell>
          <table:table-cell office:value-type="string">
            <text:p>597 </text:p>
          </table:table-cell>
          <table:table-cell office:value-type="string">
            <text:p>134 </text:p>
          </table:table-cell>
          <table:table-cell office:value-type="string">
            <text:p>9.42 </text:p>
          </table:table-cell>
          <table:table-cell office:value-type="string">
            <text:p>7.7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1999</text:p>
          </table:table-cell>
          <table:table-cell office:value-type="string">
            <text:p>9.80 </text:p>
          </table:table-cell>
          <table:table-cell office:value-type="string">
            <text:p>12.05 </text:p>
          </table:table-cell>
          <table:table-cell office:value-type="string">
            <text:p>$8.46 </text:p>
          </table:table-cell>
          <table:table-cell office:value-type="string">
            <text:p>16.48 </text:p>
          </table:table-cell>
          <table:table-cell office:value-type="string">
            <text:p>13.40 </text:p>
          </table:table-cell>
          <table:table-cell office:value-type="string">
            <text:p>9.40 </text:p>
          </table:table-cell>
          <table:table-cell office:value-type="string">
            <text:p>11.56 </text:p>
          </table:table-cell>
          <table:table-cell office:value-type="string">
            <text:p>$6.85 </text:p>
          </table:table-cell>
          <table:table-cell office:value-type="string">
            <text:p>$6.85 </text:p>
          </table:table-cell>
          <table:table-cell office:value-type="string">
            <text:p>138,120 </text:p>
          </table:table-cell>
          <table:table-cell office:value-type="string">
            <text:p>824 </text:p>
          </table:table-cell>
          <table:table-cell office:value-type="string">
            <text:p>$237 </text:p>
          </table:table-cell>
          <table:table-cell office:value-type="string">
            <text:p>$663 </text:p>
          </table:table-cell>
          <table:table-cell office:value-type="string">
            <text:p>$814 </text:p>
          </table:table-cell>
          <table:table-cell office:value-type="string">
            <text:p>$0.38 </text:p>
          </table:table-cell>
          <table:table-cell office:value-type="string">
            <text:p>$0.64 </text:p>
          </table:table-cell>
          <table:table-cell office:value-type="string">
            <text:p>$8.26 </text:p>
          </table:table-cell>
          <table:table-cell office:value-type="string">
            <text:p>$7,434 </text:p>
          </table:table-cell>
          <table:table-cell office:value-type="string">
            <text:p>$6,834 </text:p>
          </table:table-cell>
          <table:table-cell office:value-type="string">
            <text:p>10.21 </text:p>
          </table:table-cell>
          <table:table-cell office:value-type="string">
            <text:p>9.38 </text:p>
          </table:table-cell>
          <table:table-cell office:value-type="string">
            <text:p>12.55 </text:p>
          </table:table-cell>
          <table:table-cell office:value-type="string">
            <text:p>11.53 </text:p>
          </table:table-cell>
          <table:table-cell office:value-type="string">
            <text:p>$3,540 </text:p>
          </table:table-cell>
          <table:table-cell office:value-type="string">
            <text:p>4.86 </text:p>
          </table:table-cell>
          <table:table-cell office:value-type="string">
            <text:p>5.97 </text:p>
          </table:table-cell>
          <table:table-cell office:value-type="string">
            <text:p>$3.29 </text:p>
          </table:table-cell>
          <table:table-cell office:value-type="string">
            <text:p>4.52 </text:p>
          </table:table-cell>
          <table:table-cell office:value-type="string">
            <text:p>5.56 </text:p>
          </table:table-cell>
          <table:table-cell office:value-type="string">
            <text:p>$0.54 </text:p>
          </table:table-cell>
          <table:table-cell office:value-type="string">
            <text:p>1,105 </text:p>
          </table:table-cell>
          <table:table-cell office:value-type="string">
            <text:p>$601 </text:p>
          </table:table-cell>
          <table:table-cell office:value-type="string">
            <text:p>$10.7 </text:p>
          </table:table-cell>
          <table:table-cell office:value-type="string">
            <text:p>$0.010 </text:p>
          </table:table-cell>
          <table:table-cell office:value-type="string">
            <text:p>$58,395 </text:p>
          </table:table-cell>
          <table:table-cell office:value-type="string">
            <text:p>0.08078238052520</text:p>
          </table:table-cell>
          <table:table-cell office:value-type="string">
            <text:p>1.48 </text:p>
          </table:table-cell>
          <table:table-cell office:value-type="float" office:value="18">
            <text:p>18</text:p>
          </table:table-cell>
          <table:table-cell office:value-type="string">
            <text:p>46.4 </text:p>
          </table:table-cell>
          <table:table-cell office:value-type="string">
            <text:p>53.7 </text:p>
          </table:table-cell>
          <table:table-cell office:value-type="string">
            <text:p>53.7 </text:p>
          </table:table-cell>
          <table:table-cell office:value-type="string">
            <text:p>0.29068798954331</text:p>
          </table:table-cell>
          <table:table-cell office:value-type="string">
            <text:p>37.5 </text:p>
          </table:table-cell>
          <table:table-cell office:value-type="string">
            <text:p>35.0 </text:p>
          </table:table-cell>
          <table:table-cell office:value-type="string">
            <text:p>35,061 </text:p>
          </table:table-cell>
          <table:table-cell office:value-type="string">
            <text:p>39,905 </text:p>
          </table:table-cell>
          <table:table-cell office:value-type="string">
            <text:p>39,905 </text:p>
          </table:table-cell>
          <table:table-cell office:value-type="string">
            <text:p>$10,026 </text:p>
          </table:table-cell>
          <table:table-cell office:value-type="string">
            <text:p>$15,591 </text:p>
          </table:table-cell>
          <table:table-cell office:value-type="string">
            <text:p>$39,965 </text:p>
          </table:table-cell>
          <table:table-cell office:value-type="string">
            <text:p>$191,765 </text:p>
          </table:table-cell>
          <table:table-cell office:value-type="string">
            <text:p>4,844 </text:p>
          </table:table-cell>
          <table:table-cell office:value-type="string">
            <text:p>$1,464 </text:p>
          </table:table-cell>
          <table:table-cell office:value-type="string">
            <text:p>$763 </text:p>
          </table:table-cell>
          <table:table-cell office:value-type="string">
            <text:p>$1,141 </text:p>
          </table:table-cell>
          <table:table-cell office:value-type="string">
            <text:p>$836 </text:p>
          </table:table-cell>
          <table:table-cell office:value-type="string">
            <text:p>$55,867 </text:p>
          </table:table-cell>
          <table:table-cell office:value-type="string">
            <text:p>$128,722 </text:p>
          </table:table-cell>
          <table:table-cell office:value-type="string">
            <text:p>7,342 </text:p>
          </table:table-cell>
          <table:table-cell office:value-type="string">
            <text:p>$51,748 </text:p>
          </table:table-cell>
          <table:table-cell office:value-type="string">
            <text:p>4,869 </text:p>
          </table:table-cell>
          <table:table-cell office:value-type="string">
            <text:p>$51,748 </text:p>
          </table:table-cell>
          <table:table-cell office:value-type="string">
            <text:p>14,333 </text:p>
          </table:table-cell>
          <table:table-cell office:value-type="string">
            <text:p>$51,821 </text:p>
          </table:table-cell>
          <table:table-cell office:value-type="string">
            <text:p>8,517 </text:p>
          </table:table-cell>
          <table:table-cell office:value-type="string">
            <text:p>$35,872 </text:p>
          </table:table-cell>
          <table:table-cell office:value-type="string">
            <text:p>382 </text:p>
          </table:table-cell>
          <table:table-cell office:value-type="string">
            <text:p>1,320,016 </text:p>
          </table:table-cell>
          <table:table-cell office:value-type="string">
            <text:p>1,080,509 </text:p>
          </table:table-cell>
          <table:table-cell office:value-type="string">
            <text:p>837 </text:p>
          </table:table-cell>
          <table:table-cell office:value-type="string">
            <text:p>5.20</text:p>
          </table:table-cell>
          <table:table-cell office:value-type="string">
            <text:p>616 </text:p>
          </table:table-cell>
          <table:table-cell office:value-type="string">
            <text:p>135 </text:p>
          </table:table-cell>
          <table:table-cell office:value-type="string">
            <text:p>9.46 </text:p>
          </table:table-cell>
          <table:table-cell office:value-type="string">
            <text:p>7.7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2000</text:p>
          </table:table-cell>
          <table:table-cell office:value-type="string">
            <text:p>9.79 </text:p>
          </table:table-cell>
          <table:table-cell office:value-type="string">
            <text:p>11.83 </text:p>
          </table:table-cell>
          <table:table-cell office:value-type="string">
            <text:p>$9.18 </text:p>
          </table:table-cell>
          <table:table-cell office:value-type="string">
            <text:p>16.10 </text:p>
          </table:table-cell>
          <table:table-cell office:value-type="string">
            <text:p>13.31 </text:p>
          </table:table-cell>
          <table:table-cell office:value-type="string">
            <text:p>9.38 </text:p>
          </table:table-cell>
          <table:table-cell office:value-type="string">
            <text:p>11.34 </text:p>
          </table:table-cell>
          <table:table-cell office:value-type="string">
            <text:p>$7.56 </text:p>
          </table:table-cell>
          <table:table-cell office:value-type="string">
            <text:p>$7.56 </text:p>
          </table:table-cell>
          <table:table-cell office:value-type="string">
            <text:p>162,786 </text:p>
          </table:table-cell>
          <table:table-cell office:value-type="string">
            <text:p>972 </text:p>
          </table:table-cell>
          <table:table-cell office:value-type="string">
            <text:p>$257 </text:p>
          </table:table-cell>
          <table:table-cell office:value-type="string">
            <text:p>$659 </text:p>
          </table:table-cell>
          <table:table-cell office:value-type="string">
            <text:p>$869 </text:p>
          </table:table-cell>
          <table:table-cell office:value-type="string">
            <text:p>$0.43 </text:p>
          </table:table-cell>
          <table:table-cell office:value-type="string">
            <text:p>$0.64 </text:p>
          </table:table-cell>
          <table:table-cell office:value-type="string">
            <text:p>$9.23 </text:p>
          </table:table-cell>
          <table:table-cell office:value-type="string">
            <text:p>$8,253 </text:p>
          </table:table-cell>
          <table:table-cell office:value-type="string">
            <text:p>$7,132 </text:p>
          </table:table-cell>
          <table:table-cell office:value-type="string">
            <text:p>10.24 </text:p>
          </table:table-cell>
          <table:table-cell office:value-type="string">
            <text:p>8.85 </text:p>
          </table:table-cell>
          <table:table-cell office:value-type="string">
            <text:p>12.39 </text:p>
          </table:table-cell>
          <table:table-cell office:value-type="string">
            <text:p>10.70 </text:p>
          </table:table-cell>
          <table:table-cell office:value-type="string">
            <text:p>$3,572 </text:p>
          </table:table-cell>
          <table:table-cell office:value-type="string">
            <text:p>4.43 </text:p>
          </table:table-cell>
          <table:table-cell office:value-type="string">
            <text:p>5.36 </text:p>
          </table:table-cell>
          <table:table-cell office:value-type="string">
            <text:p>$3.56 </text:p>
          </table:table-cell>
          <table:table-cell office:value-type="string">
            <text:p>4.42 </text:p>
          </table:table-cell>
          <table:table-cell office:value-type="string">
            <text:p>5.34 </text:p>
          </table:table-cell>
          <table:table-cell office:value-type="string">
            <text:p>$0.72 </text:p>
          </table:table-cell>
          <table:table-cell office:value-type="string">
            <text:p>1,554 </text:p>
          </table:table-cell>
          <table:table-cell office:value-type="string">
            <text:p>$1,121 </text:p>
          </table:table-cell>
          <table:table-cell office:value-type="string">
            <text:p>$18.7 </text:p>
          </table:table-cell>
          <table:table-cell office:value-type="string">
            <text:p>$0.017 </text:p>
          </table:table-cell>
          <table:table-cell office:value-type="string">
            <text:p>$59,177 </text:p>
          </table:table-cell>
          <table:table-cell office:value-type="string">
            <text:p>0.13587969172677</text:p>
          </table:table-cell>
          <table:table-cell office:value-type="string">
            <text:p>1.56 </text:p>
          </table:table-cell>
          <table:table-cell office:value-type="float" office:value="19">
            <text:p>19</text:p>
          </table:table-cell>
          <table:table-cell office:value-type="string">
            <text:p>46.4 </text:p>
          </table:table-cell>
          <table:table-cell office:value-type="string">
            <text:p>57.0 </text:p>
          </table:table-cell>
          <table:table-cell office:value-type="string">
            <text:p>57.0 </text:p>
          </table:table-cell>
          <table:table-cell office:value-type="string">
            <text:p>0</text:p>
          </table:table-cell>
          <table:table-cell office:value-type="string">
            <text:p>38.0 </text:p>
          </table:table-cell>
          <table:table-cell office:value-type="string">
            <text:p>34.2 </text:p>
          </table:table-cell>
          <table:table-cell office:value-type="string">
            <text:p>37,322 </text:p>
          </table:table-cell>
          <table:table-cell office:value-type="string">
            <text:p>42,652 </text:p>
          </table:table-cell>
          <table:table-cell office:value-type="string">
            <text:p>42,652 </text:p>
          </table:table-cell>
          <table:table-cell office:value-type="string">
            <text:p>$10,327 </text:p>
          </table:table-cell>
          <table:table-cell office:value-type="string">
            <text:p>$15,808 </text:p>
          </table:table-cell>
          <table:table-cell office:value-type="string">
            <text:p>$41,389 </text:p>
          </table:table-cell>
          <table:table-cell office:value-type="string">
            <text:p>$180,989 </text:p>
          </table:table-cell>
          <table:table-cell office:value-type="string">
            <text:p>5,330 </text:p>
          </table:table-cell>
          <table:table-cell office:value-type="string">
            <text:p>$1,598 </text:p>
          </table:table-cell>
          <table:table-cell office:value-type="string">
            <text:p>$718 </text:p>
          </table:table-cell>
          <table:table-cell office:value-type="string">
            <text:p>$1,043 </text:p>
          </table:table-cell>
          <table:table-cell office:value-type="string">
            <text:p>$799 </text:p>
          </table:table-cell>
          <table:table-cell office:value-type="string">
            <text:p>$54,190 </text:p>
          </table:table-cell>
          <table:table-cell office:value-type="string">
            <text:p>$119,513 </text:p>
          </table:table-cell>
          <table:table-cell office:value-type="string">
            <text:p>7,018 </text:p>
          </table:table-cell>
          <table:table-cell office:value-type="string">
            <text:p>$60,604 </text:p>
          </table:table-cell>
          <table:table-cell office:value-type="string">
            <text:p>5,353 </text:p>
          </table:table-cell>
          <table:table-cell office:value-type="string">
            <text:p>$60,604 </text:p>
          </table:table-cell>
          <table:table-cell office:value-type="string">
            <text:p>15,094 </text:p>
          </table:table-cell>
          <table:table-cell office:value-type="string">
            <text:p>$53,657 </text:p>
          </table:table-cell>
          <table:table-cell office:value-type="string">
            <text:p>9,857 </text:p>
          </table:table-cell>
          <table:table-cell office:value-type="string">
            <text:p>$34,727 </text:p>
          </table:table-cell>
          <table:table-cell office:value-type="string">
            <text:p>397 </text:p>
          </table:table-cell>
          <table:table-cell office:value-type="string">
            <text:p>1,462,376 </text:p>
          </table:table-cell>
          <table:table-cell office:value-type="string">
            <text:p>1,187,426 </text:p>
          </table:table-cell>
          <table:table-cell office:value-type="string">
            <text:p>1,062 </text:p>
          </table:table-cell>
          <table:table-cell office:value-type="string">
            <text:p>6.18</text:p>
          </table:table-cell>
          <table:table-cell office:value-type="string">
            <text:p>639 </text:p>
          </table:table-cell>
          <table:table-cell office:value-type="string">
            <text:p>138 </text:p>
          </table:table-cell>
          <table:table-cell office:value-type="string">
            <text:p>10.07 </text:p>
          </table:table-cell>
          <table:table-cell office:value-type="string">
            <text:p>8.1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2001</text:p>
          </table:table-cell>
          <table:table-cell office:value-type="string">
            <text:p>8.66 </text:p>
          </table:table-cell>
          <table:table-cell office:value-type="string">
            <text:p>10.36 </text:p>
          </table:table-cell>
          <table:table-cell office:value-type="string">
            <text:p>$8.25 </text:p>
          </table:table-cell>
          <table:table-cell office:value-type="string">
            <text:p>14.30 </text:p>
          </table:table-cell>
          <table:table-cell office:value-type="string">
            <text:p>11.95 </text:p>
          </table:table-cell>
          <table:table-cell office:value-type="string">
            <text:p>8.23 </text:p>
          </table:table-cell>
          <table:table-cell office:value-type="string">
            <text:p>9.85 </text:p>
          </table:table-cell>
          <table:table-cell office:value-type="string">
            <text:p>$6.58 </text:p>
          </table:table-cell>
          <table:table-cell office:value-type="string">
            <text:p>$6.58 </text:p>
          </table:table-cell>
          <table:table-cell office:value-type="string">
            <text:p>174,538 </text:p>
          </table:table-cell>
          <table:table-cell office:value-type="string">
            <text:p>1,108 </text:p>
          </table:table-cell>
          <table:table-cell office:value-type="string">
            <text:p>$291 </text:p>
          </table:table-cell>
          <table:table-cell office:value-type="string">
            <text:p>$630 </text:p>
          </table:table-cell>
          <table:table-cell office:value-type="string">
            <text:p>$994 </text:p>
          </table:table-cell>
          <table:table-cell office:value-type="string">
            <text:p>$0.45 </text:p>
          </table:table-cell>
          <table:table-cell office:value-type="string">
            <text:p>$0.68 </text:p>
          </table:table-cell>
          <table:table-cell office:value-type="string">
            <text:p>$9.43 </text:p>
          </table:table-cell>
          <table:table-cell office:value-type="string">
            <text:p>$8,327 </text:p>
          </table:table-cell>
          <table:table-cell office:value-type="string">
            <text:p>$7,360 </text:p>
          </table:table-cell>
          <table:table-cell office:value-type="string">
            <text:p>10.42 </text:p>
          </table:table-cell>
          <table:table-cell office:value-type="string">
            <text:p>9.21 </text:p>
          </table:table-cell>
          <table:table-cell office:value-type="string">
            <text:p>12.47 </text:p>
          </table:table-cell>
          <table:table-cell office:value-type="string">
            <text:p>11.02 </text:p>
          </table:table-cell>
          <table:table-cell office:value-type="string">
            <text:p>$3,604 </text:p>
          </table:table-cell>
          <table:table-cell office:value-type="string">
            <text:p>4.51 </text:p>
          </table:table-cell>
          <table:table-cell office:value-type="string">
            <text:p>5.40 </text:p>
          </table:table-cell>
          <table:table-cell office:value-type="string">
            <text:p>$3.76 </text:p>
          </table:table-cell>
          <table:table-cell office:value-type="string">
            <text:p>4.70 </text:p>
          </table:table-cell>
          <table:table-cell office:value-type="string">
            <text:p>5.62 </text:p>
          </table:table-cell>
          <table:table-cell office:value-type="string">
            <text:p>$0.80 </text:p>
          </table:table-cell>
          <table:table-cell office:value-type="string">
            <text:p>1,208 </text:p>
          </table:table-cell>
          <table:table-cell office:value-type="string">
            <text:p>$967 </text:p>
          </table:table-cell>
          <table:table-cell office:value-type="string">
            <text:p>$17.2 </text:p>
          </table:table-cell>
          <table:table-cell office:value-type="string">
            <text:p>$0.014 </text:p>
          </table:table-cell>
          <table:table-cell office:value-type="string">
            <text:p>$77,826 </text:p>
          </table:table-cell>
          <table:table-cell office:value-type="string">
            <text:p>0.11615087490106</text:p>
          </table:table-cell>
          <table:table-cell office:value-type="string">
            <text:p>1.96 </text:p>
          </table:table-cell>
          <table:table-cell office:value-type="float" office:value="18">
            <text:p>18</text:p>
          </table:table-cell>
          <table:table-cell office:value-type="string">
            <text:p>49.5 </text:p>
          </table:table-cell>
          <table:table-cell office:value-type="string">
            <text:p>51.5 </text:p>
          </table:table-cell>
          <table:table-cell office:value-type="string">
            <text:p>51.5 </text:p>
          </table:table-cell>
          <table:table-cell office:value-type="string">
            <text:p>0.29238671120412</text:p>
          </table:table-cell>
          <table:table-cell office:value-type="string">
            <text:p>39.6 </text:p>
          </table:table-cell>
          <table:table-cell office:value-type="string">
            <text:p>47.0 </text:p>
          </table:table-cell>
          <table:table-cell office:value-type="string">
            <text:p>29,214 </text:p>
          </table:table-cell>
          <table:table-cell office:value-type="string">
            <text:p>34,005 </text:p>
          </table:table-cell>
          <table:table-cell office:value-type="string">
            <text:p>34,005 </text:p>
          </table:table-cell>
          <table:table-cell office:value-type="string">
            <text:p>$15,002 </text:p>
          </table:table-cell>
          <table:table-cell office:value-type="string">
            <text:p>$22,101 </text:p>
          </table:table-cell>
          <table:table-cell office:value-type="string">
            <text:p>$52,816 </text:p>
          </table:table-cell>
          <table:table-cell office:value-type="string">
            <text:p>$231,355 </text:p>
          </table:table-cell>
          <table:table-cell office:value-type="string">
            <text:p>4,791 </text:p>
          </table:table-cell>
          <table:table-cell office:value-type="string">
            <text:p>$1,904 </text:p>
          </table:table-cell>
          <table:table-cell office:value-type="string">
            <text:p>$852 </text:p>
          </table:table-cell>
          <table:table-cell office:value-type="string">
            <text:p>$945 </text:p>
          </table:table-cell>
          <table:table-cell office:value-type="string">
            <text:p>$938 </text:p>
          </table:table-cell>
          <table:table-cell office:value-type="string">
            <text:p>$65,387 </text:p>
          </table:table-cell>
          <table:table-cell office:value-type="string">
            <text:p>$157,090 </text:p>
          </table:table-cell>
          <table:table-cell office:value-type="string">
            <text:p>5,273 </text:p>
          </table:table-cell>
          <table:table-cell office:value-type="string">
            <text:p>$85,609 </text:p>
          </table:table-cell>
          <table:table-cell office:value-type="string">
            <text:p>406 </text:p>
          </table:table-cell>
          <table:table-cell office:value-type="string">
            <text:p>$85,609 </text:p>
          </table:table-cell>
          <table:table-cell office:value-type="string">
            <text:p>12,157 </text:p>
          </table:table-cell>
          <table:table-cell office:value-type="string">
            <text:p>$64,439 </text:p>
          </table:table-cell>
          <table:table-cell office:value-type="string">
            <text:p>7,078 </text:p>
          </table:table-cell>
          <table:table-cell office:value-type="string">
            <text:p>$49,576 </text:p>
          </table:table-cell>
          <table:table-cell office:value-type="string">
            <text:p>307 </text:p>
          </table:table-cell>
          <table:table-cell office:value-type="string">
            <text:p>1,382,202 </text:p>
          </table:table-cell>
          <table:table-cell office:value-type="string">
            <text:p>1,123,184 </text:p>
          </table:table-cell>
          <table:table-cell office:value-type="string">
            <text:p>874 </text:p>
          </table:table-cell>
          <table:table-cell office:value-type="string">
            <text:p>4.83</text:p>
          </table:table-cell>
          <table:table-cell office:value-type="string">
            <text:p>667 </text:p>
          </table:table-cell>
          <table:table-cell office:value-type="string">
            <text:p>144 </text:p>
          </table:table-cell>
          <table:table-cell office:value-type="string">
            <text:p>12.32 </text:p>
          </table:table-cell>
          <table:table-cell office:value-type="string">
            <text:p>10.0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2002</text:p>
          </table:table-cell>
          <table:table-cell office:value-type="string">
            <text:p>8.25 </text:p>
          </table:table-cell>
          <table:table-cell office:value-type="string">
            <text:p>9.80 </text:p>
          </table:table-cell>
          <table:table-cell office:value-type="string">
            <text:p>$6.91 </text:p>
          </table:table-cell>
          <table:table-cell office:value-type="string">
            <text:p>13.03 </text:p>
          </table:table-cell>
          <table:table-cell office:value-type="string">
            <text:p>10.97 </text:p>
          </table:table-cell>
          <table:table-cell office:value-type="string">
            <text:p>7.80 </text:p>
          </table:table-cell>
          <table:table-cell office:value-type="string">
            <text:p>9.26 </text:p>
          </table:table-cell>
          <table:table-cell office:value-type="string">
            <text:p>$5.22 </text:p>
          </table:table-cell>
          <table:table-cell office:value-type="string">
            <text:p>$5.22 </text:p>
          </table:table-cell>
          <table:table-cell office:value-type="string">
            <text:p>166,219 </text:p>
          </table:table-cell>
          <table:table-cell office:value-type="string">
            <text:p>1,283 </text:p>
          </table:table-cell>
          <table:table-cell office:value-type="string">
            <text:p>$215 </text:p>
          </table:table-cell>
          <table:table-cell office:value-type="string">
            <text:p>$554 </text:p>
          </table:table-cell>
          <table:table-cell office:value-type="string">
            <text:p>$746 </text:p>
          </table:table-cell>
          <table:table-cell office:value-type="string">
            <text:p>$0.31 </text:p>
          </table:table-cell>
          <table:table-cell office:value-type="string">
            <text:p>$0.54 </text:p>
          </table:table-cell>
          <table:table-cell office:value-type="string">
            <text:p>$7.83 </text:p>
          </table:table-cell>
          <table:table-cell office:value-type="string">
            <text:p>$6,551 </text:p>
          </table:table-cell>
          <table:table-cell office:value-type="string">
            <text:p>$5,882 </text:p>
          </table:table-cell>
          <table:table-cell office:value-type="string">
            <text:p>9.78 </text:p>
          </table:table-cell>
          <table:table-cell office:value-type="string">
            <text:p>8.78 </text:p>
          </table:table-cell>
          <table:table-cell office:value-type="string">
            <text:p>11.61 </text:p>
          </table:table-cell>
          <table:table-cell office:value-type="string">
            <text:p>10.43 </text:p>
          </table:table-cell>
          <table:table-cell office:value-type="string">
            <text:p>$2,865 </text:p>
          </table:table-cell>
          <table:table-cell office:value-type="string">
            <text:p>4.28 </text:p>
          </table:table-cell>
          <table:table-cell office:value-type="string">
            <text:p>5.08 </text:p>
          </table:table-cell>
          <table:table-cell office:value-type="string">
            <text:p>$3.02 </text:p>
          </table:table-cell>
          <table:table-cell office:value-type="string">
            <text:p>4.50 </text:p>
          </table:table-cell>
          <table:table-cell office:value-type="string">
            <text:p>5.35 </text:p>
          </table:table-cell>
          <table:table-cell office:value-type="string">
            <text:p>$0.69 </text:p>
          </table:table-cell>
          <table:table-cell office:value-type="string">
            <text:p>972 </text:p>
          </table:table-cell>
          <table:table-cell office:value-type="string">
            <text:p>$670 </text:p>
          </table:table-cell>
          <table:table-cell office:value-type="string">
            <text:p>$14.2 </text:p>
          </table:table-cell>
          <table:table-cell office:value-type="string">
            <text:p>$0.012 </text:p>
          </table:table-cell>
          <table:table-cell office:value-type="string">
            <text:p>$63,448 </text:p>
          </table:table-cell>
          <table:table-cell office:value-type="string">
            <text:p>0.10221936413101</text:p>
          </table:table-cell>
          <table:table-cell office:value-type="string">
            <text:p>1.80 </text:p>
          </table:table-cell>
          <table:table-cell office:value-type="float" office:value="19">
            <text:p>19</text:p>
          </table:table-cell>
          <table:table-cell office:value-type="string">
            <text:p>48.2 </text:p>
          </table:table-cell>
          <table:table-cell office:value-type="string">
            <text:p>49.7 </text:p>
          </table:table-cell>
          <table:table-cell office:value-type="string">
            <text:p>49.7 </text:p>
          </table:table-cell>
          <table:table-cell office:value-type="string">
            <text:p>0.28823077005531</text:p>
          </table:table-cell>
          <table:table-cell office:value-type="string">
            <text:p>38.1 </text:p>
          </table:table-cell>
          <table:table-cell office:value-type="string">
            <text:p>39.5 </text:p>
          </table:table-cell>
          <table:table-cell office:value-type="string">
            <text:p>27,576 </text:p>
          </table:table-cell>
          <table:table-cell office:value-type="string">
            <text:p>31,404 </text:p>
          </table:table-cell>
          <table:table-cell office:value-type="string">
            <text:p>31,404 </text:p>
          </table:table-cell>
          <table:table-cell office:value-type="string">
            <text:p>$13,454 </text:p>
          </table:table-cell>
          <table:table-cell office:value-type="string">
            <text:p>$24,105 </text:p>
          </table:table-cell>
          <table:table-cell office:value-type="string">
            <text:p>$41,379 </text:p>
          </table:table-cell>
          <table:table-cell office:value-type="string">
            <text:p>$264,098 </text:p>
          </table:table-cell>
          <table:table-cell office:value-type="string">
            <text:p>3,828 </text:p>
          </table:table-cell>
          <table:table-cell office:value-type="string">
            <text:p>$1,485 </text:p>
          </table:table-cell>
          <table:table-cell office:value-type="string">
            <text:p>$1,013 </text:p>
          </table:table-cell>
          <table:table-cell office:value-type="string">
            <text:p>$987 </text:p>
          </table:table-cell>
          <table:table-cell office:value-type="string">
            <text:p>$1,047 </text:p>
          </table:table-cell>
          <table:table-cell office:value-type="string">
            <text:p>$100,828 </text:p>
          </table:table-cell>
          <table:table-cell office:value-type="string">
            <text:p>$153,587 </text:p>
          </table:table-cell>
          <table:table-cell office:value-type="string">
            <text:p>4,664 </text:p>
          </table:table-cell>
          <table:table-cell office:value-type="string">
            <text:p>$65,634 </text:p>
          </table:table-cell>
          <table:table-cell office:value-type="string">
            <text:p>4,303 </text:p>
          </table:table-cell>
          <table:table-cell office:value-type="string">
            <text:p>$65,634 </text:p>
          </table:table-cell>
          <table:table-cell office:value-type="string">
            <text:p>11,632 </text:p>
          </table:table-cell>
          <table:table-cell office:value-type="string">
            <text:p>$52,527 </text:p>
          </table:table-cell>
          <table:table-cell office:value-type="string">
            <text:p>6,977 </text:p>
          </table:table-cell>
          <table:table-cell office:value-type="string">
            <text:p>$37,772 </text:p>
          </table:table-cell>
          <table:table-cell office:value-type="string">
            <text:p>305 </text:p>
          </table:table-cell>
          <table:table-cell office:value-type="string">
            <text:p>1,082,573 </text:p>
          </table:table-cell>
          <table:table-cell office:value-type="string">
            <text:p>880,353 </text:p>
          </table:table-cell>
          <table:table-cell office:value-type="string">
            <text:p>898 </text:p>
          </table:table-cell>
          <table:table-cell office:value-type="string">
            <text:p>4.35</text:p>
          </table:table-cell>
          <table:table-cell office:value-type="string">
            <text:p>685 </text:p>
          </table:table-cell>
          <table:table-cell office:value-type="string">
            <text:p>153 </text:p>
          </table:table-cell>
          <table:table-cell office:value-type="string">
            <text:p>9.71 </text:p>
          </table:table-cell>
          <table:table-cell office:value-type="string">
            <text:p>7.9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2003</text:p>
          </table:table-cell>
          <table:table-cell office:value-type="string">
            <text:p>8.82 </text:p>
          </table:table-cell>
          <table:table-cell office:value-type="string">
            <text:p>10.13 </text:p>
          </table:table-cell>
          <table:table-cell office:value-type="string">
            <text:p>$6.76 </text:p>
          </table:table-cell>
          <table:table-cell office:value-type="string">
            <text:p>13.04 </text:p>
          </table:table-cell>
          <table:table-cell office:value-type="string">
            <text:p>11.35 </text:p>
          </table:table-cell>
          <table:table-cell office:value-type="string">
            <text:p>8.32 </text:p>
          </table:table-cell>
          <table:table-cell office:value-type="string">
            <text:p>9.55 </text:p>
          </table:table-cell>
          <table:table-cell office:value-type="string">
            <text:p>$4.93 </text:p>
          </table:table-cell>
          <table:table-cell office:value-type="string">
            <text:p>$4.93 </text:p>
          </table:table-cell>
          <table:table-cell office:value-type="string">
            <text:p>150,744 </text:p>
          </table:table-cell>
          <table:table-cell office:value-type="string">
            <text:p>1,339 </text:p>
          </table:table-cell>
          <table:table-cell office:value-type="string">
            <text:p>$248 </text:p>
          </table:table-cell>
          <table:table-cell office:value-type="string">
            <text:p>$556 </text:p>
          </table:table-cell>
          <table:table-cell office:value-type="string">
            <text:p>$708 </text:p>
          </table:table-cell>
          <table:table-cell office:value-type="string">
            <text:p>$0.23 </text:p>
          </table:table-cell>
          <table:table-cell office:value-type="string">
            <text:p>$0.46 </text:p>
          </table:table-cell>
          <table:table-cell office:value-type="string">
            <text:p>$7.18 </text:p>
          </table:table-cell>
          <table:table-cell office:value-type="string">
            <text:p>$5,844 </text:p>
          </table:table-cell>
          <table:table-cell office:value-type="string">
            <text:p>$5,120 </text:p>
          </table:table-cell>
          <table:table-cell office:value-type="string">
            <text:p>9.87 </text:p>
          </table:table-cell>
          <table:table-cell office:value-type="string">
            <text:p>8.64 </text:p>
          </table:table-cell>
          <table:table-cell office:value-type="string">
            <text:p>11.33 </text:p>
          </table:table-cell>
          <table:table-cell office:value-type="string">
            <text:p>9.93 </text:p>
          </table:table-cell>
          <table:table-cell office:value-type="string">
            <text:p>$2,669 </text:p>
          </table:table-cell>
          <table:table-cell office:value-type="string">
            <text:p>4.51 </text:p>
          </table:table-cell>
          <table:table-cell office:value-type="string">
            <text:p>5.18 </text:p>
          </table:table-cell>
          <table:table-cell office:value-type="string">
            <text:p>$2.45 </text:p>
          </table:table-cell>
          <table:table-cell office:value-type="string">
            <text:p>4.14 </text:p>
          </table:table-cell>
          <table:table-cell office:value-type="string">
            <text:p>4.75 </text:p>
          </table:table-cell>
          <table:table-cell office:value-type="string">
            <text:p>$0.83 </text:p>
          </table:table-cell>
          <table:table-cell office:value-type="string">
            <text:p>873 </text:p>
          </table:table-cell>
          <table:table-cell office:value-type="string">
            <text:p>$725 </text:p>
          </table:table-cell>
          <table:table-cell office:value-type="string">
            <text:p>$17.6 </text:p>
          </table:table-cell>
          <table:table-cell office:value-type="string">
            <text:p>$0.014 </text:p>
          </table:table-cell>
          <table:table-cell office:value-type="string">
            <text:p>$59,509 </text:p>
          </table:table-cell>
          <table:table-cell office:value-type="string">
            <text:p>0.12399721034295</text:p>
          </table:table-cell>
          <table:table-cell office:value-type="string">
            <text:p>1.93 </text:p>
          </table:table-cell>
          <table:table-cell office:value-type="float" office:value="21">
            <text:p>21</text:p>
          </table:table-cell>
          <table:table-cell office:value-type="string">
            <text:p>50.6 </text:p>
          </table:table-cell>
          <table:table-cell office:value-type="string">
            <text:p>61.5 </text:p>
          </table:table-cell>
          <table:table-cell office:value-type="string">
            <text:p>61.5 </text:p>
          </table:table-cell>
          <table:table-cell office:value-type="string">
            <text:p>0.3496548042102</text:p>
          </table:table-cell>
          <table:table-cell office:value-type="string">
            <text:p>34.8 </text:p>
          </table:table-cell>
          <table:table-cell office:value-type="string">
            <text:p>40.8 </text:p>
          </table:table-cell>
          <table:table-cell office:value-type="string">
            <text:p>23,589 </text:p>
          </table:table-cell>
          <table:table-cell office:value-type="string">
            <text:p>26,736 </text:p>
          </table:table-cell>
          <table:table-cell office:value-type="string">
            <text:p>26,736 </text:p>
          </table:table-cell>
          <table:table-cell office:value-type="string">
            <text:p>$16,135 </text:p>
          </table:table-cell>
          <table:table-cell office:value-type="string">
            <text:p>$23,893 </text:p>
          </table:table-cell>
          <table:table-cell office:value-type="string">
            <text:p>$37,408 </text:p>
          </table:table-cell>
          <table:table-cell office:value-type="string">
            <text:p>$247,113 </text:p>
          </table:table-cell>
          <table:table-cell office:value-type="string">
            <text:p>3,147 </text:p>
          </table:table-cell>
          <table:table-cell office:value-type="string">
            <text:p>$1,477 </text:p>
          </table:table-cell>
          <table:table-cell office:value-type="string">
            <text:p>$827 </text:p>
          </table:table-cell>
          <table:table-cell office:value-type="string">
            <text:p>$787 </text:p>
          </table:table-cell>
          <table:table-cell office:value-type="string">
            <text:p>$878 </text:p>
          </table:table-cell>
          <table:table-cell office:value-type="string">
            <text:p>$82,044 </text:p>
          </table:table-cell>
          <table:table-cell office:value-type="string">
            <text:p>$154,638 </text:p>
          </table:table-cell>
          <table:table-cell office:value-type="string">
            <text:p>4,317 </text:p>
          </table:table-cell>
          <table:table-cell office:value-type="string">
            <text:p>$54,393 </text:p>
          </table:table-cell>
          <table:table-cell office:value-type="string">
            <text:p>3,636 </text:p>
          </table:table-cell>
          <table:table-cell office:value-type="string">
            <text:p>$54,393 </text:p>
          </table:table-cell>
          <table:table-cell office:value-type="string">
            <text:p>9,616 </text:p>
          </table:table-cell>
          <table:table-cell office:value-type="string">
            <text:p>$49,365 </text:p>
          </table:table-cell>
          <table:table-cell office:value-type="string">
            <text:p>6,020 </text:p>
          </table:table-cell>
          <table:table-cell office:value-type="string">
            <text:p>$36,874 </text:p>
          </table:table-cell>
          <table:table-cell office:value-type="string">
            <text:p>276 </text:p>
          </table:table-cell>
          <table:table-cell office:value-type="string">
            <text:p>955,107 </text:p>
          </table:table-cell>
          <table:table-cell office:value-type="string">
            <text:p>912,452 </text:p>
          </table:table-cell>
          <table:table-cell office:value-type="string">
            <text:p>914 </text:p>
          </table:table-cell>
          <table:table-cell office:value-type="string">
            <text:p>4.28</text:p>
          </table:table-cell>
          <table:table-cell office:value-type="string">
            <text:p>762 </text:p>
          </table:table-cell>
          <table:table-cell office:value-type="string">
            <text:p>154 </text:p>
          </table:table-cell>
          <table:table-cell office:value-type="string">
            <text:p>9.47 </text:p>
          </table:table-cell>
          <table:table-cell office:value-type="string">
            <text:p>9.0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2004</text:p>
          </table:table-cell>
          <table:table-cell office:value-type="string">
            <text:p>8.60 </text:p>
          </table:table-cell>
          <table:table-cell office:value-type="string">
            <text:p>9.92 </text:p>
          </table:table-cell>
          <table:table-cell office:value-type="string">
            <text:p>$7.07 </text:p>
          </table:table-cell>
          <table:table-cell office:value-type="string">
            <text:p>12.47 </text:p>
          </table:table-cell>
          <table:table-cell office:value-type="string">
            <text:p>10.82 </text:p>
          </table:table-cell>
          <table:table-cell office:value-type="string">
            <text:p>8.12 </text:p>
          </table:table-cell>
          <table:table-cell office:value-type="string">
            <text:p>9.35 </text:p>
          </table:table-cell>
          <table:table-cell office:value-type="string">
            <text:p>$5.05 </text:p>
          </table:table-cell>
          <table:table-cell office:value-type="string">
            <text:p>$5.05 </text:p>
          </table:table-cell>
          <table:table-cell office:value-type="string">
            <text:p>171,937 </text:p>
          </table:table-cell>
          <table:table-cell office:value-type="string">
            <text:p>1,591 </text:p>
          </table:table-cell>
          <table:table-cell office:value-type="string">
            <text:p>$242 </text:p>
          </table:table-cell>
          <table:table-cell office:value-type="string">
            <text:p>$554 </text:p>
          </table:table-cell>
          <table:table-cell office:value-type="string">
            <text:p>$658 </text:p>
          </table:table-cell>
          <table:table-cell office:value-type="string">
            <text:p>$0.23 </text:p>
          </table:table-cell>
          <table:table-cell office:value-type="string">
            <text:p>$0.43 </text:p>
          </table:table-cell>
          <table:table-cell office:value-type="string">
            <text:p>$7.42 </text:p>
          </table:table-cell>
          <table:table-cell office:value-type="string">
            <text:p>$5,830 </text:p>
          </table:table-cell>
          <table:table-cell office:value-type="string">
            <text:p>$4,870 </text:p>
          </table:table-cell>
          <table:table-cell office:value-type="string">
            <text:p>9.37 </text:p>
          </table:table-cell>
          <table:table-cell office:value-type="string">
            <text:p>7.83 </text:p>
          </table:table-cell>
          <table:table-cell office:value-type="string">
            <text:p>10.80 </text:p>
          </table:table-cell>
          <table:table-cell office:value-type="string">
            <text:p>9.02 </text:p>
          </table:table-cell>
          <table:table-cell office:value-type="string">
            <text:p>$2,621 </text:p>
          </table:table-cell>
          <table:table-cell office:value-type="string">
            <text:p>4.21 </text:p>
          </table:table-cell>
          <table:table-cell office:value-type="string">
            <text:p>4.85 </text:p>
          </table:table-cell>
          <table:table-cell office:value-type="string">
            <text:p>$2.25 </text:p>
          </table:table-cell>
          <table:table-cell office:value-type="string">
            <text:p>3.61 </text:p>
          </table:table-cell>
          <table:table-cell office:value-type="string">
            <text:p>4.17 </text:p>
          </table:table-cell>
          <table:table-cell office:value-type="string">
            <text:p>$1.07 </text:p>
          </table:table-cell>
          <table:table-cell office:value-type="string">
            <text:p>901 </text:p>
          </table:table-cell>
          <table:table-cell office:value-type="string">
            <text:p>$960 </text:p>
          </table:table-cell>
          <table:table-cell office:value-type="string">
            <text:p>$22.6 </text:p>
          </table:table-cell>
          <table:table-cell office:value-type="string">
            <text:p>$0.018 </text:p>
          </table:table-cell>
          <table:table-cell office:value-type="string">
            <text:p>$54,353 </text:p>
          </table:table-cell>
          <table:table-cell office:value-type="string">
            <text:p>0</text:p>
          </table:table-cell>
          <table:table-cell office:value-type="string">
            <text:p>2.04 </text:p>
          </table:table-cell>
          <table:table-cell office:value-type="float" office:value="24">
            <text:p>24</text:p>
          </table:table-cell>
          <table:table-cell office:value-type="string">
            <text:p>55.8 </text:p>
          </table:table-cell>
          <table:table-cell office:value-type="string">
            <text:p>74.6 </text:p>
          </table:table-cell>
          <table:table-cell office:value-type="string">
            <text:p>74.6 </text:p>
          </table:table-cell>
          <table:table-cell office:value-type="string">
            <text:p>0</text:p>
          </table:table-cell>
          <table:table-cell office:value-type="string">
            <text:p>36.2 </text:p>
          </table:table-cell>
          <table:table-cell office:value-type="string">
            <text:p>44.4 </text:p>
          </table:table-cell>
          <table:table-cell office:value-type="string">
            <text:p>23,542 </text:p>
          </table:table-cell>
          <table:table-cell office:value-type="string">
            <text:p>26,509 </text:p>
          </table:table-cell>
          <table:table-cell office:value-type="string">
            <text:p>26,509 </text:p>
          </table:table-cell>
          <table:table-cell office:value-type="string">
            <text:p>$14,755 </text:p>
          </table:table-cell>
          <table:table-cell office:value-type="string">
            <text:p>$22,318 </text:p>
          </table:table-cell>
          <table:table-cell office:value-type="string">
            <text:p>$35,506 </text:p>
          </table:table-cell>
          <table:table-cell office:value-type="string">
            <text:p>$224,312 </text:p>
          </table:table-cell>
          <table:table-cell office:value-type="string">
            <text:p>2,967 </text:p>
          </table:table-cell>
          <table:table-cell office:value-type="string">
            <text:p>$1,112 </text:p>
          </table:table-cell>
          <table:table-cell office:value-type="string">
            <text:p>$686 </text:p>
          </table:table-cell>
          <table:table-cell office:value-type="string">
            <text:p>$704 </text:p>
          </table:table-cell>
          <table:table-cell office:value-type="string">
            <text:p>$728 </text:p>
          </table:table-cell>
          <table:table-cell office:value-type="string">
            <text:p>$82,329 </text:p>
          </table:table-cell>
          <table:table-cell office:value-type="string">
            <text:p>$132,741 </text:p>
          </table:table-cell>
          <table:table-cell office:value-type="string">
            <text:p>4,087 </text:p>
          </table:table-cell>
          <table:table-cell office:value-type="string">
            <text:p>$56,458 </text:p>
          </table:table-cell>
          <table:table-cell office:value-type="string">
            <text:p>3,317 </text:p>
          </table:table-cell>
          <table:table-cell office:value-type="string">
            <text:p>$56,458 </text:p>
          </table:table-cell>
          <table:table-cell office:value-type="string">
            <text:p>10,449 </text:p>
          </table:table-cell>
          <table:table-cell office:value-type="string">
            <text:p>$41,993 </text:p>
          </table:table-cell>
          <table:table-cell office:value-type="string">
            <text:p>5,689 </text:p>
          </table:table-cell>
          <table:table-cell office:value-type="string">
            <text:p>$37,110 </text:p>
          </table:table-cell>
          <table:table-cell office:value-type="string">
            <text:p>289 </text:p>
          </table:table-cell>
          <table:table-cell office:value-type="string">
            <text:p>993,946 </text:p>
          </table:table-cell>
          <table:table-cell office:value-type="string">
            <text:p>998,677 </text:p>
          </table:table-cell>
          <table:table-cell office:value-type="string">
            <text:p>907 </text:p>
          </table:table-cell>
          <table:table-cell office:value-type="string">
            <text:p>4.38</text:p>
          </table:table-cell>
          <table:table-cell office:value-type="string">
            <text:p>782 </text:p>
          </table:table-cell>
          <table:table-cell office:value-type="string">
            <text:p>153 </text:p>
          </table:table-cell>
          <table:table-cell office:value-type="string">
            <text:p>9.41 </text:p>
          </table:table-cell>
          <table:table-cell office:value-type="string">
            <text:p>9.4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2005</text:p>
          </table:table-cell>
          <table:table-cell office:value-type="string">
            <text:p>8.53 </text:p>
          </table:table-cell>
          <table:table-cell office:value-type="string">
            <text:p>9.96 </text:p>
          </table:table-cell>
          <table:table-cell office:value-type="string">
            <text:p>$7.21 </text:p>
          </table:table-cell>
          <table:table-cell office:value-type="string">
            <text:p>12.57 </text:p>
          </table:table-cell>
          <table:table-cell office:value-type="string">
            <text:p>10.76 </text:p>
          </table:table-cell>
          <table:table-cell office:value-type="string">
            <text:p>8.09 </text:p>
          </table:table-cell>
          <table:table-cell office:value-type="string">
            <text:p>9.44 </text:p>
          </table:table-cell>
          <table:table-cell office:value-type="string">
            <text:p>$5.05 </text:p>
          </table:table-cell>
          <table:table-cell office:value-type="string">
            <text:p>$5.05 </text:p>
          </table:table-cell>
          <table:table-cell office:value-type="string">
            <text:p>187,461 </text:p>
          </table:table-cell>
          <table:table-cell office:value-type="string">
            <text:p>1,866 </text:p>
          </table:table-cell>
          <table:table-cell office:value-type="string">
            <text:p>$307 </text:p>
          </table:table-cell>
          <table:table-cell office:value-type="string">
            <text:p>$562 </text:p>
          </table:table-cell>
          <table:table-cell office:value-type="string">
            <text:p>$533 </text:p>
          </table:table-cell>
          <table:table-cell office:value-type="string">
            <text:p>$0.20 </text:p>
          </table:table-cell>
          <table:table-cell office:value-type="string">
            <text:p>$0.37 </text:p>
          </table:table-cell>
          <table:table-cell office:value-type="string">
            <text:p>$7.43 </text:p>
          </table:table-cell>
          <table:table-cell office:value-type="string">
            <text:p>$5,560 </text:p>
          </table:table-cell>
          <table:table-cell office:value-type="string">
            <text:p>$4,054 </text:p>
          </table:table-cell>
          <table:table-cell office:value-type="string">
            <text:p>8.91 </text:p>
          </table:table-cell>
          <table:table-cell office:value-type="string">
            <text:p>6.50 </text:p>
          </table:table-cell>
          <table:table-cell office:value-type="string">
            <text:p>10.41 </text:p>
          </table:table-cell>
          <table:table-cell office:value-type="string">
            <text:p>7.59 </text:p>
          </table:table-cell>
          <table:table-cell office:value-type="string">
            <text:p>$2,551 </text:p>
          </table:table-cell>
          <table:table-cell office:value-type="string">
            <text:p>4.09 </text:p>
          </table:table-cell>
          <table:table-cell office:value-type="string">
            <text:p>4.77 </text:p>
          </table:table-cell>
          <table:table-cell office:value-type="string">
            <text:p>$1.50 </text:p>
          </table:table-cell>
          <table:table-cell office:value-type="string">
            <text:p>2.41 </text:p>
          </table:table-cell>
          <table:table-cell office:value-type="string">
            <text:p>2.81 </text:p>
          </table:table-cell>
          <table:table-cell office:value-type="string">
            <text:p>$1.72 </text:p>
          </table:table-cell>
          <table:table-cell office:value-type="string">
            <text:p>876 </text:p>
          </table:table-cell>
          <table:table-cell office:value-type="string">
            <text:p>$1,506 </text:p>
          </table:table-cell>
          <table:table-cell office:value-type="string">
            <text:p>$36.0 </text:p>
          </table:table-cell>
          <table:table-cell office:value-type="string">
            <text:p>$0.028 </text:p>
          </table:table-cell>
          <table:table-cell office:value-type="string">
            <text:p>$51,097 </text:p>
          </table:table-cell>
          <table:table-cell office:value-type="string">
            <text:p>0</text:p>
          </table:table-cell>
          <table:table-cell office:value-type="string">
            <text:p>2.52 </text:p>
          </table:table-cell>
          <table:table-cell office:value-type="float" office:value="36">
            <text:p>36</text:p>
          </table:table-cell>
          <table:table-cell office:value-type="string">
            <text:p>64.7 </text:p>
          </table:table-cell>
          <table:table-cell office:value-type="string">
            <text:p>109.8 </text:p>
          </table:table-cell>
          <table:table-cell office:value-type="string">
            <text:p>109.8 </text:p>
          </table:table-cell>
          <table:table-cell office:value-type="string">
            <text:p>1</text:p>
          </table:table-cell>
          <table:table-cell office:value-type="string">
            <text:p>29.3 </text:p>
          </table:table-cell>
          <table:table-cell office:value-type="string">
            <text:p>53.3 </text:p>
          </table:table-cell>
          <table:table-cell office:value-type="string">
            <text:p>18,603 </text:p>
          </table:table-cell>
          <table:table-cell office:value-type="string">
            <text:p>21,202 </text:p>
          </table:table-cell>
          <table:table-cell office:value-type="string">
            <text:p>21,202 </text:p>
          </table:table-cell>
          <table:table-cell office:value-type="string">
            <text:p>$7,416 </text:p>
          </table:table-cell>
          <table:table-cell office:value-type="string">
            <text:p>$10,713 </text:p>
          </table:table-cell>
          <table:table-cell office:value-type="string">
            <text:p>$31,651 </text:p>
          </table:table-cell>
          <table:table-cell office:value-type="string">
            <text:p>$164,239 </text:p>
          </table:table-cell>
          <table:table-cell office:value-type="string">
            <text:p>2,599 </text:p>
          </table:table-cell>
          <table:table-cell office:value-type="string">
            <text:p>$747 </text:p>
          </table:table-cell>
          <table:table-cell office:value-type="string">
            <text:p>$462 </text:p>
          </table:table-cell>
          <table:table-cell office:value-type="string">
            <text:p>$443 </text:p>
          </table:table-cell>
          <table:table-cell office:value-type="string">
            <text:p>$482 </text:p>
          </table:table-cell>
          <table:table-cell office:value-type="string">
            <text:p>$34,309 </text:p>
          </table:table-cell>
          <table:table-cell office:value-type="string">
            <text:p>$120,124 </text:p>
          </table:table-cell>
          <table:table-cell office:value-type="string">
            <text:p>3,242 </text:p>
          </table:table-cell>
          <table:table-cell office:value-type="string">
            <text:p>$61,468 </text:p>
          </table:table-cell>
          <table:table-cell office:value-type="string">
            <text:p>2,223 </text:p>
          </table:table-cell>
          <table:table-cell office:value-type="string">
            <text:p>$61,468 </text:p>
          </table:table-cell>
          <table:table-cell office:value-type="string">
            <text:p>8,404 </text:p>
          </table:table-cell>
          <table:table-cell office:value-type="string">
            <text:p>$36,489 </text:p>
          </table:table-cell>
          <table:table-cell office:value-type="string">
            <text:p>4,734 </text:p>
          </table:table-cell>
          <table:table-cell office:value-type="string">
            <text:p>$38,519 </text:p>
          </table:table-cell>
          <table:table-cell office:value-type="string">
            <text:p>287 </text:p>
          </table:table-cell>
          <table:table-cell office:value-type="string">
            <text:p>1,008,619 </text:p>
          </table:table-cell>
          <table:table-cell office:value-type="string">
            <text:p>1,013,462 </text:p>
          </table:table-cell>
          <table:table-cell office:value-type="string">
            <text:p>868 </text:p>
          </table:table-cell>
          <table:table-cell office:value-type="string">
            <text:p>4.02</text:p>
          </table:table-cell>
          <table:table-cell office:value-type="string">
            <text:p>777 </text:p>
          </table:table-cell>
          <table:table-cell office:value-type="string">
            <text:p>150 </text:p>
          </table:table-cell>
          <table:table-cell office:value-type="string">
            <text:p>9.64 </text:p>
          </table:table-cell>
          <table:table-cell office:value-type="string">
            <text:p>9.6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2006</text:p>
          </table:table-cell>
          <table:table-cell office:value-type="string">
            <text:p>9.82 </text:p>
          </table:table-cell>
          <table:table-cell office:value-type="string">
            <text:p>10.66 </text:p>
          </table:table-cell>
          <table:table-cell office:value-type="string">
            <text:p>$11.85 </text:p>
          </table:table-cell>
          <table:table-cell office:value-type="string">
            <text:p>12.83 </text:p>
          </table:table-cell>
          <table:table-cell office:value-type="string">
            <text:p>11.82 </text:p>
          </table:table-cell>
          <table:table-cell office:value-type="string">
            <text:p>9.31 </text:p>
          </table:table-cell>
          <table:table-cell office:value-type="string">
            <text:p>10.11 </text:p>
          </table:table-cell>
          <table:table-cell office:value-type="string">
            <text:p>$7.82 </text:p>
          </table:table-cell>
          <table:table-cell office:value-type="string">
            <text:p>$7.82 </text:p>
          </table:table-cell>
          <table:table-cell office:value-type="string">
            <text:p>263,036 </text:p>
          </table:table-cell>
          <table:table-cell office:value-type="string">
            <text:p>2,895 </text:p>
          </table:table-cell>
          <table:table-cell office:value-type="string">
            <text:p>$459 </text:p>
          </table:table-cell>
          <table:table-cell office:value-type="string">
            <text:p>$1,015 </text:p>
          </table:table-cell>
          <table:table-cell office:value-type="string">
            <text:p>$878 </text:p>
          </table:table-cell>
          <table:table-cell office:value-type="string">
            <text:p>$0.48 </text:p>
          </table:table-cell>
          <table:table-cell office:value-type="string">
            <text:p>$0.62 </text:p>
          </table:table-cell>
          <table:table-cell office:value-type="string">
            <text:p>$11.29 </text:p>
          </table:table-cell>
          <table:table-cell office:value-type="string">
            <text:p>$8,393 </text:p>
          </table:table-cell>
          <table:table-cell office:value-type="string">
            <text:p>$5,964 </text:p>
          </table:table-cell>
          <table:table-cell office:value-type="string">
            <text:p>10.00 </text:p>
          </table:table-cell>
          <table:table-cell office:value-type="string">
            <text:p>7.10 </text:p>
          </table:table-cell>
          <table:table-cell office:value-type="string">
            <text:p>10.85 </text:p>
          </table:table-cell>
          <table:table-cell office:value-type="string">
            <text:p>7.71 </text:p>
          </table:table-cell>
          <table:table-cell office:value-type="string">
            <text:p>$3,744 </text:p>
          </table:table-cell>
          <table:table-cell office:value-type="string">
            <text:p>4.46 </text:p>
          </table:table-cell>
          <table:table-cell office:value-type="string">
            <text:p>4.84 </text:p>
          </table:table-cell>
          <table:table-cell office:value-type="string">
            <text:p>$2.22 </text:p>
          </table:table-cell>
          <table:table-cell office:value-type="string">
            <text:p>2.64 </text:p>
          </table:table-cell>
          <table:table-cell office:value-type="string">
            <text:p>2.87 </text:p>
          </table:table-cell>
          <table:table-cell office:value-type="string">
            <text:p>$2.01 </text:p>
          </table:table-cell>
          <table:table-cell office:value-type="string">
            <text:p>1,210 </text:p>
          </table:table-cell>
          <table:table-cell office:value-type="string">
            <text:p>$2,429 </text:p>
          </table:table-cell>
          <table:table-cell office:value-type="string">
            <text:p>$42.1 </text:p>
          </table:table-cell>
          <table:table-cell office:value-type="string">
            <text:p>$0.031 </text:p>
          </table:table-cell>
          <table:table-cell office:value-type="string">
            <text:p>$48,794 </text:p>
          </table:table-cell>
          <table:table-cell office:value-type="string">
            <text:p>0</text:p>
          </table:table-cell>
          <table:table-cell office:value-type="string">
            <text:p>2.24 </text:p>
          </table:table-cell>
          <table:table-cell office:value-type="float" office:value="35">
            <text:p>35</text:p>
          </table:table-cell>
          <table:table-cell office:value-type="string">
            <text:p>46.3 </text:p>
          </table:table-cell>
          <table:table-cell office:value-type="string">
            <text:p>113.6 </text:p>
          </table:table-cell>
          <table:table-cell office:value-type="string">
            <text:p>113.6 </text:p>
          </table:table-cell>
          <table:table-cell office:value-type="string">
            <text:p>0.52316174296212</text:p>
          </table:table-cell>
          <table:table-cell office:value-type="string">
            <text:p>30.5 </text:p>
          </table:table-cell>
          <table:table-cell office:value-type="string">
            <text:p>43.9 </text:p>
          </table:table-cell>
          <table:table-cell office:value-type="string">
            <text:p>29,527 </text:p>
          </table:table-cell>
          <table:table-cell office:value-type="string">
            <text:p>34,462 </text:p>
          </table:table-cell>
          <table:table-cell office:value-type="string">
            <text:p>34,462 </text:p>
          </table:table-cell>
          <table:table-cell office:value-type="string">
            <text:p>$3,884 </text:p>
          </table:table-cell>
          <table:table-cell office:value-type="string">
            <text:p>$8,224 </text:p>
          </table:table-cell>
          <table:table-cell office:value-type="string">
            <text:p>$32,983 </text:p>
          </table:table-cell>
          <table:table-cell office:value-type="string">
            <text:p>$131,302 </text:p>
          </table:table-cell>
          <table:table-cell office:value-type="string">
            <text:p>4,935 </text:p>
          </table:table-cell>
          <table:table-cell office:value-type="string">
            <text:p>$595 </text:p>
          </table:table-cell>
          <table:table-cell office:value-type="string">
            <text:p>$479 </text:p>
          </table:table-cell>
          <table:table-cell office:value-type="string">
            <text:p>$527 </text:p>
          </table:table-cell>
          <table:table-cell office:value-type="string">
            <text:p>$496 </text:p>
          </table:table-cell>
          <table:table-cell office:value-type="string">
            <text:p>$34,190 </text:p>
          </table:table-cell>
          <table:table-cell office:value-type="string">
            <text:p>$91,419 </text:p>
          </table:table-cell>
          <table:table-cell office:value-type="string">
            <text:p>6,536 </text:p>
          </table:table-cell>
          <table:table-cell office:value-type="string">
            <text:p>$72,994 </text:p>
          </table:table-cell>
          <table:table-cell office:value-type="string">
            <text:p>3,613 </text:p>
          </table:table-cell>
          <table:table-cell office:value-type="string">
            <text:p>$72,994 </text:p>
          </table:table-cell>
          <table:table-cell office:value-type="string">
            <text:p>11,422 </text:p>
          </table:table-cell>
          <table:table-cell office:value-type="string">
            <text:p>$28,968 </text:p>
          </table:table-cell>
          <table:table-cell office:value-type="string">
            <text:p>7,956 </text:p>
          </table:table-cell>
          <table:table-cell office:value-type="string">
            <text:p>$32,241 </text:p>
          </table:table-cell>
          <table:table-cell office:value-type="string">
            <text:p>375 </text:p>
          </table:table-cell>
          <table:table-cell office:value-type="string">
            <text:p>1,371,858 </text:p>
          </table:table-cell>
          <table:table-cell office:value-type="string">
            <text:p>1,369,502 </text:p>
          </table:table-cell>
          <table:table-cell office:value-type="string">
            <text:p>882 </text:p>
          </table:table-cell>
          <table:table-cell office:value-type="string">
            <text:p>4.00</text:p>
          </table:table-cell>
          <table:table-cell office:value-type="string">
            <text:p>920 </text:p>
          </table:table-cell>
          <table:table-cell office:value-type="string">
            <text:p>153 </text:p>
          </table:table-cell>
          <table:table-cell office:value-type="string">
            <text:p>10.03 </text:p>
          </table:table-cell>
          <table:table-cell office:value-type="string">
            <text:p>10.0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2007</text:p>
          </table:table-cell>
          <table:table-cell office:value-type="string">
            <text:p>10.14 </text:p>
          </table:table-cell>
          <table:table-cell office:value-type="string">
            <text:p>11.02 </text:p>
          </table:table-cell>
          <table:table-cell office:value-type="string">
            <text:p>$12.05 </text:p>
          </table:table-cell>
          <table:table-cell office:value-type="string">
            <text:p>12.95 </text:p>
          </table:table-cell>
          <table:table-cell office:value-type="string">
            <text:p>11.92 </text:p>
          </table:table-cell>
          <table:table-cell office:value-type="string">
            <text:p>9.63 </text:p>
          </table:table-cell>
          <table:table-cell office:value-type="string">
            <text:p>10.46 </text:p>
          </table:table-cell>
          <table:table-cell office:value-type="string">
            <text:p>$7.94 </text:p>
          </table:table-cell>
          <table:table-cell office:value-type="string">
            <text:p>$7.94 </text:p>
          </table:table-cell>
          <table:table-cell office:value-type="string">
            <text:p>276,252 </text:p>
          </table:table-cell>
          <table:table-cell office:value-type="string">
            <text:p>3,028 </text:p>
          </table:table-cell>
          <table:table-cell office:value-type="string">
            <text:p>$557 </text:p>
          </table:table-cell>
          <table:table-cell office:value-type="string">
            <text:p>$730 </text:p>
          </table:table-cell>
          <table:table-cell office:value-type="string">
            <text:p>$955 </text:p>
          </table:table-cell>
          <table:table-cell office:value-type="string">
            <text:p>$0.45 </text:p>
          </table:table-cell>
          <table:table-cell office:value-type="string">
            <text:p>$0.59 </text:p>
          </table:table-cell>
          <table:table-cell office:value-type="string">
            <text:p>$11.53 </text:p>
          </table:table-cell>
          <table:table-cell office:value-type="string">
            <text:p>$8,503 </text:p>
          </table:table-cell>
          <table:table-cell office:value-type="string">
            <text:p>$5,957 </text:p>
          </table:table-cell>
          <table:table-cell office:value-type="string">
            <text:p>10.32 </text:p>
          </table:table-cell>
          <table:table-cell office:value-type="string">
            <text:p>7.23 </text:p>
          </table:table-cell>
          <table:table-cell office:value-type="string">
            <text:p>11.21 </text:p>
          </table:table-cell>
          <table:table-cell office:value-type="string">
            <text:p>7.86 </text:p>
          </table:table-cell>
          <table:table-cell office:value-type="string">
            <text:p>$3,525 </text:p>
          </table:table-cell>
          <table:table-cell office:value-type="string">
            <text:p>4.28 </text:p>
          </table:table-cell>
          <table:table-cell office:value-type="string">
            <text:p>4.65 </text:p>
          </table:table-cell>
          <table:table-cell office:value-type="string">
            <text:p>$2.43 </text:p>
          </table:table-cell>
          <table:table-cell office:value-type="string">
            <text:p>2.95 </text:p>
          </table:table-cell>
          <table:table-cell office:value-type="string">
            <text:p>3.21 </text:p>
          </table:table-cell>
          <table:table-cell office:value-type="string">
            <text:p>$2.13 </text:p>
          </table:table-cell>
          <table:table-cell office:value-type="string">
            <text:p>1,195 </text:p>
          </table:table-cell>
          <table:table-cell office:value-type="string">
            <text:p>$2,546 </text:p>
          </table:table-cell>
          <table:table-cell office:value-type="string">
            <text:p>$44.0 </text:p>
          </table:table-cell>
          <table:table-cell office:value-type="string">
            <text:p>$0.034 </text:p>
          </table:table-cell>
          <table:table-cell office:value-type="string">
            <text:p>$50,287 </text:p>
          </table:table-cell>
          <table:table-cell office:value-type="string">
            <text:p>0.29943719362103</text:p>
          </table:table-cell>
          <table:table-cell office:value-type="string">
            <text:p>2.21 </text:p>
          </table:table-cell>
          <table:table-cell office:value-type="float" office:value="31">
            <text:p>31</text:p>
          </table:table-cell>
          <table:table-cell office:value-type="string">
            <text:p>52.0 </text:p>
          </table:table-cell>
          <table:table-cell office:value-type="string">
            <text:p>109.2 </text:p>
          </table:table-cell>
          <table:table-cell office:value-type="string">
            <text:p>109.2 </text:p>
          </table:table-cell>
          <table:table-cell office:value-type="string">
            <text:p>0.583250768855680</text:p>
          </table:table-cell>
          <table:table-cell office:value-type="string">
            <text:p>37.8 </text:p>
          </table:table-cell>
          <table:table-cell office:value-type="string">
            <text:p>47.6 </text:p>
          </table:table-cell>
          <table:table-cell office:value-type="string">
            <text:p>29,978 </text:p>
          </table:table-cell>
          <table:table-cell office:value-type="string">
            <text:p>34,256 </text:p>
          </table:table-cell>
          <table:table-cell office:value-type="string">
            <text:p>34,256 </text:p>
          </table:table-cell>
          <table:table-cell office:value-type="string">
            <text:p>$9,127 </text:p>
          </table:table-cell>
          <table:table-cell office:value-type="string">
            <text:p>$13,068 </text:p>
          </table:table-cell>
          <table:table-cell office:value-type="string">
            <text:p>$33,598 </text:p>
          </table:table-cell>
          <table:table-cell office:value-type="string">
            <text:p>$151,963 </text:p>
          </table:table-cell>
          <table:table-cell office:value-type="string">
            <text:p>4,278 </text:p>
          </table:table-cell>
          <table:table-cell office:value-type="string">
            <text:p>$712 </text:p>
          </table:table-cell>
          <table:table-cell office:value-type="string">
            <text:p>$494 </text:p>
          </table:table-cell>
          <table:table-cell office:value-type="string">
            <text:p>$551 </text:p>
          </table:table-cell>
          <table:table-cell office:value-type="string">
            <text:p>$520 </text:p>
          </table:table-cell>
          <table:table-cell office:value-type="string">
            <text:p>$40,687 </text:p>
          </table:table-cell>
          <table:table-cell office:value-type="string">
            <text:p>$103,487 </text:p>
          </table:table-cell>
          <table:table-cell office:value-type="string">
            <text:p>6,050 </text:p>
          </table:table-cell>
          <table:table-cell office:value-type="string">
            <text:p>$74,267 </text:p>
          </table:table-cell>
          <table:table-cell office:value-type="string">
            <text:p>3,074 </text:p>
          </table:table-cell>
          <table:table-cell office:value-type="string">
            <text:p>$74,267 </text:p>
          </table:table-cell>
          <table:table-cell office:value-type="string">
            <text:p>13,555 </text:p>
          </table:table-cell>
          <table:table-cell office:value-type="string">
            <text:p>$28,719 </text:p>
          </table:table-cell>
          <table:table-cell office:value-type="string">
            <text:p>7,299 </text:p>
          </table:table-cell>
          <table:table-cell office:value-type="string">
            <text:p>$37,364 </text:p>
          </table:table-cell>
          <table:table-cell office:value-type="string">
            <text:p>359 </text:p>
          </table:table-cell>
          <table:table-cell office:value-type="string">
            <text:p>1,334,681 </text:p>
          </table:table-cell>
          <table:table-cell office:value-type="string">
            <text:p>1,343,265 </text:p>
          </table:table-cell>
          <table:table-cell office:value-type="string">
            <text:p>895 </text:p>
          </table:table-cell>
          <table:table-cell office:value-type="string">
            <text:p>3.79</text:p>
          </table:table-cell>
          <table:table-cell office:value-type="string">
            <text:p>925 </text:p>
          </table:table-cell>
          <table:table-cell office:value-type="string">
            <text:p>156 </text:p>
          </table:table-cell>
          <table:table-cell office:value-type="string">
            <text:p>10.18 </text:p>
          </table:table-cell>
          <table:table-cell office:value-type="string">
            <text:p>10.2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2008</text:p>
          </table:table-cell>
          <table:table-cell office:value-type="string">
            <text:p>10.78 </text:p>
          </table:table-cell>
          <table:table-cell office:value-type="string">
            <text:p>11.64 </text:p>
          </table:table-cell>
          <table:table-cell office:value-type="string">
            <text:p>$12.46 </text:p>
          </table:table-cell>
          <table:table-cell office:value-type="string">
            <text:p>13.16 </text:p>
          </table:table-cell>
          <table:table-cell office:value-type="string">
            <text:p>12.19 </text:p>
          </table:table-cell>
          <table:table-cell office:value-type="string">
            <text:p>9.96 </text:p>
          </table:table-cell>
          <table:table-cell office:value-type="string">
            <text:p>10.75 </text:p>
          </table:table-cell>
          <table:table-cell office:value-type="string">
            <text:p>$7.97 </text:p>
          </table:table-cell>
          <table:table-cell office:value-type="string">
            <text:p>$7.97 </text:p>
          </table:table-cell>
          <table:table-cell office:value-type="string">
            <text:p>503,703 </text:p>
          </table:table-cell>
          <table:table-cell office:value-type="string">
            <text:p>3,388 </text:p>
          </table:table-cell>
          <table:table-cell office:value-type="string">
            <text:p>$717 </text:p>
          </table:table-cell>
          <table:table-cell office:value-type="string">
            <text:p>$1,596 </text:p>
          </table:table-cell>
          <table:table-cell office:value-type="string">
            <text:p>$1,125 </text:p>
          </table:table-cell>
          <table:table-cell office:value-type="string">
            <text:p>$0.39 </text:p>
          </table:table-cell>
          <table:table-cell office:value-type="string">
            <text:p>$0.53 </text:p>
          </table:table-cell>
          <table:table-cell office:value-type="string">
            <text:p>$14.23 </text:p>
          </table:table-cell>
          <table:table-cell office:value-type="string">
            <text:p>$10,845 </text:p>
          </table:table-cell>
          <table:table-cell office:value-type="string">
            <text:p>$7,327 </text:p>
          </table:table-cell>
          <table:table-cell office:value-type="string">
            <text:p>13.54 </text:p>
          </table:table-cell>
          <table:table-cell office:value-type="string">
            <text:p>9.15 </text:p>
          </table:table-cell>
          <table:table-cell office:value-type="string">
            <text:p>14.63 </text:p>
          </table:table-cell>
          <table:table-cell office:value-type="string">
            <text:p>9.88 </text:p>
          </table:table-cell>
          <table:table-cell office:value-type="string">
            <text:p>$4,951 </text:p>
          </table:table-cell>
          <table:table-cell office:value-type="string">
            <text:p>6.18 </text:p>
          </table:table-cell>
          <table:table-cell office:value-type="string">
            <text:p>6.68 </text:p>
          </table:table-cell>
          <table:table-cell office:value-type="string">
            <text:p>$2.38 </text:p>
          </table:table-cell>
          <table:table-cell office:value-type="string">
            <text:p>2.97 </text:p>
          </table:table-cell>
          <table:table-cell office:value-type="string">
            <text:p>3.20 </text:p>
          </table:table-cell>
          <table:table-cell office:value-type="string">
            <text:p>$3.08 </text:p>
          </table:table-cell>
          <table:table-cell office:value-type="string">
            <text:p>1,142 </text:p>
          </table:table-cell>
          <table:table-cell office:value-type="string">
            <text:p>$3,518 </text:p>
          </table:table-cell>
          <table:table-cell office:value-type="string">
            <text:p>$64.2 </text:p>
          </table:table-cell>
          <table:table-cell office:value-type="string">
            <text:p>$0.047 </text:p>
          </table:table-cell>
          <table:table-cell office:value-type="string">
            <text:p>$53,811 </text:p>
          </table:table-cell>
          <table:table-cell office:value-type="string">
            <text:p>0.32438624251174</text:p>
          </table:table-cell>
          <table:table-cell office:value-type="string">
            <text:p>2.27 </text:p>
          </table:table-cell>
          <table:table-cell office:value-type="float" office:value="31">
            <text:p>31</text:p>
          </table:table-cell>
          <table:table-cell office:value-type="string">
            <text:p>50.8 </text:p>
          </table:table-cell>
          <table:table-cell office:value-type="string">
            <text:p>101.0 </text:p>
          </table:table-cell>
          <table:table-cell office:value-type="string">
            <text:p>101.0 </text:p>
          </table:table-cell>
          <table:table-cell office:value-type="string">
            <text:p>0.63747926237017</text:p>
          </table:table-cell>
          <table:table-cell office:value-type="string">
            <text:p>34.3 </text:p>
          </table:table-cell>
          <table:table-cell office:value-type="string">
            <text:p>47.5 </text:p>
          </table:table-cell>
          <table:table-cell office:value-type="string">
            <text:p>28,449 </text:p>
          </table:table-cell>
          <table:table-cell office:value-type="string">
            <text:p>32,683 </text:p>
          </table:table-cell>
          <table:table-cell office:value-type="string">
            <text:p>32,683 </text:p>
          </table:table-cell>
          <table:table-cell office:value-type="string">
            <text:p>$6,018 </text:p>
          </table:table-cell>
          <table:table-cell office:value-type="string">
            <text:p>$10,448 </text:p>
          </table:table-cell>
          <table:table-cell office:value-type="string">
            <text:p>$34,965 </text:p>
          </table:table-cell>
          <table:table-cell office:value-type="string">
            <text:p>$162,636 </text:p>
          </table:table-cell>
          <table:table-cell office:value-type="string">
            <text:p>4,234 </text:p>
          </table:table-cell>
          <table:table-cell office:value-type="string">
            <text:p>$820 </text:p>
          </table:table-cell>
          <table:table-cell office:value-type="string">
            <text:p>$534 </text:p>
          </table:table-cell>
          <table:table-cell office:value-type="string">
            <text:p>$611 </text:p>
          </table:table-cell>
          <table:table-cell office:value-type="string">
            <text:p>$569 </text:p>
          </table:table-cell>
          <table:table-cell office:value-type="string">
            <text:p>$40,216 </text:p>
          </table:table-cell>
          <table:table-cell office:value-type="string">
            <text:p>$113,851 </text:p>
          </table:table-cell>
          <table:table-cell office:value-type="string">
            <text:p>5,599 </text:p>
          </table:table-cell>
          <table:table-cell office:value-type="string">
            <text:p>$69,701 </text:p>
          </table:table-cell>
          <table:table-cell office:value-type="string">
            <text:p>3,421 </text:p>
          </table:table-cell>
          <table:table-cell office:value-type="string">
            <text:p>$69,701 </text:p>
          </table:table-cell>
          <table:table-cell office:value-type="string">
            <text:p>12,331 </text:p>
          </table:table-cell>
          <table:table-cell office:value-type="string">
            <text:p>$32,463 </text:p>
          </table:table-cell>
          <table:table-cell office:value-type="string">
            <text:p>7,099 </text:p>
          </table:table-cell>
          <table:table-cell office:value-type="string">
            <text:p>$39,716 </text:p>
          </table:table-cell>
          <table:table-cell office:value-type="string">
            <text:p>359 </text:p>
          </table:table-cell>
          <table:table-cell office:value-type="string">
            <text:p>1,291,450 </text:p>
          </table:table-cell>
          <table:table-cell office:value-type="string">
            <text:p>1,250,037 </text:p>
          </table:table-cell>
          <table:table-cell office:value-type="string">
            <text:p>884 </text:p>
          </table:table-cell>
          <table:table-cell office:value-type="string">
            <text:p>3.59</text:p>
          </table:table-cell>
          <table:table-cell office:value-type="string">
            <text:p>955 </text:p>
          </table:table-cell>
          <table:table-cell office:value-type="string">
            <text:p>157 </text:p>
          </table:table-cell>
          <table:table-cell office:value-type="string">
            <text:p>9.86 </text:p>
          </table:table-cell>
          <table:table-cell office:value-type="string">
            <text:p>9.5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2009</text:p>
          </table:table-cell>
          <table:table-cell office:value-type="string">
            <text:p>9.96 </text:p>
          </table:table-cell>
          <table:table-cell office:value-type="string">
            <text:p>10.72 </text:p>
          </table:table-cell>
          <table:table-cell office:value-type="string">
            <text:p>$10.78 </text:p>
          </table:table-cell>
          <table:table-cell office:value-type="string">
            <text:p>11.32 </text:p>
          </table:table-cell>
          <table:table-cell office:value-type="string">
            <text:p>10.53 </text:p>
          </table:table-cell>
          <table:table-cell office:value-type="string">
            <text:p>8.61 </text:p>
          </table:table-cell>
          <table:table-cell office:value-type="string">
            <text:p>9.27 </text:p>
          </table:table-cell>
          <table:table-cell office:value-type="string">
            <text:p>$6.56 </text:p>
          </table:table-cell>
          <table:table-cell office:value-type="string">
            <text:p>$6.56 </text:p>
          </table:table-cell>
          <table:table-cell office:value-type="string">
            <text:p>912,115 </text:p>
          </table:table-cell>
          <table:table-cell office:value-type="string">
            <text:p>2,841 </text:p>
          </table:table-cell>
          <table:table-cell office:value-type="string">
            <text:p>$635 </text:p>
          </table:table-cell>
          <table:table-cell office:value-type="string">
            <text:p>$926 </text:p>
          </table:table-cell>
          <table:table-cell office:value-type="string">
            <text:p>$1,051 </text:p>
          </table:table-cell>
          <table:table-cell office:value-type="string">
            <text:p>$0.40 </text:p>
          </table:table-cell>
          <table:table-cell office:value-type="string">
            <text:p>$0.56 </text:p>
          </table:table-cell>
          <table:table-cell office:value-type="string">
            <text:p>$10.66 </text:p>
          </table:table-cell>
          <table:table-cell office:value-type="string">
            <text:p>$7,819 </text:p>
          </table:table-cell>
          <table:table-cell office:value-type="string">
            <text:p>$6,034 </text:p>
          </table:table-cell>
          <table:table-cell office:value-type="string">
            <text:p>10.28 </text:p>
          </table:table-cell>
          <table:table-cell office:value-type="string">
            <text:p>7.93 </text:p>
          </table:table-cell>
          <table:table-cell office:value-type="string">
            <text:p>11.06 </text:p>
          </table:table-cell>
          <table:table-cell office:value-type="string">
            <text:p>8.53 </text:p>
          </table:table-cell>
          <table:table-cell office:value-type="string">
            <text:p>$3,737 </text:p>
          </table:table-cell>
          <table:table-cell office:value-type="string">
            <text:p>4.91 </text:p>
          </table:table-cell>
          <table:table-cell office:value-type="string">
            <text:p>5.28 </text:p>
          </table:table-cell>
          <table:table-cell office:value-type="string">
            <text:p>$2.30 </text:p>
          </table:table-cell>
          <table:table-cell office:value-type="string">
            <text:p>3.02 </text:p>
          </table:table-cell>
          <table:table-cell office:value-type="string">
            <text:p>3.25 </text:p>
          </table:table-cell>
          <table:table-cell office:value-type="string">
            <text:p>$1.67 </text:p>
          </table:table-cell>
          <table:table-cell office:value-type="string">
            <text:p>1,069 </text:p>
          </table:table-cell>
          <table:table-cell office:value-type="string">
            <text:p>$1,785 </text:p>
          </table:table-cell>
          <table:table-cell office:value-type="string">
            <text:p>$35.0 </text:p>
          </table:table-cell>
          <table:table-cell office:value-type="string">
            <text:p>$0.025 </text:p>
          </table:table-cell>
          <table:table-cell office:value-type="string">
            <text:p>$55,534 </text:p>
          </table:table-cell>
          <table:table-cell office:value-type="string">
            <text:p>0.22831950056232</text:p>
          </table:table-cell>
          <table:table-cell office:value-type="string">
            <text:p>2.26 </text:p>
          </table:table-cell>
          <table:table-cell office:value-type="float" office:value="31">
            <text:p>31</text:p>
          </table:table-cell>
          <table:table-cell office:value-type="string">
            <text:p>49.8 </text:p>
          </table:table-cell>
          <table:table-cell office:value-type="string">
            <text:p>102.6 </text:p>
          </table:table-cell>
          <table:table-cell office:value-type="string">
            <text:p>102.6 </text:p>
          </table:table-cell>
          <table:table-cell office:value-type="string">
            <text:p>1</text:p>
          </table:table-cell>
          <table:table-cell office:value-type="string">
            <text:p>31.7 </text:p>
          </table:table-cell>
          <table:table-cell office:value-type="string">
            <text:p>46.8 </text:p>
          </table:table-cell>
          <table:table-cell office:value-type="string">
            <text:p>27,267 </text:p>
          </table:table-cell>
          <table:table-cell office:value-type="string">
            <text:p>31,340 </text:p>
          </table:table-cell>
          <table:table-cell office:value-type="string">
            <text:p>31,340 </text:p>
          </table:table-cell>
          <table:table-cell office:value-type="string">
            <text:p>$5,040 </text:p>
          </table:table-cell>
          <table:table-cell office:value-type="string">
            <text:p>$9,503 </text:p>
          </table:table-cell>
          <table:table-cell office:value-type="string">
            <text:p>$36,954 </text:p>
          </table:table-cell>
          <table:table-cell office:value-type="string">
            <text:p>$159,089 </text:p>
          </table:table-cell>
          <table:table-cell office:value-type="string">
            <text:p>4,073 </text:p>
          </table:table-cell>
          <table:table-cell office:value-type="string">
            <text:p>$923 </text:p>
          </table:table-cell>
          <table:table-cell office:value-type="string">
            <text:p>$543 </text:p>
          </table:table-cell>
          <table:table-cell office:value-type="string">
            <text:p>$521 </text:p>
          </table:table-cell>
          <table:table-cell office:value-type="string">
            <text:p>$567 </text:p>
          </table:table-cell>
          <table:table-cell office:value-type="string">
            <text:p>$39,381 </text:p>
          </table:table-cell>
          <table:table-cell office:value-type="string">
            <text:p>$111,329 </text:p>
          </table:table-cell>
          <table:table-cell office:value-type="string">
            <text:p>5,613 </text:p>
          </table:table-cell>
          <table:table-cell office:value-type="string">
            <text:p>$70,430 </text:p>
          </table:table-cell>
          <table:table-cell office:value-type="string">
            <text:p>3,644 </text:p>
          </table:table-cell>
          <table:table-cell office:value-type="string">
            <text:p>$70,430 </text:p>
          </table:table-cell>
          <table:table-cell office:value-type="string">
            <text:p>11,173 </text:p>
          </table:table-cell>
          <table:table-cell office:value-type="string">
            <text:p>$35,274 </text:p>
          </table:table-cell>
          <table:table-cell office:value-type="string">
            <text:p>6,837 </text:p>
          </table:table-cell>
          <table:table-cell office:value-type="string">
            <text:p>$40,858 </text:p>
          </table:table-cell>
          <table:table-cell office:value-type="string">
            <text:p>352 </text:p>
          </table:table-cell>
          <table:table-cell office:value-type="string">
            <text:p>1,216,730 </text:p>
          </table:table-cell>
          <table:table-cell office:value-type="string">
            <text:p>1,027,197 </text:p>
          </table:table-cell>
          <table:table-cell office:value-type="string">
            <text:p>879 </text:p>
          </table:table-cell>
          <table:table-cell office:value-type="string">
            <text:p>3.60</text:p>
          </table:table-cell>
          <table:table-cell office:value-type="string">
            <text:p>972 </text:p>
          </table:table-cell>
          <table:table-cell office:value-type="string">
            <text:p>158 </text:p>
          </table:table-cell>
          <table:table-cell office:value-type="string">
            <text:p>9.47 </text:p>
          </table:table-cell>
          <table:table-cell office:value-type="string">
            <text:p>7.9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2010</text:p>
          </table:table-cell>
          <table:table-cell office:value-type="string">
            <text:p>11.10 </text:p>
          </table:table-cell>
          <table:table-cell office:value-type="string">
            <text:p>12.03 </text:p>
          </table:table-cell>
          <table:table-cell office:value-type="string">
            <text:p>$12.20 </text:p>
          </table:table-cell>
          <table:table-cell office:value-type="string">
            <text:p>12.68 </text:p>
          </table:table-cell>
          <table:table-cell office:value-type="string">
            <text:p>11.70 </text:p>
          </table:table-cell>
          <table:table-cell office:value-type="string">
            <text:p>9.64 </text:p>
          </table:table-cell>
          <table:table-cell office:value-type="string">
            <text:p>10.44 </text:p>
          </table:table-cell>
          <table:table-cell office:value-type="string">
            <text:p>$7.48 </text:p>
          </table:table-cell>
          <table:table-cell office:value-type="string">
            <text:p>$7.48 </text:p>
          </table:table-cell>
          <table:table-cell office:value-type="string">
            <text:p>976,865 </text:p>
          </table:table-cell>
          <table:table-cell office:value-type="string">
            <text:p>3,017 </text:p>
          </table:table-cell>
          <table:table-cell office:value-type="string">
            <text:p>$590 </text:p>
          </table:table-cell>
          <table:table-cell office:value-type="string">
            <text:p>$935 </text:p>
          </table:table-cell>
          <table:table-cell office:value-type="string">
            <text:p>$1,023 </text:p>
          </table:table-cell>
          <table:table-cell office:value-type="string">
            <text:p>$0.39 </text:p>
          </table:table-cell>
          <table:table-cell office:value-type="string">
            <text:p>$0.54 </text:p>
          </table:table-cell>
          <table:table-cell office:value-type="string">
            <text:p>$11.42 </text:p>
          </table:table-cell>
          <table:table-cell office:value-type="string">
            <text:p>$8,398 </text:p>
          </table:table-cell>
          <table:table-cell office:value-type="string">
            <text:p>$6,072 </text:p>
          </table:table-cell>
          <table:table-cell office:value-type="string">
            <text:p>10.82 </text:p>
          </table:table-cell>
          <table:table-cell office:value-type="string">
            <text:p>7.83 </text:p>
          </table:table-cell>
          <table:table-cell office:value-type="string">
            <text:p>11.73 </text:p>
          </table:table-cell>
          <table:table-cell office:value-type="string">
            <text:p>8.48 </text:p>
          </table:table-cell>
          <table:table-cell office:value-type="string">
            <text:p>$3,698 </text:p>
          </table:table-cell>
          <table:table-cell office:value-type="string">
            <text:p>4.77 </text:p>
          </table:table-cell>
          <table:table-cell office:value-type="string">
            <text:p>5.17 </text:p>
          </table:table-cell>
          <table:table-cell office:value-type="string">
            <text:p>$2.37 </text:p>
          </table:table-cell>
          <table:table-cell office:value-type="string">
            <text:p>3.06 </text:p>
          </table:table-cell>
          <table:table-cell office:value-type="string">
            <text:p>3.32 </text:p>
          </table:table-cell>
          <table:table-cell office:value-type="string">
            <text:p>$2.17 </text:p>
          </table:table-cell>
          <table:table-cell office:value-type="string">
            <text:p>1,073 </text:p>
          </table:table-cell>
          <table:table-cell office:value-type="string">
            <text:p>$2,326 </text:p>
          </table:table-cell>
          <table:table-cell office:value-type="string">
            <text:p>$44.9 </text:p>
          </table:table-cell>
          <table:table-cell office:value-type="string">
            <text:p>$0.032 </text:p>
          </table:table-cell>
          <table:table-cell office:value-type="string">
            <text:p>$55,790 </text:p>
          </table:table-cell>
          <table:table-cell office:value-type="string">
            <text:p>0.27693275708868</text:p>
          </table:table-cell>
          <table:table-cell office:value-type="string">
            <text:p>2.32 </text:p>
          </table:table-cell>
          <table:table-cell office:value-type="float" office:value="30">
            <text:p>30</text:p>
          </table:table-cell>
          <table:table-cell office:value-type="string">
            <text:p>50.1 </text:p>
          </table:table-cell>
          <table:table-cell office:value-type="string">
            <text:p>107.4 </text:p>
          </table:table-cell>
          <table:table-cell office:value-type="string">
            <text:p>107.4 </text:p>
          </table:table-cell>
          <table:table-cell office:value-type="string">
            <text:p>0.57644167845319</text:p>
          </table:table-cell>
          <table:table-cell office:value-type="string">
            <text:p>31.3 </text:p>
          </table:table-cell>
          <table:table-cell office:value-type="string">
            <text:p>46.0 </text:p>
          </table:table-cell>
          <table:table-cell office:value-type="string">
            <text:p>26,909 </text:p>
          </table:table-cell>
          <table:table-cell office:value-type="string">
            <text:p>30,876 </text:p>
          </table:table-cell>
          <table:table-cell office:value-type="string">
            <text:p>30,876 </text:p>
          </table:table-cell>
          <table:table-cell office:value-type="string">
            <text:p>$8,555 </text:p>
          </table:table-cell>
          <table:table-cell office:value-type="string">
            <text:p>$12,462 </text:p>
          </table:table-cell>
          <table:table-cell office:value-type="string">
            <text:p>$37,276 </text:p>
          </table:table-cell>
          <table:table-cell office:value-type="string">
            <text:p>$157,464 </text:p>
          </table:table-cell>
          <table:table-cell office:value-type="string">
            <text:p>3,967 </text:p>
          </table:table-cell>
          <table:table-cell office:value-type="string">
            <text:p>$894 </text:p>
          </table:table-cell>
          <table:table-cell office:value-type="string">
            <text:p>$539 </text:p>
          </table:table-cell>
          <table:table-cell office:value-type="string">
            <text:p>$485 </text:p>
          </table:table-cell>
          <table:table-cell office:value-type="string">
            <text:p>$559 </text:p>
          </table:table-cell>
          <table:table-cell office:value-type="string">
            <text:p>$38,970 </text:p>
          </table:table-cell>
          <table:table-cell office:value-type="string">
            <text:p>$110,199 </text:p>
          </table:table-cell>
          <table:table-cell office:value-type="string">
            <text:p>5,661 </text:p>
          </table:table-cell>
          <table:table-cell office:value-type="string">
            <text:p>$68,909 </text:p>
          </table:table-cell>
          <table:table-cell office:value-type="string">
            <text:p>3,528 </text:p>
          </table:table-cell>
          <table:table-cell office:value-type="string">
            <text:p>$68,909 </text:p>
          </table:table-cell>
          <table:table-cell office:value-type="string">
            <text:p>10,738 </text:p>
          </table:table-cell>
          <table:table-cell office:value-type="string">
            <text:p>$35,908 </text:p>
          </table:table-cell>
          <table:table-cell office:value-type="string">
            <text:p>6,982 </text:p>
          </table:table-cell>
          <table:table-cell office:value-type="string">
            <text:p>$40,442 </text:p>
          </table:table-cell>
          <table:table-cell office:value-type="string">
            <text:p>343 </text:p>
          </table:table-cell>
          <table:table-cell office:value-type="string">
            <text:p>1,192,005 </text:p>
          </table:table-cell>
          <table:table-cell office:value-type="string">
            <text:p>1,005,414 </text:p>
          </table:table-cell>
          <table:table-cell office:value-type="string">
            <text:p>900 </text:p>
          </table:table-cell>
          <table:table-cell office:value-type="string">
            <text:p>3.65</text:p>
          </table:table-cell>
          <table:table-cell office:value-type="string">
            <text:p>981 </text:p>
          </table:table-cell>
          <table:table-cell office:value-type="string">
            <text:p>162 </text:p>
          </table:table-cell>
          <table:table-cell office:value-type="string">
            <text:p>9.52 </text:p>
          </table:table-cell>
          <table:table-cell office:value-type="string">
            <text:p>8.0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2011</text:p>
          </table:table-cell>
          <table:table-cell office:value-type="string">
            <text:p>12.07 </text:p>
          </table:table-cell>
          <table:table-cell office:value-type="string">
            <text:p>13.10 </text:p>
          </table:table-cell>
          <table:table-cell office:value-type="string">
            <text:p>$13.34 </text:p>
          </table:table-cell>
          <table:table-cell office:value-type="string">
            <text:p>13.76 </text:p>
          </table:table-cell>
          <table:table-cell office:value-type="string">
            <text:p>12.67 </text:p>
          </table:table-cell>
          <table:table-cell office:value-type="string">
            <text:p>10.61 </text:p>
          </table:table-cell>
          <table:table-cell office:value-type="string">
            <text:p>11.52 </text:p>
          </table:table-cell>
          <table:table-cell office:value-type="string">
            <text:p>$8.36 </text:p>
          </table:table-cell>
          <table:table-cell office:value-type="string">
            <text:p>$8.36 </text:p>
          </table:table-cell>
          <table:table-cell office:value-type="string">
            <text:p>967,332 </text:p>
          </table:table-cell>
          <table:table-cell office:value-type="string">
            <text:p>3,390 </text:p>
          </table:table-cell>
          <table:table-cell office:value-type="string">
            <text:p>$609 </text:p>
          </table:table-cell>
          <table:table-cell office:value-type="string">
            <text:p>$991 </text:p>
          </table:table-cell>
          <table:table-cell office:value-type="string">
            <text:p>$1,054 </text:p>
          </table:table-cell>
          <table:table-cell office:value-type="string">
            <text:p>$0.33 </text:p>
          </table:table-cell>
          <table:table-cell office:value-type="string">
            <text:p>$0.45 </text:p>
          </table:table-cell>
          <table:table-cell office:value-type="string">
            <text:p>$12.91 </text:p>
          </table:table-cell>
          <table:table-cell office:value-type="string">
            <text:p>$9,516 </text:p>
          </table:table-cell>
          <table:table-cell office:value-type="string">
            <text:p>$6,202 </text:p>
          </table:table-cell>
          <table:table-cell office:value-type="string">
            <text:p>12.07 </text:p>
          </table:table-cell>
          <table:table-cell office:value-type="string">
            <text:p>7.87 </text:p>
          </table:table-cell>
          <table:table-cell office:value-type="string">
            <text:p>13.11 </text:p>
          </table:table-cell>
          <table:table-cell office:value-type="string">
            <text:p>8.54 </text:p>
          </table:table-cell>
          <table:table-cell office:value-type="string">
            <text:p>$3,794 </text:p>
          </table:table-cell>
          <table:table-cell office:value-type="string">
            <text:p>4.81 </text:p>
          </table:table-cell>
          <table:table-cell office:value-type="string">
            <text:p>5.23 </text:p>
          </table:table-cell>
          <table:table-cell office:value-type="string">
            <text:p>$2.41 </text:p>
          </table:table-cell>
          <table:table-cell office:value-type="string">
            <text:p>3.06 </text:p>
          </table:table-cell>
          <table:table-cell office:value-type="string">
            <text:p>3.32 </text:p>
          </table:table-cell>
          <table:table-cell office:value-type="string">
            <text:p>$3.03 </text:p>
          </table:table-cell>
          <table:table-cell office:value-type="string">
            <text:p>1,095 </text:p>
          </table:table-cell>
          <table:table-cell office:value-type="string">
            <text:p>$3,314 </text:p>
          </table:table-cell>
          <table:table-cell office:value-type="string">
            <text:p>$62.6 </text:p>
          </table:table-cell>
          <table:table-cell office:value-type="string">
            <text:p>$0.046 </text:p>
          </table:table-cell>
          <table:table-cell office:value-type="string">
            <text:p>$53,639 </text:p>
          </table:table-cell>
          <table:table-cell office:value-type="string">
            <text:p>0.34828378284520</text:p>
          </table:table-cell>
          <table:table-cell office:value-type="string">
            <text:p>2.30 </text:p>
          </table:table-cell>
          <table:table-cell office:value-type="float" office:value="30">
            <text:p>30</text:p>
          </table:table-cell>
          <table:table-cell office:value-type="string">
            <text:p>50.4 </text:p>
          </table:table-cell>
          <table:table-cell office:value-type="string">
            <text:p>108.3 </text:p>
          </table:table-cell>
          <table:table-cell office:value-type="string">
            <text:p>108.3 </text:p>
          </table:table-cell>
          <table:table-cell office:value-type="string">
            <text:p>0.578050068967390</text:p>
          </table:table-cell>
          <table:table-cell office:value-type="string">
            <text:p>31.1 </text:p>
          </table:table-cell>
          <table:table-cell office:value-type="string">
            <text:p>45.5 </text:p>
          </table:table-cell>
          <table:table-cell office:value-type="string">
            <text:p>27,548 </text:p>
          </table:table-cell>
          <table:table-cell office:value-type="string">
            <text:p>31,551 </text:p>
          </table:table-cell>
          <table:table-cell office:value-type="string">
            <text:p>31,551 </text:p>
          </table:table-cell>
          <table:table-cell office:value-type="string">
            <text:p>$10,538 </text:p>
          </table:table-cell>
          <table:table-cell office:value-type="string">
            <text:p>$14,117 </text:p>
          </table:table-cell>
          <table:table-cell office:value-type="string">
            <text:p>$35,023 </text:p>
          </table:table-cell>
          <table:table-cell office:value-type="string">
            <text:p>$156,521 </text:p>
          </table:table-cell>
          <table:table-cell office:value-type="string">
            <text:p>4,003 </text:p>
          </table:table-cell>
          <table:table-cell office:value-type="string">
            <text:p>$1,008 </text:p>
          </table:table-cell>
          <table:table-cell office:value-type="string">
            <text:p>$522 </text:p>
          </table:table-cell>
          <table:table-cell office:value-type="string">
            <text:p>$462 </text:p>
          </table:table-cell>
          <table:table-cell office:value-type="string">
            <text:p>$554 </text:p>
          </table:table-cell>
          <table:table-cell office:value-type="string">
            <text:p>$38,742 </text:p>
          </table:table-cell>
          <table:table-cell office:value-type="string">
            <text:p>$109,535 </text:p>
          </table:table-cell>
          <table:table-cell office:value-type="string">
            <text:p>6,275 </text:p>
          </table:table-cell>
          <table:table-cell office:value-type="string">
            <text:p>$52,364 </text:p>
          </table:table-cell>
          <table:table-cell office:value-type="string">
            <text:p>3,559 </text:p>
          </table:table-cell>
          <table:table-cell office:value-type="string">
            <text:p>$52,364 </text:p>
          </table:table-cell>
          <table:table-cell office:value-type="string">
            <text:p>10,530 </text:p>
          </table:table-cell>
          <table:table-cell office:value-type="string">
            <text:p>$38,129 </text:p>
          </table:table-cell>
          <table:table-cell office:value-type="string">
            <text:p>7,184 </text:p>
          </table:table-cell>
          <table:table-cell office:value-type="string">
            <text:p>$40,241 </text:p>
          </table:table-cell>
          <table:table-cell office:value-type="string">
            <text:p>339 </text:p>
          </table:table-cell>
          <table:table-cell office:value-type="string">
            <text:p>1,209,431 </text:p>
          </table:table-cell>
          <table:table-cell office:value-type="string">
            <text:p>1,018,618 </text:p>
          </table:table-cell>
          <table:table-cell office:value-type="string">
            <text:p>905 </text:p>
          </table:table-cell>
          <table:table-cell office:value-type="string">
            <text:p>3.59</text:p>
          </table:table-cell>
          <table:table-cell office:value-type="string">
            <text:p>990 </text:p>
          </table:table-cell>
          <table:table-cell office:value-type="string">
            <text:p>162 </text:p>
          </table:table-cell>
          <table:table-cell office:value-type="string">
            <text:p>9.78 </text:p>
          </table:table-cell>
          <table:table-cell office:value-type="string">
            <text:p>8.2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2012</text:p>
          </table:table-cell>
          <table:table-cell office:value-type="string">
            <text:p>12.42 </text:p>
          </table:table-cell>
          <table:table-cell office:value-type="string">
            <text:p>13.49 </text:p>
          </table:table-cell>
          <table:table-cell office:value-type="string">
            <text:p>$14.12 </text:p>
          </table:table-cell>
          <table:table-cell office:value-type="string">
            <text:p>14.16 </text:p>
          </table:table-cell>
          <table:table-cell office:value-type="string">
            <text:p>13.04 </text:p>
          </table:table-cell>
          <table:table-cell office:value-type="string">
            <text:p>10.97 </text:p>
          </table:table-cell>
          <table:table-cell office:value-type="string">
            <text:p>11.91 </text:p>
          </table:table-cell>
          <table:table-cell office:value-type="string">
            <text:p>$8.84 </text:p>
          </table:table-cell>
          <table:table-cell office:value-type="string">
            <text:p>$8.84 </text:p>
          </table:table-cell>
          <table:table-cell office:value-type="string">
            <text:p>999,325 </text:p>
          </table:table-cell>
          <table:table-cell office:value-type="string">
            <text:p>3,469 </text:p>
          </table:table-cell>
          <table:table-cell office:value-type="string">
            <text:p>$596 </text:p>
          </table:table-cell>
          <table:table-cell office:value-type="string">
            <text:p>$1,015 </text:p>
          </table:table-cell>
          <table:table-cell office:value-type="string">
            <text:p>$1,056 </text:p>
          </table:table-cell>
          <table:table-cell office:value-type="string">
            <text:p>$0.43 </text:p>
          </table:table-cell>
          <table:table-cell office:value-type="string">
            <text:p>$0.58 </text:p>
          </table:table-cell>
          <table:table-cell office:value-type="string">
            <text:p>$13.30 </text:p>
          </table:table-cell>
          <table:table-cell office:value-type="string">
            <text:p>$9,830 </text:p>
          </table:table-cell>
          <table:table-cell office:value-type="string">
            <text:p>$6,433 </text:p>
          </table:table-cell>
          <table:table-cell office:value-type="string">
            <text:p>12.20 </text:p>
          </table:table-cell>
          <table:table-cell office:value-type="string">
            <text:p>7.98 </text:p>
          </table:table-cell>
          <table:table-cell office:value-type="string">
            <text:p>13.25 </text:p>
          </table:table-cell>
          <table:table-cell office:value-type="string">
            <text:p>8.67 </text:p>
          </table:table-cell>
          <table:table-cell office:value-type="string">
            <text:p>$3,808 </text:p>
          </table:table-cell>
          <table:table-cell office:value-type="string">
            <text:p>4.72 </text:p>
          </table:table-cell>
          <table:table-cell office:value-type="string">
            <text:p>5.13 </text:p>
          </table:table-cell>
          <table:table-cell office:value-type="string">
            <text:p>$2.63 </text:p>
          </table:table-cell>
          <table:table-cell office:value-type="string">
            <text:p>3.26 </text:p>
          </table:table-cell>
          <table:table-cell office:value-type="string">
            <text:p>3.54 </text:p>
          </table:table-cell>
          <table:table-cell office:value-type="string">
            <text:p>$3.08 </text:p>
          </table:table-cell>
          <table:table-cell office:value-type="string">
            <text:p>1,102 </text:p>
          </table:table-cell>
          <table:table-cell office:value-type="string">
            <text:p>$3,397 </text:p>
          </table:table-cell>
          <table:table-cell office:value-type="string">
            <text:p>$62.6 </text:p>
          </table:table-cell>
          <table:table-cell office:value-type="string">
            <text:p>$0.046 </text:p>
          </table:table-cell>
          <table:table-cell office:value-type="string">
            <text:p>$58,338 </text:p>
          </table:table-cell>
          <table:table-cell office:value-type="string">
            <text:p>0.34560597314472</text:p>
          </table:table-cell>
          <table:table-cell office:value-type="string">
            <text:p>2.38 </text:p>
          </table:table-cell>
          <table:table-cell office:value-type="float" office:value="28">
            <text:p>28</text:p>
          </table:table-cell>
          <table:table-cell office:value-type="string">
            <text:p>49.6 </text:p>
          </table:table-cell>
          <table:table-cell office:value-type="string">
            <text:p>109.4 </text:p>
          </table:table-cell>
          <table:table-cell office:value-type="string">
            <text:p>109.4 </text:p>
          </table:table-cell>
          <table:table-cell office:value-type="string">
            <text:p>1</text:p>
          </table:table-cell>
          <table:table-cell office:value-type="string">
            <text:p>30.4 </text:p>
          </table:table-cell>
          <table:table-cell office:value-type="string">
            <text:p>46.6 </text:p>
          </table:table-cell>
          <table:table-cell office:value-type="string">
            <text:p>27,206 </text:p>
          </table:table-cell>
          <table:table-cell office:value-type="string">
            <text:p>31,241 </text:p>
          </table:table-cell>
          <table:table-cell office:value-type="string">
            <text:p>31,241 </text:p>
          </table:table-cell>
          <table:table-cell office:value-type="string">
            <text:p>$14,704 </text:p>
          </table:table-cell>
          <table:table-cell office:value-type="string">
            <text:p>$16,760 </text:p>
          </table:table-cell>
          <table:table-cell office:value-type="string">
            <text:p>$39,741 </text:p>
          </table:table-cell>
          <table:table-cell office:value-type="string">
            <text:p>$157,139 </text:p>
          </table:table-cell>
          <table:table-cell office:value-type="string">
            <text:p>4,035 </text:p>
          </table:table-cell>
          <table:table-cell office:value-type="string">
            <text:p>$1,031 </text:p>
          </table:table-cell>
          <table:table-cell office:value-type="string">
            <text:p>$528 </text:p>
          </table:table-cell>
          <table:table-cell office:value-type="string">
            <text:p>$481 </text:p>
          </table:table-cell>
          <table:table-cell office:value-type="string">
            <text:p>$564 </text:p>
          </table:table-cell>
          <table:table-cell office:value-type="string">
            <text:p>$30,622 </text:p>
          </table:table-cell>
          <table:table-cell office:value-type="string">
            <text:p>$118,240 </text:p>
          </table:table-cell>
          <table:table-cell office:value-type="string">
            <text:p>6,218 </text:p>
          </table:table-cell>
          <table:table-cell office:value-type="string">
            <text:p>$69,543 </text:p>
          </table:table-cell>
          <table:table-cell office:value-type="string">
            <text:p>3,527 </text:p>
          </table:table-cell>
          <table:table-cell office:value-type="string">
            <text:p>$69,543 </text:p>
          </table:table-cell>
          <table:table-cell office:value-type="string">
            <text:p>10,389 </text:p>
          </table:table-cell>
          <table:table-cell office:value-type="string">
            <text:p>$39,541 </text:p>
          </table:table-cell>
          <table:table-cell office:value-type="string">
            <text:p>7,072 </text:p>
          </table:table-cell>
          <table:table-cell office:value-type="string">
            <text:p>$37,363 </text:p>
          </table:table-cell>
          <table:table-cell office:value-type="string">
            <text:p>342 </text:p>
          </table:table-cell>
          <table:table-cell office:value-type="string">
            <text:p>1,202,023 </text:p>
          </table:table-cell>
          <table:table-cell office:value-type="string">
            <text:p>1,018,782 </text:p>
          </table:table-cell>
          <table:table-cell office:value-type="string">
            <text:p>916 </text:p>
          </table:table-cell>
          <table:table-cell office:value-type="string">
            <text:p>3.66</text:p>
          </table:table-cell>
          <table:table-cell office:value-type="string">
            <text:p>1,004 </text:p>
          </table:table-cell>
          <table:table-cell office:value-type="string">
            <text:p>165 </text:p>
          </table:table-cell>
          <table:table-cell office:value-type="string">
            <text:p>9.60 </text:p>
          </table:table-cell>
          <table:table-cell office:value-type="string">
            <text:p>8.1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2013</text:p>
          </table:table-cell>
          <table:table-cell office:value-type="string">
            <text:p>12.75 </text:p>
          </table:table-cell>
          <table:table-cell office:value-type="string">
            <text:p>13.83 </text:p>
          </table:table-cell>
          <table:table-cell office:value-type="string">
            <text:p>$14.94 </text:p>
          </table:table-cell>
          <table:table-cell office:value-type="string">
            <text:p>14.38 </text:p>
          </table:table-cell>
          <table:table-cell office:value-type="string">
            <text:p>13.25 </text:p>
          </table:table-cell>
          <table:table-cell office:value-type="string">
            <text:p>11.26 </text:p>
          </table:table-cell>
          <table:table-cell office:value-type="string">
            <text:p>12.21 </text:p>
          </table:table-cell>
          <table:table-cell office:value-type="string">
            <text:p>$9.51 </text:p>
          </table:table-cell>
          <table:table-cell office:value-type="string">
            <text:p>$9.51 </text:p>
          </table:table-cell>
          <table:table-cell office:value-type="string">
            <text:p>1,090,317 </text:p>
          </table:table-cell>
          <table:table-cell office:value-type="string">
            <text:p>3,474 </text:p>
          </table:table-cell>
          <table:table-cell office:value-type="string">
            <text:p>$574 </text:p>
          </table:table-cell>
          <table:table-cell office:value-type="string">
            <text:p>$1,049 </text:p>
          </table:table-cell>
          <table:table-cell office:value-type="string">
            <text:p>$1,059 </text:p>
          </table:table-cell>
          <table:table-cell office:value-type="string">
            <text:p>$0.48 </text:p>
          </table:table-cell>
          <table:table-cell office:value-type="string">
            <text:p>$0.62 </text:p>
          </table:table-cell>
          <table:table-cell office:value-type="string">
            <text:p>$13.93 </text:p>
          </table:table-cell>
          <table:table-cell office:value-type="string">
            <text:p>$10,459 </text:p>
          </table:table-cell>
          <table:table-cell office:value-type="string">
            <text:p>$7,069 </text:p>
          </table:table-cell>
          <table:table-cell office:value-type="string">
            <text:p>12.38 </text:p>
          </table:table-cell>
          <table:table-cell office:value-type="string">
            <text:p>8.37 </text:p>
          </table:table-cell>
          <table:table-cell office:value-type="string">
            <text:p>13.43 </text:p>
          </table:table-cell>
          <table:table-cell office:value-type="string">
            <text:p>9.08 </text:p>
          </table:table-cell>
          <table:table-cell office:value-type="string">
            <text:p>$4,234 </text:p>
          </table:table-cell>
          <table:table-cell office:value-type="string">
            <text:p>5.01 </text:p>
          </table:table-cell>
          <table:table-cell office:value-type="string">
            <text:p>5.44 </text:p>
          </table:table-cell>
          <table:table-cell office:value-type="string">
            <text:p>$2.84 </text:p>
          </table:table-cell>
          <table:table-cell office:value-type="string">
            <text:p>3.36 </text:p>
          </table:table-cell>
          <table:table-cell office:value-type="string">
            <text:p>3.64 </text:p>
          </table:table-cell>
          <table:table-cell office:value-type="string">
            <text:p>$2.96 </text:p>
          </table:table-cell>
          <table:table-cell office:value-type="string">
            <text:p>1,144 </text:p>
          </table:table-cell>
          <table:table-cell office:value-type="string">
            <text:p>$3,390 </text:p>
          </table:table-cell>
          <table:table-cell office:value-type="string">
            <text:p>$59.4 </text:p>
          </table:table-cell>
          <table:table-cell office:value-type="string">
            <text:p>$0.044 </text:p>
          </table:table-cell>
          <table:table-cell office:value-type="string">
            <text:p>$60,836 </text:p>
          </table:table-cell>
          <table:table-cell office:value-type="string">
            <text:p>0.32412244313137</text:p>
          </table:table-cell>
          <table:table-cell office:value-type="string">
            <text:p>2.42 </text:p>
          </table:table-cell>
          <table:table-cell office:value-type="float" office:value="27">
            <text:p>27</text:p>
          </table:table-cell>
          <table:table-cell office:value-type="string">
            <text:p>50.3 </text:p>
          </table:table-cell>
          <table:table-cell office:value-type="string">
            <text:p>109.7 </text:p>
          </table:table-cell>
          <table:table-cell office:value-type="string">
            <text:p>109.7 </text:p>
          </table:table-cell>
          <table:table-cell office:value-type="string">
            <text:p>0.54161320156007</text:p>
          </table:table-cell>
          <table:table-cell office:value-type="string">
            <text:p>30.7 </text:p>
          </table:table-cell>
          <table:table-cell office:value-type="string">
            <text:p>44.9 </text:p>
          </table:table-cell>
          <table:table-cell office:value-type="string">
            <text:p>28,007 </text:p>
          </table:table-cell>
          <table:table-cell office:value-type="string">
            <text:p>32,132 </text:p>
          </table:table-cell>
          <table:table-cell office:value-type="string">
            <text:p>32,132 </text:p>
          </table:table-cell>
          <table:table-cell office:value-type="string">
            <text:p>$16,081 </text:p>
          </table:table-cell>
          <table:table-cell office:value-type="string">
            <text:p>$18,036 </text:p>
          </table:table-cell>
          <table:table-cell office:value-type="string">
            <text:p>$40,717 </text:p>
          </table:table-cell>
          <table:table-cell office:value-type="string">
            <text:p>$160,849 </text:p>
          </table:table-cell>
          <table:table-cell office:value-type="string">
            <text:p>4,125 </text:p>
          </table:table-cell>
          <table:table-cell office:value-type="string">
            <text:p>$1,142 </text:p>
          </table:table-cell>
          <table:table-cell office:value-type="string">
            <text:p>$535 </text:p>
          </table:table-cell>
          <table:table-cell office:value-type="string">
            <text:p>$454 </text:p>
          </table:table-cell>
          <table:table-cell office:value-type="string">
            <text:p>$570 </text:p>
          </table:table-cell>
          <table:table-cell office:value-type="string">
            <text:p>$31,305 </text:p>
          </table:table-cell>
          <table:table-cell office:value-type="string">
            <text:p>$121,069 </text:p>
          </table:table-cell>
          <table:table-cell office:value-type="string">
            <text:p>6,298 </text:p>
          </table:table-cell>
          <table:table-cell office:value-type="string">
            <text:p>$76,936 </text:p>
          </table:table-cell>
          <table:table-cell office:value-type="string">
            <text:p>3,419 </text:p>
          </table:table-cell>
          <table:table-cell office:value-type="string">
            <text:p>$76,936 </text:p>
          </table:table-cell>
          <table:table-cell office:value-type="string">
            <text:p>10,571 </text:p>
          </table:table-cell>
          <table:table-cell office:value-type="string">
            <text:p>$39,135 </text:p>
          </table:table-cell>
          <table:table-cell office:value-type="string">
            <text:p>7,719 </text:p>
          </table:table-cell>
          <table:table-cell office:value-type="string">
            <text:p>$40,809 </text:p>
          </table:table-cell>
          <table:table-cell office:value-type="string">
            <text:p>344 </text:p>
          </table:table-cell>
          <table:table-cell office:value-type="string">
            <text:p>1,245,187 </text:p>
          </table:table-cell>
          <table:table-cell office:value-type="string">
            <text:p>1,047,565 </text:p>
          </table:table-cell>
          <table:table-cell office:value-type="string">
            <text:p>919 </text:p>
          </table:table-cell>
          <table:table-cell office:value-type="string">
            <text:p>3.66</text:p>
          </table:table-cell>
          <table:table-cell office:value-type="string">
            <text:p>1,015 </text:p>
          </table:table-cell>
          <table:table-cell office:value-type="string">
            <text:p>167 </text:p>
          </table:table-cell>
          <table:table-cell office:value-type="string">
            <text:p>9.91 </text:p>
          </table:table-cell>
          <table:table-cell office:value-type="string">
            <text:p>8.3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2014</text:p>
          </table:table-cell>
          <table:table-cell office:value-type="string">
            <text:p>13.33 </text:p>
          </table:table-cell>
          <table:table-cell office:value-type="string">
            <text:p>14.42 </text:p>
          </table:table-cell>
          <table:table-cell office:value-type="string">
            <text:p>$15.75 </text:p>
          </table:table-cell>
          <table:table-cell office:value-type="string">
            <text:p>15.02 </text:p>
          </table:table-cell>
          <table:table-cell office:value-type="string">
            <text:p>13.89 </text:p>
          </table:table-cell>
          <table:table-cell office:value-type="string">
            <text:p>11.52 </text:p>
          </table:table-cell>
          <table:table-cell office:value-type="string">
            <text:p>12.46 </text:p>
          </table:table-cell>
          <table:table-cell office:value-type="string">
            <text:p>$9.96 </text:p>
          </table:table-cell>
          <table:table-cell office:value-type="string">
            <text:p>$9.96 </text:p>
          </table:table-cell>
          <table:table-cell office:value-type="string">
            <text:p>1,391,301 </text:p>
          </table:table-cell>
          <table:table-cell office:value-type="string">
            <text:p>3,635 </text:p>
          </table:table-cell>
          <table:table-cell office:value-type="string">
            <text:p>$594 </text:p>
          </table:table-cell>
          <table:table-cell office:value-type="string">
            <text:p>$1,036 </text:p>
          </table:table-cell>
          <table:table-cell office:value-type="string">
            <text:p>$1,094 </text:p>
          </table:table-cell>
          <table:table-cell office:value-type="string">
            <text:p>$0.41 </text:p>
          </table:table-cell>
          <table:table-cell office:value-type="string">
            <text:p>$0.52 </text:p>
          </table:table-cell>
          <table:table-cell office:value-type="string">
            <text:p>$13.82 </text:p>
          </table:table-cell>
          <table:table-cell office:value-type="string">
            <text:p>$10,187 </text:p>
          </table:table-cell>
          <table:table-cell office:value-type="string">
            <text:p>$6,890 </text:p>
          </table:table-cell>
          <table:table-cell office:value-type="string">
            <text:p>11.79 </text:p>
          </table:table-cell>
          <table:table-cell office:value-type="string">
            <text:p>7.97 </text:p>
          </table:table-cell>
          <table:table-cell office:value-type="string">
            <text:p>12.75 </text:p>
          </table:table-cell>
          <table:table-cell office:value-type="string">
            <text:p>8.62 </text:p>
          </table:table-cell>
          <table:table-cell office:value-type="string">
            <text:p>$3,891 </text:p>
          </table:table-cell>
          <table:table-cell office:value-type="string">
            <text:p>4.50 </text:p>
          </table:table-cell>
          <table:table-cell office:value-type="string">
            <text:p>4.87 </text:p>
          </table:table-cell>
          <table:table-cell office:value-type="string">
            <text:p>$3.00 </text:p>
          </table:table-cell>
          <table:table-cell office:value-type="string">
            <text:p>3.47 </text:p>
          </table:table-cell>
          <table:table-cell office:value-type="string">
            <text:p>3.75 </text:p>
          </table:table-cell>
          <table:table-cell office:value-type="string">
            <text:p>$2.82 </text:p>
          </table:table-cell>
          <table:table-cell office:value-type="string">
            <text:p>1,171 </text:p>
          </table:table-cell>
          <table:table-cell office:value-type="string">
            <text:p>$3,297 </text:p>
          </table:table-cell>
          <table:table-cell office:value-type="string">
            <text:p>$57.3 </text:p>
          </table:table-cell>
          <table:table-cell office:value-type="string">
            <text:p>$0.041 </text:p>
          </table:table-cell>
          <table:table-cell office:value-type="string">
            <text:p>$63,507 </text:p>
          </table:table-cell>
          <table:table-cell office:value-type="string">
            <text:p>0.32366514656557</text:p>
          </table:table-cell>
          <table:table-cell office:value-type="string">
            <text:p>2.43 </text:p>
          </table:table-cell>
          <table:table-cell office:value-type="float" office:value="27">
            <text:p>27</text:p>
          </table:table-cell>
          <table:table-cell office:value-type="string">
            <text:p>47.0 </text:p>
          </table:table-cell>
          <table:table-cell office:value-type="string">
            <text:p>81.4 </text:p>
          </table:table-cell>
          <table:table-cell office:value-type="string">
            <text:p>81.4 </text:p>
          </table:table-cell>
          <table:table-cell office:value-type="string">
            <text:p>0.54280363797416</text:p>
          </table:table-cell>
          <table:table-cell office:value-type="string">
            <text:p>32.5 </text:p>
          </table:table-cell>
          <table:table-cell office:value-type="string">
            <text:p>46.1 </text:p>
          </table:table-cell>
          <table:table-cell office:value-type="string">
            <text:p>28,414 </text:p>
          </table:table-cell>
          <table:table-cell office:value-type="string">
            <text:p>32,843 </text:p>
          </table:table-cell>
          <table:table-cell office:value-type="string">
            <text:p>32,843 </text:p>
          </table:table-cell>
          <table:table-cell office:value-type="string">
            <text:p>$14,346 </text:p>
          </table:table-cell>
          <table:table-cell office:value-type="string">
            <text:p>$17,894 </text:p>
          </table:table-cell>
          <table:table-cell office:value-type="string">
            <text:p>$37,316 </text:p>
          </table:table-cell>
          <table:table-cell office:value-type="string">
            <text:p>$208,781 </text:p>
          </table:table-cell>
          <table:table-cell office:value-type="string">
            <text:p>4,429 </text:p>
          </table:table-cell>
          <table:table-cell office:value-type="string">
            <text:p>$1,290 </text:p>
          </table:table-cell>
          <table:table-cell office:value-type="string">
            <text:p>$889 </text:p>
          </table:table-cell>
          <table:table-cell office:value-type="string">
            <text:p>$511 </text:p>
          </table:table-cell>
          <table:table-cell office:value-type="string">
            <text:p>$786 </text:p>
          </table:table-cell>
          <table:table-cell office:value-type="string">
            <text:p>$40,655 </text:p>
          </table:table-cell>
          <table:table-cell office:value-type="string">
            <text:p>$157,127 </text:p>
          </table:table-cell>
          <table:table-cell office:value-type="string">
            <text:p>6,227 </text:p>
          </table:table-cell>
          <table:table-cell office:value-type="string">
            <text:p>$66,365 </text:p>
          </table:table-cell>
          <table:table-cell office:value-type="string">
            <text:p>3,369 </text:p>
          </table:table-cell>
          <table:table-cell office:value-type="string">
            <text:p>$66,365 </text:p>
          </table:table-cell>
          <table:table-cell office:value-type="string">
            <text:p>11,101 </text:p>
          </table:table-cell>
          <table:table-cell office:value-type="string">
            <text:p>$35,900 </text:p>
          </table:table-cell>
          <table:table-cell office:value-type="string">
            <text:p>7,717 </text:p>
          </table:table-cell>
          <table:table-cell office:value-type="string">
            <text:p>$42,705 </text:p>
          </table:table-cell>
          <table:table-cell office:value-type="string">
            <text:p>342 </text:p>
          </table:table-cell>
          <table:table-cell office:value-type="string">
            <text:p>1,249,043 </text:p>
          </table:table-cell>
          <table:table-cell office:value-type="string">
            <text:p>1,054,129 </text:p>
          </table:table-cell>
          <table:table-cell office:value-type="string">
            <text:p>937 </text:p>
          </table:table-cell>
          <table:table-cell office:value-type="string">
            <text:p>- </text:p>
          </table:table-cell>
          <table:table-cell office:value-type="string">
            <text:p>1,025 </text:p>
          </table:table-cell>
          <table:table-cell office:value-type="string">
            <text:p>171 </text:p>
          </table:table-cell>
          <table:table-cell office:value-type="string">
            <text:p>10.01 </text:p>
          </table:table-cell>
          <table:table-cell office:value-type="string">
            <text:p>8.4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2015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2016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 Airways </text:p>
          </table:table-cell>
          <table:table-cell office:value-type="string">
            <text:p>2017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1995</text:p>
          </table:table-cell>
          <table:table-cell office:value-type="string">
            <text:p>7.07 </text:p>
          </table:table-cell>
          <table:table-cell office:value-type="string">
            <text:p>7.82 </text:p>
          </table:table-cell>
          <table:table-cell office:value-type="string">
            <text:p>$1.56 </text:p>
          </table:table-cell>
          <table:table-cell office:value-type="string">
            <text:p>10.84 </text:p>
          </table:table-cell>
          <table:table-cell office:value-type="string">
            <text:p>9.80 </text:p>
          </table:table-cell>
          <table:table-cell office:value-type="string">
            <text:p>6.72 </text:p>
          </table:table-cell>
          <table:table-cell office:value-type="string">
            <text:p>7.43 </text:p>
          </table:table-cell>
          <table:table-cell office:value-type="string">
            <text:p>$1.44 </text:p>
          </table:table-cell>
          <table:table-cell office:value-type="string">
            <text:p>$1.44 </text:p>
          </table:table-cell>
          <table:table-cell office:value-type="string">
            <text:p>1,268 </text:p>
          </table:table-cell>
          <table:table-cell office:value-type="string">
            <text:p>11 </text:p>
          </table:table-cell>
          <table:table-cell office:value-type="string">
            <text:p>$52 </text:p>
          </table:table-cell>
          <table:table-cell office:value-type="string">
            <text:p>$140 </text:p>
          </table:table-cell>
          <table:table-cell office:value-type="string">
            <text:p>$107 </text:p>
          </table:table-cell>
          <table:table-cell office:value-type="string">
            <text:p>$0.10 </text:p>
          </table:table-cell>
          <table:table-cell office:value-type="string">
            <text:p>$0.51 </text:p>
          </table:table-cell>
          <table:table-cell office:value-type="string">
            <text:p>$1.41 </text:p>
          </table:table-cell>
          <table:table-cell office:value-type="string">
            <text:p>$1,396 </text:p>
          </table:table-cell>
          <table:table-cell office:value-type="string">
            <text:p>$1,222 </text:p>
          </table:table-cell>
          <table:table-cell office:value-type="string">
            <text:p>6.50 </text:p>
          </table:table-cell>
          <table:table-cell office:value-type="string">
            <text:p>5.69 </text:p>
          </table:table-cell>
          <table:table-cell office:value-type="string">
            <text:p>7.19 </text:p>
          </table:table-cell>
          <table:table-cell office:value-type="string">
            <text:p>6.29 </text:p>
          </table:table-cell>
          <table:table-cell office:value-type="string">
            <text:p>$821 </text:p>
          </table:table-cell>
          <table:table-cell office:value-type="string">
            <text:p>3.82 </text:p>
          </table:table-cell>
          <table:table-cell office:value-type="string">
            <text:p>4.23 </text:p>
          </table:table-cell>
          <table:table-cell office:value-type="string">
            <text:p>$0.40 </text:p>
          </table:table-cell>
          <table:table-cell office:value-type="string">
            <text:p>1.87 </text:p>
          </table:table-cell>
          <table:table-cell office:value-type="string">
            <text:p>2.06 </text:p>
          </table:table-cell>
          <table:table-cell office:value-type="string">
            <text:p>$0.56 </text:p>
          </table:table-cell>
          <table:table-cell office:value-type="string">
            <text:p>312 </text:p>
          </table:table-cell>
          <table:table-cell office:value-type="string">
            <text:p>$174 </text:p>
          </table:table-cell>
          <table:table-cell office:value-type="string">
            <text:p>$10.3 </text:p>
          </table:table-cell>
          <table:table-cell office:value-type="string">
            <text:p>$0.009 </text:p>
          </table:table-cell>
          <table:table-cell office:value-type="string">
            <text:p>$30,784 </text:p>
          </table:table-cell>
          <table:table-cell office:value-type="string">
            <text:p>0.12478955389111</text:p>
          </table:table-cell>
          <table:table-cell office:value-type="string">
            <text:p>1.92 </text:p>
          </table:table-cell>
          <table:table-cell office:value-type="float" office:value="48">
            <text:p>48</text:p>
          </table:table-cell>
          <table:table-cell office:value-type="string">
            <text:p>56.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8063572429319</text:p>
          </table:table-cell>
          <table:table-cell office:value-type="string">
            <text:p>34.8 </text:p>
          </table:table-cell>
          <table:table-cell office:value-type="string">
            <text:p>47.8 </text:p>
          </table:table-cell>
          <table:table-cell office:value-type="string">
            <text:p>9,015 </text:p>
          </table:table-cell>
          <table:table-cell office:value-type="string">
            <text:p>10,122 </text:p>
          </table:table-cell>
          <table:table-cell office:value-type="string">
            <text:p>10,122 </text:p>
          </table:table-cell>
          <table:table-cell office:value-type="string">
            <text:p>$2,271 </text:p>
          </table:table-cell>
          <table:table-cell office:value-type="string">
            <text:p>$4,204 </text:p>
          </table:table-cell>
          <table:table-cell office:value-type="string">
            <text:p>$20,951 </text:p>
          </table:table-cell>
          <table:table-cell office:value-type="string">
            <text:p/>
          </table:table-cell>
          <table:table-cell office:value-type="string">
            <text:p>1,107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329 </text:p>
          </table:table-cell>
          <table:table-cell office:value-type="string">
            <text:p/>
          </table:table-cell>
          <table:table-cell office:value-type="string">
            <text:p>$19,946 </text:p>
          </table:table-cell>
          <table:table-cell office:value-type="string">
            <text:p>$77,093 </text:p>
          </table:table-cell>
          <table:table-cell office:value-type="string">
            <text:p>3,244 </text:p>
          </table:table-cell>
          <table:table-cell office:value-type="string">
            <text:p>$30,361 </text:p>
          </table:table-cell>
          <table:table-cell office:value-type="string">
            <text:p>768 </text:p>
          </table:table-cell>
          <table:table-cell office:value-type="string">
            <text:p>$30,361 </text:p>
          </table:table-cell>
          <table:table-cell office:value-type="string">
            <text:p>3,120 </text:p>
          </table:table-cell>
          <table:table-cell office:value-type="string">
            <text:p>$20,235 </text:p>
          </table:table-cell>
          <table:table-cell office:value-type="string">
            <text:p>1,883 </text:p>
          </table:table-cell>
          <table:table-cell office:value-type="string">
            <text:p>$19,855 </text:p>
          </table:table-cell>
          <table:table-cell office:value-type="string">
            <text:p>9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86 </text:p>
          </table:table-cell>
          <table:table-cell office:value-type="string">
            <text:p>144 </text:p>
          </table:table-cell>
          <table:table-cell office:value-type="string">
            <text:p>11.43 </text:p>
          </table:table-cell>
          <table:table-cell office:value-type="string">
            <text:p>9.7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1996</text:p>
          </table:table-cell>
          <table:table-cell office:value-type="string">
            <text:p>7.23 </text:p>
          </table:table-cell>
          <table:table-cell office:value-type="string">
            <text:p>7.88 </text:p>
          </table:table-cell>
          <table:table-cell office:value-type="string">
            <text:p>$1.75 </text:p>
          </table:table-cell>
          <table:table-cell office:value-type="string">
            <text:p>10.61 </text:p>
          </table:table-cell>
          <table:table-cell office:value-type="string">
            <text:p>9.74 </text:p>
          </table:table-cell>
          <table:table-cell office:value-type="string">
            <text:p>6.90 </text:p>
          </table:table-cell>
          <table:table-cell office:value-type="string">
            <text:p>7.52 </text:p>
          </table:table-cell>
          <table:table-cell office:value-type="string">
            <text:p>$1.63 </text:p>
          </table:table-cell>
          <table:table-cell office:value-type="string">
            <text:p>$1.63 </text:p>
          </table:table-cell>
          <table:table-cell office:value-type="string">
            <text:p>1,145 </text:p>
          </table:table-cell>
          <table:table-cell office:value-type="string">
            <text:p>12 </text:p>
          </table:table-cell>
          <table:table-cell office:value-type="string">
            <text:p>$116 </text:p>
          </table:table-cell>
          <table:table-cell office:value-type="string">
            <text:p>$191 </text:p>
          </table:table-cell>
          <table:table-cell office:value-type="string">
            <text:p>$157 </text:p>
          </table:table-cell>
          <table:table-cell office:value-type="string">
            <text:p>$0.09 </text:p>
          </table:table-cell>
          <table:table-cell office:value-type="string">
            <text:p>$0.41 </text:p>
          </table:table-cell>
          <table:table-cell office:value-type="string">
            <text:p>$1.68 </text:p>
          </table:table-cell>
          <table:table-cell office:value-type="string">
            <text:p>$1,671 </text:p>
          </table:table-cell>
          <table:table-cell office:value-type="string">
            <text:p>$1,437 </text:p>
          </table:table-cell>
          <table:table-cell office:value-type="string">
            <text:p>7.10 </text:p>
          </table:table-cell>
          <table:table-cell office:value-type="string">
            <text:p>6.10 </text:p>
          </table:table-cell>
          <table:table-cell office:value-type="string">
            <text:p>7.73 </text:p>
          </table:table-cell>
          <table:table-cell office:value-type="string">
            <text:p>6.65 </text:p>
          </table:table-cell>
          <table:table-cell office:value-type="string">
            <text:p>$1,026 </text:p>
          </table:table-cell>
          <table:table-cell office:value-type="string">
            <text:p>4.36 </text:p>
          </table:table-cell>
          <table:table-cell office:value-type="string">
            <text:p>4.75 </text:p>
          </table:table-cell>
          <table:table-cell office:value-type="string">
            <text:p>$0.41 </text:p>
          </table:table-cell>
          <table:table-cell office:value-type="string">
            <text:p>1.75 </text:p>
          </table:table-cell>
          <table:table-cell office:value-type="string">
            <text:p>1.90 </text:p>
          </table:table-cell>
          <table:table-cell office:value-type="string">
            <text:p>$0.66 </text:p>
          </table:table-cell>
          <table:table-cell office:value-type="string">
            <text:p>351 </text:p>
          </table:table-cell>
          <table:table-cell office:value-type="string">
            <text:p>$234 </text:p>
          </table:table-cell>
          <table:table-cell office:value-type="string">
            <text:p>$12.8 </text:p>
          </table:table-cell>
          <table:table-cell office:value-type="string">
            <text:p>$0.011 </text:p>
          </table:table-cell>
          <table:table-cell office:value-type="string">
            <text:p>$29,420 </text:p>
          </table:table-cell>
          <table:table-cell office:value-type="string">
            <text:p>0</text:p>
          </table:table-cell>
          <table:table-cell office:value-type="string">
            <text:p>2.02 </text:p>
          </table:table-cell>
          <table:table-cell office:value-type="float" office:value="53">
            <text:p>53</text:p>
          </table:table-cell>
          <table:table-cell office:value-type="string">
            <text:p>56.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41.3 </text:p>
          </table:table-cell>
          <table:table-cell office:value-type="string">
            <text:p>50.5 </text:p>
          </table:table-cell>
          <table:table-cell office:value-type="string">
            <text:p>9,431 </text:p>
          </table:table-cell>
          <table:table-cell office:value-type="string">
            <text:p>10,691 </text:p>
          </table:table-cell>
          <table:table-cell office:value-type="string">
            <text:p>10,691 </text:p>
          </table:table-cell>
          <table:table-cell office:value-type="string">
            <text:p>$2,358 </text:p>
          </table:table-cell>
          <table:table-cell office:value-type="string">
            <text:p>$4,394 </text:p>
          </table:table-cell>
          <table:table-cell office:value-type="string">
            <text:p>$18,034 </text:p>
          </table:table-cell>
          <table:table-cell office:value-type="string">
            <text:p/>
          </table:table-cell>
          <table:table-cell office:value-type="string">
            <text:p>1,260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351 </text:p>
          </table:table-cell>
          <table:table-cell office:value-type="string">
            <text:p/>
          </table:table-cell>
          <table:table-cell office:value-type="string">
            <text:p>$19,636 </text:p>
          </table:table-cell>
          <table:table-cell office:value-type="string">
            <text:p>$82,589 </text:p>
          </table:table-cell>
          <table:table-cell office:value-type="string">
            <text:p>2,985 </text:p>
          </table:table-cell>
          <table:table-cell office:value-type="string">
            <text:p>$30,034 </text:p>
          </table:table-cell>
          <table:table-cell office:value-type="string">
            <text:p>426 </text:p>
          </table:table-cell>
          <table:table-cell office:value-type="string">
            <text:p>$30,034 </text:p>
          </table:table-cell>
          <table:table-cell office:value-type="string">
            <text:p>4,029 </text:p>
          </table:table-cell>
          <table:table-cell office:value-type="string">
            <text:p>$16,183 </text:p>
          </table:table-cell>
          <table:table-cell office:value-type="string">
            <text:p>1,991 </text:p>
          </table:table-cell>
          <table:table-cell office:value-type="string">
            <text:p>$20,286 </text:p>
          </table:table-cell>
          <table:table-cell office:value-type="string">
            <text:p>9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33 </text:p>
          </table:table-cell>
          <table:table-cell office:value-type="string">
            <text:p>142 </text:p>
          </table:table-cell>
          <table:table-cell office:value-type="string">
            <text:p>11.89 </text:p>
          </table:table-cell>
          <table:table-cell office:value-type="string">
            <text:p>10.0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1997</text:p>
          </table:table-cell>
          <table:table-cell office:value-type="string">
            <text:p>7.31 </text:p>
          </table:table-cell>
          <table:table-cell office:value-type="string">
            <text:p>7.79 </text:p>
          </table:table-cell>
          <table:table-cell office:value-type="string">
            <text:p>$1.89 </text:p>
          </table:table-cell>
          <table:table-cell office:value-type="string">
            <text:p>10.82 </text:p>
          </table:table-cell>
          <table:table-cell office:value-type="string">
            <text:p>10.16 </text:p>
          </table:table-cell>
          <table:table-cell office:value-type="string">
            <text:p>6.98 </text:p>
          </table:table-cell>
          <table:table-cell office:value-type="string">
            <text:p>7.44 </text:p>
          </table:table-cell>
          <table:table-cell office:value-type="string">
            <text:p>$1.75 </text:p>
          </table:table-cell>
          <table:table-cell office:value-type="string">
            <text:p>$1.75 </text:p>
          </table:table-cell>
          <table:table-cell office:value-type="string">
            <text:p>1,704 </text:p>
          </table:table-cell>
          <table:table-cell office:value-type="string">
            <text:p>12 </text:p>
          </table:table-cell>
          <table:table-cell office:value-type="string">
            <text:p>$135 </text:p>
          </table:table-cell>
          <table:table-cell office:value-type="string">
            <text:p>$203 </text:p>
          </table:table-cell>
          <table:table-cell office:value-type="string">
            <text:p>$183 </text:p>
          </table:table-cell>
          <table:table-cell office:value-type="string">
            <text:p>$0.10 </text:p>
          </table:table-cell>
          <table:table-cell office:value-type="string">
            <text:p>$0.41 </text:p>
          </table:table-cell>
          <table:table-cell office:value-type="string">
            <text:p>$1.72 </text:p>
          </table:table-cell>
          <table:table-cell office:value-type="string">
            <text:p>$1,712 </text:p>
          </table:table-cell>
          <table:table-cell office:value-type="string">
            <text:p>$1,474 </text:p>
          </table:table-cell>
          <table:table-cell office:value-type="string">
            <text:p>6.82 </text:p>
          </table:table-cell>
          <table:table-cell office:value-type="string">
            <text:p>5.87 </text:p>
          </table:table-cell>
          <table:table-cell office:value-type="string">
            <text:p>7.27 </text:p>
          </table:table-cell>
          <table:table-cell office:value-type="string">
            <text:p>6.25 </text:p>
          </table:table-cell>
          <table:table-cell office:value-type="string">
            <text:p>$1,027 </text:p>
          </table:table-cell>
          <table:table-cell office:value-type="string">
            <text:p>4.09 </text:p>
          </table:table-cell>
          <table:table-cell office:value-type="string">
            <text:p>4.36 </text:p>
          </table:table-cell>
          <table:table-cell office:value-type="string">
            <text:p>$0.45 </text:p>
          </table:table-cell>
          <table:table-cell office:value-type="string">
            <text:p>1.78 </text:p>
          </table:table-cell>
          <table:table-cell office:value-type="string">
            <text:p>1.89 </text:p>
          </table:table-cell>
          <table:table-cell office:value-type="string">
            <text:p>$0.63 </text:p>
          </table:table-cell>
          <table:table-cell office:value-type="string">
            <text:p>377 </text:p>
          </table:table-cell>
          <table:table-cell office:value-type="string">
            <text:p>$239 </text:p>
          </table:table-cell>
          <table:table-cell office:value-type="string">
            <text:p>$13.0 </text:p>
          </table:table-cell>
          <table:table-cell office:value-type="string">
            <text:p>$0.010 </text:p>
          </table:table-cell>
          <table:table-cell office:value-type="string">
            <text:p>$29,938 </text:p>
          </table:table-cell>
          <table:table-cell office:value-type="string">
            <text:p>0.13936564162448</text:p>
          </table:table-cell>
          <table:table-cell office:value-type="string">
            <text:p>2.06 </text:p>
          </table:table-cell>
          <table:table-cell office:value-type="float" office:value="53">
            <text:p>53</text:p>
          </table:table-cell>
          <table:table-cell office:value-type="string">
            <text:p>55.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3513935806500</text:p>
          </table:table-cell>
          <table:table-cell office:value-type="string">
            <text:p>41.6 </text:p>
          </table:table-cell>
          <table:table-cell office:value-type="string">
            <text:p>50.2 </text:p>
          </table:table-cell>
          <table:table-cell office:value-type="string">
            <text:p>10,091 </text:p>
          </table:table-cell>
          <table:table-cell office:value-type="string">
            <text:p>11,455 </text:p>
          </table:table-cell>
          <table:table-cell office:value-type="string">
            <text:p>11,455 </text:p>
          </table:table-cell>
          <table:table-cell office:value-type="string">
            <text:p>$2,001 </text:p>
          </table:table-cell>
          <table:table-cell office:value-type="string">
            <text:p>$4,215 </text:p>
          </table:table-cell>
          <table:table-cell office:value-type="string">
            <text:p>$18,025 </text:p>
          </table:table-cell>
          <table:table-cell office:value-type="string">
            <text:p/>
          </table:table-cell>
          <table:table-cell office:value-type="string">
            <text:p>1,364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355 </text:p>
          </table:table-cell>
          <table:table-cell office:value-type="string">
            <text:p/>
          </table:table-cell>
          <table:table-cell office:value-type="string">
            <text:p>$20,590 </text:p>
          </table:table-cell>
          <table:table-cell office:value-type="string">
            <text:p>$86,289 </text:p>
          </table:table-cell>
          <table:table-cell office:value-type="string">
            <text:p>3,311 </text:p>
          </table:table-cell>
          <table:table-cell office:value-type="string">
            <text:p>$29,090 </text:p>
          </table:table-cell>
          <table:table-cell office:value-type="string">
            <text:p>416 </text:p>
          </table:table-cell>
          <table:table-cell office:value-type="string">
            <text:p>$29,090 </text:p>
          </table:table-cell>
          <table:table-cell office:value-type="string">
            <text:p>4,204 </text:p>
          </table:table-cell>
          <table:table-cell office:value-type="string">
            <text:p>$16,552 </text:p>
          </table:table-cell>
          <table:table-cell office:value-type="string">
            <text:p>2,160 </text:p>
          </table:table-cell>
          <table:table-cell office:value-type="string">
            <text:p>$20,070 </text:p>
          </table:table-cell>
          <table:table-cell office:value-type="string">
            <text:p>10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81 </text:p>
          </table:table-cell>
          <table:table-cell office:value-type="string">
            <text:p>142 </text:p>
          </table:table-cell>
          <table:table-cell office:value-type="string">
            <text:p>12.38 </text:p>
          </table:table-cell>
          <table:table-cell office:value-type="string">
            <text:p>10.5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1998</text:p>
          </table:table-cell>
          <table:table-cell office:value-type="string">
            <text:p>7.54 </text:p>
          </table:table-cell>
          <table:table-cell office:value-type="string">
            <text:p>7.92 </text:p>
          </table:table-cell>
          <table:table-cell office:value-type="string">
            <text:p>$1.98 </text:p>
          </table:table-cell>
          <table:table-cell office:value-type="string">
            <text:p>11.32 </text:p>
          </table:table-cell>
          <table:table-cell office:value-type="string">
            <text:p>10.77 </text:p>
          </table:table-cell>
          <table:table-cell office:value-type="string">
            <text:p>7.25 </text:p>
          </table:table-cell>
          <table:table-cell office:value-type="string">
            <text:p>7.62 </text:p>
          </table:table-cell>
          <table:table-cell office:value-type="string">
            <text:p>$1.85 </text:p>
          </table:table-cell>
          <table:table-cell office:value-type="string">
            <text:p>$1.85 </text:p>
          </table:table-cell>
          <table:table-cell office:value-type="string">
            <text:p>22,340 </text:p>
          </table:table-cell>
          <table:table-cell office:value-type="string">
            <text:p>14 </text:p>
          </table:table-cell>
          <table:table-cell office:value-type="string">
            <text:p>$168 </text:p>
          </table:table-cell>
          <table:table-cell office:value-type="string">
            <text:p>$229 </text:p>
          </table:table-cell>
          <table:table-cell office:value-type="string">
            <text:p>$226 </text:p>
          </table:table-cell>
          <table:table-cell office:value-type="string">
            <text:p>$0.11 </text:p>
          </table:table-cell>
          <table:table-cell office:value-type="string">
            <text:p>$0.43 </text:p>
          </table:table-cell>
          <table:table-cell office:value-type="string">
            <text:p>$1.79 </text:p>
          </table:table-cell>
          <table:table-cell office:value-type="string">
            <text:p>$1,771 </text:p>
          </table:table-cell>
          <table:table-cell office:value-type="string">
            <text:p>$1,591 </text:p>
          </table:table-cell>
          <table:table-cell office:value-type="string">
            <text:p>6.93 </text:p>
          </table:table-cell>
          <table:table-cell office:value-type="string">
            <text:p>6.23 </text:p>
          </table:table-cell>
          <table:table-cell office:value-type="string">
            <text:p>7.29 </text:p>
          </table:table-cell>
          <table:table-cell office:value-type="string">
            <text:p>6.54 </text:p>
          </table:table-cell>
          <table:table-cell office:value-type="string">
            <text:p>$1,109 </text:p>
          </table:table-cell>
          <table:table-cell office:value-type="string">
            <text:p>4.34 </text:p>
          </table:table-cell>
          <table:table-cell office:value-type="string">
            <text:p>4.56 </text:p>
          </table:table-cell>
          <table:table-cell office:value-type="string">
            <text:p>$0.48 </text:p>
          </table:table-cell>
          <table:table-cell office:value-type="string">
            <text:p>1.89 </text:p>
          </table:table-cell>
          <table:table-cell office:value-type="string">
            <text:p>1.98 </text:p>
          </table:table-cell>
          <table:table-cell office:value-type="string">
            <text:p>$0.47 </text:p>
          </table:table-cell>
          <table:table-cell office:value-type="string">
            <text:p>387 </text:p>
          </table:table-cell>
          <table:table-cell office:value-type="string">
            <text:p>$180 </text:p>
          </table:table-cell>
          <table:table-cell office:value-type="string">
            <text:p>$10.1 </text:p>
          </table:table-cell>
          <table:table-cell office:value-type="string">
            <text:p>$0.007 </text:p>
          </table:table-cell>
          <table:table-cell office:value-type="string">
            <text:p>$29,711 </text:p>
          </table:table-cell>
          <table:table-cell office:value-type="string">
            <text:p>0.10173816669166</text:p>
          </table:table-cell>
          <table:table-cell office:value-type="string">
            <text:p>1.96 </text:p>
          </table:table-cell>
          <table:table-cell office:value-type="float" office:value="50">
            <text:p>50</text:p>
          </table:table-cell>
          <table:table-cell office:value-type="string">
            <text:p>51.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4395831611241</text:p>
          </table:table-cell>
          <table:table-cell office:value-type="string">
            <text:p>43.7 </text:p>
          </table:table-cell>
          <table:table-cell office:value-type="string">
            <text:p>47.8 </text:p>
          </table:table-cell>
          <table:table-cell office:value-type="string">
            <text:p>10,936 </text:p>
          </table:table-cell>
          <table:table-cell office:value-type="string">
            <text:p>12,430 </text:p>
          </table:table-cell>
          <table:table-cell office:value-type="string">
            <text:p>12,430 </text:p>
          </table:table-cell>
          <table:table-cell office:value-type="string">
            <text:p>$1,833 </text:p>
          </table:table-cell>
          <table:table-cell office:value-type="string">
            <text:p>$4,063 </text:p>
          </table:table-cell>
          <table:table-cell office:value-type="string">
            <text:p>$18,002 </text:p>
          </table:table-cell>
          <table:table-cell office:value-type="string">
            <text:p/>
          </table:table-cell>
          <table:table-cell office:value-type="string">
            <text:p>1,494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372 </text:p>
          </table:table-cell>
          <table:table-cell office:value-type="string">
            <text:p/>
          </table:table-cell>
          <table:table-cell office:value-type="string">
            <text:p>$20,381 </text:p>
          </table:table-cell>
          <table:table-cell office:value-type="string">
            <text:p>$85,117 </text:p>
          </table:table-cell>
          <table:table-cell office:value-type="string">
            <text:p>3,625 </text:p>
          </table:table-cell>
          <table:table-cell office:value-type="string">
            <text:p>$28,999 </text:p>
          </table:table-cell>
          <table:table-cell office:value-type="string">
            <text:p>440 </text:p>
          </table:table-cell>
          <table:table-cell office:value-type="string">
            <text:p>$28,999 </text:p>
          </table:table-cell>
          <table:table-cell office:value-type="string">
            <text:p>4,560 </text:p>
          </table:table-cell>
          <table:table-cell office:value-type="string">
            <text:p>$16,256 </text:p>
          </table:table-cell>
          <table:table-cell office:value-type="string">
            <text:p>2,311 </text:p>
          </table:table-cell>
          <table:table-cell office:value-type="string">
            <text:p>$19,590 </text:p>
          </table:table-cell>
          <table:table-cell office:value-type="string">
            <text:p>10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23 </text:p>
          </table:table-cell>
          <table:table-cell office:value-type="string">
            <text:p>144 </text:p>
          </table:table-cell>
          <table:table-cell office:value-type="string">
            <text:p>12.10 </text:p>
          </table:table-cell>
          <table:table-cell office:value-type="string">
            <text:p>10.2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1999</text:p>
          </table:table-cell>
          <table:table-cell office:value-type="string">
            <text:p>7.79 </text:p>
          </table:table-cell>
          <table:table-cell office:value-type="string">
            <text:p>8.09 </text:p>
          </table:table-cell>
          <table:table-cell office:value-type="string">
            <text:p>$2.16 </text:p>
          </table:table-cell>
          <table:table-cell office:value-type="string">
            <text:p>11.43 </text:p>
          </table:table-cell>
          <table:table-cell office:value-type="string">
            <text:p>11.00 </text:p>
          </table:table-cell>
          <table:table-cell office:value-type="string">
            <text:p>7.52 </text:p>
          </table:table-cell>
          <table:table-cell office:value-type="string">
            <text:p>7.81 </text:p>
          </table:table-cell>
          <table:table-cell office:value-type="string">
            <text:p>$2.02 </text:p>
          </table:table-cell>
          <table:table-cell office:value-type="string">
            <text:p>$2.02 </text:p>
          </table:table-cell>
          <table:table-cell office:value-type="string">
            <text:p>26,692 </text:p>
          </table:table-cell>
          <table:table-cell office:value-type="string">
            <text:p>17 </text:p>
          </table:table-cell>
          <table:table-cell office:value-type="string">
            <text:p>$199 </text:p>
          </table:table-cell>
          <table:table-cell office:value-type="string">
            <text:p>$240 </text:p>
          </table:table-cell>
          <table:table-cell office:value-type="string">
            <text:p>$269 </text:p>
          </table:table-cell>
          <table:table-cell office:value-type="string">
            <text:p>$0.11 </text:p>
          </table:table-cell>
          <table:table-cell office:value-type="string">
            <text:p>$0.44 </text:p>
          </table:table-cell>
          <table:table-cell office:value-type="string">
            <text:p>$1.97 </text:p>
          </table:table-cell>
          <table:table-cell office:value-type="string">
            <text:p>$1,949 </text:p>
          </table:table-cell>
          <table:table-cell office:value-type="string">
            <text:p>$1,717 </text:p>
          </table:table-cell>
          <table:table-cell office:value-type="string">
            <text:p>7.24 </text:p>
          </table:table-cell>
          <table:table-cell office:value-type="string">
            <text:p>6.38 </text:p>
          </table:table-cell>
          <table:table-cell office:value-type="string">
            <text:p>7.52 </text:p>
          </table:table-cell>
          <table:table-cell office:value-type="string">
            <text:p>6.63 </text:p>
          </table:table-cell>
          <table:table-cell office:value-type="string">
            <text:p>$1,182 </text:p>
          </table:table-cell>
          <table:table-cell office:value-type="string">
            <text:p>4.39 </text:p>
          </table:table-cell>
          <table:table-cell office:value-type="string">
            <text:p>4.56 </text:p>
          </table:table-cell>
          <table:table-cell office:value-type="string">
            <text:p>$0.54 </text:p>
          </table:table-cell>
          <table:table-cell office:value-type="string">
            <text:p>1.99 </text:p>
          </table:table-cell>
          <table:table-cell office:value-type="string">
            <text:p>2.07 </text:p>
          </table:table-cell>
          <table:table-cell office:value-type="string">
            <text:p>$0.56 </text:p>
          </table:table-cell>
          <table:table-cell office:value-type="string">
            <text:p>411 </text:p>
          </table:table-cell>
          <table:table-cell office:value-type="string">
            <text:p>$232 </text:p>
          </table:table-cell>
          <table:table-cell office:value-type="string">
            <text:p>$12.4 </text:p>
          </table:table-cell>
          <table:table-cell office:value-type="string">
            <text:p>$0.009 </text:p>
          </table:table-cell>
          <table:table-cell office:value-type="string">
            <text:p>$29,191 </text:p>
          </table:table-cell>
          <table:table-cell office:value-type="string">
            <text:p>0.11887665385067</text:p>
          </table:table-cell>
          <table:table-cell office:value-type="string">
            <text:p>1.86 </text:p>
          </table:table-cell>
          <table:table-cell office:value-type="float" office:value="48">
            <text:p>48</text:p>
          </table:table-cell>
          <table:table-cell office:value-type="string">
            <text:p>45.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3742626201763</text:p>
          </table:table-cell>
          <table:table-cell office:value-type="string">
            <text:p>41.7 </text:p>
          </table:table-cell>
          <table:table-cell office:value-type="string">
            <text:p>41.4 </text:p>
          </table:table-cell>
          <table:table-cell office:value-type="string">
            <text:p>12,059 </text:p>
          </table:table-cell>
          <table:table-cell office:value-type="string">
            <text:p>13,949 </text:p>
          </table:table-cell>
          <table:table-cell office:value-type="string">
            <text:p>13,949 </text:p>
          </table:table-cell>
          <table:table-cell office:value-type="string">
            <text:p>$2,299 </text:p>
          </table:table-cell>
          <table:table-cell office:value-type="string">
            <text:p>$4,366 </text:p>
          </table:table-cell>
          <table:table-cell office:value-type="string">
            <text:p>$17,835 </text:p>
          </table:table-cell>
          <table:table-cell office:value-type="string">
            <text:p/>
          </table:table-cell>
          <table:table-cell office:value-type="string">
            <text:p>1,890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436 </text:p>
          </table:table-cell>
          <table:table-cell office:value-type="string">
            <text:p/>
          </table:table-cell>
          <table:table-cell office:value-type="string">
            <text:p>$17,556 </text:p>
          </table:table-cell>
          <table:table-cell office:value-type="string">
            <text:p>$75,045 </text:p>
          </table:table-cell>
          <table:table-cell office:value-type="string">
            <text:p>3,748 </text:p>
          </table:table-cell>
          <table:table-cell office:value-type="string">
            <text:p>$30,251 </text:p>
          </table:table-cell>
          <table:table-cell office:value-type="string">
            <text:p>688 </text:p>
          </table:table-cell>
          <table:table-cell office:value-type="string">
            <text:p>$30,251 </text:p>
          </table:table-cell>
          <table:table-cell office:value-type="string">
            <text:p>4,788 </text:p>
          </table:table-cell>
          <table:table-cell office:value-type="string">
            <text:p>$16,775 </text:p>
          </table:table-cell>
          <table:table-cell office:value-type="string">
            <text:p>2,835 </text:p>
          </table:table-cell>
          <table:table-cell office:value-type="string">
            <text:p>$17,735 </text:p>
          </table:table-cell>
          <table:table-cell office:value-type="string">
            <text:p>11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62 </text:p>
          </table:table-cell>
          <table:table-cell office:value-type="string">
            <text:p>143 </text:p>
          </table:table-cell>
          <table:table-cell office:value-type="string">
            <text:p>11.77 </text:p>
          </table:table-cell>
          <table:table-cell office:value-type="string">
            <text:p>9.9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2000</text:p>
          </table:table-cell>
          <table:table-cell office:value-type="string">
            <text:p>8.01 </text:p>
          </table:table-cell>
          <table:table-cell office:value-type="string">
            <text:p>8.27 </text:p>
          </table:table-cell>
          <table:table-cell office:value-type="string">
            <text:p>$2.31 </text:p>
          </table:table-cell>
          <table:table-cell office:value-type="string">
            <text:p>11.38 </text:p>
          </table:table-cell>
          <table:table-cell office:value-type="string">
            <text:p>11.03 </text:p>
          </table:table-cell>
          <table:table-cell office:value-type="string">
            <text:p>7.77 </text:p>
          </table:table-cell>
          <table:table-cell office:value-type="string">
            <text:p>8.02 </text:p>
          </table:table-cell>
          <table:table-cell office:value-type="string">
            <text:p>$2.18 </text:p>
          </table:table-cell>
          <table:table-cell office:value-type="string">
            <text:p>$2.18 </text:p>
          </table:table-cell>
          <table:table-cell office:value-type="string">
            <text:p>25,446 </text:p>
          </table:table-cell>
          <table:table-cell office:value-type="string">
            <text:p>18 </text:p>
          </table:table-cell>
          <table:table-cell office:value-type="string">
            <text:p>$237 </text:p>
          </table:table-cell>
          <table:table-cell office:value-type="string">
            <text:p>$249 </text:p>
          </table:table-cell>
          <table:table-cell office:value-type="string">
            <text:p>$324 </text:p>
          </table:table-cell>
          <table:table-cell office:value-type="string">
            <text:p>$0.11 </text:p>
          </table:table-cell>
          <table:table-cell office:value-type="string">
            <text:p>$0.40 </text:p>
          </table:table-cell>
          <table:table-cell office:value-type="string">
            <text:p>$2.32 </text:p>
          </table:table-cell>
          <table:table-cell office:value-type="string">
            <text:p>$2,304 </text:p>
          </table:table-cell>
          <table:table-cell office:value-type="string">
            <text:p>$1,916 </text:p>
          </table:table-cell>
          <table:table-cell office:value-type="string">
            <text:p>8.23 </text:p>
          </table:table-cell>
          <table:table-cell office:value-type="string">
            <text:p>6.85 </text:p>
          </table:table-cell>
          <table:table-cell office:value-type="string">
            <text:p>8.50 </text:p>
          </table:table-cell>
          <table:table-cell office:value-type="string">
            <text:p>7.07 </text:p>
          </table:table-cell>
          <table:table-cell office:value-type="string">
            <text:p>$1,316 </text:p>
          </table:table-cell>
          <table:table-cell office:value-type="string">
            <text:p>4.70 </text:p>
          </table:table-cell>
          <table:table-cell office:value-type="string">
            <text:p>4.86 </text:p>
          </table:table-cell>
          <table:table-cell office:value-type="string">
            <text:p>$0.60 </text:p>
          </table:table-cell>
          <table:table-cell office:value-type="string">
            <text:p>2.14 </text:p>
          </table:table-cell>
          <table:table-cell office:value-type="string">
            <text:p>2.21 </text:p>
          </table:table-cell>
          <table:table-cell office:value-type="string">
            <text:p>$0.91 </text:p>
          </table:table-cell>
          <table:table-cell office:value-type="string">
            <text:p>424 </text:p>
          </table:table-cell>
          <table:table-cell office:value-type="string">
            <text:p>$388 </text:p>
          </table:table-cell>
          <table:table-cell office:value-type="string">
            <text:p>$19.4 </text:p>
          </table:table-cell>
          <table:table-cell office:value-type="string">
            <text:p>$0.014 </text:p>
          </table:table-cell>
          <table:table-cell office:value-type="string">
            <text:p>$36,931 </text:p>
          </table:table-cell>
          <table:table-cell office:value-type="string">
            <text:p>0.16827350952695</text:p>
          </table:table-cell>
          <table:table-cell office:value-type="string">
            <text:p>2.22 </text:p>
          </table:table-cell>
          <table:table-cell office:value-type="float" office:value="45">
            <text:p>45</text:p>
          </table:table-cell>
          <table:table-cell office:value-type="string">
            <text:p>52.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7.9 </text:p>
          </table:table-cell>
          <table:table-cell office:value-type="string">
            <text:p>68.2 </text:p>
          </table:table-cell>
          <table:table-cell office:value-type="string">
            <text:p>10,546 </text:p>
          </table:table-cell>
          <table:table-cell office:value-type="string">
            <text:p>12,187 </text:p>
          </table:table-cell>
          <table:table-cell office:value-type="string">
            <text:p>12,187 </text:p>
          </table:table-cell>
          <table:table-cell office:value-type="string">
            <text:p>$3,408 </text:p>
          </table:table-cell>
          <table:table-cell office:value-type="string">
            <text:p>$5,988 </text:p>
          </table:table-cell>
          <table:table-cell office:value-type="string">
            <text:p>$22,261 </text:p>
          </table:table-cell>
          <table:table-cell office:value-type="string">
            <text:p/>
          </table:table-cell>
          <table:table-cell office:value-type="string">
            <text:p>1,641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468 </text:p>
          </table:table-cell>
          <table:table-cell office:value-type="string">
            <text:p/>
          </table:table-cell>
          <table:table-cell office:value-type="string">
            <text:p>$22,569 </text:p>
          </table:table-cell>
          <table:table-cell office:value-type="string">
            <text:p>$99,221 </text:p>
          </table:table-cell>
          <table:table-cell office:value-type="string">
            <text:p>3,209 </text:p>
          </table:table-cell>
          <table:table-cell office:value-type="string">
            <text:p>$33,818 </text:p>
          </table:table-cell>
          <table:table-cell office:value-type="string">
            <text:p>653 </text:p>
          </table:table-cell>
          <table:table-cell office:value-type="string">
            <text:p>$33,818 </text:p>
          </table:table-cell>
          <table:table-cell office:value-type="string">
            <text:p>4,874 </text:p>
          </table:table-cell>
          <table:table-cell office:value-type="string">
            <text:p>$19,333 </text:p>
          </table:table-cell>
          <table:table-cell office:value-type="string">
            <text:p>1,810 </text:p>
          </table:table-cell>
          <table:table-cell office:value-type="string">
            <text:p>$28,998 </text:p>
          </table:table-cell>
          <table:table-cell office:value-type="string">
            <text:p>12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78 </text:p>
          </table:table-cell>
          <table:table-cell office:value-type="string">
            <text:p>143 </text:p>
          </table:table-cell>
          <table:table-cell office:value-type="string">
            <text:p>10.99 </text:p>
          </table:table-cell>
          <table:table-cell office:value-type="string">
            <text:p>9.2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2001</text:p>
          </table:table-cell>
          <table:table-cell office:value-type="string">
            <text:p>7.18 </text:p>
          </table:table-cell>
          <table:table-cell office:value-type="string">
            <text:p>7.42 </text:p>
          </table:table-cell>
          <table:table-cell office:value-type="string">
            <text:p>$2.04 </text:p>
          </table:table-cell>
          <table:table-cell office:value-type="string">
            <text:p>10.13 </text:p>
          </table:table-cell>
          <table:table-cell office:value-type="string">
            <text:p>9.80 </text:p>
          </table:table-cell>
          <table:table-cell office:value-type="string">
            <text:p>7.04 </text:p>
          </table:table-cell>
          <table:table-cell office:value-type="string">
            <text:p>7.28 </text:p>
          </table:table-cell>
          <table:table-cell office:value-type="string">
            <text:p>$1.93 </text:p>
          </table:table-cell>
          <table:table-cell office:value-type="string">
            <text:p>$1.93 </text:p>
          </table:table-cell>
          <table:table-cell office:value-type="string">
            <text:p>17,404 </text:p>
          </table:table-cell>
          <table:table-cell office:value-type="string">
            <text:p>15 </text:p>
          </table:table-cell>
          <table:table-cell office:value-type="string">
            <text:p>$232 </text:p>
          </table:table-cell>
          <table:table-cell office:value-type="string">
            <text:p>$284 </text:p>
          </table:table-cell>
          <table:table-cell office:value-type="string">
            <text:p>$342 </text:p>
          </table:table-cell>
          <table:table-cell office:value-type="string">
            <text:p>$0.12 </text:p>
          </table:table-cell>
          <table:table-cell office:value-type="string">
            <text:p>$0.44 </text:p>
          </table:table-cell>
          <table:table-cell office:value-type="string">
            <text:p>$2.46 </text:p>
          </table:table-cell>
          <table:table-cell office:value-type="string">
            <text:p>$2,444 </text:p>
          </table:table-cell>
          <table:table-cell office:value-type="string">
            <text:p>$2,112 </text:p>
          </table:table-cell>
          <table:table-cell office:value-type="string">
            <text:p>8.91 </text:p>
          </table:table-cell>
          <table:table-cell office:value-type="string">
            <text:p>7.69 </text:p>
          </table:table-cell>
          <table:table-cell office:value-type="string">
            <text:p>9.21 </text:p>
          </table:table-cell>
          <table:table-cell office:value-type="string">
            <text:p>7.95 </text:p>
          </table:table-cell>
          <table:table-cell office:value-type="string">
            <text:p>$1,469 </text:p>
          </table:table-cell>
          <table:table-cell office:value-type="string">
            <text:p>5.35 </text:p>
          </table:table-cell>
          <table:table-cell office:value-type="string">
            <text:p>5.53 </text:p>
          </table:table-cell>
          <table:table-cell office:value-type="string">
            <text:p>$0.64 </text:p>
          </table:table-cell>
          <table:table-cell office:value-type="string">
            <text:p>2.34 </text:p>
          </table:table-cell>
          <table:table-cell office:value-type="string">
            <text:p>2.42 </text:p>
          </table:table-cell>
          <table:table-cell office:value-type="string">
            <text:p>$0.80 </text:p>
          </table:table-cell>
          <table:table-cell office:value-type="string">
            <text:p>414 </text:p>
          </table:table-cell>
          <table:table-cell office:value-type="string">
            <text:p>$333 </text:p>
          </table:table-cell>
          <table:table-cell office:value-type="string">
            <text:p>$17.0 </text:p>
          </table:table-cell>
          <table:table-cell office:value-type="string">
            <text:p>$0.013 </text:p>
          </table:table-cell>
          <table:table-cell office:value-type="string">
            <text:p>$39,549 </text:p>
          </table:table-cell>
          <table:table-cell office:value-type="string">
            <text:p>0.13610519235945</text:p>
          </table:table-cell>
          <table:table-cell office:value-type="string">
            <text:p>2.21 </text:p>
          </table:table-cell>
          <table:table-cell office:value-type="float" office:value="41">
            <text:p>41</text:p>
          </table:table-cell>
          <table:table-cell office:value-type="string">
            <text:p>51.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7783886365243</text:p>
          </table:table-cell>
          <table:table-cell office:value-type="string">
            <text:p>29.2 </text:p>
          </table:table-cell>
          <table:table-cell office:value-type="string">
            <text:p>51.5 </text:p>
          </table:table-cell>
          <table:table-cell office:value-type="string">
            <text:p>10,344 </text:p>
          </table:table-cell>
          <table:table-cell office:value-type="string">
            <text:p>11,994 </text:p>
          </table:table-cell>
          <table:table-cell office:value-type="string">
            <text:p>11,994 </text:p>
          </table:table-cell>
          <table:table-cell office:value-type="string">
            <text:p>$5,207 </text:p>
          </table:table-cell>
          <table:table-cell office:value-type="string">
            <text:p>$7,653 </text:p>
          </table:table-cell>
          <table:table-cell office:value-type="string">
            <text:p>$24,559 </text:p>
          </table:table-cell>
          <table:table-cell office:value-type="string">
            <text:p/>
          </table:table-cell>
          <table:table-cell office:value-type="string">
            <text:p>1,650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507 </text:p>
          </table:table-cell>
          <table:table-cell office:value-type="string">
            <text:p/>
          </table:table-cell>
          <table:table-cell office:value-type="string">
            <text:p>$22,991 </text:p>
          </table:table-cell>
          <table:table-cell office:value-type="string">
            <text:p>$99,301 </text:p>
          </table:table-cell>
          <table:table-cell office:value-type="string">
            <text:p>3,015 </text:p>
          </table:table-cell>
          <table:table-cell office:value-type="string">
            <text:p>$38,357 </text:p>
          </table:table-cell>
          <table:table-cell office:value-type="string">
            <text:p>835 </text:p>
          </table:table-cell>
          <table:table-cell office:value-type="string">
            <text:p>$38,357 </text:p>
          </table:table-cell>
          <table:table-cell office:value-type="string">
            <text:p>4,173 </text:p>
          </table:table-cell>
          <table:table-cell office:value-type="string">
            <text:p>$23,774 </text:p>
          </table:table-cell>
          <table:table-cell office:value-type="string">
            <text:p>2,321 </text:p>
          </table:table-cell>
          <table:table-cell office:value-type="string">
            <text:p>$24,328 </text:p>
          </table:table-cell>
          <table:table-cell office:value-type="string">
            <text:p>14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94 </text:p>
          </table:table-cell>
          <table:table-cell office:value-type="string">
            <text:p>141 </text:p>
          </table:table-cell>
          <table:table-cell office:value-type="string">
            <text:p>9.73 </text:p>
          </table:table-cell>
          <table:table-cell office:value-type="string">
            <text:p>8.2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2002</text:p>
          </table:table-cell>
          <table:table-cell office:value-type="string">
            <text:p>7.16 </text:p>
          </table:table-cell>
          <table:table-cell office:value-type="string">
            <text:p>7.23 </text:p>
          </table:table-cell>
          <table:table-cell office:value-type="string">
            <text:p>$2.02 </text:p>
          </table:table-cell>
          <table:table-cell office:value-type="string">
            <text:p>9.66 </text:p>
          </table:table-cell>
          <table:table-cell office:value-type="string">
            <text:p>9.57 </text:p>
          </table:table-cell>
          <table:table-cell office:value-type="string">
            <text:p>7.05 </text:p>
          </table:table-cell>
          <table:table-cell office:value-type="string">
            <text:p>7.11 </text:p>
          </table:table-cell>
          <table:table-cell office:value-type="string">
            <text:p>$1.92 </text:p>
          </table:table-cell>
          <table:table-cell office:value-type="string">
            <text:p>$1.92 </text:p>
          </table:table-cell>
          <table:table-cell office:value-type="string">
            <text:p>15,023 </text:p>
          </table:table-cell>
          <table:table-cell office:value-type="string">
            <text:p>10 </text:p>
          </table:table-cell>
          <table:table-cell office:value-type="string">
            <text:p>$229 </text:p>
          </table:table-cell>
          <table:table-cell office:value-type="string">
            <text:p>$258 </text:p>
          </table:table-cell>
          <table:table-cell office:value-type="string">
            <text:p>$334 </text:p>
          </table:table-cell>
          <table:table-cell office:value-type="string">
            <text:p>$0.10 </text:p>
          </table:table-cell>
          <table:table-cell office:value-type="string">
            <text:p>$0.36 </text:p>
          </table:table-cell>
          <table:table-cell office:value-type="string">
            <text:p>$2.19 </text:p>
          </table:table-cell>
          <table:table-cell office:value-type="string">
            <text:p>$2,175 </text:p>
          </table:table-cell>
          <table:table-cell office:value-type="string">
            <text:p>$1,879 </text:p>
          </table:table-cell>
          <table:table-cell office:value-type="string">
            <text:p>7.99 </text:p>
          </table:table-cell>
          <table:table-cell office:value-type="string">
            <text:p>6.90 </text:p>
          </table:table-cell>
          <table:table-cell office:value-type="string">
            <text:p>8.06 </text:p>
          </table:table-cell>
          <table:table-cell office:value-type="string">
            <text:p>6.96 </text:p>
          </table:table-cell>
          <table:table-cell office:value-type="string">
            <text:p>$1,248 </text:p>
          </table:table-cell>
          <table:table-cell office:value-type="string">
            <text:p>4.58 </text:p>
          </table:table-cell>
          <table:table-cell office:value-type="string">
            <text:p>4.62 </text:p>
          </table:table-cell>
          <table:table-cell office:value-type="string">
            <text:p>$0.63 </text:p>
          </table:table-cell>
          <table:table-cell office:value-type="string">
            <text:p>2.32 </text:p>
          </table:table-cell>
          <table:table-cell office:value-type="string">
            <text:p>2.34 </text:p>
          </table:table-cell>
          <table:table-cell office:value-type="string">
            <text:p>$0.98 </text:p>
          </table:table-cell>
          <table:table-cell office:value-type="string">
            <text:p>301 </text:p>
          </table:table-cell>
          <table:table-cell office:value-type="string">
            <text:p>$296 </text:p>
          </table:table-cell>
          <table:table-cell office:value-type="string">
            <text:p>$15.2 </text:p>
          </table:table-cell>
          <table:table-cell office:value-type="string">
            <text:p>$0.011 </text:p>
          </table:table-cell>
          <table:table-cell office:value-type="string">
            <text:p>$36,771 </text:p>
          </table:table-cell>
          <table:table-cell office:value-type="string">
            <text:p>0.13613944733301</text:p>
          </table:table-cell>
          <table:table-cell office:value-type="string">
            <text:p>2.19 </text:p>
          </table:table-cell>
          <table:table-cell office:value-type="float" office:value="43">
            <text:p>43</text:p>
          </table:table-cell>
          <table:table-cell office:value-type="string">
            <text:p>50.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8590551121243</text:p>
          </table:table-cell>
          <table:table-cell office:value-type="string">
            <text:p>41.1 </text:p>
          </table:table-cell>
          <table:table-cell office:value-type="string">
            <text:p>49.9 </text:p>
          </table:table-cell>
          <table:table-cell office:value-type="string">
            <text:p>10,624 </text:p>
          </table:table-cell>
          <table:table-cell office:value-type="string">
            <text:p>12,299 </text:p>
          </table:table-cell>
          <table:table-cell office:value-type="string">
            <text:p>12,299 </text:p>
          </table:table-cell>
          <table:table-cell office:value-type="string">
            <text:p>$6,675 </text:p>
          </table:table-cell>
          <table:table-cell office:value-type="string">
            <text:p>$8,759 </text:p>
          </table:table-cell>
          <table:table-cell office:value-type="string">
            <text:p>$22,287 </text:p>
          </table:table-cell>
          <table:table-cell office:value-type="string">
            <text:p/>
          </table:table-cell>
          <table:table-cell office:value-type="string">
            <text:p>1,675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476 </text:p>
          </table:table-cell>
          <table:table-cell office:value-type="string">
            <text:p/>
          </table:table-cell>
          <table:table-cell office:value-type="string">
            <text:p>$21,979 </text:p>
          </table:table-cell>
          <table:table-cell office:value-type="string">
            <text:p>$92,148 </text:p>
          </table:table-cell>
          <table:table-cell office:value-type="string">
            <text:p>2,947 </text:p>
          </table:table-cell>
          <table:table-cell office:value-type="string">
            <text:p>$32,948 </text:p>
          </table:table-cell>
          <table:table-cell office:value-type="string">
            <text:p>905 </text:p>
          </table:table-cell>
          <table:table-cell office:value-type="string">
            <text:p>$32,948 </text:p>
          </table:table-cell>
          <table:table-cell office:value-type="string">
            <text:p>4,404 </text:p>
          </table:table-cell>
          <table:table-cell office:value-type="string">
            <text:p>$22,690 </text:p>
          </table:table-cell>
          <table:table-cell office:value-type="string">
            <text:p>2,368 </text:p>
          </table:table-cell>
          <table:table-cell office:value-type="string">
            <text:p>$25,812 </text:p>
          </table:table-cell>
          <table:table-cell office:value-type="string">
            <text:p>10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49 </text:p>
          </table:table-cell>
          <table:table-cell office:value-type="string">
            <text:p>141 </text:p>
          </table:table-cell>
          <table:table-cell office:value-type="string">
            <text:p>12.84 </text:p>
          </table:table-cell>
          <table:table-cell office:value-type="string">
            <text:p>11.0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2003</text:p>
          </table:table-cell>
          <table:table-cell office:value-type="string">
            <text:p>7.70 </text:p>
          </table:table-cell>
          <table:table-cell office:value-type="string">
            <text:p>7.70 </text:p>
          </table:table-cell>
          <table:table-cell office:value-type="string">
            <text:p>$2.22 </text:p>
          </table:table-cell>
          <table:table-cell office:value-type="string">
            <text:p>9.91 </text:p>
          </table:table-cell>
          <table:table-cell office:value-type="string">
            <text:p>9.91 </text:p>
          </table:table-cell>
          <table:table-cell office:value-type="string">
            <text:p>7.57 </text:p>
          </table:table-cell>
          <table:table-cell office:value-type="string">
            <text:p>7.56 </text:p>
          </table:table-cell>
          <table:table-cell office:value-type="string">
            <text:p>$2.11 </text:p>
          </table:table-cell>
          <table:table-cell office:value-type="string">
            <text:p>$2.11 </text:p>
          </table:table-cell>
          <table:table-cell office:value-type="string">
            <text:p>29,775 </text:p>
          </table:table-cell>
          <table:table-cell office:value-type="string">
            <text:p>8 </text:p>
          </table:table-cell>
          <table:table-cell office:value-type="string">
            <text:p>$204 </text:p>
          </table:table-cell>
          <table:table-cell office:value-type="string">
            <text:p>$238 </text:p>
          </table:table-cell>
          <table:table-cell office:value-type="string">
            <text:p>$303 </text:p>
          </table:table-cell>
          <table:table-cell office:value-type="string">
            <text:p>$0.12 </text:p>
          </table:table-cell>
          <table:table-cell office:value-type="string">
            <text:p>$0.44 </text:p>
          </table:table-cell>
          <table:table-cell office:value-type="string">
            <text:p>$2.20 </text:p>
          </table:table-cell>
          <table:table-cell office:value-type="string">
            <text:p>$2,191 </text:p>
          </table:table-cell>
          <table:table-cell office:value-type="string">
            <text:p>$1,820 </text:p>
          </table:table-cell>
          <table:table-cell office:value-type="string">
            <text:p>7.86 </text:p>
          </table:table-cell>
          <table:table-cell office:value-type="string">
            <text:p>6.53 </text:p>
          </table:table-cell>
          <table:table-cell office:value-type="string">
            <text:p>7.86 </text:p>
          </table:table-cell>
          <table:table-cell office:value-type="string">
            <text:p>6.53 </text:p>
          </table:table-cell>
          <table:table-cell office:value-type="string">
            <text:p>$1,132 </text:p>
          </table:table-cell>
          <table:table-cell office:value-type="string">
            <text:p>4.06 </text:p>
          </table:table-cell>
          <table:table-cell office:value-type="string">
            <text:p>4.06 </text:p>
          </table:table-cell>
          <table:table-cell office:value-type="string">
            <text:p>$0.69 </text:p>
          </table:table-cell>
          <table:table-cell office:value-type="string">
            <text:p>2.47 </text:p>
          </table:table-cell>
          <table:table-cell office:value-type="string">
            <text:p>2.47 </text:p>
          </table:table-cell>
          <table:table-cell office:value-type="string">
            <text:p>$0.88 </text:p>
          </table:table-cell>
          <table:table-cell office:value-type="string">
            <text:p>423 </text:p>
          </table:table-cell>
          <table:table-cell office:value-type="string">
            <text:p>$372 </text:p>
          </table:table-cell>
          <table:table-cell office:value-type="string">
            <text:p>$18.5 </text:p>
          </table:table-cell>
          <table:table-cell office:value-type="string">
            <text:p>$0.013 </text:p>
          </table:table-cell>
          <table:table-cell office:value-type="string">
            <text:p>$37,239 </text:p>
          </table:table-cell>
          <table:table-cell office:value-type="string">
            <text:p>0.16960972124718</text:p>
          </table:table-cell>
          <table:table-cell office:value-type="string">
            <text:p>2.15 </text:p>
          </table:table-cell>
          <table:table-cell office:value-type="float" office:value="41">
            <text:p>41</text:p>
          </table:table-cell>
          <table:table-cell office:value-type="string">
            <text:p>49.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728480686406</text:p>
          </table:table-cell>
          <table:table-cell office:value-type="string">
            <text:p>33.6 </text:p>
          </table:table-cell>
          <table:table-cell office:value-type="string">
            <text:p>50.4 </text:p>
          </table:table-cell>
          <table:table-cell office:value-type="string">
            <text:p>11,231 </text:p>
          </table:table-cell>
          <table:table-cell office:value-type="string">
            <text:p>12,958 </text:p>
          </table:table-cell>
          <table:table-cell office:value-type="string">
            <text:p>12,958 </text:p>
          </table:table-cell>
          <table:table-cell office:value-type="string">
            <text:p>$7,704 </text:p>
          </table:table-cell>
          <table:table-cell office:value-type="string">
            <text:p>$10,326 </text:p>
          </table:table-cell>
          <table:table-cell office:value-type="string">
            <text:p>$23,062 </text:p>
          </table:table-cell>
          <table:table-cell office:value-type="string">
            <text:p/>
          </table:table-cell>
          <table:table-cell office:value-type="string">
            <text:p>1,727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583 </text:p>
          </table:table-cell>
          <table:table-cell office:value-type="string">
            <text:p/>
          </table:table-cell>
          <table:table-cell office:value-type="string">
            <text:p>$27,379 </text:p>
          </table:table-cell>
          <table:table-cell office:value-type="string">
            <text:p>$92,111 </text:p>
          </table:table-cell>
          <table:table-cell office:value-type="string">
            <text:p>3,213 </text:p>
          </table:table-cell>
          <table:table-cell office:value-type="string">
            <text:p>$38,454 </text:p>
          </table:table-cell>
          <table:table-cell office:value-type="string">
            <text:p>899 </text:p>
          </table:table-cell>
          <table:table-cell office:value-type="string">
            <text:p>$38,454 </text:p>
          </table:table-cell>
          <table:table-cell office:value-type="string">
            <text:p>4,724 </text:p>
          </table:table-cell>
          <table:table-cell office:value-type="string">
            <text:p>$20,095 </text:p>
          </table:table-cell>
          <table:table-cell office:value-type="string">
            <text:p>2,395 </text:p>
          </table:table-cell>
          <table:table-cell office:value-type="string">
            <text:p>$26,911 </text:p>
          </table:table-cell>
          <table:table-cell office:value-type="string">
            <text:p>14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,006 </text:p>
          </table:table-cell>
          <table:table-cell office:value-type="string">
            <text:p>140 </text:p>
          </table:table-cell>
          <table:table-cell office:value-type="string">
            <text:p>10.04 </text:p>
          </table:table-cell>
          <table:table-cell office:value-type="string">
            <text:p>8.6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2004</text:p>
          </table:table-cell>
          <table:table-cell office:value-type="string">
            <text:p>7.47 </text:p>
          </table:table-cell>
          <table:table-cell office:value-type="string">
            <text:p>7.42 </text:p>
          </table:table-cell>
          <table:table-cell office:value-type="string">
            <text:p>$2.48 </text:p>
          </table:table-cell>
          <table:table-cell office:value-type="string">
            <text:p>9.40 </text:p>
          </table:table-cell>
          <table:table-cell office:value-type="string">
            <text:p>9.46 </text:p>
          </table:table-cell>
          <table:table-cell office:value-type="string">
            <text:p>7.32 </text:p>
          </table:table-cell>
          <table:table-cell office:value-type="string">
            <text:p>7.27 </text:p>
          </table:table-cell>
          <table:table-cell office:value-type="string">
            <text:p>$2.19 </text:p>
          </table:table-cell>
          <table:table-cell office:value-type="string">
            <text:p>$2.19 </text:p>
          </table:table-cell>
          <table:table-cell office:value-type="string">
            <text:p>27,324 </text:p>
          </table:table-cell>
          <table:table-cell office:value-type="string">
            <text:p>158 </text:p>
          </table:table-cell>
          <table:table-cell office:value-type="string">
            <text:p>$185 </text:p>
          </table:table-cell>
          <table:table-cell office:value-type="string">
            <text:p>$230 </text:p>
          </table:table-cell>
          <table:table-cell office:value-type="string">
            <text:p>$289 </text:p>
          </table:table-cell>
          <table:table-cell office:value-type="string">
            <text:p>$0.11 </text:p>
          </table:table-cell>
          <table:table-cell office:value-type="string">
            <text:p>$0.38 </text:p>
          </table:table-cell>
          <table:table-cell office:value-type="string">
            <text:p>$2.49 </text:p>
          </table:table-cell>
          <table:table-cell office:value-type="string">
            <text:p>$2,328 </text:p>
          </table:table-cell>
          <table:table-cell office:value-type="string">
            <text:p>$1,777 </text:p>
          </table:table-cell>
          <table:table-cell office:value-type="string">
            <text:p>7.77 </text:p>
          </table:table-cell>
          <table:table-cell office:value-type="string">
            <text:p>5.93 </text:p>
          </table:table-cell>
          <table:table-cell office:value-type="string">
            <text:p>7.72 </text:p>
          </table:table-cell>
          <table:table-cell office:value-type="string">
            <text:p>5.89 </text:p>
          </table:table-cell>
          <table:table-cell office:value-type="string">
            <text:p>$1,082 </text:p>
          </table:table-cell>
          <table:table-cell office:value-type="string">
            <text:p>3.61 </text:p>
          </table:table-cell>
          <table:table-cell office:value-type="string">
            <text:p>3.59 </text:p>
          </table:table-cell>
          <table:table-cell office:value-type="string">
            <text:p>$0.69 </text:p>
          </table:table-cell>
          <table:table-cell office:value-type="string">
            <text:p>2.32 </text:p>
          </table:table-cell>
          <table:table-cell office:value-type="string">
            <text:p>2.30 </text:p>
          </table:table-cell>
          <table:table-cell office:value-type="string">
            <text:p>$1.22 </text:p>
          </table:table-cell>
          <table:table-cell office:value-type="string">
            <text:p>450 </text:p>
          </table:table-cell>
          <table:table-cell office:value-type="string">
            <text:p>$551 </text:p>
          </table:table-cell>
          <table:table-cell office:value-type="string">
            <text:p>$26.1 </text:p>
          </table:table-cell>
          <table:table-cell office:value-type="string">
            <text:p>$0.018 </text:p>
          </table:table-cell>
          <table:table-cell office:value-type="string">
            <text:p>$37,888 </text:p>
          </table:table-cell>
          <table:table-cell office:value-type="string">
            <text:p>0</text:p>
          </table:table-cell>
          <table:table-cell office:value-type="string">
            <text:p>2.26 </text:p>
          </table:table-cell>
          <table:table-cell office:value-type="float" office:value="43">
            <text:p>43</text:p>
          </table:table-cell>
          <table:table-cell office:value-type="string">
            <text:p>49.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7.8 </text:p>
          </table:table-cell>
          <table:table-cell office:value-type="string">
            <text:p>50.1 </text:p>
          </table:table-cell>
          <table:table-cell office:value-type="string">
            <text:p>11,511 </text:p>
          </table:table-cell>
          <table:table-cell office:value-type="string">
            <text:p>13,362 </text:p>
          </table:table-cell>
          <table:table-cell office:value-type="string">
            <text:p>13,362 </text:p>
          </table:table-cell>
          <table:table-cell office:value-type="string">
            <text:p>$5,136 </text:p>
          </table:table-cell>
          <table:table-cell office:value-type="string">
            <text:p>$8,262 </text:p>
          </table:table-cell>
          <table:table-cell office:value-type="string">
            <text:p>$21,987 </text:p>
          </table:table-cell>
          <table:table-cell office:value-type="string">
            <text:p/>
          </table:table-cell>
          <table:table-cell office:value-type="string">
            <text:p>1,851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558 </text:p>
          </table:table-cell>
          <table:table-cell office:value-type="string">
            <text:p/>
          </table:table-cell>
          <table:table-cell office:value-type="string">
            <text:p>$27,702 </text:p>
          </table:table-cell>
          <table:table-cell office:value-type="string">
            <text:p>$100,269 </text:p>
          </table:table-cell>
          <table:table-cell office:value-type="string">
            <text:p>3,111 </text:p>
          </table:table-cell>
          <table:table-cell office:value-type="string">
            <text:p>$36,517 </text:p>
          </table:table-cell>
          <table:table-cell office:value-type="string">
            <text:p>926 </text:p>
          </table:table-cell>
          <table:table-cell office:value-type="string">
            <text:p>$36,517 </text:p>
          </table:table-cell>
          <table:table-cell office:value-type="string">
            <text:p>5,251 </text:p>
          </table:table-cell>
          <table:table-cell office:value-type="string">
            <text:p>$18,615 </text:p>
          </table:table-cell>
          <table:table-cell office:value-type="string">
            <text:p>2,604 </text:p>
          </table:table-cell>
          <table:table-cell office:value-type="string">
            <text:p>$25,947 </text:p>
          </table:table-cell>
          <table:table-cell office:value-type="string">
            <text:p>13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,052 </text:p>
          </table:table-cell>
          <table:table-cell office:value-type="string">
            <text:p>141 </text:p>
          </table:table-cell>
          <table:table-cell office:value-type="string">
            <text:p>10.91 </text:p>
          </table:table-cell>
          <table:table-cell office:value-type="string">
            <text:p>10.9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2005</text:p>
          </table:table-cell>
          <table:table-cell office:value-type="string">
            <text:p>8.40 </text:p>
          </table:table-cell>
          <table:table-cell office:value-type="string">
            <text:p>8.53 </text:p>
          </table:table-cell>
          <table:table-cell office:value-type="string">
            <text:p>$3.40 </text:p>
          </table:table-cell>
          <table:table-cell office:value-type="string">
            <text:p>10.35 </text:p>
          </table:table-cell>
          <table:table-cell office:value-type="string">
            <text:p>10.19 </text:p>
          </table:table-cell>
          <table:table-cell office:value-type="string">
            <text:p>8.10 </text:p>
          </table:table-cell>
          <table:table-cell office:value-type="string">
            <text:p>8.23 </text:p>
          </table:table-cell>
          <table:table-cell office:value-type="string">
            <text:p>$2.51 </text:p>
          </table:table-cell>
          <table:table-cell office:value-type="string">
            <text:p>$2.51 </text:p>
          </table:table-cell>
          <table:table-cell office:value-type="string">
            <text:p>55,239 </text:p>
          </table:table-cell>
          <table:table-cell office:value-type="string">
            <text:p>723 </text:p>
          </table:table-cell>
          <table:table-cell office:value-type="string">
            <text:p>$236 </text:p>
          </table:table-cell>
          <table:table-cell office:value-type="string">
            <text:p>$197 </text:p>
          </table:table-cell>
          <table:table-cell office:value-type="string">
            <text:p>$342 </text:p>
          </table:table-cell>
          <table:table-cell office:value-type="string">
            <text:p>$0.13 </text:p>
          </table:table-cell>
          <table:table-cell office:value-type="string">
            <text:p>$0.43 </text:p>
          </table:table-cell>
          <table:table-cell office:value-type="string">
            <text:p>$3.52 </text:p>
          </table:table-cell>
          <table:table-cell office:value-type="string">
            <text:p>$2,795 </text:p>
          </table:table-cell>
          <table:table-cell office:value-type="string">
            <text:p>$2,024 </text:p>
          </table:table-cell>
          <table:table-cell office:value-type="string">
            <text:p>9.02 </text:p>
          </table:table-cell>
          <table:table-cell office:value-type="string">
            <text:p>6.53 </text:p>
          </table:table-cell>
          <table:table-cell office:value-type="string">
            <text:p>9.16 </text:p>
          </table:table-cell>
          <table:table-cell office:value-type="string">
            <text:p>6.63 </text:p>
          </table:table-cell>
          <table:table-cell office:value-type="string">
            <text:p>$1,281 </text:p>
          </table:table-cell>
          <table:table-cell office:value-type="string">
            <text:p>4.14 </text:p>
          </table:table-cell>
          <table:table-cell office:value-type="string">
            <text:p>4.20 </text:p>
          </table:table-cell>
          <table:table-cell office:value-type="string">
            <text:p>$0.74 </text:p>
          </table:table-cell>
          <table:table-cell office:value-type="string">
            <text:p>2.40 </text:p>
          </table:table-cell>
          <table:table-cell office:value-type="string">
            <text:p>2.43 </text:p>
          </table:table-cell>
          <table:table-cell office:value-type="string">
            <text:p>$1.71 </text:p>
          </table:table-cell>
          <table:table-cell office:value-type="string">
            <text:p>449 </text:p>
          </table:table-cell>
          <table:table-cell office:value-type="string">
            <text:p>$771 </text:p>
          </table:table-cell>
          <table:table-cell office:value-type="string">
            <text:p>$34.8 </text:p>
          </table:table-cell>
          <table:table-cell office:value-type="string">
            <text:p>$0.025 </text:p>
          </table:table-cell>
          <table:table-cell office:value-type="string">
            <text:p>$43,616 </text:p>
          </table:table-cell>
          <table:table-cell office:value-type="string">
            <text:p>0</text:p>
          </table:table-cell>
          <table:table-cell office:value-type="string">
            <text:p>2.51 </text:p>
          </table:table-cell>
          <table:table-cell office:value-type="float" office:value="41">
            <text:p>41</text:p>
          </table:table-cell>
          <table:table-cell office:value-type="string">
            <text:p>50.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7.4 </text:p>
          </table:table-cell>
          <table:table-cell office:value-type="string">
            <text:p>52.2 </text:p>
          </table:table-cell>
          <table:table-cell office:value-type="string">
            <text:p>10,292 </text:p>
          </table:table-cell>
          <table:table-cell office:value-type="string">
            <text:p>12,142 </text:p>
          </table:table-cell>
          <table:table-cell office:value-type="string">
            <text:p>12,142 </text:p>
          </table:table-cell>
          <table:table-cell office:value-type="string">
            <text:p>$8,074 </text:p>
          </table:table-cell>
          <table:table-cell office:value-type="string">
            <text:p>$10,849 </text:p>
          </table:table-cell>
          <table:table-cell office:value-type="string">
            <text:p>$26,578 </text:p>
          </table:table-cell>
          <table:table-cell office:value-type="string">
            <text:p/>
          </table:table-cell>
          <table:table-cell office:value-type="string">
            <text:p>1,850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493 </text:p>
          </table:table-cell>
          <table:table-cell office:value-type="string">
            <text:p/>
          </table:table-cell>
          <table:table-cell office:value-type="string">
            <text:p>$26,285 </text:p>
          </table:table-cell>
          <table:table-cell office:value-type="string">
            <text:p>$101,279 </text:p>
          </table:table-cell>
          <table:table-cell office:value-type="string">
            <text:p>2,991 </text:p>
          </table:table-cell>
          <table:table-cell office:value-type="string">
            <text:p>$44,051 </text:p>
          </table:table-cell>
          <table:table-cell office:value-type="string">
            <text:p>900 </text:p>
          </table:table-cell>
          <table:table-cell office:value-type="string">
            <text:p>$44,051 </text:p>
          </table:table-cell>
          <table:table-cell office:value-type="string">
            <text:p>3,843 </text:p>
          </table:table-cell>
          <table:table-cell office:value-type="string">
            <text:p>$25,725 </text:p>
          </table:table-cell>
          <table:table-cell office:value-type="string">
            <text:p>2,558 </text:p>
          </table:table-cell>
          <table:table-cell office:value-type="string">
            <text:p>$26,851 </text:p>
          </table:table-cell>
          <table:table-cell office:value-type="string">
            <text:p>14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,028 </text:p>
          </table:table-cell>
          <table:table-cell office:value-type="string">
            <text:p>143 </text:p>
          </table:table-cell>
          <table:table-cell office:value-type="string">
            <text:p>10.95 </text:p>
          </table:table-cell>
          <table:table-cell office:value-type="string">
            <text:p>11.0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2006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2007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2008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2009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201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2011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2012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2013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2014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2015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2016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erica West </text:p>
          </table:table-cell>
          <table:table-cell office:value-type="string">
            <text:p>2017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1995</text:p>
          </table:table-cell>
          <table:table-cell office:value-type="string">
            <text:p>5.37 </text:p>
          </table:table-cell>
          <table:table-cell office:value-type="string">
            <text:p>7.77 </text:p>
          </table:table-cell>
          <table:table-cell office:value-type="string">
            <text:p>$2.87 </text:p>
          </table:table-cell>
          <table:table-cell office:value-type="string">
            <text:p>11.61 </text:p>
          </table:table-cell>
          <table:table-cell office:value-type="string">
            <text:p>8.03 </text:p>
          </table:table-cell>
          <table:table-cell office:value-type="string">
            <text:p>5.18 </text:p>
          </table:table-cell>
          <table:table-cell office:value-type="string">
            <text:p>7.49 </text:p>
          </table:table-cell>
          <table:table-cell office:value-type="string">
            <text:p>$2.76 </text:p>
          </table:table-cell>
          <table:table-cell office:value-type="string">
            <text:p>$2.76 </text:p>
          </table:table-cell>
          <table:table-cell office:value-type="string">
            <text:p>1,302 </text:p>
          </table:table-cell>
          <table:table-cell office:value-type="string">
            <text:p>11 </text:p>
          </table:table-cell>
          <table:table-cell office:value-type="string">
            <text:p>$189 </text:p>
          </table:table-cell>
          <table:table-cell office:value-type="string">
            <text:p>$135 </text:p>
          </table:table-cell>
          <table:table-cell office:value-type="string">
            <text:p>$276 </text:p>
          </table:table-cell>
          <table:table-cell office:value-type="string">
            <text:p>$0.07 </text:p>
          </table:table-cell>
          <table:table-cell office:value-type="string">
            <text:p>$0.18 </text:p>
          </table:table-cell>
          <table:table-cell office:value-type="string">
            <text:p>$2.56 </text:p>
          </table:table-cell>
          <table:table-cell office:value-type="string">
            <text:p>$2,554 </text:p>
          </table:table-cell>
          <table:table-cell office:value-type="string">
            <text:p>$2,188 </text:p>
          </table:table-cell>
          <table:table-cell office:value-type="string">
            <text:p>4.79 </text:p>
          </table:table-cell>
          <table:table-cell office:value-type="string">
            <text:p>4.11 </text:p>
          </table:table-cell>
          <table:table-cell office:value-type="string">
            <text:p>6.93 </text:p>
          </table:table-cell>
          <table:table-cell office:value-type="string">
            <text:p>5.94 </text:p>
          </table:table-cell>
          <table:table-cell office:value-type="string">
            <text:p>$1,262 </text:p>
          </table:table-cell>
          <table:table-cell office:value-type="string">
            <text:p>2.37 </text:p>
          </table:table-cell>
          <table:table-cell office:value-type="string">
            <text:p>3.43 </text:p>
          </table:table-cell>
          <table:table-cell office:value-type="string">
            <text:p>$0.93 </text:p>
          </table:table-cell>
          <table:table-cell office:value-type="string">
            <text:p>1.74 </text:p>
          </table:table-cell>
          <table:table-cell office:value-type="string">
            <text:p>2.51 </text:p>
          </table:table-cell>
          <table:table-cell office:value-type="string">
            <text:p>$0.56 </text:p>
          </table:table-cell>
          <table:table-cell office:value-type="string">
            <text:p>659 </text:p>
          </table:table-cell>
          <table:table-cell office:value-type="string">
            <text:p>$366 </text:p>
          </table:table-cell>
          <table:table-cell office:value-type="string">
            <text:p>$7.3 </text:p>
          </table:table-cell>
          <table:table-cell office:value-type="string">
            <text:p>$0.010 </text:p>
          </table:table-cell>
          <table:table-cell office:value-type="string">
            <text:p>$34,575 </text:p>
          </table:table-cell>
          <table:table-cell office:value-type="string">
            <text:p>0.14320981465933</text:p>
          </table:table-cell>
          <table:table-cell office:value-type="string">
            <text:p>1.95 </text:p>
          </table:table-cell>
          <table:table-cell office:value-type="float" office:value="40">
            <text:p>40</text:p>
          </table:table-cell>
          <table:table-cell office:value-type="string">
            <text:p>70.2 </text:p>
          </table:table-cell>
          <table:table-cell office:value-type="string">
            <text:p>130.8 </text:p>
          </table:table-cell>
          <table:table-cell office:value-type="string">
            <text:p>130.8 </text:p>
          </table:table-cell>
          <table:table-cell office:value-type="string">
            <text:p>0.68474642576420</text:p>
          </table:table-cell>
          <table:table-cell office:value-type="string">
            <text:p>44.2 </text:p>
          </table:table-cell>
          <table:table-cell office:value-type="string">
            <text:p>58.0 </text:p>
          </table:table-cell>
          <table:table-cell office:value-type="string">
            <text:p>16,905 </text:p>
          </table:table-cell>
          <table:table-cell office:value-type="string">
            <text:p>18,930 </text:p>
          </table:table-cell>
          <table:table-cell office:value-type="string">
            <text:p>18,930 </text:p>
          </table:table-cell>
          <table:table-cell office:value-type="string">
            <text:p>$8,051 </text:p>
          </table:table-cell>
          <table:table-cell office:value-type="string">
            <text:p>$8,628 </text:p>
          </table:table-cell>
          <table:table-cell office:value-type="string">
            <text:p>$20,699 </text:p>
          </table:table-cell>
          <table:table-cell office:value-type="string">
            <text:p>$128,546 </text:p>
          </table:table-cell>
          <table:table-cell office:value-type="string">
            <text:p>2,025 </text:p>
          </table:table-cell>
          <table:table-cell office:value-type="string">
            <text:p>$- </text:p>
          </table:table-cell>
          <table:table-cell office:value-type="string">
            <text:p>$330 </text:p>
          </table:table-cell>
          <table:table-cell office:value-type="string">
            <text:p>$- </text:p>
          </table:table-cell>
          <table:table-cell office:value-type="string">
            <text:p>$330 </text:p>
          </table:table-cell>
          <table:table-cell office:value-type="string">
            <text:p>$13,447 </text:p>
          </table:table-cell>
          <table:table-cell office:value-type="string">
            <text:p>$107,109 </text:p>
          </table:table-cell>
          <table:table-cell office:value-type="string">
            <text:p>1,932 </text:p>
          </table:table-cell>
          <table:table-cell office:value-type="string">
            <text:p>$34,189 </text:p>
          </table:table-cell>
          <table:table-cell office:value-type="string">
            <text:p>654 </text:p>
          </table:table-cell>
          <table:table-cell office:value-type="string">
            <text:p>$34,189 </text:p>
          </table:table-cell>
          <table:table-cell office:value-type="string">
            <text:p>11,083 </text:p>
          </table:table-cell>
          <table:table-cell office:value-type="string">
            <text:p>$22,189 </text:p>
          </table:table-cell>
          <table:table-cell office:value-type="string">
            <text:p>3,236 </text:p>
          </table:table-cell>
          <table:table-cell office:value-type="string">
            <text:p>$27,101 </text:p>
          </table:table-cell>
          <table:table-cell office:value-type="string">
            <text:p>251 </text:p>
          </table:table-cell>
          <table:table-cell office:value-type="string">
            <text:p>852,902 </text:p>
          </table:table-cell>
          <table:table-cell office:value-type="string">
            <text:p>720,329 </text:p>
          </table:table-cell>
          <table:table-cell office:value-type="string">
            <text:p>773 </text:p>
          </table:table-cell>
          <table:table-cell office:value-type="string">
            <text:p>8.93</text:p>
          </table:table-cell>
          <table:table-cell office:value-type="string">
            <text:p>401 </text:p>
          </table:table-cell>
          <table:table-cell office:value-type="string">
            <text:p>132 </text:p>
          </table:table-cell>
          <table:table-cell office:value-type="string">
            <text:p>9.32 </text:p>
          </table:table-cell>
          <table:table-cell office:value-type="string">
            <text:p>7.8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1996</text:p>
          </table:table-cell>
          <table:table-cell office:value-type="string">
            <text:p>5.72 </text:p>
          </table:table-cell>
          <table:table-cell office:value-type="string">
            <text:p>8.30 </text:p>
          </table:table-cell>
          <table:table-cell office:value-type="string">
            <text:p>$3.41 </text:p>
          </table:table-cell>
          <table:table-cell office:value-type="string">
            <text:p>12.01 </text:p>
          </table:table-cell>
          <table:table-cell office:value-type="string">
            <text:p>8.27 </text:p>
          </table:table-cell>
          <table:table-cell office:value-type="string">
            <text:p>5.50 </text:p>
          </table:table-cell>
          <table:table-cell office:value-type="string">
            <text:p>7.99 </text:p>
          </table:table-cell>
          <table:table-cell office:value-type="string">
            <text:p>$3.27 </text:p>
          </table:table-cell>
          <table:table-cell office:value-type="string">
            <text:p>$3.27 </text:p>
          </table:table-cell>
          <table:table-cell office:value-type="string">
            <text:p>1,400 </text:p>
          </table:table-cell>
          <table:table-cell office:value-type="string">
            <text:p>13 </text:p>
          </table:table-cell>
          <table:table-cell office:value-type="string">
            <text:p>$223 </text:p>
          </table:table-cell>
          <table:table-cell office:value-type="string">
            <text:p>$159 </text:p>
          </table:table-cell>
          <table:table-cell office:value-type="string">
            <text:p>$328 </text:p>
          </table:table-cell>
          <table:table-cell office:value-type="string">
            <text:p>$0.08 </text:p>
          </table:table-cell>
          <table:table-cell office:value-type="string">
            <text:p>$0.21 </text:p>
          </table:table-cell>
          <table:table-cell office:value-type="string">
            <text:p>$3.06 </text:p>
          </table:table-cell>
          <table:table-cell office:value-type="string">
            <text:p>$3,045 </text:p>
          </table:table-cell>
          <table:table-cell office:value-type="string">
            <text:p>$2,561 </text:p>
          </table:table-cell>
          <table:table-cell office:value-type="string">
            <text:p>5.13 </text:p>
          </table:table-cell>
          <table:table-cell office:value-type="string">
            <text:p>4.31 </text:p>
          </table:table-cell>
          <table:table-cell office:value-type="string">
            <text:p>7.44 </text:p>
          </table:table-cell>
          <table:table-cell office:value-type="string">
            <text:p>6.26 </text:p>
          </table:table-cell>
          <table:table-cell office:value-type="string">
            <text:p>$1,489 </text:p>
          </table:table-cell>
          <table:table-cell office:value-type="string">
            <text:p>2.51 </text:p>
          </table:table-cell>
          <table:table-cell office:value-type="string">
            <text:p>3.64 </text:p>
          </table:table-cell>
          <table:table-cell office:value-type="string">
            <text:p>$1.07 </text:p>
          </table:table-cell>
          <table:table-cell office:value-type="string">
            <text:p>1.80 </text:p>
          </table:table-cell>
          <table:table-cell office:value-type="string">
            <text:p>2.62 </text:p>
          </table:table-cell>
          <table:table-cell office:value-type="string">
            <text:p>$0.66 </text:p>
          </table:table-cell>
          <table:table-cell office:value-type="string">
            <text:p>737 </text:p>
          </table:table-cell>
          <table:table-cell office:value-type="string">
            <text:p>$484 </text:p>
          </table:table-cell>
          <table:table-cell office:value-type="string">
            <text:p>$8.7 </text:p>
          </table:table-cell>
          <table:table-cell office:value-type="string">
            <text:p>$0.012 </text:p>
          </table:table-cell>
          <table:table-cell office:value-type="string">
            <text:p>$33,979 </text:p>
          </table:table-cell>
          <table:table-cell office:value-type="string">
            <text:p>0</text:p>
          </table:table-cell>
          <table:table-cell office:value-type="string">
            <text:p>1.84 </text:p>
          </table:table-cell>
          <table:table-cell office:value-type="float" office:value="38">
            <text:p>38</text:p>
          </table:table-cell>
          <table:table-cell office:value-type="string">
            <text:p>69.5 </text:p>
          </table:table-cell>
          <table:table-cell office:value-type="string">
            <text:p>130.4 </text:p>
          </table:table-cell>
          <table:table-cell office:value-type="string">
            <text:p>130.4 </text:p>
          </table:table-cell>
          <table:table-cell office:value-type="string">
            <text:p>1</text:p>
          </table:table-cell>
          <table:table-cell office:value-type="string">
            <text:p>57.6 </text:p>
          </table:table-cell>
          <table:table-cell office:value-type="string">
            <text:p>55.6 </text:p>
          </table:table-cell>
          <table:table-cell office:value-type="string">
            <text:p>20,038 </text:p>
          </table:table-cell>
          <table:table-cell office:value-type="string">
            <text:p>22,281 </text:p>
          </table:table-cell>
          <table:table-cell office:value-type="string">
            <text:p>22,281 </text:p>
          </table:table-cell>
          <table:table-cell office:value-type="string">
            <text:p>$7,893 </text:p>
          </table:table-cell>
          <table:table-cell office:value-type="string">
            <text:p>$8,466 </text:p>
          </table:table-cell>
          <table:table-cell office:value-type="string">
            <text:p>$20,807 </text:p>
          </table:table-cell>
          <table:table-cell office:value-type="string">
            <text:p>$128,382 </text:p>
          </table:table-cell>
          <table:table-cell office:value-type="string">
            <text:p>2,243 </text:p>
          </table:table-cell>
          <table:table-cell office:value-type="string">
            <text:p>$- </text:p>
          </table:table-cell>
          <table:table-cell office:value-type="string">
            <text:p>$335 </text:p>
          </table:table-cell>
          <table:table-cell office:value-type="string">
            <text:p>$- </text:p>
          </table:table-cell>
          <table:table-cell office:value-type="string">
            <text:p>$335 </text:p>
          </table:table-cell>
          <table:table-cell office:value-type="string">
            <text:p>$13,588 </text:p>
          </table:table-cell>
          <table:table-cell office:value-type="string">
            <text:p>$106,862 </text:p>
          </table:table-cell>
          <table:table-cell office:value-type="string">
            <text:p>2,305 </text:p>
          </table:table-cell>
          <table:table-cell office:value-type="string">
            <text:p>$36,710 </text:p>
          </table:table-cell>
          <table:table-cell office:value-type="string">
            <text:p>825 </text:p>
          </table:table-cell>
          <table:table-cell office:value-type="string">
            <text:p>$36,710 </text:p>
          </table:table-cell>
          <table:table-cell office:value-type="string">
            <text:p>13,190 </text:p>
          </table:table-cell>
          <table:table-cell office:value-type="string">
            <text:p>$21,832 </text:p>
          </table:table-cell>
          <table:table-cell office:value-type="string">
            <text:p>3,718 </text:p>
          </table:table-cell>
          <table:table-cell office:value-type="string">
            <text:p>$27,024 </text:p>
          </table:table-cell>
          <table:table-cell office:value-type="string">
            <text:p>229 </text:p>
          </table:table-cell>
          <table:table-cell office:value-type="string">
            <text:p>935,820 </text:p>
          </table:table-cell>
          <table:table-cell office:value-type="string">
            <text:p>786,214 </text:p>
          </table:table-cell>
          <table:table-cell office:value-type="string">
            <text:p>787 </text:p>
          </table:table-cell>
          <table:table-cell office:value-type="string">
            <text:p>8.65</text:p>
          </table:table-cell>
          <table:table-cell office:value-type="string">
            <text:p>412 </text:p>
          </table:table-cell>
          <table:table-cell office:value-type="string">
            <text:p>133 </text:p>
          </table:table-cell>
          <table:table-cell office:value-type="string">
            <text:p>11.17 </text:p>
          </table:table-cell>
          <table:table-cell office:value-type="string">
            <text:p>9.3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1997</text:p>
          </table:table-cell>
          <table:table-cell office:value-type="string">
            <text:p>5.91 </text:p>
          </table:table-cell>
          <table:table-cell office:value-type="string">
            <text:p>8.51 </text:p>
          </table:table-cell>
          <table:table-cell office:value-type="string">
            <text:p>$3.82 </text:p>
          </table:table-cell>
          <table:table-cell office:value-type="string">
            <text:p>12.76 </text:p>
          </table:table-cell>
          <table:table-cell office:value-type="string">
            <text:p>8.85 </text:p>
          </table:table-cell>
          <table:table-cell office:value-type="string">
            <text:p>5.65 </text:p>
          </table:table-cell>
          <table:table-cell office:value-type="string">
            <text:p>8.14 </text:p>
          </table:table-cell>
          <table:table-cell office:value-type="string">
            <text:p>$3.64 </text:p>
          </table:table-cell>
          <table:table-cell office:value-type="string">
            <text:p>$3.64 </text:p>
          </table:table-cell>
          <table:table-cell office:value-type="string">
            <text:p>1,589 </text:p>
          </table:table-cell>
          <table:table-cell office:value-type="string">
            <text:p>14 </text:p>
          </table:table-cell>
          <table:table-cell office:value-type="string">
            <text:p>$226 </text:p>
          </table:table-cell>
          <table:table-cell office:value-type="string">
            <text:p>$190 </text:p>
          </table:table-cell>
          <table:table-cell office:value-type="string">
            <text:p>$343 </text:p>
          </table:table-cell>
          <table:table-cell office:value-type="string">
            <text:p>$0.10 </text:p>
          </table:table-cell>
          <table:table-cell office:value-type="string">
            <text:p>$0.22 </text:p>
          </table:table-cell>
          <table:table-cell office:value-type="string">
            <text:p>$3.29 </text:p>
          </table:table-cell>
          <table:table-cell office:value-type="string">
            <text:p>$3,279 </text:p>
          </table:table-cell>
          <table:table-cell office:value-type="string">
            <text:p>$2,785 </text:p>
          </table:table-cell>
          <table:table-cell office:value-type="string">
            <text:p>5.09 </text:p>
          </table:table-cell>
          <table:table-cell office:value-type="string">
            <text:p>4.32 </text:p>
          </table:table-cell>
          <table:table-cell office:value-type="string">
            <text:p>7.33 </text:p>
          </table:table-cell>
          <table:table-cell office:value-type="string">
            <text:p>6.23 </text:p>
          </table:table-cell>
          <table:table-cell office:value-type="string">
            <text:p>$1,574 </text:p>
          </table:table-cell>
          <table:table-cell office:value-type="string">
            <text:p>2.44 </text:p>
          </table:table-cell>
          <table:table-cell office:value-type="string">
            <text:p>3.52 </text:p>
          </table:table-cell>
          <table:table-cell office:value-type="string">
            <text:p>$1.21 </text:p>
          </table:table-cell>
          <table:table-cell office:value-type="string">
            <text:p>1.88 </text:p>
          </table:table-cell>
          <table:table-cell office:value-type="string">
            <text:p>2.71 </text:p>
          </table:table-cell>
          <table:table-cell office:value-type="string">
            <text:p>$0.59 </text:p>
          </table:table-cell>
          <table:table-cell office:value-type="string">
            <text:p>842 </text:p>
          </table:table-cell>
          <table:table-cell office:value-type="string">
            <text:p>$493 </text:p>
          </table:table-cell>
          <table:table-cell office:value-type="string">
            <text:p>$9.5 </text:p>
          </table:table-cell>
          <table:table-cell office:value-type="string">
            <text:p>$0.011 </text:p>
          </table:table-cell>
          <table:table-cell office:value-type="string">
            <text:p>$34,580 </text:p>
          </table:table-cell>
          <table:table-cell office:value-type="string">
            <text:p>0.15046373531861</text:p>
          </table:table-cell>
          <table:table-cell office:value-type="string">
            <text:p>1.85 </text:p>
          </table:table-cell>
          <table:table-cell office:value-type="float" office:value="37">
            <text:p>37</text:p>
          </table:table-cell>
          <table:table-cell office:value-type="string">
            <text:p>70.7 </text:p>
          </table:table-cell>
          <table:table-cell office:value-type="string">
            <text:p>127.1 </text:p>
          </table:table-cell>
          <table:table-cell office:value-type="string">
            <text:p>127.1 </text:p>
          </table:table-cell>
          <table:table-cell office:value-type="string">
            <text:p>0.65971934533361</text:p>
          </table:table-cell>
          <table:table-cell office:value-type="string">
            <text:p>57.7 </text:p>
          </table:table-cell>
          <table:table-cell office:value-type="string">
            <text:p>57.2 </text:p>
          </table:table-cell>
          <table:table-cell office:value-type="string">
            <text:p>21,771 </text:p>
          </table:table-cell>
          <table:table-cell office:value-type="string">
            <text:p>24,185 </text:p>
          </table:table-cell>
          <table:table-cell office:value-type="string">
            <text:p>24,185 </text:p>
          </table:table-cell>
          <table:table-cell office:value-type="string">
            <text:p>$9,351 </text:p>
          </table:table-cell>
          <table:table-cell office:value-type="string">
            <text:p>$9,879 </text:p>
          </table:table-cell>
          <table:table-cell office:value-type="string">
            <text:p>$21,028 </text:p>
          </table:table-cell>
          <table:table-cell office:value-type="string">
            <text:p>$133,723 </text:p>
          </table:table-cell>
          <table:table-cell office:value-type="string">
            <text:p>2,414 </text:p>
          </table:table-cell>
          <table:table-cell office:value-type="string">
            <text:p>$- </text:p>
          </table:table-cell>
          <table:table-cell office:value-type="string">
            <text:p>$343 </text:p>
          </table:table-cell>
          <table:table-cell office:value-type="string">
            <text:p>$- </text:p>
          </table:table-cell>
          <table:table-cell office:value-type="string">
            <text:p>$343 </text:p>
          </table:table-cell>
          <table:table-cell office:value-type="string">
            <text:p>$14,650 </text:p>
          </table:table-cell>
          <table:table-cell office:value-type="string">
            <text:p>$110,905 </text:p>
          </table:table-cell>
          <table:table-cell office:value-type="string">
            <text:p>2,520 </text:p>
          </table:table-cell>
          <table:table-cell office:value-type="string">
            <text:p>$39,513 </text:p>
          </table:table-cell>
          <table:table-cell office:value-type="string">
            <text:p>890 </text:p>
          </table:table-cell>
          <table:table-cell office:value-type="string">
            <text:p>$39,513 </text:p>
          </table:table-cell>
          <table:table-cell office:value-type="string">
            <text:p>14,392 </text:p>
          </table:table-cell>
          <table:table-cell office:value-type="string">
            <text:p>$21,369 </text:p>
          </table:table-cell>
          <table:table-cell office:value-type="string">
            <text:p>3,969 </text:p>
          </table:table-cell>
          <table:table-cell office:value-type="string">
            <text:p>$27,920 </text:p>
          </table:table-cell>
          <table:table-cell office:value-type="string">
            <text:p>249 </text:p>
          </table:table-cell>
          <table:table-cell office:value-type="string">
            <text:p>1,024,418 </text:p>
          </table:table-cell>
          <table:table-cell office:value-type="string">
            <text:p>865,354 </text:p>
          </table:table-cell>
          <table:table-cell office:value-type="string">
            <text:p>822 </text:p>
          </table:table-cell>
          <table:table-cell office:value-type="string">
            <text:p>8.47</text:p>
          </table:table-cell>
          <table:table-cell office:value-type="string">
            <text:p>427 </text:p>
          </table:table-cell>
          <table:table-cell office:value-type="string">
            <text:p>133 </text:p>
          </table:table-cell>
          <table:table-cell office:value-type="string">
            <text:p>11.26 </text:p>
          </table:table-cell>
          <table:table-cell office:value-type="string">
            <text:p>9.5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1998</text:p>
          </table:table-cell>
          <table:table-cell office:value-type="string">
            <text:p>6.08 </text:p>
          </table:table-cell>
          <table:table-cell office:value-type="string">
            <text:p>8.72 </text:p>
          </table:table-cell>
          <table:table-cell office:value-type="string">
            <text:p>$4.16 </text:p>
          </table:table-cell>
          <table:table-cell office:value-type="string">
            <text:p>12.85 </text:p>
          </table:table-cell>
          <table:table-cell office:value-type="string">
            <text:p>8.96 </text:p>
          </table:table-cell>
          <table:table-cell office:value-type="string">
            <text:p>5.80 </text:p>
          </table:table-cell>
          <table:table-cell office:value-type="string">
            <text:p>8.32 </text:p>
          </table:table-cell>
          <table:table-cell office:value-type="string">
            <text:p>$3.96 </text:p>
          </table:table-cell>
          <table:table-cell office:value-type="string">
            <text:p>$3.96 </text:p>
          </table:table-cell>
          <table:table-cell office:value-type="string">
            <text:p>71,909 </text:p>
          </table:table-cell>
          <table:table-cell office:value-type="string">
            <text:p>15 </text:p>
          </table:table-cell>
          <table:table-cell office:value-type="string">
            <text:p>$269 </text:p>
          </table:table-cell>
          <table:table-cell office:value-type="string">
            <text:p>$217 </text:p>
          </table:table-cell>
          <table:table-cell office:value-type="string">
            <text:p>$399 </text:p>
          </table:table-cell>
          <table:table-cell office:value-type="string">
            <text:p>$0.11 </text:p>
          </table:table-cell>
          <table:table-cell office:value-type="string">
            <text:p>$0.24 </text:p>
          </table:table-cell>
          <table:table-cell office:value-type="string">
            <text:p>$3.48 </text:p>
          </table:table-cell>
          <table:table-cell office:value-type="string">
            <text:p>$3,466 </text:p>
          </table:table-cell>
          <table:table-cell office:value-type="string">
            <text:p>$3,079 </text:p>
          </table:table-cell>
          <table:table-cell office:value-type="string">
            <text:p>5.07 </text:p>
          </table:table-cell>
          <table:table-cell office:value-type="string">
            <text:p>4.51 </text:p>
          </table:table-cell>
          <table:table-cell office:value-type="string">
            <text:p>7.28 </text:p>
          </table:table-cell>
          <table:table-cell office:value-type="string">
            <text:p>6.47 </text:p>
          </table:table-cell>
          <table:table-cell office:value-type="string">
            <text:p>$1,706 </text:p>
          </table:table-cell>
          <table:table-cell office:value-type="string">
            <text:p>2.50 </text:p>
          </table:table-cell>
          <table:table-cell office:value-type="string">
            <text:p>3.58 </text:p>
          </table:table-cell>
          <table:table-cell office:value-type="string">
            <text:p>$1.37 </text:p>
          </table:table-cell>
          <table:table-cell office:value-type="string">
            <text:p>2.01 </text:p>
          </table:table-cell>
          <table:table-cell office:value-type="string">
            <text:p>2.88 </text:p>
          </table:table-cell>
          <table:table-cell office:value-type="string">
            <text:p>$0.46 </text:p>
          </table:table-cell>
          <table:table-cell office:value-type="string">
            <text:p>847 </text:p>
          </table:table-cell>
          <table:table-cell office:value-type="string">
            <text:p>$387 </text:p>
          </table:table-cell>
          <table:table-cell office:value-type="string">
            <text:p>$6.5 </text:p>
          </table:table-cell>
          <table:table-cell office:value-type="string">
            <text:p>$0.008 </text:p>
          </table:table-cell>
          <table:table-cell office:value-type="string">
            <text:p>$- </text:p>
          </table:table-cell>
          <table:table-cell office:value-type="string">
            <text:p>0.11159862053364</text:p>
          </table:table-cell>
          <table:table-cell office:value-type="string">
            <text:p>- </text:p>
          </table:table-cell>
          <table:table-cell office:value-type="float" office:value="35">
            <text:p>35</text:p>
          </table:table-cell>
          <table:table-cell office:value-type="string">
            <text:p>- </text:p>
          </table:table-cell>
          <table:table-cell office:value-type="string">
            <text:p>125.5 </text:p>
          </table:table-cell>
          <table:table-cell office:value-type="string">
            <text:p>125.5 </text:p>
          </table:table-cell>
          <table:table-cell office:value-type="string">
            <text:p>0.67223678380185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355 </text:p>
          </table:table-cell>
          <table:table-cell office:value-type="string">
            <text:p>$- </text:p>
          </table:table-cell>
          <table:table-cell office:value-type="string">
            <text:p>$355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261 </text:p>
          </table:table-cell>
          <table:table-cell office:value-type="string">
            <text:p>1,067,629 </text:p>
          </table:table-cell>
          <table:table-cell office:value-type="string">
            <text:p>901,926 </text:p>
          </table:table-cell>
          <table:table-cell office:value-type="string">
            <text:p>793 </text:p>
          </table:table-cell>
          <table:table-cell office:value-type="string">
            <text:p>7.98</text:p>
          </table:table-cell>
          <table:table-cell office:value-type="string">
            <text:p>441 </text:p>
          </table:table-cell>
          <table:table-cell office:value-type="string">
            <text:p>133 </text:p>
          </table:table-cell>
          <table:table-cell office:value-type="string">
            <text:p>11.19 </text:p>
          </table:table-cell>
          <table:table-cell office:value-type="string">
            <text:p>9.4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1999</text:p>
          </table:table-cell>
          <table:table-cell office:value-type="string">
            <text:p>6.31 </text:p>
          </table:table-cell>
          <table:table-cell office:value-type="string">
            <text:p>8.93 </text:p>
          </table:table-cell>
          <table:table-cell office:value-type="string">
            <text:p>$4.74 </text:p>
          </table:table-cell>
          <table:table-cell office:value-type="string">
            <text:p>12.33 </text:p>
          </table:table-cell>
          <table:table-cell office:value-type="string">
            <text:p>8.71 </text:p>
          </table:table-cell>
          <table:table-cell office:value-type="string">
            <text:p>6.01 </text:p>
          </table:table-cell>
          <table:table-cell office:value-type="string">
            <text:p>8.51 </text:p>
          </table:table-cell>
          <table:table-cell office:value-type="string">
            <text:p>$4.50 </text:p>
          </table:table-cell>
          <table:table-cell office:value-type="string">
            <text:p>$4.50 </text:p>
          </table:table-cell>
          <table:table-cell office:value-type="string">
            <text:p>92,732 </text:p>
          </table:table-cell>
          <table:table-cell office:value-type="string">
            <text:p>17 </text:p>
          </table:table-cell>
          <table:table-cell office:value-type="string">
            <text:p>$325 </text:p>
          </table:table-cell>
          <table:table-cell office:value-type="string">
            <text:p>$240 </text:p>
          </table:table-cell>
          <table:table-cell office:value-type="string">
            <text:p>$484 </text:p>
          </table:table-cell>
          <table:table-cell office:value-type="string">
            <text:p>$0.13 </text:p>
          </table:table-cell>
          <table:table-cell office:value-type="string">
            <text:p>$0.26 </text:p>
          </table:table-cell>
          <table:table-cell office:value-type="string">
            <text:p>$3.95 </text:p>
          </table:table-cell>
          <table:table-cell office:value-type="string">
            <text:p>$3,937 </text:p>
          </table:table-cell>
          <table:table-cell office:value-type="string">
            <text:p>$3,446 </text:p>
          </table:table-cell>
          <table:table-cell office:value-type="string">
            <text:p>5.26 </text:p>
          </table:table-cell>
          <table:table-cell office:value-type="string">
            <text:p>4.60 </text:p>
          </table:table-cell>
          <table:table-cell office:value-type="string">
            <text:p>7.44 </text:p>
          </table:table-cell>
          <table:table-cell office:value-type="string">
            <text:p>6.51 </text:p>
          </table:table-cell>
          <table:table-cell office:value-type="string">
            <text:p>$1,892 </text:p>
          </table:table-cell>
          <table:table-cell office:value-type="string">
            <text:p>2.53 </text:p>
          </table:table-cell>
          <table:table-cell office:value-type="string">
            <text:p>3.58 </text:p>
          </table:table-cell>
          <table:table-cell office:value-type="string">
            <text:p>$1.55 </text:p>
          </table:table-cell>
          <table:table-cell office:value-type="string">
            <text:p>2.07 </text:p>
          </table:table-cell>
          <table:table-cell office:value-type="string">
            <text:p>2.94 </text:p>
          </table:table-cell>
          <table:table-cell office:value-type="string">
            <text:p>$0.53 </text:p>
          </table:table-cell>
          <table:table-cell office:value-type="string">
            <text:p>929 </text:p>
          </table:table-cell>
          <table:table-cell office:value-type="string">
            <text:p>$491 </text:p>
          </table:table-cell>
          <table:table-cell office:value-type="string">
            <text:p>$7.5 </text:p>
          </table:table-cell>
          <table:table-cell office:value-type="string">
            <text:p>$0.009 </text:p>
          </table:table-cell>
          <table:table-cell office:value-type="string">
            <text:p>$37,621 </text:p>
          </table:table-cell>
          <table:table-cell office:value-type="string">
            <text:p>0.12459696583510</text:p>
          </table:table-cell>
          <table:table-cell office:value-type="string">
            <text:p>1.93 </text:p>
          </table:table-cell>
          <table:table-cell office:value-type="float" office:value="34">
            <text:p>34</text:p>
          </table:table-cell>
          <table:table-cell office:value-type="string">
            <text:p>65.8 </text:p>
          </table:table-cell>
          <table:table-cell office:value-type="string">
            <text:p>121.7 </text:p>
          </table:table-cell>
          <table:table-cell office:value-type="string">
            <text:p>121.7 </text:p>
          </table:table-cell>
          <table:table-cell office:value-type="string">
            <text:p>0.67094559588166</text:p>
          </table:table-cell>
          <table:table-cell office:value-type="string">
            <text:p>51.8 </text:p>
          </table:table-cell>
          <table:table-cell office:value-type="string">
            <text:p>52.5 </text:p>
          </table:table-cell>
          <table:table-cell office:value-type="string">
            <text:p>24,412 </text:p>
          </table:table-cell>
          <table:table-cell office:value-type="string">
            <text:p>27,374 </text:p>
          </table:table-cell>
          <table:table-cell office:value-type="string">
            <text:p>27,374 </text:p>
          </table:table-cell>
          <table:table-cell office:value-type="string">
            <text:p>$12,255 </text:p>
          </table:table-cell>
          <table:table-cell office:value-type="string">
            <text:p>$12,665 </text:p>
          </table:table-cell>
          <table:table-cell office:value-type="string">
            <text:p>$23,221 </text:p>
          </table:table-cell>
          <table:table-cell office:value-type="string">
            <text:p>$134,959 </text:p>
          </table:table-cell>
          <table:table-cell office:value-type="string">
            <text:p>2,962 </text:p>
          </table:table-cell>
          <table:table-cell office:value-type="string">
            <text:p>$- </text:p>
          </table:table-cell>
          <table:table-cell office:value-type="string">
            <text:p>$372 </text:p>
          </table:table-cell>
          <table:table-cell office:value-type="string">
            <text:p>$- </text:p>
          </table:table-cell>
          <table:table-cell office:value-type="string">
            <text:p>$372 </text:p>
          </table:table-cell>
          <table:table-cell office:value-type="string">
            <text:p>$16,044 </text:p>
          </table:table-cell>
          <table:table-cell office:value-type="string">
            <text:p>$109,958 </text:p>
          </table:table-cell>
          <table:table-cell office:value-type="string">
            <text:p>3,284 </text:p>
          </table:table-cell>
          <table:table-cell office:value-type="string">
            <text:p>$41,102 </text:p>
          </table:table-cell>
          <table:table-cell office:value-type="string">
            <text:p>1,063 </text:p>
          </table:table-cell>
          <table:table-cell office:value-type="string">
            <text:p>$41,102 </text:p>
          </table:table-cell>
          <table:table-cell office:value-type="string">
            <text:p>15,082 </text:p>
          </table:table-cell>
          <table:table-cell office:value-type="string">
            <text:p>$24,226 </text:p>
          </table:table-cell>
          <table:table-cell office:value-type="string">
            <text:p>4,983 </text:p>
          </table:table-cell>
          <table:table-cell office:value-type="string">
            <text:p>$27,550 </text:p>
          </table:table-cell>
          <table:table-cell office:value-type="string">
            <text:p>291 </text:p>
          </table:table-cell>
          <table:table-cell office:value-type="string">
            <text:p>1,169,845 </text:p>
          </table:table-cell>
          <table:table-cell office:value-type="string">
            <text:p>990,371 </text:p>
          </table:table-cell>
          <table:table-cell office:value-type="string">
            <text:p>794 </text:p>
          </table:table-cell>
          <table:table-cell office:value-type="string">
            <text:p>7.59</text:p>
          </table:table-cell>
          <table:table-cell office:value-type="string">
            <text:p>464 </text:p>
          </table:table-cell>
          <table:table-cell office:value-type="string">
            <text:p>134 </text:p>
          </table:table-cell>
          <table:table-cell office:value-type="string">
            <text:p>11.01 </text:p>
          </table:table-cell>
          <table:table-cell office:value-type="string">
            <text:p>9.3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2000</text:p>
          </table:table-cell>
          <table:table-cell office:value-type="string">
            <text:p>6.83 </text:p>
          </table:table-cell>
          <table:table-cell office:value-type="string">
            <text:p>9.41 </text:p>
          </table:table-cell>
          <table:table-cell office:value-type="string">
            <text:p>$5.65 </text:p>
          </table:table-cell>
          <table:table-cell office:value-type="string">
            <text:p>12.78 </text:p>
          </table:table-cell>
          <table:table-cell office:value-type="string">
            <text:p>9.27 </text:p>
          </table:table-cell>
          <table:table-cell office:value-type="string">
            <text:p>6.53 </text:p>
          </table:table-cell>
          <table:table-cell office:value-type="string">
            <text:p>9.00 </text:p>
          </table:table-cell>
          <table:table-cell office:value-type="string">
            <text:p>$5.40 </text:p>
          </table:table-cell>
          <table:table-cell office:value-type="string">
            <text:p>$5.40 </text:p>
          </table:table-cell>
          <table:table-cell office:value-type="string">
            <text:p>101,346 </text:p>
          </table:table-cell>
          <table:table-cell office:value-type="string">
            <text:p>18 </text:p>
          </table:table-cell>
          <table:table-cell office:value-type="string">
            <text:p>$327 </text:p>
          </table:table-cell>
          <table:table-cell office:value-type="string">
            <text:p>$269 </text:p>
          </table:table-cell>
          <table:table-cell office:value-type="string">
            <text:p>$504 </text:p>
          </table:table-cell>
          <table:table-cell office:value-type="string">
            <text:p>$0.15 </text:p>
          </table:table-cell>
          <table:table-cell office:value-type="string">
            <text:p>$0.25 </text:p>
          </table:table-cell>
          <table:table-cell office:value-type="string">
            <text:p>$4.63 </text:p>
          </table:table-cell>
          <table:table-cell office:value-type="string">
            <text:p>$4,611 </text:p>
          </table:table-cell>
          <table:table-cell office:value-type="string">
            <text:p>$3,786 </text:p>
          </table:table-cell>
          <table:table-cell office:value-type="string">
            <text:p>5.58 </text:p>
          </table:table-cell>
          <table:table-cell office:value-type="string">
            <text:p>4.58 </text:p>
          </table:table-cell>
          <table:table-cell office:value-type="string">
            <text:p>7.69 </text:p>
          </table:table-cell>
          <table:table-cell office:value-type="string">
            <text:p>6.32 </text:p>
          </table:table-cell>
          <table:table-cell office:value-type="string">
            <text:p>$1,995 </text:p>
          </table:table-cell>
          <table:table-cell office:value-type="string">
            <text:p>2.41 </text:p>
          </table:table-cell>
          <table:table-cell office:value-type="string">
            <text:p>3.33 </text:p>
          </table:table-cell>
          <table:table-cell office:value-type="string">
            <text:p>$1.79 </text:p>
          </table:table-cell>
          <table:table-cell office:value-type="string">
            <text:p>2.17 </text:p>
          </table:table-cell>
          <table:table-cell office:value-type="string">
            <text:p>2.99 </text:p>
          </table:table-cell>
          <table:table-cell office:value-type="string">
            <text:p>$0.81 </text:p>
          </table:table-cell>
          <table:table-cell office:value-type="string">
            <text:p>1,013 </text:p>
          </table:table-cell>
          <table:table-cell office:value-type="string">
            <text:p>$825 </text:p>
          </table:table-cell>
          <table:table-cell office:value-type="string">
            <text:p>$11.4 </text:p>
          </table:table-cell>
          <table:table-cell office:value-type="string">
            <text:p>$0.014 </text:p>
          </table:table-cell>
          <table:table-cell office:value-type="string">
            <text:p>$40,635 </text:p>
          </table:table-cell>
          <table:table-cell office:value-type="string">
            <text:p>0.17896735100945</text:p>
          </table:table-cell>
          <table:table-cell office:value-type="string">
            <text:p>2.09 </text:p>
          </table:table-cell>
          <table:table-cell office:value-type="float" office:value="33">
            <text:p>33</text:p>
          </table:table-cell>
          <table:table-cell office:value-type="string">
            <text:p>65.7 </text:p>
          </table:table-cell>
          <table:table-cell office:value-type="string">
            <text:p>130.3 </text:p>
          </table:table-cell>
          <table:table-cell office:value-type="string">
            <text:p>130.3 </text:p>
          </table:table-cell>
          <table:table-cell office:value-type="string">
            <text:p>1</text:p>
          </table:table-cell>
          <table:table-cell office:value-type="string">
            <text:p>47.5 </text:p>
          </table:table-cell>
          <table:table-cell office:value-type="string">
            <text:p>55.8 </text:p>
          </table:table-cell>
          <table:table-cell office:value-type="string">
            <text:p>25,355 </text:p>
          </table:table-cell>
          <table:table-cell office:value-type="string">
            <text:p>28,671 </text:p>
          </table:table-cell>
          <table:table-cell office:value-type="string">
            <text:p>28,671 </text:p>
          </table:table-cell>
          <table:table-cell office:value-type="string">
            <text:p>$16,062 </text:p>
          </table:table-cell>
          <table:table-cell office:value-type="string">
            <text:p>$14,990 </text:p>
          </table:table-cell>
          <table:table-cell office:value-type="string">
            <text:p>$25,106 </text:p>
          </table:table-cell>
          <table:table-cell office:value-type="string">
            <text:p>$126,992 </text:p>
          </table:table-cell>
          <table:table-cell office:value-type="string">
            <text:p>3,316 </text:p>
          </table:table-cell>
          <table:table-cell office:value-type="string">
            <text:p>$- </text:p>
          </table:table-cell>
          <table:table-cell office:value-type="string">
            <text:p>$352 </text:p>
          </table:table-cell>
          <table:table-cell office:value-type="string">
            <text:p>$- </text:p>
          </table:table-cell>
          <table:table-cell office:value-type="string">
            <text:p>$352 </text:p>
          </table:table-cell>
          <table:table-cell office:value-type="string">
            <text:p>$6,797 </text:p>
          </table:table-cell>
          <table:table-cell office:value-type="string">
            <text:p>$110,601 </text:p>
          </table:table-cell>
          <table:table-cell office:value-type="string">
            <text:p>3,491 </text:p>
          </table:table-cell>
          <table:table-cell office:value-type="string">
            <text:p>$43,476 </text:p>
          </table:table-cell>
          <table:table-cell office:value-type="string">
            <text:p>1,146 </text:p>
          </table:table-cell>
          <table:table-cell office:value-type="string">
            <text:p>$43,476 </text:p>
          </table:table-cell>
          <table:table-cell office:value-type="string">
            <text:p>15,458 </text:p>
          </table:table-cell>
          <table:table-cell office:value-type="string">
            <text:p>$26,555 </text:p>
          </table:table-cell>
          <table:table-cell office:value-type="string">
            <text:p>5,260 </text:p>
          </table:table-cell>
          <table:table-cell office:value-type="string">
            <text:p>$30,745 </text:p>
          </table:table-cell>
          <table:table-cell office:value-type="string">
            <text:p>325 </text:p>
          </table:table-cell>
          <table:table-cell office:value-type="string">
            <text:p>1,307,692 </text:p>
          </table:table-cell>
          <table:table-cell office:value-type="string">
            <text:p>1,111,736 </text:p>
          </table:table-cell>
          <table:table-cell office:value-type="string">
            <text:p>775 </text:p>
          </table:table-cell>
          <table:table-cell office:value-type="string">
            <text:p>7.30</text:p>
          </table:table-cell>
          <table:table-cell office:value-type="string">
            <text:p>492 </text:p>
          </table:table-cell>
          <table:table-cell office:value-type="string">
            <text:p>135 </text:p>
          </table:table-cell>
          <table:table-cell office:value-type="string">
            <text:p>10.98 </text:p>
          </table:table-cell>
          <table:table-cell office:value-type="string">
            <text:p>9.3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2001</text:p>
          </table:table-cell>
          <table:table-cell office:value-type="string">
            <text:p>6.21 </text:p>
          </table:table-cell>
          <table:table-cell office:value-type="string">
            <text:p>8.46 </text:p>
          </table:table-cell>
          <table:table-cell office:value-type="string">
            <text:p>$5.56 </text:p>
          </table:table-cell>
          <table:table-cell office:value-type="string">
            <text:p>11.86 </text:p>
          </table:table-cell>
          <table:table-cell office:value-type="string">
            <text:p>8.71 </text:p>
          </table:table-cell>
          <table:table-cell office:value-type="string">
            <text:p>5.93 </text:p>
          </table:table-cell>
          <table:table-cell office:value-type="string">
            <text:p>8.07 </text:p>
          </table:table-cell>
          <table:table-cell office:value-type="string">
            <text:p>$5.29 </text:p>
          </table:table-cell>
          <table:table-cell office:value-type="string">
            <text:p>$5.29 </text:p>
          </table:table-cell>
          <table:table-cell office:value-type="string">
            <text:p>132,991 </text:p>
          </table:table-cell>
          <table:table-cell office:value-type="string">
            <text:p>19 </text:p>
          </table:table-cell>
          <table:table-cell office:value-type="string">
            <text:p>$340 </text:p>
          </table:table-cell>
          <table:table-cell office:value-type="string">
            <text:p>$303 </text:p>
          </table:table-cell>
          <table:table-cell office:value-type="string">
            <text:p>$548 </text:p>
          </table:table-cell>
          <table:table-cell office:value-type="string">
            <text:p>$0.18 </text:p>
          </table:table-cell>
          <table:table-cell office:value-type="string">
            <text:p>$0.28 </text:p>
          </table:table-cell>
          <table:table-cell office:value-type="string">
            <text:p>$4.92 </text:p>
          </table:table-cell>
          <table:table-cell office:value-type="string">
            <text:p>$4,905 </text:p>
          </table:table-cell>
          <table:table-cell office:value-type="string">
            <text:p>$4,055 </text:p>
          </table:table-cell>
          <table:table-cell office:value-type="string">
            <text:p>5.50 </text:p>
          </table:table-cell>
          <table:table-cell office:value-type="string">
            <text:p>4.54 </text:p>
          </table:table-cell>
          <table:table-cell office:value-type="string">
            <text:p>7.48 </text:p>
          </table:table-cell>
          <table:table-cell office:value-type="string">
            <text:p>6.19 </text:p>
          </table:table-cell>
          <table:table-cell office:value-type="string">
            <text:p>$2,073 </text:p>
          </table:table-cell>
          <table:table-cell office:value-type="string">
            <text:p>2.32 </text:p>
          </table:table-cell>
          <table:table-cell office:value-type="string">
            <text:p>3.16 </text:p>
          </table:table-cell>
          <table:table-cell office:value-type="string">
            <text:p>$1.98 </text:p>
          </table:table-cell>
          <table:table-cell office:value-type="string">
            <text:p>2.22 </text:p>
          </table:table-cell>
          <table:table-cell office:value-type="string">
            <text:p>3.02 </text:p>
          </table:table-cell>
          <table:table-cell office:value-type="string">
            <text:p>$0.78 </text:p>
          </table:table-cell>
          <table:table-cell office:value-type="string">
            <text:p>1,086 </text:p>
          </table:table-cell>
          <table:table-cell office:value-type="string">
            <text:p>$850 </text:p>
          </table:table-cell>
          <table:table-cell office:value-type="string">
            <text:p>$11.5 </text:p>
          </table:table-cell>
          <table:table-cell office:value-type="string">
            <text:p>$0.013 </text:p>
          </table:table-cell>
          <table:table-cell office:value-type="string">
            <text:p>$42,497 </text:p>
          </table:table-cell>
          <table:table-cell office:value-type="string">
            <text:p>0.17328171581428</text:p>
          </table:table-cell>
          <table:table-cell office:value-type="string">
            <text:p>2.12 </text:p>
          </table:table-cell>
          <table:table-cell office:value-type="float" office:value="33">
            <text:p>33</text:p>
          </table:table-cell>
          <table:table-cell office:value-type="string">
            <text:p>62.4 </text:p>
          </table:table-cell>
          <table:table-cell office:value-type="string">
            <text:p>124.7 </text:p>
          </table:table-cell>
          <table:table-cell office:value-type="string">
            <text:p>124.7 </text:p>
          </table:table-cell>
          <table:table-cell office:value-type="string">
            <text:p>0.62163277378740</text:p>
          </table:table-cell>
          <table:table-cell office:value-type="string">
            <text:p>45.4 </text:p>
          </table:table-cell>
          <table:table-cell office:value-type="string">
            <text:p>55.1 </text:p>
          </table:table-cell>
          <table:table-cell office:value-type="string">
            <text:p>27,123 </text:p>
          </table:table-cell>
          <table:table-cell office:value-type="string">
            <text:p>30,848 </text:p>
          </table:table-cell>
          <table:table-cell office:value-type="string">
            <text:p>30,848 </text:p>
          </table:table-cell>
          <table:table-cell office:value-type="string">
            <text:p>$15,664 </text:p>
          </table:table-cell>
          <table:table-cell office:value-type="string">
            <text:p>$14,437 </text:p>
          </table:table-cell>
          <table:table-cell office:value-type="string">
            <text:p>$26,502 </text:p>
          </table:table-cell>
          <table:table-cell office:value-type="string">
            <text:p>$128,497 </text:p>
          </table:table-cell>
          <table:table-cell office:value-type="string">
            <text:p>3,725 </text:p>
          </table:table-cell>
          <table:table-cell office:value-type="string">
            <text:p>$- </text:p>
          </table:table-cell>
          <table:table-cell office:value-type="string">
            <text:p>$377 </text:p>
          </table:table-cell>
          <table:table-cell office:value-type="string">
            <text:p>$- </text:p>
          </table:table-cell>
          <table:table-cell office:value-type="string">
            <text:p>$377 </text:p>
          </table:table-cell>
          <table:table-cell office:value-type="string">
            <text:p>$5,498 </text:p>
          </table:table-cell>
          <table:table-cell office:value-type="string">
            <text:p>$112,259 </text:p>
          </table:table-cell>
          <table:table-cell office:value-type="string">
            <text:p>4,060 </text:p>
          </table:table-cell>
          <table:table-cell office:value-type="string">
            <text:p>$45,354 </text:p>
          </table:table-cell>
          <table:table-cell office:value-type="string">
            <text:p>1,292 </text:p>
          </table:table-cell>
          <table:table-cell office:value-type="string">
            <text:p>$45,354 </text:p>
          </table:table-cell>
          <table:table-cell office:value-type="string">
            <text:p>16,070 </text:p>
          </table:table-cell>
          <table:table-cell office:value-type="string">
            <text:p>$28,139 </text:p>
          </table:table-cell>
          <table:table-cell office:value-type="string">
            <text:p>5,701 </text:p>
          </table:table-cell>
          <table:table-cell office:value-type="string">
            <text:p>$30,514 </text:p>
          </table:table-cell>
          <table:table-cell office:value-type="string">
            <text:p>354 </text:p>
          </table:table-cell>
          <table:table-cell office:value-type="string">
            <text:p>1,395,717 </text:p>
          </table:table-cell>
          <table:table-cell office:value-type="string">
            <text:p>1,198,103 </text:p>
          </table:table-cell>
          <table:table-cell office:value-type="string">
            <text:p>778 </text:p>
          </table:table-cell>
          <table:table-cell office:value-type="string">
            <text:p>7.11</text:p>
          </table:table-cell>
          <table:table-cell office:value-type="string">
            <text:p>515 </text:p>
          </table:table-cell>
          <table:table-cell office:value-type="string">
            <text:p>135 </text:p>
          </table:table-cell>
          <table:table-cell office:value-type="string">
            <text:p>10.81 </text:p>
          </table:table-cell>
          <table:table-cell office:value-type="string">
            <text:p>9.2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2002</text:p>
          </table:table-cell>
          <table:table-cell office:value-type="string">
            <text:p>5.95 </text:p>
          </table:table-cell>
          <table:table-cell office:value-type="string">
            <text:p>7.98 </text:p>
          </table:table-cell>
          <table:table-cell office:value-type="string">
            <text:p>$5.52 </text:p>
          </table:table-cell>
          <table:table-cell office:value-type="string">
            <text:p>11.51 </text:p>
          </table:table-cell>
          <table:table-cell office:value-type="string">
            <text:p>8.59 </text:p>
          </table:table-cell>
          <table:table-cell office:value-type="string">
            <text:p>5.66 </text:p>
          </table:table-cell>
          <table:table-cell office:value-type="string">
            <text:p>7.58 </text:p>
          </table:table-cell>
          <table:table-cell office:value-type="string">
            <text:p>$5.24 </text:p>
          </table:table-cell>
          <table:table-cell office:value-type="string">
            <text:p>$5.24 </text:p>
          </table:table-cell>
          <table:table-cell office:value-type="string">
            <text:p>169,677 </text:p>
          </table:table-cell>
          <table:table-cell office:value-type="string">
            <text:p>13 </text:p>
          </table:table-cell>
          <table:table-cell office:value-type="string">
            <text:p>$346 </text:p>
          </table:table-cell>
          <table:table-cell office:value-type="string">
            <text:p>$325 </text:p>
          </table:table-cell>
          <table:table-cell office:value-type="string">
            <text:p>$552 </text:p>
          </table:table-cell>
          <table:table-cell office:value-type="string">
            <text:p>$0.21 </text:p>
          </table:table-cell>
          <table:table-cell office:value-type="string">
            <text:p>$0.30 </text:p>
          </table:table-cell>
          <table:table-cell office:value-type="string">
            <text:p>$5.10 </text:p>
          </table:table-cell>
          <table:table-cell office:value-type="string">
            <text:p>$5,091 </text:p>
          </table:table-cell>
          <table:table-cell office:value-type="string">
            <text:p>$4,248 </text:p>
          </table:table-cell>
          <table:table-cell office:value-type="string">
            <text:p>5.50 </text:p>
          </table:table-cell>
          <table:table-cell office:value-type="string">
            <text:p>4.59 </text:p>
          </table:table-cell>
          <table:table-cell office:value-type="string">
            <text:p>7.37 </text:p>
          </table:table-cell>
          <table:table-cell office:value-type="string">
            <text:p>6.15 </text:p>
          </table:table-cell>
          <table:table-cell office:value-type="string">
            <text:p>$2,137 </text:p>
          </table:table-cell>
          <table:table-cell office:value-type="string">
            <text:p>2.31 </text:p>
          </table:table-cell>
          <table:table-cell office:value-type="string">
            <text:p>3.09 </text:p>
          </table:table-cell>
          <table:table-cell office:value-type="string">
            <text:p>$2.11 </text:p>
          </table:table-cell>
          <table:table-cell office:value-type="string">
            <text:p>2.28 </text:p>
          </table:table-cell>
          <table:table-cell office:value-type="string">
            <text:p>3.06 </text:p>
          </table:table-cell>
          <table:table-cell office:value-type="string">
            <text:p>$0.75 </text:p>
          </table:table-cell>
          <table:table-cell office:value-type="string">
            <text:p>1,117 </text:p>
          </table:table-cell>
          <table:table-cell office:value-type="string">
            <text:p>$843 </text:p>
          </table:table-cell>
          <table:table-cell office:value-type="string">
            <text:p>$11.6 </text:p>
          </table:table-cell>
          <table:table-cell office:value-type="string">
            <text:p>$0.012 </text:p>
          </table:table-cell>
          <table:table-cell office:value-type="string">
            <text:p>$43,827 </text:p>
          </table:table-cell>
          <table:table-cell office:value-type="string">
            <text:p>0.16558253738306</text:p>
          </table:table-cell>
          <table:table-cell office:value-type="string">
            <text:p>2.07 </text:p>
          </table:table-cell>
          <table:table-cell office:value-type="float" office:value="33">
            <text:p>33</text:p>
          </table:table-cell>
          <table:table-cell office:value-type="string">
            <text:p>61.2 </text:p>
          </table:table-cell>
          <table:table-cell office:value-type="string">
            <text:p>118.8 </text:p>
          </table:table-cell>
          <table:table-cell office:value-type="string">
            <text:p>118.8 </text:p>
          </table:table-cell>
          <table:table-cell office:value-type="string">
            <text:p>0.62807103423894</text:p>
          </table:table-cell>
          <table:table-cell office:value-type="string">
            <text:p>47.2 </text:p>
          </table:table-cell>
          <table:table-cell office:value-type="string">
            <text:p>52.1 </text:p>
          </table:table-cell>
          <table:table-cell office:value-type="string">
            <text:p>29,455 </text:p>
          </table:table-cell>
          <table:table-cell office:value-type="string">
            <text:p>33,421 </text:p>
          </table:table-cell>
          <table:table-cell office:value-type="string">
            <text:p>33,421 </text:p>
          </table:table-cell>
          <table:table-cell office:value-type="string">
            <text:p>$13,453 </text:p>
          </table:table-cell>
          <table:table-cell office:value-type="string">
            <text:p>$12,629 </text:p>
          </table:table-cell>
          <table:table-cell office:value-type="string">
            <text:p>$27,171 </text:p>
          </table:table-cell>
          <table:table-cell office:value-type="string">
            <text:p>$134,976 </text:p>
          </table:table-cell>
          <table:table-cell office:value-type="string">
            <text:p>3,966 </text:p>
          </table:table-cell>
          <table:table-cell office:value-type="string">
            <text:p>$- </text:p>
          </table:table-cell>
          <table:table-cell office:value-type="string">
            <text:p>$399 </text:p>
          </table:table-cell>
          <table:table-cell office:value-type="string">
            <text:p>$- </text:p>
          </table:table-cell>
          <table:table-cell office:value-type="string">
            <text:p>$399 </text:p>
          </table:table-cell>
          <table:table-cell office:value-type="string">
            <text:p>$6,508 </text:p>
          </table:table-cell>
          <table:table-cell office:value-type="string">
            <text:p>$117,558 </text:p>
          </table:table-cell>
          <table:table-cell office:value-type="string">
            <text:p>4,457 </text:p>
          </table:table-cell>
          <table:table-cell office:value-type="string">
            <text:p>$46,575 </text:p>
          </table:table-cell>
          <table:table-cell office:value-type="string">
            <text:p>1,430 </text:p>
          </table:table-cell>
          <table:table-cell office:value-type="string">
            <text:p>$46,575 </text:p>
          </table:table-cell>
          <table:table-cell office:value-type="string">
            <text:p>17,266 </text:p>
          </table:table-cell>
          <table:table-cell office:value-type="string">
            <text:p>$28,645 </text:p>
          </table:table-cell>
          <table:table-cell office:value-type="string">
            <text:p>6,302 </text:p>
          </table:table-cell>
          <table:table-cell office:value-type="string">
            <text:p>$31,447 </text:p>
          </table:table-cell>
          <table:table-cell office:value-type="string">
            <text:p>365 </text:p>
          </table:table-cell>
          <table:table-cell office:value-type="string">
            <text:p>1,456,295 </text:p>
          </table:table-cell>
          <table:table-cell office:value-type="string">
            <text:p>1,250,112 </text:p>
          </table:table-cell>
          <table:table-cell office:value-type="string">
            <text:p>767 </text:p>
          </table:table-cell>
          <table:table-cell office:value-type="string">
            <text:p>6.85</text:p>
          </table:table-cell>
          <table:table-cell office:value-type="string">
            <text:p>538 </text:p>
          </table:table-cell>
          <table:table-cell office:value-type="string">
            <text:p>135 </text:p>
          </table:table-cell>
          <table:table-cell office:value-type="string">
            <text:p>10.92 </text:p>
          </table:table-cell>
          <table:table-cell office:value-type="string">
            <text:p>9.3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2003</text:p>
          </table:table-cell>
          <table:table-cell office:value-type="string">
            <text:p>6.14 </text:p>
          </table:table-cell>
          <table:table-cell office:value-type="string">
            <text:p>8.24 </text:p>
          </table:table-cell>
          <table:table-cell office:value-type="string">
            <text:p>$5.94 </text:p>
          </table:table-cell>
          <table:table-cell office:value-type="string">
            <text:p>11.68 </text:p>
          </table:table-cell>
          <table:table-cell office:value-type="string">
            <text:p>8.71 </text:p>
          </table:table-cell>
          <table:table-cell office:value-type="string">
            <text:p>5.82 </text:p>
          </table:table-cell>
          <table:table-cell office:value-type="string">
            <text:p>7.80 </text:p>
          </table:table-cell>
          <table:table-cell office:value-type="string">
            <text:p>$5.61 </text:p>
          </table:table-cell>
          <table:table-cell office:value-type="string">
            <text:p>$5.61 </text:p>
          </table:table-cell>
          <table:table-cell office:value-type="string">
            <text:p>203,884 </text:p>
          </table:table-cell>
          <table:table-cell office:value-type="string">
            <text:p>14 </text:p>
          </table:table-cell>
          <table:table-cell office:value-type="string">
            <text:p>$383 </text:p>
          </table:table-cell>
          <table:table-cell office:value-type="string">
            <text:p>$342 </text:p>
          </table:table-cell>
          <table:table-cell office:value-type="string">
            <text:p>$649 </text:p>
          </table:table-cell>
          <table:table-cell office:value-type="string">
            <text:p>$0.23 </text:p>
          </table:table-cell>
          <table:table-cell office:value-type="string">
            <text:p>$0.32 </text:p>
          </table:table-cell>
          <table:table-cell office:value-type="string">
            <text:p>$5.45 </text:p>
          </table:table-cell>
          <table:table-cell office:value-type="string">
            <text:p>$5,441 </text:p>
          </table:table-cell>
          <table:table-cell office:value-type="string">
            <text:p>$4,524 </text:p>
          </table:table-cell>
          <table:table-cell office:value-type="string">
            <text:p>5.64 </text:p>
          </table:table-cell>
          <table:table-cell office:value-type="string">
            <text:p>4.69 </text:p>
          </table:table-cell>
          <table:table-cell office:value-type="string">
            <text:p>7.57 </text:p>
          </table:table-cell>
          <table:table-cell office:value-type="string">
            <text:p>6.29 </text:p>
          </table:table-cell>
          <table:table-cell office:value-type="string">
            <text:p>$2,190 </text:p>
          </table:table-cell>
          <table:table-cell office:value-type="string">
            <text:p>2.27 </text:p>
          </table:table-cell>
          <table:table-cell office:value-type="string">
            <text:p>3.05 </text:p>
          </table:table-cell>
          <table:table-cell office:value-type="string">
            <text:p>$2.33 </text:p>
          </table:table-cell>
          <table:table-cell office:value-type="string">
            <text:p>2.42 </text:p>
          </table:table-cell>
          <table:table-cell office:value-type="string">
            <text:p>3.25 </text:p>
          </table:table-cell>
          <table:table-cell office:value-type="string">
            <text:p>$0.80 </text:p>
          </table:table-cell>
          <table:table-cell office:value-type="string">
            <text:p>1,143 </text:p>
          </table:table-cell>
          <table:table-cell office:value-type="string">
            <text:p>$917 </text:p>
          </table:table-cell>
          <table:table-cell office:value-type="string">
            <text:p>$12.3 </text:p>
          </table:table-cell>
          <table:table-cell office:value-type="string">
            <text:p>$0.013 </text:p>
          </table:table-cell>
          <table:table-cell office:value-type="string">
            <text:p>$48,047 </text:p>
          </table:table-cell>
          <table:table-cell office:value-type="string">
            <text:p>0.16854885268476</text:p>
          </table:table-cell>
          <table:table-cell office:value-type="string">
            <text:p>2.16 </text:p>
          </table:table-cell>
          <table:table-cell office:value-type="float" office:value="31">
            <text:p>31</text:p>
          </table:table-cell>
          <table:table-cell office:value-type="string">
            <text:p>62.3 </text:p>
          </table:table-cell>
          <table:table-cell office:value-type="string">
            <text:p>99.7 </text:p>
          </table:table-cell>
          <table:table-cell office:value-type="string">
            <text:p>99.7 </text:p>
          </table:table-cell>
          <table:table-cell office:value-type="string">
            <text:p>0.5900977642649</text:p>
          </table:table-cell>
          <table:table-cell office:value-type="string">
            <text:p>45.3 </text:p>
          </table:table-cell>
          <table:table-cell office:value-type="string">
            <text:p>56.6 </text:p>
          </table:table-cell>
          <table:table-cell office:value-type="string">
            <text:p>29,338 </text:p>
          </table:table-cell>
          <table:table-cell office:value-type="string">
            <text:p>33,360 </text:p>
          </table:table-cell>
          <table:table-cell office:value-type="string">
            <text:p>33,360 </text:p>
          </table:table-cell>
          <table:table-cell office:value-type="string">
            <text:p>$13,460 </text:p>
          </table:table-cell>
          <table:table-cell office:value-type="string">
            <text:p>$14,951 </text:p>
          </table:table-cell>
          <table:table-cell office:value-type="string">
            <text:p>$29,340 </text:p>
          </table:table-cell>
          <table:table-cell office:value-type="string">
            <text:p>$167,686 </text:p>
          </table:table-cell>
          <table:table-cell office:value-type="string">
            <text:p>4,022 </text:p>
          </table:table-cell>
          <table:table-cell office:value-type="string">
            <text:p>$- </text:p>
          </table:table-cell>
          <table:table-cell office:value-type="string">
            <text:p>$480 </text:p>
          </table:table-cell>
          <table:table-cell office:value-type="string">
            <text:p>$- </text:p>
          </table:table-cell>
          <table:table-cell office:value-type="string">
            <text:p>$480 </text:p>
          </table:table-cell>
          <table:table-cell office:value-type="string">
            <text:p>$25,831 </text:p>
          </table:table-cell>
          <table:table-cell office:value-type="string">
            <text:p>$130,069 </text:p>
          </table:table-cell>
          <table:table-cell office:value-type="string">
            <text:p>4,602 </text:p>
          </table:table-cell>
          <table:table-cell office:value-type="string">
            <text:p>$49,801 </text:p>
          </table:table-cell>
          <table:table-cell office:value-type="string">
            <text:p>1,524 </text:p>
          </table:table-cell>
          <table:table-cell office:value-type="string">
            <text:p>$49,801 </text:p>
          </table:table-cell>
          <table:table-cell office:value-type="string">
            <text:p>17,220 </text:p>
          </table:table-cell>
          <table:table-cell office:value-type="string">
            <text:p>$30,062 </text:p>
          </table:table-cell>
          <table:table-cell office:value-type="string">
            <text:p>5,992 </text:p>
          </table:table-cell>
          <table:table-cell office:value-type="string">
            <text:p>$36,537 </text:p>
          </table:table-cell>
          <table:table-cell office:value-type="string">
            <text:p>380 </text:p>
          </table:table-cell>
          <table:table-cell office:value-type="string">
            <text:p>1,502,804 </text:p>
          </table:table-cell>
          <table:table-cell office:value-type="string">
            <text:p>1,293,588 </text:p>
          </table:table-cell>
          <table:table-cell office:value-type="string">
            <text:p>760 </text:p>
          </table:table-cell>
          <table:table-cell office:value-type="string">
            <text:p>6.65</text:p>
          </table:table-cell>
          <table:table-cell office:value-type="string">
            <text:p>559 </text:p>
          </table:table-cell>
          <table:table-cell office:value-type="string">
            <text:p>135 </text:p>
          </table:table-cell>
          <table:table-cell office:value-type="string">
            <text:p>10.83 </text:p>
          </table:table-cell>
          <table:table-cell office:value-type="string">
            <text:p>9.3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2004</text:p>
          </table:table-cell>
          <table:table-cell office:value-type="string">
            <text:p>6.31 </text:p>
          </table:table-cell>
          <table:table-cell office:value-type="string">
            <text:p>8.46 </text:p>
          </table:table-cell>
          <table:table-cell office:value-type="string">
            <text:p>$6.53 </text:p>
          </table:table-cell>
          <table:table-cell office:value-type="string">
            <text:p>11.43 </text:p>
          </table:table-cell>
          <table:table-cell office:value-type="string">
            <text:p>8.52 </text:p>
          </table:table-cell>
          <table:table-cell office:value-type="string">
            <text:p>5.92 </text:p>
          </table:table-cell>
          <table:table-cell office:value-type="string">
            <text:p>7.94 </text:p>
          </table:table-cell>
          <table:table-cell office:value-type="string">
            <text:p>$6.12 </text:p>
          </table:table-cell>
          <table:table-cell office:value-type="string">
            <text:p>$6.12 </text:p>
          </table:table-cell>
          <table:table-cell office:value-type="string">
            <text:p>265,427 </text:p>
          </table:table-cell>
          <table:table-cell office:value-type="string">
            <text:p>13 </text:p>
          </table:table-cell>
          <table:table-cell office:value-type="string">
            <text:p>$399 </text:p>
          </table:table-cell>
          <table:table-cell office:value-type="string">
            <text:p>$371 </text:p>
          </table:table-cell>
          <table:table-cell office:value-type="string">
            <text:p>$679 </text:p>
          </table:table-cell>
          <table:table-cell office:value-type="string">
            <text:p>$0.24 </text:p>
          </table:table-cell>
          <table:table-cell office:value-type="string">
            <text:p>$0.32 </text:p>
          </table:table-cell>
          <table:table-cell office:value-type="string">
            <text:p>$5.98 </text:p>
          </table:table-cell>
          <table:table-cell office:value-type="string">
            <text:p>$5,963 </text:p>
          </table:table-cell>
          <table:table-cell office:value-type="string">
            <text:p>$4,860 </text:p>
          </table:table-cell>
          <table:table-cell office:value-type="string">
            <text:p>5.77 </text:p>
          </table:table-cell>
          <table:table-cell office:value-type="string">
            <text:p>4.70 </text:p>
          </table:table-cell>
          <table:table-cell office:value-type="string">
            <text:p>7.74 </text:p>
          </table:table-cell>
          <table:table-cell office:value-type="string">
            <text:p>6.31 </text:p>
          </table:table-cell>
          <table:table-cell office:value-type="string">
            <text:p>$2,288 </text:p>
          </table:table-cell>
          <table:table-cell office:value-type="string">
            <text:p>2.21 </text:p>
          </table:table-cell>
          <table:table-cell office:value-type="string">
            <text:p>2.97 </text:p>
          </table:table-cell>
          <table:table-cell office:value-type="string">
            <text:p>$2.57 </text:p>
          </table:table-cell>
          <table:table-cell office:value-type="string">
            <text:p>2.49 </text:p>
          </table:table-cell>
          <table:table-cell office:value-type="string">
            <text:p>3.34 </text:p>
          </table:table-cell>
          <table:table-cell office:value-type="string">
            <text:p>$0.92 </text:p>
          </table:table-cell>
          <table:table-cell office:value-type="string">
            <text:p>1,201 </text:p>
          </table:table-cell>
          <table:table-cell office:value-type="string">
            <text:p>$1,103 </text:p>
          </table:table-cell>
          <table:table-cell office:value-type="string">
            <text:p>$13.6 </text:p>
          </table:table-cell>
          <table:table-cell office:value-type="string">
            <text:p>$0.014 </text:p>
          </table:table-cell>
          <table:table-cell office:value-type="string">
            <text:p>$56,443 </text:p>
          </table:table-cell>
          <table:table-cell office:value-type="string">
            <text:p>0</text:p>
          </table:table-cell>
          <table:table-cell office:value-type="string">
            <text:p>2.43 </text:p>
          </table:table-cell>
          <table:table-cell office:value-type="float" office:value="30">
            <text:p>30</text:p>
          </table:table-cell>
          <table:table-cell office:value-type="string">
            <text:p>63.8 </text:p>
          </table:table-cell>
          <table:table-cell office:value-type="string">
            <text:p>94.4 </text:p>
          </table:table-cell>
          <table:table-cell office:value-type="string">
            <text:p>94.4 </text:p>
          </table:table-cell>
          <table:table-cell office:value-type="string">
            <text:p>1</text:p>
          </table:table-cell>
          <table:table-cell office:value-type="string">
            <text:p>37.9 </text:p>
          </table:table-cell>
          <table:table-cell office:value-type="string">
            <text:p>59.1 </text:p>
          </table:table-cell>
          <table:table-cell office:value-type="string">
            <text:p>27,478 </text:p>
          </table:table-cell>
          <table:table-cell office:value-type="string">
            <text:p>31,675 </text:p>
          </table:table-cell>
          <table:table-cell office:value-type="string">
            <text:p>31,675 </text:p>
          </table:table-cell>
          <table:table-cell office:value-type="string">
            <text:p>$14,989 </text:p>
          </table:table-cell>
          <table:table-cell office:value-type="string">
            <text:p>$16,334 </text:p>
          </table:table-cell>
          <table:table-cell office:value-type="string">
            <text:p>$33,870 </text:p>
          </table:table-cell>
          <table:table-cell office:value-type="string">
            <text:p>$182,789 </text:p>
          </table:table-cell>
          <table:table-cell office:value-type="string">
            <text:p>4,197 </text:p>
          </table:table-cell>
          <table:table-cell office:value-type="string">
            <text:p>$- </text:p>
          </table:table-cell>
          <table:table-cell office:value-type="string">
            <text:p>$508 </text:p>
          </table:table-cell>
          <table:table-cell office:value-type="string">
            <text:p>$- </text:p>
          </table:table-cell>
          <table:table-cell office:value-type="string">
            <text:p>$508 </text:p>
          </table:table-cell>
          <table:table-cell office:value-type="string">
            <text:p>$25,142 </text:p>
          </table:table-cell>
          <table:table-cell office:value-type="string">
            <text:p>$144,511 </text:p>
          </table:table-cell>
          <table:table-cell office:value-type="string">
            <text:p>4,427 </text:p>
          </table:table-cell>
          <table:table-cell office:value-type="string">
            <text:p>$55,014 </text:p>
          </table:table-cell>
          <table:table-cell office:value-type="string">
            <text:p>1,586 </text:p>
          </table:table-cell>
          <table:table-cell office:value-type="string">
            <text:p>$55,014 </text:p>
          </table:table-cell>
          <table:table-cell office:value-type="string">
            <text:p>15,310 </text:p>
          </table:table-cell>
          <table:table-cell office:value-type="string">
            <text:p>$36,717 </text:p>
          </table:table-cell>
          <table:table-cell office:value-type="string">
            <text:p>6,155 </text:p>
          </table:table-cell>
          <table:table-cell office:value-type="string">
            <text:p>$40,720 </text:p>
          </table:table-cell>
          <table:table-cell office:value-type="string">
            <text:p>404 </text:p>
          </table:table-cell>
          <table:table-cell office:value-type="string">
            <text:p>1,607,500 </text:p>
          </table:table-cell>
          <table:table-cell office:value-type="string">
            <text:p>1,378,958 </text:p>
          </table:table-cell>
          <table:table-cell office:value-type="string">
            <text:p>747 </text:p>
          </table:table-cell>
          <table:table-cell office:value-type="string">
            <text:p>6.53</text:p>
          </table:table-cell>
          <table:table-cell office:value-type="string">
            <text:p>577 </text:p>
          </table:table-cell>
          <table:table-cell office:value-type="string">
            <text:p>136 </text:p>
          </table:table-cell>
          <table:table-cell office:value-type="string">
            <text:p>10.88 </text:p>
          </table:table-cell>
          <table:table-cell office:value-type="string">
            <text:p>9.3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2005</text:p>
          </table:table-cell>
          <table:table-cell office:value-type="string">
            <text:p>6.72 </text:p>
          </table:table-cell>
          <table:table-cell office:value-type="string">
            <text:p>8.87 </text:p>
          </table:table-cell>
          <table:table-cell office:value-type="string">
            <text:p>$7.58 </text:p>
          </table:table-cell>
          <table:table-cell office:value-type="string">
            <text:p>11.75 </text:p>
          </table:table-cell>
          <table:table-cell office:value-type="string">
            <text:p>8.90 </text:p>
          </table:table-cell>
          <table:table-cell office:value-type="string">
            <text:p>6.29 </text:p>
          </table:table-cell>
          <table:table-cell office:value-type="string">
            <text:p>8.31 </text:p>
          </table:table-cell>
          <table:table-cell office:value-type="string">
            <text:p>$7.09 </text:p>
          </table:table-cell>
          <table:table-cell office:value-type="string">
            <text:p>$7.09 </text:p>
          </table:table-cell>
          <table:table-cell office:value-type="string">
            <text:p>318,879 </text:p>
          </table:table-cell>
          <table:table-cell office:value-type="string">
            <text:p>13 </text:p>
          </table:table-cell>
          <table:table-cell office:value-type="string">
            <text:p>$380 </text:p>
          </table:table-cell>
          <table:table-cell office:value-type="string">
            <text:p>$462 </text:p>
          </table:table-cell>
          <table:table-cell office:value-type="string">
            <text:p>$675 </text:p>
          </table:table-cell>
          <table:table-cell office:value-type="string">
            <text:p>$0.25 </text:p>
          </table:table-cell>
          <table:table-cell office:value-type="string">
            <text:p>$0.30 </text:p>
          </table:table-cell>
          <table:table-cell office:value-type="string">
            <text:p>$6.76 </text:p>
          </table:table-cell>
          <table:table-cell office:value-type="string">
            <text:p>$6,750 </text:p>
          </table:table-cell>
          <table:table-cell office:value-type="string">
            <text:p>$5,284 </text:p>
          </table:table-cell>
          <table:table-cell office:value-type="string">
            <text:p>5.99 </text:p>
          </table:table-cell>
          <table:table-cell office:value-type="string">
            <text:p>4.69 </text:p>
          </table:table-cell>
          <table:table-cell office:value-type="string">
            <text:p>7.91 </text:p>
          </table:table-cell>
          <table:table-cell office:value-type="string">
            <text:p>6.19 </text:p>
          </table:table-cell>
          <table:table-cell office:value-type="string">
            <text:p>$2,446 </text:p>
          </table:table-cell>
          <table:table-cell office:value-type="string">
            <text:p>2.17 </text:p>
          </table:table-cell>
          <table:table-cell office:value-type="string">
            <text:p>2.87 </text:p>
          </table:table-cell>
          <table:table-cell office:value-type="string">
            <text:p>$2.84 </text:p>
          </table:table-cell>
          <table:table-cell office:value-type="string">
            <text:p>2.52 </text:p>
          </table:table-cell>
          <table:table-cell office:value-type="string">
            <text:p>3.32 </text:p>
          </table:table-cell>
          <table:table-cell office:value-type="string">
            <text:p>$1.14 </text:p>
          </table:table-cell>
          <table:table-cell office:value-type="string">
            <text:p>1,287 </text:p>
          </table:table-cell>
          <table:table-cell office:value-type="string">
            <text:p>$1,467 </text:p>
          </table:table-cell>
          <table:table-cell office:value-type="string">
            <text:p>$16.6 </text:p>
          </table:table-cell>
          <table:table-cell office:value-type="string">
            <text:p>$0.017 </text:p>
          </table:table-cell>
          <table:table-cell office:value-type="string">
            <text:p>$62,122 </text:p>
          </table:table-cell>
          <table:table-cell office:value-type="string">
            <text:p>0</text:p>
          </table:table-cell>
          <table:table-cell office:value-type="string">
            <text:p>2.71 </text:p>
          </table:table-cell>
          <table:table-cell office:value-type="float" office:value="30">
            <text:p>30</text:p>
          </table:table-cell>
          <table:table-cell office:value-type="string">
            <text:p>64.5 </text:p>
          </table:table-cell>
          <table:table-cell office:value-type="string">
            <text:p>90.3 </text:p>
          </table:table-cell>
          <table:table-cell office:value-type="string">
            <text:p>90.3 </text:p>
          </table:table-cell>
          <table:table-cell office:value-type="string">
            <text:p>1</text:p>
          </table:table-cell>
          <table:table-cell office:value-type="string">
            <text:p>33.3 </text:p>
          </table:table-cell>
          <table:table-cell office:value-type="string">
            <text:p>59.3 </text:p>
          </table:table-cell>
          <table:table-cell office:value-type="string">
            <text:p>27,008 </text:p>
          </table:table-cell>
          <table:table-cell office:value-type="string">
            <text:p>31,543 </text:p>
          </table:table-cell>
          <table:table-cell office:value-type="string">
            <text:p>31,543 </text:p>
          </table:table-cell>
          <table:table-cell office:value-type="string">
            <text:p>$17,247 </text:p>
          </table:table-cell>
          <table:table-cell office:value-type="string">
            <text:p>$19,172 </text:p>
          </table:table-cell>
          <table:table-cell office:value-type="string">
            <text:p>$35,648 </text:p>
          </table:table-cell>
          <table:table-cell office:value-type="string">
            <text:p>$196,794 </text:p>
          </table:table-cell>
          <table:table-cell office:value-type="string">
            <text:p>4,535 </text:p>
          </table:table-cell>
          <table:table-cell office:value-type="string">
            <text:p>$- </text:p>
          </table:table-cell>
          <table:table-cell office:value-type="string">
            <text:p>$538 </text:p>
          </table:table-cell>
          <table:table-cell office:value-type="string">
            <text:p>$- </text:p>
          </table:table-cell>
          <table:table-cell office:value-type="string">
            <text:p>$538 </text:p>
          </table:table-cell>
          <table:table-cell office:value-type="string">
            <text:p>$30,633 </text:p>
          </table:table-cell>
          <table:table-cell office:value-type="string">
            <text:p>$157,420 </text:p>
          </table:table-cell>
          <table:table-cell office:value-type="string">
            <text:p>4,256 </text:p>
          </table:table-cell>
          <table:table-cell office:value-type="string">
            <text:p>$59,757 </text:p>
          </table:table-cell>
          <table:table-cell office:value-type="string">
            <text:p>1,657 </text:p>
          </table:table-cell>
          <table:table-cell office:value-type="string">
            <text:p>$59,757 </text:p>
          </table:table-cell>
          <table:table-cell office:value-type="string">
            <text:p>14,368 </text:p>
          </table:table-cell>
          <table:table-cell office:value-type="string">
            <text:p>$39,912 </text:p>
          </table:table-cell>
          <table:table-cell office:value-type="string">
            <text:p>6,727 </text:p>
          </table:table-cell>
          <table:table-cell office:value-type="string">
            <text:p>$42,045 </text:p>
          </table:table-cell>
          <table:table-cell office:value-type="string">
            <text:p>432 </text:p>
          </table:table-cell>
          <table:table-cell office:value-type="string">
            <text:p>1,755,257 </text:p>
          </table:table-cell>
          <table:table-cell office:value-type="string">
            <text:p>1,511,691 </text:p>
          </table:table-cell>
          <table:table-cell office:value-type="string">
            <text:p>733 </text:p>
          </table:table-cell>
          <table:table-cell office:value-type="string">
            <text:p>6.49</text:p>
          </table:table-cell>
          <table:table-cell office:value-type="string">
            <text:p>608 </text:p>
          </table:table-cell>
          <table:table-cell office:value-type="string">
            <text:p>136 </text:p>
          </table:table-cell>
          <table:table-cell office:value-type="string">
            <text:p>11.13 </text:p>
          </table:table-cell>
          <table:table-cell office:value-type="string">
            <text:p>9.5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2006</text:p>
          </table:table-cell>
          <table:table-cell office:value-type="string">
            <text:p>7.40 </text:p>
          </table:table-cell>
          <table:table-cell office:value-type="string">
            <text:p>9.78 </text:p>
          </table:table-cell>
          <table:table-cell office:value-type="string">
            <text:p>$9.09 </text:p>
          </table:table-cell>
          <table:table-cell office:value-type="string">
            <text:p>12.61 </text:p>
          </table:table-cell>
          <table:table-cell office:value-type="string">
            <text:p>9.55 </text:p>
          </table:table-cell>
          <table:table-cell office:value-type="string">
            <text:p>6.98 </text:p>
          </table:table-cell>
          <table:table-cell office:value-type="string">
            <text:p>9.21 </text:p>
          </table:table-cell>
          <table:table-cell office:value-type="string">
            <text:p>$8.55 </text:p>
          </table:table-cell>
          <table:table-cell office:value-type="string">
            <text:p>$8.55 </text:p>
          </table:table-cell>
          <table:table-cell office:value-type="string">
            <text:p>371,549 </text:p>
          </table:table-cell>
          <table:table-cell office:value-type="string">
            <text:p>14 </text:p>
          </table:table-cell>
          <table:table-cell office:value-type="string">
            <text:p>$415 </text:p>
          </table:table-cell>
          <table:table-cell office:value-type="string">
            <text:p>$530 </text:p>
          </table:table-cell>
          <table:table-cell office:value-type="string">
            <text:p>$738 </text:p>
          </table:table-cell>
          <table:table-cell office:value-type="string">
            <text:p>$0.28 </text:p>
          </table:table-cell>
          <table:table-cell office:value-type="string">
            <text:p>$0.30 </text:p>
          </table:table-cell>
          <table:table-cell office:value-type="string">
            <text:p>$8.15 </text:p>
          </table:table-cell>
          <table:table-cell office:value-type="string">
            <text:p>$8,138 </text:p>
          </table:table-cell>
          <table:table-cell office:value-type="string">
            <text:p>$6,004 </text:p>
          </table:table-cell>
          <table:table-cell office:value-type="string">
            <text:p>6.64 </text:p>
          </table:table-cell>
          <table:table-cell office:value-type="string">
            <text:p>4.90 </text:p>
          </table:table-cell>
          <table:table-cell office:value-type="string">
            <text:p>8.77 </text:p>
          </table:table-cell>
          <table:table-cell office:value-type="string">
            <text:p>6.47 </text:p>
          </table:table-cell>
          <table:table-cell office:value-type="string">
            <text:p>$2,804 </text:p>
          </table:table-cell>
          <table:table-cell office:value-type="string">
            <text:p>2.29 </text:p>
          </table:table-cell>
          <table:table-cell office:value-type="string">
            <text:p>3.02 </text:p>
          </table:table-cell>
          <table:table-cell office:value-type="string">
            <text:p>$3.20 </text:p>
          </table:table-cell>
          <table:table-cell office:value-type="string">
            <text:p>2.61 </text:p>
          </table:table-cell>
          <table:table-cell office:value-type="string">
            <text:p>3.45 </text:p>
          </table:table-cell>
          <table:table-cell office:value-type="string">
            <text:p>$1.54 </text:p>
          </table:table-cell>
          <table:table-cell office:value-type="string">
            <text:p>1,389 </text:p>
          </table:table-cell>
          <table:table-cell office:value-type="string">
            <text:p>$2,134 </text:p>
          </table:table-cell>
          <table:table-cell office:value-type="string">
            <text:p>$22.1 </text:p>
          </table:table-cell>
          <table:table-cell office:value-type="string">
            <text:p>$0.023 </text:p>
          </table:table-cell>
          <table:table-cell office:value-type="string">
            <text:p>$66,855 </text:p>
          </table:table-cell>
          <table:table-cell office:value-type="string">
            <text:p>0</text:p>
          </table:table-cell>
          <table:table-cell office:value-type="string">
            <text:p>2.88 </text:p>
          </table:table-cell>
          <table:table-cell office:value-type="float" office:value="29">
            <text:p>29</text:p>
          </table:table-cell>
          <table:table-cell office:value-type="string">
            <text:p>65.0 </text:p>
          </table:table-cell>
          <table:table-cell office:value-type="string">
            <text:p>82.7 </text:p>
          </table:table-cell>
          <table:table-cell office:value-type="string">
            <text:p>82.7 </text:p>
          </table:table-cell>
          <table:table-cell office:value-type="string">
            <text:p>0.56171870024243</text:p>
          </table:table-cell>
          <table:table-cell office:value-type="string">
            <text:p>31.5 </text:p>
          </table:table-cell>
          <table:table-cell office:value-type="string">
            <text:p>60.9 </text:p>
          </table:table-cell>
          <table:table-cell office:value-type="string">
            <text:p>27,322 </text:p>
          </table:table-cell>
          <table:table-cell office:value-type="string">
            <text:p>32,167 </text:p>
          </table:table-cell>
          <table:table-cell office:value-type="string">
            <text:p>32,167 </text:p>
          </table:table-cell>
          <table:table-cell office:value-type="string">
            <text:p>$19,197 </text:p>
          </table:table-cell>
          <table:table-cell office:value-type="string">
            <text:p>$22,978 </text:p>
          </table:table-cell>
          <table:table-cell office:value-type="string">
            <text:p>$37,786 </text:p>
          </table:table-cell>
          <table:table-cell office:value-type="string">
            <text:p>$219,569 </text:p>
          </table:table-cell>
          <table:table-cell office:value-type="string">
            <text:p>4,845 </text:p>
          </table:table-cell>
          <table:table-cell office:value-type="string">
            <text:p>$- </text:p>
          </table:table-cell>
          <table:table-cell office:value-type="string">
            <text:p>$594 </text:p>
          </table:table-cell>
          <table:table-cell office:value-type="string">
            <text:p>$- </text:p>
          </table:table-cell>
          <table:table-cell office:value-type="string">
            <text:p>$594 </text:p>
          </table:table-cell>
          <table:table-cell office:value-type="string">
            <text:p>$44,300 </text:p>
          </table:table-cell>
          <table:table-cell office:value-type="string">
            <text:p>$165,882 </text:p>
          </table:table-cell>
          <table:table-cell office:value-type="string">
            <text:p>4,099 </text:p>
          </table:table-cell>
          <table:table-cell office:value-type="string">
            <text:p>$68,455 </text:p>
          </table:table-cell>
          <table:table-cell office:value-type="string">
            <text:p>1,643 </text:p>
          </table:table-cell>
          <table:table-cell office:value-type="string">
            <text:p>$68,455 </text:p>
          </table:table-cell>
          <table:table-cell office:value-type="string">
            <text:p>14,524 </text:p>
          </table:table-cell>
          <table:table-cell office:value-type="string">
            <text:p>$41,980 </text:p>
          </table:table-cell>
          <table:table-cell office:value-type="string">
            <text:p>7,056 </text:p>
          </table:table-cell>
          <table:table-cell office:value-type="string">
            <text:p>$44,564 </text:p>
          </table:table-cell>
          <table:table-cell office:value-type="string">
            <text:p>462 </text:p>
          </table:table-cell>
          <table:table-cell office:value-type="string">
            <text:p>1,890,934 </text:p>
          </table:table-cell>
          <table:table-cell office:value-type="string">
            <text:p>1,632,229 </text:p>
          </table:table-cell>
          <table:table-cell office:value-type="string">
            <text:p>735 </text:p>
          </table:table-cell>
          <table:table-cell office:value-type="string">
            <text:p>6.37</text:p>
          </table:table-cell>
          <table:table-cell office:value-type="string">
            <text:p>622 </text:p>
          </table:table-cell>
          <table:table-cell office:value-type="string">
            <text:p>136 </text:p>
          </table:table-cell>
          <table:table-cell office:value-type="string">
            <text:p>11.22 </text:p>
          </table:table-cell>
          <table:table-cell office:value-type="string">
            <text:p>9.6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2007</text:p>
          </table:table-cell>
          <table:table-cell office:value-type="string">
            <text:p>7.49 </text:p>
          </table:table-cell>
          <table:table-cell office:value-type="string">
            <text:p>9.87 </text:p>
          </table:table-cell>
          <table:table-cell office:value-type="string">
            <text:p>$9.86 </text:p>
          </table:table-cell>
          <table:table-cell office:value-type="string">
            <text:p>12.66 </text:p>
          </table:table-cell>
          <table:table-cell office:value-type="string">
            <text:p>9.61 </text:p>
          </table:table-cell>
          <table:table-cell office:value-type="string">
            <text:p>6.98 </text:p>
          </table:table-cell>
          <table:table-cell office:value-type="string">
            <text:p>9.19 </text:p>
          </table:table-cell>
          <table:table-cell office:value-type="string">
            <text:p>$9.17 </text:p>
          </table:table-cell>
          <table:table-cell office:value-type="string">
            <text:p>$9.17 </text:p>
          </table:table-cell>
          <table:table-cell office:value-type="string">
            <text:p>520,954 </text:p>
          </table:table-cell>
          <table:table-cell office:value-type="string">
            <text:p>15 </text:p>
          </table:table-cell>
          <table:table-cell office:value-type="string">
            <text:p>$537 </text:p>
          </table:table-cell>
          <table:table-cell office:value-type="string">
            <text:p>$578 </text:p>
          </table:table-cell>
          <table:table-cell office:value-type="string">
            <text:p>$890 </text:p>
          </table:table-cell>
          <table:table-cell office:value-type="string">
            <text:p>$0.30 </text:p>
          </table:table-cell>
          <table:table-cell office:value-type="string">
            <text:p>$0.30 </text:p>
          </table:table-cell>
          <table:table-cell office:value-type="string">
            <text:p>$9.07 </text:p>
          </table:table-cell>
          <table:table-cell office:value-type="string">
            <text:p>$9,056 </text:p>
          </table:table-cell>
          <table:table-cell office:value-type="string">
            <text:p>$6,524 </text:p>
          </table:table-cell>
          <table:table-cell office:value-type="string">
            <text:p>6.89 </text:p>
          </table:table-cell>
          <table:table-cell office:value-type="string">
            <text:p>4.97 </text:p>
          </table:table-cell>
          <table:table-cell office:value-type="string">
            <text:p>9.08 </text:p>
          </table:table-cell>
          <table:table-cell office:value-type="string">
            <text:p>6.54 </text:p>
          </table:table-cell>
          <table:table-cell office:value-type="string">
            <text:p>$3,141 </text:p>
          </table:table-cell>
          <table:table-cell office:value-type="string">
            <text:p>2.39 </text:p>
          </table:table-cell>
          <table:table-cell office:value-type="string">
            <text:p>3.15 </text:p>
          </table:table-cell>
          <table:table-cell office:value-type="string">
            <text:p>$3.38 </text:p>
          </table:table-cell>
          <table:table-cell office:value-type="string">
            <text:p>2.58 </text:p>
          </table:table-cell>
          <table:table-cell office:value-type="string">
            <text:p>3.39 </text:p>
          </table:table-cell>
          <table:table-cell office:value-type="string">
            <text:p>$1.70 </text:p>
          </table:table-cell>
          <table:table-cell office:value-type="string">
            <text:p>1,491 </text:p>
          </table:table-cell>
          <table:table-cell office:value-type="string">
            <text:p>$2,532 </text:p>
          </table:table-cell>
          <table:table-cell office:value-type="string">
            <text:p>$24.8 </text:p>
          </table:table-cell>
          <table:table-cell office:value-type="string">
            <text:p>$0.025 </text:p>
          </table:table-cell>
          <table:table-cell office:value-type="string">
            <text:p>$69,947 </text:p>
          </table:table-cell>
          <table:table-cell office:value-type="string">
            <text:p>0.27956115786141</text:p>
          </table:table-cell>
          <table:table-cell office:value-type="string">
            <text:p>2.96 </text:p>
          </table:table-cell>
          <table:table-cell office:value-type="float" office:value="29">
            <text:p>29</text:p>
          </table:table-cell>
          <table:table-cell office:value-type="string">
            <text:p>64.0 </text:p>
          </table:table-cell>
          <table:table-cell office:value-type="string">
            <text:p>86.3 </text:p>
          </table:table-cell>
          <table:table-cell office:value-type="string">
            <text:p>86.3 </text:p>
          </table:table-cell>
          <table:table-cell office:value-type="string">
            <text:p>0.603607692126230</text:p>
          </table:table-cell>
          <table:table-cell office:value-type="string">
            <text:p>30.0 </text:p>
          </table:table-cell>
          <table:table-cell office:value-type="string">
            <text:p>62.5 </text:p>
          </table:table-cell>
          <table:table-cell office:value-type="string">
            <text:p>28,363 </text:p>
          </table:table-cell>
          <table:table-cell office:value-type="string">
            <text:p>33,680 </text:p>
          </table:table-cell>
          <table:table-cell office:value-type="string">
            <text:p>33,680 </text:p>
          </table:table-cell>
          <table:table-cell office:value-type="string">
            <text:p>$19,012 </text:p>
          </table:table-cell>
          <table:table-cell office:value-type="string">
            <text:p>$20,583 </text:p>
          </table:table-cell>
          <table:table-cell office:value-type="string">
            <text:p>$38,810 </text:p>
          </table:table-cell>
          <table:table-cell office:value-type="string">
            <text:p>$205,164 </text:p>
          </table:table-cell>
          <table:table-cell office:value-type="string">
            <text:p>5,317 </text:p>
          </table:table-cell>
          <table:table-cell office:value-type="string">
            <text:p>$- </text:p>
          </table:table-cell>
          <table:table-cell office:value-type="string">
            <text:p>$567 </text:p>
          </table:table-cell>
          <table:table-cell office:value-type="string">
            <text:p>$- </text:p>
          </table:table-cell>
          <table:table-cell office:value-type="string">
            <text:p>$567 </text:p>
          </table:table-cell>
          <table:table-cell office:value-type="string">
            <text:p>$28,963 </text:p>
          </table:table-cell>
          <table:table-cell office:value-type="string">
            <text:p>$167,112 </text:p>
          </table:table-cell>
          <table:table-cell office:value-type="string">
            <text:p>4,283 </text:p>
          </table:table-cell>
          <table:table-cell office:value-type="string">
            <text:p>$69,771 </text:p>
          </table:table-cell>
          <table:table-cell office:value-type="string">
            <text:p>1,682 </text:p>
          </table:table-cell>
          <table:table-cell office:value-type="string">
            <text:p>$69,771 </text:p>
          </table:table-cell>
          <table:table-cell office:value-type="string">
            <text:p>14,973 </text:p>
          </table:table-cell>
          <table:table-cell office:value-type="string">
            <text:p>$43,430 </text:p>
          </table:table-cell>
          <table:table-cell office:value-type="string">
            <text:p>7,425 </text:p>
          </table:table-cell>
          <table:table-cell office:value-type="string">
            <text:p>$49,365 </text:p>
          </table:table-cell>
          <table:table-cell office:value-type="string">
            <text:p>500 </text:p>
          </table:table-cell>
          <table:table-cell office:value-type="string">
            <text:p>2,041,620 </text:p>
          </table:table-cell>
          <table:table-cell office:value-type="string">
            <text:p>1,749,646 </text:p>
          </table:table-cell>
          <table:table-cell office:value-type="string">
            <text:p>730 </text:p>
          </table:table-cell>
          <table:table-cell office:value-type="string">
            <text:p>6.11</text:p>
          </table:table-cell>
          <table:table-cell office:value-type="string">
            <text:p>630 </text:p>
          </table:table-cell>
          <table:table-cell office:value-type="string">
            <text:p>136 </text:p>
          </table:table-cell>
          <table:table-cell office:value-type="string">
            <text:p>11.19 </text:p>
          </table:table-cell>
          <table:table-cell office:value-type="string">
            <text:p>9.5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2008</text:p>
          </table:table-cell>
          <table:table-cell office:value-type="string">
            <text:p>8.04 </text:p>
          </table:table-cell>
          <table:table-cell office:value-type="string">
            <text:p>10.64 </text:p>
          </table:table-cell>
          <table:table-cell office:value-type="string">
            <text:p>$11.02 </text:p>
          </table:table-cell>
          <table:table-cell office:value-type="string">
            <text:p>13.88 </text:p>
          </table:table-cell>
          <table:table-cell office:value-type="string">
            <text:p>10.50 </text:p>
          </table:table-cell>
          <table:table-cell office:value-type="string">
            <text:p>7.47 </text:p>
          </table:table-cell>
          <table:table-cell office:value-type="string">
            <text:p>9.88 </text:p>
          </table:table-cell>
          <table:table-cell office:value-type="string">
            <text:p>$10.22 </text:p>
          </table:table-cell>
          <table:table-cell office:value-type="string">
            <text:p>$10.22 </text:p>
          </table:table-cell>
          <table:table-cell office:value-type="string">
            <text:p>452,174 </text:p>
          </table:table-cell>
          <table:table-cell office:value-type="string">
            <text:p>16 </text:p>
          </table:table-cell>
          <table:table-cell office:value-type="string">
            <text:p>$635 </text:p>
          </table:table-cell>
          <table:table-cell office:value-type="string">
            <text:p>$637 </text:p>
          </table:table-cell>
          <table:table-cell office:value-type="string">
            <text:p>$1,036 </text:p>
          </table:table-cell>
          <table:table-cell office:value-type="string">
            <text:p>$0.31 </text:p>
          </table:table-cell>
          <table:table-cell office:value-type="string">
            <text:p>$0.30 </text:p>
          </table:table-cell>
          <table:table-cell office:value-type="string">
            <text:p>$10.57 </text:p>
          </table:table-cell>
          <table:table-cell office:value-type="string">
            <text:p>$10,558 </text:p>
          </table:table-cell>
          <table:table-cell office:value-type="string">
            <text:p>$7,037 </text:p>
          </table:table-cell>
          <table:table-cell office:value-type="string">
            <text:p>7.71 </text:p>
          </table:table-cell>
          <table:table-cell office:value-type="string">
            <text:p>5.14 </text:p>
          </table:table-cell>
          <table:table-cell office:value-type="string">
            <text:p>10.20 </text:p>
          </table:table-cell>
          <table:table-cell office:value-type="string">
            <text:p>6.80 </text:p>
          </table:table-cell>
          <table:table-cell office:value-type="string">
            <text:p>$3,498 </text:p>
          </table:table-cell>
          <table:table-cell office:value-type="string">
            <text:p>2.56 </text:p>
          </table:table-cell>
          <table:table-cell office:value-type="string">
            <text:p>3.38 </text:p>
          </table:table-cell>
          <table:table-cell office:value-type="string">
            <text:p>$3.54 </text:p>
          </table:table-cell>
          <table:table-cell office:value-type="string">
            <text:p>2.59 </text:p>
          </table:table-cell>
          <table:table-cell office:value-type="string">
            <text:p>3.42 </text:p>
          </table:table-cell>
          <table:table-cell office:value-type="string">
            <text:p>$2.33 </text:p>
          </table:table-cell>
          <table:table-cell office:value-type="string">
            <text:p>1,511 </text:p>
          </table:table-cell>
          <table:table-cell office:value-type="string">
            <text:p>$3,521 </text:p>
          </table:table-cell>
          <table:table-cell office:value-type="string">
            <text:p>$34.5 </text:p>
          </table:table-cell>
          <table:table-cell office:value-type="string">
            <text:p>$0.034 </text:p>
          </table:table-cell>
          <table:table-cell office:value-type="string">
            <text:p>$72,132 </text:p>
          </table:table-cell>
          <table:table-cell office:value-type="string">
            <text:p>0.33347309794787</text:p>
          </table:table-cell>
          <table:table-cell office:value-type="string">
            <text:p>2.98 </text:p>
          </table:table-cell>
          <table:table-cell office:value-type="float" office:value="29">
            <text:p>29</text:p>
          </table:table-cell>
          <table:table-cell office:value-type="string">
            <text:p>63.7 </text:p>
          </table:table-cell>
          <table:table-cell office:value-type="string">
            <text:p>83.6 </text:p>
          </table:table-cell>
          <table:table-cell office:value-type="string">
            <text:p>83.6 </text:p>
          </table:table-cell>
          <table:table-cell office:value-type="string">
            <text:p>0.61281843621526</text:p>
          </table:table-cell>
          <table:table-cell office:value-type="string">
            <text:p>28.5 </text:p>
          </table:table-cell>
          <table:table-cell office:value-type="string">
            <text:p>63.1 </text:p>
          </table:table-cell>
          <table:table-cell office:value-type="string">
            <text:p>29,092 </text:p>
          </table:table-cell>
          <table:table-cell office:value-type="string">
            <text:p>34,680 </text:p>
          </table:table-cell>
          <table:table-cell office:value-type="string">
            <text:p>34,680 </text:p>
          </table:table-cell>
          <table:table-cell office:value-type="string">
            <text:p>$18,202 </text:p>
          </table:table-cell>
          <table:table-cell office:value-type="string">
            <text:p>$19,602 </text:p>
          </table:table-cell>
          <table:table-cell office:value-type="string">
            <text:p>$38,785 </text:p>
          </table:table-cell>
          <table:table-cell office:value-type="string">
            <text:p>$209,040 </text:p>
          </table:table-cell>
          <table:table-cell office:value-type="string">
            <text:p>5,588 </text:p>
          </table:table-cell>
          <table:table-cell office:value-type="string">
            <text:p>$- </text:p>
          </table:table-cell>
          <table:table-cell office:value-type="string">
            <text:p>$579 </text:p>
          </table:table-cell>
          <table:table-cell office:value-type="string">
            <text:p>$- </text:p>
          </table:table-cell>
          <table:table-cell office:value-type="string">
            <text:p>$579 </text:p>
          </table:table-cell>
          <table:table-cell office:value-type="string">
            <text:p>$26,887 </text:p>
          </table:table-cell>
          <table:table-cell office:value-type="string">
            <text:p>$172,750 </text:p>
          </table:table-cell>
          <table:table-cell office:value-type="string">
            <text:p>4,471 </text:p>
          </table:table-cell>
          <table:table-cell office:value-type="string">
            <text:p>$70,421 </text:p>
          </table:table-cell>
          <table:table-cell office:value-type="string">
            <text:p>1,701 </text:p>
          </table:table-cell>
          <table:table-cell office:value-type="string">
            <text:p>$70,421 </text:p>
          </table:table-cell>
          <table:table-cell office:value-type="string">
            <text:p>15,228 </text:p>
          </table:table-cell>
          <table:table-cell office:value-type="string">
            <text:p>$41,864 </text:p>
          </table:table-cell>
          <table:table-cell office:value-type="string">
            <text:p>7,692 </text:p>
          </table:table-cell>
          <table:table-cell office:value-type="string">
            <text:p>$53,027 </text:p>
          </table:table-cell>
          <table:table-cell office:value-type="string">
            <text:p>535 </text:p>
          </table:table-cell>
          <table:table-cell office:value-type="string">
            <text:p>2,136,226 </text:p>
          </table:table-cell>
          <table:table-cell office:value-type="string">
            <text:p>1,832,915 </text:p>
          </table:table-cell>
          <table:table-cell office:value-type="string">
            <text:p>707 </text:p>
          </table:table-cell>
          <table:table-cell office:value-type="string">
            <text:p>5.71</text:p>
          </table:table-cell>
          <table:table-cell office:value-type="string">
            <text:p>636 </text:p>
          </table:table-cell>
          <table:table-cell office:value-type="string">
            <text:p>136 </text:p>
          </table:table-cell>
          <table:table-cell office:value-type="string">
            <text:p>10.95 </text:p>
          </table:table-cell>
          <table:table-cell office:value-type="string">
            <text:p>9.3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2009</text:p>
          </table:table-cell>
          <table:table-cell office:value-type="string">
            <text:p>7.93 </text:p>
          </table:table-cell>
          <table:table-cell office:value-type="string">
            <text:p>10.52 </text:p>
          </table:table-cell>
          <table:table-cell office:value-type="string">
            <text:p>$10.35 </text:p>
          </table:table-cell>
          <table:table-cell office:value-type="string">
            <text:p>12.82 </text:p>
          </table:table-cell>
          <table:table-cell office:value-type="string">
            <text:p>9.66 </text:p>
          </table:table-cell>
          <table:table-cell office:value-type="string">
            <text:p>7.34 </text:p>
          </table:table-cell>
          <table:table-cell office:value-type="string">
            <text:p>9.74 </text:p>
          </table:table-cell>
          <table:table-cell office:value-type="string">
            <text:p>$9.56 </text:p>
          </table:table-cell>
          <table:table-cell office:value-type="string">
            <text:p>$9.56 </text:p>
          </table:table-cell>
          <table:table-cell office:value-type="string">
            <text:p>617,059 </text:p>
          </table:table-cell>
          <table:table-cell office:value-type="string">
            <text:p>17 </text:p>
          </table:table-cell>
          <table:table-cell office:value-type="string">
            <text:p>$638 </text:p>
          </table:table-cell>
          <table:table-cell office:value-type="string">
            <text:p>$632 </text:p>
          </table:table-cell>
          <table:table-cell office:value-type="string">
            <text:p>$1,035 </text:p>
          </table:table-cell>
          <table:table-cell office:value-type="string">
            <text:p>$0.32 </text:p>
          </table:table-cell>
          <table:table-cell office:value-type="string">
            <text:p>$0.33 </text:p>
          </table:table-cell>
          <table:table-cell office:value-type="string">
            <text:p>$10.09 </text:p>
          </table:table-cell>
          <table:table-cell office:value-type="string">
            <text:p>$10,072 </text:p>
          </table:table-cell>
          <table:table-cell office:value-type="string">
            <text:p>$7,177 </text:p>
          </table:table-cell>
          <table:table-cell office:value-type="string">
            <text:p>7.73 </text:p>
          </table:table-cell>
          <table:table-cell office:value-type="string">
            <text:p>5.51 </text:p>
          </table:table-cell>
          <table:table-cell office:value-type="string">
            <text:p>10.26 </text:p>
          </table:table-cell>
          <table:table-cell office:value-type="string">
            <text:p>7.31 </text:p>
          </table:table-cell>
          <table:table-cell office:value-type="string">
            <text:p>$3,537 </text:p>
          </table:table-cell>
          <table:table-cell office:value-type="string">
            <text:p>2.71 </text:p>
          </table:table-cell>
          <table:table-cell office:value-type="string">
            <text:p>3.60 </text:p>
          </table:table-cell>
          <table:table-cell office:value-type="string">
            <text:p>$3.64 </text:p>
          </table:table-cell>
          <table:table-cell office:value-type="string">
            <text:p>2.79 </text:p>
          </table:table-cell>
          <table:table-cell office:value-type="string">
            <text:p>3.71 </text:p>
          </table:table-cell>
          <table:table-cell office:value-type="string">
            <text:p>$2.03 </text:p>
          </table:table-cell>
          <table:table-cell office:value-type="string">
            <text:p>1,428 </text:p>
          </table:table-cell>
          <table:table-cell office:value-type="string">
            <text:p>$2,895 </text:p>
          </table:table-cell>
          <table:table-cell office:value-type="string">
            <text:p>$28.5 </text:p>
          </table:table-cell>
          <table:table-cell office:value-type="string">
            <text:p>$0.029 </text:p>
          </table:table-cell>
          <table:table-cell office:value-type="string">
            <text:p>$75,624 </text:p>
          </table:table-cell>
          <table:table-cell office:value-type="string">
            <text:p>0.28740833262177</text:p>
          </table:table-cell>
          <table:table-cell office:value-type="string">
            <text:p>2.82 </text:p>
          </table:table-cell>
          <table:table-cell office:value-type="float" office:value="27">
            <text:p>27</text:p>
          </table:table-cell>
          <table:table-cell office:value-type="string">
            <text:p>59.9 </text:p>
          </table:table-cell>
          <table:table-cell office:value-type="string">
            <text:p>76.9 </text:p>
          </table:table-cell>
          <table:table-cell office:value-type="string">
            <text:p>76.9 </text:p>
          </table:table-cell>
          <table:table-cell office:value-type="string">
            <text:p>1</text:p>
          </table:table-cell>
          <table:table-cell office:value-type="string">
            <text:p>26.5 </text:p>
          </table:table-cell>
          <table:table-cell office:value-type="string">
            <text:p>49.0 </text:p>
          </table:table-cell>
          <table:table-cell office:value-type="string">
            <text:p>29,240 </text:p>
          </table:table-cell>
          <table:table-cell office:value-type="string">
            <text:p>34,874 </text:p>
          </table:table-cell>
          <table:table-cell office:value-type="string">
            <text:p>34,874 </text:p>
          </table:table-cell>
          <table:table-cell office:value-type="string">
            <text:p>$17,082 </text:p>
          </table:table-cell>
          <table:table-cell office:value-type="string">
            <text:p>$18,695 </text:p>
          </table:table-cell>
          <table:table-cell office:value-type="string">
            <text:p>$41,180 </text:p>
          </table:table-cell>
          <table:table-cell office:value-type="string">
            <text:p>$213,586 </text:p>
          </table:table-cell>
          <table:table-cell office:value-type="string">
            <text:p>5,634 </text:p>
          </table:table-cell>
          <table:table-cell office:value-type="string">
            <text:p>$- </text:p>
          </table:table-cell>
          <table:table-cell office:value-type="string">
            <text:p>$630 </text:p>
          </table:table-cell>
          <table:table-cell office:value-type="string">
            <text:p>$- </text:p>
          </table:table-cell>
          <table:table-cell office:value-type="string">
            <text:p>$630 </text:p>
          </table:table-cell>
          <table:table-cell office:value-type="string">
            <text:p>$27,064 </text:p>
          </table:table-cell>
          <table:table-cell office:value-type="string">
            <text:p>$176,726 </text:p>
          </table:table-cell>
          <table:table-cell office:value-type="string">
            <text:p>3,751 </text:p>
          </table:table-cell>
          <table:table-cell office:value-type="string">
            <text:p>$86,224 </text:p>
          </table:table-cell>
          <table:table-cell office:value-type="string">
            <text:p>1,746 </text:p>
          </table:table-cell>
          <table:table-cell office:value-type="string">
            <text:p>$86,224 </text:p>
          </table:table-cell>
          <table:table-cell office:value-type="string">
            <text:p>14,342 </text:p>
          </table:table-cell>
          <table:table-cell office:value-type="string">
            <text:p>$49,841 </text:p>
          </table:table-cell>
          <table:table-cell office:value-type="string">
            <text:p>9,401 </text:p>
          </table:table-cell>
          <table:table-cell office:value-type="string">
            <text:p>$46,539 </text:p>
          </table:table-cell>
          <table:table-cell office:value-type="string">
            <text:p>541 </text:p>
          </table:table-cell>
          <table:table-cell office:value-type="string">
            <text:p>2,026,136 </text:p>
          </table:table-cell>
          <table:table-cell office:value-type="string">
            <text:p>1,744,063 </text:p>
          </table:table-cell>
          <table:table-cell office:value-type="string">
            <text:p>705 </text:p>
          </table:table-cell>
          <table:table-cell office:value-type="string">
            <text:p>5.63</text:p>
          </table:table-cell>
          <table:table-cell office:value-type="string">
            <text:p>639 </text:p>
          </table:table-cell>
          <table:table-cell office:value-type="string">
            <text:p>136 </text:p>
          </table:table-cell>
          <table:table-cell office:value-type="string">
            <text:p>10.26 </text:p>
          </table:table-cell>
          <table:table-cell office:value-type="string">
            <text:p>8.8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2010</text:p>
          </table:table-cell>
          <table:table-cell office:value-type="string">
            <text:p>9.19 </text:p>
          </table:table-cell>
          <table:table-cell office:value-type="string">
            <text:p>12.26 </text:p>
          </table:table-cell>
          <table:table-cell office:value-type="string">
            <text:p>$12.10 </text:p>
          </table:table-cell>
          <table:table-cell office:value-type="string">
            <text:p>14.23 </text:p>
          </table:table-cell>
          <table:table-cell office:value-type="string">
            <text:p>10.67 </text:p>
          </table:table-cell>
          <table:table-cell office:value-type="string">
            <text:p>8.46 </text:p>
          </table:table-cell>
          <table:table-cell office:value-type="string">
            <text:p>11.28 </text:p>
          </table:table-cell>
          <table:table-cell office:value-type="string">
            <text:p>$11.12 </text:p>
          </table:table-cell>
          <table:table-cell office:value-type="string">
            <text:p>$11.12 </text:p>
          </table:table-cell>
          <table:table-cell office:value-type="string">
            <text:p>805,935 </text:p>
          </table:table-cell>
          <table:table-cell office:value-type="string">
            <text:p>11 </text:p>
          </table:table-cell>
          <table:table-cell office:value-type="string">
            <text:p>$649 </text:p>
          </table:table-cell>
          <table:table-cell office:value-type="string">
            <text:p>$702 </text:p>
          </table:table-cell>
          <table:table-cell office:value-type="string">
            <text:p>$1,080 </text:p>
          </table:table-cell>
          <table:table-cell office:value-type="string">
            <text:p>$0.33 </text:p>
          </table:table-cell>
          <table:table-cell office:value-type="string">
            <text:p>$0.33 </text:p>
          </table:table-cell>
          <table:table-cell office:value-type="string">
            <text:p>$11.12 </text:p>
          </table:table-cell>
          <table:table-cell office:value-type="string">
            <text:p>$11,105 </text:p>
          </table:table-cell>
          <table:table-cell office:value-type="string">
            <text:p>$7,649 </text:p>
          </table:table-cell>
          <table:table-cell office:value-type="string">
            <text:p>8.45 </text:p>
          </table:table-cell>
          <table:table-cell office:value-type="string">
            <text:p>5.82 </text:p>
          </table:table-cell>
          <table:table-cell office:value-type="string">
            <text:p>11.27 </text:p>
          </table:table-cell>
          <table:table-cell office:value-type="string">
            <text:p>7.76 </text:p>
          </table:table-cell>
          <table:table-cell office:value-type="string">
            <text:p>$3,769 </text:p>
          </table:table-cell>
          <table:table-cell office:value-type="string">
            <text:p>2.87 </text:p>
          </table:table-cell>
          <table:table-cell office:value-type="string">
            <text:p>3.82 </text:p>
          </table:table-cell>
          <table:table-cell office:value-type="string">
            <text:p>$3.88 </text:p>
          </table:table-cell>
          <table:table-cell office:value-type="string">
            <text:p>2.95 </text:p>
          </table:table-cell>
          <table:table-cell office:value-type="string">
            <text:p>3.94 </text:p>
          </table:table-cell>
          <table:table-cell office:value-type="string">
            <text:p>$2.40 </text:p>
          </table:table-cell>
          <table:table-cell office:value-type="string">
            <text:p>1,439 </text:p>
          </table:table-cell>
          <table:table-cell office:value-type="string">
            <text:p>$3,457 </text:p>
          </table:table-cell>
          <table:table-cell office:value-type="string">
            <text:p>$32.5 </text:p>
          </table:table-cell>
          <table:table-cell office:value-type="string">
            <text:p>$0.035 </text:p>
          </table:table-cell>
          <table:table-cell office:value-type="string">
            <text:p>$80,408 </text:p>
          </table:table-cell>
          <table:table-cell office:value-type="string">
            <text:p>0.31125212682950</text:p>
          </table:table-cell>
          <table:table-cell office:value-type="string">
            <text:p>2.88 </text:p>
          </table:table-cell>
          <table:table-cell office:value-type="float" office:value="25">
            <text:p>25</text:p>
          </table:table-cell>
          <table:table-cell office:value-type="string">
            <text:p>60.6 </text:p>
          </table:table-cell>
          <table:table-cell office:value-type="string">
            <text:p>70.6 </text:p>
          </table:table-cell>
          <table:table-cell office:value-type="string">
            <text:p>70.6 </text:p>
          </table:table-cell>
          <table:table-cell office:value-type="string">
            <text:p>0.60063414336011</text:p>
          </table:table-cell>
          <table:table-cell office:value-type="string">
            <text:p>25.7 </text:p>
          </table:table-cell>
          <table:table-cell office:value-type="string">
            <text:p>52.5 </text:p>
          </table:table-cell>
          <table:table-cell office:value-type="string">
            <text:p>28,666 </text:p>
          </table:table-cell>
          <table:table-cell office:value-type="string">
            <text:p>34,230 </text:p>
          </table:table-cell>
          <table:table-cell office:value-type="string">
            <text:p>34,230 </text:p>
          </table:table-cell>
          <table:table-cell office:value-type="string">
            <text:p>$19,775 </text:p>
          </table:table-cell>
          <table:table-cell office:value-type="string">
            <text:p>$22,451 </text:p>
          </table:table-cell>
          <table:table-cell office:value-type="string">
            <text:p>$42,777 </text:p>
          </table:table-cell>
          <table:table-cell office:value-type="string">
            <text:p>$237,803 </text:p>
          </table:table-cell>
          <table:table-cell office:value-type="string">
            <text:p>5,564 </text:p>
          </table:table-cell>
          <table:table-cell office:value-type="string">
            <text:p>$- </text:p>
          </table:table-cell>
          <table:table-cell office:value-type="string">
            <text:p>$691 </text:p>
          </table:table-cell>
          <table:table-cell office:value-type="string">
            <text:p>$- </text:p>
          </table:table-cell>
          <table:table-cell office:value-type="string">
            <text:p>$691 </text:p>
          </table:table-cell>
          <table:table-cell office:value-type="string">
            <text:p>$36,235 </text:p>
          </table:table-cell>
          <table:table-cell office:value-type="string">
            <text:p>$192,289 </text:p>
          </table:table-cell>
          <table:table-cell office:value-type="string">
            <text:p>4,281 </text:p>
          </table:table-cell>
          <table:table-cell office:value-type="string">
            <text:p>$76,666 </text:p>
          </table:table-cell>
          <table:table-cell office:value-type="string">
            <text:p>1,645 </text:p>
          </table:table-cell>
          <table:table-cell office:value-type="string">
            <text:p>$76,666 </text:p>
          </table:table-cell>
          <table:table-cell office:value-type="string">
            <text:p>13,985 </text:p>
          </table:table-cell>
          <table:table-cell office:value-type="string">
            <text:p>$52,030 </text:p>
          </table:table-cell>
          <table:table-cell office:value-type="string">
            <text:p>8,755 </text:p>
          </table:table-cell>
          <table:table-cell office:value-type="string">
            <text:p>$52,110 </text:p>
          </table:table-cell>
          <table:table-cell office:value-type="string">
            <text:p>543 </text:p>
          </table:table-cell>
          <table:table-cell office:value-type="string">
            <text:p>2,021,450 </text:p>
          </table:table-cell>
          <table:table-cell office:value-type="string">
            <text:p>1,737,109 </text:p>
          </table:table-cell>
          <table:table-cell office:value-type="string">
            <text:p>712 </text:p>
          </table:table-cell>
          <table:table-cell office:value-type="string">
            <text:p>5.67</text:p>
          </table:table-cell>
          <table:table-cell office:value-type="string">
            <text:p>648 </text:p>
          </table:table-cell>
          <table:table-cell office:value-type="string">
            <text:p>136 </text:p>
          </table:table-cell>
          <table:table-cell office:value-type="string">
            <text:p>10.20 </text:p>
          </table:table-cell>
          <table:table-cell office:value-type="string">
            <text:p>8.7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2011</text:p>
          </table:table-cell>
          <table:table-cell office:value-type="string">
            <text:p>9.90 </text:p>
          </table:table-cell>
          <table:table-cell office:value-type="string">
            <text:p>13.12 </text:p>
          </table:table-cell>
          <table:table-cell office:value-type="string">
            <text:p>$13.65 </text:p>
          </table:table-cell>
          <table:table-cell office:value-type="string">
            <text:p>14.99 </text:p>
          </table:table-cell>
          <table:table-cell office:value-type="string">
            <text:p>11.31 </text:p>
          </table:table-cell>
          <table:table-cell office:value-type="string">
            <text:p>9.14 </text:p>
          </table:table-cell>
          <table:table-cell office:value-type="string">
            <text:p>12.11 </text:p>
          </table:table-cell>
          <table:table-cell office:value-type="string">
            <text:p>$12.58 </text:p>
          </table:table-cell>
          <table:table-cell office:value-type="string">
            <text:p>$12.58 </text:p>
          </table:table-cell>
          <table:table-cell office:value-type="string">
            <text:p>886,984 </text:p>
          </table:table-cell>
          <table:table-cell office:value-type="string">
            <text:p>8 </text:p>
          </table:table-cell>
          <table:table-cell office:value-type="string">
            <text:p>$670 </text:p>
          </table:table-cell>
          <table:table-cell office:value-type="string">
            <text:p>$828 </text:p>
          </table:table-cell>
          <table:table-cell office:value-type="string">
            <text:p>$1,135 </text:p>
          </table:table-cell>
          <table:table-cell office:value-type="string">
            <text:p>$0.34 </text:p>
          </table:table-cell>
          <table:table-cell office:value-type="string">
            <text:p>$0.33 </text:p>
          </table:table-cell>
          <table:table-cell office:value-type="string">
            <text:p>$13.00 </text:p>
          </table:table-cell>
          <table:table-cell office:value-type="string">
            <text:p>$12,994 </text:p>
          </table:table-cell>
          <table:table-cell office:value-type="string">
            <text:p>$8,336 </text:p>
          </table:table-cell>
          <table:table-cell office:value-type="string">
            <text:p>9.44 </text:p>
          </table:table-cell>
          <table:table-cell office:value-type="string">
            <text:p>6.05 </text:p>
          </table:table-cell>
          <table:table-cell office:value-type="string">
            <text:p>12.51 </text:p>
          </table:table-cell>
          <table:table-cell office:value-type="string">
            <text:p>8.02 </text:p>
          </table:table-cell>
          <table:table-cell office:value-type="string">
            <text:p>$4,152 </text:p>
          </table:table-cell>
          <table:table-cell office:value-type="string">
            <text:p>3.02 </text:p>
          </table:table-cell>
          <table:table-cell office:value-type="string">
            <text:p>4.00 </text:p>
          </table:table-cell>
          <table:table-cell office:value-type="string">
            <text:p>$4.18 </text:p>
          </table:table-cell>
          <table:table-cell office:value-type="string">
            <text:p>3.04 </text:p>
          </table:table-cell>
          <table:table-cell office:value-type="string">
            <text:p>4.03 </text:p>
          </table:table-cell>
          <table:table-cell office:value-type="string">
            <text:p>$3.09 </text:p>
          </table:table-cell>
          <table:table-cell office:value-type="string">
            <text:p>1,509 </text:p>
          </table:table-cell>
          <table:table-cell office:value-type="string">
            <text:p>$4,658 </text:p>
          </table:table-cell>
          <table:table-cell office:value-type="string">
            <text:p>$42.1 </text:p>
          </table:table-cell>
          <table:table-cell office:value-type="string">
            <text:p>$0.045 </text:p>
          </table:table-cell>
          <table:table-cell office:value-type="string">
            <text:p>$82,847 </text:p>
          </table:table-cell>
          <table:table-cell office:value-type="string">
            <text:p>0.35849488285844</text:p>
          </table:table-cell>
          <table:table-cell office:value-type="string">
            <text:p>2.88 </text:p>
          </table:table-cell>
          <table:table-cell office:value-type="float" office:value="25">
            <text:p>25</text:p>
          </table:table-cell>
          <table:table-cell office:value-type="string">
            <text:p>62.1 </text:p>
          </table:table-cell>
          <table:table-cell office:value-type="string">
            <text:p>70.2 </text:p>
          </table:table-cell>
          <table:table-cell office:value-type="string">
            <text:p>70.2 </text:p>
          </table:table-cell>
          <table:table-cell office:value-type="string">
            <text:p>0.589796367735910</text:p>
          </table:table-cell>
          <table:table-cell office:value-type="string">
            <text:p>26.8 </text:p>
          </table:table-cell>
          <table:table-cell office:value-type="string">
            <text:p>51.4 </text:p>
          </table:table-cell>
          <table:table-cell office:value-type="string">
            <text:p>30,428 </text:p>
          </table:table-cell>
          <table:table-cell office:value-type="string">
            <text:p>36,104 </text:p>
          </table:table-cell>
          <table:table-cell office:value-type="string">
            <text:p>36,104 </text:p>
          </table:table-cell>
          <table:table-cell office:value-type="string">
            <text:p>$19,787 </text:p>
          </table:table-cell>
          <table:table-cell office:value-type="string">
            <text:p>$22,020 </text:p>
          </table:table-cell>
          <table:table-cell office:value-type="string">
            <text:p>$43,751 </text:p>
          </table:table-cell>
          <table:table-cell office:value-type="string">
            <text:p>$247,315 </text:p>
          </table:table-cell>
          <table:table-cell office:value-type="string">
            <text:p>5,676 </text:p>
          </table:table-cell>
          <table:table-cell office:value-type="string">
            <text:p>$- </text:p>
          </table:table-cell>
          <table:table-cell office:value-type="string">
            <text:p>$700 </text:p>
          </table:table-cell>
          <table:table-cell office:value-type="string">
            <text:p>$- </text:p>
          </table:table-cell>
          <table:table-cell office:value-type="string">
            <text:p>$700 </text:p>
          </table:table-cell>
          <table:table-cell office:value-type="string">
            <text:p>$33,992 </text:p>
          </table:table-cell>
          <table:table-cell office:value-type="string">
            <text:p>$203,196 </text:p>
          </table:table-cell>
          <table:table-cell office:value-type="string">
            <text:p>4,584 </text:p>
          </table:table-cell>
          <table:table-cell office:value-type="string">
            <text:p>$74,799 </text:p>
          </table:table-cell>
          <table:table-cell office:value-type="string">
            <text:p>1,630 </text:p>
          </table:table-cell>
          <table:table-cell office:value-type="string">
            <text:p>$74,799 </text:p>
          </table:table-cell>
          <table:table-cell office:value-type="string">
            <text:p>14,855 </text:p>
          </table:table-cell>
          <table:table-cell office:value-type="string">
            <text:p>$54,187 </text:p>
          </table:table-cell>
          <table:table-cell office:value-type="string">
            <text:p>9,359 </text:p>
          </table:table-cell>
          <table:table-cell office:value-type="string">
            <text:p>$54,120 </text:p>
          </table:table-cell>
          <table:table-cell office:value-type="string">
            <text:p>554 </text:p>
          </table:table-cell>
          <table:table-cell office:value-type="string">
            <text:p>2,113,654 </text:p>
          </table:table-cell>
          <table:table-cell office:value-type="string">
            <text:p>1,818,681 </text:p>
          </table:table-cell>
          <table:table-cell office:value-type="string">
            <text:p>714 </text:p>
          </table:table-cell>
          <table:table-cell office:value-type="string">
            <text:p>6.00</text:p>
          </table:table-cell>
          <table:table-cell office:value-type="string">
            <text:p>664 </text:p>
          </table:table-cell>
          <table:table-cell office:value-type="string">
            <text:p>136 </text:p>
          </table:table-cell>
          <table:table-cell office:value-type="string">
            <text:p>10.46 </text:p>
          </table:table-cell>
          <table:table-cell office:value-type="string">
            <text:p>9.0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2012</text:p>
          </table:table-cell>
          <table:table-cell office:value-type="string">
            <text:p>10.16 </text:p>
          </table:table-cell>
          <table:table-cell office:value-type="string">
            <text:p>13.29 </text:p>
          </table:table-cell>
          <table:table-cell office:value-type="string">
            <text:p>$17.09 </text:p>
          </table:table-cell>
          <table:table-cell office:value-type="string">
            <text:p>15.01 </text:p>
          </table:table-cell>
          <table:table-cell office:value-type="string">
            <text:p>11.47 </text:p>
          </table:table-cell>
          <table:table-cell office:value-type="string">
            <text:p>9.21 </text:p>
          </table:table-cell>
          <table:table-cell office:value-type="string">
            <text:p>12.05 </text:p>
          </table:table-cell>
          <table:table-cell office:value-type="string">
            <text:p>$15.45 </text:p>
          </table:table-cell>
          <table:table-cell office:value-type="string">
            <text:p>$15.45 </text:p>
          </table:table-cell>
          <table:table-cell office:value-type="string">
            <text:p>1,401,812 </text:p>
          </table:table-cell>
          <table:table-cell office:value-type="string">
            <text:p>10 </text:p>
          </table:table-cell>
          <table:table-cell office:value-type="string">
            <text:p>$956 </text:p>
          </table:table-cell>
          <table:table-cell office:value-type="string">
            <text:p>$1,071 </text:p>
          </table:table-cell>
          <table:table-cell office:value-type="string">
            <text:p>$1,573 </text:p>
          </table:table-cell>
          <table:table-cell office:value-type="string">
            <text:p>$0.43 </text:p>
          </table:table-cell>
          <table:table-cell office:value-type="string">
            <text:p>$0.34 </text:p>
          </table:table-cell>
          <table:table-cell office:value-type="string">
            <text:p>$16.46 </text:p>
          </table:table-cell>
          <table:table-cell office:value-type="string">
            <text:p>$16,454 </text:p>
          </table:table-cell>
          <table:table-cell office:value-type="string">
            <text:p>$10,563 </text:p>
          </table:table-cell>
          <table:table-cell office:value-type="string">
            <text:p>9.81 </text:p>
          </table:table-cell>
          <table:table-cell office:value-type="string">
            <text:p>6.30 </text:p>
          </table:table-cell>
          <table:table-cell office:value-type="string">
            <text:p>12.83 </text:p>
          </table:table-cell>
          <table:table-cell office:value-type="string">
            <text:p>8.23 </text:p>
          </table:table-cell>
          <table:table-cell office:value-type="string">
            <text:p>$5,556 </text:p>
          </table:table-cell>
          <table:table-cell office:value-type="string">
            <text:p>3.31 </text:p>
          </table:table-cell>
          <table:table-cell office:value-type="string">
            <text:p>4.33 </text:p>
          </table:table-cell>
          <table:table-cell office:value-type="string">
            <text:p>$5.01 </text:p>
          </table:table-cell>
          <table:table-cell office:value-type="string">
            <text:p>2.98 </text:p>
          </table:table-cell>
          <table:table-cell office:value-type="string">
            <text:p>3.90 </text:p>
          </table:table-cell>
          <table:table-cell office:value-type="string">
            <text:p>$3.57 </text:p>
          </table:table-cell>
          <table:table-cell office:value-type="string">
            <text:p>1,652 </text:p>
          </table:table-cell>
          <table:table-cell office:value-type="string">
            <text:p>$5,891 </text:p>
          </table:table-cell>
          <table:table-cell office:value-type="string">
            <text:p>$43.9 </text:p>
          </table:table-cell>
          <table:table-cell office:value-type="string">
            <text:p>$0.046 </text:p>
          </table:table-cell>
          <table:table-cell office:value-type="string">
            <text:p>$81,313 </text:p>
          </table:table-cell>
          <table:table-cell office:value-type="string">
            <text:p>0.35803857802741</text:p>
          </table:table-cell>
          <table:table-cell office:value-type="string">
            <text:p>2.93 </text:p>
          </table:table-cell>
          <table:table-cell office:value-type="float" office:value="26">
            <text:p>26</text:p>
          </table:table-cell>
          <table:table-cell office:value-type="string">
            <text:p>58.4 </text:p>
          </table:table-cell>
          <table:table-cell office:value-type="string">
            <text:p>70.5 </text:p>
          </table:table-cell>
          <table:table-cell office:value-type="string">
            <text:p>70.5 </text:p>
          </table:table-cell>
          <table:table-cell office:value-type="string">
            <text:p>1</text:p>
          </table:table-cell>
          <table:table-cell office:value-type="string">
            <text:p>29.1 </text:p>
          </table:table-cell>
          <table:table-cell office:value-type="string">
            <text:p>53.3 </text:p>
          </table:table-cell>
          <table:table-cell office:value-type="string">
            <text:p>36,405 </text:p>
          </table:table-cell>
          <table:table-cell office:value-type="string">
            <text:p>43,840 </text:p>
          </table:table-cell>
          <table:table-cell office:value-type="string">
            <text:p>43,840 </text:p>
          </table:table-cell>
          <table:table-cell office:value-type="string">
            <text:p>$19,231 </text:p>
          </table:table-cell>
          <table:table-cell office:value-type="string">
            <text:p>$21,524 </text:p>
          </table:table-cell>
          <table:table-cell office:value-type="string">
            <text:p>$43,244 </text:p>
          </table:table-cell>
          <table:table-cell office:value-type="string">
            <text:p>$230,284 </text:p>
          </table:table-cell>
          <table:table-cell office:value-type="string">
            <text:p>7,435 </text:p>
          </table:table-cell>
          <table:table-cell office:value-type="string">
            <text:p>$- </text:p>
          </table:table-cell>
          <table:table-cell office:value-type="string">
            <text:p>$692 </text:p>
          </table:table-cell>
          <table:table-cell office:value-type="string">
            <text:p>$972 </text:p>
          </table:table-cell>
          <table:table-cell office:value-type="string">
            <text:p>$698 </text:p>
          </table:table-cell>
          <table:table-cell office:value-type="string">
            <text:p>$32,752 </text:p>
          </table:table-cell>
          <table:table-cell office:value-type="string">
            <text:p>$187,551 </text:p>
          </table:table-cell>
          <table:table-cell office:value-type="string">
            <text:p>5,479 </text:p>
          </table:table-cell>
          <table:table-cell office:value-type="string">
            <text:p>$79,376 </text:p>
          </table:table-cell>
          <table:table-cell office:value-type="string">
            <text:p>1,796 </text:p>
          </table:table-cell>
          <table:table-cell office:value-type="string">
            <text:p>$79,376 </text:p>
          </table:table-cell>
          <table:table-cell office:value-type="string">
            <text:p>18,049 </text:p>
          </table:table-cell>
          <table:table-cell office:value-type="string">
            <text:p>$51,048 </text:p>
          </table:table-cell>
          <table:table-cell office:value-type="string">
            <text:p>11,081 </text:p>
          </table:table-cell>
          <table:table-cell office:value-type="string">
            <text:p>$53,787 </text:p>
          </table:table-cell>
          <table:table-cell office:value-type="string">
            <text:p>621 </text:p>
          </table:table-cell>
          <table:table-cell office:value-type="string">
            <text:p>2,604,159 </text:p>
          </table:table-cell>
          <table:table-cell office:value-type="string">
            <text:p>1,713,151 </text:p>
          </table:table-cell>
          <table:table-cell office:value-type="string">
            <text:p>634 </text:p>
          </table:table-cell>
          <table:table-cell office:value-type="string">
            <text:p>5.99</text:p>
          </table:table-cell>
          <table:table-cell office:value-type="string">
            <text:p>692 </text:p>
          </table:table-cell>
          <table:table-cell office:value-type="string">
            <text:p>136 </text:p>
          </table:table-cell>
          <table:table-cell office:value-type="string">
            <text:p>11.46 </text:p>
          </table:table-cell>
          <table:table-cell office:value-type="string">
            <text:p>7.5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2013</text:p>
          </table:table-cell>
          <table:table-cell office:value-type="string">
            <text:p>10.37 </text:p>
          </table:table-cell>
          <table:table-cell office:value-type="string">
            <text:p>13.52 </text:p>
          </table:table-cell>
          <table:table-cell office:value-type="string">
            <text:p>$17.70 </text:p>
          </table:table-cell>
          <table:table-cell office:value-type="string">
            <text:p>16.01 </text:p>
          </table:table-cell>
          <table:table-cell office:value-type="string">
            <text:p>12.28 </text:p>
          </table:table-cell>
          <table:table-cell office:value-type="string">
            <text:p>9.83 </text:p>
          </table:table-cell>
          <table:table-cell office:value-type="string">
            <text:p>12.81 </text:p>
          </table:table-cell>
          <table:table-cell office:value-type="string">
            <text:p>$16.72 </text:p>
          </table:table-cell>
          <table:table-cell office:value-type="string">
            <text:p>$16.72 </text:p>
          </table:table-cell>
          <table:table-cell office:value-type="string">
            <text:p>711,720 </text:p>
          </table:table-cell>
          <table:table-cell office:value-type="string">
            <text:p>49 </text:p>
          </table:table-cell>
          <table:table-cell office:value-type="string">
            <text:p>$925 </text:p>
          </table:table-cell>
          <table:table-cell office:value-type="string">
            <text:p>$1,173 </text:p>
          </table:table-cell>
          <table:table-cell office:value-type="string">
            <text:p>$1,550 </text:p>
          </table:table-cell>
          <table:table-cell office:value-type="string">
            <text:p>$0.46 </text:p>
          </table:table-cell>
          <table:table-cell office:value-type="string">
            <text:p>$0.35 </text:p>
          </table:table-cell>
          <table:table-cell office:value-type="string">
            <text:p>$16.42 </text:p>
          </table:table-cell>
          <table:table-cell office:value-type="string">
            <text:p>$16,373 </text:p>
          </table:table-cell>
          <table:table-cell office:value-type="string">
            <text:p>$10,833 </text:p>
          </table:table-cell>
          <table:table-cell office:value-type="string">
            <text:p>9.62 </text:p>
          </table:table-cell>
          <table:table-cell office:value-type="string">
            <text:p>6.37 </text:p>
          </table:table-cell>
          <table:table-cell office:value-type="string">
            <text:p>12.55 </text:p>
          </table:table-cell>
          <table:table-cell office:value-type="string">
            <text:p>8.30 </text:p>
          </table:table-cell>
          <table:table-cell office:value-type="string">
            <text:p>$5,537 </text:p>
          </table:table-cell>
          <table:table-cell office:value-type="string">
            <text:p>3.25 </text:p>
          </table:table-cell>
          <table:table-cell office:value-type="string">
            <text:p>4.24 </text:p>
          </table:table-cell>
          <table:table-cell office:value-type="string">
            <text:p>$5.30 </text:p>
          </table:table-cell>
          <table:table-cell office:value-type="string">
            <text:p>3.11 </text:p>
          </table:table-cell>
          <table:table-cell office:value-type="string">
            <text:p>4.06 </text:p>
          </table:table-cell>
          <table:table-cell office:value-type="string">
            <text:p>$3.63 </text:p>
          </table:table-cell>
          <table:table-cell office:value-type="string">
            <text:p>1,526 </text:p>
          </table:table-cell>
          <table:table-cell office:value-type="string">
            <text:p>$5,539 </text:p>
          </table:table-cell>
          <table:table-cell office:value-type="string">
            <text:p>$41.6 </text:p>
          </table:table-cell>
          <table:table-cell office:value-type="string">
            <text:p>$0.042 </text:p>
          </table:table-cell>
          <table:table-cell office:value-type="string">
            <text:p>$86,087 </text:p>
          </table:table-cell>
          <table:table-cell office:value-type="string">
            <text:p>0.33833454969355</text:p>
          </table:table-cell>
          <table:table-cell office:value-type="string">
            <text:p>3.04 </text:p>
          </table:table-cell>
          <table:table-cell office:value-type="float" office:value="25">
            <text:p>25</text:p>
          </table:table-cell>
          <table:table-cell office:value-type="string">
            <text:p>58.1 </text:p>
          </table:table-cell>
          <table:table-cell office:value-type="string">
            <text:p>68.7 </text:p>
          </table:table-cell>
          <table:table-cell office:value-type="string">
            <text:p>68.7 </text:p>
          </table:table-cell>
          <table:table-cell office:value-type="string">
            <text:p>0.59666566020986</text:p>
          </table:table-cell>
          <table:table-cell office:value-type="string">
            <text:p>28.2 </text:p>
          </table:table-cell>
          <table:table-cell office:value-type="string">
            <text:p>54.4 </text:p>
          </table:table-cell>
          <table:table-cell office:value-type="string">
            <text:p>35,624 </text:p>
          </table:table-cell>
          <table:table-cell office:value-type="string">
            <text:p>42,955 </text:p>
          </table:table-cell>
          <table:table-cell office:value-type="string">
            <text:p>42,955 </text:p>
          </table:table-cell>
          <table:table-cell office:value-type="string">
            <text:p>$22,532 </text:p>
          </table:table-cell>
          <table:table-cell office:value-type="string">
            <text:p>$25,445 </text:p>
          </table:table-cell>
          <table:table-cell office:value-type="string">
            <text:p>$46,153 </text:p>
          </table:table-cell>
          <table:table-cell office:value-type="string">
            <text:p>$244,632 </text:p>
          </table:table-cell>
          <table:table-cell office:value-type="string">
            <text:p>7,331 </text:p>
          </table:table-cell>
          <table:table-cell office:value-type="string">
            <text:p>$- </text:p>
          </table:table-cell>
          <table:table-cell office:value-type="string">
            <text:p>$738 </text:p>
          </table:table-cell>
          <table:table-cell office:value-type="string">
            <text:p>$809 </text:p>
          </table:table-cell>
          <table:table-cell office:value-type="string">
            <text:p>$743 </text:p>
          </table:table-cell>
          <table:table-cell office:value-type="string">
            <text:p>$39,599 </text:p>
          </table:table-cell>
          <table:table-cell office:value-type="string">
            <text:p>$194,598 </text:p>
          </table:table-cell>
          <table:table-cell office:value-type="string">
            <text:p>5,556 </text:p>
          </table:table-cell>
          <table:table-cell office:value-type="string">
            <text:p>$83,135 </text:p>
          </table:table-cell>
          <table:table-cell office:value-type="string">
            <text:p>2,073 </text:p>
          </table:table-cell>
          <table:table-cell office:value-type="string">
            <text:p>$83,135 </text:p>
          </table:table-cell>
          <table:table-cell office:value-type="string">
            <text:p>16,938 </text:p>
          </table:table-cell>
          <table:table-cell office:value-type="string">
            <text:p>$56,662 </text:p>
          </table:table-cell>
          <table:table-cell office:value-type="string">
            <text:p>11,057 </text:p>
          </table:table-cell>
          <table:table-cell office:value-type="string">
            <text:p>$56,716 </text:p>
          </table:table-cell>
          <table:table-cell office:value-type="string">
            <text:p>601 </text:p>
          </table:table-cell>
          <table:table-cell office:value-type="string">
            <text:p>2,556,426 </text:p>
          </table:table-cell>
          <table:table-cell office:value-type="string">
            <text:p>1,597,951 </text:p>
          </table:table-cell>
          <table:table-cell office:value-type="string">
            <text:p>597 </text:p>
          </table:table-cell>
          <table:table-cell office:value-type="string">
            <text:p>5.53</text:p>
          </table:table-cell>
          <table:table-cell office:value-type="string">
            <text:p>703 </text:p>
          </table:table-cell>
          <table:table-cell office:value-type="string">
            <text:p>141 </text:p>
          </table:table-cell>
          <table:table-cell office:value-type="string">
            <text:p>11.65 </text:p>
          </table:table-cell>
          <table:table-cell office:value-type="string">
            <text:p>7.2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2014</text:p>
          </table:table-cell>
          <table:table-cell office:value-type="string">
            <text:p>10.96 </text:p>
          </table:table-cell>
          <table:table-cell office:value-type="string">
            <text:p>14.13 </text:p>
          </table:table-cell>
          <table:table-cell office:value-type="string">
            <text:p>$18.61 </text:p>
          </table:table-cell>
          <table:table-cell office:value-type="string">
            <text:p>16.33 </text:p>
          </table:table-cell>
          <table:table-cell office:value-type="string">
            <text:p>12.67 </text:p>
          </table:table-cell>
          <table:table-cell office:value-type="string">
            <text:p>10.43 </text:p>
          </table:table-cell>
          <table:table-cell office:value-type="string">
            <text:p>13.45 </text:p>
          </table:table-cell>
          <table:table-cell office:value-type="string">
            <text:p>$17.66 </text:p>
          </table:table-cell>
          <table:table-cell office:value-type="string">
            <text:p>$17.66 </text:p>
          </table:table-cell>
          <table:table-cell office:value-type="string">
            <text:p>663,217 </text:p>
          </table:table-cell>
          <table:table-cell office:value-type="string">
            <text:p>72 </text:p>
          </table:table-cell>
          <table:table-cell office:value-type="string">
            <text:p>$857 </text:p>
          </table:table-cell>
          <table:table-cell office:value-type="string">
            <text:p>$1,172 </text:p>
          </table:table-cell>
          <table:table-cell office:value-type="string">
            <text:p>$1,472 </text:p>
          </table:table-cell>
          <table:table-cell office:value-type="string">
            <text:p>$0.49 </text:p>
          </table:table-cell>
          <table:table-cell office:value-type="string">
            <text:p>$0.37 </text:p>
          </table:table-cell>
          <table:table-cell office:value-type="string">
            <text:p>$16.38 </text:p>
          </table:table-cell>
          <table:table-cell office:value-type="string">
            <text:p>$16,308 </text:p>
          </table:table-cell>
          <table:table-cell office:value-type="string">
            <text:p>$11,232 </text:p>
          </table:table-cell>
          <table:table-cell office:value-type="string">
            <text:p>9.64 </text:p>
          </table:table-cell>
          <table:table-cell office:value-type="string">
            <text:p>6.64 </text:p>
          </table:table-cell>
          <table:table-cell office:value-type="string">
            <text:p>12.42 </text:p>
          </table:table-cell>
          <table:table-cell office:value-type="string">
            <text:p>8.56 </text:p>
          </table:table-cell>
          <table:table-cell office:value-type="string">
            <text:p>$5,525 </text:p>
          </table:table-cell>
          <table:table-cell office:value-type="string">
            <text:p>3.26 </text:p>
          </table:table-cell>
          <table:table-cell office:value-type="string">
            <text:p>4.21 </text:p>
          </table:table-cell>
          <table:table-cell office:value-type="string">
            <text:p>$5.71 </text:p>
          </table:table-cell>
          <table:table-cell office:value-type="string">
            <text:p>3.37 </text:p>
          </table:table-cell>
          <table:table-cell office:value-type="string">
            <text:p>4.35 </text:p>
          </table:table-cell>
          <table:table-cell office:value-type="string">
            <text:p>$2.98 </text:p>
          </table:table-cell>
          <table:table-cell office:value-type="string">
            <text:p>1,702 </text:p>
          </table:table-cell>
          <table:table-cell office:value-type="string">
            <text:p>$5,076 </text:p>
          </table:table-cell>
          <table:table-cell office:value-type="string">
            <text:p>$37.4 </text:p>
          </table:table-cell>
          <table:table-cell office:value-type="string">
            <text:p>$0.039 </text:p>
          </table:table-cell>
          <table:table-cell office:value-type="string">
            <text:p>$88,416 </text:p>
          </table:table-cell>
          <table:table-cell office:value-type="string">
            <text:p>0.31126879317724</text:p>
          </table:table-cell>
          <table:table-cell office:value-type="string">
            <text:p>2.97 </text:p>
          </table:table-cell>
          <table:table-cell office:value-type="float" office:value="23">
            <text:p>23</text:p>
          </table:table-cell>
          <table:table-cell office:value-type="string">
            <text:p>55.6 </text:p>
          </table:table-cell>
          <table:table-cell office:value-type="string">
            <text:p>65.0 </text:p>
          </table:table-cell>
          <table:table-cell office:value-type="string">
            <text:p>65.0 </text:p>
          </table:table-cell>
          <table:table-cell office:value-type="string">
            <text:p>0.58227057842897</text:p>
          </table:table-cell>
          <table:table-cell office:value-type="string">
            <text:p>29.2 </text:p>
          </table:table-cell>
          <table:table-cell office:value-type="string">
            <text:p>56.5 </text:p>
          </table:table-cell>
          <table:table-cell office:value-type="string">
            <text:p>36,672 </text:p>
          </table:table-cell>
          <table:table-cell office:value-type="string">
            <text:p>44,169 </text:p>
          </table:table-cell>
          <table:table-cell office:value-type="string">
            <text:p>44,169 </text:p>
          </table:table-cell>
          <table:table-cell office:value-type="string">
            <text:p>$25,172 </text:p>
          </table:table-cell>
          <table:table-cell office:value-type="string">
            <text:p>$28,805 </text:p>
          </table:table-cell>
          <table:table-cell office:value-type="string">
            <text:p>$47,512 </text:p>
          </table:table-cell>
          <table:table-cell office:value-type="string">
            <text:p>$255,105 </text:p>
          </table:table-cell>
          <table:table-cell office:value-type="string">
            <text:p>7,497 </text:p>
          </table:table-cell>
          <table:table-cell office:value-type="string">
            <text:p>$- </text:p>
          </table:table-cell>
          <table:table-cell office:value-type="string">
            <text:p>$805 </text:p>
          </table:table-cell>
          <table:table-cell office:value-type="string">
            <text:p>$828 </text:p>
          </table:table-cell>
          <table:table-cell office:value-type="string">
            <text:p>$807 </text:p>
          </table:table-cell>
          <table:table-cell office:value-type="string">
            <text:p>$46,575 </text:p>
          </table:table-cell>
          <table:table-cell office:value-type="string">
            <text:p>$197,782 </text:p>
          </table:table-cell>
          <table:table-cell office:value-type="string">
            <text:p>5,655 </text:p>
          </table:table-cell>
          <table:table-cell office:value-type="string">
            <text:p>$87,025 </text:p>
          </table:table-cell>
          <table:table-cell office:value-type="string">
            <text:p>2,168 </text:p>
          </table:table-cell>
          <table:table-cell office:value-type="string">
            <text:p>$87,025 </text:p>
          </table:table-cell>
          <table:table-cell office:value-type="string">
            <text:p>18,158 </text:p>
          </table:table-cell>
          <table:table-cell office:value-type="string">
            <text:p>$55,662 </text:p>
          </table:table-cell>
          <table:table-cell office:value-type="string">
            <text:p>10,691 </text:p>
          </table:table-cell>
          <table:table-cell office:value-type="string">
            <text:p>$63,617 </text:p>
          </table:table-cell>
          <table:table-cell office:value-type="string">
            <text:p>623 </text:p>
          </table:table-cell>
          <table:table-cell office:value-type="string">
            <text:p>2,501,224 </text:p>
          </table:table-cell>
          <table:table-cell office:value-type="string">
            <text:p>2,015,323 </text:p>
          </table:table-cell>
          <table:table-cell office:value-type="string">
            <text:p>680 </text:p>
          </table:table-cell>
          <table:table-cell office:value-type="string">
            <text:p>5.16</text:p>
          </table:table-cell>
          <table:table-cell office:value-type="string">
            <text:p>721 </text:p>
          </table:table-cell>
          <table:table-cell office:value-type="string">
            <text:p>145 </text:p>
          </table:table-cell>
          <table:table-cell office:value-type="string">
            <text:p>11.01 </text:p>
          </table:table-cell>
          <table:table-cell office:value-type="string">
            <text:p>8.8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2015</text:p>
          </table:table-cell>
          <table:table-cell office:value-type="string">
            <text:p>11.16 </text:p>
          </table:table-cell>
          <table:table-cell office:value-type="string">
            <text:p>14.04 </text:p>
          </table:table-cell>
          <table:table-cell office:value-type="string">
            <text:p>$19.82 </text:p>
          </table:table-cell>
          <table:table-cell office:value-type="string">
            <text:p>15.56 </text:p>
          </table:table-cell>
          <table:table-cell office:value-type="string">
            <text:p>12.37 </text:p>
          </table:table-cell>
          <table:table-cell office:value-type="string">
            <text:p>10.34 </text:p>
          </table:table-cell>
          <table:table-cell office:value-type="string">
            <text:p>13.01 </text:p>
          </table:table-cell>
          <table:table-cell office:value-type="string">
            <text:p>$18.30 </text:p>
          </table:table-cell>
          <table:table-cell office:value-type="string">
            <text:p>$18.30 </text:p>
          </table:table-cell>
          <table:table-cell office:value-type="string">
            <text:p>1,220,055 </text:p>
          </table:table-cell>
          <table:table-cell office:value-type="string">
            <text:p>86 </text:p>
          </table:table-cell>
          <table:table-cell office:value-type="string">
            <text:p>$871 </text:p>
          </table:table-cell>
          <table:table-cell office:value-type="string">
            <text:p>$1,161 </text:p>
          </table:table-cell>
          <table:table-cell office:value-type="string">
            <text:p>$1,551 </text:p>
          </table:table-cell>
          <table:table-cell office:value-type="string">
            <text:p>$0.54 </text:p>
          </table:table-cell>
          <table:table-cell office:value-type="string">
            <text:p>$0.38 </text:p>
          </table:table-cell>
          <table:table-cell office:value-type="string">
            <text:p>$15.70 </text:p>
          </table:table-cell>
          <table:table-cell office:value-type="string">
            <text:p>$15,618 </text:p>
          </table:table-cell>
          <table:table-cell office:value-type="string">
            <text:p>$12,190 </text:p>
          </table:table-cell>
          <table:table-cell office:value-type="string">
            <text:p>8.83 </text:p>
          </table:table-cell>
          <table:table-cell office:value-type="string">
            <text:p>6.89 </text:p>
          </table:table-cell>
          <table:table-cell office:value-type="string">
            <text:p>11.10 </text:p>
          </table:table-cell>
          <table:table-cell office:value-type="string">
            <text:p>8.67 </text:p>
          </table:table-cell>
          <table:table-cell office:value-type="string">
            <text:p>$5,501 </text:p>
          </table:table-cell>
          <table:table-cell office:value-type="string">
            <text:p>3.11 </text:p>
          </table:table-cell>
          <table:table-cell office:value-type="string">
            <text:p>3.91 </text:p>
          </table:table-cell>
          <table:table-cell office:value-type="string">
            <text:p>$6.69 </text:p>
          </table:table-cell>
          <table:table-cell office:value-type="string">
            <text:p>3.78 </text:p>
          </table:table-cell>
          <table:table-cell office:value-type="string">
            <text:p>4.76 </text:p>
          </table:table-cell>
          <table:table-cell office:value-type="string">
            <text:p>$1.80 </text:p>
          </table:table-cell>
          <table:table-cell office:value-type="string">
            <text:p>1,904 </text:p>
          </table:table-cell>
          <table:table-cell office:value-type="string">
            <text:p>$3,428 </text:p>
          </table:table-cell>
          <table:table-cell office:value-type="string">
            <text:p>$23.7 </text:p>
          </table:table-cell>
          <table:table-cell office:value-type="string">
            <text:p>$0.024 </text:p>
          </table:table-cell>
          <table:table-cell office:value-type="string">
            <text:p>$94,107 </text:p>
          </table:table-cell>
          <table:table-cell office:value-type="string">
            <text:p>0</text:p>
          </table:table-cell>
          <table:table-cell office:value-type="string">
            <text:p>2.97 </text:p>
          </table:table-cell>
          <table:table-cell office:value-type="float" office:value="21">
            <text:p>21</text:p>
          </table:table-cell>
          <table:table-cell office:value-type="string">
            <text:p>57.8 </text:p>
          </table:table-cell>
          <table:table-cell office:value-type="string">
            <text:p>58.8 </text:p>
          </table:table-cell>
          <table:table-cell office:value-type="string">
            <text:p>58.8 </text:p>
          </table:table-cell>
          <table:table-cell office:value-type="string">
            <text:p>0.56153155342779</text:p>
          </table:table-cell>
          <table:table-cell office:value-type="string">
            <text:p>28.6 </text:p>
          </table:table-cell>
          <table:table-cell office:value-type="string">
            <text:p>51.7 </text:p>
          </table:table-cell>
          <table:table-cell office:value-type="string">
            <text:p>39,938 </text:p>
          </table:table-cell>
          <table:table-cell office:value-type="string">
            <text:p>47,395 </text:p>
          </table:table-cell>
          <table:table-cell office:value-type="string">
            <text:p>47,395 </text:p>
          </table:table-cell>
          <table:table-cell office:value-type="string">
            <text:p>$29,385 </text:p>
          </table:table-cell>
          <table:table-cell office:value-type="string">
            <text:p>$34,718 </text:p>
          </table:table-cell>
          <table:table-cell office:value-type="string">
            <text:p>$49,533 </text:p>
          </table:table-cell>
          <table:table-cell office:value-type="string">
            <text:p>$305,731 </text:p>
          </table:table-cell>
          <table:table-cell office:value-type="string">
            <text:p>7,457 </text:p>
          </table:table-cell>
          <table:table-cell office:value-type="string">
            <text:p>$- </text:p>
          </table:table-cell>
          <table:table-cell office:value-type="string">
            <text:p>$919 </text:p>
          </table:table-cell>
          <table:table-cell office:value-type="string">
            <text:p>$953 </text:p>
          </table:table-cell>
          <table:table-cell office:value-type="string">
            <text:p>$924 </text:p>
          </table:table-cell>
          <table:table-cell office:value-type="string">
            <text:p>$63,283 </text:p>
          </table:table-cell>
          <table:table-cell office:value-type="string">
            <text:p>$230,626 </text:p>
          </table:table-cell>
          <table:table-cell office:value-type="string">
            <text:p>6,144 </text:p>
          </table:table-cell>
          <table:table-cell office:value-type="string">
            <text:p>$87,631 </text:p>
          </table:table-cell>
          <table:table-cell office:value-type="string">
            <text:p>2,214 </text:p>
          </table:table-cell>
          <table:table-cell office:value-type="string">
            <text:p>$87,631 </text:p>
          </table:table-cell>
          <table:table-cell office:value-type="string">
            <text:p>19,246 </text:p>
          </table:table-cell>
          <table:table-cell office:value-type="string">
            <text:p>$61,689 </text:p>
          </table:table-cell>
          <table:table-cell office:value-type="string">
            <text:p>12,334 </text:p>
          </table:table-cell>
          <table:table-cell office:value-type="string">
            <text:p>$61,796 </text:p>
          </table:table-cell>
          <table:table-cell office:value-type="string">
            <text:p>673 </text:p>
          </table:table-cell>
          <table:table-cell office:value-type="string">
            <text:p>2,587,191 </text:p>
          </table:table-cell>
          <table:table-cell office:value-type="string">
            <text:p>2,200,061 </text:p>
          </table:table-cell>
          <table:table-cell office:value-type="string">
            <text:p>736 </text:p>
          </table:table-cell>
          <table:table-cell office:value-type="string">
            <text:p>5.08</text:p>
          </table:table-cell>
          <table:table-cell office:value-type="string">
            <text:p>750 </text:p>
          </table:table-cell>
          <table:table-cell office:value-type="string">
            <text:p>148 </text:p>
          </table:table-cell>
          <table:table-cell office:value-type="string">
            <text:p>10.53 </text:p>
          </table:table-cell>
          <table:table-cell office:value-type="string">
            <text:p>8.9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2016</text:p>
          </table:table-cell>
          <table:table-cell office:value-type="string">
            <text:p>11.02 </text:p>
          </table:table-cell>
          <table:table-cell office:value-type="string">
            <text:p>13.69 </text:p>
          </table:table-cell>
          <table:table-cell office:value-type="string">
            <text:p>$20.43 </text:p>
          </table:table-cell>
          <table:table-cell office:value-type="string">
            <text:p>14.89 </text:p>
          </table:table-cell>
          <table:table-cell office:value-type="string">
            <text:p>11.98 </text:p>
          </table:table-cell>
          <table:table-cell office:value-type="string">
            <text:p>10.06 </text:p>
          </table:table-cell>
          <table:table-cell office:value-type="string">
            <text:p>12.51 </text:p>
          </table:table-cell>
          <table:table-cell office:value-type="string">
            <text:p>$18.59 </text:p>
          </table:table-cell>
          <table:table-cell office:value-type="string">
            <text:p>$18.59 </text:p>
          </table:table-cell>
          <table:table-cell office:value-type="string">
            <text:p>1,551,879 </text:p>
          </table:table-cell>
          <table:table-cell office:value-type="string">
            <text:p>100 </text:p>
          </table:table-cell>
          <table:table-cell office:value-type="string">
            <text:p>$856 </text:p>
          </table:table-cell>
          <table:table-cell office:value-type="string">
            <text:p>$1,324 </text:p>
          </table:table-cell>
          <table:table-cell office:value-type="string">
            <text:p>$1,655 </text:p>
          </table:table-cell>
          <table:table-cell office:value-type="string">
            <text:p>$0.61 </text:p>
          </table:table-cell>
          <table:table-cell office:value-type="string">
            <text:p>$0.41 </text:p>
          </table:table-cell>
          <table:table-cell office:value-type="string">
            <text:p>$16.67 </text:p>
          </table:table-cell>
          <table:table-cell office:value-type="string">
            <text:p>$16,565 </text:p>
          </table:table-cell>
          <table:table-cell office:value-type="string">
            <text:p>$13,090 </text:p>
          </table:table-cell>
          <table:table-cell office:value-type="string">
            <text:p>8.97 </text:p>
          </table:table-cell>
          <table:table-cell office:value-type="string">
            <text:p>7.08 </text:p>
          </table:table-cell>
          <table:table-cell office:value-type="string">
            <text:p>11.14 </text:p>
          </table:table-cell>
          <table:table-cell office:value-type="string">
            <text:p>8.81 </text:p>
          </table:table-cell>
          <table:table-cell office:value-type="string">
            <text:p>$5,955 </text:p>
          </table:table-cell>
          <table:table-cell office:value-type="string">
            <text:p>3.22 </text:p>
          </table:table-cell>
          <table:table-cell office:value-type="string">
            <text:p>4.01 </text:p>
          </table:table-cell>
          <table:table-cell office:value-type="string">
            <text:p>$7.13 </text:p>
          </table:table-cell>
          <table:table-cell office:value-type="string">
            <text:p>3.86 </text:p>
          </table:table-cell>
          <table:table-cell office:value-type="string">
            <text:p>4.80 </text:p>
          </table:table-cell>
          <table:table-cell office:value-type="string">
            <text:p>$1.74 </text:p>
          </table:table-cell>
          <table:table-cell office:value-type="string">
            <text:p>1,999 </text:p>
          </table:table-cell>
          <table:table-cell office:value-type="string">
            <text:p>$3,475 </text:p>
          </table:table-cell>
          <table:table-cell office:value-type="string">
            <text:p>$22.9 </text:p>
          </table:table-cell>
          <table:table-cell office:value-type="string">
            <text:p>$0.023 </text:p>
          </table:table-cell>
          <table:table-cell office:value-type="string">
            <text:p>$94,063 </text:p>
          </table:table-cell>
          <table:table-cell office:value-type="string">
            <text:p>0.20977579638860</text:p>
          </table:table-cell>
          <table:table-cell office:value-type="string">
            <text:p>2.91 </text:p>
          </table:table-cell>
          <table:table-cell office:value-type="float" office:value="21">
            <text:p>21</text:p>
          </table:table-cell>
          <table:table-cell office:value-type="string">
            <text:p>57.6 </text:p>
          </table:table-cell>
          <table:table-cell office:value-type="string">
            <text:p>57.1 </text:p>
          </table:table-cell>
          <table:table-cell office:value-type="string">
            <text:p>57.1 </text:p>
          </table:table-cell>
          <table:table-cell office:value-type="string">
            <text:p>1</text:p>
          </table:table-cell>
          <table:table-cell office:value-type="string">
            <text:p>28.9 </text:p>
          </table:table-cell>
          <table:table-cell office:value-type="string">
            <text:p>49.3 </text:p>
          </table:table-cell>
          <table:table-cell office:value-type="string">
            <text:p>43,218 </text:p>
          </table:table-cell>
          <table:table-cell office:value-type="string">
            <text:p>51,037 </text:p>
          </table:table-cell>
          <table:table-cell office:value-type="string">
            <text:p>51,037 </text:p>
          </table:table-cell>
          <table:table-cell office:value-type="string">
            <text:p>$28,477 </text:p>
          </table:table-cell>
          <table:table-cell office:value-type="string">
            <text:p>$33,620 </text:p>
          </table:table-cell>
          <table:table-cell office:value-type="string">
            <text:p>$47,998 </text:p>
          </table:table-cell>
          <table:table-cell office:value-type="string">
            <text:p>$317,277 </text:p>
          </table:table-cell>
          <table:table-cell office:value-type="string">
            <text:p>7,819 </text:p>
          </table:table-cell>
          <table:table-cell office:value-type="string">
            <text:p>$- </text:p>
          </table:table-cell>
          <table:table-cell office:value-type="string">
            <text:p>$957 </text:p>
          </table:table-cell>
          <table:table-cell office:value-type="string">
            <text:p>$991 </text:p>
          </table:table-cell>
          <table:table-cell office:value-type="string">
            <text:p>$963 </text:p>
          </table:table-cell>
          <table:table-cell office:value-type="string">
            <text:p>$62,044 </text:p>
          </table:table-cell>
          <table:table-cell office:value-type="string">
            <text:p>$244,437 </text:p>
          </table:table-cell>
          <table:table-cell office:value-type="string">
            <text:p>6,913 </text:p>
          </table:table-cell>
          <table:table-cell office:value-type="string">
            <text:p>$87,870 </text:p>
          </table:table-cell>
          <table:table-cell office:value-type="string">
            <text:p>2,268 </text:p>
          </table:table-cell>
          <table:table-cell office:value-type="string">
            <text:p>$87,870 </text:p>
          </table:table-cell>
          <table:table-cell office:value-type="string">
            <text:p>20,414 </text:p>
          </table:table-cell>
          <table:table-cell office:value-type="string">
            <text:p>$57,297 </text:p>
          </table:table-cell>
          <table:table-cell office:value-type="string">
            <text:p>13,623 </text:p>
          </table:table-cell>
          <table:table-cell office:value-type="string">
            <text:p>$59,831 </text:p>
          </table:table-cell>
          <table:table-cell office:value-type="string">
            <text:p>705 </text:p>
          </table:table-cell>
          <table:table-cell office:value-type="string">
            <text:p>2,700,452 </text:p>
          </table:table-cell>
          <table:table-cell office:value-type="string">
            <text:p>2,297,286 </text:p>
          </table:table-cell>
          <table:table-cell office:value-type="string">
            <text:p>740 </text:p>
          </table:table-cell>
          <table:table-cell office:value-type="string">
            <text:p>5.19</text:p>
          </table:table-cell>
          <table:table-cell office:value-type="string">
            <text:p>760 </text:p>
          </table:table-cell>
          <table:table-cell office:value-type="string">
            <text:p>149 </text:p>
          </table:table-cell>
          <table:table-cell office:value-type="string">
            <text:p>10.46 </text:p>
          </table:table-cell>
          <table:table-cell office:value-type="string">
            <text:p>8.9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west </text:p>
          </table:table-cell>
          <table:table-cell office:value-type="string">
            <text:p>2017</text:p>
          </table:table-cell>
          <table:table-cell office:value-type="string">
            <text:p>11.00 </text:p>
          </table:table-cell>
          <table:table-cell office:value-type="string">
            <text:p>13.71 </text:p>
          </table:table-cell>
          <table:table-cell office:value-type="string">
            <text:p>$21.17 </text:p>
          </table:table-cell>
          <table:table-cell office:value-type="string">
            <text:p>14.82 </text:p>
          </table:table-cell>
          <table:table-cell office:value-type="string">
            <text:p>11.90 </text:p>
          </table:table-cell>
          <table:table-cell office:value-type="string">
            <text:p>9.98 </text:p>
          </table:table-cell>
          <table:table-cell office:value-type="string">
            <text:p>12.43 </text:p>
          </table:table-cell>
          <table:table-cell office:value-type="string">
            <text:p>$19.14 </text:p>
          </table:table-cell>
          <table:table-cell office:value-type="string">
            <text:p>$19.14 </text:p>
          </table:table-cell>
          <table:table-cell office:value-type="string">
            <text:p>1,750,954 </text:p>
          </table:table-cell>
          <table:table-cell office:value-type="string">
            <text:p>108 </text:p>
          </table:table-cell>
          <table:table-cell office:value-type="string">
            <text:p>$837 </text:p>
          </table:table-cell>
          <table:table-cell office:value-type="string">
            <text:p>$1,427 </text:p>
          </table:table-cell>
          <table:table-cell office:value-type="string">
            <text:p>$1,584 </text:p>
          </table:table-cell>
          <table:table-cell office:value-type="string">
            <text:p>$0.68 </text:p>
          </table:table-cell>
          <table:table-cell office:value-type="string">
            <text:p>$0.44 </text:p>
          </table:table-cell>
          <table:table-cell office:value-type="string">
            <text:p>$17.66 </text:p>
          </table:table-cell>
          <table:table-cell office:value-type="string">
            <text:p>$17,548 </text:p>
          </table:table-cell>
          <table:table-cell office:value-type="string">
            <text:p>$13,805 </text:p>
          </table:table-cell>
          <table:table-cell office:value-type="string">
            <text:p>9.15 </text:p>
          </table:table-cell>
          <table:table-cell office:value-type="string">
            <text:p>7.20 </text:p>
          </table:table-cell>
          <table:table-cell office:value-type="string">
            <text:p>11.40 </text:p>
          </table:table-cell>
          <table:table-cell office:value-type="string">
            <text:p>8.97 </text:p>
          </table:table-cell>
          <table:table-cell office:value-type="string">
            <text:p>$6,065 </text:p>
          </table:table-cell>
          <table:table-cell office:value-type="string">
            <text:p>3.16 </text:p>
          </table:table-cell>
          <table:table-cell office:value-type="string">
            <text:p>3.94 </text:p>
          </table:table-cell>
          <table:table-cell office:value-type="string">
            <text:p>$7.74 </text:p>
          </table:table-cell>
          <table:table-cell office:value-type="string">
            <text:p>4.03 </text:p>
          </table:table-cell>
          <table:table-cell office:value-type="string">
            <text:p>5.03 </text:p>
          </table:table-cell>
          <table:table-cell office:value-type="string">
            <text:p>$1.83 </text:p>
          </table:table-cell>
          <table:table-cell office:value-type="string">
            <text:p>2,040 </text:p>
          </table:table-cell>
          <table:table-cell office:value-type="string">
            <text:p>$3,742 </text:p>
          </table:table-cell>
          <table:table-cell office:value-type="string">
            <text:p>$23.7 </text:p>
          </table:table-cell>
          <table:table-cell office:value-type="string">
            <text:p>$0.024 </text:p>
          </table:table-cell>
          <table:table-cell office:value-type="string">
            <text:p>$93,623 </text:p>
          </table:table-cell>
          <table:table-cell office:value-type="string">
            <text:p>0</text:p>
          </table:table-cell>
          <table:table-cell office:value-type="string">
            <text:p>2.81 </text:p>
          </table:table-cell>
          <table:table-cell office:value-type="float" office:value="20">
            <text:p>20</text:p>
          </table:table-cell>
          <table:table-cell office:value-type="string">
            <text:p>56.0 </text:p>
          </table:table-cell>
          <table:table-cell office:value-type="string">
            <text:p>54.2 </text:p>
          </table:table-cell>
          <table:table-cell office:value-type="string">
            <text:p>54.2 </text:p>
          </table:table-cell>
          <table:table-cell office:value-type="string">
            <text:p>0.52819089437710</text:p>
          </table:table-cell>
          <table:table-cell office:value-type="string">
            <text:p>31.5 </text:p>
          </table:table-cell>
          <table:table-cell office:value-type="string">
            <text:p>48.9 </text:p>
          </table:table-cell>
          <table:table-cell office:value-type="string">
            <text:p>46,545 </text:p>
          </table:table-cell>
          <table:table-cell office:value-type="string">
            <text:p>54,815 </text:p>
          </table:table-cell>
          <table:table-cell office:value-type="string">
            <text:p>54,815 </text:p>
          </table:table-cell>
          <table:table-cell office:value-type="string">
            <text:p>$26,965 </text:p>
          </table:table-cell>
          <table:table-cell office:value-type="string">
            <text:p>$33,674 </text:p>
          </table:table-cell>
          <table:table-cell office:value-type="string">
            <text:p>$48,765 </text:p>
          </table:table-cell>
          <table:table-cell office:value-type="string">
            <text:p>$325,242 </text:p>
          </table:table-cell>
          <table:table-cell office:value-type="string">
            <text:p>8,270 </text:p>
          </table:table-cell>
          <table:table-cell office:value-type="string">
            <text:p>$- </text:p>
          </table:table-cell>
          <table:table-cell office:value-type="string">
            <text:p>$1,018 </text:p>
          </table:table-cell>
          <table:table-cell office:value-type="string">
            <text:p>$1,040 </text:p>
          </table:table-cell>
          <table:table-cell office:value-type="string">
            <text:p>$1,023 </text:p>
          </table:table-cell>
          <table:table-cell office:value-type="string">
            <text:p>$71,431 </text:p>
          </table:table-cell>
          <table:table-cell office:value-type="string">
            <text:p>$241,610 </text:p>
          </table:table-cell>
          <table:table-cell office:value-type="string">
            <text:p>7,401 </text:p>
          </table:table-cell>
          <table:table-cell office:value-type="string">
            <text:p>$91,927 </text:p>
          </table:table-cell>
          <table:table-cell office:value-type="string">
            <text:p>2,407 </text:p>
          </table:table-cell>
          <table:table-cell office:value-type="string">
            <text:p>$91,927 </text:p>
          </table:table-cell>
          <table:table-cell office:value-type="string">
            <text:p>22,429 </text:p>
          </table:table-cell>
          <table:table-cell office:value-type="string">
            <text:p>$58,207 </text:p>
          </table:table-cell>
          <table:table-cell office:value-type="string">
            <text:p>14,308 </text:p>
          </table:table-cell>
          <table:table-cell office:value-type="string">
            <text:p>$60,389 </text:p>
          </table:table-cell>
          <table:table-cell office:value-type="string">
            <text:p>712 </text:p>
          </table:table-cell>
          <table:table-cell office:value-type="string">
            <text:p>2,776,724 </text:p>
          </table:table-cell>
          <table:table-cell office:value-type="string">
            <text:p>2,339,207 </text:p>
          </table:table-cell>
          <table:table-cell office:value-type="string">
            <text:p>735 </text:p>
          </table:table-cell>
          <table:table-cell office:value-type="string">
            <text:p/>
          </table:table-cell>
          <table:table-cell office:value-type="string">
            <text:p>754 </text:p>
          </table:table-cell>
          <table:table-cell office:value-type="string">
            <text:p>151 </text:p>
          </table:table-cell>
          <table:table-cell office:value-type="string">
            <text:p>10.68 </text:p>
          </table:table-cell>
          <table:table-cell office:value-type="string">
            <text:p>9.0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1995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1996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1997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1998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1999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5.21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2000</text:p>
          </table:table-cell>
          <table:table-cell office:value-type="string">
            <text:p>7.19 </text:p>
          </table:table-cell>
          <table:table-cell office:value-type="string">
            <text:p>7.63 </text:p>
          </table:table-cell>
          <table:table-cell office:value-type="string">
            <text:p>$0.11 </text:p>
          </table:table-cell>
          <table:table-cell office:value-type="string">
            <text:p>10.20 </text:p>
          </table:table-cell>
          <table:table-cell office:value-type="string">
            <text:p>9.62 </text:p>
          </table:table-cell>
          <table:table-cell office:value-type="string">
            <text:p>6.99 </text:p>
          </table:table-cell>
          <table:table-cell office:value-type="string">
            <text:p>7.41 </text:p>
          </table:table-cell>
          <table:table-cell office:value-type="string">
            <text:p>$0.10 </text:p>
          </table:table-cell>
          <table:table-cell office:value-type="string">
            <text:p>$0.10 </text:p>
          </table:table-cell>
          <table:table-cell office:value-type="string">
            <text:p>2,896 </text:p>
          </table:table-cell>
          <table:table-cell office:value-type="string">
            <text:p>- </text:p>
          </table:table-cell>
          <table:table-cell office:value-type="string">
            <text:p>$0 </text:p>
          </table:table-cell>
          <table:table-cell office:value-type="string">
            <text:p>$15 </text:p>
          </table:table-cell>
          <table:table-cell office:value-type="string">
            <text:p>$6 </text:p>
          </table:table-cell>
          <table:table-cell office:value-type="string">
            <text:p>$0.01 </text:p>
          </table:table-cell>
          <table:table-cell office:value-type="string">
            <text:p>$0.89 </text:p>
          </table:table-cell>
          <table:table-cell office:value-type="string">
            <text:p>$0.12 </text:p>
          </table:table-cell>
          <table:table-cell office:value-type="string">
            <text:p>$120 </text:p>
          </table:table-cell>
          <table:table-cell office:value-type="string">
            <text:p>$103 </text:p>
          </table:table-cell>
          <table:table-cell office:value-type="string">
            <text:p>8.21 </text:p>
          </table:table-cell>
          <table:table-cell office:value-type="string">
            <text:p>7.00 </text:p>
          </table:table-cell>
          <table:table-cell office:value-type="string">
            <text:p>8.70 </text:p>
          </table:table-cell>
          <table:table-cell office:value-type="string">
            <text:p>7.43 </text:p>
          </table:table-cell>
          <table:table-cell office:value-type="string">
            <text:p>$67 </text:p>
          </table:table-cell>
          <table:table-cell office:value-type="string">
            <text:p>4.56 </text:p>
          </table:table-cell>
          <table:table-cell office:value-type="string">
            <text:p>4.84 </text:p>
          </table:table-cell>
          <table:table-cell office:value-type="string">
            <text:p>$0.04 </text:p>
          </table:table-cell>
          <table:table-cell office:value-type="string">
            <text:p>2.44 </text:p>
          </table:table-cell>
          <table:table-cell office:value-type="string">
            <text:p>2.59 </text:p>
          </table:table-cell>
          <table:table-cell office:value-type="string">
            <text:p>$0.95 </text:p>
          </table:table-cell>
          <table:table-cell office:value-type="string">
            <text:p>18 </text:p>
          </table:table-cell>
          <table:table-cell office:value-type="string">
            <text:p>$18 </text:p>
          </table:table-cell>
          <table:table-cell office:value-type="string">
            <text:p>$15.6 </text:p>
          </table:table-cell>
          <table:table-cell office:value-type="string">
            <text:p>$0.013 </text:p>
          </table:table-cell>
          <table:table-cell office:value-type="string">
            <text:p>$38,096 </text:p>
          </table:table-cell>
          <table:table-cell office:value-type="string">
            <text:p>0.14640992029577</text:p>
          </table:table-cell>
          <table:table-cell office:value-type="string">
            <text:p>1.99 </text:p>
          </table:table-cell>
          <table:table-cell office:value-type="float" office:value="39">
            <text:p>39</text:p>
          </table:table-cell>
          <table:table-cell office:value-type="string">
            <text:p>31.2 </text:p>
          </table:table-cell>
          <table:table-cell office:value-type="string">
            <text:p>208.9 </text:p>
          </table:table-cell>
          <table:table-cell office:value-type="string">
            <text:p>208.9 </text:p>
          </table:table-cell>
          <table:table-cell office:value-type="string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490 </text:p>
          </table:table-cell>
          <table:table-cell office:value-type="string">
            <text:p>693 </text:p>
          </table:table-cell>
          <table:table-cell office:value-type="string">
            <text:p>693 </text:p>
          </table:table-cell>
          <table:table-cell office:value-type="string">
            <text:p>$5,436 </text:p>
          </table:table-cell>
          <table:table-cell office:value-type="string">
            <text:p>$4,425 </text:p>
          </table:table-cell>
          <table:table-cell office:value-type="string">
            <text:p>$38,086 </text:p>
          </table:table-cell>
          <table:table-cell office:value-type="string">
            <text:p>$25,905 </text:p>
          </table:table-cell>
          <table:table-cell office:value-type="string">
            <text:p>203 </text:p>
          </table:table-cell>
          <table:table-cell office:value-type="string">
            <text:p>$- </text:p>
          </table:table-cell>
          <table:table-cell office:value-type="string">
            <text:p>$283 </text:p>
          </table:table-cell>
          <table:table-cell office:value-type="string">
            <text:p>$- </text:p>
          </table:table-cell>
          <table:table-cell office:value-type="string">
            <text:p>$283 </text:p>
          </table:table-cell>
          <table:table-cell office:value-type="string">
            <text:p>$1,985 </text:p>
          </table:table-cell>
          <table:table-cell office:value-type="string">
            <text:p>$22,132 </text:p>
          </table:table-cell>
          <table:table-cell office:value-type="string">
            <text:p>440 </text:p>
          </table:table-cell>
          <table:table-cell office:value-type="string">
            <text:p>$27,786 </text:p>
          </table:table-cell>
          <table:table-cell office:value-type="string">
            <text:p>50 </text:p>
          </table:table-cell>
          <table:table-cell office:value-type="string">
            <text:p>$27,786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5 </text:p>
          </table:table-cell>
          <table:table-cell office:value-type="string">
            <text:p>23,303 </text:p>
          </table:table-cell>
          <table:table-cell office:value-type="string">
            <text:p>18,857 </text:p>
          </table:table-cell>
          <table:table-cell office:value-type="string">
            <text:p>790 </text:p>
          </table:table-cell>
          <table:table-cell office:value-type="string">
            <text:p>4.55</text:p>
          </table:table-cell>
          <table:table-cell office:value-type="string">
            <text:p>831 </text:p>
          </table:table-cell>
          <table:table-cell office:value-type="string">
            <text:p>164 </text:p>
          </table:table-cell>
          <table:table-cell office:value-type="string">
            <text:p>11.99 </text:p>
          </table:table-cell>
          <table:table-cell office:value-type="string">
            <text:p>9.7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2001</text:p>
          </table:table-cell>
          <table:table-cell office:value-type="string">
            <text:p>7.62 </text:p>
          </table:table-cell>
          <table:table-cell office:value-type="string">
            <text:p>7.50 </text:p>
          </table:table-cell>
          <table:table-cell office:value-type="string">
            <text:p>$0.32 </text:p>
          </table:table-cell>
          <table:table-cell office:value-type="string">
            <text:p>9.47 </text:p>
          </table:table-cell>
          <table:table-cell office:value-type="string">
            <text:p>9.62 </text:p>
          </table:table-cell>
          <table:table-cell office:value-type="string">
            <text:p>7.41 </text:p>
          </table:table-cell>
          <table:table-cell office:value-type="string">
            <text:p>7.29 </text:p>
          </table:table-cell>
          <table:table-cell office:value-type="string">
            <text:p>$0.31 </text:p>
          </table:table-cell>
          <table:table-cell office:value-type="string">
            <text:p>$0.31 </text:p>
          </table:table-cell>
          <table:table-cell office:value-type="string">
            <text:p>7,883 </text:p>
          </table:table-cell>
          <table:table-cell office:value-type="string">
            <text:p>- </text:p>
          </table:table-cell>
          <table:table-cell office:value-type="string">
            <text:p>$4 </text:p>
          </table:table-cell>
          <table:table-cell office:value-type="string">
            <text:p>$35 </text:p>
          </table:table-cell>
          <table:table-cell office:value-type="string">
            <text:p>$7 </text:p>
          </table:table-cell>
          <table:table-cell office:value-type="string">
            <text:p>$0.02 </text:p>
          </table:table-cell>
          <table:table-cell office:value-type="string">
            <text:p>$0.48 </text:p>
          </table:table-cell>
          <table:table-cell office:value-type="string">
            <text:p>$0.28 </text:p>
          </table:table-cell>
          <table:table-cell office:value-type="string">
            <text:p>$285 </text:p>
          </table:table-cell>
          <table:table-cell office:value-type="string">
            <text:p>$244 </text:p>
          </table:table-cell>
          <table:table-cell office:value-type="string">
            <text:p>6.80 </text:p>
          </table:table-cell>
          <table:table-cell office:value-type="string">
            <text:p>5.81 </text:p>
          </table:table-cell>
          <table:table-cell office:value-type="string">
            <text:p>6.69 </text:p>
          </table:table-cell>
          <table:table-cell office:value-type="string">
            <text:p>5.72 </text:p>
          </table:table-cell>
          <table:table-cell office:value-type="string">
            <text:p>$152 </text:p>
          </table:table-cell>
          <table:table-cell office:value-type="string">
            <text:p>3.62 </text:p>
          </table:table-cell>
          <table:table-cell office:value-type="string">
            <text:p>3.56 </text:p>
          </table:table-cell>
          <table:table-cell office:value-type="string">
            <text:p>$0.09 </text:p>
          </table:table-cell>
          <table:table-cell office:value-type="string">
            <text:p>2.20 </text:p>
          </table:table-cell>
          <table:table-cell office:value-type="string">
            <text:p>2.16 </text:p>
          </table:table-cell>
          <table:table-cell office:value-type="string">
            <text:p>$0.75 </text:p>
          </table:table-cell>
          <table:table-cell office:value-type="string">
            <text:p>55 </text:p>
          </table:table-cell>
          <table:table-cell office:value-type="string">
            <text:p>$41 </text:p>
          </table:table-cell>
          <table:table-cell office:value-type="string">
            <text:p>$13.5 </text:p>
          </table:table-cell>
          <table:table-cell office:value-type="string">
            <text:p>$0.010 </text:p>
          </table:table-cell>
          <table:table-cell office:value-type="string">
            <text:p>$29,777 </text:p>
          </table:table-cell>
          <table:table-cell office:value-type="string">
            <text:p>0.14454591741167</text:p>
          </table:table-cell>
          <table:table-cell office:value-type="string">
            <text:p>2.01 </text:p>
          </table:table-cell>
          <table:table-cell office:value-type="float" office:value="46">
            <text:p>46</text:p>
          </table:table-cell>
          <table:table-cell office:value-type="string">
            <text:p>47.2 </text:p>
          </table:table-cell>
          <table:table-cell office:value-type="string">
            <text:p>177.0 </text:p>
          </table:table-cell>
          <table:table-cell office:value-type="string">
            <text:p>177.0 </text:p>
          </table:table-cell>
          <table:table-cell office:value-type="string">
            <text:p>0.51565473763540</text:p>
          </table:table-cell>
          <table:table-cell office:value-type="string">
            <text:p>68.5 </text:p>
          </table:table-cell>
          <table:table-cell office:value-type="string">
            <text:p>42.3 </text:p>
          </table:table-cell>
          <table:table-cell office:value-type="string">
            <text:p>1,864 </text:p>
          </table:table-cell>
          <table:table-cell office:value-type="string">
            <text:p>2,116 </text:p>
          </table:table-cell>
          <table:table-cell office:value-type="string">
            <text:p>2,116 </text:p>
          </table:table-cell>
          <table:table-cell office:value-type="string">
            <text:p>$6,715 </text:p>
          </table:table-cell>
          <table:table-cell office:value-type="string">
            <text:p>$7,966 </text:p>
          </table:table-cell>
          <table:table-cell office:value-type="string">
            <text:p>$21,026 </text:p>
          </table:table-cell>
          <table:table-cell office:value-type="string">
            <text:p>$78,126 </text:p>
          </table:table-cell>
          <table:table-cell office:value-type="string">
            <text:p>252 </text:p>
          </table:table-cell>
          <table:table-cell office:value-type="string">
            <text:p>$- </text:p>
          </table:table-cell>
          <table:table-cell office:value-type="string">
            <text:p>$358 </text:p>
          </table:table-cell>
          <table:table-cell office:value-type="string">
            <text:p>$- </text:p>
          </table:table-cell>
          <table:table-cell office:value-type="string">
            <text:p>$358 </text:p>
          </table:table-cell>
          <table:table-cell office:value-type="string">
            <text:p>$17,220 </text:p>
          </table:table-cell>
          <table:table-cell office:value-type="string">
            <text:p>$56,644 </text:p>
          </table:table-cell>
          <table:table-cell office:value-type="string">
            <text:p>257 </text:p>
          </table:table-cell>
          <table:table-cell office:value-type="string">
            <text:p>$80,316 </text:p>
          </table:table-cell>
          <table:table-cell office:value-type="string">
            <text:p>87 </text:p>
          </table:table-cell>
          <table:table-cell office:value-type="string">
            <text:p>$80,316 </text:p>
          </table:table-cell>
          <table:table-cell office:value-type="string">
            <text:p>1,086 </text:p>
          </table:table-cell>
          <table:table-cell office:value-type="string">
            <text:p>$15,145 </text:p>
          </table:table-cell>
          <table:table-cell office:value-type="string">
            <text:p>434 </text:p>
          </table:table-cell>
          <table:table-cell office:value-type="string">
            <text:p>$21,987 </text:p>
          </table:table-cell>
          <table:table-cell office:value-type="string">
            <text:p>16 </text:p>
          </table:table-cell>
          <table:table-cell office:value-type="string">
            <text:p>67,154 </text:p>
          </table:table-cell>
          <table:table-cell office:value-type="string">
            <text:p>58,125 </text:p>
          </table:table-cell>
          <table:table-cell office:value-type="string">
            <text:p>820 </text:p>
          </table:table-cell>
          <table:table-cell office:value-type="string">
            <text:p>4.42</text:p>
          </table:table-cell>
          <table:table-cell office:value-type="string">
            <text:p>986 </text:p>
          </table:table-cell>
          <table:table-cell office:value-type="string">
            <text:p>164 </text:p>
          </table:table-cell>
          <table:table-cell office:value-type="string">
            <text:p>11.60 </text:p>
          </table:table-cell>
          <table:table-cell office:value-type="string">
            <text:p>10.0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2002</text:p>
          </table:table-cell>
          <table:table-cell office:value-type="string">
            <text:p>8.37 </text:p>
          </table:table-cell>
          <table:table-cell office:value-type="string">
            <text:p>7.67 </text:p>
          </table:table-cell>
          <table:table-cell office:value-type="string">
            <text:p>$0.64 </text:p>
          </table:table-cell>
          <table:table-cell office:value-type="string">
            <text:p>9.02 </text:p>
          </table:table-cell>
          <table:table-cell office:value-type="string">
            <text:p>9.84 </text:p>
          </table:table-cell>
          <table:table-cell office:value-type="string">
            <text:p>8.15 </text:p>
          </table:table-cell>
          <table:table-cell office:value-type="string">
            <text:p>7.47 </text:p>
          </table:table-cell>
          <table:table-cell office:value-type="string">
            <text:p>$0.62 </text:p>
          </table:table-cell>
          <table:table-cell office:value-type="string">
            <text:p>$0.62 </text:p>
          </table:table-cell>
          <table:table-cell office:value-type="string">
            <text:p>14,408 </text:p>
          </table:table-cell>
          <table:table-cell office:value-type="string">
            <text:p>0 </text:p>
          </table:table-cell>
          <table:table-cell office:value-type="string">
            <text:p>$6 </text:p>
          </table:table-cell>
          <table:table-cell office:value-type="string">
            <text:p>$71 </text:p>
          </table:table-cell>
          <table:table-cell office:value-type="string">
            <text:p>$32 </text:p>
          </table:table-cell>
          <table:table-cell office:value-type="string">
            <text:p>$0.03 </text:p>
          </table:table-cell>
          <table:table-cell office:value-type="string">
            <text:p>$0.31 </text:p>
          </table:table-cell>
          <table:table-cell office:value-type="string">
            <text:p>$0.53 </text:p>
          </table:table-cell>
          <table:table-cell office:value-type="string">
            <text:p>$530 </text:p>
          </table:table-cell>
          <table:table-cell office:value-type="string">
            <text:p>$454 </text:p>
          </table:table-cell>
          <table:table-cell office:value-type="string">
            <text:p>7.02 </text:p>
          </table:table-cell>
          <table:table-cell office:value-type="string">
            <text:p>6.01 </text:p>
          </table:table-cell>
          <table:table-cell office:value-type="string">
            <text:p>6.44 </text:p>
          </table:table-cell>
          <table:table-cell office:value-type="string">
            <text:p>5.51 </text:p>
          </table:table-cell>
          <table:table-cell office:value-type="string">
            <text:p>$275 </text:p>
          </table:table-cell>
          <table:table-cell office:value-type="string">
            <text:p>3.65 </text:p>
          </table:table-cell>
          <table:table-cell office:value-type="string">
            <text:p>3.35 </text:p>
          </table:table-cell>
          <table:table-cell office:value-type="string">
            <text:p>$0.18 </text:p>
          </table:table-cell>
          <table:table-cell office:value-type="string">
            <text:p>2.36 </text:p>
          </table:table-cell>
          <table:table-cell office:value-type="string">
            <text:p>2.17 </text:p>
          </table:table-cell>
          <table:table-cell office:value-type="string">
            <text:p>$0.72 </text:p>
          </table:table-cell>
          <table:table-cell office:value-type="string">
            <text:p>106 </text:p>
          </table:table-cell>
          <table:table-cell office:value-type="string">
            <text:p>$76 </text:p>
          </table:table-cell>
          <table:table-cell office:value-type="string">
            <text:p>$13.4 </text:p>
          </table:table-cell>
          <table:table-cell office:value-type="string">
            <text:p>$0.009 </text:p>
          </table:table-cell>
          <table:table-cell office:value-type="string">
            <text:p>$40,748 </text:p>
          </table:table-cell>
          <table:table-cell office:value-type="string">
            <text:p>0.14341265286121</text:p>
          </table:table-cell>
          <table:table-cell office:value-type="string">
            <text:p>2.81 </text:p>
          </table:table-cell>
          <table:table-cell office:value-type="float" office:value="46">
            <text:p>46</text:p>
          </table:table-cell>
          <table:table-cell office:value-type="string">
            <text:p>56.9 </text:p>
          </table:table-cell>
          <table:table-cell office:value-type="string">
            <text:p>157.4 </text:p>
          </table:table-cell>
          <table:table-cell office:value-type="string">
            <text:p>157.4 </text:p>
          </table:table-cell>
          <table:table-cell office:value-type="string">
            <text:p>0.19216668120547</text:p>
          </table:table-cell>
          <table:table-cell office:value-type="string">
            <text:p>53.6 </text:p>
          </table:table-cell>
          <table:table-cell office:value-type="string">
            <text:p>57.9 </text:p>
          </table:table-cell>
          <table:table-cell office:value-type="string">
            <text:p>2,557 </text:p>
          </table:table-cell>
          <table:table-cell office:value-type="string">
            <text:p>2,928 </text:p>
          </table:table-cell>
          <table:table-cell office:value-type="string">
            <text:p>2,928 </text:p>
          </table:table-cell>
          <table:table-cell office:value-type="string">
            <text:p>$9,584 </text:p>
          </table:table-cell>
          <table:table-cell office:value-type="string">
            <text:p>$11,573 </text:p>
          </table:table-cell>
          <table:table-cell office:value-type="string">
            <text:p>$27,001 </text:p>
          </table:table-cell>
          <table:table-cell office:value-type="string">
            <text:p>$124,887 </text:p>
          </table:table-cell>
          <table:table-cell office:value-type="string">
            <text:p>371 </text:p>
          </table:table-cell>
          <table:table-cell office:value-type="string">
            <text:p>$- </text:p>
          </table:table-cell>
          <table:table-cell office:value-type="string">
            <text:p>$413 </text:p>
          </table:table-cell>
          <table:table-cell office:value-type="string">
            <text:p>$- </text:p>
          </table:table-cell>
          <table:table-cell office:value-type="string">
            <text:p>$413 </text:p>
          </table:table-cell>
          <table:table-cell office:value-type="string">
            <text:p>$25,283 </text:p>
          </table:table-cell>
          <table:table-cell office:value-type="string">
            <text:p>$93,332 </text:p>
          </table:table-cell>
          <table:table-cell office:value-type="string">
            <text:p>348 </text:p>
          </table:table-cell>
          <table:table-cell office:value-type="string">
            <text:p>$72,396 </text:p>
          </table:table-cell>
          <table:table-cell office:value-type="string">
            <text:p>153 </text:p>
          </table:table-cell>
          <table:table-cell office:value-type="string">
            <text:p>$72,396 </text:p>
          </table:table-cell>
          <table:table-cell office:value-type="string">
            <text:p>1,465 </text:p>
          </table:table-cell>
          <table:table-cell office:value-type="string">
            <text:p>$24,973 </text:p>
          </table:table-cell>
          <table:table-cell office:value-type="string">
            <text:p>591 </text:p>
          </table:table-cell>
          <table:table-cell office:value-type="string">
            <text:p>$26,468 </text:p>
          </table:table-cell>
          <table:table-cell office:value-type="string">
            <text:p>27 </text:p>
          </table:table-cell>
          <table:table-cell office:value-type="string">
            <text:p>126,670 </text:p>
          </table:table-cell>
          <table:table-cell office:value-type="string">
            <text:p>111,427 </text:p>
          </table:table-cell>
          <table:table-cell office:value-type="string">
            <text:p>834 </text:p>
          </table:table-cell>
          <table:table-cell office:value-type="string">
            <text:p>4.28</text:p>
          </table:table-cell>
          <table:table-cell office:value-type="string">
            <text:p>1,151 </text:p>
          </table:table-cell>
          <table:table-cell office:value-type="string">
            <text:p>162 </text:p>
          </table:table-cell>
          <table:table-cell office:value-type="string">
            <text:p>12.69 </text:p>
          </table:table-cell>
          <table:table-cell office:value-type="string">
            <text:p>11.1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2003</text:p>
          </table:table-cell>
          <table:table-cell office:value-type="string">
            <text:p>8.13 </text:p>
          </table:table-cell>
          <table:table-cell office:value-type="string">
            <text:p>7.22 </text:p>
          </table:table-cell>
          <table:table-cell office:value-type="string">
            <text:p>$1.00 </text:p>
          </table:table-cell>
          <table:table-cell office:value-type="string">
            <text:p>8.38 </text:p>
          </table:table-cell>
          <table:table-cell office:value-type="string">
            <text:p>9.43 </text:p>
          </table:table-cell>
          <table:table-cell office:value-type="string">
            <text:p>7.94 </text:p>
          </table:table-cell>
          <table:table-cell office:value-type="string">
            <text:p>7.05 </text:p>
          </table:table-cell>
          <table:table-cell office:value-type="string">
            <text:p>$0.97 </text:p>
          </table:table-cell>
          <table:table-cell office:value-type="string">
            <text:p>$0.97 </text:p>
          </table:table-cell>
          <table:table-cell office:value-type="string">
            <text:p>21,692 </text:p>
          </table:table-cell>
          <table:table-cell office:value-type="string">
            <text:p>2 </text:p>
          </table:table-cell>
          <table:table-cell office:value-type="string">
            <text:p>$18 </text:p>
          </table:table-cell>
          <table:table-cell office:value-type="string">
            <text:p>$88 </text:p>
          </table:table-cell>
          <table:table-cell office:value-type="string">
            <text:p>$66 </text:p>
          </table:table-cell>
          <table:table-cell office:value-type="string">
            <text:p>$0.04 </text:p>
          </table:table-cell>
          <table:table-cell office:value-type="string">
            <text:p>$0.28 </text:p>
          </table:table-cell>
          <table:table-cell office:value-type="string">
            <text:p>$0.83 </text:p>
          </table:table-cell>
          <table:table-cell office:value-type="string">
            <text:p>$828 </text:p>
          </table:table-cell>
          <table:table-cell office:value-type="string">
            <text:p>$678 </text:p>
          </table:table-cell>
          <table:table-cell office:value-type="string">
            <text:p>6.81 </text:p>
          </table:table-cell>
          <table:table-cell office:value-type="string">
            <text:p>5.57 </text:p>
          </table:table-cell>
          <table:table-cell office:value-type="string">
            <text:p>6.05 </text:p>
          </table:table-cell>
          <table:table-cell office:value-type="string">
            <text:p>4.95 </text:p>
          </table:table-cell>
          <table:table-cell office:value-type="string">
            <text:p>$387 </text:p>
          </table:table-cell>
          <table:table-cell office:value-type="string">
            <text:p>3.19 </text:p>
          </table:table-cell>
          <table:table-cell office:value-type="string">
            <text:p>2.83 </text:p>
          </table:table-cell>
          <table:table-cell office:value-type="string">
            <text:p>$0.29 </text:p>
          </table:table-cell>
          <table:table-cell office:value-type="string">
            <text:p>2.39 </text:p>
          </table:table-cell>
          <table:table-cell office:value-type="string">
            <text:p>2.12 </text:p>
          </table:table-cell>
          <table:table-cell office:value-type="string">
            <text:p>$0.87 </text:p>
          </table:table-cell>
          <table:table-cell office:value-type="string">
            <text:p>173 </text:p>
          </table:table-cell>
          <table:table-cell office:value-type="string">
            <text:p>$150 </text:p>
          </table:table-cell>
          <table:table-cell office:value-type="string">
            <text:p>$16.8 </text:p>
          </table:table-cell>
          <table:table-cell office:value-type="string">
            <text:p>$0.011 </text:p>
          </table:table-cell>
          <table:table-cell office:value-type="string">
            <text:p>$44,259 </text:p>
          </table:table-cell>
          <table:table-cell office:value-type="string">
            <text:p>0.18137420713784</text:p>
          </table:table-cell>
          <table:table-cell office:value-type="string">
            <text:p>3.15 </text:p>
          </table:table-cell>
          <table:table-cell office:value-type="float" office:value="47">
            <text:p>47</text:p>
          </table:table-cell>
          <table:table-cell office:value-type="string">
            <text:p>58.8 </text:p>
          </table:table-cell>
          <table:table-cell office:value-type="string">
            <text:p>159.9 </text:p>
          </table:table-cell>
          <table:table-cell office:value-type="string">
            <text:p>159.9 </text:p>
          </table:table-cell>
          <table:table-cell office:value-type="string">
            <text:p>0.2708325280727</text:p>
          </table:table-cell>
          <table:table-cell office:value-type="string">
            <text:p>43.3 </text:p>
          </table:table-cell>
          <table:table-cell office:value-type="string">
            <text:p>57.3 </text:p>
          </table:table-cell>
          <table:table-cell office:value-type="string">
            <text:p>3,752 </text:p>
          </table:table-cell>
          <table:table-cell office:value-type="string">
            <text:p>4,343 </text:p>
          </table:table-cell>
          <table:table-cell office:value-type="string">
            <text:p>4,343 </text:p>
          </table:table-cell>
          <table:table-cell office:value-type="string">
            <text:p>$11,283 </text:p>
          </table:table-cell>
          <table:table-cell office:value-type="string">
            <text:p>$13,794 </text:p>
          </table:table-cell>
          <table:table-cell office:value-type="string">
            <text:p>$29,485 </text:p>
          </table:table-cell>
          <table:table-cell office:value-type="string">
            <text:p>$130,249 </text:p>
          </table:table-cell>
          <table:table-cell office:value-type="string">
            <text:p>591 </text:p>
          </table:table-cell>
          <table:table-cell office:value-type="string">
            <text:p>$- </text:p>
          </table:table-cell>
          <table:table-cell office:value-type="string">
            <text:p>$411 </text:p>
          </table:table-cell>
          <table:table-cell office:value-type="string">
            <text:p>$- </text:p>
          </table:table-cell>
          <table:table-cell office:value-type="string">
            <text:p>$411 </text:p>
          </table:table-cell>
          <table:table-cell office:value-type="string">
            <text:p>$29,735 </text:p>
          </table:table-cell>
          <table:table-cell office:value-type="string">
            <text:p>$93,532 </text:p>
          </table:table-cell>
          <table:table-cell office:value-type="string">
            <text:p>597 </text:p>
          </table:table-cell>
          <table:table-cell office:value-type="string">
            <text:p>$65,219 </text:p>
          </table:table-cell>
          <table:table-cell office:value-type="string">
            <text:p>328 </text:p>
          </table:table-cell>
          <table:table-cell office:value-type="string">
            <text:p>$65,219 </text:p>
          </table:table-cell>
          <table:table-cell office:value-type="string">
            <text:p>1,854 </text:p>
          </table:table-cell>
          <table:table-cell office:value-type="string">
            <text:p>$30,564 </text:p>
          </table:table-cell>
          <table:table-cell office:value-type="string">
            <text:p>973 </text:p>
          </table:table-cell>
          <table:table-cell office:value-type="string">
            <text:p>$27,043 </text:p>
          </table:table-cell>
          <table:table-cell office:value-type="string">
            <text:p>43 </text:p>
          </table:table-cell>
          <table:table-cell office:value-type="string">
            <text:p>208,434 </text:p>
          </table:table-cell>
          <table:table-cell office:value-type="string">
            <text:p>184,544 </text:p>
          </table:table-cell>
          <table:table-cell office:value-type="string">
            <text:p>831 </text:p>
          </table:table-cell>
          <table:table-cell office:value-type="string">
            <text:p>4.13</text:p>
          </table:table-cell>
          <table:table-cell office:value-type="string">
            <text:p>1,274 </text:p>
          </table:table-cell>
          <table:table-cell office:value-type="string">
            <text:p>161 </text:p>
          </table:table-cell>
          <table:table-cell office:value-type="string">
            <text:p>13.34 </text:p>
          </table:table-cell>
          <table:table-cell office:value-type="string">
            <text:p>11.8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2004</text:p>
          </table:table-cell>
          <table:table-cell office:value-type="string">
            <text:p>7.49 </text:p>
          </table:table-cell>
          <table:table-cell office:value-type="string">
            <text:p>6.60 </text:p>
          </table:table-cell>
          <table:table-cell office:value-type="string">
            <text:p>$1.27 </text:p>
          </table:table-cell>
          <table:table-cell office:value-type="string">
            <text:p>7.77 </text:p>
          </table:table-cell>
          <table:table-cell office:value-type="string">
            <text:p>8.82 </text:p>
          </table:table-cell>
          <table:table-cell office:value-type="string">
            <text:p>7.31 </text:p>
          </table:table-cell>
          <table:table-cell office:value-type="string">
            <text:p>6.44 </text:p>
          </table:table-cell>
          <table:table-cell office:value-type="string">
            <text:p>$1.22 </text:p>
          </table:table-cell>
          <table:table-cell office:value-type="string">
            <text:p>$1.22 </text:p>
          </table:table-cell>
          <table:table-cell office:value-type="string">
            <text:p>28,090 </text:p>
          </table:table-cell>
          <table:table-cell office:value-type="string">
            <text:p>3 </text:p>
          </table:table-cell>
          <table:table-cell office:value-type="string">
            <text:p>$37 </text:p>
          </table:table-cell>
          <table:table-cell office:value-type="string">
            <text:p>$118 </text:p>
          </table:table-cell>
          <table:table-cell office:value-type="string">
            <text:p>$103 </text:p>
          </table:table-cell>
          <table:table-cell office:value-type="string">
            <text:p>$0.06 </text:p>
          </table:table-cell>
          <table:table-cell office:value-type="string">
            <text:p>$0.29 </text:p>
          </table:table-cell>
          <table:table-cell office:value-type="string">
            <text:p>$1.15 </text:p>
          </table:table-cell>
          <table:table-cell office:value-type="string">
            <text:p>$1,150 </text:p>
          </table:table-cell>
          <table:table-cell office:value-type="string">
            <text:p>$895 </text:p>
          </table:table-cell>
          <table:table-cell office:value-type="string">
            <text:p>6.88 </text:p>
          </table:table-cell>
          <table:table-cell office:value-type="string">
            <text:p>5.36 </text:p>
          </table:table-cell>
          <table:table-cell office:value-type="string">
            <text:p>6.06 </text:p>
          </table:table-cell>
          <table:table-cell office:value-type="string">
            <text:p>4.72 </text:p>
          </table:table-cell>
          <table:table-cell office:value-type="string">
            <text:p>$525 </text:p>
          </table:table-cell>
          <table:table-cell office:value-type="string">
            <text:p>3.14 </text:p>
          </table:table-cell>
          <table:table-cell office:value-type="string">
            <text:p>2.77 </text:p>
          </table:table-cell>
          <table:table-cell office:value-type="string">
            <text:p>$0.37 </text:p>
          </table:table-cell>
          <table:table-cell office:value-type="string">
            <text:p>2.22 </text:p>
          </table:table-cell>
          <table:table-cell office:value-type="string">
            <text:p>1.95 </text:p>
          </table:table-cell>
          <table:table-cell office:value-type="string">
            <text:p>$1.06 </text:p>
          </table:table-cell>
          <table:table-cell office:value-type="string">
            <text:p>241 </text:p>
          </table:table-cell>
          <table:table-cell office:value-type="string">
            <text:p>$255 </text:p>
          </table:table-cell>
          <table:table-cell office:value-type="string">
            <text:p>$21.7 </text:p>
          </table:table-cell>
          <table:table-cell office:value-type="string">
            <text:p>$0.013 </text:p>
          </table:table-cell>
          <table:table-cell office:value-type="string">
            <text:p>$45,164 </text:p>
          </table:table-cell>
          <table:table-cell office:value-type="string">
            <text:p>0</text:p>
          </table:table-cell>
          <table:table-cell office:value-type="string">
            <text:p>3.24 </text:p>
          </table:table-cell>
          <table:table-cell office:value-type="float" office:value="51">
            <text:p>51</text:p>
          </table:table-cell>
          <table:table-cell office:value-type="string">
            <text:p>61.2 </text:p>
          </table:table-cell>
          <table:table-cell office:value-type="string">
            <text:p>174.6 </text:p>
          </table:table-cell>
          <table:table-cell office:value-type="string">
            <text:p>174.6 </text:p>
          </table:table-cell>
          <table:table-cell office:value-type="string">
            <text:p>0</text:p>
          </table:table-cell>
          <table:table-cell office:value-type="string">
            <text:p>40.0 </text:p>
          </table:table-cell>
          <table:table-cell office:value-type="string">
            <text:p>59.3 </text:p>
          </table:table-cell>
          <table:table-cell office:value-type="string">
            <text:p>5,041 </text:p>
          </table:table-cell>
          <table:table-cell office:value-type="string">
            <text:p>5,850 </text:p>
          </table:table-cell>
          <table:table-cell office:value-type="string">
            <text:p>5,850 </text:p>
          </table:table-cell>
          <table:table-cell office:value-type="string">
            <text:p>$7,568 </text:p>
          </table:table-cell>
          <table:table-cell office:value-type="string">
            <text:p>$8,956 </text:p>
          </table:table-cell>
          <table:table-cell office:value-type="string">
            <text:p>$29,632 </text:p>
          </table:table-cell>
          <table:table-cell office:value-type="string">
            <text:p>$120,455 </text:p>
          </table:table-cell>
          <table:table-cell office:value-type="string">
            <text:p>809 </text:p>
          </table:table-cell>
          <table:table-cell office:value-type="string">
            <text:p>$- </text:p>
          </table:table-cell>
          <table:table-cell office:value-type="string">
            <text:p>$366 </text:p>
          </table:table-cell>
          <table:table-cell office:value-type="string">
            <text:p>$- </text:p>
          </table:table-cell>
          <table:table-cell office:value-type="string">
            <text:p>$366 </text:p>
          </table:table-cell>
          <table:table-cell office:value-type="string">
            <text:p>$17,601 </text:p>
          </table:table-cell>
          <table:table-cell office:value-type="string">
            <text:p>$95,841 </text:p>
          </table:table-cell>
          <table:table-cell office:value-type="string">
            <text:p>1,019 </text:p>
          </table:table-cell>
          <table:table-cell office:value-type="string">
            <text:p>$54,759 </text:p>
          </table:table-cell>
          <table:table-cell office:value-type="string">
            <text:p>319 </text:p>
          </table:table-cell>
          <table:table-cell office:value-type="string">
            <text:p>$54,759 </text:p>
          </table:table-cell>
          <table:table-cell office:value-type="string">
            <text:p>2,394 </text:p>
          </table:table-cell>
          <table:table-cell office:value-type="string">
            <text:p>$30,232 </text:p>
          </table:table-cell>
          <table:table-cell office:value-type="string">
            <text:p>1,309 </text:p>
          </table:table-cell>
          <table:table-cell office:value-type="string">
            <text:p>$28,494 </text:p>
          </table:table-cell>
          <table:table-cell office:value-type="string">
            <text:p>60 </text:p>
          </table:table-cell>
          <table:table-cell office:value-type="string">
            <text:p>297,200 </text:p>
          </table:table-cell>
          <table:table-cell office:value-type="string">
            <text:p>263,075 </text:p>
          </table:table-cell>
          <table:table-cell office:value-type="string">
            <text:p>811 </text:p>
          </table:table-cell>
          <table:table-cell office:value-type="string">
            <text:p>3.95</text:p>
          </table:table-cell>
          <table:table-cell office:value-type="string">
            <text:p>1,338 </text:p>
          </table:table-cell>
          <table:table-cell office:value-type="string">
            <text:p>157 </text:p>
          </table:table-cell>
          <table:table-cell office:value-type="string">
            <text:p>13.58 </text:p>
          </table:table-cell>
          <table:table-cell office:value-type="string">
            <text:p>12.0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2005</text:p>
          </table:table-cell>
          <table:table-cell office:value-type="string">
            <text:p>7.92 </text:p>
          </table:table-cell>
          <table:table-cell office:value-type="string">
            <text:p>7.00 </text:p>
          </table:table-cell>
          <table:table-cell office:value-type="string">
            <text:p>$1.70 </text:p>
          </table:table-cell>
          <table:table-cell office:value-type="string">
            <text:p>8.06 </text:p>
          </table:table-cell>
          <table:table-cell office:value-type="string">
            <text:p>9.12 </text:p>
          </table:table-cell>
          <table:table-cell office:value-type="string">
            <text:p>7.73 </text:p>
          </table:table-cell>
          <table:table-cell office:value-type="string">
            <text:p>6.83 </text:p>
          </table:table-cell>
          <table:table-cell office:value-type="string">
            <text:p>$1.62 </text:p>
          </table:table-cell>
          <table:table-cell office:value-type="string">
            <text:p>$1.62 </text:p>
          </table:table-cell>
          <table:table-cell office:value-type="string">
            <text:p>35,825 </text:p>
          </table:table-cell>
          <table:table-cell office:value-type="string">
            <text:p>10 </text:p>
          </table:table-cell>
          <table:table-cell office:value-type="string">
            <text:p>$56 </text:p>
          </table:table-cell>
          <table:table-cell office:value-type="string">
            <text:p>$162 </text:p>
          </table:table-cell>
          <table:table-cell office:value-type="string">
            <text:p>$137 </text:p>
          </table:table-cell>
          <table:table-cell office:value-type="string">
            <text:p>$0.08 </text:p>
          </table:table-cell>
          <table:table-cell office:value-type="string">
            <text:p>$0.34 </text:p>
          </table:table-cell>
          <table:table-cell office:value-type="string">
            <text:p>$1.64 </text:p>
          </table:table-cell>
          <table:table-cell office:value-type="string">
            <text:p>$1,631 </text:p>
          </table:table-cell>
          <table:table-cell office:value-type="string">
            <text:p>$1,143 </text:p>
          </table:table-cell>
          <table:table-cell office:value-type="string">
            <text:p>7.77 </text:p>
          </table:table-cell>
          <table:table-cell office:value-type="string">
            <text:p>5.45 </text:p>
          </table:table-cell>
          <table:table-cell office:value-type="string">
            <text:p>6.87 </text:p>
          </table:table-cell>
          <table:table-cell office:value-type="string">
            <text:p>4.82 </text:p>
          </table:table-cell>
          <table:table-cell office:value-type="string">
            <text:p>$678 </text:p>
          </table:table-cell>
          <table:table-cell office:value-type="string">
            <text:p>3.23 </text:p>
          </table:table-cell>
          <table:table-cell office:value-type="string">
            <text:p>2.86 </text:p>
          </table:table-cell>
          <table:table-cell office:value-type="string">
            <text:p>$0.47 </text:p>
          </table:table-cell>
          <table:table-cell office:value-type="string">
            <text:p>2.22 </text:p>
          </table:table-cell>
          <table:table-cell office:value-type="string">
            <text:p>1.96 </text:p>
          </table:table-cell>
          <table:table-cell office:value-type="string">
            <text:p>$1.61 </text:p>
          </table:table-cell>
          <table:table-cell office:value-type="string">
            <text:p>303 </text:p>
          </table:table-cell>
          <table:table-cell office:value-type="string">
            <text:p>$488 </text:p>
          </table:table-cell>
          <table:table-cell office:value-type="string">
            <text:p>$33.2 </text:p>
          </table:table-cell>
          <table:table-cell office:value-type="string">
            <text:p>$0.021 </text:p>
          </table:table-cell>
          <table:table-cell office:value-type="string">
            <text:p>$46,549 </text:p>
          </table:table-cell>
          <table:table-cell office:value-type="string">
            <text:p>0</text:p>
          </table:table-cell>
          <table:table-cell office:value-type="string">
            <text:p>3.18 </text:p>
          </table:table-cell>
          <table:table-cell office:value-type="float" office:value="51">
            <text:p>51</text:p>
          </table:table-cell>
          <table:table-cell office:value-type="string">
            <text:p>59.6 </text:p>
          </table:table-cell>
          <table:table-cell office:value-type="string">
            <text:p>172.1 </text:p>
          </table:table-cell>
          <table:table-cell office:value-type="string">
            <text:p>172.1 </text:p>
          </table:table-cell>
          <table:table-cell office:value-type="string">
            <text:p>0</text:p>
          </table:table-cell>
          <table:table-cell office:value-type="string">
            <text:p>37.7 </text:p>
          </table:table-cell>
          <table:table-cell office:value-type="string">
            <text:p>58.7 </text:p>
          </table:table-cell>
          <table:table-cell office:value-type="string">
            <text:p>6,403 </text:p>
          </table:table-cell>
          <table:table-cell office:value-type="string">
            <text:p>7,462 </text:p>
          </table:table-cell>
          <table:table-cell office:value-type="string">
            <text:p>7,462 </text:p>
          </table:table-cell>
          <table:table-cell office:value-type="string">
            <text:p>$5,575 </text:p>
          </table:table-cell>
          <table:table-cell office:value-type="string">
            <text:p>$6,186 </text:p>
          </table:table-cell>
          <table:table-cell office:value-type="string">
            <text:p>$30,586 </text:p>
          </table:table-cell>
          <table:table-cell office:value-type="string">
            <text:p>$113,812 </text:p>
          </table:table-cell>
          <table:table-cell office:value-type="string">
            <text:p>1,059 </text:p>
          </table:table-cell>
          <table:table-cell office:value-type="string">
            <text:p>$- </text:p>
          </table:table-cell>
          <table:table-cell office:value-type="string">
            <text:p>$364 </text:p>
          </table:table-cell>
          <table:table-cell office:value-type="string">
            <text:p>$- </text:p>
          </table:table-cell>
          <table:table-cell office:value-type="string">
            <text:p>$364 </text:p>
          </table:table-cell>
          <table:table-cell office:value-type="string">
            <text:p>$9,881 </text:p>
          </table:table-cell>
          <table:table-cell office:value-type="string">
            <text:p>$96,734 </text:p>
          </table:table-cell>
          <table:table-cell office:value-type="string">
            <text:p>1,403 </text:p>
          </table:table-cell>
          <table:table-cell office:value-type="string">
            <text:p>$57,135 </text:p>
          </table:table-cell>
          <table:table-cell office:value-type="string">
            <text:p>397 </text:p>
          </table:table-cell>
          <table:table-cell office:value-type="string">
            <text:p>$57,135 </text:p>
          </table:table-cell>
          <table:table-cell office:value-type="string">
            <text:p>2,918 </text:p>
          </table:table-cell>
          <table:table-cell office:value-type="string">
            <text:p>$30,746 </text:p>
          </table:table-cell>
          <table:table-cell office:value-type="string">
            <text:p>1,685 </text:p>
          </table:table-cell>
          <table:table-cell office:value-type="string">
            <text:p>$29,120 </text:p>
          </table:table-cell>
          <table:table-cell office:value-type="string">
            <text:p>77 </text:p>
          </table:table-cell>
          <table:table-cell office:value-type="string">
            <text:p>378,719 </text:p>
          </table:table-cell>
          <table:table-cell office:value-type="string">
            <text:p>331,805 </text:p>
          </table:table-cell>
          <table:table-cell office:value-type="string">
            <text:p>800 </text:p>
          </table:table-cell>
          <table:table-cell office:value-type="string">
            <text:p>4.09</text:p>
          </table:table-cell>
          <table:table-cell office:value-type="string">
            <text:p>1,358 </text:p>
          </table:table-cell>
          <table:table-cell office:value-type="string">
            <text:p>157 </text:p>
          </table:table-cell>
          <table:table-cell office:value-type="string">
            <text:p>13.39 </text:p>
          </table:table-cell>
          <table:table-cell office:value-type="string">
            <text:p>11.7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2006</text:p>
          </table:table-cell>
          <table:table-cell office:value-type="string">
            <text:p>8.40 </text:p>
          </table:table-cell>
          <table:table-cell office:value-type="string">
            <text:p>8.03 </text:p>
          </table:table-cell>
          <table:table-cell office:value-type="string">
            <text:p>$2.36 </text:p>
          </table:table-cell>
          <table:table-cell office:value-type="string">
            <text:p>9.53 </text:p>
          </table:table-cell>
          <table:table-cell office:value-type="string">
            <text:p>9.97 </text:p>
          </table:table-cell>
          <table:table-cell office:value-type="string">
            <text:p>8.13 </text:p>
          </table:table-cell>
          <table:table-cell office:value-type="string">
            <text:p>7.78 </text:p>
          </table:table-cell>
          <table:table-cell office:value-type="string">
            <text:p>$2.22 </text:p>
          </table:table-cell>
          <table:table-cell office:value-type="string">
            <text:p>$2.22 </text:p>
          </table:table-cell>
          <table:table-cell office:value-type="string">
            <text:p>64,300 </text:p>
          </table:table-cell>
          <table:table-cell office:value-type="string">
            <text:p>14 </text:p>
          </table:table-cell>
          <table:table-cell office:value-type="string">
            <text:p>$75 </text:p>
          </table:table-cell>
          <table:table-cell office:value-type="string">
            <text:p>$215 </text:p>
          </table:table-cell>
          <table:table-cell office:value-type="string">
            <text:p>$171 </text:p>
          </table:table-cell>
          <table:table-cell office:value-type="string">
            <text:p>$0.11 </text:p>
          </table:table-cell>
          <table:table-cell office:value-type="string">
            <text:p>$0.37 </text:p>
          </table:table-cell>
          <table:table-cell office:value-type="string">
            <text:p>$2.25 </text:p>
          </table:table-cell>
          <table:table-cell office:value-type="string">
            <text:p>$2,232 </text:p>
          </table:table-cell>
          <table:table-cell office:value-type="string">
            <text:p>$1,481 </text:p>
          </table:table-cell>
          <table:table-cell office:value-type="string">
            <text:p>8.16 </text:p>
          </table:table-cell>
          <table:table-cell office:value-type="string">
            <text:p>5.42 </text:p>
          </table:table-cell>
          <table:table-cell office:value-type="string">
            <text:p>7.81 </text:p>
          </table:table-cell>
          <table:table-cell office:value-type="string">
            <text:p>5.18 </text:p>
          </table:table-cell>
          <table:table-cell office:value-type="string">
            <text:p>$875 </text:p>
          </table:table-cell>
          <table:table-cell office:value-type="string">
            <text:p>3.20 </text:p>
          </table:table-cell>
          <table:table-cell office:value-type="string">
            <text:p>3.06 </text:p>
          </table:table-cell>
          <table:table-cell office:value-type="string">
            <text:p>$0.61 </text:p>
          </table:table-cell>
          <table:table-cell office:value-type="string">
            <text:p>2.21 </text:p>
          </table:table-cell>
          <table:table-cell office:value-type="string">
            <text:p>2.12 </text:p>
          </table:table-cell>
          <table:table-cell office:value-type="string">
            <text:p>$1.99 </text:p>
          </table:table-cell>
          <table:table-cell office:value-type="string">
            <text:p>377 </text:p>
          </table:table-cell>
          <table:table-cell office:value-type="string">
            <text:p>$752 </text:p>
          </table:table-cell>
          <table:table-cell office:value-type="string">
            <text:p>$40.6 </text:p>
          </table:table-cell>
          <table:table-cell office:value-type="string">
            <text:p>$0.026 </text:p>
          </table:table-cell>
          <table:table-cell office:value-type="string">
            <text:p>$49,540 </text:p>
          </table:table-cell>
          <table:table-cell office:value-type="string">
            <text:p>0</text:p>
          </table:table-cell>
          <table:table-cell office:value-type="string">
            <text:p>3.08 </text:p>
          </table:table-cell>
          <table:table-cell office:value-type="float" office:value="47">
            <text:p>47</text:p>
          </table:table-cell>
          <table:table-cell office:value-type="string">
            <text:p>56.9 </text:p>
          </table:table-cell>
          <table:table-cell office:value-type="string">
            <text:p>140.7 </text:p>
          </table:table-cell>
          <table:table-cell office:value-type="string">
            <text:p>140.7 </text:p>
          </table:table-cell>
          <table:table-cell office:value-type="string">
            <text:p>0.44174564743244</text:p>
          </table:table-cell>
          <table:table-cell office:value-type="string">
            <text:p>34.8 </text:p>
          </table:table-cell>
          <table:table-cell office:value-type="string">
            <text:p>60.7 </text:p>
          </table:table-cell>
          <table:table-cell office:value-type="string">
            <text:p>7,821 </text:p>
          </table:table-cell>
          <table:table-cell office:value-type="string">
            <text:p>9,272 </text:p>
          </table:table-cell>
          <table:table-cell office:value-type="string">
            <text:p>9,272 </text:p>
          </table:table-cell>
          <table:table-cell office:value-type="string">
            <text:p>$4,200 </text:p>
          </table:table-cell>
          <table:table-cell office:value-type="string">
            <text:p>$6,467 </text:p>
          </table:table-cell>
          <table:table-cell office:value-type="string">
            <text:p>$32,235 </text:p>
          </table:table-cell>
          <table:table-cell office:value-type="string">
            <text:p>$124,203 </text:p>
          </table:table-cell>
          <table:table-cell office:value-type="string">
            <text:p>1,451 </text:p>
          </table:table-cell>
          <table:table-cell office:value-type="string">
            <text:p>$- </text:p>
          </table:table-cell>
          <table:table-cell office:value-type="string">
            <text:p>$410 </text:p>
          </table:table-cell>
          <table:table-cell office:value-type="string">
            <text:p>$- </text:p>
          </table:table-cell>
          <table:table-cell office:value-type="string">
            <text:p>$410 </text:p>
          </table:table-cell>
          <table:table-cell office:value-type="string">
            <text:p>$18,684 </text:p>
          </table:table-cell>
          <table:table-cell office:value-type="string">
            <text:p>$98,927 </text:p>
          </table:table-cell>
          <table:table-cell office:value-type="string">
            <text:p>1,601 </text:p>
          </table:table-cell>
          <table:table-cell office:value-type="string">
            <text:p>$66,119 </text:p>
          </table:table-cell>
          <table:table-cell office:value-type="string">
            <text:p>456 </text:p>
          </table:table-cell>
          <table:table-cell office:value-type="string">
            <text:p>$66,119 </text:p>
          </table:table-cell>
          <table:table-cell office:value-type="string">
            <text:p>3,704 </text:p>
          </table:table-cell>
          <table:table-cell office:value-type="string">
            <text:p>$32,623 </text:p>
          </table:table-cell>
          <table:table-cell office:value-type="string">
            <text:p>2,060 </text:p>
          </table:table-cell>
          <table:table-cell office:value-type="string">
            <text:p>$30,916 </text:p>
          </table:table-cell>
          <table:table-cell office:value-type="string">
            <text:p>106 </text:p>
          </table:table-cell>
          <table:table-cell office:value-type="string">
            <text:p>495,196 </text:p>
          </table:table-cell>
          <table:table-cell office:value-type="string">
            <text:p>421,045 </text:p>
          </table:table-cell>
          <table:table-cell office:value-type="string">
            <text:p>761 </text:p>
          </table:table-cell>
          <table:table-cell office:value-type="string">
            <text:p>4.20</text:p>
          </table:table-cell>
          <table:table-cell office:value-type="string">
            <text:p>1,185 </text:p>
          </table:table-cell>
          <table:table-cell office:value-type="string">
            <text:p>152 </text:p>
          </table:table-cell>
          <table:table-cell office:value-type="string">
            <text:p>12.74 </text:p>
          </table:table-cell>
          <table:table-cell office:value-type="string">
            <text:p>10.8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2007</text:p>
          </table:table-cell>
          <table:table-cell office:value-type="string">
            <text:p>8.70 </text:p>
          </table:table-cell>
          <table:table-cell office:value-type="string">
            <text:p>8.54 </text:p>
          </table:table-cell>
          <table:table-cell office:value-type="string">
            <text:p>$2.84 </text:p>
          </table:table-cell>
          <table:table-cell office:value-type="string">
            <text:p>10.23 </text:p>
          </table:table-cell>
          <table:table-cell office:value-type="string">
            <text:p>10.42 </text:p>
          </table:table-cell>
          <table:table-cell office:value-type="string">
            <text:p>8.34 </text:p>
          </table:table-cell>
          <table:table-cell office:value-type="string">
            <text:p>8.19 </text:p>
          </table:table-cell>
          <table:table-cell office:value-type="string">
            <text:p>$2.63 </text:p>
          </table:table-cell>
          <table:table-cell office:value-type="string">
            <text:p>$2.63 </text:p>
          </table:table-cell>
          <table:table-cell office:value-type="string">
            <text:p>99,939 </text:p>
          </table:table-cell>
          <table:table-cell office:value-type="string">
            <text:p>23 </text:p>
          </table:table-cell>
          <table:table-cell office:value-type="string">
            <text:p>$90 </text:p>
          </table:table-cell>
          <table:table-cell office:value-type="string">
            <text:p>$262 </text:p>
          </table:table-cell>
          <table:table-cell office:value-type="string">
            <text:p>$196 </text:p>
          </table:table-cell>
          <table:table-cell office:value-type="string">
            <text:p>$0.12 </text:p>
          </table:table-cell>
          <table:table-cell office:value-type="string">
            <text:p>$0.37 </text:p>
          </table:table-cell>
          <table:table-cell office:value-type="string">
            <text:p>$2.68 </text:p>
          </table:table-cell>
          <table:table-cell office:value-type="string">
            <text:p>$2,654 </text:p>
          </table:table-cell>
          <table:table-cell office:value-type="string">
            <text:p>$1,725 </text:p>
          </table:table-cell>
          <table:table-cell office:value-type="string">
            <text:p>8.40 </text:p>
          </table:table-cell>
          <table:table-cell office:value-type="string">
            <text:p>5.46 </text:p>
          </table:table-cell>
          <table:table-cell office:value-type="string">
            <text:p>8.25 </text:p>
          </table:table-cell>
          <table:table-cell office:value-type="string">
            <text:p>5.36 </text:p>
          </table:table-cell>
          <table:table-cell office:value-type="string">
            <text:p>$1,023 </text:p>
          </table:table-cell>
          <table:table-cell office:value-type="string">
            <text:p>3.24 </text:p>
          </table:table-cell>
          <table:table-cell office:value-type="string">
            <text:p>3.18 </text:p>
          </table:table-cell>
          <table:table-cell office:value-type="string">
            <text:p>$0.70 </text:p>
          </table:table-cell>
          <table:table-cell office:value-type="string">
            <text:p>2.22 </text:p>
          </table:table-cell>
          <table:table-cell office:value-type="string">
            <text:p>2.18 </text:p>
          </table:table-cell>
          <table:table-cell office:value-type="string">
            <text:p>$2.10 </text:p>
          </table:table-cell>
          <table:table-cell office:value-type="string">
            <text:p>443 </text:p>
          </table:table-cell>
          <table:table-cell office:value-type="string">
            <text:p>$929 </text:p>
          </table:table-cell>
          <table:table-cell office:value-type="string">
            <text:p>$43.6 </text:p>
          </table:table-cell>
          <table:table-cell office:value-type="string">
            <text:p>$0.029 </text:p>
          </table:table-cell>
          <table:table-cell office:value-type="string">
            <text:p>$53,468 </text:p>
          </table:table-cell>
          <table:table-cell office:value-type="string">
            <text:p>0.35004234291929</text:p>
          </table:table-cell>
          <table:table-cell office:value-type="string">
            <text:p>3.31 </text:p>
          </table:table-cell>
          <table:table-cell office:value-type="float" office:value="46">
            <text:p>46</text:p>
          </table:table-cell>
          <table:table-cell office:value-type="string">
            <text:p>58.5 </text:p>
          </table:table-cell>
          <table:table-cell office:value-type="string">
            <text:p>122.9 </text:p>
          </table:table-cell>
          <table:table-cell office:value-type="string">
            <text:p>122.9 </text:p>
          </table:table-cell>
          <table:table-cell office:value-type="string">
            <text:p>0.457427796191650</text:p>
          </table:table-cell>
          <table:table-cell office:value-type="string">
            <text:p>31.1 </text:p>
          </table:table-cell>
          <table:table-cell office:value-type="string">
            <text:p>75.1 </text:p>
          </table:table-cell>
          <table:table-cell office:value-type="string">
            <text:p>8,006 </text:p>
          </table:table-cell>
          <table:table-cell office:value-type="string">
            <text:p>9,713 </text:p>
          </table:table-cell>
          <table:table-cell office:value-type="string">
            <text:p>9,713 </text:p>
          </table:table-cell>
          <table:table-cell office:value-type="string">
            <text:p>$6,036 </text:p>
          </table:table-cell>
          <table:table-cell office:value-type="string">
            <text:p>$9,335 </text:p>
          </table:table-cell>
          <table:table-cell office:value-type="string">
            <text:p>$34,308 </text:p>
          </table:table-cell>
          <table:table-cell office:value-type="string">
            <text:p>$137,633 </text:p>
          </table:table-cell>
          <table:table-cell office:value-type="string">
            <text:p>1,707 </text:p>
          </table:table-cell>
          <table:table-cell office:value-type="string">
            <text:p>$- </text:p>
          </table:table-cell>
          <table:table-cell office:value-type="string">
            <text:p>$437 </text:p>
          </table:table-cell>
          <table:table-cell office:value-type="string">
            <text:p>$- </text:p>
          </table:table-cell>
          <table:table-cell office:value-type="string">
            <text:p>$437 </text:p>
          </table:table-cell>
          <table:table-cell office:value-type="string">
            <text:p>$24,810 </text:p>
          </table:table-cell>
          <table:table-cell office:value-type="string">
            <text:p>$105,893 </text:p>
          </table:table-cell>
          <table:table-cell office:value-type="string">
            <text:p>1,633 </text:p>
          </table:table-cell>
          <table:table-cell office:value-type="string">
            <text:p>$72,432 </text:p>
          </table:table-cell>
          <table:table-cell office:value-type="string">
            <text:p>468 </text:p>
          </table:table-cell>
          <table:table-cell office:value-type="string">
            <text:p>$72,432 </text:p>
          </table:table-cell>
          <table:table-cell office:value-type="string">
            <text:p>3,976 </text:p>
          </table:table-cell>
          <table:table-cell office:value-type="string">
            <text:p>$32,461 </text:p>
          </table:table-cell>
          <table:table-cell office:value-type="string">
            <text:p>1,929 </text:p>
          </table:table-cell>
          <table:table-cell office:value-type="string">
            <text:p>$33,129 </text:p>
          </table:table-cell>
          <table:table-cell office:value-type="string">
            <text:p>128 </text:p>
          </table:table-cell>
          <table:table-cell office:value-type="string">
            <text:p>599,030 </text:p>
          </table:table-cell>
          <table:table-cell office:value-type="string">
            <text:p>502,132 </text:p>
          </table:table-cell>
          <table:table-cell office:value-type="string">
            <text:p>740 </text:p>
          </table:table-cell>
          <table:table-cell office:value-type="string">
            <text:p>3.23</text:p>
          </table:table-cell>
          <table:table-cell office:value-type="string">
            <text:p>1,132 </text:p>
          </table:table-cell>
          <table:table-cell office:value-type="string">
            <text:p>145 </text:p>
          </table:table-cell>
          <table:table-cell office:value-type="string">
            <text:p>12.84 </text:p>
          </table:table-cell>
          <table:table-cell office:value-type="string">
            <text:p>10.7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2008</text:p>
          </table:table-cell>
          <table:table-cell office:value-type="string">
            <text:p>10.05 </text:p>
          </table:table-cell>
          <table:table-cell office:value-type="string">
            <text:p>10.03 </text:p>
          </table:table-cell>
          <table:table-cell office:value-type="string">
            <text:p>$3.39 </text:p>
          </table:table-cell>
          <table:table-cell office:value-type="string">
            <text:p>11.71 </text:p>
          </table:table-cell>
          <table:table-cell office:value-type="string">
            <text:p>11.74 </text:p>
          </table:table-cell>
          <table:table-cell office:value-type="string">
            <text:p>9.43 </text:p>
          </table:table-cell>
          <table:table-cell office:value-type="string">
            <text:p>9.41 </text:p>
          </table:table-cell>
          <table:table-cell office:value-type="string">
            <text:p>$3.06 </text:p>
          </table:table-cell>
          <table:table-cell office:value-type="string">
            <text:p>$3.06 </text:p>
          </table:table-cell>
          <table:table-cell office:value-type="string">
            <text:p>177,177 </text:p>
          </table:table-cell>
          <table:table-cell office:value-type="string">
            <text:p>39 </text:p>
          </table:table-cell>
          <table:table-cell office:value-type="string">
            <text:p>$112 </text:p>
          </table:table-cell>
          <table:table-cell office:value-type="string">
            <text:p>$303 </text:p>
          </table:table-cell>
          <table:table-cell office:value-type="string">
            <text:p>$223 </text:p>
          </table:table-cell>
          <table:table-cell office:value-type="string">
            <text:p>$0.13 </text:p>
          </table:table-cell>
          <table:table-cell office:value-type="string">
            <text:p>$0.39 </text:p>
          </table:table-cell>
          <table:table-cell office:value-type="string">
            <text:p>$3.31 </text:p>
          </table:table-cell>
          <table:table-cell office:value-type="string">
            <text:p>$3,267 </text:p>
          </table:table-cell>
          <table:table-cell office:value-type="string">
            <text:p>$1,915 </text:p>
          </table:table-cell>
          <table:table-cell office:value-type="string">
            <text:p>10.08 </text:p>
          </table:table-cell>
          <table:table-cell office:value-type="string">
            <text:p>5.91 </text:p>
          </table:table-cell>
          <table:table-cell office:value-type="string">
            <text:p>10.06 </text:p>
          </table:table-cell>
          <table:table-cell office:value-type="string">
            <text:p>5.90 </text:p>
          </table:table-cell>
          <table:table-cell office:value-type="string">
            <text:p>$1,169 </text:p>
          </table:table-cell>
          <table:table-cell office:value-type="string">
            <text:p>3.61 </text:p>
          </table:table-cell>
          <table:table-cell office:value-type="string">
            <text:p>3.60 </text:p>
          </table:table-cell>
          <table:table-cell office:value-type="string">
            <text:p>$0.75 </text:p>
          </table:table-cell>
          <table:table-cell office:value-type="string">
            <text:p>2.30 </text:p>
          </table:table-cell>
          <table:table-cell office:value-type="string">
            <text:p>2.30 </text:p>
          </table:table-cell>
          <table:table-cell office:value-type="string">
            <text:p>$2.99 </text:p>
          </table:table-cell>
          <table:table-cell office:value-type="string">
            <text:p>453 </text:p>
          </table:table-cell>
          <table:table-cell office:value-type="string">
            <text:p>$1,352 </text:p>
          </table:table-cell>
          <table:table-cell office:value-type="string">
            <text:p>$61.9 </text:p>
          </table:table-cell>
          <table:table-cell office:value-type="string">
            <text:p>$0.042 </text:p>
          </table:table-cell>
          <table:table-cell office:value-type="string">
            <text:p>$54,411 </text:p>
          </table:table-cell>
          <table:table-cell office:value-type="string">
            <text:p>0.41382087274470</text:p>
          </table:table-cell>
          <table:table-cell office:value-type="string">
            <text:p>3.19 </text:p>
          </table:table-cell>
          <table:table-cell office:value-type="float" office:value="44">
            <text:p>44</text:p>
          </table:table-cell>
          <table:table-cell office:value-type="string">
            <text:p>57.4 </text:p>
          </table:table-cell>
          <table:table-cell office:value-type="string">
            <text:p>116.1 </text:p>
          </table:table-cell>
          <table:table-cell office:value-type="string">
            <text:p>116.1 </text:p>
          </table:table-cell>
          <table:table-cell office:value-type="string">
            <text:p>0.49922482195252</text:p>
          </table:table-cell>
          <table:table-cell office:value-type="string">
            <text:p>24.0 </text:p>
          </table:table-cell>
          <table:table-cell office:value-type="string">
            <text:p>73.4 </text:p>
          </table:table-cell>
          <table:table-cell office:value-type="string">
            <text:p>8,383 </text:p>
          </table:table-cell>
          <table:table-cell office:value-type="string">
            <text:p>10,177 </text:p>
          </table:table-cell>
          <table:table-cell office:value-type="string">
            <text:p>10,177 </text:p>
          </table:table-cell>
          <table:table-cell office:value-type="string">
            <text:p>$6,110 </text:p>
          </table:table-cell>
          <table:table-cell office:value-type="string">
            <text:p>$9,613 </text:p>
          </table:table-cell>
          <table:table-cell office:value-type="string">
            <text:p>$35,221 </text:p>
          </table:table-cell>
          <table:table-cell office:value-type="string">
            <text:p>$140,948 </text:p>
          </table:table-cell>
          <table:table-cell office:value-type="string">
            <text:p>1,794 </text:p>
          </table:table-cell>
          <table:table-cell office:value-type="string">
            <text:p>$- </text:p>
          </table:table-cell>
          <table:table-cell office:value-type="string">
            <text:p>$452 </text:p>
          </table:table-cell>
          <table:table-cell office:value-type="string">
            <text:p>$- </text:p>
          </table:table-cell>
          <table:table-cell office:value-type="string">
            <text:p>$452 </text:p>
          </table:table-cell>
          <table:table-cell office:value-type="string">
            <text:p>$25,981 </text:p>
          </table:table-cell>
          <table:table-cell office:value-type="string">
            <text:p>$107,647 </text:p>
          </table:table-cell>
          <table:table-cell office:value-type="string">
            <text:p>1,732 </text:p>
          </table:table-cell>
          <table:table-cell office:value-type="string">
            <text:p>$73,263 </text:p>
          </table:table-cell>
          <table:table-cell office:value-type="string">
            <text:p>471 </text:p>
          </table:table-cell>
          <table:table-cell office:value-type="string">
            <text:p>$73,263 </text:p>
          </table:table-cell>
          <table:table-cell office:value-type="string">
            <text:p>4,200 </text:p>
          </table:table-cell>
          <table:table-cell office:value-type="string">
            <text:p>$33,155 </text:p>
          </table:table-cell>
          <table:table-cell office:value-type="string">
            <text:p>1,980 </text:p>
          </table:table-cell>
          <table:table-cell office:value-type="string">
            <text:p>$33,014 </text:p>
          </table:table-cell>
          <table:table-cell office:value-type="string">
            <text:p>175 </text:p>
          </table:table-cell>
          <table:table-cell office:value-type="string">
            <text:p>617,879 </text:p>
          </table:table-cell>
          <table:table-cell office:value-type="string">
            <text:p>526,343 </text:p>
          </table:table-cell>
          <table:table-cell office:value-type="string">
            <text:p>733 </text:p>
          </table:table-cell>
          <table:table-cell office:value-type="string">
            <text:p>2.69</text:p>
          </table:table-cell>
          <table:table-cell office:value-type="string">
            <text:p>1,118 </text:p>
          </table:table-cell>
          <table:table-cell office:value-type="string">
            <text:p>141 </text:p>
          </table:table-cell>
          <table:table-cell office:value-type="string">
            <text:p>9.69 </text:p>
          </table:table-cell>
          <table:table-cell office:value-type="string">
            <text:p>8.2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2009</text:p>
          </table:table-cell>
          <table:table-cell office:value-type="string">
            <text:p>9.43 </text:p>
          </table:table-cell>
          <table:table-cell office:value-type="string">
            <text:p>9.64 </text:p>
          </table:table-cell>
          <table:table-cell office:value-type="string">
            <text:p>$3.29 </text:p>
          </table:table-cell>
          <table:table-cell office:value-type="string">
            <text:p>11.28 </text:p>
          </table:table-cell>
          <table:table-cell office:value-type="string">
            <text:p>11.02 </text:p>
          </table:table-cell>
          <table:table-cell office:value-type="string">
            <text:p>8.79 </text:p>
          </table:table-cell>
          <table:table-cell office:value-type="string">
            <text:p>8.99 </text:p>
          </table:table-cell>
          <table:table-cell office:value-type="string">
            <text:p>$2.93 </text:p>
          </table:table-cell>
          <table:table-cell office:value-type="string">
            <text:p>$2.93 </text:p>
          </table:table-cell>
          <table:table-cell office:value-type="string">
            <text:p>193,097 </text:p>
          </table:table-cell>
          <table:table-cell office:value-type="string">
            <text:p>41 </text:p>
          </table:table-cell>
          <table:table-cell office:value-type="string">
            <text:p>$135 </text:p>
          </table:table-cell>
          <table:table-cell office:value-type="string">
            <text:p>$330 </text:p>
          </table:table-cell>
          <table:table-cell office:value-type="string">
            <text:p>$251 </text:p>
          </table:table-cell>
          <table:table-cell office:value-type="string">
            <text:p>$0.14 </text:p>
          </table:table-cell>
          <table:table-cell office:value-type="string">
            <text:p>$0.44 </text:p>
          </table:table-cell>
          <table:table-cell office:value-type="string">
            <text:p>$3.02 </text:p>
          </table:table-cell>
          <table:table-cell office:value-type="string">
            <text:p>$2,980 </text:p>
          </table:table-cell>
          <table:table-cell office:value-type="string">
            <text:p>$2,069 </text:p>
          </table:table-cell>
          <table:table-cell office:value-type="string">
            <text:p>8.95 </text:p>
          </table:table-cell>
          <table:table-cell office:value-type="string">
            <text:p>6.21 </text:p>
          </table:table-cell>
          <table:table-cell office:value-type="string">
            <text:p>9.15 </text:p>
          </table:table-cell>
          <table:table-cell office:value-type="string">
            <text:p>6.35 </text:p>
          </table:table-cell>
          <table:table-cell office:value-type="string">
            <text:p>$1,238 </text:p>
          </table:table-cell>
          <table:table-cell office:value-type="string">
            <text:p>3.72 </text:p>
          </table:table-cell>
          <table:table-cell office:value-type="string">
            <text:p>3.80 </text:p>
          </table:table-cell>
          <table:table-cell office:value-type="string">
            <text:p>$0.83 </text:p>
          </table:table-cell>
          <table:table-cell office:value-type="string">
            <text:p>2.49 </text:p>
          </table:table-cell>
          <table:table-cell office:value-type="string">
            <text:p>2.55 </text:p>
          </table:table-cell>
          <table:table-cell office:value-type="string">
            <text:p>$2.00 </text:p>
          </table:table-cell>
          <table:table-cell office:value-type="string">
            <text:p>455 </text:p>
          </table:table-cell>
          <table:table-cell office:value-type="string">
            <text:p>$911 </text:p>
          </table:table-cell>
          <table:table-cell office:value-type="string">
            <text:p>$40.7 </text:p>
          </table:table-cell>
          <table:table-cell office:value-type="string">
            <text:p>$0.028 </text:p>
          </table:table-cell>
          <table:table-cell office:value-type="string">
            <text:p>$58,563 </text:p>
          </table:table-cell>
          <table:table-cell office:value-type="string">
            <text:p>0.30563864836516</text:p>
          </table:table-cell>
          <table:table-cell office:value-type="string">
            <text:p>3.08 </text:p>
          </table:table-cell>
          <table:table-cell office:value-type="float" office:value="39">
            <text:p>39</text:p>
          </table:table-cell>
          <table:table-cell office:value-type="string">
            <text:p>57.8 </text:p>
          </table:table-cell>
          <table:table-cell office:value-type="string">
            <text:p>101.8 </text:p>
          </table:table-cell>
          <table:table-cell office:value-type="string">
            <text:p>101.8 </text:p>
          </table:table-cell>
          <table:table-cell office:value-type="string">
            <text:p>1</text:p>
          </table:table-cell>
          <table:table-cell office:value-type="string">
            <text:p>30.5 </text:p>
          </table:table-cell>
          <table:table-cell office:value-type="string">
            <text:p>72.1 </text:p>
          </table:table-cell>
          <table:table-cell office:value-type="string">
            <text:p>8,788 </text:p>
          </table:table-cell>
          <table:table-cell office:value-type="string">
            <text:p>10,583 </text:p>
          </table:table-cell>
          <table:table-cell office:value-type="string">
            <text:p>10,583 </text:p>
          </table:table-cell>
          <table:table-cell office:value-type="string">
            <text:p>$6,201 </text:p>
          </table:table-cell>
          <table:table-cell office:value-type="string">
            <text:p>$10,451 </text:p>
          </table:table-cell>
          <table:table-cell office:value-type="string">
            <text:p>$37,296 </text:p>
          </table:table-cell>
          <table:table-cell office:value-type="string">
            <text:p>$164,264 </text:p>
          </table:table-cell>
          <table:table-cell office:value-type="string">
            <text:p>1,795 </text:p>
          </table:table-cell>
          <table:table-cell office:value-type="string">
            <text:p>$- </text:p>
          </table:table-cell>
          <table:table-cell office:value-type="string">
            <text:p>$514 </text:p>
          </table:table-cell>
          <table:table-cell office:value-type="string">
            <text:p>$- </text:p>
          </table:table-cell>
          <table:table-cell office:value-type="string">
            <text:p>$514 </text:p>
          </table:table-cell>
          <table:table-cell office:value-type="string">
            <text:p>$31,254 </text:p>
          </table:table-cell>
          <table:table-cell office:value-type="string">
            <text:p>$124,680 </text:p>
          </table:table-cell>
          <table:table-cell office:value-type="string">
            <text:p>1,729 </text:p>
          </table:table-cell>
          <table:table-cell office:value-type="string">
            <text:p>$82,479 </text:p>
          </table:table-cell>
          <table:table-cell office:value-type="string">
            <text:p>527 </text:p>
          </table:table-cell>
          <table:table-cell office:value-type="string">
            <text:p>$82,479 </text:p>
          </table:table-cell>
          <table:table-cell office:value-type="string">
            <text:p>4,513 </text:p>
          </table:table-cell>
          <table:table-cell office:value-type="string">
            <text:p>$34,223 </text:p>
          </table:table-cell>
          <table:table-cell office:value-type="string">
            <text:p>2,019 </text:p>
          </table:table-cell>
          <table:table-cell office:value-type="string">
            <text:p>$33,787 </text:p>
          </table:table-cell>
          <table:table-cell office:value-type="string">
            <text:p>148 </text:p>
          </table:table-cell>
          <table:table-cell office:value-type="string">
            <text:p>621,985 </text:p>
          </table:table-cell>
          <table:table-cell office:value-type="string">
            <text:p>530,473 </text:p>
          </table:table-cell>
          <table:table-cell office:value-type="string">
            <text:p>731 </text:p>
          </table:table-cell>
          <table:table-cell office:value-type="string">
            <text:p>4.04</text:p>
          </table:table-cell>
          <table:table-cell office:value-type="string">
            <text:p>1,075 </text:p>
          </table:table-cell>
          <table:table-cell office:value-type="string">
            <text:p>140 </text:p>
          </table:table-cell>
          <table:table-cell office:value-type="string">
            <text:p>11.51 </text:p>
          </table:table-cell>
          <table:table-cell office:value-type="string">
            <text:p>9.8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2010</text:p>
          </table:table-cell>
          <table:table-cell office:value-type="string">
            <text:p>10.15 </text:p>
          </table:table-cell>
          <table:table-cell office:value-type="string">
            <text:p>10.40 </text:p>
          </table:table-cell>
          <table:table-cell office:value-type="string">
            <text:p>$3.78 </text:p>
          </table:table-cell>
          <table:table-cell office:value-type="string">
            <text:p>12.05 </text:p>
          </table:table-cell>
          <table:table-cell office:value-type="string">
            <text:p>11.76 </text:p>
          </table:table-cell>
          <table:table-cell office:value-type="string">
            <text:p>9.57 </text:p>
          </table:table-cell>
          <table:table-cell office:value-type="string">
            <text:p>9.81 </text:p>
          </table:table-cell>
          <table:table-cell office:value-type="string">
            <text:p>$3.41 </text:p>
          </table:table-cell>
          <table:table-cell office:value-type="string">
            <text:p>$3.41 </text:p>
          </table:table-cell>
          <table:table-cell office:value-type="string">
            <text:p>186,744 </text:p>
          </table:table-cell>
          <table:table-cell office:value-type="string">
            <text:p>40 </text:p>
          </table:table-cell>
          <table:table-cell office:value-type="string">
            <text:p>$155 </text:p>
          </table:table-cell>
          <table:table-cell office:value-type="string">
            <text:p>$398 </text:p>
          </table:table-cell>
          <table:table-cell office:value-type="string">
            <text:p>$283 </text:p>
          </table:table-cell>
          <table:table-cell office:value-type="string">
            <text:p>$0.15 </text:p>
          </table:table-cell>
          <table:table-cell office:value-type="string">
            <text:p>$0.44 </text:p>
          </table:table-cell>
          <table:table-cell office:value-type="string">
            <text:p>$3.44 </text:p>
          </table:table-cell>
          <table:table-cell office:value-type="string">
            <text:p>$3,396 </text:p>
          </table:table-cell>
          <table:table-cell office:value-type="string">
            <text:p>$2,320 </text:p>
          </table:table-cell>
          <table:table-cell office:value-type="string">
            <text:p>9.53 </text:p>
          </table:table-cell>
          <table:table-cell office:value-type="string">
            <text:p>6.51 </text:p>
          </table:table-cell>
          <table:table-cell office:value-type="string">
            <text:p>9.77 </text:p>
          </table:table-cell>
          <table:table-cell office:value-type="string">
            <text:p>6.67 </text:p>
          </table:table-cell>
          <table:table-cell office:value-type="string">
            <text:p>$1,369 </text:p>
          </table:table-cell>
          <table:table-cell office:value-type="string">
            <text:p>3.84 </text:p>
          </table:table-cell>
          <table:table-cell office:value-type="string">
            <text:p>3.94 </text:p>
          </table:table-cell>
          <table:table-cell office:value-type="string">
            <text:p>$0.95 </text:p>
          </table:table-cell>
          <table:table-cell office:value-type="string">
            <text:p>2.67 </text:p>
          </table:table-cell>
          <table:table-cell office:value-type="string">
            <text:p>2.74 </text:p>
          </table:table-cell>
          <table:table-cell office:value-type="string">
            <text:p>$2.21 </text:p>
          </table:table-cell>
          <table:table-cell office:value-type="string">
            <text:p>486 </text:p>
          </table:table-cell>
          <table:table-cell office:value-type="string">
            <text:p>$1,076 </text:p>
          </table:table-cell>
          <table:table-cell office:value-type="string">
            <text:p>$44.4 </text:p>
          </table:table-cell>
          <table:table-cell office:value-type="string">
            <text:p>$0.031 </text:p>
          </table:table-cell>
          <table:table-cell office:value-type="string">
            <text:p>$62,811 </text:p>
          </table:table-cell>
          <table:table-cell office:value-type="string">
            <text:p>0.31680633603126</text:p>
          </table:table-cell>
          <table:table-cell office:value-type="string">
            <text:p>3.10 </text:p>
          </table:table-cell>
          <table:table-cell office:value-type="float" office:value="37">
            <text:p>37</text:p>
          </table:table-cell>
          <table:table-cell office:value-type="string">
            <text:p>59.5 </text:p>
          </table:table-cell>
          <table:table-cell office:value-type="string">
            <text:p>94.5 </text:p>
          </table:table-cell>
          <table:table-cell office:value-type="string">
            <text:p>94.5 </text:p>
          </table:table-cell>
          <table:table-cell office:value-type="string">
            <text:p>0.54538067357211</text:p>
          </table:table-cell>
          <table:table-cell office:value-type="string">
            <text:p>32.0 </text:p>
          </table:table-cell>
          <table:table-cell office:value-type="string">
            <text:p>72.8 </text:p>
          </table:table-cell>
          <table:table-cell office:value-type="string">
            <text:p>9,383 </text:p>
          </table:table-cell>
          <table:table-cell office:value-type="string">
            <text:p>11,211 </text:p>
          </table:table-cell>
          <table:table-cell office:value-type="string">
            <text:p>11,211 </text:p>
          </table:table-cell>
          <table:table-cell office:value-type="string">
            <text:p>$7,100 </text:p>
          </table:table-cell>
          <table:table-cell office:value-type="string">
            <text:p>$11,859 </text:p>
          </table:table-cell>
          <table:table-cell office:value-type="string">
            <text:p>$39,358 </text:p>
          </table:table-cell>
          <table:table-cell office:value-type="string">
            <text:p>$185,836 </text:p>
          </table:table-cell>
          <table:table-cell office:value-type="string">
            <text:p>1,828 </text:p>
          </table:table-cell>
          <table:table-cell office:value-type="string">
            <text:p>$- </text:p>
          </table:table-cell>
          <table:table-cell office:value-type="string">
            <text:p>$564 </text:p>
          </table:table-cell>
          <table:table-cell office:value-type="string">
            <text:p>$- </text:p>
          </table:table-cell>
          <table:table-cell office:value-type="string">
            <text:p>$564 </text:p>
          </table:table-cell>
          <table:table-cell office:value-type="string">
            <text:p>$36,287 </text:p>
          </table:table-cell>
          <table:table-cell office:value-type="string">
            <text:p>$140,546 </text:p>
          </table:table-cell>
          <table:table-cell office:value-type="string">
            <text:p>1,821 </text:p>
          </table:table-cell>
          <table:table-cell office:value-type="string">
            <text:p>$84,816 </text:p>
          </table:table-cell>
          <table:table-cell office:value-type="string">
            <text:p>558 </text:p>
          </table:table-cell>
          <table:table-cell office:value-type="string">
            <text:p>$84,816 </text:p>
          </table:table-cell>
          <table:table-cell office:value-type="string">
            <text:p>4,911 </text:p>
          </table:table-cell>
          <table:table-cell office:value-type="string">
            <text:p>$37,128 </text:p>
          </table:table-cell>
          <table:table-cell office:value-type="string">
            <text:p>2,093 </text:p>
          </table:table-cell>
          <table:table-cell office:value-type="string">
            <text:p>$37,248 </text:p>
          </table:table-cell>
          <table:table-cell office:value-type="string">
            <text:p>153 </text:p>
          </table:table-cell>
          <table:table-cell office:value-type="string">
            <text:p>652,859 </text:p>
          </table:table-cell>
          <table:table-cell office:value-type="string">
            <text:p>561,040 </text:p>
          </table:table-cell>
          <table:table-cell office:value-type="string">
            <text:p>745 </text:p>
          </table:table-cell>
          <table:table-cell office:value-type="string">
            <text:p>4.06</text:p>
          </table:table-cell>
          <table:table-cell office:value-type="string">
            <text:p>1,098 </text:p>
          </table:table-cell>
          <table:table-cell office:value-type="string">
            <text:p>140 </text:p>
          </table:table-cell>
          <table:table-cell office:value-type="string">
            <text:p>11.66 </text:p>
          </table:table-cell>
          <table:table-cell office:value-type="string">
            <text:p>10.0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2011</text:p>
          </table:table-cell>
          <table:table-cell office:value-type="string">
            <text:p>11.16 </text:p>
          </table:table-cell>
          <table:table-cell office:value-type="string">
            <text:p>11.56 </text:p>
          </table:table-cell>
          <table:table-cell office:value-type="string">
            <text:p>$4.51 </text:p>
          </table:table-cell>
          <table:table-cell office:value-type="string">
            <text:p>13.29 </text:p>
          </table:table-cell>
          <table:table-cell office:value-type="string">
            <text:p>12.83 </text:p>
          </table:table-cell>
          <table:table-cell office:value-type="string">
            <text:p>10.58 </text:p>
          </table:table-cell>
          <table:table-cell office:value-type="string">
            <text:p>10.95 </text:p>
          </table:table-cell>
          <table:table-cell office:value-type="string">
            <text:p>$4.08 </text:p>
          </table:table-cell>
          <table:table-cell office:value-type="string">
            <text:p>$4.08 </text:p>
          </table:table-cell>
          <table:table-cell office:value-type="string">
            <text:p>206,777 </text:p>
          </table:table-cell>
          <table:table-cell office:value-type="string">
            <text:p>44 </text:p>
          </table:table-cell>
          <table:table-cell office:value-type="string">
            <text:p>$206 </text:p>
          </table:table-cell>
          <table:table-cell office:value-type="string">
            <text:p>$431 </text:p>
          </table:table-cell>
          <table:table-cell office:value-type="string">
            <text:p>$345 </text:p>
          </table:table-cell>
          <table:table-cell office:value-type="string">
            <text:p>$0.16 </text:p>
          </table:table-cell>
          <table:table-cell office:value-type="string">
            <text:p>$0.43 </text:p>
          </table:table-cell>
          <table:table-cell office:value-type="string">
            <text:p>$4.18 </text:p>
          </table:table-cell>
          <table:table-cell office:value-type="string">
            <text:p>$4,141 </text:p>
          </table:table-cell>
          <table:table-cell office:value-type="string">
            <text:p>$2,526 </text:p>
          </table:table-cell>
          <table:table-cell office:value-type="string">
            <text:p>10.73 </text:p>
          </table:table-cell>
          <table:table-cell office:value-type="string">
            <text:p>6.55 </text:p>
          </table:table-cell>
          <table:table-cell office:value-type="string">
            <text:p>11.12 </text:p>
          </table:table-cell>
          <table:table-cell office:value-type="string">
            <text:p>6.78 </text:p>
          </table:table-cell>
          <table:table-cell office:value-type="string">
            <text:p>$1,518 </text:p>
          </table:table-cell>
          <table:table-cell office:value-type="string">
            <text:p>3.93 </text:p>
          </table:table-cell>
          <table:table-cell office:value-type="string">
            <text:p>4.07 </text:p>
          </table:table-cell>
          <table:table-cell office:value-type="string">
            <text:p>$1.01 </text:p>
          </table:table-cell>
          <table:table-cell office:value-type="string">
            <text:p>2.61 </text:p>
          </table:table-cell>
          <table:table-cell office:value-type="string">
            <text:p>2.71 </text:p>
          </table:table-cell>
          <table:table-cell office:value-type="string">
            <text:p>$3.08 </text:p>
          </table:table-cell>
          <table:table-cell office:value-type="string">
            <text:p>525 </text:p>
          </table:table-cell>
          <table:table-cell office:value-type="string">
            <text:p>$1,615 </text:p>
          </table:table-cell>
          <table:table-cell office:value-type="string">
            <text:p>$61.2 </text:p>
          </table:table-cell>
          <table:table-cell office:value-type="string">
            <text:p>$0.043 </text:p>
          </table:table-cell>
          <table:table-cell office:value-type="string">
            <text:p>$64,531 </text:p>
          </table:table-cell>
          <table:table-cell office:value-type="string">
            <text:p>0.39004307934404</text:p>
          </table:table-cell>
          <table:table-cell office:value-type="string">
            <text:p>3.17 </text:p>
          </table:table-cell>
          <table:table-cell office:value-type="float" office:value="37">
            <text:p>37</text:p>
          </table:table-cell>
          <table:table-cell office:value-type="string">
            <text:p>58.0 </text:p>
          </table:table-cell>
          <table:table-cell office:value-type="string">
            <text:p>92.2 </text:p>
          </table:table-cell>
          <table:table-cell office:value-type="string">
            <text:p>92.2 </text:p>
          </table:table-cell>
          <table:table-cell office:value-type="string">
            <text:p>0.597485917899350</text:p>
          </table:table-cell>
          <table:table-cell office:value-type="string">
            <text:p>29.9 </text:p>
          </table:table-cell>
          <table:table-cell office:value-type="string">
            <text:p>72.9 </text:p>
          </table:table-cell>
          <table:table-cell office:value-type="string">
            <text:p>9,728 </text:p>
          </table:table-cell>
          <table:table-cell office:value-type="string">
            <text:p>11,749 </text:p>
          </table:table-cell>
          <table:table-cell office:value-type="string">
            <text:p>11,749 </text:p>
          </table:table-cell>
          <table:table-cell office:value-type="string">
            <text:p>$6,518 </text:p>
          </table:table-cell>
          <table:table-cell office:value-type="string">
            <text:p>$11,480 </text:p>
          </table:table-cell>
          <table:table-cell office:value-type="string">
            <text:p>$40,116 </text:p>
          </table:table-cell>
          <table:table-cell office:value-type="string">
            <text:p>$183,963 </text:p>
          </table:table-cell>
          <table:table-cell office:value-type="string">
            <text:p>2,021 </text:p>
          </table:table-cell>
          <table:table-cell office:value-type="string">
            <text:p>$- </text:p>
          </table:table-cell>
          <table:table-cell office:value-type="string">
            <text:p>$574 </text:p>
          </table:table-cell>
          <table:table-cell office:value-type="string">
            <text:p>$- </text:p>
          </table:table-cell>
          <table:table-cell office:value-type="string">
            <text:p>$574 </text:p>
          </table:table-cell>
          <table:table-cell office:value-type="string">
            <text:p>$35,365 </text:p>
          </table:table-cell>
          <table:table-cell office:value-type="string">
            <text:p>$139,744 </text:p>
          </table:table-cell>
          <table:table-cell office:value-type="string">
            <text:p>1,949 </text:p>
          </table:table-cell>
          <table:table-cell office:value-type="string">
            <text:p>$81,597 </text:p>
          </table:table-cell>
          <table:table-cell office:value-type="string">
            <text:p>595 </text:p>
          </table:table-cell>
          <table:table-cell office:value-type="string">
            <text:p>$81,597 </text:p>
          </table:table-cell>
          <table:table-cell office:value-type="string">
            <text:p>4,933 </text:p>
          </table:table-cell>
          <table:table-cell office:value-type="string">
            <text:p>$39,593 </text:p>
          </table:table-cell>
          <table:table-cell office:value-type="string">
            <text:p>2,251 </text:p>
          </table:table-cell>
          <table:table-cell office:value-type="string">
            <text:p>$37,987 </text:p>
          </table:table-cell>
          <table:table-cell office:value-type="string">
            <text:p>165 </text:p>
          </table:table-cell>
          <table:table-cell office:value-type="string">
            <text:p>702,958 </text:p>
          </table:table-cell>
          <table:table-cell office:value-type="string">
            <text:p>600,715 </text:p>
          </table:table-cell>
          <table:table-cell office:value-type="string">
            <text:p>747 </text:p>
          </table:table-cell>
          <table:table-cell office:value-type="string">
            <text:p>4.17</text:p>
          </table:table-cell>
          <table:table-cell office:value-type="string">
            <text:p>1,088 </text:p>
          </table:table-cell>
          <table:table-cell office:value-type="string">
            <text:p>140 </text:p>
          </table:table-cell>
          <table:table-cell office:value-type="string">
            <text:p>11.68 </text:p>
          </table:table-cell>
          <table:table-cell office:value-type="string">
            <text:p>9.9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2012</text:p>
          </table:table-cell>
          <table:table-cell office:value-type="string">
            <text:p>11.44 </text:p>
          </table:table-cell>
          <table:table-cell office:value-type="string">
            <text:p>11.96 </text:p>
          </table:table-cell>
          <table:table-cell office:value-type="string">
            <text:p>$4.98 </text:p>
          </table:table-cell>
          <table:table-cell office:value-type="string">
            <text:p>13.55 </text:p>
          </table:table-cell>
          <table:table-cell office:value-type="string">
            <text:p>12.96 </text:p>
          </table:table-cell>
          <table:table-cell office:value-type="string">
            <text:p>10.85 </text:p>
          </table:table-cell>
          <table:table-cell office:value-type="string">
            <text:p>11.35 </text:p>
          </table:table-cell>
          <table:table-cell office:value-type="string">
            <text:p>$4.55 </text:p>
          </table:table-cell>
          <table:table-cell office:value-type="string">
            <text:p>$4.55 </text:p>
          </table:table-cell>
          <table:table-cell office:value-type="string">
            <text:p>225,059 </text:p>
          </table:table-cell>
          <table:table-cell office:value-type="string">
            <text:p>42 </text:p>
          </table:table-cell>
          <table:table-cell office:value-type="string">
            <text:p>$312 </text:p>
          </table:table-cell>
          <table:table-cell office:value-type="string">
            <text:p>$461 </text:p>
          </table:table-cell>
          <table:table-cell office:value-type="string">
            <text:p>$471 </text:p>
          </table:table-cell>
          <table:table-cell office:value-type="string">
            <text:p>$0.17 </text:p>
          </table:table-cell>
          <table:table-cell office:value-type="string">
            <text:p>$0.42 </text:p>
          </table:table-cell>
          <table:table-cell office:value-type="string">
            <text:p>$4.62 </text:p>
          </table:table-cell>
          <table:table-cell office:value-type="string">
            <text:p>$4,581 </text:p>
          </table:table-cell>
          <table:table-cell office:value-type="string">
            <text:p>$2,825 </text:p>
          </table:table-cell>
          <table:table-cell office:value-type="string">
            <text:p>10.93 </text:p>
          </table:table-cell>
          <table:table-cell office:value-type="string">
            <text:p>6.74 </text:p>
          </table:table-cell>
          <table:table-cell office:value-type="string">
            <text:p>11.42 </text:p>
          </table:table-cell>
          <table:table-cell office:value-type="string">
            <text:p>7.05 </text:p>
          </table:table-cell>
          <table:table-cell office:value-type="string">
            <text:p>$1,719 </text:p>
          </table:table-cell>
          <table:table-cell office:value-type="string">
            <text:p>4.10 </text:p>
          </table:table-cell>
          <table:table-cell office:value-type="string">
            <text:p>4.29 </text:p>
          </table:table-cell>
          <table:table-cell office:value-type="string">
            <text:p>$1.11 </text:p>
          </table:table-cell>
          <table:table-cell office:value-type="string">
            <text:p>2.64 </text:p>
          </table:table-cell>
          <table:table-cell office:value-type="string">
            <text:p>2.76 </text:p>
          </table:table-cell>
          <table:table-cell office:value-type="string">
            <text:p>$3.12 </text:p>
          </table:table-cell>
          <table:table-cell office:value-type="string">
            <text:p>563 </text:p>
          </table:table-cell>
          <table:table-cell office:value-type="string">
            <text:p>$1,755 </text:p>
          </table:table-cell>
          <table:table-cell office:value-type="string">
            <text:p>$60.6 </text:p>
          </table:table-cell>
          <table:table-cell office:value-type="string">
            <text:p>$0.044 </text:p>
          </table:table-cell>
          <table:table-cell office:value-type="string">
            <text:p>$65,676 </text:p>
          </table:table-cell>
          <table:table-cell office:value-type="string">
            <text:p>0.38317832242926</text:p>
          </table:table-cell>
          <table:table-cell office:value-type="string">
            <text:p>3.25 </text:p>
          </table:table-cell>
          <table:table-cell office:value-type="float" office:value="36">
            <text:p>36</text:p>
          </table:table-cell>
          <table:table-cell office:value-type="string">
            <text:p>57.4 </text:p>
          </table:table-cell>
          <table:table-cell office:value-type="string">
            <text:p>86.9 </text:p>
          </table:table-cell>
          <table:table-cell office:value-type="string">
            <text:p>86.9 </text:p>
          </table:table-cell>
          <table:table-cell office:value-type="string">
            <text:p>1</text:p>
          </table:table-cell>
          <table:table-cell office:value-type="string">
            <text:p>29.3 </text:p>
          </table:table-cell>
          <table:table-cell office:value-type="string">
            <text:p>70.7 </text:p>
          </table:table-cell>
          <table:table-cell office:value-type="string">
            <text:p>10,162 </text:p>
          </table:table-cell>
          <table:table-cell office:value-type="string">
            <text:p>12,345 </text:p>
          </table:table-cell>
          <table:table-cell office:value-type="string">
            <text:p>12,345 </text:p>
          </table:table-cell>
          <table:table-cell office:value-type="string">
            <text:p>$6,762 </text:p>
          </table:table-cell>
          <table:table-cell office:value-type="string">
            <text:p>$14,020 </text:p>
          </table:table-cell>
          <table:table-cell office:value-type="string">
            <text:p>$40,629 </text:p>
          </table:table-cell>
          <table:table-cell office:value-type="string">
            <text:p>$196,536 </text:p>
          </table:table-cell>
          <table:table-cell office:value-type="string">
            <text:p>2,183 </text:p>
          </table:table-cell>
          <table:table-cell office:value-type="string">
            <text:p>$- </text:p>
          </table:table-cell>
          <table:table-cell office:value-type="string">
            <text:p>$614 </text:p>
          </table:table-cell>
          <table:table-cell office:value-type="string">
            <text:p>$- </text:p>
          </table:table-cell>
          <table:table-cell office:value-type="string">
            <text:p>$614 </text:p>
          </table:table-cell>
          <table:table-cell office:value-type="string">
            <text:p>$47,805 </text:p>
          </table:table-cell>
          <table:table-cell office:value-type="string">
            <text:p>$139,687 </text:p>
          </table:table-cell>
          <table:table-cell office:value-type="string">
            <text:p>1,977 </text:p>
          </table:table-cell>
          <table:table-cell office:value-type="string">
            <text:p>$85,271 </text:p>
          </table:table-cell>
          <table:table-cell office:value-type="string">
            <text:p>614 </text:p>
          </table:table-cell>
          <table:table-cell office:value-type="string">
            <text:p>$85,271 </text:p>
          </table:table-cell>
          <table:table-cell office:value-type="string">
            <text:p>5,098 </text:p>
          </table:table-cell>
          <table:table-cell office:value-type="string">
            <text:p>$40,322 </text:p>
          </table:table-cell>
          <table:table-cell office:value-type="string">
            <text:p>2,473 </text:p>
          </table:table-cell>
          <table:table-cell office:value-type="string">
            <text:p>$37,591 </text:p>
          </table:table-cell>
          <table:table-cell office:value-type="string">
            <text:p>174 </text:p>
          </table:table-cell>
          <table:table-cell office:value-type="string">
            <text:p>751,811 </text:p>
          </table:table-cell>
          <table:table-cell office:value-type="string">
            <text:p>646,659 </text:p>
          </table:table-cell>
          <table:table-cell office:value-type="string">
            <text:p>749 </text:p>
          </table:table-cell>
          <table:table-cell office:value-type="string">
            <text:p>4.19</text:p>
          </table:table-cell>
          <table:table-cell office:value-type="string">
            <text:p>1,083 </text:p>
          </table:table-cell>
          <table:table-cell office:value-type="string">
            <text:p>140 </text:p>
          </table:table-cell>
          <table:table-cell office:value-type="string">
            <text:p>11.81 </text:p>
          </table:table-cell>
          <table:table-cell office:value-type="string">
            <text:p>10.1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2013</text:p>
          </table:table-cell>
          <table:table-cell office:value-type="string">
            <text:p>11.66 </text:p>
          </table:table-cell>
          <table:table-cell office:value-type="string">
            <text:p>12.23 </text:p>
          </table:table-cell>
          <table:table-cell office:value-type="string">
            <text:p>$5.44 </text:p>
          </table:table-cell>
          <table:table-cell office:value-type="string">
            <text:p>13.87 </text:p>
          </table:table-cell>
          <table:table-cell office:value-type="string">
            <text:p>13.22 </text:p>
          </table:table-cell>
          <table:table-cell office:value-type="string">
            <text:p>11.07 </text:p>
          </table:table-cell>
          <table:table-cell office:value-type="string">
            <text:p>11.60 </text:p>
          </table:table-cell>
          <table:table-cell office:value-type="string">
            <text:p>$4.97 </text:p>
          </table:table-cell>
          <table:table-cell office:value-type="string">
            <text:p>$4.97 </text:p>
          </table:table-cell>
          <table:table-cell office:value-type="string">
            <text:p>244,012 </text:p>
          </table:table-cell>
          <table:table-cell office:value-type="string">
            <text:p>40 </text:p>
          </table:table-cell>
          <table:table-cell office:value-type="string">
            <text:p>$398 </text:p>
          </table:table-cell>
          <table:table-cell office:value-type="string">
            <text:p>$518 </text:p>
          </table:table-cell>
          <table:table-cell office:value-type="string">
            <text:p>$573 </text:p>
          </table:table-cell>
          <table:table-cell office:value-type="string">
            <text:p>$0.17 </text:p>
          </table:table-cell>
          <table:table-cell office:value-type="string">
            <text:p>$0.40 </text:p>
          </table:table-cell>
          <table:table-cell office:value-type="string">
            <text:p>$5.03 </text:p>
          </table:table-cell>
          <table:table-cell office:value-type="string">
            <text:p>$4,988 </text:p>
          </table:table-cell>
          <table:table-cell office:value-type="string">
            <text:p>$3,141 </text:p>
          </table:table-cell>
          <table:table-cell office:value-type="string">
            <text:p>11.10 </text:p>
          </table:table-cell>
          <table:table-cell office:value-type="string">
            <text:p>6.99 </text:p>
          </table:table-cell>
          <table:table-cell office:value-type="string">
            <text:p>11.64 </text:p>
          </table:table-cell>
          <table:table-cell office:value-type="string">
            <text:p>7.33 </text:p>
          </table:table-cell>
          <table:table-cell office:value-type="string">
            <text:p>$1,939 </text:p>
          </table:table-cell>
          <table:table-cell office:value-type="string">
            <text:p>4.32 </text:p>
          </table:table-cell>
          <table:table-cell office:value-type="string">
            <text:p>4.53 </text:p>
          </table:table-cell>
          <table:table-cell office:value-type="string">
            <text:p>$1.20 </text:p>
          </table:table-cell>
          <table:table-cell office:value-type="string">
            <text:p>2.68 </text:p>
          </table:table-cell>
          <table:table-cell office:value-type="string">
            <text:p>2.80 </text:p>
          </table:table-cell>
          <table:table-cell office:value-type="string">
            <text:p>$3.06 </text:p>
          </table:table-cell>
          <table:table-cell office:value-type="string">
            <text:p>604 </text:p>
          </table:table-cell>
          <table:table-cell office:value-type="string">
            <text:p>$1,846 </text:p>
          </table:table-cell>
          <table:table-cell office:value-type="string">
            <text:p>$60.6 </text:p>
          </table:table-cell>
          <table:table-cell office:value-type="string">
            <text:p>$0.043 </text:p>
          </table:table-cell>
          <table:table-cell office:value-type="string">
            <text:p>$68,676 </text:p>
          </table:table-cell>
          <table:table-cell office:value-type="string">
            <text:p>0.37018128453769</text:p>
          </table:table-cell>
          <table:table-cell office:value-type="string">
            <text:p>3.35 </text:p>
          </table:table-cell>
          <table:table-cell office:value-type="float" office:value="36">
            <text:p>36</text:p>
          </table:table-cell>
          <table:table-cell office:value-type="string">
            <text:p>58.3 </text:p>
          </table:table-cell>
          <table:table-cell office:value-type="string">
            <text:p>81.3 </text:p>
          </table:table-cell>
          <table:table-cell office:value-type="string">
            <text:p>81.3 </text:p>
          </table:table-cell>
          <table:table-cell office:value-type="string">
            <text:p>0.69526073185676</text:p>
          </table:table-cell>
          <table:table-cell office:value-type="string">
            <text:p>27.8 </text:p>
          </table:table-cell>
          <table:table-cell office:value-type="string">
            <text:p>72.7 </text:p>
          </table:table-cell>
          <table:table-cell office:value-type="string">
            <text:p>10,463 </text:p>
          </table:table-cell>
          <table:table-cell office:value-type="string">
            <text:p>12,778 </text:p>
          </table:table-cell>
          <table:table-cell office:value-type="string">
            <text:p>12,778 </text:p>
          </table:table-cell>
          <table:table-cell office:value-type="string">
            <text:p>$6,113 </text:p>
          </table:table-cell>
          <table:table-cell office:value-type="string">
            <text:p>$15,068 </text:p>
          </table:table-cell>
          <table:table-cell office:value-type="string">
            <text:p>$41,162 </text:p>
          </table:table-cell>
          <table:table-cell office:value-type="string">
            <text:p>$211,974 </text:p>
          </table:table-cell>
          <table:table-cell office:value-type="string">
            <text:p>2,315 </text:p>
          </table:table-cell>
          <table:table-cell office:value-type="string">
            <text:p>$- </text:p>
          </table:table-cell>
          <table:table-cell office:value-type="string">
            <text:p>$652 </text:p>
          </table:table-cell>
          <table:table-cell office:value-type="string">
            <text:p>$654 </text:p>
          </table:table-cell>
          <table:table-cell office:value-type="string">
            <text:p>$652 </text:p>
          </table:table-cell>
          <table:table-cell office:value-type="string">
            <text:p>$55,539 </text:p>
          </table:table-cell>
          <table:table-cell office:value-type="string">
            <text:p>$147,109 </text:p>
          </table:table-cell>
          <table:table-cell office:value-type="string">
            <text:p>2,095 </text:p>
          </table:table-cell>
          <table:table-cell office:value-type="string">
            <text:p>$81,710 </text:p>
          </table:table-cell>
          <table:table-cell office:value-type="string">
            <text:p>635 </text:p>
          </table:table-cell>
          <table:table-cell office:value-type="string">
            <text:p>$81,710 </text:p>
          </table:table-cell>
          <table:table-cell office:value-type="string">
            <text:p>5,153 </text:p>
          </table:table-cell>
          <table:table-cell office:value-type="string">
            <text:p>$42,120 </text:p>
          </table:table-cell>
          <table:table-cell office:value-type="string">
            <text:p>2,580 </text:p>
          </table:table-cell>
          <table:table-cell office:value-type="string">
            <text:p>$41,203 </text:p>
          </table:table-cell>
          <table:table-cell office:value-type="string">
            <text:p>185 </text:p>
          </table:table-cell>
          <table:table-cell office:value-type="string">
            <text:p>808,041 </text:p>
          </table:table-cell>
          <table:table-cell office:value-type="string">
            <text:p>706,978 </text:p>
          </table:table-cell>
          <table:table-cell office:value-type="string">
            <text:p>748 </text:p>
          </table:table-cell>
          <table:table-cell office:value-type="string">
            <text:p>4.13</text:p>
          </table:table-cell>
          <table:table-cell office:value-type="string">
            <text:p>1,087 </text:p>
          </table:table-cell>
          <table:table-cell office:value-type="string">
            <text:p>139 </text:p>
          </table:table-cell>
          <table:table-cell office:value-type="string">
            <text:p>11.96 </text:p>
          </table:table-cell>
          <table:table-cell office:value-type="string">
            <text:p>10.4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2014</text:p>
          </table:table-cell>
          <table:table-cell office:value-type="string">
            <text:p>11.91 </text:p>
          </table:table-cell>
          <table:table-cell office:value-type="string">
            <text:p>12.52 </text:p>
          </table:table-cell>
          <table:table-cell office:value-type="string">
            <text:p>$5.82 </text:p>
          </table:table-cell>
          <table:table-cell office:value-type="string">
            <text:p>14.12 </text:p>
          </table:table-cell>
          <table:table-cell office:value-type="string">
            <text:p>13.44 </text:p>
          </table:table-cell>
          <table:table-cell office:value-type="string">
            <text:p>11.29 </text:p>
          </table:table-cell>
          <table:table-cell office:value-type="string">
            <text:p>11.87 </text:p>
          </table:table-cell>
          <table:table-cell office:value-type="string">
            <text:p>$5.34 </text:p>
          </table:table-cell>
          <table:table-cell office:value-type="string">
            <text:p>$5.34 </text:p>
          </table:table-cell>
          <table:table-cell office:value-type="string">
            <text:p>265,227 </text:p>
          </table:table-cell>
          <table:table-cell office:value-type="string">
            <text:p>23 </text:p>
          </table:table-cell>
          <table:table-cell office:value-type="string">
            <text:p>$380 </text:p>
          </table:table-cell>
          <table:table-cell office:value-type="string">
            <text:p>$565 </text:p>
          </table:table-cell>
          <table:table-cell office:value-type="string">
            <text:p>$555 </text:p>
          </table:table-cell>
          <table:table-cell office:value-type="string">
            <text:p>$0.20 </text:p>
          </table:table-cell>
          <table:table-cell office:value-type="string">
            <text:p>$0.43 </text:p>
          </table:table-cell>
          <table:table-cell office:value-type="string">
            <text:p>$5.31 </text:p>
          </table:table-cell>
          <table:table-cell office:value-type="string">
            <text:p>$5,286 </text:p>
          </table:table-cell>
          <table:table-cell office:value-type="string">
            <text:p>$3,427 </text:p>
          </table:table-cell>
          <table:table-cell office:value-type="string">
            <text:p>11.17 </text:p>
          </table:table-cell>
          <table:table-cell office:value-type="string">
            <text:p>7.24 </text:p>
          </table:table-cell>
          <table:table-cell office:value-type="string">
            <text:p>11.74 </text:p>
          </table:table-cell>
          <table:table-cell office:value-type="string">
            <text:p>7.61 </text:p>
          </table:table-cell>
          <table:table-cell office:value-type="string">
            <text:p>$2,055 </text:p>
          </table:table-cell>
          <table:table-cell office:value-type="string">
            <text:p>4.34 </text:p>
          </table:table-cell>
          <table:table-cell office:value-type="string">
            <text:p>4.56 </text:p>
          </table:table-cell>
          <table:table-cell office:value-type="string">
            <text:p>$1.37 </text:p>
          </table:table-cell>
          <table:table-cell office:value-type="string">
            <text:p>2.90 </text:p>
          </table:table-cell>
          <table:table-cell office:value-type="string">
            <text:p>3.05 </text:p>
          </table:table-cell>
          <table:table-cell office:value-type="string">
            <text:p>$2.91 </text:p>
          </table:table-cell>
          <table:table-cell office:value-type="string">
            <text:p>639 </text:p>
          </table:table-cell>
          <table:table-cell office:value-type="string">
            <text:p>$1,858 </text:p>
          </table:table-cell>
          <table:table-cell office:value-type="string">
            <text:p>$57.9 </text:p>
          </table:table-cell>
          <table:table-cell office:value-type="string">
            <text:p>$0.041 </text:p>
          </table:table-cell>
          <table:table-cell office:value-type="string">
            <text:p>$72,742 </text:p>
          </table:table-cell>
          <table:table-cell office:value-type="string">
            <text:p>0.35160600549072</text:p>
          </table:table-cell>
          <table:table-cell office:value-type="string">
            <text:p>3.36 </text:p>
          </table:table-cell>
          <table:table-cell office:value-type="float" office:value="33">
            <text:p>33</text:p>
          </table:table-cell>
          <table:table-cell office:value-type="string">
            <text:p>54.8 </text:p>
          </table:table-cell>
          <table:table-cell office:value-type="string">
            <text:p>71.2 </text:p>
          </table:table-cell>
          <table:table-cell office:value-type="string">
            <text:p>71.2 </text:p>
          </table:table-cell>
          <table:table-cell office:value-type="string">
            <text:p>0.68446914821670</text:p>
          </table:table-cell>
          <table:table-cell office:value-type="string">
            <text:p>27.1 </text:p>
          </table:table-cell>
          <table:table-cell office:value-type="string">
            <text:p>71.3 </text:p>
          </table:table-cell>
          <table:table-cell office:value-type="string">
            <text:p>10,815 </text:p>
          </table:table-cell>
          <table:table-cell office:value-type="string">
            <text:p>13,387 </text:p>
          </table:table-cell>
          <table:table-cell office:value-type="string">
            <text:p>13,387 </text:p>
          </table:table-cell>
          <table:table-cell office:value-type="string">
            <text:p>$8,738 </text:p>
          </table:table-cell>
          <table:table-cell office:value-type="string">
            <text:p>$18,621 </text:p>
          </table:table-cell>
          <table:table-cell office:value-type="string">
            <text:p>$43,896 </text:p>
          </table:table-cell>
          <table:table-cell office:value-type="string">
            <text:p>$218,190 </text:p>
          </table:table-cell>
          <table:table-cell office:value-type="string">
            <text:p>2,572 </text:p>
          </table:table-cell>
          <table:table-cell office:value-type="string">
            <text:p>$- </text:p>
          </table:table-cell>
          <table:table-cell office:value-type="string">
            <text:p>$716 </text:p>
          </table:table-cell>
          <table:table-cell office:value-type="string">
            <text:p>$738 </text:p>
          </table:table-cell>
          <table:table-cell office:value-type="string">
            <text:p>$717 </text:p>
          </table:table-cell>
          <table:table-cell office:value-type="string">
            <text:p>$60,178 </text:p>
          </table:table-cell>
          <table:table-cell office:value-type="string">
            <text:p>$148,428 </text:p>
          </table:table-cell>
          <table:table-cell office:value-type="string">
            <text:p>2,000 </text:p>
          </table:table-cell>
          <table:table-cell office:value-type="string">
            <text:p>$97,658 </text:p>
          </table:table-cell>
          <table:table-cell office:value-type="string">
            <text:p>739 </text:p>
          </table:table-cell>
          <table:table-cell office:value-type="string">
            <text:p>$97,658 </text:p>
          </table:table-cell>
          <table:table-cell office:value-type="string">
            <text:p>5,312 </text:p>
          </table:table-cell>
          <table:table-cell office:value-type="string">
            <text:p>$43,970 </text:p>
          </table:table-cell>
          <table:table-cell office:value-type="string">
            <text:p>2,764 </text:p>
          </table:table-cell>
          <table:table-cell office:value-type="string">
            <text:p>$42,441 </text:p>
          </table:table-cell>
          <table:table-cell office:value-type="string">
            <text:p>196 </text:p>
          </table:table-cell>
          <table:table-cell office:value-type="string">
            <text:p>843,100 </text:p>
          </table:table-cell>
          <table:table-cell office:value-type="string">
            <text:p>719,989 </text:p>
          </table:table-cell>
          <table:table-cell office:value-type="string">
            <text:p>758 </text:p>
          </table:table-cell>
          <table:table-cell office:value-type="string">
            <text:p>4.19</text:p>
          </table:table-cell>
          <table:table-cell office:value-type="string">
            <text:p>1,085 </text:p>
          </table:table-cell>
          <table:table-cell office:value-type="string">
            <text:p>140 </text:p>
          </table:table-cell>
          <table:table-cell office:value-type="string">
            <text:p>11.77 </text:p>
          </table:table-cell>
          <table:table-cell office:value-type="string">
            <text:p>10.0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2015</text:p>
          </table:table-cell>
          <table:table-cell office:value-type="string">
            <text:p>12.15 </text:p>
          </table:table-cell>
          <table:table-cell office:value-type="string">
            <text:p>12.66 </text:p>
          </table:table-cell>
          <table:table-cell office:value-type="string">
            <text:p>$6.42 </text:p>
          </table:table-cell>
          <table:table-cell office:value-type="string">
            <text:p>14.11 </text:p>
          </table:table-cell>
          <table:table-cell office:value-type="string">
            <text:p>13.54 </text:p>
          </table:table-cell>
          <table:table-cell office:value-type="string">
            <text:p>11.46 </text:p>
          </table:table-cell>
          <table:table-cell office:value-type="string">
            <text:p>11.94 </text:p>
          </table:table-cell>
          <table:table-cell office:value-type="string">
            <text:p>$5.89 </text:p>
          </table:table-cell>
          <table:table-cell office:value-type="string">
            <text:p>$5.89 </text:p>
          </table:table-cell>
          <table:table-cell office:value-type="string">
            <text:p>326,964 </text:p>
          </table:table-cell>
          <table:table-cell office:value-type="string">
            <text:p>5 </text:p>
          </table:table-cell>
          <table:table-cell office:value-type="string">
            <text:p>$449 </text:p>
          </table:table-cell>
          <table:table-cell office:value-type="string">
            <text:p>$669 </text:p>
          </table:table-cell>
          <table:table-cell office:value-type="string">
            <text:p>$625 </text:p>
          </table:table-cell>
          <table:table-cell office:value-type="string">
            <text:p>$0.19 </text:p>
          </table:table-cell>
          <table:table-cell office:value-type="string">
            <text:p>$0.39 </text:p>
          </table:table-cell>
          <table:table-cell office:value-type="string">
            <text:p>$5.22 </text:p>
          </table:table-cell>
          <table:table-cell office:value-type="string">
            <text:p>$5,212 </text:p>
          </table:table-cell>
          <table:table-cell office:value-type="string">
            <text:p>$3,910 </text:p>
          </table:table-cell>
          <table:table-cell office:value-type="string">
            <text:p>10.13 </text:p>
          </table:table-cell>
          <table:table-cell office:value-type="string">
            <text:p>7.60 </text:p>
          </table:table-cell>
          <table:table-cell office:value-type="string">
            <text:p>10.56 </text:p>
          </table:table-cell>
          <table:table-cell office:value-type="string">
            <text:p>7.92 </text:p>
          </table:table-cell>
          <table:table-cell office:value-type="string">
            <text:p>$2,283 </text:p>
          </table:table-cell>
          <table:table-cell office:value-type="string">
            <text:p>4.44 </text:p>
          </table:table-cell>
          <table:table-cell office:value-type="string">
            <text:p>4.63 </text:p>
          </table:table-cell>
          <table:table-cell office:value-type="string">
            <text:p>$1.63 </text:p>
          </table:table-cell>
          <table:table-cell office:value-type="string">
            <text:p>3.16 </text:p>
          </table:table-cell>
          <table:table-cell office:value-type="string">
            <text:p>3.30 </text:p>
          </table:table-cell>
          <table:table-cell office:value-type="string">
            <text:p>$1.86 </text:p>
          </table:table-cell>
          <table:table-cell office:value-type="string">
            <text:p>700 </text:p>
          </table:table-cell>
          <table:table-cell office:value-type="string">
            <text:p>$1,302 </text:p>
          </table:table-cell>
          <table:table-cell office:value-type="string">
            <text:p>$37.1 </text:p>
          </table:table-cell>
          <table:table-cell office:value-type="string">
            <text:p>$0.026 </text:p>
          </table:table-cell>
          <table:table-cell office:value-type="string">
            <text:p>$73,328 </text:p>
          </table:table-cell>
          <table:table-cell office:value-type="string">
            <text:p>0</text:p>
          </table:table-cell>
          <table:table-cell office:value-type="string">
            <text:p>3.42 </text:p>
          </table:table-cell>
          <table:table-cell office:value-type="float" office:value="30">
            <text:p>30</text:p>
          </table:table-cell>
          <table:table-cell office:value-type="string">
            <text:p>53.2 </text:p>
          </table:table-cell>
          <table:table-cell office:value-type="string">
            <text:p>59.1 </text:p>
          </table:table-cell>
          <table:table-cell office:value-type="string">
            <text:p>59.1 </text:p>
          </table:table-cell>
          <table:table-cell office:value-type="string">
            <text:p>0.71925032610643</text:p>
          </table:table-cell>
          <table:table-cell office:value-type="string">
            <text:p>28.0 </text:p>
          </table:table-cell>
          <table:table-cell office:value-type="string">
            <text:p>69.6 </text:p>
          </table:table-cell>
          <table:table-cell office:value-type="string">
            <text:p>11,595 </text:p>
          </table:table-cell>
          <table:table-cell office:value-type="string">
            <text:p>14,432 </text:p>
          </table:table-cell>
          <table:table-cell office:value-type="string">
            <text:p>14,432 </text:p>
          </table:table-cell>
          <table:table-cell office:value-type="string">
            <text:p>$14,976 </text:p>
          </table:table-cell>
          <table:table-cell office:value-type="string">
            <text:p>$28,122 </text:p>
          </table:table-cell>
          <table:table-cell office:value-type="string">
            <text:p>$42,806 </text:p>
          </table:table-cell>
          <table:table-cell office:value-type="string">
            <text:p>$240,802 </text:p>
          </table:table-cell>
          <table:table-cell office:value-type="string">
            <text:p>2,837 </text:p>
          </table:table-cell>
          <table:table-cell office:value-type="string">
            <text:p>$- </text:p>
          </table:table-cell>
          <table:table-cell office:value-type="string">
            <text:p>$806 </text:p>
          </table:table-cell>
          <table:table-cell office:value-type="string">
            <text:p>$833 </text:p>
          </table:table-cell>
          <table:table-cell office:value-type="string">
            <text:p>$808 </text:p>
          </table:table-cell>
          <table:table-cell office:value-type="string">
            <text:p>$81,849 </text:p>
          </table:table-cell>
          <table:table-cell office:value-type="string">
            <text:p>$149,341 </text:p>
          </table:table-cell>
          <table:table-cell office:value-type="string">
            <text:p>1,932 </text:p>
          </table:table-cell>
          <table:table-cell office:value-type="string">
            <text:p>$98,586 </text:p>
          </table:table-cell>
          <table:table-cell office:value-type="string">
            <text:p>770 </text:p>
          </table:table-cell>
          <table:table-cell office:value-type="string">
            <text:p>$98,586 </text:p>
          </table:table-cell>
          <table:table-cell office:value-type="string">
            <text:p>5,817 </text:p>
          </table:table-cell>
          <table:table-cell office:value-type="string">
            <text:p>$44,820 </text:p>
          </table:table-cell>
          <table:table-cell office:value-type="string">
            <text:p>3,076 </text:p>
          </table:table-cell>
          <table:table-cell office:value-type="string">
            <text:p>$44,948 </text:p>
          </table:table-cell>
          <table:table-cell office:value-type="string">
            <text:p>208 </text:p>
          </table:table-cell>
          <table:table-cell office:value-type="string">
            <text:p>902,730 </text:p>
          </table:table-cell>
          <table:table-cell office:value-type="string">
            <text:p>776,207 </text:p>
          </table:table-cell>
          <table:table-cell office:value-type="string">
            <text:p>775 </text:p>
          </table:table-cell>
          <table:table-cell office:value-type="string">
            <text:p>4.23</text:p>
          </table:table-cell>
          <table:table-cell office:value-type="string">
            <text:p>1,092 </text:p>
          </table:table-cell>
          <table:table-cell office:value-type="string">
            <text:p>142 </text:p>
          </table:table-cell>
          <table:table-cell office:value-type="string">
            <text:p>11.89 </text:p>
          </table:table-cell>
          <table:table-cell office:value-type="string">
            <text:p>10.2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2016</text:p>
          </table:table-cell>
          <table:table-cell office:value-type="string">
            <text:p>11.55 </text:p>
          </table:table-cell>
          <table:table-cell office:value-type="string">
            <text:p>11.96 </text:p>
          </table:table-cell>
          <table:table-cell office:value-type="string">
            <text:p>$6.63 </text:p>
          </table:table-cell>
          <table:table-cell office:value-type="string">
            <text:p>13.16 </text:p>
          </table:table-cell>
          <table:table-cell office:value-type="string">
            <text:p>12.71 </text:p>
          </table:table-cell>
          <table:table-cell office:value-type="string">
            <text:p>10.81 </text:p>
          </table:table-cell>
          <table:table-cell office:value-type="string">
            <text:p>11.20 </text:p>
          </table:table-cell>
          <table:table-cell office:value-type="string">
            <text:p>$6.01 </text:p>
          </table:table-cell>
          <table:table-cell office:value-type="string">
            <text:p>$6.01 </text:p>
          </table:table-cell>
          <table:table-cell office:value-type="string">
            <text:p>395,210 </text:p>
          </table:table-cell>
          <table:table-cell office:value-type="string">
            <text:p>2 </text:p>
          </table:table-cell>
          <table:table-cell office:value-type="string">
            <text:p>$520 </text:p>
          </table:table-cell>
          <table:table-cell office:value-type="string">
            <text:p>$727 </text:p>
          </table:table-cell>
          <table:table-cell office:value-type="string">
            <text:p>$707 </text:p>
          </table:table-cell>
          <table:table-cell office:value-type="string">
            <text:p>$0.20 </text:p>
          </table:table-cell>
          <table:table-cell office:value-type="string">
            <text:p>$0.37 </text:p>
          </table:table-cell>
          <table:table-cell office:value-type="string">
            <text:p>$5.32 </text:p>
          </table:table-cell>
          <table:table-cell office:value-type="string">
            <text:p>$5,322 </text:p>
          </table:table-cell>
          <table:table-cell office:value-type="string">
            <text:p>$4,291 </text:p>
          </table:table-cell>
          <table:table-cell office:value-type="string">
            <text:p>9.57 </text:p>
          </table:table-cell>
          <table:table-cell office:value-type="string">
            <text:p>7.72 </text:p>
          </table:table-cell>
          <table:table-cell office:value-type="string">
            <text:p>9.91 </text:p>
          </table:table-cell>
          <table:table-cell office:value-type="string">
            <text:p>7.99 </text:p>
          </table:table-cell>
          <table:table-cell office:value-type="string">
            <text:p>$2,492 </text:p>
          </table:table-cell>
          <table:table-cell office:value-type="string">
            <text:p>4.48 </text:p>
          </table:table-cell>
          <table:table-cell office:value-type="string">
            <text:p>4.64 </text:p>
          </table:table-cell>
          <table:table-cell office:value-type="string">
            <text:p>$1.80 </text:p>
          </table:table-cell>
          <table:table-cell office:value-type="string">
            <text:p>3.24 </text:p>
          </table:table-cell>
          <table:table-cell office:value-type="string">
            <text:p>3.35 </text:p>
          </table:table-cell>
          <table:table-cell office:value-type="string">
            <text:p>$1.36 </text:p>
          </table:table-cell>
          <table:table-cell office:value-type="string">
            <text:p>760 </text:p>
          </table:table-cell>
          <table:table-cell office:value-type="string">
            <text:p>$1,031 </text:p>
          </table:table-cell>
          <table:table-cell office:value-type="string">
            <text:p>$26.9 </text:p>
          </table:table-cell>
          <table:table-cell office:value-type="string">
            <text:p>$0.019 </text:p>
          </table:table-cell>
          <table:table-cell office:value-type="string">
            <text:p>$73,834 </text:p>
          </table:table-cell>
          <table:table-cell office:value-type="string">
            <text:p>0.19379662906767</text:p>
          </table:table-cell>
          <table:table-cell office:value-type="string">
            <text:p>3.44 </text:p>
          </table:table-cell>
          <table:table-cell office:value-type="float" office:value="30">
            <text:p>30</text:p>
          </table:table-cell>
          <table:table-cell office:value-type="string">
            <text:p>53.3 </text:p>
          </table:table-cell>
          <table:table-cell office:value-type="string">
            <text:p>56.4 </text:p>
          </table:table-cell>
          <table:table-cell office:value-type="string">
            <text:p>56.4 </text:p>
          </table:table-cell>
          <table:table-cell office:value-type="string">
            <text:p>1</text:p>
          </table:table-cell>
          <table:table-cell office:value-type="string">
            <text:p>27.9 </text:p>
          </table:table-cell>
          <table:table-cell office:value-type="string">
            <text:p>64.3 </text:p>
          </table:table-cell>
          <table:table-cell office:value-type="string">
            <text:p>12,571 </text:p>
          </table:table-cell>
          <table:table-cell office:value-type="string">
            <text:p>15,611 </text:p>
          </table:table-cell>
          <table:table-cell office:value-type="string">
            <text:p>15,611 </text:p>
          </table:table-cell>
          <table:table-cell office:value-type="string">
            <text:p>$19,688 </text:p>
          </table:table-cell>
          <table:table-cell office:value-type="string">
            <text:p>$29,738 </text:p>
          </table:table-cell>
          <table:table-cell office:value-type="string">
            <text:p>$42,276 </text:p>
          </table:table-cell>
          <table:table-cell office:value-type="string">
            <text:p>$236,059 </text:p>
          </table:table-cell>
          <table:table-cell office:value-type="string">
            <text:p>3,040 </text:p>
          </table:table-cell>
          <table:table-cell office:value-type="string">
            <text:p>$- </text:p>
          </table:table-cell>
          <table:table-cell office:value-type="string">
            <text:p>$793 </text:p>
          </table:table-cell>
          <table:table-cell office:value-type="string">
            <text:p>$816 </text:p>
          </table:table-cell>
          <table:table-cell office:value-type="string">
            <text:p>$796 </text:p>
          </table:table-cell>
          <table:table-cell office:value-type="string">
            <text:p>$71,300 </text:p>
          </table:table-cell>
          <table:table-cell office:value-type="string">
            <text:p>$154,502 </text:p>
          </table:table-cell>
          <table:table-cell office:value-type="string">
            <text:p>2,077 </text:p>
          </table:table-cell>
          <table:table-cell office:value-type="string">
            <text:p>$95,480 </text:p>
          </table:table-cell>
          <table:table-cell office:value-type="string">
            <text:p>757 </text:p>
          </table:table-cell>
          <table:table-cell office:value-type="string">
            <text:p>$95,480 </text:p>
          </table:table-cell>
          <table:table-cell office:value-type="string">
            <text:p>6,110 </text:p>
          </table:table-cell>
          <table:table-cell office:value-type="string">
            <text:p>$46,499 </text:p>
          </table:table-cell>
          <table:table-cell office:value-type="string">
            <text:p>3,627 </text:p>
          </table:table-cell>
          <table:table-cell office:value-type="string">
            <text:p>$41,765 </text:p>
          </table:table-cell>
          <table:table-cell office:value-type="string">
            <text:p>219 </text:p>
          </table:table-cell>
          <table:table-cell office:value-type="string">
            <text:p>965,933 </text:p>
          </table:table-cell>
          <table:table-cell office:value-type="string">
            <text:p>831,278 </text:p>
          </table:table-cell>
          <table:table-cell office:value-type="string">
            <text:p>787 </text:p>
          </table:table-cell>
          <table:table-cell office:value-type="string">
            <text:p>4.16</text:p>
          </table:table-cell>
          <table:table-cell office:value-type="string">
            <text:p>1,095 </text:p>
          </table:table-cell>
          <table:table-cell office:value-type="string">
            <text:p>145 </text:p>
          </table:table-cell>
          <table:table-cell office:value-type="string">
            <text:p>12.06 </text:p>
          </table:table-cell>
          <table:table-cell office:value-type="string">
            <text:p>10.3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tBlue </text:p>
          </table:table-cell>
          <table:table-cell office:value-type="string">
            <text:p>2017</text:p>
          </table:table-cell>
          <table:table-cell office:value-type="string">
            <text:p>11.49 </text:p>
          </table:table-cell>
          <table:table-cell office:value-type="string">
            <text:p>12.02 </text:p>
          </table:table-cell>
          <table:table-cell office:value-type="string">
            <text:p>$7.02 </text:p>
          </table:table-cell>
          <table:table-cell office:value-type="string">
            <text:p>13.31 </text:p>
          </table:table-cell>
          <table:table-cell office:value-type="string">
            <text:p>12.72 </text:p>
          </table:table-cell>
          <table:table-cell office:value-type="string">
            <text:p>10.73 </text:p>
          </table:table-cell>
          <table:table-cell office:value-type="string">
            <text:p>11.22 </text:p>
          </table:table-cell>
          <table:table-cell office:value-type="string">
            <text:p>$6.29 </text:p>
          </table:table-cell>
          <table:table-cell office:value-type="string">
            <text:p>$6.29 </text:p>
          </table:table-cell>
          <table:table-cell office:value-type="string">
            <text:p>447,367 </text:p>
          </table:table-cell>
          <table:table-cell office:value-type="string">
            <text:p>2 </text:p>
          </table:table-cell>
          <table:table-cell office:value-type="string">
            <text:p>$579 </text:p>
          </table:table-cell>
          <table:table-cell office:value-type="string">
            <text:p>$760 </text:p>
          </table:table-cell>
          <table:table-cell office:value-type="string">
            <text:p>$776 </text:p>
          </table:table-cell>
          <table:table-cell office:value-type="string">
            <text:p>$0.25 </text:p>
          </table:table-cell>
          <table:table-cell office:value-type="string">
            <text:p>$0.45 </text:p>
          </table:table-cell>
          <table:table-cell office:value-type="string">
            <text:p>$6.02 </text:p>
          </table:table-cell>
          <table:table-cell office:value-type="string">
            <text:p>$6,020 </text:p>
          </table:table-cell>
          <table:table-cell office:value-type="string">
            <text:p>$4,709 </text:p>
          </table:table-cell>
          <table:table-cell office:value-type="string">
            <text:p>10.27 </text:p>
          </table:table-cell>
          <table:table-cell office:value-type="string">
            <text:p>8.03 </text:p>
          </table:table-cell>
          <table:table-cell office:value-type="string">
            <text:p>10.74 </text:p>
          </table:table-cell>
          <table:table-cell office:value-type="string">
            <text:p>8.40 </text:p>
          </table:table-cell>
          <table:table-cell office:value-type="string">
            <text:p>$2,701 </text:p>
          </table:table-cell>
          <table:table-cell office:value-type="string">
            <text:p>4.61 </text:p>
          </table:table-cell>
          <table:table-cell office:value-type="string">
            <text:p>4.82 </text:p>
          </table:table-cell>
          <table:table-cell office:value-type="string">
            <text:p>$2.01 </text:p>
          </table:table-cell>
          <table:table-cell office:value-type="string">
            <text:p>3.42 </text:p>
          </table:table-cell>
          <table:table-cell office:value-type="string">
            <text:p>3.58 </text:p>
          </table:table-cell>
          <table:table-cell office:value-type="string">
            <text:p>$1.66 </text:p>
          </table:table-cell>
          <table:table-cell office:value-type="string">
            <text:p>792 </text:p>
          </table:table-cell>
          <table:table-cell office:value-type="string">
            <text:p>$1,311 </text:p>
          </table:table-cell>
          <table:table-cell office:value-type="string">
            <text:p>$32.8 </text:p>
          </table:table-cell>
          <table:table-cell office:value-type="string">
            <text:p>$0.023 </text:p>
          </table:table-cell>
          <table:table-cell office:value-type="string">
            <text:p>$81,896 </text:p>
          </table:table-cell>
          <table:table-cell office:value-type="string">
            <text:p>0</text:p>
          </table:table-cell>
          <table:table-cell office:value-type="string">
            <text:p>3.30 </text:p>
          </table:table-cell>
          <table:table-cell office:value-type="float" office:value="28">
            <text:p>28</text:p>
          </table:table-cell>
          <table:table-cell office:value-type="string">
            <text:p>52.2 </text:p>
          </table:table-cell>
          <table:table-cell office:value-type="string">
            <text:p>49.6 </text:p>
          </table:table-cell>
          <table:table-cell office:value-type="string">
            <text:p>49.6 </text:p>
          </table:table-cell>
          <table:table-cell office:value-type="string">
            <text:p>0.74559681142936</text:p>
          </table:table-cell>
          <table:table-cell office:value-type="string">
            <text:p>28.2 </text:p>
          </table:table-cell>
          <table:table-cell office:value-type="string">
            <text:p>58.4 </text:p>
          </table:table-cell>
          <table:table-cell office:value-type="string">
            <text:p>13,774 </text:p>
          </table:table-cell>
          <table:table-cell office:value-type="string">
            <text:p>16,998 </text:p>
          </table:table-cell>
          <table:table-cell office:value-type="string">
            <text:p>16,998 </text:p>
          </table:table-cell>
          <table:table-cell office:value-type="string">
            <text:p>$17,063 </text:p>
          </table:table-cell>
          <table:table-cell office:value-type="string">
            <text:p>$23,426 </text:p>
          </table:table-cell>
          <table:table-cell office:value-type="string">
            <text:p>$46,776 </text:p>
          </table:table-cell>
          <table:table-cell office:value-type="string">
            <text:p>$234,860 </text:p>
          </table:table-cell>
          <table:table-cell office:value-type="string">
            <text:p>3,224 </text:p>
          </table:table-cell>
          <table:table-cell office:value-type="string">
            <text:p>$- </text:p>
          </table:table-cell>
          <table:table-cell office:value-type="string">
            <text:p>$810 </text:p>
          </table:table-cell>
          <table:table-cell office:value-type="string">
            <text:p>$835 </text:p>
          </table:table-cell>
          <table:table-cell office:value-type="string">
            <text:p>$815 </text:p>
          </table:table-cell>
          <table:table-cell office:value-type="string">
            <text:p>$50,613 </text:p>
          </table:table-cell>
          <table:table-cell office:value-type="string">
            <text:p>$173,230 </text:p>
          </table:table-cell>
          <table:table-cell office:value-type="string">
            <text:p>2,176 </text:p>
          </table:table-cell>
          <table:table-cell office:value-type="string">
            <text:p>$116,325 </text:p>
          </table:table-cell>
          <table:table-cell office:value-type="string">
            <text:p>803 </text:p>
          </table:table-cell>
          <table:table-cell office:value-type="string">
            <text:p>$116,325 </text:p>
          </table:table-cell>
          <table:table-cell office:value-type="string">
            <text:p>6,574 </text:p>
          </table:table-cell>
          <table:table-cell office:value-type="string">
            <text:p>$50,919 </text:p>
          </table:table-cell>
          <table:table-cell office:value-type="string">
            <text:p>4,221 </text:p>
          </table:table-cell>
          <table:table-cell office:value-type="string">
            <text:p>$44,844 </text:p>
          </table:table-cell>
          <table:table-cell office:value-type="string">
            <text:p>234 </text:p>
          </table:table-cell>
          <table:table-cell office:value-type="string">
            <text:p>1,001,099 </text:p>
          </table:table-cell>
          <table:table-cell office:value-type="string">
            <text:p>854,895 </text:p>
          </table:table-cell>
          <table:table-cell office:value-type="string">
            <text:p>791 </text:p>
          </table:table-cell>
          <table:table-cell office:value-type="string">
            <text:p/>
          </table:table-cell>
          <table:table-cell office:value-type="string">
            <text:p>1,070 </text:p>
          </table:table-cell>
          <table:table-cell office:value-type="string">
            <text:p>148 </text:p>
          </table:table-cell>
          <table:table-cell office:value-type="string">
            <text:p>11.74 </text:p>
          </table:table-cell>
          <table:table-cell office:value-type="string">
            <text:p>10.0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1995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1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1 </text:p>
          </table:table-cell>
          <table:table-cell office:value-type="string">
            <text:p>2,424 </text:p>
          </table:table-cell>
          <table:table-cell office:value-type="string">
            <text:p>2,141 </text:p>
          </table:table-cell>
          <table:table-cell office:value-type="string">
            <text:p>585 </text:p>
          </table:table-cell>
          <table:table-cell office:value-type="string">
            <text:p>2.51</text:p>
          </table:table-cell>
          <table:table-cell office:value-type="string">
            <text:p>913 </text:p>
          </table:table-cell>
          <table:table-cell office:value-type="string">
            <text:p>126 </text:p>
          </table:table-cell>
          <table:table-cell office:value-type="string">
            <text:p>6.73 </text:p>
          </table:table-cell>
          <table:table-cell office:value-type="string">
            <text:p>5.9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1996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26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15 </text:p>
          </table:table-cell>
          <table:table-cell office:value-type="string">
            <text:p>30,555 </text:p>
          </table:table-cell>
          <table:table-cell office:value-type="string">
            <text:p>26,580 </text:p>
          </table:table-cell>
          <table:table-cell office:value-type="string">
            <text:p>835 </text:p>
          </table:table-cell>
          <table:table-cell office:value-type="string">
            <text:p>3.95</text:p>
          </table:table-cell>
          <table:table-cell office:value-type="string">
            <text:p>862 </text:p>
          </table:table-cell>
          <table:table-cell office:value-type="string">
            <text:p>127 </text:p>
          </table:table-cell>
          <table:table-cell office:value-type="string">
            <text:p>5.72 </text:p>
          </table:table-cell>
          <table:table-cell office:value-type="string">
            <text:p>4.9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1997</text:p>
          </table:table-cell>
          <table:table-cell office:value-type="string">
            <text:p>6.71 </text:p>
          </table:table-cell>
          <table:table-cell office:value-type="string">
            <text:p>7.39 </text:p>
          </table:table-cell>
          <table:table-cell office:value-type="string">
            <text:p>$0.11 </text:p>
          </table:table-cell>
          <table:table-cell office:value-type="string">
            <text:p>10.90 </text:p>
          </table:table-cell>
          <table:table-cell office:value-type="string">
            <text:p>9.91 </text:p>
          </table:table-cell>
          <table:table-cell office:value-type="string">
            <text:p>6.53 </text:p>
          </table:table-cell>
          <table:table-cell office:value-type="string">
            <text:p>7.18 </text:p>
          </table:table-cell>
          <table:table-cell office:value-type="string">
            <text:p>$0.10 </text:p>
          </table:table-cell>
          <table:table-cell office:value-type="string">
            <text:p>$0.10 </text:p>
          </table:table-cell>
          <table:table-cell office:value-type="string">
            <text:p>141 </text:p>
          </table:table-cell>
          <table:table-cell office:value-type="string">
            <text:p>1 </text:p>
          </table:table-cell>
          <table:table-cell office:value-type="string">
            <text:p>$1 </text:p>
          </table:table-cell>
          <table:table-cell office:value-type="string">
            <text:p>$3 </text:p>
          </table:table-cell>
          <table:table-cell office:value-type="string">
            <text:p>$- </text:p>
          </table:table-cell>
          <table:table-cell office:value-type="string">
            <text:p>$0.01 </text:p>
          </table:table-cell>
          <table:table-cell office:value-type="string">
            <text:p>$0.58 </text:p>
          </table:table-cell>
          <table:table-cell office:value-type="string">
            <text:p>$0.12 </text:p>
          </table:table-cell>
          <table:table-cell office:value-type="string">
            <text:p>$117 </text:p>
          </table:table-cell>
          <table:table-cell office:value-type="string">
            <text:p>$117 </text:p>
          </table:table-cell>
          <table:table-cell office:value-type="string">
            <text:p>7.53 </text:p>
          </table:table-cell>
          <table:table-cell office:value-type="string">
            <text:p>7.53 </text:p>
          </table:table-cell>
          <table:table-cell office:value-type="string">
            <text:p>8.28 </text:p>
          </table:table-cell>
          <table:table-cell office:value-type="string">
            <text:p>8.28 </text:p>
          </table:table-cell>
          <table:table-cell office:value-type="string">
            <text:p>$95 </text:p>
          </table:table-cell>
          <table:table-cell office:value-type="string">
            <text:p>6.14 </text:p>
          </table:table-cell>
          <table:table-cell office:value-type="string">
            <text:p>6.76 </text:p>
          </table:table-cell>
          <table:table-cell office:value-type="string">
            <text:p>$0.02 </text:p>
          </table:table-cell>
          <table:table-cell office:value-type="string">
            <text:p>1.39 </text:p>
          </table:table-cell>
          <table:table-cell office:value-type="string">
            <text:p>1.52 </text:p>
          </table:table-cell>
          <table:table-cell office:value-type="string">
            <text:p>$- </text:p>
          </table:table-cell>
          <table:table-cell office:value-type="string">
            <text:p>25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29,427 </text:p>
          </table:table-cell>
          <table:table-cell office:value-type="string">
            <text:p>0.00000000000000</text:p>
          </table:table-cell>
          <table:table-cell office:value-type="string">
            <text:p>2.48 </text:p>
          </table:table-cell>
          <table:table-cell office:value-type="float" office:value="66">
            <text:p>66</text:p>
          </table:table-cell>
          <table:table-cell office:value-type="string">
            <text:p>33.1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9.5 </text:p>
          </table:table-cell>
          <table:table-cell office:value-type="string">
            <text:p>70.1 </text:p>
          </table:table-cell>
          <table:table-cell office:value-type="string">
            <text:p>318 </text:p>
          </table:table-cell>
          <table:table-cell office:value-type="string">
            <text:p>569 </text:p>
          </table:table-cell>
          <table:table-cell office:value-type="string">
            <text:p>569 </text:p>
          </table:table-cell>
          <table:table-cell office:value-type="string">
            <text:p>$- </text:p>
          </table:table-cell>
          <table:table-cell office:value-type="string">
            <text:p>$2,934 </text:p>
          </table:table-cell>
          <table:table-cell office:value-type="string">
            <text:p>$35,879 </text:p>
          </table:table-cell>
          <table:table-cell office:value-type="string">
            <text:p>$- </text:p>
          </table:table-cell>
          <table:table-cell office:value-type="string">
            <text:p>251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59 </text:p>
          </table:table-cell>
          <table:table-cell office:value-type="string">
            <text:p>$138,512 </text:p>
          </table:table-cell>
          <table:table-cell office:value-type="string">
            <text:p>64 </text:p>
          </table:table-cell>
          <table:table-cell office:value-type="string">
            <text:p>$138,512 </text:p>
          </table:table-cell>
          <table:table-cell office:value-type="string">
            <text:p>100 </text:p>
          </table:table-cell>
          <table:table-cell office:value-type="string">
            <text:p>$9,670 </text:p>
          </table:table-cell>
          <table:table-cell office:value-type="string">
            <text:p>95 </text:p>
          </table:table-cell>
          <table:table-cell office:value-type="string">
            <text:p>$56,152 </text:p>
          </table:table-cell>
          <table:table-cell office:value-type="string">
            <text:p>11 </text:p>
          </table:table-cell>
          <table:table-cell office:value-type="string">
            <text:p>31,583 </text:p>
          </table:table-cell>
          <table:table-cell office:value-type="string">
            <text:p>26,848 </text:p>
          </table:table-cell>
          <table:table-cell office:value-type="string">
            <text:p>787 </text:p>
          </table:table-cell>
          <table:table-cell office:value-type="string">
            <text:p>5.09</text:p>
          </table:table-cell>
          <table:table-cell office:value-type="string">
            <text:p>732 </text:p>
          </table:table-cell>
          <table:table-cell office:value-type="string">
            <text:p>126 </text:p>
          </table:table-cell>
          <table:table-cell office:value-type="string">
            <text:p>8.18 </text:p>
          </table:table-cell>
          <table:table-cell office:value-type="string">
            <text:p>6.9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1998</text:p>
          </table:table-cell>
          <table:table-cell office:value-type="string">
            <text:p>6.25 </text:p>
          </table:table-cell>
          <table:table-cell office:value-type="string">
            <text:p>8.02 </text:p>
          </table:table-cell>
          <table:table-cell office:value-type="string">
            <text:p>$0.37 </text:p>
          </table:table-cell>
          <table:table-cell office:value-type="string">
            <text:p>12.98 </text:p>
          </table:table-cell>
          <table:table-cell office:value-type="string">
            <text:p>10.11 </text:p>
          </table:table-cell>
          <table:table-cell office:value-type="string">
            <text:p>5.82 </text:p>
          </table:table-cell>
          <table:table-cell office:value-type="string">
            <text:p>7.48 </text:p>
          </table:table-cell>
          <table:table-cell office:value-type="string">
            <text:p>$0.34 </text:p>
          </table:table-cell>
          <table:table-cell office:value-type="string">
            <text:p>$0.34 </text:p>
          </table:table-cell>
          <table:table-cell office:value-type="string">
            <text:p>22,270 </text:p>
          </table:table-cell>
          <table:table-cell office:value-type="string">
            <text:p>- </text:p>
          </table:table-cell>
          <table:table-cell office:value-type="string">
            <text:p>$12 </text:p>
          </table:table-cell>
          <table:table-cell office:value-type="string">
            <text:p>$8 </text:p>
          </table:table-cell>
          <table:table-cell office:value-type="string">
            <text:p>$42 </text:p>
          </table:table-cell>
          <table:table-cell office:value-type="string">
            <text:p>$0.02 </text:p>
          </table:table-cell>
          <table:table-cell office:value-type="string">
            <text:p>$0.41 </text:p>
          </table:table-cell>
          <table:table-cell office:value-type="string">
            <text:p>$0.38 </text:p>
          </table:table-cell>
          <table:table-cell office:value-type="string">
            <text:p>$381 </text:p>
          </table:table-cell>
          <table:table-cell office:value-type="string">
            <text:p>$326 </text:p>
          </table:table-cell>
          <table:table-cell office:value-type="string">
            <text:p>6.45 </text:p>
          </table:table-cell>
          <table:table-cell office:value-type="string">
            <text:p>5.52 </text:p>
          </table:table-cell>
          <table:table-cell office:value-type="string">
            <text:p>8.28 </text:p>
          </table:table-cell>
          <table:table-cell office:value-type="string">
            <text:p>7.08 </text:p>
          </table:table-cell>
          <table:table-cell office:value-type="string">
            <text:p>$225 </text:p>
          </table:table-cell>
          <table:table-cell office:value-type="string">
            <text:p>3.81 </text:p>
          </table:table-cell>
          <table:table-cell office:value-type="string">
            <text:p>4.90 </text:p>
          </table:table-cell>
          <table:table-cell office:value-type="string">
            <text:p>$0.10 </text:p>
          </table:table-cell>
          <table:table-cell office:value-type="string">
            <text:p>1.70 </text:p>
          </table:table-cell>
          <table:table-cell office:value-type="string">
            <text:p>2.18 </text:p>
          </table:table-cell>
          <table:table-cell office:value-type="string">
            <text:p>$0.40 </text:p>
          </table:table-cell>
          <table:table-cell office:value-type="string">
            <text:p>139 </text:p>
          </table:table-cell>
          <table:table-cell office:value-type="string">
            <text:p>$55 </text:p>
          </table:table-cell>
          <table:table-cell office:value-type="string">
            <text:p>$12.0 </text:p>
          </table:table-cell>
          <table:table-cell office:value-type="string">
            <text:p>$0.012 </text:p>
          </table:table-cell>
          <table:table-cell office:value-type="string">
            <text:p>$27,722 </text:p>
          </table:table-cell>
          <table:table-cell office:value-type="string">
            <text:p>0.14494045565597</text:p>
          </table:table-cell>
          <table:table-cell office:value-type="string">
            <text:p>1.55 </text:p>
          </table:table-cell>
          <table:table-cell office:value-type="float" office:value="46">
            <text:p>46</text:p>
          </table:table-cell>
          <table:table-cell office:value-type="string">
            <text:p>52.0 </text:p>
          </table:table-cell>
          <table:table-cell office:value-type="string">
            <text:p>156.4 </text:p>
          </table:table-cell>
          <table:table-cell office:value-type="string">
            <text:p>156.4 </text:p>
          </table:table-cell>
          <table:table-cell office:value-type="string">
            <text:p>0.28651559987492</text:p>
          </table:table-cell>
          <table:table-cell office:value-type="string">
            <text:p>23.9 </text:p>
          </table:table-cell>
          <table:table-cell office:value-type="string">
            <text:p>44.1 </text:p>
          </table:table-cell>
          <table:table-cell office:value-type="string">
            <text:p>2,545 </text:p>
          </table:table-cell>
          <table:table-cell office:value-type="string">
            <text:p>2,974 </text:p>
          </table:table-cell>
          <table:table-cell office:value-type="string">
            <text:p>2,974 </text:p>
          </table:table-cell>
          <table:table-cell office:value-type="string">
            <text:p>$1,357 </text:p>
          </table:table-cell>
          <table:table-cell office:value-type="string">
            <text:p>$1,543 </text:p>
          </table:table-cell>
          <table:table-cell office:value-type="string">
            <text:p>$18,700 </text:p>
          </table:table-cell>
          <table:table-cell office:value-type="string">
            <text:p>$61,723 </text:p>
          </table:table-cell>
          <table:table-cell office:value-type="string">
            <text:p>429 </text:p>
          </table:table-cell>
          <table:table-cell office:value-type="string">
            <text:p>$- </text:p>
          </table:table-cell>
          <table:table-cell office:value-type="string">
            <text:p>$220 </text:p>
          </table:table-cell>
          <table:table-cell office:value-type="string">
            <text:p>$- </text:p>
          </table:table-cell>
          <table:table-cell office:value-type="string">
            <text:p>$220 </text:p>
          </table:table-cell>
          <table:table-cell office:value-type="string">
            <text:p>$2,649 </text:p>
          </table:table-cell>
          <table:table-cell office:value-type="string">
            <text:p>$54,838 </text:p>
          </table:table-cell>
          <table:table-cell office:value-type="string">
            <text:p>716 </text:p>
          </table:table-cell>
          <table:table-cell office:value-type="string">
            <text:p>$26,452 </text:p>
          </table:table-cell>
          <table:table-cell office:value-type="string">
            <text:p>301 </text:p>
          </table:table-cell>
          <table:table-cell office:value-type="string">
            <text:p>$26,452 </text:p>
          </table:table-cell>
          <table:table-cell office:value-type="string">
            <text:p>965 </text:p>
          </table:table-cell>
          <table:table-cell office:value-type="string">
            <text:p>$18,946 </text:p>
          </table:table-cell>
          <table:table-cell office:value-type="string">
            <text:p>563 </text:p>
          </table:table-cell>
          <table:table-cell office:value-type="string">
            <text:p>$20,122 </text:p>
          </table:table-cell>
          <table:table-cell office:value-type="string">
            <text:p>40 </text:p>
          </table:table-cell>
          <table:table-cell office:value-type="string">
            <text:p>133,905 </text:p>
          </table:table-cell>
          <table:table-cell office:value-type="string">
            <text:p>120,811 </text:p>
          </table:table-cell>
          <table:table-cell office:value-type="string">
            <text:p>1,036 </text:p>
          </table:table-cell>
          <table:table-cell office:value-type="string">
            <text:p>5.45</text:p>
          </table:table-cell>
          <table:table-cell office:value-type="string">
            <text:p>551 </text:p>
          </table:table-cell>
          <table:table-cell office:value-type="string">
            <text:p>111 </text:p>
          </table:table-cell>
          <table:table-cell office:value-type="string">
            <text:p>9.09 </text:p>
          </table:table-cell>
          <table:table-cell office:value-type="string">
            <text:p>8.2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1999</text:p>
          </table:table-cell>
          <table:table-cell office:value-type="string">
            <text:p>6.76 </text:p>
          </table:table-cell>
          <table:table-cell office:value-type="string">
            <text:p>9.01 </text:p>
          </table:table-cell>
          <table:table-cell office:value-type="string">
            <text:p>$0.52 </text:p>
          </table:table-cell>
          <table:table-cell office:value-type="string">
            <text:p>13.56 </text:p>
          </table:table-cell>
          <table:table-cell office:value-type="string">
            <text:p>10.17 </text:p>
          </table:table-cell>
          <table:table-cell office:value-type="string">
            <text:p>6.28 </text:p>
          </table:table-cell>
          <table:table-cell office:value-type="string">
            <text:p>8.37 </text:p>
          </table:table-cell>
          <table:table-cell office:value-type="string">
            <text:p>$0.49 </text:p>
          </table:table-cell>
          <table:table-cell office:value-type="string">
            <text:p>$0.49 </text:p>
          </table:table-cell>
          <table:table-cell office:value-type="string">
            <text:p>33,093 </text:p>
          </table:table-cell>
          <table:table-cell office:value-type="string">
            <text:p>- </text:p>
          </table:table-cell>
          <table:table-cell office:value-type="string">
            <text:p>$18 </text:p>
          </table:table-cell>
          <table:table-cell office:value-type="string">
            <text:p>$13 </text:p>
          </table:table-cell>
          <table:table-cell office:value-type="string">
            <text:p>$110 </text:p>
          </table:table-cell>
          <table:table-cell office:value-type="string">
            <text:p>$0.02 </text:p>
          </table:table-cell>
          <table:table-cell office:value-type="string">
            <text:p>$0.41 </text:p>
          </table:table-cell>
          <table:table-cell office:value-type="string">
            <text:p>$0.45 </text:p>
          </table:table-cell>
          <table:table-cell office:value-type="string">
            <text:p>$448 </text:p>
          </table:table-cell>
          <table:table-cell office:value-type="string">
            <text:p>$379 </text:p>
          </table:table-cell>
          <table:table-cell office:value-type="string">
            <text:p>5.78 </text:p>
          </table:table-cell>
          <table:table-cell office:value-type="string">
            <text:p>4.90 </text:p>
          </table:table-cell>
          <table:table-cell office:value-type="string">
            <text:p>7.70 </text:p>
          </table:table-cell>
          <table:table-cell office:value-type="string">
            <text:p>6.53 </text:p>
          </table:table-cell>
          <table:table-cell office:value-type="string">
            <text:p>$251 </text:p>
          </table:table-cell>
          <table:table-cell office:value-type="string">
            <text:p>3.24 </text:p>
          </table:table-cell>
          <table:table-cell office:value-type="string">
            <text:p>4.32 </text:p>
          </table:table-cell>
          <table:table-cell office:value-type="string">
            <text:p>$0.13 </text:p>
          </table:table-cell>
          <table:table-cell office:value-type="string">
            <text:p>1.65 </text:p>
          </table:table-cell>
          <table:table-cell office:value-type="string">
            <text:p>2.20 </text:p>
          </table:table-cell>
          <table:table-cell office:value-type="string">
            <text:p>$0.56 </text:p>
          </table:table-cell>
          <table:table-cell office:value-type="string">
            <text:p>122 </text:p>
          </table:table-cell>
          <table:table-cell office:value-type="string">
            <text:p>$68 </text:p>
          </table:table-cell>
          <table:table-cell office:value-type="string">
            <text:p>$10.6 </text:p>
          </table:table-cell>
          <table:table-cell office:value-type="string">
            <text:p>$0.012 </text:p>
          </table:table-cell>
          <table:table-cell office:value-type="string">
            <text:p>$27,126 </text:p>
          </table:table-cell>
          <table:table-cell office:value-type="string">
            <text:p>0.15261852805654</text:p>
          </table:table-cell>
          <table:table-cell office:value-type="string">
            <text:p>1.50 </text:p>
          </table:table-cell>
          <table:table-cell office:value-type="float" office:value="45">
            <text:p>45</text:p>
          </table:table-cell>
          <table:table-cell office:value-type="string">
            <text:p>62.6 </text:p>
          </table:table-cell>
          <table:table-cell office:value-type="string">
            <text:p>146.9 </text:p>
          </table:table-cell>
          <table:table-cell office:value-type="string">
            <text:p>146.9 </text:p>
          </table:table-cell>
          <table:table-cell office:value-type="string">
            <text:p>0.16567057037814</text:p>
          </table:table-cell>
          <table:table-cell office:value-type="string">
            <text:p>30.0 </text:p>
          </table:table-cell>
          <table:table-cell office:value-type="string">
            <text:p>53.2 </text:p>
          </table:table-cell>
          <table:table-cell office:value-type="string">
            <text:p>3,387 </text:p>
          </table:table-cell>
          <table:table-cell office:value-type="string">
            <text:p>3,882 </text:p>
          </table:table-cell>
          <table:table-cell office:value-type="string">
            <text:p>3,882 </text:p>
          </table:table-cell>
          <table:table-cell office:value-type="string">
            <text:p>$1,345 </text:p>
          </table:table-cell>
          <table:table-cell office:value-type="string">
            <text:p>$1,462 </text:p>
          </table:table-cell>
          <table:table-cell office:value-type="string">
            <text:p>$18,266 </text:p>
          </table:table-cell>
          <table:table-cell office:value-type="string">
            <text:p>$72,523 </text:p>
          </table:table-cell>
          <table:table-cell office:value-type="string">
            <text:p>495 </text:p>
          </table:table-cell>
          <table:table-cell office:value-type="string">
            <text:p>$- </text:p>
          </table:table-cell>
          <table:table-cell office:value-type="string">
            <text:p>$225 </text:p>
          </table:table-cell>
          <table:table-cell office:value-type="string">
            <text:p>$- </text:p>
          </table:table-cell>
          <table:table-cell office:value-type="string">
            <text:p>$225 </text:p>
          </table:table-cell>
          <table:table-cell office:value-type="string">
            <text:p>$2,262 </text:p>
          </table:table-cell>
          <table:table-cell office:value-type="string">
            <text:p>$65,770 </text:p>
          </table:table-cell>
          <table:table-cell office:value-type="string">
            <text:p>946 </text:p>
          </table:table-cell>
          <table:table-cell office:value-type="string">
            <text:p>$25,361 </text:p>
          </table:table-cell>
          <table:table-cell office:value-type="string">
            <text:p>334 </text:p>
          </table:table-cell>
          <table:table-cell office:value-type="string">
            <text:p>$25,361 </text:p>
          </table:table-cell>
          <table:table-cell office:value-type="string">
            <text:p>1,488 </text:p>
          </table:table-cell>
          <table:table-cell office:value-type="string">
            <text:p>$16,640 </text:p>
          </table:table-cell>
          <table:table-cell office:value-type="string">
            <text:p>619 </text:p>
          </table:table-cell>
          <table:table-cell office:value-type="string">
            <text:p>$17,580 </text:p>
          </table:table-cell>
          <table:table-cell office:value-type="string">
            <text:p>50 </text:p>
          </table:table-cell>
          <table:table-cell office:value-type="string">
            <text:p>175,885 </text:p>
          </table:table-cell>
          <table:table-cell office:value-type="string">
            <text:p>188,686 </text:p>
          </table:table-cell>
          <table:table-cell office:value-type="string">
            <text:p>695 </text:p>
          </table:table-cell>
          <table:table-cell office:value-type="string">
            <text:p>5.80</text:p>
          </table:table-cell>
          <table:table-cell office:value-type="string">
            <text:p>524 </text:p>
          </table:table-cell>
          <table:table-cell office:value-type="string">
            <text:p>112 </text:p>
          </table:table-cell>
          <table:table-cell office:value-type="string">
            <text:p>9.70 </text:p>
          </table:table-cell>
          <table:table-cell office:value-type="string">
            <text:p>10.4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2000</text:p>
          </table:table-cell>
          <table:table-cell office:value-type="string">
            <text:p>7.97 </text:p>
          </table:table-cell>
          <table:table-cell office:value-type="string">
            <text:p>10.55 </text:p>
          </table:table-cell>
          <table:table-cell office:value-type="string">
            <text:p>$0.62 </text:p>
          </table:table-cell>
          <table:table-cell office:value-type="string">
            <text:p>14.56 </text:p>
          </table:table-cell>
          <table:table-cell office:value-type="string">
            <text:p>11.00 </text:p>
          </table:table-cell>
          <table:table-cell office:value-type="string">
            <text:p>7.72 </text:p>
          </table:table-cell>
          <table:table-cell office:value-type="string">
            <text:p>10.22 </text:p>
          </table:table-cell>
          <table:table-cell office:value-type="string">
            <text:p>$0.60 </text:p>
          </table:table-cell>
          <table:table-cell office:value-type="string">
            <text:p>$0.60 </text:p>
          </table:table-cell>
          <table:table-cell office:value-type="string">
            <text:p>10,103 </text:p>
          </table:table-cell>
          <table:table-cell office:value-type="string">
            <text:p>- </text:p>
          </table:table-cell>
          <table:table-cell office:value-type="string">
            <text:p>$47 </text:p>
          </table:table-cell>
          <table:table-cell office:value-type="string">
            <text:p>$25 </text:p>
          </table:table-cell>
          <table:table-cell office:value-type="string">
            <text:p>$95 </text:p>
          </table:table-cell>
          <table:table-cell office:value-type="string">
            <text:p>$0.03 </text:p>
          </table:table-cell>
          <table:table-cell office:value-type="string">
            <text:p>$0.46 </text:p>
          </table:table-cell>
          <table:table-cell office:value-type="string">
            <text:p>$0.54 </text:p>
          </table:table-cell>
          <table:table-cell office:value-type="string">
            <text:p>$543 </text:p>
          </table:table-cell>
          <table:table-cell office:value-type="string">
            <text:p>$403 </text:p>
          </table:table-cell>
          <table:table-cell office:value-type="string">
            <text:p>6.93 </text:p>
          </table:table-cell>
          <table:table-cell office:value-type="string">
            <text:p>5.14 </text:p>
          </table:table-cell>
          <table:table-cell office:value-type="string">
            <text:p>9.18 </text:p>
          </table:table-cell>
          <table:table-cell office:value-type="string">
            <text:p>6.80 </text:p>
          </table:table-cell>
          <table:table-cell office:value-type="string">
            <text:p>$253 </text:p>
          </table:table-cell>
          <table:table-cell office:value-type="string">
            <text:p>3.23 </text:p>
          </table:table-cell>
          <table:table-cell office:value-type="string">
            <text:p>4.27 </text:p>
          </table:table-cell>
          <table:table-cell office:value-type="string">
            <text:p>$0.15 </text:p>
          </table:table-cell>
          <table:table-cell office:value-type="string">
            <text:p>1.91 </text:p>
          </table:table-cell>
          <table:table-cell office:value-type="string">
            <text:p>2.53 </text:p>
          </table:table-cell>
          <table:table-cell office:value-type="string">
            <text:p>$1.01 </text:p>
          </table:table-cell>
          <table:table-cell office:value-type="string">
            <text:p>139 </text:p>
          </table:table-cell>
          <table:table-cell office:value-type="string">
            <text:p>$140 </text:p>
          </table:table-cell>
          <table:table-cell office:value-type="string">
            <text:p>$18.6 </text:p>
          </table:table-cell>
          <table:table-cell office:value-type="string">
            <text:p>$0.024 </text:p>
          </table:table-cell>
          <table:table-cell office:value-type="string">
            <text:p>$29,189 </text:p>
          </table:table-cell>
          <table:table-cell office:value-type="string">
            <text:p>0.25859676741540</text:p>
          </table:table-cell>
          <table:table-cell office:value-type="string">
            <text:p>1.47 </text:p>
          </table:table-cell>
          <table:table-cell office:value-type="float" office:value="40">
            <text:p>40</text:p>
          </table:table-cell>
          <table:table-cell office:value-type="string">
            <text:p>59.2 </text:p>
          </table:table-cell>
          <table:table-cell office:value-type="string">
            <text:p>119.4 </text:p>
          </table:table-cell>
          <table:table-cell office:value-type="string">
            <text:p>119.4 </text:p>
          </table:table-cell>
          <table:table-cell office:value-type="string">
            <text:p>0</text:p>
          </table:table-cell>
          <table:table-cell office:value-type="string">
            <text:p>30.4 </text:p>
          </table:table-cell>
          <table:table-cell office:value-type="string">
            <text:p>46.4 </text:p>
          </table:table-cell>
          <table:table-cell office:value-type="string">
            <text:p>3,488 </text:p>
          </table:table-cell>
          <table:table-cell office:value-type="string">
            <text:p>4,035 </text:p>
          </table:table-cell>
          <table:table-cell office:value-type="string">
            <text:p>4,035 </text:p>
          </table:table-cell>
          <table:table-cell office:value-type="string">
            <text:p>$2,179 </text:p>
          </table:table-cell>
          <table:table-cell office:value-type="string">
            <text:p>$2,260 </text:p>
          </table:table-cell>
          <table:table-cell office:value-type="string">
            <text:p>$19,847 </text:p>
          </table:table-cell>
          <table:table-cell office:value-type="string">
            <text:p>$76,233 </text:p>
          </table:table-cell>
          <table:table-cell office:value-type="string">
            <text:p>547 </text:p>
          </table:table-cell>
          <table:table-cell office:value-type="string">
            <text:p>$- </text:p>
          </table:table-cell>
          <table:table-cell office:value-type="string">
            <text:p>$265 </text:p>
          </table:table-cell>
          <table:table-cell office:value-type="string">
            <text:p>$- </text:p>
          </table:table-cell>
          <table:table-cell office:value-type="string">
            <text:p>$265 </text:p>
          </table:table-cell>
          <table:table-cell office:value-type="string">
            <text:p>$2,776 </text:p>
          </table:table-cell>
          <table:table-cell office:value-type="string">
            <text:p>$68,926 </text:p>
          </table:table-cell>
          <table:table-cell office:value-type="string">
            <text:p>962 </text:p>
          </table:table-cell>
          <table:table-cell office:value-type="string">
            <text:p>$28,196 </text:p>
          </table:table-cell>
          <table:table-cell office:value-type="string">
            <text:p>337 </text:p>
          </table:table-cell>
          <table:table-cell office:value-type="string">
            <text:p>$28,196 </text:p>
          </table:table-cell>
          <table:table-cell office:value-type="string">
            <text:p>1,458 </text:p>
          </table:table-cell>
          <table:table-cell office:value-type="string">
            <text:p>$18,265 </text:p>
          </table:table-cell>
          <table:table-cell office:value-type="string">
            <text:p>731 </text:p>
          </table:table-cell>
          <table:table-cell office:value-type="string">
            <text:p>$14,840 </text:p>
          </table:table-cell>
          <table:table-cell office:value-type="string">
            <text:p>48 </text:p>
          </table:table-cell>
          <table:table-cell office:value-type="string">
            <text:p>186,735 </text:p>
          </table:table-cell>
          <table:table-cell office:value-type="string">
            <text:p>175,212 </text:p>
          </table:table-cell>
          <table:table-cell office:value-type="string">
            <text:p>745 </text:p>
          </table:table-cell>
          <table:table-cell office:value-type="string">
            <text:p>5.76</text:p>
          </table:table-cell>
          <table:table-cell office:value-type="string">
            <text:p>534 </text:p>
          </table:table-cell>
          <table:table-cell office:value-type="string">
            <text:p>109 </text:p>
          </table:table-cell>
          <table:table-cell office:value-type="string">
            <text:p>10.65 </text:p>
          </table:table-cell>
          <table:table-cell office:value-type="string">
            <text:p>10.0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2001</text:p>
          </table:table-cell>
          <table:table-cell office:value-type="string">
            <text:p>7.58 </text:p>
          </table:table-cell>
          <table:table-cell office:value-type="string">
            <text:p>10.09 </text:p>
          </table:table-cell>
          <table:table-cell office:value-type="string">
            <text:p>$0.67 </text:p>
          </table:table-cell>
          <table:table-cell office:value-type="string">
            <text:p>14.18 </text:p>
          </table:table-cell>
          <table:table-cell office:value-type="string">
            <text:p>10.65 </text:p>
          </table:table-cell>
          <table:table-cell office:value-type="string">
            <text:p>7.39 </text:p>
          </table:table-cell>
          <table:table-cell office:value-type="string">
            <text:p>9.83 </text:p>
          </table:table-cell>
          <table:table-cell office:value-type="string">
            <text:p>$0.65 </text:p>
          </table:table-cell>
          <table:table-cell office:value-type="string">
            <text:p>$0.65 </text:p>
          </table:table-cell>
          <table:table-cell office:value-type="string">
            <text:p>14,741 </text:p>
          </table:table-cell>
          <table:table-cell office:value-type="string">
            <text:p>- </text:p>
          </table:table-cell>
          <table:table-cell office:value-type="string">
            <text:p>$50 </text:p>
          </table:table-cell>
          <table:table-cell office:value-type="string">
            <text:p>$28 </text:p>
          </table:table-cell>
          <table:table-cell office:value-type="string">
            <text:p>$91 </text:p>
          </table:table-cell>
          <table:table-cell office:value-type="string">
            <text:p>$0.03 </text:p>
          </table:table-cell>
          <table:table-cell office:value-type="string">
            <text:p>$0.45 </text:p>
          </table:table-cell>
          <table:table-cell office:value-type="string">
            <text:p>$0.61 </text:p>
          </table:table-cell>
          <table:table-cell office:value-type="string">
            <text:p>$610 </text:p>
          </table:table-cell>
          <table:table-cell office:value-type="string">
            <text:p>$470 </text:p>
          </table:table-cell>
          <table:table-cell office:value-type="string">
            <text:p>6.95 </text:p>
          </table:table-cell>
          <table:table-cell office:value-type="string">
            <text:p>5.36 </text:p>
          </table:table-cell>
          <table:table-cell office:value-type="string">
            <text:p>9.25 </text:p>
          </table:table-cell>
          <table:table-cell office:value-type="string">
            <text:p>7.14 </text:p>
          </table:table-cell>
          <table:table-cell office:value-type="string">
            <text:p>$296 </text:p>
          </table:table-cell>
          <table:table-cell office:value-type="string">
            <text:p>3.37 </text:p>
          </table:table-cell>
          <table:table-cell office:value-type="string">
            <text:p>4.49 </text:p>
          </table:table-cell>
          <table:table-cell office:value-type="string">
            <text:p>$0.17 </text:p>
          </table:table-cell>
          <table:table-cell office:value-type="string">
            <text:p>1.99 </text:p>
          </table:table-cell>
          <table:table-cell office:value-type="string">
            <text:p>2.65 </text:p>
          </table:table-cell>
          <table:table-cell office:value-type="string">
            <text:p>$0.94 </text:p>
          </table:table-cell>
          <table:table-cell office:value-type="string">
            <text:p>149 </text:p>
          </table:table-cell>
          <table:table-cell office:value-type="string">
            <text:p>$139 </text:p>
          </table:table-cell>
          <table:table-cell office:value-type="string">
            <text:p>$16.8 </text:p>
          </table:table-cell>
          <table:table-cell office:value-type="string">
            <text:p>$0.021 </text:p>
          </table:table-cell>
          <table:table-cell office:value-type="string">
            <text:p>$32,783 </text:p>
          </table:table-cell>
          <table:table-cell office:value-type="string">
            <text:p>0.22850956023964</text:p>
          </table:table-cell>
          <table:table-cell office:value-type="string">
            <text:p>1.56 </text:p>
          </table:table-cell>
          <table:table-cell office:value-type="float" office:value="38">
            <text:p>38</text:p>
          </table:table-cell>
          <table:table-cell office:value-type="string">
            <text:p>51.4 </text:p>
          </table:table-cell>
          <table:table-cell office:value-type="string">
            <text:p>100.4 </text:p>
          </table:table-cell>
          <table:table-cell office:value-type="string">
            <text:p>100.4 </text:p>
          </table:table-cell>
          <table:table-cell office:value-type="string">
            <text:p>0.54571825930901</text:p>
          </table:table-cell>
          <table:table-cell office:value-type="string">
            <text:p>28.8 </text:p>
          </table:table-cell>
          <table:table-cell office:value-type="string">
            <text:p>47.3 </text:p>
          </table:table-cell>
          <table:table-cell office:value-type="string">
            <text:p>3,592 </text:p>
          </table:table-cell>
          <table:table-cell office:value-type="string">
            <text:p>4,234 </text:p>
          </table:table-cell>
          <table:table-cell office:value-type="string">
            <text:p>4,234 </text:p>
          </table:table-cell>
          <table:table-cell office:value-type="string">
            <text:p>$1,697 </text:p>
          </table:table-cell>
          <table:table-cell office:value-type="string">
            <text:p>$2,401 </text:p>
          </table:table-cell>
          <table:table-cell office:value-type="string">
            <text:p>$21,484 </text:p>
          </table:table-cell>
          <table:table-cell office:value-type="string">
            <text:p>$86,602 </text:p>
          </table:table-cell>
          <table:table-cell office:value-type="string">
            <text:p>642 </text:p>
          </table:table-cell>
          <table:table-cell office:value-type="string">
            <text:p>$- </text:p>
          </table:table-cell>
          <table:table-cell office:value-type="string">
            <text:p>$343 </text:p>
          </table:table-cell>
          <table:table-cell office:value-type="string">
            <text:p>$- </text:p>
          </table:table-cell>
          <table:table-cell office:value-type="string">
            <text:p>$343 </text:p>
          </table:table-cell>
          <table:table-cell office:value-type="string">
            <text:p>$6,344 </text:p>
          </table:table-cell>
          <table:table-cell office:value-type="string">
            <text:p>$75,335 </text:p>
          </table:table-cell>
          <table:table-cell office:value-type="string">
            <text:p>955 </text:p>
          </table:table-cell>
          <table:table-cell office:value-type="string">
            <text:p>$31,288 </text:p>
          </table:table-cell>
          <table:table-cell office:value-type="string">
            <text:p>372 </text:p>
          </table:table-cell>
          <table:table-cell office:value-type="string">
            <text:p>$31,288 </text:p>
          </table:table-cell>
          <table:table-cell office:value-type="string">
            <text:p>1,523 </text:p>
          </table:table-cell>
          <table:table-cell office:value-type="string">
            <text:p>$19,809 </text:p>
          </table:table-cell>
          <table:table-cell office:value-type="string">
            <text:p>742 </text:p>
          </table:table-cell>
          <table:table-cell office:value-type="string">
            <text:p>$17,882 </text:p>
          </table:table-cell>
          <table:table-cell office:value-type="string">
            <text:p>53 </text:p>
          </table:table-cell>
          <table:table-cell office:value-type="string">
            <text:p>191,230 </text:p>
          </table:table-cell>
          <table:table-cell office:value-type="string">
            <text:p>150,848 </text:p>
          </table:table-cell>
          <table:table-cell office:value-type="string">
            <text:p>778 </text:p>
          </table:table-cell>
          <table:table-cell office:value-type="string">
            <text:p>5.93</text:p>
          </table:table-cell>
          <table:table-cell office:value-type="string">
            <text:p>539 </text:p>
          </table:table-cell>
          <table:table-cell office:value-type="string">
            <text:p>110 </text:p>
          </table:table-cell>
          <table:table-cell office:value-type="string">
            <text:p>9.91 </text:p>
          </table:table-cell>
          <table:table-cell office:value-type="string">
            <text:p>7.8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2002</text:p>
          </table:table-cell>
          <table:table-cell office:value-type="string">
            <text:p>6.60 </text:p>
          </table:table-cell>
          <table:table-cell office:value-type="string">
            <text:p>8.70 </text:p>
          </table:table-cell>
          <table:table-cell office:value-type="string">
            <text:p>$0.73 </text:p>
          </table:table-cell>
          <table:table-cell office:value-type="string">
            <text:p>12.59 </text:p>
          </table:table-cell>
          <table:table-cell office:value-type="string">
            <text:p>9.56 </text:p>
          </table:table-cell>
          <table:table-cell office:value-type="string">
            <text:p>6.44 </text:p>
          </table:table-cell>
          <table:table-cell office:value-type="string">
            <text:p>8.49 </text:p>
          </table:table-cell>
          <table:table-cell office:value-type="string">
            <text:p>$0.71 </text:p>
          </table:table-cell>
          <table:table-cell office:value-type="string">
            <text:p>$0.71 </text:p>
          </table:table-cell>
          <table:table-cell office:value-type="string">
            <text:p>18,454 </text:p>
          </table:table-cell>
          <table:table-cell office:value-type="string">
            <text:p>1 </text:p>
          </table:table-cell>
          <table:table-cell office:value-type="string">
            <text:p>$28 </text:p>
          </table:table-cell>
          <table:table-cell office:value-type="string">
            <text:p>$33 </text:p>
          </table:table-cell>
          <table:table-cell office:value-type="string">
            <text:p>$68 </text:p>
          </table:table-cell>
          <table:table-cell office:value-type="string">
            <text:p>$0.03 </text:p>
          </table:table-cell>
          <table:table-cell office:value-type="string">
            <text:p>$0.41 </text:p>
          </table:table-cell>
          <table:table-cell office:value-type="string">
            <text:p>$0.70 </text:p>
          </table:table-cell>
          <table:table-cell office:value-type="string">
            <text:p>$701 </text:p>
          </table:table-cell>
          <table:table-cell office:value-type="string">
            <text:p>$547 </text:p>
          </table:table-cell>
          <table:table-cell office:value-type="string">
            <text:p>6.33 </text:p>
          </table:table-cell>
          <table:table-cell office:value-type="string">
            <text:p>4.94 </text:p>
          </table:table-cell>
          <table:table-cell office:value-type="string">
            <text:p>8.34 </text:p>
          </table:table-cell>
          <table:table-cell office:value-type="string">
            <text:p>6.51 </text:p>
          </table:table-cell>
          <table:table-cell office:value-type="string">
            <text:p>$331 </text:p>
          </table:table-cell>
          <table:table-cell office:value-type="string">
            <text:p>2.98 </text:p>
          </table:table-cell>
          <table:table-cell office:value-type="string">
            <text:p>3.93 </text:p>
          </table:table-cell>
          <table:table-cell office:value-type="string">
            <text:p>$0.22 </text:p>
          </table:table-cell>
          <table:table-cell office:value-type="string">
            <text:p>1.95 </text:p>
          </table:table-cell>
          <table:table-cell office:value-type="string">
            <text:p>2.57 </text:p>
          </table:table-cell>
          <table:table-cell office:value-type="string">
            <text:p>$0.90 </text:p>
          </table:table-cell>
          <table:table-cell office:value-type="string">
            <text:p>170 </text:p>
          </table:table-cell>
          <table:table-cell office:value-type="string">
            <text:p>$154 </text:p>
          </table:table-cell>
          <table:table-cell office:value-type="string">
            <text:p>$16.0 </text:p>
          </table:table-cell>
          <table:table-cell office:value-type="string">
            <text:p>$0.018 </text:p>
          </table:table-cell>
          <table:table-cell office:value-type="string">
            <text:p>$35,951 </text:p>
          </table:table-cell>
          <table:table-cell office:value-type="string">
            <text:p>0.21980182248325</text:p>
          </table:table-cell>
          <table:table-cell office:value-type="string">
            <text:p>1.78 </text:p>
          </table:table-cell>
          <table:table-cell office:value-type="float" office:value="39">
            <text:p>39</text:p>
          </table:table-cell>
          <table:table-cell office:value-type="string">
            <text:p>53.4 </text:p>
          </table:table-cell>
          <table:table-cell office:value-type="string">
            <text:p>104.0 </text:p>
          </table:table-cell>
          <table:table-cell office:value-type="string">
            <text:p>104.0 </text:p>
          </table:table-cell>
          <table:table-cell office:value-type="string">
            <text:p>0.41300010991145</text:p>
          </table:table-cell>
          <table:table-cell office:value-type="string">
            <text:p>29.0 </text:p>
          </table:table-cell>
          <table:table-cell office:value-type="string">
            <text:p>49.6 </text:p>
          </table:table-cell>
          <table:table-cell office:value-type="string">
            <text:p>3,958 </text:p>
          </table:table-cell>
          <table:table-cell office:value-type="string">
            <text:p>4,725 </text:p>
          </table:table-cell>
          <table:table-cell office:value-type="string">
            <text:p>4,725 </text:p>
          </table:table-cell>
          <table:table-cell office:value-type="string">
            <text:p>$3,643 </text:p>
          </table:table-cell>
          <table:table-cell office:value-type="string">
            <text:p>$3,756 </text:p>
          </table:table-cell>
          <table:table-cell office:value-type="string">
            <text:p>$22,081 </text:p>
          </table:table-cell>
          <table:table-cell office:value-type="string">
            <text:p>$95,684 </text:p>
          </table:table-cell>
          <table:table-cell office:value-type="string">
            <text:p>767 </text:p>
          </table:table-cell>
          <table:table-cell office:value-type="string">
            <text:p>$- </text:p>
          </table:table-cell>
          <table:table-cell office:value-type="string">
            <text:p>$344 </text:p>
          </table:table-cell>
          <table:table-cell office:value-type="string">
            <text:p>$- </text:p>
          </table:table-cell>
          <table:table-cell office:value-type="string">
            <text:p>$344 </text:p>
          </table:table-cell>
          <table:table-cell office:value-type="string">
            <text:p>$4,338 </text:p>
          </table:table-cell>
          <table:table-cell office:value-type="string">
            <text:p>$85,709 </text:p>
          </table:table-cell>
          <table:table-cell office:value-type="string">
            <text:p>919 </text:p>
          </table:table-cell>
          <table:table-cell office:value-type="string">
            <text:p>$37,114 </text:p>
          </table:table-cell>
          <table:table-cell office:value-type="string">
            <text:p>367 </text:p>
          </table:table-cell>
          <table:table-cell office:value-type="string">
            <text:p>$37,114 </text:p>
          </table:table-cell>
          <table:table-cell office:value-type="string">
            <text:p>1,768 </text:p>
          </table:table-cell>
          <table:table-cell office:value-type="string">
            <text:p>$20,471 </text:p>
          </table:table-cell>
          <table:table-cell office:value-type="string">
            <text:p>904 </text:p>
          </table:table-cell>
          <table:table-cell office:value-type="string">
            <text:p>$18,509 </text:p>
          </table:table-cell>
          <table:table-cell office:value-type="string">
            <text:p>61 </text:p>
          </table:table-cell>
          <table:table-cell office:value-type="string">
            <text:p>235,177 </text:p>
          </table:table-cell>
          <table:table-cell office:value-type="string">
            <text:p>183,170 </text:p>
          </table:table-cell>
          <table:table-cell office:value-type="string">
            <text:p>725 </text:p>
          </table:table-cell>
          <table:table-cell office:value-type="string">
            <text:p>5.79</text:p>
          </table:table-cell>
          <table:table-cell office:value-type="string">
            <text:p>557 </text:p>
          </table:table-cell>
          <table:table-cell office:value-type="string">
            <text:p>114 </text:p>
          </table:table-cell>
          <table:table-cell office:value-type="string">
            <text:p>10.57 </text:p>
          </table:table-cell>
          <table:table-cell office:value-type="string">
            <text:p>8.2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2003</text:p>
          </table:table-cell>
          <table:table-cell office:value-type="string">
            <text:p>7.00 </text:p>
          </table:table-cell>
          <table:table-cell office:value-type="string">
            <text:p>9.09 </text:p>
          </table:table-cell>
          <table:table-cell office:value-type="string">
            <text:p>$0.92 </text:p>
          </table:table-cell>
          <table:table-cell office:value-type="string">
            <text:p>12.39 </text:p>
          </table:table-cell>
          <table:table-cell office:value-type="string">
            <text:p>9.54 </text:p>
          </table:table-cell>
          <table:table-cell office:value-type="string">
            <text:p>6.77 </text:p>
          </table:table-cell>
          <table:table-cell office:value-type="string">
            <text:p>8.78 </text:p>
          </table:table-cell>
          <table:table-cell office:value-type="string">
            <text:p>$0.89 </text:p>
          </table:table-cell>
          <table:table-cell office:value-type="string">
            <text:p>$0.89 </text:p>
          </table:table-cell>
          <table:table-cell office:value-type="string">
            <text:p>27,375 </text:p>
          </table:table-cell>
          <table:table-cell office:value-type="string">
            <text:p>- </text:p>
          </table:table-cell>
          <table:table-cell office:value-type="string">
            <text:p>$40 </text:p>
          </table:table-cell>
          <table:table-cell office:value-type="string">
            <text:p>$33 </text:p>
          </table:table-cell>
          <table:table-cell office:value-type="string">
            <text:p>$84 </text:p>
          </table:table-cell>
          <table:table-cell office:value-type="string">
            <text:p>$0.04 </text:p>
          </table:table-cell>
          <table:table-cell office:value-type="string">
            <text:p>$0.38 </text:p>
          </table:table-cell>
          <table:table-cell office:value-type="string">
            <text:p>$0.83 </text:p>
          </table:table-cell>
          <table:table-cell office:value-type="string">
            <text:p>$832 </text:p>
          </table:table-cell>
          <table:table-cell office:value-type="string">
            <text:p>$653 </text:p>
          </table:table-cell>
          <table:table-cell office:value-type="string">
            <text:p>6.34 </text:p>
          </table:table-cell>
          <table:table-cell office:value-type="string">
            <text:p>4.98 </text:p>
          </table:table-cell>
          <table:table-cell office:value-type="string">
            <text:p>8.23 </text:p>
          </table:table-cell>
          <table:table-cell office:value-type="string">
            <text:p>6.46 </text:p>
          </table:table-cell>
          <table:table-cell office:value-type="string">
            <text:p>$403 </text:p>
          </table:table-cell>
          <table:table-cell office:value-type="string">
            <text:p>3.07 </text:p>
          </table:table-cell>
          <table:table-cell office:value-type="string">
            <text:p>3.99 </text:p>
          </table:table-cell>
          <table:table-cell office:value-type="string">
            <text:p>$0.25 </text:p>
          </table:table-cell>
          <table:table-cell office:value-type="string">
            <text:p>1.90 </text:p>
          </table:table-cell>
          <table:table-cell office:value-type="string">
            <text:p>2.47 </text:p>
          </table:table-cell>
          <table:table-cell office:value-type="string">
            <text:p>$0.98 </text:p>
          </table:table-cell>
          <table:table-cell office:value-type="string">
            <text:p>182 </text:p>
          </table:table-cell>
          <table:table-cell office:value-type="string">
            <text:p>$179 </text:p>
          </table:table-cell>
          <table:table-cell office:value-type="string">
            <text:p>$15.3 </text:p>
          </table:table-cell>
          <table:table-cell office:value-type="string">
            <text:p>$0.018 </text:p>
          </table:table-cell>
          <table:table-cell office:value-type="string">
            <text:p>$36,253 </text:p>
          </table:table-cell>
          <table:table-cell office:value-type="string">
            <text:p>0.21490025000096</text:p>
          </table:table-cell>
          <table:table-cell office:value-type="string">
            <text:p>1.89 </text:p>
          </table:table-cell>
          <table:table-cell office:value-type="float" office:value="40">
            <text:p>40</text:p>
          </table:table-cell>
          <table:table-cell office:value-type="string">
            <text:p>56.0 </text:p>
          </table:table-cell>
          <table:table-cell office:value-type="string">
            <text:p>105.8 </text:p>
          </table:table-cell>
          <table:table-cell office:value-type="string">
            <text:p>105.8 </text:p>
          </table:table-cell>
          <table:table-cell office:value-type="string">
            <text:p>0.4715541965724</text:p>
          </table:table-cell>
          <table:table-cell office:value-type="string">
            <text:p>31.2 </text:p>
          </table:table-cell>
          <table:table-cell office:value-type="string">
            <text:p>51.6 </text:p>
          </table:table-cell>
          <table:table-cell office:value-type="string">
            <text:p>4,490 </text:p>
          </table:table-cell>
          <table:table-cell office:value-type="string">
            <text:p>5,350 </text:p>
          </table:table-cell>
          <table:table-cell office:value-type="string">
            <text:p>5,350 </text:p>
          </table:table-cell>
          <table:table-cell office:value-type="string">
            <text:p>$4,094 </text:p>
          </table:table-cell>
          <table:table-cell office:value-type="string">
            <text:p>$4,449 </text:p>
          </table:table-cell>
          <table:table-cell office:value-type="string">
            <text:p>$21,339 </text:p>
          </table:table-cell>
          <table:table-cell office:value-type="string">
            <text:p>$101,721 </text:p>
          </table:table-cell>
          <table:table-cell office:value-type="string">
            <text:p>860 </text:p>
          </table:table-cell>
          <table:table-cell office:value-type="string">
            <text:p>$- </text:p>
          </table:table-cell>
          <table:table-cell office:value-type="string">
            <text:p>$347 </text:p>
          </table:table-cell>
          <table:table-cell office:value-type="string">
            <text:p>$- </text:p>
          </table:table-cell>
          <table:table-cell office:value-type="string">
            <text:p>$347 </text:p>
          </table:table-cell>
          <table:table-cell office:value-type="string">
            <text:p>$6,300 </text:p>
          </table:table-cell>
          <table:table-cell office:value-type="string">
            <text:p>$89,593 </text:p>
          </table:table-cell>
          <table:table-cell office:value-type="string">
            <text:p>956 </text:p>
          </table:table-cell>
          <table:table-cell office:value-type="string">
            <text:p>$40,042 </text:p>
          </table:table-cell>
          <table:table-cell office:value-type="string">
            <text:p>350 </text:p>
          </table:table-cell>
          <table:table-cell office:value-type="string">
            <text:p>$40,042 </text:p>
          </table:table-cell>
          <table:table-cell office:value-type="string">
            <text:p>2,150 </text:p>
          </table:table-cell>
          <table:table-cell office:value-type="string">
            <text:p>$18,593 </text:p>
          </table:table-cell>
          <table:table-cell office:value-type="string">
            <text:p>1,034 </text:p>
          </table:table-cell>
          <table:table-cell office:value-type="string">
            <text:p>$20,399 </text:p>
          </table:table-cell>
          <table:table-cell office:value-type="string">
            <text:p>69 </text:p>
          </table:table-cell>
          <table:table-cell office:value-type="string">
            <text:p>275,640 </text:p>
          </table:table-cell>
          <table:table-cell office:value-type="string">
            <text:p>213,969 </text:p>
          </table:table-cell>
          <table:table-cell office:value-type="string">
            <text:p>659 </text:p>
          </table:table-cell>
          <table:table-cell office:value-type="string">
            <text:p>5.72</text:p>
          </table:table-cell>
          <table:table-cell office:value-type="string">
            <text:p>597 </text:p>
          </table:table-cell>
          <table:table-cell office:value-type="string">
            <text:p>116 </text:p>
          </table:table-cell>
          <table:table-cell office:value-type="string">
            <text:p>10.95 </text:p>
          </table:table-cell>
          <table:table-cell office:value-type="string">
            <text:p>8.5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2004</text:p>
          </table:table-cell>
          <table:table-cell office:value-type="string">
            <text:p>6.74 </text:p>
          </table:table-cell>
          <table:table-cell office:value-type="string">
            <text:p>8.67 </text:p>
          </table:table-cell>
          <table:table-cell office:value-type="string">
            <text:p>$1.04 </text:p>
          </table:table-cell>
          <table:table-cell office:value-type="string">
            <text:p>11.82 </text:p>
          </table:table-cell>
          <table:table-cell office:value-type="string">
            <text:p>9.19 </text:p>
          </table:table-cell>
          <table:table-cell office:value-type="string">
            <text:p>6.49 </text:p>
          </table:table-cell>
          <table:table-cell office:value-type="string">
            <text:p>8.35 </text:p>
          </table:table-cell>
          <table:table-cell office:value-type="string">
            <text:p>$1.00 </text:p>
          </table:table-cell>
          <table:table-cell office:value-type="string">
            <text:p>$1.00 </text:p>
          </table:table-cell>
          <table:table-cell office:value-type="string">
            <text:p>36,086 </text:p>
          </table:table-cell>
          <table:table-cell office:value-type="string">
            <text:p>- </text:p>
          </table:table-cell>
          <table:table-cell office:value-type="string">
            <text:p>$47 </text:p>
          </table:table-cell>
          <table:table-cell office:value-type="string">
            <text:p>$37 </text:p>
          </table:table-cell>
          <table:table-cell office:value-type="string">
            <text:p>$94 </text:p>
          </table:table-cell>
          <table:table-cell office:value-type="string">
            <text:p>$0.04 </text:p>
          </table:table-cell>
          <table:table-cell office:value-type="string">
            <text:p>$0.37 </text:p>
          </table:table-cell>
          <table:table-cell office:value-type="string">
            <text:p>$1.01 </text:p>
          </table:table-cell>
          <table:table-cell office:value-type="string">
            <text:p>$1,009 </text:p>
          </table:table-cell>
          <table:table-cell office:value-type="string">
            <text:p>$793 </text:p>
          </table:table-cell>
          <table:table-cell office:value-type="string">
            <text:p>6.53 </text:p>
          </table:table-cell>
          <table:table-cell office:value-type="string">
            <text:p>5.14 </text:p>
          </table:table-cell>
          <table:table-cell office:value-type="string">
            <text:p>8.40 </text:p>
          </table:table-cell>
          <table:table-cell office:value-type="string">
            <text:p>6.61 </text:p>
          </table:table-cell>
          <table:table-cell office:value-type="string">
            <text:p>$498 </text:p>
          </table:table-cell>
          <table:table-cell office:value-type="string">
            <text:p>3.22 </text:p>
          </table:table-cell>
          <table:table-cell office:value-type="string">
            <text:p>4.14 </text:p>
          </table:table-cell>
          <table:table-cell office:value-type="string">
            <text:p>$0.30 </text:p>
          </table:table-cell>
          <table:table-cell office:value-type="string">
            <text:p>1.91 </text:p>
          </table:table-cell>
          <table:table-cell office:value-type="string">
            <text:p>2.46 </text:p>
          </table:table-cell>
          <table:table-cell office:value-type="string">
            <text:p>$1.05 </text:p>
          </table:table-cell>
          <table:table-cell office:value-type="string">
            <text:p>206 </text:p>
          </table:table-cell>
          <table:table-cell office:value-type="string">
            <text:p>$215 </text:p>
          </table:table-cell>
          <table:table-cell office:value-type="string">
            <text:p>$16.3 </text:p>
          </table:table-cell>
          <table:table-cell office:value-type="string">
            <text:p>$0.018 </text:p>
          </table:table-cell>
          <table:table-cell office:value-type="string">
            <text:p>$38,725 </text:p>
          </table:table-cell>
          <table:table-cell office:value-type="string">
            <text:p>0</text:p>
          </table:table-cell>
          <table:table-cell office:value-type="string">
            <text:p>2.06 </text:p>
          </table:table-cell>
          <table:table-cell office:value-type="float" office:value="41">
            <text:p>41</text:p>
          </table:table-cell>
          <table:table-cell office:value-type="string">
            <text:p>57.5 </text:p>
          </table:table-cell>
          <table:table-cell office:value-type="string">
            <text:p>106.6 </text:p>
          </table:table-cell>
          <table:table-cell office:value-type="string">
            <text:p>106.6 </text:p>
          </table:table-cell>
          <table:table-cell office:value-type="string">
            <text:p>1</text:p>
          </table:table-cell>
          <table:table-cell office:value-type="string">
            <text:p>28.3 </text:p>
          </table:table-cell>
          <table:table-cell office:value-type="string">
            <text:p>50.5 </text:p>
          </table:table-cell>
          <table:table-cell office:value-type="string">
            <text:p>4,912 </text:p>
          </table:table-cell>
          <table:table-cell office:value-type="string">
            <text:p>5,814 </text:p>
          </table:table-cell>
          <table:table-cell office:value-type="string">
            <text:p>5,814 </text:p>
          </table:table-cell>
          <table:table-cell office:value-type="string">
            <text:p>$4,566 </text:p>
          </table:table-cell>
          <table:table-cell office:value-type="string">
            <text:p>$5,322 </text:p>
          </table:table-cell>
          <table:table-cell office:value-type="string">
            <text:p>$22,246 </text:p>
          </table:table-cell>
          <table:table-cell office:value-type="string">
            <text:p>$114,430 </text:p>
          </table:table-cell>
          <table:table-cell office:value-type="string">
            <text:p>902 </text:p>
          </table:table-cell>
          <table:table-cell office:value-type="string">
            <text:p>$- </text:p>
          </table:table-cell>
          <table:table-cell office:value-type="string">
            <text:p>$362 </text:p>
          </table:table-cell>
          <table:table-cell office:value-type="string">
            <text:p>$- </text:p>
          </table:table-cell>
          <table:table-cell office:value-type="string">
            <text:p>$362 </text:p>
          </table:table-cell>
          <table:table-cell office:value-type="string">
            <text:p>$9,440 </text:p>
          </table:table-cell>
          <table:table-cell office:value-type="string">
            <text:p>$98,055 </text:p>
          </table:table-cell>
          <table:table-cell office:value-type="string">
            <text:p>1,147 </text:p>
          </table:table-cell>
          <table:table-cell office:value-type="string">
            <text:p>$38,334 </text:p>
          </table:table-cell>
          <table:table-cell office:value-type="string">
            <text:p>359 </text:p>
          </table:table-cell>
          <table:table-cell office:value-type="string">
            <text:p>$38,334 </text:p>
          </table:table-cell>
          <table:table-cell office:value-type="string">
            <text:p>2,198 </text:p>
          </table:table-cell>
          <table:table-cell office:value-type="string">
            <text:p>$21,153 </text:p>
          </table:table-cell>
          <table:table-cell office:value-type="string">
            <text:p>1,208 </text:p>
          </table:table-cell>
          <table:table-cell office:value-type="string">
            <text:p>$22,710 </text:p>
          </table:table-cell>
          <table:table-cell office:value-type="string">
            <text:p>78 </text:p>
          </table:table-cell>
          <table:table-cell office:value-type="string">
            <text:p>311,008 </text:p>
          </table:table-cell>
          <table:table-cell office:value-type="string">
            <text:p>246,464 </text:p>
          </table:table-cell>
          <table:table-cell office:value-type="string">
            <text:p>662 </text:p>
          </table:table-cell>
          <table:table-cell office:value-type="string">
            <text:p>5.83</text:p>
          </table:table-cell>
          <table:table-cell office:value-type="string">
            <text:p>627 </text:p>
          </table:table-cell>
          <table:table-cell office:value-type="string">
            <text:p>118 </text:p>
          </table:table-cell>
          <table:table-cell office:value-type="string">
            <text:p>10.94 </text:p>
          </table:table-cell>
          <table:table-cell office:value-type="string">
            <text:p>8.6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2005</text:p>
          </table:table-cell>
          <table:table-cell office:value-type="string">
            <text:p>7.41 </text:p>
          </table:table-cell>
          <table:table-cell office:value-type="string">
            <text:p>9.43 </text:p>
          </table:table-cell>
          <table:table-cell office:value-type="string">
            <text:p>$1.45 </text:p>
          </table:table-cell>
          <table:table-cell office:value-type="string">
            <text:p>12.31 </text:p>
          </table:table-cell>
          <table:table-cell office:value-type="string">
            <text:p>9.68 </text:p>
          </table:table-cell>
          <table:table-cell office:value-type="string">
            <text:p>7.10 </text:p>
          </table:table-cell>
          <table:table-cell office:value-type="string">
            <text:p>9.04 </text:p>
          </table:table-cell>
          <table:table-cell office:value-type="string">
            <text:p>$1.39 </text:p>
          </table:table-cell>
          <table:table-cell office:value-type="string">
            <text:p>$1.39 </text:p>
          </table:table-cell>
          <table:table-cell office:value-type="string">
            <text:p>48,886 </text:p>
          </table:table-cell>
          <table:table-cell office:value-type="string">
            <text:p>- </text:p>
          </table:table-cell>
          <table:table-cell office:value-type="string">
            <text:p>$66 </text:p>
          </table:table-cell>
          <table:table-cell office:value-type="string">
            <text:p>$53 </text:p>
          </table:table-cell>
          <table:table-cell office:value-type="string">
            <text:p>$122 </text:p>
          </table:table-cell>
          <table:table-cell office:value-type="string">
            <text:p>$0.05 </text:p>
          </table:table-cell>
          <table:table-cell office:value-type="string">
            <text:p>$0.34 </text:p>
          </table:table-cell>
          <table:table-cell office:value-type="string">
            <text:p>$1.44 </text:p>
          </table:table-cell>
          <table:table-cell office:value-type="string">
            <text:p>$1,437 </text:p>
          </table:table-cell>
          <table:table-cell office:value-type="string">
            <text:p>$1,027 </text:p>
          </table:table-cell>
          <table:table-cell office:value-type="string">
            <text:p>7.34 </text:p>
          </table:table-cell>
          <table:table-cell office:value-type="string">
            <text:p>5.24 </text:p>
          </table:table-cell>
          <table:table-cell office:value-type="string">
            <text:p>9.34 </text:p>
          </table:table-cell>
          <table:table-cell office:value-type="string">
            <text:p>6.67 </text:p>
          </table:table-cell>
          <table:table-cell office:value-type="string">
            <text:p>$669 </text:p>
          </table:table-cell>
          <table:table-cell office:value-type="string">
            <text:p>3.42 </text:p>
          </table:table-cell>
          <table:table-cell office:value-type="string">
            <text:p>4.35 </text:p>
          </table:table-cell>
          <table:table-cell office:value-type="string">
            <text:p>$0.36 </text:p>
          </table:table-cell>
          <table:table-cell office:value-type="string">
            <text:p>1.83 </text:p>
          </table:table-cell>
          <table:table-cell office:value-type="string">
            <text:p>2.33 </text:p>
          </table:table-cell>
          <table:table-cell office:value-type="string">
            <text:p>$1.61 </text:p>
          </table:table-cell>
          <table:table-cell office:value-type="string">
            <text:p>255 </text:p>
          </table:table-cell>
          <table:table-cell office:value-type="string">
            <text:p>$410 </text:p>
          </table:table-cell>
          <table:table-cell office:value-type="string">
            <text:p>$24.7 </text:p>
          </table:table-cell>
          <table:table-cell office:value-type="string">
            <text:p>$0.027 </text:p>
          </table:table-cell>
          <table:table-cell office:value-type="string">
            <text:p>$42,319 </text:p>
          </table:table-cell>
          <table:table-cell office:value-type="string">
            <text:p>0</text:p>
          </table:table-cell>
          <table:table-cell office:value-type="string">
            <text:p>2.38 </text:p>
          </table:table-cell>
          <table:table-cell office:value-type="float" office:value="43">
            <text:p>43</text:p>
          </table:table-cell>
          <table:table-cell office:value-type="string">
            <text:p>56.8 </text:p>
          </table:table-cell>
          <table:table-cell office:value-type="string">
            <text:p>111.2 </text:p>
          </table:table-cell>
          <table:table-cell office:value-type="string">
            <text:p>111.2 </text:p>
          </table:table-cell>
          <table:table-cell office:value-type="string">
            <text:p>1</text:p>
          </table:table-cell>
          <table:table-cell office:value-type="string">
            <text:p>25.5 </text:p>
          </table:table-cell>
          <table:table-cell office:value-type="string">
            <text:p>53.6 </text:p>
          </table:table-cell>
          <table:table-cell office:value-type="string">
            <text:p>5,325 </text:p>
          </table:table-cell>
          <table:table-cell office:value-type="string">
            <text:p>6,458 </text:p>
          </table:table-cell>
          <table:table-cell office:value-type="string">
            <text:p>6,458 </text:p>
          </table:table-cell>
          <table:table-cell office:value-type="string">
            <text:p>$4,664 </text:p>
          </table:table-cell>
          <table:table-cell office:value-type="string">
            <text:p>$5,467 </text:p>
          </table:table-cell>
          <table:table-cell office:value-type="string">
            <text:p>$24,173 </text:p>
          </table:table-cell>
          <table:table-cell office:value-type="string">
            <text:p>$111,555 </text:p>
          </table:table-cell>
          <table:table-cell office:value-type="string">
            <text:p>1,133 </text:p>
          </table:table-cell>
          <table:table-cell office:value-type="string">
            <text:p>$- </text:p>
          </table:table-cell>
          <table:table-cell office:value-type="string">
            <text:p>$358 </text:p>
          </table:table-cell>
          <table:table-cell office:value-type="string">
            <text:p>$- </text:p>
          </table:table-cell>
          <table:table-cell office:value-type="string">
            <text:p>$358 </text:p>
          </table:table-cell>
          <table:table-cell office:value-type="string">
            <text:p>$9,240 </text:p>
          </table:table-cell>
          <table:table-cell office:value-type="string">
            <text:p>$95,809 </text:p>
          </table:table-cell>
          <table:table-cell office:value-type="string">
            <text:p>1,175 </text:p>
          </table:table-cell>
          <table:table-cell office:value-type="string">
            <text:p>$44,787 </text:p>
          </table:table-cell>
          <table:table-cell office:value-type="string">
            <text:p>364 </text:p>
          </table:table-cell>
          <table:table-cell office:value-type="string">
            <text:p>$44,787 </text:p>
          </table:table-cell>
          <table:table-cell office:value-type="string">
            <text:p>2,338 </text:p>
          </table:table-cell>
          <table:table-cell office:value-type="string">
            <text:p>$23,858 </text:p>
          </table:table-cell>
          <table:table-cell office:value-type="string">
            <text:p>1,448 </text:p>
          </table:table-cell>
          <table:table-cell office:value-type="string">
            <text:p>$24,879 </text:p>
          </table:table-cell>
          <table:table-cell office:value-type="string">
            <text:p>92 </text:p>
          </table:table-cell>
          <table:table-cell office:value-type="string">
            <text:p>386,073 </text:p>
          </table:table-cell>
          <table:table-cell office:value-type="string">
            <text:p>307,670 </text:p>
          </table:table-cell>
          <table:table-cell office:value-type="string">
            <text:p>662 </text:p>
          </table:table-cell>
          <table:table-cell office:value-type="string">
            <text:p>5.69</text:p>
          </table:table-cell>
          <table:table-cell office:value-type="string">
            <text:p>655 </text:p>
          </table:table-cell>
          <table:table-cell office:value-type="string">
            <text:p>121 </text:p>
          </table:table-cell>
          <table:table-cell office:value-type="string">
            <text:p>11.55 </text:p>
          </table:table-cell>
          <table:table-cell office:value-type="string">
            <text:p>9.2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2006</text:p>
          </table:table-cell>
          <table:table-cell office:value-type="string">
            <text:p>7.72 </text:p>
          </table:table-cell>
          <table:table-cell office:value-type="string">
            <text:p>9.96 </text:p>
          </table:table-cell>
          <table:table-cell office:value-type="string">
            <text:p>$1.89 </text:p>
          </table:table-cell>
          <table:table-cell office:value-type="string">
            <text:p>13.10 </text:p>
          </table:table-cell>
          <table:table-cell office:value-type="string">
            <text:p>10.16 </text:p>
          </table:table-cell>
          <table:table-cell office:value-type="string">
            <text:p>7.38 </text:p>
          </table:table-cell>
          <table:table-cell office:value-type="string">
            <text:p>9.52 </text:p>
          </table:table-cell>
          <table:table-cell office:value-type="string">
            <text:p>$1.81 </text:p>
          </table:table-cell>
          <table:table-cell office:value-type="string">
            <text:p>$1.81 </text:p>
          </table:table-cell>
          <table:table-cell office:value-type="string">
            <text:p>73,315 </text:p>
          </table:table-cell>
          <table:table-cell office:value-type="string">
            <text:p>- </text:p>
          </table:table-cell>
          <table:table-cell office:value-type="string">
            <text:p>$105 </text:p>
          </table:table-cell>
          <table:table-cell office:value-type="string">
            <text:p>$69 </text:p>
          </table:table-cell>
          <table:table-cell office:value-type="string">
            <text:p>$157 </text:p>
          </table:table-cell>
          <table:table-cell office:value-type="string">
            <text:p>$0.06 </text:p>
          </table:table-cell>
          <table:table-cell office:value-type="string">
            <text:p>$0.32 </text:p>
          </table:table-cell>
          <table:table-cell office:value-type="string">
            <text:p>$1.85 </text:p>
          </table:table-cell>
          <table:table-cell office:value-type="string">
            <text:p>$1,851 </text:p>
          </table:table-cell>
          <table:table-cell office:value-type="string">
            <text:p>$1,236 </text:p>
          </table:table-cell>
          <table:table-cell office:value-type="string">
            <text:p>7.55 </text:p>
          </table:table-cell>
          <table:table-cell office:value-type="string">
            <text:p>5.04 </text:p>
          </table:table-cell>
          <table:table-cell office:value-type="string">
            <text:p>9.74 </text:p>
          </table:table-cell>
          <table:table-cell office:value-type="string">
            <text:p>6.50 </text:p>
          </table:table-cell>
          <table:table-cell office:value-type="string">
            <text:p>$809 </text:p>
          </table:table-cell>
          <table:table-cell office:value-type="string">
            <text:p>3.30 </text:p>
          </table:table-cell>
          <table:table-cell office:value-type="string">
            <text:p>4.26 </text:p>
          </table:table-cell>
          <table:table-cell office:value-type="string">
            <text:p>$0.43 </text:p>
          </table:table-cell>
          <table:table-cell office:value-type="string">
            <text:p>1.74 </text:p>
          </table:table-cell>
          <table:table-cell office:value-type="string">
            <text:p>2.24 </text:p>
          </table:table-cell>
          <table:table-cell office:value-type="string">
            <text:p>$1.98 </text:p>
          </table:table-cell>
          <table:table-cell office:value-type="string">
            <text:p>311 </text:p>
          </table:table-cell>
          <table:table-cell office:value-type="string">
            <text:p>$615 </text:p>
          </table:table-cell>
          <table:table-cell office:value-type="string">
            <text:p>$30.7 </text:p>
          </table:table-cell>
          <table:table-cell office:value-type="string">
            <text:p>$0.032 </text:p>
          </table:table-cell>
          <table:table-cell office:value-type="string">
            <text:p>$43,517 </text:p>
          </table:table-cell>
          <table:table-cell office:value-type="string">
            <text:p>0</text:p>
          </table:table-cell>
          <table:table-cell office:value-type="string">
            <text:p>2.56 </text:p>
          </table:table-cell>
          <table:table-cell office:value-type="float" office:value="45">
            <text:p>45</text:p>
          </table:table-cell>
          <table:table-cell office:value-type="string">
            <text:p>58.3 </text:p>
          </table:table-cell>
          <table:table-cell office:value-type="string">
            <text:p>114.7 </text:p>
          </table:table-cell>
          <table:table-cell office:value-type="string">
            <text:p>114.7 </text:p>
          </table:table-cell>
          <table:table-cell office:value-type="string">
            <text:p>0.66985224764070</text:p>
          </table:table-cell>
          <table:table-cell office:value-type="string">
            <text:p>23.7 </text:p>
          </table:table-cell>
          <table:table-cell office:value-type="string">
            <text:p>54.3 </text:p>
          </table:table-cell>
          <table:table-cell office:value-type="string">
            <text:p>6,090 </text:p>
          </table:table-cell>
          <table:table-cell office:value-type="string">
            <text:p>7,415 </text:p>
          </table:table-cell>
          <table:table-cell office:value-type="string">
            <text:p>7,415 </text:p>
          </table:table-cell>
          <table:table-cell office:value-type="string">
            <text:p>$4,834 </text:p>
          </table:table-cell>
          <table:table-cell office:value-type="string">
            <text:p>$5,882 </text:p>
          </table:table-cell>
          <table:table-cell office:value-type="string">
            <text:p>$24,438 </text:p>
          </table:table-cell>
          <table:table-cell office:value-type="string">
            <text:p>$114,116 </text:p>
          </table:table-cell>
          <table:table-cell office:value-type="string">
            <text:p>1,325 </text:p>
          </table:table-cell>
          <table:table-cell office:value-type="string">
            <text:p>$- </text:p>
          </table:table-cell>
          <table:table-cell office:value-type="string">
            <text:p>$357 </text:p>
          </table:table-cell>
          <table:table-cell office:value-type="string">
            <text:p>$- </text:p>
          </table:table-cell>
          <table:table-cell office:value-type="string">
            <text:p>$357 </text:p>
          </table:table-cell>
          <table:table-cell office:value-type="string">
            <text:p>$10,702 </text:p>
          </table:table-cell>
          <table:table-cell office:value-type="string">
            <text:p>$96,527 </text:p>
          </table:table-cell>
          <table:table-cell office:value-type="string">
            <text:p>1,223 </text:p>
          </table:table-cell>
          <table:table-cell office:value-type="string">
            <text:p>$48,997 </text:p>
          </table:table-cell>
          <table:table-cell office:value-type="string">
            <text:p>407 </text:p>
          </table:table-cell>
          <table:table-cell office:value-type="string">
            <text:p>$48,997 </text:p>
          </table:table-cell>
          <table:table-cell office:value-type="string">
            <text:p>2,709 </text:p>
          </table:table-cell>
          <table:table-cell office:value-type="string">
            <text:p>$24,335 </text:p>
          </table:table-cell>
          <table:table-cell office:value-type="string">
            <text:p>1,751 </text:p>
          </table:table-cell>
          <table:table-cell office:value-type="string">
            <text:p>$26,244 </text:p>
          </table:table-cell>
          <table:table-cell office:value-type="string">
            <text:p>114 </text:p>
          </table:table-cell>
          <table:table-cell office:value-type="string">
            <text:p>463,821 </text:p>
          </table:table-cell>
          <table:table-cell office:value-type="string">
            <text:p>373,918 </text:p>
          </table:table-cell>
          <table:table-cell office:value-type="string">
            <text:p>670 </text:p>
          </table:table-cell>
          <table:table-cell office:value-type="string">
            <text:p>5.43</text:p>
          </table:table-cell>
          <table:table-cell office:value-type="string">
            <text:p>652 </text:p>
          </table:table-cell>
          <table:table-cell office:value-type="string">
            <text:p>123 </text:p>
          </table:table-cell>
          <table:table-cell office:value-type="string">
            <text:p>11.13 </text:p>
          </table:table-cell>
          <table:table-cell office:value-type="string">
            <text:p>8.9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2007</text:p>
          </table:table-cell>
          <table:table-cell office:value-type="string">
            <text:p>8.11 </text:p>
          </table:table-cell>
          <table:table-cell office:value-type="string">
            <text:p>10.17 </text:p>
          </table:table-cell>
          <table:table-cell office:value-type="string">
            <text:p>$2.31 </text:p>
          </table:table-cell>
          <table:table-cell office:value-type="string">
            <text:p>12.71 </text:p>
          </table:table-cell>
          <table:table-cell office:value-type="string">
            <text:p>10.14 </text:p>
          </table:table-cell>
          <table:table-cell office:value-type="string">
            <text:p>7.70 </text:p>
          </table:table-cell>
          <table:table-cell office:value-type="string">
            <text:p>9.66 </text:p>
          </table:table-cell>
          <table:table-cell office:value-type="string">
            <text:p>$2.19 </text:p>
          </table:table-cell>
          <table:table-cell office:value-type="string">
            <text:p>$2.19 </text:p>
          </table:table-cell>
          <table:table-cell office:value-type="string">
            <text:p>107,640 </text:p>
          </table:table-cell>
          <table:table-cell office:value-type="string">
            <text:p>- </text:p>
          </table:table-cell>
          <table:table-cell office:value-type="string">
            <text:p>$122 </text:p>
          </table:table-cell>
          <table:table-cell office:value-type="string">
            <text:p>$86 </text:p>
          </table:table-cell>
          <table:table-cell office:value-type="string">
            <text:p>$180 </text:p>
          </table:table-cell>
          <table:table-cell office:value-type="string">
            <text:p>$0.07 </text:p>
          </table:table-cell>
          <table:table-cell office:value-type="string">
            <text:p>$0.31 </text:p>
          </table:table-cell>
          <table:table-cell office:value-type="string">
            <text:p>$2.17 </text:p>
          </table:table-cell>
          <table:table-cell office:value-type="string">
            <text:p>$2,172 </text:p>
          </table:table-cell>
          <table:table-cell office:value-type="string">
            <text:p>$1,423 </text:p>
          </table:table-cell>
          <table:table-cell office:value-type="string">
            <text:p>7.63 </text:p>
          </table:table-cell>
          <table:table-cell office:value-type="string">
            <text:p>5.00 </text:p>
          </table:table-cell>
          <table:table-cell office:value-type="string">
            <text:p>9.57 </text:p>
          </table:table-cell>
          <table:table-cell office:value-type="string">
            <text:p>6.27 </text:p>
          </table:table-cell>
          <table:table-cell office:value-type="string">
            <text:p>$928 </text:p>
          </table:table-cell>
          <table:table-cell office:value-type="string">
            <text:p>3.26 </text:p>
          </table:table-cell>
          <table:table-cell office:value-type="string">
            <text:p>4.09 </text:p>
          </table:table-cell>
          <table:table-cell office:value-type="string">
            <text:p>$0.49 </text:p>
          </table:table-cell>
          <table:table-cell office:value-type="string">
            <text:p>1.74 </text:p>
          </table:table-cell>
          <table:table-cell office:value-type="string">
            <text:p>2.18 </text:p>
          </table:table-cell>
          <table:table-cell office:value-type="string">
            <text:p>$2.08 </text:p>
          </table:table-cell>
          <table:table-cell office:value-type="string">
            <text:p>360 </text:p>
          </table:table-cell>
          <table:table-cell office:value-type="string">
            <text:p>$749 </text:p>
          </table:table-cell>
          <table:table-cell office:value-type="string">
            <text:p>$31.5 </text:p>
          </table:table-cell>
          <table:table-cell office:value-type="string">
            <text:p>$0.033 </text:p>
          </table:table-cell>
          <table:table-cell office:value-type="string">
            <text:p>$45,062 </text:p>
          </table:table-cell>
          <table:table-cell office:value-type="string">
            <text:p>0.34472623718104</text:p>
          </table:table-cell>
          <table:table-cell office:value-type="string">
            <text:p>2.73 </text:p>
          </table:table-cell>
          <table:table-cell office:value-type="float" office:value="46">
            <text:p>46</text:p>
          </table:table-cell>
          <table:table-cell office:value-type="string">
            <text:p>59.2 </text:p>
          </table:table-cell>
          <table:table-cell office:value-type="string">
            <text:p>118.1 </text:p>
          </table:table-cell>
          <table:table-cell office:value-type="string">
            <text:p>118.1 </text:p>
          </table:table-cell>
          <table:table-cell office:value-type="string">
            <text:p>0.678590804070740</text:p>
          </table:table-cell>
          <table:table-cell office:value-type="string">
            <text:p>23.0 </text:p>
          </table:table-cell>
          <table:table-cell office:value-type="string">
            <text:p>56.0 </text:p>
          </table:table-cell>
          <table:table-cell office:value-type="string">
            <text:p>6,806 </text:p>
          </table:table-cell>
          <table:table-cell office:value-type="string">
            <text:p>8,304 </text:p>
          </table:table-cell>
          <table:table-cell office:value-type="string">
            <text:p>8,304 </text:p>
          </table:table-cell>
          <table:table-cell office:value-type="string">
            <text:p>$5,192 </text:p>
          </table:table-cell>
          <table:table-cell office:value-type="string">
            <text:p>$6,204 </text:p>
          </table:table-cell>
          <table:table-cell office:value-type="string">
            <text:p>$25,166 </text:p>
          </table:table-cell>
          <table:table-cell office:value-type="string">
            <text:p>$116,841 </text:p>
          </table:table-cell>
          <table:table-cell office:value-type="string">
            <text:p>1,498 </text:p>
          </table:table-cell>
          <table:table-cell office:value-type="string">
            <text:p>$- </text:p>
          </table:table-cell>
          <table:table-cell office:value-type="string">
            <text:p>$362 </text:p>
          </table:table-cell>
          <table:table-cell office:value-type="string">
            <text:p>$- </text:p>
          </table:table-cell>
          <table:table-cell office:value-type="string">
            <text:p>$362 </text:p>
          </table:table-cell>
          <table:table-cell office:value-type="string">
            <text:p>$10,803 </text:p>
          </table:table-cell>
          <table:table-cell office:value-type="string">
            <text:p>$99,311 </text:p>
          </table:table-cell>
          <table:table-cell office:value-type="string">
            <text:p>1,388 </text:p>
          </table:table-cell>
          <table:table-cell office:value-type="string">
            <text:p>$50,342 </text:p>
          </table:table-cell>
          <table:table-cell office:value-type="string">
            <text:p>409 </text:p>
          </table:table-cell>
          <table:table-cell office:value-type="string">
            <text:p>$50,342 </text:p>
          </table:table-cell>
          <table:table-cell office:value-type="string">
            <text:p>3,032 </text:p>
          </table:table-cell>
          <table:table-cell office:value-type="string">
            <text:p>$25,263 </text:p>
          </table:table-cell>
          <table:table-cell office:value-type="string">
            <text:p>1,977 </text:p>
          </table:table-cell>
          <table:table-cell office:value-type="string">
            <text:p>$27,388 </text:p>
          </table:table-cell>
          <table:table-cell office:value-type="string">
            <text:p>132 </text:p>
          </table:table-cell>
          <table:table-cell office:value-type="string">
            <text:p>531,649 </text:p>
          </table:table-cell>
          <table:table-cell office:value-type="string">
            <text:p>434,362 </text:p>
          </table:table-cell>
          <table:table-cell office:value-type="string">
            <text:p>677 </text:p>
          </table:table-cell>
          <table:table-cell office:value-type="string">
            <text:p>5.23</text:p>
          </table:table-cell>
          <table:table-cell office:value-type="string">
            <text:p>695 </text:p>
          </table:table-cell>
          <table:table-cell office:value-type="string">
            <text:p>125 </text:p>
          </table:table-cell>
          <table:table-cell office:value-type="string">
            <text:p>11.04 </text:p>
          </table:table-cell>
          <table:table-cell office:value-type="string">
            <text:p>9.0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2008</text:p>
          </table:table-cell>
          <table:table-cell office:value-type="string">
            <text:p>8.66 </text:p>
          </table:table-cell>
          <table:table-cell office:value-type="string">
            <text:p>10.72 </text:p>
          </table:table-cell>
          <table:table-cell office:value-type="string">
            <text:p>$2.55 </text:p>
          </table:table-cell>
          <table:table-cell office:value-type="string">
            <text:p>12.75 </text:p>
          </table:table-cell>
          <table:table-cell office:value-type="string">
            <text:p>10.31 </text:p>
          </table:table-cell>
          <table:table-cell office:value-type="string">
            <text:p>8.13 </text:p>
          </table:table-cell>
          <table:table-cell office:value-type="string">
            <text:p>10.06 </text:p>
          </table:table-cell>
          <table:table-cell office:value-type="string">
            <text:p>$2.40 </text:p>
          </table:table-cell>
          <table:table-cell office:value-type="string">
            <text:p>$2.40 </text:p>
          </table:table-cell>
          <table:table-cell office:value-type="string">
            <text:p>138,869 </text:p>
          </table:table-cell>
          <table:table-cell office:value-type="string">
            <text:p>- </text:p>
          </table:table-cell>
          <table:table-cell office:value-type="string">
            <text:p>$133 </text:p>
          </table:table-cell>
          <table:table-cell office:value-type="string">
            <text:p>$90 </text:p>
          </table:table-cell>
          <table:table-cell office:value-type="string">
            <text:p>$192 </text:p>
          </table:table-cell>
          <table:table-cell office:value-type="string">
            <text:p>$0.07 </text:p>
          </table:table-cell>
          <table:table-cell office:value-type="string">
            <text:p>$0.29 </text:p>
          </table:table-cell>
          <table:table-cell office:value-type="string">
            <text:p>$2.62 </text:p>
          </table:table-cell>
          <table:table-cell office:value-type="string">
            <text:p>$2,624 </text:p>
          </table:table-cell>
          <table:table-cell office:value-type="string">
            <text:p>$1,496 </text:p>
          </table:table-cell>
          <table:table-cell office:value-type="string">
            <text:p>8.91 </text:p>
          </table:table-cell>
          <table:table-cell office:value-type="string">
            <text:p>5.08 </text:p>
          </table:table-cell>
          <table:table-cell office:value-type="string">
            <text:p>11.02 </text:p>
          </table:table-cell>
          <table:table-cell office:value-type="string">
            <text:p>6.28 </text:p>
          </table:table-cell>
          <table:table-cell office:value-type="string">
            <text:p>$975 </text:p>
          </table:table-cell>
          <table:table-cell office:value-type="string">
            <text:p>3.31 </text:p>
          </table:table-cell>
          <table:table-cell office:value-type="string">
            <text:p>4.09 </text:p>
          </table:table-cell>
          <table:table-cell office:value-type="string">
            <text:p>$0.52 </text:p>
          </table:table-cell>
          <table:table-cell office:value-type="string">
            <text:p>1.77 </text:p>
          </table:table-cell>
          <table:table-cell office:value-type="string">
            <text:p>2.19 </text:p>
          </table:table-cell>
          <table:table-cell office:value-type="string">
            <text:p>$3.01 </text:p>
          </table:table-cell>
          <table:table-cell office:value-type="string">
            <text:p>374 </text:p>
          </table:table-cell>
          <table:table-cell office:value-type="string">
            <text:p>$1,128 </text:p>
          </table:table-cell>
          <table:table-cell office:value-type="string">
            <text:p>$45.8 </text:p>
          </table:table-cell>
          <table:table-cell office:value-type="string">
            <text:p>$0.047 </text:p>
          </table:table-cell>
          <table:table-cell office:value-type="string">
            <text:p>$47,014 </text:p>
          </table:table-cell>
          <table:table-cell office:value-type="string">
            <text:p>0.42985237975835</text:p>
          </table:table-cell>
          <table:table-cell office:value-type="string">
            <text:p>2.88 </text:p>
          </table:table-cell>
          <table:table-cell office:value-type="float" office:value="46">
            <text:p>46</text:p>
          </table:table-cell>
          <table:table-cell office:value-type="string">
            <text:p>58.7 </text:p>
          </table:table-cell>
          <table:table-cell office:value-type="string">
            <text:p>117.5 </text:p>
          </table:table-cell>
          <table:table-cell office:value-type="string">
            <text:p>117.5 </text:p>
          </table:table-cell>
          <table:table-cell office:value-type="string">
            <text:p>0.69361470191360</text:p>
          </table:table-cell>
          <table:table-cell office:value-type="string">
            <text:p>21.9 </text:p>
          </table:table-cell>
          <table:table-cell office:value-type="string">
            <text:p>58.8 </text:p>
          </table:table-cell>
          <table:table-cell office:value-type="string">
            <text:p>6,700 </text:p>
          </table:table-cell>
          <table:table-cell office:value-type="string">
            <text:p>8,259 </text:p>
          </table:table-cell>
          <table:table-cell office:value-type="string">
            <text:p>8,259 </text:p>
          </table:table-cell>
          <table:table-cell office:value-type="string">
            <text:p>$6,368 </text:p>
          </table:table-cell>
          <table:table-cell office:value-type="string">
            <text:p>$7,148 </text:p>
          </table:table-cell>
          <table:table-cell office:value-type="string">
            <text:p>$25,782 </text:p>
          </table:table-cell>
          <table:table-cell office:value-type="string">
            <text:p>$118,446 </text:p>
          </table:table-cell>
          <table:table-cell office:value-type="string">
            <text:p>1,559 </text:p>
          </table:table-cell>
          <table:table-cell office:value-type="string">
            <text:p>$- </text:p>
          </table:table-cell>
          <table:table-cell office:value-type="string">
            <text:p>$369 </text:p>
          </table:table-cell>
          <table:table-cell office:value-type="string">
            <text:p>$- </text:p>
          </table:table-cell>
          <table:table-cell office:value-type="string">
            <text:p>$369 </text:p>
          </table:table-cell>
          <table:table-cell office:value-type="string">
            <text:p>$10,501 </text:p>
          </table:table-cell>
          <table:table-cell office:value-type="string">
            <text:p>$100,952 </text:p>
          </table:table-cell>
          <table:table-cell office:value-type="string">
            <text:p>1,350 </text:p>
          </table:table-cell>
          <table:table-cell office:value-type="string">
            <text:p>$50,947 </text:p>
          </table:table-cell>
          <table:table-cell office:value-type="string">
            <text:p>405 </text:p>
          </table:table-cell>
          <table:table-cell office:value-type="string">
            <text:p>$50,947 </text:p>
          </table:table-cell>
          <table:table-cell office:value-type="string">
            <text:p>2,987 </text:p>
          </table:table-cell>
          <table:table-cell office:value-type="string">
            <text:p>$26,091 </text:p>
          </table:table-cell>
          <table:table-cell office:value-type="string">
            <text:p>1,958 </text:p>
          </table:table-cell>
          <table:table-cell office:value-type="string">
            <text:p>$29,706 </text:p>
          </table:table-cell>
          <table:table-cell office:value-type="string">
            <text:p>136 </text:p>
          </table:table-cell>
          <table:table-cell office:value-type="string">
            <text:p>549,475 </text:p>
          </table:table-cell>
          <table:table-cell office:value-type="string">
            <text:p>450,399 </text:p>
          </table:table-cell>
          <table:table-cell office:value-type="string">
            <text:p>681 </text:p>
          </table:table-cell>
          <table:table-cell office:value-type="string">
            <text:p>5.17</text:p>
          </table:table-cell>
          <table:table-cell office:value-type="string">
            <text:p>728 </text:p>
          </table:table-cell>
          <table:table-cell office:value-type="string">
            <text:p>126 </text:p>
          </table:table-cell>
          <table:table-cell office:value-type="string">
            <text:p>11.05 </text:p>
          </table:table-cell>
          <table:table-cell office:value-type="string">
            <text:p>9.0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2009</text:p>
          </table:table-cell>
          <table:table-cell office:value-type="string">
            <text:p>8.13 </text:p>
          </table:table-cell>
          <table:table-cell office:value-type="string">
            <text:p>10.04 </text:p>
          </table:table-cell>
          <table:table-cell office:value-type="string">
            <text:p>$2.34 </text:p>
          </table:table-cell>
          <table:table-cell office:value-type="string">
            <text:p>11.23 </text:p>
          </table:table-cell>
          <table:table-cell office:value-type="string">
            <text:p>9.09 </text:p>
          </table:table-cell>
          <table:table-cell office:value-type="string">
            <text:p>7.22 </text:p>
          </table:table-cell>
          <table:table-cell office:value-type="string">
            <text:p>8.92 </text:p>
          </table:table-cell>
          <table:table-cell office:value-type="string">
            <text:p>$2.08 </text:p>
          </table:table-cell>
          <table:table-cell office:value-type="string">
            <text:p>$2.08 </text:p>
          </table:table-cell>
          <table:table-cell office:value-type="string">
            <text:p>249,729 </text:p>
          </table:table-cell>
          <table:table-cell office:value-type="string">
            <text:p>- </text:p>
          </table:table-cell>
          <table:table-cell office:value-type="string">
            <text:p>$167 </text:p>
          </table:table-cell>
          <table:table-cell office:value-type="string">
            <text:p>$100 </text:p>
          </table:table-cell>
          <table:table-cell office:value-type="string">
            <text:p>$230 </text:p>
          </table:table-cell>
          <table:table-cell office:value-type="string">
            <text:p>$0.07 </text:p>
          </table:table-cell>
          <table:table-cell office:value-type="string">
            <text:p>$0.31 </text:p>
          </table:table-cell>
          <table:table-cell office:value-type="string">
            <text:p>$2.16 </text:p>
          </table:table-cell>
          <table:table-cell office:value-type="string">
            <text:p>$2,164 </text:p>
          </table:table-cell>
          <table:table-cell office:value-type="string">
            <text:p>$1,535 </text:p>
          </table:table-cell>
          <table:table-cell office:value-type="string">
            <text:p>7.52 </text:p>
          </table:table-cell>
          <table:table-cell office:value-type="string">
            <text:p>5.33 </text:p>
          </table:table-cell>
          <table:table-cell office:value-type="string">
            <text:p>9.29 </text:p>
          </table:table-cell>
          <table:table-cell office:value-type="string">
            <text:p>6.59 </text:p>
          </table:table-cell>
          <table:table-cell office:value-type="string">
            <text:p>$1,004 </text:p>
          </table:table-cell>
          <table:table-cell office:value-type="string">
            <text:p>3.49 </text:p>
          </table:table-cell>
          <table:table-cell office:value-type="string">
            <text:p>4.31 </text:p>
          </table:table-cell>
          <table:table-cell office:value-type="string">
            <text:p>$0.53 </text:p>
          </table:table-cell>
          <table:table-cell office:value-type="string">
            <text:p>1.84 </text:p>
          </table:table-cell>
          <table:table-cell office:value-type="string">
            <text:p>2.28 </text:p>
          </table:table-cell>
          <table:table-cell office:value-type="string">
            <text:p>$1.73 </text:p>
          </table:table-cell>
          <table:table-cell office:value-type="string">
            <text:p>363 </text:p>
          </table:table-cell>
          <table:table-cell office:value-type="string">
            <text:p>$630 </text:p>
          </table:table-cell>
          <table:table-cell office:value-type="string">
            <text:p>$26.2 </text:p>
          </table:table-cell>
          <table:table-cell office:value-type="string">
            <text:p>$0.027 </text:p>
          </table:table-cell>
          <table:table-cell office:value-type="string">
            <text:p>$48,307 </text:p>
          </table:table-cell>
          <table:table-cell office:value-type="string">
            <text:p>0.29091337622428</text:p>
          </table:table-cell>
          <table:table-cell office:value-type="string">
            <text:p>2.84 </text:p>
          </table:table-cell>
          <table:table-cell office:value-type="float" office:value="44">
            <text:p>44</text:p>
          </table:table-cell>
          <table:table-cell office:value-type="string">
            <text:p>58.1 </text:p>
          </table:table-cell>
          <table:table-cell office:value-type="string">
            <text:p>112.7 </text:p>
          </table:table-cell>
          <table:table-cell office:value-type="string">
            <text:p>112.7 </text:p>
          </table:table-cell>
          <table:table-cell office:value-type="string">
            <text:p>1</text:p>
          </table:table-cell>
          <table:table-cell office:value-type="string">
            <text:p>22.4 </text:p>
          </table:table-cell>
          <table:table-cell office:value-type="string">
            <text:p>55.9 </text:p>
          </table:table-cell>
          <table:table-cell office:value-type="string">
            <text:p>6,685 </text:p>
          </table:table-cell>
          <table:table-cell office:value-type="string">
            <text:p>8,220 </text:p>
          </table:table-cell>
          <table:table-cell office:value-type="string">
            <text:p>8,220 </text:p>
          </table:table-cell>
          <table:table-cell office:value-type="string">
            <text:p>$6,770 </text:p>
          </table:table-cell>
          <table:table-cell office:value-type="string">
            <text:p>$7,687 </text:p>
          </table:table-cell>
          <table:table-cell office:value-type="string">
            <text:p>$26,336 </text:p>
          </table:table-cell>
          <table:table-cell office:value-type="string">
            <text:p>$123,283 </text:p>
          </table:table-cell>
          <table:table-cell office:value-type="string">
            <text:p>1,535 </text:p>
          </table:table-cell>
          <table:table-cell office:value-type="string">
            <text:p>$- </text:p>
          </table:table-cell>
          <table:table-cell office:value-type="string">
            <text:p>$387 </text:p>
          </table:table-cell>
          <table:table-cell office:value-type="string">
            <text:p>$- </text:p>
          </table:table-cell>
          <table:table-cell office:value-type="string">
            <text:p>$387 </text:p>
          </table:table-cell>
          <table:table-cell office:value-type="string">
            <text:p>$11,677 </text:p>
          </table:table-cell>
          <table:table-cell office:value-type="string">
            <text:p>$104,265 </text:p>
          </table:table-cell>
          <table:table-cell office:value-type="string">
            <text:p>1,337 </text:p>
          </table:table-cell>
          <table:table-cell office:value-type="string">
            <text:p>$54,211 </text:p>
          </table:table-cell>
          <table:table-cell office:value-type="string">
            <text:p>358 </text:p>
          </table:table-cell>
          <table:table-cell office:value-type="string">
            <text:p>$54,211 </text:p>
          </table:table-cell>
          <table:table-cell office:value-type="string">
            <text:p>2,988 </text:p>
          </table:table-cell>
          <table:table-cell office:value-type="string">
            <text:p>$25,760 </text:p>
          </table:table-cell>
          <table:table-cell office:value-type="string">
            <text:p>2,002 </text:p>
          </table:table-cell>
          <table:table-cell office:value-type="string">
            <text:p>$30,463 </text:p>
          </table:table-cell>
          <table:table-cell office:value-type="string">
            <text:p>133 </text:p>
          </table:table-cell>
          <table:table-cell office:value-type="string">
            <text:p>535,037 </text:p>
          </table:table-cell>
          <table:table-cell office:value-type="string">
            <text:p>438,997 </text:p>
          </table:table-cell>
          <table:table-cell office:value-type="string">
            <text:p>679 </text:p>
          </table:table-cell>
          <table:table-cell office:value-type="string">
            <text:p>5.14</text:p>
          </table:table-cell>
          <table:table-cell office:value-type="string">
            <text:p>738 </text:p>
          </table:table-cell>
          <table:table-cell office:value-type="string">
            <text:p>125 </text:p>
          </table:table-cell>
          <table:table-cell office:value-type="string">
            <text:p>10.99 </text:p>
          </table:table-cell>
          <table:table-cell office:value-type="string">
            <text:p>9.0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2010</text:p>
          </table:table-cell>
          <table:table-cell office:value-type="string">
            <text:p>8.82 </text:p>
          </table:table-cell>
          <table:table-cell office:value-type="string">
            <text:p>10.87 </text:p>
          </table:table-cell>
          <table:table-cell office:value-type="string">
            <text:p>$2.62 </text:p>
          </table:table-cell>
          <table:table-cell office:value-type="string">
            <text:p>11.99 </text:p>
          </table:table-cell>
          <table:table-cell office:value-type="string">
            <text:p>9.72 </text:p>
          </table:table-cell>
          <table:table-cell office:value-type="string">
            <text:p>7.91 </text:p>
          </table:table-cell>
          <table:table-cell office:value-type="string">
            <text:p>9.75 </text:p>
          </table:table-cell>
          <table:table-cell office:value-type="string">
            <text:p>$2.35 </text:p>
          </table:table-cell>
          <table:table-cell office:value-type="string">
            <text:p>$2.35 </text:p>
          </table:table-cell>
          <table:table-cell office:value-type="string">
            <text:p>260,352 </text:p>
          </table:table-cell>
          <table:table-cell office:value-type="string">
            <text:p>- </text:p>
          </table:table-cell>
          <table:table-cell office:value-type="string">
            <text:p>$198 </text:p>
          </table:table-cell>
          <table:table-cell office:value-type="string">
            <text:p>$125 </text:p>
          </table:table-cell>
          <table:table-cell office:value-type="string">
            <text:p>$266 </text:p>
          </table:table-cell>
          <table:table-cell office:value-type="string">
            <text:p>$0.08 </text:p>
          </table:table-cell>
          <table:table-cell office:value-type="string">
            <text:p>$0.33 </text:p>
          </table:table-cell>
          <table:table-cell office:value-type="string">
            <text:p>$2.49 </text:p>
          </table:table-cell>
          <table:table-cell office:value-type="string">
            <text:p>$2,491 </text:p>
          </table:table-cell>
          <table:table-cell office:value-type="string">
            <text:p>$1,672 </text:p>
          </table:table-cell>
          <table:table-cell office:value-type="string">
            <text:p>8.40 </text:p>
          </table:table-cell>
          <table:table-cell office:value-type="string">
            <text:p>5.64 </text:p>
          </table:table-cell>
          <table:table-cell office:value-type="string">
            <text:p>10.35 </text:p>
          </table:table-cell>
          <table:table-cell office:value-type="string">
            <text:p>6.95 </text:p>
          </table:table-cell>
          <table:table-cell office:value-type="string">
            <text:p>$1,099 </text:p>
          </table:table-cell>
          <table:table-cell office:value-type="string">
            <text:p>3.70 </text:p>
          </table:table-cell>
          <table:table-cell office:value-type="string">
            <text:p>4.57 </text:p>
          </table:table-cell>
          <table:table-cell office:value-type="string">
            <text:p>$0.57 </text:p>
          </table:table-cell>
          <table:table-cell office:value-type="string">
            <text:p>1.93 </text:p>
          </table:table-cell>
          <table:table-cell office:value-type="string">
            <text:p>2.38 </text:p>
          </table:table-cell>
          <table:table-cell office:value-type="string">
            <text:p>$2.20 </text:p>
          </table:table-cell>
          <table:table-cell office:value-type="string">
            <text:p>373 </text:p>
          </table:table-cell>
          <table:table-cell office:value-type="string">
            <text:p>$819 </text:p>
          </table:table-cell>
          <table:table-cell office:value-type="string">
            <text:p>$33.1 </text:p>
          </table:table-cell>
          <table:table-cell office:value-type="string">
            <text:p>$0.034 </text:p>
          </table:table-cell>
          <table:table-cell office:value-type="string">
            <text:p>$52,191 </text:p>
          </table:table-cell>
          <table:table-cell office:value-type="string">
            <text:p>0.32877933061190</text:p>
          </table:table-cell>
          <table:table-cell office:value-type="string">
            <text:p>2.92 </text:p>
          </table:table-cell>
          <table:table-cell office:value-type="float" office:value="42">
            <text:p>42</text:p>
          </table:table-cell>
          <table:table-cell office:value-type="string">
            <text:p>55.8 </text:p>
          </table:table-cell>
          <table:table-cell office:value-type="string">
            <text:p>106.7 </text:p>
          </table:table-cell>
          <table:table-cell office:value-type="string">
            <text:p>106.7 </text:p>
          </table:table-cell>
          <table:table-cell office:value-type="string">
            <text:p>0.74508743695784</text:p>
          </table:table-cell>
          <table:table-cell office:value-type="string">
            <text:p>21.7 </text:p>
          </table:table-cell>
          <table:table-cell office:value-type="string">
            <text:p>56.4 </text:p>
          </table:table-cell>
          <table:table-cell office:value-type="string">
            <text:p>6,607 </text:p>
          </table:table-cell>
          <table:table-cell office:value-type="string">
            <text:p>8,229 </text:p>
          </table:table-cell>
          <table:table-cell office:value-type="string">
            <text:p>8,229 </text:p>
          </table:table-cell>
          <table:table-cell office:value-type="string">
            <text:p>$7,512 </text:p>
          </table:table-cell>
          <table:table-cell office:value-type="string">
            <text:p>$8,312 </text:p>
          </table:table-cell>
          <table:table-cell office:value-type="string">
            <text:p>$28,661 </text:p>
          </table:table-cell>
          <table:table-cell office:value-type="string">
            <text:p>$127,934 </text:p>
          </table:table-cell>
          <table:table-cell office:value-type="string">
            <text:p>1,622 </text:p>
          </table:table-cell>
          <table:table-cell office:value-type="string">
            <text:p>$- </text:p>
          </table:table-cell>
          <table:table-cell office:value-type="string">
            <text:p>$416 </text:p>
          </table:table-cell>
          <table:table-cell office:value-type="string">
            <text:p>$- </text:p>
          </table:table-cell>
          <table:table-cell office:value-type="string">
            <text:p>$416 </text:p>
          </table:table-cell>
          <table:table-cell office:value-type="string">
            <text:p>$11,573 </text:p>
          </table:table-cell>
          <table:table-cell office:value-type="string">
            <text:p>$108,549 </text:p>
          </table:table-cell>
          <table:table-cell office:value-type="string">
            <text:p>1,294 </text:p>
          </table:table-cell>
          <table:table-cell office:value-type="string">
            <text:p>$62,124 </text:p>
          </table:table-cell>
          <table:table-cell office:value-type="string">
            <text:p>375 </text:p>
          </table:table-cell>
          <table:table-cell office:value-type="string">
            <text:p>$62,124 </text:p>
          </table:table-cell>
          <table:table-cell office:value-type="string">
            <text:p>2,925 </text:p>
          </table:table-cell>
          <table:table-cell office:value-type="string">
            <text:p>$27,932 </text:p>
          </table:table-cell>
          <table:table-cell office:value-type="string">
            <text:p>2,013 </text:p>
          </table:table-cell>
          <table:table-cell office:value-type="string">
            <text:p>$31,816 </text:p>
          </table:table-cell>
          <table:table-cell office:value-type="string">
            <text:p>135 </text:p>
          </table:table-cell>
          <table:table-cell office:value-type="string">
            <text:p>542,586 </text:p>
          </table:table-cell>
          <table:table-cell office:value-type="string">
            <text:p>447,268 </text:p>
          </table:table-cell>
          <table:table-cell office:value-type="string">
            <text:p>687 </text:p>
          </table:table-cell>
          <table:table-cell office:value-type="string">
            <text:p>5.11</text:p>
          </table:table-cell>
          <table:table-cell office:value-type="string">
            <text:p>758 </text:p>
          </table:table-cell>
          <table:table-cell office:value-type="string">
            <text:p>126 </text:p>
          </table:table-cell>
          <table:table-cell office:value-type="string">
            <text:p>11.04 </text:p>
          </table:table-cell>
          <table:table-cell office:value-type="string">
            <text:p>9.1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2011</text:p>
          </table:table-cell>
          <table:table-cell office:value-type="string">
            <text:p>9.68 </text:p>
          </table:table-cell>
          <table:table-cell office:value-type="string">
            <text:p>11.88 </text:p>
          </table:table-cell>
          <table:table-cell office:value-type="string">
            <text:p>$2.94 </text:p>
          </table:table-cell>
          <table:table-cell office:value-type="string">
            <text:p>13.00 </text:p>
          </table:table-cell>
          <table:table-cell office:value-type="string">
            <text:p>10.59 </text:p>
          </table:table-cell>
          <table:table-cell office:value-type="string">
            <text:p>8.58 </text:p>
          </table:table-cell>
          <table:table-cell office:value-type="string">
            <text:p>10.54 </text:p>
          </table:table-cell>
          <table:table-cell office:value-type="string">
            <text:p>$2.61 </text:p>
          </table:table-cell>
          <table:table-cell office:value-type="string">
            <text:p>$2.61 </text:p>
          </table:table-cell>
          <table:table-cell office:value-type="string">
            <text:p>322,600 </text:p>
          </table:table-cell>
          <table:table-cell office:value-type="string">
            <text:p>1 </text:p>
          </table:table-cell>
          <table:table-cell office:value-type="string">
            <text:p>$220 </text:p>
          </table:table-cell>
          <table:table-cell office:value-type="string">
            <text:p>$162 </text:p>
          </table:table-cell>
          <table:table-cell office:value-type="string">
            <text:p>$311 </text:p>
          </table:table-cell>
          <table:table-cell office:value-type="string">
            <text:p>$0.07 </text:p>
          </table:table-cell>
          <table:table-cell office:value-type="string">
            <text:p>$0.30 </text:p>
          </table:table-cell>
          <table:table-cell office:value-type="string">
            <text:p>$2.96 </text:p>
          </table:table-cell>
          <table:table-cell office:value-type="string">
            <text:p>$2,957 </text:p>
          </table:table-cell>
          <table:table-cell office:value-type="string">
            <text:p>$1,804 </text:p>
          </table:table-cell>
          <table:table-cell office:value-type="string">
            <text:p>9.74 </text:p>
          </table:table-cell>
          <table:table-cell office:value-type="string">
            <text:p>5.94 </text:p>
          </table:table-cell>
          <table:table-cell office:value-type="string">
            <text:p>11.96 </text:p>
          </table:table-cell>
          <table:table-cell office:value-type="string">
            <text:p>7.30 </text:p>
          </table:table-cell>
          <table:table-cell office:value-type="string">
            <text:p>$1,181 </text:p>
          </table:table-cell>
          <table:table-cell office:value-type="string">
            <text:p>3.89 </text:p>
          </table:table-cell>
          <table:table-cell office:value-type="string">
            <text:p>4.78 </text:p>
          </table:table-cell>
          <table:table-cell office:value-type="string">
            <text:p>$0.62 </text:p>
          </table:table-cell>
          <table:table-cell office:value-type="string">
            <text:p>2.05 </text:p>
          </table:table-cell>
          <table:table-cell office:value-type="string">
            <text:p>2.52 </text:p>
          </table:table-cell>
          <table:table-cell office:value-type="string">
            <text:p>$3.37 </text:p>
          </table:table-cell>
          <table:table-cell office:value-type="string">
            <text:p>342 </text:p>
          </table:table-cell>
          <table:table-cell office:value-type="string">
            <text:p>$1,153 </text:p>
          </table:table-cell>
          <table:table-cell office:value-type="string">
            <text:p>$46.7 </text:p>
          </table:table-cell>
          <table:table-cell office:value-type="string">
            <text:p>$0.047 </text:p>
          </table:table-cell>
          <table:table-cell office:value-type="string">
            <text:p>$60,784 </text:p>
          </table:table-cell>
          <table:table-cell office:value-type="string">
            <text:p>0.38982898434454</text:p>
          </table:table-cell>
          <table:table-cell office:value-type="string">
            <text:p>3.19 </text:p>
          </table:table-cell>
          <table:table-cell office:value-type="float" office:value="40">
            <text:p>40</text:p>
          </table:table-cell>
          <table:table-cell office:value-type="string">
            <text:p>56.3 </text:p>
          </table:table-cell>
          <table:table-cell office:value-type="string">
            <text:p>94.5 </text:p>
          </table:table-cell>
          <table:table-cell office:value-type="string">
            <text:p>94.5 </text:p>
          </table:table-cell>
          <table:table-cell office:value-type="string">
            <text:p>0.707039516816970</text:p>
          </table:table-cell>
          <table:table-cell office:value-type="string">
            <text:p>20.6 </text:p>
          </table:table-cell>
          <table:table-cell office:value-type="string">
            <text:p>53.8 </text:p>
          </table:table-cell>
          <table:table-cell office:value-type="string">
            <text:p>6,125 </text:p>
          </table:table-cell>
          <table:table-cell office:value-type="string">
            <text:p>7,751 </text:p>
          </table:table-cell>
          <table:table-cell office:value-type="string">
            <text:p>7,751 </text:p>
          </table:table-cell>
          <table:table-cell office:value-type="string">
            <text:p>$8,526 </text:p>
          </table:table-cell>
          <table:table-cell office:value-type="string">
            <text:p>$9,202 </text:p>
          </table:table-cell>
          <table:table-cell office:value-type="string">
            <text:p>$31,675 </text:p>
          </table:table-cell>
          <table:table-cell office:value-type="string">
            <text:p>$148,659 </text:p>
          </table:table-cell>
          <table:table-cell office:value-type="string">
            <text:p>1,626 </text:p>
          </table:table-cell>
          <table:table-cell office:value-type="string">
            <text:p>$- </text:p>
          </table:table-cell>
          <table:table-cell office:value-type="string">
            <text:p>$476 </text:p>
          </table:table-cell>
          <table:table-cell office:value-type="string">
            <text:p>$- </text:p>
          </table:table-cell>
          <table:table-cell office:value-type="string">
            <text:p>$476 </text:p>
          </table:table-cell>
          <table:table-cell office:value-type="string">
            <text:p>$11,752 </text:p>
          </table:table-cell>
          <table:table-cell office:value-type="string">
            <text:p>$128,225 </text:p>
          </table:table-cell>
          <table:table-cell office:value-type="string">
            <text:p>817 </text:p>
          </table:table-cell>
          <table:table-cell office:value-type="string">
            <text:p>$90,753 </text:p>
          </table:table-cell>
          <table:table-cell office:value-type="string">
            <text:p>358 </text:p>
          </table:table-cell>
          <table:table-cell office:value-type="string">
            <text:p>$90,753 </text:p>
          </table:table-cell>
          <table:table-cell office:value-type="string">
            <text:p>2,811 </text:p>
          </table:table-cell>
          <table:table-cell office:value-type="string">
            <text:p>$33,225 </text:p>
          </table:table-cell>
          <table:table-cell office:value-type="string">
            <text:p>2,139 </text:p>
          </table:table-cell>
          <table:table-cell office:value-type="string">
            <text:p>$32,088 </text:p>
          </table:table-cell>
          <table:table-cell office:value-type="string">
            <text:p>136 </text:p>
          </table:table-cell>
          <table:table-cell office:value-type="string">
            <text:p>549,296 </text:p>
          </table:table-cell>
          <table:table-cell office:value-type="string">
            <text:p>453,404 </text:p>
          </table:table-cell>
          <table:table-cell office:value-type="string">
            <text:p>623 </text:p>
          </table:table-cell>
          <table:table-cell office:value-type="string">
            <text:p/>
          </table:table-cell>
          <table:table-cell office:value-type="string">
            <text:p>774 </text:p>
          </table:table-cell>
          <table:table-cell office:value-type="string">
            <text:p>126 </text:p>
          </table:table-cell>
          <table:table-cell office:value-type="string">
            <text:p>11.04 </text:p>
          </table:table-cell>
          <table:table-cell office:value-type="string">
            <text:p>9.1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2012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2013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2014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2015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2016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irTran </text:p>
          </table:table-cell>
          <table:table-cell office:value-type="string">
            <text:p>2017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1995</text:p>
          </table:table-cell>
          <table:table-cell office:value-type="string">
            <text:p>5.67 </text:p>
          </table:table-cell>
          <table:table-cell office:value-type="string">
            <text:p>7.76 </text:p>
          </table:table-cell>
          <table:table-cell office:value-type="string">
            <text:p>$0.06 </text:p>
          </table:table-cell>
          <table:table-cell office:value-type="string">
            <text:p>15.44 </text:p>
          </table:table-cell>
          <table:table-cell office:value-type="string">
            <text:p>11.27 </text:p>
          </table:table-cell>
          <table:table-cell office:value-type="string">
            <text:p>5.46 </text:p>
          </table:table-cell>
          <table:table-cell office:value-type="string">
            <text:p>7.48 </text:p>
          </table:table-cell>
          <table:table-cell office:value-type="string">
            <text:p>$0.05 </text:p>
          </table:table-cell>
          <table:table-cell office:value-type="string">
            <text:p>$0.05 </text:p>
          </table:table-cell>
          <table:table-cell office:value-type="string">
            <text:p>74 </text:p>
          </table:table-cell>
          <table:table-cell office:value-type="string">
            <text:p>0 </text:p>
          </table:table-cell>
          <table:table-cell office:value-type="string">
            <text:p>$6 </text:p>
          </table:table-cell>
          <table:table-cell office:value-type="string">
            <text:p>$10 </text:p>
          </table:table-cell>
          <table:table-cell office:value-type="string">
            <text:p>$- </text:p>
          </table:table-cell>
          <table:table-cell office:value-type="string">
            <text:p>$0.00 </text:p>
          </table:table-cell>
          <table:table-cell office:value-type="string">
            <text:p>$0.44 </text:p>
          </table:table-cell>
          <table:table-cell office:value-type="string">
            <text:p>$0.06 </text:p>
          </table:table-cell>
          <table:table-cell office:value-type="string">
            <text:p>$64 </text:p>
          </table:table-cell>
          <table:table-cell office:value-type="string">
            <text:p>$64 </text:p>
          </table:table-cell>
          <table:table-cell office:value-type="string">
            <text:p>6.56 </text:p>
          </table:table-cell>
          <table:table-cell office:value-type="string">
            <text:p>6.56 </text:p>
          </table:table-cell>
          <table:table-cell office:value-type="string">
            <text:p>8.98 </text:p>
          </table:table-cell>
          <table:table-cell office:value-type="string">
            <text:p>8.98 </text:p>
          </table:table-cell>
          <table:table-cell office:value-type="string">
            <text:p>$53 </text:p>
          </table:table-cell>
          <table:table-cell office:value-type="string">
            <text:p>5.39 </text:p>
          </table:table-cell>
          <table:table-cell office:value-type="string">
            <text:p>7.38 </text:p>
          </table:table-cell>
          <table:table-cell office:value-type="string">
            <text:p>$0.01 </text:p>
          </table:table-cell>
          <table:table-cell office:value-type="string">
            <text:p>1.17 </text:p>
          </table:table-cell>
          <table:table-cell office:value-type="string">
            <text:p>1.60 </text:p>
          </table:table-cell>
          <table:table-cell office:value-type="string">
            <text:p>$- </text:p>
          </table:table-cell>
          <table:table-cell office:value-type="string">
            <text:p>14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26,884 </text:p>
          </table:table-cell>
          <table:table-cell office:value-type="string">
            <text:p>0.00000000000000</text:p>
          </table:table-cell>
          <table:table-cell office:value-type="string">
            <text:p>2.20 </text:p>
          </table:table-cell>
          <table:table-cell office:value-type="float" office:value="62">
            <text:p>62</text:p>
          </table:table-cell>
          <table:table-cell office:value-type="string">
            <text:p>76.2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19.4 </text:p>
          </table:table-cell>
          <table:table-cell office:value-type="string">
            <text:p>31.0 </text:p>
          </table:table-cell>
          <table:table-cell office:value-type="string">
            <text:p>284 </text:p>
          </table:table-cell>
          <table:table-cell office:value-type="string">
            <text:p>326 </text:p>
          </table:table-cell>
          <table:table-cell office:value-type="string">
            <text:p>326 </text:p>
          </table:table-cell>
          <table:table-cell office:value-type="string">
            <text:p>$- </text:p>
          </table:table-cell>
          <table:table-cell office:value-type="string">
            <text:p>$3,442 </text:p>
          </table:table-cell>
          <table:table-cell office:value-type="string">
            <text:p>$18,583 </text:p>
          </table:table-cell>
          <table:table-cell office:value-type="string">
            <text:p>$- </text:p>
          </table:table-cell>
          <table:table-cell office:value-type="string">
            <text:p>42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52 </text:p>
          </table:table-cell>
          <table:table-cell office:value-type="string">
            <text:p>$60,306 </text:p>
          </table:table-cell>
          <table:table-cell office:value-type="string">
            <text:p>14 </text:p>
          </table:table-cell>
          <table:table-cell office:value-type="string">
            <text:p>$60,306 </text:p>
          </table:table-cell>
          <table:table-cell office:value-type="string">
            <text:p>104 </text:p>
          </table:table-cell>
          <table:table-cell office:value-type="string">
            <text:p>$15,838 </text:p>
          </table:table-cell>
          <table:table-cell office:value-type="string">
            <text:p>114 </text:p>
          </table:table-cell>
          <table:table-cell office:value-type="string">
            <text:p>$30,583 </text:p>
          </table:table-cell>
          <table:table-cell office:value-type="string">
            <text:p>5 </text:p>
          </table:table-cell>
          <table:table-cell office:value-type="string">
            <text:p>19,202 </text:p>
          </table:table-cell>
          <table:table-cell office:value-type="string">
            <text:p>16,614 </text:p>
          </table:table-cell>
          <table:table-cell office:value-type="string">
            <text:p>706 </text:p>
          </table:table-cell>
          <table:table-cell office:value-type="string">
            <text:p>6.12</text:p>
          </table:table-cell>
          <table:table-cell office:value-type="string">
            <text:p>447 </text:p>
          </table:table-cell>
          <table:table-cell office:value-type="string">
            <text:p>110 </text:p>
          </table:table-cell>
          <table:table-cell office:value-type="string">
            <text:p>9.81 </text:p>
          </table:table-cell>
          <table:table-cell office:value-type="string">
            <text:p>8.4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1996</text:p>
          </table:table-cell>
          <table:table-cell office:value-type="string">
            <text:p>6.99 </text:p>
          </table:table-cell>
          <table:table-cell office:value-type="string">
            <text:p>8.33 </text:p>
          </table:table-cell>
          <table:table-cell office:value-type="string">
            <text:p>$0.11 </text:p>
          </table:table-cell>
          <table:table-cell office:value-type="string">
            <text:p>13.43 </text:p>
          </table:table-cell>
          <table:table-cell office:value-type="string">
            <text:p>11.26 </text:p>
          </table:table-cell>
          <table:table-cell office:value-type="string">
            <text:p>6.74 </text:p>
          </table:table-cell>
          <table:table-cell office:value-type="string">
            <text:p>8.04 </text:p>
          </table:table-cell>
          <table:table-cell office:value-type="string">
            <text:p>$0.11 </text:p>
          </table:table-cell>
          <table:table-cell office:value-type="string">
            <text:p>$0.11 </text:p>
          </table:table-cell>
          <table:table-cell office:value-type="string">
            <text:p>165 </text:p>
          </table:table-cell>
          <table:table-cell office:value-type="string">
            <text:p>0 </text:p>
          </table:table-cell>
          <table:table-cell office:value-type="string">
            <text:p>$16 </text:p>
          </table:table-cell>
          <table:table-cell office:value-type="string">
            <text:p>$14 </text:p>
          </table:table-cell>
          <table:table-cell office:value-type="string">
            <text:p>$- </text:p>
          </table:table-cell>
          <table:table-cell office:value-type="string">
            <text:p>$0.00 </text:p>
          </table:table-cell>
          <table:table-cell office:value-type="string">
            <text:p>$0.31 </text:p>
          </table:table-cell>
          <table:table-cell office:value-type="string">
            <text:p>$0.12 </text:p>
          </table:table-cell>
          <table:table-cell office:value-type="string">
            <text:p>$118 </text:p>
          </table:table-cell>
          <table:table-cell office:value-type="string">
            <text:p>$118 </text:p>
          </table:table-cell>
          <table:table-cell office:value-type="string">
            <text:p>7.58 </text:p>
          </table:table-cell>
          <table:table-cell office:value-type="string">
            <text:p>7.58 </text:p>
          </table:table-cell>
          <table:table-cell office:value-type="string">
            <text:p>9.04 </text:p>
          </table:table-cell>
          <table:table-cell office:value-type="string">
            <text:p>9.04 </text:p>
          </table:table-cell>
          <table:table-cell office:value-type="string">
            <text:p>$100 </text:p>
          </table:table-cell>
          <table:table-cell office:value-type="string">
            <text:p>6.44 </text:p>
          </table:table-cell>
          <table:table-cell office:value-type="string">
            <text:p>7.68 </text:p>
          </table:table-cell>
          <table:table-cell office:value-type="string">
            <text:p>$0.02 </text:p>
          </table:table-cell>
          <table:table-cell office:value-type="string">
            <text:p>1.14 </text:p>
          </table:table-cell>
          <table:table-cell office:value-type="string">
            <text:p>1.36 </text:p>
          </table:table-cell>
          <table:table-cell office:value-type="string">
            <text:p>$- </text:p>
          </table:table-cell>
          <table:table-cell office:value-type="string">
            <text:p>25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24,438 </text:p>
          </table:table-cell>
          <table:table-cell office:value-type="string">
            <text:p>0</text:p>
          </table:table-cell>
          <table:table-cell office:value-type="string">
            <text:p>2.25 </text:p>
          </table:table-cell>
          <table:table-cell office:value-type="float" office:value="73">
            <text:p>73</text:p>
          </table:table-cell>
          <table:table-cell office:value-type="string">
            <text:p>60.1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17.7 </text:p>
          </table:table-cell>
          <table:table-cell office:value-type="string">
            <text:p>24.9 </text:p>
          </table:table-cell>
          <table:table-cell office:value-type="string">
            <text:p>491 </text:p>
          </table:table-cell>
          <table:table-cell office:value-type="string">
            <text:p>582 </text:p>
          </table:table-cell>
          <table:table-cell office:value-type="string">
            <text:p>582 </text:p>
          </table:table-cell>
          <table:table-cell office:value-type="string">
            <text:p>$- </text:p>
          </table:table-cell>
          <table:table-cell office:value-type="string">
            <text:p>$2,000 </text:p>
          </table:table-cell>
          <table:table-cell office:value-type="string">
            <text:p>$16,389 </text:p>
          </table:table-cell>
          <table:table-cell office:value-type="string">
            <text:p>$- </text:p>
          </table:table-cell>
          <table:table-cell office:value-type="string">
            <text:p>91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62 </text:p>
          </table:table-cell>
          <table:table-cell office:value-type="string">
            <text:p>$66,039 </text:p>
          </table:table-cell>
          <table:table-cell office:value-type="string">
            <text:p>26 </text:p>
          </table:table-cell>
          <table:table-cell office:value-type="string">
            <text:p>$66,039 </text:p>
          </table:table-cell>
          <table:table-cell office:value-type="string">
            <text:p>143 </text:p>
          </table:table-cell>
          <table:table-cell office:value-type="string">
            <text:p>$19,107 </text:p>
          </table:table-cell>
          <table:table-cell office:value-type="string">
            <text:p>260 </text:p>
          </table:table-cell>
          <table:table-cell office:value-type="string">
            <text:p>$23,754 </text:p>
          </table:table-cell>
          <table:table-cell office:value-type="string">
            <text:p>8 </text:p>
          </table:table-cell>
          <table:table-cell office:value-type="string">
            <text:p>32,808 </text:p>
          </table:table-cell>
          <table:table-cell office:value-type="string">
            <text:p>28,774 </text:p>
          </table:table-cell>
          <table:table-cell office:value-type="string">
            <text:p>774 </text:p>
          </table:table-cell>
          <table:table-cell office:value-type="string">
            <text:p>4.99</text:p>
          </table:table-cell>
          <table:table-cell office:value-type="string">
            <text:p>611 </text:p>
          </table:table-cell>
          <table:table-cell office:value-type="string">
            <text:p>118 </text:p>
          </table:table-cell>
          <table:table-cell office:value-type="string">
            <text:p>11.07 </text:p>
          </table:table-cell>
          <table:table-cell office:value-type="string">
            <text:p>9.7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1997</text:p>
          </table:table-cell>
          <table:table-cell office:value-type="string">
            <text:p>6.66 </text:p>
          </table:table-cell>
          <table:table-cell office:value-type="string">
            <text:p>7.54 </text:p>
          </table:table-cell>
          <table:table-cell office:value-type="string">
            <text:p>$0.14 </text:p>
          </table:table-cell>
          <table:table-cell office:value-type="string">
            <text:p>12.70 </text:p>
          </table:table-cell>
          <table:table-cell office:value-type="string">
            <text:p>11.21 </text:p>
          </table:table-cell>
          <table:table-cell office:value-type="string">
            <text:p>6.37 </text:p>
          </table:table-cell>
          <table:table-cell office:value-type="string">
            <text:p>7.21 </text:p>
          </table:table-cell>
          <table:table-cell office:value-type="string">
            <text:p>$0.13 </text:p>
          </table:table-cell>
          <table:table-cell office:value-type="string">
            <text:p>$0.13 </text:p>
          </table:table-cell>
          <table:table-cell office:value-type="string">
            <text:p>193 </text:p>
          </table:table-cell>
          <table:table-cell office:value-type="string">
            <text:p>0 </text:p>
          </table:table-cell>
          <table:table-cell office:value-type="string">
            <text:p>$22 </text:p>
          </table:table-cell>
          <table:table-cell office:value-type="string">
            <text:p>$14 </text:p>
          </table:table-cell>
          <table:table-cell office:value-type="string">
            <text:p>$- </text:p>
          </table:table-cell>
          <table:table-cell office:value-type="string">
            <text:p>$0.01 </text:p>
          </table:table-cell>
          <table:table-cell office:value-type="string">
            <text:p>$0.29 </text:p>
          </table:table-cell>
          <table:table-cell office:value-type="string">
            <text:p>$0.16 </text:p>
          </table:table-cell>
          <table:table-cell office:value-type="string">
            <text:p>$158 </text:p>
          </table:table-cell>
          <table:table-cell office:value-type="string">
            <text:p>$158 </text:p>
          </table:table-cell>
          <table:table-cell office:value-type="string">
            <text:p>7.69 </text:p>
          </table:table-cell>
          <table:table-cell office:value-type="string">
            <text:p>7.69 </text:p>
          </table:table-cell>
          <table:table-cell office:value-type="string">
            <text:p>8.71 </text:p>
          </table:table-cell>
          <table:table-cell office:value-type="string">
            <text:p>8.71 </text:p>
          </table:table-cell>
          <table:table-cell office:value-type="string">
            <text:p>$133 </text:p>
          </table:table-cell>
          <table:table-cell office:value-type="string">
            <text:p>6.48 </text:p>
          </table:table-cell>
          <table:table-cell office:value-type="string">
            <text:p>7.34 </text:p>
          </table:table-cell>
          <table:table-cell office:value-type="string">
            <text:p>$0.02 </text:p>
          </table:table-cell>
          <table:table-cell office:value-type="string">
            <text:p>1.21 </text:p>
          </table:table-cell>
          <table:table-cell office:value-type="string">
            <text:p>1.38 </text:p>
          </table:table-cell>
          <table:table-cell office:value-type="string">
            <text:p>$- </text:p>
          </table:table-cell>
          <table:table-cell office:value-type="string">
            <text:p>31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26,571 </text:p>
          </table:table-cell>
          <table:table-cell office:value-type="string">
            <text:p>0.00000000000000</text:p>
          </table:table-cell>
          <table:table-cell office:value-type="string">
            <text:p>2.43 </text:p>
          </table:table-cell>
          <table:table-cell office:value-type="float" office:value="73">
            <text:p>73</text:p>
          </table:table-cell>
          <table:table-cell office:value-type="string">
            <text:p>40.1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17.6 </text:p>
          </table:table-cell>
          <table:table-cell office:value-type="string">
            <text:p>69.9 </text:p>
          </table:table-cell>
          <table:table-cell office:value-type="string">
            <text:p>457 </text:p>
          </table:table-cell>
          <table:table-cell office:value-type="string">
            <text:p>745 </text:p>
          </table:table-cell>
          <table:table-cell office:value-type="string">
            <text:p>745 </text:p>
          </table:table-cell>
          <table:table-cell office:value-type="string">
            <text:p>$- </text:p>
          </table:table-cell>
          <table:table-cell office:value-type="string">
            <text:p>$1,620 </text:p>
          </table:table-cell>
          <table:table-cell office:value-type="string">
            <text:p>$25,340 </text:p>
          </table:table-cell>
          <table:table-cell office:value-type="string">
            <text:p>$- </text:p>
          </table:table-cell>
          <table:table-cell office:value-type="string">
            <text:p>288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76 </text:p>
          </table:table-cell>
          <table:table-cell office:value-type="string">
            <text:p>$68,883 </text:p>
          </table:table-cell>
          <table:table-cell office:value-type="string">
            <text:p>49 </text:p>
          </table:table-cell>
          <table:table-cell office:value-type="string">
            <text:p>$68,883 </text:p>
          </table:table-cell>
          <table:table-cell office:value-type="string">
            <text:p>206 </text:p>
          </table:table-cell>
          <table:table-cell office:value-type="string">
            <text:p>$19,821 </text:p>
          </table:table-cell>
          <table:table-cell office:value-type="string">
            <text:p>126 </text:p>
          </table:table-cell>
          <table:table-cell office:value-type="string">
            <text:p>$65,199 </text:p>
          </table:table-cell>
          <table:table-cell office:value-type="string">
            <text:p>12 </text:p>
          </table:table-cell>
          <table:table-cell office:value-type="string">
            <text:p>42,961 </text:p>
          </table:table-cell>
          <table:table-cell office:value-type="string">
            <text:p>29,737 </text:p>
          </table:table-cell>
          <table:table-cell office:value-type="string">
            <text:p>719 </text:p>
          </table:table-cell>
          <table:table-cell office:value-type="string">
            <text:p>4.17</text:p>
          </table:table-cell>
          <table:table-cell office:value-type="string">
            <text:p>691 </text:p>
          </table:table-cell>
          <table:table-cell office:value-type="string">
            <text:p>123 </text:p>
          </table:table-cell>
          <table:table-cell office:value-type="string">
            <text:p>10.06 </text:p>
          </table:table-cell>
          <table:table-cell office:value-type="string">
            <text:p>6.9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1998</text:p>
          </table:table-cell>
          <table:table-cell office:value-type="string">
            <text:p>8.14 </text:p>
          </table:table-cell>
          <table:table-cell office:value-type="string">
            <text:p>8.79 </text:p>
          </table:table-cell>
          <table:table-cell office:value-type="string">
            <text:p>$0.19 </text:p>
          </table:table-cell>
          <table:table-cell office:value-type="string">
            <text:p>14.17 </text:p>
          </table:table-cell>
          <table:table-cell office:value-type="string">
            <text:p>13.12 </text:p>
          </table:table-cell>
          <table:table-cell office:value-type="string">
            <text:p>7.76 </text:p>
          </table:table-cell>
          <table:table-cell office:value-type="string">
            <text:p>8.38 </text:p>
          </table:table-cell>
          <table:table-cell office:value-type="string">
            <text:p>$0.18 </text:p>
          </table:table-cell>
          <table:table-cell office:value-type="string">
            <text:p>$0.18 </text:p>
          </table:table-cell>
          <table:table-cell office:value-type="string">
            <text:p>4,070 </text:p>
          </table:table-cell>
          <table:table-cell office:value-type="string">
            <text:p>0 </text:p>
          </table:table-cell>
          <table:table-cell office:value-type="string">
            <text:p>$26 </text:p>
          </table:table-cell>
          <table:table-cell office:value-type="string">
            <text:p>$17 </text:p>
          </table:table-cell>
          <table:table-cell office:value-type="string">
            <text:p>$35 </text:p>
          </table:table-cell>
          <table:table-cell office:value-type="string">
            <text:p>$0.01 </text:p>
          </table:table-cell>
          <table:table-cell office:value-type="string">
            <text:p>$0.26 </text:p>
          </table:table-cell>
          <table:table-cell office:value-type="string">
            <text:p>$0.18 </text:p>
          </table:table-cell>
          <table:table-cell office:value-type="string">
            <text:p>$182 </text:p>
          </table:table-cell>
          <table:table-cell office:value-type="string">
            <text:p>$160 </text:p>
          </table:table-cell>
          <table:table-cell office:value-type="string">
            <text:p>7.76 </text:p>
          </table:table-cell>
          <table:table-cell office:value-type="string">
            <text:p>6.80 </text:p>
          </table:table-cell>
          <table:table-cell office:value-type="string">
            <text:p>8.38 </text:p>
          </table:table-cell>
          <table:table-cell office:value-type="string">
            <text:p>7.34 </text:p>
          </table:table-cell>
          <table:table-cell office:value-type="string">
            <text:p>$129 </text:p>
          </table:table-cell>
          <table:table-cell office:value-type="string">
            <text:p>5.49 </text:p>
          </table:table-cell>
          <table:table-cell office:value-type="string">
            <text:p>5.92 </text:p>
          </table:table-cell>
          <table:table-cell office:value-type="string">
            <text:p>$0.03 </text:p>
          </table:table-cell>
          <table:table-cell office:value-type="string">
            <text:p>1.31 </text:p>
          </table:table-cell>
          <table:table-cell office:value-type="string">
            <text:p>1.42 </text:p>
          </table:table-cell>
          <table:table-cell office:value-type="string">
            <text:p>$0.53 </text:p>
          </table:table-cell>
          <table:table-cell office:value-type="string">
            <text:p>42 </text:p>
          </table:table-cell>
          <table:table-cell office:value-type="string">
            <text:p>$23 </text:p>
          </table:table-cell>
          <table:table-cell office:value-type="string">
            <text:p>$14.7 </text:p>
          </table:table-cell>
          <table:table-cell office:value-type="string">
            <text:p>$0.010 </text:p>
          </table:table-cell>
          <table:table-cell office:value-type="string">
            <text:p>$23,337 </text:p>
          </table:table-cell>
          <table:table-cell office:value-type="string">
            <text:p>0.12372330398743</text:p>
          </table:table-cell>
          <table:table-cell office:value-type="string">
            <text:p>2.12 </text:p>
          </table:table-cell>
          <table:table-cell office:value-type="float" office:value="71">
            <text:p>71</text:p>
          </table:table-cell>
          <table:table-cell office:value-type="string">
            <text:p>36.6 </text:p>
          </table:table-cell>
          <table:table-cell office:value-type="string">
            <text:p>182.4 </text:p>
          </table:table-cell>
          <table:table-cell office:value-type="string">
            <text:p>182.4 </text:p>
          </table:table-cell>
          <table:table-cell office:value-type="string">
            <text:p>0.72689261739085</text:p>
          </table:table-cell>
          <table:table-cell office:value-type="string">
            <text:p>26.6 </text:p>
          </table:table-cell>
          <table:table-cell office:value-type="string">
            <text:p>74.5 </text:p>
          </table:table-cell>
          <table:table-cell office:value-type="string">
            <text:p>669 </text:p>
          </table:table-cell>
          <table:table-cell office:value-type="string">
            <text:p>1,025 </text:p>
          </table:table-cell>
          <table:table-cell office:value-type="string">
            <text:p>1,025 </text:p>
          </table:table-cell>
          <table:table-cell office:value-type="string">
            <text:p>$2,118 </text:p>
          </table:table-cell>
          <table:table-cell office:value-type="string">
            <text:p>$1,653 </text:p>
          </table:table-cell>
          <table:table-cell office:value-type="string">
            <text:p>$21,072 </text:p>
          </table:table-cell>
          <table:table-cell office:value-type="string">
            <text:p>$30,627 </text:p>
          </table:table-cell>
          <table:table-cell office:value-type="string">
            <text:p>356 </text:p>
          </table:table-cell>
          <table:table-cell office:value-type="string">
            <text:p>$- </text:p>
          </table:table-cell>
          <table:table-cell office:value-type="string">
            <text:p>$246 </text:p>
          </table:table-cell>
          <table:table-cell office:value-type="string">
            <text:p>$- </text:p>
          </table:table-cell>
          <table:table-cell office:value-type="string">
            <text:p>$246 </text:p>
          </table:table-cell>
          <table:table-cell office:value-type="string">
            <text:p>$779 </text:p>
          </table:table-cell>
          <table:table-cell office:value-type="string">
            <text:p>$27,592 </text:p>
          </table:table-cell>
          <table:table-cell office:value-type="string">
            <text:p>91 </text:p>
          </table:table-cell>
          <table:table-cell office:value-type="string">
            <text:p>$61,973 </text:p>
          </table:table-cell>
          <table:table-cell office:value-type="string">
            <text:p>54 </text:p>
          </table:table-cell>
          <table:table-cell office:value-type="string">
            <text:p>$61,973 </text:p>
          </table:table-cell>
          <table:table-cell office:value-type="string">
            <text:p>387 </text:p>
          </table:table-cell>
          <table:table-cell office:value-type="string">
            <text:p>$14,941 </text:p>
          </table:table-cell>
          <table:table-cell office:value-type="string">
            <text:p>137 </text:p>
          </table:table-cell>
          <table:table-cell office:value-type="string">
            <text:p>$(0)</text:p>
          </table:table-cell>
          <table:table-cell office:value-type="string">
            <text:p>15 </text:p>
          </table:table-cell>
          <table:table-cell office:value-type="string">
            <text:p>48,501 </text:p>
          </table:table-cell>
          <table:table-cell office:value-type="string">
            <text:p>43,058 </text:p>
          </table:table-cell>
          <table:table-cell office:value-type="string">
            <text:p>870 </text:p>
          </table:table-cell>
          <table:table-cell office:value-type="string">
            <text:p>5.07</text:p>
          </table:table-cell>
          <table:table-cell office:value-type="string">
            <text:p>779 </text:p>
          </table:table-cell>
          <table:table-cell office:value-type="string">
            <text:p>126 </text:p>
          </table:table-cell>
          <table:table-cell office:value-type="string">
            <text:p>9.15 </text:p>
          </table:table-cell>
          <table:table-cell office:value-type="string">
            <text:p>8.1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1999</text:p>
          </table:table-cell>
          <table:table-cell office:value-type="string">
            <text:p>8.44 </text:p>
          </table:table-cell>
          <table:table-cell office:value-type="string">
            <text:p>9.03 </text:p>
          </table:table-cell>
          <table:table-cell office:value-type="string">
            <text:p>$0.31 </text:p>
          </table:table-cell>
          <table:table-cell office:value-type="string">
            <text:p>14.64 </text:p>
          </table:table-cell>
          <table:table-cell office:value-type="string">
            <text:p>13.68 </text:p>
          </table:table-cell>
          <table:table-cell office:value-type="string">
            <text:p>8.09 </text:p>
          </table:table-cell>
          <table:table-cell office:value-type="string">
            <text:p>8.66 </text:p>
          </table:table-cell>
          <table:table-cell office:value-type="string">
            <text:p>$0.29 </text:p>
          </table:table-cell>
          <table:table-cell office:value-type="string">
            <text:p>$0.29 </text:p>
          </table:table-cell>
          <table:table-cell office:value-type="string">
            <text:p>6,053 </text:p>
          </table:table-cell>
          <table:table-cell office:value-type="string">
            <text:p>0 </text:p>
          </table:table-cell>
          <table:table-cell office:value-type="string">
            <text:p>$26 </text:p>
          </table:table-cell>
          <table:table-cell office:value-type="string">
            <text:p>$27 </text:p>
          </table:table-cell>
          <table:table-cell office:value-type="string">
            <text:p>$45 </text:p>
          </table:table-cell>
          <table:table-cell office:value-type="string">
            <text:p>$0.01 </text:p>
          </table:table-cell>
          <table:table-cell office:value-type="string">
            <text:p>$0.25 </text:p>
          </table:table-cell>
          <table:table-cell office:value-type="string">
            <text:p>$0.27 </text:p>
          </table:table-cell>
          <table:table-cell office:value-type="string">
            <text:p>$266 </text:p>
          </table:table-cell>
          <table:table-cell office:value-type="string">
            <text:p>$237 </text:p>
          </table:table-cell>
          <table:table-cell office:value-type="string">
            <text:p>7.33 </text:p>
          </table:table-cell>
          <table:table-cell office:value-type="string">
            <text:p>6.54 </text:p>
          </table:table-cell>
          <table:table-cell office:value-type="string">
            <text:p>7.85 </text:p>
          </table:table-cell>
          <table:table-cell office:value-type="string">
            <text:p>7.00 </text:p>
          </table:table-cell>
          <table:table-cell office:value-type="string">
            <text:p>$183 </text:p>
          </table:table-cell>
          <table:table-cell office:value-type="string">
            <text:p>5.05 </text:p>
          </table:table-cell>
          <table:table-cell office:value-type="string">
            <text:p>5.40 </text:p>
          </table:table-cell>
          <table:table-cell office:value-type="string">
            <text:p>$0.05 </text:p>
          </table:table-cell>
          <table:table-cell office:value-type="string">
            <text:p>1.49 </text:p>
          </table:table-cell>
          <table:table-cell office:value-type="string">
            <text:p>1.60 </text:p>
          </table:table-cell>
          <table:table-cell office:value-type="string">
            <text:p>$0.54 </text:p>
          </table:table-cell>
          <table:table-cell office:value-type="string">
            <text:p>53 </text:p>
          </table:table-cell>
          <table:table-cell office:value-type="string">
            <text:p>$29 </text:p>
          </table:table-cell>
          <table:table-cell office:value-type="string">
            <text:p>$13.2 </text:p>
          </table:table-cell>
          <table:table-cell office:value-type="string">
            <text:p>$0.009 </text:p>
          </table:table-cell>
          <table:table-cell office:value-type="string">
            <text:p>$23,667 </text:p>
          </table:table-cell>
          <table:table-cell office:value-type="string">
            <text:p>0.10841975567888</text:p>
          </table:table-cell>
          <table:table-cell office:value-type="string">
            <text:p>2.06 </text:p>
          </table:table-cell>
          <table:table-cell office:value-type="float" office:value="63">
            <text:p>63</text:p>
          </table:table-cell>
          <table:table-cell office:value-type="string">
            <text:p>38.9 </text:p>
          </table:table-cell>
          <table:table-cell office:value-type="string">
            <text:p>194.0 </text:p>
          </table:table-cell>
          <table:table-cell office:value-type="string">
            <text:p>194.0 </text:p>
          </table:table-cell>
          <table:table-cell office:value-type="string">
            <text:p>0.58369598226638</text:p>
          </table:table-cell>
          <table:table-cell office:value-type="string">
            <text:p>36.7 </text:p>
          </table:table-cell>
          <table:table-cell office:value-type="string">
            <text:p>97.9 </text:p>
          </table:table-cell>
          <table:table-cell office:value-type="string">
            <text:p>1,151 </text:p>
          </table:table-cell>
          <table:table-cell office:value-type="string">
            <text:p>1,640 </text:p>
          </table:table-cell>
          <table:table-cell office:value-type="string">
            <text:p>1,640 </text:p>
          </table:table-cell>
          <table:table-cell office:value-type="string">
            <text:p>$6,111 </text:p>
          </table:table-cell>
          <table:table-cell office:value-type="string">
            <text:p>$4,590 </text:p>
          </table:table-cell>
          <table:table-cell office:value-type="string">
            <text:p>$21,362 </text:p>
          </table:table-cell>
          <table:table-cell office:value-type="string">
            <text:p>$32,426 </text:p>
          </table:table-cell>
          <table:table-cell office:value-type="string">
            <text:p>489 </text:p>
          </table:table-cell>
          <table:table-cell office:value-type="string">
            <text:p>$- </text:p>
          </table:table-cell>
          <table:table-cell office:value-type="string">
            <text:p>$243 </text:p>
          </table:table-cell>
          <table:table-cell office:value-type="string">
            <text:p>$- </text:p>
          </table:table-cell>
          <table:table-cell office:value-type="string">
            <text:p>$243 </text:p>
          </table:table-cell>
          <table:table-cell office:value-type="string">
            <text:p>$1,010 </text:p>
          </table:table-cell>
          <table:table-cell office:value-type="string">
            <text:p>$29,091 </text:p>
          </table:table-cell>
          <table:table-cell office:value-type="string">
            <text:p>178 </text:p>
          </table:table-cell>
          <table:table-cell office:value-type="string">
            <text:p>$48,081 </text:p>
          </table:table-cell>
          <table:table-cell office:value-type="string">
            <text:p>176 </text:p>
          </table:table-cell>
          <table:table-cell office:value-type="string">
            <text:p>$48,081 </text:p>
          </table:table-cell>
          <table:table-cell office:value-type="string">
            <text:p>639 </text:p>
          </table:table-cell>
          <table:table-cell office:value-type="string">
            <text:p>$14,325 </text:p>
          </table:table-cell>
          <table:table-cell office:value-type="string">
            <text:p>158 </text:p>
          </table:table-cell>
          <table:table-cell office:value-type="string">
            <text:p>$(0)</text:p>
          </table:table-cell>
          <table:table-cell office:value-type="string">
            <text:p>17 </text:p>
          </table:table-cell>
          <table:table-cell office:value-type="string">
            <text:p>71,789 </text:p>
          </table:table-cell>
          <table:table-cell office:value-type="string">
            <text:p>61,901 </text:p>
          </table:table-cell>
          <table:table-cell office:value-type="string">
            <text:p>740 </text:p>
          </table:table-cell>
          <table:table-cell office:value-type="string">
            <text:p>5.66</text:p>
          </table:table-cell>
          <table:table-cell office:value-type="string">
            <text:p>812 </text:p>
          </table:table-cell>
          <table:table-cell office:value-type="string">
            <text:p>129 </text:p>
          </table:table-cell>
          <table:table-cell office:value-type="string">
            <text:p>11.29 </text:p>
          </table:table-cell>
          <table:table-cell office:value-type="string">
            <text:p>9.7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2000</text:p>
          </table:table-cell>
          <table:table-cell office:value-type="string">
            <text:p>10.50 </text:p>
          </table:table-cell>
          <table:table-cell office:value-type="string">
            <text:p>11.11 </text:p>
          </table:table-cell>
          <table:table-cell office:value-type="string">
            <text:p>$0.45 </text:p>
          </table:table-cell>
          <table:table-cell office:value-type="string">
            <text:p>16.68 </text:p>
          </table:table-cell>
          <table:table-cell office:value-type="string">
            <text:p>15.76 </text:p>
          </table:table-cell>
          <table:table-cell office:value-type="string">
            <text:p>10.14 </text:p>
          </table:table-cell>
          <table:table-cell office:value-type="string">
            <text:p>10.72 </text:p>
          </table:table-cell>
          <table:table-cell office:value-type="string">
            <text:p>$0.43 </text:p>
          </table:table-cell>
          <table:table-cell office:value-type="string">
            <text:p>$0.43 </text:p>
          </table:table-cell>
          <table:table-cell office:value-type="string">
            <text:p>7,485 </text:p>
          </table:table-cell>
          <table:table-cell office:value-type="string">
            <text:p>0 </text:p>
          </table:table-cell>
          <table:table-cell office:value-type="string">
            <text:p>$33 </text:p>
          </table:table-cell>
          <table:table-cell office:value-type="string">
            <text:p>$35 </text:p>
          </table:table-cell>
          <table:table-cell office:value-type="string">
            <text:p>$62 </text:p>
          </table:table-cell>
          <table:table-cell office:value-type="string">
            <text:p>$0.01 </text:p>
          </table:table-cell>
          <table:table-cell office:value-type="string">
            <text:p>$0.34 </text:p>
          </table:table-cell>
          <table:table-cell office:value-type="string">
            <text:p>$0.37 </text:p>
          </table:table-cell>
          <table:table-cell office:value-type="string">
            <text:p>$369 </text:p>
          </table:table-cell>
          <table:table-cell office:value-type="string">
            <text:p>$311 </text:p>
          </table:table-cell>
          <table:table-cell office:value-type="string">
            <text:p>8.64 </text:p>
          </table:table-cell>
          <table:table-cell office:value-type="string">
            <text:p>7.28 </text:p>
          </table:table-cell>
          <table:table-cell office:value-type="string">
            <text:p>9.14 </text:p>
          </table:table-cell>
          <table:table-cell office:value-type="string">
            <text:p>7.70 </text:p>
          </table:table-cell>
          <table:table-cell office:value-type="string">
            <text:p>$231 </text:p>
          </table:table-cell>
          <table:table-cell office:value-type="string">
            <text:p>5.40 </text:p>
          </table:table-cell>
          <table:table-cell office:value-type="string">
            <text:p>5.72 </text:p>
          </table:table-cell>
          <table:table-cell office:value-type="string">
            <text:p>$0.08 </text:p>
          </table:table-cell>
          <table:table-cell office:value-type="string">
            <text:p>1.88 </text:p>
          </table:table-cell>
          <table:table-cell office:value-type="string">
            <text:p>1.99 </text:p>
          </table:table-cell>
          <table:table-cell office:value-type="string">
            <text:p>$1.11 </text:p>
          </table:table-cell>
          <table:table-cell office:value-type="string">
            <text:p>52 </text:p>
          </table:table-cell>
          <table:table-cell office:value-type="string">
            <text:p>$58 </text:p>
          </table:table-cell>
          <table:table-cell office:value-type="string">
            <text:p>$20.1 </text:p>
          </table:table-cell>
          <table:table-cell office:value-type="string">
            <text:p>$0.014 </text:p>
          </table:table-cell>
          <table:table-cell office:value-type="string">
            <text:p>$32,873 </text:p>
          </table:table-cell>
          <table:table-cell office:value-type="string">
            <text:p>0.15762094255401</text:p>
          </table:table-cell>
          <table:table-cell office:value-type="string">
            <text:p>2.31 </text:p>
          </table:table-cell>
          <table:table-cell office:value-type="float" office:value="50">
            <text:p>50</text:p>
          </table:table-cell>
          <table:table-cell office:value-type="string">
            <text:p>40.0 </text:p>
          </table:table-cell>
          <table:table-cell office:value-type="string">
            <text:p>159.9 </text:p>
          </table:table-cell>
          <table:table-cell office:value-type="string">
            <text:p>159.9 </text:p>
          </table:table-cell>
          <table:table-cell office:value-type="string">
            <text:p>1</text:p>
          </table:table-cell>
          <table:table-cell office:value-type="string">
            <text:p>33.1 </text:p>
          </table:table-cell>
          <table:table-cell office:value-type="string">
            <text:p>121.5 </text:p>
          </table:table-cell>
          <table:table-cell office:value-type="string">
            <text:p>1,198 </text:p>
          </table:table-cell>
          <table:table-cell office:value-type="string">
            <text:p>1,745 </text:p>
          </table:table-cell>
          <table:table-cell office:value-type="string">
            <text:p>1,745 </text:p>
          </table:table-cell>
          <table:table-cell office:value-type="string">
            <text:p>$8,826 </text:p>
          </table:table-cell>
          <table:table-cell office:value-type="string">
            <text:p>$6,595 </text:p>
          </table:table-cell>
          <table:table-cell office:value-type="string">
            <text:p>$30,874 </text:p>
          </table:table-cell>
          <table:table-cell office:value-type="string">
            <text:p>$42,209 </text:p>
          </table:table-cell>
          <table:table-cell office:value-type="string">
            <text:p>547 </text:p>
          </table:table-cell>
          <table:table-cell office:value-type="string">
            <text:p>$- </text:p>
          </table:table-cell>
          <table:table-cell office:value-type="string">
            <text:p>$306 </text:p>
          </table:table-cell>
          <table:table-cell office:value-type="string">
            <text:p>$- </text:p>
          </table:table-cell>
          <table:table-cell office:value-type="string">
            <text:p>$306 </text:p>
          </table:table-cell>
          <table:table-cell office:value-type="string">
            <text:p>$1,708 </text:p>
          </table:table-cell>
          <table:table-cell office:value-type="string">
            <text:p>$37,516 </text:p>
          </table:table-cell>
          <table:table-cell office:value-type="string">
            <text:p>232 </text:p>
          </table:table-cell>
          <table:table-cell office:value-type="string">
            <text:p>$59,038 </text:p>
          </table:table-cell>
          <table:table-cell office:value-type="string">
            <text:p>231 </text:p>
          </table:table-cell>
          <table:table-cell office:value-type="string">
            <text:p>$59,038 </text:p>
          </table:table-cell>
          <table:table-cell office:value-type="string">
            <text:p>584 </text:p>
          </table:table-cell>
          <table:table-cell office:value-type="string">
            <text:p>$23,679 </text:p>
          </table:table-cell>
          <table:table-cell office:value-type="string">
            <text:p>150 </text:p>
          </table:table-cell>
          <table:table-cell office:value-type="string">
            <text:p>$(967)</text:p>
          </table:table-cell>
          <table:table-cell office:value-type="string">
            <text:p>18 </text:p>
          </table:table-cell>
          <table:table-cell office:value-type="string">
            <text:p>82,624 </text:p>
          </table:table-cell>
          <table:table-cell office:value-type="string">
            <text:p>73,493 </text:p>
          </table:table-cell>
          <table:table-cell office:value-type="string">
            <text:p>633 </text:p>
          </table:table-cell>
          <table:table-cell office:value-type="string">
            <text:p>5.23</text:p>
          </table:table-cell>
          <table:table-cell office:value-type="string">
            <text:p>835 </text:p>
          </table:table-cell>
          <table:table-cell office:value-type="string">
            <text:p>132 </text:p>
          </table:table-cell>
          <table:table-cell office:value-type="string">
            <text:p>12.80 </text:p>
          </table:table-cell>
          <table:table-cell office:value-type="string">
            <text:p>11.3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2001</text:p>
          </table:table-cell>
          <table:table-cell office:value-type="string">
            <text:p>9.03 </text:p>
          </table:table-cell>
          <table:table-cell office:value-type="string">
            <text:p>9.49 </text:p>
          </table:table-cell>
          <table:table-cell office:value-type="string">
            <text:p>$0.45 </text:p>
          </table:table-cell>
          <table:table-cell office:value-type="string">
            <text:p>15.81 </text:p>
          </table:table-cell>
          <table:table-cell office:value-type="string">
            <text:p>15.03 </text:p>
          </table:table-cell>
          <table:table-cell office:value-type="string">
            <text:p>8.70 </text:p>
          </table:table-cell>
          <table:table-cell office:value-type="string">
            <text:p>9.16 </text:p>
          </table:table-cell>
          <table:table-cell office:value-type="string">
            <text:p>$0.43 </text:p>
          </table:table-cell>
          <table:table-cell office:value-type="string">
            <text:p>$0.43 </text:p>
          </table:table-cell>
          <table:table-cell office:value-type="string">
            <text:p>7,840 </text:p>
          </table:table-cell>
          <table:table-cell office:value-type="string">
            <text:p>0 </text:p>
          </table:table-cell>
          <table:table-cell office:value-type="string">
            <text:p>$39 </text:p>
          </table:table-cell>
          <table:table-cell office:value-type="string">
            <text:p>$33 </text:p>
          </table:table-cell>
          <table:table-cell office:value-type="string">
            <text:p>$73 </text:p>
          </table:table-cell>
          <table:table-cell office:value-type="string">
            <text:p>$0.02 </text:p>
          </table:table-cell>
          <table:table-cell office:value-type="string">
            <text:p>$0.44 </text:p>
          </table:table-cell>
          <table:table-cell office:value-type="string">
            <text:p>$0.43 </text:p>
          </table:table-cell>
          <table:table-cell office:value-type="string">
            <text:p>$426 </text:p>
          </table:table-cell>
          <table:table-cell office:value-type="string">
            <text:p>$372 </text:p>
          </table:table-cell>
          <table:table-cell office:value-type="string">
            <text:p>8.66 </text:p>
          </table:table-cell>
          <table:table-cell office:value-type="string">
            <text:p>7.55 </text:p>
          </table:table-cell>
          <table:table-cell office:value-type="string">
            <text:p>9.11 </text:p>
          </table:table-cell>
          <table:table-cell office:value-type="string">
            <text:p>7.94 </text:p>
          </table:table-cell>
          <table:table-cell office:value-type="string">
            <text:p>$269 </text:p>
          </table:table-cell>
          <table:table-cell office:value-type="string">
            <text:p>5.47 </text:p>
          </table:table-cell>
          <table:table-cell office:value-type="string">
            <text:p>5.75 </text:p>
          </table:table-cell>
          <table:table-cell office:value-type="string">
            <text:p>$0.10 </text:p>
          </table:table-cell>
          <table:table-cell office:value-type="string">
            <text:p>2.08 </text:p>
          </table:table-cell>
          <table:table-cell office:value-type="string">
            <text:p>2.19 </text:p>
          </table:table-cell>
          <table:table-cell office:value-type="string">
            <text:p>$0.78 </text:p>
          </table:table-cell>
          <table:table-cell office:value-type="string">
            <text:p>71 </text:p>
          </table:table-cell>
          <table:table-cell office:value-type="string">
            <text:p>$55 </text:p>
          </table:table-cell>
          <table:table-cell office:value-type="string">
            <text:p>$18.2 </text:p>
          </table:table-cell>
          <table:table-cell office:value-type="string">
            <text:p>$0.012 </text:p>
          </table:table-cell>
          <table:table-cell office:value-type="string">
            <text:p>$35,526 </text:p>
          </table:table-cell>
          <table:table-cell office:value-type="string">
            <text:p>0.12828457012542</text:p>
          </table:table-cell>
          <table:table-cell office:value-type="string">
            <text:p>2.18 </text:p>
          </table:table-cell>
          <table:table-cell office:value-type="float" office:value="46">
            <text:p>46</text:p>
          </table:table-cell>
          <table:table-cell office:value-type="string">
            <text:p>49.6 </text:p>
          </table:table-cell>
          <table:table-cell office:value-type="string">
            <text:p>119.6 </text:p>
          </table:table-cell>
          <table:table-cell office:value-type="string">
            <text:p>119.6 </text:p>
          </table:table-cell>
          <table:table-cell office:value-type="string">
            <text:p>0.54009381583311</text:p>
          </table:table-cell>
          <table:table-cell office:value-type="string">
            <text:p>45.3 </text:p>
          </table:table-cell>
          <table:table-cell office:value-type="string">
            <text:p>52.8 </text:p>
          </table:table-cell>
          <table:table-cell office:value-type="string">
            <text:p>1,831 </text:p>
          </table:table-cell>
          <table:table-cell office:value-type="string">
            <text:p>2,145 </text:p>
          </table:table-cell>
          <table:table-cell office:value-type="string">
            <text:p>2,145 </text:p>
          </table:table-cell>
          <table:table-cell office:value-type="string">
            <text:p>$5,571 </text:p>
          </table:table-cell>
          <table:table-cell office:value-type="string">
            <text:p>$5,597 </text:p>
          </table:table-cell>
          <table:table-cell office:value-type="string">
            <text:p>$25,211 </text:p>
          </table:table-cell>
          <table:table-cell office:value-type="string">
            <text:p>$115,238 </text:p>
          </table:table-cell>
          <table:table-cell office:value-type="string">
            <text:p>314 </text:p>
          </table:table-cell>
          <table:table-cell office:value-type="string">
            <text:p>$- </text:p>
          </table:table-cell>
          <table:table-cell office:value-type="string">
            <text:p>$427 </text:p>
          </table:table-cell>
          <table:table-cell office:value-type="string">
            <text:p>$- </text:p>
          </table:table-cell>
          <table:table-cell office:value-type="string">
            <text:p>$427 </text:p>
          </table:table-cell>
          <table:table-cell office:value-type="string">
            <text:p>$5,750 </text:p>
          </table:table-cell>
          <table:table-cell office:value-type="string">
            <text:p>$102,065 </text:p>
          </table:table-cell>
          <table:table-cell office:value-type="string">
            <text:p>241 </text:p>
          </table:table-cell>
          <table:table-cell office:value-type="string">
            <text:p>$84,699 </text:p>
          </table:table-cell>
          <table:table-cell office:value-type="string">
            <text:p>241 </text:p>
          </table:table-cell>
          <table:table-cell office:value-type="string">
            <text:p>$84,699 </text:p>
          </table:table-cell>
          <table:table-cell office:value-type="string">
            <text:p>962 </text:p>
          </table:table-cell>
          <table:table-cell office:value-type="string">
            <text:p>$12,593 </text:p>
          </table:table-cell>
          <table:table-cell office:value-type="string">
            <text:p>387 </text:p>
          </table:table-cell>
          <table:table-cell office:value-type="string">
            <text:p>$(5,184)</text:p>
          </table:table-cell>
          <table:table-cell office:value-type="string">
            <text:p>21 </text:p>
          </table:table-cell>
          <table:table-cell office:value-type="string">
            <text:p>91,772 </text:p>
          </table:table-cell>
          <table:table-cell office:value-type="string">
            <text:p>80,392 </text:p>
          </table:table-cell>
          <table:table-cell office:value-type="string">
            <text:p>769 </text:p>
          </table:table-cell>
          <table:table-cell office:value-type="string">
            <text:p>8.22</text:p>
          </table:table-cell>
          <table:table-cell office:value-type="string">
            <text:p>863 </text:p>
          </table:table-cell>
          <table:table-cell office:value-type="string">
            <text:p>134 </text:p>
          </table:table-cell>
          <table:table-cell office:value-type="string">
            <text:p>11.84 </text:p>
          </table:table-cell>
          <table:table-cell office:value-type="string">
            <text:p>10.3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2002</text:p>
          </table:table-cell>
          <table:table-cell office:value-type="string">
            <text:p>8.35 </text:p>
          </table:table-cell>
          <table:table-cell office:value-type="string">
            <text:p>8.91 </text:p>
          </table:table-cell>
          <table:table-cell office:value-type="string">
            <text:p>$0.46 </text:p>
          </table:table-cell>
          <table:table-cell office:value-type="string">
            <text:p>14.50 </text:p>
          </table:table-cell>
          <table:table-cell office:value-type="string">
            <text:p>13.59 </text:p>
          </table:table-cell>
          <table:table-cell office:value-type="string">
            <text:p>8.04 </text:p>
          </table:table-cell>
          <table:table-cell office:value-type="string">
            <text:p>8.58 </text:p>
          </table:table-cell>
          <table:table-cell office:value-type="string">
            <text:p>$0.44 </text:p>
          </table:table-cell>
          <table:table-cell office:value-type="string">
            <text:p>$0.44 </text:p>
          </table:table-cell>
          <table:table-cell office:value-type="string">
            <text:p>9,911 </text:p>
          </table:table-cell>
          <table:table-cell office:value-type="string">
            <text:p>0 </text:p>
          </table:table-cell>
          <table:table-cell office:value-type="string">
            <text:p>$36 </text:p>
          </table:table-cell>
          <table:table-cell office:value-type="string">
            <text:p>$32 </text:p>
          </table:table-cell>
          <table:table-cell office:value-type="string">
            <text:p>$70 </text:p>
          </table:table-cell>
          <table:table-cell office:value-type="string">
            <text:p>$0.02 </text:p>
          </table:table-cell>
          <table:table-cell office:value-type="string">
            <text:p>$0.45 </text:p>
          </table:table-cell>
          <table:table-cell office:value-type="string">
            <text:p>$0.47 </text:p>
          </table:table-cell>
          <table:table-cell office:value-type="string">
            <text:p>$472 </text:p>
          </table:table-cell>
          <table:table-cell office:value-type="string">
            <text:p>$408 </text:p>
          </table:table-cell>
          <table:table-cell office:value-type="string">
            <text:p>8.55 </text:p>
          </table:table-cell>
          <table:table-cell office:value-type="string">
            <text:p>7.39 </text:p>
          </table:table-cell>
          <table:table-cell office:value-type="string">
            <text:p>9.13 </text:p>
          </table:table-cell>
          <table:table-cell office:value-type="string">
            <text:p>7.89 </text:p>
          </table:table-cell>
          <table:table-cell office:value-type="string">
            <text:p>$281 </text:p>
          </table:table-cell>
          <table:table-cell office:value-type="string">
            <text:p>5.09 </text:p>
          </table:table-cell>
          <table:table-cell office:value-type="string">
            <text:p>5.43 </text:p>
          </table:table-cell>
          <table:table-cell office:value-type="string">
            <text:p>$0.13 </text:p>
          </table:table-cell>
          <table:table-cell office:value-type="string">
            <text:p>2.30 </text:p>
          </table:table-cell>
          <table:table-cell office:value-type="string">
            <text:p>2.45 </text:p>
          </table:table-cell>
          <table:table-cell office:value-type="string">
            <text:p>$2.15 </text:p>
          </table:table-cell>
          <table:table-cell office:value-type="string">
            <text:p>30 </text:p>
          </table:table-cell>
          <table:table-cell office:value-type="string">
            <text:p>$64 </text:p>
          </table:table-cell>
          <table:table-cell office:value-type="string">
            <text:p>$17.1 </text:p>
          </table:table-cell>
          <table:table-cell office:value-type="string">
            <text:p>$0.012 </text:p>
          </table:table-cell>
          <table:table-cell office:value-type="string">
            <text:p>$39,931 </text:p>
          </table:table-cell>
          <table:table-cell office:value-type="string">
            <text:p>0.13557688601056</text:p>
          </table:table-cell>
          <table:table-cell office:value-type="string">
            <text:p>2.16 </text:p>
          </table:table-cell>
          <table:table-cell office:value-type="float" office:value="41">
            <text:p>41</text:p>
          </table:table-cell>
          <table:table-cell office:value-type="string">
            <text:p>50.0 </text:p>
          </table:table-cell>
          <table:table-cell office:value-type="string">
            <text:p>99.1 </text:p>
          </table:table-cell>
          <table:table-cell office:value-type="string">
            <text:p>99.1 </text:p>
          </table:table-cell>
          <table:table-cell office:value-type="string">
            <text:p>0.52312730102495</text:p>
          </table:table-cell>
          <table:table-cell office:value-type="string">
            <text:p>62.4 </text:p>
          </table:table-cell>
          <table:table-cell office:value-type="string">
            <text:p>49.2 </text:p>
          </table:table-cell>
          <table:table-cell office:value-type="string">
            <text:p>2,013 </text:p>
          </table:table-cell>
          <table:table-cell office:value-type="string">
            <text:p>2,402 </text:p>
          </table:table-cell>
          <table:table-cell office:value-type="string">
            <text:p>2,402 </text:p>
          </table:table-cell>
          <table:table-cell office:value-type="string">
            <text:p>$5,701 </text:p>
          </table:table-cell>
          <table:table-cell office:value-type="string">
            <text:p>$5,947 </text:p>
          </table:table-cell>
          <table:table-cell office:value-type="string">
            <text:p>$27,832 </text:p>
          </table:table-cell>
          <table:table-cell office:value-type="string">
            <text:p>$124,813 </text:p>
          </table:table-cell>
          <table:table-cell office:value-type="string">
            <text:p>389 </text:p>
          </table:table-cell>
          <table:table-cell office:value-type="string">
            <text:p>$- </text:p>
          </table:table-cell>
          <table:table-cell office:value-type="string">
            <text:p>$454 </text:p>
          </table:table-cell>
          <table:table-cell office:value-type="string">
            <text:p>$- </text:p>
          </table:table-cell>
          <table:table-cell office:value-type="string">
            <text:p>$454 </text:p>
          </table:table-cell>
          <table:table-cell office:value-type="string">
            <text:p>$7,215 </text:p>
          </table:table-cell>
          <table:table-cell office:value-type="string">
            <text:p>$109,865 </text:p>
          </table:table-cell>
          <table:table-cell office:value-type="string">
            <text:p>275 </text:p>
          </table:table-cell>
          <table:table-cell office:value-type="string">
            <text:p>$83,804 </text:p>
          </table:table-cell>
          <table:table-cell office:value-type="string">
            <text:p>260 </text:p>
          </table:table-cell>
          <table:table-cell office:value-type="string">
            <text:p>$83,804 </text:p>
          </table:table-cell>
          <table:table-cell office:value-type="string">
            <text:p>966 </text:p>
          </table:table-cell>
          <table:table-cell office:value-type="string">
            <text:p>$15,299 </text:p>
          </table:table-cell>
          <table:table-cell office:value-type="string">
            <text:p>512 </text:p>
          </table:table-cell>
          <table:table-cell office:value-type="string">
            <text:p>$(5,562)</text:p>
          </table:table-cell>
          <table:table-cell office:value-type="string">
            <text:p>15 </text:p>
          </table:table-cell>
          <table:table-cell office:value-type="string">
            <text:p>115,193 </text:p>
          </table:table-cell>
          <table:table-cell office:value-type="string">
            <text:p>99,292 </text:p>
          </table:table-cell>
          <table:table-cell office:value-type="string">
            <text:p>258 </text:p>
          </table:table-cell>
          <table:table-cell office:value-type="string">
            <text:p>4.51</text:p>
          </table:table-cell>
          <table:table-cell office:value-type="string">
            <text:p>849 </text:p>
          </table:table-cell>
          <table:table-cell office:value-type="string">
            <text:p>131 </text:p>
          </table:table-cell>
          <table:table-cell office:value-type="string">
            <text:p>20.40 </text:p>
          </table:table-cell>
          <table:table-cell office:value-type="string">
            <text:p>17.5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2003</text:p>
          </table:table-cell>
          <table:table-cell office:value-type="string">
            <text:p>8.04 </text:p>
          </table:table-cell>
          <table:table-cell office:value-type="string">
            <text:p>8.67 </text:p>
          </table:table-cell>
          <table:table-cell office:value-type="string">
            <text:p>$0.59 </text:p>
          </table:table-cell>
          <table:table-cell office:value-type="string">
            <text:p>12.00 </text:p>
          </table:table-cell>
          <table:table-cell office:value-type="string">
            <text:p>11.12 </text:p>
          </table:table-cell>
          <table:table-cell office:value-type="string">
            <text:p>7.66 </text:p>
          </table:table-cell>
          <table:table-cell office:value-type="string">
            <text:p>8.27 </text:p>
          </table:table-cell>
          <table:table-cell office:value-type="string">
            <text:p>$0.56 </text:p>
          </table:table-cell>
          <table:table-cell office:value-type="string">
            <text:p>$0.56 </text:p>
          </table:table-cell>
          <table:table-cell office:value-type="string">
            <text:p>14,063 </text:p>
          </table:table-cell>
          <table:table-cell office:value-type="string">
            <text:p>0 </text:p>
          </table:table-cell>
          <table:table-cell office:value-type="string">
            <text:p>$38 </text:p>
          </table:table-cell>
          <table:table-cell office:value-type="string">
            <text:p>$37 </text:p>
          </table:table-cell>
          <table:table-cell office:value-type="string">
            <text:p>$73 </text:p>
          </table:table-cell>
          <table:table-cell office:value-type="string">
            <text:p>$0.03 </text:p>
          </table:table-cell>
          <table:table-cell office:value-type="string">
            <text:p>$0.41 </text:p>
          </table:table-cell>
          <table:table-cell office:value-type="string">
            <text:p>$0.57 </text:p>
          </table:table-cell>
          <table:table-cell office:value-type="string">
            <text:p>$565 </text:p>
          </table:table-cell>
          <table:table-cell office:value-type="string">
            <text:p>$477 </text:p>
          </table:table-cell>
          <table:table-cell office:value-type="string">
            <text:p>7.75 </text:p>
          </table:table-cell>
          <table:table-cell office:value-type="string">
            <text:p>6.55 </text:p>
          </table:table-cell>
          <table:table-cell office:value-type="string">
            <text:p>8.37 </text:p>
          </table:table-cell>
          <table:table-cell office:value-type="string">
            <text:p>7.07 </text:p>
          </table:table-cell>
          <table:table-cell office:value-type="string">
            <text:p>$319 </text:p>
          </table:table-cell>
          <table:table-cell office:value-type="string">
            <text:p>4.38 </text:p>
          </table:table-cell>
          <table:table-cell office:value-type="string">
            <text:p>4.73 </text:p>
          </table:table-cell>
          <table:table-cell office:value-type="string">
            <text:p>$0.16 </text:p>
          </table:table-cell>
          <table:table-cell office:value-type="string">
            <text:p>2.17 </text:p>
          </table:table-cell>
          <table:table-cell office:value-type="string">
            <text:p>2.34 </text:p>
          </table:table-cell>
          <table:table-cell office:value-type="string">
            <text:p>$0.89 </text:p>
          </table:table-cell>
          <table:table-cell office:value-type="string">
            <text:p>99 </text:p>
          </table:table-cell>
          <table:table-cell office:value-type="string">
            <text:p>$88 </text:p>
          </table:table-cell>
          <table:table-cell office:value-type="string">
            <text:p>$17.3 </text:p>
          </table:table-cell>
          <table:table-cell office:value-type="string">
            <text:p>$0.013 </text:p>
          </table:table-cell>
          <table:table-cell office:value-type="string">
            <text:p>$39,827 </text:p>
          </table:table-cell>
          <table:table-cell office:value-type="string">
            <text:p>0.15548371288522</text:p>
          </table:table-cell>
          <table:table-cell office:value-type="string">
            <text:p>2.27 </text:p>
          </table:table-cell>
          <table:table-cell office:value-type="float" office:value="43">
            <text:p>43</text:p>
          </table:table-cell>
          <table:table-cell office:value-type="string">
            <text:p>46.4 </text:p>
          </table:table-cell>
          <table:table-cell office:value-type="string">
            <text:p>104.3 </text:p>
          </table:table-cell>
          <table:table-cell office:value-type="string">
            <text:p>104.3 </text:p>
          </table:table-cell>
          <table:table-cell office:value-type="string">
            <text:p>0.5277147154117</text:p>
          </table:table-cell>
          <table:table-cell office:value-type="string">
            <text:p>37.8 </text:p>
          </table:table-cell>
          <table:table-cell office:value-type="string">
            <text:p>50.5 </text:p>
          </table:table-cell>
          <table:table-cell office:value-type="string">
            <text:p>2,486 </text:p>
          </table:table-cell>
          <table:table-cell office:value-type="string">
            <text:p>2,975 </text:p>
          </table:table-cell>
          <table:table-cell office:value-type="string">
            <text:p>2,975 </text:p>
          </table:table-cell>
          <table:table-cell office:value-type="string">
            <text:p>$6,815 </text:p>
          </table:table-cell>
          <table:table-cell office:value-type="string">
            <text:p>$6,687 </text:p>
          </table:table-cell>
          <table:table-cell office:value-type="string">
            <text:p>$27,469 </text:p>
          </table:table-cell>
          <table:table-cell office:value-type="string">
            <text:p>$124,057 </text:p>
          </table:table-cell>
          <table:table-cell office:value-type="string">
            <text:p>489 </text:p>
          </table:table-cell>
          <table:table-cell office:value-type="string">
            <text:p>$- </text:p>
          </table:table-cell>
          <table:table-cell office:value-type="string">
            <text:p>$481 </text:p>
          </table:table-cell>
          <table:table-cell office:value-type="string">
            <text:p>$- </text:p>
          </table:table-cell>
          <table:table-cell office:value-type="string">
            <text:p>$481 </text:p>
          </table:table-cell>
          <table:table-cell office:value-type="string">
            <text:p>$6,038 </text:p>
          </table:table-cell>
          <table:table-cell office:value-type="string">
            <text:p>$110,417 </text:p>
          </table:table-cell>
          <table:table-cell office:value-type="string">
            <text:p>306 </text:p>
          </table:table-cell>
          <table:table-cell office:value-type="string">
            <text:p>$89,540 </text:p>
          </table:table-cell>
          <table:table-cell office:value-type="string">
            <text:p>236 </text:p>
          </table:table-cell>
          <table:table-cell office:value-type="string">
            <text:p>$89,540 </text:p>
          </table:table-cell>
          <table:table-cell office:value-type="string">
            <text:p>1,358 </text:p>
          </table:table-cell>
          <table:table-cell office:value-type="string">
            <text:p>$15,861 </text:p>
          </table:table-cell>
          <table:table-cell office:value-type="string">
            <text:p>586 </text:p>
          </table:table-cell>
          <table:table-cell office:value-type="string">
            <text:p>$(6,475)</text:p>
          </table:table-cell>
          <table:table-cell office:value-type="string">
            <text:p>36 </text:p>
          </table:table-cell>
          <table:table-cell office:value-type="string">
            <text:p>134,414 </text:p>
          </table:table-cell>
          <table:table-cell office:value-type="string">
            <text:p>116,035 </text:p>
          </table:table-cell>
          <table:table-cell office:value-type="string">
            <text:p>734 </text:p>
          </table:table-cell>
          <table:table-cell office:value-type="string">
            <text:p>4.67</text:p>
          </table:table-cell>
          <table:table-cell office:value-type="string">
            <text:p>863 </text:p>
          </table:table-cell>
          <table:table-cell office:value-type="string">
            <text:p>132 </text:p>
          </table:table-cell>
          <table:table-cell office:value-type="string">
            <text:p>10.24 </text:p>
          </table:table-cell>
          <table:table-cell office:value-type="string">
            <text:p>8.8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2004</text:p>
          </table:table-cell>
          <table:table-cell office:value-type="string">
            <text:p>7.82 </text:p>
          </table:table-cell>
          <table:table-cell office:value-type="string">
            <text:p>8.16 </text:p>
          </table:table-cell>
          <table:table-cell office:value-type="string">
            <text:p>$0.79 </text:p>
          </table:table-cell>
          <table:table-cell office:value-type="string">
            <text:p>10.65 </text:p>
          </table:table-cell>
          <table:table-cell office:value-type="string">
            <text:p>10.20 </text:p>
          </table:table-cell>
          <table:table-cell office:value-type="string">
            <text:p>7.49 </text:p>
          </table:table-cell>
          <table:table-cell office:value-type="string">
            <text:p>7.82 </text:p>
          </table:table-cell>
          <table:table-cell office:value-type="string">
            <text:p>$0.67 </text:p>
          </table:table-cell>
          <table:table-cell office:value-type="string">
            <text:p>$0.67 </text:p>
          </table:table-cell>
          <table:table-cell office:value-type="string">
            <text:p>18,935 </text:p>
          </table:table-cell>
          <table:table-cell office:value-type="string">
            <text:p>84 </text:p>
          </table:table-cell>
          <table:table-cell office:value-type="string">
            <text:p>$48 </text:p>
          </table:table-cell>
          <table:table-cell office:value-type="string">
            <text:p>$35 </text:p>
          </table:table-cell>
          <table:table-cell office:value-type="string">
            <text:p>$84 </text:p>
          </table:table-cell>
          <table:table-cell office:value-type="string">
            <text:p>$0.03 </text:p>
          </table:table-cell>
          <table:table-cell office:value-type="string">
            <text:p>$0.33 </text:p>
          </table:table-cell>
          <table:table-cell office:value-type="string">
            <text:p>$0.82 </text:p>
          </table:table-cell>
          <table:table-cell office:value-type="string">
            <text:p>$740 </text:p>
          </table:table-cell>
          <table:table-cell office:value-type="string">
            <text:p>$581 </text:p>
          </table:table-cell>
          <table:table-cell office:value-type="string">
            <text:p>8.25 </text:p>
          </table:table-cell>
          <table:table-cell office:value-type="string">
            <text:p>6.48 </text:p>
          </table:table-cell>
          <table:table-cell office:value-type="string">
            <text:p>8.61 </text:p>
          </table:table-cell>
          <table:table-cell office:value-type="string">
            <text:p>6.76 </text:p>
          </table:table-cell>
          <table:table-cell office:value-type="string">
            <text:p>$380 </text:p>
          </table:table-cell>
          <table:table-cell office:value-type="string">
            <text:p>4.23 </text:p>
          </table:table-cell>
          <table:table-cell office:value-type="string">
            <text:p>4.42 </text:p>
          </table:table-cell>
          <table:table-cell office:value-type="string">
            <text:p>$0.20 </text:p>
          </table:table-cell>
          <table:table-cell office:value-type="string">
            <text:p>2.25 </text:p>
          </table:table-cell>
          <table:table-cell office:value-type="string">
            <text:p>2.35 </text:p>
          </table:table-cell>
          <table:table-cell office:value-type="string">
            <text:p>$1.30 </text:p>
          </table:table-cell>
          <table:table-cell office:value-type="string">
            <text:p>122 </text:p>
          </table:table-cell>
          <table:table-cell office:value-type="string">
            <text:p>$159 </text:p>
          </table:table-cell>
          <table:table-cell office:value-type="string">
            <text:p>$24.7 </text:p>
          </table:table-cell>
          <table:table-cell office:value-type="string">
            <text:p>$0.018 </text:p>
          </table:table-cell>
          <table:table-cell office:value-type="string">
            <text:p>$42,440 </text:p>
          </table:table-cell>
          <table:table-cell office:value-type="string">
            <text:p>0</text:p>
          </table:table-cell>
          <table:table-cell office:value-type="string">
            <text:p>2.37 </text:p>
          </table:table-cell>
          <table:table-cell office:value-type="float" office:value="43">
            <text:p>43</text:p>
          </table:table-cell>
          <table:table-cell office:value-type="string">
            <text:p>58.7 </text:p>
          </table:table-cell>
          <table:table-cell office:value-type="string">
            <text:p>115.6 </text:p>
          </table:table-cell>
          <table:table-cell office:value-type="string">
            <text:p>115.6 </text:p>
          </table:table-cell>
          <table:table-cell office:value-type="string">
            <text:p>1</text:p>
          </table:table-cell>
          <table:table-cell office:value-type="string">
            <text:p>40.9 </text:p>
          </table:table-cell>
          <table:table-cell office:value-type="string">
            <text:p>52.4 </text:p>
          </table:table-cell>
          <table:table-cell office:value-type="string">
            <text:p>3,092 </text:p>
          </table:table-cell>
          <table:table-cell office:value-type="string">
            <text:p>3,634 </text:p>
          </table:table-cell>
          <table:table-cell office:value-type="string">
            <text:p>3,634 </text:p>
          </table:table-cell>
          <table:table-cell office:value-type="string">
            <text:p>$5,987 </text:p>
          </table:table-cell>
          <table:table-cell office:value-type="string">
            <text:p>$6,009 </text:p>
          </table:table-cell>
          <table:table-cell office:value-type="string">
            <text:p>$27,699 </text:p>
          </table:table-cell>
          <table:table-cell office:value-type="string">
            <text:p>$126,493 </text:p>
          </table:table-cell>
          <table:table-cell office:value-type="string">
            <text:p>542 </text:p>
          </table:table-cell>
          <table:table-cell office:value-type="string">
            <text:p>$- </text:p>
          </table:table-cell>
          <table:table-cell office:value-type="string">
            <text:p>$392 </text:p>
          </table:table-cell>
          <table:table-cell office:value-type="string">
            <text:p>$- </text:p>
          </table:table-cell>
          <table:table-cell office:value-type="string">
            <text:p>$392 </text:p>
          </table:table-cell>
          <table:table-cell office:value-type="string">
            <text:p>$6,133 </text:p>
          </table:table-cell>
          <table:table-cell office:value-type="string">
            <text:p>$112,256 </text:p>
          </table:table-cell>
          <table:table-cell office:value-type="string">
            <text:p>399 </text:p>
          </table:table-cell>
          <table:table-cell office:value-type="string">
            <text:p>$70,570 </text:p>
          </table:table-cell>
          <table:table-cell office:value-type="string">
            <text:p>221 </text:p>
          </table:table-cell>
          <table:table-cell office:value-type="string">
            <text:p>$70,570 </text:p>
          </table:table-cell>
          <table:table-cell office:value-type="string">
            <text:p>1,711 </text:p>
          </table:table-cell>
          <table:table-cell office:value-type="string">
            <text:p>$21,296 </text:p>
          </table:table-cell>
          <table:table-cell office:value-type="string">
            <text:p>761 </text:p>
          </table:table-cell>
          <table:table-cell office:value-type="string">
            <text:p>$10,169 </text:p>
          </table:table-cell>
          <table:table-cell office:value-type="string">
            <text:p>42 </text:p>
          </table:table-cell>
          <table:table-cell office:value-type="string">
            <text:p>189,607 </text:p>
          </table:table-cell>
          <table:table-cell office:value-type="string">
            <text:p>152,083 </text:p>
          </table:table-cell>
          <table:table-cell office:value-type="string">
            <text:p>644 </text:p>
          </table:table-cell>
          <table:table-cell office:value-type="string">
            <text:p>4.69</text:p>
          </table:table-cell>
          <table:table-cell office:value-type="string">
            <text:p>953 </text:p>
          </table:table-cell>
          <table:table-cell office:value-type="string">
            <text:p>126 </text:p>
          </table:table-cell>
          <table:table-cell office:value-type="string">
            <text:p>12.40 </text:p>
          </table:table-cell>
          <table:table-cell office:value-type="string">
            <text:p>9.9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2005</text:p>
          </table:table-cell>
          <table:table-cell office:value-type="string">
            <text:p>8.66 </text:p>
          </table:table-cell>
          <table:table-cell office:value-type="string">
            <text:p>9.20 </text:p>
          </table:table-cell>
          <table:table-cell office:value-type="string">
            <text:p>$0.96 </text:p>
          </table:table-cell>
          <table:table-cell office:value-type="string">
            <text:p>11.07 </text:p>
          </table:table-cell>
          <table:table-cell office:value-type="string">
            <text:p>10.42 </text:p>
          </table:table-cell>
          <table:table-cell office:value-type="string">
            <text:p>8.26 </text:p>
          </table:table-cell>
          <table:table-cell office:value-type="string">
            <text:p>8.77 </text:p>
          </table:table-cell>
          <table:table-cell office:value-type="string">
            <text:p>$0.81 </text:p>
          </table:table-cell>
          <table:table-cell office:value-type="string">
            <text:p>$0.81 </text:p>
          </table:table-cell>
          <table:table-cell office:value-type="string">
            <text:p>25,201 </text:p>
          </table:table-cell>
          <table:table-cell office:value-type="string">
            <text:p>103 </text:p>
          </table:table-cell>
          <table:table-cell office:value-type="string">
            <text:p>$39 </text:p>
          </table:table-cell>
          <table:table-cell office:value-type="string">
            <text:p>$34 </text:p>
          </table:table-cell>
          <table:table-cell office:value-type="string">
            <text:p>$76 </text:p>
          </table:table-cell>
          <table:table-cell office:value-type="string">
            <text:p>$0.03 </text:p>
          </table:table-cell>
          <table:table-cell office:value-type="string">
            <text:p>$0.28 </text:p>
          </table:table-cell>
          <table:table-cell office:value-type="string">
            <text:p>$0.96 </text:p>
          </table:table-cell>
          <table:table-cell office:value-type="string">
            <text:p>$859 </text:p>
          </table:table-cell>
          <table:table-cell office:value-type="string">
            <text:p>$609 </text:p>
          </table:table-cell>
          <table:table-cell office:value-type="string">
            <text:p>8.79 </text:p>
          </table:table-cell>
          <table:table-cell office:value-type="string">
            <text:p>6.23 </text:p>
          </table:table-cell>
          <table:table-cell office:value-type="string">
            <text:p>9.34 </text:p>
          </table:table-cell>
          <table:table-cell office:value-type="string">
            <text:p>6.62 </text:p>
          </table:table-cell>
          <table:table-cell office:value-type="string">
            <text:p>$381 </text:p>
          </table:table-cell>
          <table:table-cell office:value-type="string">
            <text:p>3.90 </text:p>
          </table:table-cell>
          <table:table-cell office:value-type="string">
            <text:p>4.15 </text:p>
          </table:table-cell>
          <table:table-cell office:value-type="string">
            <text:p>$0.23 </text:p>
          </table:table-cell>
          <table:table-cell office:value-type="string">
            <text:p>2.33 </text:p>
          </table:table-cell>
          <table:table-cell office:value-type="string">
            <text:p>2.47 </text:p>
          </table:table-cell>
          <table:table-cell office:value-type="string">
            <text:p>$1.82 </text:p>
          </table:table-cell>
          <table:table-cell office:value-type="string">
            <text:p>138 </text:p>
          </table:table-cell>
          <table:table-cell office:value-type="string">
            <text:p>$250 </text:p>
          </table:table-cell>
          <table:table-cell office:value-type="string">
            <text:p>$34.0 </text:p>
          </table:table-cell>
          <table:table-cell office:value-type="string">
            <text:p>$0.027 </text:p>
          </table:table-cell>
          <table:table-cell office:value-type="string">
            <text:p>$45,881 </text:p>
          </table:table-cell>
          <table:table-cell office:value-type="string">
            <text:p>0</text:p>
          </table:table-cell>
          <table:table-cell office:value-type="string">
            <text:p>2.43 </text:p>
          </table:table-cell>
          <table:table-cell office:value-type="float" office:value="40">
            <text:p>40</text:p>
          </table:table-cell>
          <table:table-cell office:value-type="string">
            <text:p>55.4 </text:p>
          </table:table-cell>
          <table:table-cell office:value-type="string">
            <text:p>125.9 </text:p>
          </table:table-cell>
          <table:table-cell office:value-type="string">
            <text:p>125.9 </text:p>
          </table:table-cell>
          <table:table-cell office:value-type="string">
            <text:p>1</text:p>
          </table:table-cell>
          <table:table-cell office:value-type="string">
            <text:p>34.0 </text:p>
          </table:table-cell>
          <table:table-cell office:value-type="string">
            <text:p>45.3 </text:p>
          </table:table-cell>
          <table:table-cell office:value-type="string">
            <text:p>3,191 </text:p>
          </table:table-cell>
          <table:table-cell office:value-type="string">
            <text:p>3,790 </text:p>
          </table:table-cell>
          <table:table-cell office:value-type="string">
            <text:p>3,790 </text:p>
          </table:table-cell>
          <table:table-cell office:value-type="string">
            <text:p>$6,939 </text:p>
          </table:table-cell>
          <table:table-cell office:value-type="string">
            <text:p>$6,800 </text:p>
          </table:table-cell>
          <table:table-cell office:value-type="string">
            <text:p>$28,998 </text:p>
          </table:table-cell>
          <table:table-cell office:value-type="string">
            <text:p>$112,204 </text:p>
          </table:table-cell>
          <table:table-cell office:value-type="string">
            <text:p>599 </text:p>
          </table:table-cell>
          <table:table-cell office:value-type="string">
            <text:p>$- </text:p>
          </table:table-cell>
          <table:table-cell office:value-type="string">
            <text:p>$370 </text:p>
          </table:table-cell>
          <table:table-cell office:value-type="string">
            <text:p>$- </text:p>
          </table:table-cell>
          <table:table-cell office:value-type="string">
            <text:p>$370 </text:p>
          </table:table-cell>
          <table:table-cell office:value-type="string">
            <text:p>$6,058 </text:p>
          </table:table-cell>
          <table:table-cell office:value-type="string">
            <text:p>$99,879 </text:p>
          </table:table-cell>
          <table:table-cell office:value-type="string">
            <text:p>379 </text:p>
          </table:table-cell>
          <table:table-cell office:value-type="string">
            <text:p>$68,596 </text:p>
          </table:table-cell>
          <table:table-cell office:value-type="string">
            <text:p>334 </text:p>
          </table:table-cell>
          <table:table-cell office:value-type="string">
            <text:p>$68,596 </text:p>
          </table:table-cell>
          <table:table-cell office:value-type="string">
            <text:p>1,588 </text:p>
          </table:table-cell>
          <table:table-cell office:value-type="string">
            <text:p>$28,581 </text:p>
          </table:table-cell>
          <table:table-cell office:value-type="string">
            <text:p>890 </text:p>
          </table:table-cell>
          <table:table-cell office:value-type="string">
            <text:p>$24,189 </text:p>
          </table:table-cell>
          <table:table-cell office:value-type="string">
            <text:p>47 </text:p>
          </table:table-cell>
          <table:table-cell office:value-type="string">
            <text:p>197,283 </text:p>
          </table:table-cell>
          <table:table-cell office:value-type="string">
            <text:p>176,846 </text:p>
          </table:table-cell>
          <table:table-cell office:value-type="string">
            <text:p>698 </text:p>
          </table:table-cell>
          <table:table-cell office:value-type="string">
            <text:p>5.10</text:p>
          </table:table-cell>
          <table:table-cell office:value-type="string">
            <text:p>939 </text:p>
          </table:table-cell>
          <table:table-cell office:value-type="string">
            <text:p>123 </text:p>
          </table:table-cell>
          <table:table-cell office:value-type="string">
            <text:p>11.59 </text:p>
          </table:table-cell>
          <table:table-cell office:value-type="string">
            <text:p>10.3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2006</text:p>
          </table:table-cell>
          <table:table-cell office:value-type="string">
            <text:p>8.70 </text:p>
          </table:table-cell>
          <table:table-cell office:value-type="string">
            <text:p>9.53 </text:p>
          </table:table-cell>
          <table:table-cell office:value-type="string">
            <text:p>$1.13 </text:p>
          </table:table-cell>
          <table:table-cell office:value-type="string">
            <text:p>11.39 </text:p>
          </table:table-cell>
          <table:table-cell office:value-type="string">
            <text:p>10.40 </text:p>
          </table:table-cell>
          <table:table-cell office:value-type="string">
            <text:p>8.28 </text:p>
          </table:table-cell>
          <table:table-cell office:value-type="string">
            <text:p>9.07 </text:p>
          </table:table-cell>
          <table:table-cell office:value-type="string">
            <text:p>$0.95 </text:p>
          </table:table-cell>
          <table:table-cell office:value-type="string">
            <text:p>$0.95 </text:p>
          </table:table-cell>
          <table:table-cell office:value-type="string">
            <text:p>31,910 </text:p>
          </table:table-cell>
          <table:table-cell office:value-type="string">
            <text:p>111 </text:p>
          </table:table-cell>
          <table:table-cell office:value-type="string">
            <text:p>$47 </text:p>
          </table:table-cell>
          <table:table-cell office:value-type="string">
            <text:p>$40 </text:p>
          </table:table-cell>
          <table:table-cell office:value-type="string">
            <text:p>$85 </text:p>
          </table:table-cell>
          <table:table-cell office:value-type="string">
            <text:p>$0.03 </text:p>
          </table:table-cell>
          <table:table-cell office:value-type="string">
            <text:p>$0.31 </text:p>
          </table:table-cell>
          <table:table-cell office:value-type="string">
            <text:p>$1.14 </text:p>
          </table:table-cell>
          <table:table-cell office:value-type="string">
            <text:p>$1,033 </text:p>
          </table:table-cell>
          <table:table-cell office:value-type="string">
            <text:p>$710 </text:p>
          </table:table-cell>
          <table:table-cell office:value-type="string">
            <text:p>8.99 </text:p>
          </table:table-cell>
          <table:table-cell office:value-type="string">
            <text:p>6.18 </text:p>
          </table:table-cell>
          <table:table-cell office:value-type="string">
            <text:p>9.84 </text:p>
          </table:table-cell>
          <table:table-cell office:value-type="string">
            <text:p>6.77 </text:p>
          </table:table-cell>
          <table:table-cell office:value-type="string">
            <text:p>$461 </text:p>
          </table:table-cell>
          <table:table-cell office:value-type="string">
            <text:p>4.01 </text:p>
          </table:table-cell>
          <table:table-cell office:value-type="string">
            <text:p>4.40 </text:p>
          </table:table-cell>
          <table:table-cell office:value-type="string">
            <text:p>$0.25 </text:p>
          </table:table-cell>
          <table:table-cell office:value-type="string">
            <text:p>2.16 </text:p>
          </table:table-cell>
          <table:table-cell office:value-type="string">
            <text:p>2.37 </text:p>
          </table:table-cell>
          <table:table-cell office:value-type="string">
            <text:p>$2.07 </text:p>
          </table:table-cell>
          <table:table-cell office:value-type="string">
            <text:p>156 </text:p>
          </table:table-cell>
          <table:table-cell office:value-type="string">
            <text:p>$323 </text:p>
          </table:table-cell>
          <table:table-cell office:value-type="string">
            <text:p>$36.1 </text:p>
          </table:table-cell>
          <table:table-cell office:value-type="string">
            <text:p>$0.031 </text:p>
          </table:table-cell>
          <table:table-cell office:value-type="string">
            <text:p>$47,478 </text:p>
          </table:table-cell>
          <table:table-cell office:value-type="string">
            <text:p>0</text:p>
          </table:table-cell>
          <table:table-cell office:value-type="string">
            <text:p>2.60 </text:p>
          </table:table-cell>
          <table:table-cell office:value-type="float" office:value="42">
            <text:p>42</text:p>
          </table:table-cell>
          <table:table-cell office:value-type="string">
            <text:p>58.2 </text:p>
          </table:table-cell>
          <table:table-cell office:value-type="string">
            <text:p>128.3 </text:p>
          </table:table-cell>
          <table:table-cell office:value-type="string">
            <text:p>128.3 </text:p>
          </table:table-cell>
          <table:table-cell office:value-type="string">
            <text:p>0.54816846105085</text:p>
          </table:table-cell>
          <table:table-cell office:value-type="string">
            <text:p>34.3 </text:p>
          </table:table-cell>
          <table:table-cell office:value-type="string">
            <text:p>53.5 </text:p>
          </table:table-cell>
          <table:table-cell office:value-type="string">
            <text:p>3,379 </text:p>
          </table:table-cell>
          <table:table-cell office:value-type="string">
            <text:p>4,034 </text:p>
          </table:table-cell>
          <table:table-cell office:value-type="string">
            <text:p>4,034 </text:p>
          </table:table-cell>
          <table:table-cell office:value-type="string">
            <text:p>$6,637 </text:p>
          </table:table-cell>
          <table:table-cell office:value-type="string">
            <text:p>$6,505 </text:p>
          </table:table-cell>
          <table:table-cell office:value-type="string">
            <text:p>$29,460 </text:p>
          </table:table-cell>
          <table:table-cell office:value-type="string">
            <text:p>$115,083 </text:p>
          </table:table-cell>
          <table:table-cell office:value-type="string">
            <text:p>655 </text:p>
          </table:table-cell>
          <table:table-cell office:value-type="string">
            <text:p>$- </text:p>
          </table:table-cell>
          <table:table-cell office:value-type="string">
            <text:p>$360 </text:p>
          </table:table-cell>
          <table:table-cell office:value-type="string">
            <text:p>$- </text:p>
          </table:table-cell>
          <table:table-cell office:value-type="string">
            <text:p>$360 </text:p>
          </table:table-cell>
          <table:table-cell office:value-type="string">
            <text:p>$5,823 </text:p>
          </table:table-cell>
          <table:table-cell office:value-type="string">
            <text:p>$102,726 </text:p>
          </table:table-cell>
          <table:table-cell office:value-type="string">
            <text:p>410 </text:p>
          </table:table-cell>
          <table:table-cell office:value-type="string">
            <text:p>$79,451 </text:p>
          </table:table-cell>
          <table:table-cell office:value-type="string">
            <text:p>363 </text:p>
          </table:table-cell>
          <table:table-cell office:value-type="string">
            <text:p>$79,451 </text:p>
          </table:table-cell>
          <table:table-cell office:value-type="string">
            <text:p>1,732 </text:p>
          </table:table-cell>
          <table:table-cell office:value-type="string">
            <text:p>$25,923 </text:p>
          </table:table-cell>
          <table:table-cell office:value-type="string">
            <text:p>874 </text:p>
          </table:table-cell>
          <table:table-cell office:value-type="string">
            <text:p>$28,256 </text:p>
          </table:table-cell>
          <table:table-cell office:value-type="string">
            <text:p>51 </text:p>
          </table:table-cell>
          <table:table-cell office:value-type="string">
            <text:p>227,496 </text:p>
          </table:table-cell>
          <table:table-cell office:value-type="string">
            <text:p>193,524 </text:p>
          </table:table-cell>
          <table:table-cell office:value-type="string">
            <text:p>686 </text:p>
          </table:table-cell>
          <table:table-cell office:value-type="string">
            <text:p>5.07</text:p>
          </table:table-cell>
          <table:table-cell office:value-type="string">
            <text:p>904 </text:p>
          </table:table-cell>
          <table:table-cell office:value-type="string">
            <text:p>123 </text:p>
          </table:table-cell>
          <table:table-cell office:value-type="string">
            <text:p>12.33 </text:p>
          </table:table-cell>
          <table:table-cell office:value-type="string">
            <text:p>10.4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2007</text:p>
          </table:table-cell>
          <table:table-cell office:value-type="string">
            <text:p>8.53 </text:p>
          </table:table-cell>
          <table:table-cell office:value-type="string">
            <text:p>9.27 </text:p>
          </table:table-cell>
          <table:table-cell office:value-type="string">
            <text:p>$1.33 </text:p>
          </table:table-cell>
          <table:table-cell office:value-type="string">
            <text:p>11.24 </text:p>
          </table:table-cell>
          <table:table-cell office:value-type="string">
            <text:p>10.35 </text:p>
          </table:table-cell>
          <table:table-cell office:value-type="string">
            <text:p>8.14 </text:p>
          </table:table-cell>
          <table:table-cell office:value-type="string">
            <text:p>8.84 </text:p>
          </table:table-cell>
          <table:table-cell office:value-type="string">
            <text:p>$1.11 </text:p>
          </table:table-cell>
          <table:table-cell office:value-type="string">
            <text:p>$1.11 </text:p>
          </table:table-cell>
          <table:table-cell office:value-type="string">
            <text:p>37,550 </text:p>
          </table:table-cell>
          <table:table-cell office:value-type="string">
            <text:p>137 </text:p>
          </table:table-cell>
          <table:table-cell office:value-type="string">
            <text:p>$55 </text:p>
          </table:table-cell>
          <table:table-cell office:value-type="string">
            <text:p>$46 </text:p>
          </table:table-cell>
          <table:table-cell office:value-type="string">
            <text:p>$99 </text:p>
          </table:table-cell>
          <table:table-cell office:value-type="string">
            <text:p>$0.04 </text:p>
          </table:table-cell>
          <table:table-cell office:value-type="string">
            <text:p>$0.32 </text:p>
          </table:table-cell>
          <table:table-cell office:value-type="string">
            <text:p>$1.34 </text:p>
          </table:table-cell>
          <table:table-cell office:value-type="string">
            <text:p>$1,207 </text:p>
          </table:table-cell>
          <table:table-cell office:value-type="string">
            <text:p>$799 </text:p>
          </table:table-cell>
          <table:table-cell office:value-type="string">
            <text:p>8.83 </text:p>
          </table:table-cell>
          <table:table-cell office:value-type="string">
            <text:p>5.84 </text:p>
          </table:table-cell>
          <table:table-cell office:value-type="string">
            <text:p>9.59 </text:p>
          </table:table-cell>
          <table:table-cell office:value-type="string">
            <text:p>6.34 </text:p>
          </table:table-cell>
          <table:table-cell office:value-type="string">
            <text:p>$509 </text:p>
          </table:table-cell>
          <table:table-cell office:value-type="string">
            <text:p>3.73 </text:p>
          </table:table-cell>
          <table:table-cell office:value-type="string">
            <text:p>4.05 </text:p>
          </table:table-cell>
          <table:table-cell office:value-type="string">
            <text:p>$0.29 </text:p>
          </table:table-cell>
          <table:table-cell office:value-type="string">
            <text:p>2.12 </text:p>
          </table:table-cell>
          <table:table-cell office:value-type="string">
            <text:p>2.30 </text:p>
          </table:table-cell>
          <table:table-cell office:value-type="string">
            <text:p>$2.27 </text:p>
          </table:table-cell>
          <table:table-cell office:value-type="string">
            <text:p>180 </text:p>
          </table:table-cell>
          <table:table-cell office:value-type="string">
            <text:p>$409 </text:p>
          </table:table-cell>
          <table:table-cell office:value-type="string">
            <text:p>$39.3 </text:p>
          </table:table-cell>
          <table:table-cell office:value-type="string">
            <text:p>$0.032 </text:p>
          </table:table-cell>
          <table:table-cell office:value-type="string">
            <text:p>$42,984 </text:p>
          </table:table-cell>
          <table:table-cell office:value-type="string">
            <text:p>0.33849164139004</text:p>
          </table:table-cell>
          <table:table-cell office:value-type="string">
            <text:p>2.41 </text:p>
          </table:table-cell>
          <table:table-cell office:value-type="float" office:value="44">
            <text:p>44</text:p>
          </table:table-cell>
          <table:table-cell office:value-type="string">
            <text:p>61.6 </text:p>
          </table:table-cell>
          <table:table-cell office:value-type="string">
            <text:p>132.5 </text:p>
          </table:table-cell>
          <table:table-cell office:value-type="string">
            <text:p>132.5 </text:p>
          </table:table-cell>
          <table:table-cell office:value-type="string">
            <text:p>0.559821792187130</text:p>
          </table:table-cell>
          <table:table-cell office:value-type="string">
            <text:p>45.5 </text:p>
          </table:table-cell>
          <table:table-cell office:value-type="string">
            <text:p>56.1 </text:p>
          </table:table-cell>
          <table:table-cell office:value-type="string">
            <text:p>4,515 </text:p>
          </table:table-cell>
          <table:table-cell office:value-type="string">
            <text:p>5,219 </text:p>
          </table:table-cell>
          <table:table-cell office:value-type="string">
            <text:p>5,219 </text:p>
          </table:table-cell>
          <table:table-cell office:value-type="string">
            <text:p>$4,922 </text:p>
          </table:table-cell>
          <table:table-cell office:value-type="string">
            <text:p>$5,361 </text:p>
          </table:table-cell>
          <table:table-cell office:value-type="string">
            <text:p>$26,222 </text:p>
          </table:table-cell>
          <table:table-cell office:value-type="string">
            <text:p>$123,788 </text:p>
          </table:table-cell>
          <table:table-cell office:value-type="string">
            <text:p>704 </text:p>
          </table:table-cell>
          <table:table-cell office:value-type="string">
            <text:p>$- </text:p>
          </table:table-cell>
          <table:table-cell office:value-type="string">
            <text:p>$365 </text:p>
          </table:table-cell>
          <table:table-cell office:value-type="string">
            <text:p>$- </text:p>
          </table:table-cell>
          <table:table-cell office:value-type="string">
            <text:p>$365 </text:p>
          </table:table-cell>
          <table:table-cell office:value-type="string">
            <text:p>$8,171 </text:p>
          </table:table-cell>
          <table:table-cell office:value-type="string">
            <text:p>$108,905 </text:p>
          </table:table-cell>
          <table:table-cell office:value-type="string">
            <text:p>511 </text:p>
          </table:table-cell>
          <table:table-cell office:value-type="string">
            <text:p>$79,689 </text:p>
          </table:table-cell>
          <table:table-cell office:value-type="string">
            <text:p>418 </text:p>
          </table:table-cell>
          <table:table-cell office:value-type="string">
            <text:p>$79,689 </text:p>
          </table:table-cell>
          <table:table-cell office:value-type="string">
            <text:p>2,586 </text:p>
          </table:table-cell>
          <table:table-cell office:value-type="string">
            <text:p>$20,357 </text:p>
          </table:table-cell>
          <table:table-cell office:value-type="string">
            <text:p>1,000 </text:p>
          </table:table-cell>
          <table:table-cell office:value-type="string">
            <text:p>$29,273 </text:p>
          </table:table-cell>
          <table:table-cell office:value-type="string">
            <text:p>57 </text:p>
          </table:table-cell>
          <table:table-cell office:value-type="string">
            <text:p>259,989 </text:p>
          </table:table-cell>
          <table:table-cell office:value-type="string">
            <text:p>217,908 </text:p>
          </table:table-cell>
          <table:table-cell office:value-type="string">
            <text:p>693 </text:p>
          </table:table-cell>
          <table:table-cell office:value-type="string">
            <text:p>4.72</text:p>
          </table:table-cell>
          <table:table-cell office:value-type="string">
            <text:p>926 </text:p>
          </table:table-cell>
          <table:table-cell office:value-type="string">
            <text:p>129 </text:p>
          </table:table-cell>
          <table:table-cell office:value-type="string">
            <text:p>12.54 </text:p>
          </table:table-cell>
          <table:table-cell office:value-type="string">
            <text:p>10.5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2008</text:p>
          </table:table-cell>
          <table:table-cell office:value-type="string">
            <text:p>9.48 </text:p>
          </table:table-cell>
          <table:table-cell office:value-type="string">
            <text:p>10.48 </text:p>
          </table:table-cell>
          <table:table-cell office:value-type="string">
            <text:p>$1.37 </text:p>
          </table:table-cell>
          <table:table-cell office:value-type="string">
            <text:p>12.11 </text:p>
          </table:table-cell>
          <table:table-cell office:value-type="string">
            <text:p>10.95 </text:p>
          </table:table-cell>
          <table:table-cell office:value-type="string">
            <text:p>8.97 </text:p>
          </table:table-cell>
          <table:table-cell office:value-type="string">
            <text:p>9.91 </text:p>
          </table:table-cell>
          <table:table-cell office:value-type="string">
            <text:p>$1.20 </text:p>
          </table:table-cell>
          <table:table-cell office:value-type="string">
            <text:p>$1.20 </text:p>
          </table:table-cell>
          <table:table-cell office:value-type="string">
            <text:p>46,967 </text:p>
          </table:table-cell>
          <table:table-cell office:value-type="string">
            <text:p>105 </text:p>
          </table:table-cell>
          <table:table-cell office:value-type="string">
            <text:p>$57 </text:p>
          </table:table-cell>
          <table:table-cell office:value-type="string">
            <text:p>$40 </text:p>
          </table:table-cell>
          <table:table-cell office:value-type="string">
            <text:p>$97 </text:p>
          </table:table-cell>
          <table:table-cell office:value-type="string">
            <text:p>$0.03 </text:p>
          </table:table-cell>
          <table:table-cell office:value-type="string">
            <text:p>$0.28 </text:p>
          </table:table-cell>
          <table:table-cell office:value-type="string">
            <text:p>$1.46 </text:p>
          </table:table-cell>
          <table:table-cell office:value-type="string">
            <text:p>$1,354 </text:p>
          </table:table-cell>
          <table:table-cell office:value-type="string">
            <text:p>$786 </text:p>
          </table:table-cell>
          <table:table-cell office:value-type="string">
            <text:p>10.09 </text:p>
          </table:table-cell>
          <table:table-cell office:value-type="string">
            <text:p>5.86 </text:p>
          </table:table-cell>
          <table:table-cell office:value-type="string">
            <text:p>11.16 </text:p>
          </table:table-cell>
          <table:table-cell office:value-type="string">
            <text:p>6.48 </text:p>
          </table:table-cell>
          <table:table-cell office:value-type="string">
            <text:p>$515 </text:p>
          </table:table-cell>
          <table:table-cell office:value-type="string">
            <text:p>3.84 </text:p>
          </table:table-cell>
          <table:table-cell office:value-type="string">
            <text:p>4.25 </text:p>
          </table:table-cell>
          <table:table-cell office:value-type="string">
            <text:p>$0.27 </text:p>
          </table:table-cell>
          <table:table-cell office:value-type="string">
            <text:p>2.02 </text:p>
          </table:table-cell>
          <table:table-cell office:value-type="string">
            <text:p>2.23 </text:p>
          </table:table-cell>
          <table:table-cell office:value-type="string">
            <text:p>$3.33 </text:p>
          </table:table-cell>
          <table:table-cell office:value-type="string">
            <text:p>170 </text:p>
          </table:table-cell>
          <table:table-cell office:value-type="string">
            <text:p>$567 </text:p>
          </table:table-cell>
          <table:table-cell office:value-type="string">
            <text:p>$53.3 </text:p>
          </table:table-cell>
          <table:table-cell office:value-type="string">
            <text:p>$0.047 </text:p>
          </table:table-cell>
          <table:table-cell office:value-type="string">
            <text:p>$42,438 </text:p>
          </table:table-cell>
          <table:table-cell office:value-type="string">
            <text:p>0.41906862557366</text:p>
          </table:table-cell>
          <table:table-cell office:value-type="string">
            <text:p>2.46 </text:p>
          </table:table-cell>
          <table:table-cell office:value-type="float" office:value="45">
            <text:p>45</text:p>
          </table:table-cell>
          <table:table-cell office:value-type="string">
            <text:p>104.5 </text:p>
          </table:table-cell>
          <table:table-cell office:value-type="string">
            <text:p>141.3 </text:p>
          </table:table-cell>
          <table:table-cell office:value-type="string">
            <text:p>141.3 </text:p>
          </table:table-cell>
          <table:table-cell office:value-type="string">
            <text:p>0.59112273433550</text:p>
          </table:table-cell>
          <table:table-cell office:value-type="string">
            <text:p>46.2 </text:p>
          </table:table-cell>
          <table:table-cell office:value-type="string">
            <text:p>96.4 </text:p>
          </table:table-cell>
          <table:table-cell office:value-type="string">
            <text:p>4,298 </text:p>
          </table:table-cell>
          <table:table-cell office:value-type="string">
            <text:p>4,939 </text:p>
          </table:table-cell>
          <table:table-cell office:value-type="string">
            <text:p>4,939 </text:p>
          </table:table-cell>
          <table:table-cell office:value-type="string">
            <text:p>$5,084 </text:p>
          </table:table-cell>
          <table:table-cell office:value-type="string">
            <text:p>$5,440 </text:p>
          </table:table-cell>
          <table:table-cell office:value-type="string">
            <text:p>$26,051 </text:p>
          </table:table-cell>
          <table:table-cell office:value-type="string">
            <text:p>$122,700 </text:p>
          </table:table-cell>
          <table:table-cell office:value-type="string">
            <text:p>641 </text:p>
          </table:table-cell>
          <table:table-cell office:value-type="string">
            <text:p>$- </text:p>
          </table:table-cell>
          <table:table-cell office:value-type="string">
            <text:p>$213 </text:p>
          </table:table-cell>
          <table:table-cell office:value-type="string">
            <text:p>$- </text:p>
          </table:table-cell>
          <table:table-cell office:value-type="string">
            <text:p>$213 </text:p>
          </table:table-cell>
          <table:table-cell office:value-type="string">
            <text:p>$7,826 </text:p>
          </table:table-cell>
          <table:table-cell office:value-type="string">
            <text:p>$107,707 </text:p>
          </table:table-cell>
          <table:table-cell office:value-type="string">
            <text:p>448 </text:p>
          </table:table-cell>
          <table:table-cell office:value-type="string">
            <text:p>$76,265 </text:p>
          </table:table-cell>
          <table:table-cell office:value-type="string">
            <text:p>225 </text:p>
          </table:table-cell>
          <table:table-cell office:value-type="string">
            <text:p>$76,265 </text:p>
          </table:table-cell>
          <table:table-cell office:value-type="string">
            <text:p>2,709 </text:p>
          </table:table-cell>
          <table:table-cell office:value-type="string">
            <text:p>$20,043 </text:p>
          </table:table-cell>
          <table:table-cell office:value-type="string">
            <text:p>916 </text:p>
          </table:table-cell>
          <table:table-cell office:value-type="string">
            <text:p>$31,217 </text:p>
          </table:table-cell>
          <table:table-cell office:value-type="string">
            <text:p>59 </text:p>
          </table:table-cell>
          <table:table-cell office:value-type="string">
            <text:p>402,079 </text:p>
          </table:table-cell>
          <table:table-cell office:value-type="string">
            <text:p>211,481 </text:p>
          </table:table-cell>
          <table:table-cell office:value-type="string">
            <text:p>424 </text:p>
          </table:table-cell>
          <table:table-cell office:value-type="string">
            <text:p>4.86</text:p>
          </table:table-cell>
          <table:table-cell office:value-type="string">
            <text:p>911 </text:p>
          </table:table-cell>
          <table:table-cell office:value-type="string">
            <text:p>132 </text:p>
          </table:table-cell>
          <table:table-cell office:value-type="string">
            <text:p>18.80 </text:p>
          </table:table-cell>
          <table:table-cell office:value-type="string">
            <text:p>9.8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2009</text:p>
          </table:table-cell>
          <table:table-cell office:value-type="string">
            <text:p>8.45 </text:p>
          </table:table-cell>
          <table:table-cell office:value-type="string">
            <text:p>9.53 </text:p>
          </table:table-cell>
          <table:table-cell office:value-type="string">
            <text:p>$1.11 </text:p>
          </table:table-cell>
          <table:table-cell office:value-type="string">
            <text:p>10.79 </text:p>
          </table:table-cell>
          <table:table-cell office:value-type="string">
            <text:p>9.57 </text:p>
          </table:table-cell>
          <table:table-cell office:value-type="string">
            <text:p>7.76 </text:p>
          </table:table-cell>
          <table:table-cell office:value-type="string">
            <text:p>8.75 </text:p>
          </table:table-cell>
          <table:table-cell office:value-type="string">
            <text:p>$0.92 </text:p>
          </table:table-cell>
          <table:table-cell office:value-type="string">
            <text:p>$0.92 </text:p>
          </table:table-cell>
          <table:table-cell office:value-type="string">
            <text:p>72,640 </text:p>
          </table:table-cell>
          <table:table-cell office:value-type="string">
            <text:p>91 </text:p>
          </table:table-cell>
          <table:table-cell office:value-type="string">
            <text:p>$21 </text:p>
          </table:table-cell>
          <table:table-cell office:value-type="string">
            <text:p>$43 </text:p>
          </table:table-cell>
          <table:table-cell office:value-type="string">
            <text:p>$57 </text:p>
          </table:table-cell>
          <table:table-cell office:value-type="string">
            <text:p>$0.03 </text:p>
          </table:table-cell>
          <table:table-cell office:value-type="string">
            <text:p>$0.29 </text:p>
          </table:table-cell>
          <table:table-cell office:value-type="string">
            <text:p>$1.05 </text:p>
          </table:table-cell>
          <table:table-cell office:value-type="string">
            <text:p>$955 </text:p>
          </table:table-cell>
          <table:table-cell office:value-type="string">
            <text:p>$692 </text:p>
          </table:table-cell>
          <table:table-cell office:value-type="string">
            <text:p>8.02 </text:p>
          </table:table-cell>
          <table:table-cell office:value-type="string">
            <text:p>5.81 </text:p>
          </table:table-cell>
          <table:table-cell office:value-type="string">
            <text:p>9.05 </text:p>
          </table:table-cell>
          <table:table-cell office:value-type="string">
            <text:p>6.55 </text:p>
          </table:table-cell>
          <table:table-cell office:value-type="string">
            <text:p>$455 </text:p>
          </table:table-cell>
          <table:table-cell office:value-type="string">
            <text:p>3.82 </text:p>
          </table:table-cell>
          <table:table-cell office:value-type="string">
            <text:p>4.31 </text:p>
          </table:table-cell>
          <table:table-cell office:value-type="string">
            <text:p>$0.24 </text:p>
          </table:table-cell>
          <table:table-cell office:value-type="string">
            <text:p>1.99 </text:p>
          </table:table-cell>
          <table:table-cell office:value-type="string">
            <text:p>2.24 </text:p>
          </table:table-cell>
          <table:table-cell office:value-type="string">
            <text:p>$1.78 </text:p>
          </table:table-cell>
          <table:table-cell office:value-type="string">
            <text:p>148 </text:p>
          </table:table-cell>
          <table:table-cell office:value-type="string">
            <text:p>$263 </text:p>
          </table:table-cell>
          <table:table-cell office:value-type="string">
            <text:p>$27.7 </text:p>
          </table:table-cell>
          <table:table-cell office:value-type="string">
            <text:p>$0.025 </text:p>
          </table:table-cell>
          <table:table-cell office:value-type="string">
            <text:p>$38,379 </text:p>
          </table:table-cell>
          <table:table-cell office:value-type="string">
            <text:p>0.27567703712933</text:p>
          </table:table-cell>
          <table:table-cell office:value-type="string">
            <text:p>2.21 </text:p>
          </table:table-cell>
          <table:table-cell office:value-type="float" office:value="45">
            <text:p>45</text:p>
          </table:table-cell>
          <table:table-cell office:value-type="string">
            <text:p>56.3 </text:p>
          </table:table-cell>
          <table:table-cell office:value-type="string">
            <text:p>141.3 </text:p>
          </table:table-cell>
          <table:table-cell office:value-type="string">
            <text:p>141.3 </text:p>
          </table:table-cell>
          <table:table-cell office:value-type="string">
            <text:p>0</text:p>
          </table:table-cell>
          <table:table-cell office:value-type="string">
            <text:p>51.3 </text:p>
          </table:table-cell>
          <table:table-cell office:value-type="string">
            <text:p>54.2 </text:p>
          </table:table-cell>
          <table:table-cell office:value-type="string">
            <text:p>4,140 </text:p>
          </table:table-cell>
          <table:table-cell office:value-type="string">
            <text:p>4,774 </text:p>
          </table:table-cell>
          <table:table-cell office:value-type="string">
            <text:p>4,774 </text:p>
          </table:table-cell>
          <table:table-cell office:value-type="string">
            <text:p>$4,958 </text:p>
          </table:table-cell>
          <table:table-cell office:value-type="string">
            <text:p>$5,042 </text:p>
          </table:table-cell>
          <table:table-cell office:value-type="string">
            <text:p>$23,251 </text:p>
          </table:table-cell>
          <table:table-cell office:value-type="string">
            <text:p>$108,157 </text:p>
          </table:table-cell>
          <table:table-cell office:value-type="string">
            <text:p>634 </text:p>
          </table:table-cell>
          <table:table-cell office:value-type="string">
            <text:p>$- </text:p>
          </table:table-cell>
          <table:table-cell office:value-type="string">
            <text:p>$349 </text:p>
          </table:table-cell>
          <table:table-cell office:value-type="string">
            <text:p>$- </text:p>
          </table:table-cell>
          <table:table-cell office:value-type="string">
            <text:p>$349 </text:p>
          </table:table-cell>
          <table:table-cell office:value-type="string">
            <text:p>$5,589 </text:p>
          </table:table-cell>
          <table:table-cell office:value-type="string">
            <text:p>$96,119 </text:p>
          </table:table-cell>
          <table:table-cell office:value-type="string">
            <text:p>454 </text:p>
          </table:table-cell>
          <table:table-cell office:value-type="string">
            <text:p>$66,613 </text:p>
          </table:table-cell>
          <table:table-cell office:value-type="string">
            <text:p>237 </text:p>
          </table:table-cell>
          <table:table-cell office:value-type="string">
            <text:p>$66,613 </text:p>
          </table:table-cell>
          <table:table-cell office:value-type="string">
            <text:p>2,564 </text:p>
          </table:table-cell>
          <table:table-cell office:value-type="string">
            <text:p>$18,246 </text:p>
          </table:table-cell>
          <table:table-cell office:value-type="string">
            <text:p>885 </text:p>
          </table:table-cell>
          <table:table-cell office:value-type="string">
            <text:p>$29,400 </text:p>
          </table:table-cell>
          <table:table-cell office:value-type="string">
            <text:p>50 </text:p>
          </table:table-cell>
          <table:table-cell office:value-type="string">
            <text:p>214,002 </text:p>
          </table:table-cell>
          <table:table-cell office:value-type="string">
            <text:p>180,646 </text:p>
          </table:table-cell>
          <table:table-cell office:value-type="string">
            <text:p>689 </text:p>
          </table:table-cell>
          <table:table-cell office:value-type="string">
            <text:p>5.25</text:p>
          </table:table-cell>
          <table:table-cell office:value-type="string">
            <text:p>885 </text:p>
          </table:table-cell>
          <table:table-cell office:value-type="string">
            <text:p>134 </text:p>
          </table:table-cell>
          <table:table-cell office:value-type="string">
            <text:p>11.73 </text:p>
          </table:table-cell>
          <table:table-cell office:value-type="string">
            <text:p>9.9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2010</text:p>
          </table:table-cell>
          <table:table-cell office:value-type="string">
            <text:p>9.86 </text:p>
          </table:table-cell>
          <table:table-cell office:value-type="string">
            <text:p>10.77 </text:p>
          </table:table-cell>
          <table:table-cell office:value-type="string">
            <text:p>$1.32 </text:p>
          </table:table-cell>
          <table:table-cell office:value-type="string">
            <text:p>11.78 </text:p>
          </table:table-cell>
          <table:table-cell office:value-type="string">
            <text:p>10.78 </text:p>
          </table:table-cell>
          <table:table-cell office:value-type="string">
            <text:p>9.01 </text:p>
          </table:table-cell>
          <table:table-cell office:value-type="string">
            <text:p>9.84 </text:p>
          </table:table-cell>
          <table:table-cell office:value-type="string">
            <text:p>$1.09 </text:p>
          </table:table-cell>
          <table:table-cell office:value-type="string">
            <text:p>$1.09 </text:p>
          </table:table-cell>
          <table:table-cell office:value-type="string">
            <text:p>90,938 </text:p>
          </table:table-cell>
          <table:table-cell office:value-type="string">
            <text:p>236 </text:p>
          </table:table-cell>
          <table:table-cell office:value-type="string">
            <text:p>$5 </text:p>
          </table:table-cell>
          <table:table-cell office:value-type="string">
            <text:p>$41 </text:p>
          </table:table-cell>
          <table:table-cell office:value-type="string">
            <text:p>$70 </text:p>
          </table:table-cell>
          <table:table-cell office:value-type="string">
            <text:p>$0.03 </text:p>
          </table:table-cell>
          <table:table-cell office:value-type="string">
            <text:p>$0.26 </text:p>
          </table:table-cell>
          <table:table-cell office:value-type="string">
            <text:p>$1.34 </text:p>
          </table:table-cell>
          <table:table-cell office:value-type="string">
            <text:p>$1,101 </text:p>
          </table:table-cell>
          <table:table-cell office:value-type="string">
            <text:p>$771 </text:p>
          </table:table-cell>
          <table:table-cell office:value-type="string">
            <text:p>9.14 </text:p>
          </table:table-cell>
          <table:table-cell office:value-type="string">
            <text:p>6.40 </text:p>
          </table:table-cell>
          <table:table-cell office:value-type="string">
            <text:p>9.99 </text:p>
          </table:table-cell>
          <table:table-cell office:value-type="string">
            <text:p>6.99 </text:p>
          </table:table-cell>
          <table:table-cell office:value-type="string">
            <text:p>$537 </text:p>
          </table:table-cell>
          <table:table-cell office:value-type="string">
            <text:p>4.45 </text:p>
          </table:table-cell>
          <table:table-cell office:value-type="string">
            <text:p>4.87 </text:p>
          </table:table-cell>
          <table:table-cell office:value-type="string">
            <text:p>$0.23 </text:p>
          </table:table-cell>
          <table:table-cell office:value-type="string">
            <text:p>1.95 </text:p>
          </table:table-cell>
          <table:table-cell office:value-type="string">
            <text:p>2.13 </text:p>
          </table:table-cell>
          <table:table-cell office:value-type="string">
            <text:p>$1.68 </text:p>
          </table:table-cell>
          <table:table-cell office:value-type="string">
            <text:p>196 </text:p>
          </table:table-cell>
          <table:table-cell office:value-type="string">
            <text:p>$330 </text:p>
          </table:table-cell>
          <table:table-cell office:value-type="string">
            <text:p>$35.6 </text:p>
          </table:table-cell>
          <table:table-cell office:value-type="string">
            <text:p>$0.030 </text:p>
          </table:table-cell>
          <table:table-cell office:value-type="string">
            <text:p>$44,403 </text:p>
          </table:table-cell>
          <table:table-cell office:value-type="string">
            <text:p>0.29956060566910</text:p>
          </table:table-cell>
          <table:table-cell office:value-type="string">
            <text:p>2.56 </text:p>
          </table:table-cell>
          <table:table-cell office:value-type="float" office:value="47">
            <text:p>47</text:p>
          </table:table-cell>
          <table:table-cell office:value-type="string">
            <text:p>52.4 </text:p>
          </table:table-cell>
          <table:table-cell office:value-type="string">
            <text:p>132.2 </text:p>
          </table:table-cell>
          <table:table-cell office:value-type="string">
            <text:p>132.2 </text:p>
          </table:table-cell>
          <table:table-cell office:value-type="string">
            <text:p>0.07788448923834</text:p>
          </table:table-cell>
          <table:table-cell office:value-type="string">
            <text:p>38.5 </text:p>
          </table:table-cell>
          <table:table-cell office:value-type="string">
            <text:p>31.3 </text:p>
          </table:table-cell>
          <table:table-cell office:value-type="string">
            <text:p>3,635 </text:p>
          </table:table-cell>
          <table:table-cell office:value-type="string">
            <text:p>4,309 </text:p>
          </table:table-cell>
          <table:table-cell office:value-type="string">
            <text:p>4,309 </text:p>
          </table:table-cell>
          <table:table-cell office:value-type="string">
            <text:p>$5,758 </text:p>
          </table:table-cell>
          <table:table-cell office:value-type="string">
            <text:p>$5,675 </text:p>
          </table:table-cell>
          <table:table-cell office:value-type="string">
            <text:p>$26,114 </text:p>
          </table:table-cell>
          <table:table-cell office:value-type="string">
            <text:p>$112,943 </text:p>
          </table:table-cell>
          <table:table-cell office:value-type="string">
            <text:p>674 </text:p>
          </table:table-cell>
          <table:table-cell office:value-type="string">
            <text:p>$- </text:p>
          </table:table-cell>
          <table:table-cell office:value-type="string">
            <text:p>$394 </text:p>
          </table:table-cell>
          <table:table-cell office:value-type="string">
            <text:p>$- </text:p>
          </table:table-cell>
          <table:table-cell office:value-type="string">
            <text:p>$394 </text:p>
          </table:table-cell>
          <table:table-cell office:value-type="string">
            <text:p>$5,226 </text:p>
          </table:table-cell>
          <table:table-cell office:value-type="string">
            <text:p>$101,126 </text:p>
          </table:table-cell>
          <table:table-cell office:value-type="string">
            <text:p>167 </text:p>
          </table:table-cell>
          <table:table-cell office:value-type="string">
            <text:p>$170,604 </text:p>
          </table:table-cell>
          <table:table-cell office:value-type="string">
            <text:p>245 </text:p>
          </table:table-cell>
          <table:table-cell office:value-type="string">
            <text:p>$170,604 </text:p>
          </table:table-cell>
          <table:table-cell office:value-type="string">
            <text:p>1,677 </text:p>
          </table:table-cell>
          <table:table-cell office:value-type="string">
            <text:p>$28,551 </text:p>
          </table:table-cell>
          <table:table-cell office:value-type="string">
            <text:p>1,546 </text:p>
          </table:table-cell>
          <table:table-cell office:value-type="string">
            <text:p>$18,270 </text:p>
          </table:table-cell>
          <table:table-cell office:value-type="string">
            <text:p>44 </text:p>
          </table:table-cell>
          <table:table-cell office:value-type="string">
            <text:p>211,747 </text:p>
          </table:table-cell>
          <table:table-cell office:value-type="string">
            <text:p>194,128 </text:p>
          </table:table-cell>
          <table:table-cell office:value-type="string">
            <text:p>927 </text:p>
          </table:table-cell>
          <table:table-cell office:value-type="string">
            <text:p>4.97</text:p>
          </table:table-cell>
          <table:table-cell office:value-type="string">
            <text:p>965 </text:p>
          </table:table-cell>
          <table:table-cell office:value-type="string">
            <text:p>137 </text:p>
          </table:table-cell>
          <table:table-cell office:value-type="string">
            <text:p>13.32 </text:p>
          </table:table-cell>
          <table:table-cell office:value-type="string">
            <text:p>12.2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2011</text:p>
          </table:table-cell>
          <table:table-cell office:value-type="string">
            <text:p>12.22 </text:p>
          </table:table-cell>
          <table:table-cell office:value-type="string">
            <text:p>13.56 </text:p>
          </table:table-cell>
          <table:table-cell office:value-type="string">
            <text:p>$1.66 </text:p>
          </table:table-cell>
          <table:table-cell office:value-type="string">
            <text:p>14.15 </text:p>
          </table:table-cell>
          <table:table-cell office:value-type="string">
            <text:p>12.76 </text:p>
          </table:table-cell>
          <table:table-cell office:value-type="string">
            <text:p>11.11 </text:p>
          </table:table-cell>
          <table:table-cell office:value-type="string">
            <text:p>12.32 </text:p>
          </table:table-cell>
          <table:table-cell office:value-type="string">
            <text:p>$1.46 </text:p>
          </table:table-cell>
          <table:table-cell office:value-type="string">
            <text:p>$1.46 </text:p>
          </table:table-cell>
          <table:table-cell office:value-type="string">
            <text:p>126,401 </text:p>
          </table:table-cell>
          <table:table-cell office:value-type="string">
            <text:p>321 </text:p>
          </table:table-cell>
          <table:table-cell office:value-type="string">
            <text:p>$0 </text:p>
          </table:table-cell>
          <table:table-cell office:value-type="string">
            <text:p>$57 </text:p>
          </table:table-cell>
          <table:table-cell office:value-type="string">
            <text:p>$85 </text:p>
          </table:table-cell>
          <table:table-cell office:value-type="string">
            <text:p>$0.03 </text:p>
          </table:table-cell>
          <table:table-cell office:value-type="string">
            <text:p>$0.28 </text:p>
          </table:table-cell>
          <table:table-cell office:value-type="string">
            <text:p>$1.77 </text:p>
          </table:table-cell>
          <table:table-cell office:value-type="string">
            <text:p>$1,452 </text:p>
          </table:table-cell>
          <table:table-cell office:value-type="string">
            <text:p>$929 </text:p>
          </table:table-cell>
          <table:table-cell office:value-type="string">
            <text:p>11.03 </text:p>
          </table:table-cell>
          <table:table-cell office:value-type="string">
            <text:p>7.06 </text:p>
          </table:table-cell>
          <table:table-cell office:value-type="string">
            <text:p>12.23 </text:p>
          </table:table-cell>
          <table:table-cell office:value-type="string">
            <text:p>7.83 </text:p>
          </table:table-cell>
          <table:table-cell office:value-type="string">
            <text:p>$651 </text:p>
          </table:table-cell>
          <table:table-cell office:value-type="string">
            <text:p>4.95 </text:p>
          </table:table-cell>
          <table:table-cell office:value-type="string">
            <text:p>5.49 </text:p>
          </table:table-cell>
          <table:table-cell office:value-type="string">
            <text:p>$0.28 </text:p>
          </table:table-cell>
          <table:table-cell office:value-type="string">
            <text:p>2.11 </text:p>
          </table:table-cell>
          <table:table-cell office:value-type="string">
            <text:p>2.34 </text:p>
          </table:table-cell>
          <table:table-cell office:value-type="string">
            <text:p>$2.71 </text:p>
          </table:table-cell>
          <table:table-cell office:value-type="string">
            <text:p>193 </text:p>
          </table:table-cell>
          <table:table-cell office:value-type="string">
            <text:p>$523 </text:p>
          </table:table-cell>
          <table:table-cell office:value-type="string">
            <text:p>$49.2 </text:p>
          </table:table-cell>
          <table:table-cell office:value-type="string">
            <text:p>$0.044 </text:p>
          </table:table-cell>
          <table:table-cell office:value-type="string">
            <text:p>$52,251 </text:p>
          </table:table-cell>
          <table:table-cell office:value-type="string">
            <text:p>0.36024579447866</text:p>
          </table:table-cell>
          <table:table-cell office:value-type="string">
            <text:p>2.77 </text:p>
          </table:table-cell>
          <table:table-cell office:value-type="float" office:value="43">
            <text:p>43</text:p>
          </table:table-cell>
          <table:table-cell office:value-type="string">
            <text:p>54.4 </text:p>
          </table:table-cell>
          <table:table-cell office:value-type="string">
            <text:p>125.9 </text:p>
          </table:table-cell>
          <table:table-cell office:value-type="string">
            <text:p>125.9 </text:p>
          </table:table-cell>
          <table:table-cell office:value-type="string">
            <text:p>0.003333993999893</text:p>
          </table:table-cell>
          <table:table-cell office:value-type="string">
            <text:p>34.2 </text:p>
          </table:table-cell>
          <table:table-cell office:value-type="string">
            <text:p>32.5 </text:p>
          </table:table-cell>
          <table:table-cell office:value-type="string">
            <text:p>3,610 </text:p>
          </table:table-cell>
          <table:table-cell office:value-type="string">
            <text:p>4,286 </text:p>
          </table:table-cell>
          <table:table-cell office:value-type="string">
            <text:p>4,286 </text:p>
          </table:table-cell>
          <table:table-cell office:value-type="string">
            <text:p>$8,931 </text:p>
          </table:table-cell>
          <table:table-cell office:value-type="string">
            <text:p>$7,550 </text:p>
          </table:table-cell>
          <table:table-cell office:value-type="string">
            <text:p>$32,339 </text:p>
          </table:table-cell>
          <table:table-cell office:value-type="string">
            <text:p>$113,422 </text:p>
          </table:table-cell>
          <table:table-cell office:value-type="string">
            <text:p>676 </text:p>
          </table:table-cell>
          <table:table-cell office:value-type="string">
            <text:p>$- </text:p>
          </table:table-cell>
          <table:table-cell office:value-type="string">
            <text:p>$427 </text:p>
          </table:table-cell>
          <table:table-cell office:value-type="string">
            <text:p>$- </text:p>
          </table:table-cell>
          <table:table-cell office:value-type="string">
            <text:p>$427 </text:p>
          </table:table-cell>
          <table:table-cell office:value-type="string">
            <text:p>$171 </text:p>
          </table:table-cell>
          <table:table-cell office:value-type="string">
            <text:p>$113,250 </text:p>
          </table:table-cell>
          <table:table-cell office:value-type="string">
            <text:p>103 </text:p>
          </table:table-cell>
          <table:table-cell office:value-type="string">
            <text:p>$319,279 </text:p>
          </table:table-cell>
          <table:table-cell office:value-type="string">
            <text:p>233 </text:p>
          </table:table-cell>
          <table:table-cell office:value-type="string">
            <text:p>$319,279 </text:p>
          </table:table-cell>
          <table:table-cell office:value-type="string">
            <text:p>1,670 </text:p>
          </table:table-cell>
          <table:table-cell office:value-type="string">
            <text:p>$37,160 </text:p>
          </table:table-cell>
          <table:table-cell office:value-type="string">
            <text:p>1,604 </text:p>
          </table:table-cell>
          <table:table-cell office:value-type="string">
            <text:p>$19,105 </text:p>
          </table:table-cell>
          <table:table-cell office:value-type="string">
            <text:p>49 </text:p>
          </table:table-cell>
          <table:table-cell office:value-type="string">
            <text:p>220,849 </text:p>
          </table:table-cell>
          <table:table-cell office:value-type="string">
            <text:p>187,662 </text:p>
          </table:table-cell>
          <table:table-cell office:value-type="string">
            <text:p>873 </text:p>
          </table:table-cell>
          <table:table-cell office:value-type="string">
            <text:p>3.94</text:p>
          </table:table-cell>
          <table:table-cell office:value-type="string">
            <text:p>949 </text:p>
          </table:table-cell>
          <table:table-cell office:value-type="string">
            <text:p>141 </text:p>
          </table:table-cell>
          <table:table-cell office:value-type="string">
            <text:p>12.40 </text:p>
          </table:table-cell>
          <table:table-cell office:value-type="string">
            <text:p>10.5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2012</text:p>
          </table:table-cell>
          <table:table-cell office:value-type="string">
            <text:p>10.87 </text:p>
          </table:table-cell>
          <table:table-cell office:value-type="string">
            <text:p>12.04 </text:p>
          </table:table-cell>
          <table:table-cell office:value-type="string">
            <text:p>$1.43 </text:p>
          </table:table-cell>
          <table:table-cell office:value-type="string">
            <text:p>11.04 </text:p>
          </table:table-cell>
          <table:table-cell office:value-type="string">
            <text:p>9.97 </text:p>
          </table:table-cell>
          <table:table-cell office:value-type="string">
            <text:p>8.86 </text:p>
          </table:table-cell>
          <table:table-cell office:value-type="string">
            <text:p>9.81 </text:p>
          </table:table-cell>
          <table:table-cell office:value-type="string">
            <text:p>$1.17 </text:p>
          </table:table-cell>
          <table:table-cell office:value-type="string">
            <text:p>$1.17 </text:p>
          </table:table-cell>
          <table:table-cell office:value-type="string">
            <text:p>163,594 </text:p>
          </table:table-cell>
          <table:table-cell office:value-type="string">
            <text:p>- </text:p>
          </table:table-cell>
          <table:table-cell office:value-type="string">
            <text:p>$0 </text:p>
          </table:table-cell>
          <table:table-cell office:value-type="string">
            <text:p>$59 </text:p>
          </table:table-cell>
          <table:table-cell office:value-type="string">
            <text:p>$81 </text:p>
          </table:table-cell>
          <table:table-cell office:value-type="string">
            <text:p>$0.04 </text:p>
          </table:table-cell>
          <table:table-cell office:value-type="string">
            <text:p>$0.33 </text:p>
          </table:table-cell>
          <table:table-cell office:value-type="string">
            <text:p>$1.40 </text:p>
          </table:table-cell>
          <table:table-cell office:value-type="string">
            <text:p>$1,404 </text:p>
          </table:table-cell>
          <table:table-cell office:value-type="string">
            <text:p>$872 </text:p>
          </table:table-cell>
          <table:table-cell office:value-type="string">
            <text:p>10.65 </text:p>
          </table:table-cell>
          <table:table-cell office:value-type="string">
            <text:p>6.61 </text:p>
          </table:table-cell>
          <table:table-cell office:value-type="string">
            <text:p>11.79 </text:p>
          </table:table-cell>
          <table:table-cell office:value-type="string">
            <text:p>7.32 </text:p>
          </table:table-cell>
          <table:table-cell office:value-type="string">
            <text:p>$585 </text:p>
          </table:table-cell>
          <table:table-cell office:value-type="string">
            <text:p>4.44 </text:p>
          </table:table-cell>
          <table:table-cell office:value-type="string">
            <text:p>4.92 </text:p>
          </table:table-cell>
          <table:table-cell office:value-type="string">
            <text:p>$0.29 </text:p>
          </table:table-cell>
          <table:table-cell office:value-type="string">
            <text:p>2.17 </text:p>
          </table:table-cell>
          <table:table-cell office:value-type="string">
            <text:p>2.41 </text:p>
          </table:table-cell>
          <table:table-cell office:value-type="string">
            <text:p>$3.43 </text:p>
          </table:table-cell>
          <table:table-cell office:value-type="string">
            <text:p>155 </text:p>
          </table:table-cell>
          <table:table-cell office:value-type="string">
            <text:p>$532 </text:p>
          </table:table-cell>
          <table:table-cell office:value-type="string">
            <text:p>$49.7 </text:p>
          </table:table-cell>
          <table:table-cell office:value-type="string">
            <text:p>$0.045 </text:p>
          </table:table-cell>
          <table:table-cell office:value-type="string">
            <text:p>$46,083 </text:p>
          </table:table-cell>
          <table:table-cell office:value-type="string">
            <text:p>0.37907765778250</text:p>
          </table:table-cell>
          <table:table-cell office:value-type="string">
            <text:p>2.69 </text:p>
          </table:table-cell>
          <table:table-cell office:value-type="float" office:value="42">
            <text:p>42</text:p>
          </table:table-cell>
          <table:table-cell office:value-type="string">
            <text:p>54.8 </text:p>
          </table:table-cell>
          <table:table-cell office:value-type="string">
            <text:p>142.4 </text:p>
          </table:table-cell>
          <table:table-cell office:value-type="string">
            <text:p>142.4 </text:p>
          </table:table-cell>
          <table:table-cell office:value-type="string">
            <text:p>0</text:p>
          </table:table-cell>
          <table:table-cell office:value-type="string">
            <text:p>32.0 </text:p>
          </table:table-cell>
          <table:table-cell office:value-type="string">
            <text:p>34.8 </text:p>
          </table:table-cell>
          <table:table-cell office:value-type="string">
            <text:p>3,769 </text:p>
          </table:table-cell>
          <table:table-cell office:value-type="string">
            <text:p>4,422 </text:p>
          </table:table-cell>
          <table:table-cell office:value-type="string">
            <text:p>4,422 </text:p>
          </table:table-cell>
          <table:table-cell office:value-type="string">
            <text:p>$11,193 </text:p>
          </table:table-cell>
          <table:table-cell office:value-type="string">
            <text:p>$9,540 </text:p>
          </table:table-cell>
          <table:table-cell office:value-type="string">
            <text:p>$26,185 </text:p>
          </table:table-cell>
          <table:table-cell office:value-type="string">
            <text:p>$116,122 </text:p>
          </table:table-cell>
          <table:table-cell office:value-type="string">
            <text:p>653 </text:p>
          </table:table-cell>
          <table:table-cell office:value-type="string">
            <text:p>$- </text:p>
          </table:table-cell>
          <table:table-cell office:value-type="string">
            <text:p>$390 </text:p>
          </table:table-cell>
          <table:table-cell office:value-type="string">
            <text:p>$- </text:p>
          </table:table-cell>
          <table:table-cell office:value-type="string">
            <text:p>$390 </text:p>
          </table:table-cell>
          <table:table-cell office:value-type="string">
            <text:p>$0 </text:p>
          </table:table-cell>
          <table:table-cell office:value-type="string">
            <text:p>$116,122 </text:p>
          </table:table-cell>
          <table:table-cell office:value-type="string">
            <text:p>143 </text:p>
          </table:table-cell>
          <table:table-cell office:value-type="string">
            <text:p>$271,579 </text:p>
          </table:table-cell>
          <table:table-cell office:value-type="string">
            <text:p>247 </text:p>
          </table:table-cell>
          <table:table-cell office:value-type="string">
            <text:p>$271,579 </text:p>
          </table:table-cell>
          <table:table-cell office:value-type="string">
            <text:p>1,890 </text:p>
          </table:table-cell>
          <table:table-cell office:value-type="string">
            <text:p>$24,345 </text:p>
          </table:table-cell>
          <table:table-cell office:value-type="string">
            <text:p>1,489 </text:p>
          </table:table-cell>
          <table:table-cell office:value-type="string">
            <text:p>$19,651 </text:p>
          </table:table-cell>
          <table:table-cell office:value-type="string">
            <text:p>59 </text:p>
          </table:table-cell>
          <table:table-cell office:value-type="string">
            <text:p>214,670 </text:p>
          </table:table-cell>
          <table:table-cell office:value-type="string">
            <text:p>186,928 </text:p>
          </table:table-cell>
          <table:table-cell office:value-type="string">
            <text:p>723 </text:p>
          </table:table-cell>
          <table:table-cell office:value-type="string">
            <text:p>4.19</text:p>
          </table:table-cell>
          <table:table-cell office:value-type="string">
            <text:p>966 </text:p>
          </table:table-cell>
          <table:table-cell office:value-type="string">
            <text:p>145 </text:p>
          </table:table-cell>
          <table:table-cell office:value-type="string">
            <text:p>9.94 </text:p>
          </table:table-cell>
          <table:table-cell office:value-type="string">
            <text:p>8.6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2013</text:p>
          </table:table-cell>
          <table:table-cell office:value-type="string">
            <text:p>10.56 </text:p>
          </table:table-cell>
          <table:table-cell office:value-type="string">
            <text:p>12.13 </text:p>
          </table:table-cell>
          <table:table-cell office:value-type="string">
            <text:p>$1.35 </text:p>
          </table:table-cell>
          <table:table-cell office:value-type="string">
            <text:p>11.55 </text:p>
          </table:table-cell>
          <table:table-cell office:value-type="string">
            <text:p>10.06 </text:p>
          </table:table-cell>
          <table:table-cell office:value-type="string">
            <text:p>9.13 </text:p>
          </table:table-cell>
          <table:table-cell office:value-type="string">
            <text:p>10.48 </text:p>
          </table:table-cell>
          <table:table-cell office:value-type="string">
            <text:p>$1.14 </text:p>
          </table:table-cell>
          <table:table-cell office:value-type="string">
            <text:p>$1.14 </text:p>
          </table:table-cell>
          <table:table-cell office:value-type="string">
            <text:p>76,051 </text:p>
          </table:table-cell>
          <table:table-cell office:value-type="string">
            <text:p>1 </text:p>
          </table:table-cell>
          <table:table-cell office:value-type="string">
            <text:p>$50 </text:p>
          </table:table-cell>
          <table:table-cell office:value-type="string">
            <text:p>$74 </text:p>
          </table:table-cell>
          <table:table-cell office:value-type="string">
            <text:p>$88 </text:p>
          </table:table-cell>
          <table:table-cell office:value-type="string">
            <text:p>$0.03 </text:p>
          </table:table-cell>
          <table:table-cell office:value-type="string">
            <text:p>$0.28 </text:p>
          </table:table-cell>
          <table:table-cell office:value-type="string">
            <text:p>$1.33 </text:p>
          </table:table-cell>
          <table:table-cell office:value-type="string">
            <text:p>$1,325 </text:p>
          </table:table-cell>
          <table:table-cell office:value-type="string">
            <text:p>$863 </text:p>
          </table:table-cell>
          <table:table-cell office:value-type="string">
            <text:p>10.62 </text:p>
          </table:table-cell>
          <table:table-cell office:value-type="string">
            <text:p>6.91 </text:p>
          </table:table-cell>
          <table:table-cell office:value-type="string">
            <text:p>12.19 </text:p>
          </table:table-cell>
          <table:table-cell office:value-type="string">
            <text:p>7.94 </text:p>
          </table:table-cell>
          <table:table-cell office:value-type="string">
            <text:p>$597 </text:p>
          </table:table-cell>
          <table:table-cell office:value-type="string">
            <text:p>4.79 </text:p>
          </table:table-cell>
          <table:table-cell office:value-type="string">
            <text:p>5.49 </text:p>
          </table:table-cell>
          <table:table-cell office:value-type="string">
            <text:p>$0.27 </text:p>
          </table:table-cell>
          <table:table-cell office:value-type="string">
            <text:p>2.13 </text:p>
          </table:table-cell>
          <table:table-cell office:value-type="string">
            <text:p>2.44 </text:p>
          </table:table-cell>
          <table:table-cell office:value-type="string">
            <text:p>$3.23 </text:p>
          </table:table-cell>
          <table:table-cell office:value-type="string">
            <text:p>143 </text:p>
          </table:table-cell>
          <table:table-cell office:value-type="string">
            <text:p>$462 </text:p>
          </table:table-cell>
          <table:table-cell office:value-type="string">
            <text:p>$43.3 </text:p>
          </table:table-cell>
          <table:table-cell office:value-type="string">
            <text:p>$0.043 </text:p>
          </table:table-cell>
          <table:table-cell office:value-type="string">
            <text:p>$54,795 </text:p>
          </table:table-cell>
          <table:table-cell office:value-type="string">
            <text:p>0.34896297956256</text:p>
          </table:table-cell>
          <table:table-cell office:value-type="string">
            <text:p>3.21 </text:p>
          </table:table-cell>
          <table:table-cell office:value-type="float" office:value="41">
            <text:p>41</text:p>
          </table:table-cell>
          <table:table-cell office:value-type="string">
            <text:p>50.5 </text:p>
          </table:table-cell>
          <table:table-cell office:value-type="string">
            <text:p>129.4 </text:p>
          </table:table-cell>
          <table:table-cell office:value-type="string">
            <text:p>129.4 </text:p>
          </table:table-cell>
          <table:table-cell office:value-type="string">
            <text:p>0.56147863931415</text:p>
          </table:table-cell>
          <table:table-cell office:value-type="string">
            <text:p>23.4 </text:p>
          </table:table-cell>
          <table:table-cell office:value-type="string">
            <text:p>44.0 </text:p>
          </table:table-cell>
          <table:table-cell office:value-type="string">
            <text:p>2,726 </text:p>
          </table:table-cell>
          <table:table-cell office:value-type="string">
            <text:p>3,384 </text:p>
          </table:table-cell>
          <table:table-cell office:value-type="string">
            <text:p>3,384 </text:p>
          </table:table-cell>
          <table:table-cell office:value-type="string">
            <text:p>$15,182 </text:p>
          </table:table-cell>
          <table:table-cell office:value-type="string">
            <text:p>$12,407 </text:p>
          </table:table-cell>
          <table:table-cell office:value-type="string">
            <text:p>$28,963 </text:p>
          </table:table-cell>
          <table:table-cell office:value-type="string">
            <text:p>$115,778 </text:p>
          </table:table-cell>
          <table:table-cell office:value-type="string">
            <text:p>658 </text:p>
          </table:table-cell>
          <table:table-cell office:value-type="string">
            <text:p>$- </text:p>
          </table:table-cell>
          <table:table-cell office:value-type="string">
            <text:p>$429 </text:p>
          </table:table-cell>
          <table:table-cell office:value-type="string">
            <text:p>$- </text:p>
          </table:table-cell>
          <table:table-cell office:value-type="string">
            <text:p>$429 </text:p>
          </table:table-cell>
          <table:table-cell office:value-type="string">
            <text:p>$909 </text:p>
          </table:table-cell>
          <table:table-cell office:value-type="string">
            <text:p>$114,868 </text:p>
          </table:table-cell>
          <table:table-cell office:value-type="string">
            <text:p>149 </text:p>
          </table:table-cell>
          <table:table-cell office:value-type="string">
            <text:p>$205,905 </text:p>
          </table:table-cell>
          <table:table-cell office:value-type="string">
            <text:p>240 </text:p>
          </table:table-cell>
          <table:table-cell office:value-type="string">
            <text:p>$205,905 </text:p>
          </table:table-cell>
          <table:table-cell office:value-type="string">
            <text:p>1,243 </text:p>
          </table:table-cell>
          <table:table-cell office:value-type="string">
            <text:p>$27,611 </text:p>
          </table:table-cell>
          <table:table-cell office:value-type="string">
            <text:p>1,094 </text:p>
          </table:table-cell>
          <table:table-cell office:value-type="string">
            <text:p>$28,233 </text:p>
          </table:table-cell>
          <table:table-cell office:value-type="string">
            <text:p>53 </text:p>
          </table:table-cell>
          <table:table-cell office:value-type="string">
            <text:p>195,773 </text:p>
          </table:table-cell>
          <table:table-cell office:value-type="string">
            <text:p>165,629 </text:p>
          </table:table-cell>
          <table:table-cell office:value-type="string">
            <text:p>732 </text:p>
          </table:table-cell>
          <table:table-cell office:value-type="string">
            <text:p>4.73</text:p>
          </table:table-cell>
          <table:table-cell office:value-type="string">
            <text:p>906 </text:p>
          </table:table-cell>
          <table:table-cell office:value-type="string">
            <text:p>147 </text:p>
          </table:table-cell>
          <table:table-cell office:value-type="string">
            <text:p>10.08 </text:p>
          </table:table-cell>
          <table:table-cell office:value-type="string">
            <text:p>8.5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2014</text:p>
          </table:table-cell>
          <table:table-cell office:value-type="string">
            <text:p>10.67 </text:p>
          </table:table-cell>
          <table:table-cell office:value-type="string">
            <text:p>12.29 </text:p>
          </table:table-cell>
          <table:table-cell office:value-type="string">
            <text:p>$1.57 </text:p>
          </table:table-cell>
          <table:table-cell office:value-type="string">
            <text:p>11.34 </text:p>
          </table:table-cell>
          <table:table-cell office:value-type="string">
            <text:p>9.85 </text:p>
          </table:table-cell>
          <table:table-cell office:value-type="string">
            <text:p>8.76 </text:p>
          </table:table-cell>
          <table:table-cell office:value-type="string">
            <text:p>10.09 </text:p>
          </table:table-cell>
          <table:table-cell office:value-type="string">
            <text:p>$1.26 </text:p>
          </table:table-cell>
          <table:table-cell office:value-type="string">
            <text:p>$1.26 </text:p>
          </table:table-cell>
          <table:table-cell office:value-type="string">
            <text:p>172,923 </text:p>
          </table:table-cell>
          <table:table-cell office:value-type="string">
            <text:p>- </text:p>
          </table:table-cell>
          <table:table-cell office:value-type="string">
            <text:p>$33 </text:p>
          </table:table-cell>
          <table:table-cell office:value-type="string">
            <text:p>$159 </text:p>
          </table:table-cell>
          <table:table-cell office:value-type="string">
            <text:p>$72 </text:p>
          </table:table-cell>
          <table:table-cell office:value-type="string">
            <text:p>$0.04 </text:p>
          </table:table-cell>
          <table:table-cell office:value-type="string">
            <text:p>$0.33 </text:p>
          </table:table-cell>
          <table:table-cell office:value-type="string">
            <text:p>$1.36 </text:p>
          </table:table-cell>
          <table:table-cell office:value-type="string">
            <text:p>$1,365 </text:p>
          </table:table-cell>
          <table:table-cell office:value-type="string">
            <text:p>$854 </text:p>
          </table:table-cell>
          <table:table-cell office:value-type="string">
            <text:p>9.45 </text:p>
          </table:table-cell>
          <table:table-cell office:value-type="string">
            <text:p>5.91 </text:p>
          </table:table-cell>
          <table:table-cell office:value-type="string">
            <text:p>10.88 </text:p>
          </table:table-cell>
          <table:table-cell office:value-type="string">
            <text:p>6.81 </text:p>
          </table:table-cell>
          <table:table-cell office:value-type="string">
            <text:p>$573 </text:p>
          </table:table-cell>
          <table:table-cell office:value-type="string">
            <text:p>3.97 </text:p>
          </table:table-cell>
          <table:table-cell office:value-type="string">
            <text:p>4.57 </text:p>
          </table:table-cell>
          <table:table-cell office:value-type="string">
            <text:p>$0.28 </text:p>
          </table:table-cell>
          <table:table-cell office:value-type="string">
            <text:p>1.95 </text:p>
          </table:table-cell>
          <table:table-cell office:value-type="string">
            <text:p>2.24 </text:p>
          </table:table-cell>
          <table:table-cell office:value-type="string">
            <text:p>$3.10 </text:p>
          </table:table-cell>
          <table:table-cell office:value-type="string">
            <text:p>165 </text:p>
          </table:table-cell>
          <table:table-cell office:value-type="string">
            <text:p>$511 </text:p>
          </table:table-cell>
          <table:table-cell office:value-type="string">
            <text:p>$42.0 </text:p>
          </table:table-cell>
          <table:table-cell office:value-type="string">
            <text:p>$0.041 </text:p>
          </table:table-cell>
          <table:table-cell office:value-type="string">
            <text:p>$52,667 </text:p>
          </table:table-cell>
          <table:table-cell office:value-type="string">
            <text:p>0.37433019175801</text:p>
          </table:table-cell>
          <table:table-cell office:value-type="string">
            <text:p>3.19 </text:p>
          </table:table-cell>
          <table:table-cell office:value-type="float" office:value="45">
            <text:p>45</text:p>
          </table:table-cell>
          <table:table-cell office:value-type="string">
            <text:p>46.4 </text:p>
          </table:table-cell>
          <table:table-cell office:value-type="string">
            <text:p>106.2 </text:p>
          </table:table-cell>
          <table:table-cell office:value-type="string">
            <text:p>106.2 </text:p>
          </table:table-cell>
          <table:table-cell office:value-type="string">
            <text:p>0.46273577331124</text:p>
          </table:table-cell>
          <table:table-cell office:value-type="string">
            <text:p>29.5 </text:p>
          </table:table-cell>
          <table:table-cell office:value-type="string">
            <text:p>52.0 </text:p>
          </table:table-cell>
          <table:table-cell office:value-type="string">
            <text:p>3,135 </text:p>
          </table:table-cell>
          <table:table-cell office:value-type="string">
            <text:p>3,932 </text:p>
          </table:table-cell>
          <table:table-cell office:value-type="string">
            <text:p>3,932 </text:p>
          </table:table-cell>
          <table:table-cell office:value-type="string">
            <text:p>$9,006 </text:p>
          </table:table-cell>
          <table:table-cell office:value-type="string">
            <text:p>$9,480 </text:p>
          </table:table-cell>
          <table:table-cell office:value-type="string">
            <text:p>$26,957 </text:p>
          </table:table-cell>
          <table:table-cell office:value-type="string">
            <text:p>$143,346 </text:p>
          </table:table-cell>
          <table:table-cell office:value-type="string">
            <text:p>797 </text:p>
          </table:table-cell>
          <table:table-cell office:value-type="string">
            <text:p>$- </text:p>
          </table:table-cell>
          <table:table-cell office:value-type="string">
            <text:p>$532 </text:p>
          </table:table-cell>
          <table:table-cell office:value-type="string">
            <text:p>$- </text:p>
          </table:table-cell>
          <table:table-cell office:value-type="string">
            <text:p>$532 </text:p>
          </table:table-cell>
          <table:table-cell office:value-type="string">
            <text:p>$11,343 </text:p>
          </table:table-cell>
          <table:table-cell office:value-type="string">
            <text:p>$125,811 </text:p>
          </table:table-cell>
          <table:table-cell office:value-type="string">
            <text:p>267 </text:p>
          </table:table-cell>
          <table:table-cell office:value-type="string">
            <text:p>$153,926 </text:p>
          </table:table-cell>
          <table:table-cell office:value-type="string">
            <text:p>221 </text:p>
          </table:table-cell>
          <table:table-cell office:value-type="string">
            <text:p>$153,926 </text:p>
          </table:table-cell>
          <table:table-cell office:value-type="string">
            <text:p>1,570 </text:p>
          </table:table-cell>
          <table:table-cell office:value-type="string">
            <text:p>$17,656 </text:p>
          </table:table-cell>
          <table:table-cell office:value-type="string">
            <text:p>1,077 </text:p>
          </table:table-cell>
          <table:table-cell office:value-type="string">
            <text:p>$20,710 </text:p>
          </table:table-cell>
          <table:table-cell office:value-type="string">
            <text:p>53 </text:p>
          </table:table-cell>
          <table:table-cell office:value-type="string">
            <text:p>222,116 </text:p>
          </table:table-cell>
          <table:table-cell office:value-type="string">
            <text:p>188,597 </text:p>
          </table:table-cell>
          <table:table-cell office:value-type="string">
            <text:p>742 </text:p>
          </table:table-cell>
          <table:table-cell office:value-type="string">
            <text:p>4.67</text:p>
          </table:table-cell>
          <table:table-cell office:value-type="string">
            <text:p>904 </text:p>
          </table:table-cell>
          <table:table-cell office:value-type="string">
            <text:p>151 </text:p>
          </table:table-cell>
          <table:table-cell office:value-type="string">
            <text:p>11.45 </text:p>
          </table:table-cell>
          <table:table-cell office:value-type="string">
            <text:p>9.7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2015</text:p>
          </table:table-cell>
          <table:table-cell office:value-type="string">
            <text:p>9.16 </text:p>
          </table:table-cell>
          <table:table-cell office:value-type="string">
            <text:p>9.95 </text:p>
          </table:table-cell>
          <table:table-cell office:value-type="string">
            <text:p>$1.60 </text:p>
          </table:table-cell>
          <table:table-cell office:value-type="string">
            <text:p>8.92 </text:p>
          </table:table-cell>
          <table:table-cell office:value-type="string">
            <text:p>8.21 </text:p>
          </table:table-cell>
          <table:table-cell office:value-type="string">
            <text:p>7.10 </text:p>
          </table:table-cell>
          <table:table-cell office:value-type="string">
            <text:p>7.71 </text:p>
          </table:table-cell>
          <table:table-cell office:value-type="string">
            <text:p>$1.19 </text:p>
          </table:table-cell>
          <table:table-cell office:value-type="string">
            <text:p>$1.19 </text:p>
          </table:table-cell>
          <table:table-cell office:value-type="string">
            <text:p>263,936 </text:p>
          </table:table-cell>
          <table:table-cell office:value-type="string">
            <text:p>- </text:p>
          </table:table-cell>
          <table:table-cell office:value-type="string">
            <text:p>$43 </text:p>
          </table:table-cell>
          <table:table-cell office:value-type="string">
            <text:p>$192 </text:p>
          </table:table-cell>
          <table:table-cell office:value-type="string">
            <text:p>$90 </text:p>
          </table:table-cell>
          <table:table-cell office:value-type="string">
            <text:p>$0.03 </text:p>
          </table:table-cell>
          <table:table-cell office:value-type="string">
            <text:p>$0.20 </text:p>
          </table:table-cell>
          <table:table-cell office:value-type="string">
            <text:p>$1.33 </text:p>
          </table:table-cell>
          <table:table-cell office:value-type="string">
            <text:p>$1,328 </text:p>
          </table:table-cell>
          <table:table-cell office:value-type="string">
            <text:p>$982 </text:p>
          </table:table-cell>
          <table:table-cell office:value-type="string">
            <text:p>7.89 </text:p>
          </table:table-cell>
          <table:table-cell office:value-type="string">
            <text:p>5.84 </text:p>
          </table:table-cell>
          <table:table-cell office:value-type="string">
            <text:p>8.57 </text:p>
          </table:table-cell>
          <table:table-cell office:value-type="string">
            <text:p>6.34 </text:p>
          </table:table-cell>
          <table:table-cell office:value-type="string">
            <text:p>$669 </text:p>
          </table:table-cell>
          <table:table-cell office:value-type="string">
            <text:p>3.97 </text:p>
          </table:table-cell>
          <table:table-cell office:value-type="string">
            <text:p>4.32 </text:p>
          </table:table-cell>
          <table:table-cell office:value-type="string">
            <text:p>$0.31 </text:p>
          </table:table-cell>
          <table:table-cell office:value-type="string">
            <text:p>1.86 </text:p>
          </table:table-cell>
          <table:table-cell office:value-type="string">
            <text:p>2.02 </text:p>
          </table:table-cell>
          <table:table-cell office:value-type="string">
            <text:p>$1.78 </text:p>
          </table:table-cell>
          <table:table-cell office:value-type="string">
            <text:p>195 </text:p>
          </table:table-cell>
          <table:table-cell office:value-type="string">
            <text:p>$346 </text:p>
          </table:table-cell>
          <table:table-cell office:value-type="string">
            <text:p>$26.4 </text:p>
          </table:table-cell>
          <table:table-cell office:value-type="string">
            <text:p>$0.022 </text:p>
          </table:table-cell>
          <table:table-cell office:value-type="string">
            <text:p>$78,445 </text:p>
          </table:table-cell>
          <table:table-cell office:value-type="string">
            <text:p>0</text:p>
          </table:table-cell>
          <table:table-cell office:value-type="string">
            <text:p>5.20 </text:p>
          </table:table-cell>
          <table:table-cell office:value-type="float" office:value="49">
            <text:p>49</text:p>
          </table:table-cell>
          <table:table-cell office:value-type="string">
            <text:p>44.8 </text:p>
          </table:table-cell>
          <table:table-cell office:value-type="string">
            <text:p>85.6 </text:p>
          </table:table-cell>
          <table:table-cell office:value-type="string">
            <text:p>85.6 </text:p>
          </table:table-cell>
          <table:table-cell office:value-type="string">
            <text:p>0.47611630863181</text:p>
          </table:table-cell>
          <table:table-cell office:value-type="string">
            <text:p>24.4 </text:p>
          </table:table-cell>
          <table:table-cell office:value-type="string">
            <text:p>376.4 </text:p>
          </table:table-cell>
          <table:table-cell office:value-type="string">
            <text:p>2,017 </text:p>
          </table:table-cell>
          <table:table-cell office:value-type="string">
            <text:p>2,979 </text:p>
          </table:table-cell>
          <table:table-cell office:value-type="string">
            <text:p>2,979 </text:p>
          </table:table-cell>
          <table:table-cell office:value-type="string">
            <text:p>$11,543 </text:p>
          </table:table-cell>
          <table:table-cell office:value-type="string">
            <text:p>$12,656 </text:p>
          </table:table-cell>
          <table:table-cell office:value-type="string">
            <text:p>$28,389 </text:p>
          </table:table-cell>
          <table:table-cell office:value-type="string">
            <text:p>$181,781 </text:p>
          </table:table-cell>
          <table:table-cell office:value-type="string">
            <text:p>962 </text:p>
          </table:table-cell>
          <table:table-cell office:value-type="string">
            <text:p>$- </text:p>
          </table:table-cell>
          <table:table-cell office:value-type="string">
            <text:p>$694 </text:p>
          </table:table-cell>
          <table:table-cell office:value-type="string">
            <text:p>$1,444 </text:p>
          </table:table-cell>
          <table:table-cell office:value-type="string">
            <text:p>$700 </text:p>
          </table:table-cell>
          <table:table-cell office:value-type="string">
            <text:p>$14,991 </text:p>
          </table:table-cell>
          <table:table-cell office:value-type="string">
            <text:p>$160,260 </text:p>
          </table:table-cell>
          <table:table-cell office:value-type="string">
            <text:p>256 </text:p>
          </table:table-cell>
          <table:table-cell office:value-type="string">
            <text:p>$122,944 </text:p>
          </table:table-cell>
          <table:table-cell office:value-type="string">
            <text:p>187 </text:p>
          </table:table-cell>
          <table:table-cell office:value-type="string">
            <text:p>$122,944 </text:p>
          </table:table-cell>
          <table:table-cell office:value-type="string">
            <text:p>1,393 </text:p>
          </table:table-cell>
          <table:table-cell office:value-type="string">
            <text:p>$6,956 </text:p>
          </table:table-cell>
          <table:table-cell office:value-type="string">
            <text:p>181 </text:p>
          </table:table-cell>
          <table:table-cell office:value-type="string">
            <text:p>$122,963 </text:p>
          </table:table-cell>
          <table:table-cell office:value-type="string">
            <text:p>57 </text:p>
          </table:table-cell>
          <table:table-cell office:value-type="string">
            <text:p>258,321 </text:p>
          </table:table-cell>
          <table:table-cell office:value-type="string">
            <text:p>218,924 </text:p>
          </table:table-cell>
          <table:table-cell office:value-type="string">
            <text:p>754 </text:p>
          </table:table-cell>
          <table:table-cell office:value-type="string">
            <text:p>4.25</text:p>
          </table:table-cell>
          <table:table-cell office:value-type="string">
            <text:p>1,006 </text:p>
          </table:table-cell>
          <table:table-cell office:value-type="string">
            <text:p>158 </text:p>
          </table:table-cell>
          <table:table-cell office:value-type="string">
            <text:p>12.39 </text:p>
          </table:table-cell>
          <table:table-cell office:value-type="string">
            <text:p>10.5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2016</text:p>
          </table:table-cell>
          <table:table-cell office:value-type="string">
            <text:p>7.50 </text:p>
          </table:table-cell>
          <table:table-cell office:value-type="string">
            <text:p>7.87 </text:p>
          </table:table-cell>
          <table:table-cell office:value-type="string">
            <text:p>$1.71 </text:p>
          </table:table-cell>
          <table:table-cell office:value-type="string">
            <text:p>6.77 </text:p>
          </table:table-cell>
          <table:table-cell office:value-type="string">
            <text:p>6.45 </text:p>
          </table:table-cell>
          <table:table-cell office:value-type="string">
            <text:p>5.63 </text:p>
          </table:table-cell>
          <table:table-cell office:value-type="string">
            <text:p>5.91 </text:p>
          </table:table-cell>
          <table:table-cell office:value-type="string">
            <text:p>$1.08 </text:p>
          </table:table-cell>
          <table:table-cell office:value-type="string">
            <text:p>$1.08 </text:p>
          </table:table-cell>
          <table:table-cell office:value-type="string">
            <text:p>348,750 </text:p>
          </table:table-cell>
          <table:table-cell office:value-type="string">
            <text:p>- </text:p>
          </table:table-cell>
          <table:table-cell office:value-type="string">
            <text:p>$45 </text:p>
          </table:table-cell>
          <table:table-cell office:value-type="string">
            <text:p>$195 </text:p>
          </table:table-cell>
          <table:table-cell office:value-type="string">
            <text:p>$88 </text:p>
          </table:table-cell>
          <table:table-cell office:value-type="string">
            <text:p>$0.03 </text:p>
          </table:table-cell>
          <table:table-cell office:value-type="string">
            <text:p>$0.14 </text:p>
          </table:table-cell>
          <table:table-cell office:value-type="string">
            <text:p>$1.39 </text:p>
          </table:table-cell>
          <table:table-cell office:value-type="string">
            <text:p>$1,393 </text:p>
          </table:table-cell>
          <table:table-cell office:value-type="string">
            <text:p>$1,076 </text:p>
          </table:table-cell>
          <table:table-cell office:value-type="string">
            <text:p>7.23 </text:p>
          </table:table-cell>
          <table:table-cell office:value-type="string">
            <text:p>5.58 </text:p>
          </table:table-cell>
          <table:table-cell office:value-type="string">
            <text:p>7.59 </text:p>
          </table:table-cell>
          <table:table-cell office:value-type="string">
            <text:p>5.86 </text:p>
          </table:table-cell>
          <table:table-cell office:value-type="string">
            <text:p>$754 </text:p>
          </table:table-cell>
          <table:table-cell office:value-type="string">
            <text:p>3.92 </text:p>
          </table:table-cell>
          <table:table-cell office:value-type="string">
            <text:p>4.11 </text:p>
          </table:table-cell>
          <table:table-cell office:value-type="string">
            <text:p>$0.32 </text:p>
          </table:table-cell>
          <table:table-cell office:value-type="string">
            <text:p>1.67 </text:p>
          </table:table-cell>
          <table:table-cell office:value-type="string">
            <text:p>1.75 </text:p>
          </table:table-cell>
          <table:table-cell office:value-type="string">
            <text:p>$1.47 </text:p>
          </table:table-cell>
          <table:table-cell office:value-type="string">
            <text:p>216 </text:p>
          </table:table-cell>
          <table:table-cell office:value-type="string">
            <text:p>$317 </text:p>
          </table:table-cell>
          <table:table-cell office:value-type="string">
            <text:p>$21.3 </text:p>
          </table:table-cell>
          <table:table-cell office:value-type="string">
            <text:p>$0.017 </text:p>
          </table:table-cell>
          <table:table-cell office:value-type="string">
            <text:p>$70,675 </text:p>
          </table:table-cell>
          <table:table-cell office:value-type="string">
            <text:p>0.22778121932559</text:p>
          </table:table-cell>
          <table:table-cell office:value-type="string">
            <text:p>5.38 </text:p>
          </table:table-cell>
          <table:table-cell office:value-type="float" office:value="57">
            <text:p>57</text:p>
          </table:table-cell>
          <table:table-cell office:value-type="string">
            <text:p>41.9 </text:p>
          </table:table-cell>
          <table:table-cell office:value-type="string">
            <text:p>93.7 </text:p>
          </table:table-cell>
          <table:table-cell office:value-type="string">
            <text:p>93.7 </text:p>
          </table:table-cell>
          <table:table-cell office:value-type="string">
            <text:p>1</text:p>
          </table:table-cell>
          <table:table-cell office:value-type="string">
            <text:p>26.5 </text:p>
          </table:table-cell>
          <table:table-cell office:value-type="string">
            <text:p>474.7 </text:p>
          </table:table-cell>
          <table:table-cell office:value-type="string">
            <text:p>2,307 </text:p>
          </table:table-cell>
          <table:table-cell office:value-type="string">
            <text:p>3,412 </text:p>
          </table:table-cell>
          <table:table-cell office:value-type="string">
            <text:p>3,412 </text:p>
          </table:table-cell>
          <table:table-cell office:value-type="string">
            <text:p>$5,168 </text:p>
          </table:table-cell>
          <table:table-cell office:value-type="string">
            <text:p>$7,978 </text:p>
          </table:table-cell>
          <table:table-cell office:value-type="string">
            <text:p>$21,062 </text:p>
          </table:table-cell>
          <table:table-cell office:value-type="string">
            <text:p>$171,801 </text:p>
          </table:table-cell>
          <table:table-cell office:value-type="string">
            <text:p>1,105 </text:p>
          </table:table-cell>
          <table:table-cell office:value-type="string">
            <text:p>$- </text:p>
          </table:table-cell>
          <table:table-cell office:value-type="string">
            <text:p>$660 </text:p>
          </table:table-cell>
          <table:table-cell office:value-type="string">
            <text:p>$968 </text:p>
          </table:table-cell>
          <table:table-cell office:value-type="string">
            <text:p>$705 </text:p>
          </table:table-cell>
          <table:table-cell office:value-type="string">
            <text:p>$13,846 </text:p>
          </table:table-cell>
          <table:table-cell office:value-type="string">
            <text:p>$151,025 </text:p>
          </table:table-cell>
          <table:table-cell office:value-type="string">
            <text:p>268 </text:p>
          </table:table-cell>
          <table:table-cell office:value-type="string">
            <text:p>$98,414 </text:p>
          </table:table-cell>
          <table:table-cell office:value-type="string">
            <text:p>185 </text:p>
          </table:table-cell>
          <table:table-cell office:value-type="string">
            <text:p>$98,414 </text:p>
          </table:table-cell>
          <table:table-cell office:value-type="string">
            <text:p>1,684 </text:p>
          </table:table-cell>
          <table:table-cell office:value-type="string">
            <text:p>$4,176 </text:p>
          </table:table-cell>
          <table:table-cell office:value-type="string">
            <text:p>170 </text:p>
          </table:table-cell>
          <table:table-cell office:value-type="string">
            <text:p>$151,017 </text:p>
          </table:table-cell>
          <table:table-cell office:value-type="string">
            <text:p>64 </text:p>
          </table:table-cell>
          <table:table-cell office:value-type="string">
            <text:p>277,806 </text:p>
          </table:table-cell>
          <table:table-cell office:value-type="string">
            <text:p>234,316 </text:p>
          </table:table-cell>
          <table:table-cell office:value-type="string">
            <text:p>777 </text:p>
          </table:table-cell>
          <table:table-cell office:value-type="string">
            <text:p>4.66</text:p>
          </table:table-cell>
          <table:table-cell office:value-type="string">
            <text:p>1,066 </text:p>
          </table:table-cell>
          <table:table-cell office:value-type="string">
            <text:p>174 </text:p>
          </table:table-cell>
          <table:table-cell office:value-type="string">
            <text:p>11.95 </text:p>
          </table:table-cell>
          <table:table-cell office:value-type="string">
            <text:p>10.0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ier </text:p>
          </table:table-cell>
          <table:table-cell office:value-type="string">
            <text:p>2017</text:p>
          </table:table-cell>
          <table:table-cell office:value-type="string">
            <text:p>6.92 </text:p>
          </table:table-cell>
          <table:table-cell office:value-type="string">
            <text:p>7.11 </text:p>
          </table:table-cell>
          <table:table-cell office:value-type="string">
            <text:p>$1.91 </text:p>
          </table:table-cell>
          <table:table-cell office:value-type="string">
            <text:p>6.05 </text:p>
          </table:table-cell>
          <table:table-cell office:value-type="string">
            <text:p>5.88 </text:p>
          </table:table-cell>
          <table:table-cell office:value-type="string">
            <text:p>5.08 </text:p>
          </table:table-cell>
          <table:table-cell office:value-type="string">
            <text:p>5.23 </text:p>
          </table:table-cell>
          <table:table-cell office:value-type="string">
            <text:p>$1.14 </text:p>
          </table:table-cell>
          <table:table-cell office:value-type="string">
            <text:p>$1.14 </text:p>
          </table:table-cell>
          <table:table-cell office:value-type="string">
            <text:p>412,957 </text:p>
          </table:table-cell>
          <table:table-cell office:value-type="string">
            <text:p>- </text:p>
          </table:table-cell>
          <table:table-cell office:value-type="string">
            <text:p>$50 </text:p>
          </table:table-cell>
          <table:table-cell office:value-type="string">
            <text:p>$217 </text:p>
          </table:table-cell>
          <table:table-cell office:value-type="string">
            <text:p>$112 </text:p>
          </table:table-cell>
          <table:table-cell office:value-type="string">
            <text:p>$0.03 </text:p>
          </table:table-cell>
          <table:table-cell office:value-type="string">
            <text:p>$0.16 </text:p>
          </table:table-cell>
          <table:table-cell office:value-type="string">
            <text:p>$1.67 </text:p>
          </table:table-cell>
          <table:table-cell office:value-type="string">
            <text:p>$1,673 </text:p>
          </table:table-cell>
          <table:table-cell office:value-type="string">
            <text:p>$1,248 </text:p>
          </table:table-cell>
          <table:table-cell office:value-type="string">
            <text:p>7.43 </text:p>
          </table:table-cell>
          <table:table-cell office:value-type="string">
            <text:p>5.54 </text:p>
          </table:table-cell>
          <table:table-cell office:value-type="string">
            <text:p>7.64 </text:p>
          </table:table-cell>
          <table:table-cell office:value-type="string">
            <text:p>5.70 </text:p>
          </table:table-cell>
          <table:table-cell office:value-type="string">
            <text:p>$840 </text:p>
          </table:table-cell>
          <table:table-cell office:value-type="string">
            <text:p>3.73 </text:p>
          </table:table-cell>
          <table:table-cell office:value-type="string">
            <text:p>3.84 </text:p>
          </table:table-cell>
          <table:table-cell office:value-type="string">
            <text:p>$0.41 </text:p>
          </table:table-cell>
          <table:table-cell office:value-type="string">
            <text:p>1.81 </text:p>
          </table:table-cell>
          <table:table-cell office:value-type="string">
            <text:p>1.86 </text:p>
          </table:table-cell>
          <table:table-cell office:value-type="string">
            <text:p>$1.94 </text:p>
          </table:table-cell>
          <table:table-cell office:value-type="string">
            <text:p>219 </text:p>
          </table:table-cell>
          <table:table-cell office:value-type="string">
            <text:p>$425 </text:p>
          </table:table-cell>
          <table:table-cell office:value-type="string">
            <text:p>$25.3 </text:p>
          </table:table-cell>
          <table:table-cell office:value-type="string">
            <text:p>$0.019 </text:p>
          </table:table-cell>
          <table:table-cell office:value-type="string">
            <text:p>$80,136 </text:p>
          </table:table-cell>
          <table:table-cell office:value-type="string">
            <text:p>0</text:p>
          </table:table-cell>
          <table:table-cell office:value-type="string">
            <text:p>5.70 </text:p>
          </table:table-cell>
          <table:table-cell office:value-type="float" office:value="54">
            <text:p>54</text:p>
          </table:table-cell>
          <table:table-cell office:value-type="string">
            <text:p>43.8 </text:p>
          </table:table-cell>
          <table:table-cell office:value-type="string">
            <text:p>108.3 </text:p>
          </table:table-cell>
          <table:table-cell office:value-type="string">
            <text:p>108.3 </text:p>
          </table:table-cell>
          <table:table-cell office:value-type="string">
            <text:p>0.45055805416905</text:p>
          </table:table-cell>
          <table:table-cell office:value-type="string">
            <text:p>30.4 </text:p>
          </table:table-cell>
          <table:table-cell office:value-type="string">
            <text:p>620.2 </text:p>
          </table:table-cell>
          <table:table-cell office:value-type="string">
            <text:p>2,672 </text:p>
          </table:table-cell>
          <table:table-cell office:value-type="string">
            <text:p>3,844 </text:p>
          </table:table-cell>
          <table:table-cell office:value-type="string">
            <text:p>3,844 </text:p>
          </table:table-cell>
          <table:table-cell office:value-type="string">
            <text:p>$7,800 </text:p>
          </table:table-cell>
          <table:table-cell office:value-type="string">
            <text:p>$9,714 </text:p>
          </table:table-cell>
          <table:table-cell office:value-type="string">
            <text:p>$22,012 </text:p>
          </table:table-cell>
          <table:table-cell office:value-type="string">
            <text:p>$166,083 </text:p>
          </table:table-cell>
          <table:table-cell office:value-type="string">
            <text:p>1,172 </text:p>
          </table:table-cell>
          <table:table-cell office:value-type="string">
            <text:p>$- </text:p>
          </table:table-cell>
          <table:table-cell office:value-type="string">
            <text:p>$587 </text:p>
          </table:table-cell>
          <table:table-cell office:value-type="string">
            <text:p>$865 </text:p>
          </table:table-cell>
          <table:table-cell office:value-type="string">
            <text:p>$656 </text:p>
          </table:table-cell>
          <table:table-cell office:value-type="string">
            <text:p>$14,077 </text:p>
          </table:table-cell>
          <table:table-cell office:value-type="string">
            <text:p>$144,334 </text:p>
          </table:table-cell>
          <table:table-cell office:value-type="string">
            <text:p>404 </text:p>
          </table:table-cell>
          <table:table-cell office:value-type="string">
            <text:p>$85,070 </text:p>
          </table:table-cell>
          <table:table-cell office:value-type="string">
            <text:p>201 </text:p>
          </table:table-cell>
          <table:table-cell office:value-type="string">
            <text:p>$85,070 </text:p>
          </table:table-cell>
          <table:table-cell office:value-type="string">
            <text:p>1,914 </text:p>
          </table:table-cell>
          <table:table-cell office:value-type="string">
            <text:p>$3,518 </text:p>
          </table:table-cell>
          <table:table-cell office:value-type="string">
            <text:p>153 </text:p>
          </table:table-cell>
          <table:table-cell office:value-type="string">
            <text:p>$523,310 </text:p>
          </table:table-cell>
          <table:table-cell office:value-type="string">
            <text:p>63 </text:p>
          </table:table-cell>
          <table:table-cell office:value-type="string">
            <text:p>308,077 </text:p>
          </table:table-cell>
          <table:table-cell office:value-type="string">
            <text:p>233,695 </text:p>
          </table:table-cell>
          <table:table-cell office:value-type="string">
            <text:p>712 </text:p>
          </table:table-cell>
          <table:table-cell office:value-type="string">
            <text:p/>
          </table:table-cell>
          <table:table-cell office:value-type="string">
            <text:p>1,106 </text:p>
          </table:table-cell>
          <table:table-cell office:value-type="string">
            <text:p>185 </text:p>
          </table:table-cell>
          <table:table-cell office:value-type="string">
            <text:p>13.41 </text:p>
          </table:table-cell>
          <table:table-cell office:value-type="string">
            <text:p>10.1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1995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33 </text:p>
          </table:table-cell>
          <table:table-cell office:value-type="string">
            <text:p>$- </text:p>
          </table:table-cell>
          <table:table-cell office:value-type="string">
            <text:p>2,672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1996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36 </text:p>
          </table:table-cell>
          <table:table-cell office:value-type="string">
            <text:p>$- </text:p>
          </table:table-cell>
          <table:table-cell office:value-type="string">
            <text:p>2,673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1997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1998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1999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200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2001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2002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2003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2004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2005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2006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2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2007</text:p>
          </table:table-cell>
          <table:table-cell office:value-type="string">
            <text:p>1.96 </text:p>
          </table:table-cell>
          <table:table-cell office:value-type="string">
            <text:p>1.70 </text:p>
          </table:table-cell>
          <table:table-cell office:value-type="string">
            <text:p>$0.02 </text:p>
          </table:table-cell>
          <table:table-cell office:value-type="string">
            <text:p>2.10 </text:p>
          </table:table-cell>
          <table:table-cell office:value-type="string">
            <text:p>2.42 </text:p>
          </table:table-cell>
          <table:table-cell office:value-type="string">
            <text:p>1.50 </text:p>
          </table:table-cell>
          <table:table-cell office:value-type="string">
            <text:p>1.30 </text:p>
          </table:table-cell>
          <table:table-cell office:value-type="string">
            <text:p>$0.01 </text:p>
          </table:table-cell>
          <table:table-cell office:value-type="string">
            <text:p>$0.01 </text:p>
          </table:table-cell>
          <table:table-cell office:value-type="string">
            <text:p>3,772 </text:p>
          </table:table-cell>
          <table:table-cell office:value-type="string">
            <text:p>0 </text:p>
          </table:table-cell>
          <table:table-cell office:value-type="string">
            <text:p>$- </text:p>
          </table:table-cell>
          <table:table-cell office:value-type="string">
            <text:p>$6 </text:p>
          </table:table-cell>
          <table:table-cell office:value-type="string">
            <text:p>$- </text:p>
          </table:table-cell>
          <table:table-cell office:value-type="string">
            <text:p>$0.00 </text:p>
          </table:table-cell>
          <table:table-cell office:value-type="string">
            <text:p>$0.22 </text:p>
          </table:table-cell>
          <table:table-cell office:value-type="string">
            <text:p>$0.05 </text:p>
          </table:table-cell>
          <table:table-cell office:value-type="string">
            <text:p>$51 </text:p>
          </table:table-cell>
          <table:table-cell office:value-type="string">
            <text:p>$51 </text:p>
          </table:table-cell>
          <table:table-cell office:value-type="string">
            <text:p>6.25 </text:p>
          </table:table-cell>
          <table:table-cell office:value-type="string">
            <text:p>6.25 </text:p>
          </table:table-cell>
          <table:table-cell office:value-type="string">
            <text:p>5.43 </text:p>
          </table:table-cell>
          <table:table-cell office:value-type="string">
            <text:p>5.43 </text:p>
          </table:table-cell>
          <table:table-cell office:value-type="string">
            <text:p>$40 </text:p>
          </table:table-cell>
          <table:table-cell office:value-type="string">
            <text:p>4.95 </text:p>
          </table:table-cell>
          <table:table-cell office:value-type="string">
            <text:p>4.30 </text:p>
          </table:table-cell>
          <table:table-cell office:value-type="string">
            <text:p>$0.01 </text:p>
          </table:table-cell>
          <table:table-cell office:value-type="string">
            <text:p>1.30 </text:p>
          </table:table-cell>
          <table:table-cell office:value-type="string">
            <text:p>1.13 </text:p>
          </table:table-cell>
          <table:table-cell office:value-type="string">
            <text:p>$- </text:p>
          </table:table-cell>
          <table:table-cell office:value-type="string">
            <text:p>12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0.00000000000000</text:p>
          </table:table-cell>
          <table:table-cell office:value-type="string">
            <text:p>- </text:p>
          </table:table-cell>
          <table:table-cell office:value-type="float" office:value="88">
            <text:p>88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6 </text:p>
          </table:table-cell>
          <table:table-cell office:value-type="string">
            <text:p>16,053 </text:p>
          </table:table-cell>
          <table:table-cell office:value-type="string">
            <text:p>13,798 </text:p>
          </table:table-cell>
          <table:table-cell office:value-type="string">
            <text:p>751 </text:p>
          </table:table-cell>
          <table:table-cell office:value-type="string">
            <text:p>3.56</text:p>
          </table:table-cell>
          <table:table-cell office:value-type="string">
            <text:p>1,447 </text:p>
          </table:table-cell>
          <table:table-cell office:value-type="string">
            <text:p>149 </text:p>
          </table:table-cell>
          <table:table-cell office:value-type="string">
            <text:p>7.00 </text:p>
          </table:table-cell>
          <table:table-cell office:value-type="string">
            <text:p>6.0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2008</text:p>
          </table:table-cell>
          <table:table-cell office:value-type="string">
            <text:p>8.79 </text:p>
          </table:table-cell>
          <table:table-cell office:value-type="string">
            <text:p>8.21 </text:p>
          </table:table-cell>
          <table:table-cell office:value-type="string">
            <text:p>$0.37 </text:p>
          </table:table-cell>
          <table:table-cell office:value-type="string">
            <text:p>9.95 </text:p>
          </table:table-cell>
          <table:table-cell office:value-type="string">
            <text:p>10.66 </text:p>
          </table:table-cell>
          <table:table-cell office:value-type="string">
            <text:p>8.13 </text:p>
          </table:table-cell>
          <table:table-cell office:value-type="string">
            <text:p>7.59 </text:p>
          </table:table-cell>
          <table:table-cell office:value-type="string">
            <text:p>$0.34 </text:p>
          </table:table-cell>
          <table:table-cell office:value-type="string">
            <text:p>$0.34 </text:p>
          </table:table-cell>
          <table:table-cell office:value-type="string">
            <text:p>25,235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57 </text:p>
          </table:table-cell>
          <table:table-cell office:value-type="string">
            <text:p>$- </text:p>
          </table:table-cell>
          <table:table-cell office:value-type="string">
            <text:p>$0.03 </text:p>
          </table:table-cell>
          <table:table-cell office:value-type="string">
            <text:p>$0.65 </text:p>
          </table:table-cell>
          <table:table-cell office:value-type="string">
            <text:p>$0.56 </text:p>
          </table:table-cell>
          <table:table-cell office:value-type="string">
            <text:p>$563 </text:p>
          </table:table-cell>
          <table:table-cell office:value-type="string">
            <text:p>$563 </text:p>
          </table:table-cell>
          <table:table-cell office:value-type="string">
            <text:p>13.40 </text:p>
          </table:table-cell>
          <table:table-cell office:value-type="string">
            <text:p>13.40 </text:p>
          </table:table-cell>
          <table:table-cell office:value-type="string">
            <text:p>12.51 </text:p>
          </table:table-cell>
          <table:table-cell office:value-type="string">
            <text:p>12.51 </text:p>
          </table:table-cell>
          <table:table-cell office:value-type="string">
            <text:p>$479 </text:p>
          </table:table-cell>
          <table:table-cell office:value-type="string">
            <text:p>11.41 </text:p>
          </table:table-cell>
          <table:table-cell office:value-type="string">
            <text:p>10.65 </text:p>
          </table:table-cell>
          <table:table-cell office:value-type="string">
            <text:p>$0.08 </text:p>
          </table:table-cell>
          <table:table-cell office:value-type="string">
            <text:p>1.99 </text:p>
          </table:table-cell>
          <table:table-cell office:value-type="string">
            <text:p>1.86 </text:p>
          </table:table-cell>
          <table:table-cell office:value-type="string">
            <text:p>$- </text:p>
          </table:table-cell>
          <table:table-cell office:value-type="string">
            <text:p>59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58,267 </text:p>
          </table:table-cell>
          <table:table-cell office:value-type="string">
            <text:p>0.00000000000000</text:p>
          </table:table-cell>
          <table:table-cell office:value-type="string">
            <text:p>4.59 </text:p>
          </table:table-cell>
          <table:table-cell office:value-type="float" office:value="54">
            <text:p>54</text:p>
          </table:table-cell>
          <table:table-cell office:value-type="string">
            <text:p>63.3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1.4 </text:p>
          </table:table-cell>
          <table:table-cell office:value-type="string">
            <text:p>37.6 </text:p>
          </table:table-cell>
          <table:table-cell office:value-type="string">
            <text:p>763 </text:p>
          </table:table-cell>
          <table:table-cell office:value-type="string">
            <text:p>980 </text:p>
          </table:table-cell>
          <table:table-cell office:value-type="string">
            <text:p>980 </text:p>
          </table:table-cell>
          <table:table-cell office:value-type="string">
            <text:p>$- </text:p>
          </table:table-cell>
          <table:table-cell office:value-type="string">
            <text:p>$11,532 </text:p>
          </table:table-cell>
          <table:table-cell office:value-type="string">
            <text:p>$46,604 </text:p>
          </table:table-cell>
          <table:table-cell office:value-type="string">
            <text:p>$- </text:p>
          </table:table-cell>
          <table:table-cell office:value-type="string">
            <text:p>217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196 </text:p>
          </table:table-cell>
          <table:table-cell office:value-type="string">
            <text:p>$148,932 </text:p>
          </table:table-cell>
          <table:table-cell office:value-type="string">
            <text:p>19 </text:p>
          </table:table-cell>
          <table:table-cell office:value-type="string">
            <text:p>$148,932 </text:p>
          </table:table-cell>
          <table:table-cell office:value-type="string">
            <text:p>26 </text:p>
          </table:table-cell>
          <table:table-cell office:value-type="string">
            <text:p>$67,460 </text:p>
          </table:table-cell>
          <table:table-cell office:value-type="string">
            <text:p>522 </text:p>
          </table:table-cell>
          <table:table-cell office:value-type="string">
            <text:p>$41,269 </text:p>
          </table:table-cell>
          <table:table-cell office:value-type="string">
            <text:p>19 </text:p>
          </table:table-cell>
          <table:table-cell office:value-type="string">
            <text:p>82,441 </text:p>
          </table:table-cell>
          <table:table-cell office:value-type="string">
            <text:p>79,832 </text:p>
          </table:table-cell>
          <table:table-cell office:value-type="string">
            <text:p>721 </text:p>
          </table:table-cell>
          <table:table-cell office:value-type="string">
            <text:p>3.73</text:p>
          </table:table-cell>
          <table:table-cell office:value-type="string">
            <text:p>1,278 </text:p>
          </table:table-cell>
          <table:table-cell office:value-type="string">
            <text:p>143 </text:p>
          </table:table-cell>
          <table:table-cell office:value-type="string">
            <text:p>11.89 </text:p>
          </table:table-cell>
          <table:table-cell office:value-type="string">
            <text:p>11.5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2009</text:p>
          </table:table-cell>
          <table:table-cell office:value-type="string">
            <text:p>8.97 </text:p>
          </table:table-cell>
          <table:table-cell office:value-type="string">
            <text:p>8.07 </text:p>
          </table:table-cell>
          <table:table-cell office:value-type="string">
            <text:p>$0.55 </text:p>
          </table:table-cell>
          <table:table-cell office:value-type="string">
            <text:p>8.92 </text:p>
          </table:table-cell>
          <table:table-cell office:value-type="string">
            <text:p>9.92 </text:p>
          </table:table-cell>
          <table:table-cell office:value-type="string">
            <text:p>8.18 </text:p>
          </table:table-cell>
          <table:table-cell office:value-type="string">
            <text:p>7.35 </text:p>
          </table:table-cell>
          <table:table-cell office:value-type="string">
            <text:p>$0.49 </text:p>
          </table:table-cell>
          <table:table-cell office:value-type="string">
            <text:p>$0.49 </text:p>
          </table:table-cell>
          <table:table-cell office:value-type="string">
            <text:p>38,844 </text:p>
          </table:table-cell>
          <table:table-cell office:value-type="string">
            <text:p>4 </text:p>
          </table:table-cell>
          <table:table-cell office:value-type="string">
            <text:p>$19 </text:p>
          </table:table-cell>
          <table:table-cell office:value-type="string">
            <text:p>$83 </text:p>
          </table:table-cell>
          <table:table-cell office:value-type="string">
            <text:p>$38 </text:p>
          </table:table-cell>
          <table:table-cell office:value-type="string">
            <text:p>$0.02 </text:p>
          </table:table-cell>
          <table:table-cell office:value-type="string">
            <text:p>$0.28 </text:p>
          </table:table-cell>
          <table:table-cell office:value-type="string">
            <text:p>$0.60 </text:p>
          </table:table-cell>
          <table:table-cell office:value-type="string">
            <text:p>$592 </text:p>
          </table:table-cell>
          <table:table-cell office:value-type="string">
            <text:p>$431 </text:p>
          </table:table-cell>
          <table:table-cell office:value-type="string">
            <text:p>9.85 </text:p>
          </table:table-cell>
          <table:table-cell office:value-type="string">
            <text:p>7.16 </text:p>
          </table:table-cell>
          <table:table-cell office:value-type="string">
            <text:p>8.85 </text:p>
          </table:table-cell>
          <table:table-cell office:value-type="string">
            <text:p>6.44 </text:p>
          </table:table-cell>
          <table:table-cell office:value-type="string">
            <text:p>$326 </text:p>
          </table:table-cell>
          <table:table-cell office:value-type="string">
            <text:p>5.42 </text:p>
          </table:table-cell>
          <table:table-cell office:value-type="string">
            <text:p>4.88 </text:p>
          </table:table-cell>
          <table:table-cell office:value-type="string">
            <text:p>$0.10 </text:p>
          </table:table-cell>
          <table:table-cell office:value-type="string">
            <text:p>1.74 </text:p>
          </table:table-cell>
          <table:table-cell office:value-type="string">
            <text:p>1.56 </text:p>
          </table:table-cell>
          <table:table-cell office:value-type="string">
            <text:p>$1.85 </text:p>
          </table:table-cell>
          <table:table-cell office:value-type="string">
            <text:p>87 </text:p>
          </table:table-cell>
          <table:table-cell office:value-type="string">
            <text:p>$161 </text:p>
          </table:table-cell>
          <table:table-cell office:value-type="string">
            <text:p>$43.1 </text:p>
          </table:table-cell>
          <table:table-cell office:value-type="string">
            <text:p>$0.024 </text:p>
          </table:table-cell>
          <table:table-cell office:value-type="string">
            <text:p>$50,551 </text:p>
          </table:table-cell>
          <table:table-cell office:value-type="string">
            <text:p>0.27261894950937</text:p>
          </table:table-cell>
          <table:table-cell office:value-type="string">
            <text:p>4.71 </text:p>
          </table:table-cell>
          <table:table-cell office:value-type="float" office:value="64">
            <text:p>64</text:p>
          </table:table-cell>
          <table:table-cell office:value-type="string">
            <text:p>65.6 </text:p>
          </table:table-cell>
          <table:table-cell office:value-type="string">
            <text:p>191.2 </text:p>
          </table:table-cell>
          <table:table-cell office:value-type="string">
            <text:p>191.2 </text:p>
          </table:table-cell>
          <table:table-cell office:value-type="string">
            <text:p>0</text:p>
          </table:table-cell>
          <table:table-cell office:value-type="string">
            <text:p>16.4 </text:p>
          </table:table-cell>
          <table:table-cell office:value-type="string">
            <text:p>63.6 </text:p>
          </table:table-cell>
          <table:table-cell office:value-type="string">
            <text:p>1,123 </text:p>
          </table:table-cell>
          <table:table-cell office:value-type="string">
            <text:p>1,421 </text:p>
          </table:table-cell>
          <table:table-cell office:value-type="string">
            <text:p>1,421 </text:p>
          </table:table-cell>
          <table:table-cell office:value-type="string">
            <text:p>$7,638 </text:p>
          </table:table-cell>
          <table:table-cell office:value-type="string">
            <text:p>$7,478 </text:p>
          </table:table-cell>
          <table:table-cell office:value-type="string">
            <text:p>$35,981 </text:p>
          </table:table-cell>
          <table:table-cell office:value-type="string">
            <text:p>$86,248 </text:p>
          </table:table-cell>
          <table:table-cell office:value-type="string">
            <text:p>298 </text:p>
          </table:table-cell>
          <table:table-cell office:value-type="string">
            <text:p>$- </text:p>
          </table:table-cell>
          <table:table-cell office:value-type="string">
            <text:p>$298 </text:p>
          </table:table-cell>
          <table:table-cell office:value-type="string">
            <text:p>$- </text:p>
          </table:table-cell>
          <table:table-cell office:value-type="string">
            <text:p>$298 </text:p>
          </table:table-cell>
          <table:table-cell office:value-type="string">
            <text:p>$6,875 </text:p>
          </table:table-cell>
          <table:table-cell office:value-type="string">
            <text:p>$73,576 </text:p>
          </table:table-cell>
          <table:table-cell office:value-type="string">
            <text:p>183 </text:p>
          </table:table-cell>
          <table:table-cell office:value-type="string">
            <text:p>$101,960 </text:p>
          </table:table-cell>
          <table:table-cell office:value-type="string">
            <text:p>97 </text:p>
          </table:table-cell>
          <table:table-cell office:value-type="string">
            <text:p>$101,960 </text:p>
          </table:table-cell>
          <table:table-cell office:value-type="string">
            <text:p>413 </text:p>
          </table:table-cell>
          <table:table-cell office:value-type="string">
            <text:p>$34,596 </text:p>
          </table:table-cell>
          <table:table-cell office:value-type="string">
            <text:p>430 </text:p>
          </table:table-cell>
          <table:table-cell office:value-type="string">
            <text:p>$22,095 </text:p>
          </table:table-cell>
          <table:table-cell office:value-type="string">
            <text:p>25 </text:p>
          </table:table-cell>
          <table:table-cell office:value-type="string">
            <text:p>117,261 </text:p>
          </table:table-cell>
          <table:table-cell office:value-type="string">
            <text:p>114,527 </text:p>
          </table:table-cell>
          <table:table-cell office:value-type="string">
            <text:p>745 </text:p>
          </table:table-cell>
          <table:table-cell office:value-type="string">
            <text:p>3.45</text:p>
          </table:table-cell>
          <table:table-cell office:value-type="string">
            <text:p>1,392 </text:p>
          </table:table-cell>
          <table:table-cell office:value-type="string">
            <text:p>140 </text:p>
          </table:table-cell>
          <table:table-cell office:value-type="string">
            <text:p>12.75 </text:p>
          </table:table-cell>
          <table:table-cell office:value-type="string">
            <text:p>12.4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2010</text:p>
          </table:table-cell>
          <table:table-cell office:value-type="string">
            <text:p>10.84 </text:p>
          </table:table-cell>
          <table:table-cell office:value-type="string">
            <text:p>9.36 </text:p>
          </table:table-cell>
          <table:table-cell office:value-type="string">
            <text:p>$0.72 </text:p>
          </table:table-cell>
          <table:table-cell office:value-type="string">
            <text:p>10.55 </text:p>
          </table:table-cell>
          <table:table-cell office:value-type="string">
            <text:p>12.22 </text:p>
          </table:table-cell>
          <table:table-cell office:value-type="string">
            <text:p>9.96 </text:p>
          </table:table-cell>
          <table:table-cell office:value-type="string">
            <text:p>8.60 </text:p>
          </table:table-cell>
          <table:table-cell office:value-type="string">
            <text:p>$0.66 </text:p>
          </table:table-cell>
          <table:table-cell office:value-type="string">
            <text:p>$0.66 </text:p>
          </table:table-cell>
          <table:table-cell office:value-type="string">
            <text:p>57,483 </text:p>
          </table:table-cell>
          <table:table-cell office:value-type="string">
            <text:p>3 </text:p>
          </table:table-cell>
          <table:table-cell office:value-type="string">
            <text:p>$19 </text:p>
          </table:table-cell>
          <table:table-cell office:value-type="string">
            <text:p>$99 </text:p>
          </table:table-cell>
          <table:table-cell office:value-type="string">
            <text:p>$40 </text:p>
          </table:table-cell>
          <table:table-cell office:value-type="string">
            <text:p>$0.02 </text:p>
          </table:table-cell>
          <table:table-cell office:value-type="string">
            <text:p>$0.28 </text:p>
          </table:table-cell>
          <table:table-cell office:value-type="string">
            <text:p>$0.73 </text:p>
          </table:table-cell>
          <table:table-cell office:value-type="string">
            <text:p>$722 </text:p>
          </table:table-cell>
          <table:table-cell office:value-type="string">
            <text:p>$493 </text:p>
          </table:table-cell>
          <table:table-cell office:value-type="string">
            <text:p>10.93 </text:p>
          </table:table-cell>
          <table:table-cell office:value-type="string">
            <text:p>7.47 </text:p>
          </table:table-cell>
          <table:table-cell office:value-type="string">
            <text:p>9.44 </text:p>
          </table:table-cell>
          <table:table-cell office:value-type="string">
            <text:p>6.45 </text:p>
          </table:table-cell>
          <table:table-cell office:value-type="string">
            <text:p>$367 </text:p>
          </table:table-cell>
          <table:table-cell office:value-type="string">
            <text:p>5.55 </text:p>
          </table:table-cell>
          <table:table-cell office:value-type="string">
            <text:p>4.79 </text:p>
          </table:table-cell>
          <table:table-cell office:value-type="string">
            <text:p>$0.13 </text:p>
          </table:table-cell>
          <table:table-cell office:value-type="string">
            <text:p>1.92 </text:p>
          </table:table-cell>
          <table:table-cell office:value-type="string">
            <text:p>1.66 </text:p>
          </table:table-cell>
          <table:table-cell office:value-type="string">
            <text:p>$2.26 </text:p>
          </table:table-cell>
          <table:table-cell office:value-type="string">
            <text:p>101 </text:p>
          </table:table-cell>
          <table:table-cell office:value-type="string">
            <text:p>$229 </text:p>
          </table:table-cell>
          <table:table-cell office:value-type="string">
            <text:p>$58.9 </text:p>
          </table:table-cell>
          <table:table-cell office:value-type="string">
            <text:p>$0.030 </text:p>
          </table:table-cell>
          <table:table-cell office:value-type="string">
            <text:p>$48,425 </text:p>
          </table:table-cell>
          <table:table-cell office:value-type="string">
            <text:p>0.31712266104162</text:p>
          </table:table-cell>
          <table:table-cell office:value-type="string">
            <text:p>4.32 </text:p>
          </table:table-cell>
          <table:table-cell office:value-type="float" office:value="60">
            <text:p>60</text:p>
          </table:table-cell>
          <table:table-cell office:value-type="string">
            <text:p>38.0 </text:p>
          </table:table-cell>
          <table:table-cell office:value-type="string">
            <text:p>174.9 </text:p>
          </table:table-cell>
          <table:table-cell office:value-type="string">
            <text:p>174.9 </text:p>
          </table:table-cell>
          <table:table-cell office:value-type="string">
            <text:p>0.48036926171196</text:p>
          </table:table-cell>
          <table:table-cell office:value-type="string">
            <text:p>15.9 </text:p>
          </table:table-cell>
          <table:table-cell office:value-type="string">
            <text:p>16,631.4 </text:p>
          </table:table-cell>
          <table:table-cell office:value-type="string">
            <text:p>779 </text:p>
          </table:table-cell>
          <table:table-cell office:value-type="string">
            <text:p>1,770 </text:p>
          </table:table-cell>
          <table:table-cell office:value-type="string">
            <text:p>1,770 </text:p>
          </table:table-cell>
          <table:table-cell office:value-type="string">
            <text:p>$15,720 </text:p>
          </table:table-cell>
          <table:table-cell office:value-type="string">
            <text:p>$9,398 </text:p>
          </table:table-cell>
          <table:table-cell office:value-type="string">
            <text:p>$58,480 </text:p>
          </table:table-cell>
          <table:table-cell office:value-type="string">
            <text:p>$34,721 </text:p>
          </table:table-cell>
          <table:table-cell office:value-type="string">
            <text:p>991 </text:p>
          </table:table-cell>
          <table:table-cell office:value-type="string">
            <text:p>$- </text:p>
          </table:table-cell>
          <table:table-cell office:value-type="string">
            <text:p>$304 </text:p>
          </table:table-cell>
          <table:table-cell office:value-type="string">
            <text:p>$- </text:p>
          </table:table-cell>
          <table:table-cell office:value-type="string">
            <text:p>$304 </text:p>
          </table:table-cell>
          <table:table-cell office:value-type="string">
            <text:p>$4,428 </text:p>
          </table:table-cell>
          <table:table-cell office:value-type="string">
            <text:p>$27,767 </text:p>
          </table:table-cell>
          <table:table-cell office:value-type="string">
            <text:p>193 </text:p>
          </table:table-cell>
          <table:table-cell office:value-type="string">
            <text:p>$110,480 </text:p>
          </table:table-cell>
          <table:table-cell office:value-type="string">
            <text:p>132 </text:p>
          </table:table-cell>
          <table:table-cell office:value-type="string">
            <text:p>$110,480 </text:p>
          </table:table-cell>
          <table:table-cell office:value-type="string">
            <text:p>452 </text:p>
          </table:table-cell>
          <table:table-cell office:value-type="string">
            <text:p>$34,727 </text:p>
          </table:table-cell>
          <table:table-cell office:value-type="string">
            <text:p>2 </text:p>
          </table:table-cell>
          <table:table-cell office:value-type="string">
            <text:p>$6,319,680 </text:p>
          </table:table-cell>
          <table:table-cell office:value-type="string">
            <text:p>28 </text:p>
          </table:table-cell>
          <table:table-cell office:value-type="string">
            <text:p>144,089 </text:p>
          </table:table-cell>
          <table:table-cell office:value-type="string">
            <text:p>131,485 </text:p>
          </table:table-cell>
          <table:table-cell office:value-type="string">
            <text:p>704 </text:p>
          </table:table-cell>
          <table:table-cell office:value-type="string">
            <text:p>3.33</text:p>
          </table:table-cell>
          <table:table-cell office:value-type="string">
            <text:p>1,546 </text:p>
          </table:table-cell>
          <table:table-cell office:value-type="string">
            <text:p>139 </text:p>
          </table:table-cell>
          <table:table-cell office:value-type="string">
            <text:p>13.92 </text:p>
          </table:table-cell>
          <table:table-cell office:value-type="string">
            <text:p>12.7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2011</text:p>
          </table:table-cell>
          <table:table-cell office:value-type="string">
            <text:p>12.07 </text:p>
          </table:table-cell>
          <table:table-cell office:value-type="string">
            <text:p>10.40 </text:p>
          </table:table-cell>
          <table:table-cell office:value-type="string">
            <text:p>$1.04 </text:p>
          </table:table-cell>
          <table:table-cell office:value-type="string">
            <text:p>11.88 </text:p>
          </table:table-cell>
          <table:table-cell office:value-type="string">
            <text:p>13.78 </text:p>
          </table:table-cell>
          <table:table-cell office:value-type="string">
            <text:p>11.22 </text:p>
          </table:table-cell>
          <table:table-cell office:value-type="string">
            <text:p>9.67 </text:p>
          </table:table-cell>
          <table:table-cell office:value-type="string">
            <text:p>$0.95 </text:p>
          </table:table-cell>
          <table:table-cell office:value-type="string">
            <text:p>$0.95 </text:p>
          </table:table-cell>
          <table:table-cell office:value-type="string">
            <text:p>71,607 </text:p>
          </table:table-cell>
          <table:table-cell office:value-type="string">
            <text:p>4 </text:p>
          </table:table-cell>
          <table:table-cell office:value-type="string">
            <text:p>$24 </text:p>
          </table:table-cell>
          <table:table-cell office:value-type="string">
            <text:p>$121 </text:p>
          </table:table-cell>
          <table:table-cell office:value-type="string">
            <text:p>$58 </text:p>
          </table:table-cell>
          <table:table-cell office:value-type="string">
            <text:p>$0.03 </text:p>
          </table:table-cell>
          <table:table-cell office:value-type="string">
            <text:p>$0.26 </text:p>
          </table:table-cell>
          <table:table-cell office:value-type="string">
            <text:p>$1.06 </text:p>
          </table:table-cell>
          <table:table-cell office:value-type="string">
            <text:p>$1,060 </text:p>
          </table:table-cell>
          <table:table-cell office:value-type="string">
            <text:p>$669 </text:p>
          </table:table-cell>
          <table:table-cell office:value-type="string">
            <text:p>12.48 </text:p>
          </table:table-cell>
          <table:table-cell office:value-type="string">
            <text:p>7.88 </text:p>
          </table:table-cell>
          <table:table-cell office:value-type="string">
            <text:p>10.76 </text:p>
          </table:table-cell>
          <table:table-cell office:value-type="string">
            <text:p>6.79 </text:p>
          </table:table-cell>
          <table:table-cell office:value-type="string">
            <text:p>$507 </text:p>
          </table:table-cell>
          <table:table-cell office:value-type="string">
            <text:p>5.97 </text:p>
          </table:table-cell>
          <table:table-cell office:value-type="string">
            <text:p>5.14 </text:p>
          </table:table-cell>
          <table:table-cell office:value-type="string">
            <text:p>$0.16 </text:p>
          </table:table-cell>
          <table:table-cell office:value-type="string">
            <text:p>1.91 </text:p>
          </table:table-cell>
          <table:table-cell office:value-type="string">
            <text:p>1.65 </text:p>
          </table:table-cell>
          <table:table-cell office:value-type="string">
            <text:p>$3.04 </text:p>
          </table:table-cell>
          <table:table-cell office:value-type="string">
            <text:p>129 </text:p>
          </table:table-cell>
          <table:table-cell office:value-type="string">
            <text:p>$391 </text:p>
          </table:table-cell>
          <table:table-cell office:value-type="string">
            <text:p>$78.1 </text:p>
          </table:table-cell>
          <table:table-cell office:value-type="string">
            <text:p>$0.040 </text:p>
          </table:table-cell>
          <table:table-cell office:value-type="string">
            <text:p>$52,863 </text:p>
          </table:table-cell>
          <table:table-cell office:value-type="string">
            <text:p>0.36876068095098</text:p>
          </table:table-cell>
          <table:table-cell office:value-type="string">
            <text:p>4.66 </text:p>
          </table:table-cell>
          <table:table-cell office:value-type="float" office:value="61">
            <text:p>61</text:p>
          </table:table-cell>
          <table:table-cell office:value-type="string">
            <text:p>37.9 </text:p>
          </table:table-cell>
          <table:table-cell office:value-type="string">
            <text:p>168.8 </text:p>
          </table:table-cell>
          <table:table-cell office:value-type="string">
            <text:p>168.8 </text:p>
          </table:table-cell>
          <table:table-cell office:value-type="string">
            <text:p>0.406238938882210</text:p>
          </table:table-cell>
          <table:table-cell office:value-type="string">
            <text:p>14.3 </text:p>
          </table:table-cell>
          <table:table-cell office:value-type="string">
            <text:p>13,184.8 </text:p>
          </table:table-cell>
          <table:table-cell office:value-type="string">
            <text:p>934 </text:p>
          </table:table-cell>
          <table:table-cell office:value-type="string">
            <text:p>2,115 </text:p>
          </table:table-cell>
          <table:table-cell office:value-type="string">
            <text:p>2,115 </text:p>
          </table:table-cell>
          <table:table-cell office:value-type="string">
            <text:p>$14,522 </text:p>
          </table:table-cell>
          <table:table-cell office:value-type="string">
            <text:p>$9,366 </text:p>
          </table:table-cell>
          <table:table-cell office:value-type="string">
            <text:p>$61,987 </text:p>
          </table:table-cell>
          <table:table-cell office:value-type="string">
            <text:p>$39,372 </text:p>
          </table:table-cell>
          <table:table-cell office:value-type="string">
            <text:p>1,181 </text:p>
          </table:table-cell>
          <table:table-cell office:value-type="string">
            <text:p>$- </text:p>
          </table:table-cell>
          <table:table-cell office:value-type="string">
            <text:p>$345 </text:p>
          </table:table-cell>
          <table:table-cell office:value-type="string">
            <text:p>$- </text:p>
          </table:table-cell>
          <table:table-cell office:value-type="string">
            <text:p>$345 </text:p>
          </table:table-cell>
          <table:table-cell office:value-type="string">
            <text:p>$5,289 </text:p>
          </table:table-cell>
          <table:table-cell office:value-type="string">
            <text:p>$31,414 </text:p>
          </table:table-cell>
          <table:table-cell office:value-type="string">
            <text:p>234 </text:p>
          </table:table-cell>
          <table:table-cell office:value-type="string">
            <text:p>$109,773 </text:p>
          </table:table-cell>
          <table:table-cell office:value-type="string">
            <text:p>172 </text:p>
          </table:table-cell>
          <table:table-cell office:value-type="string">
            <text:p>$109,773 </text:p>
          </table:table-cell>
          <table:table-cell office:value-type="string">
            <text:p>525 </text:p>
          </table:table-cell>
          <table:table-cell office:value-type="string">
            <text:p>$35,269 </text:p>
          </table:table-cell>
          <table:table-cell office:value-type="string">
            <text:p>3 </text:p>
          </table:table-cell>
          <table:table-cell office:value-type="string">
            <text:p>$5,603,060 </text:p>
          </table:table-cell>
          <table:table-cell office:value-type="string">
            <text:p>37 </text:p>
          </table:table-cell>
          <table:table-cell office:value-type="string">
            <text:p>169,142 </text:p>
          </table:table-cell>
          <table:table-cell office:value-type="string">
            <text:p>169,496 </text:p>
          </table:table-cell>
          <table:table-cell office:value-type="string">
            <text:p>760 </text:p>
          </table:table-cell>
          <table:table-cell office:value-type="string">
            <text:p>3.65</text:p>
          </table:table-cell>
          <table:table-cell office:value-type="string">
            <text:p>1,571 </text:p>
          </table:table-cell>
          <table:table-cell office:value-type="string">
            <text:p>140 </text:p>
          </table:table-cell>
          <table:table-cell office:value-type="string">
            <text:p>12.59 </text:p>
          </table:table-cell>
          <table:table-cell office:value-type="string">
            <text:p>12.6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2012</text:p>
          </table:table-cell>
          <table:table-cell office:value-type="string">
            <text:p>12.11 </text:p>
          </table:table-cell>
          <table:table-cell office:value-type="string">
            <text:p>10.52 </text:p>
          </table:table-cell>
          <table:table-cell office:value-type="string">
            <text:p>$1.33 </text:p>
          </table:table-cell>
          <table:table-cell office:value-type="string">
            <text:p>12.32 </text:p>
          </table:table-cell>
          <table:table-cell office:value-type="string">
            <text:p>14.17 </text:p>
          </table:table-cell>
          <table:table-cell office:value-type="string">
            <text:p>11.23 </text:p>
          </table:table-cell>
          <table:table-cell office:value-type="string">
            <text:p>9.76 </text:p>
          </table:table-cell>
          <table:table-cell office:value-type="string">
            <text:p>$1.22 </text:p>
          </table:table-cell>
          <table:table-cell office:value-type="string">
            <text:p>$1.22 </text:p>
          </table:table-cell>
          <table:table-cell office:value-type="string">
            <text:p>92,793 </text:p>
          </table:table-cell>
          <table:table-cell office:value-type="string">
            <text:p>5 </text:p>
          </table:table-cell>
          <table:table-cell office:value-type="string">
            <text:p>$26 </text:p>
          </table:table-cell>
          <table:table-cell office:value-type="string">
            <text:p>$152 </text:p>
          </table:table-cell>
          <table:table-cell office:value-type="string">
            <text:p>$81 </text:p>
          </table:table-cell>
          <table:table-cell office:value-type="string">
            <text:p>$0.03 </text:p>
          </table:table-cell>
          <table:table-cell office:value-type="string">
            <text:p>$0.24 </text:p>
          </table:table-cell>
          <table:table-cell office:value-type="string">
            <text:p>$1.36 </text:p>
          </table:table-cell>
          <table:table-cell office:value-type="string">
            <text:p>$1,356 </text:p>
          </table:table-cell>
          <table:table-cell office:value-type="string">
            <text:p>$855 </text:p>
          </table:table-cell>
          <table:table-cell office:value-type="string">
            <text:p>12.46 </text:p>
          </table:table-cell>
          <table:table-cell office:value-type="string">
            <text:p>7.85 </text:p>
          </table:table-cell>
          <table:table-cell office:value-type="string">
            <text:p>10.83 </text:p>
          </table:table-cell>
          <table:table-cell office:value-type="string">
            <text:p>6.83 </text:p>
          </table:table-cell>
          <table:table-cell office:value-type="string">
            <text:p>$647 </text:p>
          </table:table-cell>
          <table:table-cell office:value-type="string">
            <text:p>5.94 </text:p>
          </table:table-cell>
          <table:table-cell office:value-type="string">
            <text:p>5.16 </text:p>
          </table:table-cell>
          <table:table-cell office:value-type="string">
            <text:p>$0.21 </text:p>
          </table:table-cell>
          <table:table-cell office:value-type="string">
            <text:p>1.91 </text:p>
          </table:table-cell>
          <table:table-cell office:value-type="string">
            <text:p>1.66 </text:p>
          </table:table-cell>
          <table:table-cell office:value-type="string">
            <text:p>$3.38 </text:p>
          </table:table-cell>
          <table:table-cell office:value-type="string">
            <text:p>148 </text:p>
          </table:table-cell>
          <table:table-cell office:value-type="string">
            <text:p>$501 </text:p>
          </table:table-cell>
          <table:table-cell office:value-type="string">
            <text:p>$80.6 </text:p>
          </table:table-cell>
          <table:table-cell office:value-type="string">
            <text:p>$0.040 </text:p>
          </table:table-cell>
          <table:table-cell office:value-type="string">
            <text:p>$61,753 </text:p>
          </table:table-cell>
          <table:table-cell office:value-type="string">
            <text:p>0.36947093191046</text:p>
          </table:table-cell>
          <table:table-cell office:value-type="string">
            <text:p>5.26 </text:p>
          </table:table-cell>
          <table:table-cell office:value-type="float" office:value="60">
            <text:p>60</text:p>
          </table:table-cell>
          <table:table-cell office:value-type="string">
            <text:p>65.3 </text:p>
          </table:table-cell>
          <table:table-cell office:value-type="string">
            <text:p>159.7 </text:p>
          </table:table-cell>
          <table:table-cell office:value-type="string">
            <text:p>159.7 </text:p>
          </table:table-cell>
          <table:table-cell office:value-type="string">
            <text:p>0</text:p>
          </table:table-cell>
          <table:table-cell office:value-type="string">
            <text:p>13.0 </text:p>
          </table:table-cell>
          <table:table-cell office:value-type="string">
            <text:p>61.8 </text:p>
          </table:table-cell>
          <table:table-cell office:value-type="string">
            <text:p>1,827 </text:p>
          </table:table-cell>
          <table:table-cell office:value-type="string">
            <text:p>2,381 </text:p>
          </table:table-cell>
          <table:table-cell office:value-type="string">
            <text:p>2,381 </text:p>
          </table:table-cell>
          <table:table-cell office:value-type="string">
            <text:p>$8,524 </text:p>
          </table:table-cell>
          <table:table-cell office:value-type="string">
            <text:p>$9,835 </text:p>
          </table:table-cell>
          <table:table-cell office:value-type="string">
            <text:p>$40,072 </text:p>
          </table:table-cell>
          <table:table-cell office:value-type="string">
            <text:p>$113,286 </text:p>
          </table:table-cell>
          <table:table-cell office:value-type="string">
            <text:p>554 </text:p>
          </table:table-cell>
          <table:table-cell office:value-type="string">
            <text:p>$- </text:p>
          </table:table-cell>
          <table:table-cell office:value-type="string">
            <text:p>$363 </text:p>
          </table:table-cell>
          <table:table-cell office:value-type="string">
            <text:p>$- </text:p>
          </table:table-cell>
          <table:table-cell office:value-type="string">
            <text:p>$363 </text:p>
          </table:table-cell>
          <table:table-cell office:value-type="string">
            <text:p>$14,157 </text:p>
          </table:table-cell>
          <table:table-cell office:value-type="string">
            <text:p>$92,073 </text:p>
          </table:table-cell>
          <table:table-cell office:value-type="string">
            <text:p>254 </text:p>
          </table:table-cell>
          <table:table-cell office:value-type="string">
            <text:p>$120,492 </text:p>
          </table:table-cell>
          <table:table-cell office:value-type="string">
            <text:p>201 </text:p>
          </table:table-cell>
          <table:table-cell office:value-type="string">
            <text:p>$120,492 </text:p>
          </table:table-cell>
          <table:table-cell office:value-type="string">
            <text:p>547 </text:p>
          </table:table-cell>
          <table:table-cell office:value-type="string">
            <text:p>$40,647 </text:p>
          </table:table-cell>
          <table:table-cell office:value-type="string">
            <text:p>825 </text:p>
          </table:table-cell>
          <table:table-cell office:value-type="string">
            <text:p>$27,654 </text:p>
          </table:table-cell>
          <table:table-cell office:value-type="string">
            <text:p>42 </text:p>
          </table:table-cell>
          <table:table-cell office:value-type="string">
            <text:p>215,958 </text:p>
          </table:table-cell>
          <table:table-cell office:value-type="string">
            <text:p>202,285 </text:p>
          </table:table-cell>
          <table:table-cell office:value-type="string">
            <text:p>686 </text:p>
          </table:table-cell>
          <table:table-cell office:value-type="string">
            <text:p>3.47</text:p>
          </table:table-cell>
          <table:table-cell office:value-type="string">
            <text:p>1,567 </text:p>
          </table:table-cell>
          <table:table-cell office:value-type="string">
            <text:p>142 </text:p>
          </table:table-cell>
          <table:table-cell office:value-type="string">
            <text:p>13.99 </text:p>
          </table:table-cell>
          <table:table-cell office:value-type="string">
            <text:p>13.1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2013</text:p>
          </table:table-cell>
          <table:table-cell office:value-type="string">
            <text:p>12.68 </text:p>
          </table:table-cell>
          <table:table-cell office:value-type="string">
            <text:p>11.41 </text:p>
          </table:table-cell>
          <table:table-cell office:value-type="string">
            <text:p>$1.42 </text:p>
          </table:table-cell>
          <table:table-cell office:value-type="string">
            <text:p>13.07 </text:p>
          </table:table-cell>
          <table:table-cell office:value-type="string">
            <text:p>14.53 </text:p>
          </table:table-cell>
          <table:table-cell office:value-type="string">
            <text:p>11.65 </text:p>
          </table:table-cell>
          <table:table-cell office:value-type="string">
            <text:p>10.49 </text:p>
          </table:table-cell>
          <table:table-cell office:value-type="string">
            <text:p>$1.29 </text:p>
          </table:table-cell>
          <table:table-cell office:value-type="string">
            <text:p>$1.29 </text:p>
          </table:table-cell>
          <table:table-cell office:value-type="string">
            <text:p>109,165 </text:p>
          </table:table-cell>
          <table:table-cell office:value-type="string">
            <text:p>5 </text:p>
          </table:table-cell>
          <table:table-cell office:value-type="string">
            <text:p>$17 </text:p>
          </table:table-cell>
          <table:table-cell office:value-type="string">
            <text:p>$158 </text:p>
          </table:table-cell>
          <table:table-cell office:value-type="string">
            <text:p>$67 </text:p>
          </table:table-cell>
          <table:table-cell office:value-type="string">
            <text:p>$0.03 </text:p>
          </table:table-cell>
          <table:table-cell office:value-type="string">
            <text:p>$0.24 </text:p>
          </table:table-cell>
          <table:table-cell office:value-type="string">
            <text:p>$1.34 </text:p>
          </table:table-cell>
          <table:table-cell office:value-type="string">
            <text:p>$1,333 </text:p>
          </table:table-cell>
          <table:table-cell office:value-type="string">
            <text:p>$861 </text:p>
          </table:table-cell>
          <table:table-cell office:value-type="string">
            <text:p>12.07 </text:p>
          </table:table-cell>
          <table:table-cell office:value-type="string">
            <text:p>7.80 </text:p>
          </table:table-cell>
          <table:table-cell office:value-type="string">
            <text:p>10.86 </text:p>
          </table:table-cell>
          <table:table-cell office:value-type="string">
            <text:p>7.02 </text:p>
          </table:table-cell>
          <table:table-cell office:value-type="string">
            <text:p>$634 </text:p>
          </table:table-cell>
          <table:table-cell office:value-type="string">
            <text:p>5.74 </text:p>
          </table:table-cell>
          <table:table-cell office:value-type="string">
            <text:p>5.17 </text:p>
          </table:table-cell>
          <table:table-cell office:value-type="string">
            <text:p>$0.23 </text:p>
          </table:table-cell>
          <table:table-cell office:value-type="string">
            <text:p>2.05 </text:p>
          </table:table-cell>
          <table:table-cell office:value-type="string">
            <text:p>1.85 </text:p>
          </table:table-cell>
          <table:table-cell office:value-type="string">
            <text:p>$3.09 </text:p>
          </table:table-cell>
          <table:table-cell office:value-type="string">
            <text:p>153 </text:p>
          </table:table-cell>
          <table:table-cell office:value-type="string">
            <text:p>$471 </text:p>
          </table:table-cell>
          <table:table-cell office:value-type="string">
            <text:p>$74.5 </text:p>
          </table:table-cell>
          <table:table-cell office:value-type="string">
            <text:p>$0.038 </text:p>
          </table:table-cell>
          <table:table-cell office:value-type="string">
            <text:p>$65,623 </text:p>
          </table:table-cell>
          <table:table-cell office:value-type="string">
            <text:p>0.35375240238678</text:p>
          </table:table-cell>
          <table:table-cell office:value-type="string">
            <text:p>4.95 </text:p>
          </table:table-cell>
          <table:table-cell office:value-type="float" office:value="54">
            <text:p>54</text:p>
          </table:table-cell>
          <table:table-cell office:value-type="string">
            <text:p>61.8 </text:p>
          </table:table-cell>
          <table:table-cell office:value-type="string">
            <text:p>138.9 </text:p>
          </table:table-cell>
          <table:table-cell office:value-type="string">
            <text:p>138.9 </text:p>
          </table:table-cell>
          <table:table-cell office:value-type="string">
            <text:p>0.25896516058571</text:p>
          </table:table-cell>
          <table:table-cell office:value-type="string">
            <text:p>12.7 </text:p>
          </table:table-cell>
          <table:table-cell office:value-type="string">
            <text:p>60.2 </text:p>
          </table:table-cell>
          <table:table-cell office:value-type="string">
            <text:p>1,914 </text:p>
          </table:table-cell>
          <table:table-cell office:value-type="string">
            <text:p>2,481 </text:p>
          </table:table-cell>
          <table:table-cell office:value-type="string">
            <text:p>2,481 </text:p>
          </table:table-cell>
          <table:table-cell office:value-type="string">
            <text:p>$8,106 </text:p>
          </table:table-cell>
          <table:table-cell office:value-type="string">
            <text:p>$9,960 </text:p>
          </table:table-cell>
          <table:table-cell office:value-type="string">
            <text:p>$39,166 </text:p>
          </table:table-cell>
          <table:table-cell office:value-type="string">
            <text:p>$131,242 </text:p>
          </table:table-cell>
          <table:table-cell office:value-type="string">
            <text:p>567 </text:p>
          </table:table-cell>
          <table:table-cell office:value-type="string">
            <text:p>$- </text:p>
          </table:table-cell>
          <table:table-cell office:value-type="string">
            <text:p>$423 </text:p>
          </table:table-cell>
          <table:table-cell office:value-type="string">
            <text:p>$- </text:p>
          </table:table-cell>
          <table:table-cell office:value-type="string">
            <text:p>$423 </text:p>
          </table:table-cell>
          <table:table-cell office:value-type="string">
            <text:p>$16,220 </text:p>
          </table:table-cell>
          <table:table-cell office:value-type="string">
            <text:p>$106,630 </text:p>
          </table:table-cell>
          <table:table-cell office:value-type="string">
            <text:p>312 </text:p>
          </table:table-cell>
          <table:table-cell office:value-type="string">
            <text:p>$93,357 </text:p>
          </table:table-cell>
          <table:table-cell office:value-type="string">
            <text:p>196 </text:p>
          </table:table-cell>
          <table:table-cell office:value-type="string">
            <text:p>$93,357 </text:p>
          </table:table-cell>
          <table:table-cell office:value-type="string">
            <text:p>582 </text:p>
          </table:table-cell>
          <table:table-cell office:value-type="string">
            <text:p>$44,297 </text:p>
          </table:table-cell>
          <table:table-cell office:value-type="string">
            <text:p>824 </text:p>
          </table:table-cell>
          <table:table-cell office:value-type="string">
            <text:p>$33,237 </text:p>
          </table:table-cell>
          <table:table-cell office:value-type="string">
            <text:p>46 </text:p>
          </table:table-cell>
          <table:table-cell office:value-type="string">
            <text:p>208,625 </text:p>
          </table:table-cell>
          <table:table-cell office:value-type="string">
            <text:p>199,988 </text:p>
          </table:table-cell>
          <table:table-cell office:value-type="string">
            <text:p>732 </text:p>
          </table:table-cell>
          <table:table-cell office:value-type="string">
            <text:p>3.17</text:p>
          </table:table-cell>
          <table:table-cell office:value-type="string">
            <text:p>1,475 </text:p>
          </table:table-cell>
          <table:table-cell office:value-type="string">
            <text:p>143 </text:p>
          </table:table-cell>
          <table:table-cell office:value-type="string">
            <text:p>12.43 </text:p>
          </table:table-cell>
          <table:table-cell office:value-type="string">
            <text:p>11.9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2014</text:p>
          </table:table-cell>
          <table:table-cell office:value-type="string">
            <text:p>13.10 </text:p>
          </table:table-cell>
          <table:table-cell office:value-type="string">
            <text:p>11.85 </text:p>
          </table:table-cell>
          <table:table-cell office:value-type="string">
            <text:p>$1.49 </text:p>
          </table:table-cell>
          <table:table-cell office:value-type="string">
            <text:p>13.00 </text:p>
          </table:table-cell>
          <table:table-cell office:value-type="string">
            <text:p>14.37 </text:p>
          </table:table-cell>
          <table:table-cell office:value-type="string">
            <text:p>11.84 </text:p>
          </table:table-cell>
          <table:table-cell office:value-type="string">
            <text:p>10.71 </text:p>
          </table:table-cell>
          <table:table-cell office:value-type="string">
            <text:p>$1.31 </text:p>
          </table:table-cell>
          <table:table-cell office:value-type="string">
            <text:p>$1.31 </text:p>
          </table:table-cell>
          <table:table-cell office:value-type="string">
            <text:p>138,286 </text:p>
          </table:table-cell>
          <table:table-cell office:value-type="string">
            <text:p>5 </text:p>
          </table:table-cell>
          <table:table-cell office:value-type="string">
            <text:p>$26 </text:p>
          </table:table-cell>
          <table:table-cell office:value-type="string">
            <text:p>$175 </text:p>
          </table:table-cell>
          <table:table-cell office:value-type="string">
            <text:p>$64 </text:p>
          </table:table-cell>
          <table:table-cell office:value-type="string">
            <text:p>$0.03 </text:p>
          </table:table-cell>
          <table:table-cell office:value-type="string">
            <text:p>$0.24 </text:p>
          </table:table-cell>
          <table:table-cell office:value-type="string">
            <text:p>$1.39 </text:p>
          </table:table-cell>
          <table:table-cell office:value-type="string">
            <text:p>$1,388 </text:p>
          </table:table-cell>
          <table:table-cell office:value-type="string">
            <text:p>$931 </text:p>
          </table:table-cell>
          <table:table-cell office:value-type="string">
            <text:p>12.53 </text:p>
          </table:table-cell>
          <table:table-cell office:value-type="string">
            <text:p>8.40 </text:p>
          </table:table-cell>
          <table:table-cell office:value-type="string">
            <text:p>11.33 </text:p>
          </table:table-cell>
          <table:table-cell office:value-type="string">
            <text:p>7.60 </text:p>
          </table:table-cell>
          <table:table-cell office:value-type="string">
            <text:p>$644 </text:p>
          </table:table-cell>
          <table:table-cell office:value-type="string">
            <text:p>5.81 </text:p>
          </table:table-cell>
          <table:table-cell office:value-type="string">
            <text:p>5.26 </text:p>
          </table:table-cell>
          <table:table-cell office:value-type="string">
            <text:p>$0.29 </text:p>
          </table:table-cell>
          <table:table-cell office:value-type="string">
            <text:p>2.59 </text:p>
          </table:table-cell>
          <table:table-cell office:value-type="string">
            <text:p>2.34 </text:p>
          </table:table-cell>
          <table:table-cell office:value-type="string">
            <text:p>$2.83 </text:p>
          </table:table-cell>
          <table:table-cell office:value-type="string">
            <text:p>162 </text:p>
          </table:table-cell>
          <table:table-cell office:value-type="string">
            <text:p>$457 </text:p>
          </table:table-cell>
          <table:table-cell office:value-type="string">
            <text:p>$70.3 </text:p>
          </table:table-cell>
          <table:table-cell office:value-type="string">
            <text:p>$0.037 </text:p>
          </table:table-cell>
          <table:table-cell office:value-type="string">
            <text:p>$79,992 </text:p>
          </table:table-cell>
          <table:table-cell office:value-type="string">
            <text:p>0.32935433390862</text:p>
          </table:table-cell>
          <table:table-cell office:value-type="string">
            <text:p>4.92 </text:p>
          </table:table-cell>
          <table:table-cell office:value-type="float" office:value="43">
            <text:p>43</text:p>
          </table:table-cell>
          <table:table-cell office:value-type="string">
            <text:p>63.0 </text:p>
          </table:table-cell>
          <table:table-cell office:value-type="string">
            <text:p>115.0 </text:p>
          </table:table-cell>
          <table:table-cell office:value-type="string">
            <text:p>115.0 </text:p>
          </table:table-cell>
          <table:table-cell office:value-type="string">
            <text:p>0.40160007367174</text:p>
          </table:table-cell>
          <table:table-cell office:value-type="string">
            <text:p>12.5 </text:p>
          </table:table-cell>
          <table:table-cell office:value-type="string">
            <text:p>64.1 </text:p>
          </table:table-cell>
          <table:table-cell office:value-type="string">
            <text:p>1,931 </text:p>
          </table:table-cell>
          <table:table-cell office:value-type="string">
            <text:p>2,489 </text:p>
          </table:table-cell>
          <table:table-cell office:value-type="string">
            <text:p>2,489 </text:p>
          </table:table-cell>
          <table:table-cell office:value-type="string">
            <text:p>$17,053 </text:p>
          </table:table-cell>
          <table:table-cell office:value-type="string">
            <text:p>$17,998 </text:p>
          </table:table-cell>
          <table:table-cell office:value-type="string">
            <text:p>$46,027 </text:p>
          </table:table-cell>
          <table:table-cell office:value-type="string">
            <text:p>$165,156 </text:p>
          </table:table-cell>
          <table:table-cell office:value-type="string">
            <text:p>558 </text:p>
          </table:table-cell>
          <table:table-cell office:value-type="string">
            <text:p>$- </text:p>
          </table:table-cell>
          <table:table-cell office:value-type="string">
            <text:p>$510 </text:p>
          </table:table-cell>
          <table:table-cell office:value-type="string">
            <text:p>$- </text:p>
          </table:table-cell>
          <table:table-cell office:value-type="string">
            <text:p>$510 </text:p>
          </table:table-cell>
          <table:table-cell office:value-type="string">
            <text:p>$21,266 </text:p>
          </table:table-cell>
          <table:table-cell office:value-type="string">
            <text:p>$134,541 </text:p>
          </table:table-cell>
          <table:table-cell office:value-type="string">
            <text:p>310 </text:p>
          </table:table-cell>
          <table:table-cell office:value-type="string">
            <text:p>$96,565 </text:p>
          </table:table-cell>
          <table:table-cell office:value-type="string">
            <text:p>213 </text:p>
          </table:table-cell>
          <table:table-cell office:value-type="string">
            <text:p>$96,565 </text:p>
          </table:table-cell>
          <table:table-cell office:value-type="string">
            <text:p>632 </text:p>
          </table:table-cell>
          <table:table-cell office:value-type="string">
            <text:p>$63,832 </text:p>
          </table:table-cell>
          <table:table-cell office:value-type="string">
            <text:p>776 </text:p>
          </table:table-cell>
          <table:table-cell office:value-type="string">
            <text:p>$45,296 </text:p>
          </table:table-cell>
          <table:table-cell office:value-type="string">
            <text:p>51 </text:p>
          </table:table-cell>
          <table:table-cell office:value-type="string">
            <text:p>208,936 </text:p>
          </table:table-cell>
          <table:table-cell office:value-type="string">
            <text:p>208,842 </text:p>
          </table:table-cell>
          <table:table-cell office:value-type="string">
            <text:p>774 </text:p>
          </table:table-cell>
          <table:table-cell office:value-type="string">
            <text:p>3.17</text:p>
          </table:table-cell>
          <table:table-cell office:value-type="string">
            <text:p>1,466 </text:p>
          </table:table-cell>
          <table:table-cell office:value-type="string">
            <text:p>143 </text:p>
          </table:table-cell>
          <table:table-cell office:value-type="string">
            <text:p>11.33 </text:p>
          </table:table-cell>
          <table:table-cell office:value-type="string">
            <text:p>11.3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2015</text:p>
          </table:table-cell>
          <table:table-cell office:value-type="string">
            <text:p>12.77 </text:p>
          </table:table-cell>
          <table:table-cell office:value-type="string">
            <text:p>11.70 </text:p>
          </table:table-cell>
          <table:table-cell office:value-type="string">
            <text:p>$1.53 </text:p>
          </table:table-cell>
          <table:table-cell office:value-type="string">
            <text:p>12.85 </text:p>
          </table:table-cell>
          <table:table-cell office:value-type="string">
            <text:p>14.02 </text:p>
          </table:table-cell>
          <table:table-cell office:value-type="string">
            <text:p>11.53 </text:p>
          </table:table-cell>
          <table:table-cell office:value-type="string">
            <text:p>10.56 </text:p>
          </table:table-cell>
          <table:table-cell office:value-type="string">
            <text:p>$1.34 </text:p>
          </table:table-cell>
          <table:table-cell office:value-type="string">
            <text:p>$1.34 </text:p>
          </table:table-cell>
          <table:table-cell office:value-type="string">
            <text:p>144,446 </text:p>
          </table:table-cell>
          <table:table-cell office:value-type="string">
            <text:p>6 </text:p>
          </table:table-cell>
          <table:table-cell office:value-type="string">
            <text:p>$56 </text:p>
          </table:table-cell>
          <table:table-cell office:value-type="string">
            <text:p>$260 </text:p>
          </table:table-cell>
          <table:table-cell office:value-type="string">
            <text:p>$95 </text:p>
          </table:table-cell>
          <table:table-cell office:value-type="string">
            <text:p>$0.03 </text:p>
          </table:table-cell>
          <table:table-cell office:value-type="string">
            <text:p>$0.25 </text:p>
          </table:table-cell>
          <table:table-cell office:value-type="string">
            <text:p>$1.35 </text:p>
          </table:table-cell>
          <table:table-cell office:value-type="string">
            <text:p>$1,347 </text:p>
          </table:table-cell>
          <table:table-cell office:value-type="string">
            <text:p>$1,063 </text:p>
          </table:table-cell>
          <table:table-cell office:value-type="string">
            <text:p>11.58 </text:p>
          </table:table-cell>
          <table:table-cell office:value-type="string">
            <text:p>9.14 </text:p>
          </table:table-cell>
          <table:table-cell office:value-type="string">
            <text:p>10.61 </text:p>
          </table:table-cell>
          <table:table-cell office:value-type="string">
            <text:p>8.38 </text:p>
          </table:table-cell>
          <table:table-cell office:value-type="string">
            <text:p>$773 </text:p>
          </table:table-cell>
          <table:table-cell office:value-type="string">
            <text:p>6.65 </text:p>
          </table:table-cell>
          <table:table-cell office:value-type="string">
            <text:p>6.09 </text:p>
          </table:table-cell>
          <table:table-cell office:value-type="string">
            <text:p>$0.29 </text:p>
          </table:table-cell>
          <table:table-cell office:value-type="string">
            <text:p>2.49 </text:p>
          </table:table-cell>
          <table:table-cell office:value-type="string">
            <text:p>2.28 </text:p>
          </table:table-cell>
          <table:table-cell office:value-type="string">
            <text:p>$1.68 </text:p>
          </table:table-cell>
          <table:table-cell office:value-type="string">
            <text:p>169 </text:p>
          </table:table-cell>
          <table:table-cell office:value-type="string">
            <text:p>$284 </text:p>
          </table:table-cell>
          <table:table-cell office:value-type="string">
            <text:p>$40.6 </text:p>
          </table:table-cell>
          <table:table-cell office:value-type="string">
            <text:p>$0.022 </text:p>
          </table:table-cell>
          <table:table-cell office:value-type="string">
            <text:p>$85,255 </text:p>
          </table:table-cell>
          <table:table-cell office:value-type="string">
            <text:p>0</text:p>
          </table:table-cell>
          <table:table-cell office:value-type="string">
            <text:p>4.78 </text:p>
          </table:table-cell>
          <table:table-cell office:value-type="float" office:value="44">
            <text:p>44</text:p>
          </table:table-cell>
          <table:table-cell office:value-type="string">
            <text:p>60.9 </text:p>
          </table:table-cell>
          <table:table-cell office:value-type="string">
            <text:p>100.2 </text:p>
          </table:table-cell>
          <table:table-cell office:value-type="string">
            <text:p>100.2 </text:p>
          </table:table-cell>
          <table:table-cell office:value-type="string">
            <text:p>0.58668148009494</text:p>
          </table:table-cell>
          <table:table-cell office:value-type="string">
            <text:p>12.0 </text:p>
          </table:table-cell>
          <table:table-cell office:value-type="string">
            <text:p>59.1 </text:p>
          </table:table-cell>
          <table:table-cell office:value-type="string">
            <text:p>2,064 </text:p>
          </table:table-cell>
          <table:table-cell office:value-type="string">
            <text:p>2,656 </text:p>
          </table:table-cell>
          <table:table-cell office:value-type="string">
            <text:p>2,656 </text:p>
          </table:table-cell>
          <table:table-cell office:value-type="string">
            <text:p>$14,235 </text:p>
          </table:table-cell>
          <table:table-cell office:value-type="string">
            <text:p>$17,454 </text:p>
          </table:table-cell>
          <table:table-cell office:value-type="string">
            <text:p>$50,127 </text:p>
          </table:table-cell>
          <table:table-cell office:value-type="string">
            <text:p>$188,299 </text:p>
          </table:table-cell>
          <table:table-cell office:value-type="string">
            <text:p>592 </text:p>
          </table:table-cell>
          <table:table-cell office:value-type="string">
            <text:p>$- </text:p>
          </table:table-cell>
          <table:table-cell office:value-type="string">
            <text:p>$586 </text:p>
          </table:table-cell>
          <table:table-cell office:value-type="string">
            <text:p>$- </text:p>
          </table:table-cell>
          <table:table-cell office:value-type="string">
            <text:p>$586 </text:p>
          </table:table-cell>
          <table:table-cell office:value-type="string">
            <text:p>$28,677 </text:p>
          </table:table-cell>
          <table:table-cell office:value-type="string">
            <text:p>$149,428 </text:p>
          </table:table-cell>
          <table:table-cell office:value-type="string">
            <text:p>319 </text:p>
          </table:table-cell>
          <table:table-cell office:value-type="string">
            <text:p>$100,069 </text:p>
          </table:table-cell>
          <table:table-cell office:value-type="string">
            <text:p>221 </text:p>
          </table:table-cell>
          <table:table-cell office:value-type="string">
            <text:p>$100,069 </text:p>
          </table:table-cell>
          <table:table-cell office:value-type="string">
            <text:p>651 </text:p>
          </table:table-cell>
          <table:table-cell office:value-type="string">
            <text:p>$79,751 </text:p>
          </table:table-cell>
          <table:table-cell office:value-type="string">
            <text:p>873 </text:p>
          </table:table-cell>
          <table:table-cell office:value-type="string">
            <text:p>$39,532 </text:p>
          </table:table-cell>
          <table:table-cell office:value-type="string">
            <text:p>54 </text:p>
          </table:table-cell>
          <table:table-cell office:value-type="string">
            <text:p>216,190 </text:p>
          </table:table-cell>
          <table:table-cell office:value-type="string">
            <text:p>192,378 </text:p>
          </table:table-cell>
          <table:table-cell office:value-type="string">
            <text:p>781 </text:p>
          </table:table-cell>
          <table:table-cell office:value-type="string">
            <text:p>3.10</text:p>
          </table:table-cell>
          <table:table-cell office:value-type="string">
            <text:p>1,413 </text:p>
          </table:table-cell>
          <table:table-cell office:value-type="string">
            <text:p>143 </text:p>
          </table:table-cell>
          <table:table-cell office:value-type="string">
            <text:p>10.93 </text:p>
          </table:table-cell>
          <table:table-cell office:value-type="string">
            <text:p>9.7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2016</text:p>
          </table:table-cell>
          <table:table-cell office:value-type="string">
            <text:p>12.23 </text:p>
          </table:table-cell>
          <table:table-cell office:value-type="string">
            <text:p>11.01 </text:p>
          </table:table-cell>
          <table:table-cell office:value-type="string">
            <text:p>$1.66 </text:p>
          </table:table-cell>
          <table:table-cell office:value-type="string">
            <text:p>11.92 </text:p>
          </table:table-cell>
          <table:table-cell office:value-type="string">
            <text:p>13.24 </text:p>
          </table:table-cell>
          <table:table-cell office:value-type="string">
            <text:p>11.06 </text:p>
          </table:table-cell>
          <table:table-cell office:value-type="string">
            <text:p>9.96 </text:p>
          </table:table-cell>
          <table:table-cell office:value-type="string">
            <text:p>$1.45 </text:p>
          </table:table-cell>
          <table:table-cell office:value-type="string">
            <text:p>$1.45 </text:p>
          </table:table-cell>
          <table:table-cell office:value-type="string">
            <text:p>153,347 </text:p>
          </table:table-cell>
          <table:table-cell office:value-type="string">
            <text:p>7 </text:p>
          </table:table-cell>
          <table:table-cell office:value-type="string">
            <text:p>$33 </text:p>
          </table:table-cell>
          <table:table-cell office:value-type="string">
            <text:p>$298 </text:p>
          </table:table-cell>
          <table:table-cell office:value-type="string">
            <text:p>$84 </text:p>
          </table:table-cell>
          <table:table-cell office:value-type="string">
            <text:p>$0.05 </text:p>
          </table:table-cell>
          <table:table-cell office:value-type="string">
            <text:p>$0.36 </text:p>
          </table:table-cell>
          <table:table-cell office:value-type="string">
            <text:p>$1.46 </text:p>
          </table:table-cell>
          <table:table-cell office:value-type="string">
            <text:p>$1,453 </text:p>
          </table:table-cell>
          <table:table-cell office:value-type="string">
            <text:p>$1,196 </text:p>
          </table:table-cell>
          <table:table-cell office:value-type="string">
            <text:p>11.07 </text:p>
          </table:table-cell>
          <table:table-cell office:value-type="string">
            <text:p>9.11 </text:p>
          </table:table-cell>
          <table:table-cell office:value-type="string">
            <text:p>9.96 </text:p>
          </table:table-cell>
          <table:table-cell office:value-type="string">
            <text:p>8.21 </text:p>
          </table:table-cell>
          <table:table-cell office:value-type="string">
            <text:p>$832 </text:p>
          </table:table-cell>
          <table:table-cell office:value-type="string">
            <text:p>6.34 </text:p>
          </table:table-cell>
          <table:table-cell office:value-type="string">
            <text:p>5.71 </text:p>
          </table:table-cell>
          <table:table-cell office:value-type="string">
            <text:p>$0.36 </text:p>
          </table:table-cell>
          <table:table-cell office:value-type="string">
            <text:p>2.77 </text:p>
          </table:table-cell>
          <table:table-cell office:value-type="string">
            <text:p>2.50 </text:p>
          </table:table-cell>
          <table:table-cell office:value-type="string">
            <text:p>$1.32 </text:p>
          </table:table-cell>
          <table:table-cell office:value-type="string">
            <text:p>194 </text:p>
          </table:table-cell>
          <table:table-cell office:value-type="string">
            <text:p>$256 </text:p>
          </table:table-cell>
          <table:table-cell office:value-type="string">
            <text:p>$31.9 </text:p>
          </table:table-cell>
          <table:table-cell office:value-type="string">
            <text:p>$0.018 </text:p>
          </table:table-cell>
          <table:table-cell office:value-type="string">
            <text:p>$94,136 </text:p>
          </table:table-cell>
          <table:table-cell office:value-type="string">
            <text:p>0.17649975541078</text:p>
          </table:table-cell>
          <table:table-cell office:value-type="string">
            <text:p>4.97 </text:p>
          </table:table-cell>
          <table:table-cell office:value-type="float" office:value="40">
            <text:p>40</text:p>
          </table:table-cell>
          <table:table-cell office:value-type="string">
            <text:p>60.2 </text:p>
          </table:table-cell>
          <table:table-cell office:value-type="string">
            <text:p>100.5 </text:p>
          </table:table-cell>
          <table:table-cell office:value-type="string">
            <text:p>100.5 </text:p>
          </table:table-cell>
          <table:table-cell office:value-type="string">
            <text:p>0</text:p>
          </table:table-cell>
          <table:table-cell office:value-type="string">
            <text:p>11.2 </text:p>
          </table:table-cell>
          <table:table-cell office:value-type="string">
            <text:p>57.9 </text:p>
          </table:table-cell>
          <table:table-cell office:value-type="string">
            <text:p>2,251 </text:p>
          </table:table-cell>
          <table:table-cell office:value-type="string">
            <text:p>2,934 </text:p>
          </table:table-cell>
          <table:table-cell office:value-type="string">
            <text:p>2,934 </text:p>
          </table:table-cell>
          <table:table-cell office:value-type="string">
            <text:p>$22,011 </text:p>
          </table:table-cell>
          <table:table-cell office:value-type="string">
            <text:p>$23,867 </text:p>
          </table:table-cell>
          <table:table-cell office:value-type="string">
            <text:p>$61,091 </text:p>
          </table:table-cell>
          <table:table-cell office:value-type="string">
            <text:p>$188,899 </text:p>
          </table:table-cell>
          <table:table-cell office:value-type="string">
            <text:p>683 </text:p>
          </table:table-cell>
          <table:table-cell office:value-type="string">
            <text:p>$- </text:p>
          </table:table-cell>
          <table:table-cell office:value-type="string">
            <text:p>$588 </text:p>
          </table:table-cell>
          <table:table-cell office:value-type="string">
            <text:p>$- </text:p>
          </table:table-cell>
          <table:table-cell office:value-type="string">
            <text:p>$588 </text:p>
          </table:table-cell>
          <table:table-cell office:value-type="string">
            <text:p>$29,984 </text:p>
          </table:table-cell>
          <table:table-cell office:value-type="string">
            <text:p>$149,717 </text:p>
          </table:table-cell>
          <table:table-cell office:value-type="string">
            <text:p>285 </text:p>
          </table:table-cell>
          <table:table-cell office:value-type="string">
            <text:p>$184,552 </text:p>
          </table:table-cell>
          <table:table-cell office:value-type="string">
            <text:p>250 </text:p>
          </table:table-cell>
          <table:table-cell office:value-type="string">
            <text:p>$184,552 </text:p>
          </table:table-cell>
          <table:table-cell office:value-type="string">
            <text:p>693 </text:p>
          </table:table-cell>
          <table:table-cell office:value-type="string">
            <text:p>$90,204 </text:p>
          </table:table-cell>
          <table:table-cell office:value-type="string">
            <text:p>1,023 </text:p>
          </table:table-cell>
          <table:table-cell office:value-type="string">
            <text:p>$35,606 </text:p>
          </table:table-cell>
          <table:table-cell office:value-type="string">
            <text:p>62 </text:p>
          </table:table-cell>
          <table:table-cell office:value-type="string">
            <text:p>246,801 </text:p>
          </table:table-cell>
          <table:table-cell office:value-type="string">
            <text:p>218,444 </text:p>
          </table:table-cell>
          <table:table-cell office:value-type="string">
            <text:p>786 </text:p>
          </table:table-cell>
          <table:table-cell office:value-type="string">
            <text:p>3.04</text:p>
          </table:table-cell>
          <table:table-cell office:value-type="string">
            <text:p>1,448 </text:p>
          </table:table-cell>
          <table:table-cell office:value-type="string">
            <text:p>144 </text:p>
          </table:table-cell>
          <table:table-cell office:value-type="string">
            <text:p>10.95 </text:p>
          </table:table-cell>
          <table:table-cell office:value-type="string">
            <text:p>9.6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2017</text:p>
          </table:table-cell>
          <table:table-cell office:value-type="string">
            <text:p>11.77 </text:p>
          </table:table-cell>
          <table:table-cell office:value-type="string">
            <text:p>10.43 </text:p>
          </table:table-cell>
          <table:table-cell office:value-type="string">
            <text:p>$1.64 </text:p>
          </table:table-cell>
          <table:table-cell office:value-type="string">
            <text:p>11.47 </text:p>
          </table:table-cell>
          <table:table-cell office:value-type="string">
            <text:p>12.95 </text:p>
          </table:table-cell>
          <table:table-cell office:value-type="string">
            <text:p>10.84 </text:p>
          </table:table-cell>
          <table:table-cell office:value-type="string">
            <text:p>9.60 </text:p>
          </table:table-cell>
          <table:table-cell office:value-type="string">
            <text:p>$1.49 </text:p>
          </table:table-cell>
          <table:table-cell office:value-type="string">
            <text:p>$1.49 </text:p>
          </table:table-cell>
          <table:table-cell office:value-type="string">
            <text:p>136,951 </text:p>
          </table:table-cell>
          <table:table-cell office:value-type="string">
            <text:p>2 </text:p>
          </table:table-cell>
          <table:table-cell office:value-type="string">
            <text:p>$81 </text:p>
          </table:table-cell>
          <table:table-cell office:value-type="string">
            <text:p>$179 </text:p>
          </table:table-cell>
          <table:table-cell office:value-type="string">
            <text:p>$121 </text:p>
          </table:table-cell>
          <table:table-cell office:value-type="string">
            <text:p>$0.09 </text:p>
          </table:table-cell>
          <table:table-cell office:value-type="string">
            <text:p>$0.56 </text:p>
          </table:table-cell>
          <table:table-cell office:value-type="string">
            <text:p>$1.55 </text:p>
          </table:table-cell>
          <table:table-cell office:value-type="string">
            <text:p>$1,550 </text:p>
          </table:table-cell>
          <table:table-cell office:value-type="string">
            <text:p>$1,205 </text:p>
          </table:table-cell>
          <table:table-cell office:value-type="string">
            <text:p>11.30 </text:p>
          </table:table-cell>
          <table:table-cell office:value-type="string">
            <text:p>8.79 </text:p>
          </table:table-cell>
          <table:table-cell office:value-type="string">
            <text:p>10.01 </text:p>
          </table:table-cell>
          <table:table-cell office:value-type="string">
            <text:p>7.78 </text:p>
          </table:table-cell>
          <table:table-cell office:value-type="string">
            <text:p>$791 </text:p>
          </table:table-cell>
          <table:table-cell office:value-type="string">
            <text:p>5.77 </text:p>
          </table:table-cell>
          <table:table-cell office:value-type="string">
            <text:p>5.11 </text:p>
          </table:table-cell>
          <table:table-cell office:value-type="string">
            <text:p>$0.41 </text:p>
          </table:table-cell>
          <table:table-cell office:value-type="string">
            <text:p>3.02 </text:p>
          </table:table-cell>
          <table:table-cell office:value-type="string">
            <text:p>2.68 </text:p>
          </table:table-cell>
          <table:table-cell office:value-type="string">
            <text:p>$1.67 </text:p>
          </table:table-cell>
          <table:table-cell office:value-type="string">
            <text:p>207 </text:p>
          </table:table-cell>
          <table:table-cell office:value-type="string">
            <text:p>$345 </text:p>
          </table:table-cell>
          <table:table-cell office:value-type="string">
            <text:p>$41.1 </text:p>
          </table:table-cell>
          <table:table-cell office:value-type="string">
            <text:p>$0.022 </text:p>
          </table:table-cell>
          <table:table-cell office:value-type="string">
            <text:p>$93,030 </text:p>
          </table:table-cell>
          <table:table-cell office:value-type="string">
            <text:p>0</text:p>
          </table:table-cell>
          <table:table-cell office:value-type="string">
            <text:p>4.83 </text:p>
          </table:table-cell>
          <table:table-cell office:value-type="float" office:value="37">
            <text:p>37</text:p>
          </table:table-cell>
          <table:table-cell office:value-type="string">
            <text:p>53.0 </text:p>
          </table:table-cell>
          <table:table-cell office:value-type="string">
            <text:p>79.2 </text:p>
          </table:table-cell>
          <table:table-cell office:value-type="string">
            <text:p>79.2 </text:p>
          </table:table-cell>
          <table:table-cell office:value-type="string">
            <text:p>0.67432570611837</text:p>
          </table:table-cell>
          <table:table-cell office:value-type="string">
            <text:p>12.0 </text:p>
          </table:table-cell>
          <table:table-cell office:value-type="string">
            <text:p>54.8 </text:p>
          </table:table-cell>
          <table:table-cell office:value-type="string">
            <text:p>2,382 </text:p>
          </table:table-cell>
          <table:table-cell office:value-type="string">
            <text:p>3,206 </text:p>
          </table:table-cell>
          <table:table-cell office:value-type="string">
            <text:p>3,206 </text:p>
          </table:table-cell>
          <table:table-cell office:value-type="string">
            <text:p>$5,662 </text:p>
          </table:table-cell>
          <table:table-cell office:value-type="string">
            <text:p>$19,703 </text:p>
          </table:table-cell>
          <table:table-cell office:value-type="string">
            <text:p>$57,967 </text:p>
          </table:table-cell>
          <table:table-cell office:value-type="string">
            <text:p>$215,759 </text:p>
          </table:table-cell>
          <table:table-cell office:value-type="string">
            <text:p>824 </text:p>
          </table:table-cell>
          <table:table-cell office:value-type="string">
            <text:p>$- </text:p>
          </table:table-cell>
          <table:table-cell office:value-type="string">
            <text:p>$748 </text:p>
          </table:table-cell>
          <table:table-cell office:value-type="string">
            <text:p>$363 </text:p>
          </table:table-cell>
          <table:table-cell office:value-type="string">
            <text:p>$746 </text:p>
          </table:table-cell>
          <table:table-cell office:value-type="string">
            <text:p>$60,293 </text:p>
          </table:table-cell>
          <table:table-cell office:value-type="string">
            <text:p>$145,201 </text:p>
          </table:table-cell>
          <table:table-cell office:value-type="string">
            <text:p>186 </text:p>
          </table:table-cell>
          <table:table-cell office:value-type="string">
            <text:p>$464,122 </text:p>
          </table:table-cell>
          <table:table-cell office:value-type="string">
            <text:p>265 </text:p>
          </table:table-cell>
          <table:table-cell office:value-type="string">
            <text:p>$464,122 </text:p>
          </table:table-cell>
          <table:table-cell office:value-type="string">
            <text:p>775 </text:p>
          </table:table-cell>
          <table:table-cell office:value-type="string">
            <text:p>$45,654 </text:p>
          </table:table-cell>
          <table:table-cell office:value-type="string">
            <text:p>1,156 </text:p>
          </table:table-cell>
          <table:table-cell office:value-type="string">
            <text:p>$35,063 </text:p>
          </table:table-cell>
          <table:table-cell office:value-type="string">
            <text:p>65 </text:p>
          </table:table-cell>
          <table:table-cell office:value-type="string">
            <text:p>261,993 </text:p>
          </table:table-cell>
          <table:table-cell office:value-type="string">
            <text:p>255,251 </text:p>
          </table:table-cell>
          <table:table-cell office:value-type="string">
            <text:p>789 </text:p>
          </table:table-cell>
          <table:table-cell office:value-type="string">
            <text:p/>
          </table:table-cell>
          <table:table-cell office:value-type="string">
            <text:p>1,493 </text:p>
          </table:table-cell>
          <table:table-cell office:value-type="string">
            <text:p>145 </text:p>
          </table:table-cell>
          <table:table-cell office:value-type="string">
            <text:p>11.12 </text:p>
          </table:table-cell>
          <table:table-cell office:value-type="string">
            <text:p>10.8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1995</text:p>
          </table:table-cell>
          <table:table-cell office:value-type="string">
            <text:p>7.25 </text:p>
          </table:table-cell>
          <table:table-cell office:value-type="string">
            <text:p>7.78 </text:p>
          </table:table-cell>
          <table:table-cell office:value-type="string">
            <text:p>$1.16 </text:p>
          </table:table-cell>
          <table:table-cell office:value-type="string">
            <text:p>11.16 </text:p>
          </table:table-cell>
          <table:table-cell office:value-type="string">
            <text:p>10.41 </text:p>
          </table:table-cell>
          <table:table-cell office:value-type="string">
            <text:p>6.43 </text:p>
          </table:table-cell>
          <table:table-cell office:value-type="string">
            <text:p>6.90 </text:p>
          </table:table-cell>
          <table:table-cell office:value-type="string">
            <text:p>$0.96 </text:p>
          </table:table-cell>
          <table:table-cell office:value-type="string">
            <text:p>$0.96 </text:p>
          </table:table-cell>
          <table:table-cell office:value-type="string">
            <text:p>3,508 </text:p>
          </table:table-cell>
          <table:table-cell office:value-type="string">
            <text:p>21 </text:p>
          </table:table-cell>
          <table:table-cell office:value-type="string">
            <text:p>$44 </text:p>
          </table:table-cell>
          <table:table-cell office:value-type="string">
            <text:p>$87 </text:p>
          </table:table-cell>
          <table:table-cell office:value-type="string">
            <text:p>$78 </text:p>
          </table:table-cell>
          <table:table-cell office:value-type="string">
            <text:p>$0.04 </text:p>
          </table:table-cell>
          <table:table-cell office:value-type="string">
            <text:p>$0.28 </text:p>
          </table:table-cell>
          <table:table-cell office:value-type="string">
            <text:p>$1.09 </text:p>
          </table:table-cell>
          <table:table-cell office:value-type="string">
            <text:p>$1,070 </text:p>
          </table:table-cell>
          <table:table-cell office:value-type="string">
            <text:p>$930 </text:p>
          </table:table-cell>
          <table:table-cell office:value-type="string">
            <text:p>7.18 </text:p>
          </table:table-cell>
          <table:table-cell office:value-type="string">
            <text:p>6.24 </text:p>
          </table:table-cell>
          <table:table-cell office:value-type="string">
            <text:p>7.71 </text:p>
          </table:table-cell>
          <table:table-cell office:value-type="string">
            <text:p>6.70 </text:p>
          </table:table-cell>
          <table:table-cell office:value-type="string">
            <text:p>$570 </text:p>
          </table:table-cell>
          <table:table-cell office:value-type="string">
            <text:p>3.83 </text:p>
          </table:table-cell>
          <table:table-cell office:value-type="string">
            <text:p>4.11 </text:p>
          </table:table-cell>
          <table:table-cell office:value-type="string">
            <text:p>$0.36 </text:p>
          </table:table-cell>
          <table:table-cell office:value-type="string">
            <text:p>2.41 </text:p>
          </table:table-cell>
          <table:table-cell office:value-type="string">
            <text:p>2.59 </text:p>
          </table:table-cell>
          <table:table-cell office:value-type="string">
            <text:p>$0.57 </text:p>
          </table:table-cell>
          <table:table-cell office:value-type="string">
            <text:p>244 </text:p>
          </table:table-cell>
          <table:table-cell office:value-type="string">
            <text:p>$140 </text:p>
          </table:table-cell>
          <table:table-cell office:value-type="string">
            <text:p>$13.8 </text:p>
          </table:table-cell>
          <table:table-cell office:value-type="string">
            <text:p>$0.010 </text:p>
          </table:table-cell>
          <table:table-cell office:value-type="string">
            <text:p>$39,118 </text:p>
          </table:table-cell>
          <table:table-cell office:value-type="string">
            <text:p>0.13083954909988</text:p>
          </table:table-cell>
          <table:table-cell office:value-type="string">
            <text:p>1.98 </text:p>
          </table:table-cell>
          <table:table-cell office:value-type="float" office:value="39">
            <text:p>39</text:p>
          </table:table-cell>
          <table:table-cell office:value-type="string">
            <text:p>53.9 </text:p>
          </table:table-cell>
          <table:table-cell office:value-type="string">
            <text:p>115.1 </text:p>
          </table:table-cell>
          <table:table-cell office:value-type="string">
            <text:p>115.1 </text:p>
          </table:table-cell>
          <table:table-cell office:value-type="string">
            <text:p>0.56965602281193</text:p>
          </table:table-cell>
          <table:table-cell office:value-type="string">
            <text:p>43.8 </text:p>
          </table:table-cell>
          <table:table-cell office:value-type="string">
            <text:p>47.0 </text:p>
          </table:table-cell>
          <table:table-cell office:value-type="string">
            <text:p>6,115 </text:p>
          </table:table-cell>
          <table:table-cell office:value-type="string">
            <text:p>7,007 </text:p>
          </table:table-cell>
          <table:table-cell office:value-type="string">
            <text:p>7,007 </text:p>
          </table:table-cell>
          <table:table-cell office:value-type="string">
            <text:p>$4,875 </text:p>
          </table:table-cell>
          <table:table-cell office:value-type="string">
            <text:p>$6,383 </text:p>
          </table:table-cell>
          <table:table-cell office:value-type="string">
            <text:p>$22,968 </text:p>
          </table:table-cell>
          <table:table-cell office:value-type="string">
            <text:p>$127,815 </text:p>
          </table:table-cell>
          <table:table-cell office:value-type="string">
            <text:p>892 </text:p>
          </table:table-cell>
          <table:table-cell office:value-type="string">
            <text:p>$- </text:p>
          </table:table-cell>
          <table:table-cell office:value-type="string">
            <text:p>$418 </text:p>
          </table:table-cell>
          <table:table-cell office:value-type="string">
            <text:p>$- </text:p>
          </table:table-cell>
          <table:table-cell office:value-type="string">
            <text:p>$418 </text:p>
          </table:table-cell>
          <table:table-cell office:value-type="string">
            <text:p>$16,725 </text:p>
          </table:table-cell>
          <table:table-cell office:value-type="string">
            <text:p>$104,893 </text:p>
          </table:table-cell>
          <table:table-cell office:value-type="string">
            <text:p>1,132 </text:p>
          </table:table-cell>
          <table:table-cell office:value-type="string">
            <text:p>$34,904 </text:p>
          </table:table-cell>
          <table:table-cell office:value-type="string">
            <text:p>429 </text:p>
          </table:table-cell>
          <table:table-cell office:value-type="string">
            <text:p>$34,904 </text:p>
          </table:table-cell>
          <table:table-cell office:value-type="string">
            <text:p>3,203 </text:p>
          </table:table-cell>
          <table:table-cell office:value-type="string">
            <text:p>$27,642 </text:p>
          </table:table-cell>
          <table:table-cell office:value-type="string">
            <text:p>1,351 </text:p>
          </table:table-cell>
          <table:table-cell office:value-type="string">
            <text:p>$29,671 </text:p>
          </table:table-cell>
          <table:table-cell office:value-type="string">
            <text:p>73 </text:p>
          </table:table-cell>
          <table:table-cell office:value-type="string">
            <text:p>288,590 </text:p>
          </table:table-cell>
          <table:table-cell office:value-type="string">
            <text:p>249,074 </text:p>
          </table:table-cell>
          <table:table-cell office:value-type="string">
            <text:p>847 </text:p>
          </table:table-cell>
          <table:table-cell office:value-type="string">
            <text:p>5.68</text:p>
          </table:table-cell>
          <table:table-cell office:value-type="string">
            <text:p>729 </text:p>
          </table:table-cell>
          <table:table-cell office:value-type="string">
            <text:p>132 </text:p>
          </table:table-cell>
          <table:table-cell office:value-type="string">
            <text:p>10.80 </text:p>
          </table:table-cell>
          <table:table-cell office:value-type="string">
            <text:p>9.3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1996</text:p>
          </table:table-cell>
          <table:table-cell office:value-type="string">
            <text:p>7.57 </text:p>
          </table:table-cell>
          <table:table-cell office:value-type="string">
            <text:p>8.26 </text:p>
          </table:table-cell>
          <table:table-cell office:value-type="string">
            <text:p>$1.31 </text:p>
          </table:table-cell>
          <table:table-cell office:value-type="string">
            <text:p>11.25 </text:p>
          </table:table-cell>
          <table:table-cell office:value-type="string">
            <text:p>10.31 </text:p>
          </table:table-cell>
          <table:table-cell office:value-type="string">
            <text:p>6.80 </text:p>
          </table:table-cell>
          <table:table-cell office:value-type="string">
            <text:p>7.42 </text:p>
          </table:table-cell>
          <table:table-cell office:value-type="string">
            <text:p>$1.11 </text:p>
          </table:table-cell>
          <table:table-cell office:value-type="string">
            <text:p>$1.11 </text:p>
          </table:table-cell>
          <table:table-cell office:value-type="string">
            <text:p>3,699 </text:p>
          </table:table-cell>
          <table:table-cell office:value-type="string">
            <text:p>9 </text:p>
          </table:table-cell>
          <table:table-cell office:value-type="string">
            <text:p>$51 </text:p>
          </table:table-cell>
          <table:table-cell office:value-type="string">
            <text:p>$96 </text:p>
          </table:table-cell>
          <table:table-cell office:value-type="string">
            <text:p>$92 </text:p>
          </table:table-cell>
          <table:table-cell office:value-type="string">
            <text:p>$0.04 </text:p>
          </table:table-cell>
          <table:table-cell office:value-type="string">
            <text:p>$0.29 </text:p>
          </table:table-cell>
          <table:table-cell office:value-type="string">
            <text:p>$1.23 </text:p>
          </table:table-cell>
          <table:table-cell office:value-type="string">
            <text:p>$1,217 </text:p>
          </table:table-cell>
          <table:table-cell office:value-type="string">
            <text:p>$1,039 </text:p>
          </table:table-cell>
          <table:table-cell office:value-type="string">
            <text:p>7.48 </text:p>
          </table:table-cell>
          <table:table-cell office:value-type="string">
            <text:p>6.39 </text:p>
          </table:table-cell>
          <table:table-cell office:value-type="string">
            <text:p>8.16 </text:p>
          </table:table-cell>
          <table:table-cell office:value-type="string">
            <text:p>6.97 </text:p>
          </table:table-cell>
          <table:table-cell office:value-type="string">
            <text:p>$632 </text:p>
          </table:table-cell>
          <table:table-cell office:value-type="string">
            <text:p>3.89 </text:p>
          </table:table-cell>
          <table:table-cell office:value-type="string">
            <text:p>4.24 </text:p>
          </table:table-cell>
          <table:table-cell office:value-type="string">
            <text:p>$0.41 </text:p>
          </table:table-cell>
          <table:table-cell office:value-type="string">
            <text:p>2.50 </text:p>
          </table:table-cell>
          <table:table-cell office:value-type="string">
            <text:p>2.73 </text:p>
          </table:table-cell>
          <table:table-cell office:value-type="string">
            <text:p>$0.67 </text:p>
          </table:table-cell>
          <table:table-cell office:value-type="string">
            <text:p>267 </text:p>
          </table:table-cell>
          <table:table-cell office:value-type="string">
            <text:p>$178 </text:p>
          </table:table-cell>
          <table:table-cell office:value-type="string">
            <text:p>$15.0 </text:p>
          </table:table-cell>
          <table:table-cell office:value-type="string">
            <text:p>$0.012 </text:p>
          </table:table-cell>
          <table:table-cell office:value-type="string">
            <text:p>$40,203 </text:p>
          </table:table-cell>
          <table:table-cell office:value-type="string">
            <text:p>0</text:p>
          </table:table-cell>
          <table:table-cell office:value-type="string">
            <text:p>1.95 </text:p>
          </table:table-cell>
          <table:table-cell office:value-type="float" office:value="37">
            <text:p>37</text:p>
          </table:table-cell>
          <table:table-cell office:value-type="string">
            <text:p>52.1 </text:p>
          </table:table-cell>
          <table:table-cell office:value-type="string">
            <text:p>109.7 </text:p>
          </table:table-cell>
          <table:table-cell office:value-type="string">
            <text:p>109.7 </text:p>
          </table:table-cell>
          <table:table-cell office:value-type="string">
            <text:p>1</text:p>
          </table:table-cell>
          <table:table-cell office:value-type="string">
            <text:p>48.1 </text:p>
          </table:table-cell>
          <table:table-cell office:value-type="string">
            <text:p>36.3 </text:p>
          </table:table-cell>
          <table:table-cell office:value-type="string">
            <text:p>6,659 </text:p>
          </table:table-cell>
          <table:table-cell office:value-type="string">
            <text:p>7,647 </text:p>
          </table:table-cell>
          <table:table-cell office:value-type="string">
            <text:p>7,647 </text:p>
          </table:table-cell>
          <table:table-cell office:value-type="string">
            <text:p>$5,525 </text:p>
          </table:table-cell>
          <table:table-cell office:value-type="string">
            <text:p>$7,137 </text:p>
          </table:table-cell>
          <table:table-cell office:value-type="string">
            <text:p>$23,865 </text:p>
          </table:table-cell>
          <table:table-cell office:value-type="string">
            <text:p>$130,439 </text:p>
          </table:table-cell>
          <table:table-cell office:value-type="string">
            <text:p>988 </text:p>
          </table:table-cell>
          <table:table-cell office:value-type="string">
            <text:p>$- </text:p>
          </table:table-cell>
          <table:table-cell office:value-type="string">
            <text:p>$440 </text:p>
          </table:table-cell>
          <table:table-cell office:value-type="string">
            <text:p>$- </text:p>
          </table:table-cell>
          <table:table-cell office:value-type="string">
            <text:p>$440 </text:p>
          </table:table-cell>
          <table:table-cell office:value-type="string">
            <text:p>$17,997 </text:p>
          </table:table-cell>
          <table:table-cell office:value-type="string">
            <text:p>$106,838 </text:p>
          </table:table-cell>
          <table:table-cell office:value-type="string">
            <text:p>1,187 </text:p>
          </table:table-cell>
          <table:table-cell office:value-type="string">
            <text:p>$37,013 </text:p>
          </table:table-cell>
          <table:table-cell office:value-type="string">
            <text:p>26 </text:p>
          </table:table-cell>
          <table:table-cell office:value-type="string">
            <text:p>$37,013 </text:p>
          </table:table-cell>
          <table:table-cell office:value-type="string">
            <text:p>3,575 </text:p>
          </table:table-cell>
          <table:table-cell office:value-type="string">
            <text:p>$27,874 </text:p>
          </table:table-cell>
          <table:table-cell office:value-type="string">
            <text:p>1,871 </text:p>
          </table:table-cell>
          <table:table-cell office:value-type="string">
            <text:p>$22,959 </text:p>
          </table:table-cell>
          <table:table-cell office:value-type="string">
            <text:p>74 </text:p>
          </table:table-cell>
          <table:table-cell office:value-type="string">
            <text:p>308,598 </text:p>
          </table:table-cell>
          <table:table-cell office:value-type="string">
            <text:p>265,099 </text:p>
          </table:table-cell>
          <table:table-cell office:value-type="string">
            <text:p>864 </text:p>
          </table:table-cell>
          <table:table-cell office:value-type="string">
            <text:p>5.76</text:p>
          </table:table-cell>
          <table:table-cell office:value-type="string">
            <text:p>730 </text:p>
          </table:table-cell>
          <table:table-cell office:value-type="string">
            <text:p>132 </text:p>
          </table:table-cell>
          <table:table-cell office:value-type="string">
            <text:p>11.36 </text:p>
          </table:table-cell>
          <table:table-cell office:value-type="string">
            <text:p>9.7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1997</text:p>
          </table:table-cell>
          <table:table-cell office:value-type="string">
            <text:p>8.11 </text:p>
          </table:table-cell>
          <table:table-cell office:value-type="string">
            <text:p>8.95 </text:p>
          </table:table-cell>
          <table:table-cell office:value-type="string">
            <text:p>$1.46 </text:p>
          </table:table-cell>
          <table:table-cell office:value-type="string">
            <text:p>12.10 </text:p>
          </table:table-cell>
          <table:table-cell office:value-type="string">
            <text:p>10.97 </text:p>
          </table:table-cell>
          <table:table-cell office:value-type="string">
            <text:p>7.38 </text:p>
          </table:table-cell>
          <table:table-cell office:value-type="string">
            <text:p>8.14 </text:p>
          </table:table-cell>
          <table:table-cell office:value-type="string">
            <text:p>$1.26 </text:p>
          </table:table-cell>
          <table:table-cell office:value-type="string">
            <text:p>$1.26 </text:p>
          </table:table-cell>
          <table:table-cell office:value-type="string">
            <text:p>3,914 </text:p>
          </table:table-cell>
          <table:table-cell office:value-type="string">
            <text:p>10 </text:p>
          </table:table-cell>
          <table:table-cell office:value-type="string">
            <text:p>$60 </text:p>
          </table:table-cell>
          <table:table-cell office:value-type="string">
            <text:p>$107 </text:p>
          </table:table-cell>
          <table:table-cell office:value-type="string">
            <text:p>$107 </text:p>
          </table:table-cell>
          <table:table-cell office:value-type="string">
            <text:p>$0.06 </text:p>
          </table:table-cell>
          <table:table-cell office:value-type="string">
            <text:p>$0.38 </text:p>
          </table:table-cell>
          <table:table-cell office:value-type="string">
            <text:p>$1.32 </text:p>
          </table:table-cell>
          <table:table-cell office:value-type="string">
            <text:p>$1,315 </text:p>
          </table:table-cell>
          <table:table-cell office:value-type="string">
            <text:p>$1,139 </text:p>
          </table:table-cell>
          <table:table-cell office:value-type="string">
            <text:p>7.72 </text:p>
          </table:table-cell>
          <table:table-cell office:value-type="string">
            <text:p>6.69 </text:p>
          </table:table-cell>
          <table:table-cell office:value-type="string">
            <text:p>8.52 </text:p>
          </table:table-cell>
          <table:table-cell office:value-type="string">
            <text:p>7.38 </text:p>
          </table:table-cell>
          <table:table-cell office:value-type="string">
            <text:p>$678 </text:p>
          </table:table-cell>
          <table:table-cell office:value-type="string">
            <text:p>3.98 </text:p>
          </table:table-cell>
          <table:table-cell office:value-type="string">
            <text:p>4.39 </text:p>
          </table:table-cell>
          <table:table-cell office:value-type="string">
            <text:p>$0.46 </text:p>
          </table:table-cell>
          <table:table-cell office:value-type="string">
            <text:p>2.71 </text:p>
          </table:table-cell>
          <table:table-cell office:value-type="string">
            <text:p>2.99 </text:p>
          </table:table-cell>
          <table:table-cell office:value-type="string">
            <text:p>$0.64 </text:p>
          </table:table-cell>
          <table:table-cell office:value-type="string">
            <text:p>275 </text:p>
          </table:table-cell>
          <table:table-cell office:value-type="string">
            <text:p>$176 </text:p>
          </table:table-cell>
          <table:table-cell office:value-type="string">
            <text:p>$14.3 </text:p>
          </table:table-cell>
          <table:table-cell office:value-type="string">
            <text:p>$0.011 </text:p>
          </table:table-cell>
          <table:table-cell office:value-type="string">
            <text:p>$42,565 </text:p>
          </table:table-cell>
          <table:table-cell office:value-type="string">
            <text:p>0.13396145909945</text:p>
          </table:table-cell>
          <table:table-cell office:value-type="string">
            <text:p>1.87 </text:p>
          </table:table-cell>
          <table:table-cell office:value-type="float" office:value="34">
            <text:p>34</text:p>
          </table:table-cell>
          <table:table-cell office:value-type="string">
            <text:p>49.4 </text:p>
          </table:table-cell>
          <table:table-cell office:value-type="string">
            <text:p>96.2 </text:p>
          </table:table-cell>
          <table:table-cell office:value-type="string">
            <text:p>96.2 </text:p>
          </table:table-cell>
          <table:table-cell office:value-type="string">
            <text:p>0.55589185957439</text:p>
          </table:table-cell>
          <table:table-cell office:value-type="string">
            <text:p>52.5 </text:p>
          </table:table-cell>
          <table:table-cell office:value-type="string">
            <text:p>47.4 </text:p>
          </table:table-cell>
          <table:table-cell office:value-type="string">
            <text:p>7,163 </text:p>
          </table:table-cell>
          <table:table-cell office:value-type="string">
            <text:p>8,237 </text:p>
          </table:table-cell>
          <table:table-cell office:value-type="string">
            <text:p>8,237 </text:p>
          </table:table-cell>
          <table:table-cell office:value-type="string">
            <text:p>$5,694 </text:p>
          </table:table-cell>
          <table:table-cell office:value-type="string">
            <text:p>$7,327 </text:p>
          </table:table-cell>
          <table:table-cell office:value-type="string">
            <text:p>$25,587 </text:p>
          </table:table-cell>
          <table:table-cell office:value-type="string">
            <text:p>$139,237 </text:p>
          </table:table-cell>
          <table:table-cell office:value-type="string">
            <text:p>1,074 </text:p>
          </table:table-cell>
          <table:table-cell office:value-type="string">
            <text:p>$- </text:p>
          </table:table-cell>
          <table:table-cell office:value-type="string">
            <text:p>$504 </text:p>
          </table:table-cell>
          <table:table-cell office:value-type="string">
            <text:p>$- </text:p>
          </table:table-cell>
          <table:table-cell office:value-type="string">
            <text:p>$504 </text:p>
          </table:table-cell>
          <table:table-cell office:value-type="string">
            <text:p>$18,213 </text:p>
          </table:table-cell>
          <table:table-cell office:value-type="string">
            <text:p>$114,791 </text:p>
          </table:table-cell>
          <table:table-cell office:value-type="string">
            <text:p>1,227 </text:p>
          </table:table-cell>
          <table:table-cell office:value-type="string">
            <text:p>$47,448 </text:p>
          </table:table-cell>
          <table:table-cell office:value-type="string">
            <text:p>462 </text:p>
          </table:table-cell>
          <table:table-cell office:value-type="string">
            <text:p>$47,448 </text:p>
          </table:table-cell>
          <table:table-cell office:value-type="string">
            <text:p>3,988 </text:p>
          </table:table-cell>
          <table:table-cell office:value-type="string">
            <text:p>$26,876 </text:p>
          </table:table-cell>
          <table:table-cell office:value-type="string">
            <text:p>1,486 </text:p>
          </table:table-cell>
          <table:table-cell office:value-type="string">
            <text:p>$29,641 </text:p>
          </table:table-cell>
          <table:table-cell office:value-type="string">
            <text:p>76 </text:p>
          </table:table-cell>
          <table:table-cell office:value-type="string">
            <text:p>318,598 </text:p>
          </table:table-cell>
          <table:table-cell office:value-type="string">
            <text:p>274,238 </text:p>
          </table:table-cell>
          <table:table-cell office:value-type="string">
            <text:p>864 </text:p>
          </table:table-cell>
          <table:table-cell office:value-type="string">
            <text:p>5.62</text:p>
          </table:table-cell>
          <table:table-cell office:value-type="string">
            <text:p>729 </text:p>
          </table:table-cell>
          <table:table-cell office:value-type="string">
            <text:p>133 </text:p>
          </table:table-cell>
          <table:table-cell office:value-type="string">
            <text:p>11.49 </text:p>
          </table:table-cell>
          <table:table-cell office:value-type="string">
            <text:p>9.8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1998</text:p>
          </table:table-cell>
          <table:table-cell office:value-type="string">
            <text:p>8.09 </text:p>
          </table:table-cell>
          <table:table-cell office:value-type="string">
            <text:p>8.90 </text:p>
          </table:table-cell>
          <table:table-cell office:value-type="string">
            <text:p>$1.58 </text:p>
          </table:table-cell>
          <table:table-cell office:value-type="string">
            <text:p>12.16 </text:p>
          </table:table-cell>
          <table:table-cell office:value-type="string">
            <text:p>11.06 </text:p>
          </table:table-cell>
          <table:table-cell office:value-type="string">
            <text:p>7.42 </text:p>
          </table:table-cell>
          <table:table-cell office:value-type="string">
            <text:p>8.16 </text:p>
          </table:table-cell>
          <table:table-cell office:value-type="string">
            <text:p>$1.37 </text:p>
          </table:table-cell>
          <table:table-cell office:value-type="string">
            <text:p>$1.37 </text:p>
          </table:table-cell>
          <table:table-cell office:value-type="string">
            <text:p>35,963 </text:p>
          </table:table-cell>
          <table:table-cell office:value-type="string">
            <text:p>15 </text:p>
          </table:table-cell>
          <table:table-cell office:value-type="string">
            <text:p>$67 </text:p>
          </table:table-cell>
          <table:table-cell office:value-type="string">
            <text:p>$117 </text:p>
          </table:table-cell>
          <table:table-cell office:value-type="string">
            <text:p>$123 </text:p>
          </table:table-cell>
          <table:table-cell office:value-type="string">
            <text:p>$0.05 </text:p>
          </table:table-cell>
          <table:table-cell office:value-type="string">
            <text:p>$0.33 </text:p>
          </table:table-cell>
          <table:table-cell office:value-type="string">
            <text:p>$1.39 </text:p>
          </table:table-cell>
          <table:table-cell office:value-type="string">
            <text:p>$1,371 </text:p>
          </table:table-cell>
          <table:table-cell office:value-type="string">
            <text:p>$1,233 </text:p>
          </table:table-cell>
          <table:table-cell office:value-type="string">
            <text:p>7.42 </text:p>
          </table:table-cell>
          <table:table-cell office:value-type="string">
            <text:p>6.68 </text:p>
          </table:table-cell>
          <table:table-cell office:value-type="string">
            <text:p>8.16 </text:p>
          </table:table-cell>
          <table:table-cell office:value-type="string">
            <text:p>7.34 </text:p>
          </table:table-cell>
          <table:table-cell office:value-type="string">
            <text:p>$720 </text:p>
          </table:table-cell>
          <table:table-cell office:value-type="string">
            <text:p>3.90 </text:p>
          </table:table-cell>
          <table:table-cell office:value-type="string">
            <text:p>4.28 </text:p>
          </table:table-cell>
          <table:table-cell office:value-type="string">
            <text:p>$0.51 </text:p>
          </table:table-cell>
          <table:table-cell office:value-type="string">
            <text:p>2.78 </text:p>
          </table:table-cell>
          <table:table-cell office:value-type="string">
            <text:p>3.05 </text:p>
          </table:table-cell>
          <table:table-cell office:value-type="string">
            <text:p>$0.46 </text:p>
          </table:table-cell>
          <table:table-cell office:value-type="string">
            <text:p>301 </text:p>
          </table:table-cell>
          <table:table-cell office:value-type="string">
            <text:p>$138 </text:p>
          </table:table-cell>
          <table:table-cell office:value-type="string">
            <text:p>$10.6 </text:p>
          </table:table-cell>
          <table:table-cell office:value-type="string">
            <text:p>$0.008 </text:p>
          </table:table-cell>
          <table:table-cell office:value-type="string">
            <text:p>$42,643 </text:p>
          </table:table-cell>
          <table:table-cell office:value-type="string">
            <text:p>0.10070834998352</text:p>
          </table:table-cell>
          <table:table-cell office:value-type="string">
            <text:p>1.93 </text:p>
          </table:table-cell>
          <table:table-cell office:value-type="float" office:value="33">
            <text:p>33</text:p>
          </table:table-cell>
          <table:table-cell office:value-type="string">
            <text:p>33.4 </text:p>
          </table:table-cell>
          <table:table-cell office:value-type="string">
            <text:p>90.0 </text:p>
          </table:table-cell>
          <table:table-cell office:value-type="string">
            <text:p>90.0 </text:p>
          </table:table-cell>
          <table:table-cell office:value-type="string">
            <text:p>0.54309336625300</text:p>
          </table:table-cell>
          <table:table-cell office:value-type="string">
            <text:p>50.7 </text:p>
          </table:table-cell>
          <table:table-cell office:value-type="string">
            <text:p>148.9 </text:p>
          </table:table-cell>
          <table:table-cell office:value-type="string">
            <text:p>5,986 </text:p>
          </table:table-cell>
          <table:table-cell office:value-type="string">
            <text:p>8,710 </text:p>
          </table:table-cell>
          <table:table-cell office:value-type="string">
            <text:p>8,710 </text:p>
          </table:table-cell>
          <table:table-cell office:value-type="string">
            <text:p>$9,973 </text:p>
          </table:table-cell>
          <table:table-cell office:value-type="string">
            <text:p>$10,041 </text:p>
          </table:table-cell>
          <table:table-cell office:value-type="string">
            <text:p>$31,200 </text:p>
          </table:table-cell>
          <table:table-cell office:value-type="string">
            <text:p>$65,187 </text:p>
          </table:table-cell>
          <table:table-cell office:value-type="string">
            <text:p>2,724 </text:p>
          </table:table-cell>
          <table:table-cell office:value-type="string">
            <text:p>$- </text:p>
          </table:table-cell>
          <table:table-cell office:value-type="string">
            <text:p>$543 </text:p>
          </table:table-cell>
          <table:table-cell office:value-type="string">
            <text:p>$- </text:p>
          </table:table-cell>
          <table:table-cell office:value-type="string">
            <text:p>$543 </text:p>
          </table:table-cell>
          <table:table-cell office:value-type="string">
            <text:p>$10,191 </text:p>
          </table:table-cell>
          <table:table-cell office:value-type="string">
            <text:p>$52,344 </text:p>
          </table:table-cell>
          <table:table-cell office:value-type="string">
            <text:p>1,302 </text:p>
          </table:table-cell>
          <table:table-cell office:value-type="string">
            <text:p>$41,999 </text:p>
          </table:table-cell>
          <table:table-cell office:value-type="string">
            <text:p>25 </text:p>
          </table:table-cell>
          <table:table-cell office:value-type="string">
            <text:p>$41,999 </text:p>
          </table:table-cell>
          <table:table-cell office:value-type="string">
            <text:p>4,146 </text:p>
          </table:table-cell>
          <table:table-cell office:value-type="string">
            <text:p>$27,264 </text:p>
          </table:table-cell>
          <table:table-cell office:value-type="string">
            <text:p>513 </text:p>
          </table:table-cell>
          <table:table-cell office:value-type="string">
            <text:p>$82,012 </text:p>
          </table:table-cell>
          <table:table-cell office:value-type="string">
            <text:p>82 </text:p>
          </table:table-cell>
          <table:table-cell office:value-type="string">
            <text:p>344,171 </text:p>
          </table:table-cell>
          <table:table-cell office:value-type="string">
            <text:p>295,587 </text:p>
          </table:table-cell>
          <table:table-cell office:value-type="string">
            <text:p>875 </text:p>
          </table:table-cell>
          <table:table-cell office:value-type="string">
            <text:p>5.39</text:p>
          </table:table-cell>
          <table:table-cell office:value-type="string">
            <text:p>752 </text:p>
          </table:table-cell>
          <table:table-cell office:value-type="string">
            <text:p>133 </text:p>
          </table:table-cell>
          <table:table-cell office:value-type="string">
            <text:p>11.52 </text:p>
          </table:table-cell>
          <table:table-cell office:value-type="string">
            <text:p>9.8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1999</text:p>
          </table:table-cell>
          <table:table-cell office:value-type="string">
            <text:p>8.37 </text:p>
          </table:table-cell>
          <table:table-cell office:value-type="string">
            <text:p>9.23 </text:p>
          </table:table-cell>
          <table:table-cell office:value-type="string">
            <text:p>$1.70 </text:p>
          </table:table-cell>
          <table:table-cell office:value-type="string">
            <text:p>12.56 </text:p>
          </table:table-cell>
          <table:table-cell office:value-type="string">
            <text:p>11.39 </text:p>
          </table:table-cell>
          <table:table-cell office:value-type="string">
            <text:p>7.74 </text:p>
          </table:table-cell>
          <table:table-cell office:value-type="string">
            <text:p>8.53 </text:p>
          </table:table-cell>
          <table:table-cell office:value-type="string">
            <text:p>$1.48 </text:p>
          </table:table-cell>
          <table:table-cell office:value-type="string">
            <text:p>$1.48 </text:p>
          </table:table-cell>
          <table:table-cell office:value-type="string">
            <text:p>37,080 </text:p>
          </table:table-cell>
          <table:table-cell office:value-type="string">
            <text:p>15 </text:p>
          </table:table-cell>
          <table:table-cell office:value-type="string">
            <text:p>$88 </text:p>
          </table:table-cell>
          <table:table-cell office:value-type="string">
            <text:p>$129 </text:p>
          </table:table-cell>
          <table:table-cell office:value-type="string">
            <text:p>$143 </text:p>
          </table:table-cell>
          <table:table-cell office:value-type="string">
            <text:p>$0.07 </text:p>
          </table:table-cell>
          <table:table-cell office:value-type="string">
            <text:p>$0.40 </text:p>
          </table:table-cell>
          <table:table-cell office:value-type="string">
            <text:p>$1.52 </text:p>
          </table:table-cell>
          <table:table-cell office:value-type="string">
            <text:p>$1,504 </text:p>
          </table:table-cell>
          <table:table-cell office:value-type="string">
            <text:p>$1,325 </text:p>
          </table:table-cell>
          <table:table-cell office:value-type="string">
            <text:p>7.86 </text:p>
          </table:table-cell>
          <table:table-cell office:value-type="string">
            <text:p>6.93 </text:p>
          </table:table-cell>
          <table:table-cell office:value-type="string">
            <text:p>8.67 </text:p>
          </table:table-cell>
          <table:table-cell office:value-type="string">
            <text:p>7.64 </text:p>
          </table:table-cell>
          <table:table-cell office:value-type="string">
            <text:p>$768 </text:p>
          </table:table-cell>
          <table:table-cell office:value-type="string">
            <text:p>4.02 </text:p>
          </table:table-cell>
          <table:table-cell office:value-type="string">
            <text:p>4.43 </text:p>
          </table:table-cell>
          <table:table-cell office:value-type="string">
            <text:p>$0.56 </text:p>
          </table:table-cell>
          <table:table-cell office:value-type="string">
            <text:p>2.91 </text:p>
          </table:table-cell>
          <table:table-cell office:value-type="string">
            <text:p>3.21 </text:p>
          </table:table-cell>
          <table:table-cell office:value-type="string">
            <text:p>$0.59 </text:p>
          </table:table-cell>
          <table:table-cell office:value-type="string">
            <text:p>306 </text:p>
          </table:table-cell>
          <table:table-cell office:value-type="string">
            <text:p>$179 </text:p>
          </table:table-cell>
          <table:table-cell office:value-type="string">
            <text:p>$13.1 </text:p>
          </table:table-cell>
          <table:table-cell office:value-type="string">
            <text:p>$0.010 </text:p>
          </table:table-cell>
          <table:table-cell office:value-type="string">
            <text:p>$43,138 </text:p>
          </table:table-cell>
          <table:table-cell office:value-type="string">
            <text:p>0.11903573126261</text:p>
          </table:table-cell>
          <table:table-cell office:value-type="string">
            <text:p>1.86 </text:p>
          </table:table-cell>
          <table:table-cell office:value-type="float" office:value="31">
            <text:p>31</text:p>
          </table:table-cell>
          <table:table-cell office:value-type="string">
            <text:p>32.3 </text:p>
          </table:table-cell>
          <table:table-cell office:value-type="string">
            <text:p>86.2 </text:p>
          </table:table-cell>
          <table:table-cell office:value-type="string">
            <text:p>86.2 </text:p>
          </table:table-cell>
          <table:table-cell office:value-type="string">
            <text:p>0.61578369610057</text:p>
          </table:table-cell>
          <table:table-cell office:value-type="string">
            <text:p>51.3 </text:p>
          </table:table-cell>
          <table:table-cell office:value-type="string">
            <text:p>144.0 </text:p>
          </table:table-cell>
          <table:table-cell office:value-type="string">
            <text:p>6,400 </text:p>
          </table:table-cell>
          <table:table-cell office:value-type="string">
            <text:p>9,310 </text:p>
          </table:table-cell>
          <table:table-cell office:value-type="string">
            <text:p>9,310 </text:p>
          </table:table-cell>
          <table:table-cell office:value-type="string">
            <text:p>$10,808 </text:p>
          </table:table-cell>
          <table:table-cell office:value-type="string">
            <text:p>$10,956 </text:p>
          </table:table-cell>
          <table:table-cell office:value-type="string">
            <text:p>$31,614 </text:p>
          </table:table-cell>
          <table:table-cell office:value-type="string">
            <text:p>$66,770 </text:p>
          </table:table-cell>
          <table:table-cell office:value-type="string">
            <text:p>2,910 </text:p>
          </table:table-cell>
          <table:table-cell office:value-type="string">
            <text:p>$- </text:p>
          </table:table-cell>
          <table:table-cell office:value-type="string">
            <text:p>$566 </text:p>
          </table:table-cell>
          <table:table-cell office:value-type="string">
            <text:p>$- </text:p>
          </table:table-cell>
          <table:table-cell office:value-type="string">
            <text:p>$566 </text:p>
          </table:table-cell>
          <table:table-cell office:value-type="string">
            <text:p>$11,284 </text:p>
          </table:table-cell>
          <table:table-cell office:value-type="string">
            <text:p>$52,773 </text:p>
          </table:table-cell>
          <table:table-cell office:value-type="string">
            <text:p>1,342 </text:p>
          </table:table-cell>
          <table:table-cell office:value-type="string">
            <text:p>$51,255 </text:p>
          </table:table-cell>
          <table:table-cell office:value-type="string">
            <text:p>27 </text:p>
          </table:table-cell>
          <table:table-cell office:value-type="string">
            <text:p>$51,255 </text:p>
          </table:table-cell>
          <table:table-cell office:value-type="string">
            <text:p>4,433 </text:p>
          </table:table-cell>
          <table:table-cell office:value-type="string">
            <text:p>$25,827 </text:p>
          </table:table-cell>
          <table:table-cell office:value-type="string">
            <text:p>548 </text:p>
          </table:table-cell>
          <table:table-cell office:value-type="string">
            <text:p>$83,422 </text:p>
          </table:table-cell>
          <table:table-cell office:value-type="string">
            <text:p>86 </text:p>
          </table:table-cell>
          <table:table-cell office:value-type="string">
            <text:p>355,564 </text:p>
          </table:table-cell>
          <table:table-cell office:value-type="string">
            <text:p>305,586 </text:p>
          </table:table-cell>
          <table:table-cell office:value-type="string">
            <text:p>861 </text:p>
          </table:table-cell>
          <table:table-cell office:value-type="string">
            <text:p>5.01</text:p>
          </table:table-cell>
          <table:table-cell office:value-type="string">
            <text:p>766 </text:p>
          </table:table-cell>
          <table:table-cell office:value-type="string">
            <text:p>133 </text:p>
          </table:table-cell>
          <table:table-cell office:value-type="string">
            <text:p>11.27 </text:p>
          </table:table-cell>
          <table:table-cell office:value-type="string">
            <text:p>9.6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2000</text:p>
          </table:table-cell>
          <table:table-cell office:value-type="string">
            <text:p>9.00 </text:p>
          </table:table-cell>
          <table:table-cell office:value-type="string">
            <text:p>9.79 </text:p>
          </table:table-cell>
          <table:table-cell office:value-type="string">
            <text:p>$1.76 </text:p>
          </table:table-cell>
          <table:table-cell office:value-type="string">
            <text:p>13.16 </text:p>
          </table:table-cell>
          <table:table-cell office:value-type="string">
            <text:p>12.09 </text:p>
          </table:table-cell>
          <table:table-cell office:value-type="string">
            <text:p>8.37 </text:p>
          </table:table-cell>
          <table:table-cell office:value-type="string">
            <text:p>9.11 </text:p>
          </table:table-cell>
          <table:table-cell office:value-type="string">
            <text:p>$1.58 </text:p>
          </table:table-cell>
          <table:table-cell office:value-type="string">
            <text:p>$1.58 </text:p>
          </table:table-cell>
          <table:table-cell office:value-type="string">
            <text:p>38,317 </text:p>
          </table:table-cell>
          <table:table-cell office:value-type="string">
            <text:p>11 </text:p>
          </table:table-cell>
          <table:table-cell office:value-type="string">
            <text:p>$124 </text:p>
          </table:table-cell>
          <table:table-cell office:value-type="string">
            <text:p>$148 </text:p>
          </table:table-cell>
          <table:table-cell office:value-type="string">
            <text:p>$198 </text:p>
          </table:table-cell>
          <table:table-cell office:value-type="string">
            <text:p>$0.08 </text:p>
          </table:table-cell>
          <table:table-cell office:value-type="string">
            <text:p>$0.46 </text:p>
          </table:table-cell>
          <table:table-cell office:value-type="string">
            <text:p>$1.77 </text:p>
          </table:table-cell>
          <table:table-cell office:value-type="string">
            <text:p>$1,761 </text:p>
          </table:table-cell>
          <table:table-cell office:value-type="string">
            <text:p>$1,479 </text:p>
          </table:table-cell>
          <table:table-cell office:value-type="string">
            <text:p>9.35 </text:p>
          </table:table-cell>
          <table:table-cell office:value-type="string">
            <text:p>7.85 </text:p>
          </table:table-cell>
          <table:table-cell office:value-type="string">
            <text:p>10.17 </text:p>
          </table:table-cell>
          <table:table-cell office:value-type="string">
            <text:p>8.54 </text:p>
          </table:table-cell>
          <table:table-cell office:value-type="string">
            <text:p>$868 </text:p>
          </table:table-cell>
          <table:table-cell office:value-type="string">
            <text:p>4.60 </text:p>
          </table:table-cell>
          <table:table-cell office:value-type="string">
            <text:p>5.01 </text:p>
          </table:table-cell>
          <table:table-cell office:value-type="string">
            <text:p>$0.61 </text:p>
          </table:table-cell>
          <table:table-cell office:value-type="string">
            <text:p>3.24 </text:p>
          </table:table-cell>
          <table:table-cell office:value-type="string">
            <text:p>3.53 </text:p>
          </table:table-cell>
          <table:table-cell office:value-type="string">
            <text:p>$0.93 </text:p>
          </table:table-cell>
          <table:table-cell office:value-type="string">
            <text:p>303 </text:p>
          </table:table-cell>
          <table:table-cell office:value-type="string">
            <text:p>$283 </text:p>
          </table:table-cell>
          <table:table-cell office:value-type="string">
            <text:p>$20.9 </text:p>
          </table:table-cell>
          <table:table-cell office:value-type="string">
            <text:p>$0.016 </text:p>
          </table:table-cell>
          <table:table-cell office:value-type="string">
            <text:p>$47,711 </text:p>
          </table:table-cell>
          <table:table-cell office:value-type="string">
            <text:p>0.16049409350805</text:p>
          </table:table-cell>
          <table:table-cell office:value-type="string">
            <text:p>1.82 </text:p>
          </table:table-cell>
          <table:table-cell office:value-type="float" office:value="28">
            <text:p>28</text:p>
          </table:table-cell>
          <table:table-cell office:value-type="string">
            <text:p>48.3 </text:p>
          </table:table-cell>
          <table:table-cell office:value-type="string">
            <text:p>81.6 </text:p>
          </table:table-cell>
          <table:table-cell office:value-type="string">
            <text:p>81.6 </text:p>
          </table:table-cell>
          <table:table-cell office:value-type="string">
            <text:p>1</text:p>
          </table:table-cell>
          <table:table-cell office:value-type="string">
            <text:p>49.9 </text:p>
          </table:table-cell>
          <table:table-cell office:value-type="string">
            <text:p>44.9 </text:p>
          </table:table-cell>
          <table:table-cell office:value-type="string">
            <text:p>8,292 </text:p>
          </table:table-cell>
          <table:table-cell office:value-type="string">
            <text:p>9,531 </text:p>
          </table:table-cell>
          <table:table-cell office:value-type="string">
            <text:p>9,531 </text:p>
          </table:table-cell>
          <table:table-cell office:value-type="string">
            <text:p>$7,563 </text:p>
          </table:table-cell>
          <table:table-cell office:value-type="string">
            <text:p>$10,027 </text:p>
          </table:table-cell>
          <table:table-cell office:value-type="string">
            <text:p>$28,317 </text:p>
          </table:table-cell>
          <table:table-cell office:value-type="string">
            <text:p>$165,791 </text:p>
          </table:table-cell>
          <table:table-cell office:value-type="string">
            <text:p>1,239 </text:p>
          </table:table-cell>
          <table:table-cell office:value-type="string">
            <text:p>$- </text:p>
          </table:table-cell>
          <table:table-cell office:value-type="string">
            <text:p>$591 </text:p>
          </table:table-cell>
          <table:table-cell office:value-type="string">
            <text:p>$- </text:p>
          </table:table-cell>
          <table:table-cell office:value-type="string">
            <text:p>$591 </text:p>
          </table:table-cell>
          <table:table-cell office:value-type="string">
            <text:p>$26,515 </text:p>
          </table:table-cell>
          <table:table-cell office:value-type="string">
            <text:p>$132,140 </text:p>
          </table:table-cell>
          <table:table-cell office:value-type="string">
            <text:p>1,426 </text:p>
          </table:table-cell>
          <table:table-cell office:value-type="string">
            <text:p>$55,377 </text:p>
          </table:table-cell>
          <table:table-cell office:value-type="string">
            <text:p>562 </text:p>
          </table:table-cell>
          <table:table-cell office:value-type="string">
            <text:p>$55,377 </text:p>
          </table:table-cell>
          <table:table-cell office:value-type="string">
            <text:p>4,548 </text:p>
          </table:table-cell>
          <table:table-cell office:value-type="string">
            <text:p>$29,529 </text:p>
          </table:table-cell>
          <table:table-cell office:value-type="string">
            <text:p>1,748 </text:p>
          </table:table-cell>
          <table:table-cell office:value-type="string">
            <text:p>$32,153 </text:p>
          </table:table-cell>
          <table:table-cell office:value-type="string">
            <text:p>91 </text:p>
          </table:table-cell>
          <table:table-cell office:value-type="string">
            <text:p>358,893 </text:p>
          </table:table-cell>
          <table:table-cell office:value-type="string">
            <text:p>309,060 </text:p>
          </table:table-cell>
          <table:table-cell office:value-type="string">
            <text:p>844 </text:p>
          </table:table-cell>
          <table:table-cell office:value-type="string">
            <text:p>2.98</text:p>
          </table:table-cell>
          <table:table-cell office:value-type="string">
            <text:p>789 </text:p>
          </table:table-cell>
          <table:table-cell office:value-type="string">
            <text:p>131 </text:p>
          </table:table-cell>
          <table:table-cell office:value-type="string">
            <text:p>10.76 </text:p>
          </table:table-cell>
          <table:table-cell office:value-type="string">
            <text:p>9.2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2001</text:p>
          </table:table-cell>
          <table:table-cell office:value-type="string">
            <text:p>8.61 </text:p>
          </table:table-cell>
          <table:table-cell office:value-type="string">
            <text:p>9.42 </text:p>
          </table:table-cell>
          <table:table-cell office:value-type="string">
            <text:p>$1.76 </text:p>
          </table:table-cell>
          <table:table-cell office:value-type="string">
            <text:p>12.77 </text:p>
          </table:table-cell>
          <table:table-cell office:value-type="string">
            <text:p>11.67 </text:p>
          </table:table-cell>
          <table:table-cell office:value-type="string">
            <text:p>7.98 </text:p>
          </table:table-cell>
          <table:table-cell office:value-type="string">
            <text:p>8.73 </text:p>
          </table:table-cell>
          <table:table-cell office:value-type="string">
            <text:p>$1.56 </text:p>
          </table:table-cell>
          <table:table-cell office:value-type="string">
            <text:p>$1.56 </text:p>
          </table:table-cell>
          <table:table-cell office:value-type="string">
            <text:p>37,853 </text:p>
          </table:table-cell>
          <table:table-cell office:value-type="string">
            <text:p>12 </text:p>
          </table:table-cell>
          <table:table-cell office:value-type="string">
            <text:p>$114 </text:p>
          </table:table-cell>
          <table:table-cell office:value-type="string">
            <text:p>$156 </text:p>
          </table:table-cell>
          <table:table-cell office:value-type="string">
            <text:p>$208 </text:p>
          </table:table-cell>
          <table:table-cell office:value-type="string">
            <text:p>$0.10 </text:p>
          </table:table-cell>
          <table:table-cell office:value-type="string">
            <text:p>$0.54 </text:p>
          </table:table-cell>
          <table:table-cell office:value-type="string">
            <text:p>$1.83 </text:p>
          </table:table-cell>
          <table:table-cell office:value-type="string">
            <text:p>$1,816 </text:p>
          </table:table-cell>
          <table:table-cell office:value-type="string">
            <text:p>$1,577 </text:p>
          </table:table-cell>
          <table:table-cell office:value-type="string">
            <text:p>9.26 </text:p>
          </table:table-cell>
          <table:table-cell office:value-type="string">
            <text:p>8.04 </text:p>
          </table:table-cell>
          <table:table-cell office:value-type="string">
            <text:p>10.13 </text:p>
          </table:table-cell>
          <table:table-cell office:value-type="string">
            <text:p>8.80 </text:p>
          </table:table-cell>
          <table:table-cell office:value-type="string">
            <text:p>$891 </text:p>
          </table:table-cell>
          <table:table-cell office:value-type="string">
            <text:p>4.55 </text:p>
          </table:table-cell>
          <table:table-cell office:value-type="string">
            <text:p>4.97 </text:p>
          </table:table-cell>
          <table:table-cell office:value-type="string">
            <text:p>$0.69 </text:p>
          </table:table-cell>
          <table:table-cell office:value-type="string">
            <text:p>3.49 </text:p>
          </table:table-cell>
          <table:table-cell office:value-type="string">
            <text:p>3.82 </text:p>
          </table:table-cell>
          <table:table-cell office:value-type="string">
            <text:p>$0.71 </text:p>
          </table:table-cell>
          <table:table-cell office:value-type="string">
            <text:p>336 </text:p>
          </table:table-cell>
          <table:table-cell office:value-type="string">
            <text:p>$239 </text:p>
          </table:table-cell>
          <table:table-cell office:value-type="string">
            <text:p>$17.5 </text:p>
          </table:table-cell>
          <table:table-cell office:value-type="string">
            <text:p>$0.013 </text:p>
          </table:table-cell>
          <table:table-cell office:value-type="string">
            <text:p>$50,478 </text:p>
          </table:table-cell>
          <table:table-cell office:value-type="string">
            <text:p>0.13160468858949</text:p>
          </table:table-cell>
          <table:table-cell office:value-type="string">
            <text:p>1.77 </text:p>
          </table:table-cell>
          <table:table-cell office:value-type="float" office:value="26">
            <text:p>26</text:p>
          </table:table-cell>
          <table:table-cell office:value-type="string">
            <text:p>46.5 </text:p>
          </table:table-cell>
          <table:table-cell office:value-type="string">
            <text:p>73.2 </text:p>
          </table:table-cell>
          <table:table-cell office:value-type="string">
            <text:p>73.2 </text:p>
          </table:table-cell>
          <table:table-cell office:value-type="string">
            <text:p>0.54682783819303</text:p>
          </table:table-cell>
          <table:table-cell office:value-type="string">
            <text:p>30.3 </text:p>
          </table:table-cell>
          <table:table-cell office:value-type="string">
            <text:p>44.1 </text:p>
          </table:table-cell>
          <table:table-cell office:value-type="string">
            <text:p>8,770 </text:p>
          </table:table-cell>
          <table:table-cell office:value-type="string">
            <text:p>10,115 </text:p>
          </table:table-cell>
          <table:table-cell office:value-type="string">
            <text:p>10,115 </text:p>
          </table:table-cell>
          <table:table-cell office:value-type="string">
            <text:p>$8,495 </text:p>
          </table:table-cell>
          <table:table-cell office:value-type="string">
            <text:p>$10,979 </text:p>
          </table:table-cell>
          <table:table-cell office:value-type="string">
            <text:p>$30,198 </text:p>
          </table:table-cell>
          <table:table-cell office:value-type="string">
            <text:p>$176,364 </text:p>
          </table:table-cell>
          <table:table-cell office:value-type="string">
            <text:p>1,345 </text:p>
          </table:table-cell>
          <table:table-cell office:value-type="string">
            <text:p>$- </text:p>
          </table:table-cell>
          <table:table-cell office:value-type="string">
            <text:p>$650 </text:p>
          </table:table-cell>
          <table:table-cell office:value-type="string">
            <text:p>$748 </text:p>
          </table:table-cell>
          <table:table-cell office:value-type="string">
            <text:p>$653 </text:p>
          </table:table-cell>
          <table:table-cell office:value-type="string">
            <text:p>$27,178 </text:p>
          </table:table-cell>
          <table:table-cell office:value-type="string">
            <text:p>$141,808 </text:p>
          </table:table-cell>
          <table:table-cell office:value-type="string">
            <text:p>1,501 </text:p>
          </table:table-cell>
          <table:table-cell office:value-type="string">
            <text:p>$63,949 </text:p>
          </table:table-cell>
          <table:table-cell office:value-type="string">
            <text:p>644 </text:p>
          </table:table-cell>
          <table:table-cell office:value-type="string">
            <text:p>$63,949 </text:p>
          </table:table-cell>
          <table:table-cell office:value-type="string">
            <text:p>4,768 </text:p>
          </table:table-cell>
          <table:table-cell office:value-type="string">
            <text:p>$29,279 </text:p>
          </table:table-cell>
          <table:table-cell office:value-type="string">
            <text:p>1,857 </text:p>
          </table:table-cell>
          <table:table-cell office:value-type="string">
            <text:p>$29,627 </text:p>
          </table:table-cell>
          <table:table-cell office:value-type="string">
            <text:p>158 </text:p>
          </table:table-cell>
          <table:table-cell office:value-type="string">
            <text:p>375,069 </text:p>
          </table:table-cell>
          <table:table-cell office:value-type="string">
            <text:p>320,959 </text:p>
          </table:table-cell>
          <table:table-cell office:value-type="string">
            <text:p>895 </text:p>
          </table:table-cell>
          <table:table-cell office:value-type="string">
            <text:p>4.75</text:p>
          </table:table-cell>
          <table:table-cell office:value-type="string">
            <text:p>797 </text:p>
          </table:table-cell>
          <table:table-cell office:value-type="string">
            <text:p>131 </text:p>
          </table:table-cell>
          <table:table-cell office:value-type="string">
            <text:p>6.52 </text:p>
          </table:table-cell>
          <table:table-cell office:value-type="string">
            <text:p>5.5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2002</text:p>
          </table:table-cell>
          <table:table-cell office:value-type="string">
            <text:p>8.34 </text:p>
          </table:table-cell>
          <table:table-cell office:value-type="string">
            <text:p>9.01 </text:p>
          </table:table-cell>
          <table:table-cell office:value-type="string">
            <text:p>$1.83 </text:p>
          </table:table-cell>
          <table:table-cell office:value-type="string">
            <text:p>12.32 </text:p>
          </table:table-cell>
          <table:table-cell office:value-type="string">
            <text:p>11.41 </text:p>
          </table:table-cell>
          <table:table-cell office:value-type="string">
            <text:p>7.77 </text:p>
          </table:table-cell>
          <table:table-cell office:value-type="string">
            <text:p>8.39 </text:p>
          </table:table-cell>
          <table:table-cell office:value-type="string">
            <text:p>$1.62 </text:p>
          </table:table-cell>
          <table:table-cell office:value-type="string">
            <text:p>$1.62 </text:p>
          </table:table-cell>
          <table:table-cell office:value-type="string">
            <text:p>38,014 </text:p>
          </table:table-cell>
          <table:table-cell office:value-type="string">
            <text:p>9 </text:p>
          </table:table-cell>
          <table:table-cell office:value-type="string">
            <text:p>$128 </text:p>
          </table:table-cell>
          <table:table-cell office:value-type="string">
            <text:p>$179 </text:p>
          </table:table-cell>
          <table:table-cell office:value-type="string">
            <text:p>$217 </text:p>
          </table:table-cell>
          <table:table-cell office:value-type="string">
            <text:p>$0.10 </text:p>
          </table:table-cell>
          <table:table-cell office:value-type="string">
            <text:p>$0.53 </text:p>
          </table:table-cell>
          <table:table-cell office:value-type="string">
            <text:p>$1.91 </text:p>
          </table:table-cell>
          <table:table-cell office:value-type="string">
            <text:p>$1,904 </text:p>
          </table:table-cell>
          <table:table-cell office:value-type="string">
            <text:p>$1,678 </text:p>
          </table:table-cell>
          <table:table-cell office:value-type="string">
            <text:p>9.11 </text:p>
          </table:table-cell>
          <table:table-cell office:value-type="string">
            <text:p>8.03 </text:p>
          </table:table-cell>
          <table:table-cell office:value-type="string">
            <text:p>9.84 </text:p>
          </table:table-cell>
          <table:table-cell office:value-type="string">
            <text:p>8.67 </text:p>
          </table:table-cell>
          <table:table-cell office:value-type="string">
            <text:p>$933 </text:p>
          </table:table-cell>
          <table:table-cell office:value-type="string">
            <text:p>4.46 </text:p>
          </table:table-cell>
          <table:table-cell office:value-type="string">
            <text:p>4.82 </text:p>
          </table:table-cell>
          <table:table-cell office:value-type="string">
            <text:p>$0.74 </text:p>
          </table:table-cell>
          <table:table-cell office:value-type="string">
            <text:p>3.56 </text:p>
          </table:table-cell>
          <table:table-cell office:value-type="string">
            <text:p>3.85 </text:p>
          </table:table-cell>
          <table:table-cell office:value-type="string">
            <text:p>$0.70 </text:p>
          </table:table-cell>
          <table:table-cell office:value-type="string">
            <text:p>323 </text:p>
          </table:table-cell>
          <table:table-cell office:value-type="string">
            <text:p>$226 </text:p>
          </table:table-cell>
          <table:table-cell office:value-type="string">
            <text:p>$16.0 </text:p>
          </table:table-cell>
          <table:table-cell office:value-type="string">
            <text:p>$0.012 </text:p>
          </table:table-cell>
          <table:table-cell office:value-type="string">
            <text:p>$52,804 </text:p>
          </table:table-cell>
          <table:table-cell office:value-type="string">
            <text:p>0.11875765201209</text:p>
          </table:table-cell>
          <table:table-cell office:value-type="string">
            <text:p>1.91 </text:p>
          </table:table-cell>
          <table:table-cell office:value-type="float" office:value="26">
            <text:p>26</text:p>
          </table:table-cell>
          <table:table-cell office:value-type="string">
            <text:p>49.4 </text:p>
          </table:table-cell>
          <table:table-cell office:value-type="string">
            <text:p>71.2 </text:p>
          </table:table-cell>
          <table:table-cell office:value-type="string">
            <text:p>71.2 </text:p>
          </table:table-cell>
          <table:table-cell office:value-type="string">
            <text:p>0.58866463131041</text:p>
          </table:table-cell>
          <table:table-cell office:value-type="string">
            <text:p>47.1 </text:p>
          </table:table-cell>
          <table:table-cell office:value-type="string">
            <text:p>45.6 </text:p>
          </table:table-cell>
          <table:table-cell office:value-type="string">
            <text:p>8,813 </text:p>
          </table:table-cell>
          <table:table-cell office:value-type="string">
            <text:p>10,142 </text:p>
          </table:table-cell>
          <table:table-cell office:value-type="string">
            <text:p>10,142 </text:p>
          </table:table-cell>
          <table:table-cell office:value-type="string">
            <text:p>$10,740 </text:p>
          </table:table-cell>
          <table:table-cell office:value-type="string">
            <text:p>$14,396 </text:p>
          </table:table-cell>
          <table:table-cell office:value-type="string">
            <text:p>$31,271 </text:p>
          </table:table-cell>
          <table:table-cell office:value-type="string">
            <text:p>$198,712 </text:p>
          </table:table-cell>
          <table:table-cell office:value-type="string">
            <text:p>1,329 </text:p>
          </table:table-cell>
          <table:table-cell office:value-type="string">
            <text:p>$- </text:p>
          </table:table-cell>
          <table:table-cell office:value-type="string">
            <text:p>$691 </text:p>
          </table:table-cell>
          <table:table-cell office:value-type="string">
            <text:p>$681 </text:p>
          </table:table-cell>
          <table:table-cell office:value-type="string">
            <text:p>$690 </text:p>
          </table:table-cell>
          <table:table-cell office:value-type="string">
            <text:p>$38,640 </text:p>
          </table:table-cell>
          <table:table-cell office:value-type="string">
            <text:p>$151,734 </text:p>
          </table:table-cell>
          <table:table-cell office:value-type="string">
            <text:p>1,494 </text:p>
          </table:table-cell>
          <table:table-cell office:value-type="string">
            <text:p>$68,064 </text:p>
          </table:table-cell>
          <table:table-cell office:value-type="string">
            <text:p>621 </text:p>
          </table:table-cell>
          <table:table-cell office:value-type="string">
            <text:p>$68,064 </text:p>
          </table:table-cell>
          <table:table-cell office:value-type="string">
            <text:p>4,793 </text:p>
          </table:table-cell>
          <table:table-cell office:value-type="string">
            <text:p>$30,180 </text:p>
          </table:table-cell>
          <table:table-cell office:value-type="string">
            <text:p>1,905 </text:p>
          </table:table-cell>
          <table:table-cell office:value-type="string">
            <text:p>$30,603 </text:p>
          </table:table-cell>
          <table:table-cell office:value-type="string">
            <text:p>102 </text:p>
          </table:table-cell>
          <table:table-cell office:value-type="string">
            <text:p>393,645 </text:p>
          </table:table-cell>
          <table:table-cell office:value-type="string">
            <text:p>340,169 </text:p>
          </table:table-cell>
          <table:table-cell office:value-type="string">
            <text:p>821 </text:p>
          </table:table-cell>
          <table:table-cell office:value-type="string">
            <text:p>4.61</text:p>
          </table:table-cell>
          <table:table-cell office:value-type="string">
            <text:p>829 </text:p>
          </table:table-cell>
          <table:table-cell office:value-type="string">
            <text:p>132 </text:p>
          </table:table-cell>
          <table:table-cell office:value-type="string">
            <text:p>10.60 </text:p>
          </table:table-cell>
          <table:table-cell office:value-type="string">
            <text:p>9.1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2003</text:p>
          </table:table-cell>
          <table:table-cell office:value-type="string">
            <text:p>8.53 </text:p>
          </table:table-cell>
          <table:table-cell office:value-type="string">
            <text:p>9.19 </text:p>
          </table:table-cell>
          <table:table-cell office:value-type="string">
            <text:p>$2.03 </text:p>
          </table:table-cell>
          <table:table-cell office:value-type="string">
            <text:p>12.31 </text:p>
          </table:table-cell>
          <table:table-cell office:value-type="string">
            <text:p>11.43 </text:p>
          </table:table-cell>
          <table:table-cell office:value-type="string">
            <text:p>7.96 </text:p>
          </table:table-cell>
          <table:table-cell office:value-type="string">
            <text:p>8.57 </text:p>
          </table:table-cell>
          <table:table-cell office:value-type="string">
            <text:p>$1.79 </text:p>
          </table:table-cell>
          <table:table-cell office:value-type="string">
            <text:p>$1.79 </text:p>
          </table:table-cell>
          <table:table-cell office:value-type="string">
            <text:p>41,766 </text:p>
          </table:table-cell>
          <table:table-cell office:value-type="string">
            <text:p>11 </text:p>
          </table:table-cell>
          <table:table-cell office:value-type="string">
            <text:p>$131 </text:p>
          </table:table-cell>
          <table:table-cell office:value-type="string">
            <text:p>$176 </text:p>
          </table:table-cell>
          <table:table-cell office:value-type="string">
            <text:p>$230 </text:p>
          </table:table-cell>
          <table:table-cell office:value-type="string">
            <text:p>$0.10 </text:p>
          </table:table-cell>
          <table:table-cell office:value-type="string">
            <text:p>$0.48 </text:p>
          </table:table-cell>
          <table:table-cell office:value-type="string">
            <text:p>$2.04 </text:p>
          </table:table-cell>
          <table:table-cell office:value-type="string">
            <text:p>$2,027 </text:p>
          </table:table-cell>
          <table:table-cell office:value-type="string">
            <text:p>$1,755 </text:p>
          </table:table-cell>
          <table:table-cell office:value-type="string">
            <text:p>8.99 </text:p>
          </table:table-cell>
          <table:table-cell office:value-type="string">
            <text:p>7.79 </text:p>
          </table:table-cell>
          <table:table-cell office:value-type="string">
            <text:p>9.69 </text:p>
          </table:table-cell>
          <table:table-cell office:value-type="string">
            <text:p>8.39 </text:p>
          </table:table-cell>
          <table:table-cell office:value-type="string">
            <text:p>$934 </text:p>
          </table:table-cell>
          <table:table-cell office:value-type="string">
            <text:p>4.15 </text:p>
          </table:table-cell>
          <table:table-cell office:value-type="string">
            <text:p>4.47 </text:p>
          </table:table-cell>
          <table:table-cell office:value-type="string">
            <text:p>$0.82 </text:p>
          </table:table-cell>
          <table:table-cell office:value-type="string">
            <text:p>3.64 </text:p>
          </table:table-cell>
          <table:table-cell office:value-type="string">
            <text:p>3.92 </text:p>
          </table:table-cell>
          <table:table-cell office:value-type="string">
            <text:p>$0.81 </text:p>
          </table:table-cell>
          <table:table-cell office:value-type="string">
            <text:p>337 </text:p>
          </table:table-cell>
          <table:table-cell office:value-type="string">
            <text:p>$272 </text:p>
          </table:table-cell>
          <table:table-cell office:value-type="string">
            <text:p>$18.1 </text:p>
          </table:table-cell>
          <table:table-cell office:value-type="string">
            <text:p>$0.013 </text:p>
          </table:table-cell>
          <table:table-cell office:value-type="string">
            <text:p>$55,831 </text:p>
          </table:table-cell>
          <table:table-cell office:value-type="string">
            <text:p>0.13432557487865</text:p>
          </table:table-cell>
          <table:table-cell office:value-type="string">
            <text:p>2.08 </text:p>
          </table:table-cell>
          <table:table-cell office:value-type="float" office:value="26">
            <text:p>26</text:p>
          </table:table-cell>
          <table:table-cell office:value-type="string">
            <text:p>51.1 </text:p>
          </table:table-cell>
          <table:table-cell office:value-type="string">
            <text:p>66.4 </text:p>
          </table:table-cell>
          <table:table-cell office:value-type="string">
            <text:p>66.4 </text:p>
          </table:table-cell>
          <table:table-cell office:value-type="string">
            <text:p>0.5688027905601</text:p>
          </table:table-cell>
          <table:table-cell office:value-type="string">
            <text:p>42.2 </text:p>
          </table:table-cell>
          <table:table-cell office:value-type="string">
            <text:p>45.4 </text:p>
          </table:table-cell>
          <table:table-cell office:value-type="string">
            <text:p>8,692 </text:p>
          </table:table-cell>
          <table:table-cell office:value-type="string">
            <text:p>10,040 </text:p>
          </table:table-cell>
          <table:table-cell office:value-type="string">
            <text:p>10,040 </text:p>
          </table:table-cell>
          <table:table-cell office:value-type="string">
            <text:p>$13,718 </text:p>
          </table:table-cell>
          <table:table-cell office:value-type="string">
            <text:p>$19,397 </text:p>
          </table:table-cell>
          <table:table-cell office:value-type="string">
            <text:p>$31,979 </text:p>
          </table:table-cell>
          <table:table-cell office:value-type="string">
            <text:p>$227,955 </text:p>
          </table:table-cell>
          <table:table-cell office:value-type="string">
            <text:p>1,348 </text:p>
          </table:table-cell>
          <table:table-cell office:value-type="string">
            <text:p>$- </text:p>
          </table:table-cell>
          <table:table-cell office:value-type="string">
            <text:p>$765 </text:p>
          </table:table-cell>
          <table:table-cell office:value-type="string">
            <text:p>$732 </text:p>
          </table:table-cell>
          <table:table-cell office:value-type="string">
            <text:p>$762 </text:p>
          </table:table-cell>
          <table:table-cell office:value-type="string">
            <text:p>$56,021 </text:p>
          </table:table-cell>
          <table:table-cell office:value-type="string">
            <text:p>$163,211 </text:p>
          </table:table-cell>
          <table:table-cell office:value-type="string">
            <text:p>1,526 </text:p>
          </table:table-cell>
          <table:table-cell office:value-type="string">
            <text:p>$65,779 </text:p>
          </table:table-cell>
          <table:table-cell office:value-type="string">
            <text:p>601 </text:p>
          </table:table-cell>
          <table:table-cell office:value-type="string">
            <text:p>$65,779 </text:p>
          </table:table-cell>
          <table:table-cell office:value-type="string">
            <text:p>4,533 </text:p>
          </table:table-cell>
          <table:table-cell office:value-type="string">
            <text:p>$32,218 </text:p>
          </table:table-cell>
          <table:table-cell office:value-type="string">
            <text:p>2,032 </text:p>
          </table:table-cell>
          <table:table-cell office:value-type="string">
            <text:p>$30,794 </text:p>
          </table:table-cell>
          <table:table-cell office:value-type="string">
            <text:p>107 </text:p>
          </table:table-cell>
          <table:table-cell office:value-type="string">
            <text:p>413,614 </text:p>
          </table:table-cell>
          <table:table-cell office:value-type="string">
            <text:p>359,697 </text:p>
          </table:table-cell>
          <table:table-cell office:value-type="string">
            <text:p>815 </text:p>
          </table:table-cell>
          <table:table-cell office:value-type="string">
            <text:p>4.72</text:p>
          </table:table-cell>
          <table:table-cell office:value-type="string">
            <text:p>866 </text:p>
          </table:table-cell>
          <table:table-cell office:value-type="string">
            <text:p>134 </text:p>
          </table:table-cell>
          <table:table-cell office:value-type="string">
            <text:p>10.56 </text:p>
          </table:table-cell>
          <table:table-cell office:value-type="string">
            <text:p>9.1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2004</text:p>
          </table:table-cell>
          <table:table-cell office:value-type="string">
            <text:p>8.78 </text:p>
          </table:table-cell>
          <table:table-cell office:value-type="string">
            <text:p>9.51 </text:p>
          </table:table-cell>
          <table:table-cell office:value-type="string">
            <text:p>$2.24 </text:p>
          </table:table-cell>
          <table:table-cell office:value-type="string">
            <text:p>12.08 </text:p>
          </table:table-cell>
          <table:table-cell office:value-type="string">
            <text:p>11.16 </text:p>
          </table:table-cell>
          <table:table-cell office:value-type="string">
            <text:p>8.13 </text:p>
          </table:table-cell>
          <table:table-cell office:value-type="string">
            <text:p>8.80 </text:p>
          </table:table-cell>
          <table:table-cell office:value-type="string">
            <text:p>$1.96 </text:p>
          </table:table-cell>
          <table:table-cell office:value-type="string">
            <text:p>$1.96 </text:p>
          </table:table-cell>
          <table:table-cell office:value-type="string">
            <text:p>57,389 </text:p>
          </table:table-cell>
          <table:table-cell office:value-type="string">
            <text:p>25 </text:p>
          </table:table-cell>
          <table:table-cell office:value-type="string">
            <text:p>$131 </text:p>
          </table:table-cell>
          <table:table-cell office:value-type="string">
            <text:p>$185 </text:p>
          </table:table-cell>
          <table:table-cell office:value-type="string">
            <text:p>$225 </text:p>
          </table:table-cell>
          <table:table-cell office:value-type="string">
            <text:p>$0.11 </text:p>
          </table:table-cell>
          <table:table-cell office:value-type="string">
            <text:p>$0.47 </text:p>
          </table:table-cell>
          <table:table-cell office:value-type="string">
            <text:p>$2.28 </text:p>
          </table:table-cell>
          <table:table-cell office:value-type="string">
            <text:p>$2,254 </text:p>
          </table:table-cell>
          <table:table-cell office:value-type="string">
            <text:p>$1,821 </text:p>
          </table:table-cell>
          <table:table-cell office:value-type="string">
            <text:p>9.35 </text:p>
          </table:table-cell>
          <table:table-cell office:value-type="string">
            <text:p>7.55 </text:p>
          </table:table-cell>
          <table:table-cell office:value-type="string">
            <text:p>10.12 </text:p>
          </table:table-cell>
          <table:table-cell office:value-type="string">
            <text:p>8.17 </text:p>
          </table:table-cell>
          <table:table-cell office:value-type="string">
            <text:p>$955 </text:p>
          </table:table-cell>
          <table:table-cell office:value-type="string">
            <text:p>3.96 </text:p>
          </table:table-cell>
          <table:table-cell office:value-type="string">
            <text:p>4.29 </text:p>
          </table:table-cell>
          <table:table-cell office:value-type="string">
            <text:p>$0.87 </text:p>
          </table:table-cell>
          <table:table-cell office:value-type="string">
            <text:p>3.59 </text:p>
          </table:table-cell>
          <table:table-cell office:value-type="string">
            <text:p>3.89 </text:p>
          </table:table-cell>
          <table:table-cell office:value-type="string">
            <text:p>$1.22 </text:p>
          </table:table-cell>
          <table:table-cell office:value-type="string">
            <text:p>355 </text:p>
          </table:table-cell>
          <table:table-cell office:value-type="string">
            <text:p>$434 </text:p>
          </table:table-cell>
          <table:table-cell office:value-type="string">
            <text:p>$26.6 </text:p>
          </table:table-cell>
          <table:table-cell office:value-type="string">
            <text:p>$0.019 </text:p>
          </table:table-cell>
          <table:table-cell office:value-type="string">
            <text:p>$59,991 </text:p>
          </table:table-cell>
          <table:table-cell office:value-type="string">
            <text:p>0</text:p>
          </table:table-cell>
          <table:table-cell office:value-type="string">
            <text:p>2.25 </text:p>
          </table:table-cell>
          <table:table-cell office:value-type="float" office:value="26">
            <text:p>26</text:p>
          </table:table-cell>
          <table:table-cell office:value-type="string">
            <text:p>50.4 </text:p>
          </table:table-cell>
          <table:table-cell office:value-type="string">
            <text:p>67.6 </text:p>
          </table:table-cell>
          <table:table-cell office:value-type="string">
            <text:p>67.6 </text:p>
          </table:table-cell>
          <table:table-cell office:value-type="string">
            <text:p>1</text:p>
          </table:table-cell>
          <table:table-cell office:value-type="string">
            <text:p>37.1 </text:p>
          </table:table-cell>
          <table:table-cell office:value-type="string">
            <text:p>42.3 </text:p>
          </table:table-cell>
          <table:table-cell office:value-type="string">
            <text:p>8,460 </text:p>
          </table:table-cell>
          <table:table-cell office:value-type="string">
            <text:p>9,900 </text:p>
          </table:table-cell>
          <table:table-cell office:value-type="string">
            <text:p>9,900 </text:p>
          </table:table-cell>
          <table:table-cell office:value-type="string">
            <text:p>$14,647 </text:p>
          </table:table-cell>
          <table:table-cell office:value-type="string">
            <text:p>$20,351 </text:p>
          </table:table-cell>
          <table:table-cell office:value-type="string">
            <text:p>$34,967 </text:p>
          </table:table-cell>
          <table:table-cell office:value-type="string">
            <text:p>$223,297 </text:p>
          </table:table-cell>
          <table:table-cell office:value-type="string">
            <text:p>1,440 </text:p>
          </table:table-cell>
          <table:table-cell office:value-type="string">
            <text:p>$- </text:p>
          </table:table-cell>
          <table:table-cell office:value-type="string">
            <text:p>$757 </text:p>
          </table:table-cell>
          <table:table-cell office:value-type="string">
            <text:p>$756 </text:p>
          </table:table-cell>
          <table:table-cell office:value-type="string">
            <text:p>$757 </text:p>
          </table:table-cell>
          <table:table-cell office:value-type="string">
            <text:p>$53,862 </text:p>
          </table:table-cell>
          <table:table-cell office:value-type="string">
            <text:p>$160,974 </text:p>
          </table:table-cell>
          <table:table-cell office:value-type="string">
            <text:p>1,199 </text:p>
          </table:table-cell>
          <table:table-cell office:value-type="string">
            <text:p>$87,580 </text:p>
          </table:table-cell>
          <table:table-cell office:value-type="string">
            <text:p>946 </text:p>
          </table:table-cell>
          <table:table-cell office:value-type="string">
            <text:p>$87,580 </text:p>
          </table:table-cell>
          <table:table-cell office:value-type="string">
            <text:p>4,003 </text:p>
          </table:table-cell>
          <table:table-cell office:value-type="string">
            <text:p>$39,848 </text:p>
          </table:table-cell>
          <table:table-cell office:value-type="string">
            <text:p>2,312 </text:p>
          </table:table-cell>
          <table:table-cell office:value-type="string">
            <text:p>$28,671 </text:p>
          </table:table-cell>
          <table:table-cell office:value-type="string">
            <text:p>108 </text:p>
          </table:table-cell>
          <table:table-cell office:value-type="string">
            <text:p>435,267 </text:p>
          </table:table-cell>
          <table:table-cell office:value-type="string">
            <text:p>378,731 </text:p>
          </table:table-cell>
          <table:table-cell office:value-type="string">
            <text:p>815 </text:p>
          </table:table-cell>
          <table:table-cell office:value-type="string">
            <text:p>4.50</text:p>
          </table:table-cell>
          <table:table-cell office:value-type="string">
            <text:p>886 </text:p>
          </table:table-cell>
          <table:table-cell office:value-type="string">
            <text:p>135 </text:p>
          </table:table-cell>
          <table:table-cell office:value-type="string">
            <text:p>11.02 </text:p>
          </table:table-cell>
          <table:table-cell office:value-type="string">
            <text:p>9.5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2005</text:p>
          </table:table-cell>
          <table:table-cell office:value-type="string">
            <text:p>9.42 </text:p>
          </table:table-cell>
          <table:table-cell office:value-type="string">
            <text:p>10.23 </text:p>
          </table:table-cell>
          <table:table-cell office:value-type="string">
            <text:p>$2.42 </text:p>
          </table:table-cell>
          <table:table-cell office:value-type="string">
            <text:p>12.52 </text:p>
          </table:table-cell>
          <table:table-cell office:value-type="string">
            <text:p>11.52 </text:p>
          </table:table-cell>
          <table:table-cell office:value-type="string">
            <text:p>8.74 </text:p>
          </table:table-cell>
          <table:table-cell office:value-type="string">
            <text:p>9.50 </text:p>
          </table:table-cell>
          <table:table-cell office:value-type="string">
            <text:p>$2.12 </text:p>
          </table:table-cell>
          <table:table-cell office:value-type="string">
            <text:p>$2.12 </text:p>
          </table:table-cell>
          <table:table-cell office:value-type="string">
            <text:p>62,786 </text:p>
          </table:table-cell>
          <table:table-cell office:value-type="string">
            <text:p>22 </text:p>
          </table:table-cell>
          <table:table-cell office:value-type="string">
            <text:p>$172 </text:p>
          </table:table-cell>
          <table:table-cell office:value-type="string">
            <text:p>$229 </text:p>
          </table:table-cell>
          <table:table-cell office:value-type="string">
            <text:p>$224 </text:p>
          </table:table-cell>
          <table:table-cell office:value-type="string">
            <text:p>$0.11 </text:p>
          </table:table-cell>
          <table:table-cell office:value-type="string">
            <text:p>$0.49 </text:p>
          </table:table-cell>
          <table:table-cell office:value-type="string">
            <text:p>$2.42 </text:p>
          </table:table-cell>
          <table:table-cell office:value-type="string">
            <text:p>$2,402 </text:p>
          </table:table-cell>
          <table:table-cell office:value-type="string">
            <text:p>$1,819 </text:p>
          </table:table-cell>
          <table:table-cell office:value-type="string">
            <text:p>9.92 </text:p>
          </table:table-cell>
          <table:table-cell office:value-type="string">
            <text:p>7.51 </text:p>
          </table:table-cell>
          <table:table-cell office:value-type="string">
            <text:p>10.78 </text:p>
          </table:table-cell>
          <table:table-cell office:value-type="string">
            <text:p>8.16 </text:p>
          </table:table-cell>
          <table:table-cell office:value-type="string">
            <text:p>$1,040 </text:p>
          </table:table-cell>
          <table:table-cell office:value-type="string">
            <text:p>4.29 </text:p>
          </table:table-cell>
          <table:table-cell office:value-type="string">
            <text:p>4.66 </text:p>
          </table:table-cell>
          <table:table-cell office:value-type="string">
            <text:p>$0.78 </text:p>
          </table:table-cell>
          <table:table-cell office:value-type="string">
            <text:p>3.22 </text:p>
          </table:table-cell>
          <table:table-cell office:value-type="string">
            <text:p>3.50 </text:p>
          </table:table-cell>
          <table:table-cell office:value-type="string">
            <text:p>$1.68 </text:p>
          </table:table-cell>
          <table:table-cell office:value-type="string">
            <text:p>346 </text:p>
          </table:table-cell>
          <table:table-cell office:value-type="string">
            <text:p>$583 </text:p>
          </table:table-cell>
          <table:table-cell office:value-type="string">
            <text:p>$34.8 </text:p>
          </table:table-cell>
          <table:table-cell office:value-type="string">
            <text:p>$0.026 </text:p>
          </table:table-cell>
          <table:table-cell office:value-type="string">
            <text:p>$55,810 </text:p>
          </table:table-cell>
          <table:table-cell office:value-type="string">
            <text:p>0</text:p>
          </table:table-cell>
          <table:table-cell office:value-type="string">
            <text:p>2.41 </text:p>
          </table:table-cell>
          <table:table-cell office:value-type="float" office:value="29">
            <text:p>29</text:p>
          </table:table-cell>
          <table:table-cell office:value-type="string">
            <text:p>58.2 </text:p>
          </table:table-cell>
          <table:table-cell office:value-type="string">
            <text:p>77.0 </text:p>
          </table:table-cell>
          <table:table-cell office:value-type="string">
            <text:p>77.0 </text:p>
          </table:table-cell>
          <table:table-cell office:value-type="string">
            <text:p>1</text:p>
          </table:table-cell>
          <table:table-cell office:value-type="string">
            <text:p>35.3 </text:p>
          </table:table-cell>
          <table:table-cell office:value-type="string">
            <text:p>48.6 </text:p>
          </table:table-cell>
          <table:table-cell office:value-type="string">
            <text:p>7,938 </text:p>
          </table:table-cell>
          <table:table-cell office:value-type="string">
            <text:p>9,269 </text:p>
          </table:table-cell>
          <table:table-cell office:value-type="string">
            <text:p>9,269 </text:p>
          </table:table-cell>
          <table:table-cell office:value-type="string">
            <text:p>$14,771 </text:p>
          </table:table-cell>
          <table:table-cell office:value-type="string">
            <text:p>$20,788 </text:p>
          </table:table-cell>
          <table:table-cell office:value-type="string">
            <text:p>$32,361 </text:p>
          </table:table-cell>
          <table:table-cell office:value-type="string">
            <text:p>$211,407 </text:p>
          </table:table-cell>
          <table:table-cell office:value-type="string">
            <text:p>1,331 </text:p>
          </table:table-cell>
          <table:table-cell office:value-type="string">
            <text:p>$- </text:p>
          </table:table-cell>
          <table:table-cell office:value-type="string">
            <text:p>$623 </text:p>
          </table:table-cell>
          <table:table-cell office:value-type="string">
            <text:p>$622 </text:p>
          </table:table-cell>
          <table:table-cell office:value-type="string">
            <text:p>$622 </text:p>
          </table:table-cell>
          <table:table-cell office:value-type="string">
            <text:p>$56,671 </text:p>
          </table:table-cell>
          <table:table-cell office:value-type="string">
            <text:p>$145,953 </text:p>
          </table:table-cell>
          <table:table-cell office:value-type="string">
            <text:p>1,669 </text:p>
          </table:table-cell>
          <table:table-cell office:value-type="string">
            <text:p>$65,052 </text:p>
          </table:table-cell>
          <table:table-cell office:value-type="string">
            <text:p>199 </text:p>
          </table:table-cell>
          <table:table-cell office:value-type="string">
            <text:p>$65,052 </text:p>
          </table:table-cell>
          <table:table-cell office:value-type="string">
            <text:p>3,867 </text:p>
          </table:table-cell>
          <table:table-cell office:value-type="string">
            <text:p>$35,871 </text:p>
          </table:table-cell>
          <table:table-cell office:value-type="string">
            <text:p>2,203 </text:p>
          </table:table-cell>
          <table:table-cell office:value-type="string">
            <text:p>$30,032 </text:p>
          </table:table-cell>
          <table:table-cell office:value-type="string">
            <text:p>110 </text:p>
          </table:table-cell>
          <table:table-cell office:value-type="string">
            <text:p>465,102 </text:p>
          </table:table-cell>
          <table:table-cell office:value-type="string">
            <text:p>371,029 </text:p>
          </table:table-cell>
          <table:table-cell office:value-type="string">
            <text:p>745 </text:p>
          </table:table-cell>
          <table:table-cell office:value-type="string">
            <text:p>4.47</text:p>
          </table:table-cell>
          <table:table-cell office:value-type="string">
            <text:p>898 </text:p>
          </table:table-cell>
          <table:table-cell office:value-type="string">
            <text:p>138 </text:p>
          </table:table-cell>
          <table:table-cell office:value-type="string">
            <text:p>11.63 </text:p>
          </table:table-cell>
          <table:table-cell office:value-type="string">
            <text:p>9.2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2006</text:p>
          </table:table-cell>
          <table:table-cell office:value-type="string">
            <text:p>10.10 </text:p>
          </table:table-cell>
          <table:table-cell office:value-type="string">
            <text:p>10.97 </text:p>
          </table:table-cell>
          <table:table-cell office:value-type="string">
            <text:p>$2.69 </text:p>
          </table:table-cell>
          <table:table-cell office:value-type="string">
            <text:p>13.33 </text:p>
          </table:table-cell>
          <table:table-cell office:value-type="string">
            <text:p>12.26 </text:p>
          </table:table-cell>
          <table:table-cell office:value-type="string">
            <text:p>9.39 </text:p>
          </table:table-cell>
          <table:table-cell office:value-type="string">
            <text:p>10.20 </text:p>
          </table:table-cell>
          <table:table-cell office:value-type="string">
            <text:p>$2.38 </text:p>
          </table:table-cell>
          <table:table-cell office:value-type="string">
            <text:p>$2.38 </text:p>
          </table:table-cell>
          <table:table-cell office:value-type="string">
            <text:p>78,512 </text:p>
          </table:table-cell>
          <table:table-cell office:value-type="string">
            <text:p>22 </text:p>
          </table:table-cell>
          <table:table-cell office:value-type="string">
            <text:p>$147 </text:p>
          </table:table-cell>
          <table:table-cell office:value-type="string">
            <text:p>$240 </text:p>
          </table:table-cell>
          <table:table-cell office:value-type="string">
            <text:p>$259 </text:p>
          </table:table-cell>
          <table:table-cell office:value-type="string">
            <text:p>$0.13 </text:p>
          </table:table-cell>
          <table:table-cell office:value-type="string">
            <text:p>$0.54 </text:p>
          </table:table-cell>
          <table:table-cell office:value-type="string">
            <text:p>$2.80 </text:p>
          </table:table-cell>
          <table:table-cell office:value-type="string">
            <text:p>$2,774 </text:p>
          </table:table-cell>
          <table:table-cell office:value-type="string">
            <text:p>$2,055 </text:p>
          </table:table-cell>
          <table:table-cell office:value-type="string">
            <text:p>10.97 </text:p>
          </table:table-cell>
          <table:table-cell office:value-type="string">
            <text:p>8.13 </text:p>
          </table:table-cell>
          <table:table-cell office:value-type="string">
            <text:p>11.92 </text:p>
          </table:table-cell>
          <table:table-cell office:value-type="string">
            <text:p>8.83 </text:p>
          </table:table-cell>
          <table:table-cell office:value-type="string">
            <text:p>$1,248 </text:p>
          </table:table-cell>
          <table:table-cell office:value-type="string">
            <text:p>4.93 </text:p>
          </table:table-cell>
          <table:table-cell office:value-type="string">
            <text:p>5.36 </text:p>
          </table:table-cell>
          <table:table-cell office:value-type="string">
            <text:p>$0.81 </text:p>
          </table:table-cell>
          <table:table-cell office:value-type="string">
            <text:p>3.19 </text:p>
          </table:table-cell>
          <table:table-cell office:value-type="string">
            <text:p>3.47 </text:p>
          </table:table-cell>
          <table:table-cell office:value-type="string">
            <text:p>$2.03 </text:p>
          </table:table-cell>
          <table:table-cell office:value-type="string">
            <text:p>354 </text:p>
          </table:table-cell>
          <table:table-cell office:value-type="string">
            <text:p>$719 </text:p>
          </table:table-cell>
          <table:table-cell office:value-type="string">
            <text:p>$41.9 </text:p>
          </table:table-cell>
          <table:table-cell office:value-type="string">
            <text:p>$0.031 </text:p>
          </table:table-cell>
          <table:table-cell office:value-type="string">
            <text:p>$56,492 </text:p>
          </table:table-cell>
          <table:table-cell office:value-type="string">
            <text:p>0</text:p>
          </table:table-cell>
          <table:table-cell office:value-type="string">
            <text:p>2.50 </text:p>
          </table:table-cell>
          <table:table-cell office:value-type="float" office:value="29">
            <text:p>29</text:p>
          </table:table-cell>
          <table:table-cell office:value-type="string">
            <text:p>54.3 </text:p>
          </table:table-cell>
          <table:table-cell office:value-type="string">
            <text:p>85.6 </text:p>
          </table:table-cell>
          <table:table-cell office:value-type="string">
            <text:p>85.6 </text:p>
          </table:table-cell>
          <table:table-cell office:value-type="string">
            <text:p>0.56608103096607</text:p>
          </table:table-cell>
          <table:table-cell office:value-type="string">
            <text:p>35.7 </text:p>
          </table:table-cell>
          <table:table-cell office:value-type="string">
            <text:p>44.7 </text:p>
          </table:table-cell>
          <table:table-cell office:value-type="string">
            <text:p>7,940 </text:p>
          </table:table-cell>
          <table:table-cell office:value-type="string">
            <text:p>9,307 </text:p>
          </table:table-cell>
          <table:table-cell office:value-type="string">
            <text:p>9,307 </text:p>
          </table:table-cell>
          <table:table-cell office:value-type="string">
            <text:p>$16,514 </text:p>
          </table:table-cell>
          <table:table-cell office:value-type="string">
            <text:p>$22,286 </text:p>
          </table:table-cell>
          <table:table-cell office:value-type="string">
            <text:p>$34,582 </text:p>
          </table:table-cell>
          <table:table-cell office:value-type="string">
            <text:p>$192,768 </text:p>
          </table:table-cell>
          <table:table-cell office:value-type="string">
            <text:p>1,367 </text:p>
          </table:table-cell>
          <table:table-cell office:value-type="string">
            <text:p>$- </text:p>
          </table:table-cell>
          <table:table-cell office:value-type="string">
            <text:p>$607 </text:p>
          </table:table-cell>
          <table:table-cell office:value-type="string">
            <text:p>$623 </text:p>
          </table:table-cell>
          <table:table-cell office:value-type="string">
            <text:p>$610 </text:p>
          </table:table-cell>
          <table:table-cell office:value-type="string">
            <text:p>$55,808 </text:p>
          </table:table-cell>
          <table:table-cell office:value-type="string">
            <text:p>$129,620 </text:p>
          </table:table-cell>
          <table:table-cell office:value-type="string">
            <text:p>1,499 </text:p>
          </table:table-cell>
          <table:table-cell office:value-type="string">
            <text:p>$83,983 </text:p>
          </table:table-cell>
          <table:table-cell office:value-type="string">
            <text:p>152 </text:p>
          </table:table-cell>
          <table:table-cell office:value-type="string">
            <text:p>$83,983 </text:p>
          </table:table-cell>
          <table:table-cell office:value-type="string">
            <text:p>3,968 </text:p>
          </table:table-cell>
          <table:table-cell office:value-type="string">
            <text:p>$23,152 </text:p>
          </table:table-cell>
          <table:table-cell office:value-type="string">
            <text:p>2,321 </text:p>
          </table:table-cell>
          <table:table-cell office:value-type="string">
            <text:p>$31,884 </text:p>
          </table:table-cell>
          <table:table-cell office:value-type="string">
            <text:p>111 </text:p>
          </table:table-cell>
          <table:table-cell office:value-type="string">
            <text:p>445,724 </text:p>
          </table:table-cell>
          <table:table-cell office:value-type="string">
            <text:p>383,986 </text:p>
          </table:table-cell>
          <table:table-cell office:value-type="string">
            <text:p>795 </text:p>
          </table:table-cell>
          <table:table-cell office:value-type="string">
            <text:p>4.41</text:p>
          </table:table-cell>
          <table:table-cell office:value-type="string">
            <text:p>919 </text:p>
          </table:table-cell>
          <table:table-cell office:value-type="string">
            <text:p>140 </text:p>
          </table:table-cell>
          <table:table-cell office:value-type="string">
            <text:p>11.00 </text:p>
          </table:table-cell>
          <table:table-cell office:value-type="string">
            <text:p>9.4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2007</text:p>
          </table:table-cell>
          <table:table-cell office:value-type="string">
            <text:p>10.18 </text:p>
          </table:table-cell>
          <table:table-cell office:value-type="string">
            <text:p>11.05 </text:p>
          </table:table-cell>
          <table:table-cell office:value-type="string">
            <text:p>$3.08 </text:p>
          </table:table-cell>
          <table:table-cell office:value-type="string">
            <text:p>13.44 </text:p>
          </table:table-cell>
          <table:table-cell office:value-type="string">
            <text:p>12.38 </text:p>
          </table:table-cell>
          <table:table-cell office:value-type="string">
            <text:p>9.43 </text:p>
          </table:table-cell>
          <table:table-cell office:value-type="string">
            <text:p>10.24 </text:p>
          </table:table-cell>
          <table:table-cell office:value-type="string">
            <text:p>$2.48 </text:p>
          </table:table-cell>
          <table:table-cell office:value-type="string">
            <text:p>$2.48 </text:p>
          </table:table-cell>
          <table:table-cell office:value-type="string">
            <text:p>96,046 </text:p>
          </table:table-cell>
          <table:table-cell office:value-type="string">
            <text:p>21 </text:p>
          </table:table-cell>
          <table:table-cell office:value-type="string">
            <text:p>$141 </text:p>
          </table:table-cell>
          <table:table-cell office:value-type="string">
            <text:p>$535 </text:p>
          </table:table-cell>
          <table:table-cell office:value-type="string">
            <text:p>$248 </text:p>
          </table:table-cell>
          <table:table-cell office:value-type="string">
            <text:p>$0.13 </text:p>
          </table:table-cell>
          <table:table-cell office:value-type="string">
            <text:p>$0.52 </text:p>
          </table:table-cell>
          <table:table-cell office:value-type="string">
            <text:p>$2.95 </text:p>
          </table:table-cell>
          <table:table-cell office:value-type="string">
            <text:p>$2,925 </text:p>
          </table:table-cell>
          <table:table-cell office:value-type="string">
            <text:p>$2,146 </text:p>
          </table:table-cell>
          <table:table-cell office:value-type="string">
            <text:p>11.13 </text:p>
          </table:table-cell>
          <table:table-cell office:value-type="string">
            <text:p>8.16 </text:p>
          </table:table-cell>
          <table:table-cell office:value-type="string">
            <text:p>12.08 </text:p>
          </table:table-cell>
          <table:table-cell office:value-type="string">
            <text:p>8.86 </text:p>
          </table:table-cell>
          <table:table-cell office:value-type="string">
            <text:p>$1,332 </text:p>
          </table:table-cell>
          <table:table-cell office:value-type="string">
            <text:p>5.07 </text:p>
          </table:table-cell>
          <table:table-cell office:value-type="string">
            <text:p>5.50 </text:p>
          </table:table-cell>
          <table:table-cell office:value-type="string">
            <text:p>$0.81 </text:p>
          </table:table-cell>
          <table:table-cell office:value-type="string">
            <text:p>3.10 </text:p>
          </table:table-cell>
          <table:table-cell office:value-type="string">
            <text:p>3.36 </text:p>
          </table:table-cell>
          <table:table-cell office:value-type="string">
            <text:p>$2.20 </text:p>
          </table:table-cell>
          <table:table-cell office:value-type="string">
            <text:p>354 </text:p>
          </table:table-cell>
          <table:table-cell office:value-type="string">
            <text:p>$779 </text:p>
          </table:table-cell>
          <table:table-cell office:value-type="string">
            <text:p>$44.4 </text:p>
          </table:table-cell>
          <table:table-cell office:value-type="string">
            <text:p>$0.032 </text:p>
          </table:table-cell>
          <table:table-cell office:value-type="string">
            <text:p>$56,718 </text:p>
          </table:table-cell>
          <table:table-cell office:value-type="string">
            <text:p>0.26628819745578</text:p>
          </table:table-cell>
          <table:table-cell office:value-type="string">
            <text:p>2.50 </text:p>
          </table:table-cell>
          <table:table-cell office:value-type="float" office:value="30">
            <text:p>30</text:p>
          </table:table-cell>
          <table:table-cell office:value-type="string">
            <text:p>54.4 </text:p>
          </table:table-cell>
          <table:table-cell office:value-type="string">
            <text:p>86.2 </text:p>
          </table:table-cell>
          <table:table-cell office:value-type="string">
            <text:p>86.2 </text:p>
          </table:table-cell>
          <table:table-cell office:value-type="string">
            <text:p>0.570064297663920</text:p>
          </table:table-cell>
          <table:table-cell office:value-type="string">
            <text:p>31.3 </text:p>
          </table:table-cell>
          <table:table-cell office:value-type="string">
            <text:p>44.9 </text:p>
          </table:table-cell>
          <table:table-cell office:value-type="string">
            <text:p>8,295 </text:p>
          </table:table-cell>
          <table:table-cell office:value-type="string">
            <text:p>9,680 </text:p>
          </table:table-cell>
          <table:table-cell office:value-type="string">
            <text:p>9,680 </text:p>
          </table:table-cell>
          <table:table-cell office:value-type="string">
            <text:p>$12,964 </text:p>
          </table:table-cell>
          <table:table-cell office:value-type="string">
            <text:p>$19,408 </text:p>
          </table:table-cell>
          <table:table-cell office:value-type="string">
            <text:p>$34,848 </text:p>
          </table:table-cell>
          <table:table-cell office:value-type="string">
            <text:p>$195,817 </text:p>
          </table:table-cell>
          <table:table-cell office:value-type="string">
            <text:p>1,385 </text:p>
          </table:table-cell>
          <table:table-cell office:value-type="string">
            <text:p>$- </text:p>
          </table:table-cell>
          <table:table-cell office:value-type="string">
            <text:p>$618 </text:p>
          </table:table-cell>
          <table:table-cell office:value-type="string">
            <text:p>$629 </text:p>
          </table:table-cell>
          <table:table-cell office:value-type="string">
            <text:p>$621 </text:p>
          </table:table-cell>
          <table:table-cell office:value-type="string">
            <text:p>$58,006 </text:p>
          </table:table-cell>
          <table:table-cell office:value-type="string">
            <text:p>$130,022 </text:p>
          </table:table-cell>
          <table:table-cell office:value-type="string">
            <text:p>1,639 </text:p>
          </table:table-cell>
          <table:table-cell office:value-type="string">
            <text:p>$76,943 </text:p>
          </table:table-cell>
          <table:table-cell office:value-type="string">
            <text:p>699 </text:p>
          </table:table-cell>
          <table:table-cell office:value-type="string">
            <text:p>$76,943 </text:p>
          </table:table-cell>
          <table:table-cell office:value-type="string">
            <text:p>3,547 </text:p>
          </table:table-cell>
          <table:table-cell office:value-type="string">
            <text:p>$30,692 </text:p>
          </table:table-cell>
          <table:table-cell office:value-type="string">
            <text:p>2,410 </text:p>
          </table:table-cell>
          <table:table-cell office:value-type="string">
            <text:p>$33,149 </text:p>
          </table:table-cell>
          <table:table-cell office:value-type="string">
            <text:p>113 </text:p>
          </table:table-cell>
          <table:table-cell office:value-type="string">
            <text:p>451,886 </text:p>
          </table:table-cell>
          <table:table-cell office:value-type="string">
            <text:p>388,270 </text:p>
          </table:table-cell>
          <table:table-cell office:value-type="string">
            <text:p>784 </text:p>
          </table:table-cell>
          <table:table-cell office:value-type="string">
            <text:p>4.10</text:p>
          </table:table-cell>
          <table:table-cell office:value-type="string">
            <text:p>926 </text:p>
          </table:table-cell>
          <table:table-cell office:value-type="string">
            <text:p>144 </text:p>
          </table:table-cell>
          <table:table-cell office:value-type="string">
            <text:p>10.93 </text:p>
          </table:table-cell>
          <table:table-cell office:value-type="string">
            <text:p>9.3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2008</text:p>
          </table:table-cell>
          <table:table-cell office:value-type="string">
            <text:p>10.75 </text:p>
          </table:table-cell>
          <table:table-cell office:value-type="string">
            <text:p>11.46 </text:p>
          </table:table-cell>
          <table:table-cell office:value-type="string">
            <text:p>$3.22 </text:p>
          </table:table-cell>
          <table:table-cell office:value-type="string">
            <text:p>13.62 </text:p>
          </table:table-cell>
          <table:table-cell office:value-type="string">
            <text:p>12.77 </text:p>
          </table:table-cell>
          <table:table-cell office:value-type="string">
            <text:p>9.87 </text:p>
          </table:table-cell>
          <table:table-cell office:value-type="string">
            <text:p>10.52 </text:p>
          </table:table-cell>
          <table:table-cell office:value-type="string">
            <text:p>$2.55 </text:p>
          </table:table-cell>
          <table:table-cell office:value-type="string">
            <text:p>$2.55 </text:p>
          </table:table-cell>
          <table:table-cell office:value-type="string">
            <text:p>116,316 </text:p>
          </table:table-cell>
          <table:table-cell office:value-type="string">
            <text:p>245 </text:p>
          </table:table-cell>
          <table:table-cell office:value-type="string">
            <text:p>$144 </text:p>
          </table:table-cell>
          <table:table-cell office:value-type="string">
            <text:p>$319 </text:p>
          </table:table-cell>
          <table:table-cell office:value-type="string">
            <text:p>$264 </text:p>
          </table:table-cell>
          <table:table-cell office:value-type="string">
            <text:p>$0.14 </text:p>
          </table:table-cell>
          <table:table-cell office:value-type="string">
            <text:p>$0.57 </text:p>
          </table:table-cell>
          <table:table-cell office:value-type="string">
            <text:p>$3.24 </text:p>
          </table:table-cell>
          <table:table-cell office:value-type="string">
            <text:p>$2,999 </text:p>
          </table:table-cell>
          <table:table-cell office:value-type="string">
            <text:p>$1,947 </text:p>
          </table:table-cell>
          <table:table-cell office:value-type="string">
            <text:p>11.61 </text:p>
          </table:table-cell>
          <table:table-cell office:value-type="string">
            <text:p>7.54 </text:p>
          </table:table-cell>
          <table:table-cell office:value-type="string">
            <text:p>12.38 </text:p>
          </table:table-cell>
          <table:table-cell office:value-type="string">
            <text:p>8.04 </text:p>
          </table:table-cell>
          <table:table-cell office:value-type="string">
            <text:p>$1,127 </text:p>
          </table:table-cell>
          <table:table-cell office:value-type="string">
            <text:p>4.37 </text:p>
          </table:table-cell>
          <table:table-cell office:value-type="string">
            <text:p>4.65 </text:p>
          </table:table-cell>
          <table:table-cell office:value-type="string">
            <text:p>$0.82 </text:p>
          </table:table-cell>
          <table:table-cell office:value-type="string">
            <text:p>3.17 </text:p>
          </table:table-cell>
          <table:table-cell office:value-type="string">
            <text:p>3.38 </text:p>
          </table:table-cell>
          <table:table-cell office:value-type="string">
            <text:p>$3.15 </text:p>
          </table:table-cell>
          <table:table-cell office:value-type="string">
            <text:p>334 </text:p>
          </table:table-cell>
          <table:table-cell office:value-type="string">
            <text:p>$1,052 </text:p>
          </table:table-cell>
          <table:table-cell office:value-type="string">
            <text:p>$62.6 </text:p>
          </table:table-cell>
          <table:table-cell office:value-type="string">
            <text:p>$0.043 </text:p>
          </table:table-cell>
          <table:table-cell office:value-type="string">
            <text:p>$59,364 </text:p>
          </table:table-cell>
          <table:table-cell office:value-type="string">
            <text:p>0.35089593054100</text:p>
          </table:table-cell>
          <table:table-cell office:value-type="string">
            <text:p>2.52 </text:p>
          </table:table-cell>
          <table:table-cell office:value-type="float" office:value="30">
            <text:p>30</text:p>
          </table:table-cell>
          <table:table-cell office:value-type="string">
            <text:p>53.9 </text:p>
          </table:table-cell>
          <table:table-cell office:value-type="string">
            <text:p>94.0 </text:p>
          </table:table-cell>
          <table:table-cell office:value-type="string">
            <text:p>94.0 </text:p>
          </table:table-cell>
          <table:table-cell office:value-type="string">
            <text:p>0.54667761639128</text:p>
          </table:table-cell>
          <table:table-cell office:value-type="string">
            <text:p>32.0 </text:p>
          </table:table-cell>
          <table:table-cell office:value-type="string">
            <text:p>45.9 </text:p>
          </table:table-cell>
          <table:table-cell office:value-type="string">
            <text:p>8,267 </text:p>
          </table:table-cell>
          <table:table-cell office:value-type="string">
            <text:p>9,628 </text:p>
          </table:table-cell>
          <table:table-cell office:value-type="string">
            <text:p>9,628 </text:p>
          </table:table-cell>
          <table:table-cell office:value-type="string">
            <text:p>$13,486 </text:p>
          </table:table-cell>
          <table:table-cell office:value-type="string">
            <text:p>$17,386 </text:p>
          </table:table-cell>
          <table:table-cell office:value-type="string">
            <text:p>$37,459 </text:p>
          </table:table-cell>
          <table:table-cell office:value-type="string">
            <text:p>$181,722 </text:p>
          </table:table-cell>
          <table:table-cell office:value-type="string">
            <text:p>1,361 </text:p>
          </table:table-cell>
          <table:table-cell office:value-type="string">
            <text:p>$- </text:p>
          </table:table-cell>
          <table:table-cell office:value-type="string">
            <text:p>$577 </text:p>
          </table:table-cell>
          <table:table-cell office:value-type="string">
            <text:p>$594 </text:p>
          </table:table-cell>
          <table:table-cell office:value-type="string">
            <text:p>$585 </text:p>
          </table:table-cell>
          <table:table-cell office:value-type="string">
            <text:p>$41,074 </text:p>
          </table:table-cell>
          <table:table-cell office:value-type="string">
            <text:p>$132,877 </text:p>
          </table:table-cell>
          <table:table-cell office:value-type="string">
            <text:p>1,584 </text:p>
          </table:table-cell>
          <table:table-cell office:value-type="string">
            <text:p>$87,479 </text:p>
          </table:table-cell>
          <table:table-cell office:value-type="string">
            <text:p>727 </text:p>
          </table:table-cell>
          <table:table-cell office:value-type="string">
            <text:p>$87,479 </text:p>
          </table:table-cell>
          <table:table-cell office:value-type="string">
            <text:p>3,627 </text:p>
          </table:table-cell>
          <table:table-cell office:value-type="string">
            <text:p>$31,537 </text:p>
          </table:table-cell>
          <table:table-cell office:value-type="string">
            <text:p>2,329 </text:p>
          </table:table-cell>
          <table:table-cell office:value-type="string">
            <text:p>$34,795 </text:p>
          </table:table-cell>
          <table:table-cell office:value-type="string">
            <text:p>113 </text:p>
          </table:table-cell>
          <table:table-cell office:value-type="string">
            <text:p>440,019 </text:p>
          </table:table-cell>
          <table:table-cell office:value-type="string">
            <text:p>380,157 </text:p>
          </table:table-cell>
          <table:table-cell office:value-type="string">
            <text:p>759 </text:p>
          </table:table-cell>
          <table:table-cell office:value-type="string">
            <text:p>3.62</text:p>
          </table:table-cell>
          <table:table-cell office:value-type="string">
            <text:p>979 </text:p>
          </table:table-cell>
          <table:table-cell office:value-type="string">
            <text:p>146 </text:p>
          </table:table-cell>
          <table:table-cell office:value-type="string">
            <text:p>10.63 </text:p>
          </table:table-cell>
          <table:table-cell office:value-type="string">
            <text:p>9.1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2009</text:p>
          </table:table-cell>
          <table:table-cell office:value-type="string">
            <text:p>10.63 </text:p>
          </table:table-cell>
          <table:table-cell office:value-type="string">
            <text:p>11.09 </text:p>
          </table:table-cell>
          <table:table-cell office:value-type="string">
            <text:p>$3.01 </text:p>
          </table:table-cell>
          <table:table-cell office:value-type="string">
            <text:p>12.58 </text:p>
          </table:table-cell>
          <table:table-cell office:value-type="string">
            <text:p>12.06 </text:p>
          </table:table-cell>
          <table:table-cell office:value-type="string">
            <text:p>9.57 </text:p>
          </table:table-cell>
          <table:table-cell office:value-type="string">
            <text:p>9.98 </text:p>
          </table:table-cell>
          <table:table-cell office:value-type="string">
            <text:p>$2.31 </text:p>
          </table:table-cell>
          <table:table-cell office:value-type="string">
            <text:p>$2.31 </text:p>
          </table:table-cell>
          <table:table-cell office:value-type="string">
            <text:p>147,015 </text:p>
          </table:table-cell>
          <table:table-cell office:value-type="string">
            <text:p>283 </text:p>
          </table:table-cell>
          <table:table-cell office:value-type="string">
            <text:p>$159 </text:p>
          </table:table-cell>
          <table:table-cell office:value-type="string">
            <text:p>$216 </text:p>
          </table:table-cell>
          <table:table-cell office:value-type="string">
            <text:p>$284 </text:p>
          </table:table-cell>
          <table:table-cell office:value-type="string">
            <text:p>$0.18 </text:p>
          </table:table-cell>
          <table:table-cell office:value-type="string">
            <text:p>$0.79 </text:p>
          </table:table-cell>
          <table:table-cell office:value-type="string">
            <text:p>$2.80 </text:p>
          </table:table-cell>
          <table:table-cell office:value-type="string">
            <text:p>$2,514 </text:p>
          </table:table-cell>
          <table:table-cell office:value-type="string">
            <text:p>$1,972 </text:p>
          </table:table-cell>
          <table:table-cell office:value-type="string">
            <text:p>10.41 </text:p>
          </table:table-cell>
          <table:table-cell office:value-type="string">
            <text:p>8.17 </text:p>
          </table:table-cell>
          <table:table-cell office:value-type="string">
            <text:p>10.86 </text:p>
          </table:table-cell>
          <table:table-cell office:value-type="string">
            <text:p>8.52 </text:p>
          </table:table-cell>
          <table:table-cell office:value-type="string">
            <text:p>$1,038 </text:p>
          </table:table-cell>
          <table:table-cell office:value-type="string">
            <text:p>4.30 </text:p>
          </table:table-cell>
          <table:table-cell office:value-type="string">
            <text:p>4.48 </text:p>
          </table:table-cell>
          <table:table-cell office:value-type="string">
            <text:p>$0.93 </text:p>
          </table:table-cell>
          <table:table-cell office:value-type="string">
            <text:p>3.87 </text:p>
          </table:table-cell>
          <table:table-cell office:value-type="string">
            <text:p>4.04 </text:p>
          </table:table-cell>
          <table:table-cell office:value-type="string">
            <text:p>$1.78 </text:p>
          </table:table-cell>
          <table:table-cell office:value-type="string">
            <text:p>305 </text:p>
          </table:table-cell>
          <table:table-cell office:value-type="string">
            <text:p>$542 </text:p>
          </table:table-cell>
          <table:table-cell office:value-type="string">
            <text:p>$34.8 </text:p>
          </table:table-cell>
          <table:table-cell office:value-type="string">
            <text:p>$0.023 </text:p>
          </table:table-cell>
          <table:table-cell office:value-type="string">
            <text:p>$71,780 </text:p>
          </table:table-cell>
          <table:table-cell office:value-type="string">
            <text:p>0.21548319862534</text:p>
          </table:table-cell>
          <table:table-cell office:value-type="string">
            <text:p>2.60 </text:p>
          </table:table-cell>
          <table:table-cell office:value-type="float" office:value="25">
            <text:p>25</text:p>
          </table:table-cell>
          <table:table-cell office:value-type="string">
            <text:p>54.9 </text:p>
          </table:table-cell>
          <table:table-cell office:value-type="string">
            <text:p>70.0 </text:p>
          </table:table-cell>
          <table:table-cell office:value-type="string">
            <text:p>70.0 </text:p>
          </table:table-cell>
          <table:table-cell office:value-type="string">
            <text:p>1</text:p>
          </table:table-cell>
          <table:table-cell office:value-type="string">
            <text:p>29.6 </text:p>
          </table:table-cell>
          <table:table-cell office:value-type="string">
            <text:p>45.4 </text:p>
          </table:table-cell>
          <table:table-cell office:value-type="string">
            <text:p>7,676 </text:p>
          </table:table-cell>
          <table:table-cell office:value-type="string">
            <text:p>8,912 </text:p>
          </table:table-cell>
          <table:table-cell office:value-type="string">
            <text:p>8,912 </text:p>
          </table:table-cell>
          <table:table-cell office:value-type="string">
            <text:p>$14,313 </text:p>
          </table:table-cell>
          <table:table-cell office:value-type="string">
            <text:p>$23,993 </text:p>
          </table:table-cell>
          <table:table-cell office:value-type="string">
            <text:p>$44,060 </text:p>
          </table:table-cell>
          <table:table-cell office:value-type="string">
            <text:p>$257,848 </text:p>
          </table:table-cell>
          <table:table-cell office:value-type="string">
            <text:p>1,236 </text:p>
          </table:table-cell>
          <table:table-cell office:value-type="string">
            <text:p>$- </text:p>
          </table:table-cell>
          <table:table-cell office:value-type="string">
            <text:p>$776 </text:p>
          </table:table-cell>
          <table:table-cell office:value-type="string">
            <text:p>$836 </text:p>
          </table:table-cell>
          <table:table-cell office:value-type="string">
            <text:p>$812 </text:p>
          </table:table-cell>
          <table:table-cell office:value-type="string">
            <text:p>$84,110 </text:p>
          </table:table-cell>
          <table:table-cell office:value-type="string">
            <text:p>$163,096 </text:p>
          </table:table-cell>
          <table:table-cell office:value-type="string">
            <text:p>1,371 </text:p>
          </table:table-cell>
          <table:table-cell office:value-type="string">
            <text:p>$134,037 </text:p>
          </table:table-cell>
          <table:table-cell office:value-type="string">
            <text:p>701 </text:p>
          </table:table-cell>
          <table:table-cell office:value-type="string">
            <text:p>$134,037 </text:p>
          </table:table-cell>
          <table:table-cell office:value-type="string">
            <text:p>3,387 </text:p>
          </table:table-cell>
          <table:table-cell office:value-type="string">
            <text:p>$29,704 </text:p>
          </table:table-cell>
          <table:table-cell office:value-type="string">
            <text:p>2,216 </text:p>
          </table:table-cell>
          <table:table-cell office:value-type="string">
            <text:p>$45,084 </text:p>
          </table:table-cell>
          <table:table-cell office:value-type="string">
            <text:p>114 </text:p>
          </table:table-cell>
          <table:table-cell office:value-type="string">
            <text:p>407,316 </text:p>
          </table:table-cell>
          <table:table-cell office:value-type="string">
            <text:p>355,106 </text:p>
          </table:table-cell>
          <table:table-cell office:value-type="string">
            <text:p>749 </text:p>
          </table:table-cell>
          <table:table-cell office:value-type="string">
            <text:p>3.62</text:p>
          </table:table-cell>
          <table:table-cell office:value-type="string">
            <text:p>1,035 </text:p>
          </table:table-cell>
          <table:table-cell office:value-type="string">
            <text:p>148 </text:p>
          </table:table-cell>
          <table:table-cell office:value-type="string">
            <text:p>9.75 </text:p>
          </table:table-cell>
          <table:table-cell office:value-type="string">
            <text:p>8.5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2010</text:p>
          </table:table-cell>
          <table:table-cell office:value-type="string">
            <text:p>11.56 </text:p>
          </table:table-cell>
          <table:table-cell office:value-type="string">
            <text:p>11.91 </text:p>
          </table:table-cell>
          <table:table-cell office:value-type="string">
            <text:p>$3.43 </text:p>
          </table:table-cell>
          <table:table-cell office:value-type="string">
            <text:p>12.77 </text:p>
          </table:table-cell>
          <table:table-cell office:value-type="string">
            <text:p>12.39 </text:p>
          </table:table-cell>
          <table:table-cell office:value-type="string">
            <text:p>10.32 </text:p>
          </table:table-cell>
          <table:table-cell office:value-type="string">
            <text:p>10.64 </text:p>
          </table:table-cell>
          <table:table-cell office:value-type="string">
            <text:p>$2.60 </text:p>
          </table:table-cell>
          <table:table-cell office:value-type="string">
            <text:p>$2.60 </text:p>
          </table:table-cell>
          <table:table-cell office:value-type="string">
            <text:p>192,786 </text:p>
          </table:table-cell>
          <table:table-cell office:value-type="string">
            <text:p>299 </text:p>
          </table:table-cell>
          <table:table-cell office:value-type="string">
            <text:p>$147 </text:p>
          </table:table-cell>
          <table:table-cell office:value-type="string">
            <text:p>$238 </text:p>
          </table:table-cell>
          <table:table-cell office:value-type="string">
            <text:p>$262 </text:p>
          </table:table-cell>
          <table:table-cell office:value-type="string">
            <text:p>$0.20 </text:p>
          </table:table-cell>
          <table:table-cell office:value-type="string">
            <text:p>$0.80 </text:p>
          </table:table-cell>
          <table:table-cell office:value-type="string">
            <text:p>$2.97 </text:p>
          </table:table-cell>
          <table:table-cell office:value-type="string">
            <text:p>$2,672 </text:p>
          </table:table-cell>
          <table:table-cell office:value-type="string">
            <text:p>$1,946 </text:p>
          </table:table-cell>
          <table:table-cell office:value-type="string">
            <text:p>10.61 </text:p>
          </table:table-cell>
          <table:table-cell office:value-type="string">
            <text:p>7.73 </text:p>
          </table:table-cell>
          <table:table-cell office:value-type="string">
            <text:p>10.93 </text:p>
          </table:table-cell>
          <table:table-cell office:value-type="string">
            <text:p>7.96 </text:p>
          </table:table-cell>
          <table:table-cell office:value-type="string">
            <text:p>$1,057 </text:p>
          </table:table-cell>
          <table:table-cell office:value-type="string">
            <text:p>4.20 </text:p>
          </table:table-cell>
          <table:table-cell office:value-type="string">
            <text:p>4.33 </text:p>
          </table:table-cell>
          <table:table-cell office:value-type="string">
            <text:p>$0.89 </text:p>
          </table:table-cell>
          <table:table-cell office:value-type="string">
            <text:p>3.53 </text:p>
          </table:table-cell>
          <table:table-cell office:value-type="string">
            <text:p>3.64 </text:p>
          </table:table-cell>
          <table:table-cell office:value-type="string">
            <text:p>$2.27 </text:p>
          </table:table-cell>
          <table:table-cell office:value-type="string">
            <text:p>320 </text:p>
          </table:table-cell>
          <table:table-cell office:value-type="string">
            <text:p>$726 </text:p>
          </table:table-cell>
          <table:table-cell office:value-type="string">
            <text:p>$44.0 </text:p>
          </table:table-cell>
          <table:table-cell office:value-type="string">
            <text:p>$0.030 </text:p>
          </table:table-cell>
          <table:table-cell office:value-type="string">
            <text:p>$71,588 </text:p>
          </table:table-cell>
          <table:table-cell office:value-type="string">
            <text:p>0.27181261049263</text:p>
          </table:table-cell>
          <table:table-cell office:value-type="string">
            <text:p>2.83 </text:p>
          </table:table-cell>
          <table:table-cell office:value-type="float" office:value="28">
            <text:p>28</text:p>
          </table:table-cell>
          <table:table-cell office:value-type="string">
            <text:p>31.3 </text:p>
          </table:table-cell>
          <table:table-cell office:value-type="string">
            <text:p>83.0 </text:p>
          </table:table-cell>
          <table:table-cell office:value-type="string">
            <text:p>83.0 </text:p>
          </table:table-cell>
          <table:table-cell office:value-type="string">
            <text:p>0.55920877178278</text:p>
          </table:table-cell>
          <table:table-cell office:value-type="string">
            <text:p>26.6 </text:p>
          </table:table-cell>
          <table:table-cell office:value-type="string">
            <text:p>3,036.8 </text:p>
          </table:table-cell>
          <table:table-cell office:value-type="string">
            <text:p>4,938 </text:p>
          </table:table-cell>
          <table:table-cell office:value-type="string">
            <text:p>8,649 </text:p>
          </table:table-cell>
          <table:table-cell office:value-type="string">
            <text:p>8,649 </text:p>
          </table:table-cell>
          <table:table-cell office:value-type="string">
            <text:p>$20,744 </text:p>
          </table:table-cell>
          <table:table-cell office:value-type="string">
            <text:p>$20,905 </text:p>
          </table:table-cell>
          <table:table-cell office:value-type="string">
            <text:p>$69,588 </text:p>
          </table:table-cell>
          <table:table-cell office:value-type="string">
            <text:p>$75,229 </text:p>
          </table:table-cell>
          <table:table-cell office:value-type="string">
            <text:p>3,711 </text:p>
          </table:table-cell>
          <table:table-cell office:value-type="string">
            <text:p>$- </text:p>
          </table:table-cell>
          <table:table-cell office:value-type="string">
            <text:p>$705 </text:p>
          </table:table-cell>
          <table:table-cell office:value-type="string">
            <text:p>$706 </text:p>
          </table:table-cell>
          <table:table-cell office:value-type="string">
            <text:p>$706 </text:p>
          </table:table-cell>
          <table:table-cell office:value-type="string">
            <text:p>$21,118 </text:p>
          </table:table-cell>
          <table:table-cell office:value-type="string">
            <text:p>$50,627 </text:p>
          </table:table-cell>
          <table:table-cell office:value-type="string">
            <text:p>1,189 </text:p>
          </table:table-cell>
          <table:table-cell office:value-type="string">
            <text:p>$164,828 </text:p>
          </table:table-cell>
          <table:table-cell office:value-type="string">
            <text:p>654 </text:p>
          </table:table-cell>
          <table:table-cell office:value-type="string">
            <text:p>$164,828 </text:p>
          </table:table-cell>
          <table:table-cell office:value-type="string">
            <text:p>3,061 </text:p>
          </table:table-cell>
          <table:table-cell office:value-type="string">
            <text:p>$31,789 </text:p>
          </table:table-cell>
          <table:table-cell office:value-type="string">
            <text:p>34 </text:p>
          </table:table-cell>
          <table:table-cell office:value-type="string">
            <text:p>$2,578,412 </text:p>
          </table:table-cell>
          <table:table-cell office:value-type="string">
            <text:p>115 </text:p>
          </table:table-cell>
          <table:table-cell office:value-type="string">
            <text:p>417,106 </text:p>
          </table:table-cell>
          <table:table-cell office:value-type="string">
            <text:p>368,812 </text:p>
          </table:table-cell>
          <table:table-cell office:value-type="string">
            <text:p>768 </text:p>
          </table:table-cell>
          <table:table-cell office:value-type="string">
            <text:p>3.73</text:p>
          </table:table-cell>
          <table:table-cell office:value-type="string">
            <text:p>1,085 </text:p>
          </table:table-cell>
          <table:table-cell office:value-type="string">
            <text:p>149 </text:p>
          </table:table-cell>
          <table:table-cell office:value-type="string">
            <text:p>9.94 </text:p>
          </table:table-cell>
          <table:table-cell office:value-type="string">
            <text:p>8.7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2011</text:p>
          </table:table-cell>
          <table:table-cell office:value-type="string">
            <text:p>12.51 </text:p>
          </table:table-cell>
          <table:table-cell office:value-type="string">
            <text:p>12.81 </text:p>
          </table:table-cell>
          <table:table-cell office:value-type="string">
            <text:p>$4.31 </text:p>
          </table:table-cell>
          <table:table-cell office:value-type="string">
            <text:p>13.34 </text:p>
          </table:table-cell>
          <table:table-cell office:value-type="string">
            <text:p>13.03 </text:p>
          </table:table-cell>
          <table:table-cell office:value-type="string">
            <text:p>11.10 </text:p>
          </table:table-cell>
          <table:table-cell office:value-type="string">
            <text:p>11.36 </text:p>
          </table:table-cell>
          <table:table-cell office:value-type="string">
            <text:p>$3.01 </text:p>
          </table:table-cell>
          <table:table-cell office:value-type="string">
            <text:p>$3.01 </text:p>
          </table:table-cell>
          <table:table-cell office:value-type="string">
            <text:p>262,942 </text:p>
          </table:table-cell>
          <table:table-cell office:value-type="string">
            <text:p>710 </text:p>
          </table:table-cell>
          <table:table-cell office:value-type="string">
            <text:p>$137 </text:p>
          </table:table-cell>
          <table:table-cell office:value-type="string">
            <text:p>$267 </text:p>
          </table:table-cell>
          <table:table-cell office:value-type="string">
            <text:p>$257 </text:p>
          </table:table-cell>
          <table:table-cell office:value-type="string">
            <text:p>$0.19 </text:p>
          </table:table-cell>
          <table:table-cell office:value-type="string">
            <text:p>$0.70 </text:p>
          </table:table-cell>
          <table:table-cell office:value-type="string">
            <text:p>$3.84 </text:p>
          </table:table-cell>
          <table:table-cell office:value-type="string">
            <text:p>$3,128 </text:p>
          </table:table-cell>
          <table:table-cell office:value-type="string">
            <text:p>$2,052 </text:p>
          </table:table-cell>
          <table:table-cell office:value-type="string">
            <text:p>11.52 </text:p>
          </table:table-cell>
          <table:table-cell office:value-type="string">
            <text:p>7.56 </text:p>
          </table:table-cell>
          <table:table-cell office:value-type="string">
            <text:p>11.79 </text:p>
          </table:table-cell>
          <table:table-cell office:value-type="string">
            <text:p>7.74 </text:p>
          </table:table-cell>
          <table:table-cell office:value-type="string">
            <text:p>$1,128 </text:p>
          </table:table-cell>
          <table:table-cell office:value-type="string">
            <text:p>4.15 </text:p>
          </table:table-cell>
          <table:table-cell office:value-type="string">
            <text:p>4.25 </text:p>
          </table:table-cell>
          <table:table-cell office:value-type="string">
            <text:p>$0.92 </text:p>
          </table:table-cell>
          <table:table-cell office:value-type="string">
            <text:p>3.41 </text:p>
          </table:table-cell>
          <table:table-cell office:value-type="string">
            <text:p>3.49 </text:p>
          </table:table-cell>
          <table:table-cell office:value-type="string">
            <text:p>$3.11 </text:p>
          </table:table-cell>
          <table:table-cell office:value-type="string">
            <text:p>346 </text:p>
          </table:table-cell>
          <table:table-cell office:value-type="string">
            <text:p>$1,076 </text:p>
          </table:table-cell>
          <table:table-cell office:value-type="string">
            <text:p>$60.4 </text:p>
          </table:table-cell>
          <table:table-cell office:value-type="string">
            <text:p>$0.041 </text:p>
          </table:table-cell>
          <table:table-cell office:value-type="string">
            <text:p>$71,745 </text:p>
          </table:table-cell>
          <table:table-cell office:value-type="string">
            <text:p>0.34398463251435</text:p>
          </table:table-cell>
          <table:table-cell office:value-type="string">
            <text:p>2.97 </text:p>
          </table:table-cell>
          <table:table-cell office:value-type="float" office:value="29">
            <text:p>29</text:p>
          </table:table-cell>
          <table:table-cell office:value-type="string">
            <text:p>31.3 </text:p>
          </table:table-cell>
          <table:table-cell office:value-type="string">
            <text:p>82.8 </text:p>
          </table:table-cell>
          <table:table-cell office:value-type="string">
            <text:p>82.8 </text:p>
          </table:table-cell>
          <table:table-cell office:value-type="string">
            <text:p>0.532595416877410</text:p>
          </table:table-cell>
          <table:table-cell office:value-type="string">
            <text:p>24.6 </text:p>
          </table:table-cell>
          <table:table-cell office:value-type="string">
            <text:p>3,363.4 </text:p>
          </table:table-cell>
          <table:table-cell office:value-type="string">
            <text:p>4,935 </text:p>
          </table:table-cell>
          <table:table-cell office:value-type="string">
            <text:p>8,917 </text:p>
          </table:table-cell>
          <table:table-cell office:value-type="string">
            <text:p>8,917 </text:p>
          </table:table-cell>
          <table:table-cell office:value-type="string">
            <text:p>$19,932 </text:p>
          </table:table-cell>
          <table:table-cell office:value-type="string">
            <text:p>$20,864 </text:p>
          </table:table-cell>
          <table:table-cell office:value-type="string">
            <text:p>$69,005 </text:p>
          </table:table-cell>
          <table:table-cell office:value-type="string">
            <text:p>$76,382 </text:p>
          </table:table-cell>
          <table:table-cell office:value-type="string">
            <text:p>3,982 </text:p>
          </table:table-cell>
          <table:table-cell office:value-type="string">
            <text:p>$- </text:p>
          </table:table-cell>
          <table:table-cell office:value-type="string">
            <text:p>$726 </text:p>
          </table:table-cell>
          <table:table-cell office:value-type="string">
            <text:p>$716 </text:p>
          </table:table-cell>
          <table:table-cell office:value-type="string">
            <text:p>$719 </text:p>
          </table:table-cell>
          <table:table-cell office:value-type="string">
            <text:p>$22,020 </text:p>
          </table:table-cell>
          <table:table-cell office:value-type="string">
            <text:p>$50,855 </text:p>
          </table:table-cell>
          <table:table-cell office:value-type="string">
            <text:p>1,376 </text:p>
          </table:table-cell>
          <table:table-cell office:value-type="string">
            <text:p>$135,091 </text:p>
          </table:table-cell>
          <table:table-cell office:value-type="string">
            <text:p>652 </text:p>
          </table:table-cell>
          <table:table-cell office:value-type="string">
            <text:p>$135,091 </text:p>
          </table:table-cell>
          <table:table-cell office:value-type="string">
            <text:p>2,874 </text:p>
          </table:table-cell>
          <table:table-cell office:value-type="string">
            <text:p>$35,586 </text:p>
          </table:table-cell>
          <table:table-cell office:value-type="string">
            <text:p>33 </text:p>
          </table:table-cell>
          <table:table-cell office:value-type="string">
            <text:p>$2,930,424 </text:p>
          </table:table-cell>
          <table:table-cell office:value-type="string">
            <text:p>117 </text:p>
          </table:table-cell>
          <table:table-cell office:value-type="string">
            <text:p>445,301 </text:p>
          </table:table-cell>
          <table:table-cell office:value-type="string">
            <text:p>393,410 </text:p>
          </table:table-cell>
          <table:table-cell office:value-type="string">
            <text:p>778 </text:p>
          </table:table-cell>
          <table:table-cell office:value-type="string">
            <text:p>3.70</text:p>
          </table:table-cell>
          <table:table-cell office:value-type="string">
            <text:p>1,114 </text:p>
          </table:table-cell>
          <table:table-cell office:value-type="string">
            <text:p>150 </text:p>
          </table:table-cell>
          <table:table-cell office:value-type="string">
            <text:p>10.45 </text:p>
          </table:table-cell>
          <table:table-cell office:value-type="string">
            <text:p>9.2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2012</text:p>
          </table:table-cell>
          <table:table-cell office:value-type="string">
            <text:p>12.97 </text:p>
          </table:table-cell>
          <table:table-cell office:value-type="string">
            <text:p>13.09 </text:p>
          </table:table-cell>
          <table:table-cell office:value-type="string">
            <text:p>$4.65 </text:p>
          </table:table-cell>
          <table:table-cell office:value-type="string">
            <text:p>13.47 </text:p>
          </table:table-cell>
          <table:table-cell office:value-type="string">
            <text:p>13.34 </text:p>
          </table:table-cell>
          <table:table-cell office:value-type="string">
            <text:p>11.56 </text:p>
          </table:table-cell>
          <table:table-cell office:value-type="string">
            <text:p>11.67 </text:p>
          </table:table-cell>
          <table:table-cell office:value-type="string">
            <text:p>$3.29 </text:p>
          </table:table-cell>
          <table:table-cell office:value-type="string">
            <text:p>$3.29 </text:p>
          </table:table-cell>
          <table:table-cell office:value-type="string">
            <text:p>273,598 </text:p>
          </table:table-cell>
          <table:table-cell office:value-type="string">
            <text:p>734 </text:p>
          </table:table-cell>
          <table:table-cell office:value-type="string">
            <text:p>$139 </text:p>
          </table:table-cell>
          <table:table-cell office:value-type="string">
            <text:p>$266 </text:p>
          </table:table-cell>
          <table:table-cell office:value-type="string">
            <text:p>$266 </text:p>
          </table:table-cell>
          <table:table-cell office:value-type="string">
            <text:p>$0.20 </text:p>
          </table:table-cell>
          <table:table-cell office:value-type="string">
            <text:p>$0.72 </text:p>
          </table:table-cell>
          <table:table-cell office:value-type="string">
            <text:p>$4.09 </text:p>
          </table:table-cell>
          <table:table-cell office:value-type="string">
            <text:p>$3,354 </text:p>
          </table:table-cell>
          <table:table-cell office:value-type="string">
            <text:p>$2,186 </text:p>
          </table:table-cell>
          <table:table-cell office:value-type="string">
            <text:p>11.79 </text:p>
          </table:table-cell>
          <table:table-cell office:value-type="string">
            <text:p>7.68 </text:p>
          </table:table-cell>
          <table:table-cell office:value-type="string">
            <text:p>11.90 </text:p>
          </table:table-cell>
          <table:table-cell office:value-type="string">
            <text:p>7.76 </text:p>
          </table:table-cell>
          <table:table-cell office:value-type="string">
            <text:p>$1,190 </text:p>
          </table:table-cell>
          <table:table-cell office:value-type="string">
            <text:p>4.18 </text:p>
          </table:table-cell>
          <table:table-cell office:value-type="string">
            <text:p>4.22 </text:p>
          </table:table-cell>
          <table:table-cell office:value-type="string">
            <text:p>$1.00 </text:p>
          </table:table-cell>
          <table:table-cell office:value-type="string">
            <text:p>3.50 </text:p>
          </table:table-cell>
          <table:table-cell office:value-type="string">
            <text:p>3.53 </text:p>
          </table:table-cell>
          <table:table-cell office:value-type="string">
            <text:p>$3.18 </text:p>
          </table:table-cell>
          <table:table-cell office:value-type="string">
            <text:p>368 </text:p>
          </table:table-cell>
          <table:table-cell office:value-type="string">
            <text:p>$1,168 </text:p>
          </table:table-cell>
          <table:table-cell office:value-type="string">
            <text:p>$63.1 </text:p>
          </table:table-cell>
          <table:table-cell office:value-type="string">
            <text:p>$0.041 </text:p>
          </table:table-cell>
          <table:table-cell office:value-type="string">
            <text:p>$74,091 </text:p>
          </table:table-cell>
          <table:table-cell office:value-type="string">
            <text:p>0.34831560167390</text:p>
          </table:table-cell>
          <table:table-cell office:value-type="string">
            <text:p>3.07 </text:p>
          </table:table-cell>
          <table:table-cell office:value-type="float" office:value="28">
            <text:p>28</text:p>
          </table:table-cell>
          <table:table-cell office:value-type="string">
            <text:p>57.8 </text:p>
          </table:table-cell>
          <table:table-cell office:value-type="string">
            <text:p>82.9 </text:p>
          </table:table-cell>
          <table:table-cell office:value-type="string">
            <text:p>82.9 </text:p>
          </table:table-cell>
          <table:table-cell office:value-type="string">
            <text:p>1</text:p>
          </table:table-cell>
          <table:table-cell office:value-type="string">
            <text:p>24.2 </text:p>
          </table:table-cell>
          <table:table-cell office:value-type="string">
            <text:p>40.9 </text:p>
          </table:table-cell>
          <table:table-cell office:value-type="string">
            <text:p>7,795 </text:p>
          </table:table-cell>
          <table:table-cell office:value-type="string">
            <text:p>9,176 </text:p>
          </table:table-cell>
          <table:table-cell office:value-type="string">
            <text:p>9,176 </text:p>
          </table:table-cell>
          <table:table-cell office:value-type="string">
            <text:p>$14,972 </text:p>
          </table:table-cell>
          <table:table-cell office:value-type="string">
            <text:p>$22,818 </text:p>
          </table:table-cell>
          <table:table-cell office:value-type="string">
            <text:p>$46,771 </text:p>
          </table:table-cell>
          <table:table-cell office:value-type="string">
            <text:p>$232,843 </text:p>
          </table:table-cell>
          <table:table-cell office:value-type="string">
            <text:p>1,381 </text:p>
          </table:table-cell>
          <table:table-cell office:value-type="string">
            <text:p>$- </text:p>
          </table:table-cell>
          <table:table-cell office:value-type="string">
            <text:p>$802 </text:p>
          </table:table-cell>
          <table:table-cell office:value-type="string">
            <text:p>$690 </text:p>
          </table:table-cell>
          <table:table-cell office:value-type="string">
            <text:p>$727 </text:p>
          </table:table-cell>
          <table:table-cell office:value-type="string">
            <text:p>$67,103 </text:p>
          </table:table-cell>
          <table:table-cell office:value-type="string">
            <text:p>$155,024 </text:p>
          </table:table-cell>
          <table:table-cell office:value-type="string">
            <text:p>1,389 </text:p>
          </table:table-cell>
          <table:table-cell office:value-type="string">
            <text:p>$146,837 </text:p>
          </table:table-cell>
          <table:table-cell office:value-type="string">
            <text:p>650 </text:p>
          </table:table-cell>
          <table:table-cell office:value-type="string">
            <text:p>$146,837 </text:p>
          </table:table-cell>
          <table:table-cell office:value-type="string">
            <text:p>2,900 </text:p>
          </table:table-cell>
          <table:table-cell office:value-type="string">
            <text:p>$36,505 </text:p>
          </table:table-cell>
          <table:table-cell office:value-type="string">
            <text:p>2,856 </text:p>
          </table:table-cell>
          <table:table-cell office:value-type="string">
            <text:p>$35,433 </text:p>
          </table:table-cell>
          <table:table-cell office:value-type="string">
            <text:p>120 </text:p>
          </table:table-cell>
          <table:table-cell office:value-type="string">
            <text:p>467,510 </text:p>
          </table:table-cell>
          <table:table-cell office:value-type="string">
            <text:p>415,630 </text:p>
          </table:table-cell>
          <table:table-cell office:value-type="string">
            <text:p>787 </text:p>
          </table:table-cell>
          <table:table-cell office:value-type="string">
            <text:p>3.65</text:p>
          </table:table-cell>
          <table:table-cell office:value-type="string">
            <text:p>1,161 </text:p>
          </table:table-cell>
          <table:table-cell office:value-type="string">
            <text:p>150 </text:p>
          </table:table-cell>
          <table:table-cell office:value-type="string">
            <text:p>10.66 </text:p>
          </table:table-cell>
          <table:table-cell office:value-type="string">
            <text:p>9.4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2013</text:p>
          </table:table-cell>
          <table:table-cell office:value-type="string">
            <text:p>13.43 </text:p>
          </table:table-cell>
          <table:table-cell office:value-type="string">
            <text:p>13.52 </text:p>
          </table:table-cell>
          <table:table-cell office:value-type="string">
            <text:p>$5.15 </text:p>
          </table:table-cell>
          <table:table-cell office:value-type="string">
            <text:p>13.36 </text:p>
          </table:table-cell>
          <table:table-cell office:value-type="string">
            <text:p>13.27 </text:p>
          </table:table-cell>
          <table:table-cell office:value-type="string">
            <text:p>11.42 </text:p>
          </table:table-cell>
          <table:table-cell office:value-type="string">
            <text:p>11.50 </text:p>
          </table:table-cell>
          <table:table-cell office:value-type="string">
            <text:p>$3.50 </text:p>
          </table:table-cell>
          <table:table-cell office:value-type="string">
            <text:p>$3.50 </text:p>
          </table:table-cell>
          <table:table-cell office:value-type="string">
            <text:p>486,742 </text:p>
          </table:table-cell>
          <table:table-cell office:value-type="string">
            <text:p>767 </text:p>
          </table:table-cell>
          <table:table-cell office:value-type="string">
            <text:p>$163 </text:p>
          </table:table-cell>
          <table:table-cell office:value-type="string">
            <text:p>$296 </text:p>
          </table:table-cell>
          <table:table-cell office:value-type="string">
            <text:p>$287 </text:p>
          </table:table-cell>
          <table:table-cell office:value-type="string">
            <text:p>$0.23 </text:p>
          </table:table-cell>
          <table:table-cell office:value-type="string">
            <text:p>$0.74 </text:p>
          </table:table-cell>
          <table:table-cell office:value-type="string">
            <text:p>$4.29 </text:p>
          </table:table-cell>
          <table:table-cell office:value-type="string">
            <text:p>$3,527 </text:p>
          </table:table-cell>
          <table:table-cell office:value-type="string">
            <text:p>$2,330 </text:p>
          </table:table-cell>
          <table:table-cell office:value-type="string">
            <text:p>11.51 </text:p>
          </table:table-cell>
          <table:table-cell office:value-type="string">
            <text:p>7.60 </text:p>
          </table:table-cell>
          <table:table-cell office:value-type="string">
            <text:p>11.60 </text:p>
          </table:table-cell>
          <table:table-cell office:value-type="string">
            <text:p>7.66 </text:p>
          </table:table-cell>
          <table:table-cell office:value-type="string">
            <text:p/>
          </table:table-cell>
          <table:table-cell office:value-type="string">
            <text:p>4.15 </text:p>
          </table:table-cell>
          <table:table-cell office:value-type="string">
            <text:p>4.18 </text:p>
          </table:table-cell>
          <table:table-cell office:value-type="string">
            <text:p>$1.06 </text:p>
          </table:table-cell>
          <table:table-cell office:value-type="string">
            <text:p>3.45 </text:p>
          </table:table-cell>
          <table:table-cell office:value-type="string">
            <text:p>3.48 </text:p>
          </table:table-cell>
          <table:table-cell office:value-type="string">
            <text:p>$3.05 </text:p>
          </table:table-cell>
          <table:table-cell office:value-type="string">
            <text:p>393 </text:p>
          </table:table-cell>
          <table:table-cell office:value-type="string">
            <text:p>$1,197 </text:p>
          </table:table-cell>
          <table:table-cell office:value-type="string">
            <text:p>$60.7 </text:p>
          </table:table-cell>
          <table:table-cell office:value-type="string">
            <text:p>$0.039 </text:p>
          </table:table-cell>
          <table:table-cell office:value-type="string">
            <text:p>$77,415 </text:p>
          </table:table-cell>
          <table:table-cell office:value-type="string">
            <text:p>0.33947618083590</text:p>
          </table:table-cell>
          <table:table-cell office:value-type="string">
            <text:p>3.21 </text:p>
          </table:table-cell>
          <table:table-cell office:value-type="float" office:value="29">
            <text:p>29</text:p>
          </table:table-cell>
          <table:table-cell office:value-type="string">
            <text:p>59.5 </text:p>
          </table:table-cell>
          <table:table-cell office:value-type="string">
            <text:p>82.1 </text:p>
          </table:table-cell>
          <table:table-cell office:value-type="string">
            <text:p>82.1 </text:p>
          </table:table-cell>
          <table:table-cell office:value-type="string">
            <text:p>0.56546761588620</text:p>
          </table:table-cell>
          <table:table-cell office:value-type="string">
            <text:p>22.6 </text:p>
          </table:table-cell>
          <table:table-cell office:value-type="string">
            <text:p>41.4 </text:p>
          </table:table-cell>
          <table:table-cell office:value-type="string">
            <text:p>8,028 </text:p>
          </table:table-cell>
          <table:table-cell office:value-type="string">
            <text:p>9,489 </text:p>
          </table:table-cell>
          <table:table-cell office:value-type="string">
            <text:p>9,489 </text:p>
          </table:table-cell>
          <table:table-cell office:value-type="string">
            <text:p>$13,874 </text:p>
          </table:table-cell>
          <table:table-cell office:value-type="string">
            <text:p>$22,391 </text:p>
          </table:table-cell>
          <table:table-cell office:value-type="string">
            <text:p>$48,495 </text:p>
          </table:table-cell>
          <table:table-cell office:value-type="string">
            <text:p>$240,093 </text:p>
          </table:table-cell>
          <table:table-cell office:value-type="string">
            <text:p>1,461 </text:p>
          </table:table-cell>
          <table:table-cell office:value-type="string">
            <text:p>$- </text:p>
          </table:table-cell>
          <table:table-cell office:value-type="string">
            <text:p>$772 </text:p>
          </table:table-cell>
          <table:table-cell office:value-type="string">
            <text:p>$734 </text:p>
          </table:table-cell>
          <table:table-cell office:value-type="string">
            <text:p>$746 </text:p>
          </table:table-cell>
          <table:table-cell office:value-type="string">
            <text:p>$69,187 </text:p>
          </table:table-cell>
          <table:table-cell office:value-type="string">
            <text:p>$159,858 </text:p>
          </table:table-cell>
          <table:table-cell office:value-type="string">
            <text:p>1,444 </text:p>
          </table:table-cell>
          <table:table-cell office:value-type="string">
            <text:p>$156,097 </text:p>
          </table:table-cell>
          <table:table-cell office:value-type="string">
            <text:p>660 </text:p>
          </table:table-cell>
          <table:table-cell office:value-type="string">
            <text:p>$156,097 </text:p>
          </table:table-cell>
          <table:table-cell office:value-type="string">
            <text:p>2,886 </text:p>
          </table:table-cell>
          <table:table-cell office:value-type="string">
            <text:p>$37,576 </text:p>
          </table:table-cell>
          <table:table-cell office:value-type="string">
            <text:p>3,038 </text:p>
          </table:table-cell>
          <table:table-cell office:value-type="string">
            <text:p>$36,775 </text:p>
          </table:table-cell>
          <table:table-cell office:value-type="string">
            <text:p>128 </text:p>
          </table:table-cell>
          <table:table-cell office:value-type="string">
            <text:p>496,635 </text:p>
          </table:table-cell>
          <table:table-cell office:value-type="string">
            <text:p>441,600 </text:p>
          </table:table-cell>
          <table:table-cell office:value-type="string">
            <text:p>791 </text:p>
          </table:table-cell>
          <table:table-cell office:value-type="string">
            <text:p>3.57</text:p>
          </table:table-cell>
          <table:table-cell office:value-type="string">
            <text:p>1,178 </text:p>
          </table:table-cell>
          <table:table-cell office:value-type="string">
            <text:p>152 </text:p>
          </table:table-cell>
          <table:table-cell office:value-type="string">
            <text:p>10.64 </text:p>
          </table:table-cell>
          <table:table-cell office:value-type="string">
            <text:p>9.4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2014</text:p>
          </table:table-cell>
          <table:table-cell office:value-type="string">
            <text:p>13.04 </text:p>
          </table:table-cell>
          <table:table-cell office:value-type="string">
            <text:p>13.13 </text:p>
          </table:table-cell>
          <table:table-cell office:value-type="string">
            <text:p>$5.36 </text:p>
          </table:table-cell>
          <table:table-cell office:value-type="string">
            <text:p>13.62 </text:p>
          </table:table-cell>
          <table:table-cell office:value-type="string">
            <text:p>13.52 </text:p>
          </table:table-cell>
          <table:table-cell office:value-type="string">
            <text:p>11.58 </text:p>
          </table:table-cell>
          <table:table-cell office:value-type="string">
            <text:p>11.67 </text:p>
          </table:table-cell>
          <table:table-cell office:value-type="string">
            <text:p>$3.78 </text:p>
          </table:table-cell>
          <table:table-cell office:value-type="string">
            <text:p>$3.78 </text:p>
          </table:table-cell>
          <table:table-cell office:value-type="string">
            <text:p>345,879 </text:p>
          </table:table-cell>
          <table:table-cell office:value-type="string">
            <text:p>814 </text:p>
          </table:table-cell>
          <table:table-cell office:value-type="string">
            <text:p>$144 </text:p>
          </table:table-cell>
          <table:table-cell office:value-type="string">
            <text:p>$326 </text:p>
          </table:table-cell>
          <table:table-cell office:value-type="string">
            <text:p>$282 </text:p>
          </table:table-cell>
          <table:table-cell office:value-type="string">
            <text:p>$0.25 </text:p>
          </table:table-cell>
          <table:table-cell office:value-type="string">
            <text:p>$0.77 </text:p>
          </table:table-cell>
          <table:table-cell office:value-type="string">
            <text:p>$4.41 </text:p>
          </table:table-cell>
          <table:table-cell office:value-type="string">
            <text:p>$3,591 </text:p>
          </table:table-cell>
          <table:table-cell office:value-type="string">
            <text:p>$2,419 </text:p>
          </table:table-cell>
          <table:table-cell office:value-type="string">
            <text:p>11.00 </text:p>
          </table:table-cell>
          <table:table-cell office:value-type="string">
            <text:p>7.41 </text:p>
          </table:table-cell>
          <table:table-cell office:value-type="string">
            <text:p>11.07 </text:p>
          </table:table-cell>
          <table:table-cell office:value-type="string">
            <text:p>7.46 </text:p>
          </table:table-cell>
          <table:table-cell office:value-type="string">
            <text:p/>
          </table:table-cell>
          <table:table-cell office:value-type="string">
            <text:p>3.98 </text:p>
          </table:table-cell>
          <table:table-cell office:value-type="string">
            <text:p>4.01 </text:p>
          </table:table-cell>
          <table:table-cell office:value-type="string">
            <text:p>$1.12 </text:p>
          </table:table-cell>
          <table:table-cell office:value-type="string">
            <text:p>3.42 </text:p>
          </table:table-cell>
          <table:table-cell office:value-type="string">
            <text:p>3.45 </text:p>
          </table:table-cell>
          <table:table-cell office:value-type="string">
            <text:p>$2.88 </text:p>
          </table:table-cell>
          <table:table-cell office:value-type="string">
            <text:p>407 </text:p>
          </table:table-cell>
          <table:table-cell office:value-type="string">
            <text:p>$1,172 </text:p>
          </table:table-cell>
          <table:table-cell office:value-type="string">
            <text:p>$55.9 </text:p>
          </table:table-cell>
          <table:table-cell office:value-type="string">
            <text:p>$0.036 </text:p>
          </table:table-cell>
          <table:table-cell office:value-type="string">
            <text:p>$76,413 </text:p>
          </table:table-cell>
          <table:table-cell office:value-type="string">
            <text:p>0.32646933518970</text:p>
          </table:table-cell>
          <table:table-cell office:value-type="string">
            <text:p>3.10 </text:p>
          </table:table-cell>
          <table:table-cell office:value-type="float" office:value="29">
            <text:p>29</text:p>
          </table:table-cell>
          <table:table-cell office:value-type="string">
            <text:p>55.7 </text:p>
          </table:table-cell>
          <table:table-cell office:value-type="string">
            <text:p>80.0 </text:p>
          </table:table-cell>
          <table:table-cell office:value-type="string">
            <text:p>80.0 </text:p>
          </table:table-cell>
          <table:table-cell office:value-type="string">
            <text:p>0.51027898062043</text:p>
          </table:table-cell>
          <table:table-cell office:value-type="string">
            <text:p>23.3 </text:p>
          </table:table-cell>
          <table:table-cell office:value-type="string">
            <text:p>41.0 </text:p>
          </table:table-cell>
          <table:table-cell office:value-type="string">
            <text:p>8,872 </text:p>
          </table:table-cell>
          <table:table-cell office:value-type="string">
            <text:p>10,471 </text:p>
          </table:table-cell>
          <table:table-cell office:value-type="string">
            <text:p>10,471 </text:p>
          </table:table-cell>
          <table:table-cell office:value-type="string">
            <text:p>$9,202 </text:p>
          </table:table-cell>
          <table:table-cell office:value-type="string">
            <text:p>$18,339 </text:p>
          </table:table-cell>
          <table:table-cell office:value-type="string">
            <text:p>$48,322 </text:p>
          </table:table-cell>
          <table:table-cell office:value-type="string">
            <text:p>$239,914 </text:p>
          </table:table-cell>
          <table:table-cell office:value-type="string">
            <text:p>1,599 </text:p>
          </table:table-cell>
          <table:table-cell office:value-type="string">
            <text:p>$- </text:p>
          </table:table-cell>
          <table:table-cell office:value-type="string">
            <text:p>$800 </text:p>
          </table:table-cell>
          <table:table-cell office:value-type="string">
            <text:p>$785 </text:p>
          </table:table-cell>
          <table:table-cell office:value-type="string">
            <text:p>$789 </text:p>
          </table:table-cell>
          <table:table-cell office:value-type="string">
            <text:p>$69,034 </text:p>
          </table:table-cell>
          <table:table-cell office:value-type="string">
            <text:p>$159,839 </text:p>
          </table:table-cell>
          <table:table-cell office:value-type="string">
            <text:p>1,788 </text:p>
          </table:table-cell>
          <table:table-cell office:value-type="string">
            <text:p>$140,048 </text:p>
          </table:table-cell>
          <table:table-cell office:value-type="string">
            <text:p>684 </text:p>
          </table:table-cell>
          <table:table-cell office:value-type="string">
            <text:p>$140,048 </text:p>
          </table:table-cell>
          <table:table-cell office:value-type="string">
            <text:p>3,122 </text:p>
          </table:table-cell>
          <table:table-cell office:value-type="string">
            <text:p>$38,604 </text:p>
          </table:table-cell>
          <table:table-cell office:value-type="string">
            <text:p>3,278 </text:p>
          </table:table-cell>
          <table:table-cell office:value-type="string">
            <text:p>$35,334 </text:p>
          </table:table-cell>
          <table:table-cell office:value-type="string">
            <text:p>134 </text:p>
          </table:table-cell>
          <table:table-cell office:value-type="string">
            <text:p>513,947 </text:p>
          </table:table-cell>
          <table:table-cell office:value-type="string">
            <text:p>456,230 </text:p>
          </table:table-cell>
          <table:table-cell office:value-type="string">
            <text:p>792 </text:p>
          </table:table-cell>
          <table:table-cell office:value-type="string">
            <text:p>3.96</text:p>
          </table:table-cell>
          <table:table-cell office:value-type="string">
            <text:p>1,182 </text:p>
          </table:table-cell>
          <table:table-cell office:value-type="string">
            <text:p>157 </text:p>
          </table:table-cell>
          <table:table-cell office:value-type="string">
            <text:p>10.50 </text:p>
          </table:table-cell>
          <table:table-cell office:value-type="string">
            <text:p>9.3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2015</text:p>
          </table:table-cell>
          <table:table-cell office:value-type="string">
            <text:p>12.36 </text:p>
          </table:table-cell>
          <table:table-cell office:value-type="string">
            <text:p>12.31 </text:p>
          </table:table-cell>
          <table:table-cell office:value-type="string">
            <text:p>$5.59 </text:p>
          </table:table-cell>
          <table:table-cell office:value-type="string">
            <text:p>13.02 </text:p>
          </table:table-cell>
          <table:table-cell office:value-type="string">
            <text:p>13.08 </text:p>
          </table:table-cell>
          <table:table-cell office:value-type="string">
            <text:p>11.05 </text:p>
          </table:table-cell>
          <table:table-cell office:value-type="string">
            <text:p>11.00 </text:p>
          </table:table-cell>
          <table:table-cell office:value-type="string">
            <text:p>$3.95 </text:p>
          </table:table-cell>
          <table:table-cell office:value-type="string">
            <text:p>$3.95 </text:p>
          </table:table-cell>
          <table:table-cell office:value-type="string">
            <text:p>347,012 </text:p>
          </table:table-cell>
          <table:table-cell office:value-type="string">
            <text:p>827 </text:p>
          </table:table-cell>
          <table:table-cell office:value-type="string">
            <text:p>$153 </text:p>
          </table:table-cell>
          <table:table-cell office:value-type="string">
            <text:p>$367 </text:p>
          </table:table-cell>
          <table:table-cell office:value-type="string">
            <text:p>$299 </text:p>
          </table:table-cell>
          <table:table-cell office:value-type="string">
            <text:p>$0.27 </text:p>
          </table:table-cell>
          <table:table-cell office:value-type="string">
            <text:p>$0.75 </text:p>
          </table:table-cell>
          <table:table-cell office:value-type="string">
            <text:p>$4.30 </text:p>
          </table:table-cell>
          <table:table-cell office:value-type="string">
            <text:p>$3,476 </text:p>
          </table:table-cell>
          <table:table-cell office:value-type="string">
            <text:p>$2,711 </text:p>
          </table:table-cell>
          <table:table-cell office:value-type="string">
            <text:p>9.72 </text:p>
          </table:table-cell>
          <table:table-cell office:value-type="string">
            <text:p>7.58 </text:p>
          </table:table-cell>
          <table:table-cell office:value-type="string">
            <text:p>9.68 </text:p>
          </table:table-cell>
          <table:table-cell office:value-type="string">
            <text:p>7.55 </text:p>
          </table:table-cell>
          <table:table-cell office:value-type="string">
            <text:p/>
          </table:table-cell>
          <table:table-cell office:value-type="string">
            <text:p>4.13 </text:p>
          </table:table-cell>
          <table:table-cell office:value-type="string">
            <text:p>4.12 </text:p>
          </table:table-cell>
          <table:table-cell office:value-type="string">
            <text:p>$1.23 </text:p>
          </table:table-cell>
          <table:table-cell office:value-type="string">
            <text:p>3.45 </text:p>
          </table:table-cell>
          <table:table-cell office:value-type="string">
            <text:p>3.43 </text:p>
          </table:table-cell>
          <table:table-cell office:value-type="string">
            <text:p>$1.93 </text:p>
          </table:table-cell>
          <table:table-cell office:value-type="string">
            <text:p>396 </text:p>
          </table:table-cell>
          <table:table-cell office:value-type="string">
            <text:p>$765 </text:p>
          </table:table-cell>
          <table:table-cell office:value-type="string">
            <text:p>$33.5 </text:p>
          </table:table-cell>
          <table:table-cell office:value-type="string">
            <text:p>$0.021 </text:p>
          </table:table-cell>
          <table:table-cell office:value-type="string">
            <text:p>$75,289 </text:p>
          </table:table-cell>
          <table:table-cell office:value-type="string">
            <text:p>0</text:p>
          </table:table-cell>
          <table:table-cell office:value-type="string">
            <text:p>3.09 </text:p>
          </table:table-cell>
          <table:table-cell office:value-type="float" office:value="29">
            <text:p>29</text:p>
          </table:table-cell>
          <table:table-cell office:value-type="string">
            <text:p>54.5 </text:p>
          </table:table-cell>
          <table:table-cell office:value-type="string">
            <text:p>82.5 </text:p>
          </table:table-cell>
          <table:table-cell office:value-type="string">
            <text:p>82.5 </text:p>
          </table:table-cell>
          <table:table-cell office:value-type="string">
            <text:p>0.51085517518053</text:p>
          </table:table-cell>
          <table:table-cell office:value-type="string">
            <text:p>27.2 </text:p>
          </table:table-cell>
          <table:table-cell office:value-type="string">
            <text:p>40.8 </text:p>
          </table:table-cell>
          <table:table-cell office:value-type="string">
            <text:p>9,844 </text:p>
          </table:table-cell>
          <table:table-cell office:value-type="string">
            <text:p>11,614 </text:p>
          </table:table-cell>
          <table:table-cell office:value-type="string">
            <text:p>11,614 </text:p>
          </table:table-cell>
          <table:table-cell office:value-type="string">
            <text:p>$9,815 </text:p>
          </table:table-cell>
          <table:table-cell office:value-type="string">
            <text:p>$18,524 </text:p>
          </table:table-cell>
          <table:table-cell office:value-type="string">
            <text:p>$46,403 </text:p>
          </table:table-cell>
          <table:table-cell office:value-type="string">
            <text:p>$232,206 </text:p>
          </table:table-cell>
          <table:table-cell office:value-type="string">
            <text:p>1,770 </text:p>
          </table:table-cell>
          <table:table-cell office:value-type="string">
            <text:p>$- </text:p>
          </table:table-cell>
          <table:table-cell office:value-type="string">
            <text:p>$801 </text:p>
          </table:table-cell>
          <table:table-cell office:value-type="string">
            <text:p>$778 </text:p>
          </table:table-cell>
          <table:table-cell office:value-type="string">
            <text:p>$783 </text:p>
          </table:table-cell>
          <table:table-cell office:value-type="string">
            <text:p>$66,960 </text:p>
          </table:table-cell>
          <table:table-cell office:value-type="string">
            <text:p>$154,615 </text:p>
          </table:table-cell>
          <table:table-cell office:value-type="string">
            <text:p>2,010 </text:p>
          </table:table-cell>
          <table:table-cell office:value-type="string">
            <text:p>$133,660 </text:p>
          </table:table-cell>
          <table:table-cell office:value-type="string">
            <text:p>665 </text:p>
          </table:table-cell>
          <table:table-cell office:value-type="string">
            <text:p>$133,660 </text:p>
          </table:table-cell>
          <table:table-cell office:value-type="string">
            <text:p>3,509 </text:p>
          </table:table-cell>
          <table:table-cell office:value-type="string">
            <text:p>$36,786 </text:p>
          </table:table-cell>
          <table:table-cell office:value-type="string">
            <text:p>3,660 </text:p>
          </table:table-cell>
          <table:table-cell office:value-type="string">
            <text:p>$39,330 </text:p>
          </table:table-cell>
          <table:table-cell office:value-type="string">
            <text:p>129 </text:p>
          </table:table-cell>
          <table:table-cell office:value-type="string">
            <text:p>556,061 </text:p>
          </table:table-cell>
          <table:table-cell office:value-type="string">
            <text:p>443,550 </text:p>
          </table:table-cell>
          <table:table-cell office:value-type="string">
            <text:p>712 </text:p>
          </table:table-cell>
          <table:table-cell office:value-type="string">
            <text:p>3.56</text:p>
          </table:table-cell>
          <table:table-cell office:value-type="string">
            <text:p>1,195 </text:p>
          </table:table-cell>
          <table:table-cell office:value-type="string">
            <text:p>161 </text:p>
          </table:table-cell>
          <table:table-cell office:value-type="string">
            <text:p>11.80 </text:p>
          </table:table-cell>
          <table:table-cell office:value-type="string">
            <text:p>9.4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2016</text:p>
          </table:table-cell>
          <table:table-cell office:value-type="string">
            <text:p>11.93 </text:p>
          </table:table-cell>
          <table:table-cell office:value-type="string">
            <text:p>11.70 </text:p>
          </table:table-cell>
          <table:table-cell office:value-type="string">
            <text:p>$5.83 </text:p>
          </table:table-cell>
          <table:table-cell office:value-type="string">
            <text:p>12.25 </text:p>
          </table:table-cell>
          <table:table-cell office:value-type="string">
            <text:p>12.49 </text:p>
          </table:table-cell>
          <table:table-cell office:value-type="string">
            <text:p>10.60 </text:p>
          </table:table-cell>
          <table:table-cell office:value-type="string">
            <text:p>10.39 </text:p>
          </table:table-cell>
          <table:table-cell office:value-type="string">
            <text:p>$4.02 </text:p>
          </table:table-cell>
          <table:table-cell office:value-type="string">
            <text:p>$4.02 </text:p>
          </table:table-cell>
          <table:table-cell office:value-type="string">
            <text:p>381,653 </text:p>
          </table:table-cell>
          <table:table-cell office:value-type="string">
            <text:p>895 </text:p>
          </table:table-cell>
          <table:table-cell office:value-type="string">
            <text:p>$150 </text:p>
          </table:table-cell>
          <table:table-cell office:value-type="string">
            <text:p>$382 </text:p>
          </table:table-cell>
          <table:table-cell office:value-type="string">
            <text:p>$306 </text:p>
          </table:table-cell>
          <table:table-cell office:value-type="string">
            <text:p>$0.29 </text:p>
          </table:table-cell>
          <table:table-cell office:value-type="string">
            <text:p>$0.74 </text:p>
          </table:table-cell>
          <table:table-cell office:value-type="string">
            <text:p>$4.39 </text:p>
          </table:table-cell>
          <table:table-cell office:value-type="string">
            <text:p>$3,495 </text:p>
          </table:table-cell>
          <table:table-cell office:value-type="string">
            <text:p>$2,860 </text:p>
          </table:table-cell>
          <table:table-cell office:value-type="string">
            <text:p>9.20 </text:p>
          </table:table-cell>
          <table:table-cell office:value-type="string">
            <text:p>7.53 </text:p>
          </table:table-cell>
          <table:table-cell office:value-type="string">
            <text:p>9.03 </text:p>
          </table:table-cell>
          <table:table-cell office:value-type="string">
            <text:p>7.39 </text:p>
          </table:table-cell>
          <table:table-cell office:value-type="string">
            <text:p/>
          </table:table-cell>
          <table:table-cell office:value-type="string">
            <text:p>4.02 </text:p>
          </table:table-cell>
          <table:table-cell office:value-type="string">
            <text:p>3.95 </text:p>
          </table:table-cell>
          <table:table-cell office:value-type="string">
            <text:p>$1.33 </text:p>
          </table:table-cell>
          <table:table-cell office:value-type="string">
            <text:p>3.51 </text:p>
          </table:table-cell>
          <table:table-cell office:value-type="string">
            <text:p>3.44 </text:p>
          </table:table-cell>
          <table:table-cell office:value-type="string">
            <text:p>$1.40 </text:p>
          </table:table-cell>
          <table:table-cell office:value-type="string">
            <text:p>454 </text:p>
          </table:table-cell>
          <table:table-cell office:value-type="string">
            <text:p>$635 </text:p>
          </table:table-cell>
          <table:table-cell office:value-type="string">
            <text:p>$26.0 </text:p>
          </table:table-cell>
          <table:table-cell office:value-type="string">
            <text:p>$0.016 </text:p>
          </table:table-cell>
          <table:table-cell office:value-type="string">
            <text:p>$76,338 </text:p>
          </table:table-cell>
          <table:table-cell office:value-type="string">
            <text:p>0.18176080656190</text:p>
          </table:table-cell>
          <table:table-cell office:value-type="string">
            <text:p>3.17 </text:p>
          </table:table-cell>
          <table:table-cell office:value-type="float" office:value="29">
            <text:p>29</text:p>
          </table:table-cell>
          <table:table-cell office:value-type="string">
            <text:p>51.9 </text:p>
          </table:table-cell>
          <table:table-cell office:value-type="string">
            <text:p>84.4 </text:p>
          </table:table-cell>
          <table:table-cell office:value-type="string">
            <text:p>84.4 </text:p>
          </table:table-cell>
          <table:table-cell office:value-type="string">
            <text:p>0</text:p>
          </table:table-cell>
          <table:table-cell office:value-type="string">
            <text:p>24.5 </text:p>
          </table:table-cell>
          <table:table-cell office:value-type="string">
            <text:p>44.2 </text:p>
          </table:table-cell>
          <table:table-cell office:value-type="string">
            <text:p>10,033 </text:p>
          </table:table-cell>
          <table:table-cell office:value-type="string">
            <text:p>12,225 </text:p>
          </table:table-cell>
          <table:table-cell office:value-type="string">
            <text:p>12,225 </text:p>
          </table:table-cell>
          <table:table-cell office:value-type="string">
            <text:p>$12,221 </text:p>
          </table:table-cell>
          <table:table-cell office:value-type="string">
            <text:p>$20,237 </text:p>
          </table:table-cell>
          <table:table-cell office:value-type="string">
            <text:p>$48,104 </text:p>
          </table:table-cell>
          <table:table-cell office:value-type="string">
            <text:p>$197,638 </text:p>
          </table:table-cell>
          <table:table-cell office:value-type="string">
            <text:p>2,192 </text:p>
          </table:table-cell>
          <table:table-cell office:value-type="string">
            <text:p>$- </text:p>
          </table:table-cell>
          <table:table-cell office:value-type="string">
            <text:p>$811 </text:p>
          </table:table-cell>
          <table:table-cell office:value-type="string">
            <text:p>$776 </text:p>
          </table:table-cell>
          <table:table-cell office:value-type="string">
            <text:p>$782 </text:p>
          </table:table-cell>
          <table:table-cell office:value-type="string">
            <text:p>$56,926 </text:p>
          </table:table-cell>
          <table:table-cell office:value-type="string">
            <text:p>$131,660 </text:p>
          </table:table-cell>
          <table:table-cell office:value-type="string">
            <text:p>2,081 </text:p>
          </table:table-cell>
          <table:table-cell office:value-type="string">
            <text:p>$137,990 </text:p>
          </table:table-cell>
          <table:table-cell office:value-type="string">
            <text:p>684 </text:p>
          </table:table-cell>
          <table:table-cell office:value-type="string">
            <text:p>$137,990 </text:p>
          </table:table-cell>
          <table:table-cell office:value-type="string">
            <text:p>3,631 </text:p>
          </table:table-cell>
          <table:table-cell office:value-type="string">
            <text:p>$36,328 </text:p>
          </table:table-cell>
          <table:table-cell office:value-type="string">
            <text:p>3,637 </text:p>
          </table:table-cell>
          <table:table-cell office:value-type="string">
            <text:p>$44,545 </text:p>
          </table:table-cell>
          <table:table-cell office:value-type="string">
            <text:p>148 </text:p>
          </table:table-cell>
          <table:table-cell office:value-type="string">
            <text:p>586,813 </text:p>
          </table:table-cell>
          <table:table-cell office:value-type="string">
            <text:p>508,140 </text:p>
          </table:table-cell>
          <table:table-cell office:value-type="string">
            <text:p>774 </text:p>
          </table:table-cell>
          <table:table-cell office:value-type="string">
            <text:p>3.62</text:p>
          </table:table-cell>
          <table:table-cell office:value-type="string">
            <text:p>1,220 </text:p>
          </table:table-cell>
          <table:table-cell office:value-type="string">
            <text:p>164 </text:p>
          </table:table-cell>
          <table:table-cell office:value-type="string">
            <text:p>10.80 </text:p>
          </table:table-cell>
          <table:table-cell office:value-type="string">
            <text:p>9.3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ska </text:p>
          </table:table-cell>
          <table:table-cell office:value-type="string">
            <text:p>2017</text:p>
          </table:table-cell>
          <table:table-cell office:value-type="string">
            <text:p>12.16 </text:p>
          </table:table-cell>
          <table:table-cell office:value-type="string">
            <text:p>11.83 </text:p>
          </table:table-cell>
          <table:table-cell office:value-type="string">
            <text:p>$6.29 </text:p>
          </table:table-cell>
          <table:table-cell office:value-type="string">
            <text:p>12.40 </text:p>
          </table:table-cell>
          <table:table-cell office:value-type="string">
            <text:p>12.74 </text:p>
          </table:table-cell>
          <table:table-cell office:value-type="string">
            <text:p>10.85 </text:p>
          </table:table-cell>
          <table:table-cell office:value-type="string">
            <text:p>10.56 </text:p>
          </table:table-cell>
          <table:table-cell office:value-type="string">
            <text:p>$4.38 </text:p>
          </table:table-cell>
          <table:table-cell office:value-type="string">
            <text:p>$4.38 </text:p>
          </table:table-cell>
          <table:table-cell office:value-type="string">
            <text:p>400,423 </text:p>
          </table:table-cell>
          <table:table-cell office:value-type="string">
            <text:p>1,019 </text:p>
          </table:table-cell>
          <table:table-cell office:value-type="string">
            <text:p>$190 </text:p>
          </table:table-cell>
          <table:table-cell office:value-type="string">
            <text:p>$440 </text:p>
          </table:table-cell>
          <table:table-cell office:value-type="string">
            <text:p>$365 </text:p>
          </table:table-cell>
          <table:table-cell office:value-type="string">
            <text:p>$0.31 </text:p>
          </table:table-cell>
          <table:table-cell office:value-type="string">
            <text:p>$0.75 </text:p>
          </table:table-cell>
          <table:table-cell office:value-type="string">
            <text:p>$5.00 </text:p>
          </table:table-cell>
          <table:table-cell office:value-type="string">
            <text:p>$3,978 </text:p>
          </table:table-cell>
          <table:table-cell office:value-type="string">
            <text:p>$3,131 </text:p>
          </table:table-cell>
          <table:table-cell office:value-type="string">
            <text:p>9.86 </text:p>
          </table:table-cell>
          <table:table-cell office:value-type="string">
            <text:p>7.76 </text:p>
          </table:table-cell>
          <table:table-cell office:value-type="string">
            <text:p>9.59 </text:p>
          </table:table-cell>
          <table:table-cell office:value-type="string">
            <text:p>7.55 </text:p>
          </table:table-cell>
          <table:table-cell office:value-type="string">
            <text:p/>
          </table:table-cell>
          <table:table-cell office:value-type="string">
            <text:p>4.01 </text:p>
          </table:table-cell>
          <table:table-cell office:value-type="string">
            <text:p>3.90 </text:p>
          </table:table-cell>
          <table:table-cell office:value-type="string">
            <text:p>$1.51 </text:p>
          </table:table-cell>
          <table:table-cell office:value-type="string">
            <text:p>3.75 </text:p>
          </table:table-cell>
          <table:table-cell office:value-type="string">
            <text:p>3.65 </text:p>
          </table:table-cell>
          <table:table-cell office:value-type="string">
            <text:p>$1.69 </text:p>
          </table:table-cell>
          <table:table-cell office:value-type="string">
            <text:p>501 </text:p>
          </table:table-cell>
          <table:table-cell office:value-type="string">
            <text:p>$847 </text:p>
          </table:table-cell>
          <table:table-cell office:value-type="string">
            <text:p>$32.4 </text:p>
          </table:table-cell>
          <table:table-cell office:value-type="string">
            <text:p>$0.020 </text:p>
          </table:table-cell>
          <table:table-cell office:value-type="string">
            <text:p>$75,390 </text:p>
          </table:table-cell>
          <table:table-cell office:value-type="string">
            <text:p>0</text:p>
          </table:table-cell>
          <table:table-cell office:value-type="string">
            <text:p>2.98 </text:p>
          </table:table-cell>
          <table:table-cell office:value-type="float" office:value="27">
            <text:p>27</text:p>
          </table:table-cell>
          <table:table-cell office:value-type="string">
            <text:p>53.4 </text:p>
          </table:table-cell>
          <table:table-cell office:value-type="string">
            <text:p>77.8 </text:p>
          </table:table-cell>
          <table:table-cell office:value-type="string">
            <text:p>77.8 </text:p>
          </table:table-cell>
          <table:table-cell office:value-type="string">
            <text:p>0.51986465807275</text:p>
          </table:table-cell>
          <table:table-cell office:value-type="string">
            <text:p>27.8 </text:p>
          </table:table-cell>
          <table:table-cell office:value-type="string">
            <text:p>39.6 </text:p>
          </table:table-cell>
          <table:table-cell office:value-type="string">
            <text:p>11,836 </text:p>
          </table:table-cell>
          <table:table-cell office:value-type="string">
            <text:p>13,896 </text:p>
          </table:table-cell>
          <table:table-cell office:value-type="string">
            <text:p>13,896 </text:p>
          </table:table-cell>
          <table:table-cell office:value-type="string">
            <text:p>$11,431 </text:p>
          </table:table-cell>
          <table:table-cell office:value-type="string">
            <text:p>$20,133 </text:p>
          </table:table-cell>
          <table:table-cell office:value-type="string">
            <text:p>$45,679 </text:p>
          </table:table-cell>
          <table:table-cell office:value-type="string">
            <text:p>$243,696 </text:p>
          </table:table-cell>
          <table:table-cell office:value-type="string">
            <text:p>2,060 </text:p>
          </table:table-cell>
          <table:table-cell office:value-type="string">
            <text:p>$- </text:p>
          </table:table-cell>
          <table:table-cell office:value-type="string">
            <text:p>$905 </text:p>
          </table:table-cell>
          <table:table-cell office:value-type="string">
            <text:p>$835 </text:p>
          </table:table-cell>
          <table:table-cell office:value-type="string">
            <text:p>$842 </text:p>
          </table:table-cell>
          <table:table-cell office:value-type="string">
            <text:p>$70,132 </text:p>
          </table:table-cell>
          <table:table-cell office:value-type="string">
            <text:p>$162,389 </text:p>
          </table:table-cell>
          <table:table-cell office:value-type="string">
            <text:p>2,454 </text:p>
          </table:table-cell>
          <table:table-cell office:value-type="string">
            <text:p>$126,040 </text:p>
          </table:table-cell>
          <table:table-cell office:value-type="string">
            <text:p>706 </text:p>
          </table:table-cell>
          <table:table-cell office:value-type="string">
            <text:p>$126,040 </text:p>
          </table:table-cell>
          <table:table-cell office:value-type="string">
            <text:p>4,284 </text:p>
          </table:table-cell>
          <table:table-cell office:value-type="string">
            <text:p>$36,405 </text:p>
          </table:table-cell>
          <table:table-cell office:value-type="string">
            <text:p>4,392 </text:p>
          </table:table-cell>
          <table:table-cell office:value-type="string">
            <text:p>$39,262 </text:p>
          </table:table-cell>
          <table:table-cell office:value-type="string">
            <text:p>154 </text:p>
          </table:table-cell>
          <table:table-cell office:value-type="string">
            <text:p>632,871 </text:p>
          </table:table-cell>
          <table:table-cell office:value-type="string">
            <text:p>551,190 </text:p>
          </table:table-cell>
          <table:table-cell office:value-type="string">
            <text:p>792 </text:p>
          </table:table-cell>
          <table:table-cell office:value-type="string">
            <text:p/>
          </table:table-cell>
          <table:table-cell office:value-type="string">
            <text:p>1,236 </text:p>
          </table:table-cell>
          <table:table-cell office:value-type="string">
            <text:p>165 </text:p>
          </table:table-cell>
          <table:table-cell office:value-type="string">
            <text:p>11.25 </text:p>
          </table:table-cell>
          <table:table-cell office:value-type="string">
            <text:p>9.8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1995</text:p>
          </table:table-cell>
          <table:table-cell office:value-type="string">
            <text:p>4.52 </text:p>
          </table:table-cell>
          <table:table-cell office:value-type="string">
            <text:p>7.33 </text:p>
          </table:table-cell>
          <table:table-cell office:value-type="string">
            <text:p>$0.35 </text:p>
          </table:table-cell>
          <table:table-cell office:value-type="string">
            <text:p>8.27 </text:p>
          </table:table-cell>
          <table:table-cell office:value-type="string">
            <text:p>5.10 </text:p>
          </table:table-cell>
          <table:table-cell office:value-type="string">
            <text:p>3.92 </text:p>
          </table:table-cell>
          <table:table-cell office:value-type="string">
            <text:p>6.36 </text:p>
          </table:table-cell>
          <table:table-cell office:value-type="string">
            <text:p>$0.30 </text:p>
          </table:table-cell>
          <table:table-cell office:value-type="string">
            <text:p>$0.30 </text:p>
          </table:table-cell>
          <table:table-cell office:value-type="string">
            <text:p>1,287 </text:p>
          </table:table-cell>
          <table:table-cell office:value-type="string">
            <text:p>1 </text:p>
          </table:table-cell>
          <table:table-cell office:value-type="string">
            <text:p>$56 </text:p>
          </table:table-cell>
          <table:table-cell office:value-type="string">
            <text:p>$30 </text:p>
          </table:table-cell>
          <table:table-cell office:value-type="string">
            <text:p>$74 </text:p>
          </table:table-cell>
          <table:table-cell office:value-type="string">
            <text:p>$0.02 </text:p>
          </table:table-cell>
          <table:table-cell office:value-type="string">
            <text:p>$0.38 </text:p>
          </table:table-cell>
          <table:table-cell office:value-type="string">
            <text:p>$0.35 </text:p>
          </table:table-cell>
          <table:table-cell office:value-type="string">
            <text:p>$348 </text:p>
          </table:table-cell>
          <table:table-cell office:value-type="string">
            <text:p>$295 </text:p>
          </table:table-cell>
          <table:table-cell office:value-type="string">
            <text:p>4.59 </text:p>
          </table:table-cell>
          <table:table-cell office:value-type="string">
            <text:p>3.89 </text:p>
          </table:table-cell>
          <table:table-cell office:value-type="string">
            <text:p>7.44 </text:p>
          </table:table-cell>
          <table:table-cell office:value-type="string">
            <text:p>6.31 </text:p>
          </table:table-cell>
          <table:table-cell office:value-type="string">
            <text:p/>
          </table:table-cell>
          <table:table-cell office:value-type="string">
            <text:p>2.39 </text:p>
          </table:table-cell>
          <table:table-cell office:value-type="string">
            <text:p>3.88 </text:p>
          </table:table-cell>
          <table:table-cell office:value-type="string">
            <text:p>$0.11 </text:p>
          </table:table-cell>
          <table:table-cell office:value-type="string">
            <text:p>1.50 </text:p>
          </table:table-cell>
          <table:table-cell office:value-type="string">
            <text:p>2.43 </text:p>
          </table:table-cell>
          <table:table-cell office:value-type="string">
            <text:p>$0.68 </text:p>
          </table:table-cell>
          <table:table-cell office:value-type="string">
            <text:p>78 </text:p>
          </table:table-cell>
          <table:table-cell office:value-type="string">
            <text:p>$53 </text:p>
          </table:table-cell>
          <table:table-cell office:value-type="string">
            <text:p>$10.7 </text:p>
          </table:table-cell>
          <table:table-cell office:value-type="string">
            <text:p>$0.011 </text:p>
          </table:table-cell>
          <table:table-cell office:value-type="string">
            <text:p>$40,803 </text:p>
          </table:table-cell>
          <table:table-cell office:value-type="string">
            <text:p>0.15178334832935</text:p>
          </table:table-cell>
          <table:table-cell office:value-type="string">
            <text:p>2.32 </text:p>
          </table:table-cell>
          <table:table-cell office:value-type="float" office:value="41">
            <text:p>41</text:p>
          </table:table-cell>
          <table:table-cell office:value-type="string">
            <text:p>44.5 </text:p>
          </table:table-cell>
          <table:table-cell office:value-type="string">
            <text:p>151.6 </text:p>
          </table:table-cell>
          <table:table-cell office:value-type="string">
            <text:p>151.6 </text:p>
          </table:table-cell>
          <table:table-cell office:value-type="string">
            <text:p>0.75235452020544</text:p>
          </table:table-cell>
          <table:table-cell office:value-type="string">
            <text:p>33.3 </text:p>
          </table:table-cell>
          <table:table-cell office:value-type="string">
            <text:p>46.2 </text:p>
          </table:table-cell>
          <table:table-cell office:value-type="string">
            <text:p>1,756 </text:p>
          </table:table-cell>
          <table:table-cell office:value-type="string">
            <text:p>2,014 </text:p>
          </table:table-cell>
          <table:table-cell office:value-type="string">
            <text:p>2,014 </text:p>
          </table:table-cell>
          <table:table-cell office:value-type="string">
            <text:p>$7,400 </text:p>
          </table:table-cell>
          <table:table-cell office:value-type="string">
            <text:p>$10,242 </text:p>
          </table:table-cell>
          <table:table-cell office:value-type="string">
            <text:p>$27,802 </text:p>
          </table:table-cell>
          <table:table-cell office:value-type="string">
            <text:p>$110,286 </text:p>
          </table:table-cell>
          <table:table-cell office:value-type="string">
            <text:p>258 </text:p>
          </table:table-cell>
          <table:table-cell office:value-type="string">
            <text:p>$604 </text:p>
          </table:table-cell>
          <table:table-cell office:value-type="string">
            <text:p>$459 </text:p>
          </table:table-cell>
          <table:table-cell office:value-type="string">
            <text:p>$- </text:p>
          </table:table-cell>
          <table:table-cell office:value-type="string">
            <text:p>$522 </text:p>
          </table:table-cell>
          <table:table-cell office:value-type="string">
            <text:p>$29,587 </text:p>
          </table:table-cell>
          <table:table-cell office:value-type="string">
            <text:p>$74,565 </text:p>
          </table:table-cell>
          <table:table-cell office:value-type="string">
            <text:p>357 </text:p>
          </table:table-cell>
          <table:table-cell office:value-type="string">
            <text:p>$49,354 </text:p>
          </table:table-cell>
          <table:table-cell office:value-type="string">
            <text:p>199 </text:p>
          </table:table-cell>
          <table:table-cell office:value-type="string">
            <text:p>$49,354 </text:p>
          </table:table-cell>
          <table:table-cell office:value-type="string">
            <text:p>677 </text:p>
          </table:table-cell>
          <table:table-cell office:value-type="string">
            <text:p>$34,371 </text:p>
          </table:table-cell>
          <table:table-cell office:value-type="string">
            <text:p>523 </text:p>
          </table:table-cell>
          <table:table-cell office:value-type="string">
            <text:p>$26,998 </text:p>
          </table:table-cell>
          <table:table-cell office:value-type="string">
            <text:p>20 </text:p>
          </table:table-cell>
          <table:table-cell office:value-type="string">
            <text:p>59,050 </text:p>
          </table:table-cell>
          <table:table-cell office:value-type="string">
            <text:p>45,978 </text:p>
          </table:table-cell>
          <table:table-cell office:value-type="string">
            <text:p>1,313 </text:p>
          </table:table-cell>
          <table:table-cell office:value-type="string">
            <text:p>7.44</text:p>
          </table:table-cell>
          <table:table-cell office:value-type="string">
            <text:p>319 </text:p>
          </table:table-cell>
          <table:table-cell office:value-type="string">
            <text:p>245 </text:p>
          </table:table-cell>
          <table:table-cell office:value-type="string">
            <text:p>7.95 </text:p>
          </table:table-cell>
          <table:table-cell office:value-type="string">
            <text:p>6.1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1996</text:p>
          </table:table-cell>
          <table:table-cell office:value-type="string">
            <text:p>4.70 </text:p>
          </table:table-cell>
          <table:table-cell office:value-type="string">
            <text:p>7.46 </text:p>
          </table:table-cell>
          <table:table-cell office:value-type="string">
            <text:p>$0.38 </text:p>
          </table:table-cell>
          <table:table-cell office:value-type="string">
            <text:p>8.50 </text:p>
          </table:table-cell>
          <table:table-cell office:value-type="string">
            <text:p>5.36 </text:p>
          </table:table-cell>
          <table:table-cell office:value-type="string">
            <text:p>4.03 </text:p>
          </table:table-cell>
          <table:table-cell office:value-type="string">
            <text:p>6.40 </text:p>
          </table:table-cell>
          <table:table-cell office:value-type="string">
            <text:p>$0.33 </text:p>
          </table:table-cell>
          <table:table-cell office:value-type="string">
            <text:p>$0.33 </text:p>
          </table:table-cell>
          <table:table-cell office:value-type="string">
            <text:p>1,176 </text:p>
          </table:table-cell>
          <table:table-cell office:value-type="string">
            <text:p>1 </text:p>
          </table:table-cell>
          <table:table-cell office:value-type="string">
            <text:p>$65 </text:p>
          </table:table-cell>
          <table:table-cell office:value-type="string">
            <text:p>$32 </text:p>
          </table:table-cell>
          <table:table-cell office:value-type="string">
            <text:p>$83 </text:p>
          </table:table-cell>
          <table:table-cell office:value-type="string">
            <text:p>$0.02 </text:p>
          </table:table-cell>
          <table:table-cell office:value-type="string">
            <text:p>$0.35 </text:p>
          </table:table-cell>
          <table:table-cell office:value-type="string">
            <text:p>$0.38 </text:p>
          </table:table-cell>
          <table:table-cell office:value-type="string">
            <text:p>$382 </text:p>
          </table:table-cell>
          <table:table-cell office:value-type="string">
            <text:p>$313 </text:p>
          </table:table-cell>
          <table:table-cell office:value-type="string">
            <text:p>4.71 </text:p>
          </table:table-cell>
          <table:table-cell office:value-type="string">
            <text:p>3.87 </text:p>
          </table:table-cell>
          <table:table-cell office:value-type="string">
            <text:p>7.48 </text:p>
          </table:table-cell>
          <table:table-cell office:value-type="string">
            <text:p>6.14 </text:p>
          </table:table-cell>
          <table:table-cell office:value-type="string">
            <text:p/>
          </table:table-cell>
          <table:table-cell office:value-type="string">
            <text:p>2.48 </text:p>
          </table:table-cell>
          <table:table-cell office:value-type="string">
            <text:p>3.93 </text:p>
          </table:table-cell>
          <table:table-cell office:value-type="string">
            <text:p>$0.11 </text:p>
          </table:table-cell>
          <table:table-cell office:value-type="string">
            <text:p>1.39 </text:p>
          </table:table-cell>
          <table:table-cell office:value-type="string">
            <text:p>2.21 </text:p>
          </table:table-cell>
          <table:table-cell office:value-type="string">
            <text:p>$0.68 </text:p>
          </table:table-cell>
          <table:table-cell office:value-type="string">
            <text:p>100 </text:p>
          </table:table-cell>
          <table:table-cell office:value-type="string">
            <text:p>$68 </text:p>
          </table:table-cell>
          <table:table-cell office:value-type="string">
            <text:p>$12.8 </text:p>
          </table:table-cell>
          <table:table-cell office:value-type="string">
            <text:p>$0.013 </text:p>
          </table:table-cell>
          <table:table-cell office:value-type="string">
            <text:p>$38,473 </text:p>
          </table:table-cell>
          <table:table-cell office:value-type="string">
            <text:p>0</text:p>
          </table:table-cell>
          <table:table-cell office:value-type="string">
            <text:p>2.31 </text:p>
          </table:table-cell>
          <table:table-cell office:value-type="float" office:value="45">
            <text:p>45</text:p>
          </table:table-cell>
          <table:table-cell office:value-type="string">
            <text:p>48.9 </text:p>
          </table:table-cell>
          <table:table-cell office:value-type="string">
            <text:p>173.1 </text:p>
          </table:table-cell>
          <table:table-cell office:value-type="string">
            <text:p>173.1 </text:p>
          </table:table-cell>
          <table:table-cell office:value-type="string">
            <text:p>1</text:p>
          </table:table-cell>
          <table:table-cell office:value-type="string">
            <text:p>36.9 </text:p>
          </table:table-cell>
          <table:table-cell office:value-type="string">
            <text:p>47.9 </text:p>
          </table:table-cell>
          <table:table-cell office:value-type="string">
            <text:p>1,947 </text:p>
          </table:table-cell>
          <table:table-cell office:value-type="string">
            <text:p>2,207 </text:p>
          </table:table-cell>
          <table:table-cell office:value-type="string">
            <text:p>2,207 </text:p>
          </table:table-cell>
          <table:table-cell office:value-type="string">
            <text:p>$5,153 </text:p>
          </table:table-cell>
          <table:table-cell office:value-type="string">
            <text:p>$7,428 </text:p>
          </table:table-cell>
          <table:table-cell office:value-type="string">
            <text:p>$25,723 </text:p>
          </table:table-cell>
          <table:table-cell office:value-type="string">
            <text:p>$106,281 </text:p>
          </table:table-cell>
          <table:table-cell office:value-type="string">
            <text:p>260 </text:p>
          </table:table-cell>
          <table:table-cell office:value-type="string">
            <text:p>$532 </text:p>
          </table:table-cell>
          <table:table-cell office:value-type="string">
            <text:p>$416 </text:p>
          </table:table-cell>
          <table:table-cell office:value-type="string">
            <text:p>$- </text:p>
          </table:table-cell>
          <table:table-cell office:value-type="string">
            <text:p>$471 </text:p>
          </table:table-cell>
          <table:table-cell office:value-type="string">
            <text:p>$24,462 </text:p>
          </table:table-cell>
          <table:table-cell office:value-type="string">
            <text:p>$75,803 </text:p>
          </table:table-cell>
          <table:table-cell office:value-type="string">
            <text:p>399 </text:p>
          </table:table-cell>
          <table:table-cell office:value-type="string">
            <text:p>$44,968 </text:p>
          </table:table-cell>
          <table:table-cell office:value-type="string">
            <text:p>202 </text:p>
          </table:table-cell>
          <table:table-cell office:value-type="string">
            <text:p>$44,968 </text:p>
          </table:table-cell>
          <table:table-cell office:value-type="string">
            <text:p>804 </text:p>
          </table:table-cell>
          <table:table-cell office:value-type="string">
            <text:p>$29,742 </text:p>
          </table:table-cell>
          <table:table-cell office:value-type="string">
            <text:p>542 </text:p>
          </table:table-cell>
          <table:table-cell office:value-type="string">
            <text:p>$27,892 </text:p>
          </table:table-cell>
          <table:table-cell office:value-type="string">
            <text:p>22 </text:p>
          </table:table-cell>
          <table:table-cell office:value-type="string">
            <text:p>62,563 </text:p>
          </table:table-cell>
          <table:table-cell office:value-type="string">
            <text:p>49,083 </text:p>
          </table:table-cell>
          <table:table-cell office:value-type="string">
            <text:p>1,593 </text:p>
          </table:table-cell>
          <table:table-cell office:value-type="string">
            <text:p>7.33</text:p>
          </table:table-cell>
          <table:table-cell office:value-type="string">
            <text:p>345 </text:p>
          </table:table-cell>
          <table:table-cell office:value-type="string">
            <text:p>249 </text:p>
          </table:table-cell>
          <table:table-cell office:value-type="string">
            <text:p>7.84 </text:p>
          </table:table-cell>
          <table:table-cell office:value-type="string">
            <text:p>6.1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1997</text:p>
          </table:table-cell>
          <table:table-cell office:value-type="string">
            <text:p>4.82 </text:p>
          </table:table-cell>
          <table:table-cell office:value-type="string">
            <text:p>7.31 </text:p>
          </table:table-cell>
          <table:table-cell office:value-type="string">
            <text:p>$0.40 </text:p>
          </table:table-cell>
          <table:table-cell office:value-type="string">
            <text:p>7.98 </text:p>
          </table:table-cell>
          <table:table-cell office:value-type="string">
            <text:p>5.26 </text:p>
          </table:table-cell>
          <table:table-cell office:value-type="string">
            <text:p>4.03 </text:p>
          </table:table-cell>
          <table:table-cell office:value-type="string">
            <text:p>6.11 </text:p>
          </table:table-cell>
          <table:table-cell office:value-type="string">
            <text:p>$0.33 </text:p>
          </table:table-cell>
          <table:table-cell office:value-type="string">
            <text:p>$0.33 </text:p>
          </table:table-cell>
          <table:table-cell office:value-type="string">
            <text:p>1,317 </text:p>
          </table:table-cell>
          <table:table-cell office:value-type="string">
            <text:p>2 </text:p>
          </table:table-cell>
          <table:table-cell office:value-type="string">
            <text:p>$72 </text:p>
          </table:table-cell>
          <table:table-cell office:value-type="string">
            <text:p>$34 </text:p>
          </table:table-cell>
          <table:table-cell office:value-type="string">
            <text:p>$92 </text:p>
          </table:table-cell>
          <table:table-cell office:value-type="string">
            <text:p>$0.02 </text:p>
          </table:table-cell>
          <table:table-cell office:value-type="string">
            <text:p>$0.33 </text:p>
          </table:table-cell>
          <table:table-cell office:value-type="string">
            <text:p>$0.40 </text:p>
          </table:table-cell>
          <table:table-cell office:value-type="string">
            <text:p>$400 </text:p>
          </table:table-cell>
          <table:table-cell office:value-type="string">
            <text:p>$330 </text:p>
          </table:table-cell>
          <table:table-cell office:value-type="string">
            <text:p>4.85 </text:p>
          </table:table-cell>
          <table:table-cell office:value-type="string">
            <text:p>4.00 </text:p>
          </table:table-cell>
          <table:table-cell office:value-type="string">
            <text:p>7.36 </text:p>
          </table:table-cell>
          <table:table-cell office:value-type="string">
            <text:p>6.07 </text:p>
          </table:table-cell>
          <table:table-cell office:value-type="string">
            <text:p/>
          </table:table-cell>
          <table:table-cell office:value-type="string">
            <text:p>2.55 </text:p>
          </table:table-cell>
          <table:table-cell office:value-type="string">
            <text:p>3.87 </text:p>
          </table:table-cell>
          <table:table-cell office:value-type="string">
            <text:p>$0.12 </text:p>
          </table:table-cell>
          <table:table-cell office:value-type="string">
            <text:p>1.45 </text:p>
          </table:table-cell>
          <table:table-cell office:value-type="string">
            <text:p>2.19 </text:p>
          </table:table-cell>
          <table:table-cell office:value-type="string">
            <text:p>$0.68 </text:p>
          </table:table-cell>
          <table:table-cell office:value-type="string">
            <text:p>103 </text:p>
          </table:table-cell>
          <table:table-cell office:value-type="string">
            <text:p>$70 </text:p>
          </table:table-cell>
          <table:table-cell office:value-type="string">
            <text:p>$13.5 </text:p>
          </table:table-cell>
          <table:table-cell office:value-type="string">
            <text:p>$0.013 </text:p>
          </table:table-cell>
          <table:table-cell office:value-type="string">
            <text:p>$39,688 </text:p>
          </table:table-cell>
          <table:table-cell office:value-type="string">
            <text:p>0.17515789031720</text:p>
          </table:table-cell>
          <table:table-cell office:value-type="string">
            <text:p>2.42 </text:p>
          </table:table-cell>
          <table:table-cell office:value-type="float" office:value="46">
            <text:p>46</text:p>
          </table:table-cell>
          <table:table-cell office:value-type="string">
            <text:p>46.7 </text:p>
          </table:table-cell>
          <table:table-cell office:value-type="string">
            <text:p>178.1 </text:p>
          </table:table-cell>
          <table:table-cell office:value-type="string">
            <text:p>178.1 </text:p>
          </table:table-cell>
          <table:table-cell office:value-type="string">
            <text:p>0.78093770007237</text:p>
          </table:table-cell>
          <table:table-cell office:value-type="string">
            <text:p>39.5 </text:p>
          </table:table-cell>
          <table:table-cell office:value-type="string">
            <text:p>48.5 </text:p>
          </table:table-cell>
          <table:table-cell office:value-type="string">
            <text:p>1,979 </text:p>
          </table:table-cell>
          <table:table-cell office:value-type="string">
            <text:p>2,247 </text:p>
          </table:table-cell>
          <table:table-cell office:value-type="string">
            <text:p>2,247 </text:p>
          </table:table-cell>
          <table:table-cell office:value-type="string">
            <text:p>$5,704 </text:p>
          </table:table-cell>
          <table:table-cell office:value-type="string">
            <text:p>$7,950 </text:p>
          </table:table-cell>
          <table:table-cell office:value-type="string">
            <text:p>$26,109 </text:p>
          </table:table-cell>
          <table:table-cell office:value-type="string">
            <text:p>$110,400 </text:p>
          </table:table-cell>
          <table:table-cell office:value-type="string">
            <text:p>268 </text:p>
          </table:table-cell>
          <table:table-cell office:value-type="string">
            <text:p>$548 </text:p>
          </table:table-cell>
          <table:table-cell office:value-type="string">
            <text:p>$427 </text:p>
          </table:table-cell>
          <table:table-cell office:value-type="string">
            <text:p>$- </text:p>
          </table:table-cell>
          <table:table-cell office:value-type="string">
            <text:p>$490 </text:p>
          </table:table-cell>
          <table:table-cell office:value-type="string">
            <text:p>$24,541 </text:p>
          </table:table-cell>
          <table:table-cell office:value-type="string">
            <text:p>$79,762 </text:p>
          </table:table-cell>
          <table:table-cell office:value-type="string">
            <text:p>407 </text:p>
          </table:table-cell>
          <table:table-cell office:value-type="string">
            <text:p>$43,939 </text:p>
          </table:table-cell>
          <table:table-cell office:value-type="string">
            <text:p>208 </text:p>
          </table:table-cell>
          <table:table-cell office:value-type="string">
            <text:p>$43,939 </text:p>
          </table:table-cell>
          <table:table-cell office:value-type="string">
            <text:p>821 </text:p>
          </table:table-cell>
          <table:table-cell office:value-type="string">
            <text:p>$30,187 </text:p>
          </table:table-cell>
          <table:table-cell office:value-type="string">
            <text:p>543 </text:p>
          </table:table-cell>
          <table:table-cell office:value-type="string">
            <text:p>$29,712 </text:p>
          </table:table-cell>
          <table:table-cell office:value-type="string">
            <text:p>21 </text:p>
          </table:table-cell>
          <table:table-cell office:value-type="string">
            <text:p>62,293 </text:p>
          </table:table-cell>
          <table:table-cell office:value-type="string">
            <text:p>49,632 </text:p>
          </table:table-cell>
          <table:table-cell office:value-type="string">
            <text:p>1,658 </text:p>
          </table:table-cell>
          <table:table-cell office:value-type="string">
            <text:p>6.82</text:p>
          </table:table-cell>
          <table:table-cell office:value-type="string">
            <text:p>385 </text:p>
          </table:table-cell>
          <table:table-cell office:value-type="string">
            <text:p>254 </text:p>
          </table:table-cell>
          <table:table-cell office:value-type="string">
            <text:p>8.20 </text:p>
          </table:table-cell>
          <table:table-cell office:value-type="string">
            <text:p>6.5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1998</text:p>
          </table:table-cell>
          <table:table-cell office:value-type="string">
            <text:p>4.86 </text:p>
          </table:table-cell>
          <table:table-cell office:value-type="string">
            <text:p>7.50 </text:p>
          </table:table-cell>
          <table:table-cell office:value-type="string">
            <text:p>$0.43 </text:p>
          </table:table-cell>
          <table:table-cell office:value-type="string">
            <text:p>8.40 </text:p>
          </table:table-cell>
          <table:table-cell office:value-type="string">
            <text:p>5.44 </text:p>
          </table:table-cell>
          <table:table-cell office:value-type="string">
            <text:p>4.12 </text:p>
          </table:table-cell>
          <table:table-cell office:value-type="string">
            <text:p>6.35 </text:p>
          </table:table-cell>
          <table:table-cell office:value-type="string">
            <text:p>$0.35 </text:p>
          </table:table-cell>
          <table:table-cell office:value-type="string">
            <text:p>$0.35 </text:p>
          </table:table-cell>
          <table:table-cell office:value-type="string">
            <text:p>7,707 </text:p>
          </table:table-cell>
          <table:table-cell office:value-type="string">
            <text:p>3 </text:p>
          </table:table-cell>
          <table:table-cell office:value-type="string">
            <text:p>$80 </text:p>
          </table:table-cell>
          <table:table-cell office:value-type="string">
            <text:p>$38 </text:p>
          </table:table-cell>
          <table:table-cell office:value-type="string">
            <text:p>$100 </text:p>
          </table:table-cell>
          <table:table-cell office:value-type="string">
            <text:p>$0.02 </text:p>
          </table:table-cell>
          <table:table-cell office:value-type="string">
            <text:p>$0.36 </text:p>
          </table:table-cell>
          <table:table-cell office:value-type="string">
            <text:p>$0.41 </text:p>
          </table:table-cell>
          <table:table-cell office:value-type="string">
            <text:p>$406 </text:p>
          </table:table-cell>
          <table:table-cell office:value-type="string">
            <text:p>$348 </text:p>
          </table:table-cell>
          <table:table-cell office:value-type="string">
            <text:p>4.72 </text:p>
          </table:table-cell>
          <table:table-cell office:value-type="string">
            <text:p>4.04 </text:p>
          </table:table-cell>
          <table:table-cell office:value-type="string">
            <text:p>7.29 </text:p>
          </table:table-cell>
          <table:table-cell office:value-type="string">
            <text:p>6.24 </text:p>
          </table:table-cell>
          <table:table-cell office:value-type="string">
            <text:p/>
          </table:table-cell>
          <table:table-cell office:value-type="string">
            <text:p>2.59 </text:p>
          </table:table-cell>
          <table:table-cell office:value-type="string">
            <text:p>4.00 </text:p>
          </table:table-cell>
          <table:table-cell office:value-type="string">
            <text:p>$0.12 </text:p>
          </table:table-cell>
          <table:table-cell office:value-type="string">
            <text:p>1.45 </text:p>
          </table:table-cell>
          <table:table-cell office:value-type="string">
            <text:p>2.23 </text:p>
          </table:table-cell>
          <table:table-cell office:value-type="string">
            <text:p>$0.56 </text:p>
          </table:table-cell>
          <table:table-cell office:value-type="string">
            <text:p>106 </text:p>
          </table:table-cell>
          <table:table-cell office:value-type="string">
            <text:p>$59 </text:p>
          </table:table-cell>
          <table:table-cell office:value-type="string">
            <text:p>$11.2 </text:p>
          </table:table-cell>
          <table:table-cell office:value-type="string">
            <text:p>$0.011 </text:p>
          </table:table-cell>
          <table:table-cell office:value-type="string">
            <text:p>$39,824 </text:p>
          </table:table-cell>
          <table:table-cell office:value-type="string">
            <text:p>0.14466768821118</text:p>
          </table:table-cell>
          <table:table-cell office:value-type="string">
            <text:p>2.38 </text:p>
          </table:table-cell>
          <table:table-cell office:value-type="float" office:value="45">
            <text:p>45</text:p>
          </table:table-cell>
          <table:table-cell office:value-type="string">
            <text:p>46.0 </text:p>
          </table:table-cell>
          <table:table-cell office:value-type="string">
            <text:p>183.2 </text:p>
          </table:table-cell>
          <table:table-cell office:value-type="string">
            <text:p>183.2 </text:p>
          </table:table-cell>
          <table:table-cell office:value-type="string">
            <text:p>0.80171387579365</text:p>
          </table:table-cell>
          <table:table-cell office:value-type="string">
            <text:p>37.4 </text:p>
          </table:table-cell>
          <table:table-cell office:value-type="string">
            <text:p>47.9 </text:p>
          </table:table-cell>
          <table:table-cell office:value-type="string">
            <text:p>2,056 </text:p>
          </table:table-cell>
          <table:table-cell office:value-type="string">
            <text:p>2,343 </text:p>
          </table:table-cell>
          <table:table-cell office:value-type="string">
            <text:p>2,343 </text:p>
          </table:table-cell>
          <table:table-cell office:value-type="string">
            <text:p>$5,966 </text:p>
          </table:table-cell>
          <table:table-cell office:value-type="string">
            <text:p>$7,715 </text:p>
          </table:table-cell>
          <table:table-cell office:value-type="string">
            <text:p>$26,470 </text:p>
          </table:table-cell>
          <table:table-cell office:value-type="string">
            <text:p>$102,420 </text:p>
          </table:table-cell>
          <table:table-cell office:value-type="string">
            <text:p>287 </text:p>
          </table:table-cell>
          <table:table-cell office:value-type="string">
            <text:p>$536 </text:p>
          </table:table-cell>
          <table:table-cell office:value-type="string">
            <text:p>$421 </text:p>
          </table:table-cell>
          <table:table-cell office:value-type="string">
            <text:p>$- </text:p>
          </table:table-cell>
          <table:table-cell office:value-type="string">
            <text:p>$482 </text:p>
          </table:table-cell>
          <table:table-cell office:value-type="string">
            <text:p>$20,242 </text:p>
          </table:table-cell>
          <table:table-cell office:value-type="string">
            <text:p>$76,402 </text:p>
          </table:table-cell>
          <table:table-cell office:value-type="string">
            <text:p>434 </text:p>
          </table:table-cell>
          <table:table-cell office:value-type="string">
            <text:p>$45,659 </text:p>
          </table:table-cell>
          <table:table-cell office:value-type="string">
            <text:p>200 </text:p>
          </table:table-cell>
          <table:table-cell office:value-type="string">
            <text:p>$45,659 </text:p>
          </table:table-cell>
          <table:table-cell office:value-type="string">
            <text:p>859 </text:p>
          </table:table-cell>
          <table:table-cell office:value-type="string">
            <text:p>$29,872 </text:p>
          </table:table-cell>
          <table:table-cell office:value-type="string">
            <text:p>563 </text:p>
          </table:table-cell>
          <table:table-cell office:value-type="string">
            <text:p>$30,118 </text:p>
          </table:table-cell>
          <table:table-cell office:value-type="string">
            <text:p>23 </text:p>
          </table:table-cell>
          <table:table-cell office:value-type="string">
            <text:p>63,171 </text:p>
          </table:table-cell>
          <table:table-cell office:value-type="string">
            <text:p>50,465 </text:p>
          </table:table-cell>
          <table:table-cell office:value-type="string">
            <text:p>1,672 </text:p>
          </table:table-cell>
          <table:table-cell office:value-type="string">
            <text:p>6.67</text:p>
          </table:table-cell>
          <table:table-cell office:value-type="string">
            <text:p>381 </text:p>
          </table:table-cell>
          <table:table-cell office:value-type="string">
            <text:p>256 </text:p>
          </table:table-cell>
          <table:table-cell office:value-type="string">
            <text:p>7.54 </text:p>
          </table:table-cell>
          <table:table-cell office:value-type="string">
            <text:p>6.0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1999</text:p>
          </table:table-cell>
          <table:table-cell office:value-type="string">
            <text:p>8.20 </text:p>
          </table:table-cell>
          <table:table-cell office:value-type="string">
            <text:p>7.56 </text:p>
          </table:table-cell>
          <table:table-cell office:value-type="string">
            <text:p>$0.49 </text:p>
          </table:table-cell>
          <table:table-cell office:value-type="string">
            <text:p>8.20 </text:p>
          </table:table-cell>
          <table:table-cell office:value-type="string">
            <text:p>8.90 </text:p>
          </table:table-cell>
          <table:table-cell office:value-type="string">
            <text:p>6.86 </text:p>
          </table:table-cell>
          <table:table-cell office:value-type="string">
            <text:p>6.33 </text:p>
          </table:table-cell>
          <table:table-cell office:value-type="string">
            <text:p>$0.40 </text:p>
          </table:table-cell>
          <table:table-cell office:value-type="string">
            <text:p>$0.40 </text:p>
          </table:table-cell>
          <table:table-cell office:value-type="string">
            <text:p>10,552 </text:p>
          </table:table-cell>
          <table:table-cell office:value-type="string">
            <text:p>4 </text:p>
          </table:table-cell>
          <table:table-cell office:value-type="string">
            <text:p>$98 </text:p>
          </table:table-cell>
          <table:table-cell office:value-type="string">
            <text:p>$47 </text:p>
          </table:table-cell>
          <table:table-cell office:value-type="string">
            <text:p>$113 </text:p>
          </table:table-cell>
          <table:table-cell office:value-type="string">
            <text:p>$0.02 </text:p>
          </table:table-cell>
          <table:table-cell office:value-type="string">
            <text:p>$0.37 </text:p>
          </table:table-cell>
          <table:table-cell office:value-type="string">
            <text:p>$0.53 </text:p>
          </table:table-cell>
          <table:table-cell office:value-type="string">
            <text:p>$526 </text:p>
          </table:table-cell>
          <table:table-cell office:value-type="string">
            <text:p>$457 </text:p>
          </table:table-cell>
          <table:table-cell office:value-type="string">
            <text:p>9.01 </text:p>
          </table:table-cell>
          <table:table-cell office:value-type="string">
            <text:p>7.84 </text:p>
          </table:table-cell>
          <table:table-cell office:value-type="string">
            <text:p>8.31 </text:p>
          </table:table-cell>
          <table:table-cell office:value-type="string">
            <text:p>7.23 </text:p>
          </table:table-cell>
          <table:table-cell office:value-type="string">
            <text:p/>
          </table:table-cell>
          <table:table-cell office:value-type="string">
            <text:p>5.33 </text:p>
          </table:table-cell>
          <table:table-cell office:value-type="string">
            <text:p>4.91 </text:p>
          </table:table-cell>
          <table:table-cell office:value-type="string">
            <text:p>$0.15 </text:p>
          </table:table-cell>
          <table:table-cell office:value-type="string">
            <text:p>2.52 </text:p>
          </table:table-cell>
          <table:table-cell office:value-type="string">
            <text:p>2.32 </text:p>
          </table:table-cell>
          <table:table-cell office:value-type="string">
            <text:p>$0.56 </text:p>
          </table:table-cell>
          <table:table-cell office:value-type="string">
            <text:p>122 </text:p>
          </table:table-cell>
          <table:table-cell office:value-type="string">
            <text:p>$68 </text:p>
          </table:table-cell>
          <table:table-cell office:value-type="string">
            <text:p>$12.0 </text:p>
          </table:table-cell>
          <table:table-cell office:value-type="string">
            <text:p>$0.011 </text:p>
          </table:table-cell>
          <table:table-cell office:value-type="string">
            <text:p>$719,167 </text:p>
          </table:table-cell>
          <table:table-cell office:value-type="string">
            <text:p>0.12984195212445</text:p>
          </table:table-cell>
          <table:table-cell office:value-type="string">
            <text:p>41.60 </text:p>
          </table:table-cell>
          <table:table-cell office:value-type="float" office:value="43">
            <text:p>43</text:p>
          </table:table-cell>
          <table:table-cell office:value-type="string">
            <text:p>1,016.8 </text:p>
          </table:table-cell>
          <table:table-cell office:value-type="string">
            <text:p>175.5 </text:p>
          </table:table-cell>
          <table:table-cell office:value-type="string">
            <text:p>175.5 </text:p>
          </table:table-cell>
          <table:table-cell office:value-type="string">
            <text:p>0.86088889626401</text:p>
          </table:table-cell>
          <table:table-cell office:value-type="string">
            <text:p>2.2 </text:p>
          </table:table-cell>
          <table:table-cell office:value-type="string">
            <text:p>266.9 </text:p>
          </table:table-cell>
          <table:table-cell office:value-type="string">
            <text:p>138 </text:p>
          </table:table-cell>
          <table:table-cell office:value-type="string">
            <text:p>152 </text:p>
          </table:table-cell>
          <table:table-cell office:value-type="string">
            <text:p>152 </text:p>
          </table:table-cell>
          <table:table-cell office:value-type="string">
            <text:p>$103,823 </text:p>
          </table:table-cell>
          <table:table-cell office:value-type="string">
            <text:p>$136,421 </text:p>
          </table:table-cell>
          <table:table-cell office:value-type="string">
            <text:p>$456,631 </text:p>
          </table:table-cell>
          <table:table-cell office:value-type="string">
            <text:p>$2,456,399 </text:p>
          </table:table-cell>
          <table:table-cell office:value-type="string">
            <text:p>14 </text:p>
          </table:table-cell>
          <table:table-cell office:value-type="string">
            <text:p>$572 </text:p>
          </table:table-cell>
          <table:table-cell office:value-type="string">
            <text:p>$439 </text:p>
          </table:table-cell>
          <table:table-cell office:value-type="string">
            <text:p>$- </text:p>
          </table:table-cell>
          <table:table-cell office:value-type="string">
            <text:p>$512 </text:p>
          </table:table-cell>
          <table:table-cell office:value-type="string">
            <text:p>$457,742 </text:p>
          </table:table-cell>
          <table:table-cell office:value-type="string">
            <text:p>$1,859,096 </text:p>
          </table:table-cell>
          <table:table-cell office:value-type="string">
            <text:p>29 </text:p>
          </table:table-cell>
          <table:table-cell office:value-type="string">
            <text:p>$797,720 </text:p>
          </table:table-cell>
          <table:table-cell office:value-type="string">
            <text:p>13 </text:p>
          </table:table-cell>
          <table:table-cell office:value-type="string">
            <text:p>$797,720 </text:p>
          </table:table-cell>
          <table:table-cell office:value-type="string">
            <text:p>55 </text:p>
          </table:table-cell>
          <table:table-cell office:value-type="string">
            <text:p>$542,622 </text:p>
          </table:table-cell>
          <table:table-cell office:value-type="string">
            <text:p>41 </text:p>
          </table:table-cell>
          <table:table-cell office:value-type="string">
            <text:p>$494,416 </text:p>
          </table:table-cell>
          <table:table-cell office:value-type="string">
            <text:p>25 </text:p>
          </table:table-cell>
          <table:table-cell office:value-type="string">
            <text:p>70,341 </text:p>
          </table:table-cell>
          <table:table-cell office:value-type="string">
            <text:p>56,933 </text:p>
          </table:table-cell>
          <table:table-cell office:value-type="string">
            <text:p>1,728 </text:p>
          </table:table-cell>
          <table:table-cell office:value-type="string">
            <text:p>6.16</text:p>
          </table:table-cell>
          <table:table-cell office:value-type="string">
            <text:p>1,095 </text:p>
          </table:table-cell>
          <table:table-cell office:value-type="string">
            <text:p>93 </text:p>
          </table:table-cell>
          <table:table-cell office:value-type="string">
            <text:p>7.58 </text:p>
          </table:table-cell>
          <table:table-cell office:value-type="string">
            <text:p>6.1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2000</text:p>
          </table:table-cell>
          <table:table-cell office:value-type="string">
            <text:p>5.51 </text:p>
          </table:table-cell>
          <table:table-cell office:value-type="string">
            <text:p>7.99 </text:p>
          </table:table-cell>
          <table:table-cell office:value-type="string">
            <text:p>$0.61 </text:p>
          </table:table-cell>
          <table:table-cell office:value-type="string">
            <text:p>8.19 </text:p>
          </table:table-cell>
          <table:table-cell office:value-type="string">
            <text:p>5.64 </text:p>
          </table:table-cell>
          <table:table-cell office:value-type="string">
            <text:p>4.40 </text:p>
          </table:table-cell>
          <table:table-cell office:value-type="string">
            <text:p>6.39 </text:p>
          </table:table-cell>
          <table:table-cell office:value-type="string">
            <text:p>$0.48 </text:p>
          </table:table-cell>
          <table:table-cell office:value-type="string">
            <text:p>$0.48 </text:p>
          </table:table-cell>
          <table:table-cell office:value-type="string">
            <text:p>10,774 </text:p>
          </table:table-cell>
          <table:table-cell office:value-type="string">
            <text:p>2 </text:p>
          </table:table-cell>
          <table:table-cell office:value-type="string">
            <text:p>$106 </text:p>
          </table:table-cell>
          <table:table-cell office:value-type="string">
            <text:p>$54 </text:p>
          </table:table-cell>
          <table:table-cell office:value-type="string">
            <text:p>$129 </text:p>
          </table:table-cell>
          <table:table-cell office:value-type="string">
            <text:p>$0.03 </text:p>
          </table:table-cell>
          <table:table-cell office:value-type="string">
            <text:p>$0.36 </text:p>
          </table:table-cell>
          <table:table-cell office:value-type="string">
            <text:p>$0.62 </text:p>
          </table:table-cell>
          <table:table-cell office:value-type="string">
            <text:p>$619 </text:p>
          </table:table-cell>
          <table:table-cell office:value-type="string">
            <text:p>$503 </text:p>
          </table:table-cell>
          <table:table-cell office:value-type="string">
            <text:p>5.73 </text:p>
          </table:table-cell>
          <table:table-cell office:value-type="string">
            <text:p>4.66 </text:p>
          </table:table-cell>
          <table:table-cell office:value-type="string">
            <text:p>8.31 </text:p>
          </table:table-cell>
          <table:table-cell office:value-type="string">
            <text:p>6.76 </text:p>
          </table:table-cell>
          <table:table-cell office:value-type="string">
            <text:p/>
          </table:table-cell>
          <table:table-cell office:value-type="string">
            <text:p>3.09 </text:p>
          </table:table-cell>
          <table:table-cell office:value-type="string">
            <text:p>4.48 </text:p>
          </table:table-cell>
          <table:table-cell office:value-type="string">
            <text:p>$0.17 </text:p>
          </table:table-cell>
          <table:table-cell office:value-type="string">
            <text:p>1.57 </text:p>
          </table:table-cell>
          <table:table-cell office:value-type="string">
            <text:p>2.28 </text:p>
          </table:table-cell>
          <table:table-cell office:value-type="string">
            <text:p>$0.77 </text:p>
          </table:table-cell>
          <table:table-cell office:value-type="string">
            <text:p>150 </text:p>
          </table:table-cell>
          <table:table-cell office:value-type="string">
            <text:p>$116 </text:p>
          </table:table-cell>
          <table:table-cell office:value-type="string">
            <text:p>$18.4 </text:p>
          </table:table-cell>
          <table:table-cell office:value-type="string">
            <text:p>$0.016 </text:p>
          </table:table-cell>
          <table:table-cell office:value-type="string">
            <text:p>$38,782 </text:p>
          </table:table-cell>
          <table:table-cell office:value-type="string">
            <text:p>0.18673365290658</text:p>
          </table:table-cell>
          <table:table-cell office:value-type="string">
            <text:p>2.27 </text:p>
          </table:table-cell>
          <table:table-cell office:value-type="float" office:value="44">
            <text:p>44</text:p>
          </table:table-cell>
          <table:table-cell office:value-type="string">
            <text:p>40.9 </text:p>
          </table:table-cell>
          <table:table-cell office:value-type="string">
            <text:p>173.3 </text:p>
          </table:table-cell>
          <table:table-cell office:value-type="string">
            <text:p>173.3 </text:p>
          </table:table-cell>
          <table:table-cell office:value-type="string">
            <text:p>1</text:p>
          </table:table-cell>
          <table:table-cell office:value-type="string">
            <text:p>41.0 </text:p>
          </table:table-cell>
          <table:table-cell office:value-type="string">
            <text:p>38.5 </text:p>
          </table:table-cell>
          <table:table-cell office:value-type="string">
            <text:p>2,876 </text:p>
          </table:table-cell>
          <table:table-cell office:value-type="string">
            <text:p>3,281 </text:p>
          </table:table-cell>
          <table:table-cell office:value-type="string">
            <text:p>3,281 </text:p>
          </table:table-cell>
          <table:table-cell office:value-type="string">
            <text:p>$5,785 </text:p>
          </table:table-cell>
          <table:table-cell office:value-type="string">
            <text:p>$7,109 </text:p>
          </table:table-cell>
          <table:table-cell office:value-type="string">
            <text:p>$24,587 </text:p>
          </table:table-cell>
          <table:table-cell office:value-type="string">
            <text:p>$101,486 </text:p>
          </table:table-cell>
          <table:table-cell office:value-type="string">
            <text:p>405 </text:p>
          </table:table-cell>
          <table:table-cell office:value-type="string">
            <text:p>$592 </text:p>
          </table:table-cell>
          <table:table-cell office:value-type="string">
            <text:p>$443 </text:p>
          </table:table-cell>
          <table:table-cell office:value-type="string">
            <text:p>$- </text:p>
          </table:table-cell>
          <table:table-cell office:value-type="string">
            <text:p>$530 </text:p>
          </table:table-cell>
          <table:table-cell office:value-type="string">
            <text:p>$16,511 </text:p>
          </table:table-cell>
          <table:table-cell office:value-type="string">
            <text:p>$79,289 </text:p>
          </table:table-cell>
          <table:table-cell office:value-type="string">
            <text:p>467 </text:p>
          </table:table-cell>
          <table:table-cell office:value-type="string">
            <text:p>$56,817 </text:p>
          </table:table-cell>
          <table:table-cell office:value-type="string">
            <text:p>316 </text:p>
          </table:table-cell>
          <table:table-cell office:value-type="string">
            <text:p>$56,817 </text:p>
          </table:table-cell>
          <table:table-cell office:value-type="string">
            <text:p>1,199 </text:p>
          </table:table-cell>
          <table:table-cell office:value-type="string">
            <text:p>$27,882 </text:p>
          </table:table-cell>
          <table:table-cell office:value-type="string">
            <text:p>894 </text:p>
          </table:table-cell>
          <table:table-cell office:value-type="string">
            <text:p>$27,313 </text:p>
          </table:table-cell>
          <table:table-cell office:value-type="string">
            <text:p>29 </text:p>
          </table:table-cell>
          <table:table-cell office:value-type="string">
            <text:p>81,076 </text:p>
          </table:table-cell>
          <table:table-cell office:value-type="string">
            <text:p>66,187 </text:p>
          </table:table-cell>
          <table:table-cell office:value-type="string">
            <text:p>1,848 </text:p>
          </table:table-cell>
          <table:table-cell office:value-type="string">
            <text:p>5.13</text:p>
          </table:table-cell>
          <table:table-cell office:value-type="string">
            <text:p>444 </text:p>
          </table:table-cell>
          <table:table-cell office:value-type="string">
            <text:p>254 </text:p>
          </table:table-cell>
          <table:table-cell office:value-type="string">
            <text:p>7.57 </text:p>
          </table:table-cell>
          <table:table-cell office:value-type="string">
            <text:p>6.1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2001</text:p>
          </table:table-cell>
          <table:table-cell office:value-type="string">
            <text:p>5.49 </text:p>
          </table:table-cell>
          <table:table-cell office:value-type="string">
            <text:p>7.51 </text:p>
          </table:table-cell>
          <table:table-cell office:value-type="string">
            <text:p>$0.61 </text:p>
          </table:table-cell>
          <table:table-cell office:value-type="string">
            <text:p>7.72 </text:p>
          </table:table-cell>
          <table:table-cell office:value-type="string">
            <text:p>5.64 </text:p>
          </table:table-cell>
          <table:table-cell office:value-type="string">
            <text:p>4.50 </text:p>
          </table:table-cell>
          <table:table-cell office:value-type="string">
            <text:p>6.16 </text:p>
          </table:table-cell>
          <table:table-cell office:value-type="string">
            <text:p>$0.49 </text:p>
          </table:table-cell>
          <table:table-cell office:value-type="string">
            <text:p>$0.49 </text:p>
          </table:table-cell>
          <table:table-cell office:value-type="string">
            <text:p>10,891 </text:p>
          </table:table-cell>
          <table:table-cell office:value-type="string">
            <text:p>3 </text:p>
          </table:table-cell>
          <table:table-cell office:value-type="string">
            <text:p>$95 </text:p>
          </table:table-cell>
          <table:table-cell office:value-type="string">
            <text:p>$65 </text:p>
          </table:table-cell>
          <table:table-cell office:value-type="string">
            <text:p>$117 </text:p>
          </table:table-cell>
          <table:table-cell office:value-type="string">
            <text:p>$0.03 </text:p>
          </table:table-cell>
          <table:table-cell office:value-type="string">
            <text:p>$0.36 </text:p>
          </table:table-cell>
          <table:table-cell office:value-type="string">
            <text:p>$0.63 </text:p>
          </table:table-cell>
          <table:table-cell office:value-type="string">
            <text:p>$623 </text:p>
          </table:table-cell>
          <table:table-cell office:value-type="string">
            <text:p>$520 </text:p>
          </table:table-cell>
          <table:table-cell office:value-type="string">
            <text:p>5.75 </text:p>
          </table:table-cell>
          <table:table-cell office:value-type="string">
            <text:p>4.79 </text:p>
          </table:table-cell>
          <table:table-cell office:value-type="string">
            <text:p>7.87 </text:p>
          </table:table-cell>
          <table:table-cell office:value-type="string">
            <text:p>6.56 </text:p>
          </table:table-cell>
          <table:table-cell office:value-type="string">
            <text:p/>
          </table:table-cell>
          <table:table-cell office:value-type="string">
            <text:p>2.96 </text:p>
          </table:table-cell>
          <table:table-cell office:value-type="string">
            <text:p>4.05 </text:p>
          </table:table-cell>
          <table:table-cell office:value-type="string">
            <text:p>$0.20 </text:p>
          </table:table-cell>
          <table:table-cell office:value-type="string">
            <text:p>1.83 </text:p>
          </table:table-cell>
          <table:table-cell office:value-type="string">
            <text:p>2.51 </text:p>
          </table:table-cell>
          <table:table-cell office:value-type="string">
            <text:p>$0.66 </text:p>
          </table:table-cell>
          <table:table-cell office:value-type="string">
            <text:p>158 </text:p>
          </table:table-cell>
          <table:table-cell office:value-type="string">
            <text:p>$104 </text:p>
          </table:table-cell>
          <table:table-cell office:value-type="string">
            <text:p>$17.8 </text:p>
          </table:table-cell>
          <table:table-cell office:value-type="string">
            <text:p>$0.013 </text:p>
          </table:table-cell>
          <table:table-cell office:value-type="string">
            <text:p>$49,322 </text:p>
          </table:table-cell>
          <table:table-cell office:value-type="string">
            <text:p>0.16645034263033</text:p>
          </table:table-cell>
          <table:table-cell office:value-type="string">
            <text:p>2.75 </text:p>
          </table:table-cell>
          <table:table-cell office:value-type="float" office:value="40">
            <text:p>40</text:p>
          </table:table-cell>
          <table:table-cell office:value-type="string">
            <text:p>41.5 </text:p>
          </table:table-cell>
          <table:table-cell office:value-type="string">
            <text:p>145.8 </text:p>
          </table:table-cell>
          <table:table-cell office:value-type="string">
            <text:p>145.8 </text:p>
          </table:table-cell>
          <table:table-cell office:value-type="string">
            <text:p>0.81108662846715</text:p>
          </table:table-cell>
          <table:table-cell office:value-type="string">
            <text:p>36.2 </text:p>
          </table:table-cell>
          <table:table-cell office:value-type="string">
            <text:p>57.8 </text:p>
          </table:table-cell>
          <table:table-cell office:value-type="string">
            <text:p>2,480 </text:p>
          </table:table-cell>
          <table:table-cell office:value-type="string">
            <text:p>2,878 </text:p>
          </table:table-cell>
          <table:table-cell office:value-type="string">
            <text:p>2,878 </text:p>
          </table:table-cell>
          <table:table-cell office:value-type="string">
            <text:p>$9,239 </text:p>
          </table:table-cell>
          <table:table-cell office:value-type="string">
            <text:p>$12,624 </text:p>
          </table:table-cell>
          <table:table-cell office:value-type="string">
            <text:p>$31,013 </text:p>
          </table:table-cell>
          <table:table-cell office:value-type="string">
            <text:p>$131,195 </text:p>
          </table:table-cell>
          <table:table-cell office:value-type="string">
            <text:p>398 </text:p>
          </table:table-cell>
          <table:table-cell office:value-type="string">
            <text:p>$676 </text:p>
          </table:table-cell>
          <table:table-cell office:value-type="string">
            <text:p>$554 </text:p>
          </table:table-cell>
          <table:table-cell office:value-type="string">
            <text:p>$- </text:p>
          </table:table-cell>
          <table:table-cell office:value-type="string">
            <text:p>$628 </text:p>
          </table:table-cell>
          <table:table-cell office:value-type="string">
            <text:p>$33,712 </text:p>
          </table:table-cell>
          <table:table-cell office:value-type="string">
            <text:p>$90,924 </text:p>
          </table:table-cell>
          <table:table-cell office:value-type="string">
            <text:p>477 </text:p>
          </table:table-cell>
          <table:table-cell office:value-type="string">
            <text:p>$60,336 </text:p>
          </table:table-cell>
          <table:table-cell office:value-type="string">
            <text:p>193 </text:p>
          </table:table-cell>
          <table:table-cell office:value-type="string">
            <text:p>$60,336 </text:p>
          </table:table-cell>
          <table:table-cell office:value-type="string">
            <text:p>1,170 </text:p>
          </table:table-cell>
          <table:table-cell office:value-type="string">
            <text:p>$32,595 </text:p>
          </table:table-cell>
          <table:table-cell office:value-type="string">
            <text:p>640 </text:p>
          </table:table-cell>
          <table:table-cell office:value-type="string">
            <text:p>$45,074 </text:p>
          </table:table-cell>
          <table:table-cell office:value-type="string">
            <text:p>32 </text:p>
          </table:table-cell>
          <table:table-cell office:value-type="string">
            <text:p>86,582 </text:p>
          </table:table-cell>
          <table:table-cell office:value-type="string">
            <text:p>70,537 </text:p>
          </table:table-cell>
          <table:table-cell office:value-type="string">
            <text:p>1,820 </text:p>
          </table:table-cell>
          <table:table-cell office:value-type="string">
            <text:p>6.47</text:p>
          </table:table-cell>
          <table:table-cell office:value-type="string">
            <text:p>510 </text:p>
          </table:table-cell>
          <table:table-cell office:value-type="string">
            <text:p>257 </text:p>
          </table:table-cell>
          <table:table-cell office:value-type="string">
            <text:p>7.34 </text:p>
          </table:table-cell>
          <table:table-cell office:value-type="string">
            <text:p>5.9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2002</text:p>
          </table:table-cell>
          <table:table-cell office:value-type="string">
            <text:p>6.80 </text:p>
          </table:table-cell>
          <table:table-cell office:value-type="string">
            <text:p>9.47 </text:p>
          </table:table-cell>
          <table:table-cell office:value-type="string">
            <text:p>$0.63 </text:p>
          </table:table-cell>
          <table:table-cell office:value-type="string">
            <text:p>10.40 </text:p>
          </table:table-cell>
          <table:table-cell office:value-type="string">
            <text:p>7.46 </text:p>
          </table:table-cell>
          <table:table-cell office:value-type="string">
            <text:p>5.95 </text:p>
          </table:table-cell>
          <table:table-cell office:value-type="string">
            <text:p>8.30 </text:p>
          </table:table-cell>
          <table:table-cell office:value-type="string">
            <text:p>$0.54 </text:p>
          </table:table-cell>
          <table:table-cell office:value-type="string">
            <text:p>$0.54 </text:p>
          </table:table-cell>
          <table:table-cell office:value-type="string">
            <text:p>10,933 </text:p>
          </table:table-cell>
          <table:table-cell office:value-type="string">
            <text:p>8 </text:p>
          </table:table-cell>
          <table:table-cell office:value-type="string">
            <text:p>$81 </text:p>
          </table:table-cell>
          <table:table-cell office:value-type="string">
            <text:p>$72 </text:p>
          </table:table-cell>
          <table:table-cell office:value-type="string">
            <text:p>$108 </text:p>
          </table:table-cell>
          <table:table-cell office:value-type="string">
            <text:p>$0.03 </text:p>
          </table:table-cell>
          <table:table-cell office:value-type="string">
            <text:p>$0.49 </text:p>
          </table:table-cell>
          <table:table-cell office:value-type="string">
            <text:p>$0.69 </text:p>
          </table:table-cell>
          <table:table-cell office:value-type="string">
            <text:p>$679 </text:p>
          </table:table-cell>
          <table:table-cell office:value-type="string">
            <text:p>$595 </text:p>
          </table:table-cell>
          <table:table-cell office:value-type="string">
            <text:p>7.46 </text:p>
          </table:table-cell>
          <table:table-cell office:value-type="string">
            <text:p>6.53 </text:p>
          </table:table-cell>
          <table:table-cell office:value-type="string">
            <text:p>10.40 </text:p>
          </table:table-cell>
          <table:table-cell office:value-type="string">
            <text:p>9.10 </text:p>
          </table:table-cell>
          <table:table-cell office:value-type="string">
            <text:p/>
          </table:table-cell>
          <table:table-cell office:value-type="string">
            <text:p>4.18 </text:p>
          </table:table-cell>
          <table:table-cell office:value-type="string">
            <text:p>5.83 </text:p>
          </table:table-cell>
          <table:table-cell office:value-type="string">
            <text:p>$0.21 </text:p>
          </table:table-cell>
          <table:table-cell office:value-type="string">
            <text:p>2.34 </text:p>
          </table:table-cell>
          <table:table-cell office:value-type="string">
            <text:p>3.27 </text:p>
          </table:table-cell>
          <table:table-cell office:value-type="string">
            <text:p>$0.95 </text:p>
          </table:table-cell>
          <table:table-cell office:value-type="string">
            <text:p>89 </text:p>
          </table:table-cell>
          <table:table-cell office:value-type="string">
            <text:p>$85 </text:p>
          </table:table-cell>
          <table:table-cell office:value-type="string">
            <text:p>$14.5 </text:p>
          </table:table-cell>
          <table:table-cell office:value-type="string">
            <text:p>$0.013 </text:p>
          </table:table-cell>
          <table:table-cell office:value-type="string">
            <text:p>$53,713 </text:p>
          </table:table-cell>
          <table:table-cell office:value-type="string">
            <text:p>0.12480827500880</text:p>
          </table:table-cell>
          <table:table-cell office:value-type="string">
            <text:p>2.27 </text:p>
          </table:table-cell>
          <table:table-cell office:value-type="float" office:value="31">
            <text:p>31</text:p>
          </table:table-cell>
          <table:table-cell office:value-type="string">
            <text:p>34.9 </text:p>
          </table:table-cell>
          <table:table-cell office:value-type="string">
            <text:p>99.7 </text:p>
          </table:table-cell>
          <table:table-cell office:value-type="string">
            <text:p>99.7 </text:p>
          </table:table-cell>
          <table:table-cell office:value-type="string">
            <text:p>0.75403661709760</text:p>
          </table:table-cell>
          <table:table-cell office:value-type="string">
            <text:p>53.0 </text:p>
          </table:table-cell>
          <table:table-cell office:value-type="string">
            <text:p>47.7 </text:p>
          </table:table-cell>
          <table:table-cell office:value-type="string">
            <text:p>2,480 </text:p>
          </table:table-cell>
          <table:table-cell office:value-type="string">
            <text:p>2,878 </text:p>
          </table:table-cell>
          <table:table-cell office:value-type="string">
            <text:p>2,878 </text:p>
          </table:table-cell>
          <table:table-cell office:value-type="string">
            <text:p>$9,287 </text:p>
          </table:table-cell>
          <table:table-cell office:value-type="string">
            <text:p>$13,580 </text:p>
          </table:table-cell>
          <table:table-cell office:value-type="string">
            <text:p>$32,237 </text:p>
          </table:table-cell>
          <table:table-cell office:value-type="string">
            <text:p>$159,324 </text:p>
          </table:table-cell>
          <table:table-cell office:value-type="string">
            <text:p>398 </text:p>
          </table:table-cell>
          <table:table-cell office:value-type="string">
            <text:p>$978 </text:p>
          </table:table-cell>
          <table:table-cell office:value-type="string">
            <text:p>$771 </text:p>
          </table:table-cell>
          <table:table-cell office:value-type="string">
            <text:p>$- </text:p>
          </table:table-cell>
          <table:table-cell office:value-type="string">
            <text:p>$901 </text:p>
          </table:table-cell>
          <table:table-cell office:value-type="string">
            <text:p>$40,330 </text:p>
          </table:table-cell>
          <table:table-cell office:value-type="string">
            <text:p>$111,463 </text:p>
          </table:table-cell>
          <table:table-cell office:value-type="string">
            <text:p>477 </text:p>
          </table:table-cell>
          <table:table-cell office:value-type="string">
            <text:p>$66,560 </text:p>
          </table:table-cell>
          <table:table-cell office:value-type="string">
            <text:p>193 </text:p>
          </table:table-cell>
          <table:table-cell office:value-type="string">
            <text:p>$66,560 </text:p>
          </table:table-cell>
          <table:table-cell office:value-type="string">
            <text:p>1,170 </text:p>
          </table:table-cell>
          <table:table-cell office:value-type="string">
            <text:p>$33,682 </text:p>
          </table:table-cell>
          <table:table-cell office:value-type="string">
            <text:p>640 </text:p>
          </table:table-cell>
          <table:table-cell office:value-type="string">
            <text:p>$47,306 </text:p>
          </table:table-cell>
          <table:table-cell office:value-type="string">
            <text:p>22 </text:p>
          </table:table-cell>
          <table:table-cell office:value-type="string">
            <text:p>72,704 </text:p>
          </table:table-cell>
          <table:table-cell office:value-type="string">
            <text:p>58,447 </text:p>
          </table:table-cell>
          <table:table-cell office:value-type="string">
            <text:p>1,223 </text:p>
          </table:table-cell>
          <table:table-cell office:value-type="string">
            <text:p>5.01</text:p>
          </table:table-cell>
          <table:table-cell office:value-type="string">
            <text:p>498 </text:p>
          </table:table-cell>
          <table:table-cell office:value-type="string">
            <text:p>252 </text:p>
          </table:table-cell>
          <table:table-cell office:value-type="string">
            <text:p>9.02 </text:p>
          </table:table-cell>
          <table:table-cell office:value-type="string">
            <text:p>7.2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2003</text:p>
          </table:table-cell>
          <table:table-cell office:value-type="string">
            <text:p>7.41 </text:p>
          </table:table-cell>
          <table:table-cell office:value-type="string">
            <text:p>9.59 </text:p>
          </table:table-cell>
          <table:table-cell office:value-type="string">
            <text:p>$0.71 </text:p>
          </table:table-cell>
          <table:table-cell office:value-type="string">
            <text:p>10.82 </text:p>
          </table:table-cell>
          <table:table-cell office:value-type="string">
            <text:p>8.37 </text:p>
          </table:table-cell>
          <table:table-cell office:value-type="string">
            <text:p>6.72 </text:p>
          </table:table-cell>
          <table:table-cell office:value-type="string">
            <text:p>8.69 </text:p>
          </table:table-cell>
          <table:table-cell office:value-type="string">
            <text:p>$0.63 </text:p>
          </table:table-cell>
          <table:table-cell office:value-type="string">
            <text:p>$0.63 </text:p>
          </table:table-cell>
          <table:table-cell office:value-type="string">
            <text:p>16,644 </text:p>
          </table:table-cell>
          <table:table-cell office:value-type="string">
            <text:p>10 </text:p>
          </table:table-cell>
          <table:table-cell office:value-type="string">
            <text:p>$44 </text:p>
          </table:table-cell>
          <table:table-cell office:value-type="string">
            <text:p>$61 </text:p>
          </table:table-cell>
          <table:table-cell office:value-type="string">
            <text:p>$64 </text:p>
          </table:table-cell>
          <table:table-cell office:value-type="string">
            <text:p>$0.03 </text:p>
          </table:table-cell>
          <table:table-cell office:value-type="string">
            <text:p>$0.46 </text:p>
          </table:table-cell>
          <table:table-cell office:value-type="string">
            <text:p>$0.65 </text:p>
          </table:table-cell>
          <table:table-cell office:value-type="string">
            <text:p>$635 </text:p>
          </table:table-cell>
          <table:table-cell office:value-type="string">
            <text:p>$548 </text:p>
          </table:table-cell>
          <table:table-cell office:value-type="string">
            <text:p>6.81 </text:p>
          </table:table-cell>
          <table:table-cell office:value-type="string">
            <text:p>5.87 </text:p>
          </table:table-cell>
          <table:table-cell office:value-type="string">
            <text:p>8.81 </text:p>
          </table:table-cell>
          <table:table-cell office:value-type="string">
            <text:p>7.60 </text:p>
          </table:table-cell>
          <table:table-cell office:value-type="string">
            <text:p/>
          </table:table-cell>
          <table:table-cell office:value-type="string">
            <text:p>3.47 </text:p>
          </table:table-cell>
          <table:table-cell office:value-type="string">
            <text:p>4.49 </text:p>
          </table:table-cell>
          <table:table-cell office:value-type="string">
            <text:p>$0.22 </text:p>
          </table:table-cell>
          <table:table-cell office:value-type="string">
            <text:p>2.40 </text:p>
          </table:table-cell>
          <table:table-cell office:value-type="string">
            <text:p>3.10 </text:p>
          </table:table-cell>
          <table:table-cell office:value-type="string">
            <text:p>$0.84 </text:p>
          </table:table-cell>
          <table:table-cell office:value-type="string">
            <text:p>104 </text:p>
          </table:table-cell>
          <table:table-cell office:value-type="string">
            <text:p>$87 </text:p>
          </table:table-cell>
          <table:table-cell office:value-type="string">
            <text:p>$15.4 </text:p>
          </table:table-cell>
          <table:table-cell office:value-type="string">
            <text:p>$0.012 </text:p>
          </table:table-cell>
          <table:table-cell office:value-type="string">
            <text:p>$53,580 </text:p>
          </table:table-cell>
          <table:table-cell office:value-type="string">
            <text:p>0.13758003533837</text:p>
          </table:table-cell>
          <table:table-cell office:value-type="string">
            <text:p>2.51 </text:p>
          </table:table-cell>
          <table:table-cell office:value-type="float" office:value="32">
            <text:p>32</text:p>
          </table:table-cell>
          <table:table-cell office:value-type="string">
            <text:p>37.1 </text:p>
          </table:table-cell>
          <table:table-cell office:value-type="string">
            <text:p>111.1 </text:p>
          </table:table-cell>
          <table:table-cell office:value-type="string">
            <text:p>111.1 </text:p>
          </table:table-cell>
          <table:table-cell office:value-type="string">
            <text:p>0.6897243920647</text:p>
          </table:table-cell>
          <table:table-cell office:value-type="string">
            <text:p>42.5 </text:p>
          </table:table-cell>
          <table:table-cell office:value-type="string">
            <text:p>48.0 </text:p>
          </table:table-cell>
          <table:table-cell office:value-type="string">
            <text:p>2,480 </text:p>
          </table:table-cell>
          <table:table-cell office:value-type="string">
            <text:p>2,878 </text:p>
          </table:table-cell>
          <table:table-cell office:value-type="string">
            <text:p>2,878 </text:p>
          </table:table-cell>
          <table:table-cell office:value-type="string">
            <text:p>$12,677 </text:p>
          </table:table-cell>
          <table:table-cell office:value-type="string">
            <text:p>$17,155 </text:p>
          </table:table-cell>
          <table:table-cell office:value-type="string">
            <text:p>$33,215 </text:p>
          </table:table-cell>
          <table:table-cell office:value-type="string">
            <text:p>$157,866 </text:p>
          </table:table-cell>
          <table:table-cell office:value-type="string">
            <text:p>398 </text:p>
          </table:table-cell>
          <table:table-cell office:value-type="string">
            <text:p>$869 </text:p>
          </table:table-cell>
          <table:table-cell office:value-type="string">
            <text:p>$774 </text:p>
          </table:table-cell>
          <table:table-cell office:value-type="string">
            <text:p>$- </text:p>
          </table:table-cell>
          <table:table-cell office:value-type="string">
            <text:p>$839 </text:p>
          </table:table-cell>
          <table:table-cell office:value-type="string">
            <text:p>$45,056 </text:p>
          </table:table-cell>
          <table:table-cell office:value-type="string">
            <text:p>$105,289 </text:p>
          </table:table-cell>
          <table:table-cell office:value-type="string">
            <text:p>477 </text:p>
          </table:table-cell>
          <table:table-cell office:value-type="string">
            <text:p>$70,177 </text:p>
          </table:table-cell>
          <table:table-cell office:value-type="string">
            <text:p>193 </text:p>
          </table:table-cell>
          <table:table-cell office:value-type="string">
            <text:p>$70,177 </text:p>
          </table:table-cell>
          <table:table-cell office:value-type="string">
            <text:p>1,170 </text:p>
          </table:table-cell>
          <table:table-cell office:value-type="string">
            <text:p>$33,710 </text:p>
          </table:table-cell>
          <table:table-cell office:value-type="string">
            <text:p>640 </text:p>
          </table:table-cell>
          <table:table-cell office:value-type="string">
            <text:p>$46,761 </text:p>
          </table:table-cell>
          <table:table-cell office:value-type="string">
            <text:p>28 </text:p>
          </table:table-cell>
          <table:table-cell office:value-type="string">
            <text:p>77,359 </text:p>
          </table:table-cell>
          <table:table-cell office:value-type="string">
            <text:p>66,038 </text:p>
          </table:table-cell>
          <table:table-cell office:value-type="string">
            <text:p>1,346 </text:p>
          </table:table-cell>
          <table:table-cell office:value-type="string">
            <text:p>5.39</text:p>
          </table:table-cell>
          <table:table-cell office:value-type="string">
            <text:p>601 </text:p>
          </table:table-cell>
          <table:table-cell office:value-type="string">
            <text:p>238 </text:p>
          </table:table-cell>
          <table:table-cell office:value-type="string">
            <text:p>7.69 </text:p>
          </table:table-cell>
          <table:table-cell office:value-type="string">
            <text:p>6.5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2004</text:p>
          </table:table-cell>
          <table:table-cell office:value-type="string">
            <text:p>8.13 </text:p>
          </table:table-cell>
          <table:table-cell office:value-type="string">
            <text:p>10.52 </text:p>
          </table:table-cell>
          <table:table-cell office:value-type="string">
            <text:p>$0.78 </text:p>
          </table:table-cell>
          <table:table-cell office:value-type="string">
            <text:p>11.26 </text:p>
          </table:table-cell>
          <table:table-cell office:value-type="string">
            <text:p>8.70 </text:p>
          </table:table-cell>
          <table:table-cell office:value-type="string">
            <text:p>7.49 </text:p>
          </table:table-cell>
          <table:table-cell office:value-type="string">
            <text:p>9.69 </text:p>
          </table:table-cell>
          <table:table-cell office:value-type="string">
            <text:p>$0.70 </text:p>
          </table:table-cell>
          <table:table-cell office:value-type="string">
            <text:p>$0.70 </text:p>
          </table:table-cell>
          <table:table-cell office:value-type="string">
            <text:p>25,888 </text:p>
          </table:table-cell>
          <table:table-cell office:value-type="string">
            <text:p>19 </text:p>
          </table:table-cell>
          <table:table-cell office:value-type="string">
            <text:p>$43 </text:p>
          </table:table-cell>
          <table:table-cell office:value-type="string">
            <text:p>$66 </text:p>
          </table:table-cell>
          <table:table-cell office:value-type="string">
            <text:p>$67 </text:p>
          </table:table-cell>
          <table:table-cell office:value-type="string">
            <text:p>$0.04 </text:p>
          </table:table-cell>
          <table:table-cell office:value-type="string">
            <text:p>$0.52 </text:p>
          </table:table-cell>
          <table:table-cell office:value-type="string">
            <text:p>$0.71 </text:p>
          </table:table-cell>
          <table:table-cell office:value-type="string">
            <text:p>$690 </text:p>
          </table:table-cell>
          <table:table-cell office:value-type="string">
            <text:p>$564 </text:p>
          </table:table-cell>
          <table:table-cell office:value-type="string">
            <text:p>7.38 </text:p>
          </table:table-cell>
          <table:table-cell office:value-type="string">
            <text:p>6.03 </text:p>
          </table:table-cell>
          <table:table-cell office:value-type="string">
            <text:p>9.56 </text:p>
          </table:table-cell>
          <table:table-cell office:value-type="string">
            <text:p>7.81 </text:p>
          </table:table-cell>
          <table:table-cell office:value-type="string">
            <text:p/>
          </table:table-cell>
          <table:table-cell office:value-type="string">
            <text:p>3.53 </text:p>
          </table:table-cell>
          <table:table-cell office:value-type="string">
            <text:p>4.56 </text:p>
          </table:table-cell>
          <table:table-cell office:value-type="string">
            <text:p>$0.23 </text:p>
          </table:table-cell>
          <table:table-cell office:value-type="string">
            <text:p>2.51 </text:p>
          </table:table-cell>
          <table:table-cell office:value-type="string">
            <text:p>3.25 </text:p>
          </table:table-cell>
          <table:table-cell office:value-type="string">
            <text:p>$1.23 </text:p>
          </table:table-cell>
          <table:table-cell office:value-type="string">
            <text:p>102 </text:p>
          </table:table-cell>
          <table:table-cell office:value-type="string">
            <text:p>$126 </text:p>
          </table:table-cell>
          <table:table-cell office:value-type="string">
            <text:p>$22.4 </text:p>
          </table:table-cell>
          <table:table-cell office:value-type="string">
            <text:p>$0.017 </text:p>
          </table:table-cell>
          <table:table-cell office:value-type="string">
            <text:p>$49,873 </text:p>
          </table:table-cell>
          <table:table-cell office:value-type="string">
            <text:p>0</text:p>
          </table:table-cell>
          <table:table-cell office:value-type="string">
            <text:p>2.31 </text:p>
          </table:table-cell>
          <table:table-cell office:value-type="float" office:value="31">
            <text:p>31</text:p>
          </table:table-cell>
          <table:table-cell office:value-type="string">
            <text:p>42.0 </text:p>
          </table:table-cell>
          <table:table-cell office:value-type="string">
            <text:p>109.0 </text:p>
          </table:table-cell>
          <table:table-cell office:value-type="string">
            <text:p>109.0 </text:p>
          </table:table-cell>
          <table:table-cell office:value-type="string">
            <text:p>1</text:p>
          </table:table-cell>
          <table:table-cell office:value-type="string">
            <text:p>51.1 </text:p>
          </table:table-cell>
          <table:table-cell office:value-type="string">
            <text:p>38.1 </text:p>
          </table:table-cell>
          <table:table-cell office:value-type="string">
            <text:p>2,821 </text:p>
          </table:table-cell>
          <table:table-cell office:value-type="string">
            <text:p>3,128 </text:p>
          </table:table-cell>
          <table:table-cell office:value-type="string">
            <text:p>3,128 </text:p>
          </table:table-cell>
          <table:table-cell office:value-type="string">
            <text:p>$12,176 </text:p>
          </table:table-cell>
          <table:table-cell office:value-type="string">
            <text:p>$18,922 </text:p>
          </table:table-cell>
          <table:table-cell office:value-type="string">
            <text:p>$31,264 </text:p>
          </table:table-cell>
          <table:table-cell office:value-type="string">
            <text:p>$210,747 </text:p>
          </table:table-cell>
          <table:table-cell office:value-type="string">
            <text:p>307 </text:p>
          </table:table-cell>
          <table:table-cell office:value-type="string">
            <text:p>$849 </text:p>
          </table:table-cell>
          <table:table-cell office:value-type="string">
            <text:p>$880 </text:p>
          </table:table-cell>
          <table:table-cell office:value-type="string">
            <text:p>$- </text:p>
          </table:table-cell>
          <table:table-cell office:value-type="string">
            <text:p>$858 </text:p>
          </table:table-cell>
          <table:table-cell office:value-type="string">
            <text:p>$80,910 </text:p>
          </table:table-cell>
          <table:table-cell office:value-type="string">
            <text:p>$121,216 </text:p>
          </table:table-cell>
          <table:table-cell office:value-type="string">
            <text:p>465 </text:p>
          </table:table-cell>
          <table:table-cell office:value-type="string">
            <text:p>$80,669 </text:p>
          </table:table-cell>
          <table:table-cell office:value-type="string">
            <text:p>280 </text:p>
          </table:table-cell>
          <table:table-cell office:value-type="string">
            <text:p>$80,669 </text:p>
          </table:table-cell>
          <table:table-cell office:value-type="string">
            <text:p>1,277 </text:p>
          </table:table-cell>
          <table:table-cell office:value-type="string">
            <text:p>$31,774 </text:p>
          </table:table-cell>
          <table:table-cell office:value-type="string">
            <text:p>799 </text:p>
          </table:table-cell>
          <table:table-cell office:value-type="string">
            <text:p>$38,288 </text:p>
          </table:table-cell>
          <table:table-cell office:value-type="string">
            <text:p>25 </text:p>
          </table:table-cell>
          <table:table-cell office:value-type="string">
            <text:p>77,202 </text:p>
          </table:table-cell>
          <table:table-cell office:value-type="string">
            <text:p>65,720 </text:p>
          </table:table-cell>
          <table:table-cell office:value-type="string">
            <text:p>1,327 </text:p>
          </table:table-cell>
          <table:table-cell office:value-type="string">
            <text:p>5.44</text:p>
          </table:table-cell>
          <table:table-cell office:value-type="string">
            <text:p>619 </text:p>
          </table:table-cell>
          <table:table-cell office:value-type="string">
            <text:p>237 </text:p>
          </table:table-cell>
          <table:table-cell office:value-type="string">
            <text:p>8.44 </text:p>
          </table:table-cell>
          <table:table-cell office:value-type="string">
            <text:p>7.1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2005</text:p>
          </table:table-cell>
          <table:table-cell office:value-type="string">
            <text:p>8.23 </text:p>
          </table:table-cell>
          <table:table-cell office:value-type="string">
            <text:p>10.46 </text:p>
          </table:table-cell>
          <table:table-cell office:value-type="string">
            <text:p>$0.82 </text:p>
          </table:table-cell>
          <table:table-cell office:value-type="string">
            <text:p>11.08 </text:p>
          </table:table-cell>
          <table:table-cell office:value-type="string">
            <text:p>8.73 </text:p>
          </table:table-cell>
          <table:table-cell office:value-type="string">
            <text:p>7.62 </text:p>
          </table:table-cell>
          <table:table-cell office:value-type="string">
            <text:p>9.67 </text:p>
          </table:table-cell>
          <table:table-cell office:value-type="string">
            <text:p>$0.75 </text:p>
          </table:table-cell>
          <table:table-cell office:value-type="string">
            <text:p>$0.75 </text:p>
          </table:table-cell>
          <table:table-cell office:value-type="string">
            <text:p>22,037 </text:p>
          </table:table-cell>
          <table:table-cell office:value-type="string">
            <text:p>3 </text:p>
          </table:table-cell>
          <table:table-cell office:value-type="string">
            <text:p>$50 </text:p>
          </table:table-cell>
          <table:table-cell office:value-type="string">
            <text:p>$70 </text:p>
          </table:table-cell>
          <table:table-cell office:value-type="string">
            <text:p>$75 </text:p>
          </table:table-cell>
          <table:table-cell office:value-type="string">
            <text:p>$0.04 </text:p>
          </table:table-cell>
          <table:table-cell office:value-type="string">
            <text:p>$0.47 </text:p>
          </table:table-cell>
          <table:table-cell office:value-type="string">
            <text:p>$0.79 </text:p>
          </table:table-cell>
          <table:table-cell office:value-type="string">
            <text:p>$789 </text:p>
          </table:table-cell>
          <table:table-cell office:value-type="string">
            <text:p>$599 </text:p>
          </table:table-cell>
          <table:table-cell office:value-type="string">
            <text:p>8.01 </text:p>
          </table:table-cell>
          <table:table-cell office:value-type="string">
            <text:p>6.08 </text:p>
          </table:table-cell>
          <table:table-cell office:value-type="string">
            <text:p>10.17 </text:p>
          </table:table-cell>
          <table:table-cell office:value-type="string">
            <text:p>7.72 </text:p>
          </table:table-cell>
          <table:table-cell office:value-type="string">
            <text:p/>
          </table:table-cell>
          <table:table-cell office:value-type="string">
            <text:p>3.69 </text:p>
          </table:table-cell>
          <table:table-cell office:value-type="string">
            <text:p>4.69 </text:p>
          </table:table-cell>
          <table:table-cell office:value-type="string">
            <text:p>$0.24 </text:p>
          </table:table-cell>
          <table:table-cell office:value-type="string">
            <text:p>2.39 </text:p>
          </table:table-cell>
          <table:table-cell office:value-type="string">
            <text:p>3.03 </text:p>
          </table:table-cell>
          <table:table-cell office:value-type="string">
            <text:p>$1.89 </text:p>
          </table:table-cell>
          <table:table-cell office:value-type="string">
            <text:p>101 </text:p>
          </table:table-cell>
          <table:table-cell office:value-type="string">
            <text:p>$190 </text:p>
          </table:table-cell>
          <table:table-cell office:value-type="string">
            <text:p>$32.6 </text:p>
          </table:table-cell>
          <table:table-cell office:value-type="string">
            <text:p>$0.025 </text:p>
          </table:table-cell>
          <table:table-cell office:value-type="string">
            <text:p>$55,486 </text:p>
          </table:table-cell>
          <table:table-cell office:value-type="string">
            <text:p>0</text:p>
          </table:table-cell>
          <table:table-cell office:value-type="string">
            <text:p>2.72 </text:p>
          </table:table-cell>
          <table:table-cell office:value-type="float" office:value="33">
            <text:p>33</text:p>
          </table:table-cell>
          <table:table-cell office:value-type="string">
            <text:p>48.5 </text:p>
          </table:table-cell>
          <table:table-cell office:value-type="string">
            <text:p>122.9 </text:p>
          </table:table-cell>
          <table:table-cell office:value-type="string">
            <text:p>122.9 </text:p>
          </table:table-cell>
          <table:table-cell office:value-type="string">
            <text:p>1</text:p>
          </table:table-cell>
          <table:table-cell office:value-type="string">
            <text:p>46.7 </text:p>
          </table:table-cell>
          <table:table-cell office:value-type="string">
            <text:p>47.5 </text:p>
          </table:table-cell>
          <table:table-cell office:value-type="string">
            <text:p>2,575 </text:p>
          </table:table-cell>
          <table:table-cell office:value-type="string">
            <text:p>2,855 </text:p>
          </table:table-cell>
          <table:table-cell office:value-type="string">
            <text:p>2,855 </text:p>
          </table:table-cell>
          <table:table-cell office:value-type="string">
            <text:p>$13,163 </text:p>
          </table:table-cell>
          <table:table-cell office:value-type="string">
            <text:p>$19,249 </text:p>
          </table:table-cell>
          <table:table-cell office:value-type="string">
            <text:p>$34,501 </text:p>
          </table:table-cell>
          <table:table-cell office:value-type="string">
            <text:p>$216,822 </text:p>
          </table:table-cell>
          <table:table-cell office:value-type="string">
            <text:p>280 </text:p>
          </table:table-cell>
          <table:table-cell office:value-type="string">
            <text:p>$749 </text:p>
          </table:table-cell>
          <table:table-cell office:value-type="string">
            <text:p>$840 </text:p>
          </table:table-cell>
          <table:table-cell office:value-type="string">
            <text:p>$- </text:p>
          </table:table-cell>
          <table:table-cell office:value-type="string">
            <text:p>$776 </text:p>
          </table:table-cell>
          <table:table-cell office:value-type="string">
            <text:p>$75,220 </text:p>
          </table:table-cell>
          <table:table-cell office:value-type="string">
            <text:p>$132,782 </text:p>
          </table:table-cell>
          <table:table-cell office:value-type="string">
            <text:p>538 </text:p>
          </table:table-cell>
          <table:table-cell office:value-type="string">
            <text:p>$67,653 </text:p>
          </table:table-cell>
          <table:table-cell office:value-type="string">
            <text:p>192 </text:p>
          </table:table-cell>
          <table:table-cell office:value-type="string">
            <text:p>$67,653 </text:p>
          </table:table-cell>
          <table:table-cell office:value-type="string">
            <text:p>1,163 </text:p>
          </table:table-cell>
          <table:table-cell office:value-type="string">
            <text:p>$35,979 </text:p>
          </table:table-cell>
          <table:table-cell office:value-type="string">
            <text:p>682 </text:p>
          </table:table-cell>
          <table:table-cell office:value-type="string">
            <text:p>$47,495 </text:p>
          </table:table-cell>
          <table:table-cell office:value-type="string">
            <text:p>25 </text:p>
          </table:table-cell>
          <table:table-cell office:value-type="string">
            <text:p>81,397 </text:p>
          </table:table-cell>
          <table:table-cell office:value-type="string">
            <text:p>72,231 </text:p>
          </table:table-cell>
          <table:table-cell office:value-type="string">
            <text:p>1,238 </text:p>
          </table:table-cell>
          <table:table-cell office:value-type="string">
            <text:p>5.76</text:p>
          </table:table-cell>
          <table:table-cell office:value-type="string">
            <text:p>657 </text:p>
          </table:table-cell>
          <table:table-cell office:value-type="string">
            <text:p>239 </text:p>
          </table:table-cell>
          <table:table-cell office:value-type="string">
            <text:p>8.95 </text:p>
          </table:table-cell>
          <table:table-cell office:value-type="string">
            <text:p>7.9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2006</text:p>
          </table:table-cell>
          <table:table-cell office:value-type="string">
            <text:p>8.24 </text:p>
          </table:table-cell>
          <table:table-cell office:value-type="string">
            <text:p>10.73 </text:p>
          </table:table-cell>
          <table:table-cell office:value-type="string">
            <text:p>$0.88 </text:p>
          </table:table-cell>
          <table:table-cell office:value-type="string">
            <text:p>11.45 </text:p>
          </table:table-cell>
          <table:table-cell office:value-type="string">
            <text:p>8.79 </text:p>
          </table:table-cell>
          <table:table-cell office:value-type="string">
            <text:p>7.59 </text:p>
          </table:table-cell>
          <table:table-cell office:value-type="string">
            <text:p>9.90 </text:p>
          </table:table-cell>
          <table:table-cell office:value-type="string">
            <text:p>$0.80 </text:p>
          </table:table-cell>
          <table:table-cell office:value-type="string">
            <text:p>$0.80 </text:p>
          </table:table-cell>
          <table:table-cell office:value-type="string">
            <text:p>30,518 </text:p>
          </table:table-cell>
          <table:table-cell office:value-type="string">
            <text:p>4 </text:p>
          </table:table-cell>
          <table:table-cell office:value-type="string">
            <text:p>$60 </text:p>
          </table:table-cell>
          <table:table-cell office:value-type="string">
            <text:p>$80 </text:p>
          </table:table-cell>
          <table:table-cell office:value-type="string">
            <text:p>$88 </text:p>
          </table:table-cell>
          <table:table-cell office:value-type="string">
            <text:p>$0.04 </text:p>
          </table:table-cell>
          <table:table-cell office:value-type="string">
            <text:p>$0.52 </text:p>
          </table:table-cell>
          <table:table-cell office:value-type="string">
            <text:p>$0.87 </text:p>
          </table:table-cell>
          <table:table-cell office:value-type="string">
            <text:p>$866 </text:p>
          </table:table-cell>
          <table:table-cell office:value-type="string">
            <text:p>$635 </text:p>
          </table:table-cell>
          <table:table-cell office:value-type="string">
            <text:p>8.25 </text:p>
          </table:table-cell>
          <table:table-cell office:value-type="string">
            <text:p>6.05 </text:p>
          </table:table-cell>
          <table:table-cell office:value-type="string">
            <text:p>10.75 </text:p>
          </table:table-cell>
          <table:table-cell office:value-type="string">
            <text:p>7.89 </text:p>
          </table:table-cell>
          <table:table-cell office:value-type="string">
            <text:p/>
          </table:table-cell>
          <table:table-cell office:value-type="string">
            <text:p>3.77 </text:p>
          </table:table-cell>
          <table:table-cell office:value-type="string">
            <text:p>4.92 </text:p>
          </table:table-cell>
          <table:table-cell office:value-type="string">
            <text:p>$0.24 </text:p>
          </table:table-cell>
          <table:table-cell office:value-type="string">
            <text:p>2.28 </text:p>
          </table:table-cell>
          <table:table-cell office:value-type="string">
            <text:p>2.97 </text:p>
          </table:table-cell>
          <table:table-cell office:value-type="string">
            <text:p>$2.07 </text:p>
          </table:table-cell>
          <table:table-cell office:value-type="string">
            <text:p>112 </text:p>
          </table:table-cell>
          <table:table-cell office:value-type="string">
            <text:p>$231 </text:p>
          </table:table-cell>
          <table:table-cell office:value-type="string">
            <text:p>$37.2 </text:p>
          </table:table-cell>
          <table:table-cell office:value-type="string">
            <text:p>$0.029 </text:p>
          </table:table-cell>
          <table:table-cell office:value-type="string">
            <text:p>$51,539 </text:p>
          </table:table-cell>
          <table:table-cell office:value-type="string">
            <text:p>0</text:p>
          </table:table-cell>
          <table:table-cell office:value-type="string">
            <text:p>2.48 </text:p>
          </table:table-cell>
          <table:table-cell office:value-type="float" office:value="34">
            <text:p>34</text:p>
          </table:table-cell>
          <table:table-cell office:value-type="string">
            <text:p>46.3 </text:p>
          </table:table-cell>
          <table:table-cell office:value-type="string">
            <text:p>127.4 </text:p>
          </table:table-cell>
          <table:table-cell office:value-type="string">
            <text:p>127.4 </text:p>
          </table:table-cell>
          <table:table-cell office:value-type="string">
            <text:p>0.67923856610286</text:p>
          </table:table-cell>
          <table:table-cell office:value-type="string">
            <text:p>49.7 </text:p>
          </table:table-cell>
          <table:table-cell office:value-type="string">
            <text:p>38.0 </text:p>
          </table:table-cell>
          <table:table-cell office:value-type="string">
            <text:p>2,931 </text:p>
          </table:table-cell>
          <table:table-cell office:value-type="string">
            <text:p>3,243 </text:p>
          </table:table-cell>
          <table:table-cell office:value-type="string">
            <text:p>3,243 </text:p>
          </table:table-cell>
          <table:table-cell office:value-type="string">
            <text:p>$10,100 </text:p>
          </table:table-cell>
          <table:table-cell office:value-type="string">
            <text:p>$14,855 </text:p>
          </table:table-cell>
          <table:table-cell office:value-type="string">
            <text:p>$32,035 </text:p>
          </table:table-cell>
          <table:table-cell office:value-type="string">
            <text:p>$192,896 </text:p>
          </table:table-cell>
          <table:table-cell office:value-type="string">
            <text:p>312 </text:p>
          </table:table-cell>
          <table:table-cell office:value-type="string">
            <text:p>$716 </text:p>
          </table:table-cell>
          <table:table-cell office:value-type="string">
            <text:p>$764 </text:p>
          </table:table-cell>
          <table:table-cell office:value-type="string">
            <text:p>$- </text:p>
          </table:table-cell>
          <table:table-cell office:value-type="string">
            <text:p>$731 </text:p>
          </table:table-cell>
          <table:table-cell office:value-type="string">
            <text:p>$59,527 </text:p>
          </table:table-cell>
          <table:table-cell office:value-type="string">
            <text:p>$125,350 </text:p>
          </table:table-cell>
          <table:table-cell office:value-type="string">
            <text:p>495 </text:p>
          </table:table-cell>
          <table:table-cell office:value-type="string">
            <text:p>$83,969 </text:p>
          </table:table-cell>
          <table:table-cell office:value-type="string">
            <text:p>282 </text:p>
          </table:table-cell>
          <table:table-cell office:value-type="string">
            <text:p>$83,969 </text:p>
          </table:table-cell>
          <table:table-cell office:value-type="string">
            <text:p>1,255 </text:p>
          </table:table-cell>
          <table:table-cell office:value-type="string">
            <text:p>$33,104 </text:p>
          </table:table-cell>
          <table:table-cell office:value-type="string">
            <text:p>899 </text:p>
          </table:table-cell>
          <table:table-cell office:value-type="string">
            <text:p>$37,972 </text:p>
          </table:table-cell>
          <table:table-cell office:value-type="string">
            <text:p>25 </text:p>
          </table:table-cell>
          <table:table-cell office:value-type="string">
            <text:p>86,461 </text:p>
          </table:table-cell>
          <table:table-cell office:value-type="string">
            <text:p>73,529 </text:p>
          </table:table-cell>
          <table:table-cell office:value-type="string">
            <text:p>1,292 </text:p>
          </table:table-cell>
          <table:table-cell office:value-type="string">
            <text:p>5.57</text:p>
          </table:table-cell>
          <table:table-cell office:value-type="string">
            <text:p>639 </text:p>
          </table:table-cell>
          <table:table-cell office:value-type="string">
            <text:p>237 </text:p>
          </table:table-cell>
          <table:table-cell office:value-type="string">
            <text:p>9.38 </text:p>
          </table:table-cell>
          <table:table-cell office:value-type="string">
            <text:p>7.9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2007</text:p>
          </table:table-cell>
          <table:table-cell office:value-type="string">
            <text:p>8.19 </text:p>
          </table:table-cell>
          <table:table-cell office:value-type="string">
            <text:p>10.41 </text:p>
          </table:table-cell>
          <table:table-cell office:value-type="string">
            <text:p>$0.98 </text:p>
          </table:table-cell>
          <table:table-cell office:value-type="string">
            <text:p>11.05 </text:p>
          </table:table-cell>
          <table:table-cell office:value-type="string">
            <text:p>8.68 </text:p>
          </table:table-cell>
          <table:table-cell office:value-type="string">
            <text:p>7.58 </text:p>
          </table:table-cell>
          <table:table-cell office:value-type="string">
            <text:p>9.64 </text:p>
          </table:table-cell>
          <table:table-cell office:value-type="string">
            <text:p>$0.89 </text:p>
          </table:table-cell>
          <table:table-cell office:value-type="string">
            <text:p>$0.89 </text:p>
          </table:table-cell>
          <table:table-cell office:value-type="string">
            <text:p>32,891 </text:p>
          </table:table-cell>
          <table:table-cell office:value-type="string">
            <text:p>4 </text:p>
          </table:table-cell>
          <table:table-cell office:value-type="string">
            <text:p>$80 </text:p>
          </table:table-cell>
          <table:table-cell office:value-type="string">
            <text:p>$97 </text:p>
          </table:table-cell>
          <table:table-cell office:value-type="string">
            <text:p>$111 </text:p>
          </table:table-cell>
          <table:table-cell office:value-type="string">
            <text:p>$0.04 </text:p>
          </table:table-cell>
          <table:table-cell office:value-type="string">
            <text:p>$0.42 </text:p>
          </table:table-cell>
          <table:table-cell office:value-type="string">
            <text:p>$0.97 </text:p>
          </table:table-cell>
          <table:table-cell office:value-type="string">
            <text:p>$967 </text:p>
          </table:table-cell>
          <table:table-cell office:value-type="string">
            <text:p>$688 </text:p>
          </table:table-cell>
          <table:table-cell office:value-type="string">
            <text:p>8.25 </text:p>
          </table:table-cell>
          <table:table-cell office:value-type="string">
            <text:p>5.87 </text:p>
          </table:table-cell>
          <table:table-cell office:value-type="string">
            <text:p>10.49 </text:p>
          </table:table-cell>
          <table:table-cell office:value-type="string">
            <text:p>7.46 </text:p>
          </table:table-cell>
          <table:table-cell office:value-type="string">
            <text:p/>
          </table:table-cell>
          <table:table-cell office:value-type="string">
            <text:p>3.86 </text:p>
          </table:table-cell>
          <table:table-cell office:value-type="string">
            <text:p>4.91 </text:p>
          </table:table-cell>
          <table:table-cell office:value-type="string">
            <text:p>$0.24 </text:p>
          </table:table-cell>
          <table:table-cell office:value-type="string">
            <text:p>2.01 </text:p>
          </table:table-cell>
          <table:table-cell office:value-type="string">
            <text:p>2.56 </text:p>
          </table:table-cell>
          <table:table-cell office:value-type="string">
            <text:p>$2.19 </text:p>
          </table:table-cell>
          <table:table-cell office:value-type="string">
            <text:p>128 </text:p>
          </table:table-cell>
          <table:table-cell office:value-type="string">
            <text:p>$279 </text:p>
          </table:table-cell>
          <table:table-cell office:value-type="string">
            <text:p>$39.3 </text:p>
          </table:table-cell>
          <table:table-cell office:value-type="string">
            <text:p>$0.030 </text:p>
          </table:table-cell>
          <table:table-cell office:value-type="string">
            <text:p>$51,371 </text:p>
          </table:table-cell>
          <table:table-cell office:value-type="string">
            <text:p>0.28841198362795</text:p>
          </table:table-cell>
          <table:table-cell office:value-type="string">
            <text:p>2.78 </text:p>
          </table:table-cell>
          <table:table-cell office:value-type="float" office:value="39">
            <text:p>39</text:p>
          </table:table-cell>
          <table:table-cell office:value-type="string">
            <text:p>48.8 </text:p>
          </table:table-cell>
          <table:table-cell office:value-type="string">
            <text:p>151.0 </text:p>
          </table:table-cell>
          <table:table-cell office:value-type="string">
            <text:p>151.0 </text:p>
          </table:table-cell>
          <table:table-cell office:value-type="string">
            <text:p>0.715649751065760</text:p>
          </table:table-cell>
          <table:table-cell office:value-type="string">
            <text:p>46.0 </text:p>
          </table:table-cell>
          <table:table-cell office:value-type="string">
            <text:p>40.4 </text:p>
          </table:table-cell>
          <table:table-cell office:value-type="string">
            <text:p>2,983 </text:p>
          </table:table-cell>
          <table:table-cell office:value-type="string">
            <text:p>3,315 </text:p>
          </table:table-cell>
          <table:table-cell office:value-type="string">
            <text:p>3,315 </text:p>
          </table:table-cell>
          <table:table-cell office:value-type="string">
            <text:p>$9,105 </text:p>
          </table:table-cell>
          <table:table-cell office:value-type="string">
            <text:p>$12,099 </text:p>
          </table:table-cell>
          <table:table-cell office:value-type="string">
            <text:p>$30,548 </text:p>
          </table:table-cell>
          <table:table-cell office:value-type="string">
            <text:p>$173,544 </text:p>
          </table:table-cell>
          <table:table-cell office:value-type="string">
            <text:p>332 </text:p>
          </table:table-cell>
          <table:table-cell office:value-type="string">
            <text:p>$604 </text:p>
          </table:table-cell>
          <table:table-cell office:value-type="string">
            <text:p>$685 </text:p>
          </table:table-cell>
          <table:table-cell office:value-type="string">
            <text:p>$- </text:p>
          </table:table-cell>
          <table:table-cell office:value-type="string">
            <text:p>$627 </text:p>
          </table:table-cell>
          <table:table-cell office:value-type="string">
            <text:p>$39,001 </text:p>
          </table:table-cell>
          <table:table-cell office:value-type="string">
            <text:p>$126,812 </text:p>
          </table:table-cell>
          <table:table-cell office:value-type="string">
            <text:p>446 </text:p>
          </table:table-cell>
          <table:table-cell office:value-type="string">
            <text:p>$87,109 </text:p>
          </table:table-cell>
          <table:table-cell office:value-type="string">
            <text:p>286 </text:p>
          </table:table-cell>
          <table:table-cell office:value-type="string">
            <text:p>$87,109 </text:p>
          </table:table-cell>
          <table:table-cell office:value-type="string">
            <text:p>1,291 </text:p>
          </table:table-cell>
          <table:table-cell office:value-type="string">
            <text:p>$31,869 </text:p>
          </table:table-cell>
          <table:table-cell office:value-type="string">
            <text:p>960 </text:p>
          </table:table-cell>
          <table:table-cell office:value-type="string">
            <text:p>$38,614 </text:p>
          </table:table-cell>
          <table:table-cell office:value-type="string">
            <text:p>28 </text:p>
          </table:table-cell>
          <table:table-cell office:value-type="string">
            <text:p>97,309 </text:p>
          </table:table-cell>
          <table:table-cell office:value-type="string">
            <text:p>83,123 </text:p>
          </table:table-cell>
          <table:table-cell office:value-type="string">
            <text:p>1,312 </text:p>
          </table:table-cell>
          <table:table-cell office:value-type="string">
            <text:p>5.80</text:p>
          </table:table-cell>
          <table:table-cell office:value-type="string">
            <text:p>675 </text:p>
          </table:table-cell>
          <table:table-cell office:value-type="string">
            <text:p>239 </text:p>
          </table:table-cell>
          <table:table-cell office:value-type="string">
            <text:p>9.50 </text:p>
          </table:table-cell>
          <table:table-cell office:value-type="string">
            <text:p>8.1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2008</text:p>
          </table:table-cell>
          <table:table-cell office:value-type="string">
            <text:p>9.25 </text:p>
          </table:table-cell>
          <table:table-cell office:value-type="string">
            <text:p>12.46 </text:p>
          </table:table-cell>
          <table:table-cell office:value-type="string">
            <text:p>$1.21 </text:p>
          </table:table-cell>
          <table:table-cell office:value-type="string">
            <text:p>14.06 </text:p>
          </table:table-cell>
          <table:table-cell office:value-type="string">
            <text:p>10.44 </text:p>
          </table:table-cell>
          <table:table-cell office:value-type="string">
            <text:p>8.62 </text:p>
          </table:table-cell>
          <table:table-cell office:value-type="string">
            <text:p>11.62 </text:p>
          </table:table-cell>
          <table:table-cell office:value-type="string">
            <text:p>$1.11 </text:p>
          </table:table-cell>
          <table:table-cell office:value-type="string">
            <text:p>$1.11 </text:p>
          </table:table-cell>
          <table:table-cell office:value-type="string">
            <text:p>45,682 </text:p>
          </table:table-cell>
          <table:table-cell office:value-type="string">
            <text:p>5 </text:p>
          </table:table-cell>
          <table:table-cell office:value-type="string">
            <text:p>$95 </text:p>
          </table:table-cell>
          <table:table-cell office:value-type="string">
            <text:p>$109 </text:p>
          </table:table-cell>
          <table:table-cell office:value-type="string">
            <text:p>$127 </text:p>
          </table:table-cell>
          <table:table-cell office:value-type="string">
            <text:p>$0.04 </text:p>
          </table:table-cell>
          <table:table-cell office:value-type="string">
            <text:p>$0.42 </text:p>
          </table:table-cell>
          <table:table-cell office:value-type="string">
            <text:p>$1.12 </text:p>
          </table:table-cell>
          <table:table-cell office:value-type="string">
            <text:p>$1,111 </text:p>
          </table:table-cell>
          <table:table-cell office:value-type="string">
            <text:p>$701 </text:p>
          </table:table-cell>
          <table:table-cell office:value-type="string">
            <text:p>8.66 </text:p>
          </table:table-cell>
          <table:table-cell office:value-type="string">
            <text:p>5.47 </text:p>
          </table:table-cell>
          <table:table-cell office:value-type="string">
            <text:p>11.67 </text:p>
          </table:table-cell>
          <table:table-cell office:value-type="string">
            <text:p>7.37 </text:p>
          </table:table-cell>
          <table:table-cell office:value-type="string">
            <text:p/>
          </table:table-cell>
          <table:table-cell office:value-type="string">
            <text:p>3.47 </text:p>
          </table:table-cell>
          <table:table-cell office:value-type="string">
            <text:p>4.67 </text:p>
          </table:table-cell>
          <table:table-cell office:value-type="string">
            <text:p>$0.26 </text:p>
          </table:table-cell>
          <table:table-cell office:value-type="string">
            <text:p>2.00 </text:p>
          </table:table-cell>
          <table:table-cell office:value-type="string">
            <text:p>2.70 </text:p>
          </table:table-cell>
          <table:table-cell office:value-type="string">
            <text:p>$3.17 </text:p>
          </table:table-cell>
          <table:table-cell office:value-type="string">
            <text:p>129 </text:p>
          </table:table-cell>
          <table:table-cell office:value-type="string">
            <text:p>$409 </text:p>
          </table:table-cell>
          <table:table-cell office:value-type="string">
            <text:p>$52.1 </text:p>
          </table:table-cell>
          <table:table-cell office:value-type="string">
            <text:p>$0.043 </text:p>
          </table:table-cell>
          <table:table-cell office:value-type="string">
            <text:p>$- </text:p>
          </table:table-cell>
          <table:table-cell office:value-type="string">
            <text:p>0.36859002643319</text:p>
          </table:table-cell>
          <table:table-cell office:value-type="string">
            <text:p>- </text:p>
          </table:table-cell>
          <table:table-cell office:value-type="float" office:value="37">
            <text:p>37</text:p>
          </table:table-cell>
          <table:table-cell office:value-type="string">
            <text:p>- </text:p>
          </table:table-cell>
          <table:table-cell office:value-type="string">
            <text:p>141.7 </text:p>
          </table:table-cell>
          <table:table-cell office:value-type="string">
            <text:p>141.7 </text:p>
          </table:table-cell>
          <table:table-cell office:value-type="string">
            <text:p>0.74454471031486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648 </text:p>
          </table:table-cell>
          <table:table-cell office:value-type="string">
            <text:p>$625 </text:p>
          </table:table-cell>
          <table:table-cell office:value-type="string">
            <text:p>$- </text:p>
          </table:table-cell>
          <table:table-cell office:value-type="string">
            <text:p>$641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31 </text:p>
          </table:table-cell>
          <table:table-cell office:value-type="string">
            <text:p>104,794 </text:p>
          </table:table-cell>
          <table:table-cell office:value-type="string">
            <text:p>88,373 </text:p>
          </table:table-cell>
          <table:table-cell office:value-type="string">
            <text:p>1,233 </text:p>
          </table:table-cell>
          <table:table-cell office:value-type="string">
            <text:p>6.06</text:p>
          </table:table-cell>
          <table:table-cell office:value-type="string">
            <text:p>614 </text:p>
          </table:table-cell>
          <table:table-cell office:value-type="string">
            <text:p>237 </text:p>
          </table:table-cell>
          <table:table-cell office:value-type="string">
            <text:p>9.29 </text:p>
          </table:table-cell>
          <table:table-cell office:value-type="string">
            <text:p>7.8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2009</text:p>
          </table:table-cell>
          <table:table-cell office:value-type="string">
            <text:p>8.31 </text:p>
          </table:table-cell>
          <table:table-cell office:value-type="string">
            <text:p>11.76 </text:p>
          </table:table-cell>
          <table:table-cell office:value-type="string">
            <text:p>$1.18 </text:p>
          </table:table-cell>
          <table:table-cell office:value-type="string">
            <text:p>12.78 </text:p>
          </table:table-cell>
          <table:table-cell office:value-type="string">
            <text:p>9.03 </text:p>
          </table:table-cell>
          <table:table-cell office:value-type="string">
            <text:p>7.57 </text:p>
          </table:table-cell>
          <table:table-cell office:value-type="string">
            <text:p>10.72 </text:p>
          </table:table-cell>
          <table:table-cell office:value-type="string">
            <text:p>$1.04 </text:p>
          </table:table-cell>
          <table:table-cell office:value-type="string">
            <text:p>$1.04 </text:p>
          </table:table-cell>
          <table:table-cell office:value-type="string">
            <text:p>72,524 </text:p>
          </table:table-cell>
          <table:table-cell office:value-type="string">
            <text:p>8 </text:p>
          </table:table-cell>
          <table:table-cell office:value-type="string">
            <text:p>$113 </text:p>
          </table:table-cell>
          <table:table-cell office:value-type="string">
            <text:p>$117 </text:p>
          </table:table-cell>
          <table:table-cell office:value-type="string">
            <text:p>$153 </text:p>
          </table:table-cell>
          <table:table-cell office:value-type="string">
            <text:p>$0.04 </text:p>
          </table:table-cell>
          <table:table-cell office:value-type="string">
            <text:p>$0.37 </text:p>
          </table:table-cell>
          <table:table-cell office:value-type="string">
            <text:p>$1.07 </text:p>
          </table:table-cell>
          <table:table-cell office:value-type="string">
            <text:p>$1,065 </text:p>
          </table:table-cell>
          <table:table-cell office:value-type="string">
            <text:p>$832 </text:p>
          </table:table-cell>
          <table:table-cell office:value-type="string">
            <text:p>7.75 </text:p>
          </table:table-cell>
          <table:table-cell office:value-type="string">
            <text:p>6.06 </text:p>
          </table:table-cell>
          <table:table-cell office:value-type="string">
            <text:p>10.97 </text:p>
          </table:table-cell>
          <table:table-cell office:value-type="string">
            <text:p>8.57 </text:p>
          </table:table-cell>
          <table:table-cell office:value-type="string">
            <text:p/>
          </table:table-cell>
          <table:table-cell office:value-type="string">
            <text:p>3.99 </text:p>
          </table:table-cell>
          <table:table-cell office:value-type="string">
            <text:p>5.65 </text:p>
          </table:table-cell>
          <table:table-cell office:value-type="string">
            <text:p>$0.28 </text:p>
          </table:table-cell>
          <table:table-cell office:value-type="string">
            <text:p>2.07 </text:p>
          </table:table-cell>
          <table:table-cell office:value-type="string">
            <text:p>2.93 </text:p>
          </table:table-cell>
          <table:table-cell office:value-type="string">
            <text:p>$1.69 </text:p>
          </table:table-cell>
          <table:table-cell office:value-type="string">
            <text:p>138 </text:p>
          </table:table-cell>
          <table:table-cell office:value-type="string">
            <text:p>$233 </text:p>
          </table:table-cell>
          <table:table-cell office:value-type="string">
            <text:p>$27.9 </text:p>
          </table:table-cell>
          <table:table-cell office:value-type="string">
            <text:p>$0.024 </text:p>
          </table:table-cell>
          <table:table-cell office:value-type="string">
            <text:p>$53,235 </text:p>
          </table:table-cell>
          <table:table-cell office:value-type="string">
            <text:p>0.21871663700305</text:p>
          </table:table-cell>
          <table:table-cell office:value-type="string">
            <text:p>2.67 </text:p>
          </table:table-cell>
          <table:table-cell office:value-type="float" office:value="34">
            <text:p>34</text:p>
          </table:table-cell>
          <table:table-cell office:value-type="string">
            <text:p>45.2 </text:p>
          </table:table-cell>
          <table:table-cell office:value-type="string">
            <text:p>116.4 </text:p>
          </table:table-cell>
          <table:table-cell office:value-type="string">
            <text:p>116.4 </text:p>
          </table:table-cell>
          <table:table-cell office:value-type="string">
            <text:p>1</text:p>
          </table:table-cell>
          <table:table-cell office:value-type="string">
            <text:p>47.2 </text:p>
          </table:table-cell>
          <table:table-cell office:value-type="string">
            <text:p>42.7 </text:p>
          </table:table-cell>
          <table:table-cell office:value-type="string">
            <text:p>3,221 </text:p>
          </table:table-cell>
          <table:table-cell office:value-type="string">
            <text:p>3,635 </text:p>
          </table:table-cell>
          <table:table-cell office:value-type="string">
            <text:p>3,635 </text:p>
          </table:table-cell>
          <table:table-cell office:value-type="string">
            <text:p>$11,424 </text:p>
          </table:table-cell>
          <table:table-cell office:value-type="string">
            <text:p>$17,408 </text:p>
          </table:table-cell>
          <table:table-cell office:value-type="string">
            <text:p>$30,980 </text:p>
          </table:table-cell>
          <table:table-cell office:value-type="string">
            <text:p>$188,636 </text:p>
          </table:table-cell>
          <table:table-cell office:value-type="string">
            <text:p>414 </text:p>
          </table:table-cell>
          <table:table-cell office:value-type="string">
            <text:p>$763 </text:p>
          </table:table-cell>
          <table:table-cell office:value-type="string">
            <text:p>$707 </text:p>
          </table:table-cell>
          <table:table-cell office:value-type="string">
            <text:p>$- </text:p>
          </table:table-cell>
          <table:table-cell office:value-type="string">
            <text:p>$743 </text:p>
          </table:table-cell>
          <table:table-cell office:value-type="string">
            <text:p>$63,959 </text:p>
          </table:table-cell>
          <table:table-cell office:value-type="string">
            <text:p>$117,351 </text:p>
          </table:table-cell>
          <table:table-cell office:value-type="string">
            <text:p>318 </text:p>
          </table:table-cell>
          <table:table-cell office:value-type="string">
            <text:p>$113,276 </text:p>
          </table:table-cell>
          <table:table-cell office:value-type="string">
            <text:p>299 </text:p>
          </table:table-cell>
          <table:table-cell office:value-type="string">
            <text:p>$113,276 </text:p>
          </table:table-cell>
          <table:table-cell office:value-type="string">
            <text:p>1,582 </text:p>
          </table:table-cell>
          <table:table-cell office:value-type="string">
            <text:p>$28,548 </text:p>
          </table:table-cell>
          <table:table-cell office:value-type="string">
            <text:p>1,022 </text:p>
          </table:table-cell>
          <table:table-cell office:value-type="string">
            <text:p>$44,169 </text:p>
          </table:table-cell>
          <table:table-cell office:value-type="string">
            <text:p>33 </text:p>
          </table:table-cell>
          <table:table-cell office:value-type="string">
            <text:p>112,244 </text:p>
          </table:table-cell>
          <table:table-cell office:value-type="string">
            <text:p>97,922 </text:p>
          </table:table-cell>
          <table:table-cell office:value-type="string">
            <text:p>1,226 </text:p>
          </table:table-cell>
          <table:table-cell office:value-type="string">
            <text:p>5.50</text:p>
          </table:table-cell>
          <table:table-cell office:value-type="string">
            <text:p>562 </text:p>
          </table:table-cell>
          <table:table-cell office:value-type="string">
            <text:p>233 </text:p>
          </table:table-cell>
          <table:table-cell office:value-type="string">
            <text:p>9.18 </text:p>
          </table:table-cell>
          <table:table-cell office:value-type="string">
            <text:p>8.0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2010</text:p>
          </table:table-cell>
          <table:table-cell office:value-type="string">
            <text:p>9.16 </text:p>
          </table:table-cell>
          <table:table-cell office:value-type="string">
            <text:p>12.54 </text:p>
          </table:table-cell>
          <table:table-cell office:value-type="string">
            <text:p>$1.31 </text:p>
          </table:table-cell>
          <table:table-cell office:value-type="string">
            <text:p>13.32 </text:p>
          </table:table-cell>
          <table:table-cell office:value-type="string">
            <text:p>9.73 </text:p>
          </table:table-cell>
          <table:table-cell office:value-type="string">
            <text:p>8.31 </text:p>
          </table:table-cell>
          <table:table-cell office:value-type="string">
            <text:p>11.38 </text:p>
          </table:table-cell>
          <table:table-cell office:value-type="string">
            <text:p>$1.16 </text:p>
          </table:table-cell>
          <table:table-cell office:value-type="string">
            <text:p>$1.16 </text:p>
          </table:table-cell>
          <table:table-cell office:value-type="string">
            <text:p>84,823 </text:p>
          </table:table-cell>
          <table:table-cell office:value-type="string">
            <text:p>12 </text:p>
          </table:table-cell>
          <table:table-cell office:value-type="string">
            <text:p>$112 </text:p>
          </table:table-cell>
          <table:table-cell office:value-type="string">
            <text:p>$123 </text:p>
          </table:table-cell>
          <table:table-cell office:value-type="string">
            <text:p>$150 </text:p>
          </table:table-cell>
          <table:table-cell office:value-type="string">
            <text:p>$0.04 </text:p>
          </table:table-cell>
          <table:table-cell office:value-type="string">
            <text:p>$0.41 </text:p>
          </table:table-cell>
          <table:table-cell office:value-type="string">
            <text:p>$1.22 </text:p>
          </table:table-cell>
          <table:table-cell office:value-type="string">
            <text:p>$1,205 </text:p>
          </table:table-cell>
          <table:table-cell office:value-type="string">
            <text:p>$896 </text:p>
          </table:table-cell>
          <table:table-cell office:value-type="string">
            <text:p>8.67 </text:p>
          </table:table-cell>
          <table:table-cell office:value-type="string">
            <text:p>6.45 </text:p>
          </table:table-cell>
          <table:table-cell office:value-type="string">
            <text:p>11.88 </text:p>
          </table:table-cell>
          <table:table-cell office:value-type="string">
            <text:p>8.83 </text:p>
          </table:table-cell>
          <table:table-cell office:value-type="string">
            <text:p/>
          </table:table-cell>
          <table:table-cell office:value-type="string">
            <text:p>4.23 </text:p>
          </table:table-cell>
          <table:table-cell office:value-type="string">
            <text:p>5.79 </text:p>
          </table:table-cell>
          <table:table-cell office:value-type="string">
            <text:p>$0.31 </text:p>
          </table:table-cell>
          <table:table-cell office:value-type="string">
            <text:p>2.22 </text:p>
          </table:table-cell>
          <table:table-cell office:value-type="string">
            <text:p>3.04 </text:p>
          </table:table-cell>
          <table:table-cell office:value-type="string">
            <text:p>$2.19 </text:p>
          </table:table-cell>
          <table:table-cell office:value-type="string">
            <text:p>141 </text:p>
          </table:table-cell>
          <table:table-cell office:value-type="string">
            <text:p>$309 </text:p>
          </table:table-cell>
          <table:table-cell office:value-type="string">
            <text:p>$36.7 </text:p>
          </table:table-cell>
          <table:table-cell office:value-type="string">
            <text:p>$0.030 </text:p>
          </table:table-cell>
          <table:table-cell office:value-type="string">
            <text:p>$56,194 </text:p>
          </table:table-cell>
          <table:table-cell office:value-type="string">
            <text:p>0.25657997944119</text:p>
          </table:table-cell>
          <table:table-cell office:value-type="string">
            <text:p>2.67 </text:p>
          </table:table-cell>
          <table:table-cell office:value-type="float" office:value="33">
            <text:p>33</text:p>
          </table:table-cell>
          <table:table-cell office:value-type="string">
            <text:p>43.3 </text:p>
          </table:table-cell>
          <table:table-cell office:value-type="string">
            <text:p>112.8 </text:p>
          </table:table-cell>
          <table:table-cell office:value-type="string">
            <text:p>112.8 </text:p>
          </table:table-cell>
          <table:table-cell office:value-type="string">
            <text:p>0.74726293273970</text:p>
          </table:table-cell>
          <table:table-cell office:value-type="string">
            <text:p>48.3 </text:p>
          </table:table-cell>
          <table:table-cell office:value-type="string">
            <text:p>42.0 </text:p>
          </table:table-cell>
          <table:table-cell office:value-type="string">
            <text:p>3,366 </text:p>
          </table:table-cell>
          <table:table-cell office:value-type="string">
            <text:p>3,802 </text:p>
          </table:table-cell>
          <table:table-cell office:value-type="string">
            <text:p>3,802 </text:p>
          </table:table-cell>
          <table:table-cell office:value-type="string">
            <text:p>$11,065 </text:p>
          </table:table-cell>
          <table:table-cell office:value-type="string">
            <text:p>$16,981 </text:p>
          </table:table-cell>
          <table:table-cell office:value-type="string">
            <text:p>$33,001 </text:p>
          </table:table-cell>
          <table:table-cell office:value-type="string">
            <text:p>$190,656 </text:p>
          </table:table-cell>
          <table:table-cell office:value-type="string">
            <text:p>436 </text:p>
          </table:table-cell>
          <table:table-cell office:value-type="string">
            <text:p>$817 </text:p>
          </table:table-cell>
          <table:table-cell office:value-type="string">
            <text:p>$751 </text:p>
          </table:table-cell>
          <table:table-cell office:value-type="string">
            <text:p>$- </text:p>
          </table:table-cell>
          <table:table-cell office:value-type="string">
            <text:p>$795 </text:p>
          </table:table-cell>
          <table:table-cell office:value-type="string">
            <text:p>$62,658 </text:p>
          </table:table-cell>
          <table:table-cell office:value-type="string">
            <text:p>$120,097 </text:p>
          </table:table-cell>
          <table:table-cell office:value-type="string">
            <text:p>327 </text:p>
          </table:table-cell>
          <table:table-cell office:value-type="string">
            <text:p>$127,982 </text:p>
          </table:table-cell>
          <table:table-cell office:value-type="string">
            <text:p>298 </text:p>
          </table:table-cell>
          <table:table-cell office:value-type="string">
            <text:p>$127,982 </text:p>
          </table:table-cell>
          <table:table-cell office:value-type="string">
            <text:p>1,673 </text:p>
          </table:table-cell>
          <table:table-cell office:value-type="string">
            <text:p>$29,833 </text:p>
          </table:table-cell>
          <table:table-cell office:value-type="string">
            <text:p>1,068 </text:p>
          </table:table-cell>
          <table:table-cell office:value-type="string">
            <text:p>$47,010 </text:p>
          </table:table-cell>
          <table:table-cell office:value-type="string">
            <text:p>35 </text:p>
          </table:table-cell>
          <table:table-cell office:value-type="string">
            <text:p>113,217 </text:p>
          </table:table-cell>
          <table:table-cell office:value-type="string">
            <text:p>94,403 </text:p>
          </table:table-cell>
          <table:table-cell office:value-type="string">
            <text:p>1,245 </text:p>
          </table:table-cell>
          <table:table-cell office:value-type="string">
            <text:p>5.40</text:p>
          </table:table-cell>
          <table:table-cell office:value-type="string">
            <text:p>614 </text:p>
          </table:table-cell>
          <table:table-cell office:value-type="string">
            <text:p>238 </text:p>
          </table:table-cell>
          <table:table-cell office:value-type="string">
            <text:p>8.96 </text:p>
          </table:table-cell>
          <table:table-cell office:value-type="string">
            <text:p>7.4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2011</text:p>
          </table:table-cell>
          <table:table-cell office:value-type="string">
            <text:p>10.38 </text:p>
          </table:table-cell>
          <table:table-cell office:value-type="string">
            <text:p>13.40 </text:p>
          </table:table-cell>
          <table:table-cell office:value-type="string">
            <text:p>$1.65 </text:p>
          </table:table-cell>
          <table:table-cell office:value-type="string">
            <text:p>14.60 </text:p>
          </table:table-cell>
          <table:table-cell office:value-type="string">
            <text:p>11.30 </text:p>
          </table:table-cell>
          <table:table-cell office:value-type="string">
            <text:p>9.53 </text:p>
          </table:table-cell>
          <table:table-cell office:value-type="string">
            <text:p>12.31 </text:p>
          </table:table-cell>
          <table:table-cell office:value-type="string">
            <text:p>$1.48 </text:p>
          </table:table-cell>
          <table:table-cell office:value-type="string">
            <text:p>$1.48 </text:p>
          </table:table-cell>
          <table:table-cell office:value-type="string">
            <text:p>88,394 </text:p>
          </table:table-cell>
          <table:table-cell office:value-type="string">
            <text:p>11 </text:p>
          </table:table-cell>
          <table:table-cell office:value-type="string">
            <text:p>$156 </text:p>
          </table:table-cell>
          <table:table-cell office:value-type="string">
            <text:p>$146 </text:p>
          </table:table-cell>
          <table:table-cell office:value-type="string">
            <text:p>$198 </text:p>
          </table:table-cell>
          <table:table-cell office:value-type="string">
            <text:p>$0.04 </text:p>
          </table:table-cell>
          <table:table-cell office:value-type="string">
            <text:p>$0.34 </text:p>
          </table:table-cell>
          <table:table-cell office:value-type="string">
            <text:p>$1.63 </text:p>
          </table:table-cell>
          <table:table-cell office:value-type="string">
            <text:p>$1,615 </text:p>
          </table:table-cell>
          <table:table-cell office:value-type="string">
            <text:p>$1,118 </text:p>
          </table:table-cell>
          <table:table-cell office:value-type="string">
            <text:p>10.39 </text:p>
          </table:table-cell>
          <table:table-cell office:value-type="string">
            <text:p>7.20 </text:p>
          </table:table-cell>
          <table:table-cell office:value-type="string">
            <text:p>13.42 </text:p>
          </table:table-cell>
          <table:table-cell office:value-type="string">
            <text:p>9.30 </text:p>
          </table:table-cell>
          <table:table-cell office:value-type="string">
            <text:p/>
          </table:table-cell>
          <table:table-cell office:value-type="string">
            <text:p>5.03 </text:p>
          </table:table-cell>
          <table:table-cell office:value-type="string">
            <text:p>6.50 </text:p>
          </table:table-cell>
          <table:table-cell office:value-type="string">
            <text:p>$0.34 </text:p>
          </table:table-cell>
          <table:table-cell office:value-type="string">
            <text:p>2.17 </text:p>
          </table:table-cell>
          <table:table-cell office:value-type="string">
            <text:p>2.80 </text:p>
          </table:table-cell>
          <table:table-cell office:value-type="string">
            <text:p>$3.03 </text:p>
          </table:table-cell>
          <table:table-cell office:value-type="string">
            <text:p>164 </text:p>
          </table:table-cell>
          <table:table-cell office:value-type="string">
            <text:p>$497 </text:p>
          </table:table-cell>
          <table:table-cell office:value-type="string">
            <text:p>$57.3 </text:p>
          </table:table-cell>
          <table:table-cell office:value-type="string">
            <text:p>$0.041 </text:p>
          </table:table-cell>
          <table:table-cell office:value-type="string">
            <text:p>$54,236 </text:p>
          </table:table-cell>
          <table:table-cell office:value-type="string">
            <text:p>0.30755608248394</text:p>
          </table:table-cell>
          <table:table-cell office:value-type="string">
            <text:p>2.82 </text:p>
          </table:table-cell>
          <table:table-cell office:value-type="float" office:value="36">
            <text:p>36</text:p>
          </table:table-cell>
          <table:table-cell office:value-type="string">
            <text:p>40.6 </text:p>
          </table:table-cell>
          <table:table-cell office:value-type="string">
            <text:p>117.0 </text:p>
          </table:table-cell>
          <table:table-cell office:value-type="string">
            <text:p>117.0 </text:p>
          </table:table-cell>
          <table:table-cell office:value-type="string">
            <text:p>0.786224906143200</text:p>
          </table:table-cell>
          <table:table-cell office:value-type="string">
            <text:p>53.8 </text:p>
          </table:table-cell>
          <table:table-cell office:value-type="string">
            <text:p>42.1 </text:p>
          </table:table-cell>
          <table:table-cell office:value-type="string">
            <text:p>3,750 </text:p>
          </table:table-cell>
          <table:table-cell office:value-type="string">
            <text:p>4,265 </text:p>
          </table:table-cell>
          <table:table-cell office:value-type="string">
            <text:p>4,265 </text:p>
          </table:table-cell>
          <table:table-cell office:value-type="string">
            <text:p>$10,685 </text:p>
          </table:table-cell>
          <table:table-cell office:value-type="string">
            <text:p>$15,994 </text:p>
          </table:table-cell>
          <table:table-cell office:value-type="string">
            <text:p>$30,236 </text:p>
          </table:table-cell>
          <table:table-cell office:value-type="string">
            <text:p>$179,864 </text:p>
          </table:table-cell>
          <table:table-cell office:value-type="string">
            <text:p>515 </text:p>
          </table:table-cell>
          <table:table-cell office:value-type="string">
            <text:p>$858 </text:p>
          </table:table-cell>
          <table:table-cell office:value-type="string">
            <text:p>$728 </text:p>
          </table:table-cell>
          <table:table-cell office:value-type="string">
            <text:p>$- </text:p>
          </table:table-cell>
          <table:table-cell office:value-type="string">
            <text:p>$819 </text:p>
          </table:table-cell>
          <table:table-cell office:value-type="string">
            <text:p>$54,652 </text:p>
          </table:table-cell>
          <table:table-cell office:value-type="string">
            <text:p>$117,354 </text:p>
          </table:table-cell>
          <table:table-cell office:value-type="string">
            <text:p>326 </text:p>
          </table:table-cell>
          <table:table-cell office:value-type="string">
            <text:p>$124,985 </text:p>
          </table:table-cell>
          <table:table-cell office:value-type="string">
            <text:p>295 </text:p>
          </table:table-cell>
          <table:table-cell office:value-type="string">
            <text:p>$124,985 </text:p>
          </table:table-cell>
          <table:table-cell office:value-type="string">
            <text:p>1,908 </text:p>
          </table:table-cell>
          <table:table-cell office:value-type="string">
            <text:p>$27,239 </text:p>
          </table:table-cell>
          <table:table-cell office:value-type="string">
            <text:p>1,221 </text:p>
          </table:table-cell>
          <table:table-cell office:value-type="string">
            <text:p>$47,089 </text:p>
          </table:table-cell>
          <table:table-cell office:value-type="string">
            <text:p>35 </text:p>
          </table:table-cell>
          <table:table-cell office:value-type="string">
            <text:p>125,506 </text:p>
          </table:table-cell>
          <table:table-cell office:value-type="string">
            <text:p>111,105 </text:p>
          </table:table-cell>
          <table:table-cell office:value-type="string">
            <text:p>1,307 </text:p>
          </table:table-cell>
          <table:table-cell office:value-type="string">
            <text:p>5.11</text:p>
          </table:table-cell>
          <table:table-cell office:value-type="string">
            <text:p>700 </text:p>
          </table:table-cell>
          <table:table-cell office:value-type="string">
            <text:p>245 </text:p>
          </table:table-cell>
          <table:table-cell office:value-type="string">
            <text:p>9.69 </text:p>
          </table:table-cell>
          <table:table-cell office:value-type="string">
            <text:p>8.5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2012</text:p>
          </table:table-cell>
          <table:table-cell office:value-type="string">
            <text:p>10.39 </text:p>
          </table:table-cell>
          <table:table-cell office:value-type="string">
            <text:p>13.10 </text:p>
          </table:table-cell>
          <table:table-cell office:value-type="string">
            <text:p>$1.96 </text:p>
          </table:table-cell>
          <table:table-cell office:value-type="string">
            <text:p>14.45 </text:p>
          </table:table-cell>
          <table:table-cell office:value-type="string">
            <text:p>11.45 </text:p>
          </table:table-cell>
          <table:table-cell office:value-type="string">
            <text:p>9.53 </text:p>
          </table:table-cell>
          <table:table-cell office:value-type="string">
            <text:p>12.03 </text:p>
          </table:table-cell>
          <table:table-cell office:value-type="string">
            <text:p>$1.77 </text:p>
          </table:table-cell>
          <table:table-cell office:value-type="string">
            <text:p>$1.77 </text:p>
          </table:table-cell>
          <table:table-cell office:value-type="string">
            <text:p>104,709 </text:p>
          </table:table-cell>
          <table:table-cell office:value-type="string">
            <text:p>11 </text:p>
          </table:table-cell>
          <table:table-cell office:value-type="string">
            <text:p>$170 </text:p>
          </table:table-cell>
          <table:table-cell office:value-type="string">
            <text:p>$176 </text:p>
          </table:table-cell>
          <table:table-cell office:value-type="string">
            <text:p>$214 </text:p>
          </table:table-cell>
          <table:table-cell office:value-type="string">
            <text:p>$0.04 </text:p>
          </table:table-cell>
          <table:table-cell office:value-type="string">
            <text:p>$0.27 </text:p>
          </table:table-cell>
          <table:table-cell office:value-type="string">
            <text:p>$1.83 </text:p>
          </table:table-cell>
          <table:table-cell office:value-type="string">
            <text:p>$1,818 </text:p>
          </table:table-cell>
          <table:table-cell office:value-type="string">
            <text:p>$1,205 </text:p>
          </table:table-cell>
          <table:table-cell office:value-type="string">
            <text:p>9.81 </text:p>
          </table:table-cell>
          <table:table-cell office:value-type="string">
            <text:p>6.50 </text:p>
          </table:table-cell>
          <table:table-cell office:value-type="string">
            <text:p>12.37 </text:p>
          </table:table-cell>
          <table:table-cell office:value-type="string">
            <text:p>8.20 </text:p>
          </table:table-cell>
          <table:table-cell office:value-type="string">
            <text:p/>
          </table:table-cell>
          <table:table-cell office:value-type="string">
            <text:p>4.36 </text:p>
          </table:table-cell>
          <table:table-cell office:value-type="string">
            <text:p>5.50 </text:p>
          </table:table-cell>
          <table:table-cell office:value-type="string">
            <text:p>$0.40 </text:p>
          </table:table-cell>
          <table:table-cell office:value-type="string">
            <text:p>2.14 </text:p>
          </table:table-cell>
          <table:table-cell office:value-type="string">
            <text:p>2.70 </text:p>
          </table:table-cell>
          <table:table-cell office:value-type="string">
            <text:p>$3.08 </text:p>
          </table:table-cell>
          <table:table-cell office:value-type="string">
            <text:p>199 </text:p>
          </table:table-cell>
          <table:table-cell office:value-type="string">
            <text:p>$614 </text:p>
          </table:table-cell>
          <table:table-cell office:value-type="string">
            <text:p>$64.7 </text:p>
          </table:table-cell>
          <table:table-cell office:value-type="string">
            <text:p>$0.042 </text:p>
          </table:table-cell>
          <table:table-cell office:value-type="string">
            <text:p>$53,896 </text:p>
          </table:table-cell>
          <table:table-cell office:value-type="string">
            <text:p>0.33739168307848</text:p>
          </table:table-cell>
          <table:table-cell office:value-type="string">
            <text:p>3.02 </text:p>
          </table:table-cell>
          <table:table-cell office:value-type="float" office:value="37">
            <text:p>37</text:p>
          </table:table-cell>
          <table:table-cell office:value-type="string">
            <text:p>41.1 </text:p>
          </table:table-cell>
          <table:table-cell office:value-type="string">
            <text:p>110.1 </text:p>
          </table:table-cell>
          <table:table-cell office:value-type="string">
            <text:p>110.1 </text:p>
          </table:table-cell>
          <table:table-cell office:value-type="string">
            <text:p>1</text:p>
          </table:table-cell>
          <table:table-cell office:value-type="string">
            <text:p>49.1 </text:p>
          </table:table-cell>
          <table:table-cell office:value-type="string">
            <text:p>42.4 </text:p>
          </table:table-cell>
          <table:table-cell office:value-type="string">
            <text:p>4,262 </text:p>
          </table:table-cell>
          <table:table-cell office:value-type="string">
            <text:p>4,863 </text:p>
          </table:table-cell>
          <table:table-cell office:value-type="string">
            <text:p>4,863 </text:p>
          </table:table-cell>
          <table:table-cell office:value-type="string">
            <text:p>$10,408 </text:p>
          </table:table-cell>
          <table:table-cell office:value-type="string">
            <text:p>$18,205 </text:p>
          </table:table-cell>
          <table:table-cell office:value-type="string">
            <text:p>$28,642 </text:p>
          </table:table-cell>
          <table:table-cell office:value-type="string">
            <text:p>$200,830 </text:p>
          </table:table-cell>
          <table:table-cell office:value-type="string">
            <text:p>601 </text:p>
          </table:table-cell>
          <table:table-cell office:value-type="string">
            <text:p>$954 </text:p>
          </table:table-cell>
          <table:table-cell office:value-type="string">
            <text:p>$769 </text:p>
          </table:table-cell>
          <table:table-cell office:value-type="string">
            <text:p>$- </text:p>
          </table:table-cell>
          <table:table-cell office:value-type="string">
            <text:p>$901 </text:p>
          </table:table-cell>
          <table:table-cell office:value-type="string">
            <text:p>$73,495 </text:p>
          </table:table-cell>
          <table:table-cell office:value-type="string">
            <text:p>$119,225 </text:p>
          </table:table-cell>
          <table:table-cell office:value-type="string">
            <text:p>382 </text:p>
          </table:table-cell>
          <table:table-cell office:value-type="string">
            <text:p>$105,303 </text:p>
          </table:table-cell>
          <table:table-cell office:value-type="string">
            <text:p>351 </text:p>
          </table:table-cell>
          <table:table-cell office:value-type="string">
            <text:p>$105,303 </text:p>
          </table:table-cell>
          <table:table-cell office:value-type="string">
            <text:p>2,064 </text:p>
          </table:table-cell>
          <table:table-cell office:value-type="string">
            <text:p>$28,132 </text:p>
          </table:table-cell>
          <table:table-cell office:value-type="string">
            <text:p>1,465 </text:p>
          </table:table-cell>
          <table:table-cell office:value-type="string">
            <text:p>$46,671 </text:p>
          </table:table-cell>
          <table:table-cell office:value-type="string">
            <text:p>42 </text:p>
          </table:table-cell>
          <table:table-cell office:value-type="string">
            <text:p>148,060 </text:p>
          </table:table-cell>
          <table:table-cell office:value-type="string">
            <text:p>125,945 </text:p>
          </table:table-cell>
          <table:table-cell office:value-type="string">
            <text:p>1,347 </text:p>
          </table:table-cell>
          <table:table-cell office:value-type="string">
            <text:p>4.70</text:p>
          </table:table-cell>
          <table:table-cell office:value-type="string">
            <text:p>744 </text:p>
          </table:table-cell>
          <table:table-cell office:value-type="string">
            <text:p>252 </text:p>
          </table:table-cell>
          <table:table-cell office:value-type="string">
            <text:p>9.63 </text:p>
          </table:table-cell>
          <table:table-cell office:value-type="string">
            <text:p>8.1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2013</text:p>
          </table:table-cell>
          <table:table-cell office:value-type="string">
            <text:p>10.53 </text:p>
          </table:table-cell>
          <table:table-cell office:value-type="string">
            <text:p>12.57 </text:p>
          </table:table-cell>
          <table:table-cell office:value-type="string">
            <text:p>$2.16 </text:p>
          </table:table-cell>
          <table:table-cell office:value-type="string">
            <text:p>14.20 </text:p>
          </table:table-cell>
          <table:table-cell office:value-type="string">
            <text:p>11.89 </text:p>
          </table:table-cell>
          <table:table-cell office:value-type="string">
            <text:p>9.65 </text:p>
          </table:table-cell>
          <table:table-cell office:value-type="string">
            <text:p>11.53 </text:p>
          </table:table-cell>
          <table:table-cell office:value-type="string">
            <text:p>$1.94 </text:p>
          </table:table-cell>
          <table:table-cell office:value-type="string">
            <text:p>$1.94 </text:p>
          </table:table-cell>
          <table:table-cell office:value-type="string">
            <text:p>106,313 </text:p>
          </table:table-cell>
          <table:table-cell office:value-type="string">
            <text:p>11 </text:p>
          </table:table-cell>
          <table:table-cell office:value-type="string">
            <text:p>$189 </text:p>
          </table:table-cell>
          <table:table-cell office:value-type="string">
            <text:p>$200 </text:p>
          </table:table-cell>
          <table:table-cell office:value-type="string">
            <text:p>$242 </text:p>
          </table:table-cell>
          <table:table-cell office:value-type="string">
            <text:p>$0.05 </text:p>
          </table:table-cell>
          <table:table-cell office:value-type="string">
            <text:p>$0.29 </text:p>
          </table:table-cell>
          <table:table-cell office:value-type="string">
            <text:p>$2.02 </text:p>
          </table:table-cell>
          <table:table-cell office:value-type="string">
            <text:p>$2,007 </text:p>
          </table:table-cell>
          <table:table-cell office:value-type="string">
            <text:p>$1,326 </text:p>
          </table:table-cell>
          <table:table-cell office:value-type="string">
            <text:p>9.97 </text:p>
          </table:table-cell>
          <table:table-cell office:value-type="string">
            <text:p>6.59 </text:p>
          </table:table-cell>
          <table:table-cell office:value-type="string">
            <text:p>11.91 </text:p>
          </table:table-cell>
          <table:table-cell office:value-type="string">
            <text:p>7.87 </text:p>
          </table:table-cell>
          <table:table-cell office:value-type="string">
            <text:p/>
          </table:table-cell>
          <table:table-cell office:value-type="string">
            <text:p>4.34 </text:p>
          </table:table-cell>
          <table:table-cell office:value-type="string">
            <text:p>5.18 </text:p>
          </table:table-cell>
          <table:table-cell office:value-type="string">
            <text:p>$0.45 </text:p>
          </table:table-cell>
          <table:table-cell office:value-type="string">
            <text:p>2.26 </text:p>
          </table:table-cell>
          <table:table-cell office:value-type="string">
            <text:p>2.69 </text:p>
          </table:table-cell>
          <table:table-cell office:value-type="string">
            <text:p>$3.01 </text:p>
          </table:table-cell>
          <table:table-cell office:value-type="string">
            <text:p>226 </text:p>
          </table:table-cell>
          <table:table-cell office:value-type="string">
            <text:p>$681 </text:p>
          </table:table-cell>
          <table:table-cell office:value-type="string">
            <text:p>$68.6 </text:p>
          </table:table-cell>
          <table:table-cell office:value-type="string">
            <text:p>$0.040 </text:p>
          </table:table-cell>
          <table:table-cell office:value-type="string">
            <text:p>$57,069 </text:p>
          </table:table-cell>
          <table:table-cell office:value-type="string">
            <text:p>0.33925216475319</text:p>
          </table:table-cell>
          <table:table-cell office:value-type="string">
            <text:p>3.21 </text:p>
          </table:table-cell>
          <table:table-cell office:value-type="float" office:value="37">
            <text:p>37</text:p>
          </table:table-cell>
          <table:table-cell office:value-type="string">
            <text:p>44.1 </text:p>
          </table:table-cell>
          <table:table-cell office:value-type="string">
            <text:p>112.9 </text:p>
          </table:table-cell>
          <table:table-cell office:value-type="string">
            <text:p>112.9 </text:p>
          </table:table-cell>
          <table:table-cell office:value-type="string">
            <text:p>0.78120740286597</text:p>
          </table:table-cell>
          <table:table-cell office:value-type="string">
            <text:p>47.4 </text:p>
          </table:table-cell>
          <table:table-cell office:value-type="string">
            <text:p>42.5 </text:p>
          </table:table-cell>
          <table:table-cell office:value-type="string">
            <text:p>4,638 </text:p>
          </table:table-cell>
          <table:table-cell office:value-type="string">
            <text:p>5,251 </text:p>
          </table:table-cell>
          <table:table-cell office:value-type="string">
            <text:p>5,251 </text:p>
          </table:table-cell>
          <table:table-cell office:value-type="string">
            <text:p>$11,059 </text:p>
          </table:table-cell>
          <table:table-cell office:value-type="string">
            <text:p>$18,849 </text:p>
          </table:table-cell>
          <table:table-cell office:value-type="string">
            <text:p>$30,366 </text:p>
          </table:table-cell>
          <table:table-cell office:value-type="string">
            <text:p>$221,984 </text:p>
          </table:table-cell>
          <table:table-cell office:value-type="string">
            <text:p>613 </text:p>
          </table:table-cell>
          <table:table-cell office:value-type="string">
            <text:p>$966 </text:p>
          </table:table-cell>
          <table:table-cell office:value-type="string">
            <text:p>$786 </text:p>
          </table:table-cell>
          <table:table-cell office:value-type="string">
            <text:p>$- </text:p>
          </table:table-cell>
          <table:table-cell office:value-type="string">
            <text:p>$920 </text:p>
          </table:table-cell>
          <table:table-cell office:value-type="string">
            <text:p>$77,790 </text:p>
          </table:table-cell>
          <table:table-cell office:value-type="string">
            <text:p>$134,667 </text:p>
          </table:table-cell>
          <table:table-cell office:value-type="string">
            <text:p>451 </text:p>
          </table:table-cell>
          <table:table-cell office:value-type="string">
            <text:p>$108,929 </text:p>
          </table:table-cell>
          <table:table-cell office:value-type="string">
            <text:p>390 </text:p>
          </table:table-cell>
          <table:table-cell office:value-type="string">
            <text:p>$108,929 </text:p>
          </table:table-cell>
          <table:table-cell office:value-type="string">
            <text:p>2,154 </text:p>
          </table:table-cell>
          <table:table-cell office:value-type="string">
            <text:p>$29,792 </text:p>
          </table:table-cell>
          <table:table-cell office:value-type="string">
            <text:p>1,643 </text:p>
          </table:table-cell>
          <table:table-cell office:value-type="string">
            <text:p>$46,426 </text:p>
          </table:table-cell>
          <table:table-cell office:value-type="string">
            <text:p>45 </text:p>
          </table:table-cell>
          <table:table-cell office:value-type="string">
            <text:p>162,318 </text:p>
          </table:table-cell>
          <table:table-cell office:value-type="string">
            <text:p>139,735 </text:p>
          </table:table-cell>
          <table:table-cell office:value-type="string">
            <text:p>1,394 </text:p>
          </table:table-cell>
          <table:table-cell office:value-type="string">
            <text:p>4.61</text:p>
          </table:table-cell>
          <table:table-cell office:value-type="string">
            <text:p>838 </text:p>
          </table:table-cell>
          <table:table-cell office:value-type="string">
            <text:p>258 </text:p>
          </table:table-cell>
          <table:table-cell office:value-type="string">
            <text:p>9.79 </text:p>
          </table:table-cell>
          <table:table-cell office:value-type="string">
            <text:p>8.4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2014</text:p>
          </table:table-cell>
          <table:table-cell office:value-type="string">
            <text:p>10.82 </text:p>
          </table:table-cell>
          <table:table-cell office:value-type="string">
            <text:p>13.10 </text:p>
          </table:table-cell>
          <table:table-cell office:value-type="string">
            <text:p>$2.31 </text:p>
          </table:table-cell>
          <table:table-cell office:value-type="string">
            <text:p>14.69 </text:p>
          </table:table-cell>
          <table:table-cell office:value-type="string">
            <text:p>12.13 </text:p>
          </table:table-cell>
          <table:table-cell office:value-type="string">
            <text:p>9.86 </text:p>
          </table:table-cell>
          <table:table-cell office:value-type="string">
            <text:p>11.94 </text:p>
          </table:table-cell>
          <table:table-cell office:value-type="string">
            <text:p>$2.04 </text:p>
          </table:table-cell>
          <table:table-cell office:value-type="string">
            <text:p>$2.04 </text:p>
          </table:table-cell>
          <table:table-cell office:value-type="string">
            <text:p>119,579 </text:p>
          </table:table-cell>
          <table:table-cell office:value-type="string">
            <text:p>24 </text:p>
          </table:table-cell>
          <table:table-cell office:value-type="string">
            <text:p>$207 </text:p>
          </table:table-cell>
          <table:table-cell office:value-type="string">
            <text:p>$199 </text:p>
          </table:table-cell>
          <table:table-cell office:value-type="string">
            <text:p>$264 </text:p>
          </table:table-cell>
          <table:table-cell office:value-type="string">
            <text:p>$0.06 </text:p>
          </table:table-cell>
          <table:table-cell office:value-type="string">
            <text:p>$0.36 </text:p>
          </table:table-cell>
          <table:table-cell office:value-type="string">
            <text:p>$2.06 </text:p>
          </table:table-cell>
          <table:table-cell office:value-type="string">
            <text:p>$2,039 </text:p>
          </table:table-cell>
          <table:table-cell office:value-type="string">
            <text:p>$1,383 </text:p>
          </table:table-cell>
          <table:table-cell office:value-type="string">
            <text:p>9.86 </text:p>
          </table:table-cell>
          <table:table-cell office:value-type="string">
            <text:p>6.69 </text:p>
          </table:table-cell>
          <table:table-cell office:value-type="string">
            <text:p>11.94 </text:p>
          </table:table-cell>
          <table:table-cell office:value-type="string">
            <text:p>8.10 </text:p>
          </table:table-cell>
          <table:table-cell office:value-type="string">
            <text:p/>
          </table:table-cell>
          <table:table-cell office:value-type="string">
            <text:p>4.40 </text:p>
          </table:table-cell>
          <table:table-cell office:value-type="string">
            <text:p>5.33 </text:p>
          </table:table-cell>
          <table:table-cell office:value-type="string">
            <text:p>$0.47 </text:p>
          </table:table-cell>
          <table:table-cell office:value-type="string">
            <text:p>2.29 </text:p>
          </table:table-cell>
          <table:table-cell office:value-type="string">
            <text:p>2.77 </text:p>
          </table:table-cell>
          <table:table-cell office:value-type="string">
            <text:p>$2.85 </text:p>
          </table:table-cell>
          <table:table-cell office:value-type="string">
            <text:p>230 </text:p>
          </table:table-cell>
          <table:table-cell office:value-type="string">
            <text:p>$655 </text:p>
          </table:table-cell>
          <table:table-cell office:value-type="string">
            <text:p>$65.1 </text:p>
          </table:table-cell>
          <table:table-cell office:value-type="string">
            <text:p>$0.038 </text:p>
          </table:table-cell>
          <table:table-cell office:value-type="string">
            <text:p>$60,477 </text:p>
          </table:table-cell>
          <table:table-cell office:value-type="string">
            <text:p>0.32154394667822</text:p>
          </table:table-cell>
          <table:table-cell office:value-type="string">
            <text:p>3.18 </text:p>
          </table:table-cell>
          <table:table-cell office:value-type="float" office:value="36">
            <text:p>36</text:p>
          </table:table-cell>
          <table:table-cell office:value-type="string">
            <text:p>45.5 </text:p>
          </table:table-cell>
          <table:table-cell office:value-type="string">
            <text:p>119.3 </text:p>
          </table:table-cell>
          <table:table-cell office:value-type="string">
            <text:p>119.3 </text:p>
          </table:table-cell>
          <table:table-cell office:value-type="string">
            <text:p>0.78355583098001</text:p>
          </table:table-cell>
          <table:table-cell office:value-type="string">
            <text:p>46.9 </text:p>
          </table:table-cell>
          <table:table-cell office:value-type="string">
            <text:p>43.2 </text:p>
          </table:table-cell>
          <table:table-cell office:value-type="string">
            <text:p>4,769 </text:p>
          </table:table-cell>
          <table:table-cell office:value-type="string">
            <text:p>5,368 </text:p>
          </table:table-cell>
          <table:table-cell office:value-type="string">
            <text:p>5,368 </text:p>
          </table:table-cell>
          <table:table-cell office:value-type="string">
            <text:p>$11,687 </text:p>
          </table:table-cell>
          <table:table-cell office:value-type="string">
            <text:p>$17,298 </text:p>
          </table:table-cell>
          <table:table-cell office:value-type="string">
            <text:p>$32,759 </text:p>
          </table:table-cell>
          <table:table-cell office:value-type="string">
            <text:p>$216,990 </text:p>
          </table:table-cell>
          <table:table-cell office:value-type="string">
            <text:p>599 </text:p>
          </table:table-cell>
          <table:table-cell office:value-type="string">
            <text:p>$929 </text:p>
          </table:table-cell>
          <table:table-cell office:value-type="string">
            <text:p>$722 </text:p>
          </table:table-cell>
          <table:table-cell office:value-type="string">
            <text:p>$- </text:p>
          </table:table-cell>
          <table:table-cell office:value-type="string">
            <text:p>$875 </text:p>
          </table:table-cell>
          <table:table-cell office:value-type="string">
            <text:p>$61,966 </text:p>
          </table:table-cell>
          <table:table-cell office:value-type="string">
            <text:p>$145,434 </text:p>
          </table:table-cell>
          <table:table-cell office:value-type="string">
            <text:p>496 </text:p>
          </table:table-cell>
          <table:table-cell office:value-type="string">
            <text:p>$125,666 </text:p>
          </table:table-cell>
          <table:table-cell office:value-type="string">
            <text:p>399 </text:p>
          </table:table-cell>
          <table:table-cell office:value-type="string">
            <text:p>$125,666 </text:p>
          </table:table-cell>
          <table:table-cell office:value-type="string">
            <text:p>2,217 </text:p>
          </table:table-cell>
          <table:table-cell office:value-type="string">
            <text:p>$29,383 </text:p>
          </table:table-cell>
          <table:table-cell office:value-type="string">
            <text:p>1,657 </text:p>
          </table:table-cell>
          <table:table-cell office:value-type="string">
            <text:p>$49,062 </text:p>
          </table:table-cell>
          <table:table-cell office:value-type="string">
            <text:p>47 </text:p>
          </table:table-cell>
          <table:table-cell office:value-type="string">
            <text:p>163,695 </text:p>
          </table:table-cell>
          <table:table-cell office:value-type="string">
            <text:p>140,257 </text:p>
          </table:table-cell>
          <table:table-cell office:value-type="string">
            <text:p>1,403 </text:p>
          </table:table-cell>
          <table:table-cell office:value-type="string">
            <text:p>4.59</text:p>
          </table:table-cell>
          <table:table-cell office:value-type="string">
            <text:p>818 </text:p>
          </table:table-cell>
          <table:table-cell office:value-type="string">
            <text:p>262 </text:p>
          </table:table-cell>
          <table:table-cell office:value-type="string">
            <text:p>9.48 </text:p>
          </table:table-cell>
          <table:table-cell office:value-type="string">
            <text:p>8.1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2015</text:p>
          </table:table-cell>
          <table:table-cell office:value-type="string">
            <text:p>10.45 </text:p>
          </table:table-cell>
          <table:table-cell office:value-type="string">
            <text:p>12.52 </text:p>
          </table:table-cell>
          <table:table-cell office:value-type="string">
            <text:p>$2.31 </text:p>
          </table:table-cell>
          <table:table-cell office:value-type="string">
            <text:p>13.95 </text:p>
          </table:table-cell>
          <table:table-cell office:value-type="string">
            <text:p>11.64 </text:p>
          </table:table-cell>
          <table:table-cell office:value-type="string">
            <text:p>9.48 </text:p>
          </table:table-cell>
          <table:table-cell office:value-type="string">
            <text:p>11.36 </text:p>
          </table:table-cell>
          <table:table-cell office:value-type="string">
            <text:p>$2.01 </text:p>
          </table:table-cell>
          <table:table-cell office:value-type="string">
            <text:p>$2.01 </text:p>
          </table:table-cell>
          <table:table-cell office:value-type="string">
            <text:p>124,441 </text:p>
          </table:table-cell>
          <table:table-cell office:value-type="string">
            <text:p>27 </text:p>
          </table:table-cell>
          <table:table-cell office:value-type="string">
            <text:p>$209 </text:p>
          </table:table-cell>
          <table:table-cell office:value-type="string">
            <text:p>$204 </text:p>
          </table:table-cell>
          <table:table-cell office:value-type="string">
            <text:p>$265 </text:p>
          </table:table-cell>
          <table:table-cell office:value-type="string">
            <text:p>$0.07 </text:p>
          </table:table-cell>
          <table:table-cell office:value-type="string">
            <text:p>$0.42 </text:p>
          </table:table-cell>
          <table:table-cell office:value-type="string">
            <text:p>$1.88 </text:p>
          </table:table-cell>
          <table:table-cell office:value-type="string">
            <text:p>$1,855 </text:p>
          </table:table-cell>
          <table:table-cell office:value-type="string">
            <text:p>$1,456 </text:p>
          </table:table-cell>
          <table:table-cell office:value-type="string">
            <text:p>8.74 </text:p>
          </table:table-cell>
          <table:table-cell office:value-type="string">
            <text:p>6.86 </text:p>
          </table:table-cell>
          <table:table-cell office:value-type="string">
            <text:p>10.48 </text:p>
          </table:table-cell>
          <table:table-cell office:value-type="string">
            <text:p>8.23 </text:p>
          </table:table-cell>
          <table:table-cell office:value-type="string">
            <text:p/>
          </table:table-cell>
          <table:table-cell office:value-type="string">
            <text:p>4.38 </text:p>
          </table:table-cell>
          <table:table-cell office:value-type="string">
            <text:p>5.26 </text:p>
          </table:table-cell>
          <table:table-cell office:value-type="string">
            <text:p>$0.53 </text:p>
          </table:table-cell>
          <table:table-cell office:value-type="string">
            <text:p>2.48 </text:p>
          </table:table-cell>
          <table:table-cell office:value-type="string">
            <text:p>2.97 </text:p>
          </table:table-cell>
          <table:table-cell office:value-type="string">
            <text:p>$1.71 </text:p>
          </table:table-cell>
          <table:table-cell office:value-type="string">
            <text:p>233 </text:p>
          </table:table-cell>
          <table:table-cell office:value-type="string">
            <text:p>$399 </text:p>
          </table:table-cell>
          <table:table-cell office:value-type="string">
            <text:p>$38.2 </text:p>
          </table:table-cell>
          <table:table-cell office:value-type="string">
            <text:p>$0.023 </text:p>
          </table:table-cell>
          <table:table-cell office:value-type="string">
            <text:p>$63,762 </text:p>
          </table:table-cell>
          <table:table-cell office:value-type="string">
            <text:p>0</text:p>
          </table:table-cell>
          <table:table-cell office:value-type="string">
            <text:p>3.21 </text:p>
          </table:table-cell>
          <table:table-cell office:value-type="float" office:value="34">
            <text:p>34</text:p>
          </table:table-cell>
          <table:table-cell office:value-type="string">
            <text:p>46.9 </text:p>
          </table:table-cell>
          <table:table-cell office:value-type="string">
            <text:p>109.3 </text:p>
          </table:table-cell>
          <table:table-cell office:value-type="string">
            <text:p>109.3 </text:p>
          </table:table-cell>
          <table:table-cell office:value-type="string">
            <text:p>0.78711009030136</text:p>
          </table:table-cell>
          <table:table-cell office:value-type="string">
            <text:p>46.1 </text:p>
          </table:table-cell>
          <table:table-cell office:value-type="string">
            <text:p>43.9 </text:p>
          </table:table-cell>
          <table:table-cell office:value-type="string">
            <text:p>4,918 </text:p>
          </table:table-cell>
          <table:table-cell office:value-type="string">
            <text:p>5,520 </text:p>
          </table:table-cell>
          <table:table-cell office:value-type="string">
            <text:p>5,520 </text:p>
          </table:table-cell>
          <table:table-cell office:value-type="string">
            <text:p>$12,667 </text:p>
          </table:table-cell>
          <table:table-cell office:value-type="string">
            <text:p>$20,909 </text:p>
          </table:table-cell>
          <table:table-cell office:value-type="string">
            <text:p>$35,806 </text:p>
          </table:table-cell>
          <table:table-cell office:value-type="string">
            <text:p>$247,371 </text:p>
          </table:table-cell>
          <table:table-cell office:value-type="string">
            <text:p>602 </text:p>
          </table:table-cell>
          <table:table-cell office:value-type="string">
            <text:p>$1,003 </text:p>
          </table:table-cell>
          <table:table-cell office:value-type="string">
            <text:p>$827 </text:p>
          </table:table-cell>
          <table:table-cell office:value-type="string">
            <text:p>$- </text:p>
          </table:table-cell>
          <table:table-cell office:value-type="string">
            <text:p>$957 </text:p>
          </table:table-cell>
          <table:table-cell office:value-type="string">
            <text:p>$88,241 </text:p>
          </table:table-cell>
          <table:table-cell office:value-type="string">
            <text:p>$149,362 </text:p>
          </table:table-cell>
          <table:table-cell office:value-type="string">
            <text:p>553 </text:p>
          </table:table-cell>
          <table:table-cell office:value-type="string">
            <text:p>$134,195 </text:p>
          </table:table-cell>
          <table:table-cell office:value-type="string">
            <text:p>435 </text:p>
          </table:table-cell>
          <table:table-cell office:value-type="string">
            <text:p>$134,195 </text:p>
          </table:table-cell>
          <table:table-cell office:value-type="string">
            <text:p>2,223 </text:p>
          </table:table-cell>
          <table:table-cell office:value-type="string">
            <text:p>$31,160 </text:p>
          </table:table-cell>
          <table:table-cell office:value-type="string">
            <text:p>1,707 </text:p>
          </table:table-cell>
          <table:table-cell office:value-type="string">
            <text:p>$50,355 </text:p>
          </table:table-cell>
          <table:table-cell office:value-type="string">
            <text:p>48 </text:p>
          </table:table-cell>
          <table:table-cell office:value-type="string">
            <text:p>169,256 </text:p>
          </table:table-cell>
          <table:table-cell office:value-type="string">
            <text:p>144,711 </text:p>
          </table:table-cell>
          <table:table-cell office:value-type="string">
            <text:p>1,379 </text:p>
          </table:table-cell>
          <table:table-cell office:value-type="string">
            <text:p>4.59</text:p>
          </table:table-cell>
          <table:table-cell office:value-type="string">
            <text:p>825 </text:p>
          </table:table-cell>
          <table:table-cell office:value-type="string">
            <text:p>266 </text:p>
          </table:table-cell>
          <table:table-cell office:value-type="string">
            <text:p>9.62 </text:p>
          </table:table-cell>
          <table:table-cell office:value-type="string">
            <text:p>8.2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2016</text:p>
          </table:table-cell>
          <table:table-cell office:value-type="string">
            <text:p>10.78 </text:p>
          </table:table-cell>
          <table:table-cell office:value-type="string">
            <text:p>12.72 </text:p>
          </table:table-cell>
          <table:table-cell office:value-type="string">
            <text:p>$2.44 </text:p>
          </table:table-cell>
          <table:table-cell office:value-type="string">
            <text:p>13.77 </text:p>
          </table:table-cell>
          <table:table-cell office:value-type="string">
            <text:p>11.67 </text:p>
          </table:table-cell>
          <table:table-cell office:value-type="string">
            <text:p>9.84 </text:p>
          </table:table-cell>
          <table:table-cell office:value-type="string">
            <text:p>11.61 </text:p>
          </table:table-cell>
          <table:table-cell office:value-type="string">
            <text:p>$2.13 </text:p>
          </table:table-cell>
          <table:table-cell office:value-type="string">
            <text:p>$2.13 </text:p>
          </table:table-cell>
          <table:table-cell office:value-type="string">
            <text:p>128,274 </text:p>
          </table:table-cell>
          <table:table-cell office:value-type="string">
            <text:p>26 </text:p>
          </table:table-cell>
          <table:table-cell office:value-type="string">
            <text:p>$209 </text:p>
          </table:table-cell>
          <table:table-cell office:value-type="string">
            <text:p>$232 </text:p>
          </table:table-cell>
          <table:table-cell office:value-type="string">
            <text:p>$279 </text:p>
          </table:table-cell>
          <table:table-cell office:value-type="string">
            <text:p>$0.14 </text:p>
          </table:table-cell>
          <table:table-cell office:value-type="string">
            <text:p>$0.76 </text:p>
          </table:table-cell>
          <table:table-cell office:value-type="string">
            <text:p>$2.04 </text:p>
          </table:table-cell>
          <table:table-cell office:value-type="string">
            <text:p>$2,010 </text:p>
          </table:table-cell>
          <table:table-cell office:value-type="string">
            <text:p>$1,682 </text:p>
          </table:table-cell>
          <table:table-cell office:value-type="string">
            <text:p>9.29 </text:p>
          </table:table-cell>
          <table:table-cell office:value-type="string">
            <text:p>7.77 </text:p>
          </table:table-cell>
          <table:table-cell office:value-type="string">
            <text:p>10.95 </text:p>
          </table:table-cell>
          <table:table-cell office:value-type="string">
            <text:p>9.17 </text:p>
          </table:table-cell>
          <table:table-cell office:value-type="string">
            <text:p/>
          </table:table-cell>
          <table:table-cell office:value-type="string">
            <text:p>4.88 </text:p>
          </table:table-cell>
          <table:table-cell office:value-type="string">
            <text:p>5.76 </text:p>
          </table:table-cell>
          <table:table-cell office:value-type="string">
            <text:p>$0.63 </text:p>
          </table:table-cell>
          <table:table-cell office:value-type="string">
            <text:p>2.89 </text:p>
          </table:table-cell>
          <table:table-cell office:value-type="string">
            <text:p>3.41 </text:p>
          </table:table-cell>
          <table:table-cell office:value-type="string">
            <text:p>$1.35 </text:p>
          </table:table-cell>
          <table:table-cell office:value-type="string">
            <text:p>243 </text:p>
          </table:table-cell>
          <table:table-cell office:value-type="string">
            <text:p>$328 </text:p>
          </table:table-cell>
          <table:table-cell office:value-type="string">
            <text:p>$30.3 </text:p>
          </table:table-cell>
          <table:table-cell office:value-type="string">
            <text:p>$0.018 </text:p>
          </table:table-cell>
          <table:table-cell office:value-type="string">
            <text:p>$71,387 </text:p>
          </table:table-cell>
          <table:table-cell office:value-type="string">
            <text:p>0.16307173176461</text:p>
          </table:table-cell>
          <table:table-cell office:value-type="string">
            <text:p>2.98 </text:p>
          </table:table-cell>
          <table:table-cell office:value-type="float" office:value="29">
            <text:p>29</text:p>
          </table:table-cell>
          <table:table-cell office:value-type="string">
            <text:p>44.4 </text:p>
          </table:table-cell>
          <table:table-cell office:value-type="string">
            <text:p>111.4 </text:p>
          </table:table-cell>
          <table:table-cell office:value-type="string">
            <text:p>111.4 </text:p>
          </table:table-cell>
          <table:table-cell office:value-type="string">
            <text:p>1</text:p>
          </table:table-cell>
          <table:table-cell office:value-type="string">
            <text:p>52.2 </text:p>
          </table:table-cell>
          <table:table-cell office:value-type="string">
            <text:p>43.1 </text:p>
          </table:table-cell>
          <table:table-cell office:value-type="string">
            <text:p>5,506 </text:p>
          </table:table-cell>
          <table:table-cell office:value-type="string">
            <text:p>6,160 </text:p>
          </table:table-cell>
          <table:table-cell office:value-type="string">
            <text:p>6,160 </text:p>
          </table:table-cell>
          <table:table-cell office:value-type="string">
            <text:p>$12,068 </text:p>
          </table:table-cell>
          <table:table-cell office:value-type="string">
            <text:p>$19,133 </text:p>
          </table:table-cell>
          <table:table-cell office:value-type="string">
            <text:p>$46,188 </text:p>
          </table:table-cell>
          <table:table-cell office:value-type="string">
            <text:p>$228,897 </text:p>
          </table:table-cell>
          <table:table-cell office:value-type="string">
            <text:p>654 </text:p>
          </table:table-cell>
          <table:table-cell office:value-type="string">
            <text:p>$982 </text:p>
          </table:table-cell>
          <table:table-cell office:value-type="string">
            <text:p>$836 </text:p>
          </table:table-cell>
          <table:table-cell office:value-type="string">
            <text:p>$- </text:p>
          </table:table-cell>
          <table:table-cell office:value-type="string">
            <text:p>$945 </text:p>
          </table:table-cell>
          <table:table-cell office:value-type="string">
            <text:p>$78,618 </text:p>
          </table:table-cell>
          <table:table-cell office:value-type="string">
            <text:p>$141,059 </text:p>
          </table:table-cell>
          <table:table-cell office:value-type="string">
            <text:p>672 </text:p>
          </table:table-cell>
          <table:table-cell office:value-type="string">
            <text:p>$207,197 </text:p>
          </table:table-cell>
          <table:table-cell office:value-type="string">
            <text:p>500 </text:p>
          </table:table-cell>
          <table:table-cell office:value-type="string">
            <text:p>$207,197 </text:p>
          </table:table-cell>
          <table:table-cell office:value-type="string">
            <text:p>2,534 </text:p>
          </table:table-cell>
          <table:table-cell office:value-type="string">
            <text:p>$30,502 </text:p>
          </table:table-cell>
          <table:table-cell office:value-type="string">
            <text:p>1,800 </text:p>
          </table:table-cell>
          <table:table-cell office:value-type="string">
            <text:p>$51,766 </text:p>
          </table:table-cell>
          <table:table-cell office:value-type="string">
            <text:p>49 </text:p>
          </table:table-cell>
          <table:table-cell office:value-type="string">
            <text:p>174,376 </text:p>
          </table:table-cell>
          <table:table-cell office:value-type="string">
            <text:p>149,086 </text:p>
          </table:table-cell>
          <table:table-cell office:value-type="string">
            <text:p>1,395 </text:p>
          </table:table-cell>
          <table:table-cell office:value-type="string">
            <text:p>4.60</text:p>
          </table:table-cell>
          <table:table-cell office:value-type="string">
            <text:p>844 </text:p>
          </table:table-cell>
          <table:table-cell office:value-type="string">
            <text:p>267 </text:p>
          </table:table-cell>
          <table:table-cell office:value-type="string">
            <text:p>9.82 </text:p>
          </table:table-cell>
          <table:table-cell office:value-type="string">
            <text:p>8.4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waiian </text:p>
          </table:table-cell>
          <table:table-cell office:value-type="string">
            <text:p>2017</text:p>
          </table:table-cell>
          <table:table-cell office:value-type="string">
            <text:p>11.55 </text:p>
          </table:table-cell>
          <table:table-cell office:value-type="string">
            <text:p>13.57 </text:p>
          </table:table-cell>
          <table:table-cell office:value-type="string">
            <text:p>$2.69 </text:p>
          </table:table-cell>
          <table:table-cell office:value-type="string">
            <text:p>14.41 </text:p>
          </table:table-cell>
          <table:table-cell office:value-type="string">
            <text:p>12.27 </text:p>
          </table:table-cell>
          <table:table-cell office:value-type="string">
            <text:p>10.54 </text:p>
          </table:table-cell>
          <table:table-cell office:value-type="string">
            <text:p>12.38 </text:p>
          </table:table-cell>
          <table:table-cell office:value-type="string">
            <text:p>$2.35 </text:p>
          </table:table-cell>
          <table:table-cell office:value-type="string">
            <text:p>$2.35 </text:p>
          </table:table-cell>
          <table:table-cell office:value-type="string">
            <text:p>131,258 </text:p>
          </table:table-cell>
          <table:table-cell office:value-type="string">
            <text:p>31 </text:p>
          </table:table-cell>
          <table:table-cell office:value-type="string">
            <text:p>$192 </text:p>
          </table:table-cell>
          <table:table-cell office:value-type="string">
            <text:p>$259 </text:p>
          </table:table-cell>
          <table:table-cell office:value-type="string">
            <text:p>$269 </text:p>
          </table:table-cell>
          <table:table-cell office:value-type="string">
            <text:p>$0.13 </text:p>
          </table:table-cell>
          <table:table-cell office:value-type="string">
            <text:p>$0.70 </text:p>
          </table:table-cell>
          <table:table-cell office:value-type="string">
            <text:p>$2.19 </text:p>
          </table:table-cell>
          <table:table-cell office:value-type="string">
            <text:p>$2,158 </text:p>
          </table:table-cell>
          <table:table-cell office:value-type="string">
            <text:p>$1,737 </text:p>
          </table:table-cell>
          <table:table-cell office:value-type="string">
            <text:p>9.68 </text:p>
          </table:table-cell>
          <table:table-cell office:value-type="string">
            <text:p>7.79 </text:p>
          </table:table-cell>
          <table:table-cell office:value-type="string">
            <text:p>11.37 </text:p>
          </table:table-cell>
          <table:table-cell office:value-type="string">
            <text:p>9.15 </text:p>
          </table:table-cell>
          <table:table-cell office:value-type="string">
            <text:p/>
          </table:table-cell>
          <table:table-cell office:value-type="string">
            <text:p>4.72 </text:p>
          </table:table-cell>
          <table:table-cell office:value-type="string">
            <text:p>5.54 </text:p>
          </table:table-cell>
          <table:table-cell office:value-type="string">
            <text:p>$0.69 </text:p>
          </table:table-cell>
          <table:table-cell office:value-type="string">
            <text:p>3.08 </text:p>
          </table:table-cell>
          <table:table-cell office:value-type="string">
            <text:p>3.62 </text:p>
          </table:table-cell>
          <table:table-cell office:value-type="string">
            <text:p>$1.63 </text:p>
          </table:table-cell>
          <table:table-cell office:value-type="string">
            <text:p>259 </text:p>
          </table:table-cell>
          <table:table-cell office:value-type="string">
            <text:p>$421 </text:p>
          </table:table-cell>
          <table:table-cell office:value-type="string">
            <text:p>$37.3 </text:p>
          </table:table-cell>
          <table:table-cell office:value-type="string">
            <text:p>$0.022 </text:p>
          </table:table-cell>
          <table:table-cell office:value-type="string">
            <text:p>$74,007 </text:p>
          </table:table-cell>
          <table:table-cell office:value-type="string">
            <text:p>0</text:p>
          </table:table-cell>
          <table:table-cell office:value-type="string">
            <text:p>2.85 </text:p>
          </table:table-cell>
          <table:table-cell office:value-type="float" office:value="28">
            <text:p>28</text:p>
          </table:table-cell>
          <table:table-cell office:value-type="string">
            <text:p>41.4 </text:p>
          </table:table-cell>
          <table:table-cell office:value-type="string">
            <text:p>94.9 </text:p>
          </table:table-cell>
          <table:table-cell office:value-type="string">
            <text:p>94.9 </text:p>
          </table:table-cell>
          <table:table-cell office:value-type="string">
            <text:p>0.71574774139433</text:p>
          </table:table-cell>
          <table:table-cell office:value-type="string">
            <text:p>53.8 </text:p>
          </table:table-cell>
          <table:table-cell office:value-type="string">
            <text:p>42.2 </text:p>
          </table:table-cell>
          <table:table-cell office:value-type="string">
            <text:p>5,914 </text:p>
          </table:table-cell>
          <table:table-cell office:value-type="string">
            <text:p>6,661 </text:p>
          </table:table-cell>
          <table:table-cell office:value-type="string">
            <text:p>6,661 </text:p>
          </table:table-cell>
          <table:table-cell office:value-type="string">
            <text:p>$12,361 </text:p>
          </table:table-cell>
          <table:table-cell office:value-type="string">
            <text:p>$17,443 </text:p>
          </table:table-cell>
          <table:table-cell office:value-type="string">
            <text:p>$43,754 </text:p>
          </table:table-cell>
          <table:table-cell office:value-type="string">
            <text:p>$240,787 </text:p>
          </table:table-cell>
          <table:table-cell office:value-type="string">
            <text:p>747 </text:p>
          </table:table-cell>
          <table:table-cell office:value-type="string">
            <text:p>$1,147 </text:p>
          </table:table-cell>
          <table:table-cell office:value-type="string">
            <text:p>$878 </text:p>
          </table:table-cell>
          <table:table-cell office:value-type="string">
            <text:p>$- </text:p>
          </table:table-cell>
          <table:table-cell office:value-type="string">
            <text:p>$1,078 </text:p>
          </table:table-cell>
          <table:table-cell office:value-type="string">
            <text:p>$57,680 </text:p>
          </table:table-cell>
          <table:table-cell office:value-type="string">
            <text:p>$172,163 </text:p>
          </table:table-cell>
          <table:table-cell office:value-type="string">
            <text:p>719 </text:p>
          </table:table-cell>
          <table:table-cell office:value-type="string">
            <text:p>$184,203 </text:p>
          </table:table-cell>
          <table:table-cell office:value-type="string">
            <text:p>536 </text:p>
          </table:table-cell>
          <table:table-cell office:value-type="string">
            <text:p>$184,203 </text:p>
          </table:table-cell>
          <table:table-cell office:value-type="string">
            <text:p>2,749 </text:p>
          </table:table-cell>
          <table:table-cell office:value-type="string">
            <text:p>$30,847 </text:p>
          </table:table-cell>
          <table:table-cell office:value-type="string">
            <text:p>1,910 </text:p>
          </table:table-cell>
          <table:table-cell office:value-type="string">
            <text:p>$55,283 </text:p>
          </table:table-cell>
          <table:table-cell office:value-type="string">
            <text:p>51 </text:p>
          </table:table-cell>
          <table:table-cell office:value-type="string">
            <text:p>185,544 </text:p>
          </table:table-cell>
          <table:table-cell office:value-type="string">
            <text:p>158,018 </text:p>
          </table:table-cell>
          <table:table-cell office:value-type="string">
            <text:p>1,396 </text:p>
          </table:table-cell>
          <table:table-cell office:value-type="string">
            <text:p/>
          </table:table-cell>
          <table:table-cell office:value-type="string">
            <text:p>849 </text:p>
          </table:table-cell>
          <table:table-cell office:value-type="string">
            <text:p>260 </text:p>
          </table:table-cell>
          <table:table-cell office:value-type="string">
            <text:p>9.95 </text:p>
          </table:table-cell>
          <table:table-cell office:value-type="string">
            <text:p>8.4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1995</text:p>
          </table:table-cell>
          <table:table-cell office:value-type="string">
            <text:p>7.72 </text:p>
          </table:table-cell>
          <table:table-cell office:value-type="string">
            <text:p>8.01 </text:p>
          </table:table-cell>
          <table:table-cell office:value-type="string">
            <text:p>$0.05 </text:p>
          </table:table-cell>
          <table:table-cell office:value-type="string">
            <text:p>8.85 </text:p>
          </table:table-cell>
          <table:table-cell office:value-type="string">
            <text:p>8.53 </text:p>
          </table:table-cell>
          <table:table-cell office:value-type="string">
            <text:p>7.00 </text:p>
          </table:table-cell>
          <table:table-cell office:value-type="string">
            <text:p>7.26 </text:p>
          </table:table-cell>
          <table:table-cell office:value-type="string">
            <text:p>$0.05 </text:p>
          </table:table-cell>
          <table:table-cell office:value-type="string">
            <text:p>$0.05 </text:p>
          </table:table-cell>
          <table:table-cell office:value-type="string">
            <text:p>- </text:p>
          </table:table-cell>
          <table:table-cell office:value-type="string">
            <text:p>2 </text:p>
          </table:table-cell>
          <table:table-cell office:value-type="string">
            <text:p>$3 </text:p>
          </table:table-cell>
          <table:table-cell office:value-type="string">
            <text:p>$4 </text:p>
          </table:table-cell>
          <table:table-cell office:value-type="string">
            <text:p>$- </text:p>
          </table:table-cell>
          <table:table-cell office:value-type="string">
            <text:p>$0.00 </text:p>
          </table:table-cell>
          <table:table-cell office:value-type="string">
            <text:p>$0.47 </text:p>
          </table:table-cell>
          <table:table-cell office:value-type="string">
            <text:p>$0.05 </text:p>
          </table:table-cell>
          <table:table-cell office:value-type="string">
            <text:p>$47 </text:p>
          </table:table-cell>
          <table:table-cell office:value-type="string">
            <text:p>$47 </text:p>
          </table:table-cell>
          <table:table-cell office:value-type="string">
            <text:p>6.80 </text:p>
          </table:table-cell>
          <table:table-cell office:value-type="string">
            <text:p>6.80 </text:p>
          </table:table-cell>
          <table:table-cell office:value-type="string">
            <text:p>7.06 </text:p>
          </table:table-cell>
          <table:table-cell office:value-type="string">
            <text:p>7.06 </text:p>
          </table:table-cell>
          <table:table-cell office:value-type="string">
            <text:p/>
          </table:table-cell>
          <table:table-cell office:value-type="string">
            <text:p>5.19 </text:p>
          </table:table-cell>
          <table:table-cell office:value-type="string">
            <text:p>5.38 </text:p>
          </table:table-cell>
          <table:table-cell office:value-type="string">
            <text:p>$0.01 </text:p>
          </table:table-cell>
          <table:table-cell office:value-type="string">
            <text:p>1.61 </text:p>
          </table:table-cell>
          <table:table-cell office:value-type="string">
            <text:p>1.68 </text:p>
          </table:table-cell>
          <table:table-cell office:value-type="string">
            <text:p>$- </text:p>
          </table:table-cell>
          <table:table-cell office:value-type="string">
            <text:p>10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23,162 </text:p>
          </table:table-cell>
          <table:table-cell office:value-type="string">
            <text:p>0.00000000000000</text:p>
          </table:table-cell>
          <table:table-cell office:value-type="string">
            <text:p>- </text:p>
          </table:table-cell>
          <table:table-cell office:value-type="float" office:value="60">
            <text:p>60</text:p>
          </table:table-cell>
          <table:table-cell office:value-type="string">
            <text:p>35.0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11.2 </text:p>
          </table:table-cell>
          <table:table-cell office:value-type="string">
            <text:p>35.1 </text:p>
          </table:table-cell>
          <table:table-cell office:value-type="string">
            <text:p>317 </text:p>
          </table:table-cell>
          <table:table-cell office:value-type="string">
            <text:p>393 </text:p>
          </table:table-cell>
          <table:table-cell office:value-type="string">
            <text:p>393 </text:p>
          </table:table-cell>
          <table:table-cell office:value-type="string">
            <text:p>$- </text:p>
          </table:table-cell>
          <table:table-cell office:value-type="string">
            <text:p>$1,730 </text:p>
          </table:table-cell>
          <table:table-cell office:value-type="string">
            <text:p>$16,170 </text:p>
          </table:table-cell>
          <table:table-cell office:value-type="string">
            <text:p>$- </text:p>
          </table:table-cell>
          <table:table-cell office:value-type="string">
            <text:p>76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77 </text:p>
          </table:table-cell>
          <table:table-cell office:value-type="string">
            <text:p>$40,501 </text:p>
          </table:table-cell>
          <table:table-cell office:value-type="string">
            <text:p>64 </text:p>
          </table:table-cell>
          <table:table-cell office:value-type="string">
            <text:p>$40,501 </text:p>
          </table:table-cell>
          <table:table-cell office:value-type="string">
            <text:p>86 </text:p>
          </table:table-cell>
          <table:table-cell office:value-type="string">
            <text:p>$2,408 </text:p>
          </table:table-cell>
          <table:table-cell office:value-type="string">
            <text:p>90 </text:p>
          </table:table-cell>
          <table:table-cell office:value-type="string">
            <text:p>$44,186 </text:p>
          </table:table-cell>
          <table:table-cell office:value-type="string">
            <text:p>8 </text:p>
          </table:table-cell>
          <table:table-cell office:value-type="string">
            <text:p>15,967 </text:p>
          </table:table-cell>
          <table:table-cell office:value-type="string">
            <text:p>9,976 </text:p>
          </table:table-cell>
          <table:table-cell office:value-type="string">
            <text:p>602 </text:p>
          </table:table-cell>
          <table:table-cell office:value-type="string">
            <text:p>2.61</text:p>
          </table:table-cell>
          <table:table-cell office:value-type="string">
            <text:p>780 </text:p>
          </table:table-cell>
          <table:table-cell office:value-type="string">
            <text:p>119 </text:p>
          </table:table-cell>
          <table:table-cell office:value-type="string">
            <text:p>5.70 </text:p>
          </table:table-cell>
          <table:table-cell office:value-type="string">
            <text:p>3.5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1996</text:p>
          </table:table-cell>
          <table:table-cell office:value-type="string">
            <text:p>6.77 </text:p>
          </table:table-cell>
          <table:table-cell office:value-type="string">
            <text:p>7.31 </text:p>
          </table:table-cell>
          <table:table-cell office:value-type="string">
            <text:p>$0.06 </text:p>
          </table:table-cell>
          <table:table-cell office:value-type="string">
            <text:p>9.15 </text:p>
          </table:table-cell>
          <table:table-cell office:value-type="string">
            <text:p>8.47 </text:p>
          </table:table-cell>
          <table:table-cell office:value-type="string">
            <text:p>5.80 </text:p>
          </table:table-cell>
          <table:table-cell office:value-type="string">
            <text:p>6.26 </text:p>
          </table:table-cell>
          <table:table-cell office:value-type="string">
            <text:p>$0.05 </text:p>
          </table:table-cell>
          <table:table-cell office:value-type="string">
            <text:p>$0.05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9 </text:p>
          </table:table-cell>
          <table:table-cell office:value-type="string">
            <text:p>$2 </text:p>
          </table:table-cell>
          <table:table-cell office:value-type="string">
            <text:p>$- </text:p>
          </table:table-cell>
          <table:table-cell office:value-type="string">
            <text:p>$0.00 </text:p>
          </table:table-cell>
          <table:table-cell office:value-type="string">
            <text:p>$0.46 </text:p>
          </table:table-cell>
          <table:table-cell office:value-type="string">
            <text:p>$0.07 </text:p>
          </table:table-cell>
          <table:table-cell office:value-type="string">
            <text:p>$66 </text:p>
          </table:table-cell>
          <table:table-cell office:value-type="string">
            <text:p>$66 </text:p>
          </table:table-cell>
          <table:table-cell office:value-type="string">
            <text:p>7.14 </text:p>
          </table:table-cell>
          <table:table-cell office:value-type="string">
            <text:p>7.14 </text:p>
          </table:table-cell>
          <table:table-cell office:value-type="string">
            <text:p>7.71 </text:p>
          </table:table-cell>
          <table:table-cell office:value-type="string">
            <text:p>7.71 </text:p>
          </table:table-cell>
          <table:table-cell office:value-type="string">
            <text:p/>
          </table:table-cell>
          <table:table-cell office:value-type="string">
            <text:p>5.48 </text:p>
          </table:table-cell>
          <table:table-cell office:value-type="string">
            <text:p>5.91 </text:p>
          </table:table-cell>
          <table:table-cell office:value-type="string">
            <text:p>$0.02 </text:p>
          </table:table-cell>
          <table:table-cell office:value-type="string">
            <text:p>1.66 </text:p>
          </table:table-cell>
          <table:table-cell office:value-type="string">
            <text:p>1.80 </text:p>
          </table:table-cell>
          <table:table-cell office:value-type="string">
            <text:p>$- </text:p>
          </table:table-cell>
          <table:table-cell office:value-type="string">
            <text:p>7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22,275 </text:p>
          </table:table-cell>
          <table:table-cell office:value-type="string">
            <text:p>0</text:p>
          </table:table-cell>
          <table:table-cell office:value-type="string">
            <text:p>- </text:p>
          </table:table-cell>
          <table:table-cell office:value-type="float" office:value="56">
            <text:p>56</text:p>
          </table:table-cell>
          <table:table-cell office:value-type="string">
            <text:p>32.2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10.3 </text:p>
          </table:table-cell>
          <table:table-cell office:value-type="string">
            <text:p>20.4 </text:p>
          </table:table-cell>
          <table:table-cell office:value-type="string">
            <text:p>437 </text:p>
          </table:table-cell>
          <table:table-cell office:value-type="string">
            <text:p>547 </text:p>
          </table:table-cell>
          <table:table-cell office:value-type="string">
            <text:p>547 </text:p>
          </table:table-cell>
          <table:table-cell office:value-type="string">
            <text:p>$- </text:p>
          </table:table-cell>
          <table:table-cell office:value-type="string">
            <text:p>$1,560 </text:p>
          </table:table-cell>
          <table:table-cell office:value-type="string">
            <text:p>$15,069 </text:p>
          </table:table-cell>
          <table:table-cell office:value-type="string">
            <text:p>$- </text:p>
          </table:table-cell>
          <table:table-cell office:value-type="string">
            <text:p>110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109 </text:p>
          </table:table-cell>
          <table:table-cell office:value-type="string">
            <text:p>$36,126 </text:p>
          </table:table-cell>
          <table:table-cell office:value-type="string">
            <text:p>21 </text:p>
          </table:table-cell>
          <table:table-cell office:value-type="string">
            <text:p>$36,126 </text:p>
          </table:table-cell>
          <table:table-cell office:value-type="string">
            <text:p>108 </text:p>
          </table:table-cell>
          <table:table-cell office:value-type="string">
            <text:p>$2,932 </text:p>
          </table:table-cell>
          <table:table-cell office:value-type="string">
            <text:p>199 </text:p>
          </table:table-cell>
          <table:table-cell office:value-type="string">
            <text:p>$28,135 </text:p>
          </table:table-cell>
          <table:table-cell office:value-type="string">
            <text:p>11 </text:p>
          </table:table-cell>
          <table:table-cell office:value-type="string">
            <text:p>21,254 </text:p>
          </table:table-cell>
          <table:table-cell office:value-type="string">
            <text:p>18,146 </text:p>
          </table:table-cell>
          <table:table-cell office:value-type="string">
            <text:p>317 </text:p>
          </table:table-cell>
          <table:table-cell office:value-type="string">
            <text:p>3.09</text:p>
          </table:table-cell>
          <table:table-cell office:value-type="string">
            <text:p>745 </text:p>
          </table:table-cell>
          <table:table-cell office:value-type="string">
            <text:p>114 </text:p>
          </table:table-cell>
          <table:table-cell office:value-type="string">
            <text:p>5.51 </text:p>
          </table:table-cell>
          <table:table-cell office:value-type="string">
            <text:p>4.7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1997</text:p>
          </table:table-cell>
          <table:table-cell office:value-type="string">
            <text:p>6.67 </text:p>
          </table:table-cell>
          <table:table-cell office:value-type="string">
            <text:p>7.45 </text:p>
          </table:table-cell>
          <table:table-cell office:value-type="string">
            <text:p>$0.08 </text:p>
          </table:table-cell>
          <table:table-cell office:value-type="string">
            <text:p>7.80 </text:p>
          </table:table-cell>
          <table:table-cell office:value-type="string">
            <text:p>6.99 </text:p>
          </table:table-cell>
          <table:table-cell office:value-type="string">
            <text:p>5.26 </text:p>
          </table:table-cell>
          <table:table-cell office:value-type="string">
            <text:p>5.87 </text:p>
          </table:table-cell>
          <table:table-cell office:value-type="string">
            <text:p>$0.06 </text:p>
          </table:table-cell>
          <table:table-cell office:value-type="string">
            <text:p>$0.06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10 </text:p>
          </table:table-cell>
          <table:table-cell office:value-type="string">
            <text:p>$0 </text:p>
          </table:table-cell>
          <table:table-cell office:value-type="string">
            <text:p>$- </text:p>
          </table:table-cell>
          <table:table-cell office:value-type="string">
            <text:p>$0.00 </text:p>
          </table:table-cell>
          <table:table-cell office:value-type="string">
            <text:p>$0.43 </text:p>
          </table:table-cell>
          <table:table-cell office:value-type="string">
            <text:p>$0.08 </text:p>
          </table:table-cell>
          <table:table-cell office:value-type="string">
            <text:p>$79 </text:p>
          </table:table-cell>
          <table:table-cell office:value-type="string">
            <text:p>$79 </text:p>
          </table:table-cell>
          <table:table-cell office:value-type="string">
            <text:p>6.52 </text:p>
          </table:table-cell>
          <table:table-cell office:value-type="string">
            <text:p>6.52 </text:p>
          </table:table-cell>
          <table:table-cell office:value-type="string">
            <text:p>7.28 </text:p>
          </table:table-cell>
          <table:table-cell office:value-type="string">
            <text:p>7.28 </text:p>
          </table:table-cell>
          <table:table-cell office:value-type="string">
            <text:p/>
          </table:table-cell>
          <table:table-cell office:value-type="string">
            <text:p>4.72 </text:p>
          </table:table-cell>
          <table:table-cell office:value-type="string">
            <text:p>5.28 </text:p>
          </table:table-cell>
          <table:table-cell office:value-type="string">
            <text:p>$0.02 </text:p>
          </table:table-cell>
          <table:table-cell office:value-type="string">
            <text:p>1.80 </text:p>
          </table:table-cell>
          <table:table-cell office:value-type="string">
            <text:p>2.01 </text:p>
          </table:table-cell>
          <table:table-cell office:value-type="string">
            <text:p>$- </text:p>
          </table:table-cell>
          <table:table-cell office:value-type="string">
            <text:p>8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21,684 </text:p>
          </table:table-cell>
          <table:table-cell office:value-type="string">
            <text:p>0.00000000000000</text:p>
          </table:table-cell>
          <table:table-cell office:value-type="string">
            <text:p>- </text:p>
          </table:table-cell>
          <table:table-cell office:value-type="float" office:value="50">
            <text:p>50</text:p>
          </table:table-cell>
          <table:table-cell office:value-type="string">
            <text:p>22.1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1.4 </text:p>
          </table:table-cell>
          <table:table-cell office:value-type="string">
            <text:p>32.7 </text:p>
          </table:table-cell>
          <table:table-cell office:value-type="string">
            <text:p>476 </text:p>
          </table:table-cell>
          <table:table-cell office:value-type="string">
            <text:p>786 </text:p>
          </table:table-cell>
          <table:table-cell office:value-type="string">
            <text:p>786 </text:p>
          </table:table-cell>
          <table:table-cell office:value-type="string">
            <text:p>$- </text:p>
          </table:table-cell>
          <table:table-cell office:value-type="string">
            <text:p>$1,797 </text:p>
          </table:table-cell>
          <table:table-cell office:value-type="string">
            <text:p>$18,919 </text:p>
          </table:table-cell>
          <table:table-cell office:value-type="string">
            <text:p>$- </text:p>
          </table:table-cell>
          <table:table-cell office:value-type="string">
            <text:p>310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146 </text:p>
          </table:table-cell>
          <table:table-cell office:value-type="string">
            <text:p>$32,235 </text:p>
          </table:table-cell>
          <table:table-cell office:value-type="string">
            <text:p>155 </text:p>
          </table:table-cell>
          <table:table-cell office:value-type="string">
            <text:p>$32,235 </text:p>
          </table:table-cell>
          <table:table-cell office:value-type="string">
            <text:p>16 </text:p>
          </table:table-cell>
          <table:table-cell office:value-type="string">
            <text:p>$28,820 </text:p>
          </table:table-cell>
          <table:table-cell office:value-type="string">
            <text:p>159 </text:p>
          </table:table-cell>
          <table:table-cell office:value-type="string">
            <text:p>$50,553 </text:p>
          </table:table-cell>
          <table:table-cell office:value-type="string">
            <text:p>12 </text:p>
          </table:table-cell>
          <table:table-cell office:value-type="string">
            <text:p>26,452 </text:p>
          </table:table-cell>
          <table:table-cell office:value-type="string">
            <text:p>17,571 </text:p>
          </table:table-cell>
          <table:table-cell office:value-type="string">
            <text:p>292 </text:p>
          </table:table-cell>
          <table:table-cell office:value-type="string">
            <text:p>2.70</text:p>
          </table:table-cell>
          <table:table-cell office:value-type="string">
            <text:p>711 </text:p>
          </table:table-cell>
          <table:table-cell office:value-type="string">
            <text:p>118 </text:p>
          </table:table-cell>
          <table:table-cell office:value-type="string">
            <text:p>6.29 </text:p>
          </table:table-cell>
          <table:table-cell office:value-type="string">
            <text:p>4.1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1998</text:p>
          </table:table-cell>
          <table:table-cell office:value-type="string">
            <text:p>7.62 </text:p>
          </table:table-cell>
          <table:table-cell office:value-type="string">
            <text:p>8.42 </text:p>
          </table:table-cell>
          <table:table-cell office:value-type="string">
            <text:p>$0.13 </text:p>
          </table:table-cell>
          <table:table-cell office:value-type="string">
            <text:p>9.82 </text:p>
          </table:table-cell>
          <table:table-cell office:value-type="string">
            <text:p>8.88 </text:p>
          </table:table-cell>
          <table:table-cell office:value-type="string">
            <text:p>6.75 </text:p>
          </table:table-cell>
          <table:table-cell office:value-type="string">
            <text:p>7.46 </text:p>
          </table:table-cell>
          <table:table-cell office:value-type="string">
            <text:p>$0.12 </text:p>
          </table:table-cell>
          <table:table-cell office:value-type="string">
            <text:p>$0.12 </text:p>
          </table:table-cell>
          <table:table-cell office:value-type="string">
            <text:p>5,392 </text:p>
          </table:table-cell>
          <table:table-cell office:value-type="string">
            <text:p>- </text:p>
          </table:table-cell>
          <table:table-cell office:value-type="string">
            <text:p>$14 </text:p>
          </table:table-cell>
          <table:table-cell office:value-type="string">
            <text:p>$2 </text:p>
          </table:table-cell>
          <table:table-cell office:value-type="string">
            <text:p>$- </text:p>
          </table:table-cell>
          <table:table-cell office:value-type="string">
            <text:p>$0.01 </text:p>
          </table:table-cell>
          <table:table-cell office:value-type="string">
            <text:p>$0.64 </text:p>
          </table:table-cell>
          <table:table-cell office:value-type="string">
            <text:p>$0.12 </text:p>
          </table:table-cell>
          <table:table-cell office:value-type="string">
            <text:p>$123 </text:p>
          </table:table-cell>
          <table:table-cell office:value-type="string">
            <text:p>$123 </text:p>
          </table:table-cell>
          <table:table-cell office:value-type="string">
            <text:p>7.17 </text:p>
          </table:table-cell>
          <table:table-cell office:value-type="string">
            <text:p>7.17 </text:p>
          </table:table-cell>
          <table:table-cell office:value-type="string">
            <text:p>7.93 </text:p>
          </table:table-cell>
          <table:table-cell office:value-type="string">
            <text:p>7.93 </text:p>
          </table:table-cell>
          <table:table-cell office:value-type="string">
            <text:p/>
          </table:table-cell>
          <table:table-cell office:value-type="string">
            <text:p>5.14 </text:p>
          </table:table-cell>
          <table:table-cell office:value-type="string">
            <text:p>5.69 </text:p>
          </table:table-cell>
          <table:table-cell office:value-type="string">
            <text:p>$0.03 </text:p>
          </table:table-cell>
          <table:table-cell office:value-type="string">
            <text:p>2.03 </text:p>
          </table:table-cell>
          <table:table-cell office:value-type="string">
            <text:p>2.24 </text:p>
          </table:table-cell>
          <table:table-cell office:value-type="string">
            <text:p>$- </text:p>
          </table:table-cell>
          <table:table-cell office:value-type="string">
            <text:p>34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0.00000000000000</text:p>
          </table:table-cell>
          <table:table-cell office:value-type="string">
            <text:p>- </text:p>
          </table:table-cell>
          <table:table-cell office:value-type="float" office:value="45">
            <text:p>45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16 </text:p>
          </table:table-cell>
          <table:table-cell office:value-type="string">
            <text:p>34,361 </text:p>
          </table:table-cell>
          <table:table-cell office:value-type="string">
            <text:p>29,074 </text:p>
          </table:table-cell>
          <table:table-cell office:value-type="string">
            <text:p>978 </text:p>
          </table:table-cell>
          <table:table-cell office:value-type="string">
            <text:p>3.54</text:p>
          </table:table-cell>
          <table:table-cell office:value-type="string">
            <text:p>744 </text:p>
          </table:table-cell>
          <table:table-cell office:value-type="string">
            <text:p>128 </text:p>
          </table:table-cell>
          <table:table-cell office:value-type="string">
            <text:p>5.71 </text:p>
          </table:table-cell>
          <table:table-cell office:value-type="string">
            <text:p>4.8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1999</text:p>
          </table:table-cell>
          <table:table-cell office:value-type="string">
            <text:p>7.22 </text:p>
          </table:table-cell>
          <table:table-cell office:value-type="string">
            <text:p>7.46 </text:p>
          </table:table-cell>
          <table:table-cell office:value-type="string">
            <text:p>$0.23 </text:p>
          </table:table-cell>
          <table:table-cell office:value-type="string">
            <text:p>9.44 </text:p>
          </table:table-cell>
          <table:table-cell office:value-type="string">
            <text:p>9.13 </text:p>
          </table:table-cell>
          <table:table-cell office:value-type="string">
            <text:p>6.75 </text:p>
          </table:table-cell>
          <table:table-cell office:value-type="string">
            <text:p>6.98 </text:p>
          </table:table-cell>
          <table:table-cell office:value-type="string">
            <text:p>$0.21 </text:p>
          </table:table-cell>
          <table:table-cell office:value-type="string">
            <text:p>$0.21 </text:p>
          </table:table-cell>
          <table:table-cell office:value-type="string">
            <text:p>8,448 </text:p>
          </table:table-cell>
          <table:table-cell office:value-type="string">
            <text:p>- </text:p>
          </table:table-cell>
          <table:table-cell office:value-type="string">
            <text:p>$21 </text:p>
          </table:table-cell>
          <table:table-cell office:value-type="string">
            <text:p>$21 </text:p>
          </table:table-cell>
          <table:table-cell office:value-type="string">
            <text:p>$24 </text:p>
          </table:table-cell>
          <table:table-cell office:value-type="string">
            <text:p>$0.01 </text:p>
          </table:table-cell>
          <table:table-cell office:value-type="string">
            <text:p>$0.43 </text:p>
          </table:table-cell>
          <table:table-cell office:value-type="string">
            <text:p>$0.23 </text:p>
          </table:table-cell>
          <table:table-cell office:value-type="string">
            <text:p>$232 </text:p>
          </table:table-cell>
          <table:table-cell office:value-type="string">
            <text:p>$193 </text:p>
          </table:table-cell>
          <table:table-cell office:value-type="string">
            <text:p>7.38 </text:p>
          </table:table-cell>
          <table:table-cell office:value-type="string">
            <text:p>6.13 </text:p>
          </table:table-cell>
          <table:table-cell office:value-type="string">
            <text:p>7.63 </text:p>
          </table:table-cell>
          <table:table-cell office:value-type="string">
            <text:p>6.34 </text:p>
          </table:table-cell>
          <table:table-cell office:value-type="string">
            <text:p/>
          </table:table-cell>
          <table:table-cell office:value-type="string">
            <text:p>4.18 </text:p>
          </table:table-cell>
          <table:table-cell office:value-type="string">
            <text:p>4.32 </text:p>
          </table:table-cell>
          <table:table-cell office:value-type="string">
            <text:p>$0.06 </text:p>
          </table:table-cell>
          <table:table-cell office:value-type="string">
            <text:p>1.95 </text:p>
          </table:table-cell>
          <table:table-cell office:value-type="string">
            <text:p>2.02 </text:p>
          </table:table-cell>
          <table:table-cell office:value-type="string">
            <text:p>$0.68 </text:p>
          </table:table-cell>
          <table:table-cell office:value-type="string">
            <text:p>57 </text:p>
          </table:table-cell>
          <table:table-cell office:value-type="string">
            <text:p>$39 </text:p>
          </table:table-cell>
          <table:table-cell office:value-type="string">
            <text:p>$- </text:p>
          </table:table-cell>
          <table:table-cell office:value-type="string">
            <text:p>$0.013 </text:p>
          </table:table-cell>
          <table:table-cell office:value-type="string">
            <text:p>$24,179 </text:p>
          </table:table-cell>
          <table:table-cell office:value-type="string">
            <text:p>0.16921155566905</text:p>
          </table:table-cell>
          <table:table-cell office:value-type="string">
            <text:p>- </text:p>
          </table:table-cell>
          <table:table-cell office:value-type="float" office:value="49">
            <text:p>49</text:p>
          </table:table-cell>
          <table:table-cell office:value-type="string">
            <text:p>25.1 </text:p>
          </table:table-cell>
          <table:table-cell office:value-type="string">
            <text:p>184.0 </text:p>
          </table:table-cell>
          <table:table-cell office:value-type="string">
            <text:p>184.0 </text:p>
          </table:table-cell>
          <table:table-cell office:value-type="string">
            <text:p>0.86998570323130</text:p>
          </table:table-cell>
          <table:table-cell office:value-type="string">
            <text:p>1.2 </text:p>
          </table:table-cell>
          <table:table-cell office:value-type="string">
            <text:p>37.8 </text:p>
          </table:table-cell>
          <table:table-cell office:value-type="string">
            <text:p>1,282 </text:p>
          </table:table-cell>
          <table:table-cell office:value-type="string">
            <text:p>1,973 </text:p>
          </table:table-cell>
          <table:table-cell office:value-type="string">
            <text:p>1,973 </text:p>
          </table:table-cell>
          <table:table-cell office:value-type="string">
            <text:p>$1,590 </text:p>
          </table:table-cell>
          <table:table-cell office:value-type="string">
            <text:p>$1,247 </text:p>
          </table:table-cell>
          <table:table-cell office:value-type="string">
            <text:p>$28,679 </text:p>
          </table:table-cell>
          <table:table-cell office:value-type="string">
            <text:p>$18,703 </text:p>
          </table:table-cell>
          <table:table-cell office:value-type="string">
            <text:p>691 </text:p>
          </table:table-cell>
          <table:table-cell office:value-type="string">
            <text:p>$- </text:p>
          </table:table-cell>
          <table:table-cell office:value-type="string">
            <text:p>$268 </text:p>
          </table:table-cell>
          <table:table-cell office:value-type="string">
            <text:p>$- </text:p>
          </table:table-cell>
          <table:table-cell office:value-type="string">
            <text:p>$268 </text:p>
          </table:table-cell>
          <table:table-cell office:value-type="string">
            <text:p>$610 </text:p>
          </table:table-cell>
          <table:table-cell office:value-type="string">
            <text:p>$16,695 </text:p>
          </table:table-cell>
          <table:table-cell office:value-type="string">
            <text:p>672 </text:p>
          </table:table-cell>
          <table:table-cell office:value-type="string">
            <text:p>$19,300 </text:p>
          </table:table-cell>
          <table:table-cell office:value-type="string">
            <text:p>211 </text:p>
          </table:table-cell>
          <table:table-cell office:value-type="string">
            <text:p>$19,300 </text:p>
          </table:table-cell>
          <table:table-cell office:value-type="string">
            <text:p>24 </text:p>
          </table:table-cell>
          <table:table-cell office:value-type="string">
            <text:p>$595,489 </text:p>
          </table:table-cell>
          <table:table-cell office:value-type="string">
            <text:p>375 </text:p>
          </table:table-cell>
          <table:table-cell office:value-type="string">
            <text:p>$(1,594)</text:p>
          </table:table-cell>
          <table:table-cell office:value-type="string">
            <text:p>20 </text:p>
          </table:table-cell>
          <table:table-cell office:value-type="string">
            <text:p>61,634 </text:p>
          </table:table-cell>
          <table:table-cell office:value-type="string">
            <text:p>51,762 </text:p>
          </table:table-cell>
          <table:table-cell office:value-type="string">
            <text:p>931 </text:p>
          </table:table-cell>
          <table:table-cell office:value-type="string">
            <text:p>3.38</text:p>
          </table:table-cell>
          <table:table-cell office:value-type="string">
            <text:p>870 </text:p>
          </table:table-cell>
          <table:table-cell office:value-type="string">
            <text:p>138 </text:p>
          </table:table-cell>
          <table:table-cell office:value-type="string">
            <text:p>8.61 </text:p>
          </table:table-cell>
          <table:table-cell office:value-type="string">
            <text:p>7.2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2000</text:p>
          </table:table-cell>
          <table:table-cell office:value-type="string">
            <text:p>7.73 </text:p>
          </table:table-cell>
          <table:table-cell office:value-type="string">
            <text:p>8.08 </text:p>
          </table:table-cell>
          <table:table-cell office:value-type="string">
            <text:p>$0.31 </text:p>
          </table:table-cell>
          <table:table-cell office:value-type="string">
            <text:p>9.72 </text:p>
          </table:table-cell>
          <table:table-cell office:value-type="string">
            <text:p>9.30 </text:p>
          </table:table-cell>
          <table:table-cell office:value-type="string">
            <text:p>6.77 </text:p>
          </table:table-cell>
          <table:table-cell office:value-type="string">
            <text:p>7.08 </text:p>
          </table:table-cell>
          <table:table-cell office:value-type="string">
            <text:p>$0.27 </text:p>
          </table:table-cell>
          <table:table-cell office:value-type="string">
            <text:p>$0.27 </text:p>
          </table:table-cell>
          <table:table-cell office:value-type="string">
            <text:p>17,229 </text:p>
          </table:table-cell>
          <table:table-cell office:value-type="string">
            <text:p>- </text:p>
          </table:table-cell>
          <table:table-cell office:value-type="string">
            <text:p>$20 </text:p>
          </table:table-cell>
          <table:table-cell office:value-type="string">
            <text:p>$28 </text:p>
          </table:table-cell>
          <table:table-cell office:value-type="string">
            <text:p>$14 </text:p>
          </table:table-cell>
          <table:table-cell office:value-type="string">
            <text:p>$0.02 </text:p>
          </table:table-cell>
          <table:table-cell office:value-type="string">
            <text:p>$0.40 </text:p>
          </table:table-cell>
          <table:table-cell office:value-type="string">
            <text:p>$0.31 </text:p>
          </table:table-cell>
          <table:table-cell office:value-type="string">
            <text:p>$310 </text:p>
          </table:table-cell>
          <table:table-cell office:value-type="string">
            <text:p>$240 </text:p>
          </table:table-cell>
          <table:table-cell office:value-type="string">
            <text:p>7.67 </text:p>
          </table:table-cell>
          <table:table-cell office:value-type="string">
            <text:p>5.95 </text:p>
          </table:table-cell>
          <table:table-cell office:value-type="string">
            <text:p>8.02 </text:p>
          </table:table-cell>
          <table:table-cell office:value-type="string">
            <text:p>6.22 </text:p>
          </table:table-cell>
          <table:table-cell office:value-type="string">
            <text:p/>
          </table:table-cell>
          <table:table-cell office:value-type="string">
            <text:p>3.91 </text:p>
          </table:table-cell>
          <table:table-cell office:value-type="string">
            <text:p>4.09 </text:p>
          </table:table-cell>
          <table:table-cell office:value-type="string">
            <text:p>$0.08 </text:p>
          </table:table-cell>
          <table:table-cell office:value-type="string">
            <text:p>2.03 </text:p>
          </table:table-cell>
          <table:table-cell office:value-type="string">
            <text:p>2.13 </text:p>
          </table:table-cell>
          <table:table-cell office:value-type="string">
            <text:p>$1.05 </text:p>
          </table:table-cell>
          <table:table-cell office:value-type="string">
            <text:p>66 </text:p>
          </table:table-cell>
          <table:table-cell office:value-type="string">
            <text:p>$70 </text:p>
          </table:table-cell>
          <table:table-cell office:value-type="string">
            <text:p>$537.8 </text:p>
          </table:table-cell>
          <table:table-cell office:value-type="string">
            <text:p>$0.018 </text:p>
          </table:table-cell>
          <table:table-cell office:value-type="string">
            <text:p>$33,324 </text:p>
          </table:table-cell>
          <table:table-cell office:value-type="string">
            <text:p>0.22499742389655</text:p>
          </table:table-cell>
          <table:table-cell office:value-type="string">
            <text:p>- </text:p>
          </table:table-cell>
          <table:table-cell office:value-type="float" office:value="47">
            <text:p>47</text:p>
          </table:table-cell>
          <table:table-cell office:value-type="string">
            <text:p>49.2 </text:p>
          </table:table-cell>
          <table:table-cell office:value-type="string">
            <text:p>168.3 </text:p>
          </table:table-cell>
          <table:table-cell office:value-type="string">
            <text:p>168.3 </text:p>
          </table:table-cell>
          <table:table-cell office:value-type="string">
            <text:p>1</text:p>
          </table:table-cell>
          <table:table-cell office:value-type="string">
            <text:p>31.3 </text:p>
          </table:table-cell>
          <table:table-cell office:value-type="string">
            <text:p>40.5 </text:p>
          </table:table-cell>
          <table:table-cell office:value-type="string">
            <text:p>1,667 </text:p>
          </table:table-cell>
          <table:table-cell office:value-type="string">
            <text:p>1,911 </text:p>
          </table:table-cell>
          <table:table-cell office:value-type="string">
            <text:p>1,911 </text:p>
          </table:table-cell>
          <table:table-cell office:value-type="string">
            <text:p>$2,057 </text:p>
          </table:table-cell>
          <table:table-cell office:value-type="string">
            <text:p>$2,161 </text:p>
          </table:table-cell>
          <table:table-cell office:value-type="string">
            <text:p>$28,125 </text:p>
          </table:table-cell>
          <table:table-cell office:value-type="string">
            <text:p>$79,274 </text:p>
          </table:table-cell>
          <table:table-cell office:value-type="string">
            <text:p>244 </text:p>
          </table:table-cell>
          <table:table-cell office:value-type="string">
            <text:p>$- </text:p>
          </table:table-cell>
          <table:table-cell office:value-type="string">
            <text:p>$319 </text:p>
          </table:table-cell>
          <table:table-cell office:value-type="string">
            <text:p>$- </text:p>
          </table:table-cell>
          <table:table-cell office:value-type="string">
            <text:p>$319 </text:p>
          </table:table-cell>
          <table:table-cell office:value-type="string">
            <text:p>$2,873 </text:p>
          </table:table-cell>
          <table:table-cell office:value-type="string">
            <text:p>$71,178 </text:p>
          </table:table-cell>
          <table:table-cell office:value-type="string">
            <text:p>222 </text:p>
          </table:table-cell>
          <table:table-cell office:value-type="string">
            <text:p>$69,662 </text:p>
          </table:table-cell>
          <table:table-cell office:value-type="string">
            <text:p>246 </text:p>
          </table:table-cell>
          <table:table-cell office:value-type="string">
            <text:p>$69,662 </text:p>
          </table:table-cell>
          <table:table-cell office:value-type="string">
            <text:p>743 </text:p>
          </table:table-cell>
          <table:table-cell office:value-type="string">
            <text:p>$28,053 </text:p>
          </table:table-cell>
          <table:table-cell office:value-type="string">
            <text:p>456 </text:p>
          </table:table-cell>
          <table:table-cell office:value-type="string">
            <text:p>$(1,249)</text:p>
          </table:table-cell>
          <table:table-cell office:value-type="string">
            <text:p>24 </text:p>
          </table:table-cell>
          <table:table-cell office:value-type="string">
            <text:p>72,056 </text:p>
          </table:table-cell>
          <table:table-cell office:value-type="string">
            <text:p>61,790 </text:p>
          </table:table-cell>
          <table:table-cell office:value-type="string">
            <text:p>919 </text:p>
          </table:table-cell>
          <table:table-cell office:value-type="string">
            <text:p>2.92</text:p>
          </table:table-cell>
          <table:table-cell office:value-type="string">
            <text:p>856 </text:p>
          </table:table-cell>
          <table:table-cell office:value-type="string">
            <text:p>154 </text:p>
          </table:table-cell>
          <table:table-cell office:value-type="string">
            <text:p>8.30 </text:p>
          </table:table-cell>
          <table:table-cell office:value-type="string">
            <text:p>7.1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2001</text:p>
          </table:table-cell>
          <table:table-cell office:value-type="string">
            <text:p>8.20 </text:p>
          </table:table-cell>
          <table:table-cell office:value-type="string">
            <text:p>8.22 </text:p>
          </table:table-cell>
          <table:table-cell office:value-type="string">
            <text:p>$0.38 </text:p>
          </table:table-cell>
          <table:table-cell office:value-type="string">
            <text:p>9.75 </text:p>
          </table:table-cell>
          <table:table-cell office:value-type="string">
            <text:p>9.72 </text:p>
          </table:table-cell>
          <table:table-cell office:value-type="string">
            <text:p>7.12 </text:p>
          </table:table-cell>
          <table:table-cell office:value-type="string">
            <text:p>7.14 </text:p>
          </table:table-cell>
          <table:table-cell office:value-type="string">
            <text:p>$0.33 </text:p>
          </table:table-cell>
          <table:table-cell office:value-type="string">
            <text:p>$0.33 </text:p>
          </table:table-cell>
          <table:table-cell office:value-type="string">
            <text:p>19,702 </text:p>
          </table:table-cell>
          <table:table-cell office:value-type="string">
            <text:p>- </text:p>
          </table:table-cell>
          <table:table-cell office:value-type="string">
            <text:p>$25 </text:p>
          </table:table-cell>
          <table:table-cell office:value-type="string">
            <text:p>$36 </text:p>
          </table:table-cell>
          <table:table-cell office:value-type="string">
            <text:p>$33 </text:p>
          </table:table-cell>
          <table:table-cell office:value-type="string">
            <text:p>$0.02 </text:p>
          </table:table-cell>
          <table:table-cell office:value-type="string">
            <text:p>$0.41 </text:p>
          </table:table-cell>
          <table:table-cell office:value-type="string">
            <text:p>$0.37 </text:p>
          </table:table-cell>
          <table:table-cell office:value-type="string">
            <text:p>$365 </text:p>
          </table:table-cell>
          <table:table-cell office:value-type="string">
            <text:p>$295 </text:p>
          </table:table-cell>
          <table:table-cell office:value-type="string">
            <text:p>7.98 </text:p>
          </table:table-cell>
          <table:table-cell office:value-type="string">
            <text:p>6.45 </text:p>
          </table:table-cell>
          <table:table-cell office:value-type="string">
            <text:p>8.00 </text:p>
          </table:table-cell>
          <table:table-cell office:value-type="string">
            <text:p>6.47 </text:p>
          </table:table-cell>
          <table:table-cell office:value-type="string">
            <text:p/>
          </table:table-cell>
          <table:table-cell office:value-type="string">
            <text:p>4.33 </text:p>
          </table:table-cell>
          <table:table-cell office:value-type="string">
            <text:p>4.34 </text:p>
          </table:table-cell>
          <table:table-cell office:value-type="string">
            <text:p>$0.10 </text:p>
          </table:table-cell>
          <table:table-cell office:value-type="string">
            <text:p>2.12 </text:p>
          </table:table-cell>
          <table:table-cell office:value-type="string">
            <text:p>2.13 </text:p>
          </table:table-cell>
          <table:table-cell office:value-type="string">
            <text:p>$0.93 </text:p>
          </table:table-cell>
          <table:table-cell office:value-type="string">
            <text:p>76 </text:p>
          </table:table-cell>
          <table:table-cell office:value-type="string">
            <text:p>$70 </text:p>
          </table:table-cell>
          <table:table-cell office:value-type="string">
            <text:p>$1,043.9 </text:p>
          </table:table-cell>
          <table:table-cell office:value-type="string">
            <text:p>$0.015 </text:p>
          </table:table-cell>
          <table:table-cell office:value-type="string">
            <text:p>$35,898 </text:p>
          </table:table-cell>
          <table:table-cell office:value-type="string">
            <text:p>0.19191688663620</text:p>
          </table:table-cell>
          <table:table-cell office:value-type="string">
            <text:p>- </text:p>
          </table:table-cell>
          <table:table-cell office:value-type="float" office:value="47">
            <text:p>47</text:p>
          </table:table-cell>
          <table:table-cell office:value-type="string">
            <text:p>43.2 </text:p>
          </table:table-cell>
          <table:table-cell office:value-type="string">
            <text:p>171.4 </text:p>
          </table:table-cell>
          <table:table-cell office:value-type="string">
            <text:p>171.4 </text:p>
          </table:table-cell>
          <table:table-cell office:value-type="string">
            <text:p>0.76738388628216</text:p>
          </table:table-cell>
          <table:table-cell office:value-type="string">
            <text:p>27.5 </text:p>
          </table:table-cell>
          <table:table-cell office:value-type="string">
            <text:p>43.0 </text:p>
          </table:table-cell>
          <table:table-cell office:value-type="string">
            <text:p>1,742 </text:p>
          </table:table-cell>
          <table:table-cell office:value-type="string">
            <text:p>2,049 </text:p>
          </table:table-cell>
          <table:table-cell office:value-type="string">
            <text:p>2,049 </text:p>
          </table:table-cell>
          <table:table-cell office:value-type="string">
            <text:p>$3,322 </text:p>
          </table:table-cell>
          <table:table-cell office:value-type="string">
            <text:p>$3,407 </text:p>
          </table:table-cell>
          <table:table-cell office:value-type="string">
            <text:p>$25,033 </text:p>
          </table:table-cell>
          <table:table-cell office:value-type="string">
            <text:p>$74,513 </text:p>
          </table:table-cell>
          <table:table-cell office:value-type="string">
            <text:p>307 </text:p>
          </table:table-cell>
          <table:table-cell office:value-type="string">
            <text:p>$- </text:p>
          </table:table-cell>
          <table:table-cell office:value-type="string">
            <text:p>$339 </text:p>
          </table:table-cell>
          <table:table-cell office:value-type="string">
            <text:p>$- </text:p>
          </table:table-cell>
          <table:table-cell office:value-type="string">
            <text:p>$339 </text:p>
          </table:table-cell>
          <table:table-cell office:value-type="string">
            <text:p>$3,888 </text:p>
          </table:table-cell>
          <table:table-cell office:value-type="string">
            <text:p>$65,784 </text:p>
          </table:table-cell>
          <table:table-cell office:value-type="string">
            <text:p>263 </text:p>
          </table:table-cell>
          <table:table-cell office:value-type="string">
            <text:p>$71,286 </text:p>
          </table:table-cell>
          <table:table-cell office:value-type="string">
            <text:p>215 </text:p>
          </table:table-cell>
          <table:table-cell office:value-type="string">
            <text:p>$71,286 </text:p>
          </table:table-cell>
          <table:table-cell office:value-type="string">
            <text:p>776 </text:p>
          </table:table-cell>
          <table:table-cell office:value-type="string">
            <text:p>$15,841 </text:p>
          </table:table-cell>
          <table:table-cell office:value-type="string">
            <text:p>488 </text:p>
          </table:table-cell>
          <table:table-cell office:value-type="string">
            <text:p>$19,981 </text:p>
          </table:table-cell>
          <table:table-cell office:value-type="string">
            <text:p>28 </text:p>
          </table:table-cell>
          <table:table-cell office:value-type="string">
            <text:p>78,618 </text:p>
          </table:table-cell>
          <table:table-cell office:value-type="string">
            <text:p>66,352 </text:p>
          </table:table-cell>
          <table:table-cell office:value-type="string">
            <text:p>964 </text:p>
          </table:table-cell>
          <table:table-cell office:value-type="string">
            <text:p>3.33</text:p>
          </table:table-cell>
          <table:table-cell office:value-type="string">
            <text:p>950 </text:p>
          </table:table-cell>
          <table:table-cell office:value-type="string">
            <text:p>160 </text:p>
          </table:table-cell>
          <table:table-cell office:value-type="string">
            <text:p>7.64 </text:p>
          </table:table-cell>
          <table:table-cell office:value-type="string">
            <text:p>6.4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2002</text:p>
          </table:table-cell>
          <table:table-cell office:value-type="string">
            <text:p>7.52 </text:p>
          </table:table-cell>
          <table:table-cell office:value-type="string">
            <text:p>7.24 </text:p>
          </table:table-cell>
          <table:table-cell office:value-type="string">
            <text:p>$0.40 </text:p>
          </table:table-cell>
          <table:table-cell office:value-type="string">
            <text:p>9.26 </text:p>
          </table:table-cell>
          <table:table-cell office:value-type="string">
            <text:p>9.62 </text:p>
          </table:table-cell>
          <table:table-cell office:value-type="string">
            <text:p>7.06 </text:p>
          </table:table-cell>
          <table:table-cell office:value-type="string">
            <text:p>6.79 </text:p>
          </table:table-cell>
          <table:table-cell office:value-type="string">
            <text:p>$0.38 </text:p>
          </table:table-cell>
          <table:table-cell office:value-type="string">
            <text:p>$0.38 </text:p>
          </table:table-cell>
          <table:table-cell office:value-type="string">
            <text:p>17,648 </text:p>
          </table:table-cell>
          <table:table-cell office:value-type="string">
            <text:p>- </text:p>
          </table:table-cell>
          <table:table-cell office:value-type="string">
            <text:p>$32 </text:p>
          </table:table-cell>
          <table:table-cell office:value-type="string">
            <text:p>$37 </text:p>
          </table:table-cell>
          <table:table-cell office:value-type="string">
            <text:p>$46 </text:p>
          </table:table-cell>
          <table:table-cell office:value-type="string">
            <text:p>$0.02 </text:p>
          </table:table-cell>
          <table:table-cell office:value-type="string">
            <text:p>$0.41 </text:p>
          </table:table-cell>
          <table:table-cell office:value-type="string">
            <text:p>$0.41 </text:p>
          </table:table-cell>
          <table:table-cell office:value-type="string">
            <text:p>$411 </text:p>
          </table:table-cell>
          <table:table-cell office:value-type="string">
            <text:p>$329 </text:p>
          </table:table-cell>
          <table:table-cell office:value-type="string">
            <text:p>7.65 </text:p>
          </table:table-cell>
          <table:table-cell office:value-type="string">
            <text:p>6.11 </text:p>
          </table:table-cell>
          <table:table-cell office:value-type="string">
            <text:p>7.36 </text:p>
          </table:table-cell>
          <table:table-cell office:value-type="string">
            <text:p>5.88 </text:p>
          </table:table-cell>
          <table:table-cell office:value-type="string">
            <text:p/>
          </table:table-cell>
          <table:table-cell office:value-type="string">
            <text:p>3.95 </text:p>
          </table:table-cell>
          <table:table-cell office:value-type="string">
            <text:p>3.80 </text:p>
          </table:table-cell>
          <table:table-cell office:value-type="string">
            <text:p>$0.12 </text:p>
          </table:table-cell>
          <table:table-cell office:value-type="string">
            <text:p>2.16 </text:p>
          </table:table-cell>
          <table:table-cell office:value-type="string">
            <text:p>2.08 </text:p>
          </table:table-cell>
          <table:table-cell office:value-type="string">
            <text:p>$0.89 </text:p>
          </table:table-cell>
          <table:table-cell office:value-type="string">
            <text:p>93 </text:p>
          </table:table-cell>
          <table:table-cell office:value-type="string">
            <text:p>$83 </text:p>
          </table:table-cell>
          <table:table-cell office:value-type="string">
            <text:p>$436.1 </text:p>
          </table:table-cell>
          <table:table-cell office:value-type="string">
            <text:p>$0.015 </text:p>
          </table:table-cell>
          <table:table-cell office:value-type="string">
            <text:p>$34,617 </text:p>
          </table:table-cell>
          <table:table-cell office:value-type="string">
            <text:p>0.20082999160569</text:p>
          </table:table-cell>
          <table:table-cell office:value-type="string">
            <text:p>- </text:p>
          </table:table-cell>
          <table:table-cell office:value-type="float" office:value="48">
            <text:p>48</text:p>
          </table:table-cell>
          <table:table-cell office:value-type="string">
            <text:p>44.4 </text:p>
          </table:table-cell>
          <table:table-cell office:value-type="string">
            <text:p>177.5 </text:p>
          </table:table-cell>
          <table:table-cell office:value-type="string">
            <text:p>177.5 </text:p>
          </table:table-cell>
          <table:table-cell office:value-type="string">
            <text:p>0.70679429358553</text:p>
          </table:table-cell>
          <table:table-cell office:value-type="string">
            <text:p>37.0 </text:p>
          </table:table-cell>
          <table:table-cell office:value-type="string">
            <text:p>41.2 </text:p>
          </table:table-cell>
          <table:table-cell office:value-type="string">
            <text:p>2,228 </text:p>
          </table:table-cell>
          <table:table-cell office:value-type="string">
            <text:p>2,579 </text:p>
          </table:table-cell>
          <table:table-cell office:value-type="string">
            <text:p>2,579 </text:p>
          </table:table-cell>
          <table:table-cell office:value-type="string">
            <text:p>$3,180 </text:p>
          </table:table-cell>
          <table:table-cell office:value-type="string">
            <text:p>$3,257 </text:p>
          </table:table-cell>
          <table:table-cell office:value-type="string">
            <text:p>$24,160 </text:p>
          </table:table-cell>
          <table:table-cell office:value-type="string">
            <text:p>$78,428 </text:p>
          </table:table-cell>
          <table:table-cell office:value-type="string">
            <text:p>351 </text:p>
          </table:table-cell>
          <table:table-cell office:value-type="string">
            <text:p>$- </text:p>
          </table:table-cell>
          <table:table-cell office:value-type="string">
            <text:p>$340 </text:p>
          </table:table-cell>
          <table:table-cell office:value-type="string">
            <text:p>$- </text:p>
          </table:table-cell>
          <table:table-cell office:value-type="string">
            <text:p>$340 </text:p>
          </table:table-cell>
          <table:table-cell office:value-type="string">
            <text:p>$3,744 </text:p>
          </table:table-cell>
          <table:table-cell office:value-type="string">
            <text:p>$69,585 </text:p>
          </table:table-cell>
          <table:table-cell office:value-type="string">
            <text:p>346 </text:p>
          </table:table-cell>
          <table:table-cell office:value-type="string">
            <text:p>$66,974 </text:p>
          </table:table-cell>
          <table:table-cell office:value-type="string">
            <text:p>262 </text:p>
          </table:table-cell>
          <table:table-cell office:value-type="string">
            <text:p>$66,974 </text:p>
          </table:table-cell>
          <table:table-cell office:value-type="string">
            <text:p>1,026 </text:p>
          </table:table-cell>
          <table:table-cell office:value-type="string">
            <text:p>$14,602 </text:p>
          </table:table-cell>
          <table:table-cell office:value-type="string">
            <text:p>594 </text:p>
          </table:table-cell>
          <table:table-cell office:value-type="string">
            <text:p>$18,557 </text:p>
          </table:table-cell>
          <table:table-cell office:value-type="string">
            <text:p>28 </text:p>
          </table:table-cell>
          <table:table-cell office:value-type="string">
            <text:p>92,509 </text:p>
          </table:table-cell>
          <table:table-cell office:value-type="string">
            <text:p>79,460 </text:p>
          </table:table-cell>
          <table:table-cell office:value-type="string">
            <text:p>1,008 </text:p>
          </table:table-cell>
          <table:table-cell office:value-type="string">
            <text:p>3.42</text:p>
          </table:table-cell>
          <table:table-cell office:value-type="string">
            <text:p>1,044 </text:p>
          </table:table-cell>
          <table:table-cell office:value-type="string">
            <text:p>159 </text:p>
          </table:table-cell>
          <table:table-cell office:value-type="string">
            <text:p>9.15 </text:p>
          </table:table-cell>
          <table:table-cell office:value-type="string">
            <text:p>7.8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2003</text:p>
          </table:table-cell>
          <table:table-cell office:value-type="string">
            <text:p>7.96 </text:p>
          </table:table-cell>
          <table:table-cell office:value-type="string">
            <text:p>7.75 </text:p>
          </table:table-cell>
          <table:table-cell office:value-type="string">
            <text:p>$0.45 </text:p>
          </table:table-cell>
          <table:table-cell office:value-type="string">
            <text:p>9.55 </text:p>
          </table:table-cell>
          <table:table-cell office:value-type="string">
            <text:p>9.80 </text:p>
          </table:table-cell>
          <table:table-cell office:value-type="string">
            <text:p>7.74 </text:p>
          </table:table-cell>
          <table:table-cell office:value-type="string">
            <text:p>7.54 </text:p>
          </table:table-cell>
          <table:table-cell office:value-type="string">
            <text:p>$0.44 </text:p>
          </table:table-cell>
          <table:table-cell office:value-type="string">
            <text:p>$0.44 </text:p>
          </table:table-cell>
          <table:table-cell office:value-type="string">
            <text:p>10,496 </text:p>
          </table:table-cell>
          <table:table-cell office:value-type="string">
            <text:p>- </text:p>
          </table:table-cell>
          <table:table-cell office:value-type="string">
            <text:p>$41 </text:p>
          </table:table-cell>
          <table:table-cell office:value-type="string">
            <text:p>$37 </text:p>
          </table:table-cell>
          <table:table-cell office:value-type="string">
            <text:p>$59 </text:p>
          </table:table-cell>
          <table:table-cell office:value-type="string">
            <text:p>$0.03 </text:p>
          </table:table-cell>
          <table:table-cell office:value-type="string">
            <text:p>$0.47 </text:p>
          </table:table-cell>
          <table:table-cell office:value-type="string">
            <text:p>$0.44 </text:p>
          </table:table-cell>
          <table:table-cell office:value-type="string">
            <text:p>$443 </text:p>
          </table:table-cell>
          <table:table-cell office:value-type="string">
            <text:p>$341 </text:p>
          </table:table-cell>
          <table:table-cell office:value-type="string">
            <text:p>7.83 </text:p>
          </table:table-cell>
          <table:table-cell office:value-type="string">
            <text:p>6.03 </text:p>
          </table:table-cell>
          <table:table-cell office:value-type="string">
            <text:p>7.63 </text:p>
          </table:table-cell>
          <table:table-cell office:value-type="string">
            <text:p>5.88 </text:p>
          </table:table-cell>
          <table:table-cell office:value-type="string">
            <text:p/>
          </table:table-cell>
          <table:table-cell office:value-type="string">
            <text:p>3.66 </text:p>
          </table:table-cell>
          <table:table-cell office:value-type="string">
            <text:p>3.57 </text:p>
          </table:table-cell>
          <table:table-cell office:value-type="string">
            <text:p>$0.13 </text:p>
          </table:table-cell>
          <table:table-cell office:value-type="string">
            <text:p>2.37 </text:p>
          </table:table-cell>
          <table:table-cell office:value-type="string">
            <text:p>2.31 </text:p>
          </table:table-cell>
          <table:table-cell office:value-type="string">
            <text:p>$1.02 </text:p>
          </table:table-cell>
          <table:table-cell office:value-type="string">
            <text:p>100 </text:p>
          </table:table-cell>
          <table:table-cell office:value-type="string">
            <text:p>$102 </text:p>
          </table:table-cell>
          <table:table-cell office:value-type="string">
            <text:p>$209.4 </text:p>
          </table:table-cell>
          <table:table-cell office:value-type="string">
            <text:p>$0.018 </text:p>
          </table:table-cell>
          <table:table-cell office:value-type="string">
            <text:p>$40,206 </text:p>
          </table:table-cell>
          <table:table-cell office:value-type="string">
            <text:p>0.22963172277481</text:p>
          </table:table-cell>
          <table:table-cell office:value-type="string">
            <text:p>19.88 </text:p>
          </table:table-cell>
          <table:table-cell office:value-type="float" office:value="43">
            <text:p>43</text:p>
          </table:table-cell>
          <table:table-cell office:value-type="string">
            <text:p>47.6 </text:p>
          </table:table-cell>
          <table:table-cell office:value-type="string">
            <text:p>160.4 </text:p>
          </table:table-cell>
          <table:table-cell office:value-type="string">
            <text:p>160.4 </text:p>
          </table:table-cell>
          <table:table-cell office:value-type="string">
            <text:p>0.6938093495913</text:p>
          </table:table-cell>
          <table:table-cell office:value-type="string">
            <text:p>38.1 </text:p>
          </table:table-cell>
          <table:table-cell office:value-type="string">
            <text:p>48.7 </text:p>
          </table:table-cell>
          <table:table-cell office:value-type="string">
            <text:p>2,214 </text:p>
          </table:table-cell>
          <table:table-cell office:value-type="string">
            <text:p>2,568 </text:p>
          </table:table-cell>
          <table:table-cell office:value-type="string">
            <text:p>2,568 </text:p>
          </table:table-cell>
          <table:table-cell office:value-type="string">
            <text:p>$4,828 </text:p>
          </table:table-cell>
          <table:table-cell office:value-type="string">
            <text:p>$4,990 </text:p>
          </table:table-cell>
          <table:table-cell office:value-type="string">
            <text:p>$28,102 </text:p>
          </table:table-cell>
          <table:table-cell office:value-type="string">
            <text:p>$92,114 </text:p>
          </table:table-cell>
          <table:table-cell office:value-type="string">
            <text:p>354 </text:p>
          </table:table-cell>
          <table:table-cell office:value-type="string">
            <text:p>$- </text:p>
          </table:table-cell>
          <table:table-cell office:value-type="string">
            <text:p>$364 </text:p>
          </table:table-cell>
          <table:table-cell office:value-type="string">
            <text:p>$- </text:p>
          </table:table-cell>
          <table:table-cell office:value-type="string">
            <text:p>$364 </text:p>
          </table:table-cell>
          <table:table-cell office:value-type="string">
            <text:p>$6,000 </text:p>
          </table:table-cell>
          <table:table-cell office:value-type="string">
            <text:p>$80,443 </text:p>
          </table:table-cell>
          <table:table-cell office:value-type="string">
            <text:p>341 </text:p>
          </table:table-cell>
          <table:table-cell office:value-type="string">
            <text:p>$79,776 </text:p>
          </table:table-cell>
          <table:table-cell office:value-type="string">
            <text:p>262 </text:p>
          </table:table-cell>
          <table:table-cell office:value-type="string">
            <text:p>$79,776 </text:p>
          </table:table-cell>
          <table:table-cell office:value-type="string">
            <text:p>1,088 </text:p>
          </table:table-cell>
          <table:table-cell office:value-type="string">
            <text:p>$15,804 </text:p>
          </table:table-cell>
          <table:table-cell office:value-type="string">
            <text:p>523 </text:p>
          </table:table-cell>
          <table:table-cell office:value-type="string">
            <text:p>$24,004 </text:p>
          </table:table-cell>
          <table:table-cell office:value-type="string">
            <text:p>29 </text:p>
          </table:table-cell>
          <table:table-cell office:value-type="string">
            <text:p>99,448 </text:p>
          </table:table-cell>
          <table:table-cell office:value-type="string">
            <text:p>84,574 </text:p>
          </table:table-cell>
          <table:table-cell office:value-type="string">
            <text:p>1,006 </text:p>
          </table:table-cell>
          <table:table-cell office:value-type="string">
            <text:p>3.56</text:p>
          </table:table-cell>
          <table:table-cell office:value-type="string">
            <text:p>1,059 </text:p>
          </table:table-cell>
          <table:table-cell office:value-type="string">
            <text:p>154 </text:p>
          </table:table-cell>
          <table:table-cell office:value-type="string">
            <text:p>9.53 </text:p>
          </table:table-cell>
          <table:table-cell office:value-type="string">
            <text:p>8.1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2004</text:p>
          </table:table-cell>
          <table:table-cell office:value-type="string">
            <text:p>7.58 </text:p>
          </table:table-cell>
          <table:table-cell office:value-type="string">
            <text:p>7.69 </text:p>
          </table:table-cell>
          <table:table-cell office:value-type="string">
            <text:p>$0.48 </text:p>
          </table:table-cell>
          <table:table-cell office:value-type="string">
            <text:p>9.58 </text:p>
          </table:table-cell>
          <table:table-cell office:value-type="string">
            <text:p>9.44 </text:p>
          </table:table-cell>
          <table:table-cell office:value-type="string">
            <text:p>7.34 </text:p>
          </table:table-cell>
          <table:table-cell office:value-type="string">
            <text:p>7.46 </text:p>
          </table:table-cell>
          <table:table-cell office:value-type="string">
            <text:p>$0.47 </text:p>
          </table:table-cell>
          <table:table-cell office:value-type="string">
            <text:p>$0.47 </text:p>
          </table:table-cell>
          <table:table-cell office:value-type="string">
            <text:p>13,050 </text:p>
          </table:table-cell>
          <table:table-cell office:value-type="string">
            <text:p>- </text:p>
          </table:table-cell>
          <table:table-cell office:value-type="string">
            <text:p>$38 </text:p>
          </table:table-cell>
          <table:table-cell office:value-type="string">
            <text:p>$48 </text:p>
          </table:table-cell>
          <table:table-cell office:value-type="string">
            <text:p>$48 </text:p>
          </table:table-cell>
          <table:table-cell office:value-type="string">
            <text:p>$0.03 </text:p>
          </table:table-cell>
          <table:table-cell office:value-type="string">
            <text:p>$0.45 </text:p>
          </table:table-cell>
          <table:table-cell office:value-type="string">
            <text:p>$0.54 </text:p>
          </table:table-cell>
          <table:table-cell office:value-type="string">
            <text:p>$536 </text:p>
          </table:table-cell>
          <table:table-cell office:value-type="string">
            <text:p>$391 </text:p>
          </table:table-cell>
          <table:table-cell office:value-type="string">
            <text:p>8.40 </text:p>
          </table:table-cell>
          <table:table-cell office:value-type="string">
            <text:p>6.13 </text:p>
          </table:table-cell>
          <table:table-cell office:value-type="string">
            <text:p>8.53 </text:p>
          </table:table-cell>
          <table:table-cell office:value-type="string">
            <text:p>6.23 </text:p>
          </table:table-cell>
          <table:table-cell office:value-type="string">
            <text:p/>
          </table:table-cell>
          <table:table-cell office:value-type="string">
            <text:p>3.86 </text:p>
          </table:table-cell>
          <table:table-cell office:value-type="string">
            <text:p>3.92 </text:p>
          </table:table-cell>
          <table:table-cell office:value-type="string">
            <text:p>$0.15 </text:p>
          </table:table-cell>
          <table:table-cell office:value-type="string">
            <text:p>2.28 </text:p>
          </table:table-cell>
          <table:table-cell office:value-type="string">
            <text:p>2.31 </text:p>
          </table:table-cell>
          <table:table-cell office:value-type="string">
            <text:p>$1.30 </text:p>
          </table:table-cell>
          <table:table-cell office:value-type="string">
            <text:p>111 </text:p>
          </table:table-cell>
          <table:table-cell office:value-type="string">
            <text:p>$145 </text:p>
          </table:table-cell>
          <table:table-cell office:value-type="string">
            <text:p>$171.8 </text:p>
          </table:table-cell>
          <table:table-cell office:value-type="string">
            <text:p>$0.023 </text:p>
          </table:table-cell>
          <table:table-cell office:value-type="string">
            <text:p>$42,407 </text:p>
          </table:table-cell>
          <table:table-cell office:value-type="string">
            <text:p>0</text:p>
          </table:table-cell>
          <table:table-cell office:value-type="string">
            <text:p>14.37 </text:p>
          </table:table-cell>
          <table:table-cell office:value-type="float" office:value="43">
            <text:p>43</text:p>
          </table:table-cell>
          <table:table-cell office:value-type="string">
            <text:p>47.2 </text:p>
          </table:table-cell>
          <table:table-cell office:value-type="string">
            <text:p>147.2 </text:p>
          </table:table-cell>
          <table:table-cell office:value-type="string">
            <text:p>147.2 </text:p>
          </table:table-cell>
          <table:table-cell office:value-type="string">
            <text:p>1</text:p>
          </table:table-cell>
          <table:table-cell office:value-type="string">
            <text:p>30.5 </text:p>
          </table:table-cell>
          <table:table-cell office:value-type="string">
            <text:p>55.9 </text:p>
          </table:table-cell>
          <table:table-cell office:value-type="string">
            <text:p>2,114 </text:p>
          </table:table-cell>
          <table:table-cell office:value-type="string">
            <text:p>2,511 </text:p>
          </table:table-cell>
          <table:table-cell office:value-type="string">
            <text:p>2,511 </text:p>
          </table:table-cell>
          <table:table-cell office:value-type="string">
            <text:p>$7,263 </text:p>
          </table:table-cell>
          <table:table-cell office:value-type="string">
            <text:p>$7,135 </text:p>
          </table:table-cell>
          <table:table-cell office:value-type="string">
            <text:p>$29,711 </text:p>
          </table:table-cell>
          <table:table-cell office:value-type="string">
            <text:p>$94,831 </text:p>
          </table:table-cell>
          <table:table-cell office:value-type="string">
            <text:p>397 </text:p>
          </table:table-cell>
          <table:table-cell office:value-type="string">
            <text:p>$- </text:p>
          </table:table-cell>
          <table:table-cell office:value-type="string">
            <text:p>$383 </text:p>
          </table:table-cell>
          <table:table-cell office:value-type="string">
            <text:p>$413 </text:p>
          </table:table-cell>
          <table:table-cell office:value-type="string">
            <text:p>$384 </text:p>
          </table:table-cell>
          <table:table-cell office:value-type="string">
            <text:p>$6,449 </text:p>
          </table:table-cell>
          <table:table-cell office:value-type="string">
            <text:p>$82,994 </text:p>
          </table:table-cell>
          <table:table-cell office:value-type="string">
            <text:p>381 </text:p>
          </table:table-cell>
          <table:table-cell office:value-type="string">
            <text:p>$74,148 </text:p>
          </table:table-cell>
          <table:table-cell office:value-type="string">
            <text:p>270 </text:p>
          </table:table-cell>
          <table:table-cell office:value-type="string">
            <text:p>$74,148 </text:p>
          </table:table-cell>
          <table:table-cell office:value-type="string">
            <text:p>959 </text:p>
          </table:table-cell>
          <table:table-cell office:value-type="string">
            <text:p>$19,127 </text:p>
          </table:table-cell>
          <table:table-cell office:value-type="string">
            <text:p>504 </text:p>
          </table:table-cell>
          <table:table-cell office:value-type="string">
            <text:p>$21,286 </text:p>
          </table:table-cell>
          <table:table-cell office:value-type="string">
            <text:p>31 </text:p>
          </table:table-cell>
          <table:table-cell office:value-type="string">
            <text:p>111,194 </text:p>
          </table:table-cell>
          <table:table-cell office:value-type="string">
            <text:p>97,793 </text:p>
          </table:table-cell>
          <table:table-cell office:value-type="string">
            <text:p>997 </text:p>
          </table:table-cell>
          <table:table-cell office:value-type="string">
            <text:p>3.43</text:p>
          </table:table-cell>
          <table:table-cell office:value-type="string">
            <text:p>1,007 </text:p>
          </table:table-cell>
          <table:table-cell office:value-type="string">
            <text:p>152 </text:p>
          </table:table-cell>
          <table:table-cell office:value-type="string">
            <text:p>9.65 </text:p>
          </table:table-cell>
          <table:table-cell office:value-type="string">
            <text:p>8.4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2005</text:p>
          </table:table-cell>
          <table:table-cell office:value-type="string">
            <text:p>8.05 </text:p>
          </table:table-cell>
          <table:table-cell office:value-type="string">
            <text:p>8.58 </text:p>
          </table:table-cell>
          <table:table-cell office:value-type="string">
            <text:p>$0.48 </text:p>
          </table:table-cell>
          <table:table-cell office:value-type="string">
            <text:p>10.37 </text:p>
          </table:table-cell>
          <table:table-cell office:value-type="string">
            <text:p>9.74 </text:p>
          </table:table-cell>
          <table:table-cell office:value-type="string">
            <text:p>7.79 </text:p>
          </table:table-cell>
          <table:table-cell office:value-type="string">
            <text:p>8.29 </text:p>
          </table:table-cell>
          <table:table-cell office:value-type="string">
            <text:p>$0.47 </text:p>
          </table:table-cell>
          <table:table-cell office:value-type="string">
            <text:p>$0.47 </text:p>
          </table:table-cell>
          <table:table-cell office:value-type="string">
            <text:p>14,411 </text:p>
          </table:table-cell>
          <table:table-cell office:value-type="string">
            <text:p>- </text:p>
          </table:table-cell>
          <table:table-cell office:value-type="string">
            <text:p>$28 </text:p>
          </table:table-cell>
          <table:table-cell office:value-type="string">
            <text:p>$53 </text:p>
          </table:table-cell>
          <table:table-cell office:value-type="string">
            <text:p>$55 </text:p>
          </table:table-cell>
          <table:table-cell office:value-type="string">
            <text:p>$0.03 </text:p>
          </table:table-cell>
          <table:table-cell office:value-type="string">
            <text:p>$0.50 </text:p>
          </table:table-cell>
          <table:table-cell office:value-type="string">
            <text:p>$0.54 </text:p>
          </table:table-cell>
          <table:table-cell office:value-type="string">
            <text:p>$539 </text:p>
          </table:table-cell>
          <table:table-cell office:value-type="string">
            <text:p>$391 </text:p>
          </table:table-cell>
          <table:table-cell office:value-type="string">
            <text:p>8.96 </text:p>
          </table:table-cell>
          <table:table-cell office:value-type="string">
            <text:p>6.50 </text:p>
          </table:table-cell>
          <table:table-cell office:value-type="string">
            <text:p>9.55 </text:p>
          </table:table-cell>
          <table:table-cell office:value-type="string">
            <text:p>6.92 </text:p>
          </table:table-cell>
          <table:table-cell office:value-type="string">
            <text:p/>
          </table:table-cell>
          <table:table-cell office:value-type="string">
            <text:p>4.00 </text:p>
          </table:table-cell>
          <table:table-cell office:value-type="string">
            <text:p>4.26 </text:p>
          </table:table-cell>
          <table:table-cell office:value-type="string">
            <text:p>$0.15 </text:p>
          </table:table-cell>
          <table:table-cell office:value-type="string">
            <text:p>2.50 </text:p>
          </table:table-cell>
          <table:table-cell office:value-type="string">
            <text:p>2.66 </text:p>
          </table:table-cell>
          <table:table-cell office:value-type="string">
            <text:p>$1.61 </text:p>
          </table:table-cell>
          <table:table-cell office:value-type="string">
            <text:p>92 </text:p>
          </table:table-cell>
          <table:table-cell office:value-type="string">
            <text:p>$148 </text:p>
          </table:table-cell>
          <table:table-cell office:value-type="string">
            <text:p>$123.3 </text:p>
          </table:table-cell>
          <table:table-cell office:value-type="string">
            <text:p>$0.026 </text:p>
          </table:table-cell>
          <table:table-cell office:value-type="string">
            <text:p>$50,554 </text:p>
          </table:table-cell>
          <table:table-cell office:value-type="string">
            <text:p>0</text:p>
          </table:table-cell>
          <table:table-cell office:value-type="string">
            <text:p>10.03 </text:p>
          </table:table-cell>
          <table:table-cell office:value-type="float" office:value="38">
            <text:p>38</text:p>
          </table:table-cell>
          <table:table-cell office:value-type="string">
            <text:p>46.3 </text:p>
          </table:table-cell>
          <table:table-cell office:value-type="string">
            <text:p>115.2 </text:p>
          </table:table-cell>
          <table:table-cell office:value-type="string">
            <text:p>115.2 </text:p>
          </table:table-cell>
          <table:table-cell office:value-type="string">
            <text:p>1</text:p>
          </table:table-cell>
          <table:table-cell office:value-type="string">
            <text:p>24.4 </text:p>
          </table:table-cell>
          <table:table-cell office:value-type="string">
            <text:p>58.1 </text:p>
          </table:table-cell>
          <table:table-cell office:value-type="string">
            <text:p>1,779 </text:p>
          </table:table-cell>
          <table:table-cell office:value-type="string">
            <text:p>2,154 </text:p>
          </table:table-cell>
          <table:table-cell office:value-type="string">
            <text:p>2,154 </text:p>
          </table:table-cell>
          <table:table-cell office:value-type="string">
            <text:p>$9,328 </text:p>
          </table:table-cell>
          <table:table-cell office:value-type="string">
            <text:p>$9,193 </text:p>
          </table:table-cell>
          <table:table-cell office:value-type="string">
            <text:p>$34,706 </text:p>
          </table:table-cell>
          <table:table-cell office:value-type="string">
            <text:p>$114,820 </text:p>
          </table:table-cell>
          <table:table-cell office:value-type="string">
            <text:p>375 </text:p>
          </table:table-cell>
          <table:table-cell office:value-type="string">
            <text:p>$- </text:p>
          </table:table-cell>
          <table:table-cell office:value-type="string">
            <text:p>$482 </text:p>
          </table:table-cell>
          <table:table-cell office:value-type="string">
            <text:p>$495 </text:p>
          </table:table-cell>
          <table:table-cell office:value-type="string">
            <text:p>$485 </text:p>
          </table:table-cell>
          <table:table-cell office:value-type="string">
            <text:p>$8,550 </text:p>
          </table:table-cell>
          <table:table-cell office:value-type="string">
            <text:p>$99,666 </text:p>
          </table:table-cell>
          <table:table-cell office:value-type="string">
            <text:p>328 </text:p>
          </table:table-cell>
          <table:table-cell office:value-type="string">
            <text:p>$86,041 </text:p>
          </table:table-cell>
          <table:table-cell office:value-type="string">
            <text:p>237 </text:p>
          </table:table-cell>
          <table:table-cell office:value-type="string">
            <text:p>$86,041 </text:p>
          </table:table-cell>
          <table:table-cell office:value-type="string">
            <text:p>771 </text:p>
          </table:table-cell>
          <table:table-cell office:value-type="string">
            <text:p>$21,310 </text:p>
          </table:table-cell>
          <table:table-cell office:value-type="string">
            <text:p>443 </text:p>
          </table:table-cell>
          <table:table-cell office:value-type="string">
            <text:p>$22,068 </text:p>
          </table:table-cell>
          <table:table-cell office:value-type="string">
            <text:p>32 </text:p>
          </table:table-cell>
          <table:table-cell office:value-type="string">
            <text:p>101,195 </text:p>
          </table:table-cell>
          <table:table-cell office:value-type="string">
            <text:p>85,653 </text:p>
          </table:table-cell>
          <table:table-cell office:value-type="string">
            <text:p>912 </text:p>
          </table:table-cell>
          <table:table-cell office:value-type="string">
            <text:p>3.71</text:p>
          </table:table-cell>
          <table:table-cell office:value-type="string">
            <text:p>934 </text:p>
          </table:table-cell>
          <table:table-cell office:value-type="string">
            <text:p>153 </text:p>
          </table:table-cell>
          <table:table-cell office:value-type="string">
            <text:p>8.77 </text:p>
          </table:table-cell>
          <table:table-cell office:value-type="string">
            <text:p>7.4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2006</text:p>
          </table:table-cell>
          <table:table-cell office:value-type="string">
            <text:p>8.78 </text:p>
          </table:table-cell>
          <table:table-cell office:value-type="string">
            <text:p>9.73 </text:p>
          </table:table-cell>
          <table:table-cell office:value-type="string">
            <text:p>$0.54 </text:p>
          </table:table-cell>
          <table:table-cell office:value-type="string">
            <text:p>11.32 </text:p>
          </table:table-cell>
          <table:table-cell office:value-type="string">
            <text:p>10.22 </text:p>
          </table:table-cell>
          <table:table-cell office:value-type="string">
            <text:p>8.39 </text:p>
          </table:table-cell>
          <table:table-cell office:value-type="string">
            <text:p>9.30 </text:p>
          </table:table-cell>
          <table:table-cell office:value-type="string">
            <text:p>$0.52 </text:p>
          </table:table-cell>
          <table:table-cell office:value-type="string">
            <text:p>$0.52 </text:p>
          </table:table-cell>
          <table:table-cell office:value-type="string">
            <text:p>23,476 </text:p>
          </table:table-cell>
          <table:table-cell office:value-type="string">
            <text:p>- </text:p>
          </table:table-cell>
          <table:table-cell office:value-type="string">
            <text:p>$11 </text:p>
          </table:table-cell>
          <table:table-cell office:value-type="string">
            <text:p>$57 </text:p>
          </table:table-cell>
          <table:table-cell office:value-type="string">
            <text:p>$34 </text:p>
          </table:table-cell>
          <table:table-cell office:value-type="string">
            <text:p>$0.03 </text:p>
          </table:table-cell>
          <table:table-cell office:value-type="string">
            <text:p>$0.47 </text:p>
          </table:table-cell>
          <table:table-cell office:value-type="string">
            <text:p>$0.61 </text:p>
          </table:table-cell>
          <table:table-cell office:value-type="string">
            <text:p>$607 </text:p>
          </table:table-cell>
          <table:table-cell office:value-type="string">
            <text:p>$437 </text:p>
          </table:table-cell>
          <table:table-cell office:value-type="string">
            <text:p>9.87 </text:p>
          </table:table-cell>
          <table:table-cell office:value-type="string">
            <text:p>7.10 </text:p>
          </table:table-cell>
          <table:table-cell office:value-type="string">
            <text:p>10.93 </text:p>
          </table:table-cell>
          <table:table-cell office:value-type="string">
            <text:p>7.86 </text:p>
          </table:table-cell>
          <table:table-cell office:value-type="string">
            <text:p/>
          </table:table-cell>
          <table:table-cell office:value-type="string">
            <text:p>4.76 </text:p>
          </table:table-cell>
          <table:table-cell office:value-type="string">
            <text:p>5.27 </text:p>
          </table:table-cell>
          <table:table-cell office:value-type="string">
            <text:p>$0.14 </text:p>
          </table:table-cell>
          <table:table-cell office:value-type="string">
            <text:p>2.34 </text:p>
          </table:table-cell>
          <table:table-cell office:value-type="string">
            <text:p>2.59 </text:p>
          </table:table-cell>
          <table:table-cell office:value-type="string">
            <text:p>$2.06 </text:p>
          </table:table-cell>
          <table:table-cell office:value-type="string">
            <text:p>83 </text:p>
          </table:table-cell>
          <table:table-cell office:value-type="string">
            <text:p>$171 </text:p>
          </table:table-cell>
          <table:table-cell office:value-type="string">
            <text:p>$78.0 </text:p>
          </table:table-cell>
          <table:table-cell office:value-type="string">
            <text:p>$0.031 </text:p>
          </table:table-cell>
          <table:table-cell office:value-type="string">
            <text:p>$51,649 </text:p>
          </table:table-cell>
          <table:table-cell office:value-type="string">
            <text:p>0</text:p>
          </table:table-cell>
          <table:table-cell office:value-type="string">
            <text:p>6.60 </text:p>
          </table:table-cell>
          <table:table-cell office:value-type="float" office:value="39">
            <text:p>39</text:p>
          </table:table-cell>
          <table:table-cell office:value-type="string">
            <text:p>49.8 </text:p>
          </table:table-cell>
          <table:table-cell office:value-type="string">
            <text:p>108.5 </text:p>
          </table:table-cell>
          <table:table-cell office:value-type="string">
            <text:p>108.5 </text:p>
          </table:table-cell>
          <table:table-cell office:value-type="string">
            <text:p>0.33286396392996</text:p>
          </table:table-cell>
          <table:table-cell office:value-type="string">
            <text:p>21.3 </text:p>
          </table:table-cell>
          <table:table-cell office:value-type="string">
            <text:p>56.0 </text:p>
          </table:table-cell>
          <table:table-cell office:value-type="string">
            <text:p>1,650 </text:p>
          </table:table-cell>
          <table:table-cell office:value-type="string">
            <text:p>2,018 </text:p>
          </table:table-cell>
          <table:table-cell office:value-type="string">
            <text:p>2,018 </text:p>
          </table:table-cell>
          <table:table-cell office:value-type="string">
            <text:p>$8,532 </text:p>
          </table:table-cell>
          <table:table-cell office:value-type="string">
            <text:p>$8,614 </text:p>
          </table:table-cell>
          <table:table-cell office:value-type="string">
            <text:p>$32,324 </text:p>
          </table:table-cell>
          <table:table-cell office:value-type="string">
            <text:p>$123,459 </text:p>
          </table:table-cell>
          <table:table-cell office:value-type="string">
            <text:p>368 </text:p>
          </table:table-cell>
          <table:table-cell office:value-type="string">
            <text:p>$- </text:p>
          </table:table-cell>
          <table:table-cell office:value-type="string">
            <text:p>$479 </text:p>
          </table:table-cell>
          <table:table-cell office:value-type="string">
            <text:p>$485 </text:p>
          </table:table-cell>
          <table:table-cell office:value-type="string">
            <text:p>$480 </text:p>
          </table:table-cell>
          <table:table-cell office:value-type="string">
            <text:p>$8,985 </text:p>
          </table:table-cell>
          <table:table-cell office:value-type="string">
            <text:p>$107,439 </text:p>
          </table:table-cell>
          <table:table-cell office:value-type="string">
            <text:p>313 </text:p>
          </table:table-cell>
          <table:table-cell office:value-type="string">
            <text:p>$84,180 </text:p>
          </table:table-cell>
          <table:table-cell office:value-type="string">
            <text:p>199 </text:p>
          </table:table-cell>
          <table:table-cell office:value-type="string">
            <text:p>$84,180 </text:p>
          </table:table-cell>
          <table:table-cell office:value-type="string">
            <text:p>671 </text:p>
          </table:table-cell>
          <table:table-cell office:value-type="string">
            <text:p>$22,491 </text:p>
          </table:table-cell>
          <table:table-cell office:value-type="string">
            <text:p>467 </text:p>
          </table:table-cell>
          <table:table-cell office:value-type="string">
            <text:p>$24,316 </text:p>
          </table:table-cell>
          <table:table-cell office:value-type="string">
            <text:p>32 </text:p>
          </table:table-cell>
          <table:table-cell office:value-type="string">
            <text:p>106,557 </text:p>
          </table:table-cell>
          <table:table-cell office:value-type="string">
            <text:p>86,661 </text:p>
          </table:table-cell>
          <table:table-cell office:value-type="string">
            <text:p>779 </text:p>
          </table:table-cell>
          <table:table-cell office:value-type="string">
            <text:p>4.59</text:p>
          </table:table-cell>
          <table:table-cell office:value-type="string">
            <text:p>884 </text:p>
          </table:table-cell>
          <table:table-cell office:value-type="string">
            <text:p>147 </text:p>
          </table:table-cell>
          <table:table-cell office:value-type="string">
            <text:p>9.26 </text:p>
          </table:table-cell>
          <table:table-cell office:value-type="string">
            <text:p>7.5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2007</text:p>
          </table:table-cell>
          <table:table-cell office:value-type="string">
            <text:p>8.39 </text:p>
          </table:table-cell>
          <table:table-cell office:value-type="string">
            <text:p>8.96 </text:p>
          </table:table-cell>
          <table:table-cell office:value-type="string">
            <text:p>$0.76 </text:p>
          </table:table-cell>
          <table:table-cell office:value-type="string">
            <text:p>10.00 </text:p>
          </table:table-cell>
          <table:table-cell office:value-type="string">
            <text:p>9.36 </text:p>
          </table:table-cell>
          <table:table-cell office:value-type="string">
            <text:p>7.56 </text:p>
          </table:table-cell>
          <table:table-cell office:value-type="string">
            <text:p>8.07 </text:p>
          </table:table-cell>
          <table:table-cell office:value-type="string">
            <text:p>$0.69 </text:p>
          </table:table-cell>
          <table:table-cell office:value-type="string">
            <text:p>$0.69 </text:p>
          </table:table-cell>
          <table:table-cell office:value-type="string">
            <text:p>75,139 </text:p>
          </table:table-cell>
          <table:table-cell office:value-type="string">
            <text:p>- </text:p>
          </table:table-cell>
          <table:table-cell office:value-type="string">
            <text:p>$7 </text:p>
          </table:table-cell>
          <table:table-cell office:value-type="string">
            <text:p>$92 </text:p>
          </table:table-cell>
          <table:table-cell office:value-type="string">
            <text:p>$42 </text:p>
          </table:table-cell>
          <table:table-cell office:value-type="string">
            <text:p>$0.02 </text:p>
          </table:table-cell>
          <table:table-cell office:value-type="string">
            <text:p>$0.28 </text:p>
          </table:table-cell>
          <table:table-cell office:value-type="string">
            <text:p>$0.75 </text:p>
          </table:table-cell>
          <table:table-cell office:value-type="string">
            <text:p>$749 </text:p>
          </table:table-cell>
          <table:table-cell office:value-type="string">
            <text:p>$495 </text:p>
          </table:table-cell>
          <table:table-cell office:value-type="string">
            <text:p>8.25 </text:p>
          </table:table-cell>
          <table:table-cell office:value-type="string">
            <text:p>5.45 </text:p>
          </table:table-cell>
          <table:table-cell office:value-type="string">
            <text:p>8.81 </text:p>
          </table:table-cell>
          <table:table-cell office:value-type="string">
            <text:p>5.83 </text:p>
          </table:table-cell>
          <table:table-cell office:value-type="string">
            <text:p/>
          </table:table-cell>
          <table:table-cell office:value-type="string">
            <text:p>3.65 </text:p>
          </table:table-cell>
          <table:table-cell office:value-type="string">
            <text:p>3.90 </text:p>
          </table:table-cell>
          <table:table-cell office:value-type="string">
            <text:p>$0.16 </text:p>
          </table:table-cell>
          <table:table-cell office:value-type="string">
            <text:p>1.81 </text:p>
          </table:table-cell>
          <table:table-cell office:value-type="string">
            <text:p>1.93 </text:p>
          </table:table-cell>
          <table:table-cell office:value-type="string">
            <text:p>$2.23 </text:p>
          </table:table-cell>
          <table:table-cell office:value-type="string">
            <text:p>114 </text:p>
          </table:table-cell>
          <table:table-cell office:value-type="string">
            <text:p>$254 </text:p>
          </table:table-cell>
          <table:table-cell office:value-type="string">
            <text:p>$77.6 </text:p>
          </table:table-cell>
          <table:table-cell office:value-type="string">
            <text:p>$0.030 </text:p>
          </table:table-cell>
          <table:table-cell office:value-type="string">
            <text:p>$56,093 </text:p>
          </table:table-cell>
          <table:table-cell office:value-type="string">
            <text:p>0.33907852408547</text:p>
          </table:table-cell>
          <table:table-cell office:value-type="string">
            <text:p>7.50 </text:p>
          </table:table-cell>
          <table:table-cell office:value-type="float" office:value="52">
            <text:p>52</text:p>
          </table:table-cell>
          <table:table-cell office:value-type="string">
            <text:p>56.7 </text:p>
          </table:table-cell>
          <table:table-cell office:value-type="string">
            <text:p>134.9 </text:p>
          </table:table-cell>
          <table:table-cell office:value-type="string">
            <text:p>134.9 </text:p>
          </table:table-cell>
          <table:table-cell office:value-type="string">
            <text:p>0.170954600445810</text:p>
          </table:table-cell>
          <table:table-cell office:value-type="string">
            <text:p>17.3 </text:p>
          </table:table-cell>
          <table:table-cell office:value-type="string">
            <text:p>60.2 </text:p>
          </table:table-cell>
          <table:table-cell office:value-type="string">
            <text:p>1,703 </text:p>
          </table:table-cell>
          <table:table-cell office:value-type="string">
            <text:p>2,145 </text:p>
          </table:table-cell>
          <table:table-cell office:value-type="string">
            <text:p>2,145 </text:p>
          </table:table-cell>
          <table:table-cell office:value-type="string">
            <text:p>$8,253 </text:p>
          </table:table-cell>
          <table:table-cell office:value-type="string">
            <text:p>$8,224 </text:p>
          </table:table-cell>
          <table:table-cell office:value-type="string">
            <text:p>$33,047 </text:p>
          </table:table-cell>
          <table:table-cell office:value-type="string">
            <text:p>$126,189 </text:p>
          </table:table-cell>
          <table:table-cell office:value-type="string">
            <text:p>442 </text:p>
          </table:table-cell>
          <table:table-cell office:value-type="string">
            <text:p>$- </text:p>
          </table:table-cell>
          <table:table-cell office:value-type="string">
            <text:p>$393 </text:p>
          </table:table-cell>
          <table:table-cell office:value-type="string">
            <text:p>$576 </text:p>
          </table:table-cell>
          <table:table-cell office:value-type="string">
            <text:p>$418 </text:p>
          </table:table-cell>
          <table:table-cell office:value-type="string">
            <text:p>$8,111 </text:p>
          </table:table-cell>
          <table:table-cell office:value-type="string">
            <text:p>$111,163 </text:p>
          </table:table-cell>
          <table:table-cell office:value-type="string">
            <text:p>303 </text:p>
          </table:table-cell>
          <table:table-cell office:value-type="string">
            <text:p>$79,595 </text:p>
          </table:table-cell>
          <table:table-cell office:value-type="string">
            <text:p>161 </text:p>
          </table:table-cell>
          <table:table-cell office:value-type="string">
            <text:p>$79,595 </text:p>
          </table:table-cell>
          <table:table-cell office:value-type="string">
            <text:p>601 </text:p>
          </table:table-cell>
          <table:table-cell office:value-type="string">
            <text:p>$35,870 </text:p>
          </table:table-cell>
          <table:table-cell office:value-type="string">
            <text:p>634 </text:p>
          </table:table-cell>
          <table:table-cell office:value-type="string">
            <text:p>$23,512 </text:p>
          </table:table-cell>
          <table:table-cell office:value-type="string">
            <text:p>35 </text:p>
          </table:table-cell>
          <table:table-cell office:value-type="string">
            <text:p>150,457 </text:p>
          </table:table-cell>
          <table:table-cell office:value-type="string">
            <text:p>125,510 </text:p>
          </table:table-cell>
          <table:table-cell office:value-type="string">
            <text:p>757 </text:p>
          </table:table-cell>
          <table:table-cell office:value-type="string">
            <text:p>5.00</text:p>
          </table:table-cell>
          <table:table-cell office:value-type="string">
            <text:p>957 </text:p>
          </table:table-cell>
          <table:table-cell office:value-type="string">
            <text:p>152 </text:p>
          </table:table-cell>
          <table:table-cell office:value-type="string">
            <text:p>11.84 </text:p>
          </table:table-cell>
          <table:table-cell office:value-type="string">
            <text:p>9.8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2008</text:p>
          </table:table-cell>
          <table:table-cell office:value-type="string">
            <text:p>8.77 </text:p>
          </table:table-cell>
          <table:table-cell office:value-type="string">
            <text:p>9.63 </text:p>
          </table:table-cell>
          <table:table-cell office:value-type="string">
            <text:p>$0.79 </text:p>
          </table:table-cell>
          <table:table-cell office:value-type="string">
            <text:p>10.02 </text:p>
          </table:table-cell>
          <table:table-cell office:value-type="string">
            <text:p>9.13 </text:p>
          </table:table-cell>
          <table:table-cell office:value-type="string">
            <text:p>7.33 </text:p>
          </table:table-cell>
          <table:table-cell office:value-type="string">
            <text:p>8.04 </text:p>
          </table:table-cell>
          <table:table-cell office:value-type="string">
            <text:p>$0.66 </text:p>
          </table:table-cell>
          <table:table-cell office:value-type="string">
            <text:p>$0.66 </text:p>
          </table:table-cell>
          <table:table-cell office:value-type="string">
            <text:p>129,926 </text:p>
          </table:table-cell>
          <table:table-cell office:value-type="string">
            <text:p>- </text:p>
          </table:table-cell>
          <table:table-cell office:value-type="string">
            <text:p>$6 </text:p>
          </table:table-cell>
          <table:table-cell office:value-type="string">
            <text:p>$81 </text:p>
          </table:table-cell>
          <table:table-cell office:value-type="string">
            <text:p>$44 </text:p>
          </table:table-cell>
          <table:table-cell office:value-type="string">
            <text:p>$0.02 </text:p>
          </table:table-cell>
          <table:table-cell office:value-type="string">
            <text:p>$0.27 </text:p>
          </table:table-cell>
          <table:table-cell office:value-type="string">
            <text:p>$0.78 </text:p>
          </table:table-cell>
          <table:table-cell office:value-type="string">
            <text:p>$784 </text:p>
          </table:table-cell>
          <table:table-cell office:value-type="string">
            <text:p>$479 </text:p>
          </table:table-cell>
          <table:table-cell office:value-type="string">
            <text:p>8.69 </text:p>
          </table:table-cell>
          <table:table-cell office:value-type="string">
            <text:p>5.32 </text:p>
          </table:table-cell>
          <table:table-cell office:value-type="string">
            <text:p>9.54 </text:p>
          </table:table-cell>
          <table:table-cell office:value-type="string">
            <text:p>5.83 </text:p>
          </table:table-cell>
          <table:table-cell office:value-type="string">
            <text:p/>
          </table:table-cell>
          <table:table-cell office:value-type="string">
            <text:p>3.65 </text:p>
          </table:table-cell>
          <table:table-cell office:value-type="string">
            <text:p>4.00 </text:p>
          </table:table-cell>
          <table:table-cell office:value-type="string">
            <text:p>$0.15 </text:p>
          </table:table-cell>
          <table:table-cell office:value-type="string">
            <text:p>1.67 </text:p>
          </table:table-cell>
          <table:table-cell office:value-type="string">
            <text:p>1.84 </text:p>
          </table:table-cell>
          <table:table-cell office:value-type="string">
            <text:p>$2.78 </text:p>
          </table:table-cell>
          <table:table-cell office:value-type="string">
            <text:p>110 </text:p>
          </table:table-cell>
          <table:table-cell office:value-type="string">
            <text:p>$304 </text:p>
          </table:table-cell>
          <table:table-cell office:value-type="string">
            <text:p>$70.8 </text:p>
          </table:table-cell>
          <table:table-cell office:value-type="string">
            <text:p>$0.037 </text:p>
          </table:table-cell>
          <table:table-cell office:value-type="string">
            <text:p>$48,013 </text:p>
          </table:table-cell>
          <table:table-cell office:value-type="string">
            <text:p>0.38808544660704</text:p>
          </table:table-cell>
          <table:table-cell office:value-type="string">
            <text:p>6.18 </text:p>
          </table:table-cell>
          <table:table-cell office:value-type="float" office:value="54">
            <text:p>54</text:p>
          </table:table-cell>
          <table:table-cell office:value-type="string">
            <text:p>47.7 </text:p>
          </table:table-cell>
          <table:table-cell office:value-type="string">
            <text:p>133.0 </text:p>
          </table:table-cell>
          <table:table-cell office:value-type="string">
            <text:p>133.0 </text:p>
          </table:table-cell>
          <table:table-cell office:value-type="string">
            <text:p>0.14451444822790</text:p>
          </table:table-cell>
          <table:table-cell office:value-type="string">
            <text:p>17.9 </text:p>
          </table:table-cell>
          <table:table-cell office:value-type="string">
            <text:p>43.3 </text:p>
          </table:table-cell>
          <table:table-cell office:value-type="string">
            <text:p>1,884 </text:p>
          </table:table-cell>
          <table:table-cell office:value-type="string">
            <text:p>2,410 </text:p>
          </table:table-cell>
          <table:table-cell office:value-type="string">
            <text:p>2,410 </text:p>
          </table:table-cell>
          <table:table-cell office:value-type="string">
            <text:p>$7,864 </text:p>
          </table:table-cell>
          <table:table-cell office:value-type="string">
            <text:p>$7,939 </text:p>
          </table:table-cell>
          <table:table-cell office:value-type="string">
            <text:p>$27,356 </text:p>
          </table:table-cell>
          <table:table-cell office:value-type="string">
            <text:p>$106,962 </text:p>
          </table:table-cell>
          <table:table-cell office:value-type="string">
            <text:p>526 </text:p>
          </table:table-cell>
          <table:table-cell office:value-type="string">
            <text:p>$- </text:p>
          </table:table-cell>
          <table:table-cell office:value-type="string">
            <text:p>$413 </text:p>
          </table:table-cell>
          <table:table-cell office:value-type="string">
            <text:p>$361 </text:p>
          </table:table-cell>
          <table:table-cell office:value-type="string">
            <text:p>$410 </text:p>
          </table:table-cell>
          <table:table-cell office:value-type="string">
            <text:p>$8,211 </text:p>
          </table:table-cell>
          <table:table-cell office:value-type="string">
            <text:p>$92,420 </text:p>
          </table:table-cell>
          <table:table-cell office:value-type="string">
            <text:p>365 </text:p>
          </table:table-cell>
          <table:table-cell office:value-type="string">
            <text:p>$61,878 </text:p>
          </table:table-cell>
          <table:table-cell office:value-type="string">
            <text:p>72 </text:p>
          </table:table-cell>
          <table:table-cell office:value-type="string">
            <text:p>$61,878 </text:p>
          </table:table-cell>
          <table:table-cell office:value-type="string">
            <text:p>589 </text:p>
          </table:table-cell>
          <table:table-cell office:value-type="string">
            <text:p>$30,494 </text:p>
          </table:table-cell>
          <table:table-cell office:value-type="string">
            <text:p>859 </text:p>
          </table:table-cell>
          <table:table-cell office:value-type="string">
            <text:p>$18,112 </text:p>
          </table:table-cell>
          <table:table-cell office:value-type="string">
            <text:p>33 </text:p>
          </table:table-cell>
          <table:table-cell office:value-type="string">
            <text:p>150,662 </text:p>
          </table:table-cell>
          <table:table-cell office:value-type="string">
            <text:p>126,149 </text:p>
          </table:table-cell>
          <table:table-cell office:value-type="string">
            <text:p>727 </text:p>
          </table:table-cell>
          <table:table-cell office:value-type="string">
            <text:p>5.23</text:p>
          </table:table-cell>
          <table:table-cell office:value-type="string">
            <text:p>925 </text:p>
          </table:table-cell>
          <table:table-cell office:value-type="string">
            <text:p>148 </text:p>
          </table:table-cell>
          <table:table-cell office:value-type="string">
            <text:p>12.56 </text:p>
          </table:table-cell>
          <table:table-cell office:value-type="string">
            <text:p>10.5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2009</text:p>
          </table:table-cell>
          <table:table-cell office:value-type="string">
            <text:p>8.47 </text:p>
          </table:table-cell>
          <table:table-cell office:value-type="string">
            <text:p>9.31 </text:p>
          </table:table-cell>
          <table:table-cell office:value-type="string">
            <text:p>$0.70 </text:p>
          </table:table-cell>
          <table:table-cell office:value-type="string">
            <text:p>9.26 </text:p>
          </table:table-cell>
          <table:table-cell office:value-type="string">
            <text:p>8.42 </text:p>
          </table:table-cell>
          <table:table-cell office:value-type="string">
            <text:p>6.69 </text:p>
          </table:table-cell>
          <table:table-cell office:value-type="string">
            <text:p>7.35 </text:p>
          </table:table-cell>
          <table:table-cell office:value-type="string">
            <text:p>$0.55 </text:p>
          </table:table-cell>
          <table:table-cell office:value-type="string">
            <text:p>$0.55 </text:p>
          </table:table-cell>
          <table:table-cell office:value-type="string">
            <text:p>146,071 </text:p>
          </table:table-cell>
          <table:table-cell office:value-type="string">
            <text:p>- </text:p>
          </table:table-cell>
          <table:table-cell office:value-type="string">
            <text:p>$13 </text:p>
          </table:table-cell>
          <table:table-cell office:value-type="string">
            <text:p>$68 </text:p>
          </table:table-cell>
          <table:table-cell office:value-type="string">
            <text:p>$40 </text:p>
          </table:table-cell>
          <table:table-cell office:value-type="string">
            <text:p>$0.02 </text:p>
          </table:table-cell>
          <table:table-cell office:value-type="string">
            <text:p>$0.22 </text:p>
          </table:table-cell>
          <table:table-cell office:value-type="string">
            <text:p>$0.59 </text:p>
          </table:table-cell>
          <table:table-cell office:value-type="string">
            <text:p>$592 </text:p>
          </table:table-cell>
          <table:table-cell office:value-type="string">
            <text:p>$418 </text:p>
          </table:table-cell>
          <table:table-cell office:value-type="string">
            <text:p>7.20 </text:p>
          </table:table-cell>
          <table:table-cell office:value-type="string">
            <text:p>5.08 </text:p>
          </table:table-cell>
          <table:table-cell office:value-type="string">
            <text:p>7.91 </text:p>
          </table:table-cell>
          <table:table-cell office:value-type="string">
            <text:p>5.59 </text:p>
          </table:table-cell>
          <table:table-cell office:value-type="string">
            <text:p/>
          </table:table-cell>
          <table:table-cell office:value-type="string">
            <text:p>3.42 </text:p>
          </table:table-cell>
          <table:table-cell office:value-type="string">
            <text:p>3.77 </text:p>
          </table:table-cell>
          <table:table-cell office:value-type="string">
            <text:p>$0.14 </text:p>
          </table:table-cell>
          <table:table-cell office:value-type="string">
            <text:p>1.66 </text:p>
          </table:table-cell>
          <table:table-cell office:value-type="string">
            <text:p>1.82 </text:p>
          </table:table-cell>
          <table:table-cell office:value-type="string">
            <text:p>$1.76 </text:p>
          </table:table-cell>
          <table:table-cell office:value-type="string">
            <text:p>99 </text:p>
          </table:table-cell>
          <table:table-cell office:value-type="string">
            <text:p>$174 </text:p>
          </table:table-cell>
          <table:table-cell office:value-type="string">
            <text:p>$32.7 </text:p>
          </table:table-cell>
          <table:table-cell office:value-type="string">
            <text:p>$0.023 </text:p>
          </table:table-cell>
          <table:table-cell office:value-type="string">
            <text:p>$56,133 </text:p>
          </table:table-cell>
          <table:table-cell office:value-type="string">
            <text:p>0.29364286329863</text:p>
          </table:table-cell>
          <table:table-cell office:value-type="string">
            <text:p>4.88 </text:p>
          </table:table-cell>
          <table:table-cell office:value-type="float" office:value="55">
            <text:p>55</text:p>
          </table:table-cell>
          <table:table-cell office:value-type="string">
            <text:p>53.3 </text:p>
          </table:table-cell>
          <table:table-cell office:value-type="string">
            <text:p>131.7 </text:p>
          </table:table-cell>
          <table:table-cell office:value-type="string">
            <text:p>131.7 </text:p>
          </table:table-cell>
          <table:table-cell office:value-type="string">
            <text:p>0</text:p>
          </table:table-cell>
          <table:table-cell office:value-type="string">
            <text:p>19.2 </text:p>
          </table:table-cell>
          <table:table-cell office:value-type="string">
            <text:p>61.8 </text:p>
          </table:table-cell>
          <table:table-cell office:value-type="string">
            <text:p>1,485 </text:p>
          </table:table-cell>
          <table:table-cell office:value-type="string">
            <text:p>1,901 </text:p>
          </table:table-cell>
          <table:table-cell office:value-type="string">
            <text:p>1,901 </text:p>
          </table:table-cell>
          <table:table-cell office:value-type="string">
            <text:p>$9,371 </text:p>
          </table:table-cell>
          <table:table-cell office:value-type="string">
            <text:p>$9,264 </text:p>
          </table:table-cell>
          <table:table-cell office:value-type="string">
            <text:p>$31,252 </text:p>
          </table:table-cell>
          <table:table-cell office:value-type="string">
            <text:p>$126,388 </text:p>
          </table:table-cell>
          <table:table-cell office:value-type="string">
            <text:p>416 </text:p>
          </table:table-cell>
          <table:table-cell office:value-type="string">
            <text:p>$- </text:p>
          </table:table-cell>
          <table:table-cell office:value-type="string">
            <text:p>$429 </text:p>
          </table:table-cell>
          <table:table-cell office:value-type="string">
            <text:p>$393 </text:p>
          </table:table-cell>
          <table:table-cell office:value-type="string">
            <text:p>$427 </text:p>
          </table:table-cell>
          <table:table-cell office:value-type="string">
            <text:p>$8,883 </text:p>
          </table:table-cell>
          <table:table-cell office:value-type="string">
            <text:p>$110,044 </text:p>
          </table:table-cell>
          <table:table-cell office:value-type="string">
            <text:p>231 </text:p>
          </table:table-cell>
          <table:table-cell office:value-type="string">
            <text:p>$69,823 </text:p>
          </table:table-cell>
          <table:table-cell office:value-type="string">
            <text:p>178 </text:p>
          </table:table-cell>
          <table:table-cell office:value-type="string">
            <text:p>$69,823 </text:p>
          </table:table-cell>
          <table:table-cell office:value-type="string">
            <text:p>538 </text:p>
          </table:table-cell>
          <table:table-cell office:value-type="string">
            <text:p>$37,093 </text:p>
          </table:table-cell>
          <table:table-cell office:value-type="string">
            <text:p>538 </text:p>
          </table:table-cell>
          <table:table-cell office:value-type="string">
            <text:p>$26,990 </text:p>
          </table:table-cell>
          <table:table-cell office:value-type="string">
            <text:p>28 </text:p>
          </table:table-cell>
          <table:table-cell office:value-type="string">
            <text:p>133,008 </text:p>
          </table:table-cell>
          <table:table-cell office:value-type="string">
            <text:p>111,050 </text:p>
          </table:table-cell>
          <table:table-cell office:value-type="string">
            <text:p>742 </text:p>
          </table:table-cell>
          <table:table-cell office:value-type="string">
            <text:p>5.16</text:p>
          </table:table-cell>
          <table:table-cell office:value-type="string">
            <text:p>931 </text:p>
          </table:table-cell>
          <table:table-cell office:value-type="string">
            <text:p>150 </text:p>
          </table:table-cell>
          <table:table-cell office:value-type="string">
            <text:p>13.00 </text:p>
          </table:table-cell>
          <table:table-cell office:value-type="string">
            <text:p>10.8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2010</text:p>
          </table:table-cell>
          <table:table-cell office:value-type="string">
            <text:p>8.65 </text:p>
          </table:table-cell>
          <table:table-cell office:value-type="string">
            <text:p>9.57 </text:p>
          </table:table-cell>
          <table:table-cell office:value-type="string">
            <text:p>$0.78 </text:p>
          </table:table-cell>
          <table:table-cell office:value-type="string">
            <text:p>8.57 </text:p>
          </table:table-cell>
          <table:table-cell office:value-type="string">
            <text:p>7.75 </text:p>
          </table:table-cell>
          <table:table-cell office:value-type="string">
            <text:p>6.36 </text:p>
          </table:table-cell>
          <table:table-cell office:value-type="string">
            <text:p>7.03 </text:p>
          </table:table-cell>
          <table:table-cell office:value-type="string">
            <text:p>$0.57 </text:p>
          </table:table-cell>
          <table:table-cell office:value-type="string">
            <text:p>$0.57 </text:p>
          </table:table-cell>
          <table:table-cell office:value-type="string">
            <text:p>205,014 </text:p>
          </table:table-cell>
          <table:table-cell office:value-type="string">
            <text:p>- </text:p>
          </table:table-cell>
          <table:table-cell office:value-type="string">
            <text:p>$7 </text:p>
          </table:table-cell>
          <table:table-cell office:value-type="string">
            <text:p>$71 </text:p>
          </table:table-cell>
          <table:table-cell office:value-type="string">
            <text:p>$49 </text:p>
          </table:table-cell>
          <table:table-cell office:value-type="string">
            <text:p>$0.02 </text:p>
          </table:table-cell>
          <table:table-cell office:value-type="string">
            <text:p>$0.22 </text:p>
          </table:table-cell>
          <table:table-cell office:value-type="string">
            <text:p>$0.71 </text:p>
          </table:table-cell>
          <table:table-cell office:value-type="string">
            <text:p>$712 </text:p>
          </table:table-cell>
          <table:table-cell office:value-type="string">
            <text:p>$477 </text:p>
          </table:table-cell>
          <table:table-cell office:value-type="string">
            <text:p>7.97 </text:p>
          </table:table-cell>
          <table:table-cell office:value-type="string">
            <text:p>5.33 </text:p>
          </table:table-cell>
          <table:table-cell office:value-type="string">
            <text:p>8.82 </text:p>
          </table:table-cell>
          <table:table-cell office:value-type="string">
            <text:p>5.90 </text:p>
          </table:table-cell>
          <table:table-cell office:value-type="string">
            <text:p/>
          </table:table-cell>
          <table:table-cell office:value-type="string">
            <text:p>3.59 </text:p>
          </table:table-cell>
          <table:table-cell office:value-type="string">
            <text:p>3.97 </text:p>
          </table:table-cell>
          <table:table-cell office:value-type="string">
            <text:p>$0.16 </text:p>
          </table:table-cell>
          <table:table-cell office:value-type="string">
            <text:p>1.75 </text:p>
          </table:table-cell>
          <table:table-cell office:value-type="string">
            <text:p>1.94 </text:p>
          </table:table-cell>
          <table:table-cell office:value-type="string">
            <text:p>$2.41 </text:p>
          </table:table-cell>
          <table:table-cell office:value-type="string">
            <text:p>98 </text:p>
          </table:table-cell>
          <table:table-cell office:value-type="string">
            <text:p>$236 </text:p>
          </table:table-cell>
          <table:table-cell office:value-type="string">
            <text:p>$40.1 </text:p>
          </table:table-cell>
          <table:table-cell office:value-type="string">
            <text:p>$0.029 </text:p>
          </table:table-cell>
          <table:table-cell office:value-type="string">
            <text:p>$52,094 </text:p>
          </table:table-cell>
          <table:table-cell office:value-type="string">
            <text:p>0.33072723998222</text:p>
          </table:table-cell>
          <table:table-cell office:value-type="string">
            <text:p>5.10 </text:p>
          </table:table-cell>
          <table:table-cell office:value-type="float" office:value="52">
            <text:p>52</text:p>
          </table:table-cell>
          <table:table-cell office:value-type="string">
            <text:p>48.4 </text:p>
          </table:table-cell>
          <table:table-cell office:value-type="string">
            <text:p>115.6 </text:p>
          </table:table-cell>
          <table:table-cell office:value-type="string">
            <text:p>115.6 </text:p>
          </table:table-cell>
          <table:table-cell office:value-type="string">
            <text:p>0.14333140059641</text:p>
          </table:table-cell>
          <table:table-cell office:value-type="string">
            <text:p>22.1 </text:p>
          </table:table-cell>
          <table:table-cell office:value-type="string">
            <text:p>52.5 </text:p>
          </table:table-cell>
          <table:table-cell office:value-type="string">
            <text:p>1,848 </text:p>
          </table:table-cell>
          <table:table-cell office:value-type="string">
            <text:p>2,351 </text:p>
          </table:table-cell>
          <table:table-cell office:value-type="string">
            <text:p>2,351 </text:p>
          </table:table-cell>
          <table:table-cell office:value-type="string">
            <text:p>$8,558 </text:p>
          </table:table-cell>
          <table:table-cell office:value-type="string">
            <text:p>$8,621 </text:p>
          </table:table-cell>
          <table:table-cell office:value-type="string">
            <text:p>$26,923 </text:p>
          </table:table-cell>
          <table:table-cell office:value-type="string">
            <text:p>$129,031 </text:p>
          </table:table-cell>
          <table:table-cell office:value-type="string">
            <text:p>503 </text:p>
          </table:table-cell>
          <table:table-cell office:value-type="string">
            <text:p>$- </text:p>
          </table:table-cell>
          <table:table-cell office:value-type="string">
            <text:p>$499 </text:p>
          </table:table-cell>
          <table:table-cell office:value-type="string">
            <text:p>$454 </text:p>
          </table:table-cell>
          <table:table-cell office:value-type="string">
            <text:p>$496 </text:p>
          </table:table-cell>
          <table:table-cell office:value-type="string">
            <text:p>$8,851 </text:p>
          </table:table-cell>
          <table:table-cell office:value-type="string">
            <text:p>$113,327 </text:p>
          </table:table-cell>
          <table:table-cell office:value-type="string">
            <text:p>349 </text:p>
          </table:table-cell>
          <table:table-cell office:value-type="string">
            <text:p>$51,934 </text:p>
          </table:table-cell>
          <table:table-cell office:value-type="string">
            <text:p>157 </text:p>
          </table:table-cell>
          <table:table-cell office:value-type="string">
            <text:p>$51,934 </text:p>
          </table:table-cell>
          <table:table-cell office:value-type="string">
            <text:p>663 </text:p>
          </table:table-cell>
          <table:table-cell office:value-type="string">
            <text:p>$31,228 </text:p>
          </table:table-cell>
          <table:table-cell office:value-type="string">
            <text:p>679 </text:p>
          </table:table-cell>
          <table:table-cell office:value-type="string">
            <text:p>$23,146 </text:p>
          </table:table-cell>
          <table:table-cell office:value-type="string">
            <text:p>30 </text:p>
          </table:table-cell>
          <table:table-cell office:value-type="string">
            <text:p>140,786 </text:p>
          </table:table-cell>
          <table:table-cell office:value-type="string">
            <text:p>120,902 </text:p>
          </table:table-cell>
          <table:table-cell office:value-type="string">
            <text:p>695 </text:p>
          </table:table-cell>
          <table:table-cell office:value-type="string">
            <text:p>5.14</text:p>
          </table:table-cell>
          <table:table-cell office:value-type="string">
            <text:p>941 </text:p>
          </table:table-cell>
          <table:table-cell office:value-type="string">
            <text:p>152 </text:p>
          </table:table-cell>
          <table:table-cell office:value-type="string">
            <text:p>12.85 </text:p>
          </table:table-cell>
          <table:table-cell office:value-type="string">
            <text:p>11.0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2011</text:p>
          </table:table-cell>
          <table:table-cell office:value-type="string">
            <text:p>10.10 </text:p>
          </table:table-cell>
          <table:table-cell office:value-type="string">
            <text:p>11.37 </text:p>
          </table:table-cell>
          <table:table-cell office:value-type="string">
            <text:p>$1.07 </text:p>
          </table:table-cell>
          <table:table-cell office:value-type="string">
            <text:p>9.14 </text:p>
          </table:table-cell>
          <table:table-cell office:value-type="string">
            <text:p>8.12 </text:p>
          </table:table-cell>
          <table:table-cell office:value-type="string">
            <text:p>6.95 </text:p>
          </table:table-cell>
          <table:table-cell office:value-type="string">
            <text:p>7.82 </text:p>
          </table:table-cell>
          <table:table-cell office:value-type="string">
            <text:p>$0.73 </text:p>
          </table:table-cell>
          <table:table-cell office:value-type="string">
            <text:p>$0.73 </text:p>
          </table:table-cell>
          <table:table-cell office:value-type="string">
            <text:p>331,691 </text:p>
          </table:table-cell>
          <table:table-cell office:value-type="string">
            <text:p>- </text:p>
          </table:table-cell>
          <table:table-cell office:value-type="string">
            <text:p>$8 </text:p>
          </table:table-cell>
          <table:table-cell office:value-type="string">
            <text:p>$86 </text:p>
          </table:table-cell>
          <table:table-cell office:value-type="string">
            <text:p>$52 </text:p>
          </table:table-cell>
          <table:table-cell office:value-type="string">
            <text:p>$0.04 </text:p>
          </table:table-cell>
          <table:table-cell office:value-type="string">
            <text:p>$0.43 </text:p>
          </table:table-cell>
          <table:table-cell office:value-type="string">
            <text:p>$0.93 </text:p>
          </table:table-cell>
          <table:table-cell office:value-type="string">
            <text:p>$927 </text:p>
          </table:table-cell>
          <table:table-cell office:value-type="string">
            <text:p>$557 </text:p>
          </table:table-cell>
          <table:table-cell office:value-type="string">
            <text:p>8.80 </text:p>
          </table:table-cell>
          <table:table-cell office:value-type="string">
            <text:p>5.29 </text:p>
          </table:table-cell>
          <table:table-cell office:value-type="string">
            <text:p>9.91 </text:p>
          </table:table-cell>
          <table:table-cell office:value-type="string">
            <text:p>5.96 </text:p>
          </table:table-cell>
          <table:table-cell office:value-type="string">
            <text:p/>
          </table:table-cell>
          <table:table-cell office:value-type="string">
            <text:p>3.57 </text:p>
          </table:table-cell>
          <table:table-cell office:value-type="string">
            <text:p>4.01 </text:p>
          </table:table-cell>
          <table:table-cell office:value-type="string">
            <text:p>$0.18 </text:p>
          </table:table-cell>
          <table:table-cell office:value-type="string">
            <text:p>1.73 </text:p>
          </table:table-cell>
          <table:table-cell office:value-type="string">
            <text:p>1.94 </text:p>
          </table:table-cell>
          <table:table-cell office:value-type="string">
            <text:p>$3.05 </text:p>
          </table:table-cell>
          <table:table-cell office:value-type="string">
            <text:p>121 </text:p>
          </table:table-cell>
          <table:table-cell office:value-type="string">
            <text:p>$370 </text:p>
          </table:table-cell>
          <table:table-cell office:value-type="string">
            <text:p>$60.1 </text:p>
          </table:table-cell>
          <table:table-cell office:value-type="string">
            <text:p>$0.040 </text:p>
          </table:table-cell>
          <table:table-cell office:value-type="string">
            <text:p>$57,360 </text:p>
          </table:table-cell>
          <table:table-cell office:value-type="string">
            <text:p>0.39883058755828</text:p>
          </table:table-cell>
          <table:table-cell office:value-type="string">
            <text:p>5.95 </text:p>
          </table:table-cell>
          <table:table-cell office:value-type="float" office:value="51">
            <text:p>51</text:p>
          </table:table-cell>
          <table:table-cell office:value-type="string">
            <text:p>46.5 </text:p>
          </table:table-cell>
          <table:table-cell office:value-type="string">
            <text:p>110.3 </text:p>
          </table:table-cell>
          <table:table-cell office:value-type="string">
            <text:p>110.3 </text:p>
          </table:table-cell>
          <table:table-cell office:value-type="string">
            <text:p>0.156036840031970</text:p>
          </table:table-cell>
          <table:table-cell office:value-type="string">
            <text:p>15.7 </text:p>
          </table:table-cell>
          <table:table-cell office:value-type="string">
            <text:p>49.8 </text:p>
          </table:table-cell>
          <table:table-cell office:value-type="string">
            <text:p>1,905 </text:p>
          </table:table-cell>
          <table:table-cell office:value-type="string">
            <text:p>2,501 </text:p>
          </table:table-cell>
          <table:table-cell office:value-type="string">
            <text:p>2,501 </text:p>
          </table:table-cell>
          <table:table-cell office:value-type="string">
            <text:p>$8,173 </text:p>
          </table:table-cell>
          <table:table-cell office:value-type="string">
            <text:p>$8,377 </text:p>
          </table:table-cell>
          <table:table-cell office:value-type="string">
            <text:p>$39,153 </text:p>
          </table:table-cell>
          <table:table-cell office:value-type="string">
            <text:p>$129,996 </text:p>
          </table:table-cell>
          <table:table-cell office:value-type="string">
            <text:p>596 </text:p>
          </table:table-cell>
          <table:table-cell office:value-type="string">
            <text:p>$- </text:p>
          </table:table-cell>
          <table:table-cell office:value-type="string">
            <text:p>$529 </text:p>
          </table:table-cell>
          <table:table-cell office:value-type="string">
            <text:p>$446 </text:p>
          </table:table-cell>
          <table:table-cell office:value-type="string">
            <text:p>$525 </text:p>
          </table:table-cell>
          <table:table-cell office:value-type="string">
            <text:p>$9,031 </text:p>
          </table:table-cell>
          <table:table-cell office:value-type="string">
            <text:p>$113,941 </text:p>
          </table:table-cell>
          <table:table-cell office:value-type="string">
            <text:p>368 </text:p>
          </table:table-cell>
          <table:table-cell office:value-type="string">
            <text:p>$110,018 </text:p>
          </table:table-cell>
          <table:table-cell office:value-type="string">
            <text:p>152 </text:p>
          </table:table-cell>
          <table:table-cell office:value-type="string">
            <text:p>$110,018 </text:p>
          </table:table-cell>
          <table:table-cell office:value-type="string">
            <text:p>547 </text:p>
          </table:table-cell>
          <table:table-cell office:value-type="string">
            <text:p>$42,980 </text:p>
          </table:table-cell>
          <table:table-cell office:value-type="string">
            <text:p>838 </text:p>
          </table:table-cell>
          <table:table-cell office:value-type="string">
            <text:p>$1,149 </text:p>
          </table:table-cell>
          <table:table-cell office:value-type="string">
            <text:p>35 </text:p>
          </table:table-cell>
          <table:table-cell office:value-type="string">
            <text:p>161,409 </text:p>
          </table:table-cell>
          <table:table-cell office:value-type="string">
            <text:p>136,956 </text:p>
          </table:table-cell>
          <table:table-cell office:value-type="string">
            <text:p>750 </text:p>
          </table:table-cell>
          <table:table-cell office:value-type="string">
            <text:p>5.18</text:p>
          </table:table-cell>
          <table:table-cell office:value-type="string">
            <text:p>921 </text:p>
          </table:table-cell>
          <table:table-cell office:value-type="string">
            <text:p>155 </text:p>
          </table:table-cell>
          <table:table-cell office:value-type="string">
            <text:p>12.69 </text:p>
          </table:table-cell>
          <table:table-cell office:value-type="string">
            <text:p>10.7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2012</text:p>
          </table:table-cell>
          <table:table-cell office:value-type="string">
            <text:p>10.15 </text:p>
          </table:table-cell>
          <table:table-cell office:value-type="string">
            <text:p>11.58 </text:p>
          </table:table-cell>
          <table:table-cell office:value-type="string">
            <text:p>$1.32 </text:p>
          </table:table-cell>
          <table:table-cell office:value-type="string">
            <text:p>8.64 </text:p>
          </table:table-cell>
          <table:table-cell office:value-type="string">
            <text:p>7.57 </text:p>
          </table:table-cell>
          <table:table-cell office:value-type="string">
            <text:p>6.45 </text:p>
          </table:table-cell>
          <table:table-cell office:value-type="string">
            <text:p>7.36 </text:p>
          </table:table-cell>
          <table:table-cell office:value-type="string">
            <text:p>$0.83 </text:p>
          </table:table-cell>
          <table:table-cell office:value-type="string">
            <text:p>$0.83 </text:p>
          </table:table-cell>
          <table:table-cell office:value-type="string">
            <text:p>477,194 </text:p>
          </table:table-cell>
          <table:table-cell office:value-type="string">
            <text:p>- </text:p>
          </table:table-cell>
          <table:table-cell office:value-type="string">
            <text:p>$19 </text:p>
          </table:table-cell>
          <table:table-cell office:value-type="string">
            <text:p>$102 </text:p>
          </table:table-cell>
          <table:table-cell office:value-type="string">
            <text:p>$74 </text:p>
          </table:table-cell>
          <table:table-cell office:value-type="string">
            <text:p>$0.03 </text:p>
          </table:table-cell>
          <table:table-cell office:value-type="string">
            <text:p>$0.26 </text:p>
          </table:table-cell>
          <table:table-cell office:value-type="string">
            <text:p>$1.14 </text:p>
          </table:table-cell>
          <table:table-cell office:value-type="string">
            <text:p>$1,144 </text:p>
          </table:table-cell>
          <table:table-cell office:value-type="string">
            <text:p>$696 </text:p>
          </table:table-cell>
          <table:table-cell office:value-type="string">
            <text:p>8.87 </text:p>
          </table:table-cell>
          <table:table-cell office:value-type="string">
            <text:p>5.40 </text:p>
          </table:table-cell>
          <table:table-cell office:value-type="string">
            <text:p>10.13 </text:p>
          </table:table-cell>
          <table:table-cell office:value-type="string">
            <text:p>6.16 </text:p>
          </table:table-cell>
          <table:table-cell office:value-type="string">
            <text:p/>
          </table:table-cell>
          <table:table-cell office:value-type="string">
            <text:p>3.70 </text:p>
          </table:table-cell>
          <table:table-cell office:value-type="string">
            <text:p>4.22 </text:p>
          </table:table-cell>
          <table:table-cell office:value-type="string">
            <text:p>$0.22 </text:p>
          </table:table-cell>
          <table:table-cell office:value-type="string">
            <text:p>1.70 </text:p>
          </table:table-cell>
          <table:table-cell office:value-type="string">
            <text:p>1.94 </text:p>
          </table:table-cell>
          <table:table-cell office:value-type="string">
            <text:p>$3.14 </text:p>
          </table:table-cell>
          <table:table-cell office:value-type="string">
            <text:p>143 </text:p>
          </table:table-cell>
          <table:table-cell office:value-type="string">
            <text:p>$449 </text:p>
          </table:table-cell>
          <table:table-cell office:value-type="string">
            <text:p>$64.3 </text:p>
          </table:table-cell>
          <table:table-cell office:value-type="string">
            <text:p>$0.040 </text:p>
          </table:table-cell>
          <table:table-cell office:value-type="string">
            <text:p>$46,475 </text:p>
          </table:table-cell>
          <table:table-cell office:value-type="string">
            <text:p>0.39191712819186</text:p>
          </table:table-cell>
          <table:table-cell office:value-type="string">
            <text:p>6.28 </text:p>
          </table:table-cell>
          <table:table-cell office:value-type="float" office:value="52">
            <text:p>52</text:p>
          </table:table-cell>
          <table:table-cell office:value-type="string">
            <text:p>44.5 </text:p>
          </table:table-cell>
          <table:table-cell office:value-type="string">
            <text:p>107.9 </text:p>
          </table:table-cell>
          <table:table-cell office:value-type="string">
            <text:p>107.9 </text:p>
          </table:table-cell>
          <table:table-cell office:value-type="string">
            <text:p>0</text:p>
          </table:table-cell>
          <table:table-cell office:value-type="string">
            <text:p>14.8 </text:p>
          </table:table-cell>
          <table:table-cell office:value-type="string">
            <text:p>48.4 </text:p>
          </table:table-cell>
          <table:table-cell office:value-type="string">
            <text:p>3,011 </text:p>
          </table:table-cell>
          <table:table-cell office:value-type="string">
            <text:p>3,725 </text:p>
          </table:table-cell>
          <table:table-cell office:value-type="string">
            <text:p>3,725 </text:p>
          </table:table-cell>
          <table:table-cell office:value-type="string">
            <text:p>$5,981 </text:p>
          </table:table-cell>
          <table:table-cell office:value-type="string">
            <text:p>$6,430 </text:p>
          </table:table-cell>
          <table:table-cell office:value-type="string">
            <text:p>$22,349 </text:p>
          </table:table-cell>
          <table:table-cell office:value-type="string">
            <text:p>$131,721 </text:p>
          </table:table-cell>
          <table:table-cell office:value-type="string">
            <text:p>714 </text:p>
          </table:table-cell>
          <table:table-cell office:value-type="string">
            <text:p>$- </text:p>
          </table:table-cell>
          <table:table-cell office:value-type="string">
            <text:p>$528 </text:p>
          </table:table-cell>
          <table:table-cell office:value-type="string">
            <text:p>$1,014 </text:p>
          </table:table-cell>
          <table:table-cell office:value-type="string">
            <text:p>$549 </text:p>
          </table:table-cell>
          <table:table-cell office:value-type="string">
            <text:p>$8,327 </text:p>
          </table:table-cell>
          <table:table-cell office:value-type="string">
            <text:p>$116,276 </text:p>
          </table:table-cell>
          <table:table-cell office:value-type="string">
            <text:p>1,209 </text:p>
          </table:table-cell>
          <table:table-cell office:value-type="string">
            <text:p>$24,189 </text:p>
          </table:table-cell>
          <table:table-cell office:value-type="string">
            <text:p>148 </text:p>
          </table:table-cell>
          <table:table-cell office:value-type="string">
            <text:p>$24,189 </text:p>
          </table:table-cell>
          <table:table-cell office:value-type="string">
            <text:p>609 </text:p>
          </table:table-cell>
          <table:table-cell office:value-type="string">
            <text:p>$40,743 </text:p>
          </table:table-cell>
          <table:table-cell office:value-type="string">
            <text:p>1,045 </text:p>
          </table:table-cell>
          <table:table-cell office:value-type="string">
            <text:p>$21,821 </text:p>
          </table:table-cell>
          <table:table-cell office:value-type="string">
            <text:p>41 </text:p>
          </table:table-cell>
          <table:table-cell office:value-type="string">
            <text:p>190,831 </text:p>
          </table:table-cell>
          <table:table-cell office:value-type="string">
            <text:p>162,468 </text:p>
          </table:table-cell>
          <table:table-cell office:value-type="string">
            <text:p>749 </text:p>
          </table:table-cell>
          <table:table-cell office:value-type="string">
            <text:p>4.81</text:p>
          </table:table-cell>
          <table:table-cell office:value-type="string">
            <text:p>909 </text:p>
          </table:table-cell>
          <table:table-cell office:value-type="string">
            <text:p>159 </text:p>
          </table:table-cell>
          <table:table-cell office:value-type="string">
            <text:p>12.66 </text:p>
          </table:table-cell>
          <table:table-cell office:value-type="string">
            <text:p>10.7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2013</text:p>
          </table:table-cell>
          <table:table-cell office:value-type="string">
            <text:p>10.64 </text:p>
          </table:table-cell>
          <table:table-cell office:value-type="string">
            <text:p>11.88 </text:p>
          </table:table-cell>
          <table:table-cell office:value-type="string">
            <text:p>$1.65 </text:p>
          </table:table-cell>
          <table:table-cell office:value-type="string">
            <text:p>8.71 </text:p>
          </table:table-cell>
          <table:table-cell office:value-type="string">
            <text:p>7.80 </text:p>
          </table:table-cell>
          <table:table-cell office:value-type="string">
            <text:p>6.76 </text:p>
          </table:table-cell>
          <table:table-cell office:value-type="string">
            <text:p>7.55 </text:p>
          </table:table-cell>
          <table:table-cell office:value-type="string">
            <text:p>$1.05 </text:p>
          </table:table-cell>
          <table:table-cell office:value-type="string">
            <text:p>$1.05 </text:p>
          </table:table-cell>
          <table:table-cell office:value-type="string">
            <text:p>598,435 </text:p>
          </table:table-cell>
          <table:table-cell office:value-type="string">
            <text:p>- </text:p>
          </table:table-cell>
          <table:table-cell office:value-type="string">
            <text:p>$23 </text:p>
          </table:table-cell>
          <table:table-cell office:value-type="string">
            <text:p>$169 </text:p>
          </table:table-cell>
          <table:table-cell office:value-type="string">
            <text:p>$87 </text:p>
          </table:table-cell>
          <table:table-cell office:value-type="string">
            <text:p>$0.06 </text:p>
          </table:table-cell>
          <table:table-cell office:value-type="string">
            <text:p>$0.40 </text:p>
          </table:table-cell>
          <table:table-cell office:value-type="string">
            <text:p>$1.37 </text:p>
          </table:table-cell>
          <table:table-cell office:value-type="string">
            <text:p>$1,372 </text:p>
          </table:table-cell>
          <table:table-cell office:value-type="string">
            <text:p>$847 </text:p>
          </table:table-cell>
          <table:table-cell office:value-type="string">
            <text:p>8.88 </text:p>
          </table:table-cell>
          <table:table-cell office:value-type="string">
            <text:p>5.48 </text:p>
          </table:table-cell>
          <table:table-cell office:value-type="string">
            <text:p>9.92 </text:p>
          </table:table-cell>
          <table:table-cell office:value-type="string">
            <text:p>6.12 </text:p>
          </table:table-cell>
          <table:table-cell office:value-type="string">
            <text:p/>
          </table:table-cell>
          <table:table-cell office:value-type="string">
            <text:p>3.79 </text:p>
          </table:table-cell>
          <table:table-cell office:value-type="string">
            <text:p>4.24 </text:p>
          </table:table-cell>
          <table:table-cell office:value-type="string">
            <text:p>$0.26 </text:p>
          </table:table-cell>
          <table:table-cell office:value-type="string">
            <text:p>1.69 </text:p>
          </table:table-cell>
          <table:table-cell office:value-type="string">
            <text:p>1.88 </text:p>
          </table:table-cell>
          <table:table-cell office:value-type="string">
            <text:p>$2.99 </text:p>
          </table:table-cell>
          <table:table-cell office:value-type="string">
            <text:p>176 </text:p>
          </table:table-cell>
          <table:table-cell office:value-type="string">
            <text:p>$525 </text:p>
          </table:table-cell>
          <table:table-cell office:value-type="string">
            <text:p>$72.5 </text:p>
          </table:table-cell>
          <table:table-cell office:value-type="string">
            <text:p>$0.038 </text:p>
          </table:table-cell>
          <table:table-cell office:value-type="string">
            <text:p>$54,040 </text:p>
          </table:table-cell>
          <table:table-cell office:value-type="string">
            <text:p>0.38281742181967</text:p>
          </table:table-cell>
          <table:table-cell office:value-type="string">
            <text:p>7.00 </text:p>
          </table:table-cell>
          <table:table-cell office:value-type="float" office:value="53">
            <text:p>53</text:p>
          </table:table-cell>
          <table:table-cell office:value-type="string">
            <text:p>42.9 </text:p>
          </table:table-cell>
          <table:table-cell office:value-type="string">
            <text:p>114.6 </text:p>
          </table:table-cell>
          <table:table-cell office:value-type="string">
            <text:p>114.6 </text:p>
          </table:table-cell>
          <table:table-cell office:value-type="string">
            <text:p>0.26072760536967</text:p>
          </table:table-cell>
          <table:table-cell office:value-type="string">
            <text:p>8.1 </text:p>
          </table:table-cell>
          <table:table-cell office:value-type="string">
            <text:p>47.9 </text:p>
          </table:table-cell>
          <table:table-cell office:value-type="string">
            <text:p>2,871 </text:p>
          </table:table-cell>
          <table:table-cell office:value-type="string">
            <text:p>3,764 </text:p>
          </table:table-cell>
          <table:table-cell office:value-type="string">
            <text:p>3,764 </text:p>
          </table:table-cell>
          <table:table-cell office:value-type="string">
            <text:p>$6,406 </text:p>
          </table:table-cell>
          <table:table-cell office:value-type="string">
            <text:p>$8,353 </text:p>
          </table:table-cell>
          <table:table-cell office:value-type="string">
            <text:p>$25,726 </text:p>
          </table:table-cell>
          <table:table-cell office:value-type="string">
            <text:p>$129,506 </text:p>
          </table:table-cell>
          <table:table-cell office:value-type="string">
            <text:p>893 </text:p>
          </table:table-cell>
          <table:table-cell office:value-type="string">
            <text:p>$- </text:p>
          </table:table-cell>
          <table:table-cell office:value-type="string">
            <text:p>$526 </text:p>
          </table:table-cell>
          <table:table-cell office:value-type="string">
            <text:p>$514 </text:p>
          </table:table-cell>
          <table:table-cell office:value-type="string">
            <text:p>$526 </text:p>
          </table:table-cell>
          <table:table-cell office:value-type="string">
            <text:p>$14,613 </text:p>
          </table:table-cell>
          <table:table-cell office:value-type="string">
            <text:p>$107,931 </text:p>
          </table:table-cell>
          <table:table-cell office:value-type="string">
            <text:p>1,005 </text:p>
          </table:table-cell>
          <table:table-cell office:value-type="string">
            <text:p>$54,929 </text:p>
          </table:table-cell>
          <table:table-cell office:value-type="string">
            <text:p>166 </text:p>
          </table:table-cell>
          <table:table-cell office:value-type="string">
            <text:p>$54,929 </text:p>
          </table:table-cell>
          <table:table-cell office:value-type="string">
            <text:p>414 </text:p>
          </table:table-cell>
          <table:table-cell office:value-type="string">
            <text:p>$4,964 </text:p>
          </table:table-cell>
          <table:table-cell office:value-type="string">
            <text:p>1,286 </text:p>
          </table:table-cell>
          <table:table-cell office:value-type="string">
            <text:p>$25,789 </text:p>
          </table:table-cell>
          <table:table-cell office:value-type="string">
            <text:p>51 </text:p>
          </table:table-cell>
          <table:table-cell office:value-type="string">
            <text:p>229,824 </text:p>
          </table:table-cell>
          <table:table-cell office:value-type="string">
            <text:p>200,265 </text:p>
          </table:table-cell>
          <table:table-cell office:value-type="string">
            <text:p>765 </text:p>
          </table:table-cell>
          <table:table-cell office:value-type="string">
            <text:p>4.90</text:p>
          </table:table-cell>
          <table:table-cell office:value-type="string">
            <text:p>958 </text:p>
          </table:table-cell>
          <table:table-cell office:value-type="string">
            <text:p>161 </text:p>
          </table:table-cell>
          <table:table-cell office:value-type="string">
            <text:p>12.30 </text:p>
          </table:table-cell>
          <table:table-cell office:value-type="string">
            <text:p>10.7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2014</text:p>
          </table:table-cell>
          <table:table-cell office:value-type="string">
            <text:p>10.60 </text:p>
          </table:table-cell>
          <table:table-cell office:value-type="string">
            <text:p>11.72 </text:p>
          </table:table-cell>
          <table:table-cell office:value-type="string">
            <text:p>$1.93 </text:p>
          </table:table-cell>
          <table:table-cell office:value-type="string">
            <text:p>8.63 </text:p>
          </table:table-cell>
          <table:table-cell office:value-type="string">
            <text:p>7.81 </text:p>
          </table:table-cell>
          <table:table-cell office:value-type="string">
            <text:p>6.74 </text:p>
          </table:table-cell>
          <table:table-cell office:value-type="string">
            <text:p>7.45 </text:p>
          </table:table-cell>
          <table:table-cell office:value-type="string">
            <text:p>$1.22 </text:p>
          </table:table-cell>
          <table:table-cell office:value-type="string">
            <text:p>$1.22 </text:p>
          </table:table-cell>
          <table:table-cell office:value-type="string">
            <text:p>700,494 </text:p>
          </table:table-cell>
          <table:table-cell office:value-type="string">
            <text:p>- </text:p>
          </table:table-cell>
          <table:table-cell office:value-type="string">
            <text:p>$31 </text:p>
          </table:table-cell>
          <table:table-cell office:value-type="string">
            <text:p>$218 </text:p>
          </table:table-cell>
          <table:table-cell office:value-type="string">
            <text:p>$105 </text:p>
          </table:table-cell>
          <table:table-cell office:value-type="string">
            <text:p>$0.06 </text:p>
          </table:table-cell>
          <table:table-cell office:value-type="string">
            <text:p>$0.36 </text:p>
          </table:table-cell>
          <table:table-cell office:value-type="string">
            <text:p>$1.58 </text:p>
          </table:table-cell>
          <table:table-cell office:value-type="string">
            <text:p>$1,576 </text:p>
          </table:table-cell>
          <table:table-cell office:value-type="string">
            <text:p>$1,008 </text:p>
          </table:table-cell>
          <table:table-cell office:value-type="string">
            <text:p>8.70 </text:p>
          </table:table-cell>
          <table:table-cell office:value-type="string">
            <text:p>5.56 </text:p>
          </table:table-cell>
          <table:table-cell office:value-type="string">
            <text:p>9.61 </text:p>
          </table:table-cell>
          <table:table-cell office:value-type="string">
            <text:p>6.15 </text:p>
          </table:table-cell>
          <table:table-cell office:value-type="string">
            <text:p/>
          </table:table-cell>
          <table:table-cell office:value-type="string">
            <text:p>3.83 </text:p>
          </table:table-cell>
          <table:table-cell office:value-type="string">
            <text:p>4.23 </text:p>
          </table:table-cell>
          <table:table-cell office:value-type="string">
            <text:p>$0.31 </text:p>
          </table:table-cell>
          <table:table-cell office:value-type="string">
            <text:p>1.73 </text:p>
          </table:table-cell>
          <table:table-cell office:value-type="string">
            <text:p>1.91 </text:p>
          </table:table-cell>
          <table:table-cell office:value-type="string">
            <text:p>$2.87 </text:p>
          </table:table-cell>
          <table:table-cell office:value-type="string">
            <text:p>198 </text:p>
          </table:table-cell>
          <table:table-cell office:value-type="string">
            <text:p>$568 </text:p>
          </table:table-cell>
          <table:table-cell office:value-type="string">
            <text:p>$69.4 </text:p>
          </table:table-cell>
          <table:table-cell office:value-type="string">
            <text:p>$0.035 </text:p>
          </table:table-cell>
          <table:table-cell office:value-type="string">
            <text:p>$58,384 </text:p>
          </table:table-cell>
          <table:table-cell office:value-type="string">
            <text:p>0.36055621270972</text:p>
          </table:table-cell>
          <table:table-cell office:value-type="string">
            <text:p>8.46 </text:p>
          </table:table-cell>
          <table:table-cell office:value-type="float" office:value="52">
            <text:p>52</text:p>
          </table:table-cell>
          <table:table-cell office:value-type="string">
            <text:p>42.1 </text:p>
          </table:table-cell>
          <table:table-cell office:value-type="string">
            <text:p>110.4 </text:p>
          </table:table-cell>
          <table:table-cell office:value-type="string">
            <text:p>110.4 </text:p>
          </table:table-cell>
          <table:table-cell office:value-type="string">
            <text:p>0.29862996008733</text:p>
          </table:table-cell>
          <table:table-cell office:value-type="string">
            <text:p>8.5 </text:p>
          </table:table-cell>
          <table:table-cell office:value-type="string">
            <text:p>49.5 </text:p>
          </table:table-cell>
          <table:table-cell office:value-type="string">
            <text:p>3,110 </text:p>
          </table:table-cell>
          <table:table-cell office:value-type="string">
            <text:p>4,164 </text:p>
          </table:table-cell>
          <table:table-cell office:value-type="string">
            <text:p>4,164 </text:p>
          </table:table-cell>
          <table:table-cell office:value-type="string">
            <text:p>$6,764 </text:p>
          </table:table-cell>
          <table:table-cell office:value-type="string">
            <text:p>$9,795 </text:p>
          </table:table-cell>
          <table:table-cell office:value-type="string">
            <text:p>$28,167 </text:p>
          </table:table-cell>
          <table:table-cell office:value-type="string">
            <text:p>$135,320 </text:p>
          </table:table-cell>
          <table:table-cell office:value-type="string">
            <text:p>1,054 </text:p>
          </table:table-cell>
          <table:table-cell office:value-type="string">
            <text:p>$- </text:p>
          </table:table-cell>
          <table:table-cell office:value-type="string">
            <text:p>$558 </text:p>
          </table:table-cell>
          <table:table-cell office:value-type="string">
            <text:p>$561 </text:p>
          </table:table-cell>
          <table:table-cell office:value-type="string">
            <text:p>$558 </text:p>
          </table:table-cell>
          <table:table-cell office:value-type="string">
            <text:p>$18,741 </text:p>
          </table:table-cell>
          <table:table-cell office:value-type="string">
            <text:p>$109,422 </text:p>
          </table:table-cell>
          <table:table-cell office:value-type="string">
            <text:p>957 </text:p>
          </table:table-cell>
          <table:table-cell office:value-type="string">
            <text:p>$62,258 </text:p>
          </table:table-cell>
          <table:table-cell office:value-type="string">
            <text:p>206 </text:p>
          </table:table-cell>
          <table:table-cell office:value-type="string">
            <text:p>$62,258 </text:p>
          </table:table-cell>
          <table:table-cell office:value-type="string">
            <text:p>484 </text:p>
          </table:table-cell>
          <table:table-cell office:value-type="string">
            <text:p>$5,727 </text:p>
          </table:table-cell>
          <table:table-cell office:value-type="string">
            <text:p>1,463 </text:p>
          </table:table-cell>
          <table:table-cell office:value-type="string">
            <text:p>$27,466 </text:p>
          </table:table-cell>
          <table:table-cell office:value-type="string">
            <text:p>57 </text:p>
          </table:table-cell>
          <table:table-cell office:value-type="string">
            <text:p>266,014 </text:p>
          </table:table-cell>
          <table:table-cell office:value-type="string">
            <text:p>224,093 </text:p>
          </table:table-cell>
          <table:table-cell office:value-type="string">
            <text:p>743 </text:p>
          </table:table-cell>
          <table:table-cell office:value-type="string">
            <text:p>5.02</text:p>
          </table:table-cell>
          <table:table-cell office:value-type="string">
            <text:p>982 </text:p>
          </table:table-cell>
          <table:table-cell office:value-type="string">
            <text:p>163 </text:p>
          </table:table-cell>
          <table:table-cell office:value-type="string">
            <text:p>12.75 </text:p>
          </table:table-cell>
          <table:table-cell office:value-type="string">
            <text:p>10.7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2015</text:p>
          </table:table-cell>
          <table:table-cell office:value-type="string">
            <text:p>9.17 </text:p>
          </table:table-cell>
          <table:table-cell office:value-type="string">
            <text:p>10.02 </text:p>
          </table:table-cell>
          <table:table-cell office:value-type="string">
            <text:p>$2.14 </text:p>
          </table:table-cell>
          <table:table-cell office:value-type="string">
            <text:p>7.04 </text:p>
          </table:table-cell>
          <table:table-cell office:value-type="string">
            <text:p>6.44 </text:p>
          </table:table-cell>
          <table:table-cell office:value-type="string">
            <text:p>5.43 </text:p>
          </table:table-cell>
          <table:table-cell office:value-type="string">
            <text:p>5.93 </text:p>
          </table:table-cell>
          <table:table-cell office:value-type="string">
            <text:p>$1.27 </text:p>
          </table:table-cell>
          <table:table-cell office:value-type="string">
            <text:p>$1.27 </text:p>
          </table:table-cell>
          <table:table-cell office:value-type="string">
            <text:p>874,339 </text:p>
          </table:table-cell>
          <table:table-cell office:value-type="string">
            <text:p>- </text:p>
          </table:table-cell>
          <table:table-cell office:value-type="string">
            <text:p>$33 </text:p>
          </table:table-cell>
          <table:table-cell office:value-type="string">
            <text:p>$278 </text:p>
          </table:table-cell>
          <table:table-cell office:value-type="string">
            <text:p>$119 </text:p>
          </table:table-cell>
          <table:table-cell office:value-type="string">
            <text:p>$0.06 </text:p>
          </table:table-cell>
          <table:table-cell office:value-type="string">
            <text:p>$0.26 </text:p>
          </table:table-cell>
          <table:table-cell office:value-type="string">
            <text:p>$1.63 </text:p>
          </table:table-cell>
          <table:table-cell office:value-type="string">
            <text:p>$1,632 </text:p>
          </table:table-cell>
          <table:table-cell office:value-type="string">
            <text:p>$1,209 </text:p>
          </table:table-cell>
          <table:table-cell office:value-type="string">
            <text:p>6.99 </text:p>
          </table:table-cell>
          <table:table-cell office:value-type="string">
            <text:p>5.18 </text:p>
          </table:table-cell>
          <table:table-cell office:value-type="string">
            <text:p>7.64 </text:p>
          </table:table-cell>
          <table:table-cell office:value-type="string">
            <text:p>5.66 </text:p>
          </table:table-cell>
          <table:table-cell office:value-type="string">
            <text:p/>
          </table:table-cell>
          <table:table-cell office:value-type="string">
            <text:p>3.56 </text:p>
          </table:table-cell>
          <table:table-cell office:value-type="string">
            <text:p>3.89 </text:p>
          </table:table-cell>
          <table:table-cell office:value-type="string">
            <text:p>$0.38 </text:p>
          </table:table-cell>
          <table:table-cell office:value-type="string">
            <text:p>1.62 </text:p>
          </table:table-cell>
          <table:table-cell office:value-type="string">
            <text:p>1.77 </text:p>
          </table:table-cell>
          <table:table-cell office:value-type="string">
            <text:p>$1.72 </text:p>
          </table:table-cell>
          <table:table-cell office:value-type="string">
            <text:p>246 </text:p>
          </table:table-cell>
          <table:table-cell office:value-type="string">
            <text:p>$423 </text:p>
          </table:table-cell>
          <table:table-cell office:value-type="string">
            <text:p>$44.2 </text:p>
          </table:table-cell>
          <table:table-cell office:value-type="string">
            <text:p>$0.020 </text:p>
          </table:table-cell>
          <table:table-cell office:value-type="string">
            <text:p>$58,852 </text:p>
          </table:table-cell>
          <table:table-cell office:value-type="string">
            <text:p>0</text:p>
          </table:table-cell>
          <table:table-cell office:value-type="string">
            <text:p>8.39 </text:p>
          </table:table-cell>
          <table:table-cell office:value-type="float" office:value="56">
            <text:p>56</text:p>
          </table:table-cell>
          <table:table-cell office:value-type="string">
            <text:p>43.9 </text:p>
          </table:table-cell>
          <table:table-cell office:value-type="string">
            <text:p>114.1 </text:p>
          </table:table-cell>
          <table:table-cell office:value-type="string">
            <text:p>114.1 </text:p>
          </table:table-cell>
          <table:table-cell office:value-type="string">
            <text:p>0.27831790791289</text:p>
          </table:table-cell>
          <table:table-cell office:value-type="string">
            <text:p>4.4 </text:p>
          </table:table-cell>
          <table:table-cell office:value-type="string">
            <text:p>45.9 </text:p>
          </table:table-cell>
          <table:table-cell office:value-type="string">
            <text:p>3,559 </text:p>
          </table:table-cell>
          <table:table-cell office:value-type="string">
            <text:p>4,833 </text:p>
          </table:table-cell>
          <table:table-cell office:value-type="string">
            <text:p>4,833 </text:p>
          </table:table-cell>
          <table:table-cell office:value-type="string">
            <text:p>$8,435 </text:p>
          </table:table-cell>
          <table:table-cell office:value-type="string">
            <text:p>$11,703 </text:p>
          </table:table-cell>
          <table:table-cell office:value-type="string">
            <text:p>$25,412 </text:p>
          </table:table-cell>
          <table:table-cell office:value-type="string">
            <text:p>$141,024 </text:p>
          </table:table-cell>
          <table:table-cell office:value-type="string">
            <text:p>1,274 </text:p>
          </table:table-cell>
          <table:table-cell office:value-type="string">
            <text:p>$- </text:p>
          </table:table-cell>
          <table:table-cell office:value-type="string">
            <text:p>$557 </text:p>
          </table:table-cell>
          <table:table-cell office:value-type="string">
            <text:p>$573 </text:p>
          </table:table-cell>
          <table:table-cell office:value-type="string">
            <text:p>$558 </text:p>
          </table:table-cell>
          <table:table-cell office:value-type="string">
            <text:p>$20,833 </text:p>
          </table:table-cell>
          <table:table-cell office:value-type="string">
            <text:p>$113,086 </text:p>
          </table:table-cell>
          <table:table-cell office:value-type="string">
            <text:p>938 </text:p>
          </table:table-cell>
          <table:table-cell office:value-type="string">
            <text:p>$59,000 </text:p>
          </table:table-cell>
          <table:table-cell office:value-type="string">
            <text:p>266 </text:p>
          </table:table-cell>
          <table:table-cell office:value-type="string">
            <text:p>$59,000 </text:p>
          </table:table-cell>
          <table:table-cell office:value-type="string">
            <text:p>307 </text:p>
          </table:table-cell>
          <table:table-cell office:value-type="string">
            <text:p>$11,181 </text:p>
          </table:table-cell>
          <table:table-cell office:value-type="string">
            <text:p>2,048 </text:p>
          </table:table-cell>
          <table:table-cell office:value-type="string">
            <text:p>$24,376 </text:p>
          </table:table-cell>
          <table:table-cell office:value-type="string">
            <text:p>70 </text:p>
          </table:table-cell>
          <table:table-cell office:value-type="string">
            <text:p>335,641 </text:p>
          </table:table-cell>
          <table:table-cell office:value-type="string">
            <text:p>277,248 </text:p>
          </table:table-cell>
          <table:table-cell office:value-type="string">
            <text:p>733 </text:p>
          </table:table-cell>
          <table:table-cell office:value-type="string">
            <text:p>5.13</text:p>
          </table:table-cell>
          <table:table-cell office:value-type="string">
            <text:p>993 </text:p>
          </table:table-cell>
          <table:table-cell office:value-type="string">
            <text:p>168 </text:p>
          </table:table-cell>
          <table:table-cell office:value-type="string">
            <text:p>13.14 </text:p>
          </table:table-cell>
          <table:table-cell office:value-type="string">
            <text:p>10.8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2016</text:p>
          </table:table-cell>
          <table:table-cell office:value-type="string">
            <text:p>8.30 </text:p>
          </table:table-cell>
          <table:table-cell office:value-type="string">
            <text:p>9.06 </text:p>
          </table:table-cell>
          <table:table-cell office:value-type="string">
            <text:p>$2.32 </text:p>
          </table:table-cell>
          <table:table-cell office:value-type="string">
            <text:p>6.08 </text:p>
          </table:table-cell>
          <table:table-cell office:value-type="string">
            <text:p>5.57 </text:p>
          </table:table-cell>
          <table:table-cell office:value-type="string">
            <text:p>4.69 </text:p>
          </table:table-cell>
          <table:table-cell office:value-type="string">
            <text:p>5.12 </text:p>
          </table:table-cell>
          <table:table-cell office:value-type="string">
            <text:p>$1.31 </text:p>
          </table:table-cell>
          <table:table-cell office:value-type="string">
            <text:p>$1.31 </text:p>
          </table:table-cell>
          <table:table-cell office:value-type="string">
            <text:p>1,010,370 </text:p>
          </table:table-cell>
          <table:table-cell office:value-type="string">
            <text:p>- </text:p>
          </table:table-cell>
          <table:table-cell office:value-type="string">
            <text:p>$35 </text:p>
          </table:table-cell>
          <table:table-cell office:value-type="string">
            <text:p>$341 </text:p>
          </table:table-cell>
          <table:table-cell office:value-type="string">
            <text:p>$149 </text:p>
          </table:table-cell>
          <table:table-cell office:value-type="string">
            <text:p>$0.06 </text:p>
          </table:table-cell>
          <table:table-cell office:value-type="string">
            <text:p>$0.25 </text:p>
          </table:table-cell>
          <table:table-cell office:value-type="string">
            <text:p>$1.88 </text:p>
          </table:table-cell>
          <table:table-cell office:value-type="string">
            <text:p>$1,878 </text:p>
          </table:table-cell>
          <table:table-cell office:value-type="string">
            <text:p>$1,472 </text:p>
          </table:table-cell>
          <table:table-cell office:value-type="string">
            <text:p>6.71 </text:p>
          </table:table-cell>
          <table:table-cell office:value-type="string">
            <text:p>5.26 </text:p>
          </table:table-cell>
          <table:table-cell office:value-type="string">
            <text:p>7.33 </text:p>
          </table:table-cell>
          <table:table-cell office:value-type="string">
            <text:p>5.74 </text:p>
          </table:table-cell>
          <table:table-cell office:value-type="string">
            <text:p/>
          </table:table-cell>
          <table:table-cell office:value-type="string">
            <text:p>3.57 </text:p>
          </table:table-cell>
          <table:table-cell office:value-type="string">
            <text:p>3.90 </text:p>
          </table:table-cell>
          <table:table-cell office:value-type="string">
            <text:p>$0.47 </text:p>
          </table:table-cell>
          <table:table-cell office:value-type="string">
            <text:p>1.69 </text:p>
          </table:table-cell>
          <table:table-cell office:value-type="string">
            <text:p>1.84 </text:p>
          </table:table-cell>
          <table:table-cell office:value-type="string">
            <text:p>$1.07 </text:p>
          </table:table-cell>
          <table:table-cell office:value-type="string">
            <text:p>381 </text:p>
          </table:table-cell>
          <table:table-cell office:value-type="string">
            <text:p>$406 </text:p>
          </table:table-cell>
          <table:table-cell office:value-type="string">
            <text:p>$36.3 </text:p>
          </table:table-cell>
          <table:table-cell office:value-type="string">
            <text:p>$0.016 </text:p>
          </table:table-cell>
          <table:table-cell office:value-type="string">
            <text:p>$62,951 </text:p>
          </table:table-cell>
          <table:table-cell office:value-type="string">
            <text:p>0.21629814082895</text:p>
          </table:table-cell>
          <table:table-cell office:value-type="string">
            <text:p>8.15 </text:p>
          </table:table-cell>
          <table:table-cell office:value-type="float" office:value="54">
            <text:p>54</text:p>
          </table:table-cell>
          <table:table-cell office:value-type="string">
            <text:p>43.6 </text:p>
          </table:table-cell>
          <table:table-cell office:value-type="string">
            <text:p>114.3 </text:p>
          </table:table-cell>
          <table:table-cell office:value-type="string">
            <text:p>114.3 </text:p>
          </table:table-cell>
          <table:table-cell office:value-type="string">
            <text:p>0</text:p>
          </table:table-cell>
          <table:table-cell office:value-type="string">
            <text:p>3.8 </text:p>
          </table:table-cell>
          <table:table-cell office:value-type="string">
            <text:p>46.7 </text:p>
          </table:table-cell>
          <table:table-cell office:value-type="string">
            <text:p>4,279 </text:p>
          </table:table-cell>
          <table:table-cell office:value-type="string">
            <text:p>5,756 </text:p>
          </table:table-cell>
          <table:table-cell office:value-type="string">
            <text:p>5,756 </text:p>
          </table:table-cell>
          <table:table-cell office:value-type="string">
            <text:p>$9,214 </text:p>
          </table:table-cell>
          <table:table-cell office:value-type="string">
            <text:p>$11,522 </text:p>
          </table:table-cell>
          <table:table-cell office:value-type="string">
            <text:p>$25,766 </text:p>
          </table:table-cell>
          <table:table-cell office:value-type="string">
            <text:p>$145,794 </text:p>
          </table:table-cell>
          <table:table-cell office:value-type="string">
            <text:p>1,477 </text:p>
          </table:table-cell>
          <table:table-cell office:value-type="string">
            <text:p>$- </text:p>
          </table:table-cell>
          <table:table-cell office:value-type="string">
            <text:p>$564 </text:p>
          </table:table-cell>
          <table:table-cell office:value-type="string">
            <text:p>$687 </text:p>
          </table:table-cell>
          <table:table-cell office:value-type="string">
            <text:p>$581 </text:p>
          </table:table-cell>
          <table:table-cell office:value-type="string">
            <text:p>$18,211 </text:p>
          </table:table-cell>
          <table:table-cell office:value-type="string">
            <text:p>$120,251 </text:p>
          </table:table-cell>
          <table:table-cell office:value-type="string">
            <text:p>1,191 </text:p>
          </table:table-cell>
          <table:table-cell office:value-type="string">
            <text:p>$53,122 </text:p>
          </table:table-cell>
          <table:table-cell office:value-type="string">
            <text:p>370 </text:p>
          </table:table-cell>
          <table:table-cell office:value-type="string">
            <text:p>$53,122 </text:p>
          </table:table-cell>
          <table:table-cell office:value-type="string">
            <text:p>302 </text:p>
          </table:table-cell>
          <table:table-cell office:value-type="string">
            <text:p>$14,698 </text:p>
          </table:table-cell>
          <table:table-cell office:value-type="string">
            <text:p>2,416 </text:p>
          </table:table-cell>
          <table:table-cell office:value-type="string">
            <text:p>$30,829 </text:p>
          </table:table-cell>
          <table:table-cell office:value-type="string">
            <text:p>79 </text:p>
          </table:table-cell>
          <table:table-cell office:value-type="string">
            <text:p>386,363 </text:p>
          </table:table-cell>
          <table:table-cell office:value-type="string">
            <text:p>316,504 </text:p>
          </table:table-cell>
          <table:table-cell office:value-type="string">
            <text:p>986 </text:p>
          </table:table-cell>
          <table:table-cell office:value-type="string">
            <text:p>4.34</text:p>
          </table:table-cell>
          <table:table-cell office:value-type="string">
            <text:p>985 </text:p>
          </table:table-cell>
          <table:table-cell office:value-type="string">
            <text:p>175 </text:p>
          </table:table-cell>
          <table:table-cell office:value-type="string">
            <text:p>13.34 </text:p>
          </table:table-cell>
          <table:table-cell office:value-type="string">
            <text:p>10.9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irit </text:p>
          </table:table-cell>
          <table:table-cell office:value-type="string">
            <text:p>2017</text:p>
          </table:table-cell>
          <table:table-cell office:value-type="string">
            <text:p>8.28 </text:p>
          </table:table-cell>
          <table:table-cell office:value-type="string">
            <text:p>8.93 </text:p>
          </table:table-cell>
          <table:table-cell office:value-type="string">
            <text:p>$2.65 </text:p>
          </table:table-cell>
          <table:table-cell office:value-type="string">
            <text:p>6.09 </text:p>
          </table:table-cell>
          <table:table-cell office:value-type="string">
            <text:p>5.65 </text:p>
          </table:table-cell>
          <table:table-cell office:value-type="string">
            <text:p>4.70 </text:p>
          </table:table-cell>
          <table:table-cell office:value-type="string">
            <text:p>5.07 </text:p>
          </table:table-cell>
          <table:table-cell office:value-type="string">
            <text:p>$1.50 </text:p>
          </table:table-cell>
          <table:table-cell office:value-type="string">
            <text:p>$1.50 </text:p>
          </table:table-cell>
          <table:table-cell office:value-type="string">
            <text:p>1,143,794 </text:p>
          </table:table-cell>
          <table:table-cell office:value-type="string">
            <text:p>- </text:p>
          </table:table-cell>
          <table:table-cell office:value-type="string">
            <text:p>$39 </text:p>
          </table:table-cell>
          <table:table-cell office:value-type="string">
            <text:p>$420 </text:p>
          </table:table-cell>
          <table:table-cell office:value-type="string">
            <text:p>$169 </text:p>
          </table:table-cell>
          <table:table-cell office:value-type="string">
            <text:p>$0.07 </text:p>
          </table:table-cell>
          <table:table-cell office:value-type="string">
            <text:p>$0.24 </text:p>
          </table:table-cell>
          <table:table-cell office:value-type="string">
            <text:p>$2.26 </text:p>
          </table:table-cell>
          <table:table-cell office:value-type="string">
            <text:p>$2,259 </text:p>
          </table:table-cell>
          <table:table-cell office:value-type="string">
            <text:p>$1,687 </text:p>
          </table:table-cell>
          <table:table-cell office:value-type="string">
            <text:p>7.08 </text:p>
          </table:table-cell>
          <table:table-cell office:value-type="string">
            <text:p>5.29 </text:p>
          </table:table-cell>
          <table:table-cell office:value-type="string">
            <text:p>7.64 </text:p>
          </table:table-cell>
          <table:table-cell office:value-type="string">
            <text:p>5.70 </text:p>
          </table:table-cell>
          <table:table-cell office:value-type="string">
            <text:p/>
          </table:table-cell>
          <table:table-cell office:value-type="string">
            <text:p>3.63 </text:p>
          </table:table-cell>
          <table:table-cell office:value-type="string">
            <text:p>3.92 </text:p>
          </table:table-cell>
          <table:table-cell office:value-type="string">
            <text:p>$0.53 </text:p>
          </table:table-cell>
          <table:table-cell office:value-type="string">
            <text:p>1.65 </text:p>
          </table:table-cell>
          <table:table-cell office:value-type="string">
            <text:p>1.78 </text:p>
          </table:table-cell>
          <table:table-cell office:value-type="string">
            <text:p>$1.66 </text:p>
          </table:table-cell>
          <table:table-cell office:value-type="string">
            <text:p>345 </text:p>
          </table:table-cell>
          <table:table-cell office:value-type="string">
            <text:p>$572 </text:p>
          </table:table-cell>
          <table:table-cell office:value-type="string">
            <text:p>$46.1 </text:p>
          </table:table-cell>
          <table:table-cell office:value-type="string">
            <text:p>$0.019 </text:p>
          </table:table-cell>
          <table:table-cell office:value-type="string">
            <text:p>$57,010 </text:p>
          </table:table-cell>
          <table:table-cell office:value-type="string">
            <text:p>0</text:p>
          </table:table-cell>
          <table:table-cell office:value-type="string">
            <text:p>8.62 </text:p>
          </table:table-cell>
          <table:table-cell office:value-type="float" office:value="56">
            <text:p>56</text:p>
          </table:table-cell>
          <table:table-cell office:value-type="string">
            <text:p>37.4 </text:p>
          </table:table-cell>
          <table:table-cell office:value-type="string">
            <text:p>120.4 </text:p>
          </table:table-cell>
          <table:table-cell office:value-type="string">
            <text:p>120.4 </text:p>
          </table:table-cell>
          <table:table-cell office:value-type="string">
            <text:p>0.23100012560570</text:p>
          </table:table-cell>
          <table:table-cell office:value-type="string">
            <text:p>3.4 </text:p>
          </table:table-cell>
          <table:table-cell office:value-type="string">
            <text:p>42.5 </text:p>
          </table:table-cell>
          <table:table-cell office:value-type="string">
            <text:p>5,165 </text:p>
          </table:table-cell>
          <table:table-cell office:value-type="string">
            <text:p>7,104 </text:p>
          </table:table-cell>
          <table:table-cell office:value-type="string">
            <text:p>7,104 </text:p>
          </table:table-cell>
          <table:table-cell office:value-type="string">
            <text:p>$8,062 </text:p>
          </table:table-cell>
          <table:table-cell office:value-type="string">
            <text:p>$9,818 </text:p>
          </table:table-cell>
          <table:table-cell office:value-type="string">
            <text:p>$24,738 </text:p>
          </table:table-cell>
          <table:table-cell office:value-type="string">
            <text:p>$121,056 </text:p>
          </table:table-cell>
          <table:table-cell office:value-type="string">
            <text:p>1,939 </text:p>
          </table:table-cell>
          <table:table-cell office:value-type="string">
            <text:p>$- </text:p>
          </table:table-cell>
          <table:table-cell office:value-type="string">
            <text:p>$570 </text:p>
          </table:table-cell>
          <table:table-cell office:value-type="string">
            <text:p>$546 </text:p>
          </table:table-cell>
          <table:table-cell office:value-type="string">
            <text:p>$565 </text:p>
          </table:table-cell>
          <table:table-cell office:value-type="string">
            <text:p>$14,496 </text:p>
          </table:table-cell>
          <table:table-cell office:value-type="string">
            <text:p>$99,913 </text:p>
          </table:table-cell>
          <table:table-cell office:value-type="string">
            <text:p>1,371 </text:p>
          </table:table-cell>
          <table:table-cell office:value-type="string">
            <text:p>$52,517 </text:p>
          </table:table-cell>
          <table:table-cell office:value-type="string">
            <text:p>392 </text:p>
          </table:table-cell>
          <table:table-cell office:value-type="string">
            <text:p>$52,517 </text:p>
          </table:table-cell>
          <table:table-cell office:value-type="string">
            <text:p>351 </text:p>
          </table:table-cell>
          <table:table-cell office:value-type="string">
            <text:p>$17,702 </text:p>
          </table:table-cell>
          <table:table-cell office:value-type="string">
            <text:p>3,051 </text:p>
          </table:table-cell>
          <table:table-cell office:value-type="string">
            <text:p>$27,366 </text:p>
          </table:table-cell>
          <table:table-cell office:value-type="string">
            <text:p>103 </text:p>
          </table:table-cell>
          <table:table-cell office:value-type="string">
            <text:p>434,941 </text:p>
          </table:table-cell>
          <table:table-cell office:value-type="string">
            <text:p>370,635 </text:p>
          </table:table-cell>
          <table:table-cell office:value-type="string">
            <text:p>793 </text:p>
          </table:table-cell>
          <table:table-cell office:value-type="string">
            <text:p/>
          </table:table-cell>
          <table:table-cell office:value-type="string">
            <text:p>1,006 </text:p>
          </table:table-cell>
          <table:table-cell office:value-type="string">
            <text:p>179 </text:p>
          </table:table-cell>
          <table:table-cell office:value-type="string">
            <text:p>11.50 </text:p>
          </table:table-cell>
          <table:table-cell office:value-type="string">
            <text:p>9.8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1995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1996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1997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1998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1999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11.5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200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1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1 </text:p>
          </table:table-cell>
          <table:table-cell office:value-type="string">
            <text:p>1,905 </text:p>
          </table:table-cell>
          <table:table-cell office:value-type="string">
            <text:p>1,610 </text:p>
          </table:table-cell>
          <table:table-cell office:value-type="string">
            <text:p>585 </text:p>
          </table:table-cell>
          <table:table-cell office:value-type="string">
            <text:p>2.20</text:p>
          </table:table-cell>
          <table:table-cell office:value-type="string">
            <text:p>256 </text:p>
          </table:table-cell>
          <table:table-cell office:value-type="string">
            <text:p>102 </text:p>
          </table:table-cell>
          <table:table-cell office:value-type="string">
            <text:p>5.23 </text:p>
          </table:table-cell>
          <table:table-cell office:value-type="string">
            <text:p>4.4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2001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1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2 </text:p>
          </table:table-cell>
          <table:table-cell office:value-type="string">
            <text:p>1,426 </text:p>
          </table:table-cell>
          <table:table-cell office:value-type="string">
            <text:p>1,176 </text:p>
          </table:table-cell>
          <table:table-cell office:value-type="string">
            <text:p>1,051 </text:p>
          </table:table-cell>
          <table:table-cell office:value-type="string">
            <text:p>3.54</text:p>
          </table:table-cell>
          <table:table-cell office:value-type="string">
            <text:p>271 </text:p>
          </table:table-cell>
          <table:table-cell office:value-type="string">
            <text:p>106 </text:p>
          </table:table-cell>
          <table:table-cell office:value-type="string">
            <text:p>2.05 </text:p>
          </table:table-cell>
          <table:table-cell office:value-type="string">
            <text:p>1.6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2002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4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float" office:value="0">
            <text:p>0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2 </text:p>
          </table:table-cell>
          <table:table-cell office:value-type="string">
            <text:p>4,587 </text:p>
          </table:table-cell>
          <table:table-cell office:value-type="string">
            <text:p>4,703 </text:p>
          </table:table-cell>
          <table:table-cell office:value-type="string">
            <text:p>815 </text:p>
          </table:table-cell>
          <table:table-cell office:value-type="string">
            <text:p>4.50</text:p>
          </table:table-cell>
          <table:table-cell office:value-type="string">
            <text:p>587 </text:p>
          </table:table-cell>
          <table:table-cell office:value-type="string">
            <text:p>112 </text:p>
          </table:table-cell>
          <table:table-cell office:value-type="string">
            <text:p>6.57 </text:p>
          </table:table-cell>
          <table:table-cell office:value-type="string">
            <text:p>6.7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2003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$- </text:p>
          </table:table-cell>
          <table:table-cell office:value-type="string">
            <text:p>7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2.06 </text:p>
          </table:table-cell>
          <table:table-cell office:value-type="float" office:value="0">
            <text:p>0</text:p>
          </table:table-cell>
          <table:table-cell office:value-type="string">
            <text:p>43.3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22.3 </text:p>
          </table:table-cell>
          <table:table-cell office:value-type="string">
            <text:p>24.6 </text:p>
          </table:table-cell>
          <table:table-cell office:value-type="string">
            <text:p>251 </text:p>
          </table:table-cell>
          <table:table-cell office:value-type="string">
            <text:p>292 </text:p>
          </table:table-cell>
          <table:table-cell office:value-type="string">
            <text:p>292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41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- </text:p>
          </table:table-cell>
          <table:table-cell office:value-type="string">
            <text:p>16 </text:p>
          </table:table-cell>
          <table:table-cell office:value-type="string">
            <text:p>$- </text:p>
          </table:table-cell>
          <table:table-cell office:value-type="string">
            <text:p>62 </text:p>
          </table:table-cell>
          <table:table-cell office:value-type="string">
            <text:p>$- </text:p>
          </table:table-cell>
          <table:table-cell office:value-type="string">
            <text:p>108 </text:p>
          </table:table-cell>
          <table:table-cell office:value-type="string">
            <text:p>$- </text:p>
          </table:table-cell>
          <table:table-cell office:value-type="string">
            <text:p>3 </text:p>
          </table:table-cell>
          <table:table-cell office:value-type="string">
            <text:p>10,641 </text:p>
          </table:table-cell>
          <table:table-cell office:value-type="string">
            <text:p>6,112 </text:p>
          </table:table-cell>
          <table:table-cell office:value-type="string">
            <text:p>655 </text:p>
          </table:table-cell>
          <table:table-cell office:value-type="string">
            <text:p>2.57</text:p>
          </table:table-cell>
          <table:table-cell office:value-type="string">
            <text:p>879 </text:p>
          </table:table-cell>
          <table:table-cell office:value-type="string">
            <text:p>150 </text:p>
          </table:table-cell>
          <table:table-cell office:value-type="string">
            <text:p>10.49 </text:p>
          </table:table-cell>
          <table:table-cell office:value-type="string">
            <text:p>6.0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2004</text:p>
          </table:table-cell>
          <table:table-cell office:value-type="string">
            <text:p>8.54 </text:p>
          </table:table-cell>
          <table:table-cell office:value-type="string">
            <text:p>8.69 </text:p>
          </table:table-cell>
          <table:table-cell office:value-type="string">
            <text:p>$0.10 </text:p>
          </table:table-cell>
          <table:table-cell office:value-type="string">
            <text:p>5.16 </text:p>
          </table:table-cell>
          <table:table-cell office:value-type="string">
            <text:p>5.08 </text:p>
          </table:table-cell>
          <table:table-cell office:value-type="string">
            <text:p>3.87 </text:p>
          </table:table-cell>
          <table:table-cell office:value-type="string">
            <text:p>3.94 </text:p>
          </table:table-cell>
          <table:table-cell office:value-type="string">
            <text:p>$0.05 </text:p>
          </table:table-cell>
          <table:table-cell office:value-type="string">
            <text:p>$0.05 </text:p>
          </table:table-cell>
          <table:table-cell office:value-type="string">
            <text:p>15,471 </text:p>
          </table:table-cell>
          <table:table-cell office:value-type="string">
            <text:p>- </text:p>
          </table:table-cell>
          <table:table-cell office:value-type="string">
            <text:p>$1 </text:p>
          </table:table-cell>
          <table:table-cell office:value-type="string">
            <text:p>$2 </text:p>
          </table:table-cell>
          <table:table-cell office:value-type="string">
            <text:p>$- </text:p>
          </table:table-cell>
          <table:table-cell office:value-type="string">
            <text:p>$0.00 </text:p>
          </table:table-cell>
          <table:table-cell office:value-type="string">
            <text:p>$0.11 </text:p>
          </table:table-cell>
          <table:table-cell office:value-type="string">
            <text:p>$0.10 </text:p>
          </table:table-cell>
          <table:table-cell office:value-type="string">
            <text:p>$96 </text:p>
          </table:table-cell>
          <table:table-cell office:value-type="string">
            <text:p>$96 </text:p>
          </table:table-cell>
          <table:table-cell office:value-type="string">
            <text:p>8.01 </text:p>
          </table:table-cell>
          <table:table-cell office:value-type="string">
            <text:p>8.01 </text:p>
          </table:table-cell>
          <table:table-cell office:value-type="string">
            <text:p>8.14 </text:p>
          </table:table-cell>
          <table:table-cell office:value-type="string">
            <text:p>8.14 </text:p>
          </table:table-cell>
          <table:table-cell office:value-type="string">
            <text:p/>
          </table:table-cell>
          <table:table-cell office:value-type="string">
            <text:p>6.53 </text:p>
          </table:table-cell>
          <table:table-cell office:value-type="string">
            <text:p>6.64 </text:p>
          </table:table-cell>
          <table:table-cell office:value-type="string">
            <text:p>$0.02 </text:p>
          </table:table-cell>
          <table:table-cell office:value-type="string">
            <text:p>1.48 </text:p>
          </table:table-cell>
          <table:table-cell office:value-type="string">
            <text:p>1.50 </text:p>
          </table:table-cell>
          <table:table-cell office:value-type="string">
            <text:p>$- </text:p>
          </table:table-cell>
          <table:table-cell office:value-type="string">
            <text:p>18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26,418 </text:p>
          </table:table-cell>
          <table:table-cell office:value-type="string">
            <text:p>0</text:p>
          </table:table-cell>
          <table:table-cell office:value-type="string">
            <text:p>2.69 </text:p>
          </table:table-cell>
          <table:table-cell office:value-type="float" office:value="67">
            <text:p>67</text:p>
          </table:table-cell>
          <table:table-cell office:value-type="string">
            <text:p>43.6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22.1 </text:p>
          </table:table-cell>
          <table:table-cell office:value-type="string">
            <text:p>49.3 </text:p>
          </table:table-cell>
          <table:table-cell office:value-type="string">
            <text:p>362 </text:p>
          </table:table-cell>
          <table:table-cell office:value-type="string">
            <text:p>437 </text:p>
          </table:table-cell>
          <table:table-cell office:value-type="string">
            <text:p>437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14,392 </text:p>
          </table:table-cell>
          <table:table-cell office:value-type="string">
            <text:p>$- </text:p>
          </table:table-cell>
          <table:table-cell office:value-type="string">
            <text:p>75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32,140 </text:p>
          </table:table-cell>
          <table:table-cell office:value-type="string">
            <text:p>41 </text:p>
          </table:table-cell>
          <table:table-cell office:value-type="string">
            <text:p/>
          </table:table-cell>
          <table:table-cell office:value-type="string">
            <text:p>177 </text:p>
          </table:table-cell>
          <table:table-cell office:value-type="string">
            <text:p>$11,317 </text:p>
          </table:table-cell>
          <table:table-cell office:value-type="string">
            <text:p>103 </text:p>
          </table:table-cell>
          <table:table-cell office:value-type="string">
            <text:p>$61,502 </text:p>
          </table:table-cell>
          <table:table-cell office:value-type="string">
            <text:p>8 </text:p>
          </table:table-cell>
          <table:table-cell office:value-type="string">
            <text:p>19,627 </text:p>
          </table:table-cell>
          <table:table-cell office:value-type="string">
            <text:p>16,791 </text:p>
          </table:table-cell>
          <table:table-cell office:value-type="string">
            <text:p>912 </text:p>
          </table:table-cell>
          <table:table-cell office:value-type="string">
            <text:p>2.42</text:p>
          </table:table-cell>
          <table:table-cell office:value-type="string">
            <text:p>1,004 </text:p>
          </table:table-cell>
          <table:table-cell office:value-type="string">
            <text:p>155 </text:p>
          </table:table-cell>
          <table:table-cell office:value-type="string">
            <text:p>6.71 </text:p>
          </table:table-cell>
          <table:table-cell office:value-type="string">
            <text:p>5.74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2005</text:p>
          </table:table-cell>
          <table:table-cell office:value-type="string">
            <text:p>8.29 </text:p>
          </table:table-cell>
          <table:table-cell office:value-type="string">
            <text:p>8.31 </text:p>
          </table:table-cell>
          <table:table-cell office:value-type="string">
            <text:p>$0.13 </text:p>
          </table:table-cell>
          <table:table-cell office:value-type="string">
            <text:p>7.06 </text:p>
          </table:table-cell>
          <table:table-cell office:value-type="string">
            <text:p>7.04 </text:p>
          </table:table-cell>
          <table:table-cell office:value-type="string">
            <text:p>5.67 </text:p>
          </table:table-cell>
          <table:table-cell office:value-type="string">
            <text:p>5.69 </text:p>
          </table:table-cell>
          <table:table-cell office:value-type="string">
            <text:p>$0.09 </text:p>
          </table:table-cell>
          <table:table-cell office:value-type="string">
            <text:p>$0.09 </text:p>
          </table:table-cell>
          <table:table-cell office:value-type="string">
            <text:p>11,194 </text:p>
          </table:table-cell>
          <table:table-cell office:value-type="string">
            <text:p>- </text:p>
          </table:table-cell>
          <table:table-cell office:value-type="string">
            <text:p>$0 </text:p>
          </table:table-cell>
          <table:table-cell office:value-type="string">
            <text:p>$8 </text:p>
          </table:table-cell>
          <table:table-cell office:value-type="string">
            <text:p>$- </text:p>
          </table:table-cell>
          <table:table-cell office:value-type="string">
            <text:p>$0.00 </text:p>
          </table:table-cell>
          <table:table-cell office:value-type="string">
            <text:p>$0.15 </text:p>
          </table:table-cell>
          <table:table-cell office:value-type="string">
            <text:p>$0.12 </text:p>
          </table:table-cell>
          <table:table-cell office:value-type="string">
            <text:p>$124 </text:p>
          </table:table-cell>
          <table:table-cell office:value-type="string">
            <text:p>$124 </text:p>
          </table:table-cell>
          <table:table-cell office:value-type="string">
            <text:p>7.76 </text:p>
          </table:table-cell>
          <table:table-cell office:value-type="string">
            <text:p>7.76 </text:p>
          </table:table-cell>
          <table:table-cell office:value-type="string">
            <text:p>7.78 </text:p>
          </table:table-cell>
          <table:table-cell office:value-type="string">
            <text:p>7.78 </text:p>
          </table:table-cell>
          <table:table-cell office:value-type="string">
            <text:p/>
          </table:table-cell>
          <table:table-cell office:value-type="string">
            <text:p>6.21 </text:p>
          </table:table-cell>
          <table:table-cell office:value-type="string">
            <text:p>6.23 </text:p>
          </table:table-cell>
          <table:table-cell office:value-type="string">
            <text:p>$0.02 </text:p>
          </table:table-cell>
          <table:table-cell office:value-type="string">
            <text:p>1.54 </text:p>
          </table:table-cell>
          <table:table-cell office:value-type="string">
            <text:p>1.55 </text:p>
          </table:table-cell>
          <table:table-cell office:value-type="string">
            <text:p>$- </text:p>
          </table:table-cell>
          <table:table-cell office:value-type="string">
            <text:p>25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30,453 </text:p>
          </table:table-cell>
          <table:table-cell office:value-type="string">
            <text:p>0</text:p>
          </table:table-cell>
          <table:table-cell office:value-type="string">
            <text:p>2.83 </text:p>
          </table:table-cell>
          <table:table-cell office:value-type="float" office:value="65">
            <text:p>65</text:p>
          </table:table-cell>
          <table:table-cell office:value-type="string">
            <text:p>38.7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/>
          </table:table-cell>
          <table:table-cell office:value-type="string">
            <text:p>16.0 </text:p>
          </table:table-cell>
          <table:table-cell office:value-type="string">
            <text:p>52.9 </text:p>
          </table:table-cell>
          <table:table-cell office:value-type="string">
            <text:p>422 </text:p>
          </table:table-cell>
          <table:table-cell office:value-type="string">
            <text:p>563 </text:p>
          </table:table-cell>
          <table:table-cell office:value-type="string">
            <text:p>563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20,479 </text:p>
          </table:table-cell>
          <table:table-cell office:value-type="string">
            <text:p>$- </text:p>
          </table:table-cell>
          <table:table-cell office:value-type="string">
            <text:p>141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>$- </text:p>
          </table:table-cell>
          <table:table-cell office:value-type="string">
            <text:p/>
          </table:table-cell>
          <table:table-cell office:value-type="string">
            <text:p>$42,719 </text:p>
          </table:table-cell>
          <table:table-cell office:value-type="string">
            <text:p>46 </text:p>
          </table:table-cell>
          <table:table-cell office:value-type="string">
            <text:p/>
          </table:table-cell>
          <table:table-cell office:value-type="string">
            <text:p>185 </text:p>
          </table:table-cell>
          <table:table-cell office:value-type="string">
            <text:p>$16,266 </text:p>
          </table:table-cell>
          <table:table-cell office:value-type="string">
            <text:p>135 </text:p>
          </table:table-cell>
          <table:table-cell office:value-type="string">
            <text:p>$62,985 </text:p>
          </table:table-cell>
          <table:table-cell office:value-type="string">
            <text:p>12 </text:p>
          </table:table-cell>
          <table:table-cell office:value-type="string">
            <text:p>29,002 </text:p>
          </table:table-cell>
          <table:table-cell office:value-type="string">
            <text:p>22,489 </text:p>
          </table:table-cell>
          <table:table-cell office:value-type="string">
            <text:p>861 </text:p>
          </table:table-cell>
          <table:table-cell office:value-type="string">
            <text:p>4.67</text:p>
          </table:table-cell>
          <table:table-cell office:value-type="string">
            <text:p>1,055 </text:p>
          </table:table-cell>
          <table:table-cell office:value-type="string">
            <text:p>148 </text:p>
          </table:table-cell>
          <table:table-cell office:value-type="string">
            <text:p>6.87 </text:p>
          </table:table-cell>
          <table:table-cell office:value-type="string">
            <text:p>5.3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2006</text:p>
          </table:table-cell>
          <table:table-cell office:value-type="string">
            <text:p>8.01 </text:p>
          </table:table-cell>
          <table:table-cell office:value-type="string">
            <text:p>8.33 </text:p>
          </table:table-cell>
          <table:table-cell office:value-type="string">
            <text:p>$0.23 </text:p>
          </table:table-cell>
          <table:table-cell office:value-type="string">
            <text:p>7.98 </text:p>
          </table:table-cell>
          <table:table-cell office:value-type="string">
            <text:p>7.68 </text:p>
          </table:table-cell>
          <table:table-cell office:value-type="string">
            <text:p>6.22 </text:p>
          </table:table-cell>
          <table:table-cell office:value-type="string">
            <text:p>6.46 </text:p>
          </table:table-cell>
          <table:table-cell office:value-type="string">
            <text:p>$0.18 </text:p>
          </table:table-cell>
          <table:table-cell office:value-type="string">
            <text:p>$0.18 </text:p>
          </table:table-cell>
          <table:table-cell office:value-type="string">
            <text:p>17,767 </text:p>
          </table:table-cell>
          <table:table-cell office:value-type="string">
            <text:p>- </text:p>
          </table:table-cell>
          <table:table-cell office:value-type="string">
            <text:p>$1 </text:p>
          </table:table-cell>
          <table:table-cell office:value-type="string">
            <text:p>$11 </text:p>
          </table:table-cell>
          <table:table-cell office:value-type="string">
            <text:p>$19 </text:p>
          </table:table-cell>
          <table:table-cell office:value-type="string">
            <text:p>$0.00 </text:p>
          </table:table-cell>
          <table:table-cell office:value-type="string">
            <text:p>$0.09 </text:p>
          </table:table-cell>
          <table:table-cell office:value-type="string">
            <text:p>$0.22 </text:p>
          </table:table-cell>
          <table:table-cell office:value-type="string">
            <text:p>$217 </text:p>
          </table:table-cell>
          <table:table-cell office:value-type="string">
            <text:p>$115 </text:p>
          </table:table-cell>
          <table:table-cell office:value-type="string">
            <text:p>7.57 </text:p>
          </table:table-cell>
          <table:table-cell office:value-type="string">
            <text:p>4.02 </text:p>
          </table:table-cell>
          <table:table-cell office:value-type="string">
            <text:p>7.86 </text:p>
          </table:table-cell>
          <table:table-cell office:value-type="string">
            <text:p>4.18 </text:p>
          </table:table-cell>
          <table:table-cell office:value-type="string">
            <text:p/>
          </table:table-cell>
          <table:table-cell office:value-type="string">
            <text:p>2.73 </text:p>
          </table:table-cell>
          <table:table-cell office:value-type="string">
            <text:p>2.83 </text:p>
          </table:table-cell>
          <table:table-cell office:value-type="string">
            <text:p>$0.04 </text:p>
          </table:table-cell>
          <table:table-cell office:value-type="string">
            <text:p>1.30 </text:p>
          </table:table-cell>
          <table:table-cell office:value-type="string">
            <text:p>1.35 </text:p>
          </table:table-cell>
          <table:table-cell office:value-type="string">
            <text:p>$4.22 </text:p>
          </table:table-cell>
          <table:table-cell office:value-type="string">
            <text:p>24 </text:p>
          </table:table-cell>
          <table:table-cell office:value-type="string">
            <text:p>$102 </text:p>
          </table:table-cell>
          <table:table-cell office:value-type="string">
            <text:p>$46.5 </text:p>
          </table:table-cell>
          <table:table-cell office:value-type="string">
            <text:p>$0.037 </text:p>
          </table:table-cell>
          <table:table-cell office:value-type="string">
            <text:p>$29,948 </text:p>
          </table:table-cell>
          <table:table-cell office:value-type="string">
            <text:p>0</text:p>
          </table:table-cell>
          <table:table-cell office:value-type="string">
            <text:p>3.28 </text:p>
          </table:table-cell>
          <table:table-cell office:value-type="float" office:value="74">
            <text:p>74</text:p>
          </table:table-cell>
          <table:table-cell office:value-type="string">
            <text:p>53.7 </text:p>
          </table:table-cell>
          <table:table-cell office:value-type="string">
            <text:p>229.6 </text:p>
          </table:table-cell>
          <table:table-cell office:value-type="string">
            <text:p>229.6 </text:p>
          </table:table-cell>
          <table:table-cell office:value-type="string">
            <text:p>0.03441522575967</text:p>
          </table:table-cell>
          <table:table-cell office:value-type="string">
            <text:p>27.9 </text:p>
          </table:table-cell>
          <table:table-cell office:value-type="string">
            <text:p>59.7 </text:p>
          </table:table-cell>
          <table:table-cell office:value-type="string">
            <text:p>663 </text:p>
          </table:table-cell>
          <table:table-cell office:value-type="string">
            <text:p>841 </text:p>
          </table:table-cell>
          <table:table-cell office:value-type="string">
            <text:p>841 </text:p>
          </table:table-cell>
          <table:table-cell office:value-type="string">
            <text:p>$3,332 </text:p>
          </table:table-cell>
          <table:table-cell office:value-type="string">
            <text:p/>
          </table:table-cell>
          <table:table-cell office:value-type="string">
            <text:p>$16,593 </text:p>
          </table:table-cell>
          <table:table-cell office:value-type="string">
            <text:p>$57,590 </text:p>
          </table:table-cell>
          <table:table-cell office:value-type="string">
            <text:p>178 </text:p>
          </table:table-cell>
          <table:table-cell office:value-type="string">
            <text:p>$- </text:p>
          </table:table-cell>
          <table:table-cell office:value-type="string">
            <text:p>$237 </text:p>
          </table:table-cell>
          <table:table-cell office:value-type="string">
            <text:p>$- </text:p>
          </table:table-cell>
          <table:table-cell office:value-type="string">
            <text:p>$237 </text:p>
          </table:table-cell>
          <table:table-cell office:value-type="string">
            <text:p>$5,582 </text:p>
          </table:table-cell>
          <table:table-cell office:value-type="string">
            <text:p>$47,559 </text:p>
          </table:table-cell>
          <table:table-cell office:value-type="string">
            <text:p/>
          </table:table-cell>
          <table:table-cell office:value-type="string">
            <text:p>$30,925 </text:p>
          </table:table-cell>
          <table:table-cell office:value-type="string">
            <text:p>70 </text:p>
          </table:table-cell>
          <table:table-cell office:value-type="string">
            <text:p/>
          </table:table-cell>
          <table:table-cell office:value-type="string">
            <text:p>303 </text:p>
          </table:table-cell>
          <table:table-cell office:value-type="string">
            <text:p>$12,686 </text:p>
          </table:table-cell>
          <table:table-cell office:value-type="string">
            <text:p>210 </text:p>
          </table:table-cell>
          <table:table-cell office:value-type="string">
            <text:p>$27,236 </text:p>
          </table:table-cell>
          <table:table-cell office:value-type="string">
            <text:p>11 </text:p>
          </table:table-cell>
          <table:table-cell office:value-type="string">
            <text:p>50,829 </text:p>
          </table:table-cell>
          <table:table-cell office:value-type="string">
            <text:p>21,660 </text:p>
          </table:table-cell>
          <table:table-cell office:value-type="string">
            <text:p>474 </text:p>
          </table:table-cell>
          <table:table-cell office:value-type="string">
            <text:p>2.86</text:p>
          </table:table-cell>
          <table:table-cell office:value-type="string">
            <text:p>1,005 </text:p>
          </table:table-cell>
          <table:table-cell office:value-type="string">
            <text:p>148 </text:p>
          </table:table-cell>
          <table:table-cell office:value-type="string">
            <text:p>12.80 </text:p>
          </table:table-cell>
          <table:table-cell office:value-type="string">
            <text:p>5.4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2007</text:p>
          </table:table-cell>
          <table:table-cell office:value-type="string">
            <text:p>8.46 </text:p>
          </table:table-cell>
          <table:table-cell office:value-type="string">
            <text:p>9.11 </text:p>
          </table:table-cell>
          <table:table-cell office:value-type="string">
            <text:p>$0.34 </text:p>
          </table:table-cell>
          <table:table-cell office:value-type="string">
            <text:p>8.31 </text:p>
          </table:table-cell>
          <table:table-cell office:value-type="string">
            <text:p>7.72 </text:p>
          </table:table-cell>
          <table:table-cell office:value-type="string">
            <text:p>6.44 </text:p>
          </table:table-cell>
          <table:table-cell office:value-type="string">
            <text:p>6.94 </text:p>
          </table:table-cell>
          <table:table-cell office:value-type="string">
            <text:p>$0.26 </text:p>
          </table:table-cell>
          <table:table-cell office:value-type="string">
            <text:p>$0.26 </text:p>
          </table:table-cell>
          <table:table-cell office:value-type="string">
            <text:p>45,734 </text:p>
          </table:table-cell>
          <table:table-cell office:value-type="string">
            <text:p>- </text:p>
          </table:table-cell>
          <table:table-cell office:value-type="string">
            <text:p>$1 </text:p>
          </table:table-cell>
          <table:table-cell office:value-type="string">
            <text:p>$13 </text:p>
          </table:table-cell>
          <table:table-cell office:value-type="string">
            <text:p>$24 </text:p>
          </table:table-cell>
          <table:table-cell office:value-type="string">
            <text:p>$0.00 </text:p>
          </table:table-cell>
          <table:table-cell office:value-type="string">
            <text:p>$0.12 </text:p>
          </table:table-cell>
          <table:table-cell office:value-type="string">
            <text:p>$0.31 </text:p>
          </table:table-cell>
          <table:table-cell office:value-type="string">
            <text:p>$310 </text:p>
          </table:table-cell>
          <table:table-cell office:value-type="string">
            <text:p>$158 </text:p>
          </table:table-cell>
          <table:table-cell office:value-type="string">
            <text:p>7.72 </text:p>
          </table:table-cell>
          <table:table-cell office:value-type="string">
            <text:p>3.93 </text:p>
          </table:table-cell>
          <table:table-cell office:value-type="string">
            <text:p>8.31 </text:p>
          </table:table-cell>
          <table:table-cell office:value-type="string">
            <text:p>4.24 </text:p>
          </table:table-cell>
          <table:table-cell office:value-type="string">
            <text:p/>
          </table:table-cell>
          <table:table-cell office:value-type="string">
            <text:p>2.50 </text:p>
          </table:table-cell>
          <table:table-cell office:value-type="string">
            <text:p>2.69 </text:p>
          </table:table-cell>
          <table:table-cell office:value-type="string">
            <text:p>$0.06 </text:p>
          </table:table-cell>
          <table:table-cell office:value-type="string">
            <text:p>1.43 </text:p>
          </table:table-cell>
          <table:table-cell office:value-type="string">
            <text:p>1.54 </text:p>
          </table:table-cell>
          <table:table-cell office:value-type="string">
            <text:p>$2.55 </text:p>
          </table:table-cell>
          <table:table-cell office:value-type="string">
            <text:p>60 </text:p>
          </table:table-cell>
          <table:table-cell office:value-type="string">
            <text:p>$152 </text:p>
          </table:table-cell>
          <table:table-cell office:value-type="string">
            <text:p>$46.5 </text:p>
          </table:table-cell>
          <table:table-cell office:value-type="string">
            <text:p>$0.041 </text:p>
          </table:table-cell>
          <table:table-cell office:value-type="string">
            <text:p>$34,055 </text:p>
          </table:table-cell>
          <table:table-cell office:value-type="string">
            <text:p>0.49043604538715</text:p>
          </table:table-cell>
          <table:table-cell office:value-type="string">
            <text:p>3.29 </text:p>
          </table:table-cell>
          <table:table-cell office:value-type="float" office:value="65">
            <text:p>65</text:p>
          </table:table-cell>
          <table:table-cell office:value-type="string">
            <text:p>46.0 </text:p>
          </table:table-cell>
          <table:table-cell office:value-type="string">
            <text:p>210.6 </text:p>
          </table:table-cell>
          <table:table-cell office:value-type="string">
            <text:p>210.6 </text:p>
          </table:table-cell>
          <table:table-cell office:value-type="string">
            <text:p>0.039604457278835</text:p>
          </table:table-cell>
          <table:table-cell office:value-type="string">
            <text:p>15.3 </text:p>
          </table:table-cell>
          <table:table-cell office:value-type="string">
            <text:p>60.7 </text:p>
          </table:table-cell>
          <table:table-cell office:value-type="string">
            <text:p>865 </text:p>
          </table:table-cell>
          <table:table-cell office:value-type="string">
            <text:p>1,133 </text:p>
          </table:table-cell>
          <table:table-cell office:value-type="string">
            <text:p>1,133 </text:p>
          </table:table-cell>
          <table:table-cell office:value-type="string">
            <text:p>$7,193 </text:p>
          </table:table-cell>
          <table:table-cell office:value-type="string">
            <text:p/>
          </table:table-cell>
          <table:table-cell office:value-type="string">
            <text:p>$20,809 </text:p>
          </table:table-cell>
          <table:table-cell office:value-type="string">
            <text:p>$56,318 </text:p>
          </table:table-cell>
          <table:table-cell office:value-type="string">
            <text:p>268 </text:p>
          </table:table-cell>
          <table:table-cell office:value-type="string">
            <text:p>$- </text:p>
          </table:table-cell>
          <table:table-cell office:value-type="string">
            <text:p>$270 </text:p>
          </table:table-cell>
          <table:table-cell office:value-type="string">
            <text:p>$- </text:p>
          </table:table-cell>
          <table:table-cell office:value-type="string">
            <text:p>$270 </text:p>
          </table:table-cell>
          <table:table-cell office:value-type="string">
            <text:p>$4,148 </text:p>
          </table:table-cell>
          <table:table-cell office:value-type="string">
            <text:p>$47,861 </text:p>
          </table:table-cell>
          <table:table-cell office:value-type="string">
            <text:p/>
          </table:table-cell>
          <table:table-cell office:value-type="string">
            <text:p>$36,736 </text:p>
          </table:table-cell>
          <table:table-cell office:value-type="string">
            <text:p>88 </text:p>
          </table:table-cell>
          <table:table-cell office:value-type="string">
            <text:p/>
          </table:table-cell>
          <table:table-cell office:value-type="string">
            <text:p>391 </text:p>
          </table:table-cell>
          <table:table-cell office:value-type="string">
            <text:p>$14,770 </text:p>
          </table:table-cell>
          <table:table-cell office:value-type="string">
            <text:p>267 </text:p>
          </table:table-cell>
          <table:table-cell office:value-type="string">
            <text:p>$29,053 </text:p>
          </table:table-cell>
          <table:table-cell office:value-type="string">
            <text:p>26 </text:p>
          </table:table-cell>
          <table:table-cell office:value-type="string">
            <text:p>65,706 </text:p>
          </table:table-cell>
          <table:table-cell office:value-type="string">
            <text:p>47,861 </text:p>
          </table:table-cell>
          <table:table-cell office:value-type="string">
            <text:p>909 </text:p>
          </table:table-cell>
          <table:table-cell office:value-type="string">
            <text:p>2.71</text:p>
          </table:table-cell>
          <table:table-cell office:value-type="string">
            <text:p>942 </text:p>
          </table:table-cell>
          <table:table-cell office:value-type="string">
            <text:p>148 </text:p>
          </table:table-cell>
          <table:table-cell office:value-type="string">
            <text:p>7.03 </text:p>
          </table:table-cell>
          <table:table-cell office:value-type="string">
            <text:p>5.1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2008</text:p>
          </table:table-cell>
          <table:table-cell office:value-type="string">
            <text:p>10.04 </text:p>
          </table:table-cell>
          <table:table-cell office:value-type="string">
            <text:p>11.29 </text:p>
          </table:table-cell>
          <table:table-cell office:value-type="string">
            <text:p>$0.48 </text:p>
          </table:table-cell>
          <table:table-cell office:value-type="string">
            <text:p>8.63 </text:p>
          </table:table-cell>
          <table:table-cell office:value-type="string">
            <text:p>7.68 </text:p>
          </table:table-cell>
          <table:table-cell office:value-type="string">
            <text:p>6.88 </text:p>
          </table:table-cell>
          <table:table-cell office:value-type="string">
            <text:p>7.73 </text:p>
          </table:table-cell>
          <table:table-cell office:value-type="string">
            <text:p>$0.33 </text:p>
          </table:table-cell>
          <table:table-cell office:value-type="string">
            <text:p>$0.33 </text:p>
          </table:table-cell>
          <table:table-cell office:value-type="string">
            <text:p>99,586 </text:p>
          </table:table-cell>
          <table:table-cell office:value-type="string">
            <text:p>- </text:p>
          </table:table-cell>
          <table:table-cell office:value-type="string">
            <text:p>$1 </text:p>
          </table:table-cell>
          <table:table-cell office:value-type="string">
            <text:p>$16 </text:p>
          </table:table-cell>
          <table:table-cell office:value-type="string">
            <text:p>$39 </text:p>
          </table:table-cell>
          <table:table-cell office:value-type="string">
            <text:p>$0.01 </text:p>
          </table:table-cell>
          <table:table-cell office:value-type="string">
            <text:p>$0.14 </text:p>
          </table:table-cell>
          <table:table-cell office:value-type="string">
            <text:p>$0.44 </text:p>
          </table:table-cell>
          <table:table-cell office:value-type="string">
            <text:p>$442 </text:p>
          </table:table-cell>
          <table:table-cell office:value-type="string">
            <text:p>$212 </text:p>
          </table:table-cell>
          <table:table-cell office:value-type="string">
            <text:p>9.18 </text:p>
          </table:table-cell>
          <table:table-cell office:value-type="string">
            <text:p>4.41 </text:p>
          </table:table-cell>
          <table:table-cell office:value-type="string">
            <text:p>10.32 </text:p>
          </table:table-cell>
          <table:table-cell office:value-type="string">
            <text:p>4.95 </text:p>
          </table:table-cell>
          <table:table-cell office:value-type="string">
            <text:p/>
          </table:table-cell>
          <table:table-cell office:value-type="string">
            <text:p>2.86 </text:p>
          </table:table-cell>
          <table:table-cell office:value-type="string">
            <text:p>3.21 </text:p>
          </table:table-cell>
          <table:table-cell office:value-type="string">
            <text:p>$0.07 </text:p>
          </table:table-cell>
          <table:table-cell office:value-type="string">
            <text:p>1.55 </text:p>
          </table:table-cell>
          <table:table-cell office:value-type="string">
            <text:p>1.74 </text:p>
          </table:table-cell>
          <table:table-cell office:value-type="string">
            <text:p>$3.26 </text:p>
          </table:table-cell>
          <table:table-cell office:value-type="string">
            <text:p>70 </text:p>
          </table:table-cell>
          <table:table-cell office:value-type="string">
            <text:p>$230 </text:p>
          </table:table-cell>
          <table:table-cell office:value-type="string">
            <text:p>$53.5 </text:p>
          </table:table-cell>
          <table:table-cell office:value-type="string">
            <text:p>$0.054 </text:p>
          </table:table-cell>
          <table:table-cell office:value-type="string">
            <text:p>$39,105 </text:p>
          </table:table-cell>
          <table:table-cell office:value-type="string">
            <text:p>0.51976616782469</text:p>
          </table:table-cell>
          <table:table-cell office:value-type="string">
            <text:p>3.22 </text:p>
          </table:table-cell>
          <table:table-cell office:value-type="float" office:value="57">
            <text:p>57</text:p>
          </table:table-cell>
          <table:table-cell office:value-type="string">
            <text:p>47.3 </text:p>
          </table:table-cell>
          <table:table-cell office:value-type="string">
            <text:p>185.0 </text:p>
          </table:table-cell>
          <table:table-cell office:value-type="string">
            <text:p>185.0 </text:p>
          </table:table-cell>
          <table:table-cell office:value-type="string">
            <text:p>0.02404511360798</text:p>
          </table:table-cell>
          <table:table-cell office:value-type="string">
            <text:p>12.9 </text:p>
          </table:table-cell>
          <table:table-cell office:value-type="string">
            <text:p>56.6 </text:p>
          </table:table-cell>
          <table:table-cell office:value-type="string">
            <text:p>1,023 </text:p>
          </table:table-cell>
          <table:table-cell office:value-type="string">
            <text:p>1,330 </text:p>
          </table:table-cell>
          <table:table-cell office:value-type="string">
            <text:p>1,330 </text:p>
          </table:table-cell>
          <table:table-cell office:value-type="string">
            <text:p>$6,317 </text:p>
          </table:table-cell>
          <table:table-cell office:value-type="string">
            <text:p/>
          </table:table-cell>
          <table:table-cell office:value-type="string">
            <text:p>$23,639 </text:p>
          </table:table-cell>
          <table:table-cell office:value-type="string">
            <text:p>$66,739 </text:p>
          </table:table-cell>
          <table:table-cell office:value-type="string">
            <text:p>307 </text:p>
          </table:table-cell>
          <table:table-cell office:value-type="string">
            <text:p>$- </text:p>
          </table:table-cell>
          <table:table-cell office:value-type="string">
            <text:p>$298 </text:p>
          </table:table-cell>
          <table:table-cell office:value-type="string">
            <text:p>$- </text:p>
          </table:table-cell>
          <table:table-cell office:value-type="string">
            <text:p>$298 </text:p>
          </table:table-cell>
          <table:table-cell office:value-type="string">
            <text:p>$5,017 </text:p>
          </table:table-cell>
          <table:table-cell office:value-type="string">
            <text:p>$56,870 </text:p>
          </table:table-cell>
          <table:table-cell office:value-type="string">
            <text:p/>
          </table:table-cell>
          <table:table-cell office:value-type="string">
            <text:p>$45,452 </text:p>
          </table:table-cell>
          <table:table-cell office:value-type="string">
            <text:p>122 </text:p>
          </table:table-cell>
          <table:table-cell office:value-type="string">
            <text:p/>
          </table:table-cell>
          <table:table-cell office:value-type="string">
            <text:p>428 </text:p>
          </table:table-cell>
          <table:table-cell office:value-type="string">
            <text:p>$15,871 </text:p>
          </table:table-cell>
          <table:table-cell office:value-type="string">
            <text:p>339 </text:p>
          </table:table-cell>
          <table:table-cell office:value-type="string">
            <text:p>$30,581 </text:p>
          </table:table-cell>
          <table:table-cell office:value-type="string">
            <text:p>33 </text:p>
          </table:table-cell>
          <table:table-cell office:value-type="string">
            <text:p>77,547 </text:p>
          </table:table-cell>
          <table:table-cell office:value-type="string">
            <text:p>63,846 </text:p>
          </table:table-cell>
          <table:table-cell office:value-type="string">
            <text:p>908 </text:p>
          </table:table-cell>
          <table:table-cell office:value-type="string">
            <text:p>2.86</text:p>
          </table:table-cell>
          <table:table-cell office:value-type="string">
            <text:p>881 </text:p>
          </table:table-cell>
          <table:table-cell office:value-type="string">
            <text:p>148 </text:p>
          </table:table-cell>
          <table:table-cell office:value-type="string">
            <text:p>6.42 </text:p>
          </table:table-cell>
          <table:table-cell office:value-type="string">
            <text:p>5.2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2009</text:p>
          </table:table-cell>
          <table:table-cell office:value-type="string">
            <text:p>7.87 </text:p>
          </table:table-cell>
          <table:table-cell office:value-type="string">
            <text:p>8.93 </text:p>
          </table:table-cell>
          <table:table-cell office:value-type="string">
            <text:p>$0.54 </text:p>
          </table:table-cell>
          <table:table-cell office:value-type="string">
            <text:p>7.91 </text:p>
          </table:table-cell>
          <table:table-cell office:value-type="string">
            <text:p>6.97 </text:p>
          </table:table-cell>
          <table:table-cell office:value-type="string">
            <text:p>6.26 </text:p>
          </table:table-cell>
          <table:table-cell office:value-type="string">
            <text:p>7.10 </text:p>
          </table:table-cell>
          <table:table-cell office:value-type="string">
            <text:p>$0.37 </text:p>
          </table:table-cell>
          <table:table-cell office:value-type="string">
            <text:p>$0.37 </text:p>
          </table:table-cell>
          <table:table-cell office:value-type="string">
            <text:p>53,669 </text:p>
          </table:table-cell>
          <table:table-cell office:value-type="string">
            <text:p>- </text:p>
          </table:table-cell>
          <table:table-cell office:value-type="string">
            <text:p>$1 </text:p>
          </table:table-cell>
          <table:table-cell office:value-type="string">
            <text:p>$18 </text:p>
          </table:table-cell>
          <table:table-cell office:value-type="string">
            <text:p>$47 </text:p>
          </table:table-cell>
          <table:table-cell office:value-type="string">
            <text:p>$0.01 </text:p>
          </table:table-cell>
          <table:table-cell office:value-type="string">
            <text:p>$0.15 </text:p>
          </table:table-cell>
          <table:table-cell office:value-type="string">
            <text:p>$0.43 </text:p>
          </table:table-cell>
          <table:table-cell office:value-type="string">
            <text:p>$428 </text:p>
          </table:table-cell>
          <table:table-cell office:value-type="string">
            <text:p>$263 </text:p>
          </table:table-cell>
          <table:table-cell office:value-type="string">
            <text:p>7.14 </text:p>
          </table:table-cell>
          <table:table-cell office:value-type="string">
            <text:p>4.40 </text:p>
          </table:table-cell>
          <table:table-cell office:value-type="string">
            <text:p>8.10 </text:p>
          </table:table-cell>
          <table:table-cell office:value-type="string">
            <text:p>4.99 </text:p>
          </table:table-cell>
          <table:table-cell office:value-type="string">
            <text:p/>
          </table:table-cell>
          <table:table-cell office:value-type="string">
            <text:p>2.84 </text:p>
          </table:table-cell>
          <table:table-cell office:value-type="string">
            <text:p>3.22 </text:p>
          </table:table-cell>
          <table:table-cell office:value-type="string">
            <text:p>$0.09 </text:p>
          </table:table-cell>
          <table:table-cell office:value-type="string">
            <text:p>1.56 </text:p>
          </table:table-cell>
          <table:table-cell office:value-type="string">
            <text:p>1.77 </text:p>
          </table:table-cell>
          <table:table-cell office:value-type="string">
            <text:p>$1.88 </text:p>
          </table:table-cell>
          <table:table-cell office:value-type="string">
            <text:p>87 </text:p>
          </table:table-cell>
          <table:table-cell office:value-type="string">
            <text:p>$165 </text:p>
          </table:table-cell>
          <table:table-cell office:value-type="string">
            <text:p>$30.9 </text:p>
          </table:table-cell>
          <table:table-cell office:value-type="string">
            <text:p>$0.031 </text:p>
          </table:table-cell>
          <table:table-cell office:value-type="string">
            <text:p>$41,068 </text:p>
          </table:table-cell>
          <table:table-cell office:value-type="string">
            <text:p>0.38454827139002</text:p>
          </table:table-cell>
          <table:table-cell office:value-type="string">
            <text:p>3.44 </text:p>
          </table:table-cell>
          <table:table-cell office:value-type="float" office:value="57">
            <text:p>57</text:p>
          </table:table-cell>
          <table:table-cell office:value-type="string">
            <text:p>54.2 </text:p>
          </table:table-cell>
          <table:table-cell office:value-type="string">
            <text:p>191.5 </text:p>
          </table:table-cell>
          <table:table-cell office:value-type="string">
            <text:p>191.5 </text:p>
          </table:table-cell>
          <table:table-cell office:value-type="string">
            <text:p>0</text:p>
          </table:table-cell>
          <table:table-cell office:value-type="string">
            <text:p>12.4 </text:p>
          </table:table-cell>
          <table:table-cell office:value-type="string">
            <text:p>57.2 </text:p>
          </table:table-cell>
          <table:table-cell office:value-type="string">
            <text:p>1,210 </text:p>
          </table:table-cell>
          <table:table-cell office:value-type="string">
            <text:p>1,533 </text:p>
          </table:table-cell>
          <table:table-cell office:value-type="string">
            <text:p>1,533 </text:p>
          </table:table-cell>
          <table:table-cell office:value-type="string">
            <text:p>$11,364 </text:p>
          </table:table-cell>
          <table:table-cell office:value-type="string">
            <text:p/>
          </table:table-cell>
          <table:table-cell office:value-type="string">
            <text:p>$24,324 </text:p>
          </table:table-cell>
          <table:table-cell office:value-type="string">
            <text:p>$75,781 </text:p>
          </table:table-cell>
          <table:table-cell office:value-type="string">
            <text:p>323 </text:p>
          </table:table-cell>
          <table:table-cell office:value-type="string">
            <text:p>$- </text:p>
          </table:table-cell>
          <table:table-cell office:value-type="string">
            <text:p>$292 </text:p>
          </table:table-cell>
          <table:table-cell office:value-type="string">
            <text:p>$- </text:p>
          </table:table-cell>
          <table:table-cell office:value-type="string">
            <text:p>$292 </text:p>
          </table:table-cell>
          <table:table-cell office:value-type="string">
            <text:p>$4,722 </text:p>
          </table:table-cell>
          <table:table-cell office:value-type="string">
            <text:p>$65,419 </text:p>
          </table:table-cell>
          <table:table-cell office:value-type="string">
            <text:p/>
          </table:table-cell>
          <table:table-cell office:value-type="string">
            <text:p>$47,258 </text:p>
          </table:table-cell>
          <table:table-cell office:value-type="string">
            <text:p>15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10 </text:p>
          </table:table-cell>
          <table:table-cell office:value-type="string">
            <text:p>$30,233 </text:p>
          </table:table-cell>
          <table:table-cell office:value-type="string">
            <text:p>39 </text:p>
          </table:table-cell>
          <table:table-cell office:value-type="string">
            <text:p>94,524 </text:p>
          </table:table-cell>
          <table:table-cell office:value-type="string">
            <text:p>77,604 </text:p>
          </table:table-cell>
          <table:table-cell office:value-type="string">
            <text:p>926 </text:p>
          </table:table-cell>
          <table:table-cell office:value-type="string">
            <text:p>2.57</text:p>
          </table:table-cell>
          <table:table-cell office:value-type="string">
            <text:p>875 </text:p>
          </table:table-cell>
          <table:table-cell office:value-type="string">
            <text:p>149 </text:p>
          </table:table-cell>
          <table:table-cell office:value-type="string">
            <text:p>6.68 </text:p>
          </table:table-cell>
          <table:table-cell office:value-type="string">
            <text:p>5.4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2010</text:p>
          </table:table-cell>
          <table:table-cell office:value-type="string">
            <text:p>8.26 </text:p>
          </table:table-cell>
          <table:table-cell office:value-type="string">
            <text:p>9.27 </text:p>
          </table:table-cell>
          <table:table-cell office:value-type="string">
            <text:p>$0.64 </text:p>
          </table:table-cell>
          <table:table-cell office:value-type="string">
            <text:p>8.44 </text:p>
          </table:table-cell>
          <table:table-cell office:value-type="string">
            <text:p>7.52 </text:p>
          </table:table-cell>
          <table:table-cell office:value-type="string">
            <text:p>6.76 </text:p>
          </table:table-cell>
          <table:table-cell office:value-type="string">
            <text:p>7.59 </text:p>
          </table:table-cell>
          <table:table-cell office:value-type="string">
            <text:p>$0.46 </text:p>
          </table:table-cell>
          <table:table-cell office:value-type="string">
            <text:p>$0.46 </text:p>
          </table:table-cell>
          <table:table-cell office:value-type="string">
            <text:p>60,930 </text:p>
          </table:table-cell>
          <table:table-cell office:value-type="string">
            <text:p>- </text:p>
          </table:table-cell>
          <table:table-cell office:value-type="string">
            <text:p>$2 </text:p>
          </table:table-cell>
          <table:table-cell office:value-type="string">
            <text:p>$24 </text:p>
          </table:table-cell>
          <table:table-cell office:value-type="string">
            <text:p>$50 </text:p>
          </table:table-cell>
          <table:table-cell office:value-type="string">
            <text:p>$0.01 </text:p>
          </table:table-cell>
          <table:table-cell office:value-type="string">
            <text:p>$0.13 </text:p>
          </table:table-cell>
          <table:table-cell office:value-type="string">
            <text:p>$0.55 </text:p>
          </table:table-cell>
          <table:table-cell office:value-type="string">
            <text:p>$549 </text:p>
          </table:table-cell>
          <table:table-cell office:value-type="string">
            <text:p>$305 </text:p>
          </table:table-cell>
          <table:table-cell office:value-type="string">
            <text:p>8.09 </text:p>
          </table:table-cell>
          <table:table-cell office:value-type="string">
            <text:p>4.50 </text:p>
          </table:table-cell>
          <table:table-cell office:value-type="string">
            <text:p>9.08 </text:p>
          </table:table-cell>
          <table:table-cell office:value-type="string">
            <text:p>5.06 </text:p>
          </table:table-cell>
          <table:table-cell office:value-type="string">
            <text:p/>
          </table:table-cell>
          <table:table-cell office:value-type="string">
            <text:p>2.87 </text:p>
          </table:table-cell>
          <table:table-cell office:value-type="string">
            <text:p>3.22 </text:p>
          </table:table-cell>
          <table:table-cell office:value-type="string">
            <text:p>$0.11 </text:p>
          </table:table-cell>
          <table:table-cell office:value-type="string">
            <text:p>1.64 </text:p>
          </table:table-cell>
          <table:table-cell office:value-type="string">
            <text:p>1.84 </text:p>
          </table:table-cell>
          <table:table-cell office:value-type="string">
            <text:p>$2.39 </text:p>
          </table:table-cell>
          <table:table-cell office:value-type="string">
            <text:p>102 </text:p>
          </table:table-cell>
          <table:table-cell office:value-type="string">
            <text:p>$243 </text:p>
          </table:table-cell>
          <table:table-cell office:value-type="string">
            <text:p>$41.3 </text:p>
          </table:table-cell>
          <table:table-cell office:value-type="string">
            <text:p>$0.040 </text:p>
          </table:table-cell>
          <table:table-cell office:value-type="string">
            <text:p>$49,889 </text:p>
          </table:table-cell>
          <table:table-cell office:value-type="string">
            <text:p>0.44328374283214</text:p>
          </table:table-cell>
          <table:table-cell office:value-type="string">
            <text:p>3.81 </text:p>
          </table:table-cell>
          <table:table-cell office:value-type="float" office:value="54">
            <text:p>54</text:p>
          </table:table-cell>
          <table:table-cell office:value-type="string">
            <text:p>53.6 </text:p>
          </table:table-cell>
          <table:table-cell office:value-type="string">
            <text:p>155.6 </text:p>
          </table:table-cell>
          <table:table-cell office:value-type="string">
            <text:p>155.6 </text:p>
          </table:table-cell>
          <table:table-cell office:value-type="string">
            <text:p>0.03304866952414</text:p>
          </table:table-cell>
          <table:table-cell office:value-type="string">
            <text:p>8.9 </text:p>
          </table:table-cell>
          <table:table-cell office:value-type="string">
            <text:p>65.9 </text:p>
          </table:table-cell>
          <table:table-cell office:value-type="string">
            <text:p>1,216 </text:p>
          </table:table-cell>
          <table:table-cell office:value-type="string">
            <text:p>1,585 </text:p>
          </table:table-cell>
          <table:table-cell office:value-type="string">
            <text:p>1,585 </text:p>
          </table:table-cell>
          <table:table-cell office:value-type="string">
            <text:p>$9,174 </text:p>
          </table:table-cell>
          <table:table-cell office:value-type="string">
            <text:p/>
          </table:table-cell>
          <table:table-cell office:value-type="string">
            <text:p>$27,634 </text:p>
          </table:table-cell>
          <table:table-cell office:value-type="string">
            <text:p>$95,758 </text:p>
          </table:table-cell>
          <table:table-cell office:value-type="string">
            <text:p>369 </text:p>
          </table:table-cell>
          <table:table-cell office:value-type="string">
            <text:p>$- </text:p>
          </table:table-cell>
          <table:table-cell office:value-type="string">
            <text:p>$363 </text:p>
          </table:table-cell>
          <table:table-cell office:value-type="string">
            <text:p>$- </text:p>
          </table:table-cell>
          <table:table-cell office:value-type="string">
            <text:p>$363 </text:p>
          </table:table-cell>
          <table:table-cell office:value-type="string">
            <text:p>$5,444 </text:p>
          </table:table-cell>
          <table:table-cell office:value-type="string">
            <text:p>$83,839 </text:p>
          </table:table-cell>
          <table:table-cell office:value-type="string">
            <text:p/>
          </table:table-cell>
          <table:table-cell office:value-type="string">
            <text:p>$49,777 </text:p>
          </table:table-cell>
          <table:table-cell office:value-type="string">
            <text:p>23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3 </text:p>
          </table:table-cell>
          <table:table-cell office:value-type="string">
            <text:p>$36,064 </text:p>
          </table:table-cell>
          <table:table-cell office:value-type="string">
            <text:p>47 </text:p>
          </table:table-cell>
          <table:table-cell office:value-type="string">
            <text:p>106,811 </text:p>
          </table:table-cell>
          <table:table-cell office:value-type="string">
            <text:p>95,574 </text:p>
          </table:table-cell>
          <table:table-cell office:value-type="string">
            <text:p>951 </text:p>
          </table:table-cell>
          <table:table-cell office:value-type="string">
            <text:p>2.39</text:p>
          </table:table-cell>
          <table:table-cell office:value-type="string">
            <text:p>914 </text:p>
          </table:table-cell>
          <table:table-cell office:value-type="string">
            <text:p>149 </text:p>
          </table:table-cell>
          <table:table-cell office:value-type="string">
            <text:p>6.20 </text:p>
          </table:table-cell>
          <table:table-cell office:value-type="string">
            <text:p>5.55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2011</text:p>
          </table:table-cell>
          <table:table-cell office:value-type="string">
            <text:p>9.21 </text:p>
          </table:table-cell>
          <table:table-cell office:value-type="string">
            <text:p>10.48 </text:p>
          </table:table-cell>
          <table:table-cell office:value-type="string">
            <text:p>$0.75 </text:p>
          </table:table-cell>
          <table:table-cell office:value-type="string">
            <text:p>9.50 </text:p>
          </table:table-cell>
          <table:table-cell office:value-type="string">
            <text:p>8.35 </text:p>
          </table:table-cell>
          <table:table-cell office:value-type="string">
            <text:p>7.59 </text:p>
          </table:table-cell>
          <table:table-cell office:value-type="string">
            <text:p>8.64 </text:p>
          </table:table-cell>
          <table:table-cell office:value-type="string">
            <text:p>$0.53 </text:p>
          </table:table-cell>
          <table:table-cell office:value-type="string">
            <text:p>$0.53 </text:p>
          </table:table-cell>
          <table:table-cell office:value-type="string">
            <text:p>69,555 </text:p>
          </table:table-cell>
          <table:table-cell office:value-type="string">
            <text:p>- </text:p>
          </table:table-cell>
          <table:table-cell office:value-type="string">
            <text:p>$2 </text:p>
          </table:table-cell>
          <table:table-cell office:value-type="string">
            <text:p>$30 </text:p>
          </table:table-cell>
          <table:table-cell office:value-type="string">
            <text:p>$74 </text:p>
          </table:table-cell>
          <table:table-cell office:value-type="string">
            <text:p>$0.01 </text:p>
          </table:table-cell>
          <table:table-cell office:value-type="string">
            <text:p>$0.13 </text:p>
          </table:table-cell>
          <table:table-cell office:value-type="string">
            <text:p>$0.68 </text:p>
          </table:table-cell>
          <table:table-cell office:value-type="string">
            <text:p>$681 </text:p>
          </table:table-cell>
          <table:table-cell office:value-type="string">
            <text:p>$350 </text:p>
          </table:table-cell>
          <table:table-cell office:value-type="string">
            <text:p>9.71 </text:p>
          </table:table-cell>
          <table:table-cell office:value-type="string">
            <text:p>5.00 </text:p>
          </table:table-cell>
          <table:table-cell office:value-type="string">
            <text:p>11.05 </text:p>
          </table:table-cell>
          <table:table-cell office:value-type="string">
            <text:p>5.69 </text:p>
          </table:table-cell>
          <table:table-cell office:value-type="string">
            <text:p/>
          </table:table-cell>
          <table:table-cell office:value-type="string">
            <text:p>3.26 </text:p>
          </table:table-cell>
          <table:table-cell office:value-type="string">
            <text:p>3.71 </text:p>
          </table:table-cell>
          <table:table-cell office:value-type="string">
            <text:p>$0.12 </text:p>
          </table:table-cell>
          <table:table-cell office:value-type="string">
            <text:p>1.74 </text:p>
          </table:table-cell>
          <table:table-cell office:value-type="string">
            <text:p>1.98 </text:p>
          </table:table-cell>
          <table:table-cell office:value-type="string">
            <text:p>$3.07 </text:p>
          </table:table-cell>
          <table:table-cell office:value-type="string">
            <text:p>108 </text:p>
          </table:table-cell>
          <table:table-cell office:value-type="string">
            <text:p>$330 </text:p>
          </table:table-cell>
          <table:table-cell office:value-type="string">
            <text:p>$53.7 </text:p>
          </table:table-cell>
          <table:table-cell office:value-type="string">
            <text:p>$0.054 </text:p>
          </table:table-cell>
          <table:table-cell office:value-type="string">
            <text:p>$55,237 </text:p>
          </table:table-cell>
          <table:table-cell office:value-type="string">
            <text:p>0.48510510669610</text:p>
          </table:table-cell>
          <table:table-cell office:value-type="string">
            <text:p>3.92 </text:p>
          </table:table-cell>
          <table:table-cell office:value-type="float" office:value="51">
            <text:p>51</text:p>
          </table:table-cell>
          <table:table-cell office:value-type="string">
            <text:p>51.5 </text:p>
          </table:table-cell>
          <table:table-cell office:value-type="string">
            <text:p>133.3 </text:p>
          </table:table-cell>
          <table:table-cell office:value-type="string">
            <text:p>133.3 </text:p>
          </table:table-cell>
          <table:table-cell office:value-type="string">
            <text:p>0.025128598266673</text:p>
          </table:table-cell>
          <table:table-cell office:value-type="string">
            <text:p>5.7 </text:p>
          </table:table-cell>
          <table:table-cell office:value-type="string">
            <text:p>62.2 </text:p>
          </table:table-cell>
          <table:table-cell office:value-type="string">
            <text:p>1,171 </text:p>
          </table:table-cell>
          <table:table-cell office:value-type="string">
            <text:p>1,571 </text:p>
          </table:table-cell>
          <table:table-cell office:value-type="string">
            <text:p>1,571 </text:p>
          </table:table-cell>
          <table:table-cell office:value-type="string">
            <text:p>$9,141 </text:p>
          </table:table-cell>
          <table:table-cell office:value-type="string">
            <text:p/>
          </table:table-cell>
          <table:table-cell office:value-type="string">
            <text:p>$28,801 </text:p>
          </table:table-cell>
          <table:table-cell office:value-type="string">
            <text:p>$103,236 </text:p>
          </table:table-cell>
          <table:table-cell office:value-type="string">
            <text:p>400 </text:p>
          </table:table-cell>
          <table:table-cell office:value-type="string">
            <text:p>$- </text:p>
          </table:table-cell>
          <table:table-cell office:value-type="string">
            <text:p>$425 </text:p>
          </table:table-cell>
          <table:table-cell office:value-type="string">
            <text:p>$461 </text:p>
          </table:table-cell>
          <table:table-cell office:value-type="string">
            <text:p>$426 </text:p>
          </table:table-cell>
          <table:table-cell office:value-type="string">
            <text:p>$6,881 </text:p>
          </table:table-cell>
          <table:table-cell office:value-type="string">
            <text:p>$89,398 </text:p>
          </table:table-cell>
          <table:table-cell office:value-type="string">
            <text:p/>
          </table:table-cell>
          <table:table-cell office:value-type="string">
            <text:p>$38,137 </text:p>
          </table:table-cell>
          <table:table-cell office:value-type="string">
            <text:p>22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8 </text:p>
          </table:table-cell>
          <table:table-cell office:value-type="string">
            <text:p>$39,481 </text:p>
          </table:table-cell>
          <table:table-cell office:value-type="string">
            <text:p>52 </text:p>
          </table:table-cell>
          <table:table-cell office:value-type="string">
            <text:p>108,558 </text:p>
          </table:table-cell>
          <table:table-cell office:value-type="string">
            <text:p>100,456 </text:p>
          </table:table-cell>
          <table:table-cell office:value-type="string">
            <text:p>991 </text:p>
          </table:table-cell>
          <table:table-cell office:value-type="string">
            <text:p>2.28</text:p>
          </table:table-cell>
          <table:table-cell office:value-type="string">
            <text:p>901 </text:p>
          </table:table-cell>
          <table:table-cell office:value-type="string">
            <text:p>150 </text:p>
          </table:table-cell>
          <table:table-cell office:value-type="string">
            <text:p>5.71 </text:p>
          </table:table-cell>
          <table:table-cell office:value-type="string">
            <text:p>5.2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2012</text:p>
          </table:table-cell>
          <table:table-cell office:value-type="string">
            <text:p>9.38 </text:p>
          </table:table-cell>
          <table:table-cell office:value-type="string">
            <text:p>10.67 </text:p>
          </table:table-cell>
          <table:table-cell office:value-type="string">
            <text:p>$0.87 </text:p>
          </table:table-cell>
          <table:table-cell office:value-type="string">
            <text:p>9.72 </text:p>
          </table:table-cell>
          <table:table-cell office:value-type="string">
            <text:p>8.53 </text:p>
          </table:table-cell>
          <table:table-cell office:value-type="string">
            <text:p>7.60 </text:p>
          </table:table-cell>
          <table:table-cell office:value-type="string">
            <text:p>8.65 </text:p>
          </table:table-cell>
          <table:table-cell office:value-type="string">
            <text:p>$0.63 </text:p>
          </table:table-cell>
          <table:table-cell office:value-type="string">
            <text:p>$0.63 </text:p>
          </table:table-cell>
          <table:table-cell office:value-type="string">
            <text:p>104,910 </text:p>
          </table:table-cell>
          <table:table-cell office:value-type="string">
            <text:p>- </text:p>
          </table:table-cell>
          <table:table-cell office:value-type="string">
            <text:p>$2 </text:p>
          </table:table-cell>
          <table:table-cell office:value-type="string">
            <text:p>$27 </text:p>
          </table:table-cell>
          <table:table-cell office:value-type="string">
            <text:p>$35 </text:p>
          </table:table-cell>
          <table:table-cell office:value-type="string">
            <text:p>$0.01 </text:p>
          </table:table-cell>
          <table:table-cell office:value-type="string">
            <text:p>$0.15 </text:p>
          </table:table-cell>
          <table:table-cell office:value-type="string">
            <text:p>$0.76 </text:p>
          </table:table-cell>
          <table:table-cell office:value-type="string">
            <text:p>$763 </text:p>
          </table:table-cell>
          <table:table-cell office:value-type="string">
            <text:p>$385 </text:p>
          </table:table-cell>
          <table:table-cell office:value-type="string">
            <text:p>9.18 </text:p>
          </table:table-cell>
          <table:table-cell office:value-type="string">
            <text:p>4.63 </text:p>
          </table:table-cell>
          <table:table-cell office:value-type="string">
            <text:p>10.45 </text:p>
          </table:table-cell>
          <table:table-cell office:value-type="string">
            <text:p>5.28 </text:p>
          </table:table-cell>
          <table:table-cell office:value-type="string">
            <text:p/>
          </table:table-cell>
          <table:table-cell office:value-type="string">
            <text:p>2.98 </text:p>
          </table:table-cell>
          <table:table-cell office:value-type="string">
            <text:p>3.39 </text:p>
          </table:table-cell>
          <table:table-cell office:value-type="string">
            <text:p>$0.14 </text:p>
          </table:table-cell>
          <table:table-cell office:value-type="string">
            <text:p>1.65 </text:p>
          </table:table-cell>
          <table:table-cell office:value-type="string">
            <text:p>1.88 </text:p>
          </table:table-cell>
          <table:table-cell office:value-type="string">
            <text:p>$3.18 </text:p>
          </table:table-cell>
          <table:table-cell office:value-type="string">
            <text:p>119 </text:p>
          </table:table-cell>
          <table:table-cell office:value-type="string">
            <text:p>$378 </text:p>
          </table:table-cell>
          <table:table-cell office:value-type="string">
            <text:p>$54.1 </text:p>
          </table:table-cell>
          <table:table-cell office:value-type="string">
            <text:p>$0.052 </text:p>
          </table:table-cell>
          <table:table-cell office:value-type="string">
            <text:p>$53,630 </text:p>
          </table:table-cell>
          <table:table-cell office:value-type="string">
            <text:p>0.49516733682736</text:p>
          </table:table-cell>
          <table:table-cell office:value-type="string">
            <text:p>4.06 </text:p>
          </table:table-cell>
          <table:table-cell office:value-type="float" office:value="53">
            <text:p>53</text:p>
          </table:table-cell>
          <table:table-cell office:value-type="string">
            <text:p>55.2 </text:p>
          </table:table-cell>
          <table:table-cell office:value-type="string">
            <text:p>147.6 </text:p>
          </table:table-cell>
          <table:table-cell office:value-type="string">
            <text:p>147.6 </text:p>
          </table:table-cell>
          <table:table-cell office:value-type="string">
            <text:p>0</text:p>
          </table:table-cell>
          <table:table-cell office:value-type="string">
            <text:p>4.9 </text:p>
          </table:table-cell>
          <table:table-cell office:value-type="string">
            <text:p>58.4 </text:p>
          </table:table-cell>
          <table:table-cell office:value-type="string">
            <text:p>1,383 </text:p>
          </table:table-cell>
          <table:table-cell office:value-type="string">
            <text:p>1,799 </text:p>
          </table:table-cell>
          <table:table-cell office:value-type="string">
            <text:p>1,799 </text:p>
          </table:table-cell>
          <table:table-cell office:value-type="string">
            <text:p>$9,206 </text:p>
          </table:table-cell>
          <table:table-cell office:value-type="string">
            <text:p/>
          </table:table-cell>
          <table:table-cell office:value-type="string">
            <text:p>$28,065 </text:p>
          </table:table-cell>
          <table:table-cell office:value-type="string">
            <text:p>$105,732 </text:p>
          </table:table-cell>
          <table:table-cell office:value-type="string">
            <text:p>416 </text:p>
          </table:table-cell>
          <table:table-cell office:value-type="string">
            <text:p>$- </text:p>
          </table:table-cell>
          <table:table-cell office:value-type="string">
            <text:p>$410 </text:p>
          </table:table-cell>
          <table:table-cell office:value-type="string">
            <text:p/>
          </table:table-cell>
          <table:table-cell office:value-type="string">
            <text:p>$413 </text:p>
          </table:table-cell>
          <table:table-cell office:value-type="string">
            <text:p>$10,191 </text:p>
          </table:table-cell>
          <table:table-cell office:value-type="string">
            <text:p>$87,993 </text:p>
          </table:table-cell>
          <table:table-cell office:value-type="string">
            <text:p/>
          </table:table-cell>
          <table:table-cell office:value-type="string">
            <text:p>$36,997 </text:p>
          </table:table-cell>
          <table:table-cell office:value-type="string">
            <text:p>25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48 </text:p>
          </table:table-cell>
          <table:table-cell office:value-type="string">
            <text:p>$38,435 </text:p>
          </table:table-cell>
          <table:table-cell office:value-type="string">
            <text:p>60 </text:p>
          </table:table-cell>
          <table:table-cell office:value-type="string">
            <text:p>119,856 </text:p>
          </table:table-cell>
          <table:table-cell office:value-type="string">
            <text:p>106,265 </text:p>
          </table:table-cell>
          <table:table-cell office:value-type="string">
            <text:p>992 </text:p>
          </table:table-cell>
          <table:table-cell office:value-type="string">
            <text:p>2.12</text:p>
          </table:table-cell>
          <table:table-cell office:value-type="string">
            <text:p>913 </text:p>
          </table:table-cell>
          <table:table-cell office:value-type="string">
            <text:p>160 </text:p>
          </table:table-cell>
          <table:table-cell office:value-type="string">
            <text:p>5.50 </text:p>
          </table:table-cell>
          <table:table-cell office:value-type="string">
            <text:p>4.87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2013</text:p>
          </table:table-cell>
          <table:table-cell office:value-type="string">
            <text:p>9.66 </text:p>
          </table:table-cell>
          <table:table-cell office:value-type="string">
            <text:p>10.76 </text:p>
          </table:table-cell>
          <table:table-cell office:value-type="string">
            <text:p>$0.96 </text:p>
          </table:table-cell>
          <table:table-cell office:value-type="string">
            <text:p>9.96 </text:p>
          </table:table-cell>
          <table:table-cell office:value-type="string">
            <text:p>8.94 </text:p>
          </table:table-cell>
          <table:table-cell office:value-type="string">
            <text:p>7.95 </text:p>
          </table:table-cell>
          <table:table-cell office:value-type="string">
            <text:p>8.85 </text:p>
          </table:table-cell>
          <table:table-cell office:value-type="string">
            <text:p>$0.71 </text:p>
          </table:table-cell>
          <table:table-cell office:value-type="string">
            <text:p>$0.71 </text:p>
          </table:table-cell>
          <table:table-cell office:value-type="string">
            <text:p>135,561 </text:p>
          </table:table-cell>
          <table:table-cell office:value-type="string">
            <text:p>- </text:p>
          </table:table-cell>
          <table:table-cell office:value-type="string">
            <text:p>$15 </text:p>
          </table:table-cell>
          <table:table-cell office:value-type="string">
            <text:p>$35 </text:p>
          </table:table-cell>
          <table:table-cell office:value-type="string">
            <text:p>$70 </text:p>
          </table:table-cell>
          <table:table-cell office:value-type="string">
            <text:p>$0.02 </text:p>
          </table:table-cell>
          <table:table-cell office:value-type="string">
            <text:p>$0.21 </text:p>
          </table:table-cell>
          <table:table-cell office:value-type="string">
            <text:p>$0.83 </text:p>
          </table:table-cell>
          <table:table-cell office:value-type="string">
            <text:p>$826 </text:p>
          </table:table-cell>
          <table:table-cell office:value-type="string">
            <text:p>$441 </text:p>
          </table:table-cell>
          <table:table-cell office:value-type="string">
            <text:p>9.27 </text:p>
          </table:table-cell>
          <table:table-cell office:value-type="string">
            <text:p>4.95 </text:p>
          </table:table-cell>
          <table:table-cell office:value-type="string">
            <text:p>10.33 </text:p>
          </table:table-cell>
          <table:table-cell office:value-type="string">
            <text:p>5.51 </text:p>
          </table:table-cell>
          <table:table-cell office:value-type="string">
            <text:p/>
          </table:table-cell>
          <table:table-cell office:value-type="string">
            <text:p>3.08 </text:p>
          </table:table-cell>
          <table:table-cell office:value-type="string">
            <text:p>3.43 </text:p>
          </table:table-cell>
          <table:table-cell office:value-type="string">
            <text:p>$0.17 </text:p>
          </table:table-cell>
          <table:table-cell office:value-type="string">
            <text:p>1.87 </text:p>
          </table:table-cell>
          <table:table-cell office:value-type="string">
            <text:p>2.08 </text:p>
          </table:table-cell>
          <table:table-cell office:value-type="string">
            <text:p>$3.20 </text:p>
          </table:table-cell>
          <table:table-cell office:value-type="string">
            <text:p>120 </text:p>
          </table:table-cell>
          <table:table-cell office:value-type="string">
            <text:p>$385 </text:p>
          </table:table-cell>
          <table:table-cell office:value-type="string">
            <text:p>$53.2 </text:p>
          </table:table-cell>
          <table:table-cell office:value-type="string">
            <text:p>$0.048 </text:p>
          </table:table-cell>
          <table:table-cell office:value-type="string">
            <text:p>$54,670 </text:p>
          </table:table-cell>
          <table:table-cell office:value-type="string">
            <text:p>0.46619323135065</text:p>
          </table:table-cell>
          <table:table-cell office:value-type="string">
            <text:p>4.04 </text:p>
          </table:table-cell>
          <table:table-cell office:value-type="float" office:value="48">
            <text:p>48</text:p>
          </table:table-cell>
          <table:table-cell office:value-type="string">
            <text:p>52.4 </text:p>
          </table:table-cell>
          <table:table-cell office:value-type="string">
            <text:p>138.1 </text:p>
          </table:table-cell>
          <table:table-cell office:value-type="string">
            <text:p>138.1 </text:p>
          </table:table-cell>
          <table:table-cell office:value-type="string">
            <text:p>0.20818068305780</text:p>
          </table:table-cell>
          <table:table-cell office:value-type="string">
            <text:p>5.7 </text:p>
          </table:table-cell>
          <table:table-cell office:value-type="string">
            <text:p>60.0 </text:p>
          </table:table-cell>
          <table:table-cell office:value-type="string">
            <text:p>1,534 </text:p>
          </table:table-cell>
          <table:table-cell office:value-type="string">
            <text:p>1,978 </text:p>
          </table:table-cell>
          <table:table-cell office:value-type="string">
            <text:p>1,978 </text:p>
          </table:table-cell>
          <table:table-cell office:value-type="string">
            <text:p>$18,468 </text:p>
          </table:table-cell>
          <table:table-cell office:value-type="string">
            <text:p/>
          </table:table-cell>
          <table:table-cell office:value-type="string">
            <text:p>$28,416 </text:p>
          </table:table-cell>
          <table:table-cell office:value-type="string">
            <text:p>$112,719 </text:p>
          </table:table-cell>
          <table:table-cell office:value-type="string">
            <text:p>444 </text:p>
          </table:table-cell>
          <table:table-cell office:value-type="string">
            <text:p>$- </text:p>
          </table:table-cell>
          <table:table-cell office:value-type="string">
            <text:p>$468 </text:p>
          </table:table-cell>
          <table:table-cell office:value-type="string">
            <text:p/>
          </table:table-cell>
          <table:table-cell office:value-type="string">
            <text:p>$474 </text:p>
          </table:table-cell>
          <table:table-cell office:value-type="string">
            <text:p>$6,297 </text:p>
          </table:table-cell>
          <table:table-cell office:value-type="string">
            <text:p>$98,891 </text:p>
          </table:table-cell>
          <table:table-cell office:value-type="string">
            <text:p/>
          </table:table-cell>
          <table:table-cell office:value-type="string">
            <text:p>$55,139 </text:p>
          </table:table-cell>
          <table:table-cell office:value-type="string">
            <text:p>28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80 </text:p>
          </table:table-cell>
          <table:table-cell office:value-type="string">
            <text:p>$35,587 </text:p>
          </table:table-cell>
          <table:table-cell office:value-type="string">
            <text:p>63 </text:p>
          </table:table-cell>
          <table:table-cell office:value-type="string">
            <text:p>122,089 </text:p>
          </table:table-cell>
          <table:table-cell office:value-type="string">
            <text:p>107,287 </text:p>
          </table:table-cell>
          <table:table-cell office:value-type="string">
            <text:p>985 </text:p>
          </table:table-cell>
          <table:table-cell office:value-type="string">
            <text:p>2.17</text:p>
          </table:table-cell>
          <table:table-cell office:value-type="string">
            <text:p>963 </text:p>
          </table:table-cell>
          <table:table-cell office:value-type="string">
            <text:p>171 </text:p>
          </table:table-cell>
          <table:table-cell office:value-type="string">
            <text:p>5.34 </text:p>
          </table:table-cell>
          <table:table-cell office:value-type="string">
            <text:p>4.69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2014</text:p>
          </table:table-cell>
          <table:table-cell office:value-type="string">
            <text:p>9.92 </text:p>
          </table:table-cell>
          <table:table-cell office:value-type="string">
            <text:p>11.17 </text:p>
          </table:table-cell>
          <table:table-cell office:value-type="string">
            <text:p>$1.10 </text:p>
          </table:table-cell>
          <table:table-cell office:value-type="string">
            <text:p>10.19 </text:p>
          </table:table-cell>
          <table:table-cell office:value-type="string">
            <text:p>9.05 </text:p>
          </table:table-cell>
          <table:table-cell office:value-type="string">
            <text:p>8.08 </text:p>
          </table:table-cell>
          <table:table-cell office:value-type="string">
            <text:p>9.10 </text:p>
          </table:table-cell>
          <table:table-cell office:value-type="string">
            <text:p>$0.80 </text:p>
          </table:table-cell>
          <table:table-cell office:value-type="string">
            <text:p>$0.80 </text:p>
          </table:table-cell>
          <table:table-cell office:value-type="string">
            <text:p>164,991 </text:p>
          </table:table-cell>
          <table:table-cell office:value-type="string">
            <text:p>- </text:p>
          </table:table-cell>
          <table:table-cell office:value-type="string">
            <text:p>$38 </text:p>
          </table:table-cell>
          <table:table-cell office:value-type="string">
            <text:p>$54 </text:p>
          </table:table-cell>
          <table:table-cell office:value-type="string">
            <text:p>$116 </text:p>
          </table:table-cell>
          <table:table-cell office:value-type="string">
            <text:p>$0.02 </text:p>
          </table:table-cell>
          <table:table-cell office:value-type="string">
            <text:p>$0.28 </text:p>
          </table:table-cell>
          <table:table-cell office:value-type="string">
            <text:p>$0.96 </text:p>
          </table:table-cell>
          <table:table-cell office:value-type="string">
            <text:p>$961 </text:p>
          </table:table-cell>
          <table:table-cell office:value-type="string">
            <text:p>$574 </text:p>
          </table:table-cell>
          <table:table-cell office:value-type="string">
            <text:p>9.70 </text:p>
          </table:table-cell>
          <table:table-cell office:value-type="string">
            <text:p>5.79 </text:p>
          </table:table-cell>
          <table:table-cell office:value-type="string">
            <text:p>10.92 </text:p>
          </table:table-cell>
          <table:table-cell office:value-type="string">
            <text:p>6.51 </text:p>
          </table:table-cell>
          <table:table-cell office:value-type="string">
            <text:p/>
          </table:table-cell>
          <table:table-cell office:value-type="string">
            <text:p>3.72 </text:p>
          </table:table-cell>
          <table:table-cell office:value-type="string">
            <text:p>4.19 </text:p>
          </table:table-cell>
          <table:table-cell office:value-type="string">
            <text:p>$0.20 </text:p>
          </table:table-cell>
          <table:table-cell office:value-type="string">
            <text:p>2.07 </text:p>
          </table:table-cell>
          <table:table-cell office:value-type="string">
            <text:p>2.33 </text:p>
          </table:table-cell>
          <table:table-cell office:value-type="string">
            <text:p>$3.01 </text:p>
          </table:table-cell>
          <table:table-cell office:value-type="string">
            <text:p>129 </text:p>
          </table:table-cell>
          <table:table-cell office:value-type="string">
            <text:p>$388 </text:p>
          </table:table-cell>
          <table:table-cell office:value-type="string">
            <text:p>$47.4 </text:p>
          </table:table-cell>
          <table:table-cell office:value-type="string">
            <text:p>$0.044 </text:p>
          </table:table-cell>
          <table:table-cell office:value-type="string">
            <text:p>$65,064 </text:p>
          </table:table-cell>
          <table:table-cell office:value-type="string">
            <text:p>0.40334464007066</text:p>
          </table:table-cell>
          <table:table-cell office:value-type="string">
            <text:p>4.54 </text:p>
          </table:table-cell>
          <table:table-cell office:value-type="float" office:value="43">
            <text:p>43</text:p>
          </table:table-cell>
          <table:table-cell office:value-type="string">
            <text:p>46.0 </text:p>
          </table:table-cell>
          <table:table-cell office:value-type="string">
            <text:p>122.5 </text:p>
          </table:table-cell>
          <table:table-cell office:value-type="string">
            <text:p>122.5 </text:p>
          </table:table-cell>
          <table:table-cell office:value-type="string">
            <text:p>0.32265786674415</text:p>
          </table:table-cell>
          <table:table-cell office:value-type="string">
            <text:p>4.2 </text:p>
          </table:table-cell>
          <table:table-cell office:value-type="string">
            <text:p>62.9 </text:p>
          </table:table-cell>
          <table:table-cell office:value-type="string">
            <text:p>1,385 </text:p>
          </table:table-cell>
          <table:table-cell office:value-type="string">
            <text:p>1,938 </text:p>
          </table:table-cell>
          <table:table-cell office:value-type="string">
            <text:p>1,938 </text:p>
          </table:table-cell>
          <table:table-cell office:value-type="string">
            <text:p>$35,662 </text:p>
          </table:table-cell>
          <table:table-cell office:value-type="string">
            <text:p/>
          </table:table-cell>
          <table:table-cell office:value-type="string">
            <text:p>$36,835 </text:p>
          </table:table-cell>
          <table:table-cell office:value-type="string">
            <text:p>$109,780 </text:p>
          </table:table-cell>
          <table:table-cell office:value-type="string">
            <text:p>553 </text:p>
          </table:table-cell>
          <table:table-cell office:value-type="string">
            <text:p>$- </text:p>
          </table:table-cell>
          <table:table-cell office:value-type="string">
            <text:p>$535 </text:p>
          </table:table-cell>
          <table:table-cell office:value-type="string">
            <text:p/>
          </table:table-cell>
          <table:table-cell office:value-type="string">
            <text:p>$542 </text:p>
          </table:table-cell>
          <table:table-cell office:value-type="string">
            <text:p>$1,640 </text:p>
          </table:table-cell>
          <table:table-cell office:value-type="string">
            <text:p>$101,330 </text:p>
          </table:table-cell>
          <table:table-cell office:value-type="string">
            <text:p/>
          </table:table-cell>
          <table:table-cell office:value-type="string">
            <text:p>$72,930 </text:p>
          </table:table-cell>
          <table:table-cell office:value-type="string">
            <text:p>158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01 </text:p>
          </table:table-cell>
          <table:table-cell office:value-type="string">
            <text:p>$31,685 </text:p>
          </table:table-cell>
          <table:table-cell office:value-type="string">
            <text:p>69 </text:p>
          </table:table-cell>
          <table:table-cell office:value-type="string">
            <text:p>132,551 </text:p>
          </table:table-cell>
          <table:table-cell office:value-type="string">
            <text:p>106,815 </text:p>
          </table:table-cell>
          <table:table-cell office:value-type="string">
            <text:p>973 </text:p>
          </table:table-cell>
          <table:table-cell office:value-type="string">
            <text:p>2.41</text:p>
          </table:table-cell>
          <table:table-cell office:value-type="string">
            <text:p>946 </text:p>
          </table:table-cell>
          <table:table-cell office:value-type="string">
            <text:p>171 </text:p>
          </table:table-cell>
          <table:table-cell office:value-type="string">
            <text:p>5.28 </text:p>
          </table:table-cell>
          <table:table-cell office:value-type="string">
            <text:p>4.2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2015</text:p>
          </table:table-cell>
          <table:table-cell office:value-type="string">
            <text:p>8.94 </text:p>
          </table:table-cell>
          <table:table-cell office:value-type="string">
            <text:p>10.11 </text:p>
          </table:table-cell>
          <table:table-cell office:value-type="string">
            <text:p>$1.22 </text:p>
          </table:table-cell>
          <table:table-cell office:value-type="string">
            <text:p>9.16 </text:p>
          </table:table-cell>
          <table:table-cell office:value-type="string">
            <text:p>8.10 </text:p>
          </table:table-cell>
          <table:table-cell office:value-type="string">
            <text:p>7.03 </text:p>
          </table:table-cell>
          <table:table-cell office:value-type="string">
            <text:p>7.95 </text:p>
          </table:table-cell>
          <table:table-cell office:value-type="string">
            <text:p>$0.82 </text:p>
          </table:table-cell>
          <table:table-cell office:value-type="string">
            <text:p>$0.82 </text:p>
          </table:table-cell>
          <table:table-cell office:value-type="string">
            <text:p>204,415 </text:p>
          </table:table-cell>
          <table:table-cell office:value-type="string">
            <text:p>- </text:p>
          </table:table-cell>
          <table:table-cell office:value-type="string">
            <text:p>$38 </text:p>
          </table:table-cell>
          <table:table-cell office:value-type="string">
            <text:p>$35 </text:p>
          </table:table-cell>
          <table:table-cell office:value-type="string">
            <text:p>$126 </text:p>
          </table:table-cell>
          <table:table-cell office:value-type="string">
            <text:p>$0.03 </text:p>
          </table:table-cell>
          <table:table-cell office:value-type="string">
            <text:p>$0.29 </text:p>
          </table:table-cell>
          <table:table-cell office:value-type="string">
            <text:p>$0.87 </text:p>
          </table:table-cell>
          <table:table-cell office:value-type="string">
            <text:p>$866 </text:p>
          </table:table-cell>
          <table:table-cell office:value-type="string">
            <text:p>$589 </text:p>
          </table:table-cell>
          <table:table-cell office:value-type="string">
            <text:p>7.39 </text:p>
          </table:table-cell>
          <table:table-cell office:value-type="string">
            <text:p>5.02 </text:p>
          </table:table-cell>
          <table:table-cell office:value-type="string">
            <text:p>8.36 </text:p>
          </table:table-cell>
          <table:table-cell office:value-type="string">
            <text:p>5.68 </text:p>
          </table:table-cell>
          <table:table-cell office:value-type="string">
            <text:p/>
          </table:table-cell>
          <table:table-cell office:value-type="string">
            <text:p>2.90 </text:p>
          </table:table-cell>
          <table:table-cell office:value-type="string">
            <text:p>3.28 </text:p>
          </table:table-cell>
          <table:table-cell office:value-type="string">
            <text:p>$0.25 </text:p>
          </table:table-cell>
          <table:table-cell office:value-type="string">
            <text:p>2.12 </text:p>
          </table:table-cell>
          <table:table-cell office:value-type="string">
            <text:p>2.39 </text:p>
          </table:table-cell>
          <table:table-cell office:value-type="string">
            <text:p>$1.85 </text:p>
          </table:table-cell>
          <table:table-cell office:value-type="string">
            <text:p>150 </text:p>
          </table:table-cell>
          <table:table-cell office:value-type="string">
            <text:p>$278 </text:p>
          </table:table-cell>
          <table:table-cell office:value-type="string">
            <text:p>$29.1 </text:p>
          </table:table-cell>
          <table:table-cell office:value-type="string">
            <text:p>$0.027 </text:p>
          </table:table-cell>
          <table:table-cell office:value-type="string">
            <text:p>$59,214 </text:p>
          </table:table-cell>
          <table:table-cell office:value-type="string">
            <text:p>0</text:p>
          </table:table-cell>
          <table:table-cell office:value-type="string">
            <text:p>4.07 </text:p>
          </table:table-cell>
          <table:table-cell office:value-type="float" office:value="42">
            <text:p>42</text:p>
          </table:table-cell>
          <table:table-cell office:value-type="string">
            <text:p>44.7 </text:p>
          </table:table-cell>
          <table:table-cell office:value-type="string">
            <text:p>117.0 </text:p>
          </table:table-cell>
          <table:table-cell office:value-type="string">
            <text:p>117.0 </text:p>
          </table:table-cell>
          <table:table-cell office:value-type="string">
            <text:p>0.30169847514279</text:p>
          </table:table-cell>
          <table:table-cell office:value-type="string">
            <text:p>4.2 </text:p>
          </table:table-cell>
          <table:table-cell office:value-type="string">
            <text:p>54.0 </text:p>
          </table:table-cell>
          <table:table-cell office:value-type="string">
            <text:p>1,897 </text:p>
          </table:table-cell>
          <table:table-cell office:value-type="string">
            <text:p>2,546 </text:p>
          </table:table-cell>
          <table:table-cell office:value-type="string">
            <text:p>2,546 </text:p>
          </table:table-cell>
          <table:table-cell office:value-type="string">
            <text:p>$32,078 </text:p>
          </table:table-cell>
          <table:table-cell office:value-type="string">
            <text:p/>
          </table:table-cell>
          <table:table-cell office:value-type="string">
            <text:p>$32,396 </text:p>
          </table:table-cell>
          <table:table-cell office:value-type="string">
            <text:p>$112,711 </text:p>
          </table:table-cell>
          <table:table-cell office:value-type="string">
            <text:p>649 </text:p>
          </table:table-cell>
          <table:table-cell office:value-type="string">
            <text:p>$- </text:p>
          </table:table-cell>
          <table:table-cell office:value-type="string">
            <text:p>$558 </text:p>
          </table:table-cell>
          <table:table-cell office:value-type="string">
            <text:p/>
          </table:table-cell>
          <table:table-cell office:value-type="string">
            <text:p>$565 </text:p>
          </table:table-cell>
          <table:table-cell office:value-type="string">
            <text:p>$1,709 </text:p>
          </table:table-cell>
          <table:table-cell office:value-type="string">
            <text:p>$103,747 </text:p>
          </table:table-cell>
          <table:table-cell office:value-type="string">
            <text:p/>
          </table:table-cell>
          <table:table-cell office:value-type="string">
            <text:p>$67,657 </text:p>
          </table:table-cell>
          <table:table-cell office:value-type="string">
            <text:p>31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25 </text:p>
          </table:table-cell>
          <table:table-cell office:value-type="string">
            <text:p>$26,635 </text:p>
          </table:table-cell>
          <table:table-cell office:value-type="string">
            <text:p>75 </text:p>
          </table:table-cell>
          <table:table-cell office:value-type="string">
            <text:p>156,814 </text:p>
          </table:table-cell>
          <table:table-cell office:value-type="string">
            <text:p>139,031 </text:p>
          </table:table-cell>
          <table:table-cell office:value-type="string">
            <text:p>956 </text:p>
          </table:table-cell>
          <table:table-cell office:value-type="string">
            <text:p>2.61</text:p>
          </table:table-cell>
          <table:table-cell office:value-type="string">
            <text:p>927 </text:p>
          </table:table-cell>
          <table:table-cell office:value-type="string">
            <text:p>170 </text:p>
          </table:table-cell>
          <table:table-cell office:value-type="string">
            <text:p>5.76 </text:p>
          </table:table-cell>
          <table:table-cell office:value-type="string">
            <text:p>5.1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2016</text:p>
          </table:table-cell>
          <table:table-cell office:value-type="string">
            <text:p>8.08 </text:p>
          </table:table-cell>
          <table:table-cell office:value-type="string">
            <text:p>9.19 </text:p>
          </table:table-cell>
          <table:table-cell office:value-type="string">
            <text:p>$1.32 </text:p>
          </table:table-cell>
          <table:table-cell office:value-type="string">
            <text:p>8.32 </text:p>
          </table:table-cell>
          <table:table-cell office:value-type="string">
            <text:p>7.31 </text:p>
          </table:table-cell>
          <table:table-cell office:value-type="string">
            <text:p>6.24 </text:p>
          </table:table-cell>
          <table:table-cell office:value-type="string">
            <text:p>7.09 </text:p>
          </table:table-cell>
          <table:table-cell office:value-type="string">
            <text:p>$0.86 </text:p>
          </table:table-cell>
          <table:table-cell office:value-type="string">
            <text:p>$0.86 </text:p>
          </table:table-cell>
          <table:table-cell office:value-type="string">
            <text:p>222,163 </text:p>
          </table:table-cell>
          <table:table-cell office:value-type="string">
            <text:p>- </text:p>
          </table:table-cell>
          <table:table-cell office:value-type="string">
            <text:p>$43 </text:p>
          </table:table-cell>
          <table:table-cell office:value-type="string">
            <text:p>$37 </text:p>
          </table:table-cell>
          <table:table-cell office:value-type="string">
            <text:p>$155 </text:p>
          </table:table-cell>
          <table:table-cell office:value-type="string">
            <text:p>$0.04 </text:p>
          </table:table-cell>
          <table:table-cell office:value-type="string">
            <text:p>$0.29 </text:p>
          </table:table-cell>
          <table:table-cell office:value-type="string">
            <text:p>$0.97 </text:p>
          </table:table-cell>
          <table:table-cell office:value-type="string">
            <text:p>$969 </text:p>
          </table:table-cell>
          <table:table-cell office:value-type="string">
            <text:p>$712 </text:p>
          </table:table-cell>
          <table:table-cell office:value-type="string">
            <text:p>7.03 </text:p>
          </table:table-cell>
          <table:table-cell office:value-type="string">
            <text:p>5.16 </text:p>
          </table:table-cell>
          <table:table-cell office:value-type="string">
            <text:p>7.99 </text:p>
          </table:table-cell>
          <table:table-cell office:value-type="string">
            <text:p>5.87 </text:p>
          </table:table-cell>
          <table:table-cell office:value-type="string">
            <text:p/>
          </table:table-cell>
          <table:table-cell office:value-type="string">
            <text:p>2.82 </text:p>
          </table:table-cell>
          <table:table-cell office:value-type="string">
            <text:p>3.21 </text:p>
          </table:table-cell>
          <table:table-cell office:value-type="string">
            <text:p>$0.32 </text:p>
          </table:table-cell>
          <table:table-cell office:value-type="string">
            <text:p>2.34 </text:p>
          </table:table-cell>
          <table:table-cell office:value-type="string">
            <text:p>2.66 </text:p>
          </table:table-cell>
          <table:table-cell office:value-type="string">
            <text:p>$1.48 </text:p>
          </table:table-cell>
          <table:table-cell office:value-type="string">
            <text:p>173 </text:p>
          </table:table-cell>
          <table:table-cell office:value-type="string">
            <text:p>$257 </text:p>
          </table:table-cell>
          <table:table-cell office:value-type="string">
            <text:p>$22.9 </text:p>
          </table:table-cell>
          <table:table-cell office:value-type="string">
            <text:p>$0.021 </text:p>
          </table:table-cell>
          <table:table-cell office:value-type="string">
            <text:p>$64,869 </text:p>
          </table:table-cell>
          <table:table-cell office:value-type="string">
            <text:p>0.26511893446018</text:p>
          </table:table-cell>
          <table:table-cell office:value-type="string">
            <text:p>3.85 </text:p>
          </table:table-cell>
          <table:table-cell office:value-type="float" office:value="38">
            <text:p>38</text:p>
          </table:table-cell>
          <table:table-cell office:value-type="string">
            <text:p>40.8 </text:p>
          </table:table-cell>
          <table:table-cell office:value-type="string">
            <text:p>97.6 </text:p>
          </table:table-cell>
          <table:table-cell office:value-type="string">
            <text:p>97.6 </text:p>
          </table:table-cell>
          <table:table-cell office:value-type="string">
            <text:p>0</text:p>
          </table:table-cell>
          <table:table-cell office:value-type="string">
            <text:p>4.0 </text:p>
          </table:table-cell>
          <table:table-cell office:value-type="string">
            <text:p>50.6 </text:p>
          </table:table-cell>
          <table:table-cell office:value-type="string">
            <text:p>2,312 </text:p>
          </table:table-cell>
          <table:table-cell office:value-type="string">
            <text:p>3,146 </text:p>
          </table:table-cell>
          <table:table-cell office:value-type="string">
            <text:p>3,146 </text:p>
          </table:table-cell>
          <table:table-cell office:value-type="string">
            <text:p>$29,490 </text:p>
          </table:table-cell>
          <table:table-cell office:value-type="string">
            <text:p/>
          </table:table-cell>
          <table:table-cell office:value-type="string">
            <text:p>$34,409 </text:p>
          </table:table-cell>
          <table:table-cell office:value-type="string">
            <text:p>$125,656 </text:p>
          </table:table-cell>
          <table:table-cell office:value-type="string">
            <text:p>834 </text:p>
          </table:table-cell>
          <table:table-cell office:value-type="string">
            <text:p>$- </text:p>
          </table:table-cell>
          <table:table-cell office:value-type="string">
            <text:p>$661 </text:p>
          </table:table-cell>
          <table:table-cell office:value-type="string">
            <text:p/>
          </table:table-cell>
          <table:table-cell office:value-type="string">
            <text:p>$669 </text:p>
          </table:table-cell>
          <table:table-cell office:value-type="string">
            <text:p>$1,476 </text:p>
          </table:table-cell>
          <table:table-cell office:value-type="string">
            <text:p>$116,721 </text:p>
          </table:table-cell>
          <table:table-cell office:value-type="string">
            <text:p/>
          </table:table-cell>
          <table:table-cell office:value-type="string">
            <text:p>$67,071 </text:p>
          </table:table-cell>
          <table:table-cell office:value-type="string">
            <text:p>416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,037 </text:p>
          </table:table-cell>
          <table:table-cell office:value-type="string">
            <text:p>$26,209 </text:p>
          </table:table-cell>
          <table:table-cell office:value-type="string">
            <text:p>83 </text:p>
          </table:table-cell>
          <table:table-cell office:value-type="string">
            <text:p>185,909 </text:p>
          </table:table-cell>
          <table:table-cell office:value-type="string">
            <text:p>163,714 </text:p>
          </table:table-cell>
          <table:table-cell office:value-type="string">
            <text:p>931 </text:p>
          </table:table-cell>
          <table:table-cell office:value-type="string">
            <text:p>2.78</text:p>
          </table:table-cell>
          <table:table-cell office:value-type="string">
            <text:p>908 </text:p>
          </table:table-cell>
          <table:table-cell office:value-type="string">
            <text:p>169 </text:p>
          </table:table-cell>
          <table:table-cell office:value-type="string">
            <text:p>6.15 </text:p>
          </table:table-cell>
          <table:table-cell office:value-type="string">
            <text:p>5.41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egiant </text:p>
          </table:table-cell>
          <table:table-cell office:value-type="string">
            <text:p>2017</text:p>
          </table:table-cell>
          <table:table-cell office:value-type="string">
            <text:p>8.05 </text:p>
          </table:table-cell>
          <table:table-cell office:value-type="string">
            <text:p>9.22 </text:p>
          </table:table-cell>
          <table:table-cell office:value-type="string">
            <text:p>$1.44 </text:p>
          </table:table-cell>
          <table:table-cell office:value-type="string">
            <text:p>8.38 </text:p>
          </table:table-cell>
          <table:table-cell office:value-type="string">
            <text:p>7.32 </text:p>
          </table:table-cell>
          <table:table-cell office:value-type="string">
            <text:p>6.15 </text:p>
          </table:table-cell>
          <table:table-cell office:value-type="string">
            <text:p>7.04 </text:p>
          </table:table-cell>
          <table:table-cell office:value-type="string">
            <text:p>$0.94 </text:p>
          </table:table-cell>
          <table:table-cell office:value-type="string">
            <text:p>$0.94 </text:p>
          </table:table-cell>
          <table:table-cell office:value-type="string">
            <text:p>241,104 </text:p>
          </table:table-cell>
          <table:table-cell office:value-type="string">
            <text:p>- </text:p>
          </table:table-cell>
          <table:table-cell office:value-type="string">
            <text:p>$32 </text:p>
          </table:table-cell>
          <table:table-cell office:value-type="string">
            <text:p>$75 </text:p>
          </table:table-cell>
          <table:table-cell office:value-type="string">
            <text:p>$163 </text:p>
          </table:table-cell>
          <table:table-cell office:value-type="string">
            <text:p>$0.04 </text:p>
          </table:table-cell>
          <table:table-cell office:value-type="string">
            <text:p>$0.29 </text:p>
          </table:table-cell>
          <table:table-cell office:value-type="string">
            <text:p>$1.25 </text:p>
          </table:table-cell>
          <table:table-cell office:value-type="string">
            <text:p>$1,245 </text:p>
          </table:table-cell>
          <table:table-cell office:value-type="string">
            <text:p>$903 </text:p>
          </table:table-cell>
          <table:table-cell office:value-type="string">
            <text:p>8.17 </text:p>
          </table:table-cell>
          <table:table-cell office:value-type="string">
            <text:p>5.92 </text:p>
          </table:table-cell>
          <table:table-cell office:value-type="string">
            <text:p>9.36 </text:p>
          </table:table-cell>
          <table:table-cell office:value-type="string">
            <text:p>6.78 </text:p>
          </table:table-cell>
          <table:table-cell office:value-type="string">
            <text:p/>
          </table:table-cell>
          <table:table-cell office:value-type="string">
            <text:p>3.26 </text:p>
          </table:table-cell>
          <table:table-cell office:value-type="string">
            <text:p>3.73 </text:p>
          </table:table-cell>
          <table:table-cell office:value-type="string">
            <text:p>$0.41 </text:p>
          </table:table-cell>
          <table:table-cell office:value-type="string">
            <text:p>2.66 </text:p>
          </table:table-cell>
          <table:table-cell office:value-type="string">
            <text:p>3.05 </text:p>
          </table:table-cell>
          <table:table-cell office:value-type="string">
            <text:p>$1.84 </text:p>
          </table:table-cell>
          <table:table-cell office:value-type="string">
            <text:p>187 </text:p>
          </table:table-cell>
          <table:table-cell office:value-type="string">
            <text:p>$343 </text:p>
          </table:table-cell>
          <table:table-cell office:value-type="string">
            <text:p>$27.7 </text:p>
          </table:table-cell>
          <table:table-cell office:value-type="string">
            <text:p>$0.026 </text:p>
          </table:table-cell>
          <table:table-cell office:value-type="string">
            <text:p>$75,645 </text:p>
          </table:table-cell>
          <table:table-cell office:value-type="string">
            <text:p>0</text:p>
          </table:table-cell>
          <table:table-cell office:value-type="string">
            <text:p>3.88 </text:p>
          </table:table-cell>
          <table:table-cell office:value-type="float" office:value="33">
            <text:p>33</text:p>
          </table:table-cell>
          <table:table-cell office:value-type="string">
            <text:p>40.0 </text:p>
          </table:table-cell>
          <table:table-cell office:value-type="string">
            <text:p>72.1 </text:p>
          </table:table-cell>
          <table:table-cell office:value-type="string">
            <text:p>72.1 </text:p>
          </table:table-cell>
          <table:table-cell office:value-type="string">
            <text:p>0.19689443699427</text:p>
          </table:table-cell>
          <table:table-cell office:value-type="string">
            <text:p>4.1 </text:p>
          </table:table-cell>
          <table:table-cell office:value-type="string">
            <text:p>46.7 </text:p>
          </table:table-cell>
          <table:table-cell office:value-type="string">
            <text:p>2,480 </text:p>
          </table:table-cell>
          <table:table-cell office:value-type="string">
            <text:p>3,433 </text:p>
          </table:table-cell>
          <table:table-cell office:value-type="string">
            <text:p>3,433 </text:p>
          </table:table-cell>
          <table:table-cell office:value-type="string">
            <text:p>$34,996 </text:p>
          </table:table-cell>
          <table:table-cell office:value-type="string">
            <text:p/>
          </table:table-cell>
          <table:table-cell office:value-type="string">
            <text:p>$37,584 </text:p>
          </table:table-cell>
          <table:table-cell office:value-type="string">
            <text:p>$167,103 </text:p>
          </table:table-cell>
          <table:table-cell office:value-type="string">
            <text:p>953 </text:p>
          </table:table-cell>
          <table:table-cell office:value-type="string">
            <text:p>$- </text:p>
          </table:table-cell>
          <table:table-cell office:value-type="string">
            <text:p>$891 </text:p>
          </table:table-cell>
          <table:table-cell office:value-type="string">
            <text:p/>
          </table:table-cell>
          <table:table-cell office:value-type="string">
            <text:p>$896 </text:p>
          </table:table-cell>
          <table:table-cell office:value-type="string">
            <text:p>$1,547 </text:p>
          </table:table-cell>
          <table:table-cell office:value-type="string">
            <text:p>$156,931 </text:p>
          </table:table-cell>
          <table:table-cell office:value-type="string">
            <text:p/>
          </table:table-cell>
          <table:table-cell office:value-type="string">
            <text:p>$81,277 </text:p>
          </table:table-cell>
          <table:table-cell office:value-type="string">
            <text:p>403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,239 </text:p>
          </table:table-cell>
          <table:table-cell office:value-type="string">
            <text:p>$13,662 </text:p>
          </table:table-cell>
          <table:table-cell office:value-type="string">
            <text:p>87 </text:p>
          </table:table-cell>
          <table:table-cell office:value-type="string">
            <text:p>206,066 </text:p>
          </table:table-cell>
          <table:table-cell office:value-type="string">
            <text:p>182,102 </text:p>
          </table:table-cell>
          <table:table-cell office:value-type="string">
            <text:p>905 </text:p>
          </table:table-cell>
          <table:table-cell office:value-type="string">
            <text:p/>
          </table:table-cell>
          <table:table-cell office:value-type="string">
            <text:p>893 </text:p>
          </table:table-cell>
          <table:table-cell office:value-type="string">
            <text:p>168 </text:p>
          </table:table-cell>
          <table:table-cell office:value-type="string">
            <text:p>6.47 </text:p>
          </table:table-cell>
          <table:table-cell office:value-type="string">
            <text:p>5.72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7.7</meta:generator>
    <meta:initial-creator>phpMyAdmin 4.7.7</meta:initial-creator>
    <meta:creation-date>2018-12-27T08:03:26</meta:creation-date>
  </office:meta>
</office:document-meta>
</file>